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17mm"/>
    </style:style>
    <style:style style:name="co2" style:family="table-column">
      <style:table-column-properties fo:break-before="auto" style:column-width="37.73mm"/>
    </style:style>
    <style:style style:name="co3" style:family="table-column">
      <style:table-column-properties fo:break-before="auto" style:column-width="20.8mm"/>
    </style:style>
    <style:style style:name="co4" style:family="table-column">
      <style:table-column-properties fo:break-before="auto" style:column-width="38.33mm"/>
    </style:style>
    <style:style style:name="co5" style:family="table-column">
      <style:table-column-properties fo:break-before="auto" style:column-width="24.69mm"/>
    </style:style>
    <style:style style:name="co6" style:family="table-column">
      <style:table-column-properties fo:break-before="auto" style:column-width="48.28mm"/>
    </style:style>
    <style:style style:name="co7" style:family="table-column">
      <style:table-column-properties fo:break-before="auto" style:column-width="19.42mm"/>
    </style:style>
    <style:style style:name="co8" style:family="table-column">
      <style:table-column-properties fo:break-before="auto" style:column-width="17.87mm"/>
    </style:style>
    <style:style style:name="co9" style:family="table-column">
      <style:table-column-properties fo:break-before="auto" style:column-width="13.56mm"/>
    </style:style>
    <style:style style:name="co10" style:family="table-column">
      <style:table-column-properties fo:break-before="auto" style:column-width="12.33mm"/>
    </style:style>
    <style:style style:name="co11" style:family="table-column">
      <style:table-column-properties fo:break-before="auto" style:column-width="11.71mm"/>
    </style:style>
    <style:style style:name="co12" style:family="table-column">
      <style:table-column-properties fo:break-before="auto" style:column-width="22.81mm"/>
    </style:style>
    <style:style style:name="co13" style:family="table-column">
      <style:table-column-properties fo:break-before="auto" style:column-width="22.67mm"/>
    </style:style>
    <style:style style:name="co14" style:family="table-column">
      <style:table-column-properties fo:break-before="auto" style:column-width="61.31mm"/>
    </style:style>
    <style:style style:name="co15" style:family="table-column">
      <style:table-column-properties fo:break-before="auto" style:column-width="11.64mm"/>
    </style:style>
    <style:style style:name="co16" style:family="table-column">
      <style:table-column-properties fo:break-before="auto" style:column-width="9.21mm"/>
    </style:style>
    <style:style style:name="co17" style:family="table-column">
      <style:table-column-properties fo:break-before="auto" style:column-width="6.42mm"/>
    </style:style>
    <style:style style:name="co18" style:family="table-column">
      <style:table-column-properties fo:break-before="auto" style:column-width="11.92mm"/>
    </style:style>
    <style:style style:name="co19" style:family="table-column">
      <style:table-column-properties fo:break-before="auto" style:column-width="7.25mm"/>
    </style:style>
    <style:style style:name="co20" style:family="table-column">
      <style:table-column-properties fo:break-before="auto" style:column-width="14.69mm"/>
    </style:style>
    <style:style style:name="co21" style:family="table-column">
      <style:table-column-properties fo:break-before="auto" style:column-width="161.66mm"/>
    </style:style>
    <style:style style:name="co22" style:family="table-column">
      <style:table-column-properties fo:break-before="auto" style:column-width="13.04mm"/>
    </style:style>
    <style:style style:name="co23" style:family="table-column">
      <style:table-column-properties fo:break-before="auto" style:column-width="71.3mm"/>
    </style:style>
    <style:style style:name="co24" style:family="table-column">
      <style:table-column-properties fo:break-before="auto" style:column-width="11.5mm"/>
    </style:style>
    <style:style style:name="co25" style:family="table-column">
      <style:table-column-properties fo:break-before="auto" style:column-width="7.27mm"/>
    </style:style>
    <style:style style:name="co26" style:family="table-column">
      <style:table-column-properties fo:break-before="auto" style:column-width="10.57mm"/>
    </style:style>
    <style:style style:name="co27" style:family="table-column">
      <style:table-column-properties fo:break-before="auto" style:column-width="227.22mm"/>
    </style:style>
    <style:style style:name="co28" style:family="table-column">
      <style:table-column-properties fo:break-before="auto" style:column-width="31.33mm"/>
    </style:style>
    <style:style style:name="co29" style:family="table-column">
      <style:table-column-properties fo:break-before="auto" style:column-width="122.22mm"/>
    </style:style>
    <style:style style:name="co30" style:family="table-column">
      <style:table-column-properties fo:break-before="auto" style:column-width="5.04mm"/>
    </style:style>
    <style:style style:name="co31" style:family="table-column">
      <style:table-column-properties fo:break-before="auto" style:column-width="23.3mm"/>
    </style:style>
    <style:style style:name="co32" style:family="table-column">
      <style:table-column-properties fo:break-before="auto" style:column-width="30.82mm"/>
    </style:style>
    <style:style style:name="co33" style:family="table-column">
      <style:table-column-properties fo:break-before="auto" style:column-width="300.9mm"/>
    </style:style>
    <style:style style:name="co34" style:family="table-column">
      <style:table-column-properties fo:break-before="auto" style:column-width="54.56mm"/>
    </style:style>
    <style:style style:name="co35" style:family="table-column">
      <style:table-column-properties fo:break-before="auto" style:column-width="36.69mm"/>
    </style:style>
    <style:style style:name="co36" style:family="table-column">
      <style:table-column-properties fo:break-before="auto" style:column-width="18.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5.36mm" fo:break-before="auto" style:use-optimal-row-height="true"/>
    </style:style>
    <style:style style:name="ro4" style:family="table-row">
      <style:table-row-properties style:row-height="31.33mm" fo:break-before="auto" style:use-optimal-row-height="true"/>
    </style:style>
    <style:style style:name="ro5" style:family="table-row">
      <style:table-row-properties style:row-height="4.46mm" fo:break-before="auto" style:use-optimal-row-height="false"/>
    </style:style>
    <style:style style:name="ro6" style:family="table-row">
      <style:table-row-properties style:row-height="3.67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Arial" style:font-name-asian="WenQuanYi Micro Hei" style:font-name-complex="Lohit Hindi"/>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fo:background-color="#ffffc0" fo:border="0.06pt solid #000000"/>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ackground-color="#c0ffc0" style:text-align-source="value-type" style:repeat-content="false" fo:border-left="0.06pt solid #000000" fo:border-right="0.06pt solid #000000" fo:border-top="0.06pt solid #000000"/>
      <style:paragraph-properties fo:margin-left="0mm"/>
      <style:text-properties fo:font-style="italic" style:text-underline-style="none" fo:font-weight="normal" style:font-style-asian="italic" style:font-weight-asian="normal" style:font-style-complex="italic" style:font-weight-complex="normal"/>
    </style:style>
    <style:style style:name="ce6" style:family="table-cell" style:parent-style-name="Default">
      <style:table-cell-properties fo:border-bottom="0.06pt solid #000000" fo:background-color="#c0ffc0" fo:border-left="0.06pt solid #000000" fo:border-right="0.06pt solid #000000" fo:border-top="none"/>
    </style:style>
    <style:style style:name="ce7" style:family="table-cell" style:parent-style-name="Default">
      <style:table-cell-properties fo:border-bottom="none" fo:background-color="#ffe490" fo:border-left="0.06pt solid #000000" fo:border-right="0.06pt solid #000000" fo:border-top="0.06pt solid #000000"/>
      <style:text-properties fo:font-style="italic" style:font-style-asian="italic" style:font-style-complex="italic"/>
    </style:style>
    <style:style style:name="ce8" style:family="table-cell" style:parent-style-name="Default">
      <style:table-cell-properties fo:border-bottom="none" fo:background-color="#ffe490" fo:border-left="0.06pt solid #000000" fo:border-right="0.06pt solid #000000" fo:border-top="none"/>
      <style:text-properties fo:font-style="italic" style:font-style-asian="italic" style:font-style-complex="italic"/>
    </style:style>
    <style:style style:name="ce9" style:family="table-cell" style:parent-style-name="Default">
      <style:table-cell-properties fo:border-bottom="none" fo:background-color="#ffe490" fo:border-left="0.06pt solid #000000" fo:border-right="0.06pt solid #000000" fo:border-top="none"/>
    </style:style>
    <style:style style:name="ce10" style:family="table-cell" style:parent-style-name="Default">
      <style:table-cell-properties fo:border-bottom="0.06pt solid #000000" fo:background-color="#ffe490" fo:border-left="0.06pt solid #000000" fo:border-right="0.06pt solid #000000" fo:border-top="none"/>
    </style:style>
    <style:style style:name="ce11" style:family="table-cell" style:parent-style-name="Default">
      <style:table-cell-properties fo:border-bottom="none" fo:background-color="#ffe0c0" fo:border-left="0.06pt solid #000000" fo:border-right="0.06pt solid #000000" fo:border-top="0.06pt solid #000000"/>
      <style:text-properties fo:font-style="italic" style:font-style-asian="italic" style:font-style-complex="italic"/>
    </style:style>
    <style:style style:name="ce12" style:family="table-cell" style:parent-style-name="Default">
      <style:table-cell-properties fo:border-bottom="0.06pt solid #000000" fo:background-color="#ffe0c0" fo:border-left="0.06pt solid #000000" fo:border-right="0.06pt solid #000000" fo:border-top="none"/>
    </style:style>
    <style:style style:name="ce13" style:family="table-cell" style:parent-style-name="Default">
      <style:table-cell-properties fo:border-bottom="none" fo:background-color="#fff0ff" fo:border-left="0.06pt solid #000000" fo:border-right="0.06pt solid #000000" fo:border-top="0.06pt solid #000000"/>
      <style:text-properties fo:font-style="italic" style:font-style-asian="italic" style:font-style-complex="italic"/>
    </style:style>
    <style:style style:name="ce14" style:family="table-cell" style:parent-style-name="Default">
      <style:table-cell-properties fo:border-bottom="0.06pt solid #000000" fo:background-color="#fff0ff" fo:border-left="0.06pt solid #000000" fo:border-right="0.06pt solid #000000" fo:border-top="none"/>
    </style:style>
    <style:style style:name="ce15" style:family="table-cell" style:parent-style-name="Default">
      <style:table-cell-properties fo:background-color="#ff90c8" fo:border="0.06pt solid #000000"/>
      <style:text-properties fo:font-style="italic" style:font-style-asian="italic" style:font-style-complex="italic"/>
    </style:style>
    <style:style style:name="ce16" style:family="table-cell" style:parent-style-name="Default">
      <style:table-cell-properties fo:background-color="#fff0f4" fo:border="0.06pt solid #000000"/>
      <style:text-properties fo:font-style="italic" style:font-style-asian="italic" style:font-style-complex="italic"/>
    </style:style>
    <style:style style:name="ce17" style:family="table-cell" style:parent-style-name="Default">
      <style:table-cell-properties fo:background-color="#cccccc" fo:border="0.06pt solid #000000"/>
      <style:text-properties fo:font-style="italic" style:font-style-asian="italic" style:font-style-complex="italic"/>
    </style:style>
    <style:style style:name="ce18" style:family="table-cell" style:parent-style-name="Default">
      <style:table-cell-properties fo:background-color="#c0e0ff" fo:border="0.06pt solid #000000"/>
      <style:text-properties fo:font-style="italic" style:font-style-asian="italic" style:font-style-complex="italic"/>
    </style:style>
    <style:style style:name="ce19" style:family="table-cell" style:parent-style-name="Default">
      <style:table-cell-properties fo:border-bottom="none" fo:background-color="#ffffc0" fo:border-left="0.26pt solid #000000" fo:border-right="0.06pt solid #000000" fo:border-top="0.26pt solid #000000"/>
      <style:text-properties style:font-name="Arial" fo:font-style="italic" style:font-name-asian="WenQuanYi Micro Hei" style:font-style-asian="italic" style:font-name-complex="Lohit Hindi" style:font-style-complex="italic"/>
    </style:style>
    <style:style style:name="ce20" style:family="table-cell" style:parent-style-name="Default">
      <style:table-cell-properties fo:border-bottom="0.26pt solid #000000" fo:background-color="#ffffc0" fo:border-left="0.26pt solid #000000" fo:border-right="0.06pt solid #000000" fo:border-top="none"/>
      <style:text-properties fo:font-style="italic" style:font-style-asian="italic" style:font-style-complex="italic"/>
    </style:style>
    <style:style style:name="ce21" style:family="table-cell" style:parent-style-name="Default">
      <style:table-cell-properties fo:border-bottom="none" fo:background-color="#c0c0ff" fo:border-left="none" fo:border-right="0.26pt solid #000000" fo:border-top="none"/>
      <style:text-properties fo:font-style="italic" style:font-style-asian="italic" style:font-style-complex="italic"/>
    </style:style>
    <style:style style:name="ce22" style:family="table-cell" style:parent-style-name="Default">
      <style:table-cell-properties fo:border-bottom="none" fo:background-color="#e0c0ff" fo:border-left="0.26pt solid #000000" fo:border-right="0.26pt solid #000000" fo:border-top="0.26pt solid #000000"/>
      <style:text-properties fo:font-style="italic" style:font-style-asian="italic" style:font-style-complex="italic"/>
    </style:style>
    <style:style style:name="ce23" style:family="table-cell" style:parent-style-name="Default">
      <style:table-cell-properties fo:border-bottom="none" fo:background-color="#e0c0ff" fo:border-left="0.26pt solid #000000" fo:border-right="0.26pt solid #000000" fo:border-top="none"/>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26pt solid #000000" fo:background-color="#e0c0ff" fo:border-left="0.26pt solid #000000" fo:border-right="0.26pt solid #000000" fo:border-top="none"/>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fo:margin-left="0mm"/>
    </style:style>
    <style:style style:name="ce26" style:family="table-cell" style:parent-style-name="Default">
      <style:table-cell-properties fo:background-color="transparent"/>
      <style:text-properties fo:font-weight="bold" style:font-weight-asian="bold" style:font-weight-complex="bold"/>
    </style:style>
    <style:style style:name="ce27"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center" fo:margin-left="0mm"/>
    </style:style>
    <style:style style:name="ce28"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center" fo:margin-left="0mm"/>
      <style:text-properties fo:font-weight="bold" style:font-weight-asian="bold" style:font-weight-complex="bold"/>
    </style:style>
    <style:style style:name="ce29" style:family="table-cell" style:parent-style-name="Default">
      <style:table-cell-properties style:cell-protect="protected" style:print-content="true" fo:background-color="transparent" fo:border="none" style:rotation-angle="0"/>
    </style:style>
    <style:style style:name="ce30" style:family="table-cell" style:parent-style-name="Default">
      <style:table-cell-properties style:cell-protect="protected" style:print-content="true" fo:background-color="transparent" fo:border="none" style:rotation-angle="0"/>
      <style:text-properties style:font-name="Arial" fo:font-style="italic" style:font-name-asian="WenQuanYi Micro Hei" style:font-style-asian="italic" style:font-name-complex="Lohit Hindi" style:font-style-complex="italic"/>
    </style:style>
    <style:style style:name="ce31" style:family="table-cell" style:parent-style-name="Default">
      <style:table-cell-properties style:cell-protect="none" style:print-content="true" fo:background-color="transparent" fo:border="none"/>
    </style:style>
    <style:style style:name="ce32" style:family="table-cell" style:parent-style-name="Default">
      <style:table-cell-properties style:cell-protect="none" style:print-content="true" fo:background-color="transparent" fo:border="none"/>
      <style:text-properties fo:font-style="italic" style:font-style-asian="italic" style:font-style-complex="italic"/>
    </style:style>
    <style:style style:name="ce33" style:family="table-cell" style:parent-style-name="Default" style:data-style-name="N100">
      <style:table-cell-properties style:cell-protect="none" style:print-content="true" style:text-align-source="fix" style:repeat-content="false" fo:background-color="transparent" fo:border="none"/>
      <style:paragraph-properties fo:text-align="center" fo:margin-left="0mm"/>
    </style:style>
    <style:style style:name="ce34" style:family="table-cell" style:parent-style-name="Default">
      <style:table-cell-properties fo:border-bottom="none" fo:background-color="#ffff90" fo:border-left="0.26pt solid #000000" fo:border-right="none" fo:border-top="0.26pt solid #000000"/>
    </style:style>
    <style:style style:name="ce35" style:family="table-cell" style:parent-style-name="Default">
      <style:table-cell-properties fo:border-bottom="none" fo:background-color="#ffff90" fo:border-left="0.26pt solid #000000" fo:border-right="none" fo:border-top="none"/>
    </style:style>
    <style:style style:name="ce36" style:family="table-cell" style:parent-style-name="Default">
      <style:table-cell-properties fo:border-bottom="0.26pt solid #000000" fo:background-color="#ffff90" fo:border-left="0.26pt solid #000000" fo:border-right="none" fo:border-top="none"/>
    </style:style>
    <style:style style:name="ce37" style:family="table-cell" style:parent-style-name="Default">
      <style:table-cell-properties fo:border-bottom="none" fo:background-color="#ffff90" fo:border-left="0.06pt solid #000000" fo:border-right="none" fo:border-top="0.06pt solid #000000"/>
    </style:style>
    <style:style style:name="ce38" style:family="table-cell" style:parent-style-name="Default">
      <style:table-cell-properties fo:border-bottom="none" fo:background-color="#ffff90" fo:border-left="0.06pt solid #000000" fo:border-right="none" fo:border-top="none"/>
    </style:style>
    <style:style style:name="ce39" style:family="table-cell" style:parent-style-name="Default">
      <style:table-cell-properties fo:border-bottom="0.06pt solid #000000" fo:background-color="#ffff90" fo:border-left="0.06pt solid #000000" fo:border-right="none" fo:border-top="none"/>
    </style:style>
    <style:style style:name="ce40" style:family="table-cell" style:parent-style-name="Default">
      <style:table-cell-properties fo:background-color="transparent" fo:border="none"/>
    </style:style>
    <style:style style:name="ce41" style:family="table-cell" style:parent-style-name="Default">
      <style:table-cell-properties fo:border-bottom="none" fo:background-color="#ffe490" style:text-align-source="fix" style:repeat-content="false" fo:border-left="0.26pt solid #000000" fo:border-right="none" fo:border-top="0.26pt solid #000000"/>
      <style:paragraph-properties fo:text-align="center" fo:margin-left="0mm"/>
    </style:style>
    <style:style style:name="ce42" style:family="table-cell" style:parent-style-name="Default">
      <style:table-cell-properties fo:border-bottom="none" fo:background-color="#ffe490" style:text-align-source="fix" style:repeat-content="false" fo:border-left="0.26pt solid #000000" fo:border-right="none" fo:border-top="none"/>
      <style:paragraph-properties fo:text-align="center" fo:margin-left="0mm"/>
    </style:style>
    <style:style style:name="ce43" style:family="table-cell" style:parent-style-name="Default">
      <style:table-cell-properties fo:border-bottom="0.26pt solid #000000" fo:background-color="#ffe490" style:text-align-source="fix" style:repeat-content="false" fo:border-left="0.26pt solid #000000" fo:border-right="none" fo:border-top="none"/>
      <style:paragraph-properties fo:text-align="center" fo:margin-left="0mm"/>
    </style:style>
    <style:style style:name="ce44" style:family="table-cell" style:parent-style-name="Default">
      <style:table-cell-properties fo:border-bottom="0.06pt solid #000000" fo:background-color="#ffffc0" style:text-align-source="value-type" style:repeat-content="false" fo:border-left="0.06pt solid #000000" fo:border-right="none" fo:border-top="0.06pt solid #000000"/>
      <style:paragraph-properties fo:margin-left="0mm"/>
      <style:text-properties fo:font-weight="bold" style:font-weight-asian="bold" style:font-weight-complex="bold"/>
    </style:style>
    <style:style style:name="ce45" style:family="table-cell" style:parent-style-name="Default">
      <style:table-cell-properties fo:border-bottom="none" fo:background-color="#90ff90" fo:border-left="0.06pt solid #000000" fo:border-right="none" fo:border-top="0.06pt solid #000000"/>
    </style:style>
    <style:style style:name="ce46" style:family="table-cell" style:parent-style-name="Default">
      <style:table-cell-properties fo:border-bottom="0.06pt solid #000000" fo:background-color="#90ff90" fo:border-left="0.06pt solid #000000" fo:border-right="none" fo:border-top="none"/>
    </style:style>
    <style:style style:name="ce47" style:family="table-cell" style:parent-style-name="Default">
      <style:table-cell-properties fo:border-bottom="none" fo:background-color="#ffd860" fo:border-left="0.06pt solid #000000" fo:border-right="none" fo:border-top="0.06pt solid #000000"/>
    </style:style>
    <style:style style:name="ce48" style:family="table-cell" style:parent-style-name="Default">
      <style:table-cell-properties fo:border-bottom="none" fo:background-color="#ffd860" fo:border-left="0.06pt solid #000000" fo:border-right="none" fo:border-top="none"/>
    </style:style>
    <style:style style:name="ce49" style:family="table-cell" style:parent-style-name="Default">
      <style:table-cell-properties fo:border-bottom="0.06pt solid #000000" fo:background-color="#ffd860" fo:border-left="0.06pt solid #000000" fo:border-right="none" fo:border-top="none"/>
    </style:style>
    <style:style style:name="ce50" style:family="table-cell" style:parent-style-name="Default">
      <style:table-cell-properties fo:border-bottom="none" fo:background-color="#ffc890" fo:border-left="0.06pt solid #000000" fo:border-right="none" fo:border-top="0.06pt solid #000000"/>
    </style:style>
    <style:style style:name="ce51" style:family="table-cell" style:parent-style-name="Default">
      <style:table-cell-properties fo:border-bottom="0.06pt solid #000000" fo:background-color="#ffc890" fo:border-left="0.06pt solid #000000" fo:border-right="none" fo:border-top="none"/>
    </style:style>
    <style:style style:name="ce52" style:family="table-cell" style:parent-style-name="Default">
      <style:table-cell-properties fo:border-bottom="none" fo:background-color="#ffc0ff" fo:border-left="0.06pt solid #000000" fo:border-right="none" fo:border-top="0.06pt solid #000000"/>
    </style:style>
    <style:style style:name="ce53" style:family="table-cell" style:parent-style-name="Default">
      <style:table-cell-properties fo:border-bottom="0.06pt solid #000000" fo:background-color="#ffc0ff" fo:border-left="0.06pt solid #000000" fo:border-right="none" fo:border-top="none"/>
    </style:style>
    <style:style style:name="ce54" style:family="table-cell" style:parent-style-name="Default">
      <style:table-cell-properties fo:border-bottom="0.06pt solid #000000" fo:background-color="#ff60b0" fo:border-left="0.06pt solid #000000" fo:border-right="none" fo:border-top="0.06pt solid #000000"/>
    </style:style>
    <style:style style:name="ce55" style:family="table-cell" style:parent-style-name="Default">
      <style:table-cell-properties fo:border-bottom="0.06pt solid #000000" fo:background-color="#ffc0d0" fo:border-left="0.06pt solid #000000" fo:border-right="none" fo:border-top="0.06pt solid #000000"/>
    </style:style>
    <style:style style:name="ce56" style:family="table-cell" style:parent-style-name="Default">
      <style:table-cell-properties fo:border-bottom="0.06pt solid #000000" fo:background-color="#aaaaaa" fo:border-left="0.06pt solid #000000" fo:border-right="none" fo:border-top="0.06pt solid #000000"/>
    </style:style>
    <style:style style:name="ce57" style:family="table-cell" style:parent-style-name="Default">
      <style:table-cell-properties fo:border-bottom="0.06pt solid #000000" fo:background-color="#90c8ff" fo:border-left="0.06pt solid #000000" fo:border-right="none" fo:border-top="0.06pt solid #000000"/>
    </style:style>
    <style:style style:name="ce58" style:family="table-cell" style:parent-style-name="Default">
      <style:table-cell-properties fo:border-bottom="none" fo:background-color="#ffff90" fo:border-left="0.06pt solid #000000" fo:border-right="none" fo:border-top="0.26pt solid #000000"/>
    </style:style>
    <style:style style:name="ce59" style:family="table-cell" style:parent-style-name="Default">
      <style:table-cell-properties fo:border-bottom="0.26pt solid #000000" fo:background-color="#ffff90" fo:border-left="0.06pt solid #000000" fo:border-right="none" fo:border-top="none"/>
    </style:style>
    <style:style style:name="ce60" style:family="table-cell" style:parent-style-name="Default">
      <style:table-cell-properties fo:background-color="#9090ff" fo:border="none"/>
      <style:text-properties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61" style:family="table-cell" style:parent-style-name="Default">
      <style:table-cell-properties fo:border-bottom="none" fo:background-color="#c890ff" fo:border-left="0.06pt solid #000000" fo:border-right="none" fo:border-top="0.06pt solid #000000"/>
    </style:style>
    <style:style style:name="ce62" style:family="table-cell" style:parent-style-name="Default">
      <style:table-cell-properties fo:border-bottom="none" fo:background-color="#c890ff" fo:border-left="0.06pt solid #000000" fo:border-right="none" fo:border-top="none"/>
    </style:style>
    <style:style style:name="ce63" style:family="table-cell" style:parent-style-name="Default">
      <style:table-cell-properties fo:border-bottom="0.06pt solid #000000" fo:background-color="#c890ff" fo:border-left="0.06pt solid #000000" fo:border-right="none" fo:border-top="none"/>
    </style:style>
    <style:style style:name="ce64"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transparent"/>
    </style:style>
    <style:style style:name="ce66" style:family="table-cell" style:parent-style-name="Default">
      <style:table-cell-properties style:cell-protect="protected" style:print-content="true" fo:background-color="transparent" fo:border="none"/>
    </style:style>
    <style:style style:name="ce67"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start" fo:margin-left="0mm"/>
      <style:text-properties fo:font-weight="bold" style:font-weight-asian="bold" style:font-weight-complex="bold"/>
    </style:style>
    <style:style style:name="ce68" style:family="table-cell" style:parent-style-name="Default">
      <style:table-cell-properties style:cell-protect="protected" style:print-content="true" fo:background-color="transparent" fo:border="none" style:rotation-angle="0"/>
      <style:text-properties style:font-name="Arial" style:font-name-asian="WenQuanYi Micro Hei" style:font-name-complex="Lohit Hindi"/>
    </style:style>
    <style:style style:name="ce69" style:family="table-cell" style:parent-style-name="Default">
      <style:table-cell-properties style:cell-protect="none" style:print-content="true" fo:background-color="transparent" fo:border="none"/>
      <style:text-properties style:font-name="Arial" style:font-name-asian="WenQuanYi Micro Hei" style:font-name-complex="Lohit Hindi"/>
    </style:style>
    <style:style style:name="ce70" style:family="table-cell" style:parent-style-name="Default" style:data-style-name="N100">
      <style:table-cell-properties style:cell-protect="none" style:print-content="true" style:text-align-source="fix" style:repeat-content="false" fo:background-color="transparent"/>
      <style:paragraph-properties fo:text-align="center" fo:margin-left="0mm"/>
    </style:style>
    <style:style style:name="ce71" style:family="table-cell" style:parent-style-name="Default">
      <style:table-cell-properties style:cell-protect="none" style:print-content="true" fo:background-color="transparent" fo:border="none"/>
      <style:text-properties style:font-name-asian="WenQuanYi Micro Hei" style:font-name-complex="Lohit Hindi"/>
    </style:style>
    <style:style style:name="ce72" style:family="table-cell" style:parent-style-name="Default">
      <style:table-cell-properties style:cell-protect="none" style:print-content="true" fo:background-color="transparent" fo:border="none"/>
      <style:text-properties style:font-name="Arial" fo:language="en" fo:country="US" style:font-name-asian="DejaVu Sans Light" style:language-asian="en" style:country-asian="US" style:font-name-complex="DejaVu Sans Light" style:language-complex="en" style:country-complex="US"/>
    </style:style>
    <style:style style:name="ce73" style:family="table-cell" style:parent-style-name="Default">
      <style:table-cell-properties fo:border-bottom="none" fo:background-color="#ffe490" style:text-align-source="fix" style:repeat-content="false" fo:border-left="none" fo:border-right="0.06pt solid #000000" fo:border-top="0.06pt solid #000000"/>
      <style:paragraph-properties fo:text-align="center" fo:margin-left="0mm"/>
    </style:style>
    <style:style style:name="ce74" style:family="table-cell" style:parent-style-name="Default">
      <style:table-cell-properties fo:border-bottom="none" fo:background-color="#ffe490" style:text-align-source="fix" style:repeat-content="false" fo:border-left="none" fo:border-right="0.06pt solid #000000" fo:border-top="none"/>
      <style:paragraph-properties fo:text-align="center" fo:margin-left="0mm"/>
    </style:style>
    <style:style style:name="ce75" style:family="table-cell" style:parent-style-name="Default">
      <style:table-cell-properties fo:border-bottom="0.06pt solid #000000" fo:background-color="#ffe490" style:text-align-source="fix" style:repeat-content="false" fo:border-left="none" fo:border-right="0.06pt solid #000000" fo:border-top="none"/>
      <style:paragraph-properties fo:text-align="center" fo:margin-left="0mm"/>
    </style:style>
    <style:style style:name="ce76" style:family="table-cell" style:parent-style-name="Default" style:data-style-name="N100">
      <style:table-cell-properties fo:border-bottom="none" fo:background-color="#ffe490" style:text-align-source="fix" style:repeat-content="false" fo:border-left="none" fo:border-right="0.06pt solid #000000" fo:border-top="0.06pt solid #000000"/>
      <style:paragraph-properties fo:text-align="center" fo:margin-left="0mm"/>
    </style:style>
    <style:style style:name="ce77" style:family="table-cell" style:parent-style-name="Default" style:data-style-name="N100">
      <style:table-cell-properties fo:border-bottom="none" fo:background-color="#ffe490" style:text-align-source="fix" style:repeat-content="false" fo:border-left="none" fo:border-right="0.06pt solid #000000" fo:border-top="none"/>
      <style:paragraph-properties fo:text-align="center" fo:margin-left="0mm"/>
    </style:style>
    <style:style style:name="ce78" style:family="table-cell" style:parent-style-name="Default" style:data-style-name="N100">
      <style:table-cell-properties fo:border-bottom="0.06pt solid #000000" fo:background-color="#ffe490" style:text-align-source="fix" style:repeat-content="false" fo:border-left="none" fo:border-right="0.06pt solid #000000" fo:border-top="none"/>
      <style:paragraph-properties fo:text-align="center" fo:margin-left="0mm"/>
    </style:style>
    <style:style style:name="ce79" style:family="table-cell" style:parent-style-name="Default" style:data-style-name="N100">
      <style:table-cell-properties style:text-align-source="fix" style:repeat-content="false" fo:background-color="transparent" fo:border="none"/>
      <style:paragraph-properties fo:text-align="center" fo:margin-left="0mm"/>
    </style:style>
    <style:style style:name="ce80" style:family="table-cell" style:parent-style-name="Default">
      <style:table-cell-properties fo:border-bottom="none" fo:background-color="#ffff90" fo:border-left="none" fo:border-right="none" fo:border-top="0.26pt solid #000000"/>
      <style:text-properties style:font-name="Arial" style:font-name-asian="WenQuanYi Micro Hei" style:font-name-complex="Lohit Hindi"/>
    </style:style>
    <style:style style:name="ce81" style:family="table-cell" style:parent-style-name="Default">
      <style:table-cell-properties fo:background-color="#ffff90" fo:border="none"/>
    </style:style>
    <style:style style:name="ce82" style:family="table-cell" style:parent-style-name="Default">
      <style:table-cell-properties fo:border-bottom="0.26pt solid #000000" fo:background-color="#ffff90" fo:border-left="none" fo:border-right="none" fo:border-top="none"/>
    </style:style>
    <style:style style:name="ce83" style:family="table-cell" style:parent-style-name="Default">
      <style:table-cell-properties fo:border-bottom="0.06pt solid #000000" fo:background-color="#ffffc0" fo:border-left="none" fo:border-right="none" fo:border-top="0.06pt solid #000000"/>
      <style:text-properties fo:font-weight="bold" style:font-weight-asian="bold" style:font-weight-complex="bold"/>
    </style:style>
    <style:style style:name="ce84" style:family="table-cell" style:parent-style-name="Default">
      <style:table-cell-properties fo:border-bottom="none" fo:background-color="#90ff90" fo:border-left="none" fo:border-right="none" fo:border-top="0.06pt solid #000000"/>
    </style:style>
    <style:style style:name="ce85" style:family="table-cell" style:parent-style-name="Default">
      <style:table-cell-properties fo:border-bottom="0.06pt solid #000000" fo:background-color="#90ff90" fo:border-left="none" fo:border-right="none" fo:border-top="none"/>
    </style:style>
    <style:style style:name="ce86" style:family="table-cell" style:parent-style-name="Default">
      <style:table-cell-properties fo:border-bottom="none" fo:background-color="#ffd860" fo:border-left="none" fo:border-right="none" fo:border-top="0.06pt solid #000000"/>
    </style:style>
    <style:style style:name="ce87" style:family="table-cell" style:parent-style-name="Default">
      <style:table-cell-properties fo:background-color="#ffd860"/>
    </style:style>
    <style:style style:name="ce88" style:family="table-cell" style:parent-style-name="Default">
      <style:table-cell-properties fo:border-bottom="0.06pt solid #000000" fo:background-color="#ffd860" fo:border-left="none" fo:border-right="none" fo:border-top="none"/>
    </style:style>
    <style:style style:name="ce89" style:family="table-cell" style:parent-style-name="Default">
      <style:table-cell-properties fo:border-bottom="none" fo:background-color="#ffc890" fo:border-left="none" fo:border-right="none" fo:border-top="0.06pt solid #000000"/>
    </style:style>
    <style:style style:name="ce90" style:family="table-cell" style:parent-style-name="Default">
      <style:table-cell-properties fo:border-bottom="0.06pt solid #000000" fo:background-color="#ffc890" fo:border-left="none" fo:border-right="none" fo:border-top="none"/>
    </style:style>
    <style:style style:name="ce91" style:family="table-cell" style:parent-style-name="Default">
      <style:table-cell-properties fo:border-bottom="none" fo:background-color="#ffc0ff" fo:border-left="none" fo:border-right="none" fo:border-top="0.06pt solid #000000"/>
    </style:style>
    <style:style style:name="ce92" style:family="table-cell" style:parent-style-name="Default">
      <style:table-cell-properties fo:border-bottom="0.06pt solid #000000" fo:background-color="#ffc0ff" fo:border-left="none" fo:border-right="none" fo:border-top="none"/>
    </style:style>
    <style:style style:name="ce93" style:family="table-cell" style:parent-style-name="Default">
      <style:table-cell-properties fo:border-bottom="0.06pt solid #000000" fo:background-color="#ff60b0" fo:border-left="none" fo:border-right="none" fo:border-top="0.06pt solid #000000"/>
    </style:style>
    <style:style style:name="ce94" style:family="table-cell" style:parent-style-name="Default">
      <style:table-cell-properties fo:border-bottom="0.06pt solid #000000" fo:background-color="#ffc0d0" fo:border-left="none" fo:border-right="none" fo:border-top="0.06pt solid #000000"/>
    </style:style>
    <style:style style:name="ce95" style:family="table-cell" style:parent-style-name="Default">
      <style:table-cell-properties fo:border-bottom="0.06pt solid #000000" fo:background-color="#aaaaaa" fo:border-left="none" fo:border-right="none" fo:border-top="0.06pt solid #000000"/>
    </style:style>
    <style:style style:name="ce96" style:family="table-cell" style:parent-style-name="Default">
      <style:table-cell-properties fo:border-bottom="0.06pt solid #000000" fo:background-color="#90c8ff" fo:border-left="none" fo:border-right="none" fo:border-top="0.06pt solid #000000"/>
    </style:style>
    <style:style style:name="ce97" style:family="table-cell" style:parent-style-name="Default">
      <style:table-cell-properties fo:border-bottom="none" fo:background-color="#ffff90" fo:border-left="none" fo:border-right="none" fo:border-top="0.26pt solid #000000"/>
    </style:style>
    <style:style style:name="ce98" style:family="table-cell" style:parent-style-name="Default">
      <style:table-cell-properties fo:background-color="#9090ff" fo:border="none"/>
    </style:style>
    <style:style style:name="ce99" style:family="table-cell" style:parent-style-name="Default">
      <style:table-cell-properties fo:border-bottom="none" fo:background-color="#c890ff" fo:border-left="none" fo:border-right="none" fo:border-top="0.06pt solid #000000"/>
    </style:style>
    <style:style style:name="ce100" style:family="table-cell" style:parent-style-name="Default">
      <style:table-cell-properties fo:background-color="#c890ff"/>
    </style:style>
    <style:style style:name="ce101" style:family="table-cell" style:parent-style-name="Default">
      <style:table-cell-properties fo:border-bottom="0.06pt solid #000000" fo:background-color="#c890ff" fo:border-left="none" fo:border-right="none" fo:border-top="none"/>
    </style:style>
    <style:style style:name="ce102" style:family="table-cell" style:parent-style-name="Default">
      <style:table-cell-properties fo:border-bottom="none" fo:background-color="#ffe490" style:text-align-source="fix" style:repeat-content="false" fo:border-left="none" fo:border-right="0.26pt solid #000000" fo:border-top="0.26pt solid #000000"/>
      <style:paragraph-properties fo:text-align="center" fo:margin-left="0mm"/>
    </style:style>
    <style:style style:name="ce103" style:family="table-cell" style:parent-style-name="Default">
      <style:table-cell-properties fo:border-bottom="none" fo:background-color="#ffe490" style:text-align-source="fix" style:repeat-content="false" fo:border-left="none" fo:border-right="0.26pt solid #000000" fo:border-top="none"/>
      <style:paragraph-properties fo:text-align="center" fo:margin-left="0mm"/>
    </style:style>
    <style:style style:name="ce104" style:family="table-cell" style:parent-style-name="Default">
      <style:table-cell-properties fo:border-bottom="0.26pt solid #000000" fo:background-color="#ffe490" style:text-align-source="fix" style:repeat-content="false" fo:border-left="none" fo:border-right="0.26pt solid #000000" fo:border-top="none"/>
      <style:paragraph-properties fo:text-align="center" fo:margin-left="0mm"/>
    </style:style>
    <style:style style:name="ce105" style:family="table-cell" style:parent-style-name="Default" style:data-style-name="N100">
      <style:table-cell-properties style:cell-protect="protected" style:print-content="true" style:text-align-source="fix" style:repeat-content="false" fo:background-color="transparent" fo:border="none"/>
      <style:paragraph-properties fo:text-align="end" fo:margin-left="0mm"/>
    </style:style>
    <style:style style:name="ce106"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end" fo:margin-left="0mm"/>
      <style:text-properties fo:font-weight="bold" style:font-weight-asian="bold" style:font-weight-complex="bold"/>
    </style:style>
    <style:style style:name="ce107"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end" fo:margin-left="0mm"/>
    </style:style>
    <style:style style:name="ce108"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start" fo:margin-left="0mm"/>
    </style:style>
    <style:style style:name="ce109" style:family="table-cell" style:parent-style-name="Default" style:data-style-name="N100">
      <style:table-cell-properties style:cell-protect="none" style:print-content="true" style:text-align-source="fix" style:repeat-content="false" fo:background-color="transparent" fo:border="none"/>
      <style:paragraph-properties fo:text-align="end" fo:margin-left="0mm"/>
    </style:style>
    <style:style style:name="ce110" style:family="table-cell" style:parent-style-name="Default" style:data-style-name="N100">
      <style:table-cell-properties style:cell-protect="none" style:print-content="true" style:text-align-source="fix" style:repeat-content="false" fo:background-color="transparent" fo:wrap-option="wrap" fo:border="none"/>
      <style:paragraph-properties fo:text-align="end"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data-style-name="N100">
      <style:table-cell-properties style:cell-protect="none" style:print-content="true" style:text-align-source="fix" style:repeat-content="false" fo:background-color="transparent" fo:border="none"/>
      <style:paragraph-properties fo:text-align="start" fo:margin-left="0mm"/>
    </style:style>
    <style:style style:name="ce112" style:family="table-cell" style:parent-style-name="Default">
      <style:table-cell-properties fo:background-color="#ffff90"/>
    </style:style>
    <style:style style:name="ce113" style:family="table-cell" style:parent-style-name="Default">
      <style:table-cell-properties fo:border-bottom="0.06pt solid #000000" fo:background-color="#ffffc0" fo:border-left="none" fo:border-right="0.06pt solid #000000" fo:border-top="0.06pt solid #000000"/>
      <style:text-properties fo:font-weight="bold" style:font-weight-asian="bold" style:font-weight-complex="bold"/>
    </style:style>
    <style:style style:name="ce114" style:family="table-cell" style:parent-style-name="Default">
      <style:table-cell-properties fo:border-bottom="none" fo:background-color="#90ff90" fo:border-left="none" fo:border-right="0.06pt solid #000000" fo:border-top="0.06pt solid #000000"/>
    </style:style>
    <style:style style:name="ce115" style:family="table-cell" style:parent-style-name="Default">
      <style:table-cell-properties fo:border-bottom="0.06pt solid #000000" fo:background-color="#90ff90" fo:border-left="none" fo:border-right="0.06pt solid #000000" fo:border-top="none"/>
    </style:style>
    <style:style style:name="ce116" style:family="table-cell" style:parent-style-name="Default">
      <style:table-cell-properties fo:border-bottom="none" fo:background-color="#ffd860" fo:border-left="none" fo:border-right="0.06pt solid #000000" fo:border-top="0.06pt solid #000000"/>
    </style:style>
    <style:style style:name="ce117" style:family="table-cell" style:parent-style-name="Default">
      <style:table-cell-properties fo:border-bottom="none" fo:background-color="#ffd860" fo:border-left="none" fo:border-right="0.06pt solid #000000" fo:border-top="none"/>
    </style:style>
    <style:style style:name="ce118" style:family="table-cell" style:parent-style-name="Default">
      <style:table-cell-properties fo:border-bottom="0.06pt solid #000000" fo:background-color="#ffd860" fo:border-left="none" fo:border-right="0.06pt solid #000000" fo:border-top="none"/>
    </style:style>
    <style:style style:name="ce119" style:family="table-cell" style:parent-style-name="Default">
      <style:table-cell-properties fo:border-bottom="none" fo:background-color="#ffc890" fo:border-left="none" fo:border-right="0.06pt solid #000000" fo:border-top="0.06pt solid #000000"/>
    </style:style>
    <style:style style:name="ce120" style:family="table-cell" style:parent-style-name="Default">
      <style:table-cell-properties fo:border-bottom="0.06pt solid #000000" fo:background-color="#ffc890" fo:border-left="none" fo:border-right="0.06pt solid #000000" fo:border-top="none"/>
    </style:style>
    <style:style style:name="ce121" style:family="table-cell" style:parent-style-name="Default">
      <style:table-cell-properties fo:border-bottom="none" fo:background-color="#ffc0ff" fo:border-left="none" fo:border-right="0.06pt solid #000000" fo:border-top="0.06pt solid #000000"/>
    </style:style>
    <style:style style:name="ce122" style:family="table-cell" style:parent-style-name="Default">
      <style:table-cell-properties fo:border-bottom="0.06pt solid #000000" fo:background-color="#ffc0ff" fo:border-left="none" fo:border-right="0.06pt solid #000000" fo:border-top="none"/>
    </style:style>
    <style:style style:name="ce123" style:family="table-cell" style:parent-style-name="Default">
      <style:table-cell-properties fo:border-bottom="0.06pt solid #000000" fo:background-color="#ff60b0" fo:border-left="none" fo:border-right="0.06pt solid #000000" fo:border-top="0.06pt solid #000000"/>
    </style:style>
    <style:style style:name="ce124" style:family="table-cell" style:parent-style-name="Default">
      <style:table-cell-properties fo:border-bottom="0.06pt solid #000000" fo:background-color="#ffc0d0" fo:border-left="none" fo:border-right="0.06pt solid #000000" fo:border-top="0.06pt solid #000000"/>
    </style:style>
    <style:style style:name="ce125" style:family="table-cell" style:parent-style-name="Default">
      <style:table-cell-properties fo:border-bottom="0.06pt solid #000000" fo:background-color="#aaaaaa" fo:border-left="none" fo:border-right="0.06pt solid #000000" fo:border-top="0.06pt solid #000000"/>
    </style:style>
    <style:style style:name="ce126" style:family="table-cell" style:parent-style-name="Default">
      <style:table-cell-properties fo:border-bottom="0.06pt solid #000000" fo:background-color="#90c8ff" fo:border-left="none" fo:border-right="0.06pt solid #000000" fo:border-top="0.06pt solid #000000"/>
    </style:style>
    <style:style style:name="ce127" style:family="table-cell" style:parent-style-name="Default">
      <style:table-cell-properties fo:border-bottom="none" fo:background-color="#ffff90" fo:border-left="none" fo:border-right="0.26pt solid #000000" fo:border-top="0.26pt solid #000000"/>
    </style:style>
    <style:style style:name="ce128" style:family="table-cell" style:parent-style-name="Default">
      <style:table-cell-properties fo:border-bottom="0.26pt solid #000000" fo:background-color="#ffff90" fo:border-left="none" fo:border-right="0.26pt solid #000000" fo:border-top="none"/>
    </style:style>
    <style:style style:name="ce129" style:family="table-cell" style:parent-style-name="Default">
      <style:table-cell-properties fo:border-bottom="none" fo:background-color="#9090ff" fo:border-left="none" fo:border-right="0.06pt solid #000000" fo:border-top="none"/>
    </style:style>
    <style:style style:name="ce130" style:family="table-cell" style:parent-style-name="Default">
      <style:table-cell-properties fo:border-bottom="none" fo:background-color="#c890ff" fo:border-left="none" fo:border-right="0.06pt solid #000000" fo:border-top="0.06pt solid #000000"/>
    </style:style>
    <style:style style:name="ce131" style:family="table-cell" style:parent-style-name="Default">
      <style:table-cell-properties fo:border-bottom="none" fo:background-color="#c890ff" fo:border-left="none" fo:border-right="0.06pt solid #000000" fo:border-top="none"/>
    </style:style>
    <style:style style:name="ce132" style:family="table-cell" style:parent-style-name="Default">
      <style:table-cell-properties fo:border-bottom="0.06pt solid #000000" fo:background-color="#c890ff" fo:border-left="none" fo:border-right="0.06pt solid #000000" fo:border-top="none"/>
    </style:style>
    <style:style style:name="ce133" style:family="table-cell" style:parent-style-name="Default" style:data-style-name="N100">
      <style:table-cell-properties style:cell-protect="protected" style:print-content="true" style:text-align-source="fix" style:repeat-content="false" fo:background-color="transparent" fo:border="none"/>
      <style:paragraph-properties fo:text-align="center" fo:margin-left="0mm"/>
    </style:style>
    <style:style style:name="ce134" style:family="table-cell" style:parent-style-name="Default" style:data-style-name="N100">
      <style:table-cell-properties style:cell-protect="protected" style:print-content="true" style:text-align-source="fix" style:repeat-content="false" fo:background-color="transparent" style:rotation-angle="90" style:vertical-align="middle"/>
      <style:paragraph-properties fo:text-align="center" fo:margin-left="0mm"/>
    </style:style>
    <style:style style:name="ce135"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center" fo:margin-left="0mm"/>
    </style:style>
    <style:style style:name="ce136"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center" fo:margin-left="0mm"/>
    </style:style>
    <style:style style:name="ce137" style:family="table-cell" style:parent-style-name="Default" style:data-style-name="N100">
      <style:table-cell-properties style:cell-protect="none" style:print-content="true" style:text-align-source="fix" style:repeat-content="false" fo:background-color="transparent" fo:wrap-option="wrap"/>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fo:background-color="#ffff90" fo:border-left="none" fo:border-right="none" fo:border-top="0.06pt solid #000000"/>
    </style:style>
    <style:style style:name="ce139" style:family="table-cell" style:parent-style-name="Default">
      <style:table-cell-properties fo:border-bottom="0.06pt solid #000000" fo:background-color="#ffff90" fo:border-left="none" fo:border-right="none" fo:border-top="none"/>
    </style:style>
    <style:style style:name="ce140" style:family="table-cell" style:parent-style-name="Default">
      <style:table-cell-properties fo:background-color="#ffffc0" style:text-align-source="fix" style:repeat-content="false" fo:border="0.06pt solid #000000"/>
      <style:paragraph-properties fo:text-align="center" fo:margin-left="0mm"/>
      <style:text-properties fo:font-weight="bold" style:font-weight-asian="bold" style:font-weight-complex="bold"/>
    </style:style>
    <style:style style:name="ce141" style:family="table-cell" style:parent-style-name="Default">
      <style:table-cell-properties fo:border-bottom="none" fo:background-color="#30ff30"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42" style:family="table-cell" style:parent-style-name="Default">
      <style:table-cell-properties fo:border-bottom="0.06pt solid #000000" fo:background-color="#30ff3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3" style:family="table-cell" style:parent-style-name="Default">
      <style:table-cell-properties fo:border-bottom="none" fo:background-color="#ffcc3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4" style:family="table-cell" style:parent-style-name="Default">
      <style:table-cell-properties fo:border-bottom="0.06pt solid #000000" fo:background-color="#ffcc3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5" style:family="table-cell" style:parent-style-name="Default">
      <style:table-cell-properties fo:border-bottom="none" fo:background-color="#ffb06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6" style:family="table-cell" style:parent-style-name="Default">
      <style:table-cell-properties fo:border-bottom="0.06pt solid #000000" fo:background-color="#ffb06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7" style:family="table-cell" style:parent-style-name="Default">
      <style:table-cell-properties fo:border-bottom="none" fo:background-color="#ff90ff"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8" style:family="table-cell" style:parent-style-name="Default">
      <style:table-cell-properties fo:border-bottom="0.06pt solid #000000" fo:background-color="#ff90ff"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9" style:family="table-cell" style:parent-style-name="Default">
      <style:table-cell-properties fo:border-bottom="0.06pt solid #000000" fo:background-color="#ff3098"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0" style:family="table-cell" style:parent-style-name="Default">
      <style:table-cell-properties fo:border-bottom="0.06pt solid #000000" fo:background-color="#ff90a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1" style:family="table-cell" style:parent-style-name="Default">
      <style:table-cell-properties fo:border-bottom="0.06pt solid #000000" fo:background-color="#888888"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2" style:family="table-cell" style:parent-style-name="Default">
      <style:table-cell-properties fo:border-bottom="0.06pt solid #000000" fo:background-color="#60b0ff"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3" style:family="table-cell" style:parent-style-name="Default">
      <style:table-cell-properties fo:border-bottom="none" fo:background-color="#ffff6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4" style:family="table-cell" style:parent-style-name="Default">
      <style:table-cell-properties fo:border-bottom="0.06pt solid #000000" fo:background-color="#ffff6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5" style:family="table-cell" style:parent-style-name="Default">
      <style:table-cell-properties fo:border-bottom="none" fo:background-color="#6060ff" style:text-align-source="fix" style:repeat-content="false" fo:border-left="none" fo:border-right="0.06pt solid #000000" fo:border-top="none"/>
      <style:paragraph-properties fo:text-align="center" fo:margin-left="0mm"/>
      <style:text-properties fo:font-weight="bold" style:font-weight-asian="bold" style:font-weight-complex="bold"/>
    </style:style>
    <style:style style:name="ce156" style:family="table-cell" style:parent-style-name="Default">
      <style:table-cell-properties fo:border-bottom="0.06pt solid #000000" fo:background-color="#6060ff" style:text-align-source="fix" style:repeat-content="false" fo:border-left="none" fo:border-right="0.06pt solid #000000" fo:border-top="none"/>
      <style:paragraph-properties fo:text-align="center" fo:margin-left="0mm"/>
      <style:text-properties fo:font-weight="bold" style:font-weight-asian="bold" style:font-weight-complex="bold"/>
    </style:style>
    <style:style style:name="ce157" style:family="table-cell" style:parent-style-name="Default">
      <style:table-cell-properties fo:border-bottom="none" fo:background-color="#d860ff"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8" style:family="table-cell" style:parent-style-name="Default">
      <style:table-cell-properties fo:border-bottom="0.06pt solid #000000" fo:background-color="#d860ff"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9" style:family="table-cell" style:parent-style-name="Default" style:data-style-name="N100">
      <style:table-cell-properties style:cell-protect="none" style:print-content="true" style:text-align-source="fix" style:repeat-content="false" fo:background-color="transparent" fo:wrap-option="wrap" fo:border="none"/>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border-bottom="0.06pt solid #000000" fo:background-color="#ffffc0" fo:border-left="0.06pt solid #000000" fo:border-right="none" fo:border-top="0.06pt solid #000000"/>
      <style:text-properties fo:font-weight="bold" style:font-weight-asian="bold" style:font-weight-complex="bold"/>
    </style:style>
    <style:style style:name="ce161" style:family="table-cell" style:parent-style-name="Default">
      <style:table-cell-properties fo:border-bottom="none" fo:background-color="#ffffc0" fo:border-left="0.06pt solid #000000" fo:border-right="none" fo:border-top="0.06pt solid #000000"/>
    </style:style>
    <style:style style:name="ce162" style:family="table-cell" style:parent-style-name="Default">
      <style:table-cell-properties fo:border-bottom="none" fo:background-color="#ffffc0" fo:border-left="0.06pt solid #000000" fo:border-right="none" fo:border-top="none"/>
    </style:style>
    <style:style style:name="ce163" style:family="table-cell" style:parent-style-name="Default">
      <style:table-cell-properties fo:border-bottom="none" fo:background-color="#ffffc0" fo:border-left="0.06pt solid #000000" fo:border-right="none" fo:border-top="none"/>
      <style:text-properties style:use-window-font-color="true"/>
    </style:style>
    <style:style style:name="ce164" style:family="table-cell" style:parent-style-name="Default">
      <style:table-cell-properties fo:border-bottom="none" fo:background-color="#ffffc0" fo:border-left="0.06pt solid #000000" fo:border-right="none" fo:border-top="none"/>
      <style:text-properties fo:color="#000000"/>
    </style:style>
    <style:style style:name="ce165" style:family="table-cell" style:parent-style-name="Default">
      <style:table-cell-properties fo:border-bottom="none" fo:background-color="#ffffc0" fo:border-left="0.06pt solid #000000" fo:border-right="none" fo:border-top="none"/>
      <style:text-properties style:use-window-font-color="true" fo:language="en" fo:country="US" style:font-size-asian="12pt" style:font-size-complex="6.80000019073486pt"/>
    </style:style>
    <style:style style:name="ce166" style:family="table-cell" style:parent-style-name="Default">
      <style:table-cell-properties fo:border-bottom="none" fo:background-color="#ffffc0" fo:border-left="0.06pt solid #000000" fo:border-right="none" fo:border-top="none"/>
      <style:text-properties fo:color="#000000" style:font-name="Arial" fo:language="en" fo:country="US" style:font-size-asian="10pt" style:font-size-complex="10pt"/>
    </style:style>
    <style:style style:name="ce167" style:family="table-cell" style:parent-style-name="Default">
      <style:table-cell-properties fo:border-bottom="none" fo:background-color="#ffffc0" fo:border-left="0.06pt solid #000000" fo:border-right="none" fo:border-top="none"/>
      <style:text-properties fo:color="#000000"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168" style:family="table-cell" style:parent-style-name="Default" style:data-style-name="N100">
      <style:table-cell-properties fo:background-color="#ffffc0" style:cell-protect="none" style:print-content="true" fo:border="none"/>
    </style:style>
    <style:style style:name="ce169" style:family="table-cell" style:parent-style-name="Default">
      <style:table-cell-properties fo:border-bottom="0.06pt solid #000000" fo:background-color="#ffffc0" fo:border-left="0.06pt solid #000000" fo:border-right="none" fo:border-top="none"/>
    </style:style>
    <style:style style:name="ce170" style:family="table-cell" style:parent-style-name="Default" style:data-style-name="N100">
      <style:table-cell-properties style:cell-protect="protected" style:print-content="true" style:text-align-source="fix" style:repeat-content="false" fo:background-color="transparent" style:rotation-angle="90" style:vertical-align="middle"/>
      <style:paragraph-properties fo:text-align="end" fo:margin-left="0mm"/>
      <style:text-properties fo:font-weight="bold" style:font-weight-asian="bold" style:font-weight-complex="bold"/>
    </style:style>
    <style:style style:name="ce171"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end" fo:margin-left="0mm"/>
    </style:style>
    <style:style style:name="ce172" style:family="table-cell" style:parent-style-name="Default" style:data-style-name="N100">
      <style:table-cell-properties style:cell-protect="none" style:print-content="true" style:text-align-source="fix" style:repeat-content="false" fo:background-color="transparent"/>
      <style:paragraph-properties fo:text-align="end" fo:margin-left="0mm"/>
    </style:style>
    <style:style style:name="ce173" style:family="table-cell" style:parent-style-name="Default" style:data-style-name="N100">
      <style:table-cell-properties style:cell-protect="none" style:print-content="true" style:text-align-source="fix" style:repeat-content="false" fo:background-color="transparent" fo:wrap-option="wrap"/>
      <style:paragraph-properties fo:text-align="end"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data-style-name="N100">
      <style:table-cell-properties style:text-align-source="fix" style:repeat-content="false" fo:background-color="transparent" fo:border="none"/>
      <style:paragraph-properties fo:text-align="start" fo:margin-left="0mm"/>
    </style:style>
    <style:style style:name="ce175" style:family="table-cell" style:parent-style-name="Default">
      <style:table-cell-properties fo:border-bottom="none" fo:background-color="#ffff90" fo:border-left="none" fo:border-right="0.06pt solid #000000" fo:border-top="0.06pt solid #000000"/>
    </style:style>
    <style:style style:name="ce176" style:family="table-cell" style:parent-style-name="Default">
      <style:table-cell-properties fo:border-bottom="none" fo:background-color="#ffff90" fo:border-left="none" fo:border-right="0.06pt solid #000000" fo:border-top="none"/>
    </style:style>
    <style:style style:name="ce177" style:family="table-cell" style:parent-style-name="Default">
      <style:table-cell-properties fo:border-bottom="0.06pt solid #000000" fo:background-color="#ffff90" fo:border-left="none" fo:border-right="0.06pt solid #000000" fo:border-top="none"/>
    </style:style>
    <style:style style:name="ce178" style:family="table-cell" style:parent-style-name="Default">
      <style:table-cell-properties fo:border-bottom="0.06pt solid #000000" fo:background-color="#ffffc0" fo:border-left="none" fo:border-right="none" fo:border-top="0.06pt solid #000000"/>
    </style:style>
    <style:style style:name="ce179" style:family="table-cell" style:parent-style-name="Default">
      <style:table-cell-properties fo:border-bottom="none" fo:background-color="#ffffc0" fo:border-left="none" fo:border-right="none" fo:border-top="0.06pt solid #000000"/>
    </style:style>
    <style:style style:name="ce180" style:family="table-cell" style:parent-style-name="Default">
      <style:table-cell-properties fo:background-color="#ffffc0"/>
    </style:style>
    <style:style style:name="ce181" style:family="table-cell" style:parent-style-name="Default" style:data-style-name="N100">
      <style:table-cell-properties fo:background-color="#ffffc0" style:cell-protect="none" style:print-content="true" style:text-align-source="fix" style:repeat-content="false"/>
      <style:paragraph-properties fo:text-align="center" fo:margin-left="0mm"/>
    </style:style>
    <style:style style:name="ce182" style:family="table-cell" style:parent-style-name="Default">
      <style:table-cell-properties fo:border-bottom="0.06pt solid #000000" fo:background-color="#ffffc0" fo:border-left="none" fo:border-right="none" fo:border-top="none"/>
    </style:style>
    <style:style style:name="ce183" style:family="table-cell" style:parent-style-name="Default" style:data-style-name="N100">
      <style:table-cell-properties style:cell-protect="protected" style:print-content="true" style:text-align-source="fix" style:repeat-content="false" fo:background-color="transparent" fo:wrap-option="no-wrap" fo:border="none"/>
      <style:paragraph-properties fo:text-align="center" fo:margin-left="0mm"/>
    </style:style>
    <style:style style:name="ce184" style:family="table-cell" style:parent-style-name="Default" style:data-style-name="N100">
      <style:table-cell-properties style:cell-protect="protected" style:print-content="true" style:text-align-source="fix" style:repeat-content="false" fo:background-color="transparent" fo:wrap-option="no-wrap" fo:border="none" style:rotation-angle="90" style:vertical-align="middle"/>
      <style:paragraph-properties fo:text-align="center" fo:margin-left="0mm"/>
      <style:text-properties fo:font-weight="bold" style:font-weight-asian="bold" style:font-weight-complex="bold"/>
    </style:style>
    <style:style style:name="ce185" style:family="table-cell" style:parent-style-name="Default" style:data-style-name="N100">
      <style:table-cell-properties style:cell-protect="protected" style:print-content="true" style:text-align-source="fix" style:repeat-content="false" fo:background-color="transparent" fo:wrap-option="no-wrap" fo:border="none" style:rotation-angle="0" style:vertical-align="middle"/>
      <style:paragraph-properties fo:text-align="start" fo:margin-left="0mm"/>
    </style:style>
    <style:style style:name="ce186" style:family="table-cell" style:parent-style-name="Default" style:data-style-name="N100">
      <style:table-cell-properties style:cell-protect="protected" style:print-content="true" style:text-align-source="fix" style:repeat-content="false" fo:background-color="transparent" fo:wrap-option="no-wrap" fo:border="none" style:rotation-angle="0" style:vertical-align="middle"/>
      <style:paragraph-properties fo:text-align="center" fo:margin-left="0mm"/>
    </style:style>
    <style:style style:name="ce187"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start"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8"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start" fo:margin-left="0mm"/>
    </style:style>
    <style:style style:name="ce189" style:family="table-cell" style:parent-style-name="Default" style:data-style-name="N100">
      <style:table-cell-properties style:cell-protect="none" style:print-content="true" fo:background-color="transparent" fo:border="none"/>
    </style:style>
    <style:style style:name="ce190" style:family="table-cell" style:parent-style-name="Default">
      <style:table-cell-properties style:cell-protect="protected" style:print-content="true" style:text-align-source="fix" style:repeat-content="false" fo:background-color="transparent" fo:border="none" style:rotation-angle="0" style:vertical-align="middle"/>
      <style:paragraph-properties fo:text-align="start" fo:margin-left="0mm"/>
    </style:style>
    <style:style style:name="ce191" style:family="table-cell" style:parent-style-name="Default">
      <style:table-cell-properties style:cell-protect="protected" style:print-content="true" fo:background-color="transparent"/>
    </style:style>
    <style:style style:name="ce192" style:family="table-cell" style:parent-style-name="Default">
      <style:table-cell-properties style:cell-protect="protected" style:print-content="true" fo:background-color="transparent" style:rotation-angle="0"/>
    </style:style>
    <style:style style:name="ce193" style:family="table-cell" style:parent-style-name="Default">
      <style:table-cell-properties style:cell-protect="protected" style:print-content="true" style:text-align-source="fix" style:repeat-content="false" fo:background-color="transparent" style:rotation-angle="0" style:vertical-align="middle"/>
      <style:paragraph-properties fo:text-align="start" fo:margin-left="0mm"/>
    </style:style>
    <style:style style:name="ce194" style:family="table-cell" style:parent-style-name="Default" style:data-style-name="N100">
      <style:table-cell-properties style:cell-protect="none" style:print-content="true" fo:background-color="transparent"/>
    </style:style>
    <style:style style:name="ce195" style:family="table-cell" style:parent-style-name="Default">
      <style:table-cell-properties style:cell-protect="none" style:print-content="true" fo:background-color="transparent"/>
    </style:style>
    <style:style style:name="ce196" style:family="table-cell" style:parent-style-name="Default">
      <style:table-cell-properties fo:border-bottom="0.06pt solid #000000" fo:background-color="#ffffc0" fo:border-left="none" fo:border-right="0.06pt solid #000000" fo:border-top="0.06pt solid #000000"/>
    </style:style>
    <style:style style:name="ce197" style:family="table-cell" style:parent-style-name="Default">
      <style:table-cell-properties fo:border-bottom="none" fo:background-color="#ffffc0" fo:border-left="none" fo:border-right="0.06pt solid #000000" fo:border-top="0.06pt solid #000000"/>
    </style:style>
    <style:style style:name="ce198" style:family="table-cell" style:parent-style-name="Default">
      <style:table-cell-properties fo:border-bottom="none" fo:background-color="#ffffc0" fo:border-left="none" fo:border-right="0.06pt solid #000000" fo:border-top="none"/>
    </style:style>
    <style:style style:name="ce199" style:family="table-cell" style:parent-style-name="Default">
      <style:table-cell-properties fo:border-bottom="0.06pt solid #000000" fo:background-color="#ffffc0" fo:border-left="none" fo:border-right="0.06pt solid #000000" fo:border-top="none"/>
    </style:style>
    <style:style style:name="ce200" style:family="table-cell" style:parent-style-name="Default">
      <style:text-properties fo:font-style="italic" fo:font-weight="normal" style:font-style-asian="italic" style:font-weight-asian="normal" style:font-style-complex="italic" style:font-weight-complex="normal"/>
    </style:style>
    <style:style style:name="ce201"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0.06pt solid #000000" style:rotation-angle="90" fo:border-top="0.06pt solid #000000" style:vertical-align="middle"/>
      <style:paragraph-properties fo:text-align="center" fo:margin-left="0mm"/>
    </style:style>
    <style:style style:name="ce202"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0.06pt solid #000000" style:rotation-angle="90" fo:border-top="none" style:vertical-align="middle"/>
      <style:paragraph-properties fo:text-align="center" fo:margin-left="0mm"/>
      <style:text-properties fo:font-weight="bold" style:font-weight-asian="bold" style:font-weight-complex="bold"/>
    </style:style>
    <style:style style:name="ce203" style:family="table-cell" style:parent-style-name="Default" style:data-style-name="N100">
      <style:table-cell-properties fo:border-bottom="0.06pt solid #000000" fo:background-color="#ffe490" style:cell-protect="protected" style:print-content="true" style:text-align-source="fix" style:repeat-content="false" fo:border-left="0.06pt solid #000000" fo:border-right="0.06pt solid #000000" style:rotation-angle="90" fo:border-top="none" style:vertical-align="middle"/>
      <style:paragraph-properties fo:text-align="center" fo:margin-left="0mm"/>
    </style:style>
    <style:style style:name="ce204" style:family="table-cell" style:parent-style-name="Default">
      <style:table-cell-properties fo:border-bottom="none" fo:background-color="#ffe490" style:cell-protect="protected" style:print-content="true" fo:border-left="0.26pt solid #000000" fo:border-right="none" style:rotation-angle="0" fo:border-top="0.26pt solid #000000"/>
    </style:style>
    <style:style style:name="ce205" style:family="table-cell" style:parent-style-name="Default">
      <style:table-cell-properties fo:border-bottom="none" fo:background-color="#ffe490" style:cell-protect="protected" style:print-content="true" fo:border-left="0.06pt solid #000000" fo:border-right="none" style:rotation-angle="0" fo:border-top="none"/>
      <style:text-properties style:font-name="Arial" fo:font-style="italic" style:font-name-asian="WenQuanYi Micro Hei" style:font-style-asian="italic" style:font-name-complex="Lohit Hindi" style:font-style-complex="italic"/>
    </style:style>
    <style:style style:name="ce206" style:family="table-cell" style:parent-style-name="Default">
      <style:table-cell-properties fo:border-bottom="none" fo:background-color="#ffe490" style:cell-protect="none" style:print-content="true" fo:border-left="0.06pt solid #000000" fo:border-right="none" fo:border-top="none"/>
    </style:style>
    <style:style style:name="ce207" style:family="table-cell" style:parent-style-name="Default">
      <style:table-cell-properties fo:border-bottom="none" fo:background-color="#ffe490" style:cell-protect="none" style:print-content="true" fo:border-left="0.06pt solid #000000" fo:border-right="none" fo:border-top="none"/>
      <style:text-properties fo:font-style="italic" style:font-style-asian="italic" style:font-style-complex="italic"/>
    </style:style>
    <style:style style:name="ce208" style:family="table-cell" style:parent-style-name="Default" style:data-style-name="N100">
      <style:table-cell-properties fo:border-bottom="none" fo:background-color="#ffe490" style:cell-protect="none" style:print-content="true" style:text-align-source="fix" style:repeat-content="false" fo:border-left="0.06pt solid #000000" fo:border-right="none" fo:border-top="none"/>
      <style:paragraph-properties fo:text-align="center" fo:margin-left="0mm"/>
    </style:style>
    <style:style style:name="ce209" style:family="table-cell" style:parent-style-name="Default">
      <style:table-cell-properties fo:border-bottom="0.26pt solid #000000" fo:background-color="#ffe490" style:cell-protect="none" style:print-content="true" fo:border-left="0.06pt solid #000000" fo:border-right="none" fo:border-top="none"/>
    </style:style>
    <style:style style:name="ce210" style:family="table-cell" style:parent-style-name="Default">
      <style:table-cell-properties fo:border-bottom="none" fo:background-color="#ffe490" style:cell-protect="protected" style:print-content="true" fo:border-left="none" fo:border-right="none" fo:border-top="0.06pt solid #000000"/>
    </style:style>
    <style:style style:name="ce211" style:family="table-cell" style:parent-style-name="Default" style:data-style-name="N100">
      <style:table-cell-properties fo:background-color="#ffe490" style:cell-protect="protected" style:print-content="true" style:text-align-source="fix" style:repeat-content="false" fo:border="none" style:rotation-angle="90" style:vertical-align="middle"/>
      <style:paragraph-properties fo:text-align="center" fo:margin-left="0mm"/>
      <style:text-properties fo:font-weight="bold" style:font-weight-asian="bold" style:font-weight-complex="bold"/>
    </style:style>
    <style:style style:name="ce212" style:family="table-cell" style:parent-style-name="Default">
      <style:table-cell-properties fo:border-bottom="0.06pt solid #000000" fo:background-color="#ffe490" style:cell-protect="protected" style:print-content="true" fo:border-left="none" fo:border-right="none" style:rotation-angle="0" fo:border-top="none"/>
    </style:style>
    <style:style style:name="ce213" style:family="table-cell" style:parent-style-name="Default">
      <style:table-cell-properties fo:border-bottom="none" fo:background-color="#ffe490" style:cell-protect="protected" style:print-content="true" fo:border-left="none" fo:border-right="0.26pt solid #000000" style:rotation-angle="0" fo:border-top="0.26pt solid #000000"/>
    </style:style>
    <style:style style:name="ce214" style:family="table-cell" style:parent-style-name="Default">
      <style:table-cell-properties fo:background-color="#ffe490" style:cell-protect="protected" style:print-content="true" fo:border="none" style:rotation-angle="0"/>
    </style:style>
    <style:style style:name="ce215" style:family="table-cell" style:parent-style-name="Default">
      <style:table-cell-properties fo:background-color="#ffe490" style:cell-protect="protected" style:print-content="true" fo:border="none" style:rotation-angle="0"/>
      <style:text-properties style:font-name="Arial" style:font-name-asian="WenQuanYi Micro Hei" style:font-name-complex="Lohit Hindi"/>
    </style:style>
    <style:style style:name="ce216" style:family="table-cell" style:parent-style-name="Default">
      <style:table-cell-properties fo:background-color="#ffe490" style:cell-protect="none" style:print-content="true" fo:border="none"/>
      <style:text-properties style:font-name="Arial" style:font-name-asian="WenQuanYi Micro Hei" style:font-name-complex="Lohit Hindi"/>
    </style:style>
    <style:style style:name="ce217" style:family="table-cell" style:parent-style-name="Default">
      <style:table-cell-properties fo:background-color="#ffe490" style:cell-protect="none" style:print-content="true" fo:border="none"/>
    </style:style>
    <style:style style:name="ce218" style:family="table-cell" style:parent-style-name="Default" style:data-style-name="N100">
      <style:table-cell-properties fo:background-color="#ffe490" style:cell-protect="none" style:print-content="true" style:text-align-source="fix" style:repeat-content="false"/>
      <style:paragraph-properties fo:text-align="center" fo:margin-left="0mm"/>
    </style:style>
    <style:style style:name="ce219" style:family="table-cell" style:parent-style-name="Default">
      <style:table-cell-properties fo:background-color="#ffe490" style:cell-protect="none" style:print-content="true" fo:border="none"/>
      <style:text-properties style:font-name-asian="WenQuanYi Micro Hei" style:font-name-complex="Lohit Hindi"/>
    </style:style>
    <style:style style:name="ce220" style:family="table-cell" style:parent-style-name="Default">
      <style:table-cell-properties fo:background-color="#ffe490" style:cell-protect="none" style:print-content="true" fo:border="none"/>
      <style:text-properties style:font-name="Arial" fo:language="en" fo:country="US" style:font-name-asian="DejaVu Sans Light" style:language-asian="en" style:country-asian="US" style:font-name-complex="DejaVu Sans Light" style:language-complex="en" style:country-complex="US"/>
    </style:style>
    <style:style style:name="ce221" style:family="table-cell" style:parent-style-name="Default">
      <style:table-cell-properties fo:border-bottom="0.26pt solid #000000" fo:background-color="#ffe490" style:cell-protect="none" style:print-content="true" fo:border-left="none" fo:border-right="none" fo:border-top="none"/>
    </style:style>
    <style:style style:name="ce222"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none" fo:border-top="0.06pt solid #000000"/>
      <style:paragraph-properties fo:text-align="end" fo:margin-left="0mm"/>
    </style:style>
    <style:style style:name="ce223"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none" style:rotation-angle="90" fo:border-top="none" style:vertical-align="middle"/>
      <style:paragraph-properties fo:text-align="end" fo:margin-left="0mm"/>
      <style:text-properties fo:font-weight="bold" style:font-weight-asian="bold" style:font-weight-complex="bold"/>
    </style:style>
    <style:style style:name="ce224" style:family="table-cell" style:parent-style-name="Default" style:data-style-name="N100">
      <style:table-cell-properties fo:border-bottom="0.06pt solid #000000" fo:background-color="#ffe490" style:cell-protect="protected" style:print-content="true" style:text-align-source="fix" style:repeat-content="false" fo:border-left="0.06pt solid #000000" fo:border-right="none" style:rotation-angle="0" fo:border-top="none" style:vertical-align="middle"/>
      <style:paragraph-properties fo:text-align="end" fo:margin-left="0mm"/>
    </style:style>
    <style:style style:name="ce225"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26pt solid #000000" style:vertical-align="middle"/>
      <style:paragraph-properties fo:text-align="start" fo:margin-left="0mm"/>
    </style:style>
    <style:style style:name="ce226"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none" style:rotation-angle="0" fo:border-top="none" style:vertical-align="middle"/>
      <style:paragraph-properties fo:text-align="end" fo:margin-left="0mm"/>
    </style:style>
    <style:style style:name="ce227" style:family="table-cell" style:parent-style-name="Default" style:data-style-name="N100">
      <style:table-cell-properties fo:border-bottom="none" style:cell-protect="protected" style:print-content="true" style:text-align-source="fix" style:repeat-content="false" fo:background-color="transparent" fo:border-left="0.06pt solid #000000" fo:border-right="none" style:rotation-angle="0" fo:border-top="none" style:vertical-align="middle"/>
      <style:paragraph-properties fo:text-align="end" fo:margin-left="0mm"/>
    </style:style>
    <style:style style:name="ce228" style:family="table-cell" style:parent-style-name="Default" style:data-style-name="N100">
      <style:table-cell-properties fo:border-bottom="none" style:cell-protect="none" style:print-content="true" style:text-align-source="fix" style:repeat-content="false" fo:background-color="transparent" fo:border-left="0.06pt solid #000000" fo:border-right="none" fo:border-top="none"/>
      <style:paragraph-properties fo:text-align="end" fo:margin-left="0mm"/>
    </style:style>
    <style:style style:name="ce229" style:family="table-cell" style:parent-style-name="Default" style:data-style-name="N100">
      <style:table-cell-properties fo:border-bottom="none" style:cell-protect="none" style:print-content="true" style:text-align-source="fix" style:repeat-content="false" fo:background-color="transparent" fo:wrap-option="wrap" fo:border-left="0.06pt solid #000000" fo:border-right="none" fo:border-top="none"/>
      <style:paragraph-properties fo:text-align="end"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Default" style:data-style-name="N100">
      <style:table-cell-properties fo:border-bottom="0.26pt solid #000000" fo:background-color="#ffe490" style:cell-protect="none" style:print-content="true" style:text-align-source="fix" style:repeat-content="false" fo:border-left="0.06pt solid #000000" fo:border-right="none" fo:border-top="none"/>
      <style:paragraph-properties fo:text-align="start" fo:margin-left="0mm"/>
    </style:style>
    <style:style style:name="ce231"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06pt solid #000000"/>
      <style:paragraph-properties fo:text-align="center" fo:margin-left="0mm"/>
    </style:style>
    <style:style style:name="ce232"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center" fo:margin-left="0mm"/>
    </style:style>
    <style:style style:name="ce233"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none" style:rotation-angle="0" fo:border-top="none" style:vertical-align="middle"/>
      <style:paragraph-properties fo:text-align="center" fo:margin-left="0mm"/>
    </style:style>
    <style:style style:name="ce234"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26pt solid #000000" style:vertical-align="middle"/>
      <style:paragraph-properties fo:text-align="center" fo:margin-left="0mm"/>
    </style:style>
    <style:style style:name="ce235" style:family="table-cell" style:parent-style-name="Default" style:data-style-name="N100">
      <style:table-cell-properties fo:background-color="#ffe490" style:cell-protect="protected" style:print-content="true" style:text-align-source="fix" style:repeat-content="false" style:rotation-angle="0" style:vertical-align="middle"/>
      <style:paragraph-properties fo:text-align="center" fo:margin-left="0mm"/>
    </style:style>
    <style:style style:name="ce236" style:family="table-cell" style:parent-style-name="Default" style:data-style-name="N100">
      <style:table-cell-properties fo:border-bottom="0.26pt solid #000000" fo:background-color="#ffe490" style:cell-protect="none" style:print-content="true" style:text-align-source="fix" style:repeat-content="false" fo:border-left="none" fo:border-right="none" fo:border-top="none"/>
      <style:paragraph-properties fo:text-align="center" fo:margin-left="0mm"/>
    </style:style>
    <style:style style:name="ce237"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0.06pt solid #000000"/>
      <style:paragraph-properties fo:text-align="center" fo:margin-left="0mm"/>
    </style:style>
    <style:style style:name="ce238"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style>
    <style:style style:name="ce239"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center" fo:margin-left="0mm"/>
    </style:style>
    <style:style style:name="ce240" style:family="table-cell" style:parent-style-name="Default" style:data-style-name="N100">
      <style:table-cell-properties fo:border-bottom="none" fo:background-color="#ffe490" style:cell-protect="protected" style:print-content="true" style:text-align-source="fix" style:repeat-content="false" fo:border-left="none" fo:border-right="0.26pt solid #000000" style:rotation-angle="0" fo:border-top="none" style:vertical-align="middle"/>
      <style:paragraph-properties fo:text-align="center" fo:margin-left="0mm"/>
    </style:style>
    <style:style style:name="ce241" style:family="table-cell" style:parent-style-name="Default" style:data-style-name="N100">
      <style:table-cell-properties fo:border-bottom="none" style:cell-protect="protected" style:print-content="true" style:text-align-source="fix" style:repeat-content="false" fo:background-color="transparent" fo:border-left="none" fo:border-right="0.26pt solid #000000" style:rotation-angle="0" fo:border-top="none" style:vertical-align="middle"/>
      <style:paragraph-properties fo:text-align="center" fo:margin-left="0mm"/>
    </style:style>
    <style:style style:name="ce242" style:family="table-cell" style:parent-style-name="Default" style:data-style-name="N100">
      <style:table-cell-properties fo:border-bottom="none" fo:background-color="#ffe490" style:cell-protect="none" style:print-content="true" style:text-align-source="fix" style:repeat-content="false" fo:border-left="none" fo:border-right="0.26pt solid #000000" fo:border-top="none"/>
      <style:paragraph-properties fo:text-align="center" fo:margin-left="0mm"/>
    </style:style>
    <style:style style:name="ce243" style:family="table-cell" style:parent-style-name="Default" style:data-style-name="N100">
      <style:table-cell-properties fo:border-bottom="none" style:cell-protect="none" style:print-content="true" style:text-align-source="fix" style:repeat-content="false" fo:background-color="transparent" fo:border-left="none" fo:border-right="0.26pt solid #000000" fo:border-top="none"/>
      <style:paragraph-properties fo:text-align="center" fo:margin-left="0mm"/>
    </style:style>
    <style:style style:name="ce244" style:family="table-cell" style:parent-style-name="Default" style:data-style-name="N100">
      <style:table-cell-properties fo:border-bottom="none" style:cell-protect="none" style:print-content="true" style:text-align-source="fix" style:repeat-content="false" fo:background-color="transparent" fo:wrap-option="wrap" fo:border-left="none" fo:border-right="0.26pt solid #000000" fo:border-top="none"/>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data-style-name="N100">
      <style:table-cell-properties fo:border-bottom="0.26pt solid #000000" fo:background-color="#ffe490" style:cell-protect="none" style:print-content="true" style:text-align-source="fix" style:repeat-content="false" fo:border-left="none" fo:border-right="0.26pt solid #000000" fo:border-top="none"/>
      <style:paragraph-properties fo:text-align="center" fo:margin-left="0mm"/>
    </style:style>
    <style:style style:name="ce246"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06pt solid #000000"/>
      <style:paragraph-properties fo:text-align="end" fo:margin-left="0mm"/>
    </style:style>
    <style:style style:name="ce247"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end" fo:margin-left="0mm"/>
      <style:text-properties fo:font-weight="bold" style:font-weight-asian="bold" style:font-weight-complex="bold"/>
    </style:style>
    <style:style style:name="ce248"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none" style:rotation-angle="0" fo:border-top="none" style:vertical-align="middle"/>
      <style:paragraph-properties fo:text-align="end" fo:margin-left="0mm"/>
    </style:style>
    <style:style style:name="ce249"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26pt solid #000000" style:vertical-align="middle"/>
      <style:paragraph-properties fo:text-align="end" fo:margin-left="0mm"/>
    </style:style>
    <style:style style:name="ce250" style:family="table-cell" style:parent-style-name="Default" style:data-style-name="N100">
      <style:table-cell-properties fo:background-color="#ffe490" style:cell-protect="protected" style:print-content="true" style:text-align-source="fix" style:repeat-content="false" style:rotation-angle="0" style:vertical-align="middle"/>
      <style:paragraph-properties fo:text-align="end" fo:margin-left="0mm"/>
    </style:style>
    <style:style style:name="ce251" style:family="table-cell" style:parent-style-name="Default" style:data-style-name="N100">
      <style:table-cell-properties fo:background-color="#ffe490" style:cell-protect="none" style:print-content="true" style:text-align-source="fix" style:repeat-content="false"/>
      <style:paragraph-properties fo:text-align="end" fo:margin-left="0mm"/>
    </style:style>
    <style:style style:name="ce252" style:family="table-cell" style:parent-style-name="Default" style:data-style-name="N100">
      <style:table-cell-properties fo:border-bottom="0.26pt solid #000000" fo:background-color="#ffe490" style:cell-protect="none" style:print-content="true" style:text-align-source="fix" style:repeat-content="false" fo:border-left="none" fo:border-right="none" fo:border-top="none"/>
      <style:paragraph-properties fo:text-align="end" fo:margin-left="0mm"/>
    </style:style>
    <style:style style:name="ce253"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text-properties fo:font-weight="bold" style:font-weight-asian="bold" style:font-weight-complex="bold"/>
    </style:style>
    <style:style style:name="ce254"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0" fo:border-top="none" style:vertical-align="middle"/>
      <style:paragraph-properties fo:text-align="center" fo:margin-left="0mm"/>
    </style:style>
    <style:style style:name="ce255" style:family="table-cell" style:parent-style-name="Default" style:data-style-name="N100">
      <style:table-cell-properties fo:border-bottom="none" style:cell-protect="protected" style:print-content="true" style:text-align-source="fix" style:repeat-content="false" fo:background-color="transparent" fo:border-left="none" fo:border-right="0.06pt solid #000000" style:rotation-angle="0" fo:border-top="none" style:vertical-align="middle"/>
      <style:paragraph-properties fo:text-align="center" fo:margin-left="0mm"/>
    </style:style>
    <style:style style:name="ce256" style:family="table-cell" style:parent-style-name="Default" style:data-style-name="N100">
      <style:table-cell-properties fo:border-bottom="none" fo:background-color="#ffe490" style:cell-protect="none" style:print-content="true" style:text-align-source="fix" style:repeat-content="false" fo:border-left="none" fo:border-right="0.06pt solid #000000" fo:border-top="none"/>
      <style:paragraph-properties fo:text-align="center" fo:margin-left="0mm"/>
    </style:style>
    <style:style style:name="ce257" style:family="table-cell" style:parent-style-name="Default" style:data-style-name="N100">
      <style:table-cell-properties fo:border-bottom="none" style:cell-protect="none" style:print-content="true" style:text-align-source="fix" style:repeat-content="false" fo:background-color="transparent" fo:border-left="none" fo:border-right="0.06pt solid #000000" fo:border-top="none"/>
      <style:paragraph-properties fo:text-align="center" fo:margin-left="0mm"/>
    </style:style>
    <style:style style:name="ce258" style:family="table-cell" style:parent-style-name="Default" style:data-style-name="N100">
      <style:table-cell-properties fo:border-bottom="0.06pt solid #000000" fo:background-color="#ffe490" style:cell-protect="none" style:print-content="true" style:text-align-source="fix" style:repeat-content="false" fo:border-left="none" fo:border-right="0.06pt solid #000000" fo:border-top="none"/>
      <style:paragraph-properties fo:text-align="center" fo:margin-left="0mm"/>
    </style:style>
    <style:style style:name="ce259"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fo:border-top="0.06pt solid #000000"/>
      <style:paragraph-properties fo:text-align="center" fo:margin-left="0mm"/>
    </style:style>
    <style:style style:name="ce260"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style:rotation-angle="90" fo:border-top="none" style:vertical-align="middle"/>
      <style:paragraph-properties fo:text-align="center" fo:margin-left="0mm"/>
      <style:text-properties fo:font-weight="bold" style:font-weight-asian="bold" style:font-weight-complex="bold"/>
    </style:style>
    <style:style style:name="ce261"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0" fo:border-top="none" style:vertical-align="middle"/>
      <style:paragraph-properties fo:text-align="start" fo:margin-left="0mm"/>
    </style:style>
    <style:style style:name="ce262"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style:rotation-angle="0" fo:border-top="none" style:vertical-align="middle"/>
      <style:paragraph-properties fo:text-align="center" fo:margin-left="0mm"/>
    </style:style>
    <style:style style:name="ce263" style:family="table-cell" style:parent-style-name="Default" style:data-style-name="N100">
      <style:table-cell-properties fo:border-bottom="none" style:cell-protect="protected" style:print-content="true" style:text-align-source="fix" style:repeat-content="false" fo:background-color="transparent" fo:wrap-option="no-wrap" fo:border-left="none" fo:border-right="0.06pt solid #000000" style:rotation-angle="0" fo:border-top="none" style:vertical-align="middle"/>
      <style:paragraph-properties fo:text-align="center" fo:margin-left="0mm"/>
    </style:style>
    <style:style style:name="ce264" style:family="table-cell" style:parent-style-name="Default" style:data-style-name="N100">
      <style:table-cell-properties fo:border-bottom="none" fo:background-color="#ffe490" style:cell-protect="none" style:print-content="true" style:text-align-source="fix" style:repeat-content="false" fo:wrap-option="no-wrap" fo:border-left="none" fo:border-right="0.06pt solid #000000" fo:border-top="none"/>
      <style:paragraph-properties fo:text-align="start"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65"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6pt solid #000000" fo:border-top="none"/>
      <style:paragraph-properties fo:text-align="start"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66"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6pt solid #000000" fo:border-top="none"/>
      <style:paragraph-properties fo:text-align="start" fo:margin-left="0mm"/>
    </style:style>
    <style:style style:name="ce267" style:family="table-cell" style:parent-style-name="Default" style:data-style-name="N100">
      <style:table-cell-properties fo:border-bottom="0.06pt solid #000000" fo:background-color="#ffe490" style:cell-protect="none" style:print-content="true" style:text-align-source="fix" style:repeat-content="false" fo:wrap-option="no-wrap" fo:border-left="none" fo:border-right="0.06pt solid #000000" fo:border-top="none"/>
      <style:paragraph-properties fo:text-align="start" fo:margin-left="0mm"/>
    </style:style>
    <style:style style:name="ce268"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fo:border-top="0.06pt solid #000000"/>
      <style:paragraph-properties fo:text-align="start" fo:margin-left="0mm"/>
    </style:style>
    <style:style style:name="ce269"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start" fo:margin-left="0mm"/>
      <style:text-properties fo:font-weight="bold" style:font-weight-asian="bold" style:font-weight-complex="bold"/>
    </style:style>
    <style:style style:name="ce270"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style>
    <style:style style:name="ce271"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0" fo:border-top="none" style:vertical-align="middle"/>
      <style:paragraph-properties fo:text-align="start" fo:margin-left="0mm"/>
    </style:style>
    <style:style style:name="ce272" style:family="table-cell" style:parent-style-name="Default" style:data-style-name="N100">
      <style:table-cell-properties fo:border-bottom="none" style:cell-protect="protected" style:print-content="true" style:text-align-source="fix" style:repeat-content="false" fo:background-color="transparent" fo:border-left="none" fo:border-right="0.06pt solid #000000" style:rotation-angle="0" fo:border-top="none" style:vertical-align="middle"/>
      <style:paragraph-properties fo:text-align="start" fo:margin-left="0mm"/>
    </style:style>
    <style:style style:name="ce273" style:family="table-cell" style:parent-style-name="Default" style:data-style-name="N100">
      <style:table-cell-properties fo:border-bottom="none" fo:background-color="#ffe490" style:cell-protect="none" style:print-content="true" fo:border-left="none" fo:border-right="0.06pt solid #000000" fo:border-top="none"/>
    </style:style>
    <style:style style:name="ce274" style:family="table-cell" style:parent-style-name="Default" style:data-style-name="N100">
      <style:table-cell-properties fo:border-bottom="none" style:cell-protect="none" style:print-content="true" fo:background-color="transparent" fo:border-left="none" fo:border-right="0.06pt solid #000000" fo:border-top="none"/>
    </style:style>
    <style:style style:name="ce275" style:family="table-cell" style:parent-style-name="Default" style:data-style-name="N100">
      <style:table-cell-properties fo:border-bottom="0.06pt solid #000000" fo:background-color="#ffe490" style:cell-protect="none" style:print-content="true" fo:border-left="none" fo:border-right="0.06pt solid #000000" fo:border-top="none"/>
    </style:style>
    <style:style style:name="ce276" style:family="table-cell" style:parent-style-name="Default">
      <style:table-cell-properties fo:border-bottom="none" fo:background-color="#ffe490" style:cell-protect="protected" style:print-content="true" fo:border-left="none" fo:border-right="0.06pt solid #000000" fo:border-top="0.06pt solid #000000"/>
    </style:style>
    <style:style style:name="ce277" style:family="table-cell" style:parent-style-name="Default">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start" fo:margin-left="0mm"/>
    </style:style>
    <style:style style:name="ce278" style:family="table-cell" style:parent-style-name="Default">
      <style:table-cell-properties fo:border-bottom="none" fo:background-color="#ffe490" style:cell-protect="protected" style:print-content="true" fo:border-left="none" fo:border-right="0.06pt solid #000000" style:rotation-angle="0" fo:border-top="none"/>
    </style:style>
    <style:style style:name="ce279" style:family="table-cell" style:parent-style-name="Default">
      <style:table-cell-properties fo:border-bottom="none" style:cell-protect="protected" style:print-content="true" fo:background-color="transparent" fo:border-left="none" fo:border-right="0.06pt solid #000000" style:rotation-angle="0" fo:border-top="none"/>
    </style:style>
    <style:style style:name="ce280" style:family="table-cell" style:parent-style-name="Default">
      <style:table-cell-properties fo:border-bottom="none" style:cell-protect="none" style:print-content="true" fo:background-color="transparent" fo:border-left="none" fo:border-right="0.06pt solid #000000" fo:border-top="none"/>
    </style:style>
    <style:style style:name="ce281" style:family="table-cell" style:parent-style-name="Default">
      <style:table-cell-properties fo:border-bottom="0.06pt solid #000000" fo:background-color="#ffe490" style:cell-protect="none" style:print-content="true" fo:border-left="none" fo:border-right="0.06pt solid #000000" fo:border-top="none"/>
    </style:style>
    <style:style style:name="ce282" style:family="table-cell" style:parent-style-name="Default">
      <style:table-cell-properties fo:border-bottom="none" fo:background-color="#ffe490" style:cell-protect="protected" style:print-content="true" fo:border-left="none" fo:border-right="0.06pt solid #000000" fo:border-top="none"/>
    </style:style>
    <style:style style:name="ce283" style:family="table-cell" style:parent-style-name="Default">
      <style:table-cell-properties fo:border-bottom="0.06pt solid #000000" fo:background-color="#ffe490" style:cell-protect="protected" style:print-content="true" fo:border-left="none" fo:border-right="0.06pt solid #000000" style:rotation-angle="0" fo:border-top="none"/>
    </style:style>
    <style:style style:name="ce284" style:family="table-cell" style:parent-style-name="Default">
      <style:table-cell-properties fo:background-color="#ffe490" style:cell-protect="protected" style:print-content="true" fo:border="none" style:rotation-angle="0"/>
      <style:text-properties style:font-name="Arial" fo:font-style="italic" style:font-name-asian="WenQuanYi Micro Hei" style:font-style-asian="italic" style:font-name-complex="Lohit Hindi" style:font-style-complex="italic"/>
    </style:style>
    <style:style style:name="ce285" style:family="table-cell" style:parent-style-name="Default">
      <style:table-cell-properties fo:background-color="#ffe490" style:cell-protect="none" style:print-content="true" fo:border="none"/>
      <style:text-properties fo:font-style="italic" style:font-style-asian="italic" style:font-style-complex="italic"/>
    </style:style>
    <style:style style:name="ce286" style:family="table-cell" style:parent-style-name="Default">
      <style:table-cell-properties fo:border-bottom="0.06pt solid #000000" fo:background-color="#ffe490" style:cell-protect="none" style:print-content="true" fo:border-left="none" fo:border-right="none" fo:border-top="none"/>
    </style:style>
    <style:style style:name="ce287" style:family="table-cell" style:parent-style-name="Default">
      <style:table-cell-properties fo:border-bottom="none" fo:background-color="#ffe490" style:cell-protect="protected" style:print-content="true" fo:border-left="none" fo:border-right="0.06pt solid #000000" style:rotation-angle="0" fo:border-top="none"/>
      <style:text-properties fo:font-weight="bold" style:font-weight-asian="bold" style:font-weight-complex="bold"/>
    </style:style>
    <style:style style:name="ce288" style:family="table-cell" style:parent-style-name="Default">
      <style:table-cell-properties fo:border-bottom="none" fo:background-color="#ffe490" style:cell-protect="protected" style:print-content="true" fo:border-left="none" fo:border-right="0.06pt solid #000000" style:rotation-angle="0" fo:border-top="none"/>
      <style:text-properties style:font-name="Arial" style:font-name-asian="WenQuanYi Micro Hei" style:font-name-complex="Lohit Hindi"/>
    </style:style>
    <style:style style:name="ce289" style:family="table-cell" style:parent-style-name="Default">
      <style:table-cell-properties fo:border-bottom="none" fo:background-color="#ffe490" style:cell-protect="none" style:print-content="true" fo:border-left="none" fo:border-right="0.06pt solid #000000" fo:border-top="none"/>
    </style:style>
    <style:style style:name="ce290" style:family="table-cell" style:parent-style-name="Default">
      <style:table-cell-properties fo:border-bottom="none" fo:background-color="#ffe490" style:cell-protect="none" style:print-content="true" fo:border-left="none" fo:border-right="0.06pt solid #000000" fo:border-top="none"/>
      <style:text-properties style:font-name="Arial" style:font-name-asian="WenQuanYi Micro Hei" style:font-name-complex="Lohit Hindi"/>
    </style:style>
    <style:style style:name="ce291" style:family="table-cell" style:parent-style-name="Default">
      <style:table-cell-properties fo:border-bottom="none" fo:background-color="#ffe490" style:cell-protect="none" style:print-content="true" style:text-align-source="fix" style:repeat-content="false" fo:border-left="none" fo:border-right="0.06pt solid #000000" fo:border-top="none"/>
      <style:paragraph-properties fo:text-align="end" fo:margin-left="0mm"/>
      <style:text-properties style:font-name="Arial" style:font-name-asian="WenQuanYi Micro Hei" style:font-name-complex="Lohit Hindi"/>
    </style:style>
    <style:style style:name="ce292" style:family="table-cell" style:parent-style-name="Default">
      <style:table-cell-properties fo:border-bottom="none" fo:background-color="#ffe490" style:cell-protect="none" style:print-content="true" fo:border-left="none" fo:border-right="0.06pt solid #000000" fo:border-top="none"/>
      <style:text-properties style:font-name-asian="WenQuanYi Micro Hei" style:font-name-complex="Lohit Hindi"/>
    </style:style>
    <style:style style:name="ce293" style:family="table-cell" style:parent-style-name="Default">
      <style:table-cell-properties fo:border-bottom="0.06pt solid #000000" fo:background-color="#ffe490" style:cell-protect="none" style:print-content="true" fo:border-left="none" fo:border-right="0.06pt solid #000000" fo:border-top="none"/>
      <style:text-properties fo:font-weight="bold" style:font-weight-asian="bold" style:font-weight-complex="bold"/>
    </style:style>
    <style:style style:name="ce294" style:family="table-cell" style:parent-style-name="Default" style:data-style-name="N100">
      <style:table-cell-properties fo:background-color="#ffe490" style:cell-protect="protected" style:print-content="true" style:text-align-source="fix" style:repeat-content="false" fo:border="none"/>
      <style:paragraph-properties fo:text-align="end" fo:margin-left="0mm"/>
    </style:style>
    <style:style style:name="ce295" style:family="table-cell" style:parent-style-name="Default" style:data-style-name="N100">
      <style:table-cell-properties fo:background-color="#ffe490" style:cell-protect="protected" style:print-content="true" style:text-align-source="fix" style:repeat-content="false" fo:border="none" style:rotation-angle="90" style:vertical-align="middle"/>
      <style:paragraph-properties fo:text-align="end" fo:margin-left="0mm"/>
      <style:text-properties fo:font-weight="bold" style:font-weight-asian="bold" style:font-weight-complex="bold"/>
    </style:style>
    <style:style style:name="ce296" style:family="table-cell" style:parent-style-name="Default" style:data-style-name="N100">
      <style:table-cell-properties fo:background-color="#ffe490" style:cell-protect="protected" style:print-content="true" style:text-align-source="fix" style:repeat-content="false" fo:border="none" style:rotation-angle="0" style:vertical-align="middle"/>
      <style:paragraph-properties fo:text-align="end" fo:margin-left="0mm"/>
    </style:style>
    <style:style style:name="ce297" style:family="table-cell" style:parent-style-name="Default" style:data-style-name="N100">
      <style:table-cell-properties fo:border-bottom="0.06pt solid #000000" fo:background-color="#ffe490" style:cell-protect="none" style:print-content="true" style:text-align-source="fix" style:repeat-content="false" fo:border-left="none" fo:border-right="none" fo:border-top="none"/>
      <style:paragraph-properties fo:text-align="end" fo:margin-left="0mm"/>
    </style:style>
    <style:style style:name="ce298" style:family="table-cell" style:parent-style-name="Default" style:data-style-name="N100">
      <style:table-cell-properties fo:background-color="#ffe490" style:cell-protect="protected" style:print-content="true" style:text-align-source="fix" style:repeat-content="false"/>
      <style:paragraph-properties fo:text-align="center" fo:margin-left="0mm"/>
    </style:style>
    <style:style style:name="ce299" style:family="table-cell" style:parent-style-name="Default" style:data-style-name="N100">
      <style:table-cell-properties fo:border-bottom="0.06pt solid #000000" fo:background-color="#ffe490" style:cell-protect="none" style:print-content="true" style:text-align-source="fix" style:repeat-content="false" fo:border-left="none" fo:border-right="none" fo:border-top="none"/>
      <style:paragraph-properties fo:text-align="center" fo:margin-left="0mm"/>
    </style:style>
    <style:style style:name="ce300"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none"/>
      <style:paragraph-properties fo:text-align="center" fo:margin-left="0mm"/>
    </style:style>
    <style:style style:name="ce301" style:family="table-cell" style:parent-style-name="Default" style:data-style-name="N100">
      <style:table-cell-properties fo:border-bottom="none" style:cell-protect="none" style:print-content="true" style:text-align-source="fix" style:repeat-content="false" fo:background-color="transparent" fo:wrap-option="wrap" fo:border-left="none" fo:border-right="0.06pt solid #000000" fo:border-top="none"/>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data-style-name="N100">
      <style:table-cell-properties fo:background-color="#ffe490" style:cell-protect="protected" style:print-content="true" style:text-align-source="fix" style:repeat-content="false"/>
      <style:paragraph-properties fo:text-align="end" fo:margin-left="0mm"/>
    </style:style>
    <style:style style:name="ce303"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fo:border-top="none"/>
      <style:paragraph-properties fo:text-align="center" fo:margin-left="0mm"/>
    </style:style>
    <style:style style:name="ce304"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0" fo:border-top="none" style:vertical-align="middle"/>
      <style:paragraph-properties fo:text-align="center" fo:margin-left="0mm"/>
    </style:style>
    <style:style style:name="ce305"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start" fo:margin-left="0mm"/>
    </style:style>
    <style:style style:name="ce306" style:family="table-cell" style:parent-style-name="Default" style:data-style-name="N100">
      <style:table-cell-properties fo:border-bottom="none" fo:background-color="#ffe490" style:cell-protect="protected" style:print-content="true" fo:border-left="none" fo:border-right="0.06pt solid #000000" fo:border-top="none"/>
    </style:style>
    <style:style style:name="ce307" style:family="table-cell" style:parent-style-name="Default">
      <style:table-cell-properties fo:background-color="#ffe490"/>
    </style:style>
    <style:style style:name="ce308" style:family="table-cell" style:parent-style-name="Default">
      <style:table-cell-properties fo:border-bottom="none" fo:background-color="#ffe490" style:cell-protect="protected" style:print-content="true" style:text-align-source="fix" style:repeat-content="false" fo:border-left="none" fo:border-right="0.06pt solid #000000" fo:border-top="none"/>
      <style:paragraph-properties fo:text-align="start" fo:margin-left="0mm"/>
    </style:style>
    <style:style style:name="ce309" style:family="table-cell" style:parent-style-name="Default">
      <style:table-cell-properties style:cell-protect="none" style:print-content="true" style:text-align-source="fix" style:repeat-content="false" fo:background-color="transparent"/>
      <style:paragraph-properties fo:text-align="start" fo:margin-left="0mm"/>
    </style:style>
    <style:style style:name="ce310" style:family="table-cell" style:parent-style-name="Default">
      <style:table-cell-properties fo:border-bottom="0.06pt solid #000000" style:cell-protect="none" style:print-content="true" fo:background-color="transparent" fo:border-left="none" fo:border-right="none" fo:border-top="none"/>
    </style:style>
    <style:style style:name="ce311" style:family="table-cell" style:parent-style-name="Default">
      <style:table-cell-properties style:cell-protect="none" style:print-content="true" fo:background-color="transparent"/>
      <style:text-properties style:font-name="Arial" style:font-name-asian="WenQuanYi Micro Hei" style:font-name-complex="Lohit Hindi"/>
    </style:style>
    <style:style style:name="ce312" style:family="table-cell" style:parent-style-name="Default">
      <style:table-cell-properties fo:background-color="#ff3030" style:cell-protect="protected" style:print-content="true"/>
      <style:text-properties fo:font-size="10pt" style:font-size-asian="10pt" style:font-size-complex="10pt"/>
    </style:style>
    <style:style style:name="ce313" style:family="table-cell" style:parent-style-name="Default">
      <style:table-cell-properties fo:background-color="#ff3030" style:cell-protect="protected" style:print-content="true" style:text-align-source="fix" style:repeat-content="false"/>
      <style:paragraph-properties fo:text-align="center" fo:margin-left="0mm"/>
      <style:text-properties fo:font-size="10pt" fo:font-weight="bold" style:font-size-asian="10pt" style:font-weight-asian="bold" style:font-size-complex="10pt" style:font-weight-complex="bold"/>
    </style:style>
    <style:style style:name="ce314" style:family="table-cell" style:parent-style-name="Default">
      <style:table-cell-properties fo:background-color="#ff3030" style:cell-protect="protected" style:print-content="true"/>
      <style:text-properties style:font-name="Arial" style:font-name-asian="WenQuanYi Micro Hei" style:font-name-complex="Lohit Hindi"/>
    </style:style>
    <style:style style:name="ce315" style:family="table-cell" style:parent-style-name="Default">
      <style:table-cell-properties style:cell-protect="none" style:print-content="true" fo:background-color="transparent"/>
      <style:text-properties fo:font-size="8pt" style:font-size-asian="8pt" style:font-size-complex="8pt"/>
    </style:style>
    <style:style style:name="ce316" style:family="table-cell" style:parent-style-name="Default">
      <style:table-cell-properties style:cell-protect="none" style:print-content="true" fo:background-color="transparent"/>
      <style:text-properties fo:color="#60c000" fo:font-size="8pt" style:font-size-asian="8pt" style:font-size-complex="8pt"/>
    </style:style>
    <style:style style:name="gr1" style:family="graphic">
      <style:graphic-properties fo:background-color="#ff0000"/>
    </style:style>
    <style:style style:name="P1" style:family="paragraph">
      <style:paragraph-properties fo:text-align="center"/>
      <style:text-properties fo:color="#eeeeee" fo:font-size="14pt" fo:font-weight="bold" style:font-relief="engraved"/>
    </style:style>
    <style:style style:name="T1" style:family="text">
      <style:text-properties fo:language="fr" fo:country="FR"/>
    </style:style>
    <style:style style:name="T2" style:family="text">
      <style:text-properties fo:color="#ff3030"/>
    </style:style>
    <style:style style:name="T3" style:family="text">
      <style:text-properties style:use-window-font-color="true" style:font-name="Arial" fo:font-size="10pt" fo:language="en" fo:country="US" fo:font-style="normal" style:font-size-asian="10pt" style:font-style-asian="normal" style:font-size-complex="10pt" style:font-style-complex="normal"/>
    </style:style>
    <style:style style:name="T4" style:family="text">
      <style:text-properties style:use-window-font-color="true" style:text-outline="false" style:text-line-through-style="none" style:text-position="0% 100%" style:font-name="Arial" fo:font-size="10pt" fo:letter-spacing="normal" fo:language="fr" fo:country="FR" fo:font-style="normal" fo:text-shadow="none" style:text-underline-style="none" fo:font-weight="bold" style:text-underline-mode="continuous" style:text-overline-mode="continuous" style:text-line-through-mode="continuous" style:letter-kerning="false"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Arial" style:font-name-asian="WenQuanYi Micro Hei" style:font-name-complex="Lohit Hindi"/>
    </style:style>
    <style:style style:name="T9" style:family="text">
      <style:text-properties fo:color="#000000" style:font-name="Arial" fo:font-size="10pt" fo:language="fr" fo:country="FR" fo:font-style="normal" style:font-name-asian="WenQuanYi Micro Hei" style:font-size-asian="10pt" style:font-style-asian="normal" style:font-name-complex="Lohit Hindi" style:font-size-complex="10pt" style:font-style-complex="normal"/>
    </style:style>
    <style:style style:name="T10" style:family="text">
      <style:text-properties fo:color="#000000" style:font-name="Arial" fo:font-size="10pt" fo:language="en" fo:country="US" fo:font-style="normal" style:font-name-asian="WenQuanYi Micro Hei" style:font-size-asian="10pt" style:font-style-asian="normal" style:font-name-complex="Lohit Hindi" style:font-size-complex="10pt" style:font-style-complex="normal"/>
    </style:style>
  </office:automatic-styles>
  <office:body>
    <office:spreadsheet>
      <table:calculation-settings table:use-regular-expressions="false"/>
      <table:table table:name="Paramètres" table:style-name="ta1">
        <office:forms form:automatic-focus="false" form:apply-design-mode="false"/>
        <table:table-column table:style-name="co1" table:default-cell-style-name="Default"/>
        <table:table-column table:style-name="co2" table:default-cell-style-name="ce69"/>
        <table:table-column table:style-name="co3" table:default-cell-style-name="ce107"/>
        <table:table-column table:style-name="co4" table:default-cell-style-name="ce70"/>
        <table:table-column table:style-name="co5" table:default-cell-style-name="ce33"/>
        <table:table-column table:style-name="co6" table:default-cell-style-name="ce172"/>
        <table:table-column table:style-name="co7" table:default-cell-style-name="ce70"/>
        <table:table-column table:style-name="co8"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07" table:default-cell-style-name="Default"/>
        <table:table-row table:style-name="ro1">
          <table:table-cell table:style-name="ce1" office:value-type="string">
            <text:p>On doit trouver un événement historique par ligne avec au minimum 6 paramètres : <text:s/>#1 #2 #3 #5 #6 #7</text:p>
          </table:table-cell>
          <table:table-cell table:style-name="Default" table:number-columns-repeated="6"/>
          <table:table-cell table:number-columns-repeated="1014"/>
        </table:table-row>
        <table:table-row table:style-name="ro1">
          <table:table-cell table:style-name="ce1"/>
          <table:table-cell table:style-name="Default" table:number-columns-repeated="6"/>
          <table:table-cell table:number-columns-repeated="1014"/>
        </table:table-row>
        <table:table-row table:style-name="ro1">
          <table:table-cell table:style-name="ce1" office:value-type="string">
            <text:p><text:s/>Paramètre #1 : Date de départ de l'événement. Le format a utiliser est :</text:p>
          </table:table-cell>
          <table:table-cell table:style-name="Default" table:number-columns-repeated="6"/>
          <table:table-cell table:number-columns-repeated="1014"/>
        </table:table-row>
        <table:table-row table:style-name="ro1">
          <table:table-cell office:value-type="string">
            <text:p><text:s text:c="16"/>YYYYMMDD (année, mois et jour)</text:p>
          </table:table-cell>
          <table:table-cell table:style-name="Default" table:number-columns-repeated="6"/>
          <table:table-cell table:number-columns-repeated="1014"/>
        </table:table-row>
        <table:table-row table:style-name="ro1">
          <table:table-cell office:value-type="string">
            <text:p><text:s text:c="16"/>Les formats YYYYMM et YYYY sont autorisés.</text:p>
          </table:table-cell>
          <table:table-cell table:style-name="Default" table:number-columns-repeated="6"/>
          <table:table-cell table:number-columns-repeated="1014"/>
        </table:table-row>
        <table:table-row table:style-name="ro1">
          <table:table-cell office:value-type="string">
            <text:p><text:s text:c="16"/>(Si la date n'est pas indiquée la totalité de la ligne est ignorée)</text:p>
          </table:table-cell>
          <table:table-cell table:style-name="Default" table:number-columns-repeated="6"/>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2 : Date de fin de l'événement. Le format a utiliser est :</text:p>
          </table:table-cell>
          <table:table-cell table:style-name="Default" table:number-columns-repeated="6"/>
          <table:table-cell table:number-columns-repeated="1014"/>
        </table:table-row>
        <table:table-row table:style-name="ro1">
          <table:table-cell office:value-type="string">
            <text:p><text:s text:c="16"/>YYYYMMDD (année, mois et jour)</text:p>
          </table:table-cell>
          <table:table-cell table:style-name="Default" table:number-columns-repeated="6"/>
          <table:table-cell table:number-columns-repeated="1014"/>
        </table:table-row>
        <table:table-row table:style-name="ro1">
          <table:table-cell office:value-type="string">
            <text:p><text:s text:c="16"/>Les formats YYYYMM et YYYY sont autorisés.</text:p>
          </table:table-cell>
          <table:table-cell table:style-name="Default" table:number-columns-repeated="6"/>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3 : Le pays (code ISO) concerné par cet événement</text:p>
          </table:table-cell>
          <table:table-cell table:style-name="Default" table:number-columns-repeated="6"/>
          <table:table-cell table:number-columns-repeated="1014"/>
        </table:table-row>
        <table:table-row table:style-name="ro1">
          <table:table-cell table:style-name="ce2" office:value-type="string">
            <text:p><text:s text:c="16"/>Vous pouvez consulter cette <text:span text:style-name="T1">URL</text:span>  :<text:a xlink:href="http://www.iso.org/iso/fr/french_country_names_and_code_elements">http://www.iso.org/iso/fr/french_country_names_and_code_elements</text:a></text:p>
          </table:table-cell>
          <table:table-cell table:style-name="Default" table:number-columns-repeated="6"/>
          <table:table-cell table:number-columns-repeated="1014"/>
        </table:table-row>
        <table:table-row table:style-name="ro1">
          <table:table-cell/>
          <table:table-cell table:style-name="ce34" office:value-type="string">
            <text:p>Algérie</text:p>
          </table:table-cell>
          <table:table-cell table:style-name="ce73" office:value-type="string">
            <text:p>dz</text:p>
          </table:table-cell>
          <table:table-cell table:style-name="Default" table:number-columns-repeated="4"/>
          <table:table-cell table:number-columns-repeated="1014"/>
        </table:table-row>
        <table:table-row table:style-name="ro1">
          <table:table-cell/>
          <table:table-cell table:style-name="ce35" office:value-type="string">
            <text:p>Allemagne</text:p>
          </table:table-cell>
          <table:table-cell table:style-name="ce74" office:value-type="string">
            <text:p>de</text:p>
          </table:table-cell>
          <table:table-cell table:style-name="Default" table:number-columns-repeated="4"/>
          <table:table-cell table:number-columns-repeated="1014"/>
        </table:table-row>
        <table:table-row table:style-name="ro1">
          <table:table-cell/>
          <table:table-cell table:style-name="ce35" office:value-type="string">
            <text:p>Andorre</text:p>
          </table:table-cell>
          <table:table-cell table:style-name="ce74" office:value-type="string">
            <text:p>ad</text:p>
          </table:table-cell>
          <table:table-cell table:style-name="Default" table:number-columns-repeated="4"/>
          <table:table-cell table:number-columns-repeated="1014"/>
        </table:table-row>
        <table:table-row table:style-name="ro1">
          <table:table-cell/>
          <table:table-cell table:style-name="ce35" office:value-type="string">
            <text:p>Belgique</text:p>
          </table:table-cell>
          <table:table-cell table:style-name="ce74" office:value-type="string">
            <text:p>be</text:p>
          </table:table-cell>
          <table:table-cell table:style-name="Default" table:number-columns-repeated="4"/>
          <table:table-cell table:number-columns-repeated="1014"/>
        </table:table-row>
        <table:table-row table:style-name="ro1">
          <table:table-cell/>
          <table:table-cell table:style-name="ce35" office:value-type="string">
            <text:p>Canada</text:p>
          </table:table-cell>
          <table:table-cell table:style-name="ce74" office:value-type="string">
            <text:p>ca</text:p>
          </table:table-cell>
          <table:table-cell table:style-name="Default" table:number-columns-repeated="4"/>
          <table:table-cell table:number-columns-repeated="1014"/>
        </table:table-row>
        <table:table-row table:style-name="ro1">
          <table:table-cell/>
          <table:table-cell table:style-name="ce35" office:value-type="string">
            <text:p>Espagne</text:p>
          </table:table-cell>
          <table:table-cell table:style-name="ce74" office:value-type="string">
            <text:p>es</text:p>
          </table:table-cell>
          <table:table-cell table:style-name="Default" table:number-columns-repeated="4"/>
          <table:table-cell table:number-columns-repeated="1014"/>
        </table:table-row>
        <table:table-row table:style-name="ro1">
          <table:table-cell/>
          <table:table-cell table:style-name="ce35" office:value-type="string">
            <text:p>États-Unis d'Amérique</text:p>
          </table:table-cell>
          <table:table-cell table:style-name="ce74" office:value-type="string">
            <text:p>us</text:p>
          </table:table-cell>
          <table:table-cell table:style-name="Default" table:number-columns-repeated="4"/>
          <table:table-cell table:number-columns-repeated="1014"/>
        </table:table-row>
        <table:table-row table:style-name="ro1">
          <table:table-cell/>
          <table:table-cell table:style-name="ce35" office:value-type="string">
            <text:p>France</text:p>
          </table:table-cell>
          <table:table-cell table:style-name="ce74" office:value-type="string">
            <text:p>fr</text:p>
          </table:table-cell>
          <table:table-cell table:style-name="Default" table:number-columns-repeated="4"/>
          <table:table-cell table:number-columns-repeated="1014"/>
        </table:table-row>
        <table:table-row table:style-name="ro1">
          <table:table-cell/>
          <table:table-cell table:style-name="ce35" office:value-type="string">
            <text:p>Italie</text:p>
          </table:table-cell>
          <table:table-cell table:style-name="ce74" office:value-type="string">
            <text:p>it</text:p>
          </table:table-cell>
          <table:table-cell table:style-name="Default" table:number-columns-repeated="4"/>
          <table:table-cell table:number-columns-repeated="1014"/>
        </table:table-row>
        <table:table-row table:style-name="ro1">
          <table:table-cell/>
          <table:table-cell table:style-name="ce35" office:value-type="string">
            <text:p>Luxembourg</text:p>
          </table:table-cell>
          <table:table-cell table:style-name="ce74" office:value-type="string">
            <text:p>lu</text:p>
          </table:table-cell>
          <table:table-cell table:style-name="Default" table:number-columns-repeated="4"/>
          <table:table-cell table:number-columns-repeated="1014"/>
        </table:table-row>
        <table:table-row table:style-name="ro1">
          <table:table-cell/>
          <table:table-cell table:style-name="ce35" office:value-type="string">
            <text:p>Norvège</text:p>
          </table:table-cell>
          <table:table-cell table:style-name="ce74" office:value-type="string">
            <text:p>no</text:p>
          </table:table-cell>
          <table:table-cell table:style-name="Default" table:number-columns-repeated="4"/>
          <table:table-cell table:number-columns-repeated="1014"/>
        </table:table-row>
        <table:table-row table:style-name="ro1">
          <table:table-cell/>
          <table:table-cell table:style-name="ce35" office:value-type="string">
            <text:p>Pologne</text:p>
          </table:table-cell>
          <table:table-cell table:style-name="ce74" office:value-type="string">
            <text:p>pl</text:p>
          </table:table-cell>
          <table:table-cell table:style-name="Default" table:number-columns-repeated="4"/>
          <table:table-cell table:number-columns-repeated="1014"/>
        </table:table-row>
        <table:table-row table:style-name="ro1">
          <table:table-cell/>
          <table:table-cell table:style-name="ce35" office:value-type="string">
            <text:p>Royaume uni</text:p>
          </table:table-cell>
          <table:table-cell table:style-name="ce74" office:value-type="string">
            <text:p>gb</text:p>
          </table:table-cell>
          <table:table-cell table:style-name="Default" table:number-columns-repeated="4"/>
          <table:table-cell table:number-columns-repeated="1014"/>
        </table:table-row>
        <table:table-row table:style-name="ro1">
          <table:table-cell/>
          <table:table-cell table:style-name="ce35" office:value-type="string">
            <text:p>Suède</text:p>
          </table:table-cell>
          <table:table-cell table:style-name="ce74" office:value-type="string">
            <text:p>se</text:p>
          </table:table-cell>
          <table:table-cell table:style-name="Default" table:number-columns-repeated="4"/>
          <table:table-cell table:number-columns-repeated="1014"/>
        </table:table-row>
        <table:table-row table:style-name="ro1">
          <table:table-cell/>
          <table:table-cell table:style-name="ce36" office:value-type="string">
            <text:p>Suisse</text:p>
          </table:table-cell>
          <table:table-cell table:style-name="ce75" office:value-type="string">
            <text:p>ch</text:p>
          </table:table-cell>
          <table:table-cell table:style-name="Default" table:number-columns-repeated="4"/>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Paramètre #4 : La région ou province du pays concerné</text:p>
          </table:table-cell>
          <table:table-cell table:style-name="Default" table:number-columns-repeated="6"/>
          <table:table-cell table:number-columns-repeated="1014"/>
        </table:table-row>
        <table:table-row table:style-name="ro1">
          <table:table-cell table:style-name="ce3" office:value-type="string">
            <text:p>Pour la France le code INSEE</text:p>
          </table:table-cell>
          <table:table-cell table:style-name="ce37" office:value-type="string">
            <text:p>Alsace</text:p>
          </table:table-cell>
          <table:table-cell table:style-name="ce76" office:value-type="float" office:value="42">
            <text:p>42</text:p>
          </table:table-cell>
          <table:table-cell table:style-name="ce37" office:value-type="string">
            <text:p>Guyane</text:p>
          </table:table-cell>
          <table:table-cell table:style-name="ce76" office:value-type="string">
            <text:p>03</text:p>
          </table:table-cell>
          <table:table-cell table:style-name="ce37" office:value-type="string">
            <text:p>Picardie</text:p>
          </table:table-cell>
          <table:table-cell table:style-name="ce76" office:value-type="float" office:value="22">
            <text:p>22</text:p>
          </table:table-cell>
          <table:table-cell table:number-columns-repeated="1014"/>
        </table:table-row>
        <table:table-row table:style-name="ro1">
          <table:table-cell table:style-name="ce3"/>
          <table:table-cell table:style-name="ce38" office:value-type="string">
            <text:p>Aquitaine</text:p>
          </table:table-cell>
          <table:table-cell table:style-name="ce77" office:value-type="float" office:value="72">
            <text:p>72</text:p>
          </table:table-cell>
          <table:table-cell table:style-name="ce38" office:value-type="string">
            <text:p>Haute-Normandie</text:p>
          </table:table-cell>
          <table:table-cell table:style-name="ce77" office:value-type="float" office:value="23">
            <text:p>23</text:p>
          </table:table-cell>
          <table:table-cell table:style-name="ce38" office:value-type="string">
            <text:p>Poitou-Charentes</text:p>
          </table:table-cell>
          <table:table-cell table:style-name="ce77" office:value-type="float" office:value="54">
            <text:p>54</text:p>
          </table:table-cell>
          <table:table-cell table:number-columns-repeated="1014"/>
        </table:table-row>
        <table:table-row table:style-name="ro1">
          <table:table-cell table:style-name="ce3"/>
          <table:table-cell table:style-name="ce38" office:value-type="string">
            <text:p>Auvergne</text:p>
          </table:table-cell>
          <table:table-cell table:style-name="ce77" office:value-type="float" office:value="83">
            <text:p>83</text:p>
          </table:table-cell>
          <table:table-cell table:style-name="ce38" office:value-type="string">
            <text:p>Île-de-France</text:p>
          </table:table-cell>
          <table:table-cell table:style-name="ce77" office:value-type="float" office:value="11">
            <text:p>11</text:p>
          </table:table-cell>
          <table:table-cell table:style-name="ce38" office:value-type="string">
            <text:p>Provence-Alpes-Côte d'Azur</text:p>
          </table:table-cell>
          <table:table-cell table:style-name="ce77" office:value-type="float" office:value="93">
            <text:p>93</text:p>
          </table:table-cell>
          <table:table-cell table:number-columns-repeated="1014"/>
        </table:table-row>
        <table:table-row table:style-name="ro1">
          <table:table-cell table:style-name="ce3"/>
          <table:table-cell table:style-name="ce38" office:value-type="string">
            <text:p>Basse-Normandie</text:p>
          </table:table-cell>
          <table:table-cell table:style-name="ce77" office:value-type="float" office:value="25">
            <text:p>25</text:p>
          </table:table-cell>
          <table:table-cell table:style-name="ce38" office:value-type="string">
            <text:p>La Réunion</text:p>
          </table:table-cell>
          <table:table-cell table:style-name="ce77" office:value-type="string">
            <text:p>04</text:p>
          </table:table-cell>
          <table:table-cell table:style-name="ce38" office:value-type="string">
            <text:p>Rhône-Alpes</text:p>
          </table:table-cell>
          <table:table-cell table:style-name="ce77" office:value-type="float" office:value="82">
            <text:p>82</text:p>
          </table:table-cell>
          <table:table-cell table:number-columns-repeated="1014"/>
        </table:table-row>
        <table:table-row table:style-name="ro1">
          <table:table-cell/>
          <table:table-cell table:style-name="ce38" office:value-type="string">
            <text:p>Bourgogne</text:p>
          </table:table-cell>
          <table:table-cell table:style-name="ce77" office:value-type="float" office:value="26">
            <text:p>26</text:p>
          </table:table-cell>
          <table:table-cell table:style-name="ce38" office:value-type="string">
            <text:p>Languedoc-Roussillon</text:p>
          </table:table-cell>
          <table:table-cell table:style-name="ce77" office:value-type="string">
            <text:p>91</text:p>
          </table:table-cell>
          <table:table-cell table:style-name="ce38"/>
          <table:table-cell table:style-name="ce77"/>
          <table:table-cell table:number-columns-repeated="1014"/>
        </table:table-row>
        <table:table-row table:style-name="ro1">
          <table:table-cell table:style-name="ce3"/>
          <table:table-cell table:style-name="ce38" office:value-type="string">
            <text:p>Bretagne</text:p>
          </table:table-cell>
          <table:table-cell table:style-name="ce77" office:value-type="float" office:value="53">
            <text:p>53</text:p>
          </table:table-cell>
          <table:table-cell table:style-name="ce38" office:value-type="string">
            <text:p>Limousin</text:p>
          </table:table-cell>
          <table:table-cell table:style-name="ce77" office:value-type="string">
            <text:p>74</text:p>
          </table:table-cell>
          <table:table-cell table:style-name="ce38"/>
          <table:table-cell table:style-name="ce77"/>
          <table:table-cell table:number-columns-repeated="1014"/>
        </table:table-row>
        <table:table-row table:style-name="ro1">
          <table:table-cell table:style-name="ce3"/>
          <table:table-cell table:style-name="ce38" office:value-type="string">
            <text:p>Centre</text:p>
          </table:table-cell>
          <table:table-cell table:style-name="ce77" office:value-type="float" office:value="24">
            <text:p>24</text:p>
          </table:table-cell>
          <table:table-cell table:style-name="ce38" office:value-type="string">
            <text:p>Lorraine</text:p>
          </table:table-cell>
          <table:table-cell table:style-name="ce77" office:value-type="string">
            <text:p>41</text:p>
          </table:table-cell>
          <table:table-cell table:style-name="ce38"/>
          <table:table-cell table:style-name="ce77"/>
          <table:table-cell table:number-columns-repeated="1014"/>
        </table:table-row>
        <table:table-row table:style-name="ro1">
          <table:table-cell table:style-name="ce3"/>
          <table:table-cell table:style-name="ce38" office:value-type="string">
            <text:p>Champagne-Ardenne</text:p>
          </table:table-cell>
          <table:table-cell table:style-name="ce77" office:value-type="float" office:value="21">
            <text:p>21</text:p>
          </table:table-cell>
          <table:table-cell table:style-name="ce38" office:value-type="string">
            <text:p>Martinique</text:p>
          </table:table-cell>
          <table:table-cell table:style-name="ce77" office:value-type="string">
            <text:p>02</text:p>
          </table:table-cell>
          <table:table-cell table:style-name="ce38"/>
          <table:table-cell table:style-name="ce77"/>
          <table:table-cell table:number-columns-repeated="1014"/>
        </table:table-row>
        <table:table-row table:style-name="ro1">
          <table:table-cell table:style-name="ce3"/>
          <table:table-cell table:style-name="ce38" office:value-type="string">
            <text:p>Corse</text:p>
          </table:table-cell>
          <table:table-cell table:style-name="ce77" office:value-type="float" office:value="94">
            <text:p>94</text:p>
          </table:table-cell>
          <table:table-cell table:style-name="ce38" office:value-type="string">
            <text:p>Midi-Pyrénées</text:p>
          </table:table-cell>
          <table:table-cell table:style-name="ce77" office:value-type="string">
            <text:p>73</text:p>
          </table:table-cell>
          <table:table-cell table:style-name="ce38"/>
          <table:table-cell table:style-name="ce77"/>
          <table:table-cell table:number-columns-repeated="1014"/>
        </table:table-row>
        <table:table-row table:style-name="ro1">
          <table:table-cell table:style-name="ce3"/>
          <table:table-cell table:style-name="ce38" office:value-type="string">
            <text:p>Franche-Comté</text:p>
          </table:table-cell>
          <table:table-cell table:style-name="ce77" office:value-type="float" office:value="43">
            <text:p>43</text:p>
          </table:table-cell>
          <table:table-cell table:style-name="ce38" office:value-type="string">
            <text:p>Nord-Pas-de-Calais</text:p>
          </table:table-cell>
          <table:table-cell table:style-name="ce77" office:value-type="string">
            <text:p>31</text:p>
          </table:table-cell>
          <table:table-cell table:style-name="ce38"/>
          <table:table-cell table:style-name="ce77"/>
          <table:table-cell table:number-columns-repeated="1014"/>
        </table:table-row>
        <table:table-row table:style-name="ro1">
          <table:table-cell table:style-name="ce3"/>
          <table:table-cell table:style-name="ce39" office:value-type="string">
            <text:p>Guadeloupe</text:p>
          </table:table-cell>
          <table:table-cell table:style-name="ce78" office:value-type="string">
            <text:p>01</text:p>
          </table:table-cell>
          <table:table-cell table:style-name="ce39" office:value-type="string">
            <text:p>Pays de la Loire</text:p>
          </table:table-cell>
          <table:table-cell table:style-name="ce78" office:value-type="string">
            <text:p>52</text:p>
          </table:table-cell>
          <table:table-cell table:style-name="ce39"/>
          <table:table-cell table:style-name="ce78"/>
          <table:table-cell table:number-columns-repeated="1014"/>
        </table:table-row>
        <table:table-row table:style-name="ro1">
          <table:table-cell table:style-name="ce3"/>
          <table:table-cell table:style-name="ce40"/>
          <table:table-cell table:style-name="ce79"/>
          <table:table-cell table:style-name="ce40"/>
          <table:table-cell table:style-name="ce79"/>
          <table:table-cell table:style-name="ce40"/>
          <table:table-cell table:style-name="ce174"/>
          <table:table-cell table:number-columns-repeated="1014"/>
        </table:table-row>
        <table:table-row table:style-name="ro1">
          <table:table-cell table:style-name="ce1" office:value-type="string">
            <text:p><text:s/>Paramètre #5 : L'importance de cet événement (un chiffre positif à choisir entre 0 et 9), avec :</text:p>
          </table:table-cell>
          <table:table-cell table:style-name="Default" table:number-columns-repeated="6"/>
          <table:table-cell table:number-columns-repeated="1014"/>
        </table:table-row>
        <table:table-row table:style-name="ro1">
          <table:table-cell/>
          <table:table-cell table:style-name="ce41" office:value-type="float" office:value="0">
            <text:p>0</text:p>
          </table:table-cell>
          <table:table-cell table:style-name="ce80" office:value-type="string">
            <text:p>événement d'une importance majeure. Cet événementiel sera toujours affiché.</text:p>
          </table:table-cell>
          <table:table-cell table:style-name="ce97"/>
          <table:table-cell table:style-name="ce138" table:number-columns-repeated="2"/>
          <table:table-cell table:style-name="ce175"/>
          <table:table-cell table:number-columns-repeated="1014"/>
        </table:table-row>
        <table:table-row table:style-name="ro1">
          <table:table-cell/>
          <table:table-cell table:style-name="ce42" office:value-type="float" office:value="1">
            <text:p>1</text:p>
          </table:table-cell>
          <table:table-cell table:style-name="ce81" office:value-type="string">
            <text:p>événement moins important.</text:p>
          </table:table-cell>
          <table:table-cell table:style-name="ce112" table:number-columns-repeated="3"/>
          <table:table-cell table:style-name="ce176"/>
          <table:table-cell table:number-columns-repeated="1014"/>
        </table:table-row>
        <table:table-row table:style-name="ro1">
          <table:table-cell/>
          <table:table-cell table:style-name="ce43" office:value-type="float" office:value="2">
            <text:p>2</text:p>
          </table:table-cell>
          <table:table-cell table:style-name="ce82" office:value-type="string">
            <text:p>événement encore moins important <text:s/>etc...</text:p>
          </table:table-cell>
          <table:table-cell table:style-name="ce82"/>
          <table:table-cell table:style-name="ce139" table:number-columns-repeated="2"/>
          <table:table-cell table:style-name="ce177"/>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6 : Le type d'événement, avec :</text:p>
          </table:table-cell>
          <table:table-cell table:style-name="Default" table:number-columns-repeated="6"/>
          <table:table-cell table:number-columns-repeated="1014"/>
        </table:table-row>
        <table:table-row table:style-name="ro2">
          <table:table-cell table:style-name="ce4" office:value-type="string">
            <text:p>Catégories</text:p>
          </table:table-cell>
          <table:table-cell table:style-name="ce44" office:value-type="string">
            <text:p>Sous-catégories</text:p>
          </table:table-cell>
          <table:table-cell table:style-name="ce83"/>
          <table:table-cell table:style-name="ce113"/>
          <table:table-cell table:style-name="ce140" office:value-type="string">
            <text:p><text:span text:style-name="T4">Importance</text:span></text:p>
            <text:p><text:span text:style-name="T5">notes à</text:span></text:p>
            <text:p><text:span text:style-name="T6"><text:s/></text:span><text:span text:style-name="T5">privilégiées</text:span></text:p>
          </table:table-cell>
          <table:table-cell table:style-name="ce160" office:value-type="string">
            <text:p>Exemples</text:p>
          </table:table-cell>
          <table:table-cell table:style-name="ce178" table:number-columns-repeated="10"/>
          <table:table-cell table:style-name="ce196"/>
          <table:table-cell table:number-columns-repeated="1004"/>
        </table:table-row>
        <table:table-row table:style-name="ro1">
          <table:table-cell table:style-name="ce5" office:value-type="string">
            <text:p>Climat et nature</text:p>
          </table:table-cell>
          <table:table-cell table:style-name="ce45" office:value-type="string">
            <text:p>A= Agriculture</text:p>
          </table:table-cell>
          <table:table-cell table:style-name="ce84"/>
          <table:table-cell table:style-name="ce114"/>
          <table:table-cell table:style-name="ce141" office:value-type="string">
            <text:p>3 à 4</text:p>
          </table:table-cell>
          <table:table-cell table:style-name="ce161" office:value-type="string">
            <text:p>Gelées d’oliviers en Provence.</text:p>
          </table:table-cell>
          <table:table-cell table:style-name="ce179" table:number-columns-repeated="10"/>
          <table:table-cell table:style-name="ce197"/>
          <table:table-cell table:number-columns-repeated="1004"/>
        </table:table-row>
        <table:table-row table:style-name="ro1">
          <table:table-cell table:style-name="ce6"/>
          <table:table-cell table:style-name="ce46" office:value-type="string">
            <text:p>C= Climat</text:p>
          </table:table-cell>
          <table:table-cell table:style-name="ce85"/>
          <table:table-cell table:style-name="ce115"/>
          <table:table-cell table:style-name="ce142" office:value-type="string">
            <text:p>3 à 4</text:p>
          </table:table-cell>
          <table:table-cell table:style-name="ce162" office:value-type="string">
            <text:p>Le Rhône est gelé.</text:p>
          </table:table-cell>
          <table:table-cell table:style-name="ce180" table:number-columns-repeated="10"/>
          <table:table-cell table:style-name="ce198"/>
          <table:table-cell table:number-columns-repeated="1004"/>
        </table:table-row>
        <table:table-row table:style-name="ro1">
          <table:table-cell table:style-name="ce7" office:value-type="string">
            <text:p>Événements démographiques</text:p>
          </table:table-cell>
          <table:table-cell table:style-name="ce47" office:value-type="string">
            <text:p>M = Épidémies</text:p>
          </table:table-cell>
          <table:table-cell table:style-name="ce86"/>
          <table:table-cell table:style-name="ce116"/>
          <table:table-cell table:style-name="ce143" office:value-type="float" office:value="1">
            <text:p>1</text:p>
          </table:table-cell>
          <table:table-cell table:style-name="ce163" office:value-type="string">
            <text:p>Peste de Marseille. 85.000 morts en Provence.</text:p>
          </table:table-cell>
          <table:table-cell table:style-name="ce180" table:number-columns-repeated="10"/>
          <table:table-cell table:style-name="ce198"/>
          <table:table-cell table:number-columns-repeated="1004"/>
        </table:table-row>
        <table:table-row table:style-name="ro1">
          <table:table-cell table:style-name="ce8"/>
          <table:table-cell table:style-name="ce48" office:value-type="string">
            <text:p>H = Famines</text:p>
          </table:table-cell>
          <table:table-cell table:style-name="ce87"/>
          <table:table-cell table:style-name="ce117"/>
          <table:table-cell table:style-name="ce143" office:value-type="float" office:value="2">
            <text:p>2</text:p>
          </table:table-cell>
          <table:table-cell table:style-name="ce164" office:value-type="string">
            <text:p>Mauvaise récolte de grains. Disettes et épidémies</text:p>
          </table:table-cell>
          <table:table-cell table:style-name="ce180" table:number-columns-repeated="10"/>
          <table:table-cell table:style-name="ce198"/>
          <table:table-cell table:number-columns-repeated="1004"/>
        </table:table-row>
        <table:table-row table:style-name="ro1">
          <table:table-cell table:style-name="ce9"/>
          <table:table-cell table:style-name="ce48" office:value-type="string">
            <text:p>K = Catastrophes </text:p>
          </table:table-cell>
          <table:table-cell table:style-name="ce87"/>
          <table:table-cell table:style-name="ce117"/>
          <table:table-cell table:style-name="ce143" office:value-type="float" office:value="2">
            <text:p>2</text:p>
          </table:table-cell>
          <table:table-cell table:style-name="ce164" office:value-type="string">
            <text:p>Inondation de Paris, la crue de la Seine inonde 500 hectares de la capitale française.</text:p>
          </table:table-cell>
          <table:table-cell table:style-name="ce180" table:number-columns-repeated="10"/>
          <table:table-cell table:style-name="ce198"/>
          <table:table-cell table:number-columns-repeated="1004"/>
        </table:table-row>
        <table:table-row table:style-name="ro1">
          <table:table-cell table:style-name="ce10"/>
          <table:table-cell table:style-name="ce49" office:value-type="string">
            <text:p>T = Démographie</text:p>
          </table:table-cell>
          <table:table-cell table:style-name="ce88"/>
          <table:table-cell table:style-name="ce118"/>
          <table:table-cell table:style-name="ce144" office:value-type="float" office:value="1">
            <text:p>1</text:p>
          </table:table-cell>
          <table:table-cell table:style-name="ce164" office:value-type="string">
            <text:p>La population française se monte à 42,8 millions d'habitants</text:p>
          </table:table-cell>
          <table:table-cell table:style-name="ce180" table:number-columns-repeated="10"/>
          <table:table-cell table:style-name="ce198"/>
          <table:table-cell table:number-columns-repeated="1004"/>
        </table:table-row>
        <table:table-row table:style-name="ro1">
          <table:table-cell table:style-name="ce11" office:value-type="string">
            <text:p>Inventions et découvertes</text:p>
          </table:table-cell>
          <table:table-cell table:style-name="ce50" office:value-type="string">
            <text:p>I = Invention</text:p>
          </table:table-cell>
          <table:table-cell table:style-name="ce89"/>
          <table:table-cell table:style-name="ce119"/>
          <table:table-cell table:style-name="ce145" office:value-type="float" office:value="7">
            <text:p>7</text:p>
          </table:table-cell>
          <table:table-cell table:style-name="ce164" office:value-type="string">
            <text:p>Première ascension en montgolfière par Pilâtre de Rozier et le Marquis d'Arlandes.</text:p>
          </table:table-cell>
          <table:table-cell table:style-name="ce180" table:number-columns-repeated="10"/>
          <table:table-cell table:style-name="ce198"/>
          <table:table-cell table:number-columns-repeated="1004"/>
        </table:table-row>
        <table:table-row table:style-name="ro1">
          <table:table-cell table:style-name="ce12"/>
          <table:table-cell table:style-name="ce51" office:value-type="string">
            <text:p>Y = Découverte</text:p>
          </table:table-cell>
          <table:table-cell table:style-name="ce90"/>
          <table:table-cell table:style-name="ce120"/>
          <table:table-cell table:style-name="ce146" office:value-type="float" office:value="4">
            <text:p>4</text:p>
          </table:table-cell>
          <table:table-cell table:style-name="ce164" office:value-type="string">
            <text:p>L’académie de Besançon ouvre un concours pour un nouvel aliment végétal. Le lauréat sera Antoine Augustin Parmentier avec la pomme de terre.</text:p>
          </table:table-cell>
          <table:table-cell table:style-name="ce180" table:number-columns-repeated="10"/>
          <table:table-cell table:style-name="ce198"/>
          <table:table-cell table:number-columns-repeated="1004"/>
        </table:table-row>
        <table:table-row table:style-name="ro1">
          <table:table-cell table:style-name="ce13" office:value-type="string">
            <text:p>Faits de Société</text:p>
          </table:table-cell>
          <table:table-cell table:style-name="ce52" office:value-type="string">
            <text:p>S = Faits de Société <text:s/>(vie du peuple)</text:p>
          </table:table-cell>
          <table:table-cell table:style-name="ce91"/>
          <table:table-cell table:style-name="ce121"/>
          <table:table-cell table:style-name="ce147" office:value-type="string">
            <text:p>7 à 8</text:p>
          </table:table-cell>
          <table:table-cell table:style-name="ce165" office:value-type="string">
            <text:p>Vote des Lois Jules Ferry(gratuité et caractère obligatoire de l'enseignement primaire, création des écoles normales d'instituteurs).</text:p>
          </table:table-cell>
          <table:table-cell table:style-name="ce180" table:number-columns-repeated="10"/>
          <table:table-cell table:style-name="ce198"/>
          <table:table-cell table:number-columns-repeated="1004"/>
        </table:table-row>
        <table:table-row table:style-name="ro1">
          <table:table-cell table:style-name="ce14"/>
          <table:table-cell table:style-name="ce53" office:value-type="string">
            <text:p>E = Événements divers</text:p>
          </table:table-cell>
          <table:table-cell table:style-name="ce92"/>
          <table:table-cell table:style-name="ce122"/>
          <table:table-cell table:style-name="ce148" office:value-type="float" office:value="8">
            <text:p>8</text:p>
          </table:table-cell>
          <table:table-cell table:style-name="ce166" office:value-type="string">
            <text:p>Ouverture de l'Exposition Universelle.</text:p>
          </table:table-cell>
          <table:table-cell table:style-name="ce180" table:number-columns-repeated="10"/>
          <table:table-cell table:style-name="ce198"/>
          <table:table-cell table:number-columns-repeated="1004"/>
        </table:table-row>
        <table:table-row table:style-name="ro1">
          <table:table-cell table:style-name="ce15" office:value-type="string">
            <text:p>Guerres (événements majeurs)</text:p>
          </table:table-cell>
          <table:table-cell table:style-name="ce54" office:value-type="string">
            <text:p>W = Guerres, batailles et traités</text:p>
          </table:table-cell>
          <table:table-cell table:style-name="ce93"/>
          <table:table-cell table:style-name="ce123"/>
          <table:table-cell table:style-name="ce149" office:value-type="string">
            <text:p>6 à 7</text:p>
          </table:table-cell>
          <table:table-cell table:style-name="ce167" office:value-type="string">
            <text:p>Prise de Royan par les troupes du Roi. </text:p>
          </table:table-cell>
          <table:table-cell table:style-name="ce180" table:number-columns-repeated="10"/>
          <table:table-cell table:style-name="ce198"/>
          <table:table-cell table:number-columns-repeated="1004"/>
        </table:table-row>
        <table:table-row table:style-name="ro1">
          <table:table-cell table:style-name="ce16" office:value-type="string">
            <text:p>Événements fondateurs</text:p>
          </table:table-cell>
          <table:table-cell table:style-name="ce55" office:value-type="string">
            <text:p>F= Événements fondateurs</text:p>
          </table:table-cell>
          <table:table-cell table:style-name="ce94"/>
          <table:table-cell table:style-name="ce124"/>
          <table:table-cell table:style-name="ce150" office:value-type="float" office:value="7">
            <text:p>7</text:p>
          </table:table-cell>
          <table:table-cell table:style-name="ce167" office:value-type="string">
            <text:p>Instauration du livret d'ouvrier</text:p>
          </table:table-cell>
          <table:table-cell table:style-name="ce180" table:number-columns-repeated="10"/>
          <table:table-cell table:style-name="ce198"/>
          <table:table-cell table:number-columns-repeated="1004"/>
        </table:table-row>
        <table:table-row table:style-name="ro1">
          <table:table-cell table:style-name="ce17" office:value-type="string">
            <text:p>Politique</text:p>
          </table:table-cell>
          <table:table-cell table:style-name="ce56" office:value-type="string">
            <text:p>P = Faits politiques</text:p>
          </table:table-cell>
          <table:table-cell table:style-name="ce95"/>
          <table:table-cell table:style-name="ce125"/>
          <table:table-cell table:style-name="ce151" office:value-type="string">
            <text:p>0 à 9</text:p>
          </table:table-cell>
          <table:table-cell table:style-name="ce167" office:value-type="string">
            <text:p>Le Roi Henri IV signe l'Edit de Nantes.</text:p>
          </table:table-cell>
          <table:table-cell table:style-name="ce180" table:number-columns-repeated="10"/>
          <table:table-cell table:style-name="ce198"/>
          <table:table-cell table:number-columns-repeated="1004"/>
        </table:table-row>
        <table:table-row table:style-name="ro1">
          <table:table-cell table:style-name="ce18" office:value-type="string">
            <text:p>Infos généalogiques</text:p>
          </table:table-cell>
          <table:table-cell table:style-name="ce57" office:value-type="string">
            <text:p>G = Généalogie</text:p>
          </table:table-cell>
          <table:table-cell table:style-name="ce96"/>
          <table:table-cell table:style-name="ce126"/>
          <table:table-cell table:style-name="ce152" office:value-type="float" office:value="1">
            <text:p>1</text:p>
          </table:table-cell>
          <table:table-cell table:style-name="ce167" office:value-type="string">
            <text:p>La Convention Nationale décrète "Tous les actes publics sont désormais datés à partir de l'an I de la République".</text:p>
          </table:table-cell>
          <table:table-cell table:style-name="ce180" table:number-columns-repeated="10"/>
          <table:table-cell table:style-name="ce198"/>
          <table:table-cell table:number-columns-repeated="1004"/>
        </table:table-row>
        <table:table-row table:style-name="ro1">
          <table:table-cell table:style-name="ce19" office:value-type="string">
            <text:p>Personnages significatifs</text:p>
          </table:table-cell>
          <table:table-cell table:style-name="ce58" office:value-type="string">
            <text:p>R= R<text:span text:style-name="T3">ois, présidents</text:span></text:p>
          </table:table-cell>
          <table:table-cell table:style-name="ce97"/>
          <table:table-cell table:style-name="ce127"/>
          <table:table-cell table:style-name="ce153" office:value-type="string">
            <text:p>2 à 5</text:p>
          </table:table-cell>
          <table:table-cell table:style-name="ce167" office:value-type="string">
            <text:p>Le Maréchal de Mac-Mahon est élu Président de la République.</text:p>
          </table:table-cell>
          <table:table-cell table:style-name="ce180" table:number-columns-repeated="10"/>
          <table:table-cell table:style-name="ce198"/>
          <table:table-cell table:number-columns-repeated="1004"/>
        </table:table-row>
        <table:table-row table:style-name="ro1">
          <table:table-cell table:style-name="ce20"/>
          <table:table-cell table:style-name="ce59" office:value-type="string">
            <text:p>U = Autres</text:p>
          </table:table-cell>
          <table:table-cell table:style-name="ce82"/>
          <table:table-cell table:style-name="ce128"/>
          <table:table-cell table:style-name="ce154" office:value-type="string">
            <text:p>5 à 9</text:p>
          </table:table-cell>
          <table:table-cell table:style-name="ce168" office:value-type="string">
            <text:p>Gouvernement Jacques Chaban-Delmas</text:p>
          </table:table-cell>
          <table:table-cell table:style-name="ce181" table:number-columns-repeated="9"/>
          <table:table-cell table:style-name="ce180"/>
          <table:table-cell table:style-name="ce198"/>
          <table:table-cell table:number-columns-repeated="1004"/>
        </table:table-row>
        <table:table-row table:style-name="ro1">
          <table:table-cell table:style-name="ce21" office:value-type="string">
            <text:p>Art et culture</text:p>
          </table:table-cell>
          <table:table-cell table:style-name="ce60" office:value-type="string">
            <text:p>B= Peinture, photographie</text:p>
          </table:table-cell>
          <table:table-cell table:style-name="ce98"/>
          <table:table-cell table:style-name="ce129"/>
          <table:table-cell table:style-name="ce155" office:value-type="float" office:value="9">
            <text:p>9</text:p>
          </table:table-cell>
          <table:table-cell table:style-name="ce168"/>
          <table:table-cell table:style-name="ce181" table:number-columns-repeated="9"/>
          <table:table-cell table:style-name="ce180"/>
          <table:table-cell table:style-name="ce198"/>
          <table:table-cell table:number-columns-repeated="1004"/>
        </table:table-row>
        <table:table-row table:style-name="ro1">
          <table:table-cell table:style-name="ce21"/>
          <table:table-cell table:style-name="ce60" office:value-type="string">
            <text:p>N= Musique et danse</text:p>
          </table:table-cell>
          <table:table-cell table:style-name="ce98"/>
          <table:table-cell table:style-name="ce129"/>
          <table:table-cell table:style-name="ce155" office:value-type="float" office:value="9">
            <text:p>9</text:p>
          </table:table-cell>
          <table:table-cell table:style-name="ce168" office:value-type="string">
            <text:p>Maria Callas interprète Tosca lors du gala de la famille royale au Covent Garden pour sa dernière représentation scénique.</text:p>
          </table:table-cell>
          <table:table-cell table:style-name="ce181" table:number-columns-repeated="9"/>
          <table:table-cell table:style-name="ce180"/>
          <table:table-cell table:style-name="ce198"/>
          <table:table-cell table:number-columns-repeated="1004"/>
        </table:table-row>
        <table:table-row table:style-name="ro1">
          <table:table-cell table:style-name="ce21"/>
          <table:table-cell table:style-name="ce60" office:value-type="string">
            <text:p>L=Littérature</text:p>
          </table:table-cell>
          <table:table-cell table:style-name="ce98"/>
          <table:table-cell table:style-name="ce129"/>
          <table:table-cell table:style-name="ce155" office:value-type="float" office:value="9">
            <text:p>9</text:p>
          </table:table-cell>
          <table:table-cell table:style-name="ce168" office:value-type="string">
            <text:p>Marcel Pagnol : Manon des sources.</text:p>
          </table:table-cell>
          <table:table-cell table:style-name="ce181" table:number-columns-repeated="9"/>
          <table:table-cell table:style-name="ce180"/>
          <table:table-cell table:style-name="ce198"/>
          <table:table-cell table:number-columns-repeated="1004"/>
        </table:table-row>
        <table:table-row table:style-name="ro1">
          <table:table-cell table:style-name="ce21"/>
          <table:table-cell table:style-name="ce60" office:value-type="string">
            <text:p>Z=Cinéma, théâtre</text:p>
          </table:table-cell>
          <table:table-cell table:style-name="ce98"/>
          <table:table-cell table:style-name="ce129"/>
          <table:table-cell table:style-name="ce156" office:value-type="float" office:value="9">
            <text:p>9</text:p>
          </table:table-cell>
          <table:table-cell table:style-name="ce168" office:value-type="string">
            <text:p>Les producteurs cinématographiques français décident un arrêt de la productions. La fréquentation des salles en France est en baisse constante.</text:p>
          </table:table-cell>
          <table:table-cell table:style-name="ce181" table:number-columns-repeated="9"/>
          <table:table-cell table:style-name="ce180"/>
          <table:table-cell table:style-name="ce198"/>
          <table:table-cell table:number-columns-repeated="1004"/>
        </table:table-row>
        <table:table-row table:style-name="ro1">
          <table:table-cell table:style-name="ce22" office:value-type="string">
            <text:p>Dates</text:p>
          </table:table-cell>
          <table:table-cell table:style-name="ce61" office:value-type="string">
            <text:p>B = Anniversaires et Naissance</text:p>
          </table:table-cell>
          <table:table-cell table:style-name="ce99"/>
          <table:table-cell table:style-name="ce130"/>
          <table:table-cell table:style-name="ce157" office:value-type="float" office:value="0">
            <text:p>0</text:p>
          </table:table-cell>
          <table:table-cell table:style-name="ce162"/>
          <table:table-cell table:style-name="ce180" table:number-columns-repeated="10"/>
          <table:table-cell table:style-name="ce198"/>
          <table:table-cell table:number-columns-repeated="1004"/>
        </table:table-row>
        <table:table-row table:style-name="ro3">
          <table:table-cell table:style-name="ce23"/>
          <table:table-cell table:style-name="ce62" office:value-type="string">
            <text:p>D = Décès </text:p>
          </table:table-cell>
          <table:table-cell table:style-name="ce100"/>
          <table:table-cell table:style-name="ce131"/>
          <table:table-cell table:style-name="ce157" office:value-type="float" office:value="0">
            <text:p>0</text:p>
          </table:table-cell>
          <table:table-cell table:style-name="ce162"/>
          <table:table-cell table:style-name="ce180" table:number-columns-repeated="10"/>
          <table:table-cell table:style-name="ce198"/>
          <table:table-cell table:number-columns-repeated="1004"/>
        </table:table-row>
        <table:table-row table:style-name="ro3">
          <table:table-cell table:style-name="ce24"/>
          <table:table-cell table:style-name="ce63" office:value-type="string">
            <text:p>X = Mariage</text:p>
          </table:table-cell>
          <table:table-cell table:style-name="ce101"/>
          <table:table-cell table:style-name="ce132"/>
          <table:table-cell table:style-name="ce158" office:value-type="float" office:value="0">
            <text:p>0</text:p>
          </table:table-cell>
          <table:table-cell table:style-name="ce169"/>
          <table:table-cell table:style-name="ce182" table:number-columns-repeated="10"/>
          <table:table-cell table:style-name="ce199"/>
          <table:table-cell table:number-columns-repeated="1004"/>
        </table:table-row>
        <table:table-row table:style-name="ro3">
          <table:table-cell office:value-type="string">
            <text:p><text:s/>Une liste de différents types est autorisée, ainsi WP sera utilisé pour décrire un événement ayant une connotation de guerre avec des conséquences politiques importantes.</text:p>
          </table:table-cell>
          <table:table-cell table:style-name="ce64"/>
          <table:table-cell table:style-name="Default" table:number-columns-repeated="5"/>
          <table:table-cell table:number-columns-repeated="1014"/>
        </table:table-row>
        <table:table-row table:style-name="ro3">
          <table:table-cell/>
          <table:table-cell table:style-name="ce64"/>
          <table:table-cell table:style-name="Default" table:number-columns-repeated="5"/>
          <table:table-cell table:number-columns-repeated="1014"/>
        </table:table-row>
        <table:table-row table:style-name="ro1">
          <table:table-cell table:style-name="ce1" office:value-type="string">
            <text:p><text:s/>Paramètre #7 : Une description de l'événement dans un langage donné <text:span text:style-name="T2">( le préfixe en code ISO-639 sera généré automatiquement en fonction du paramètre 3)</text:span>, ainsi :</text:p>
          </table:table-cell>
          <table:table-cell table:style-name="Default" table:number-columns-repeated="6"/>
          <table:table-cell table:number-columns-repeated="1014"/>
        </table:table-row>
        <table:table-row table:style-name="ro1">
          <table:table-cell/>
          <table:table-cell table:style-name="ce34" office:value-type="string">
            <text:p>Anglais</text:p>
          </table:table-cell>
          <table:table-cell table:style-name="ce102" office:value-type="string">
            <text:p>en=</text:p>
          </table:table-cell>
          <table:table-cell table:style-name="Default" table:number-columns-repeated="4"/>
          <table:table-cell table:number-columns-repeated="1014"/>
        </table:table-row>
        <table:table-row table:style-name="ro1">
          <table:table-cell/>
          <table:table-cell table:style-name="ce35" office:value-type="string">
            <text:p>Français</text:p>
          </table:table-cell>
          <table:table-cell table:style-name="ce103" office:value-type="string">
            <text:p>fr=</text:p>
          </table:table-cell>
          <table:table-cell table:style-name="Default" table:number-columns-repeated="4"/>
          <table:table-cell table:number-columns-repeated="1014"/>
        </table:table-row>
        <table:table-row table:style-name="ro1">
          <table:table-cell/>
          <table:table-cell table:style-name="ce36" office:value-type="string">
            <text:p><text:s/>Italien</text:p>
          </table:table-cell>
          <table:table-cell table:style-name="ce104" office:value-type="string">
            <text:p>it=</text:p>
          </table:table-cell>
          <table:table-cell table:style-name="Default" table:number-columns-repeated="4"/>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8: De plus amples descriptions de l’événement en différentes langues (à nouveau en les séparant par un point-virgule ';' )</text:p>
          </table:table-cell>
          <table:table-cell table:style-name="Default" table:number-columns-repeated="6"/>
          <table:table-cell table:number-columns-repeated="1014"/>
        </table:table-row>
        <table:table-row table:style-name="ro1">
          <table:table-cell office:value-type="string">
            <text:p><text:s/>Voici un exemple pour l'entrée du Duc de Guise entrant dans Paris le 9 mai 1588</text:p>
          </table:table-cell>
          <table:table-cell table:style-name="Default" table:number-columns-repeated="6"/>
          <table:table-cell table:number-columns-repeated="1014"/>
        </table:table-row>
        <table:table-row table:style-name="ro1">
          <table:table-cell table:style-name="ce25" office:value-type="string">
            <text:p>Vous avez entré:</text:p>
          </table:table-cell>
          <table:table-cell table:style-name="Default" office:value-type="string">
            <text:p>1588 05 09 fr 11 6 P Le Duc de Guise entre dans Paris;de=Der Herzog von Guise betritt Paris;en=The Duke of Guise enters Paris</text:p>
          </table:table-cell>
          <table:table-cell table:style-name="Default" table:number-columns-repeated="5"/>
          <table:table-cell table:number-columns-repeated="1014"/>
        </table:table-row>
        <table:table-row table:style-name="ro1">
          <table:table-cell table:style-name="ce25" office:value-type="string">
            <text:p>Le résultat sera:</text:p>
          </table:table-cell>
          <table:table-cell table:style-name="Default" office:value-type="string">
            <text:p>15880509;;fr;11;6;P;fr=Le Duc de Guise entre dans Paris;de=Der Herzog von Guise betritt Paris;en=The Duke of Guise enters Paris</text:p>
          </table:table-cell>
          <table:table-cell table:style-name="Default" table:number-columns-repeated="5"/>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26"/>
          <table:table-cell table:style-name="ce65" table:number-columns-repeated="13"/>
          <table:table-cell table:number-columns-repeated="1007"/>
        </table:table-row>
        <table:table-row table:style-name="ro1">
          <table:table-cell table:style-name="ce27"/>
          <table:table-cell table:style-name="ce66"/>
          <table:table-cell table:style-name="ce105"/>
          <table:table-cell table:style-name="ce133" table:number-columns-repeated="2"/>
          <table:table-cell table:style-name="ce105"/>
          <table:table-cell table:style-name="ce133" table:number-columns-repeated="5"/>
          <table:table-cell table:style-name="ce183" table:number-columns-repeated="2"/>
          <table:table-cell table:style-name="ce66"/>
          <table:table-cell/>
          <table:table-cell table:style-name="ce191" table:number-columns-repeated="1006"/>
        </table:table-row>
        <table:table-row table:style-name="ro1">
          <table:table-cell table:style-name="ce28"/>
          <table:table-cell table:style-name="ce67"/>
          <table:table-cell table:style-name="ce106"/>
          <table:table-cell table:style-name="ce134"/>
          <table:table-cell table:style-name="ce27"/>
          <table:table-cell table:style-name="ce170"/>
          <table:table-cell table:style-name="ce134"/>
          <table:table-cell table:style-name="ce27"/>
          <table:table-cell table:style-name="ce28" table:number-columns-repeated="3"/>
          <table:table-cell table:style-name="ce184"/>
          <table:table-cell table:style-name="ce28"/>
          <table:table-cell table:style-name="ce67"/>
          <table:table-cell/>
          <table:table-cell table:style-name="ce191" table:number-columns-repeated="1006"/>
        </table:table-row>
        <table:table-row table:style-name="ro1">
          <table:table-cell table:style-name="ce27"/>
          <table:table-cell table:style-name="ce29"/>
          <table:table-cell/>
          <table:table-cell table:style-name="ce135" table:number-columns-repeated="2"/>
          <table:table-cell table:style-name="ce107"/>
          <table:table-cell table:style-name="ce135" table:number-columns-repeated="5"/>
          <table:table-cell table:style-name="ce185"/>
          <table:table-cell table:style-name="ce27"/>
          <table:table-cell table:style-name="ce190"/>
          <table:table-cell/>
          <table:table-cell table:style-name="ce192" table:number-columns-repeated="1006"/>
        </table:table-row>
        <table:table-row table:style-name="ro1">
          <table:table-cell table:style-name="ce29" table:number-columns-repeated="2"/>
          <table:table-cell table:style-name="ce108"/>
          <table:table-cell table:style-name="ce135"/>
          <table:table-cell table:style-name="ce29"/>
          <table:table-cell table:style-name="ce107"/>
          <table:table-cell table:style-name="ce135"/>
          <table:table-cell table:style-name="ce29" table:number-columns-repeated="3"/>
          <table:table-cell table:style-name="ce135"/>
          <table:table-cell table:style-name="ce186"/>
          <table:table-cell table:style-name="ce108"/>
          <table:table-cell table:style-name="ce29"/>
          <table:table-cell/>
          <table:table-cell table:style-name="ce190"/>
          <table:table-cell table:style-name="ce29" table:number-columns-repeated="1005"/>
        </table:table-row>
        <table:table-row table:style-name="ro1">
          <table:table-cell table:style-name="ce30"/>
          <table:table-cell table:style-name="ce29"/>
          <table:table-cell/>
          <table:table-cell table:style-name="ce136"/>
          <table:table-cell table:style-name="ce135"/>
          <table:table-cell table:style-name="ce171"/>
          <table:table-cell table:style-name="ce136"/>
          <table:table-cell table:style-name="ce135" table:number-columns-repeated="4"/>
          <table:table-cell table:style-name="ce186"/>
          <table:table-cell table:style-name="ce108"/>
          <table:table-cell table:style-name="ce29"/>
          <table:table-cell/>
          <table:table-cell table:style-name="ce193"/>
          <table:table-cell table:style-name="ce192" table:number-columns-repeated="1005"/>
        </table:table-row>
        <table:table-row table:style-name="ro1" table:number-rows-repeated="2">
          <table:table-cell table:style-name="ce30"/>
          <table:table-cell table:style-name="ce68"/>
          <table:table-cell/>
          <table:table-cell table:style-name="ce136"/>
          <table:table-cell table:style-name="ce135"/>
          <table:table-cell table:style-name="ce171"/>
          <table:table-cell table:style-name="ce136"/>
          <table:table-cell table:style-name="ce135" table:number-columns-repeated="4"/>
          <table:table-cell table:style-name="ce186"/>
          <table:table-cell table:style-name="ce108"/>
          <table:table-cell table:style-name="ce29"/>
          <table:table-cell/>
          <table:table-cell table:style-name="ce193"/>
          <table:table-cell table:style-name="ce192" table:number-columns-repeated="1005"/>
        </table:table-row>
        <table:table-row table:style-name="ro1" table:number-rows-repeated="2">
          <table:table-cell table:style-name="ce31"/>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number-rows-repeated="16">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number-columns-repeated="2"/>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number-columns-repeated="2"/>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3"/>
          <table:table-cell table:style-name="ce70"/>
          <table:table-cell table:number-columns-repeated="5"/>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3">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number-rows-repeated="2">
          <table:table-cell table:style-name="ce31"/>
          <table:table-cell table:style-name="ce71"/>
          <table:table-cell table:number-columns-repeated="5"/>
          <table:table-cell table:style-name="ce33" table:number-columns-repeated="4"/>
          <table:table-cell table:style-name="ce187"/>
          <table:table-cell table:style-name="ce189" table:number-columns-repeated="2"/>
          <table:table-cell/>
          <table:table-cell table:style-name="ce195" table:number-columns-repeated="1006"/>
        </table:table-row>
        <table:table-row table:style-name="ro1">
          <table:table-cell table:style-name="ce32"/>
          <table:table-cell table:style-name="ce71"/>
          <table:table-cell table:number-columns-repeated="5"/>
          <table:table-cell table:style-name="ce33" table:number-columns-repeated="4"/>
          <table:table-cell table:style-name="ce187"/>
          <table:table-cell table:style-name="ce189" table:number-columns-repeated="2"/>
          <table:table-cell/>
          <table:table-cell table:style-name="ce195" table:number-columns-repeated="1006"/>
        </table:table-row>
        <table:table-row table:style-name="ro1" table:number-rows-repeated="7">
          <table:table-cell table:style-name="ce31"/>
          <table:table-cell table:style-name="ce72"/>
          <table:table-cell table:number-columns-repeated="5"/>
          <table:table-cell table:style-name="ce33" table:number-columns-repeated="4"/>
          <table:table-cell table:style-name="ce187"/>
          <table:table-cell table:style-name="ce189" table:number-columns-repeated="2"/>
          <table:table-cell/>
          <table:table-cell table:style-name="ce195" table:number-columns-repeated="1006"/>
        </table:table-row>
        <table:table-row table:style-name="ro1">
          <table:table-cell table:style-name="ce31"/>
          <table:table-cell table:style-name="ce71"/>
          <table:table-cell table:style-name="ce110"/>
          <table:table-cell table:style-name="ce137"/>
          <table:table-cell table:style-name="ce159"/>
          <table:table-cell table:style-name="ce173"/>
          <table:table-cell table:style-name="ce137"/>
          <table:table-cell table:style-name="ce159" table:number-columns-repeated="3"/>
          <table:table-cell table:style-name="ce33"/>
          <table:table-cell table:style-name="ce188"/>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8"/>
          <table:table-cell table:style-name="ce189"/>
          <table:table-cell table:style-name="ce31"/>
          <table:table-cell/>
          <table:table-cell table:style-name="ce195" table:number-columns-repeated="1006"/>
        </table:table-row>
        <table:table-row table:style-name="ro1">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3"/>
          <table:table-cell table:style-name="ce172"/>
          <table:table-cell table:style-name="ce33" table:number-columns-repeated="4"/>
          <table:table-cell table:style-name="ce188"/>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number-columns-repeated="2"/>
          <table:table-cell table:style-name="ce111"/>
          <table:table-cell table:style-name="ce33"/>
          <table:table-cell/>
          <table:table-cell table:style-name="ce109"/>
          <table:table-cell table:style-name="ce33" table:number-columns-repeated="5"/>
          <table:table-cell table:style-name="ce188"/>
          <table:table-cell table:style-name="ce189"/>
          <table:table-cell table:style-name="ce31"/>
          <table:table-cell/>
          <table:table-cell table:style-name="ce31" table:number-columns-repeated="1006"/>
        </table:table-row>
      </table:table>
      <table:table table:name="Modèle" table:style-name="ta1">
        <office:forms form:automatic-focus="false" form:apply-design-mode="false"/>
        <table:table-column table:style-name="co13" table:default-cell-style-name="ce207"/>
        <table:table-column table:style-name="co14" table:default-cell-style-name="ce216"/>
        <table:table-column table:style-name="co15" table:default-cell-style-name="ce226"/>
        <table:table-column table:style-name="co16" table:default-cell-style-name="ce218"/>
        <table:table-column table:style-name="co17" table:default-cell-style-name="ce242"/>
        <table:table-column table:style-name="co18" table:default-cell-style-name="ce251"/>
        <table:table-column table:style-name="co16" table:default-cell-style-name="ce218"/>
        <table:table-column table:style-name="co17" table:default-cell-style-name="ce242"/>
        <table:table-column table:style-name="co19" table:number-columns-repeated="2" table:default-cell-style-name="ce242"/>
        <table:table-column table:style-name="co19" table:default-cell-style-name="ce256"/>
        <table:table-column table:style-name="co20" table:default-cell-style-name="ce264"/>
        <table:table-column table:style-name="co21" table:default-cell-style-name="ce273"/>
        <table:table-column table:style-name="co13" table:default-cell-style-name="ce273"/>
        <table:table-row table:style-name="ro1">
          <table:table-cell table:style-name="ce1" office:value-type="string">
            <text:p>Modèle de feuille " Evènements "</text:p>
          </table:table-cell>
          <table:table-cell table:style-name="Default" table:number-columns-repeated="13"/>
        </table:table-row>
        <table:table-row table:style-name="ro1">
          <table:table-cell table:style-name="ce3" office:value-type="string">
            <text:p>Ne pas écrire dans les cellules jaunes, pour insérer une ligne, clic droit sur la ligne inférieure puis Insérer des lignes.</text:p>
          </table:table-cell>
          <table:table-cell table:style-name="Default" table:number-columns-repeated="13"/>
        </table:table-row>
        <table:table-row table:style-name="ro1">
          <table:table-cell table:style-name="ce3" office:value-type="string">
            <text:p><text:span text:style-name="T7">Exemple</text:span> : pour insérer une ligne nouvelle dans la sous-catégorie "Climat ", clic droit sur le n° de ligne 14 puis clic gauche sur " Insérer des lignes "</text:p>
          </table:table-cell>
          <table:table-cell table:style-name="Default" table:number-columns-repeated="13"/>
        </table:table-row>
        <table:table-row table:style-name="ro1">
          <table:table-cell table:style-name="ce3" office:value-type="string">
            <text:p>Pour mettre à jour la base de données " Almanach " d'Ancestris ", ne complétez pas cette feuille mais la feuille suivante " Evènements " puis cliquez sur le bouton " <text:span text:style-name="T2">Valider </text:span>"</text:p>
          </table:table-cell>
          <table:table-cell table:style-name="Default" table:number-columns-repeated="13"/>
        </table:table-row>
        <table:table-row table:style-name="ro1">
          <table:table-cell table:style-name="ce200" office:value-type="string">
            <text:p>Astuce pour la feuille " Evènements " : pour accéder plus rapidement au type d'évènements, ouvez le navigateur de Calc (Affichage&gt;Navigateur), pui double clic sur un nom de plage.</text:p>
          </table:table-cell>
          <table:table-cell table:style-name="Default" table:number-columns-repeated="13"/>
        </table:table-row>
        <table:table-row table:style-name="ro1">
          <table:table-cell table:style-name="ce3" office:value-type="string">
            <text:p>Si vous voulez simplement entrer des données sans mise à jour de la base de données Ancestris, vous pouvez copier cette feuille et la coller dans un nouveau fichier.</text:p>
          </table:table-cell>
          <table:table-cell table:style-name="Default" table:number-columns-repeated="13"/>
        </table:table-row>
        <table:table-row table:style-name="ro1">
          <table:table-cell table:style-name="ce3"/>
          <table:table-cell table:style-name="Default" table:number-columns-repeated="13"/>
        </table:table-row>
        <table:table-row table:style-name="ro1">
          <table:table-cell table:style-name="ce201"/>
          <table:table-cell table:style-name="ce210"/>
          <table:table-cell table:style-name="ce222" office:value-type="string">
            <text:p>#1</text:p>
          </table:table-cell>
          <table:table-cell table:style-name="ce231"/>
          <table:table-cell table:style-name="ce237"/>
          <table:table-cell table:style-name="ce246" office:value-type="string">
            <text:p>#2</text:p>
          </table:table-cell>
          <table:table-cell table:style-name="ce231"/>
          <table:table-cell table:style-name="ce237"/>
          <table:table-cell table:style-name="ce237" office:value-type="string">
            <text:p>3#</text:p>
          </table:table-cell>
          <table:table-cell table:style-name="ce237" office:value-type="string">
            <text:p>#4</text:p>
          </table:table-cell>
          <table:table-cell table:style-name="ce237" office:value-type="string">
            <text:p>#5</text:p>
          </table:table-cell>
          <table:table-cell table:style-name="ce259" office:value-type="string">
            <text:p>#6</text:p>
          </table:table-cell>
          <table:table-cell table:style-name="ce268" office:value-type="string">
            <text:p>#7</text:p>
          </table:table-cell>
          <table:table-cell table:style-name="ce276" office:value-type="string">
            <text:p>#8</text:p>
          </table:table-cell>
        </table:table-row>
        <table:table-row table:style-name="ro4">
          <table:table-cell table:style-name="ce202" office:value-type="string">
            <text:p>Catégories</text:p>
          </table:table-cell>
          <table:table-cell table:style-name="ce211" office:value-type="string">
            <text:p>Sous-catégories</text:p>
          </table:table-cell>
          <table:table-cell table:style-name="ce223" office:value-type="string">
            <text:p>Date de début</text:p>
          </table:table-cell>
          <table:table-cell table:style-name="ce232"/>
          <table:table-cell table:style-name="ce238"/>
          <table:table-cell table:style-name="ce247" office:value-type="string">
            <text:p>Date de fin</text:p>
          </table:table-cell>
          <table:table-cell table:style-name="ce232"/>
          <table:table-cell table:style-name="ce238"/>
          <table:table-cell table:style-name="ce253" office:value-type="string">
            <text:p>Pays</text:p>
          </table:table-cell>
          <table:table-cell table:style-name="ce253" office:value-type="string">
            <text:p>Région</text:p>
          </table:table-cell>
          <table:table-cell table:style-name="ce253" office:value-type="string">
            <text:p>Importance</text:p>
          </table:table-cell>
          <table:table-cell table:style-name="ce260" office:value-type="string">
            <text:p>Type d'événement</text:p>
          </table:table-cell>
          <table:table-cell table:style-name="ce269" office:value-type="string">
            <text:p>Description</text:p>
          </table:table-cell>
          <table:table-cell table:style-name="ce269" office:value-type="string">
            <text:p>Autre description</text:p>
          </table:table-cell>
        </table:table-row>
        <table:table-row table:style-name="ro1">
          <table:table-cell table:style-name="ce203"/>
          <table:table-cell table:style-name="ce212"/>
          <table:table-cell table:style-name="ce224" office:value-type="string">
            <text:p>AAAA</text:p>
          </table:table-cell>
          <table:table-cell table:style-name="ce233" office:value-type="string">
            <text:p>MM</text:p>
          </table:table-cell>
          <table:table-cell table:style-name="ce239" office:value-type="string">
            <text:p>JJ</text:p>
          </table:table-cell>
          <table:table-cell table:style-name="ce248" office:value-type="string">
            <text:p>AAAA</text:p>
          </table:table-cell>
          <table:table-cell table:style-name="ce233" office:value-type="string">
            <text:p>MM</text:p>
          </table:table-cell>
          <table:table-cell table:style-name="ce239" office:value-type="string">
            <text:p>JJ</text:p>
          </table:table-cell>
          <table:table-cell table:style-name="ce239" table:number-columns-repeated="3"/>
          <table:table-cell table:style-name="ce261"/>
          <table:table-cell table:style-name="ce270"/>
          <table:table-cell table:style-name="ce277"/>
        </table:table-row>
        <table:table-row table:style-name="ro1">
          <table:table-cell table:style-name="ce204"/>
          <table:table-cell table:style-name="ce213"/>
          <table:table-cell table:style-name="ce225" office:value-type="string">
            <text:p>Début du fichier</text:p>
          </table:table-cell>
          <table:table-cell table:style-name="ce234"/>
          <table:table-cell table:style-name="ce213"/>
          <table:table-cell table:style-name="ce249"/>
          <table:table-cell table:style-name="ce234"/>
          <table:table-cell table:style-name="ce213" table:number-columns-repeated="3"/>
          <table:table-cell table:style-name="ce254"/>
          <table:table-cell table:style-name="ce262"/>
          <table:table-cell table:style-name="ce271"/>
          <table:table-cell table:style-name="ce278"/>
        </table:table-row>
        <table:table-row table:style-name="ro1">
          <table:table-cell table:style-name="ce205" office:value-type="string">
            <text:p>Climat et nature</text:p>
          </table:table-cell>
          <table:table-cell table:style-name="ce214"/>
          <table:table-cell/>
          <table:table-cell table:style-name="ce235"/>
          <table:table-cell table:style-name="ce240"/>
          <table:table-cell table:style-name="ce250"/>
          <table:table-cell table:style-name="ce235"/>
          <table:table-cell table:style-name="ce240" table:number-columns-repeated="3"/>
          <table:table-cell table:style-name="ce254"/>
          <table:table-cell table:style-name="ce262"/>
          <table:table-cell table:style-name="ce271"/>
          <table:table-cell table:style-name="ce278"/>
        </table:table-row>
        <table:table-row table:style-name="ro1">
          <table:table-cell table:style-name="ce205"/>
          <table:table-cell table:style-name="ce215" office:value-type="string">
            <text:p>A = Agriculture</text:p>
          </table:table-cell>
          <table:table-cell/>
          <table:table-cell table:style-name="ce235"/>
          <table:table-cell table:style-name="ce240"/>
          <table:table-cell table:style-name="ce250"/>
          <table:table-cell table:style-name="ce235"/>
          <table:table-cell table:style-name="ce240" table:number-columns-repeated="3"/>
          <table:table-cell table:style-name="ce254"/>
          <table:table-cell table:style-name="ce262"/>
          <table:table-cell table:style-name="ce271"/>
          <table:table-cell table:style-name="ce278"/>
        </table:table-row>
        <table:table-row table:style-name="ro1">
          <table:table-cell table:style-name="ce205"/>
          <table:table-cell table:style-name="ce215"/>
          <table:table-cell table:style-name="ce227"/>
          <table:table-cell table:style-name="ce136"/>
          <table:table-cell table:style-name="ce241"/>
          <table:table-cell table:style-name="ce171"/>
          <table:table-cell table:style-name="ce136"/>
          <table:table-cell table:style-name="ce241" table:number-columns-repeated="3"/>
          <table:table-cell table:style-name="ce255"/>
          <table:table-cell table:style-name="ce263"/>
          <table:table-cell table:style-name="ce272"/>
          <table:table-cell table:style-name="ce279"/>
        </table:table-row>
        <table:table-row table:style-name="ro1">
          <table:table-cell table:style-name="ce206"/>
          <table:table-cell office:value-type="string">
            <text:p>C = Climat</text:p>
          </table:table-cell>
          <table:table-cell table:number-columns-repeated="12"/>
        </table:table-row>
        <table:table-row table:style-name="ro1">
          <table:table-cell table:style-name="ce206"/>
          <table:table-cell/>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Événements démographiques</text:p>
          </table:table-cell>
          <table:table-cell table:number-columns-repeated="13"/>
        </table:table-row>
        <table:table-row table:style-name="ro1">
          <table:table-cell/>
          <table:table-cell office:value-type="string">
            <text:p>M = Épidémies</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H = Famines</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K = Catastrophes </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T = Démographie</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Inventions et découvertes</text:p>
          </table:table-cell>
          <table:table-cell table:number-columns-repeated="13"/>
        </table:table-row>
        <table:table-row table:style-name="ro1">
          <table:table-cell/>
          <table:table-cell office:value-type="string">
            <text:p>I = Invention</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Y = Découverte</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Faits de Société</text:p>
          </table:table-cell>
          <table:table-cell table:number-columns-repeated="13"/>
        </table:table-row>
        <table:table-row table:style-name="ro1">
          <table:table-cell/>
          <table:table-cell office:value-type="string">
            <text:p>S = Faits de Société <text:s/>(vie du peuple)</text:p>
          </table:table-cell>
          <table:table-cell table:number-columns-repeated="12"/>
        </table:table-row>
        <table:table-row table:style-name="ro1">
          <table:table-cell table:style-name="ce206"/>
          <table:table-cell table:style-name="ce217"/>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table:table-cell office:value-type="string">
            <text:p>E = Événements divers</text:p>
          </table:table-cell>
          <table:table-cell table:number-columns-repeated="12"/>
        </table:table-row>
        <table:table-row table:style-name="ro1">
          <table:table-cell table:style-name="ce206"/>
          <table:table-cell table:style-name="ce217"/>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Guerres (événements majeurs)</text:p>
          </table:table-cell>
          <table:table-cell table:number-columns-repeated="13"/>
        </table:table-row>
        <table:table-row table:style-name="ro1">
          <table:table-cell/>
          <table:table-cell office:value-type="string">
            <text:p>W = Guerres, batailles et traités</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Événements fondateurs</text:p>
          </table:table-cell>
          <table:table-cell table:number-columns-repeated="13"/>
        </table:table-row>
        <table:table-row table:style-name="ro1">
          <table:table-cell/>
          <table:table-cell office:value-type="string">
            <text:p>F = Événements fondateurs</text:p>
          </table:table-cell>
          <table:table-cell table:number-columns-repeated="12"/>
        </table:table-row>
        <table:table-row table:style-name="ro1">
          <table:table-cell table:style-name="ce208"/>
          <table:table-cell table:style-name="ce218"/>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Politique</text:p>
          </table:table-cell>
          <table:table-cell table:number-columns-repeated="13"/>
        </table:table-row>
        <table:table-row table:style-name="ro1">
          <table:table-cell/>
          <table:table-cell office:value-type="string">
            <text:p>P = Faits politiques</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Infos généalogiques</text:p>
          </table:table-cell>
          <table:table-cell table:number-columns-repeated="13"/>
        </table:table-row>
        <table:table-row table:style-name="ro1">
          <table:table-cell/>
          <table:table-cell office:value-type="string">
            <text:p>G = Généalogie</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Personnages significatifs</text:p>
          </table:table-cell>
          <table:table-cell table:number-columns-repeated="13"/>
        </table:table-row>
        <table:table-row table:style-name="ro1">
          <table:table-cell/>
          <table:table-cell office:value-type="string">
            <text:p><text:span text:style-name="T8">R = R</text:span><text:span text:style-name="T9">ois</text:span><text:span text:style-name="T10">, </text:span><text:span text:style-name="T9">présidents</text:span></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19" office:value-type="string">
            <text:p>U = Autres</text:p>
          </table:table-cell>
          <table:table-cell table:number-columns-repeated="12"/>
        </table:table-row>
        <table:table-row table:style-name="ro1">
          <table:table-cell table:style-name="ce206"/>
          <table:table-cell table:style-name="ce219"/>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Art et culture</text:p>
          </table:table-cell>
          <table:table-cell table:style-name="ce219"/>
          <table:table-cell table:number-columns-repeated="12"/>
        </table:table-row>
        <table:table-row table:style-name="ro1">
          <table:table-cell table:style-name="ce206"/>
          <table:table-cell table:style-name="ce220" office:value-type="string">
            <text:p>B = Peinture, photographie</text:p>
          </table:table-cell>
          <table:table-cell table:number-columns-repeated="12"/>
        </table:table-row>
        <table:table-row table:style-name="ro1">
          <table:table-cell table:style-name="ce206"/>
          <table:table-cell table:style-name="ce220"/>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20" office:value-type="string">
            <text:p>N = Musique et danse</text:p>
          </table:table-cell>
          <table:table-cell table:number-columns-repeated="12"/>
        </table:table-row>
        <table:table-row table:style-name="ro1">
          <table:table-cell table:style-name="ce206"/>
          <table:table-cell table:style-name="ce220"/>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20" office:value-type="string">
            <text:p>L = Littérature</text:p>
          </table:table-cell>
          <table:table-cell table:number-columns-repeated="12"/>
        </table:table-row>
        <table:table-row table:style-name="ro1">
          <table:table-cell table:style-name="ce206"/>
          <table:table-cell table:style-name="ce220"/>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20" office:value-type="string">
            <text:p>Z = Cinéma, théatre</text:p>
          </table:table-cell>
          <table:table-cell table:number-columns-repeated="12"/>
        </table:table-row>
        <table:table-row table:style-name="ro1">
          <table:table-cell table:style-name="ce206"/>
          <table:table-cell table:style-name="ce219"/>
          <table:table-cell table:style-name="ce229"/>
          <table:table-cell table:style-name="ce137"/>
          <table:table-cell table:style-name="ce244"/>
          <table:table-cell table:style-name="ce173"/>
          <table:table-cell table:style-name="ce137"/>
          <table:table-cell table:style-name="ce244" table:number-columns-repeated="3"/>
          <table:table-cell table:style-name="ce257"/>
          <table:table-cell table:style-name="ce266"/>
          <table:table-cell table:style-name="ce274"/>
          <table:table-cell table:style-name="ce280"/>
        </table:table-row>
        <table:table-row table:style-name="ro1">
          <table:table-cell office:value-type="string">
            <text:p>Dates</text:p>
          </table:table-cell>
          <table:table-cell table:number-columns-repeated="13"/>
        </table:table-row>
        <table:table-row table:style-name="ro1">
          <table:table-cell/>
          <table:table-cell office:value-type="string">
            <text:p>B = Anniversaires et Naissance</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6"/>
          <table:table-cell table:style-name="ce274"/>
          <table:table-cell table:style-name="ce280"/>
        </table:table-row>
        <table:table-row table:style-name="ro1">
          <table:table-cell/>
          <table:table-cell office:value-type="string">
            <text:p>D = Décès </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number-columns-repeated="2"/>
          <table:table-cell table:style-name="ce243" table:number-columns-repeated="3"/>
          <table:table-cell table:style-name="ce257"/>
          <table:table-cell table:style-name="ce266"/>
          <table:table-cell table:style-name="ce274"/>
          <table:table-cell table:style-name="ce280"/>
        </table:table-row>
        <table:table-row table:style-name="ro1">
          <table:table-cell/>
          <table:table-cell office:value-type="string">
            <text:p>X = Mariage</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9"/>
          <table:table-cell table:style-name="ce221"/>
          <table:table-cell table:style-name="ce230" office:value-type="string">
            <text:p>Fin du fichier</text:p>
          </table:table-cell>
          <table:table-cell table:style-name="ce236"/>
          <table:table-cell table:style-name="ce245"/>
          <table:table-cell table:style-name="ce252"/>
          <table:table-cell table:style-name="ce236"/>
          <table:table-cell table:style-name="ce245" table:number-columns-repeated="3"/>
          <table:table-cell table:style-name="ce258"/>
          <table:table-cell table:style-name="ce267"/>
          <table:table-cell table:style-name="ce275"/>
          <table:table-cell table:style-name="ce281"/>
        </table:table-row>
      </table:table>
      <table:table table:name="Evenèments"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VALID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ain?language=Basic&amp;location=document" xlink:type="simple"/>
              </office:event-listeners>
            </form:button>
          </form:form>
        </office:forms>
        <table:shapes>
          <draw:control draw:z-index="0" draw:style-name="gr1" draw:text-style-name="P1" svg:width="57.21mm" svg:height="12mm" svg:x="20.83mm" svg:y="2.12mm" draw:control="control1"/>
        </table:shapes>
        <table:table-column table:style-name="co22" table:default-cell-style-name="ce31"/>
        <table:table-column table:style-name="co23" table:default-cell-style-name="ce31"/>
        <table:table-column table:style-name="co24" table:default-cell-style-name="ce109"/>
        <table:table-column table:style-name="co25" table:default-cell-style-name="ce70"/>
        <table:table-column table:style-name="co25" table:default-cell-style-name="ce33"/>
        <table:table-column table:style-name="co24" table:default-cell-style-name="ce172"/>
        <table:table-column table:style-name="co25" table:default-cell-style-name="ce70"/>
        <table:table-column table:style-name="co25" table:number-columns-repeated="4" table:default-cell-style-name="ce33"/>
        <table:table-column table:style-name="co26" table:default-cell-style-name="ce188"/>
        <table:table-column table:style-name="co27" table:default-cell-style-name="ce194"/>
        <table:table-column table:style-name="co28" table:default-cell-style-name="ce309"/>
        <table:table-column table:style-name="co29" table:default-cell-style-name="ce195"/>
        <table:table-column table:style-name="co13" table:number-columns-repeated="1008" table:default-cell-style-name="ce195"/>
        <table:table-row table:style-name="ro1">
          <table:table-cell table:style-name="ce282" table:number-columns-repeated="2"/>
          <table:table-cell table:style-name="ce294" office:value-type="string">
            <text:p>#1</text:p>
          </table:table-cell>
          <table:table-cell table:style-name="ce298"/>
          <table:table-cell table:style-name="ce300"/>
          <table:table-cell table:style-name="ce302" office:value-type="string">
            <text:p>#2</text:p>
          </table:table-cell>
          <table:table-cell table:style-name="ce298"/>
          <table:table-cell table:style-name="ce300"/>
          <table:table-cell table:style-name="ce300" office:value-type="string">
            <text:p>#3</text:p>
          </table:table-cell>
          <table:table-cell table:style-name="ce300" office:value-type="string">
            <text:p>#4</text:p>
          </table:table-cell>
          <table:table-cell table:style-name="ce300" office:value-type="string">
            <text:p>#5</text:p>
          </table:table-cell>
          <table:table-cell table:style-name="ce303" office:value-type="string">
            <text:p>#6</text:p>
          </table:table-cell>
          <table:table-cell table:style-name="ce306" office:value-type="string">
            <text:p>#7</text:p>
          </table:table-cell>
          <table:table-cell table:style-name="ce308" office:value-type="string">
            <text:p>#8</text:p>
          </table:table-cell>
          <table:table-cell table:style-name="ce191" table:number-columns-repeated="1009"/>
        </table:table-row>
        <table:table-row table:style-name="ro4">
          <table:table-cell table:style-name="ce253" office:value-type="string">
            <text:p>Catégories</text:p>
          </table:table-cell>
          <table:table-cell table:style-name="ce269" office:value-type="string">
            <text:p>Sous-catégories</text:p>
          </table:table-cell>
          <table:table-cell table:style-name="ce295" office:value-type="string">
            <text:p>Date de début</text:p>
          </table:table-cell>
          <table:table-cell table:style-name="ce232"/>
          <table:table-cell table:style-name="ce238"/>
          <table:table-cell table:style-name="ce247" office:value-type="string">
            <text:p>Date de fin</text:p>
          </table:table-cell>
          <table:table-cell table:style-name="ce232"/>
          <table:table-cell table:style-name="ce238"/>
          <table:table-cell table:style-name="ce253" office:value-type="string">
            <text:p>Pays</text:p>
          </table:table-cell>
          <table:table-cell table:style-name="ce253" office:value-type="string">
            <text:p>Région</text:p>
          </table:table-cell>
          <table:table-cell table:style-name="ce253" office:value-type="string">
            <text:p>Importance</text:p>
          </table:table-cell>
          <table:table-cell table:style-name="ce260" office:value-type="string">
            <text:p>Type d'événement</text:p>
          </table:table-cell>
          <table:table-cell table:style-name="ce269" office:value-type="string">
            <text:p>Description</text:p>
          </table:table-cell>
          <table:table-cell table:style-name="ce269" office:value-type="string">
            <text:p>Autre description</text:p>
          </table:table-cell>
          <table:table-cell table:style-name="ce191" table:number-columns-repeated="1009"/>
        </table:table-row>
        <table:table-row table:style-name="ro1">
          <table:table-cell table:number-columns-repeated="2" table:style-name="ce283"/>
          <table:table-cell table:style-name="ce248" office:value-type="string">
            <text:p>AAAA</text:p>
          </table:table-cell>
          <table:table-cell table:style-name="ce233" office:value-type="string">
            <text:p>MM</text:p>
          </table:table-cell>
          <table:table-cell table:style-name="ce239" office:value-type="string">
            <text:p>JJ</text:p>
          </table:table-cell>
          <table:table-cell table:style-name="ce248" office:value-type="string">
            <text:p>AAAA</text:p>
          </table:table-cell>
          <table:table-cell table:style-name="ce233" office:value-type="string">
            <text:p>MM</text:p>
          </table:table-cell>
          <table:table-cell table:style-name="ce239" office:value-type="string">
            <text:p>JJ</text:p>
          </table:table-cell>
          <table:table-cell table:number-columns-repeated="3" table:style-name="ce239"/>
          <table:table-cell table:style-name="ce304"/>
          <table:table-cell table:style-name="ce305"/>
          <table:table-cell table:style-name="ce277"/>
          <table:table-cell table:style-name="ce192" table:number-columns-repeated="1009"/>
        </table:table-row>
        <table:table-row table:style-name="ro1">
          <table:table-cell table:style-name="ce214"/>
          <table:table-cell table:style-name="ce287" office:value-type="string">
            <text:p>Début du fichier</text:p>
          </table:table-cell>
          <table:table-cell table:style-name="ce296"/>
          <table:table-cell table:style-name="ce235"/>
          <table:table-cell table:style-name="ce254"/>
          <table:table-cell table:style-name="ce250"/>
          <table:table-cell table:style-name="ce235"/>
          <table:table-cell table:number-columns-repeated="4" table:style-name="ce254"/>
          <table:table-cell table:number-columns-repeated="2" table:style-name="ce271"/>
          <table:table-cell table:style-name="ce271"/>
          <table:table-cell table:style-name="ce192" table:number-columns-repeated="1009"/>
        </table:table-row>
        <table:table-row table:style-name="ro1">
          <table:table-cell table:style-name="ce284" office:value-type="string">
            <text:p>Climat et nature</text:p>
          </table:table-cell>
          <table:table-cell table:style-name="ce278"/>
          <table:table-cell table:style-name="ce296"/>
          <table:table-cell table:style-name="ce235"/>
          <table:table-cell table:style-name="ce254"/>
          <table:table-cell table:style-name="ce250"/>
          <table:table-cell table:style-name="ce235"/>
          <table:table-cell table:number-columns-repeated="4" table:style-name="ce254"/>
          <table:table-cell table:number-columns-repeated="2" table:style-name="ce271"/>
          <table:table-cell table:style-name="ce271"/>
          <table:table-cell table:style-name="ce193"/>
          <table:table-cell table:style-name="ce192" table:number-columns-repeated="1008"/>
        </table:table-row>
        <table:table-row table:style-name="ro1">
          <table:table-cell table:style-name="ce284"/>
          <table:table-cell table:style-name="ce288" office:value-type="string">
            <text:p>A = Agriculture</text:p>
          </table:table-cell>
          <table:table-cell table:style-name="ce296"/>
          <table:table-cell table:style-name="ce235"/>
          <table:table-cell table:style-name="ce254"/>
          <table:table-cell table:style-name="ce250"/>
          <table:table-cell table:style-name="ce235"/>
          <table:table-cell table:number-columns-repeated="4" table:style-name="ce254"/>
          <table:table-cell table:number-columns-repeated="2" table:style-name="ce271"/>
          <table:table-cell table:style-name="ce271"/>
          <table:table-cell table:style-name="ce193"/>
          <table:table-cell table:style-name="ce192" table:number-columns-repeated="1008"/>
        </table:table-row>
        <table:table-row table:style-name="ro1">
          <table:table-cell table:style-name="ce217"/>
          <table:table-cell table:style-name="ce289"/>
          <table:table-cell office:value-type="string">
            <text:p>1649</text:p>
          </table:table-cell>
          <table:table-cell/>
          <table:table-cell table:style-name="ce257"/>
          <table:table-cell office:value-type="string">
            <text:p>1652</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text:p>
          </table:table-cell>
          <table:table-cell table:style-name="ce272" office:value-type="string">
            <text:p>Mauvaise récolte de grains. Disettes et épidémies (1649-1652). La population rurale diminue.</text:p>
          </table:table-cell>
          <table:table-cell table:style-name="ce272"/>
          <table:table-cell table:number-columns-repeated="1009"/>
        </table:table-row>
        <table:table-row table:style-name="ro1">
          <table:table-cell table:style-name="ce217"/>
          <table:table-cell table:style-name="ce289"/>
          <table:table-cell office:value-type="string">
            <text:p>1692</text:p>
          </table:table-cell>
          <table:table-cell/>
          <table:table-cell table:style-name="ce257"/>
          <table:table-cell office:value-type="string">
            <text:p>1695</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text:p>
          </table:table-cell>
          <table:table-cell table:style-name="ce272" office:value-type="string">
            <text:p>Mauvaises récoltes dans le Bordelais. Les négociants girondins font appel aux vins de Languedoc pour remplir leurs engagements commerciaux.</text:p>
          </table:table-cell>
          <table:table-cell table:style-name="ce272"/>
          <table:table-cell table:number-columns-repeated="1009"/>
        </table:table-row>
        <table:table-row table:style-name="ro1">
          <table:table-cell table:style-name="ce217"/>
          <table:table-cell table:style-name="ce289"/>
          <table:table-cell office:value-type="string">
            <text:p>1692</text:p>
          </table:table-cell>
          <table:table-cell/>
          <table:table-cell table:style-name="ce257"/>
          <table:table-cell office:value-type="string">
            <text:p>1700</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text:p>
          </table:table-cell>
          <table:table-cell table:style-name="ce272" office:value-type="string">
            <text:p>Série de vendanges tardives dans le nord de la France.</text:p>
          </table:table-cell>
          <table:table-cell table:style-name="ce272"/>
          <table:table-cell table:number-columns-repeated="1009"/>
        </table:table-row>
        <table:table-row table:style-name="ro1">
          <table:table-cell table:style-name="ce217"/>
          <table:table-cell table:style-name="ce290"/>
          <table:table-cell table:number-columns-repeated="2"/>
          <table:table-cell table:style-name="ce257"/>
          <table:table-cell table:number-columns-repeated="2"/>
          <table:table-cell table:number-columns-repeated="4" table:style-name="ce255"/>
          <table:table-cell table:number-columns-repeated="2" table:style-name="ce272"/>
          <table:table-cell table:style-name="ce272"/>
          <table:table-cell table:number-columns-repeated="1009"/>
        </table:table-row>
        <table:table-row table:style-name="ro1">
          <table:table-cell table:style-name="ce217"/>
          <table:table-cell table:style-name="ce290" office:value-type="string">
            <text:p>C = Climat</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90"/>
          <table:table-cell office:value-type="string">
            <text:p>1603</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C</text:p>
          </table:table-cell>
          <table:table-cell table:style-name="ce272" office:value-type="string">
            <text:p>Gelées d’oliviers en Provence. Le Rhône est gelé.</text:p>
          </table:table-cell>
          <table:table-cell table:style-name="ce272"/>
          <table:table-cell table:number-columns-repeated="1009"/>
        </table:table-row>
        <table:table-row table:style-name="ro1">
          <table:table-cell table:style-name="ce217"/>
          <table:table-cell table:style-name="ce289"/>
          <table:table-cell office:value-type="string">
            <text:p>1687</text:p>
          </table:table-cell>
          <table:table-cell/>
          <table:table-cell table:style-name="ce257"/>
          <table:table-cell office:value-type="string">
            <text:p>1703</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C</text:p>
          </table:table-cell>
          <table:table-cell table:style-name="ce272" office:value-type="string">
            <text:p>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text:p>
          </table:table-cell>
          <table:table-cell table:style-name="ce272"/>
          <table:table-cell table:number-columns-repeated="1009"/>
        </table:table-row>
        <table:table-row table:style-name="ro1">
          <table:table-cell table:style-name="ce217"/>
          <table:table-cell table:style-name="ce289"/>
          <table:table-cell office:value-type="string">
            <text:p>1716</text:p>
          </table:table-cell>
          <table:table-cell office:value-type="string">
            <text:p>01</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C</text:p>
          </table:table-cell>
          <table:table-cell table:style-name="ce272" office:value-type="string">
            <text:p>-20° le 22 janvier. En Savoie la neige avait 20 pieds d'épaisseur : il en était de même en Alsace. Février - Glacial dans l'est de la France. Neiges abondantes dans l'est et le nord de la France, inondations dans l'Ouest.</text:p>
          </table:table-cell>
          <table:table-cell table:style-name="ce272"/>
          <table:table-cell table:number-columns-repeated="1009"/>
        </table:table-row>
        <table:table-row table:style-name="ro1">
          <table:table-cell table:style-name="ce217"/>
          <table:table-cell table:style-name="ce289"/>
          <table:table-cell office:value-type="string">
            <text:p>1750</text:p>
          </table:table-cell>
          <table:table-cell office:value-type="string">
            <text:p>12</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CK</text:p>
          </table:table-cell>
          <table:table-cell table:style-name="ce272" office:value-type="string">
            <text:p>le Var est sorti de son lit, suite aux pluies diluviennes s’étant abattues aux alentours de Nice. Les campagnes voisines sont inondées, plusieurs bâtiments entraînées et beaucoup d’arbres déracinés.</text:p>
          </table:table-cell>
          <table:table-cell table:style-name="ce272"/>
          <table:table-cell table:number-columns-repeated="1009"/>
        </table:table-row>
        <table:table-row table:style-name="ro1">
          <table:table-cell table:style-name="ce217"/>
          <table:table-cell table:style-name="ce289"/>
          <table:table-cell office:value-type="string">
            <text:p>1783</text:p>
          </table:table-cell>
          <table:table-cell office:value-type="string">
            <text:p>11</text:p>
          </table:table-cell>
          <table:table-cell table:style-name="ce257"/>
          <table:table-cell office:value-type="string">
            <text:p>1784</text:p>
          </table:table-cell>
          <table:table-cell office:value-type="string">
            <text:p>03</text:p>
          </table:table-cell>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CA</text:p>
          </table:table-cell>
          <table:table-cell table:style-name="ce272" office:value-type="string">
            <text:p>Hiver exceptionnel qui détruit les semis de blé.</text:p>
          </table:table-cell>
          <table:table-cell table:style-name="ce272"/>
          <table:table-cell table:number-columns-repeated="1009"/>
        </table:table-row>
        <table:table-row table:style-name="ro1">
          <table:table-cell table:style-name="ce217"/>
          <table:table-cell table:style-name="ce290"/>
          <table:table-cell table:style-name="ce107"/>
          <table:table-cell/>
          <table:table-cell table:style-name="ce257"/>
          <table:table-cell table:number-columns-repeated="2"/>
          <table:table-cell table:number-columns-repeated="4" table:style-name="ce255"/>
          <table:table-cell table:number-columns-repeated="2"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285" office:value-type="string">
            <text:p>Événements démographiques</text:p>
          </table:table-cell>
          <table:table-cell table:style-name="ce290"/>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M = Épidémies</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89"/>
          <table:table-cell office:value-type="string">
            <text:p>1651</text:p>
          </table:table-cell>
          <table:table-cell/>
          <table:table-cell table:style-name="ce257"/>
          <table:table-cell office:value-type="string">
            <text:p>1652</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M</text:p>
          </table:table-cell>
          <table:table-cell table:style-name="ce272" office:value-type="string">
            <text:p>La Peste frappe la France (1.000.000 de morts). Mazarin a été accusé de l'avoir introduite.</text:p>
          </table:table-cell>
          <table:table-cell table:style-name="ce272"/>
          <table:table-cell table:number-columns-repeated="1009"/>
        </table:table-row>
        <table:table-row table:style-name="ro1">
          <table:table-cell table:style-name="ce217"/>
          <table:table-cell table:style-name="ce289"/>
          <table:table-cell office:value-type="string">
            <text:p>1720</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M</text:p>
          </table:table-cell>
          <table:table-cell table:style-name="ce272" office:value-type="string">
            <text:p>Peste de Marseille. 85.000 morts en Provence.</text:p>
          </table:table-cell>
          <table:table-cell table:style-name="ce272"/>
          <table:table-cell table:number-columns-repeated="1009"/>
        </table:table-row>
        <table:table-row table:style-name="ro1">
          <table:table-cell table:style-name="ce217"/>
          <table:table-cell table:style-name="ce289"/>
          <table:table-cell office:value-type="string">
            <text:p>1832</text:p>
          </table:table-cell>
          <table:table-cell office:value-type="string">
            <text:p>03</text:p>
          </table:table-cell>
          <table:table-cell table:style-name="ce257"/>
          <table:table-cell office:value-type="string">
            <text:p>1832</text:p>
          </table:table-cell>
          <table:table-cell office:value-type="string">
            <text:p>04</text:p>
          </table:table-cell>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M</text:p>
          </table:table-cell>
          <table:table-cell table:style-name="ce272" office:value-type="string">
            <text:p>Épidémie de choléra à Paris. Plus de 18.500 morts.</text:p>
          </table:table-cell>
          <table:table-cell table:style-name="ce272"/>
          <table:table-cell table:number-columns-repeated="1009"/>
        </table:table-row>
        <table:table-row table:style-name="ro1">
          <table:table-cell table:style-name="ce217"/>
          <table:table-cell table:style-name="ce289"/>
          <table:table-cell office:value-type="string">
            <text:p>1918</text:p>
          </table:table-cell>
          <table:table-cell office:value-type="string">
            <text:p>10</text:p>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M</text:p>
          </table:table-cell>
          <table:table-cell table:style-name="ce272" office:value-type="string">
            <text:p>Épidémie de grippe espagnole. Plus de 400.000 morts en France.</text:p>
          </table:table-cell>
          <table:table-cell table:style-name="ce272"/>
          <table:table-cell table:number-columns-repeated="1009"/>
        </table:table-row>
        <table:table-row table:style-name="ro1">
          <table:table-cell table:style-name="ce285"/>
          <table:table-cell table:style-name="ce290"/>
          <table:table-cell table:style-name="ce107"/>
          <table:table-cell/>
          <table:table-cell table:style-name="ce257"/>
          <table:table-cell table:number-columns-repeated="2"/>
          <table:table-cell table:number-columns-repeated="4" table:style-name="ce255"/>
          <table:table-cell table:number-columns-repeated="2"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H = Famines</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89"/>
          <table:table-cell office:value-type="string">
            <text:p>1692</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H</text:p>
          </table:table-cell>
          <table:table-cell table:style-name="ce272" office:value-type="string">
            <text:p>Disette en Auvergne.</text:p>
          </table:table-cell>
          <table:table-cell table:style-name="ce272"/>
          <table:table-cell table:number-columns-repeated="1009"/>
        </table:table-row>
        <table:table-row table:style-name="ro1">
          <table:table-cell table:style-name="ce217"/>
          <table:table-cell table:style-name="ce289"/>
          <table:table-cell office:value-type="string">
            <text:p>1692</text:p>
          </table:table-cell>
          <table:table-cell office:value-type="string">
            <text:p>11</text:p>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H</text:p>
          </table:table-cell>
          <table:table-cell table:style-name="ce272" office:value-type="string">
            <text:p>Désordres et famine dans la capitale.</text:p>
          </table:table-cell>
          <table:table-cell table:style-name="ce272"/>
          <table:table-cell table:number-columns-repeated="1009"/>
        </table:table-row>
        <table:table-row table:style-name="ro1">
          <table:table-cell table:style-name="ce217"/>
          <table:table-cell table:style-name="ce289"/>
          <table:table-cell office:value-type="string">
            <text:p>1693</text:p>
          </table:table-cell>
          <table:table-cell/>
          <table:table-cell table:style-name="ce257"/>
          <table:table-cell office:value-type="string">
            <text:p>1694</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HA</text:p>
          </table:table-cell>
          <table:table-cell table:style-name="ce272" office:value-type="string">
            <text:p>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text:p>
          </table:table-cell>
          <table:table-cell table:style-name="ce272"/>
          <table:table-cell table:number-columns-repeated="1009"/>
        </table:table-row>
        <table:table-row table:style-name="ro1">
          <table:table-cell table:style-name="ce217"/>
          <table:table-cell table:style-name="ce289"/>
          <table:table-cell office:value-type="string">
            <text:p>1725</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H</text:p>
          </table:table-cell>
          <table:table-cell table:style-name="ce272" office:value-type="string">
            <text:p>Famine en Normandie, on vit d'herbe des champs.</text:p>
          </table:table-cell>
          <table:table-cell table:style-name="ce272"/>
          <table:table-cell table:number-columns-repeated="1009"/>
        </table:table-row>
        <table:table-row table:style-name="ro1">
          <table:table-cell table:style-name="ce285"/>
          <table:table-cell table:style-name="ce290"/>
          <table:table-cell table:style-name="ce107"/>
          <table:table-cell/>
          <table:table-cell table:style-name="ce257"/>
          <table:table-cell table:number-columns-repeated="2"/>
          <table:table-cell table:number-columns-repeated="4" table:style-name="ce255"/>
          <table:table-cell table:number-columns-repeated="2"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K = Catastrophes</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89"/>
          <table:table-cell office:value-type="string">
            <text:p>1658</text:p>
          </table:table-cell>
          <table:table-cell office:value-type="string">
            <text:p>03</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K</text:p>
          </table:table-cell>
          <table:table-cell table:style-name="ce272" office:value-type="string">
            <text:p>Une grave crue de la Seine, la plus forte connue, se produit notamment à Paris où le pont Marie est emporté.</text:p>
          </table:table-cell>
          <table:table-cell table:style-name="ce272"/>
          <table:table-cell table:number-columns-repeated="1009"/>
        </table:table-row>
        <table:table-row table:style-name="ro1">
          <table:table-cell table:style-name="ce217"/>
          <table:table-cell table:style-name="ce289"/>
          <table:table-cell office:value-type="string">
            <text:p>1660</text:p>
          </table:table-cell>
          <table:table-cell office:value-type="string">
            <text:p>06</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K</text:p>
          </table:table-cell>
          <table:table-cell table:style-name="ce272" office:value-type="string">
            <text:p>Dans la nuit un tremblement de terre est ressenti dans la région comprise entre Bordeaux et Bayonne. les secousses seront ensuite ressenti dans la région de Pau et surtout en Bigorre où les dommages sont conséquents et nombreux.</text:p>
          </table:table-cell>
          <table:table-cell table:style-name="ce272"/>
          <table:table-cell table:number-columns-repeated="1009"/>
        </table:table-row>
        <table:table-row table:style-name="ro1">
          <table:table-cell table:style-name="ce217"/>
          <table:table-cell table:style-name="ce289"/>
          <table:table-cell office:value-type="string">
            <text:p>1750</text:p>
          </table:table-cell>
          <table:table-cell office:value-type="string">
            <text:p>05</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K</text:p>
          </table:table-cell>
          <table:table-cell table:style-name="ce272" office:value-type="string">
            <text:p>=Un tremblement de terre se fait sentir en Guyenne, aux alentours des villes de Toulouse, Narbonne et Montpellier.</text:p>
          </table:table-cell>
          <table:table-cell table:style-name="ce272"/>
          <table:table-cell table:number-columns-repeated="1009"/>
        </table:table-row>
        <table:table-row table:style-name="ro1">
          <table:table-cell table:style-name="ce285"/>
          <table:table-cell table:style-name="ce290"/>
          <table:table-cell table:style-name="ce107"/>
          <table:table-cell/>
          <table:table-cell table:style-name="ce257"/>
          <table:table-cell table:number-columns-repeated="2"/>
          <table:table-cell table:number-columns-repeated="4" table:style-name="ce255"/>
          <table:table-cell table:number-columns-repeated="2"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T = Démographie</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89"/>
          <table:table-cell office:value-type="string">
            <text:p>1700</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T</text:p>
          </table:table-cell>
          <table:table-cell table:style-name="ce272" office:value-type="string">
            <text:p>22,5 millions d’habitants en France. Paris compte 500 000 habitants. Lyon (100 000), Marseille (75 000), Rouen (60 000) et Lille (55 000) dépassent 50 000 habitants. 22 villes dépassent 20 000 habitants. 17% de la population vit dans des villes de plus de 2 000 habitants. </text:p>
          </table:table-cell>
          <table:table-cell table:style-name="ce272"/>
          <table:table-cell table:number-columns-repeated="1009"/>
        </table:table-row>
        <table:table-row table:style-name="ro1">
          <table:table-cell table:style-name="ce285"/>
          <table:table-cell table:style-name="ce290"/>
          <table:table-cell table:style-name="ce107"/>
          <table:table-cell/>
          <table:table-cell table:style-name="ce257"/>
          <table:table-cell table:number-columns-repeated="2"/>
          <table:table-cell table:number-columns-repeated="4" table:style-name="ce255"/>
          <table:table-cell table:number-columns-repeated="2"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285" office:value-type="string">
            <text:p>Inventions et découvertes</text:p>
          </table:table-cell>
          <table:table-cell table:style-name="ce290"/>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I = Invention</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36</text:p>
          </table:table-cell>
          <table:table-cell office:value-type="string">
            <text:p>06</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I</text:p>
          </table:table-cell>
          <table:table-cell table:style-name="ce272" office:value-type="string">
            <text:p>René Descartes fonde la géométrie analytique et publie son livre le Discours de la Méthode en frança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783</text:p>
          </table:table-cell>
          <table:table-cell office:value-type="string">
            <text:p>10</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I</text:p>
          </table:table-cell>
          <table:table-cell table:style-name="ce272" office:value-type="string">
            <text:p>Première ascension en montgolfière par Pilâtre de Rozier et le Marquis d'Arlande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table:table-cell/>
          <table:table-cell table:style-name="ce257"/>
          <table:table-cell table:number-columns-repeated="2"/>
          <table:table-cell table:number-columns-repeated="4" table:style-name="ce255"/>
          <table:table-cell table:number-columns-repeated="2"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Y = Découverte</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13</text:p>
          </table:table-cell>
          <table:table-cell office:value-type="string">
            <text:p>01</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Y</text:p>
          </table:table-cell>
          <table:table-cell table:style-name="ce272" office:value-type="string">
            <text:p>Découverte non loin de Romans dans le bas dauphiné de theutobocus, géant cimbre (peuple germaniqu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764</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Y</text:p>
          </table:table-cell>
          <table:table-cell table:style-name="ce272" office:value-type="string">
            <text:p>Charles Messier découvre la première nébuleuse de l'histoire, et l'inscrit au n° 27 de son catalogue (M27 ou Dumbbell).</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769</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Y</text:p>
          </table:table-cell>
          <table:table-cell table:style-name="ce272" office:value-type="string">
            <text:p>l'Académie de Besançon ouvre un concours pour un nouvel aliment végétal. Le lauréat sera Antoine Augustin Parmentier (1737-1813) avec la pomme de terr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table:table-cell/>
          <table:table-cell table:style-name="ce257"/>
          <table:table-cell table:number-columns-repeated="2"/>
          <table:table-cell table:number-columns-repeated="4" table:style-name="ce255"/>
          <table:table-cell table:number-columns-repeated="2"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285" office:value-type="string">
            <text:p>Faits de Société</text:p>
          </table:table-cell>
          <table:table-cell table:style-name="ce290"/>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S = Faits de Société <text:s/>(vie du peuple)</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89"/>
          <table:table-cell table:number-columns-repeated="2"/>
          <table:table-cell table:style-name="ce257"/>
          <table:table-cell table:number-columns-repeated="2"/>
          <table:table-cell table:number-columns-repeated="4" table:style-name="ce255"/>
          <table:table-cell table:number-columns-repeated="2" table:style-name="ce272"/>
          <table:table-cell table:style-name="ce272"/>
          <table:table-cell table:number-columns-repeated="1009"/>
        </table:table-row>
        <table:table-row table:style-name="ro1">
          <table:table-cell table:style-name="ce285"/>
          <table:table-cell table:style-name="ce290" office:value-type="string">
            <text:p>E = Événements divers</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89"/>
          <table:table-cell office:value-type="string">
            <text:p>1607</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E</text:p>
          </table:table-cell>
          <table:table-cell table:style-name="ce272" office:value-type="string">
            <text:p>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text:p>
          </table:table-cell>
          <table:table-cell table:style-name="ce272"/>
          <table:table-cell table:number-columns-repeated="1009"/>
        </table:table-row>
        <table:table-row table:style-name="ro1">
          <table:table-cell table:style-name="ce217"/>
          <table:table-cell table:style-name="ce289"/>
          <table:table-cell office:value-type="string">
            <text:p>1618</text:p>
          </table:table-cell>
          <table:table-cell office:value-type="string">
            <text:p>03</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E</text:p>
          </table:table-cell>
          <table:table-cell table:style-name="ce272" office:value-type="string">
            <text:p>Incendie du Palais de Justice de Paris. Longtemps demeure des rois de France, actuellement Conciergerie</text:p>
          </table:table-cell>
          <table:table-cell table:style-name="ce272"/>
          <table:table-cell table:number-columns-repeated="1009"/>
        </table:table-row>
        <table:table-row table:style-name="ro1">
          <table:table-cell table:style-name="ce217"/>
          <table:table-cell table:style-name="ce289"/>
          <table:table-cell office:value-type="string">
            <text:p>1816</text:p>
          </table:table-cell>
          <table:table-cell office:value-type="string">
            <text:p>06</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E</text:p>
          </table:table-cell>
          <table:table-cell table:style-name="ce272" office:value-type="string">
            <text:p>Naufrage de la Méduse.</text:p>
          </table:table-cell>
          <table:table-cell table:style-name="ce272"/>
          <table:table-cell table:number-columns-repeated="1009"/>
        </table:table-row>
        <table:table-row table:style-name="ro1">
          <table:table-cell table:style-name="ce217"/>
          <table:table-cell table:style-name="ce289"/>
          <table:table-cell table:number-columns-repeated="2"/>
          <table:table-cell table:style-name="ce257"/>
          <table:table-cell table:number-columns-repeated="2"/>
          <table:table-cell table:number-columns-repeated="4" table:style-name="ce255"/>
          <table:table-cell table:number-columns-repeated="2" table:style-name="ce272"/>
          <table:table-cell table:style-name="ce272"/>
          <table:table-cell table:number-columns-repeated="1009"/>
        </table:table-row>
        <table:table-row table:style-name="ro1">
          <table:table-cell table:style-name="ce285" office:value-type="string">
            <text:p>Guerres (événements majeurs)</text:p>
          </table:table-cell>
          <table:table-cell table:style-name="ce290"/>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W = Guerres, batailles et traités</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90"/>
          <table:table-cell office:value-type="string">
            <text:p>1601</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Annexion par la France de La Bresse (Vosges) et du Bugey (sud-est de la France, entre Lyon et Genève.).</text:p>
          </table:table-cell>
          <table:table-cell table:style-name="ce272"/>
          <table:table-cell table:number-columns-repeated="1009"/>
        </table:table-row>
        <table:table-row table:style-name="ro1">
          <table:table-cell table:style-name="ce217"/>
          <table:table-cell table:style-name="ce290"/>
          <table:table-cell office:value-type="string">
            <text:p>1620</text:p>
          </table:table-cell>
          <table:table-cell office:value-type="string">
            <text:p>08</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Bataille des Ponts-de-Cé, commune du Maine-et-Loire situé dans la banlieue sud d'Angers. Les partisans de la reine mère Marie de Médicis sont défaits par les troupes royales (partisans de Louis XIII) aux Ponts-de-Cé. Cette bataille est aussi connue sous le nom des "Drôleries des Ponts-de-Cé" car les troupes de Marie de Médicis se présentent sans commandement sur le champ de bataille. L'armée royale n'eut plus qu'à disperser ses fantassins dans une "drôlerie" générale.</text:p>
          </table:table-cell>
          <table:table-cell table:style-name="ce272"/>
          <table:table-cell table:number-columns-repeated="1009"/>
        </table:table-row>
        <table:table-row table:style-name="ro1">
          <table:table-cell table:style-name="ce217"/>
          <table:table-cell table:style-name="ce290"/>
          <table:table-cell office:value-type="string">
            <text:p>1620</text:p>
          </table:table-cell>
          <table:table-cell office:value-type="string">
            <text:p>11</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Bataille de la Montagne Blanche.</text:p>
          </table:table-cell>
          <table:table-cell table:style-name="ce272"/>
          <table:table-cell table:number-columns-repeated="1009"/>
        </table:table-row>
        <table:table-row table:style-name="ro1">
          <table:table-cell table:style-name="ce217"/>
          <table:table-cell table:style-name="ce290"/>
          <table:table-cell office:value-type="string">
            <text:p>1621</text:p>
          </table:table-cell>
          <table:table-cell office:value-type="string">
            <text:p>04</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Traité de Madrid dans lequel l'Espagne s'engage à restituer la Valteline (Alpes) aux Grisons.</text:p>
          </table:table-cell>
          <table:table-cell table:style-name="ce272"/>
          <table:table-cell table:number-columns-repeated="1009"/>
        </table:table-row>
        <table:table-row table:style-name="ro1">
          <table:table-cell table:style-name="ce217"/>
          <table:table-cell table:style-name="ce290"/>
          <table:table-cell office:value-type="string">
            <text:p>1622</text:p>
          </table:table-cell>
          <table:table-cell office:value-type="string">
            <text:p>05</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Prise de Royan par les troupes du Roi.</text:p>
          </table:table-cell>
          <table:table-cell table:style-name="ce272"/>
          <table:table-cell table:number-columns-repeated="1009"/>
        </table:table-row>
        <table:table-row table:style-name="ro1">
          <table:table-cell table:style-name="ce217"/>
          <table:table-cell table:style-name="ce290"/>
          <table:table-cell office:value-type="string">
            <text:p>1627</text:p>
          </table:table-cell>
          <table:table-cell office:value-type="string">
            <text:p>07</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Les anglais débarquent à l’Île de Ré. Ils se veulent les protecteurs des huguenots mais ils tenteront en vain de s'emparer de Fort Saint Martin.</text:p>
          </table:table-cell>
          <table:table-cell table:style-name="ce272"/>
          <table:table-cell table:number-columns-repeated="1009"/>
        </table:table-row>
        <table:table-row table:style-name="ro1">
          <table:table-cell table:style-name="ce217"/>
          <table:table-cell table:style-name="ce290"/>
          <table:table-cell office:value-type="string">
            <text:p>1628</text:p>
          </table:table-cell>
          <table:table-cell office:value-type="string">
            <text:p>03</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Richelieu tente, mais sans succès, un coup de force contre la porte Maubec de La Rochelle.</text:p>
          </table:table-cell>
          <table:table-cell table:style-name="ce272"/>
          <table:table-cell table:number-columns-repeated="1009"/>
        </table:table-row>
        <table:table-row table:style-name="ro1">
          <table:table-cell table:style-name="ce217"/>
          <table:table-cell table:style-name="ce290"/>
          <table:table-cell office:value-type="string">
            <text:p>1629</text:p>
          </table:table-cell>
          <table:table-cell office:value-type="string">
            <text:p>03</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Victoire du Pas de Suse (Savoie) contre les Piémontais et les Espagnols.</text:p>
          </table:table-cell>
          <table:table-cell table:style-name="ce272"/>
          <table:table-cell table:number-columns-repeated="1009"/>
        </table:table-row>
        <table:table-row table:style-name="ro1">
          <table:table-cell table:style-name="ce217"/>
          <table:table-cell table:style-name="ce290"/>
          <table:table-cell office:value-type="string">
            <text:p>1629</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Prise de Privas par Louis XIII (cité huguenote du Vivarais).</text:p>
          </table:table-cell>
          <table:table-cell table:style-name="ce272"/>
          <table:table-cell table:number-columns-repeated="1009"/>
        </table:table-row>
        <table:table-row table:style-name="ro1">
          <table:table-cell table:style-name="ce217"/>
          <table:table-cell table:style-name="ce290"/>
          <table:table-cell office:value-type="string">
            <text:p>1630</text:p>
          </table:table-cell>
          <table:table-cell office:value-type="string">
            <text:p>03</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Richelieu prend d'assaut Pignerol (savoyard) (Épisode de la Guerre de la Succession de Mantoue (1629-1632).</text:p>
          </table:table-cell>
          <table:table-cell table:style-name="ce272"/>
          <table:table-cell table:number-columns-repeated="1009"/>
        </table:table-row>
        <table:table-row table:style-name="ro1">
          <table:table-cell table:style-name="ce217"/>
          <table:table-cell table:style-name="ce290"/>
          <table:table-cell office:value-type="string">
            <text:p>1630</text:p>
          </table:table-cell>
          <table:table-cell office:value-type="string">
            <text:p>05</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Louis XIII prend Chambéry puis conquiert la Savoie (Épisode de la Guerre de la Succession de Mantoue (1629-1632).</text:p>
          </table:table-cell>
          <table:table-cell table:style-name="ce272"/>
          <table:table-cell table:number-columns-repeated="1009"/>
        </table:table-row>
        <table:table-row table:style-name="ro1">
          <table:table-cell table:style-name="ce217"/>
          <table:table-cell table:style-name="ce290"/>
          <table:table-cell office:value-type="string">
            <text:p>1630</text:p>
          </table:table-cell>
          <table:table-cell office:value-type="string">
            <text:p>07</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Traité secret de Turin (négociation : Mazarin). La Savoie donna Pignerol à la France contre Albe (mantouane) que Louis XIII paya 494.000 écus à Nevers <text:s/>(Épisode de la Guerre de la Succession de Mantoue (1629-1632).</text:p>
          </table:table-cell>
          <table:table-cell table:style-name="ce272"/>
          <table:table-cell table:number-columns-repeated="1009"/>
        </table:table-row>
        <table:table-row table:style-name="ro1">
          <table:table-cell table:style-name="ce217"/>
          <table:table-cell table:style-name="ce290"/>
          <table:table-cell office:value-type="string">
            <text:p>1635</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W</text:p>
          </table:table-cell>
          <table:table-cell table:style-name="ce272" office:value-type="string">
            <text:p>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text:p>
          </table:table-cell>
          <table:table-cell table:style-name="ce272"/>
          <table:table-cell table:number-columns-repeated="1009"/>
        </table:table-row>
        <table:table-row table:style-name="ro1">
          <table:table-cell table:style-name="ce217"/>
          <table:table-cell table:style-name="ce290"/>
          <table:table-cell office:value-type="string">
            <text:p>1636</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Les espagnols prennent Corbie dans la Somme.</text:p>
          </table:table-cell>
          <table:table-cell table:style-name="ce272"/>
          <table:table-cell table:number-columns-repeated="1009"/>
        </table:table-row>
        <table:table-row table:style-name="ro1">
          <table:table-cell table:style-name="ce217"/>
          <table:table-cell table:style-name="ce290"/>
          <table:table-cell office:value-type="string">
            <text:p>1640</text:p>
          </table:table-cell>
          <table:table-cell office:value-type="string">
            <text:p>08</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text:p>
          </table:table-cell>
          <table:table-cell table:style-name="ce272" office:value-type="string">
            <text:p>Prise d'Arras tenue par les espagnols, dont le siège avec débuté en juin.</text:p>
          </table:table-cell>
          <table:table-cell table:style-name="ce272"/>
          <table:table-cell table:number-columns-repeated="1009"/>
        </table:table-row>
        <table:table-row table:style-name="ro1">
          <table:table-cell table:style-name="ce217"/>
          <table:table-cell table:style-name="ce290"/>
          <table:table-cell office:value-type="string">
            <text:p>1642</text:p>
          </table:table-cell>
          <table:table-cell office:value-type="string">
            <text:p>09</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text:p>
          </table:table-cell>
          <table:table-cell table:style-name="ce272" office:value-type="string">
            <text:p>Capitulation espagnole à Perpignan.</text:p>
          </table:table-cell>
          <table:table-cell table:style-name="ce272"/>
          <table:table-cell table:number-columns-repeated="1009"/>
        </table:table-row>
        <table:table-row table:style-name="ro1">
          <table:table-cell table:style-name="ce217"/>
          <table:table-cell table:style-name="ce290"/>
          <table:table-cell office:value-type="string">
            <text:p>1643</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Bataille de Rocroi (Ardennes). Suite au décès de Richelieu et le décès imminent de Louis XIII,le gouverneur espagnol en Hollande décide d'envahir la France.Il sera arrête dans sa progression à Rocroi par le duc d'Enghien (le futur grand Condé) </text:p>
          </table:table-cell>
          <table:table-cell table:style-name="ce272"/>
          <table:table-cell table:number-columns-repeated="1009"/>
        </table:table-row>
        <table:table-row table:style-name="ro1">
          <table:table-cell table:style-name="ce217"/>
          <table:table-cell table:style-name="ce290"/>
          <table:table-cell office:value-type="string">
            <text:p>1648</text:p>
          </table:table-cell>
          <table:table-cell office:value-type="string">
            <text:p>10</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WP</text:p>
          </table:table-cell>
          <table:table-cell table:style-name="ce272" office:value-type="string">
            <text:p>Traité de Westphalie. La France reçoit les Trois-Evéchés (Metz, Toul et Verdun), l'Alsace (sauf quelques villes comme Strasbourg) et Pignerol (Italie).</text:p>
          </table:table-cell>
          <table:table-cell table:style-name="ce272"/>
          <table:table-cell table:number-columns-repeated="1009"/>
        </table:table-row>
        <table:table-row table:style-name="ro1">
          <table:table-cell table:style-name="ce217"/>
          <table:table-cell table:style-name="ce290"/>
          <table:table-cell office:value-type="string">
            <text:p>1650</text:p>
          </table:table-cell>
          <table:table-cell office:value-type="string">
            <text:p>10</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Capitulation de Bordeaux assiégée par les troupes royales.</text:p>
          </table:table-cell>
          <table:table-cell table:style-name="ce272"/>
          <table:table-cell table:number-columns-repeated="1009"/>
        </table:table-row>
        <table:table-row table:style-name="ro1">
          <table:table-cell table:style-name="ce217"/>
          <table:table-cell table:style-name="ce290"/>
          <table:table-cell office:value-type="string">
            <text:p>1650</text:p>
          </table:table-cell>
          <table:table-cell office:value-type="string">
            <text:p>1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Défaite de Turenne à Rethel contre l'armée royale. Celui-ci marchait vers Paris pour libérer les princes.</text:p>
          </table:table-cell>
          <table:table-cell table:style-name="ce272"/>
          <table:table-cell table:number-columns-repeated="1009"/>
        </table:table-row>
        <table:table-row table:style-name="ro1">
          <table:table-cell table:style-name="ce217"/>
          <table:table-cell table:style-name="ce290"/>
          <table:table-cell office:value-type="string">
            <text:p>1656</text:p>
          </table:table-cell>
          <table:table-cell office:value-type="string">
            <text:p>07</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Turenne est vaincu par Condé à Valenciennes.</text:p>
          </table:table-cell>
          <table:table-cell table:style-name="ce272"/>
          <table:table-cell table:number-columns-repeated="1009"/>
        </table:table-row>
        <table:table-row table:style-name="ro1">
          <table:table-cell table:style-name="ce217"/>
          <table:table-cell table:style-name="ce290"/>
          <table:table-cell office:value-type="string">
            <text:p>1659</text:p>
          </table:table-cell>
          <table:table-cell office:value-type="string">
            <text:p>05</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Armistice avec l'Espagne. Fin d'un conflit datant de 1618 (guerre de trente ans) qui enflamma toute l'Europe et qui en 1635 opposa l'Espagne et la France sur la frontière Roussillonnaise</text:p>
          </table:table-cell>
          <table:table-cell table:style-name="ce272"/>
          <table:table-cell table:number-columns-repeated="1009"/>
        </table:table-row>
        <table:table-row table:style-name="ro1">
          <table:table-cell table:style-name="ce217"/>
          <table:table-cell table:style-name="ce290"/>
          <table:table-cell office:value-type="string">
            <text:p>1659</text:p>
          </table:table-cell>
          <table:table-cell office:value-type="string">
            <text:p>1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Traité des Pyrénées. La France reçoit le Roussillon, la Cerdagne, l'Artois, le Duché de Bar ainsi que quelques places.</text:p>
          </table:table-cell>
          <table:table-cell table:style-name="ce272"/>
          <table:table-cell table:number-columns-repeated="1009"/>
        </table:table-row>
        <table:table-row table:style-name="ro1">
          <table:table-cell table:style-name="ce217"/>
          <table:table-cell table:style-name="ce290"/>
          <table:table-cell office:value-type="string">
            <text:p>1667</text:p>
          </table:table-cell>
          <table:table-cell office:value-type="string">
            <text:p>06</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Louis XIV prend Tournai. La ville est alors rattachée à la France jusqu'en 1709 par le traité d'Aix la Chapelle</text:p>
          </table:table-cell>
          <table:table-cell table:style-name="ce272"/>
          <table:table-cell table:number-columns-repeated="1009"/>
        </table:table-row>
        <table:table-row table:style-name="ro1">
          <table:table-cell table:style-name="ce217"/>
          <table:table-cell table:style-name="ce290"/>
          <table:table-cell office:value-type="string">
            <text:p>1668</text:p>
          </table:table-cell>
          <table:table-cell office:value-type="string">
            <text:p>05</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Traité d'Aix la Chapelle. L’Espagne récupère la Franche-Comté et la France obtient des villes des Pays-Bas, dont Tournai, Lille, Douai etc..</text:p>
          </table:table-cell>
          <table:table-cell table:style-name="ce272"/>
          <table:table-cell table:number-columns-repeated="1009"/>
        </table:table-row>
        <table:table-row table:style-name="ro1">
          <table:table-cell table:style-name="ce217"/>
          <table:table-cell table:style-name="ce290"/>
          <table:table-cell office:value-type="string">
            <text:p>1672</text:p>
          </table:table-cell>
          <table:table-cell office:value-type="string">
            <text:p>04</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Début de la Guerre de Hollande.</text:p>
          </table:table-cell>
          <table:table-cell table:style-name="ce272"/>
          <table:table-cell table:number-columns-repeated="1009"/>
        </table:table-row>
        <table:table-row table:style-name="ro1">
          <table:table-cell table:style-name="ce217"/>
          <table:table-cell table:style-name="ce290"/>
          <table:table-cell office:value-type="string">
            <text:p>1675</text:p>
          </table:table-cell>
          <table:table-cell office:value-type="string">
            <text:p>04</text:p>
          </table:table-cell>
          <table:table-cell table:style-name="ce257" office:value-type="string">
            <text:p>18</text:p>
          </table:table-cell>
          <table:table-cell office:value-type="string">
            <text:p>1675</text:p>
          </table:table-cell>
          <table:table-cell table:style-name="ce172" office:value-type="string">
            <text:p>09</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Soulèvement général en Bretagne, dit "des Bonnets rouges" et "du Papier timbré".</text:p>
          </table:table-cell>
          <table:table-cell table:style-name="ce272"/>
          <table:table-cell table:number-columns-repeated="1009"/>
        </table:table-row>
        <table:table-row table:style-name="ro1">
          <table:table-cell table:style-name="ce217"/>
          <table:table-cell table:style-name="ce290"/>
          <table:table-cell office:value-type="string">
            <text:p>1677</text:p>
          </table:table-cell>
          <table:table-cell office:value-type="string">
            <text:p>03</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Louis XIV, qui veut assurer à jamais le repos de ses frontières, décide de prendre d'assaut avec ses troupes, Valenciennes.</text:p>
          </table:table-cell>
          <table:table-cell table:style-name="ce272"/>
          <table:table-cell table:number-columns-repeated="1009"/>
        </table:table-row>
        <table:table-row table:style-name="ro1">
          <table:table-cell table:style-name="ce217"/>
          <table:table-cell table:style-name="ce290"/>
          <table:table-cell office:value-type="string">
            <text:p>1677</text:p>
          </table:table-cell>
          <table:table-cell office:value-type="string">
            <text:p>04</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Louis XIV, qui veut assurer à jamais le repos de ses frontières, décide de prendre d'assaut avec ses troupes, Cambrai et Saint-Omer.</text:p>
          </table:table-cell>
          <table:table-cell table:style-name="ce272"/>
          <table:table-cell table:number-columns-repeated="1009"/>
        </table:table-row>
        <table:table-row table:style-name="ro1">
          <table:table-cell table:style-name="ce217"/>
          <table:table-cell table:style-name="ce290"/>
          <table:table-cell office:value-type="string">
            <text:p>1678</text:p>
          </table:table-cell>
          <table:table-cell office:value-type="string">
            <text:p>08</text:p>
          </table:table-cell>
          <table:table-cell table:style-name="ce257" office:value-type="string">
            <text:p>10</text:p>
          </table:table-cell>
          <table:table-cell office:value-type="string">
            <text:p>1678</text:p>
          </table:table-cell>
          <table:table-cell office:value-type="string">
            <text:p>09</text:p>
          </table:table-cell>
          <table:table-cell table:style-name="ce255" office:value-type="string">
            <text:p>17</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text:p>
          </table:table-cell>
          <table:table-cell table:style-name="ce272"/>
          <table:table-cell table:number-columns-repeated="1009"/>
        </table:table-row>
        <table:table-row table:style-name="ro1">
          <table:table-cell table:style-name="ce217"/>
          <table:table-cell table:style-name="ce290"/>
          <table:table-cell office:value-type="string">
            <text:p>1679</text:p>
          </table:table-cell>
          <table:table-cell office:value-type="string">
            <text:p>06</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Traité de Saint-Germain. La paix est signée entre la France, la Suède et le Brandebourg. La Suède récupère la Poméranie.</text:p>
          </table:table-cell>
          <table:table-cell table:style-name="ce272"/>
          <table:table-cell table:number-columns-repeated="1009"/>
        </table:table-row>
        <table:table-row table:style-name="ro1">
          <table:table-cell table:style-name="ce217"/>
          <table:table-cell table:style-name="ce290"/>
          <table:table-cell office:value-type="string">
            <text:p>1689</text:p>
          </table:table-cell>
          <table:table-cell office:value-type="string">
            <text:p>01</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La France déclare la guerre à l’Espagne.</text:p>
          </table:table-cell>
          <table:table-cell table:style-name="ce272"/>
          <table:table-cell table:number-columns-repeated="1009"/>
        </table:table-row>
        <table:table-row table:style-name="ro1">
          <table:table-cell table:style-name="ce217"/>
          <table:table-cell table:style-name="ce290"/>
          <table:table-cell office:value-type="string">
            <text:p>1689</text:p>
          </table:table-cell>
          <table:table-cell office:value-type="string">
            <text:p>05</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Guillaume III d'Orange déclare la guerre à la France suite à un incident naval. En décembre, la « Grande Alliance » contre la France rassemble l’Empire, les Provinces-Unies, l’Espagne, la Savoie et l’Angleterre.</text:p>
          </table:table-cell>
          <table:table-cell table:style-name="ce272"/>
          <table:table-cell table:number-columns-repeated="1009"/>
        </table:table-row>
        <table:table-row table:style-name="ro1">
          <table:table-cell table:style-name="ce217"/>
          <table:table-cell table:style-name="ce290"/>
          <table:table-cell office:value-type="string">
            <text:p>1693</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text:p>
          </table:table-cell>
          <table:table-cell table:style-name="ce272"/>
          <table:table-cell table:number-columns-repeated="1009"/>
        </table:table-row>
        <table:table-row table:style-name="ro1">
          <table:table-cell table:style-name="ce217"/>
          <table:table-cell table:style-name="ce290"/>
          <table:table-cell office:value-type="string">
            <text:p>1707</text:p>
          </table:table-cell>
          <table:table-cell office:value-type="string">
            <text:p>04</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Bataille d'Almanza dans le royaume de Valence (Espagne) ou l'armée des alliés (Anglais,Portugais et Hollandais) fût défaite par celle des deux couronnes (Espagne et France). Cette bataille rendit à Philippe V d'Espagne son trône.</text:p>
          </table:table-cell>
          <table:table-cell table:style-name="ce272"/>
          <table:table-cell table:number-columns-repeated="1009"/>
        </table:table-row>
        <table:table-row table:style-name="ro1">
          <table:table-cell table:style-name="ce217"/>
          <table:table-cell table:style-name="ce290"/>
          <table:table-cell office:value-type="string">
            <text:p>1758</text:p>
          </table:table-cell>
          <table:table-cell office:value-type="string">
            <text:p>07</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Le 7 juillet, devant le Fort Ticonderoga, l'armée Franco-Canadienne, placée sous le commandement du marquis de Montcalm et du Chevalier de Levis, remporte une victoire sur l'armée Anglo-américaine aux ordres du général Anglais Abercombry.</text:p>
          </table:table-cell>
          <table:table-cell table:style-name="ce272"/>
          <table:table-cell table:number-columns-repeated="1009"/>
        </table:table-row>
        <table:table-row table:style-name="ro1">
          <table:table-cell table:style-name="ce217"/>
          <table:table-cell table:style-name="ce290"/>
          <table:table-cell office:value-type="string">
            <text:p>1763</text:p>
          </table:table-cell>
          <table:table-cell office:value-type="string">
            <text:p>0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Signature du traité de Paris mettant fin à la guerre de Sept Ans. L’Angleterre est devenu la puissance coloniale majeure. La France perd toutes ses positions en Inde hormis les comptoirs.</text:p>
          </table:table-cell>
          <table:table-cell table:style-name="ce272"/>
          <table:table-cell table:number-columns-repeated="1009"/>
        </table:table-row>
        <table:table-row table:style-name="ro1">
          <table:table-cell table:style-name="ce217"/>
          <table:table-cell table:style-name="ce290"/>
          <table:table-cell office:value-type="string">
            <text:p>1765</text:p>
          </table:table-cell>
          <table:table-cell office:value-type="string">
            <text:p>0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Signature du traité d'Hubertsbourg entre la France, la Prusse, l'Autriche et les Princes Allemands.</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Déclaration de guerre au roi de Bohême et de Hongrie (c'est à dire François II, neveu de Marie-Antoinette et fils de l'Empereur Léopold, mort le 1er mars).</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3</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W</text:p>
          </table:table-cell>
          <table:table-cell table:style-name="ce272" office:value-type="string">
            <text:p>Début des guerres de Vendée (plusieurs révoltes lors du recensement pour la levée en masse des 300.000 hommes, notamment dans le Choletais et à Challans). Les guerres de Vendée et de la Chouannerie feront plus de 600.000 morts.</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3</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Machecoul.</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3</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Chemillé par Cathelineau (rejoint le lendemain par Stofflet).</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3</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Cholet et de la Roche-sur-Yon par les Vendéens, ralliement de Charrette.</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3</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la Roche Bernard et de Clisson.</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3</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Conquête de Noirmoutier.</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1</text:p>
          </table:table-cell>
          <table:table-cell table:style-name="ce257"/>
          <table:table-cell office:value-type="string">
            <text:p>1794</text:p>
          </table:table-cell>
          <table:table-cell office:value-type="string">
            <text:p>07</text:p>
          </table:table-cell>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Guerre de Vendée - Passées de 5 à 12 les colonnes républicaines (colonnes infernales), pratiquent la terre brûlée et exécutent environ 160.000 civils.</text:p>
          </table:table-cell>
          <table:table-cell table:style-name="ce272"/>
          <table:table-cell table:number-columns-repeated="1009"/>
        </table:table-row>
        <table:table-row table:style-name="ro1">
          <table:table-cell table:style-name="ce217"/>
          <table:table-cell table:style-name="ce290"/>
          <table:table-cell office:value-type="string">
            <text:p>1796</text:p>
          </table:table-cell>
          <table:table-cell office:value-type="string">
            <text:p>0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W</text:p>
          </table:table-cell>
          <table:table-cell table:style-name="ce272" office:value-type="string">
            <text:p>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text:p>
          </table:table-cell>
          <table:table-cell table:style-name="ce272"/>
          <table:table-cell table:number-columns-repeated="1009"/>
        </table:table-row>
        <table:table-row table:style-name="ro1">
          <table:table-cell table:style-name="ce217"/>
          <table:table-cell table:style-name="ce290"/>
          <table:table-cell office:value-type="string">
            <text:p>1804</text:p>
          </table:table-cell>
          <table:table-cell office:value-type="string">
            <text:p>10</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Défaite de Trafalgar.</text:p>
          </table:table-cell>
          <table:table-cell table:style-name="ce272"/>
          <table:table-cell table:number-columns-repeated="1009"/>
        </table:table-row>
        <table:table-row table:style-name="ro1">
          <table:table-cell table:style-name="ce217"/>
          <table:table-cell table:style-name="ce290"/>
          <table:table-cell office:value-type="string">
            <text:p>1804</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Victoire d'Austerlitz.</text:p>
          </table:table-cell>
          <table:table-cell table:style-name="ce272"/>
          <table:table-cell table:number-columns-repeated="1009"/>
        </table:table-row>
        <table:table-row table:style-name="ro1">
          <table:table-cell table:style-name="ce217"/>
          <table:table-cell table:style-name="ce290"/>
          <table:table-cell office:value-type="string">
            <text:p>1807</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Traité de Fontainebleau. Le Portugal est partagé entre la France et l'Espagne.</text:p>
          </table:table-cell>
          <table:table-cell table:style-name="ce272"/>
          <table:table-cell table:number-columns-repeated="1009"/>
        </table:table-row>
        <table:table-row table:style-name="ro1">
          <table:table-cell table:style-name="ce217"/>
          <table:table-cell table:style-name="ce290"/>
          <table:table-cell office:value-type="string">
            <text:p>1815</text:p>
          </table:table-cell>
          <table:table-cell office:value-type="string">
            <text:p>06</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Napoléon qui avait attaqué en Belgique le 16 juin subit la défaite de Waterloo.</text:p>
          </table:table-cell>
          <table:table-cell table:style-name="ce272"/>
          <table:table-cell table:number-columns-repeated="1009"/>
        </table:table-row>
        <table:table-row table:style-name="ro1">
          <table:table-cell table:style-name="ce217"/>
          <table:table-cell table:style-name="ce290"/>
          <table:table-cell office:value-type="string">
            <text:p>1848</text:p>
          </table:table-cell>
          <table:table-cell office:value-type="string">
            <text:p>02</text:p>
          </table:table-cell>
          <table:table-cell table:style-name="ce257" office:value-type="string">
            <text:p>21</text:p>
          </table:table-cell>
          <table:table-cell office:value-type="string">
            <text:p>1849</text:p>
          </table:table-cell>
          <table:table-cell office:value-type="string">
            <text:p>02</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text:p>
          </table:table-cell>
          <table:table-cell table:style-name="ce272"/>
          <table:table-cell table:number-columns-repeated="1009"/>
        </table:table-row>
        <table:table-row table:style-name="ro1">
          <table:table-cell table:style-name="ce217"/>
          <table:table-cell table:style-name="ce290"/>
          <table:table-cell office:value-type="string">
            <text:p>1860</text:p>
          </table:table-cell>
          <table:table-cell office:value-type="string">
            <text:p>03</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Traité de Turin. La France reçoit la Savoie et le Comté de Nice.</text:p>
          </table:table-cell>
          <table:table-cell table:style-name="ce272"/>
          <table:table-cell table:number-columns-repeated="1009"/>
        </table:table-row>
        <table:table-row table:style-name="ro1">
          <table:table-cell table:style-name="ce217"/>
          <table:table-cell table:style-name="ce290"/>
          <table:table-cell office:value-type="string">
            <text:p>1870</text:p>
          </table:table-cell>
          <table:table-cell office:value-type="string">
            <text:p>09</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Échec de la tentative de paix à Ferrières entre Jules Favre et Bismarck.</text:p>
          </table:table-cell>
          <table:table-cell table:style-name="ce272"/>
          <table:table-cell table:number-columns-repeated="1009"/>
        </table:table-row>
        <table:table-row table:style-name="ro1">
          <table:table-cell table:style-name="ce217"/>
          <table:table-cell table:style-name="ce290"/>
          <table:table-cell office:value-type="string">
            <text:p>1870</text:p>
          </table:table-cell>
          <table:table-cell office:value-type="string">
            <text:p>11</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Échec de la tentative de paix à Versailles entre Thiers et Bismarck.</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Adolphe Thiers nouvellement élu chef du Pouvoir exécutif, signe avec Bismarck les préliminaires de la Paix.</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4</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Les Fédérés attaquent vers Versailles, mais sont arrêtes par le canon du Mont Valérien.</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4</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Les Versaillais attaquent Neuilly, prennent Courbevoie et Châtillon.</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5</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Les Versaillais entrent dans Paris par le bastion du Point du Jour.</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5</text:p>
          </table:table-cell>
          <table:table-cell table:style-name="ce257" office:value-type="string">
            <text:p>22</text:p>
          </table:table-cell>
          <table:table-cell office:value-type="string">
            <text:p>1871</text:p>
          </table:table-cell>
          <table:table-cell office:value-type="string">
            <text:p>05</text:p>
          </table:table-cell>
          <table:table-cell table:style-name="ce255" office:value-type="string">
            <text:p>28</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C'est la "Semaine Sanglante". Paris est conquis rue par rue. La dernière barricade tombe le 28 mai Rue Ramponeau.</text:p>
          </table:table-cell>
          <table:table-cell table:style-name="ce272"/>
          <table:table-cell table:number-columns-repeated="1009"/>
        </table:table-row>
        <table:table-row table:style-name="ro1">
          <table:table-cell table:style-name="ce217"/>
          <table:table-cell table:style-name="ce290"/>
          <table:table-cell office:value-type="string">
            <text:p>1914</text:p>
          </table:table-cell>
          <table:table-cell office:value-type="string">
            <text:p>08</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W</text:p>
          </table:table-cell>
          <table:table-cell table:style-name="ce272" office:value-type="string">
            <text:p>L’Allemagne déclare la guerre à la France.</text:p>
          </table:table-cell>
          <table:table-cell table:style-name="ce272"/>
          <table:table-cell table:number-columns-repeated="1009"/>
        </table:table-row>
        <table:table-row table:style-name="ro1">
          <table:table-cell table:style-name="ce217"/>
          <table:table-cell table:style-name="ce290"/>
          <table:table-cell office:value-type="string">
            <text:p>1918</text:p>
          </table:table-cell>
          <table:table-cell office:value-type="string">
            <text:p>11</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W</text:p>
          </table:table-cell>
          <table:table-cell table:style-name="ce272" office:value-type="string">
            <text:p>La Guerre 14-18 prend fin. L’armistice de Rethondes est signé entre 5h20 et 5h30 du matin. Cessez-le-feu à 11h. (Cette guerre fut dévastatrice : la France fut le pays le plus touché, sur 100 hommes actifs, 10,5 furent tués ou disparus).</text:p>
          </table:table-cell>
          <table:table-cell table:style-name="ce272"/>
          <table:table-cell table:number-columns-repeated="1009"/>
        </table:table-row>
        <table:table-row table:style-name="ro1">
          <table:table-cell table:style-name="ce217"/>
          <table:table-cell table:style-name="ce290"/>
          <table:table-cell table:number-columns-repeated="2"/>
          <table:table-cell table:style-name="ce257"/>
          <table:table-cell table:number-columns-repeated="2"/>
          <table:table-cell table:number-columns-repeated="4" table:style-name="ce255"/>
          <table:table-cell table:number-columns-repeated="2" table:style-name="ce272"/>
          <table:table-cell table:style-name="ce272"/>
          <table:table-cell table:number-columns-repeated="1009"/>
        </table:table-row>
        <table:table-row table:style-name="ro1">
          <table:table-cell table:style-name="ce285" office:value-type="string">
            <text:p>Événements fondateurs</text:p>
          </table:table-cell>
          <table:table-cell table:style-name="ce290"/>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F = Événements fondateurs</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02</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F</text:p>
          </table:table-cell>
          <table:table-cell table:style-name="ce272" office:value-type="string">
            <text:p>Fondation à Paris de l'hôpital de la Charité par Marie de Médic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08</text:p>
          </table:table-cell>
          <table:table-cell office:value-type="string">
            <text:p>07</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F</text:p>
          </table:table-cell>
          <table:table-cell table:style-name="ce272" office:value-type="string">
            <text:p>Fondation de Québec par le Français Samuel Champlain.</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09</text:p>
          </table:table-cell>
          <table:table-cell office:value-type="string">
            <text:p>08</text:p>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F</text:p>
          </table:table-cell>
          <table:table-cell table:style-name="ce272" office:value-type="string">
            <text:p>Sully lève de nouveaux impôts impopulaires pour financer la guerr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35</text:p>
          </table:table-cell>
          <table:table-cell office:value-type="string">
            <text:p>0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F</text:p>
          </table:table-cell>
          <table:table-cell table:style-name="ce272" office:value-type="string">
            <text:p>Fondation de l'Académie Français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37</text:p>
          </table:table-cell>
          <table:table-cell office:value-type="string">
            <text:p>0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Première représentation du Cid de Corneille au théâtre du Marais à Par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40</text:p>
          </table:table-cell>
          <table:table-cell office:value-type="string">
            <text:p>03</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F</text:p>
          </table:table-cell>
          <table:table-cell table:style-name="ce272" office:value-type="string">
            <text:p>Création d'une monnaie, le Louis d'o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60</text:p>
          </table:table-cell>
          <table:table-cell office:value-type="string">
            <text:p>06</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Première représentation du Misanthrope de Molièr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80</text:p>
          </table:table-cell>
          <table:table-cell office:value-type="string">
            <text:p>10</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Fondation de la Comédie Français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799</text:p>
          </table:table-cell>
          <table:table-cell office:value-type="string">
            <text:p>1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F</text:p>
          </table:table-cell>
          <table:table-cell table:style-name="ce272" office:value-type="string">
            <text:p>Constitution de l'An VIII : 3 Consuls : Bonaparte, Cambacérès, Lebrun.</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799</text:p>
          </table:table-cell>
          <table:table-cell office:value-type="string">
            <text:p>1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u Conseil d’État.</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0</text:p>
          </table:table-cell>
          <table:table-cell office:value-type="string">
            <text:p>0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e la Banque de Franc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1</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e la Légion d'Honneu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3</text:p>
          </table:table-cell>
          <table:table-cell office:value-type="string">
            <text:p>03</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u Franc Germinal à l'effigie de Bonapart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4</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Napoléon décide de construire l'Arc de Triomph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42</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F</text:p>
          </table:table-cell>
          <table:table-cell table:style-name="ce272" office:value-type="string">
            <text:p>Création du réseau des Chemins de Fe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48</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es Ateliers Nationaux.</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48</text:p>
          </table:table-cell>
          <table:table-cell office:value-type="string">
            <text:p>06</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Suppression des Ateliers Nationaux jugés trop coûteux.</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55</text:p>
          </table:table-cell>
          <table:table-cell office:value-type="string">
            <text:p>05</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Ouverture de l'Exposition Universel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62</text:p>
          </table:table-cell>
          <table:table-cell office:value-type="string">
            <text:p>1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Début du percement de l'isthme de Suez.</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67</text:p>
          </table:table-cell>
          <table:table-cell office:value-type="string">
            <text:p>04</text:p>
          </table:table-cell>
          <table:table-cell table:style-name="ce257"/>
          <table:table-cell office:value-type="string">
            <text:p>1867</text:p>
          </table:table-cell>
          <table:table-cell office:value-type="string">
            <text:p>10</text:p>
          </table:table-cell>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Exposition Universel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69</text:p>
          </table:table-cell>
          <table:table-cell office:value-type="string">
            <text:p>1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Inauguration du Canal de Suez.</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78</text:p>
          </table:table-cell>
          <table:table-cell office:value-type="string">
            <text:p>05</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Troisième Exposition Universelle à Par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79</text:p>
          </table:table-cell>
          <table:table-cell office:value-type="string">
            <text:p>01</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F</text:p>
          </table:table-cell>
          <table:table-cell table:style-name="ce272" office:value-type="string">
            <text:p>Le 14 juillet devient fête nationale, et la Marseillaise, hymne national.</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1</text:p>
          </table:table-cell>
          <table:table-cell office:value-type="string">
            <text:p>06</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Vote des Lois scolaires (gratuité et caractère obligatoire de l'enseignement primaire, création des écoles normales d'instituteur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1</text:p>
          </table:table-cell>
          <table:table-cell office:value-type="string">
            <text:p>07</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iberté de réunion et de la Press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2</text:p>
          </table:table-cell>
          <table:table-cell office:value-type="string">
            <text:p>03</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aïcité de l'enseignement.</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4</text:p>
          </table:table-cell>
          <table:table-cell office:value-type="string">
            <text:p>03</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iberté syndica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4</text:p>
          </table:table-cell>
          <table:table-cell office:value-type="string">
            <text:p>07</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Rétablissement du divorc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9</text:p>
          </table:table-cell>
          <table:table-cell office:value-type="string">
            <text:p>05</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F</text:p>
          </table:table-cell>
          <table:table-cell table:style-name="ce272" office:value-type="string">
            <text:p>Inauguration de la Tour Eiffel (Exposition Universel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11</text:p>
          </table:table-cell>
          <table:table-cell office:value-type="string">
            <text:p>08</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a Joconde est volé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13</text:p>
          </table:table-cell>
          <table:table-cell office:value-type="string">
            <text:p>03</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a Joconde qui avait été volée, revient à Par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13</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e service militaire est fixé à 3 an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32</text:p>
          </table:table-cell>
          <table:table-cell office:value-type="string">
            <text:p>02</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Arrivée à Pékin de la Croisière Jaun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33</text:p>
          </table:table-cell>
          <table:table-cell office:value-type="string">
            <text:p>1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1er tirage de la Loterie Nationa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table:table-cell/>
          <table:table-cell table:style-name="ce257"/>
          <table:table-cell table:number-columns-repeated="2"/>
          <table:table-cell table:number-columns-repeated="4" table:style-name="ce255"/>
          <table:table-cell table:number-columns-repeated="2"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285" office:value-type="string">
            <text:p>Politique</text:p>
          </table:table-cell>
          <table:table-cell table:style-name="ce290"/>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P = Faits politiques</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90"/>
          <table:table-cell office:value-type="string">
            <text:p>1610</text:p>
          </table:table-cell>
          <table:table-cell office:value-type="string">
            <text:p>05</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III nouveau Roi de France. Lors de l'assassinat de Henri IV, le dauphin devient Roi de France, il a neuf ans, et sa mère, Marie de Médicis, assure alors la Régence.</text:p>
          </table:table-cell>
          <table:table-cell table:style-name="ce272"/>
          <table:table-cell table:number-columns-repeated="1009"/>
        </table:table-row>
        <table:table-row table:style-name="ro1">
          <table:table-cell table:style-name="ce217"/>
          <table:table-cell table:style-name="ce290"/>
          <table:table-cell office:value-type="string">
            <text:p>1610</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Supplice de Ravaillac qui a assassiné Henri IV.</text:p>
          </table:table-cell>
          <table:table-cell table:style-name="ce272"/>
          <table:table-cell table:number-columns-repeated="1009"/>
        </table:table-row>
        <table:table-row table:style-name="ro1">
          <table:table-cell table:style-name="ce217"/>
          <table:table-cell table:style-name="ce290"/>
          <table:table-cell office:value-type="string">
            <text:p>1610</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oncini entre au Conseil des Finances.</text:p>
          </table:table-cell>
          <table:table-cell table:style-name="ce272"/>
          <table:table-cell table:number-columns-repeated="1009"/>
        </table:table-row>
        <table:table-row table:style-name="ro1">
          <table:table-cell table:style-name="ce217"/>
          <table:table-cell table:style-name="ce290"/>
          <table:table-cell office:value-type="string">
            <text:p>1610</text:p>
          </table:table-cell>
          <table:table-cell office:value-type="string">
            <text:p>10</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acre de Louis XIII à Reims.</text:p>
          </table:table-cell>
          <table:table-cell table:style-name="ce272"/>
          <table:table-cell table:number-columns-repeated="1009"/>
        </table:table-row>
        <table:table-row table:style-name="ro1">
          <table:table-cell table:style-name="ce217"/>
          <table:table-cell table:style-name="ce290"/>
          <table:table-cell office:value-type="string">
            <text:p>1610</text:p>
          </table:table-cell>
          <table:table-cell office:value-type="string">
            <text:p>0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émission de Sully.</text:p>
          </table:table-cell>
          <table:table-cell table:style-name="ce272"/>
          <table:table-cell table:number-columns-repeated="1009"/>
        </table:table-row>
        <table:table-row table:style-name="ro1">
          <table:table-cell table:style-name="ce217"/>
          <table:table-cell table:style-name="ce290"/>
          <table:table-cell office:value-type="string">
            <text:p>1610</text:p>
          </table:table-cell>
          <table:table-cell office:value-type="string">
            <text:p>04</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e Fontainebleau avec l'Espagne. Louis XIII épousera Anne d'Autriche et Élisabeth de France épousera le Prince des Asturies.</text:p>
          </table:table-cell>
          <table:table-cell table:style-name="ce272"/>
          <table:table-cell table:number-columns-repeated="1009"/>
        </table:table-row>
        <table:table-row table:style-name="ro1">
          <table:table-cell table:style-name="ce217"/>
          <table:table-cell table:style-name="ce290"/>
          <table:table-cell office:value-type="string">
            <text:p>1613</text:p>
          </table:table-cell>
          <table:table-cell office:value-type="string">
            <text:p>11</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Concini devient maréchal de France.</text:p>
          </table:table-cell>
          <table:table-cell table:style-name="ce272"/>
          <table:table-cell table:number-columns-repeated="1009"/>
        </table:table-row>
        <table:table-row table:style-name="ro1">
          <table:table-cell table:style-name="ce217"/>
          <table:table-cell table:style-name="ce290"/>
          <table:table-cell office:value-type="string">
            <text:p>1614</text:p>
          </table:table-cell>
          <table:table-cell office:value-type="string">
            <text:p>05</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Suite à la révolte de la noblesse durant le mois d'avril (Condé, Longueville, Mayenne, Vendôme, etc...) contre la régente, par le Traité de Sainte-Menehould, la régente promet aux nobles la convocation des états généraux et les couvre d'or.</text:p>
          </table:table-cell>
          <table:table-cell table:style-name="ce272"/>
          <table:table-cell table:number-columns-repeated="1009"/>
        </table:table-row>
        <table:table-row table:style-name="ro1">
          <table:table-cell table:style-name="ce217"/>
          <table:table-cell table:style-name="ce290"/>
          <table:table-cell office:value-type="string">
            <text:p>1614</text:p>
          </table:table-cell>
          <table:table-cell office:value-type="string">
            <text:p>10</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proclame la majorité du Roi.</text:p>
          </table:table-cell>
          <table:table-cell table:style-name="ce272"/>
          <table:table-cell table:number-columns-repeated="1009"/>
        </table:table-row>
        <table:table-row table:style-name="ro1">
          <table:table-cell table:style-name="ce217"/>
          <table:table-cell table:style-name="ce290"/>
          <table:table-cell office:value-type="string">
            <text:p>1614</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Ouverture des états généraux. Ils prendront fin le 23 février 1615.</text:p>
          </table:table-cell>
          <table:table-cell table:style-name="ce272"/>
          <table:table-cell table:number-columns-repeated="1009"/>
        </table:table-row>
        <table:table-row table:style-name="ro1">
          <table:table-cell table:style-name="ce217"/>
          <table:table-cell table:style-name="ce290"/>
          <table:table-cell office:value-type="string">
            <text:p>1616</text:p>
          </table:table-cell>
          <table:table-cell office:value-type="string">
            <text:p>05</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Paix de Loudun entre le Roi et les princes.</text:p>
          </table:table-cell>
          <table:table-cell table:style-name="ce272"/>
          <table:table-cell table:number-columns-repeated="1009"/>
        </table:table-row>
        <table:table-row table:style-name="ro1">
          <table:table-cell table:style-name="ce217"/>
          <table:table-cell table:style-name="ce290"/>
          <table:table-cell office:value-type="string">
            <text:p>1616</text:p>
          </table:table-cell>
          <table:table-cell office:value-type="string">
            <text:p>09</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Arrestation de Condé au Louvre.</text:p>
          </table:table-cell>
          <table:table-cell table:style-name="ce272"/>
          <table:table-cell table:number-columns-repeated="1009"/>
        </table:table-row>
        <table:table-row table:style-name="ro1">
          <table:table-cell table:style-name="ce217"/>
          <table:table-cell table:style-name="ce290"/>
          <table:table-cell office:value-type="string">
            <text:p>1616</text:p>
          </table:table-cell>
          <table:table-cell office:value-type="string">
            <text:p>1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ichelieu est nommé secrétaire d’État aux Affaires Étrangères.</text:p>
          </table:table-cell>
          <table:table-cell table:style-name="ce272"/>
          <table:table-cell table:number-columns-repeated="1009"/>
        </table:table-row>
        <table:table-row table:style-name="ro1">
          <table:table-cell table:style-name="ce217"/>
          <table:table-cell table:style-name="ce290"/>
          <table:table-cell office:value-type="string">
            <text:p>1619</text:p>
          </table:table-cell>
          <table:table-cell office:value-type="string">
            <text:p>02</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arie de Médicis s'enfuit de Blois.</text:p>
          </table:table-cell>
          <table:table-cell table:style-name="ce272"/>
          <table:table-cell table:number-columns-repeated="1009"/>
        </table:table-row>
        <table:table-row table:style-name="ro1">
          <table:table-cell table:style-name="ce217"/>
          <table:table-cell table:style-name="ce290"/>
          <table:table-cell office:value-type="string">
            <text:p>1619</text:p>
          </table:table-cell>
          <table:table-cell office:value-type="string">
            <text:p>05</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Angoulême entre Louis XIII et Marie de Médicis.</text:p>
          </table:table-cell>
          <table:table-cell table:style-name="ce272"/>
          <table:table-cell table:number-columns-repeated="1009"/>
        </table:table-row>
        <table:table-row table:style-name="ro1">
          <table:table-cell table:style-name="ce217"/>
          <table:table-cell table:style-name="ce290"/>
          <table:table-cell office:value-type="string">
            <text:p>1619</text:p>
          </table:table-cell>
          <table:table-cell office:value-type="string">
            <text:p>10</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ibération de Condé.</text:p>
          </table:table-cell>
          <table:table-cell table:style-name="ce272"/>
          <table:table-cell table:number-columns-repeated="1009"/>
        </table:table-row>
        <table:table-row table:style-name="ro1">
          <table:table-cell table:style-name="ce217"/>
          <table:table-cell table:style-name="ce290"/>
          <table:table-cell office:value-type="string">
            <text:p>1620</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aix d'Angers entre Louis XIII et la Reine Mère.</text:p>
          </table:table-cell>
          <table:table-cell table:style-name="ce272"/>
          <table:table-cell table:number-columns-repeated="1009"/>
        </table:table-row>
        <table:table-row table:style-name="ro1">
          <table:table-cell table:style-name="ce217"/>
          <table:table-cell table:style-name="ce290"/>
          <table:table-cell office:value-type="string">
            <text:p>1620</text:p>
          </table:table-cell>
          <table:table-cell office:value-type="string">
            <text:p>10</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Louis XIII entre dans Pau.</text:p>
          </table:table-cell>
          <table:table-cell table:style-name="ce272"/>
          <table:table-cell table:number-columns-repeated="1009"/>
        </table:table-row>
        <table:table-row table:style-name="ro1">
          <table:table-cell table:style-name="ce217"/>
          <table:table-cell table:style-name="ce290"/>
          <table:table-cell office:value-type="string">
            <text:p>1621</text:p>
          </table:table-cell>
          <table:table-cell office:value-type="string">
            <text:p>04</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Roi Louis XIII annonce qu'il ne veut pas révoquer l’Édit de Nantes. Luynes est nommé connétable.</text:p>
          </table:table-cell>
          <table:table-cell table:style-name="ce272"/>
          <table:table-cell table:number-columns-repeated="1009"/>
        </table:table-row>
        <table:table-row table:style-name="ro1">
          <table:table-cell table:style-name="ce217"/>
          <table:table-cell table:style-name="ce290"/>
          <table:table-cell office:value-type="string">
            <text:p>1621</text:p>
          </table:table-cell>
          <table:table-cell office:value-type="string">
            <text:p>06</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uis XIII avait repris sa lutte en mai contre les protestants. Le 25 juin on assiste à la capitulation protestante à Saint Jean d'Angély.</text:p>
          </table:table-cell>
          <table:table-cell table:style-name="ce272"/>
          <table:table-cell table:number-columns-repeated="1009"/>
        </table:table-row>
        <table:table-row table:style-name="ro1">
          <table:table-cell table:style-name="ce217"/>
          <table:table-cell table:style-name="ce290"/>
          <table:table-cell office:value-type="string">
            <text:p>1622</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ichelieu est nommé Cardinal.</text:p>
          </table:table-cell>
          <table:table-cell table:style-name="ce272"/>
          <table:table-cell table:number-columns-repeated="1009"/>
        </table:table-row>
        <table:table-row table:style-name="ro1">
          <table:table-cell table:style-name="ce217"/>
          <table:table-cell table:style-name="ce290"/>
          <table:table-cell office:value-type="string">
            <text:p>1622</text:p>
          </table:table-cell>
          <table:table-cell office:value-type="string">
            <text:p>10</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e Montpellier avec les protestants. Confirmation de l’Édit de Nantes (les protestants conservent la Rochelle et Montauban).</text:p>
          </table:table-cell>
          <table:table-cell table:style-name="ce272"/>
          <table:table-cell table:number-columns-repeated="1009"/>
        </table:table-row>
        <table:table-row table:style-name="ro1">
          <table:table-cell table:style-name="ce217"/>
          <table:table-cell table:style-name="ce290"/>
          <table:table-cell office:value-type="string">
            <text:p>1624</text:p>
          </table:table-cell>
          <table:table-cell office:value-type="string">
            <text:p>04</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ichelieu entre au Conseil du Roi.</text:p>
          </table:table-cell>
          <table:table-cell table:style-name="ce272"/>
          <table:table-cell table:number-columns-repeated="1009"/>
        </table:table-row>
        <table:table-row table:style-name="ro1">
          <table:table-cell table:style-name="ce217"/>
          <table:table-cell table:style-name="ce290"/>
          <table:table-cell office:value-type="string">
            <text:p>1624</text:p>
          </table:table-cell>
          <table:table-cell office:value-type="string">
            <text:p>08</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Richelieu fait arrêter La Vieuville (qui présidait le Conseil du Roi) et devient chef du Conseil. Programme : éliminer le protestantisme français, mettre au pas la haute noblesse, lutter contre les Habsbourg d'Espagne et d'Autriche.</text:p>
          </table:table-cell>
          <table:table-cell table:style-name="ce272"/>
          <table:table-cell table:number-columns-repeated="1009"/>
        </table:table-row>
        <table:table-row table:style-name="ro1">
          <table:table-cell table:style-name="ce217"/>
          <table:table-cell table:style-name="ce290"/>
          <table:table-cell office:value-type="string">
            <text:p>1626</text:p>
          </table:table-cell>
          <table:table-cell office:value-type="string">
            <text:p>02</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Une nouvelle paix est signée à Paris avec les protestants qui sont amnistiés mais qui doivent démolir leurs forts.</text:p>
          </table:table-cell>
          <table:table-cell table:style-name="ce272"/>
          <table:table-cell table:number-columns-repeated="1009"/>
        </table:table-row>
        <table:table-row table:style-name="ro1">
          <table:table-cell table:style-name="ce217"/>
          <table:table-cell table:style-name="ce290"/>
          <table:table-cell office:value-type="string">
            <text:p>1626</text:p>
          </table:table-cell>
          <table:table-cell office:value-type="string">
            <text:p>02</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Édit du Roi Louis XIII contre les duels.</text:p>
          </table:table-cell>
          <table:table-cell table:style-name="ce272"/>
          <table:table-cell table:number-columns-repeated="1009"/>
        </table:table-row>
        <table:table-row table:style-name="ro1">
          <table:table-cell table:style-name="ce217"/>
          <table:table-cell table:style-name="ce290"/>
          <table:table-cell office:value-type="string">
            <text:p>1626</text:p>
          </table:table-cell>
          <table:table-cell office:value-type="string">
            <text:p>05</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e Monçon avec l'Espagne qui reconnaît à la France l'usage exclusif des passages de la Valteline.</text:p>
          </table:table-cell>
          <table:table-cell table:style-name="ce272"/>
          <table:table-cell table:number-columns-repeated="1009"/>
        </table:table-row>
        <table:table-row table:style-name="ro1">
          <table:table-cell table:style-name="ce217"/>
          <table:table-cell table:style-name="ce290"/>
          <table:table-cell office:value-type="string">
            <text:p>1628</text:p>
          </table:table-cell>
          <table:table-cell office:value-type="string">
            <text:p>10</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a Rochelle capitule, douze notables vont s'agenouiller devant le Roi Louis XIII et lui demandent leur pardon.</text:p>
          </table:table-cell>
          <table:table-cell table:style-name="ce272"/>
          <table:table-cell table:number-columns-repeated="1009"/>
        </table:table-row>
        <table:table-row table:style-name="ro1">
          <table:table-cell table:style-name="ce217"/>
          <table:table-cell table:style-name="ce290"/>
          <table:table-cell office:value-type="string">
            <text:p>1628</text:p>
          </table:table-cell>
          <table:table-cell office:value-type="string">
            <text:p>11</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Entrée du Roi Louis XIII dans La Rochelle.</text:p>
          </table:table-cell>
          <table:table-cell table:style-name="ce272"/>
          <table:table-cell table:number-columns-repeated="1009"/>
        </table:table-row>
        <table:table-row table:style-name="ro1">
          <table:table-cell table:style-name="ce217"/>
          <table:table-cell table:style-name="ce290"/>
          <table:table-cell office:value-type="string">
            <text:p>1629</text:p>
          </table:table-cell>
          <table:table-cell office:value-type="string">
            <text:p>04</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igue entre la France, la Savoie, le Pape et Mantoue contre les Habsbourg.</text:p>
          </table:table-cell>
          <table:table-cell table:style-name="ce272"/>
          <table:table-cell table:number-columns-repeated="1009"/>
        </table:table-row>
        <table:table-row table:style-name="ro1">
          <table:table-cell table:style-name="ce217"/>
          <table:table-cell table:style-name="ce290"/>
          <table:table-cell office:value-type="string">
            <text:p>1629</text:p>
          </table:table-cell>
          <table:table-cell office:value-type="string">
            <text:p>06</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Édit de grâce d'Alès. Les protestants peuvent pratiquer leur religion en toute liberté mais n'ont plus le droit de tenir d'assemblée politique. De plus, ils perdent leurs places de sûreté.</text:p>
          </table:table-cell>
          <table:table-cell table:style-name="ce272"/>
          <table:table-cell table:number-columns-repeated="1009"/>
        </table:table-row>
        <table:table-row table:style-name="ro1">
          <table:table-cell table:style-name="ce217"/>
          <table:table-cell table:style-name="ce290"/>
          <table:table-cell office:value-type="string">
            <text:p>1630</text:p>
          </table:table-cell>
          <table:table-cell office:value-type="string">
            <text:p>0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uis XIII et son frère, Gaston d'Orléans se réconcilient.</text:p>
          </table:table-cell>
          <table:table-cell table:style-name="ce272"/>
          <table:table-cell table:number-columns-repeated="1009"/>
        </table:table-row>
        <table:table-row table:style-name="ro1">
          <table:table-cell table:style-name="ce217"/>
          <table:table-cell table:style-name="ce290"/>
          <table:table-cell office:value-type="string">
            <text:p>1630</text:p>
          </table:table-cell>
          <table:table-cell office:value-type="string">
            <text:p>11</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Journée des Dupes. Marie de Médicis obtient de Louis XIII, malade, le renvoi de Richelieu, mais Louis XIII change d'avis et exile Marie de Médicis à Compiègne..</text:p>
          </table:table-cell>
          <table:table-cell table:style-name="ce272"/>
          <table:table-cell table:number-columns-repeated="1009"/>
        </table:table-row>
        <table:table-row table:style-name="ro1">
          <table:table-cell table:style-name="ce217"/>
          <table:table-cell table:style-name="ce290"/>
          <table:table-cell office:value-type="string">
            <text:p>1631</text:p>
          </table:table-cell>
          <table:table-cell office:value-type="string">
            <text:p>01</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Bärwald avec le Roi de Suède.</text:p>
          </table:table-cell>
          <table:table-cell table:style-name="ce272"/>
          <table:table-cell table:number-columns-repeated="1009"/>
        </table:table-row>
        <table:table-row table:style-name="ro1">
          <table:table-cell table:style-name="ce217"/>
          <table:table-cell table:style-name="ce290"/>
          <table:table-cell office:value-type="string">
            <text:p>1631</text:p>
          </table:table-cell>
          <table:table-cell office:value-type="string">
            <text:p>0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Gaston d'Orléans quitte le Royaume.</text:p>
          </table:table-cell>
          <table:table-cell table:style-name="ce272"/>
          <table:table-cell table:number-columns-repeated="1009"/>
        </table:table-row>
        <table:table-row table:style-name="ro1">
          <table:table-cell table:style-name="ce217"/>
          <table:table-cell table:style-name="ce290"/>
          <table:table-cell office:value-type="string">
            <text:p>1631</text:p>
          </table:table-cell>
          <table:table-cell office:value-type="string">
            <text:p>03</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alliance avec le duc de Savoie.</text:p>
          </table:table-cell>
          <table:table-cell table:style-name="ce272"/>
          <table:table-cell table:number-columns-repeated="1009"/>
        </table:table-row>
        <table:table-row table:style-name="ro1">
          <table:table-cell table:style-name="ce217"/>
          <table:table-cell table:style-name="ce290"/>
          <table:table-cell office:value-type="string">
            <text:p>1631</text:p>
          </table:table-cell>
          <table:table-cell office:value-type="string">
            <text:p>07</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arie de Médicis quitte le Royaume.</text:p>
          </table:table-cell>
          <table:table-cell table:style-name="ce272"/>
          <table:table-cell table:number-columns-repeated="1009"/>
        </table:table-row>
        <table:table-row table:style-name="ro1">
          <table:table-cell table:style-name="ce217"/>
          <table:table-cell table:style-name="ce290"/>
          <table:table-cell office:value-type="string">
            <text:p>1632</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Gaston d'Orléans rentre en France, obtient l'aide d'Henri, 4ème Duc de Montmorency et avec 3.000 cavaliers allemands, ils veulent prendre le Languedoc. Ils seront battus à Castelnaudary le 1er septembre 1632 par Schomberg (Montmorency sera exécute le 27 octobre 1632).</text:p>
          </table:table-cell>
          <table:table-cell table:style-name="ce272"/>
          <table:table-cell table:number-columns-repeated="1009"/>
        </table:table-row>
        <table:table-row table:style-name="ro1">
          <table:table-cell table:style-name="ce217"/>
          <table:table-cell table:style-name="ce290"/>
          <table:table-cell office:value-type="string">
            <text:p>1632</text:p>
          </table:table-cell>
          <table:table-cell office:value-type="string">
            <text:p>11</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Gaston d'Orléans après sa défaite de Castelnaudary s'enfuit à Bruxelles.</text:p>
          </table:table-cell>
          <table:table-cell table:style-name="ce272"/>
          <table:table-cell table:number-columns-repeated="1009"/>
        </table:table-row>
        <table:table-row table:style-name="ro1">
          <table:table-cell table:style-name="ce217"/>
          <table:table-cell table:style-name="ce290"/>
          <table:table-cell office:value-type="string">
            <text:p>1633</text:p>
          </table:table-cell>
          <table:table-cell office:value-type="string">
            <text:p>02</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Chateauneuf, garde des Sceaux qui a conspiré contre Richelieu.</text:p>
          </table:table-cell>
          <table:table-cell table:style-name="ce272"/>
          <table:table-cell table:number-columns-repeated="1009"/>
        </table:table-row>
        <table:table-row table:style-name="ro1">
          <table:table-cell table:style-name="ce217"/>
          <table:table-cell table:style-name="ce290"/>
          <table:table-cell office:value-type="string">
            <text:p>1633</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lliance de Francfort avec la Suède.</text:p>
          </table:table-cell>
          <table:table-cell table:style-name="ce272"/>
          <table:table-cell table:number-columns-repeated="1009"/>
        </table:table-row>
        <table:table-row table:style-name="ro1">
          <table:table-cell table:style-name="ce217"/>
          <table:table-cell table:style-name="ce290"/>
          <table:table-cell office:value-type="string">
            <text:p>1633</text:p>
          </table:table-cell>
          <table:table-cell office:value-type="string">
            <text:p>09</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Entrée de Louis XIII à Nancy. Charles IV de Lorraine est dépossédé de ses États.</text:p>
          </table:table-cell>
          <table:table-cell table:style-name="ce272"/>
          <table:table-cell table:number-columns-repeated="1009"/>
        </table:table-row>
        <table:table-row table:style-name="ro1">
          <table:table-cell table:style-name="ce217"/>
          <table:table-cell table:style-name="ce290"/>
          <table:table-cell office:value-type="string">
            <text:p>1635</text:p>
          </table:table-cell>
          <table:table-cell office:value-type="string">
            <text:p>02</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Paris avec la Hollande.</text:p>
          </table:table-cell>
          <table:table-cell table:style-name="ce272"/>
          <table:table-cell table:number-columns-repeated="1009"/>
        </table:table-row>
        <table:table-row table:style-name="ro1">
          <table:table-cell table:style-name="ce217"/>
          <table:table-cell table:style-name="ce290"/>
          <table:table-cell office:value-type="string">
            <text:p>1635</text:p>
          </table:table-cell>
          <table:table-cell office:value-type="string">
            <text:p>04</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Compiègne avec la Suède.</text:p>
          </table:table-cell>
          <table:table-cell table:style-name="ce272"/>
          <table:table-cell table:number-columns-repeated="1009"/>
        </table:table-row>
        <table:table-row table:style-name="ro1">
          <table:table-cell table:style-name="ce217"/>
          <table:table-cell table:style-name="ce290"/>
          <table:table-cell office:value-type="string">
            <text:p>1635</text:p>
          </table:table-cell>
          <table:table-cell office:value-type="string">
            <text:p>07</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Saint-Germain avec Bernard de Saxe-Weimar à qui la France confie la défense de l'Alsace.</text:p>
          </table:table-cell>
          <table:table-cell table:style-name="ce272"/>
          <table:table-cell table:number-columns-repeated="1009"/>
        </table:table-row>
        <table:table-row table:style-name="ro1">
          <table:table-cell table:style-name="ce217"/>
          <table:table-cell table:style-name="ce290"/>
          <table:table-cell office:value-type="string">
            <text:p>1635</text:p>
          </table:table-cell>
          <table:table-cell office:value-type="string">
            <text:p>10</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Rivoli avec les ducs de Savoie, de Parme, de Modème et de Mantoue.</text:p>
          </table:table-cell>
          <table:table-cell table:style-name="ce272"/>
          <table:table-cell table:number-columns-repeated="1009"/>
        </table:table-row>
        <table:table-row table:style-name="ro1">
          <table:table-cell table:style-name="ce217"/>
          <table:table-cell table:style-name="ce290"/>
          <table:table-cell office:value-type="string">
            <text:p>1637</text:p>
          </table:table-cell>
          <table:table-cell office:value-type="string">
            <text:p>1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Exil du père Caussin, confesseur du roi Louis XIII, qui blâmait la politique de Richelieu.</text:p>
          </table:table-cell>
          <table:table-cell table:style-name="ce272"/>
          <table:table-cell table:number-columns-repeated="1009"/>
        </table:table-row>
        <table:table-row table:style-name="ro1">
          <table:table-cell table:style-name="ce217"/>
          <table:table-cell table:style-name="ce290"/>
          <table:table-cell office:value-type="string">
            <text:p>1638</text:p>
          </table:table-cell>
          <table:table-cell office:value-type="string">
            <text:p>0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Vœu de Louis XIII consacrant la France à Dieu.</text:p>
          </table:table-cell>
          <table:table-cell table:style-name="ce272"/>
          <table:table-cell table:number-columns-repeated="1009"/>
        </table:table-row>
        <table:table-row table:style-name="ro1">
          <table:table-cell table:style-name="ce217"/>
          <table:table-cell table:style-name="ce290"/>
          <table:table-cell office:value-type="string">
            <text:p>1638</text:p>
          </table:table-cell>
          <table:table-cell office:value-type="string">
            <text:p>03</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Hambourg avec la Suède contre l'Autriche.</text:p>
          </table:table-cell>
          <table:table-cell table:style-name="ce272"/>
          <table:table-cell table:number-columns-repeated="1009"/>
        </table:table-row>
        <table:table-row table:style-name="ro1">
          <table:table-cell table:style-name="ce217"/>
          <table:table-cell table:style-name="ce290"/>
          <table:table-cell office:value-type="string">
            <text:p>1639</text:p>
          </table:table-cell>
          <table:table-cell office:value-type="string">
            <text:p>06</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Révolte des va-nu-pieds en Normandie contre la gabelle.</text:p>
          </table:table-cell>
          <table:table-cell table:style-name="ce272"/>
          <table:table-cell table:number-columns-repeated="1009"/>
        </table:table-row>
        <table:table-row table:style-name="ro1">
          <table:table-cell table:style-name="ce217"/>
          <table:table-cell table:style-name="ce290"/>
          <table:table-cell office:value-type="string">
            <text:p>1640</text:p>
          </table:table-cell>
          <table:table-cell office:value-type="string">
            <text:p>12</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alliance entre la France et les Catalans révoltés contre Philippe IV d'Espagne.</text:p>
          </table:table-cell>
          <table:table-cell table:style-name="ce272"/>
          <table:table-cell table:number-columns-repeated="1009"/>
        </table:table-row>
        <table:table-row table:style-name="ro1">
          <table:table-cell table:style-name="ce217"/>
          <table:table-cell table:style-name="ce290"/>
          <table:table-cell office:value-type="string">
            <text:p>1641</text:p>
          </table:table-cell>
          <table:table-cell office:value-type="string">
            <text:p>02</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dit limitant le droit de remontrance du parlement.</text:p>
          </table:table-cell>
          <table:table-cell table:style-name="ce272"/>
          <table:table-cell table:number-columns-repeated="1009"/>
        </table:table-row>
        <table:table-row table:style-name="ro1">
          <table:table-cell table:style-name="ce217"/>
          <table:table-cell table:style-name="ce290"/>
          <table:table-cell office:value-type="string">
            <text:p>1642</text:p>
          </table:table-cell>
          <table:table-cell office:value-type="string">
            <text:p>03</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entre l'Espagne et Cinq-Mars allié au duc de Bouillon et soutenu par Gaston d'Orléans.</text:p>
          </table:table-cell>
          <table:table-cell table:style-name="ce272"/>
          <table:table-cell table:number-columns-repeated="1009"/>
        </table:table-row>
        <table:table-row table:style-name="ro1">
          <table:table-cell table:style-name="ce217"/>
          <table:table-cell table:style-name="ce290"/>
          <table:table-cell office:value-type="string">
            <text:p>1642</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Cinq-Mars qui est incarcéré dans la citadelle de Montpellier.</text:p>
          </table:table-cell>
          <table:table-cell table:style-name="ce272"/>
          <table:table-cell table:number-columns-repeated="1009"/>
        </table:table-row>
        <table:table-row table:style-name="ro1">
          <table:table-cell table:style-name="ce217"/>
          <table:table-cell table:style-name="ce290"/>
          <table:table-cell office:value-type="string">
            <text:p>1642</text:p>
          </table:table-cell>
          <table:table-cell office:value-type="string">
            <text:p>12</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Mazarin entre au Conseil du Roi (Louis XIII).</text:p>
          </table:table-cell>
          <table:table-cell table:style-name="ce272"/>
          <table:table-cell table:number-columns-repeated="1009"/>
        </table:table-row>
        <table:table-row table:style-name="ro1">
          <table:table-cell table:style-name="ce217"/>
          <table:table-cell table:style-name="ce290"/>
          <table:table-cell office:value-type="string">
            <text:p>1643</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éclaration du roi sur la future Régence qui est confiée à un conseil de sept membres.</text:p>
          </table:table-cell>
          <table:table-cell table:style-name="ce272"/>
          <table:table-cell table:number-columns-repeated="1009"/>
        </table:table-row>
        <table:table-row table:style-name="ro1">
          <table:table-cell table:style-name="ce217"/>
          <table:table-cell table:style-name="ce290"/>
          <table:table-cell office:value-type="string">
            <text:p>1643</text:p>
          </table:table-cell>
          <table:table-cell office:value-type="string">
            <text:p>04</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Baptême du Dauphin Louis à Saint Germain.</text:p>
          </table:table-cell>
          <table:table-cell table:style-name="ce272"/>
          <table:table-cell table:number-columns-repeated="1009"/>
        </table:table-row>
        <table:table-row table:style-name="ro1">
          <table:table-cell table:style-name="ce217"/>
          <table:table-cell table:style-name="ce290"/>
          <table:table-cell office:value-type="string">
            <text:p>1643</text:p>
          </table:table-cell>
          <table:table-cell office:value-type="string">
            <text:p>05</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it de justice où le parlement casse le testament de Louis XIII. La régente Anne d'Autriche, reçoit l'autorité suprême jusqu'à la majorité de son fils.</text:p>
          </table:table-cell>
          <table:table-cell table:style-name="ce272"/>
          <table:table-cell table:number-columns-repeated="1009"/>
        </table:table-row>
        <table:table-row table:style-name="ro1">
          <table:table-cell table:style-name="ce217"/>
          <table:table-cell table:style-name="ce290"/>
          <table:table-cell office:value-type="string">
            <text:p>1644</text:p>
          </table:table-cell>
          <table:table-cell office:value-type="string">
            <text:p>09</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Innocent X, Giovanni Battista Pamphiij (italien). Il est élu contre la volonté de Mazarin.</text:p>
          </table:table-cell>
          <table:table-cell table:style-name="ce272"/>
          <table:table-cell table:number-columns-repeated="1009"/>
        </table:table-row>
        <table:table-row table:style-name="ro1">
          <table:table-cell table:style-name="ce217"/>
          <table:table-cell table:style-name="ce290"/>
          <table:table-cell office:value-type="string">
            <text:p>1645</text:p>
          </table:table-cell>
          <table:table-cell office:value-type="string">
            <text:p>09</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it de justice ordonnant au parlement l'enregistrement des édits.</text:p>
          </table:table-cell>
          <table:table-cell table:style-name="ce272"/>
          <table:table-cell table:number-columns-repeated="1009"/>
        </table:table-row>
        <table:table-row table:style-name="ro1">
          <table:table-cell table:style-name="ce217"/>
          <table:table-cell table:style-name="ce290"/>
          <table:table-cell office:value-type="string">
            <text:p>1646</text:p>
          </table:table-cell>
          <table:table-cell office:value-type="string">
            <text:p>09</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dit du tarif, fixant une taxe sur les marchandises entrant dans Paris.</text:p>
          </table:table-cell>
          <table:table-cell table:style-name="ce272"/>
          <table:table-cell table:number-columns-repeated="1009"/>
        </table:table-row>
        <table:table-row table:style-name="ro1">
          <table:table-cell table:style-name="ce217"/>
          <table:table-cell table:style-name="ce290"/>
          <table:table-cell office:value-type="string">
            <text:p>1646</text:p>
          </table:table-cell>
          <table:table-cell office:value-type="string">
            <text:p>1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A la mort de son père, le duc d'Enghien devient prince de Condé.</text:p>
          </table:table-cell>
          <table:table-cell table:style-name="ce272"/>
          <table:table-cell table:number-columns-repeated="1009"/>
        </table:table-row>
        <table:table-row table:style-name="ro1">
          <table:table-cell table:style-name="ce217"/>
          <table:table-cell table:style-name="ce290"/>
          <table:table-cell office:value-type="string">
            <text:p>1648</text:p>
          </table:table-cell>
          <table:table-cell office:value-type="string">
            <text:p>01</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Lors du lit de justice, Omer Talon, avocat général au parlement de Paris, condamne la politique menée par la monarchie.</text:p>
          </table:table-cell>
          <table:table-cell table:style-name="ce272"/>
          <table:table-cell table:number-columns-repeated="1009"/>
        </table:table-row>
        <table:table-row table:style-name="ro1">
          <table:table-cell table:style-name="ce217"/>
          <table:table-cell table:style-name="ce290"/>
          <table:table-cell office:value-type="string">
            <text:p>1648</text:p>
          </table:table-cell>
          <table:table-cell office:value-type="string">
            <text:p>04</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Déclaration de renouvellement de la paulette (taxe annuelle payée par les magistrats et qui leur garantit la propriété de leur charge).</text:p>
          </table:table-cell>
          <table:table-cell table:style-name="ce272"/>
          <table:table-cell table:number-columns-repeated="1009"/>
        </table:table-row>
        <table:table-row table:style-name="ro1">
          <table:table-cell table:style-name="ce217"/>
          <table:table-cell table:style-name="ce290"/>
          <table:table-cell office:value-type="string">
            <text:p>1648</text:p>
          </table:table-cell>
          <table:table-cell office:value-type="string">
            <text:p>06</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éunion de la "Chambre de Saint-Louis" qui élabore 27 articles (diminution des tailles, contrôle des dépenses de l’État, suppression des collecteurs d'impôts, etc...).</text:p>
          </table:table-cell>
          <table:table-cell table:style-name="ce272"/>
          <table:table-cell table:number-columns-repeated="1009"/>
        </table:table-row>
        <table:table-row table:style-name="ro1">
          <table:table-cell table:style-name="ce217"/>
          <table:table-cell table:style-name="ce290"/>
          <table:table-cell office:value-type="string">
            <text:p>1648</text:p>
          </table:table-cell>
          <table:table-cell office:value-type="string">
            <text:p>07</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éclaration royale approuvant certains des 27 articles élaborés lors de la réunion de la "Chambre de Saint-Louis", le 16 juin dernier.</text:p>
          </table:table-cell>
          <table:table-cell table:style-name="ce272"/>
          <table:table-cell table:number-columns-repeated="1009"/>
        </table:table-row>
        <table:table-row table:style-name="ro1">
          <table:table-cell table:style-name="ce217"/>
          <table:table-cell table:style-name="ce290"/>
          <table:table-cell office:value-type="string">
            <text:p>1648</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Arrestation de Pierre Broussel (conseiller au parlement de Paris). En apprenant cela, la population de Paris se révolte.</text:p>
          </table:table-cell>
          <table:table-cell table:style-name="ce272"/>
          <table:table-cell table:number-columns-repeated="1009"/>
        </table:table-row>
        <table:table-row table:style-name="ro1">
          <table:table-cell table:style-name="ce217"/>
          <table:table-cell table:style-name="ce290"/>
          <table:table-cell office:value-type="string">
            <text:p>1648</text:p>
          </table:table-cell>
          <table:table-cell office:value-type="string">
            <text:p>08</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Journée des Barricades. La régente décide de libérer Broussel.</text:p>
          </table:table-cell>
          <table:table-cell table:style-name="ce272"/>
          <table:table-cell table:number-columns-repeated="1009"/>
        </table:table-row>
        <table:table-row table:style-name="ro1">
          <table:table-cell table:style-name="ce217"/>
          <table:table-cell table:style-name="ce290"/>
          <table:table-cell office:value-type="string">
            <text:p>1648</text:p>
          </table:table-cell>
          <table:table-cell office:value-type="string">
            <text:p>10</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Signature par Anne d'Autriche de la déclaration royale qui reconnaît les articles de la Chambre de Saint Louis.</text:p>
          </table:table-cell>
          <table:table-cell table:style-name="ce272"/>
          <table:table-cell table:number-columns-repeated="1009"/>
        </table:table-row>
        <table:table-row table:style-name="ro1">
          <table:table-cell table:style-name="ce217"/>
          <table:table-cell table:style-name="ce290"/>
          <table:table-cell office:value-type="string">
            <text:p>1649</text:p>
          </table:table-cell>
          <table:table-cell office:value-type="string">
            <text:p>02</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ondé assiège Paris avec 12 000 hommes.</text:p>
          </table:table-cell>
          <table:table-cell table:style-name="ce272"/>
          <table:table-cell table:number-columns-repeated="1009"/>
        </table:table-row>
        <table:table-row table:style-name="ro1">
          <table:table-cell table:style-name="ce217"/>
          <table:table-cell table:style-name="ce290"/>
          <table:table-cell office:value-type="string">
            <text:p>1649</text:p>
          </table:table-cell>
          <table:table-cell office:value-type="string">
            <text:p>08</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Entrée triomphale du roi à Paris. La cour regagne le Palais-Royal. Condé, déçu de ne pas avoir la place de Mazarin rejoint la Fronde des Princes</text:p>
          </table:table-cell>
          <table:table-cell table:style-name="ce272"/>
          <table:table-cell table:number-columns-repeated="1009"/>
        </table:table-row>
        <table:table-row table:style-name="ro1">
          <table:table-cell table:style-name="ce217"/>
          <table:table-cell table:style-name="ce290"/>
          <table:table-cell office:value-type="string">
            <text:p>1650</text:p>
          </table:table-cell>
          <table:table-cell office:value-type="string">
            <text:p>0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Condé, Longueville et Conti sur ordre du roi.</text:p>
          </table:table-cell>
          <table:table-cell table:style-name="ce272"/>
          <table:table-cell table:number-columns-repeated="1009"/>
        </table:table-row>
        <table:table-row table:style-name="ro1">
          <table:table-cell table:style-name="ce217"/>
          <table:table-cell table:style-name="ce290"/>
          <table:table-cell office:value-type="string">
            <text:p>1651</text:p>
          </table:table-cell>
          <table:table-cell office:value-type="string">
            <text:p>02</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Fuite de Mazarin hors de Paris.</text:p>
          </table:table-cell>
          <table:table-cell table:style-name="ce272"/>
          <table:table-cell table:number-columns-repeated="1009"/>
        </table:table-row>
        <table:table-row table:style-name="ro1">
          <table:table-cell table:style-name="ce217"/>
          <table:table-cell table:style-name="ce290"/>
          <table:table-cell office:value-type="string">
            <text:p>1651</text:p>
          </table:table-cell>
          <table:table-cell office:value-type="string">
            <text:p>0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ibération des princes et exil de Mazarin.</text:p>
          </table:table-cell>
          <table:table-cell table:style-name="ce272"/>
          <table:table-cell table:number-columns-repeated="1009"/>
        </table:table-row>
        <table:table-row table:style-name="ro1">
          <table:table-cell table:style-name="ce217"/>
          <table:table-cell table:style-name="ce290"/>
          <table:table-cell office:value-type="string">
            <text:p>1651</text:p>
          </table:table-cell>
          <table:table-cell office:value-type="string">
            <text:p>09</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uis XIV est déclaré majeur.</text:p>
          </table:table-cell>
          <table:table-cell table:style-name="ce272"/>
          <table:table-cell table:number-columns-repeated="1009"/>
        </table:table-row>
        <table:table-row table:style-name="ro1">
          <table:table-cell table:style-name="ce217"/>
          <table:table-cell table:style-name="ce290"/>
          <table:table-cell office:value-type="string">
            <text:p>1652</text:p>
          </table:table-cell>
          <table:table-cell office:value-type="string">
            <text:p>11</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ondé et Conti sont déclarés par le roi coupable de lèse-majesté.</text:p>
          </table:table-cell>
          <table:table-cell table:style-name="ce272"/>
          <table:table-cell table:number-columns-repeated="1009"/>
        </table:table-row>
        <table:table-row table:style-name="ro1">
          <table:table-cell table:style-name="ce217"/>
          <table:table-cell table:style-name="ce290"/>
          <table:table-cell office:value-type="string">
            <text:p>1653</text:p>
          </table:table-cell>
          <table:table-cell office:value-type="string">
            <text:p>02</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etour de Mazarin à Paris.</text:p>
          </table:table-cell>
          <table:table-cell table:style-name="ce272"/>
          <table:table-cell table:number-columns-repeated="1009"/>
        </table:table-row>
        <table:table-row table:style-name="ro1">
          <table:table-cell table:style-name="ce217"/>
          <table:table-cell table:style-name="ce290"/>
          <table:table-cell office:value-type="string">
            <text:p>1653</text:p>
          </table:table-cell>
          <table:table-cell office:value-type="string">
            <text:p>07</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Enregistrement de la bulle pontificale Augustinus, condamnant le jansénisme.</text:p>
          </table:table-cell>
          <table:table-cell table:style-name="ce272"/>
          <table:table-cell table:number-columns-repeated="1009"/>
        </table:table-row>
        <table:table-row table:style-name="ro1">
          <table:table-cell table:style-name="ce217"/>
          <table:table-cell table:style-name="ce290"/>
          <table:table-cell office:value-type="string">
            <text:p>1654</text:p>
          </table:table-cell>
          <table:table-cell office:value-type="string">
            <text:p>06</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Sacre de Louis XIV à Reims.</text:p>
          </table:table-cell>
          <table:table-cell table:style-name="ce272"/>
          <table:table-cell table:number-columns-repeated="1009"/>
        </table:table-row>
        <table:table-row table:style-name="ro1">
          <table:table-cell table:style-name="ce217"/>
          <table:table-cell table:style-name="ce290"/>
          <table:table-cell office:value-type="string">
            <text:p>1655</text:p>
          </table:table-cell>
          <table:table-cell office:value-type="string">
            <text:p>1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a France conclût une entente commerciale avec l'Angleterre.</text:p>
          </table:table-cell>
          <table:table-cell table:style-name="ce272"/>
          <table:table-cell table:number-columns-repeated="1009"/>
        </table:table-row>
        <table:table-row table:style-name="ro1">
          <table:table-cell table:style-name="ce217"/>
          <table:table-cell table:style-name="ce290"/>
          <table:table-cell office:value-type="string">
            <text:p>1657</text:p>
          </table:table-cell>
          <table:table-cell office:value-type="string">
            <text:p>05</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text:p>
          </table:table-cell>
          <table:table-cell table:style-name="ce272"/>
          <table:table-cell table:number-columns-repeated="1009"/>
        </table:table-row>
        <table:table-row table:style-name="ro1">
          <table:table-cell table:style-name="ce217"/>
          <table:table-cell table:style-name="ce290"/>
          <table:table-cell office:value-type="string">
            <text:p>1660</text:p>
          </table:table-cell>
          <table:table-cell office:value-type="string">
            <text:p>01</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Soumission de Condé devant le roi Louis XIV. Condé reçoit l'absolution de ses fautes et récupère ses biens et ses titres.</text:p>
          </table:table-cell>
          <table:table-cell table:style-name="ce272"/>
          <table:table-cell table:number-columns-repeated="1009"/>
        </table:table-row>
        <table:table-row table:style-name="ro1">
          <table:table-cell table:style-name="ce217"/>
          <table:table-cell table:style-name="ce290"/>
          <table:table-cell office:value-type="string">
            <text:p>1660</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Entrée solennelle de Louis XIV et Marie-Thérèse d'Autriche à Paris.</text:p>
          </table:table-cell>
          <table:table-cell table:style-name="ce272"/>
          <table:table-cell table:number-columns-repeated="1009"/>
        </table:table-row>
        <table:table-row table:style-name="ro1">
          <table:table-cell table:style-name="ce217"/>
          <table:table-cell table:style-name="ce290"/>
          <table:table-cell office:value-type="string">
            <text:p>1661</text:p>
          </table:table-cell>
          <table:table-cell office:value-type="string">
            <text:p>08</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Fouquet reçoit fastueusement Louis XIV au Château de Vaux le Vicomte.</text:p>
          </table:table-cell>
          <table:table-cell table:style-name="ce272"/>
          <table:table-cell table:number-columns-repeated="1009"/>
        </table:table-row>
        <table:table-row table:style-name="ro1">
          <table:table-cell table:style-name="ce217"/>
          <table:table-cell table:style-name="ce290"/>
          <table:table-cell office:value-type="string">
            <text:p>1661</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uis XIV fait arrêter Fouquet à Nantes par d'Artagnan.</text:p>
          </table:table-cell>
          <table:table-cell table:style-name="ce272"/>
          <table:table-cell table:number-columns-repeated="1009"/>
        </table:table-row>
        <table:table-row table:style-name="ro1">
          <table:table-cell table:style-name="ce217"/>
          <table:table-cell table:style-name="ce290"/>
          <table:table-cell office:value-type="string">
            <text:p>1662</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Rachat de Dunkerque aux Anglais.</text:p>
          </table:table-cell>
          <table:table-cell table:style-name="ce272"/>
          <table:table-cell table:number-columns-repeated="1009"/>
        </table:table-row>
        <table:table-row table:style-name="ro1">
          <table:table-cell table:style-name="ce217"/>
          <table:table-cell table:style-name="ce290"/>
          <table:table-cell office:value-type="string">
            <text:p>1663</text:p>
          </table:table-cell>
          <table:table-cell office:value-type="string">
            <text:p>07</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parlement d’Aix-en-Provence décide l’annexion d'Avignon et du Comtat au royaume de France en représailles de l’incident du 20 août 1662.</text:p>
          </table:table-cell>
          <table:table-cell table:style-name="ce272"/>
          <table:table-cell table:number-columns-repeated="1009"/>
        </table:table-row>
        <table:table-row table:style-name="ro1">
          <table:table-cell table:style-name="ce217"/>
          <table:table-cell table:style-name="ce290"/>
          <table:table-cell office:value-type="string">
            <text:p>1664</text:p>
          </table:table-cell>
          <table:table-cell office:value-type="string">
            <text:p>12</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surintendant Fouquet est condamné pour abus, malversations, et lèse-majesté, au bannissement et à la confiscation de ses biens. Louis XIV transforme le bannissement en prison perpétuelle. Fouquet sera interné à la forteresse de Pignerol, où il mourra.</text:p>
          </table:table-cell>
          <table:table-cell table:style-name="ce272"/>
          <table:table-cell table:number-columns-repeated="1009"/>
        </table:table-row>
        <table:table-row table:style-name="ro1">
          <table:table-cell table:style-name="ce217"/>
          <table:table-cell table:style-name="ce290"/>
          <table:table-cell office:value-type="string">
            <text:p>1667</text:p>
          </table:table-cell>
          <table:table-cell office:value-type="string">
            <text:p>06</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e Clément XI, Giulio Rospigliosi (italien).</text:p>
          </table:table-cell>
          <table:table-cell table:style-name="ce272"/>
          <table:table-cell table:number-columns-repeated="1009"/>
        </table:table-row>
        <table:table-row table:style-name="ro1">
          <table:table-cell table:style-name="ce217"/>
          <table:table-cell table:style-name="ce290"/>
          <table:table-cell office:value-type="string">
            <text:p>1669</text:p>
          </table:table-cell>
          <table:table-cell office:value-type="string">
            <text:p>03</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Jean-Baptiste Colbert devient secrétaire d'État de la Marine. Réorganisation de la marine française, qui comprend seulement 600 vaisseaux.</text:p>
          </table:table-cell>
          <table:table-cell table:style-name="ce272"/>
          <table:table-cell table:number-columns-repeated="1009"/>
        </table:table-row>
        <table:table-row table:style-name="ro1">
          <table:table-cell table:style-name="ce217"/>
          <table:table-cell table:style-name="ce290"/>
          <table:table-cell office:value-type="string">
            <text:p>1674</text:p>
          </table:table-cell>
          <table:table-cell office:value-type="string">
            <text:p>09</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roi se réserve le monopole de la vente du tabac.</text:p>
          </table:table-cell>
          <table:table-cell table:style-name="ce272"/>
          <table:table-cell table:number-columns-repeated="1009"/>
        </table:table-row>
        <table:table-row table:style-name="ro1">
          <table:table-cell table:style-name="ce217"/>
          <table:table-cell table:style-name="ce290"/>
          <table:table-cell office:value-type="string">
            <text:p>1676</text:p>
          </table:table-cell>
          <table:table-cell office:value-type="string">
            <text:p>09</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Innocent XI, Benedetto Odescalchi (italien).</text:p>
          </table:table-cell>
          <table:table-cell table:style-name="ce272"/>
          <table:table-cell table:number-columns-repeated="1009"/>
        </table:table-row>
        <table:table-row table:style-name="ro1">
          <table:table-cell table:style-name="ce217"/>
          <table:table-cell table:style-name="ce290"/>
          <table:table-cell office:value-type="string">
            <text:p>1682</text:p>
          </table:table-cell>
          <table:table-cell office:value-type="string">
            <text:p>04</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Cavelier de la Salle prend possession de la Louisiane au nom de la France.</text:p>
          </table:table-cell>
          <table:table-cell table:style-name="ce272"/>
          <table:table-cell table:number-columns-repeated="1009"/>
        </table:table-row>
        <table:table-row table:style-name="ro1">
          <table:table-cell table:style-name="ce217"/>
          <table:table-cell table:style-name="ce290"/>
          <table:table-cell office:value-type="string">
            <text:p>1682</text:p>
          </table:table-cell>
          <table:table-cell office:value-type="string">
            <text:p>05</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uis XIV s’installe à Versailles.</text:p>
          </table:table-cell>
          <table:table-cell table:style-name="ce272"/>
          <table:table-cell table:number-columns-repeated="1009"/>
        </table:table-row>
        <table:table-row table:style-name="ro1">
          <table:table-cell table:style-name="ce217"/>
          <table:table-cell table:style-name="ce290"/>
          <table:table-cell office:value-type="string">
            <text:p>1685</text:p>
          </table:table-cell>
          <table:table-cell office:value-type="string">
            <text:p>10</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Révocation de l’Édit de Nantes par le Roi Louis XIV en son château de Fontainebleau. Cet édit avait été signé par son grand-père, le Roi Henri IV le 30 avril 1598 à Nantes. Ce texte marquait la fin des guerres de religion, et visait à "l'établissement d'une bonne paix et tranquille repos"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text:p>
          </table:table-cell>
          <table:table-cell table:style-name="ce272"/>
          <table:table-cell table:number-columns-repeated="1009"/>
        </table:table-row>
        <table:table-row table:style-name="ro1">
          <table:table-cell table:style-name="ce217"/>
          <table:table-cell table:style-name="ce290"/>
          <table:table-cell office:value-type="string">
            <text:p>1688</text:p>
          </table:table-cell>
          <table:table-cell office:value-type="string">
            <text:p>08</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vignon et le Comtat sont réunis au royaume de France.</text:p>
          </table:table-cell>
          <table:table-cell table:style-name="ce272"/>
          <table:table-cell table:number-columns-repeated="1009"/>
        </table:table-row>
        <table:table-row table:style-name="ro1">
          <table:table-cell table:style-name="ce217"/>
          <table:table-cell table:style-name="ce290"/>
          <table:table-cell office:value-type="string">
            <text:p>1691</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but du pontificat d'Innocent XII, Antonio Pignatelli (italien). Pape dévot et charitable, il réconciliera le Vatican avec Louis XIV et l’Église de France.</text:p>
          </table:table-cell>
          <table:table-cell table:style-name="ce272"/>
          <table:table-cell table:number-columns-repeated="1009"/>
        </table:table-row>
        <table:table-row table:style-name="ro1">
          <table:table-cell table:style-name="ce217"/>
          <table:table-cell table:style-name="ce290"/>
          <table:table-cell office:value-type="string">
            <text:p>1698</text:p>
          </table:table-cell>
          <table:table-cell office:value-type="string">
            <text:p>07</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amitié entre la France et la Suède.</text:p>
          </table:table-cell>
          <table:table-cell table:style-name="ce272"/>
          <table:table-cell table:number-columns-repeated="1009"/>
        </table:table-row>
        <table:table-row table:style-name="ro1">
          <table:table-cell table:style-name="ce217"/>
          <table:table-cell table:style-name="ce290"/>
          <table:table-cell office:value-type="string">
            <text:p>1700</text:p>
          </table:table-cell>
          <table:table-cell office:value-type="string">
            <text:p>09</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Marie-Louise Gabrielle de Savoie, nièce de Louis XIV, en route pour l' Espagne, où elle doit épouser Philippe V, petit-fils du Roi-soleil, s'arrête une journée à Sospel, près de Nice.</text:p>
          </table:table-cell>
          <table:table-cell table:style-name="ce272"/>
          <table:table-cell table:number-columns-repeated="1009"/>
        </table:table-row>
        <table:table-row table:style-name="ro1">
          <table:table-cell table:style-name="ce217"/>
          <table:table-cell table:style-name="ce290"/>
          <table:table-cell office:value-type="string">
            <text:p>1700</text:p>
          </table:table-cell>
          <table:table-cell office:value-type="string">
            <text:p>11</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e Clément XI, Gianfrancesco Albani (italien).</text:p>
          </table:table-cell>
          <table:table-cell table:style-name="ce272"/>
          <table:table-cell table:number-columns-repeated="1009"/>
        </table:table-row>
        <table:table-row table:style-name="ro1">
          <table:table-cell table:style-name="ce217"/>
          <table:table-cell table:style-name="ce290"/>
          <table:table-cell office:value-type="string">
            <text:p>1715</text:p>
          </table:table-cell>
          <table:table-cell office:value-type="string">
            <text:p>09</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text:p>
          </table:table-cell>
          <table:table-cell table:style-name="ce272"/>
          <table:table-cell table:number-columns-repeated="1009"/>
        </table:table-row>
        <table:table-row table:style-name="ro1">
          <table:table-cell table:style-name="ce217"/>
          <table:table-cell table:style-name="ce290"/>
          <table:table-cell office:value-type="string">
            <text:p>1723</text:p>
          </table:table-cell>
          <table:table-cell office:value-type="string">
            <text:p>12</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e Duc de Bourbon (Louis Henri de Condé) devient 1er ministre à la mort du Régent (Philippe d'Orléans), sa maîtresse, la Marquise de Prie, gouverne en son nom : elle confie les finances à Joseph Pâris-Duverney, banquier partisan des dévaluations monétaires.</text:p>
          </table:table-cell>
          <table:table-cell table:style-name="ce272"/>
          <table:table-cell table:number-columns-repeated="1009"/>
        </table:table-row>
        <table:table-row table:style-name="ro1">
          <table:table-cell table:style-name="ce217"/>
          <table:table-cell table:style-name="ce290"/>
          <table:table-cell office:value-type="string">
            <text:p>1726</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isgrâce de Bourbon (exil de Pâris-Duverney et de Madame de Prie).</text:p>
          </table:table-cell>
          <table:table-cell table:style-name="ce272"/>
          <table:table-cell table:number-columns-repeated="1009"/>
        </table:table-row>
        <table:table-row table:style-name="ro1">
          <table:table-cell table:style-name="ce217"/>
          <table:table-cell table:style-name="ce290"/>
          <table:table-cell office:value-type="string">
            <text:p>1726</text:p>
          </table:table-cell>
          <table:table-cell office:value-type="string">
            <text:p>06</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abbé Fleury à l'age de 73 ans, entre au Conseil. Il sera nommé Cardinal le 20 août suivant, présidera le Conseil d'office. Il va réussir à stabiliser le cours des monnaies.</text:p>
          </table:table-cell>
          <table:table-cell table:style-name="ce272"/>
          <table:table-cell table:number-columns-repeated="1009"/>
        </table:table-row>
        <table:table-row table:style-name="ro1">
          <table:table-cell table:style-name="ce217"/>
          <table:table-cell table:style-name="ce290"/>
          <table:table-cell office:value-type="string">
            <text:p>1737</text:p>
          </table:table-cell>
          <table:table-cell office:value-type="string">
            <text:p>02</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isgrâce de Chauvelin. Le maréchal de Belle-Isle devient le chef du parti anti-autriche.</text:p>
          </table:table-cell>
          <table:table-cell table:style-name="ce272"/>
          <table:table-cell table:number-columns-repeated="1009"/>
        </table:table-row>
        <table:table-row table:style-name="ro1">
          <table:table-cell table:style-name="ce217"/>
          <table:table-cell table:style-name="ce290"/>
          <table:table-cell office:value-type="string">
            <text:p>1751</text:p>
          </table:table-cell>
          <table:table-cell office:value-type="string">
            <text:p>12</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En 1750 le clergé avait refusé de payer les 1.500.000 livres, contribution réclamée par Machault d'Arnouville au titre de l'impôt dit du vingtième (impôt sur tous les biens, même nobles). Ce 23 décembre 1751 Louis XV cède au Clergé.</text:p>
          </table:table-cell>
          <table:table-cell table:style-name="ce272"/>
          <table:table-cell table:number-columns-repeated="1009"/>
        </table:table-row>
        <table:table-row table:style-name="ro1">
          <table:table-cell table:style-name="ce217"/>
          <table:table-cell table:style-name="ce290"/>
          <table:table-cell office:value-type="string">
            <text:p>1756</text:p>
          </table:table-cell>
          <table:table-cell office:value-type="string">
            <text:p>05</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a France s'allie avec l'Autriche. C'est le traité de Jouy-en-Josas. Pour la première fois depuis 1498 la France s'allie avec la maison de Habsbourg.</text:p>
          </table:table-cell>
          <table:table-cell table:style-name="ce272"/>
          <table:table-cell table:number-columns-repeated="1009"/>
        </table:table-row>
        <table:table-row table:style-name="ro1">
          <table:table-cell table:style-name="ce217"/>
          <table:table-cell table:style-name="ce290"/>
          <table:table-cell office:value-type="string">
            <text:p>1757</text:p>
          </table:table-cell>
          <table:table-cell office:value-type="string">
            <text:p>01</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text:p>
          </table:table-cell>
          <table:table-cell table:style-name="ce272"/>
          <table:table-cell table:number-columns-repeated="1009"/>
        </table:table-row>
        <table:table-row table:style-name="ro1">
          <table:table-cell table:style-name="ce217"/>
          <table:table-cell table:style-name="ce290"/>
          <table:table-cell office:value-type="string">
            <text:p>1758</text:p>
          </table:table-cell>
          <table:table-cell office:value-type="string">
            <text:p>10</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text:p>
          </table:table-cell>
          <table:table-cell table:style-name="ce272"/>
          <table:table-cell table:number-columns-repeated="1009"/>
        </table:table-row>
        <table:table-row table:style-name="ro1">
          <table:table-cell table:style-name="ce217"/>
          <table:table-cell table:style-name="ce290"/>
          <table:table-cell office:value-type="string">
            <text:p>1761</text:p>
          </table:table-cell>
          <table:table-cell office:value-type="string">
            <text:p>08</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Pacte de famille entre les Bourbons (France, Espagne, Naples, Parme). Cela réalise les vues de Louis XIV sur la succession d'Espagne (chaque État devient solidaire des trois autres).</text:p>
          </table:table-cell>
          <table:table-cell table:style-name="ce272"/>
          <table:table-cell table:number-columns-repeated="1009"/>
        </table:table-row>
        <table:table-row table:style-name="ro1">
          <table:table-cell table:style-name="ce217"/>
          <table:table-cell table:style-name="ce290"/>
          <table:table-cell office:value-type="string">
            <text:p>1762</text:p>
          </table:table-cell>
          <table:table-cell office:value-type="string">
            <text:p>03</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text:p>
          </table:table-cell>
          <table:table-cell table:style-name="ce272"/>
          <table:table-cell table:number-columns-repeated="1009"/>
        </table:table-row>
        <table:table-row table:style-name="ro1">
          <table:table-cell table:style-name="ce217"/>
          <table:table-cell table:style-name="ce290"/>
          <table:table-cell office:value-type="string">
            <text:p>1762</text:p>
          </table:table-cell>
          <table:table-cell office:value-type="string">
            <text:p>04</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ultramontains").</text:p>
          </table:table-cell>
          <table:table-cell table:style-name="ce272"/>
          <table:table-cell table:number-columns-repeated="1009"/>
        </table:table-row>
        <table:table-row table:style-name="ro1">
          <table:table-cell table:style-name="ce217"/>
          <table:table-cell table:style-name="ce290"/>
          <table:table-cell office:value-type="string">
            <text:p>1764</text:p>
          </table:table-cell>
          <table:table-cell office:value-type="string">
            <text:p>06</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rlement de Rennes dont le Procureur Général est La Chalotais) dresse un réquisitoire contre le Duc d'Aiguillon gouverneur de Bretagne.</text:p>
          </table:table-cell>
          <table:table-cell table:style-name="ce272"/>
          <table:table-cell table:number-columns-repeated="1009"/>
        </table:table-row>
        <table:table-row table:style-name="ro1">
          <table:table-cell table:style-name="ce217"/>
          <table:table-cell table:style-name="ce290"/>
          <table:table-cell office:value-type="string">
            <text:p>1764</text:p>
          </table:table-cell>
          <table:table-cell office:value-type="string">
            <text:p>07</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Rupture entre le Duc d'Aiguillon, gouverneur de Bretagne et le Parlement de Rennes. C'est le début de la Guerre Parlementaire qui amènera la fin de l'Ancien Régime.</text:p>
          </table:table-cell>
          <table:table-cell table:style-name="ce272"/>
          <table:table-cell table:number-columns-repeated="1009"/>
        </table:table-row>
        <table:table-row table:style-name="ro1">
          <table:table-cell table:style-name="ce217"/>
          <table:table-cell table:style-name="ce290"/>
          <table:table-cell office:value-type="string">
            <text:p>1768</text:p>
          </table:table-cell>
          <table:table-cell office:value-type="string">
            <text:p>03</text:p>
          </table:table-cell>
          <table:table-cell table:style-name="ce257"/>
          <table:table-cell office:value-type="string">
            <text:p>1768</text:p>
          </table:table-cell>
          <table:table-cell office:value-type="string">
            <text:p>04</text:p>
          </table:table-cell>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Début de la liaison de Louis XV avec Jeanne Bécu (future Comtesse du Barry).</text:p>
          </table:table-cell>
          <table:table-cell table:style-name="ce272"/>
          <table:table-cell table:number-columns-repeated="1009"/>
        </table:table-row>
        <table:table-row table:style-name="ro1">
          <table:table-cell table:style-name="ce217"/>
          <table:table-cell table:style-name="ce290"/>
          <table:table-cell office:value-type="string">
            <text:p>1770</text:p>
          </table:table-cell>
          <table:table-cell office:value-type="string">
            <text:p>06</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duc d'Aiguillon, gouverneur de Bretagne qui avait rompu avec le Parlement de Rennes, obtient l'appui de la Comtesse du Barry (nouvelle maîtresse de Louis XV) contre les parlementaires bretons.</text:p>
          </table:table-cell>
          <table:table-cell table:style-name="ce272"/>
          <table:table-cell table:number-columns-repeated="1009"/>
        </table:table-row>
        <table:table-row table:style-name="ro1">
          <table:table-cell table:style-name="ce217"/>
          <table:table-cell table:style-name="ce290"/>
          <table:table-cell office:value-type="string">
            <text:p>1770</text:p>
          </table:table-cell>
          <table:table-cell office:value-type="string">
            <text:p>11</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près avoir durant les mois de juillet et d'août 1770 sévît contre les parlementaires provinciaux, Louis XV supprime le pouvoir politique des parlements (l'édit est rédigé par le chancelier Maupeou le 23 octobre).</text:p>
          </table:table-cell>
          <table:table-cell table:style-name="ce272"/>
          <table:table-cell table:number-columns-repeated="1009"/>
        </table:table-row>
        <table:table-row table:style-name="ro1">
          <table:table-cell table:style-name="ce217"/>
          <table:table-cell table:style-name="ce290"/>
          <table:table-cell office:value-type="string">
            <text:p>1770</text:p>
          </table:table-cell>
          <table:table-cell office:value-type="string">
            <text:p>11</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isgrâce de Choiseul qui veut déclarer la guerre à l'Angleterre à propos de l'incident anglo-espagnol des Îles Malouines.</text:p>
          </table:table-cell>
          <table:table-cell table:style-name="ce272"/>
          <table:table-cell table:number-columns-repeated="1009"/>
        </table:table-row>
        <table:table-row table:style-name="ro1">
          <table:table-cell table:style-name="ce217"/>
          <table:table-cell table:style-name="ce290"/>
          <table:table-cell office:value-type="string">
            <text:p>1771</text:p>
          </table:table-cell>
          <table:table-cell office:value-type="string">
            <text:p>0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Ministère Maupeou (triumvirat), avec l'abbé Terray, contrôleur général des Finances, et le Duc d'Aiguillon, ministre des Affaires Étrangères.</text:p>
          </table:table-cell>
          <table:table-cell table:style-name="ce272"/>
          <table:table-cell table:number-columns-repeated="1009"/>
        </table:table-row>
        <table:table-row table:style-name="ro1">
          <table:table-cell table:style-name="ce217"/>
          <table:table-cell table:style-name="ce290"/>
          <table:table-cell office:value-type="string">
            <text:p>1771</text:p>
          </table:table-cell>
          <table:table-cell office:value-type="string">
            <text:p>01</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ispersion du Parlement de Paris.</text:p>
          </table:table-cell>
          <table:table-cell table:style-name="ce272"/>
          <table:table-cell table:number-columns-repeated="1009"/>
        </table:table-row>
        <table:table-row table:style-name="ro1">
          <table:table-cell table:style-name="ce217"/>
          <table:table-cell table:style-name="ce290"/>
          <table:table-cell office:value-type="string">
            <text:p>1771</text:p>
          </table:table-cell>
          <table:table-cell office:value-type="string">
            <text:p>02</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omination d'un nouveau Parlement, dont les membres ne sont plus propriétaires de leur charge.</text:p>
          </table:table-cell>
          <table:table-cell table:style-name="ce272"/>
          <table:table-cell table:number-columns-repeated="1009"/>
        </table:table-row>
        <table:table-row table:style-name="ro1">
          <table:table-cell table:style-name="ce217"/>
          <table:table-cell table:style-name="ce290"/>
          <table:table-cell office:value-type="string">
            <text:p>1774</text:p>
          </table:table-cell>
          <table:table-cell office:value-type="string">
            <text:p>05</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Exil de Madame du Barry.</text:p>
          </table:table-cell>
          <table:table-cell table:style-name="ce272"/>
          <table:table-cell table:number-columns-repeated="1009"/>
        </table:table-row>
        <table:table-row table:style-name="ro1">
          <table:table-cell table:style-name="ce217"/>
          <table:table-cell table:style-name="ce290"/>
          <table:table-cell office:value-type="string">
            <text:p>1774</text:p>
          </table:table-cell>
          <table:table-cell office:value-type="string">
            <text:p>08</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text:p>
          </table:table-cell>
          <table:table-cell table:style-name="ce272"/>
          <table:table-cell table:number-columns-repeated="1009"/>
        </table:table-row>
        <table:table-row table:style-name="ro1">
          <table:table-cell table:style-name="ce217"/>
          <table:table-cell table:style-name="ce290"/>
          <table:table-cell office:value-type="string">
            <text:p>1774</text:p>
          </table:table-cell>
          <table:table-cell office:value-type="string">
            <text:p>11</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nnulation de la réforme judiciaire de Maupeou (en 1771), et rappel du Parlement de Paris (une des causes principales de la chute de la Monarchie).</text:p>
          </table:table-cell>
          <table:table-cell table:style-name="ce272"/>
          <table:table-cell table:number-columns-repeated="1009"/>
        </table:table-row>
        <table:table-row table:style-name="ro1">
          <table:table-cell table:style-name="ce217"/>
          <table:table-cell table:style-name="ce290"/>
          <table:table-cell office:value-type="string">
            <text:p>1774</text:p>
          </table:table-cell>
          <table:table-cell office:value-type="string">
            <text:p>12</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rlement adresse des remontrances au roi Louis XVI qui les accepte.</text:p>
          </table:table-cell>
          <table:table-cell table:style-name="ce272"/>
          <table:table-cell table:number-columns-repeated="1009"/>
        </table:table-row>
        <table:table-row table:style-name="ro1">
          <table:table-cell table:style-name="ce217"/>
          <table:table-cell table:style-name="ce290"/>
          <table:table-cell office:value-type="string">
            <text:p>1775</text:p>
          </table:table-cell>
          <table:table-cell office:value-type="string">
            <text:p>07</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alesherbes entre au gouvernement en tant que Ministre de la Maison du Roi.</text:p>
          </table:table-cell>
          <table:table-cell table:style-name="ce272"/>
          <table:table-cell table:number-columns-repeated="1009"/>
        </table:table-row>
        <table:table-row table:style-name="ro1">
          <table:table-cell table:style-name="ce217"/>
          <table:table-cell table:style-name="ce290"/>
          <table:table-cell office:value-type="string">
            <text:p>1775</text:p>
          </table:table-cell>
          <table:table-cell office:value-type="string">
            <text:p>08</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Comte de Saint Germain devient Ministre de la Guerre.</text:p>
          </table:table-cell>
          <table:table-cell table:style-name="ce272"/>
          <table:table-cell table:number-columns-repeated="1009"/>
        </table:table-row>
        <table:table-row table:style-name="ro1">
          <table:table-cell table:style-name="ce217"/>
          <table:table-cell table:style-name="ce290"/>
          <table:table-cell office:value-type="string">
            <text:p>1776</text:p>
          </table:table-cell>
          <table:table-cell office:value-type="string">
            <text:p>05</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urgot qui avait remplacé la corvée par une taxe additionnelle est disgracié sur intervention du Parlement. Cette nouvelle taxe frappait les privilégiés. Malesherbes démissionne</text:p>
          </table:table-cell>
          <table:table-cell table:style-name="ce272"/>
          <table:table-cell table:number-columns-repeated="1009"/>
        </table:table-row>
        <table:table-row table:style-name="ro1">
          <table:table-cell table:style-name="ce217"/>
          <table:table-cell table:style-name="ce290"/>
          <table:table-cell office:value-type="string">
            <text:p>1776</text:p>
          </table:table-cell>
          <table:table-cell office:value-type="string">
            <text:p>08</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lugny rétablit la corvée.</text:p>
          </table:table-cell>
          <table:table-cell table:style-name="ce272"/>
          <table:table-cell table:number-columns-repeated="1009"/>
        </table:table-row>
        <table:table-row table:style-name="ro1">
          <table:table-cell table:style-name="ce217"/>
          <table:table-cell table:style-name="ce290"/>
          <table:table-cell office:value-type="string">
            <text:p>1776</text:p>
          </table:table-cell>
          <table:table-cell office:value-type="string">
            <text:p>10</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ecker remplace Clugny.</text:p>
          </table:table-cell>
          <table:table-cell table:style-name="ce272"/>
          <table:table-cell table:number-columns-repeated="1009"/>
        </table:table-row>
        <table:table-row table:style-name="ro1">
          <table:table-cell table:style-name="ce217"/>
          <table:table-cell table:style-name="ce290"/>
          <table:table-cell office:value-type="string">
            <text:p>1777</text:p>
          </table:table-cell>
          <table:table-cell office:value-type="string">
            <text:p>06</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text:p>
          </table:table-cell>
          <table:table-cell table:style-name="ce272"/>
          <table:table-cell table:number-columns-repeated="1009"/>
        </table:table-row>
        <table:table-row table:style-name="ro1">
          <table:table-cell table:style-name="ce217"/>
          <table:table-cell table:style-name="ce290"/>
          <table:table-cell office:value-type="string">
            <text:p>1780</text:p>
          </table:table-cell>
          <table:table-cell office:value-type="string">
            <text:p>02</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onstitution d'une ligue des Neutres qui reconnaît la liberté de navigation (avec l'appui de Vergennes et malgré l'hostilité anglaise).</text:p>
          </table:table-cell>
          <table:table-cell table:style-name="ce272"/>
          <table:table-cell table:number-columns-repeated="1009"/>
        </table:table-row>
        <table:table-row table:style-name="ro1">
          <table:table-cell table:style-name="ce217"/>
          <table:table-cell table:style-name="ce290"/>
          <table:table-cell office:value-type="string">
            <text:p>1781</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Comte de Provence communique aux parlementaires le mémoire secret de Necker sur les assemblées provinciales. Necker doit faire face à une offensive du Président d'Aligre.</text:p>
          </table:table-cell>
          <table:table-cell table:style-name="ce272"/>
          <table:table-cell table:number-columns-repeated="1009"/>
        </table:table-row>
        <table:table-row table:style-name="ro1">
          <table:table-cell table:style-name="ce217"/>
          <table:table-cell table:style-name="ce290"/>
          <table:table-cell office:value-type="string">
            <text:p>1781</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ecker, contrôleur des Finances est renvoyé. L'affaire du mémoire secret lui aura coûté son poste. Calonne le remplace.</text:p>
          </table:table-cell>
          <table:table-cell table:style-name="ce272"/>
          <table:table-cell table:number-columns-repeated="1009"/>
        </table:table-row>
        <table:table-row table:style-name="ro1">
          <table:table-cell table:style-name="ce217"/>
          <table:table-cell table:style-name="ce290"/>
          <table:table-cell office:value-type="string">
            <text:p>1785</text:p>
          </table:table-cell>
          <table:table-cell/>
          <table:table-cell table:style-name="ce257"/>
          <table:table-cell office:value-type="string">
            <text:p>1786</text:p>
          </table:table-cell>
          <table:table-cell/>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text:p>
          </table:table-cell>
          <table:table-cell table:style-name="ce272"/>
          <table:table-cell table:number-columns-repeated="1009"/>
        </table:table-row>
        <table:table-row table:style-name="ro1">
          <table:table-cell table:style-name="ce217"/>
          <table:table-cell table:style-name="ce290"/>
          <table:table-cell office:value-type="string">
            <text:p>1787</text:p>
          </table:table-cell>
          <table:table-cell office:value-type="string">
            <text:p>02</text:p>
          </table:table-cell>
          <table:table-cell table:style-name="ce257" office:value-type="string">
            <text:p>22</text:p>
          </table:table-cell>
          <table:table-cell office:value-type="string">
            <text:p>1787</text:p>
          </table:table-cell>
          <table:table-cell office:value-type="string">
            <text:p>05</text:p>
          </table:table-cell>
          <table:table-cell table:style-name="ce255" office:value-type="string">
            <text:p>25</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éunion de l'Assemblée des Notables, réclamant l'enregistrement des réformes de Calonne par le Parlement.</text:p>
          </table:table-cell>
          <table:table-cell table:style-name="ce272"/>
          <table:table-cell table:number-columns-repeated="1009"/>
        </table:table-row>
        <table:table-row table:style-name="ro1">
          <table:table-cell table:style-name="ce217"/>
          <table:table-cell table:style-name="ce290"/>
          <table:table-cell office:value-type="string">
            <text:p>1787</text:p>
          </table:table-cell>
          <table:table-cell office:value-type="string">
            <text:p>04</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alonne est disgracié. Il est remplacé par Loménie de Brienne.</text:p>
          </table:table-cell>
          <table:table-cell table:style-name="ce272"/>
          <table:table-cell table:number-columns-repeated="1009"/>
        </table:table-row>
        <table:table-row table:style-name="ro1">
          <table:table-cell table:style-name="ce217"/>
          <table:table-cell table:style-name="ce290"/>
          <table:table-cell office:value-type="string">
            <text:p>1787</text:p>
          </table:table-cell>
          <table:table-cell office:value-type="string">
            <text:p>08</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Roi fait enregistrer la Subvention territoriale par lit de Justice. En juin le Parlement avait rejeté cette "Subvention territoriale" qui imposait terres nobles et privilégiés.</text:p>
          </table:table-cell>
          <table:table-cell table:style-name="ce272"/>
          <table:table-cell table:number-columns-repeated="1009"/>
        </table:table-row>
        <table:table-row table:style-name="ro1">
          <table:table-cell table:style-name="ce217"/>
          <table:table-cell table:style-name="ce290"/>
          <table:table-cell office:value-type="string">
            <text:p>1787</text:p>
          </table:table-cell>
          <table:table-cell office:value-type="string">
            <text:p>08</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qui a mis Calonne en accusation, est exilé à Troyes. Il s'en suit des émeutes à Paris.</text:p>
          </table:table-cell>
          <table:table-cell table:style-name="ce272"/>
          <table:table-cell table:number-columns-repeated="1009"/>
        </table:table-row>
        <table:table-row table:style-name="ro1">
          <table:table-cell table:style-name="ce217"/>
          <table:table-cell table:style-name="ce290"/>
          <table:table-cell office:value-type="string">
            <text:p>1787</text:p>
          </table:table-cell>
          <table:table-cell office:value-type="string">
            <text:p>09</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est rappelé à Paris. Il fait une rentrée triomphale.</text:p>
          </table:table-cell>
          <table:table-cell table:style-name="ce272"/>
          <table:table-cell table:number-columns-repeated="1009"/>
        </table:table-row>
        <table:table-row table:style-name="ro1">
          <table:table-cell table:style-name="ce217"/>
          <table:table-cell table:style-name="ce290"/>
          <table:table-cell office:value-type="string">
            <text:p>1787</text:p>
          </table:table-cell>
          <table:table-cell office:value-type="string">
            <text:p>11</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ouis XVI impose au Parlement, au cours d'une séance royale, d'enregistrer un nouvel emprunt de 420 millions de livres. Le duc d'Orléans prend publiquement parti contre Louis XVI.</text:p>
          </table:table-cell>
          <table:table-cell table:style-name="ce272"/>
          <table:table-cell table:number-columns-repeated="1009"/>
        </table:table-row>
        <table:table-row table:style-name="ro1">
          <table:table-cell table:style-name="ce217"/>
          <table:table-cell table:style-name="ce290"/>
          <table:table-cell office:value-type="string">
            <text:p>1788</text:p>
          </table:table-cell>
          <table:table-cell office:value-type="string">
            <text:p>04</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rlement réclame le partage des pouvoirs politiques entre le Roi, le Parlement et les États Généraux.</text:p>
          </table:table-cell>
          <table:table-cell table:style-name="ce272"/>
          <table:table-cell table:number-columns-repeated="1009"/>
        </table:table-row>
        <table:table-row table:style-name="ro1">
          <table:table-cell table:style-name="ce217"/>
          <table:table-cell table:style-name="ce290"/>
          <table:table-cell office:value-type="string">
            <text:p>1788</text:p>
          </table:table-cell>
          <table:table-cell office:value-type="string">
            <text:p>07</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Roi annonce la convocation des États Généraux, sans précision de date.</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5</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Ouverture des États Généraux.</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6</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Le Tiers État se proclame Assemblée Nationale.</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6</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e Serment du Jeu de Paume (le Tiers État jure de ne pas se séparer avant d'avoir pu donner une Constitution au Royaume).</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7</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assemblée Nationale devient Constituante. Cette période pourrait être qualifiée de Monarchie non absolue. Elle va du 09/07/1789 au 01/10/1791.</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ecker est renvoyé : des manifestations ont lieu à Paris. Les électeurs parisiens s'emparent de l'Hôtel de Ville et y installent le comité permanent de la Commune, qui décide de prendre les gardes français comme force armée.</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7</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P</text:p>
          </table:table-cell>
          <table:table-cell table:style-name="ce272" office:value-type="string">
            <text:p>Prise de la Bastille.</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7</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Création de la première Commune de Paris.</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7</text:p>
          </table:table-cell>
          <table:table-cell table:style-name="ce257" office:value-type="string">
            <text:p>20</text:p>
          </table:table-cell>
          <table:table-cell office:value-type="string">
            <text:p>1789</text:p>
          </table:table-cell>
          <table:table-cell office:value-type="string">
            <text:p>08</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Grande Peur dans les campagnes, plusieurs centaines de châteaux pillés, notamment en Maine et Picardie.</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8</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P</text:p>
          </table:table-cell>
          <table:table-cell table:style-name="ce272" office:value-type="string">
            <text:p>Nuit du 4 Août, abolition des privilèges.</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P</text:p>
          </table:table-cell>
          <table:table-cell table:style-name="ce272" office:value-type="string">
            <text:p>Déclaration des Droits de l'Homme et du Citoyen.</text:p>
          </table:table-cell>
          <table:table-cell table:style-name="ce272"/>
          <table:table-cell table:number-columns-repeated="1009"/>
        </table:table-row>
        <table:table-row table:style-name="ro1">
          <table:table-cell table:style-name="ce217"/>
          <table:table-cell table:style-name="ce290"/>
          <table:table-cell office:value-type="string">
            <text:p>1790</text:p>
          </table:table-cell>
          <table:table-cell office:value-type="string">
            <text:p>01</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Division de la France en 83 départements.</text:p>
          </table:table-cell>
          <table:table-cell table:style-name="ce272"/>
          <table:table-cell table:number-columns-repeated="1009"/>
        </table:table-row>
        <table:table-row table:style-name="ro1">
          <table:table-cell table:style-name="ce217"/>
          <table:table-cell table:style-name="ce290"/>
          <table:table-cell office:value-type="string">
            <text:p>1790</text:p>
          </table:table-cell>
          <table:table-cell office:value-type="string">
            <text:p>0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uppression des ordres religieux.</text:p>
          </table:table-cell>
          <table:table-cell table:style-name="ce272"/>
          <table:table-cell table:number-columns-repeated="1009"/>
        </table:table-row>
        <table:table-row table:style-name="ro1">
          <table:table-cell table:style-name="ce217"/>
          <table:table-cell table:style-name="ce290"/>
          <table:table-cell office:value-type="string">
            <text:p>1790</text:p>
          </table:table-cell>
          <table:table-cell office:value-type="string">
            <text:p>03</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uppression des droits seigneuriaux personnels.</text:p>
          </table:table-cell>
          <table:table-cell table:style-name="ce272"/>
          <table:table-cell table:number-columns-repeated="1009"/>
        </table:table-row>
        <table:table-row table:style-name="ro1">
          <table:table-cell table:style-name="ce217"/>
          <table:table-cell table:style-name="ce290"/>
          <table:table-cell office:value-type="string">
            <text:p>1790</text:p>
          </table:table-cell>
          <table:table-cell office:value-type="string">
            <text:p>05</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Création de la deuxième Commune de Paris (48 Sections remplaçant les 60 districts).</text:p>
          </table:table-cell>
          <table:table-cell table:style-name="ce272"/>
          <table:table-cell table:number-columns-repeated="1009"/>
        </table:table-row>
        <table:table-row table:style-name="ro1">
          <table:table-cell table:style-name="ce217"/>
          <table:table-cell table:style-name="ce290"/>
          <table:table-cell office:value-type="string">
            <text:p>1790</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Constitution Civile du Clergé.</text:p>
          </table:table-cell>
          <table:table-cell table:style-name="ce272"/>
          <table:table-cell table:number-columns-repeated="1009"/>
        </table:table-row>
        <table:table-row table:style-name="ro1">
          <table:table-cell table:style-name="ce217"/>
          <table:table-cell table:style-name="ce290"/>
          <table:table-cell office:value-type="string">
            <text:p>1790</text:p>
          </table:table-cell>
          <table:table-cell office:value-type="string">
            <text:p>09</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ecker démissionne s'estimant incapable de maintenir l'ordre dans la rue (les gardes nationaux, membres des Sections en armes, y font la loi).</text:p>
          </table:table-cell>
          <table:table-cell table:style-name="ce272"/>
          <table:table-cell table:number-columns-repeated="1009"/>
        </table:table-row>
        <table:table-row table:style-name="ro1">
          <table:table-cell table:style-name="ce217"/>
          <table:table-cell table:style-name="ce290"/>
          <table:table-cell office:value-type="string">
            <text:p>1790</text:p>
          </table:table-cell>
          <table:table-cell office:value-type="string">
            <text:p>1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assemblée vote la Loi du Serment, obligeant les prêtres ayant un ministère à jurer la Constitution. Cette loi sera acceptée par Louis XVI le 26 décembre suivant.</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0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Mise en application de la Loi du Serment. La majorité des prêtres la refusent, notamment en Vendée (75%). Les "réfractaires" sont, en principe, révoqués et remplacés par des "jureurs" (mais ces derniers sont en nombre insuffisant).</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03</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pe Pie VI condamne la Constitution Civile du clergé.</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05</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torture est abolie, la guillotine adoptée.</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06</text:p>
          </table:table-cell>
          <table:table-cell table:style-name="ce257" office:value-type="string">
            <text:p>20</text:p>
          </table:table-cell>
          <table:table-cell office:value-type="string">
            <text:p>1791</text:p>
          </table:table-cell>
          <table:table-cell office:value-type="string">
            <text:p>06</text:p>
          </table:table-cell>
          <table:table-cell table:style-name="ce255" office:value-type="string">
            <text:p>2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07</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Massacre du Champ de Mars, La Fayette et Bailly, maire de Paris, font tirer sur des pétitionnaires, demandant le remplacement de Louis XVI (pétition rédigée par Danton).</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09</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vignon est annexé (Carpentras reste fidèle au pape et la guerre éclate entre les deux villes).</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09</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uis XVI prête serment à la Constitution. Il est reconnu roi héréditaire.</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09</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éparation de l'assemblée législative. Aucun de ses membres ne peut être un ancien constituant (les principaux orateurs de la Constituante deviennent orateurs des Clubs : Jacobins, Feuillants, Cordeliers).</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Réunion des 745 députés de l'Assemblée législative : droite 160, centre 449, gauche 136. Cette période est le début de la Monarchie constitutionnelle entre le 01/10/1791 et le 10/08/1792.</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1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réation du Comité de surveillance (futur Comité de sûreté générale).</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11</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i dite "du 1er Veto"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1</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écret d'accusation contre les princes émigrés.</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2</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s biens des émigrés sont déclarés biens nationaux.</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4</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remière guillotine place de Grève.</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i du 2ème Veto. (ou décret Guadet) contre les prêtres réfractaires (ils pourront être déportés hors du royaume sur plainte de 20 citoyens actifs). Louis XVI met son veto, mais le décret est appliqué malgré tout dans 53 départements sur 83.</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6</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écret du ministre de la guerre, Servan, ordonnant la formation d'un camp de 20.000 hommes près de Paris.</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6</text:p>
          </table:table-cell>
          <table:table-cell table:style-name="ce257" office:value-type="string">
            <text:p>09</text:p>
          </table:table-cell>
          <table:table-cell office:value-type="string">
            <text:p>1792</text:p>
          </table:table-cell>
          <table:table-cell office:value-type="string">
            <text:p>06</text:p>
          </table:table-cell>
          <table:table-cell table:style-name="ce255" office:value-type="string">
            <text:p>11</text:p>
          </table:table-cell>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étition des Huit Mille. Tentative d'utiliser contre la gauche l'intervention des pétitionnaires (8.000 gardes nationaux parisiens, modérés, viennent protester contre le camp de 20.000 "brigands") : s'appuyant sur eux, Louis XVI, qui a mis son veto, renvoie Servan.</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6</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onsieur et Madame sont remplacés par Citoyen et Citoyenne.</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6</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7</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Baiser Lamourette à l'Assemblée législative. Après un discours d'Adrien Lamourette (évêque constitutionnel, guillotiné le 11 janvier 1794), les députés se réconcilient et s'embrassent. Leur réconciliation ne durera que une journée.</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7</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cret proclamant la patrie en danger.</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Publication à Paris du "manifeste de Brunswick. Maladroit, il provoque la colère des sectionnaires parisiens.</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 180 sectionnaires au pouvoir à l'Hôtel de Ville, depuis la veille, introduisent 108 membres supplémentaires (6 par sections) dont Robespierre, Hébert, Fouquier-Tinville. C'est le début de la Dictature de la Commune du 10/08/1792 au 21/09/1792.</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Législative remet les pouvoirs à un Conseil exécutif provisoire de 7 membres : Danton, à la fois substitut de la Commune et ministre de la Justice, y exerce tous les pouvoirs.</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commune érigée en assemblée souveraine, crée 6 comités exécutifs, dont le comité de surveillance (où Marat entrera le 2 septembre suivant) qui a des pouvoirs dictatoriaux. Il envoie des commissaires en province pour contacter les comités locaux.</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Création du Tribunal Criminel (Président : Robespierre, qui démissionne aussitôt), pour juger les crimes commis le 10 août dernier. La guillotine est dressée Place du Carrousel.</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a Fayette quitte la France avec son état-major.</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chauffourées à Bressuire (Deux-Sèvres).</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Bannissement des réfractaires.</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Tribunal Criminel décrète perquisitions nocturnes à domicile et arrestations des suspects (il y aura environ 12.000 emprisonnements).</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a Législative décrète la suppression de la commune, mais, menacée d'une insurrection par le procureur Manuel, elle retire son décret.</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8</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commune organise sur le Champ-de-Mars des levées de volontaires pour défendre Verdun (assiégé depuis le 29 août).</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9</text:p>
          </table:table-cell>
          <table:table-cell table:style-name="ce257" office:value-type="string">
            <text:p>02</text:p>
          </table:table-cell>
          <table:table-cell office:value-type="string">
            <text:p>1792</text:p>
          </table:table-cell>
          <table:table-cell office:value-type="string">
            <text:p>09</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s Massacres de Septembre, 50 % des tueurs sont des "volontaires" (soit parisiens, soit provinciaux, notamment marseillais), 50 % des "sectionnaires"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9</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la Royauté est abolie en France" est votée à l'unanimité.</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09</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Jour choisi comme le premier jour de la République et le point de départ du calendrier républicain. C'est la 1ère République qui va se dérouler du 22/09/1792 au 31/05/1793.</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11</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couverte de l'armoire de fer où Louis XVI gardait des papiers compromettants - correspondance avec Mirabeau, La Fayette, Talon, Dumouriez, etc....</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11</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Savoie est annexée (département du Mont-Blanc).</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issolution de la "commune des Sections". Pétion est remplacé par le girondin Chambon à la tête d'une "commune provisoire", formée de 12 commissaires (4ème commune).</text:p>
          </table:table-cell>
          <table:table-cell table:style-name="ce272"/>
          <table:table-cell table:number-columns-repeated="1009"/>
        </table:table-row>
        <table:table-row table:style-name="ro1">
          <table:table-cell table:style-name="ce217"/>
          <table:table-cell table:style-name="ce290"/>
          <table:table-cell office:value-type="string">
            <text:p>1792</text:p>
          </table:table-cell>
          <table:table-cell office:value-type="string">
            <text:p>12</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Procès de Louis XVI, il prend comme avocats : François Tronchet, Guillaume de Malesherbes, et Romain de Sèze.</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1</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Dauphin est proclamé roi (Louis XVII) par les émigrés (Comte de Provence, régent. Comte d'Artois, lieutenant général du Roi).</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4</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Établissement du Comité de Salut Public.</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5</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8</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i pour la répression en Vendée.</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8</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a Convention décide de détruire les sépultures royales à Saint Denis.</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9</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i des Suspects. Tous ceux qui doivent être considérés comme défavorables au régime nouveau, peuvent être arrêtés.</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9</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i du Maximum, fixant un prix plafond pour des produits courants autres que le grain : les hausses illicites sont punies de mort.</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cret enjoignant d'exterminer les brigands de Vendée.</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10</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Procès de Marie-Antoinette. Avocats : Guillaume Tronson du Coudray, déporté en Guyane, et Claude Chauveau-Lagarde. Chefs d'accusation : 1) Manœuvres en faveur des ennemis extérieurs de la République, 2) Complot pour allumer la guerre civile.</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1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Vendée est renommée Vengé.</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11</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tablissement du Culte de la Raison (ce culte n'est pas officiel, Robespierre n'y participe pas).</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11</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 biens des accusés sont déclarés nationaux, même avant le procès pour empêcher les donations en vifs faites par les accusés sûrs d'être mis à mort.</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2</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clavage est aboli dans les Colonies.</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doption du pavillon de marine : bleu-blanc-rouge comme drapeau national.</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3</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21 ultra-révolutionnaires ou hébertistes, du club des (nouveaux) Cordeliers (partisans de la Commune contre la Convention) : 19 exécutions le 24 mars dont Hébert et Cloots.</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4</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s "dantonistes" ou "vieux Cordeliers" : Danton, Camille-Desmoulins, Hérault de Séchelles, etc... (exécutés le 4 avril). Cette période a été appelée la Dictature de Robespierre : 02/04/1794-27/07/1794.</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4</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Un décret stipule qu'aucun noble ne peut habiter Paris.</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5</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Fête de l’Être Suprême, célébrée par Robespierre (la croyance a été décrétée le 7 mai).</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5</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Nomination d'un nouveau maire de Paris (Fleuriot-Lescot), et d'une nouvelle municipalité entièrement robespierriste (la Commune perd son influence politique).</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5</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ttentat manqué d'Admirat Renault contre Robespierre et Collot d'Herbois.</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5</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ttentat manqué de Cécile Renault contre Robespierre.</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6</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i de Prairial (22 prairial) : Elle permet d'exécuter tout accusé sans audition de témoin ou interrogatoire, sur simple preuve morale (1376 exécutions auront lieu en vertu de ce texte).</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7</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7</text:p>
          </table:table-cell>
          <table:table-cell table:style-name="ce257" office:value-type="string">
            <text:p>28</text:p>
          </table:table-cell>
          <table:table-cell office:value-type="string">
            <text:p>1794</text:p>
          </table:table-cell>
          <table:table-cell office:value-type="string">
            <text:p>07</text:p>
          </table:table-cell>
          <table:table-cell table:style-name="ce255" office:value-type="string">
            <text:p>31</text:p>
          </table:table-cell>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Robespierre et 103 robespierristes exécutés. C'est ce qu'on a appelé la Réaction Thermidorienne qui s'est déroulée du 28/07/1794 au 23/09/1795.</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8</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Explosion de la poudrière de Grenelle, attribuée aux robespierristes (environ 400 morts).</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8</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a Commune de Paris est remplacée par des commissions, dont le président est élu chaque mois.</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11</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Club des Jacobins est fermé. Les conventionnels jacobins forment le groupe des "crêtois" (ils siègent à la crête de la Montagne - extrême gauche).</text:p>
          </table:table-cell>
          <table:table-cell table:style-name="ce272"/>
          <table:table-cell table:number-columns-repeated="1009"/>
        </table:table-row>
        <table:table-row table:style-name="ro1">
          <table:table-cell table:style-name="ce217"/>
          <table:table-cell table:style-name="ce290"/>
          <table:table-cell office:value-type="string">
            <text:p>1795</text:p>
          </table:table-cell>
          <table:table-cell office:value-type="string">
            <text:p>04</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text:p>
          </table:table-cell>
          <table:table-cell table:style-name="ce272"/>
          <table:table-cell table:number-columns-repeated="1009"/>
        </table:table-row>
        <table:table-row table:style-name="ro1">
          <table:table-cell table:style-name="ce217"/>
          <table:table-cell table:style-name="ce290"/>
          <table:table-cell office:value-type="string">
            <text:p>1795</text:p>
          </table:table-cell>
          <table:table-cell office:value-type="string">
            <text:p>05</text:p>
          </table:table-cell>
          <table:table-cell table:style-name="ce257" office:value-type="string">
            <text:p>20</text:p>
          </table:table-cell>
          <table:table-cell office:value-type="string">
            <text:p>1795</text:p>
          </table:table-cell>
          <table:table-cell office:value-type="string">
            <text:p>05</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text:p>
          </table:table-cell>
          <table:table-cell table:style-name="ce272"/>
          <table:table-cell table:number-columns-repeated="1009"/>
        </table:table-row>
        <table:table-row table:style-name="ro1">
          <table:table-cell table:style-name="ce217"/>
          <table:table-cell table:style-name="ce290"/>
          <table:table-cell office:value-type="string">
            <text:p>1795</text:p>
          </table:table-cell>
          <table:table-cell office:value-type="string">
            <text:p>05</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Suppression du Tribunal Révolutionnaire (Fouquier-Tinville et 15 juges ont été guillotinés).</text:p>
          </table:table-cell>
          <table:table-cell table:style-name="ce272"/>
          <table:table-cell table:number-columns-repeated="1009"/>
        </table:table-row>
        <table:table-row table:style-name="ro1">
          <table:table-cell table:style-name="ce217"/>
          <table:table-cell table:style-name="ce290"/>
          <table:table-cell office:value-type="string">
            <text:p>1795</text:p>
          </table:table-cell>
          <table:table-cell office:value-type="string">
            <text:p>09</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Proclamation de la nouvelle Constitution (C'est le Directoire qui commence 23/09/1795-09/11/1799).</text:p>
          </table:table-cell>
          <table:table-cell table:style-name="ce272"/>
          <table:table-cell table:number-columns-repeated="1009"/>
        </table:table-row>
        <table:table-row table:style-name="ro1">
          <table:table-cell table:style-name="ce217"/>
          <table:table-cell table:style-name="ce290"/>
          <table:table-cell office:value-type="string">
            <text:p>1795</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Incorporation au territoire national de la rive gauche du Rhin.</text:p>
          </table:table-cell>
          <table:table-cell table:style-name="ce272"/>
          <table:table-cell table:number-columns-repeated="1009"/>
        </table:table-row>
        <table:table-row table:style-name="ro1">
          <table:table-cell table:style-name="ce217"/>
          <table:table-cell table:style-name="ce290"/>
          <table:table-cell office:value-type="string">
            <text:p>1795</text:p>
          </table:table-cell>
          <table:table-cell office:value-type="string">
            <text:p>10</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13 Vendémiaire). Les Sections royalistes et modérées de Paris se soulèvent. Dispersées au canon, devant l'église Saint-Roch, par Bonaparte, adjoint de Barras, Commandant des Forces de l'intérieur.</text:p>
          </table:table-cell>
          <table:table-cell table:style-name="ce272"/>
          <table:table-cell table:number-columns-repeated="1009"/>
        </table:table-row>
        <table:table-row table:style-name="ro1">
          <table:table-cell table:style-name="ce217"/>
          <table:table-cell table:style-name="ce290"/>
          <table:table-cell office:value-type="string">
            <text:p>1795</text:p>
          </table:table-cell>
          <table:table-cell office:value-type="string">
            <text:p>10</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Fin de la Convention.</text:p>
          </table:table-cell>
          <table:table-cell table:style-name="ce272"/>
          <table:table-cell table:number-columns-repeated="1009"/>
        </table:table-row>
        <table:table-row table:style-name="ro1">
          <table:table-cell table:style-name="ce217"/>
          <table:table-cell table:style-name="ce290"/>
          <table:table-cell office:value-type="string">
            <text:p>1795</text:p>
          </table:table-cell>
          <table:table-cell office:value-type="string">
            <text:p>11</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Directoire exécutif" (formé le 1er novembre), s'installe au Luxembourg.</text:p>
          </table:table-cell>
          <table:table-cell table:style-name="ce272"/>
          <table:table-cell table:number-columns-repeated="1009"/>
        </table:table-row>
        <table:table-row table:style-name="ro1">
          <table:table-cell table:style-name="ce217"/>
          <table:table-cell table:style-name="ce290"/>
          <table:table-cell office:value-type="string">
            <text:p>1795</text:p>
          </table:table-cell>
          <table:table-cell office:value-type="string">
            <text:p>12</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Echange de Madame Royale, fille de Louis XVI, contre le ministre Beurnonville et 4 Commissaires livrés à l'Autriche par Dumouriez. (Notamment Bancal des Issarts, et Armand Camus).</text:p>
          </table:table-cell>
          <table:table-cell table:style-name="ce272"/>
          <table:table-cell table:number-columns-repeated="1009"/>
        </table:table-row>
        <table:table-row table:style-name="ro1">
          <table:table-cell table:style-name="ce217"/>
          <table:table-cell table:style-name="ce290"/>
          <table:table-cell office:value-type="string">
            <text:p>1800</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Traité de Saint-Ildefonse : l'Espagne rend la Louisiane à la France en échange de Parme.</text:p>
          </table:table-cell>
          <table:table-cell table:style-name="ce272"/>
          <table:table-cell table:number-columns-repeated="1009"/>
        </table:table-row>
        <table:table-row table:style-name="ro1">
          <table:table-cell table:style-name="ce217"/>
          <table:table-cell table:style-name="ce290"/>
          <table:table-cell office:value-type="string">
            <text:p>1801</text:p>
          </table:table-cell>
          <table:table-cell office:value-type="string">
            <text:p>07</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Concordat entre Bonaparte et le Pape Pie VII : le catholicisme est reconnu comme la religion de la majorité des Français.</text:p>
          </table:table-cell>
          <table:table-cell table:style-name="ce272"/>
          <table:table-cell table:number-columns-repeated="1009"/>
        </table:table-row>
        <table:table-row table:style-name="ro1">
          <table:table-cell table:style-name="ce217"/>
          <table:table-cell table:style-name="ce290"/>
          <table:table-cell office:value-type="string">
            <text:p>1802</text:p>
          </table:table-cell>
          <table:table-cell office:value-type="string">
            <text:p>0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naparte est élu Président de la République Italienne.</text:p>
          </table:table-cell>
          <table:table-cell table:style-name="ce272"/>
          <table:table-cell table:number-columns-repeated="1009"/>
        </table:table-row>
        <table:table-row table:style-name="ro1">
          <table:table-cell table:style-name="ce217"/>
          <table:table-cell table:style-name="ce290"/>
          <table:table-cell office:value-type="string">
            <text:p>1802</text:p>
          </table:table-cell>
          <table:table-cell office:value-type="string">
            <text:p>05</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naparte est élu 1er Consul pour 10 années supplémentaires.</text:p>
          </table:table-cell>
          <table:table-cell table:style-name="ce272"/>
          <table:table-cell table:number-columns-repeated="1009"/>
        </table:table-row>
        <table:table-row table:style-name="ro1">
          <table:table-cell table:style-name="ce217"/>
          <table:table-cell table:style-name="ce290"/>
          <table:table-cell office:value-type="string">
            <text:p>1802</text:p>
          </table:table-cell>
          <table:table-cell office:value-type="string">
            <text:p>07</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naparte est élu consul à vie.</text:p>
          </table:table-cell>
          <table:table-cell table:style-name="ce272"/>
          <table:table-cell table:number-columns-repeated="1009"/>
        </table:table-row>
        <table:table-row table:style-name="ro1">
          <table:table-cell table:style-name="ce217"/>
          <table:table-cell table:style-name="ce290"/>
          <table:table-cell office:value-type="string">
            <text:p>1803</text:p>
          </table:table-cell>
          <table:table-cell office:value-type="string">
            <text:p>05</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Louisiane est vendue aux USA.</text:p>
          </table:table-cell>
          <table:table-cell table:style-name="ce272"/>
          <table:table-cell table:number-columns-repeated="1009"/>
        </table:table-row>
        <table:table-row table:style-name="ro1">
          <table:table-cell table:style-name="ce217"/>
          <table:table-cell table:style-name="ce290"/>
          <table:table-cell office:value-type="string">
            <text:p>1804</text:p>
          </table:table-cell>
          <table:table-cell office:value-type="string">
            <text:p>05</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Sénat proclame l'Empire par sénatus-consulte.</text:p>
          </table:table-cell>
          <table:table-cell table:style-name="ce272"/>
          <table:table-cell table:number-columns-repeated="1009"/>
        </table:table-row>
        <table:table-row table:style-name="ro1">
          <table:table-cell table:style-name="ce217"/>
          <table:table-cell table:style-name="ce290"/>
          <table:table-cell office:value-type="string">
            <text:p>1804</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Napoléon, désormais appelé Napoléon 1er, est sacré empereur par le Pape Pie VII à Notre-Dame de Paris.</text:p>
          </table:table-cell>
          <table:table-cell table:style-name="ce272"/>
          <table:table-cell table:number-columns-repeated="1009"/>
        </table:table-row>
        <table:table-row table:style-name="ro1">
          <table:table-cell table:style-name="ce217"/>
          <table:table-cell table:style-name="ce290"/>
          <table:table-cell office:value-type="string">
            <text:p>1814</text:p>
          </table:table-cell>
          <table:table-cell office:value-type="string">
            <text:p>04</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 Sénat proclame la déchéance de Napoléon.</text:p>
          </table:table-cell>
          <table:table-cell table:style-name="ce272"/>
          <table:table-cell table:number-columns-repeated="1009"/>
        </table:table-row>
        <table:table-row table:style-name="ro1">
          <table:table-cell table:style-name="ce217"/>
          <table:table-cell table:style-name="ce290"/>
          <table:table-cell office:value-type="string">
            <text:p>1814</text:p>
          </table:table-cell>
          <table:table-cell office:value-type="string">
            <text:p>04</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Gouvernement provisoire du Comte d'Artois (futur Charles X), lieutenant général du roy.</text:p>
          </table:table-cell>
          <table:table-cell table:style-name="ce272"/>
          <table:table-cell table:number-columns-repeated="1009"/>
        </table:table-row>
        <table:table-row table:style-name="ro1">
          <table:table-cell table:style-name="ce217"/>
          <table:table-cell table:style-name="ce290"/>
          <table:table-cell office:value-type="string">
            <text:p>1814</text:p>
          </table:table-cell>
          <table:table-cell office:value-type="string">
            <text:p>04</text:p>
          </table:table-cell>
          <table:table-cell table:style-name="ce257" office:value-type="string">
            <text:p>1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uis XVIII débarque à Calais.</text:p>
          </table:table-cell>
          <table:table-cell table:style-name="ce272"/>
          <table:table-cell table:number-columns-repeated="1009"/>
        </table:table-row>
        <table:table-row table:style-name="ro1">
          <table:table-cell table:style-name="ce217"/>
          <table:table-cell table:style-name="ce290"/>
          <table:table-cell office:value-type="string">
            <text:p>1814</text:p>
          </table:table-cell>
          <table:table-cell office:value-type="string">
            <text:p>05</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Napoléon signe son acte d'abdication pour lui et ses enfants à Fontainebleau.</text:p>
          </table:table-cell>
          <table:table-cell table:style-name="ce272"/>
          <table:table-cell table:number-columns-repeated="1009"/>
        </table:table-row>
        <table:table-row table:style-name="ro1">
          <table:table-cell table:style-name="ce217"/>
          <table:table-cell table:style-name="ce290"/>
          <table:table-cell office:value-type="string">
            <text:p>1815</text:p>
          </table:table-cell>
          <table:table-cell office:value-type="string">
            <text:p>03</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VIII quitte Paris pour Gand.</text:p>
          </table:table-cell>
          <table:table-cell table:style-name="ce272"/>
          <table:table-cell table:number-columns-repeated="1009"/>
        </table:table-row>
        <table:table-row table:style-name="ro1">
          <table:table-cell table:style-name="ce217"/>
          <table:table-cell table:style-name="ce290"/>
          <table:table-cell office:value-type="string">
            <text:p>1815</text:p>
          </table:table-cell>
          <table:table-cell office:value-type="string">
            <text:p>03</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Napoléon entre à Paris, c'est le début des "100 jours".</text:p>
          </table:table-cell>
          <table:table-cell table:style-name="ce272"/>
          <table:table-cell table:number-columns-repeated="1009"/>
        </table:table-row>
        <table:table-row table:style-name="ro1">
          <table:table-cell table:style-name="ce217"/>
          <table:table-cell table:style-name="ce290"/>
          <table:table-cell office:value-type="string">
            <text:p>1815</text:p>
          </table:table-cell>
          <table:table-cell office:value-type="string">
            <text:p>06</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Deuxième abdication de Napoléon à Paris. (C'est la 2ème restauration avec Louis XVIII qui commence 22/06/1815-07/08/1830)</text:p>
          </table:table-cell>
          <table:table-cell table:style-name="ce272"/>
          <table:table-cell table:number-columns-repeated="1009"/>
        </table:table-row>
        <table:table-row table:style-name="ro1">
          <table:table-cell table:style-name="ce217"/>
          <table:table-cell table:style-name="ce290"/>
          <table:table-cell office:value-type="string">
            <text:p>1815</text:p>
          </table:table-cell>
          <table:table-cell office:value-type="string">
            <text:p>07</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VIII entre dans Paris.</text:p>
          </table:table-cell>
          <table:table-cell table:style-name="ce272"/>
          <table:table-cell table:number-columns-repeated="1009"/>
        </table:table-row>
        <table:table-row table:style-name="ro1">
          <table:table-cell table:style-name="ce217"/>
          <table:table-cell table:style-name="ce290"/>
          <table:table-cell office:value-type="string">
            <text:p>1815</text:p>
          </table:table-cell>
          <table:table-cell office:value-type="string">
            <text:p>07</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apoléon s'embarque à l’Île d'Aix.</text:p>
          </table:table-cell>
          <table:table-cell table:style-name="ce272"/>
          <table:table-cell table:number-columns-repeated="1009"/>
        </table:table-row>
        <table:table-row table:style-name="ro1">
          <table:table-cell table:style-name="ce217"/>
          <table:table-cell table:style-name="ce290"/>
          <table:table-cell office:value-type="string">
            <text:p>1830</text:p>
          </table:table-cell>
          <table:table-cell office:value-type="string">
            <text:p>08</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Charles X abdique en faveur de son frère le Duc d’Angoulême (Louis XIX), qui abdique aussitôt en faveur de son neveu le Duc de Bordeaux (Henri V) qui abdique lui-même en faveur du Duc d'Orléans (Louis-Philiippe) (Début de la Monarchie de juillet).</text:p>
          </table:table-cell>
          <table:table-cell table:style-name="ce272"/>
          <table:table-cell table:number-columns-repeated="1009"/>
        </table:table-row>
        <table:table-row table:style-name="ro1">
          <table:table-cell table:style-name="ce217"/>
          <table:table-cell table:style-name="ce290"/>
          <table:table-cell office:value-type="string">
            <text:p>1830</text:p>
          </table:table-cell>
          <table:table-cell office:value-type="string">
            <text:p>08</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Duc d'Orléans (Louis Philippe) prête serment et est nommé "Roi des Français". (C'est la Monarchie de Juillet - Louis-Philippe 09/08/1830-24/02/1848)</text:p>
          </table:table-cell>
          <table:table-cell table:style-name="ce272"/>
          <table:table-cell table:number-columns-repeated="1009"/>
        </table:table-row>
        <table:table-row table:style-name="ro1">
          <table:table-cell table:style-name="ce217"/>
          <table:table-cell table:style-name="ce290"/>
          <table:table-cell office:value-type="string">
            <text:p>1831</text:p>
          </table:table-cell>
          <table:table-cell office:value-type="string">
            <text:p>11</text:p>
          </table:table-cell>
          <table:table-cell table:style-name="ce257" office:value-type="string">
            <text:p>21</text:p>
          </table:table-cell>
          <table:table-cell office:value-type="string">
            <text:p>1831</text:p>
          </table:table-cell>
          <table:table-cell office:value-type="string">
            <text:p>11</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évolte des canuts (ouvriers de la soie) à Lyon (les patrons refusent d'établir un salaire minimal). 40.000 ouvriers en arme, 20.000 soldats. On comptera 171 civils tués, 170 soldats tués, et 600 arrestations.</text:p>
          </table:table-cell>
          <table:table-cell table:style-name="ce272"/>
          <table:table-cell table:number-columns-repeated="1009"/>
        </table:table-row>
        <table:table-row table:style-name="ro1">
          <table:table-cell table:style-name="ce217"/>
          <table:table-cell table:style-name="ce290"/>
          <table:table-cell office:value-type="string">
            <text:p>1840</text:p>
          </table:table-cell>
          <table:table-cell office:value-type="string">
            <text:p>08</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text:p>
          </table:table-cell>
          <table:table-cell table:style-name="ce272"/>
          <table:table-cell table:number-columns-repeated="1009"/>
        </table:table-row>
        <table:table-row table:style-name="ro1">
          <table:table-cell table:style-name="ce217"/>
          <table:table-cell table:style-name="ce290"/>
          <table:table-cell office:value-type="string">
            <text:p>1842</text:p>
          </table:table-cell>
          <table:table-cell office:value-type="string">
            <text:p>09</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rise de possession de Tahiti.</text:p>
          </table:table-cell>
          <table:table-cell table:style-name="ce272"/>
          <table:table-cell table:number-columns-repeated="1009"/>
        </table:table-row>
        <table:table-row table:style-name="ro1">
          <table:table-cell table:style-name="ce217"/>
          <table:table-cell table:style-name="ce290"/>
          <table:table-cell office:value-type="string">
            <text:p>1846</text:p>
          </table:table-cell>
          <table:table-cell office:value-type="string">
            <text:p>05</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uis-Napoléon s'évade du Fort de Ham.</text:p>
          </table:table-cell>
          <table:table-cell table:style-name="ce272"/>
          <table:table-cell table:number-columns-repeated="1009"/>
        </table:table-row>
        <table:table-row table:style-name="ro1">
          <table:table-cell table:style-name="ce217"/>
          <table:table-cell table:style-name="ce290"/>
          <table:table-cell office:value-type="string">
            <text:p>1848</text:p>
          </table:table-cell>
          <table:table-cell office:value-type="string">
            <text:p>02</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 roi Louis-Philippe abdique en faveur de son petit fils le Comte de Paris, 10 ans (la Duchesse d'Orléans est régente).(il était démoralisé depuis la mort de son fils, le Duc d'Orléans et il doit faire face à la guerre civile de février 1848).</text:p>
          </table:table-cell>
          <table:table-cell table:style-name="ce272"/>
          <table:table-cell table:number-columns-repeated="1009"/>
        </table:table-row>
        <table:table-row table:style-name="ro1">
          <table:table-cell table:style-name="ce217"/>
          <table:table-cell table:style-name="ce290"/>
          <table:table-cell office:value-type="string">
            <text:p>1848</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roi Louis-Philippe qui vient d'abdiquer et qui s'était réfugié à Dreux, part pour l'Angleterre où il mourra le 26 août 1850.</text:p>
          </table:table-cell>
          <table:table-cell table:style-name="ce272"/>
          <table:table-cell table:number-columns-repeated="1009"/>
        </table:table-row>
        <table:table-row table:style-name="ro1">
          <table:table-cell table:style-name="ce217"/>
          <table:table-cell table:style-name="ce290"/>
          <table:table-cell office:value-type="string">
            <text:p>1848</text:p>
          </table:table-cell>
          <table:table-cell office:value-type="string">
            <text:p>05</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ssemblée constituante élue au suffrage universel (c'est la IIème république 25/02/1848-07/11/1852).</text:p>
          </table:table-cell>
          <table:table-cell table:style-name="ce272"/>
          <table:table-cell table:number-columns-repeated="1009"/>
        </table:table-row>
        <table:table-row table:style-name="ro1">
          <table:table-cell table:style-name="ce217"/>
          <table:table-cell table:style-name="ce290"/>
          <table:table-cell office:value-type="string">
            <text:p>1848</text:p>
          </table:table-cell>
          <table:table-cell office:value-type="string">
            <text:p>05</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Installation de l'Assemblée Législative.</text:p>
          </table:table-cell>
          <table:table-cell table:style-name="ce272"/>
          <table:table-cell table:number-columns-repeated="1009"/>
        </table:table-row>
        <table:table-row table:style-name="ro1">
          <table:table-cell table:style-name="ce217"/>
          <table:table-cell table:style-name="ce290"/>
          <table:table-cell office:value-type="string">
            <text:p>1848</text:p>
          </table:table-cell>
          <table:table-cell office:value-type="string">
            <text:p>1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ouis Napoléon (il sera Napoléon III lors du Second Empire) élu Président de la République par 5.434.226 voix contre Cavaignac (1.448.007 voix), Ledrut-Rollin (370.719 voix), Raspail (36.329 voix), Lamartine (17.910 voix), et Changarnier (4.790 voix).</text:p>
          </table:table-cell>
          <table:table-cell table:style-name="ce272"/>
          <table:table-cell table:number-columns-repeated="1009"/>
        </table:table-row>
        <table:table-row table:style-name="ro1">
          <table:table-cell table:style-name="ce217"/>
          <table:table-cell table:style-name="ce290"/>
          <table:table-cell office:value-type="string">
            <text:p>1851</text:p>
          </table:table-cell>
          <table:table-cell office:value-type="string">
            <text:p>12</text:p>
          </table:table-cell>
          <table:table-cell table:style-name="ce257" office:value-type="string">
            <text:p>21</text:p>
          </table:table-cell>
          <table:table-cell office:value-type="string">
            <text:p>1851</text:p>
          </table:table-cell>
          <table:table-cell office:value-type="string">
            <text:p>12</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uis-Napoléon élu pour 10 ans (7.439.216 oui et 646.737 non après un plébiscite au suffrage universel) (C'est le Second Empire - 2/12/1852-04/09/1870).</text:p>
          </table:table-cell>
          <table:table-cell table:style-name="ce272"/>
          <table:table-cell table:number-columns-repeated="1009"/>
        </table:table-row>
        <table:table-row table:style-name="ro1">
          <table:table-cell table:style-name="ce217"/>
          <table:table-cell table:style-name="ce290"/>
          <table:table-cell office:value-type="string">
            <text:p>1852</text:p>
          </table:table-cell>
          <table:table-cell office:value-type="string">
            <text:p>01</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ouvelle Constitution.</text:p>
          </table:table-cell>
          <table:table-cell table:style-name="ce272"/>
          <table:table-cell table:number-columns-repeated="1009"/>
        </table:table-row>
        <table:table-row table:style-name="ro1">
          <table:table-cell table:style-name="ce217"/>
          <table:table-cell table:style-name="ce290"/>
          <table:table-cell office:value-type="string">
            <text:p>1853</text:p>
          </table:table-cell>
          <table:table-cell office:value-type="string">
            <text:p>07</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Baron Haussmann devient Préfet de la Seine.</text:p>
          </table:table-cell>
          <table:table-cell table:style-name="ce272"/>
          <table:table-cell table:number-columns-repeated="1009"/>
        </table:table-row>
        <table:table-row table:style-name="ro1">
          <table:table-cell table:style-name="ce217"/>
          <table:table-cell table:style-name="ce290"/>
          <table:table-cell office:value-type="string">
            <text:p>1870</text:p>
          </table:table-cell>
          <table:table-cell office:value-type="string">
            <text:p>07</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Eugénie épouse de Napoléon III est nommée Régente pendant que son mari est à la guerre.</text:p>
          </table:table-cell>
          <table:table-cell table:style-name="ce272"/>
          <table:table-cell table:number-columns-repeated="1009"/>
        </table:table-row>
        <table:table-row table:style-name="ro1">
          <table:table-cell table:style-name="ce217"/>
          <table:table-cell table:style-name="ce290"/>
          <table:table-cell office:value-type="string">
            <text:p>1870</text:p>
          </table:table-cell>
          <table:table-cell office:value-type="string">
            <text:p>08</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Napoléon III est fait prisonnier à Sedan par les Allemands. Il sera libéré le 19 mars 1871 et s'établira à Camden Place (Chislehurst, à 20 km de Londres).</text:p>
          </table:table-cell>
          <table:table-cell table:style-name="ce272"/>
          <table:table-cell table:number-columns-repeated="1009"/>
        </table:table-row>
        <table:table-row table:style-name="ro1">
          <table:table-cell table:style-name="ce217"/>
          <table:table-cell table:style-name="ce290"/>
          <table:table-cell office:value-type="string">
            <text:p>1870</text:p>
          </table:table-cell>
          <table:table-cell office:value-type="string">
            <text:p>09</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C'est la fin du Second Empire, et le début de la IIIème République. Jules Favre, Gambetta, Jules Ferry (avec le Général Trochu, gouverneur de Paris), renversent la Régente et proclament la République. </text:p>
          </table:table-cell>
          <table:table-cell table:style-name="ce272"/>
          <table:table-cell table:number-columns-repeated="1009"/>
        </table:table-row>
        <table:table-row table:style-name="ro1">
          <table:table-cell table:style-name="ce217"/>
          <table:table-cell table:style-name="ce290"/>
          <table:table-cell office:value-type="string">
            <text:p>1870</text:p>
          </table:table-cell>
          <table:table-cell office:value-type="string">
            <text:p>09</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Création de la délégation gouvernementale de Tours (Crémieux). </text:p>
          </table:table-cell>
          <table:table-cell table:style-name="ce272"/>
          <table:table-cell table:number-columns-repeated="1009"/>
        </table:table-row>
        <table:table-row table:style-name="ro1">
          <table:table-cell table:style-name="ce217"/>
          <table:table-cell table:style-name="ce290"/>
          <table:table-cell office:value-type="string">
            <text:p>1870</text:p>
          </table:table-cell>
          <table:table-cell office:value-type="string">
            <text:p>10</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Gambetta quitte Paris en ballon, et atterrit à Montdidier (Somme), il gagne Tours en train, il devient ministre de l'Intérieur et de la Guerre. </text:p>
          </table:table-cell>
          <table:table-cell table:style-name="ce272"/>
          <table:table-cell table:number-columns-repeated="1009"/>
        </table:table-row>
        <table:table-row table:style-name="ro1">
          <table:table-cell table:style-name="ce217"/>
          <table:table-cell table:style-name="ce290"/>
          <table:table-cell office:value-type="string">
            <text:p>1870</text:p>
          </table:table-cell>
          <table:table-cell office:value-type="string">
            <text:p>1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 parisiens plébiscitent le gouvernement "de la Défense Nationale". Le Gouvernement Gambetta se replie à Bordeaux.</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1</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Émeutes à Paris.</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8</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dolphe Thiers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2</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éunion à Bordeaux de l'Assemblée Nationale, Thiers est élu "chef du pouvoir exécutif".</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3</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Occupation symbolique des quartiers ouest de Paris par les Prussiens. La Garde Nationale de Paris va le 3 mars s'organiser en fédérations, et les gardes nationaux vont s'appelés les "fédérés"..</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3</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oulèvement à Paris (c'est le début de ce qui va s'appeler "la Commune").</text:p>
          </table:table-cell>
          <table:table-cell table:style-name="ce272"/>
          <table:table-cell table:number-columns-repeated="1009"/>
        </table:table-row>
        <table:table-row table:style-name="ro1">
          <table:table-cell table:style-name="ce217"/>
          <table:table-cell table:style-name="ce290"/>
          <table:table-cell office:value-type="string">
            <text:p>1871</text:p>
          </table:table-cell>
          <table:table-cell office:value-type="string">
            <text:p>03</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Élection d'un Conseil Municipal qui prend le nom de "Commune".</text:p>
          </table:table-cell>
          <table:table-cell table:style-name="ce272"/>
          <table:table-cell table:number-columns-repeated="1009"/>
        </table:table-row>
        <table:table-row table:style-name="ro1">
          <table:table-cell table:style-name="ce217"/>
          <table:table-cell table:style-name="ce290"/>
          <table:table-cell office:value-type="string">
            <text:p>1873</text:p>
          </table:table-cell>
          <table:table-cell office:value-type="string">
            <text:p>05</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e Maréchal de Mac-Mahon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879</text:p>
          </table:table-cell>
          <table:table-cell office:value-type="string">
            <text:p>0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Mac-Mahon démissionne, pour protester contre le départ du Général Jean-Louis Borel, ministre de la Guerre, exclu du gouvernement par Dufaure le 13 janvier 1879.</text:p>
          </table:table-cell>
          <table:table-cell table:style-name="ce272"/>
          <table:table-cell table:number-columns-repeated="1009"/>
        </table:table-row>
        <table:table-row table:style-name="ro1">
          <table:table-cell table:style-name="ce217"/>
          <table:table-cell table:style-name="ce290"/>
          <table:table-cell office:value-type="string">
            <text:p>1879</text:p>
          </table:table-cell>
          <table:table-cell office:value-type="string">
            <text:p>0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ules Grévy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885</text:p>
          </table:table-cell>
          <table:table-cell office:value-type="string">
            <text:p>12</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ules Grévy est ré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887</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Sénat et Chambre votent la démission de Jules Grévy, qui se soumet.</text:p>
          </table:table-cell>
          <table:table-cell table:style-name="ce272"/>
          <table:table-cell table:number-columns-repeated="1009"/>
        </table:table-row>
        <table:table-row table:style-name="ro1">
          <table:table-cell table:style-name="ce217"/>
          <table:table-cell table:style-name="ce290"/>
          <table:table-cell office:value-type="string">
            <text:p>1887</text:p>
          </table:table-cell>
          <table:table-cell office:value-type="string">
            <text:p>12</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Sadi Carnot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892</text:p>
          </table:table-cell>
          <table:table-cell office:value-type="string">
            <text:p>03</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text:p>
          </table:table-cell>
          <table:table-cell table:style-name="ce272"/>
          <table:table-cell table:number-columns-repeated="1009"/>
        </table:table-row>
        <table:table-row table:style-name="ro1">
          <table:table-cell table:style-name="ce217"/>
          <table:table-cell table:style-name="ce290"/>
          <table:table-cell office:value-type="string">
            <text:p>1894</text:p>
          </table:table-cell>
          <table:table-cell office:value-type="string">
            <text:p>06</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ean-Casimir Périer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895</text:p>
          </table:table-cell>
          <table:table-cell office:value-type="string">
            <text:p>01</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ean-Casimir Périer, Président de la République, démissionne brusquement, se plaignant de ne pas être informé de la situation politique par ses ministres.</text:p>
          </table:table-cell>
          <table:table-cell table:style-name="ce272"/>
          <table:table-cell table:number-columns-repeated="1009"/>
        </table:table-row>
        <table:table-row table:style-name="ro1">
          <table:table-cell table:style-name="ce217"/>
          <table:table-cell table:style-name="ce290"/>
          <table:table-cell office:value-type="string">
            <text:p>1895</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Félix Faure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898</text:p>
          </table:table-cell>
          <table:table-cell office:value-type="string">
            <text:p>02</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Procès d’Émile Zola.</text:p>
          </table:table-cell>
          <table:table-cell table:style-name="ce272"/>
          <table:table-cell table:number-columns-repeated="1009"/>
        </table:table-row>
        <table:table-row table:style-name="ro1">
          <table:table-cell table:style-name="ce217"/>
          <table:table-cell table:style-name="ce290"/>
          <table:table-cell office:value-type="string">
            <text:p>1899</text:p>
          </table:table-cell>
          <table:table-cell office:value-type="string">
            <text:p>0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Émile Loubet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906</text:p>
          </table:table-cell>
          <table:table-cell office:value-type="string">
            <text:p>0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Armand Fallières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913</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Raymond Poincaré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919</text:p>
          </table:table-cell>
          <table:table-cell office:value-type="string">
            <text:p>06</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Signature du Traité de Versailles.</text:p>
          </table:table-cell>
          <table:table-cell table:style-name="ce272"/>
          <table:table-cell table:number-columns-repeated="1009"/>
        </table:table-row>
        <table:table-row table:style-name="ro1">
          <table:table-cell table:style-name="ce217"/>
          <table:table-cell table:style-name="ce290"/>
          <table:table-cell office:value-type="string">
            <text:p>1920</text:p>
          </table:table-cell>
          <table:table-cell office:value-type="string">
            <text:p>01</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Paul Deschanel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920</text:p>
          </table:table-cell>
          <table:table-cell office:value-type="string">
            <text:p>09</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Paul Deschanel, Président de la République, quitte l’Élisée en raison de son état de santé. Une chute du train présidentiel prés de Montargis le 24 mai 1920 l'a contraint à prendre du repos, mais cela n'a pas été suffisant.</text:p>
          </table:table-cell>
          <table:table-cell table:style-name="ce272"/>
          <table:table-cell table:number-columns-repeated="1009"/>
        </table:table-row>
        <table:table-row table:style-name="ro1">
          <table:table-cell table:style-name="ce217"/>
          <table:table-cell table:style-name="ce290"/>
          <table:table-cell office:value-type="string">
            <text:p>1920</text:p>
          </table:table-cell>
          <table:table-cell office:value-type="string">
            <text:p>09</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Alexandre Millerand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924</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Alexandre Millerand, Président de la République, en butte à l'hostilité maçonnique, démissionne.</text:p>
          </table:table-cell>
          <table:table-cell table:style-name="ce272"/>
          <table:table-cell table:number-columns-repeated="1009"/>
        </table:table-row>
        <table:table-row table:style-name="ro1">
          <table:table-cell table:style-name="ce217"/>
          <table:table-cell table:style-name="ce290"/>
          <table:table-cell office:value-type="string">
            <text:p>1924</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Gaston Doumergue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931</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Paul Doumer est élu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932</text:p>
          </table:table-cell>
          <table:table-cell office:value-type="string">
            <text:p>05</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Albert Lebrun est élu Président de la République.</text:p>
          </table:table-cell>
          <table:table-cell table:style-name="ce272"/>
          <table:table-cell table:number-columns-repeated="1009"/>
        </table:table-row>
        <table:table-row table:style-name="ro1">
          <table:table-cell table:style-name="ce217"/>
          <table:table-cell table:style-name="ce290"/>
          <table:table-cell table:number-columns-repeated="2"/>
          <table:table-cell table:style-name="ce257"/>
          <table:table-cell table:number-columns-repeated="2"/>
          <table:table-cell table:number-columns-repeated="4" table:style-name="ce255"/>
          <table:table-cell table:number-columns-repeated="2" table:style-name="ce272"/>
          <table:table-cell table:style-name="ce272"/>
          <table:table-cell table:number-columns-repeated="1009"/>
        </table:table-row>
        <table:table-row table:style-name="ro1">
          <table:table-cell table:style-name="ce285" office:value-type="string">
            <text:p>Infos généalogiques</text:p>
          </table:table-cell>
          <table:table-cell table:style-name="ce290"/>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G = Généalogie</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90"/>
          <table:table-cell table:number-columns-repeated="2"/>
          <table:table-cell table:style-name="ce257"/>
          <table:table-cell table:number-columns-repeated="2"/>
          <table:table-cell table:number-columns-repeated="4" table:style-name="ce255"/>
          <table:table-cell table:number-columns-repeated="2" table:style-name="ce272"/>
          <table:table-cell table:style-name="ce272"/>
          <table:table-cell table:number-columns-repeated="1009"/>
        </table:table-row>
        <table:table-row table:style-name="ro1">
          <table:table-cell table:style-name="ce285" office:value-type="string">
            <text:p>Personnages significatifs</text:p>
          </table:table-cell>
          <table:table-cell table:style-name="ce290"/>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text:span text:style-name="T8">R = R</text:span><text:span text:style-name="T10">ois, </text:span><text:span text:style-name="T9">présidents</text:span></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1" office:value-type="string">
            <text:p>Les Mérovingiens (447-751)</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447</text:p>
          </table:table-cell>
          <table:table-cell/>
          <table:table-cell table:style-name="ce257"/>
          <table:table-cell office:value-type="string">
            <text:p>0457</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Mérové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457</text:p>
          </table:table-cell>
          <table:table-cell/>
          <table:table-cell table:style-name="ce257"/>
          <table:table-cell office:value-type="string">
            <text:p>048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éric Ier, roi des Francs Salien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481</text:p>
          </table:table-cell>
          <table:table-cell/>
          <table:table-cell table:style-name="ce257"/>
          <table:table-cell office:value-type="string">
            <text:p>051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vis, roi des Francs Salien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11</text:p>
          </table:table-cell>
          <table:table-cell/>
          <table:table-cell table:style-name="ce257"/>
          <table:table-cell office:value-type="string">
            <text:p>053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erry Ier, Royaume de Reim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34</text:p>
          </table:table-cell>
          <table:table-cell/>
          <table:table-cell table:style-name="ce257"/>
          <table:table-cell office:value-type="string">
            <text:p>055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bert Ier, Royaume de Reim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11</text:p>
          </table:table-cell>
          <table:table-cell/>
          <table:table-cell table:style-name="ce257"/>
          <table:table-cell office:value-type="string">
            <text:p>052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domir, royaume d'Orléan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11</text:p>
          </table:table-cell>
          <table:table-cell/>
          <table:table-cell table:style-name="ce257"/>
          <table:table-cell office:value-type="string">
            <text:p>0558</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ebert Ier, royaume de Pari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11</text:p>
          </table:table-cell>
          <table:table-cell/>
          <table:table-cell table:style-name="ce257"/>
          <table:table-cell office:value-type="string">
            <text:p>056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Ier, royaume de Soisson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61</text:p>
          </table:table-cell>
          <table:table-cell/>
          <table:table-cell table:style-name="ce257"/>
          <table:table-cell office:value-type="string">
            <text:p>0567</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aribert Ier, royaume de Pari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61</text:p>
          </table:table-cell>
          <table:table-cell/>
          <table:table-cell table:style-name="ce257"/>
          <table:table-cell office:value-type="string">
            <text:p>057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Sigebert Ier, royaume d'Austras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61</text:p>
          </table:table-cell>
          <table:table-cell/>
          <table:table-cell table:style-name="ce257"/>
          <table:table-cell office:value-type="string">
            <text:p>058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péric Ier, royaume de Neustr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61</text:p>
          </table:table-cell>
          <table:table-cell/>
          <table:table-cell table:style-name="ce257"/>
          <table:table-cell office:value-type="string">
            <text:p>0593</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Gontran, royaume de Bourgogn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75</text:p>
          </table:table-cell>
          <table:table-cell/>
          <table:table-cell table:style-name="ce257"/>
          <table:table-cell office:value-type="string">
            <text:p>059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ebert II, royaume d'Austras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84</text:p>
          </table:table-cell>
          <table:table-cell/>
          <table:table-cell table:style-name="ce257"/>
          <table:table-cell office:value-type="string">
            <text:p>0629</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II, royaume de Neustr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93</text:p>
          </table:table-cell>
          <table:table-cell/>
          <table:table-cell table:style-name="ce257"/>
          <table:table-cell office:value-type="string">
            <text:p>059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ebert 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95</text:p>
          </table:table-cell>
          <table:table-cell/>
          <table:table-cell table:style-name="ce257"/>
          <table:table-cell office:value-type="string">
            <text:p>0612</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bert II, royaume d'Austras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595</text:p>
          </table:table-cell>
          <table:table-cell/>
          <table:table-cell table:style-name="ce257"/>
          <table:table-cell office:value-type="string">
            <text:p>0613</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erry 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613</text:p>
          </table:table-cell>
          <table:table-cell/>
          <table:table-cell table:style-name="ce257"/>
          <table:table-cell office:value-type="string">
            <text:p>0622</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royaume d'Austras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622</text:p>
          </table:table-cell>
          <table:table-cell/>
          <table:table-cell table:style-name="ce257"/>
          <table:table-cell office:value-type="string">
            <text:p>063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Dagobert Ier, royaume d'Austras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629</text:p>
          </table:table-cell>
          <table:table-cell/>
          <table:table-cell table:style-name="ce257"/>
          <table:table-cell office:value-type="string">
            <text:p>0639</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Dagobert Ier, royaume de Neustr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634</text:p>
          </table:table-cell>
          <table:table-cell/>
          <table:table-cell table:style-name="ce257"/>
          <table:table-cell office:value-type="string">
            <text:p>0656</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Sigebert III, royaume d'Austras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639</text:p>
          </table:table-cell>
          <table:table-cell/>
          <table:table-cell table:style-name="ce257"/>
          <table:table-cell office:value-type="string">
            <text:p>0657</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vis 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656</text:p>
          </table:table-cell>
          <table:table-cell/>
          <table:table-cell table:style-name="ce257"/>
          <table:table-cell office:value-type="string">
            <text:p>067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éric II, royaume d'Austras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657</text:p>
          </table:table-cell>
          <table:table-cell/>
          <table:table-cell table:style-name="ce257"/>
          <table:table-cell office:value-type="string">
            <text:p>0673</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I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675</text:p>
          </table:table-cell>
          <table:table-cell/>
          <table:table-cell table:style-name="ce257"/>
          <table:table-cell office:value-type="string">
            <text:p>069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erry I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676</text:p>
          </table:table-cell>
          <table:table-cell/>
          <table:table-cell table:style-name="ce257"/>
          <table:table-cell office:value-type="string">
            <text:p>0679</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Dagobert II, royaume d'Austrasi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691</text:p>
          </table:table-cell>
          <table:table-cell/>
          <table:table-cell table:style-name="ce257"/>
          <table:table-cell office:value-type="string">
            <text:p>075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es rois Fainéants, rois des Franc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1" office:value-type="string">
            <text:p>Les Carolingiens (751-987)</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751</text:p>
          </table:table-cell>
          <table:table-cell/>
          <table:table-cell table:style-name="ce257"/>
          <table:table-cell office:value-type="string">
            <text:p>0768</text:p>
          </table:table-cell>
          <table:table-cell office:value-type="string">
            <text:p>09</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épin Ier le Bref</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768</text:p>
          </table:table-cell>
          <table:table-cell office:value-type="string">
            <text:p>09</text:p>
          </table:table-cell>
          <table:table-cell table:style-name="ce257" office:value-type="string">
            <text:p>24</text:p>
          </table:table-cell>
          <table:table-cell office:value-type="string">
            <text:p>0814</text:p>
          </table:table-cell>
          <table:table-cell office:value-type="string">
            <text:p>01</text:p>
          </table:table-cell>
          <table:table-cell table:style-name="ce255" office:value-type="string">
            <text:p>2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magne (Charles Ier le Grand)</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814</text:p>
          </table:table-cell>
          <table:table-cell office:value-type="string">
            <text:p>01</text:p>
          </table:table-cell>
          <table:table-cell table:style-name="ce257" office:value-type="string">
            <text:p>28</text:p>
          </table:table-cell>
          <table:table-cell office:value-type="string">
            <text:p>0840</text:p>
          </table:table-cell>
          <table:table-cell office:value-type="string">
            <text:p>06</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er le Pieux ou le Débonnair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840</text:p>
          </table:table-cell>
          <table:table-cell office:value-type="string">
            <text:p>06</text:p>
          </table:table-cell>
          <table:table-cell table:style-name="ce257" office:value-type="string">
            <text:p>230</text:p>
          </table:table-cell>
          <table:table-cell office:value-type="string">
            <text:p>0877</text:p>
          </table:table-cell>
          <table:table-cell office:value-type="string">
            <text:p>10</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I le Chauv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877</text:p>
          </table:table-cell>
          <table:table-cell office:value-type="string">
            <text:p>10</text:p>
          </table:table-cell>
          <table:table-cell table:style-name="ce257" office:value-type="string">
            <text:p>06</text:p>
          </table:table-cell>
          <table:table-cell office:value-type="string">
            <text:p>0879</text:p>
          </table:table-cell>
          <table:table-cell office:value-type="string">
            <text:p>04</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I le Bègu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879</text:p>
          </table:table-cell>
          <table:table-cell office:value-type="string">
            <text:p>04</text:p>
          </table:table-cell>
          <table:table-cell table:style-name="ce257" office:value-type="string">
            <text:p>10</text:p>
          </table:table-cell>
          <table:table-cell office:value-type="string">
            <text:p>0882</text:p>
          </table:table-cell>
          <table:table-cell office:value-type="string">
            <text:p>08</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II</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882</text:p>
          </table:table-cell>
          <table:table-cell office:value-type="string">
            <text:p>08</text:p>
          </table:table-cell>
          <table:table-cell table:style-name="ce257" office:value-type="string">
            <text:p>05</text:p>
          </table:table-cell>
          <table:table-cell office:value-type="string">
            <text:p>0884</text:p>
          </table:table-cell>
          <table:table-cell office:value-type="string">
            <text:p>12</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arloman</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884</text:p>
          </table:table-cell>
          <table:table-cell office:value-type="string">
            <text:p>12</text:p>
          </table:table-cell>
          <table:table-cell table:style-name="ce257" office:value-type="string">
            <text:p>06</text:p>
          </table:table-cell>
          <table:table-cell office:value-type="string">
            <text:p>0888</text:p>
          </table:table-cell>
          <table:table-cell office:value-type="string">
            <text:p>01</text:p>
          </table:table-cell>
          <table:table-cell table:style-name="ce255" office:value-type="string">
            <text:p>13</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le Gro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888</text:p>
          </table:table-cell>
          <table:table-cell office:value-type="string">
            <text:p>01</text:p>
          </table:table-cell>
          <table:table-cell table:style-name="ce257" office:value-type="string">
            <text:p>13</text:p>
          </table:table-cell>
          <table:table-cell office:value-type="string">
            <text:p>0898</text:p>
          </table:table-cell>
          <table:table-cell office:value-type="string">
            <text:p>06</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Eudes Ier</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898</text:p>
          </table:table-cell>
          <table:table-cell office:value-type="string">
            <text:p>06</text:p>
          </table:table-cell>
          <table:table-cell table:style-name="ce257" office:value-type="string">
            <text:p>20</text:p>
          </table:table-cell>
          <table:table-cell office:value-type="string">
            <text:p>0922</text:p>
          </table:table-cell>
          <table:table-cell office:value-type="string">
            <text:p>06</text:p>
          </table:table-cell>
          <table:table-cell table:style-name="ce255" office:value-type="string">
            <text:p>3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II le Simpl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922</text:p>
          </table:table-cell>
          <table:table-cell office:value-type="string">
            <text:p>06</text:p>
          </table:table-cell>
          <table:table-cell table:style-name="ce257" office:value-type="string">
            <text:p>30</text:p>
          </table:table-cell>
          <table:table-cell office:value-type="string">
            <text:p>0923</text:p>
          </table:table-cell>
          <table:table-cell office:value-type="string">
            <text:p>06</text:p>
          </table:table-cell>
          <table:table-cell table:style-name="ce255" office:value-type="string">
            <text:p>1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Robert Ier</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923</text:p>
          </table:table-cell>
          <table:table-cell office:value-type="string">
            <text:p>06</text:p>
          </table:table-cell>
          <table:table-cell table:style-name="ce257" office:value-type="string">
            <text:p>15</text:p>
          </table:table-cell>
          <table:table-cell office:value-type="string">
            <text:p>0936</text:p>
          </table:table-cell>
          <table:table-cell office:value-type="string">
            <text:p>01</text:p>
          </table:table-cell>
          <table:table-cell table:style-name="ce255" office:value-type="string">
            <text:p>1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Raoul Ier</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936</text:p>
          </table:table-cell>
          <table:table-cell office:value-type="string">
            <text:p>01</text:p>
          </table:table-cell>
          <table:table-cell table:style-name="ce257" office:value-type="string">
            <text:p>15</text:p>
          </table:table-cell>
          <table:table-cell office:value-type="string">
            <text:p>0954</text:p>
          </table:table-cell>
          <table:table-cell office:value-type="string">
            <text:p>09</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V d'Outremer</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954</text:p>
          </table:table-cell>
          <table:table-cell office:value-type="string">
            <text:p>09</text:p>
          </table:table-cell>
          <table:table-cell table:style-name="ce257" office:value-type="string">
            <text:p>10</text:p>
          </table:table-cell>
          <table:table-cell office:value-type="string">
            <text:p>0986</text:p>
          </table:table-cell>
          <table:table-cell office:value-type="string">
            <text:p>03</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thair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986</text:p>
          </table:table-cell>
          <table:table-cell office:value-type="string">
            <text:p>03</text:p>
          </table:table-cell>
          <table:table-cell table:style-name="ce257" office:value-type="string">
            <text:p>02</text:p>
          </table:table-cell>
          <table:table-cell office:value-type="string">
            <text:p>0987</text:p>
          </table:table-cell>
          <table:table-cell office:value-type="string">
            <text:p>06</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 le Fainéant</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1" office:value-type="string">
            <text:p>Les Capétiens (987-1328)</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987</text:p>
          </table:table-cell>
          <table:table-cell office:value-type="string">
            <text:p>06</text:p>
          </table:table-cell>
          <table:table-cell table:style-name="ce257" office:value-type="string">
            <text:p>01</text:p>
          </table:table-cell>
          <table:table-cell office:value-type="string">
            <text:p>0996</text:p>
          </table:table-cell>
          <table:table-cell office:value-type="string">
            <text:p>10</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ugues Capet</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0996</text:p>
          </table:table-cell>
          <table:table-cell office:value-type="string">
            <text:p>10</text:p>
          </table:table-cell>
          <table:table-cell table:style-name="ce257" office:value-type="string">
            <text:p>24</text:p>
          </table:table-cell>
          <table:table-cell office:value-type="string">
            <text:p>1031</text:p>
          </table:table-cell>
          <table:table-cell office:value-type="string">
            <text:p>07</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Robert II le Pieux</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031</text:p>
          </table:table-cell>
          <table:table-cell office:value-type="string">
            <text:p>07</text:p>
          </table:table-cell>
          <table:table-cell table:style-name="ce257" office:value-type="string">
            <text:p>20</text:p>
          </table:table-cell>
          <table:table-cell office:value-type="string">
            <text:p>1060</text:p>
          </table:table-cell>
          <table:table-cell office:value-type="string">
            <text:p>08</text:p>
          </table:table-cell>
          <table:table-cell table:style-name="ce255" office:value-type="string">
            <text:p>0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er</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060</text:p>
          </table:table-cell>
          <table:table-cell office:value-type="string">
            <text:p>08</text:p>
          </table:table-cell>
          <table:table-cell table:style-name="ce257" office:value-type="string">
            <text:p>04</text:p>
          </table:table-cell>
          <table:table-cell office:value-type="string">
            <text:p>1108</text:p>
          </table:table-cell>
          <table:table-cell office:value-type="string">
            <text:p>07</text:p>
          </table:table-cell>
          <table:table-cell table:style-name="ce255" office:value-type="string">
            <text:p>2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er</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108</text:p>
          </table:table-cell>
          <table:table-cell office:value-type="string">
            <text:p>07</text:p>
          </table:table-cell>
          <table:table-cell table:style-name="ce257" office:value-type="string">
            <text:p>29</text:p>
          </table:table-cell>
          <table:table-cell office:value-type="string">
            <text:p>1137</text:p>
          </table:table-cell>
          <table:table-cell office:value-type="string">
            <text:p>08</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I le Gro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137</text:p>
          </table:table-cell>
          <table:table-cell office:value-type="string">
            <text:p>08</text:p>
          </table:table-cell>
          <table:table-cell table:style-name="ce257" office:value-type="string">
            <text:p>01</text:p>
          </table:table-cell>
          <table:table-cell office:value-type="string">
            <text:p>1180</text:p>
          </table:table-cell>
          <table:table-cell office:value-type="string">
            <text:p>09</text:p>
          </table:table-cell>
          <table:table-cell table:style-name="ce255" office:value-type="string">
            <text:p>1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II le Jeun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180</text:p>
          </table:table-cell>
          <table:table-cell office:value-type="string">
            <text:p>09</text:p>
          </table:table-cell>
          <table:table-cell table:style-name="ce257" office:value-type="string">
            <text:p>18</text:p>
          </table:table-cell>
          <table:table-cell office:value-type="string">
            <text:p>1223</text:p>
          </table:table-cell>
          <table:table-cell office:value-type="string">
            <text:p>07</text:p>
          </table:table-cell>
          <table:table-cell table:style-name="ce255" office:value-type="string">
            <text:p>1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I August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223</text:p>
          </table:table-cell>
          <table:table-cell office:value-type="string">
            <text:p>07</text:p>
          </table:table-cell>
          <table:table-cell table:style-name="ce257" office:value-type="string">
            <text:p>14</text:p>
          </table:table-cell>
          <table:table-cell office:value-type="string">
            <text:p>1226</text:p>
          </table:table-cell>
          <table:table-cell office:value-type="string">
            <text:p>11</text:p>
          </table:table-cell>
          <table:table-cell table:style-name="ce255" office:value-type="string">
            <text:p>0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III le Lion</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226</text:p>
          </table:table-cell>
          <table:table-cell office:value-type="string">
            <text:p>11</text:p>
          </table:table-cell>
          <table:table-cell table:style-name="ce257" office:value-type="string">
            <text:p>08</text:p>
          </table:table-cell>
          <table:table-cell office:value-type="string">
            <text:p>1270</text:p>
          </table:table-cell>
          <table:table-cell office:value-type="string">
            <text:p>08</text:p>
          </table:table-cell>
          <table:table-cell table:style-name="ce255" office:value-type="string">
            <text:p>2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X St Louis</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270</text:p>
          </table:table-cell>
          <table:table-cell office:value-type="string">
            <text:p>08</text:p>
          </table:table-cell>
          <table:table-cell table:style-name="ce257" office:value-type="string">
            <text:p>25</text:p>
          </table:table-cell>
          <table:table-cell office:value-type="string">
            <text:p>1285</text:p>
          </table:table-cell>
          <table:table-cell office:value-type="string">
            <text:p>10</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II le Hardi</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285</text:p>
          </table:table-cell>
          <table:table-cell office:value-type="string">
            <text:p>10</text:p>
          </table:table-cell>
          <table:table-cell table:style-name="ce257" office:value-type="string">
            <text:p>05</text:p>
          </table:table-cell>
          <table:table-cell office:value-type="string">
            <text:p>1314</text:p>
          </table:table-cell>
          <table:table-cell office:value-type="string">
            <text:p>11</text:p>
          </table:table-cell>
          <table:table-cell table:style-name="ce255" office:value-type="string">
            <text:p>2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V le Bel</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314</text:p>
          </table:table-cell>
          <table:table-cell office:value-type="string">
            <text:p>11</text:p>
          </table:table-cell>
          <table:table-cell table:style-name="ce257" office:value-type="string">
            <text:p>29</text:p>
          </table:table-cell>
          <table:table-cell office:value-type="string">
            <text:p>1316</text:p>
          </table:table-cell>
          <table:table-cell office:value-type="string">
            <text:p>06</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 le Hutin</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316</text:p>
          </table:table-cell>
          <table:table-cell office:value-type="string">
            <text:p>06</text:p>
          </table:table-cell>
          <table:table-cell table:style-name="ce257" office:value-type="string">
            <text:p>05</text:p>
          </table:table-cell>
          <table:table-cell office:value-type="string">
            <text:p>1316</text:p>
          </table:table-cell>
          <table:table-cell office:value-type="string">
            <text:p>11</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Jean Ier le Posthum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316</text:p>
          </table:table-cell>
          <table:table-cell office:value-type="string">
            <text:p>11</text:p>
          </table:table-cell>
          <table:table-cell table:style-name="ce257" office:value-type="string">
            <text:p>20</text:p>
          </table:table-cell>
          <table:table-cell office:value-type="string">
            <text:p>1322</text:p>
          </table:table-cell>
          <table:table-cell office:value-type="string">
            <text:p>01</text:p>
          </table:table-cell>
          <table:table-cell table:style-name="ce255" office:value-type="string">
            <text:p>03</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V le Long</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322</text:p>
          </table:table-cell>
          <table:table-cell office:value-type="string">
            <text:p>01</text:p>
          </table:table-cell>
          <table:table-cell table:style-name="ce257" office:value-type="string">
            <text:p>03</text:p>
          </table:table-cell>
          <table:table-cell office:value-type="string">
            <text:p>1328</text:p>
          </table:table-cell>
          <table:table-cell office:value-type="string">
            <text:p>02</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V le Bel</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1" office:value-type="string">
            <text:p>Les Valois (1328-1589)</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328</text:p>
          </table:table-cell>
          <table:table-cell office:value-type="string">
            <text:p>02</text:p>
          </table:table-cell>
          <table:table-cell table:style-name="ce257" office:value-type="string">
            <text:p>01</text:p>
          </table:table-cell>
          <table:table-cell office:value-type="string">
            <text:p>1350</text:p>
          </table:table-cell>
          <table:table-cell office:value-type="string">
            <text:p>08</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VI</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350</text:p>
          </table:table-cell>
          <table:table-cell office:value-type="string">
            <text:p>08</text:p>
          </table:table-cell>
          <table:table-cell table:style-name="ce257" office:value-type="string">
            <text:p>22</text:p>
          </table:table-cell>
          <table:table-cell office:value-type="string">
            <text:p>1364</text:p>
          </table:table-cell>
          <table:table-cell office:value-type="string">
            <text:p>04</text:p>
          </table:table-cell>
          <table:table-cell table:style-name="ce255" office:value-type="string">
            <text:p>0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Jean II le Bon</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364</text:p>
          </table:table-cell>
          <table:table-cell office:value-type="string">
            <text:p>04</text:p>
          </table:table-cell>
          <table:table-cell table:style-name="ce257" office:value-type="string">
            <text:p>08</text:p>
          </table:table-cell>
          <table:table-cell office:value-type="string">
            <text:p>1380</text:p>
          </table:table-cell>
          <table:table-cell office:value-type="string">
            <text:p>09</text:p>
          </table:table-cell>
          <table:table-cell table:style-name="ce255" office:value-type="string">
            <text:p>1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 le Sag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380</text:p>
          </table:table-cell>
          <table:table-cell office:value-type="string">
            <text:p>09</text:p>
          </table:table-cell>
          <table:table-cell table:style-name="ce257" office:value-type="string">
            <text:p>16</text:p>
          </table:table-cell>
          <table:table-cell office:value-type="string">
            <text:p>1422</text:p>
          </table:table-cell>
          <table:table-cell office:value-type="string">
            <text:p>10</text:p>
          </table:table-cell>
          <table:table-cell table:style-name="ce255" office:value-type="string">
            <text:p>2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I le Fol</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422</text:p>
          </table:table-cell>
          <table:table-cell office:value-type="string">
            <text:p>10</text:p>
          </table:table-cell>
          <table:table-cell table:style-name="ce257" office:value-type="string">
            <text:p>21</text:p>
          </table:table-cell>
          <table:table-cell office:value-type="string">
            <text:p>1461</text:p>
          </table:table-cell>
          <table:table-cell office:value-type="string">
            <text:p>07</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II le Victorieux</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461</text:p>
          </table:table-cell>
          <table:table-cell office:value-type="string">
            <text:p>07</text:p>
          </table:table-cell>
          <table:table-cell table:style-name="ce257" office:value-type="string">
            <text:p>22</text:p>
          </table:table-cell>
          <table:table-cell office:value-type="string">
            <text:p>1483</text:p>
          </table:table-cell>
          <table:table-cell office:value-type="string">
            <text:p>08</text:p>
          </table:table-cell>
          <table:table-cell table:style-name="ce255" office:value-type="string">
            <text:p>3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 l'universel Aragn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483</text:p>
          </table:table-cell>
          <table:table-cell office:value-type="string">
            <text:p>08</text:p>
          </table:table-cell>
          <table:table-cell table:style-name="ce257" office:value-type="string">
            <text:p>30</text:p>
          </table:table-cell>
          <table:table-cell office:value-type="string">
            <text:p>1498</text:p>
          </table:table-cell>
          <table:table-cell office:value-type="string">
            <text:p>04</text:p>
          </table:table-cell>
          <table:table-cell table:style-name="ce255" office:value-type="string">
            <text:p>07</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III l'Affabl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498</text:p>
          </table:table-cell>
          <table:table-cell office:value-type="string">
            <text:p>04</text:p>
          </table:table-cell>
          <table:table-cell table:style-name="ce257" office:value-type="string">
            <text:p>07</text:p>
          </table:table-cell>
          <table:table-cell office:value-type="string">
            <text:p>1515</text:p>
          </table:table-cell>
          <table:table-cell office:value-type="string">
            <text:p>01</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I le Père du peupl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515</text:p>
          </table:table-cell>
          <table:table-cell office:value-type="string">
            <text:p>01</text:p>
          </table:table-cell>
          <table:table-cell table:style-name="ce257" office:value-type="string">
            <text:p>01</text:p>
          </table:table-cell>
          <table:table-cell office:value-type="string">
            <text:p>1547</text:p>
          </table:table-cell>
          <table:table-cell office:value-type="string">
            <text:p>03</text:p>
          </table:table-cell>
          <table:table-cell table:style-name="ce255" office:value-type="string">
            <text:p>3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François Ier le roi chevalier</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547</text:p>
          </table:table-cell>
          <table:table-cell office:value-type="string">
            <text:p>03</text:p>
          </table:table-cell>
          <table:table-cell table:style-name="ce257" office:value-type="string">
            <text:p>31</text:p>
          </table:table-cell>
          <table:table-cell office:value-type="string">
            <text:p>1559</text:p>
          </table:table-cell>
          <table:table-cell office:value-type="string">
            <text:p>07</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I</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559</text:p>
          </table:table-cell>
          <table:table-cell office:value-type="string">
            <text:p>07</text:p>
          </table:table-cell>
          <table:table-cell table:style-name="ce257" office:value-type="string">
            <text:p>10</text:p>
          </table:table-cell>
          <table:table-cell office:value-type="string">
            <text:p>1560</text:p>
          </table:table-cell>
          <table:table-cell office:value-type="string">
            <text:p>12</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François II</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560</text:p>
          </table:table-cell>
          <table:table-cell office:value-type="string">
            <text:p>12</text:p>
          </table:table-cell>
          <table:table-cell table:style-name="ce257" office:value-type="string">
            <text:p>05</text:p>
          </table:table-cell>
          <table:table-cell office:value-type="string">
            <text:p>1574</text:p>
          </table:table-cell>
          <table:table-cell office:value-type="string">
            <text:p>05</text:p>
          </table:table-cell>
          <table:table-cell table:style-name="ce255" office:value-type="string">
            <text:p>3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X</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574</text:p>
          </table:table-cell>
          <table:table-cell office:value-type="string">
            <text:p>05</text:p>
          </table:table-cell>
          <table:table-cell table:style-name="ce257" office:value-type="string">
            <text:p>30</text:p>
          </table:table-cell>
          <table:table-cell office:value-type="string">
            <text:p>1589</text:p>
          </table:table-cell>
          <table:table-cell office:value-type="string">
            <text:p>08</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II</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1" office:value-type="string">
            <text:p>Les Bourbons (1589-1792), l'Ancien Régime</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589</text:p>
          </table:table-cell>
          <table:table-cell office:value-type="string">
            <text:p>08</text:p>
          </table:table-cell>
          <table:table-cell table:style-name="ce257" office:value-type="string">
            <text:p>02</text:p>
          </table:table-cell>
          <table:table-cell office:value-type="string">
            <text:p>1610</text:p>
          </table:table-cell>
          <table:table-cell office:value-type="string">
            <text:p>05</text:p>
          </table:table-cell>
          <table:table-cell table:style-name="ce255" office:value-type="string">
            <text:p>1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V le Grand</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610</text:p>
          </table:table-cell>
          <table:table-cell office:value-type="string">
            <text:p>05</text:p>
          </table:table-cell>
          <table:table-cell table:style-name="ce257" office:value-type="string">
            <text:p>14</text:p>
          </table:table-cell>
          <table:table-cell office:value-type="string">
            <text:p>1643</text:p>
          </table:table-cell>
          <table:table-cell office:value-type="string">
            <text:p>05</text:p>
          </table:table-cell>
          <table:table-cell table:style-name="ce255" office:value-type="string">
            <text:p>1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II le Just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643</text:p>
          </table:table-cell>
          <table:table-cell office:value-type="string">
            <text:p>05</text:p>
          </table:table-cell>
          <table:table-cell table:style-name="ce257" office:value-type="string">
            <text:p>14</text:p>
          </table:table-cell>
          <table:table-cell office:value-type="string">
            <text:p>1715</text:p>
          </table:table-cell>
          <table:table-cell office:value-type="string">
            <text:p>09</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V le Roi Soleil</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715</text:p>
          </table:table-cell>
          <table:table-cell office:value-type="string">
            <text:p>09</text:p>
          </table:table-cell>
          <table:table-cell table:style-name="ce257" office:value-type="string">
            <text:p>01</text:p>
          </table:table-cell>
          <table:table-cell office:value-type="string">
            <text:p>1774</text:p>
          </table:table-cell>
          <table:table-cell office:value-type="string">
            <text:p>05</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V le Bien-Aimé ou le Bien-Haï</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774</text:p>
          </table:table-cell>
          <table:table-cell office:value-type="string">
            <text:p>05</text:p>
          </table:table-cell>
          <table:table-cell table:style-name="ce257" office:value-type="string">
            <text:p>10</text:p>
          </table:table-cell>
          <table:table-cell office:value-type="string">
            <text:p>1792</text:p>
          </table:table-cell>
          <table:table-cell office:value-type="string">
            <text:p>09</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VI le Roi Martyr</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1" office:value-type="string">
            <text:p>La Révolution française (1792-1804)</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792</text:p>
          </table:table-cell>
          <table:table-cell office:value-type="string">
            <text:p>09</text:p>
          </table:table-cell>
          <table:table-cell table:style-name="ce257" office:value-type="string">
            <text:p>22</text:p>
          </table:table-cell>
          <table:table-cell office:value-type="string">
            <text:p>1799</text:p>
          </table:table-cell>
          <table:table-cell office:value-type="string">
            <text:p>10</text:p>
          </table:table-cell>
          <table:table-cell table:style-name="ce255" office:value-type="string">
            <text:p>0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Ire Républiqu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799</text:p>
          </table:table-cell>
          <table:table-cell office:value-type="string">
            <text:p>10</text:p>
          </table:table-cell>
          <table:table-cell table:style-name="ce257" office:value-type="string">
            <text:p>09</text:p>
          </table:table-cell>
          <table:table-cell office:value-type="string">
            <text:p>1804</text:p>
          </table:table-cell>
          <table:table-cell office:value-type="string">
            <text:p>05</text:p>
          </table:table-cell>
          <table:table-cell table:style-name="ce255" office:value-type="string">
            <text:p>1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Napoléon Bonaparte, Consulat</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1" office:value-type="string">
            <text:p>Le 1er Empire (1804-1814)</text:p>
          </table:table-cell>
          <table:table-cell table:style-name="ce296"/>
          <table:table-cell table:style-name="ce218"/>
          <table:table-cell table:style-name="ce256"/>
          <table:table-cell table:style-name="ce251"/>
          <table:table-cell table:style-name="ce218"/>
          <table:table-cell table:number-columns-repeated="4" table:style-name="ce254"/>
          <table:table-cell table:style-name="ce271"/>
          <table:table-cell table:style-name="ce307"/>
          <table:table-cell table:style-name="ce271"/>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804</text:p>
          </table:table-cell>
          <table:table-cell office:value-type="string">
            <text:p>05</text:p>
          </table:table-cell>
          <table:table-cell table:style-name="ce257" office:value-type="string">
            <text:p>18</text:p>
          </table:table-cell>
          <table:table-cell office:value-type="string">
            <text:p>1814</text:p>
          </table:table-cell>
          <table:table-cell office:value-type="string">
            <text:p>04</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Napoléon Ier, Premier Empir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1" office:value-type="string">
            <text:p>Retour des Bourbons (1814-1848), La Restauration</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814</text:p>
          </table:table-cell>
          <table:table-cell office:value-type="string">
            <text:p>04</text:p>
          </table:table-cell>
          <table:table-cell table:style-name="ce257" office:value-type="string">
            <text:p>06</text:p>
          </table:table-cell>
          <table:table-cell office:value-type="string">
            <text:p>1824</text:p>
          </table:table-cell>
          <table:table-cell office:value-type="string">
            <text:p>09</text:p>
          </table:table-cell>
          <table:table-cell table:style-name="ce255" office:value-type="string">
            <text:p>1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VIII</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824</text:p>
          </table:table-cell>
          <table:table-cell office:value-type="string">
            <text:p>09</text:p>
          </table:table-cell>
          <table:table-cell table:style-name="ce257" office:value-type="string">
            <text:p>16</text:p>
          </table:table-cell>
          <table:table-cell office:value-type="string">
            <text:p>1830</text:p>
          </table:table-cell>
          <table:table-cell office:value-type="string">
            <text:p>07</text:p>
          </table:table-cell>
          <table:table-cell table:style-name="ce255" office:value-type="string">
            <text:p>2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X</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830</text:p>
          </table:table-cell>
          <table:table-cell office:value-type="string">
            <text:p>07</text:p>
          </table:table-cell>
          <table:table-cell table:style-name="ce257" office:value-type="string">
            <text:p>29</text:p>
          </table:table-cell>
          <table:table-cell office:value-type="string">
            <text:p>1848</text:p>
          </table:table-cell>
          <table:table-cell office:value-type="string">
            <text:p>02</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Philippe Ier</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1" office:value-type="string">
            <text:p>IIe République et 2nd Empire (1848-1870)</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848</text:p>
          </table:table-cell>
          <table:table-cell office:value-type="string">
            <text:p>02</text:p>
          </table:table-cell>
          <table:table-cell table:style-name="ce257" office:value-type="string">
            <text:p>24</text:p>
          </table:table-cell>
          <table:table-cell office:value-type="string">
            <text:p>1851</text:p>
          </table:table-cell>
          <table:table-cell office:value-type="string">
            <text:p>12</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Napoléon Bonaparte, IIe Républiqu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851</text:p>
          </table:table-cell>
          <table:table-cell office:value-type="string">
            <text:p>12</text:p>
          </table:table-cell>
          <table:table-cell table:style-name="ce257" office:value-type="string">
            <text:p>02</text:p>
          </table:table-cell>
          <table:table-cell office:value-type="string">
            <text:p>1870</text:p>
          </table:table-cell>
          <table:table-cell office:value-type="string">
            <text:p>09</text:p>
          </table:table-cell>
          <table:table-cell table:style-name="ce255" office:value-type="string">
            <text:p>0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Napoléon III, Second Empir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1" office:value-type="string">
            <text:p>L'époque moderne (1870-à nos jours)</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870</text:p>
          </table:table-cell>
          <table:table-cell office:value-type="string">
            <text:p>09</text:p>
          </table:table-cell>
          <table:table-cell table:style-name="ce257" office:value-type="string">
            <text:p>04</text:p>
          </table:table-cell>
          <table:table-cell office:value-type="string">
            <text:p>1940</text:p>
          </table:table-cell>
          <table:table-cell office:value-type="string">
            <text:p>07</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IIIe Républiqu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940</text:p>
          </table:table-cell>
          <table:table-cell office:value-type="string">
            <text:p>07</text:p>
          </table:table-cell>
          <table:table-cell table:style-name="ce257" office:value-type="string">
            <text:p>10</text:p>
          </table:table-cell>
          <table:table-cell office:value-type="string">
            <text:p>1944</text:p>
          </table:table-cell>
          <table:table-cell office:value-type="string">
            <text:p>06</text:p>
          </table:table-cell>
          <table:table-cell table:style-name="ce255" office:value-type="string">
            <text:p>03</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Gouvernement de Vichy</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944</text:p>
          </table:table-cell>
          <table:table-cell office:value-type="string">
            <text:p>06</text:p>
          </table:table-cell>
          <table:table-cell table:style-name="ce257" office:value-type="string">
            <text:p>03</text:p>
          </table:table-cell>
          <table:table-cell office:value-type="string">
            <text:p>1958</text:p>
          </table:table-cell>
          <table:table-cell office:value-type="string">
            <text:p>10</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IVe Républiqu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office:value-type="string">
            <text:p>1958</text:p>
          </table:table-cell>
          <table:table-cell office:value-type="string">
            <text:p>10</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Ve République</text:p>
          </table:table-cell>
          <table:table-cell table:style-name="ce272"/>
          <table:table-cell/>
          <table:table-cell table:style-name="ce194" table:number-columns-repeated="1005"/>
          <table:table-cell table:number-columns-repeated="3"/>
        </table:table-row>
        <table:table-row table:style-name="ro1">
          <table:table-cell table:style-name="ce285"/>
          <table:table-cell table:style-name="ce290"/>
          <table:table-cell table:style-name="ce107"/>
          <table:table-cell/>
          <table:table-cell table:style-name="ce257"/>
          <table:table-cell table:number-columns-repeated="2"/>
          <table:table-cell table:number-columns-repeated="4" table:style-name="ce255"/>
          <table:table-cell table:number-columns-repeated="2" table:style-name="ce272"/>
          <table:table-cell table:style-name="ce272"/>
          <table:table-cell/>
          <table:table-cell table:style-name="ce194" table:number-columns-repeated="1005"/>
          <table:table-cell table:number-columns-repeated="3"/>
        </table:table-row>
        <table:table-row table:style-name="ro1">
          <table:table-cell table:style-name="ce217"/>
          <table:table-cell table:style-name="ce292" office:value-type="string">
            <text:p>U = Autres</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number-columns-repeated="1009"/>
        </table:table-row>
        <table:table-row table:style-name="ro1">
          <table:table-cell table:style-name="ce217"/>
          <table:table-cell table:style-name="ce292"/>
          <table:table-cell table:style-name="ce110"/>
          <table:table-cell table:style-name="ce137"/>
          <table:table-cell table:style-name="ce301"/>
          <table:table-cell table:style-name="ce173"/>
          <table:table-cell table:style-name="ce137"/>
          <table:table-cell table:number-columns-repeated="4" table:style-name="ce255"/>
          <table:table-cell table:number-columns-repeated="2" table:style-name="ce272"/>
          <table:table-cell table:style-name="ce272"/>
          <table:table-cell table:number-columns-repeated="1009"/>
        </table:table-row>
        <table:table-row table:style-name="ro1">
          <table:table-cell table:style-name="ce207" office:value-type="string">
            <text:p>Art et culture</text:p>
          </table:table-cell>
          <table:table-cell table:style-name="ce219"/>
          <table:table-cell table:style-name="ce226"/>
          <table:table-cell table:style-name="ce218"/>
          <table:table-cell table:style-name="ce242"/>
          <table:table-cell table:style-name="ce251"/>
          <table:table-cell table:style-name="ce218"/>
          <table:table-cell table:number-columns-repeated="3"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office:value-type="string">
            <text:p>B = Peinture, photographie</text:p>
          </table:table-cell>
          <table:table-cell table:style-name="ce226"/>
          <table:table-cell table:style-name="ce218"/>
          <table:table-cell table:style-name="ce242"/>
          <table:table-cell table:style-name="ce251"/>
          <table:table-cell table:style-name="ce218"/>
          <table:table-cell table:number-columns-repeated="3"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table:table-cell table:style-name="ce227"/>
          <table:table-cell/>
          <table:table-cell table:style-name="ce243"/>
          <table:table-cell table:number-columns-repeated="2"/>
          <table:table-cell table:number-columns-repeated="3" table:style-name="ce243"/>
          <table:table-cell table:style-name="ce257"/>
          <table:table-cell table:style-name="ce265"/>
          <table:table-cell table:style-name="ce274"/>
          <table:table-cell table:style-name="ce274"/>
          <table:table-cell table:style-name="Default" table:number-columns-repeated="1009"/>
        </table:table-row>
        <table:table-row table:style-name="ro1">
          <table:table-cell table:style-name="ce206"/>
          <table:table-cell table:style-name="ce220" office:value-type="string">
            <text:p>N = Musique et danse</text:p>
          </table:table-cell>
          <table:table-cell table:style-name="ce226"/>
          <table:table-cell table:style-name="ce218"/>
          <table:table-cell table:style-name="ce242"/>
          <table:table-cell table:style-name="ce251"/>
          <table:table-cell table:style-name="ce218"/>
          <table:table-cell table:number-columns-repeated="3"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table:table-cell table:style-name="ce227"/>
          <table:table-cell/>
          <table:table-cell table:style-name="ce243"/>
          <table:table-cell table:number-columns-repeated="2"/>
          <table:table-cell table:number-columns-repeated="3" table:style-name="ce243"/>
          <table:table-cell table:style-name="ce257"/>
          <table:table-cell table:style-name="ce265"/>
          <table:table-cell table:style-name="ce274"/>
          <table:table-cell table:style-name="ce274"/>
          <table:table-cell table:style-name="Default" table:number-columns-repeated="1009"/>
        </table:table-row>
        <table:table-row table:style-name="ro1">
          <table:table-cell table:style-name="ce206"/>
          <table:table-cell table:style-name="ce220" office:value-type="string">
            <text:p>L = Littérature</text:p>
          </table:table-cell>
          <table:table-cell table:style-name="ce226"/>
          <table:table-cell table:style-name="ce218"/>
          <table:table-cell table:style-name="ce242"/>
          <table:table-cell table:style-name="ce251"/>
          <table:table-cell table:style-name="ce218"/>
          <table:table-cell table:number-columns-repeated="3"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table:table-cell table:style-name="ce227"/>
          <table:table-cell/>
          <table:table-cell table:style-name="ce243"/>
          <table:table-cell table:number-columns-repeated="2"/>
          <table:table-cell table:number-columns-repeated="3" table:style-name="ce243"/>
          <table:table-cell table:style-name="ce257"/>
          <table:table-cell table:style-name="ce265"/>
          <table:table-cell table:style-name="ce274"/>
          <table:table-cell table:style-name="ce274"/>
          <table:table-cell table:style-name="Default" table:number-columns-repeated="1009"/>
        </table:table-row>
        <table:table-row table:style-name="ro1">
          <table:table-cell table:style-name="ce206"/>
          <table:table-cell table:style-name="ce220" office:value-type="string">
            <text:p>Z = Cinéma, théâtre</text:p>
          </table:table-cell>
          <table:table-cell table:style-name="ce226"/>
          <table:table-cell table:style-name="ce218"/>
          <table:table-cell table:style-name="ce242"/>
          <table:table-cell table:style-name="ce251"/>
          <table:table-cell table:style-name="ce218"/>
          <table:table-cell table:number-columns-repeated="3"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19"/>
          <table:table-cell table:style-name="ce229"/>
          <table:table-cell table:style-name="ce137"/>
          <table:table-cell table:style-name="ce244"/>
          <table:table-cell table:style-name="ce173"/>
          <table:table-cell table:style-name="ce137"/>
          <table:table-cell table:number-columns-repeated="3" table:style-name="ce244"/>
          <table:table-cell table:style-name="ce257"/>
          <table:table-cell table:style-name="ce266"/>
          <table:table-cell table:style-name="ce274"/>
          <table:table-cell table:style-name="ce280"/>
          <table:table-cell table:style-name="Default" table:number-columns-repeated="1009"/>
        </table:table-row>
        <table:table-row table:style-name="ro1">
          <table:table-cell table:style-name="ce285" office:value-type="string">
            <text:p>Dates</text:p>
          </table:table-cell>
          <table:table-cell table:style-name="ce290"/>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office:value-type="string">
            <text:p>B = Anniversaires et Naissance</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90"/>
          <table:table-cell office:value-type="string">
            <text:p>1553</text:p>
          </table:table-cell>
          <table:table-cell office:value-type="string">
            <text:p>12</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B</text:p>
          </table:table-cell>
          <table:table-cell table:style-name="ce272" office:value-type="string">
            <text:p>Naissance d'Henri IV à Pau, fils d'Antoine de Bourbon et de Jeanne d'Albret, il fût Roi de France de 1589 à 1610.</text:p>
          </table:table-cell>
          <table:table-cell table:style-name="ce272"/>
          <table:table-cell table:number-columns-repeated="1009"/>
        </table:table-row>
        <table:table-row table:style-name="ro1">
          <table:table-cell table:style-name="ce217"/>
          <table:table-cell table:style-name="ce290"/>
          <table:table-cell office:value-type="string">
            <text:p>1601</text:p>
          </table:table-cell>
          <table:table-cell office:value-type="string">
            <text:p>09</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B</text:p>
          </table:table-cell>
          <table:table-cell table:style-name="ce272" office:value-type="string">
            <text:p>Naissance du futur Louis XIII, à Fontainebleau. Fils d'Henri IV et de Marie de Médicis.</text:p>
          </table:table-cell>
          <table:table-cell table:style-name="ce272"/>
          <table:table-cell table:number-columns-repeated="1009"/>
        </table:table-row>
        <table:table-row table:style-name="ro1">
          <table:table-cell table:style-name="ce217"/>
          <table:table-cell table:style-name="ce290"/>
          <table:table-cell office:value-type="string">
            <text:p>1604</text:p>
          </table:table-cell>
          <table:table-cell office:value-type="string">
            <text:p>01</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B</text:p>
          </table:table-cell>
          <table:table-cell table:style-name="ce272" office:value-type="string">
            <text:p>Naissance à Besançon (Doubs) du dramaturge Jean Mairet.</text:p>
          </table:table-cell>
          <table:table-cell table:style-name="ce272"/>
          <table:table-cell table:number-columns-repeated="1009"/>
        </table:table-row>
        <table:table-row table:style-name="ro1">
          <table:table-cell table:style-name="ce217"/>
          <table:table-cell table:style-name="ce290"/>
          <table:table-cell office:value-type="string">
            <text:p>1606</text:p>
          </table:table-cell>
          <table:table-cell office:value-type="string">
            <text:p>06</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à Rouen (Seine-Maritime) de Pierre Corneille, dramaturge français.</text:p>
          </table:table-cell>
          <table:table-cell table:style-name="ce272"/>
          <table:table-cell table:number-columns-repeated="1009"/>
        </table:table-row>
        <table:table-row table:style-name="ro1">
          <table:table-cell table:style-name="ce217"/>
          <table:table-cell table:style-name="ce290"/>
          <table:table-cell office:value-type="string">
            <text:p>1623</text:p>
          </table:table-cell>
          <table:table-cell office:value-type="string">
            <text:p>06</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B</text:p>
          </table:table-cell>
          <table:table-cell table:style-name="ce272" office:value-type="string">
            <text:p>Naissance à Clermont-Ferrand (Puy-de-Dôme) de Blaise Pascal mathématicien, philosophe et écrivain français. Inventeur de la machine à calculer.</text:p>
          </table:table-cell>
          <table:table-cell table:style-name="ce272"/>
          <table:table-cell table:number-columns-repeated="1009"/>
        </table:table-row>
        <table:table-row table:style-name="ro1">
          <table:table-cell table:style-name="ce217"/>
          <table:table-cell table:style-name="ce290"/>
          <table:table-cell office:value-type="string">
            <text:p>1632</text:p>
          </table:table-cell>
          <table:table-cell office:value-type="string">
            <text:p>11</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B</text:p>
          </table:table-cell>
          <table:table-cell table:style-name="ce272" office:value-type="string">
            <text:p>Naissance de Jean-Baptiste Lully, musicien français d'origine italienne.</text:p>
          </table:table-cell>
          <table:table-cell table:style-name="ce272"/>
          <table:table-cell table:number-columns-repeated="1009"/>
        </table:table-row>
        <table:table-row table:style-name="ro1">
          <table:table-cell table:style-name="ce217"/>
          <table:table-cell table:style-name="ce290"/>
          <table:table-cell office:value-type="string">
            <text:p>1635</text:p>
          </table:table-cell>
          <table:table-cell office:value-type="string">
            <text:p>11</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B</text:p>
          </table:table-cell>
          <table:table-cell table:style-name="ce272" office:value-type="string">
            <text:p>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text:p>
          </table:table-cell>
          <table:table-cell table:style-name="ce272"/>
          <table:table-cell table:number-columns-repeated="1009"/>
        </table:table-row>
        <table:table-row table:style-name="ro1">
          <table:table-cell table:style-name="ce217"/>
          <table:table-cell table:style-name="ce290"/>
          <table:table-cell office:value-type="string">
            <text:p>1638</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B</text:p>
          </table:table-cell>
          <table:table-cell table:style-name="ce272" office:value-type="string">
            <text:p>Naissance du Dauphin, futur Louis XIV à Saint Germain en Laye</text:p>
          </table:table-cell>
          <table:table-cell table:style-name="ce272"/>
          <table:table-cell table:number-columns-repeated="1009"/>
        </table:table-row>
        <table:table-row table:style-name="ro1">
          <table:table-cell table:style-name="ce217"/>
          <table:table-cell table:style-name="ce290"/>
          <table:table-cell office:value-type="string">
            <text:p>1639</text:p>
          </table:table-cell>
          <table:table-cell office:value-type="string">
            <text:p>01</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B</text:p>
          </table:table-cell>
          <table:table-cell table:style-name="ce272" office:value-type="string">
            <text:p>Naissance à Sainte-Menehoud (Marne) de Dom Pierre Pérignon, moine Bénédictin et élaborateur du Champagne.</text:p>
          </table:table-cell>
          <table:table-cell table:style-name="ce272"/>
          <table:table-cell table:number-columns-repeated="1009"/>
        </table:table-row>
        <table:table-row table:style-name="ro1">
          <table:table-cell table:style-name="ce217"/>
          <table:table-cell table:style-name="ce290"/>
          <table:table-cell office:value-type="string">
            <text:p>1647</text:p>
          </table:table-cell>
          <table:table-cell office:value-type="string">
            <text:p>08</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B</text:p>
          </table:table-cell>
          <table:table-cell table:style-name="ce272" office:value-type="string">
            <text:p>Naissance à Chitenay (Loir-et-Cher) de Denis Papin. Il est connu pour ses travaux sur la machine à vapeur.</text:p>
          </table:table-cell>
          <table:table-cell table:style-name="ce272"/>
          <table:table-cell table:number-columns-repeated="1009"/>
        </table:table-row>
        <table:table-row table:style-name="ro1">
          <table:table-cell table:style-name="ce217"/>
          <table:table-cell table:style-name="ce290"/>
          <table:table-cell office:value-type="string">
            <text:p>1685</text:p>
          </table:table-cell>
          <table:table-cell office:value-type="string">
            <text:p>03</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B</text:p>
          </table:table-cell>
          <table:table-cell table:style-name="ce272" office:value-type="string">
            <text:p>Naissance de Jean-Sébastien Bach à Eisenach (Allemagne).;en=Johann Sébastien Bach, born March 21, 1685.</text:p>
          </table:table-cell>
          <table:table-cell table:style-name="ce272"/>
          <table:table-cell table:number-columns-repeated="1009"/>
        </table:table-row>
        <table:table-row table:style-name="ro1">
          <table:table-cell table:style-name="ce217"/>
          <table:table-cell table:style-name="ce290"/>
          <table:table-cell office:value-type="string">
            <text:p>1694</text:p>
          </table:table-cell>
          <table:table-cell office:value-type="string">
            <text:p>11</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B</text:p>
          </table:table-cell>
          <table:table-cell table:style-name="ce272" office:value-type="string">
            <text:p>Naissance à Paris de l'écrivain et philosophe François Marie Arouet, dit Voltaire.</text:p>
          </table:table-cell>
          <table:table-cell table:style-name="ce272"/>
          <table:table-cell table:number-columns-repeated="1009"/>
        </table:table-row>
        <table:table-row table:style-name="ro1">
          <table:table-cell table:style-name="ce217"/>
          <table:table-cell table:style-name="ce290"/>
          <table:table-cell office:value-type="string">
            <text:p>1710</text:p>
          </table:table-cell>
          <table:table-cell office:value-type="string">
            <text:p>0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Louis XV, à Versailles.</text:p>
          </table:table-cell>
          <table:table-cell table:style-name="ce272"/>
          <table:table-cell table:number-columns-repeated="1009"/>
        </table:table-row>
        <table:table-row table:style-name="ro1">
          <table:table-cell table:style-name="ce217"/>
          <table:table-cell table:style-name="ce290"/>
          <table:table-cell office:value-type="string">
            <text:p>1729</text:p>
          </table:table-cell>
          <table:table-cell office:value-type="string">
            <text:p>09</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B</text:p>
          </table:table-cell>
          <table:table-cell table:style-name="ce272" office:value-type="string">
            <text:p>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text:p>
          </table:table-cell>
          <table:table-cell table:style-name="ce272"/>
          <table:table-cell table:number-columns-repeated="1009"/>
        </table:table-row>
        <table:table-row table:style-name="ro1">
          <table:table-cell table:style-name="ce217"/>
          <table:table-cell table:style-name="ce290"/>
          <table:table-cell office:value-type="string">
            <text:p>1754</text:p>
          </table:table-cell>
          <table:table-cell office:value-type="string">
            <text:p>08</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Louis XVI, à Versailles.</text:p>
          </table:table-cell>
          <table:table-cell table:style-name="ce272"/>
          <table:table-cell table:number-columns-repeated="1009"/>
        </table:table-row>
        <table:table-row table:style-name="ro1">
          <table:table-cell table:style-name="ce217"/>
          <table:table-cell table:style-name="ce290"/>
          <table:table-cell office:value-type="string">
            <text:p>1757</text:p>
          </table:table-cell>
          <table:table-cell office:value-type="string">
            <text:p>10</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Charles X, futur Roi de France.</text:p>
          </table:table-cell>
          <table:table-cell table:style-name="ce272"/>
          <table:table-cell table:number-columns-repeated="1009"/>
        </table:table-row>
        <table:table-row table:style-name="ro1">
          <table:table-cell table:style-name="ce217"/>
          <table:table-cell table:style-name="ce290"/>
          <table:table-cell office:value-type="string">
            <text:p>1758</text:p>
          </table:table-cell>
          <table:table-cell office:value-type="string">
            <text:p>05</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Maximilien de Robespierre.</text:p>
          </table:table-cell>
          <table:table-cell table:style-name="ce272"/>
          <table:table-cell table:number-columns-repeated="1009"/>
        </table:table-row>
        <table:table-row table:style-name="ro1">
          <table:table-cell table:style-name="ce217"/>
          <table:table-cell table:style-name="ce290"/>
          <table:table-cell office:value-type="string">
            <text:p>1759</text:p>
          </table:table-cell>
          <table:table-cell office:value-type="string">
            <text:p>10</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Georges Jacques Danton.</text:p>
          </table:table-cell>
          <table:table-cell table:style-name="ce272"/>
          <table:table-cell table:number-columns-repeated="1009"/>
        </table:table-row>
        <table:table-row table:style-name="ro1">
          <table:table-cell table:style-name="ce217"/>
          <table:table-cell table:style-name="ce290"/>
          <table:table-cell office:value-type="string">
            <text:p>1760</text:p>
          </table:table-cell>
          <table:table-cell office:value-type="string">
            <text:p>05</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Rouget de Lisle. Rouget de Lisle est l'auteur des paroles et de la musique du Chant de guerre pour l'armée du Rhin, composé à Strasbourg dans la nuit du 24 au 25 avril 1792, et devenu l'hymne national français sous le nom de la Marseillaise.</text:p>
          </table:table-cell>
          <table:table-cell table:style-name="ce272"/>
          <table:table-cell table:number-columns-repeated="1009"/>
        </table:table-row>
        <table:table-row table:style-name="ro1">
          <table:table-cell table:style-name="ce217"/>
          <table:table-cell table:style-name="ce290"/>
          <table:table-cell office:value-type="string">
            <text:p>1769</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Louis Napoléon Bonaparte à Ajaccio (Corse).</text:p>
          </table:table-cell>
          <table:table-cell table:style-name="ce272"/>
          <table:table-cell table:number-columns-repeated="1009"/>
        </table:table-row>
        <table:table-row table:style-name="ro1">
          <table:table-cell table:style-name="ce217"/>
          <table:table-cell table:style-name="ce290"/>
          <table:table-cell office:value-type="string">
            <text:p>1785</text:p>
          </table:table-cell>
          <table:table-cell office:value-type="string">
            <text:p>03</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Louis XVII à Versailles. Deuxième fils de Louis XVI.</text:p>
          </table:table-cell>
          <table:table-cell table:style-name="ce272"/>
          <table:table-cell table:number-columns-repeated="1009"/>
        </table:table-row>
        <table:table-row table:style-name="ro1">
          <table:table-cell table:style-name="ce217"/>
          <table:table-cell table:style-name="ce290"/>
          <table:table-cell office:value-type="string">
            <text:p>1797</text:p>
          </table:table-cell>
          <table:table-cell office:value-type="string">
            <text:p>04</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Adolphe Thiers (futur Président de la République sous la IIIème République) à Marseille.</text:p>
          </table:table-cell>
          <table:table-cell table:style-name="ce272"/>
          <table:table-cell table:number-columns-repeated="1009"/>
        </table:table-row>
        <table:table-row table:style-name="ro1">
          <table:table-cell table:style-name="ce217"/>
          <table:table-cell table:style-name="ce290"/>
          <table:table-cell office:value-type="string">
            <text:p>1807</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Jules Grévy (François-Jules) (futur Président de la République sous la IIIème République) à Mont sous Vaudrey.</text:p>
          </table:table-cell>
          <table:table-cell table:style-name="ce272"/>
          <table:table-cell table:number-columns-repeated="1009"/>
        </table:table-row>
        <table:table-row table:style-name="ro1">
          <table:table-cell table:style-name="ce217"/>
          <table:table-cell table:style-name="ce290"/>
          <table:table-cell office:value-type="string">
            <text:p>1808</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text:p>
          </table:table-cell>
          <table:table-cell table:style-name="ce272"/>
          <table:table-cell table:number-columns-repeated="1009"/>
        </table:table-row>
        <table:table-row table:style-name="ro1">
          <table:table-cell table:style-name="ce217"/>
          <table:table-cell table:style-name="ce290"/>
          <table:table-cell office:value-type="string">
            <text:p>1808</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Maréchal de Mac-Mahon à Sully, Saône et Loire (futur Président de la République sous la IIIème République).</text:p>
          </table:table-cell>
          <table:table-cell table:style-name="ce272"/>
          <table:table-cell table:number-columns-repeated="1009"/>
        </table:table-row>
        <table:table-row table:style-name="ro1">
          <table:table-cell table:style-name="ce217"/>
          <table:table-cell table:style-name="ce290"/>
          <table:table-cell office:value-type="string">
            <text:p>1837</text:p>
          </table:table-cell>
          <table:table-cell office:value-type="string">
            <text:p>08</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Sadi Carnot (futur Président de la République sous la IIIème République) à Limoges.</text:p>
          </table:table-cell>
          <table:table-cell table:style-name="ce272"/>
          <table:table-cell table:number-columns-repeated="1009"/>
        </table:table-row>
        <table:table-row table:style-name="ro1">
          <table:table-cell table:style-name="ce217"/>
          <table:table-cell table:style-name="ce290"/>
          <table:table-cell office:value-type="string">
            <text:p>1856</text:p>
          </table:table-cell>
          <table:table-cell office:value-type="string">
            <text:p>03</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Prince Impérial (fils de Napoléon III) (nom envisagé : roi d'Alger à cause des projets d'un roy arabe en Algérie) (après la naissance de son fils, Eugénie, femme de Napoléon III fit chambre à part et laissa à son mari toute liberté dans ses liaisons féminines).</text:p>
          </table:table-cell>
          <table:table-cell table:style-name="ce272"/>
          <table:table-cell table:number-columns-repeated="1009"/>
        </table:table-row>
        <table:table-row table:style-name="ro1">
          <table:table-cell table:style-name="ce217"/>
          <table:table-cell table:style-name="ce290"/>
          <table:table-cell table:number-columns-repeated="2"/>
          <table:table-cell table:style-name="ce257"/>
          <table:table-cell table:number-columns-repeated="2"/>
          <table:table-cell table:number-columns-repeated="4" table:style-name="ce255"/>
          <table:table-cell table:number-columns-repeated="2" table:style-name="ce272"/>
          <table:table-cell table:style-name="ce272"/>
          <table:table-cell table:number-columns-repeated="1009"/>
        </table:table-row>
        <table:table-row table:style-name="ro1">
          <table:table-cell table:style-name="ce285"/>
          <table:table-cell table:style-name="ce290" office:value-type="string">
            <text:p>D = Décès</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290"/>
          <table:table-cell office:value-type="string">
            <text:p>1602</text:p>
          </table:table-cell>
          <table:table-cell office:value-type="string">
            <text:p>07</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D</text:p>
          </table:table-cell>
          <table:table-cell table:style-name="ce272" office:value-type="string">
            <text:p>Exécution du duc de Biron, maréchal de France. Il fut un favori d'Henri IV.</text:p>
          </table:table-cell>
          <table:table-cell table:style-name="ce272"/>
          <table:table-cell table:number-columns-repeated="1009"/>
        </table:table-row>
        <table:table-row table:style-name="ro1">
          <table:table-cell table:style-name="ce217"/>
          <table:table-cell table:style-name="ce290"/>
          <table:table-cell office:value-type="string">
            <text:p>1603</text:p>
          </table:table-cell>
          <table:table-cell office:value-type="string">
            <text:p>12</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à Paris du mathématicien François Viète à l'âge de 63 ans. Initiateur des symboles alphabétiques en algèbre.</text:p>
          </table:table-cell>
          <table:table-cell table:style-name="ce272"/>
          <table:table-cell table:number-columns-repeated="1009"/>
        </table:table-row>
        <table:table-row table:style-name="ro1">
          <table:table-cell table:style-name="ce217"/>
          <table:table-cell table:style-name="ce290"/>
          <table:table-cell office:value-type="string">
            <text:p>1604</text:p>
          </table:table-cell>
          <table:table-cell office:value-type="string">
            <text:p>02</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D</text:p>
          </table:table-cell>
          <table:table-cell table:style-name="ce272" office:value-type="string">
            <text:p>Décès à Nancy (Meurthe-et-Moselle) de Catherine de Bourbon, sœur de Henri IV.</text:p>
          </table:table-cell>
          <table:table-cell table:style-name="ce272"/>
          <table:table-cell table:number-columns-repeated="1009"/>
        </table:table-row>
        <table:table-row table:style-name="ro1">
          <table:table-cell table:style-name="ce217"/>
          <table:table-cell table:style-name="ce290"/>
          <table:table-cell office:value-type="string">
            <text:p>1610</text:p>
          </table:table-cell>
          <table:table-cell office:value-type="string">
            <text:p>05</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D</text:p>
          </table:table-cell>
          <table:table-cell table:style-name="ce272" office:value-type="string">
            <text:p>Décès d'Henri IV à Paris tué par Ravaillac.</text:p>
          </table:table-cell>
          <table:table-cell table:style-name="ce272"/>
          <table:table-cell table:number-columns-repeated="1009"/>
        </table:table-row>
        <table:table-row table:style-name="ro1">
          <table:table-cell table:style-name="ce217"/>
          <table:table-cell table:style-name="ce290"/>
          <table:table-cell office:value-type="string">
            <text:p>1613</text:p>
          </table:table-cell>
          <table:table-cell office:value-type="string">
            <text:p>10</text:p>
          </table:table-cell>
          <table:table-cell table:style-name="ce257" office:value-type="string">
            <text:p>2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D</text:p>
          </table:table-cell>
          <table:table-cell table:style-name="ce272" office:value-type="string">
            <text:p>Décès à Rouen (Seine-Maritime) du poète satirique Mathurin Régnier à l'âge de 40 ans.</text:p>
          </table:table-cell>
          <table:table-cell table:style-name="ce272"/>
          <table:table-cell table:number-columns-repeated="1009"/>
        </table:table-row>
        <table:table-row table:style-name="ro1">
          <table:table-cell table:style-name="ce217"/>
          <table:table-cell table:style-name="ce290"/>
          <table:table-cell office:value-type="string">
            <text:p>1617</text:p>
          </table:table-cell>
          <table:table-cell office:value-type="string">
            <text:p>04</text:p>
          </table:table-cell>
          <table:table-cell table:style-name="ce257" office:value-type="string">
            <text:p>2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Sur ordre de Louis XIII, Concini est assassiné en arrivant au Louvre.</text:p>
          </table:table-cell>
          <table:table-cell table:style-name="ce272"/>
          <table:table-cell table:number-columns-repeated="1009"/>
        </table:table-row>
        <table:table-row table:style-name="ro1">
          <table:table-cell table:style-name="ce217"/>
          <table:table-cell table:style-name="ce290"/>
          <table:table-cell office:value-type="string">
            <text:p>1617</text:p>
          </table:table-cell>
          <table:table-cell office:value-type="string">
            <text:p>07</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Exécution de Leonora Galigaï, femme de Concini et confidente de Marie de Médicis.</text:p>
          </table:table-cell>
          <table:table-cell table:style-name="ce272"/>
          <table:table-cell table:number-columns-repeated="1009"/>
        </table:table-row>
        <table:table-row table:style-name="ro1">
          <table:table-cell table:style-name="ce217"/>
          <table:table-cell table:style-name="ce290"/>
          <table:table-cell office:value-type="string">
            <text:p>1621</text:p>
          </table:table-cell>
          <table:table-cell office:value-type="string">
            <text:p>01</text:p>
          </table:table-cell>
          <table:table-cell table:style-name="ce257" office:value-type="string">
            <text:p>2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u pape Paul V de son vrai nom Camillo Borghese (italien)</text:p>
          </table:table-cell>
          <table:table-cell table:style-name="ce272"/>
          <table:table-cell table:number-columns-repeated="1009"/>
        </table:table-row>
        <table:table-row table:style-name="ro1">
          <table:table-cell table:style-name="ce217"/>
          <table:table-cell table:style-name="ce290"/>
          <table:table-cell office:value-type="string">
            <text:p>1621</text:p>
          </table:table-cell>
          <table:table-cell office:value-type="string">
            <text:p>12</text:p>
          </table:table-cell>
          <table:table-cell table:style-name="ce257" office:value-type="string">
            <text:p>15</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u Duc de Luynes.</text:p>
          </table:table-cell>
          <table:table-cell table:style-name="ce272"/>
          <table:table-cell table:number-columns-repeated="1009"/>
        </table:table-row>
        <table:table-row table:style-name="ro1">
          <table:table-cell table:style-name="ce217"/>
          <table:table-cell table:style-name="ce290"/>
          <table:table-cell office:value-type="string">
            <text:p>1627</text:p>
          </table:table-cell>
          <table:table-cell office:value-type="string">
            <text:p>05</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uel entre le comte de Montmorency-Bouteville et le Baron de Beuvron.</text:p>
          </table:table-cell>
          <table:table-cell table:style-name="ce272"/>
          <table:table-cell table:number-columns-repeated="1009"/>
        </table:table-row>
        <table:table-row table:style-name="ro1">
          <table:table-cell table:style-name="ce217"/>
          <table:table-cell table:style-name="ce290"/>
          <table:table-cell office:value-type="string">
            <text:p>1627</text:p>
          </table:table-cell>
          <table:table-cell office:value-type="string">
            <text:p>06</text:p>
          </table:table-cell>
          <table:table-cell table:style-name="ce257" office:value-type="string">
            <text:p>2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Exécution en place de Grève des comtes de Montmorency-Bouteville et des Chapelles.</text:p>
          </table:table-cell>
          <table:table-cell table:style-name="ce272"/>
          <table:table-cell table:number-columns-repeated="1009"/>
        </table:table-row>
        <table:table-row table:style-name="ro1">
          <table:table-cell table:style-name="ce217"/>
          <table:table-cell table:style-name="ce290"/>
          <table:table-cell office:value-type="string">
            <text:p>1634</text:p>
          </table:table-cell>
          <table:table-cell office:value-type="string">
            <text:p>08</text:p>
          </table:table-cell>
          <table:table-cell table:style-name="ce257" office:value-type="string">
            <text:p>1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Supplice par le feu d'Urbain Grandier, prêtre à Loudun accusé de sorcellerie. Cette exécution, provoquée par Richelieu, suscita une vive émotion dans tout le Royaume.</text:p>
          </table:table-cell>
          <table:table-cell table:style-name="ce272"/>
          <table:table-cell table:number-columns-repeated="1009"/>
        </table:table-row>
        <table:table-row table:style-name="ro1">
          <table:table-cell table:style-name="ce217"/>
          <table:table-cell table:style-name="ce290"/>
          <table:table-cell office:value-type="string">
            <text:p>1641</text:p>
          </table:table-cell>
          <table:table-cell office:value-type="string">
            <text:p>12</text:p>
          </table:table-cell>
          <table:table-cell table:style-name="ce257" office:value-type="string">
            <text:p>2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Sully.</text:p>
          </table:table-cell>
          <table:table-cell table:style-name="ce272"/>
          <table:table-cell table:number-columns-repeated="1009"/>
        </table:table-row>
        <table:table-row table:style-name="ro1">
          <table:table-cell table:style-name="ce217"/>
          <table:table-cell table:style-name="ce290"/>
          <table:table-cell office:value-type="string">
            <text:p>1642</text:p>
          </table:table-cell>
          <table:table-cell office:value-type="string">
            <text:p>01</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text:p>
          </table:table-cell>
          <table:table-cell table:style-name="ce272"/>
          <table:table-cell table:number-columns-repeated="1009"/>
        </table:table-row>
        <table:table-row table:style-name="ro1">
          <table:table-cell table:style-name="ce217"/>
          <table:table-cell table:style-name="ce290"/>
          <table:table-cell office:value-type="string">
            <text:p>1642</text:p>
          </table:table-cell>
          <table:table-cell office:value-type="string">
            <text:p>07</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Marie de Médicis à Cologne.</text:p>
          </table:table-cell>
          <table:table-cell table:style-name="ce272"/>
          <table:table-cell table:number-columns-repeated="1009"/>
        </table:table-row>
        <table:table-row table:style-name="ro1">
          <table:table-cell table:style-name="ce217"/>
          <table:table-cell table:style-name="ce290"/>
          <table:table-cell office:value-type="string">
            <text:p>1642</text:p>
          </table:table-cell>
          <table:table-cell office:value-type="string">
            <text:p>09</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Exécution à Lyon de Cinq-Mars et de Thou.</text:p>
          </table:table-cell>
          <table:table-cell table:style-name="ce272"/>
          <table:table-cell table:number-columns-repeated="1009"/>
        </table:table-row>
        <table:table-row table:style-name="ro1">
          <table:table-cell table:style-name="ce217"/>
          <table:table-cell table:style-name="ce290"/>
          <table:table-cell office:value-type="string">
            <text:p>1642</text:p>
          </table:table-cell>
          <table:table-cell office:value-type="string">
            <text:p>12</text:p>
          </table:table-cell>
          <table:table-cell table:style-name="ce257" office:value-type="string">
            <text:p>0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Richelieu à Paris. Louis XIII appelle Mazarin au conseil.</text:p>
          </table:table-cell>
          <table:table-cell table:style-name="ce272"/>
          <table:table-cell table:number-columns-repeated="1009"/>
        </table:table-row>
        <table:table-row table:style-name="ro1">
          <table:table-cell table:style-name="ce217"/>
          <table:table-cell table:style-name="ce290"/>
          <table:table-cell office:value-type="string">
            <text:p>1643</text:p>
          </table:table-cell>
          <table:table-cell office:value-type="string">
            <text:p>05</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Louis XIII (dit Louis le Juste) d'une péritonite à Saint Germain en Laye.</text:p>
          </table:table-cell>
          <table:table-cell table:style-name="ce272"/>
          <table:table-cell table:number-columns-repeated="1009"/>
        </table:table-row>
        <table:table-row table:style-name="ro1">
          <table:table-cell table:style-name="ce217"/>
          <table:table-cell table:style-name="ce290"/>
          <table:table-cell office:value-type="string">
            <text:p>1660</text:p>
          </table:table-cell>
          <table:table-cell office:value-type="string">
            <text:p>02</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Monsieur" (Gaston d'Orléans, oncle du Roi). Le "petit Monsieur" (Philippe, frère du Roi) devient Duc d'Orléans.</text:p>
          </table:table-cell>
          <table:table-cell table:style-name="ce272"/>
          <table:table-cell table:number-columns-repeated="1009"/>
        </table:table-row>
        <table:table-row table:style-name="ro1">
          <table:table-cell table:style-name="ce217"/>
          <table:table-cell table:style-name="ce290"/>
          <table:table-cell office:value-type="string">
            <text:p>1661</text:p>
          </table:table-cell>
          <table:table-cell office:value-type="string">
            <text:p>03</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azarin à Vincennes (il lègue tous ses biens à Louis XIV, et il signe sur son lit de mort une ordonnance mettant hors la loi le cardinal de Retz, chef de la Fronde).</text:p>
          </table:table-cell>
          <table:table-cell table:style-name="ce272"/>
          <table:table-cell table:number-columns-repeated="1009"/>
        </table:table-row>
        <table:table-row table:style-name="ro1">
          <table:table-cell table:style-name="ce217"/>
          <table:table-cell table:style-name="ce290"/>
          <table:table-cell office:value-type="string">
            <text:p>1665</text:p>
          </table:table-cell>
          <table:table-cell office:value-type="string">
            <text:p>11</text:p>
          </table:table-cell>
          <table:table-cell table:style-name="ce257" office:value-type="string">
            <text:p>1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Rome de Nicolas Poussin à l'âge de 71 ans. Peintre classique français.</text:p>
          </table:table-cell>
          <table:table-cell table:style-name="ce272"/>
          <table:table-cell table:number-columns-repeated="1009"/>
        </table:table-row>
        <table:table-row table:style-name="ro1">
          <table:table-cell table:style-name="ce217"/>
          <table:table-cell table:style-name="ce290"/>
          <table:table-cell office:value-type="string">
            <text:p>1666</text:p>
          </table:table-cell>
          <table:table-cell office:value-type="string">
            <text:p>01</text:p>
          </table:table-cell>
          <table:table-cell table:style-name="ce257" office:value-type="string">
            <text:p>2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la Reine Anne d'Autriche à l'âge de 65 ans, Mère de Louis XIV.</text:p>
          </table:table-cell>
          <table:table-cell table:style-name="ce272"/>
          <table:table-cell table:number-columns-repeated="1009"/>
        </table:table-row>
        <table:table-row table:style-name="ro1">
          <table:table-cell table:style-name="ce217"/>
          <table:table-cell table:style-name="ce290"/>
          <table:table-cell office:value-type="string">
            <text:p>1670</text:p>
          </table:table-cell>
          <table:table-cell office:value-type="string">
            <text:p>06</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Henriette d'Angleterre, duchesse d'Orléans (sœur du roi Charles II), meurt subitement, sans doute d'une péritonite, mais des contemporains ont cru à un empoisonnement (coupables présumés : l'entourage du chevalier de Lorraine, mignon de "Monsieur", mari d'Henriette). Louis XIV n'a pas admis la thèse du poison.</text:p>
          </table:table-cell>
          <table:table-cell table:style-name="ce272"/>
          <table:table-cell table:number-columns-repeated="1009"/>
        </table:table-row>
        <table:table-row table:style-name="ro1">
          <table:table-cell table:style-name="ce217"/>
          <table:table-cell table:style-name="ce290"/>
          <table:table-cell office:value-type="string">
            <text:p>1671</text:p>
          </table:table-cell>
          <table:table-cell office:value-type="string">
            <text:p>04</text:p>
          </table:table-cell>
          <table:table-cell table:style-name="ce257" office:value-type="string">
            <text:p>2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text:p>
          </table:table-cell>
          <table:table-cell table:style-name="ce272"/>
          <table:table-cell table:number-columns-repeated="1009"/>
        </table:table-row>
        <table:table-row table:style-name="ro1">
          <table:table-cell table:style-name="ce217"/>
          <table:table-cell table:style-name="ce290"/>
          <table:table-cell office:value-type="string">
            <text:p>1673</text:p>
          </table:table-cell>
          <table:table-cell office:value-type="string">
            <text:p>02</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olière à l'âge de 51 ans, après une représentation du "Malade imaginaire".</text:p>
          </table:table-cell>
          <table:table-cell table:style-name="ce272"/>
          <table:table-cell table:number-columns-repeated="1009"/>
        </table:table-row>
        <table:table-row table:style-name="ro1">
          <table:table-cell table:style-name="ce217"/>
          <table:table-cell table:style-name="ce290"/>
          <table:table-cell office:value-type="string">
            <text:p>1681</text:p>
          </table:table-cell>
          <table:table-cell office:value-type="string">
            <text:p>06</text:p>
          </table:table-cell>
          <table:table-cell table:style-name="ce257" office:value-type="string">
            <text:p>2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de Angélique de Fontanges (20 ans), maîtresse de Louis XIV (il avait alors 43 ans). (on a parlé d'empoisonnement (vengeance de Madame de Montespan, disgraciée ?), ... cette thèse semble écartée aujourd'hui).</text:p>
          </table:table-cell>
          <table:table-cell table:style-name="ce272"/>
          <table:table-cell table:number-columns-repeated="1009"/>
        </table:table-row>
        <table:table-row table:style-name="ro1">
          <table:table-cell table:style-name="ce217"/>
          <table:table-cell table:style-name="ce290"/>
          <table:table-cell office:value-type="string">
            <text:p>1683</text:p>
          </table:table-cell>
          <table:table-cell office:value-type="string">
            <text:p>09</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arie-Thérèse d'Autriche épouse de Louis XIV.</text:p>
          </table:table-cell>
          <table:table-cell table:style-name="ce272"/>
          <table:table-cell table:number-columns-repeated="1009"/>
        </table:table-row>
        <table:table-row table:style-name="ro1">
          <table:table-cell table:style-name="ce217"/>
          <table:table-cell table:style-name="ce290"/>
          <table:table-cell office:value-type="string">
            <text:p>1683</text:p>
          </table:table-cell>
          <table:table-cell office:value-type="string">
            <text:p>09</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Colbert.</text:p>
          </table:table-cell>
          <table:table-cell table:style-name="ce272"/>
          <table:table-cell table:number-columns-repeated="1009"/>
        </table:table-row>
        <table:table-row table:style-name="ro1">
          <table:table-cell table:style-name="ce217"/>
          <table:table-cell table:style-name="ce290"/>
          <table:table-cell office:value-type="string">
            <text:p>1684</text:p>
          </table:table-cell>
          <table:table-cell office:value-type="string">
            <text:p>09</text:p>
          </table:table-cell>
          <table:table-cell table:style-name="ce257" office:value-type="string">
            <text:p>3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Paris du tragédien Pierre Corneille, oublié du public. Mais sa réputation est bien établie.</text:p>
          </table:table-cell>
          <table:table-cell table:style-name="ce272"/>
          <table:table-cell table:number-columns-repeated="1009"/>
        </table:table-row>
        <table:table-row table:style-name="ro1">
          <table:table-cell table:style-name="ce217"/>
          <table:table-cell table:style-name="ce290"/>
          <table:table-cell office:value-type="string">
            <text:p>1690</text:p>
          </table:table-cell>
          <table:table-cell office:value-type="string">
            <text:p>02</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Paris de Charles Le Brun à l'âge de 71 ans. Premier peintre du roi Louis XIV. Il s'est surtout illustré dans la décoration du château de Versailles et de la galerie des Glaces.</text:p>
          </table:table-cell>
          <table:table-cell table:style-name="ce272"/>
          <table:table-cell table:number-columns-repeated="1009"/>
        </table:table-row>
        <table:table-row table:style-name="ro1">
          <table:table-cell table:style-name="ce217"/>
          <table:table-cell table:style-name="ce290"/>
          <table:table-cell office:value-type="string">
            <text:p>1695</text:p>
          </table:table-cell>
          <table:table-cell office:value-type="string">
            <text:p>04</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à Paris de Jean de la Fontaine à l'âge de 74 ans. Il venait de publier son douzième livre de fables.</text:p>
          </table:table-cell>
          <table:table-cell table:style-name="ce272"/>
          <table:table-cell table:number-columns-repeated="1009"/>
        </table:table-row>
        <table:table-row table:style-name="ro1">
          <table:table-cell table:style-name="ce217"/>
          <table:table-cell table:style-name="ce290"/>
          <table:table-cell office:value-type="string">
            <text:p>1696</text:p>
          </table:table-cell>
          <table:table-cell office:value-type="string">
            <text:p>04</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Décès à Grignan (Drôme) de la marquise de Sévigné à l'âge de 70 ans.</text:p>
          </table:table-cell>
          <table:table-cell table:style-name="ce272"/>
          <table:table-cell table:number-columns-repeated="1009"/>
        </table:table-row>
        <table:table-row table:style-name="ro1">
          <table:table-cell table:style-name="ce217"/>
          <table:table-cell table:style-name="ce290"/>
          <table:table-cell office:value-type="string">
            <text:p>1699</text:p>
          </table:table-cell>
          <table:table-cell office:value-type="string">
            <text:p>04</text:p>
          </table:table-cell>
          <table:table-cell table:style-name="ce257" office:value-type="string">
            <text:p>2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Paris de Jean Racine à l'âge de 60 ans.</text:p>
          </table:table-cell>
          <table:table-cell table:style-name="ce272"/>
          <table:table-cell table:number-columns-repeated="1009"/>
        </table:table-row>
        <table:table-row table:style-name="ro1">
          <table:table-cell table:style-name="ce217"/>
          <table:table-cell table:style-name="ce290"/>
          <table:table-cell office:value-type="string">
            <text:p>1703</text:p>
          </table:table-cell>
          <table:table-cell office:value-type="string">
            <text:p>11</text:p>
          </table:table-cell>
          <table:table-cell table:style-name="ce257" office:value-type="string">
            <text:p>1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u "Masque de Fer". Prisonnier non identifié, surveillé par le même officier (M. de Saint-Mars) dans 3 lieux de détention successifs : Pignerol (1679-1687), île Sainte-Marguerite de Lérins (1687-1698), Bastille (1698-1703). Enterré au cimetière Saint-Paul sous le nom de "Marchiali". Toutes les hypothèses ont été avancées sur sa véritable identité.</text:p>
          </table:table-cell>
          <table:table-cell table:style-name="ce272"/>
          <table:table-cell table:number-columns-repeated="1009"/>
        </table:table-row>
        <table:table-row table:style-name="ro1">
          <table:table-cell table:style-name="ce217"/>
          <table:table-cell table:style-name="ce290"/>
          <table:table-cell office:value-type="string">
            <text:p>1715</text:p>
          </table:table-cell>
          <table:table-cell office:value-type="string">
            <text:p>07</text:p>
          </table:table-cell>
          <table:table-cell table:style-name="ce257" office:value-type="string">
            <text:p>1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Louis XIV à Versailles.</text:p>
          </table:table-cell>
          <table:table-cell table:style-name="ce272"/>
          <table:table-cell table:number-columns-repeated="1009"/>
        </table:table-row>
        <table:table-row table:style-name="ro1">
          <table:table-cell table:style-name="ce217"/>
          <table:table-cell table:style-name="ce290"/>
          <table:table-cell office:value-type="string">
            <text:p>1721</text:p>
          </table:table-cell>
          <table:table-cell office:value-type="string">
            <text:p>07</text:p>
          </table:table-cell>
          <table:table-cell table:style-name="ce257" office:value-type="string">
            <text:p>1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Nogent-sur-Marne (94) de Antoine Watteau.</text:p>
          </table:table-cell>
          <table:table-cell table:style-name="ce272"/>
          <table:table-cell table:number-columns-repeated="1009"/>
        </table:table-row>
        <table:table-row table:style-name="ro1">
          <table:table-cell table:style-name="ce217"/>
          <table:table-cell table:style-name="ce290"/>
          <table:table-cell office:value-type="string">
            <text:p>1723</text:p>
          </table:table-cell>
          <table:table-cell office:value-type="string">
            <text:p>12</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Le Régent (Philippe d'Orléans) meurt.</text:p>
          </table:table-cell>
          <table:table-cell table:style-name="ce272"/>
          <table:table-cell table:number-columns-repeated="1009"/>
        </table:table-row>
        <table:table-row table:style-name="ro1">
          <table:table-cell table:style-name="ce217"/>
          <table:table-cell table:style-name="ce290"/>
          <table:table-cell office:value-type="string">
            <text:p>1732</text:p>
          </table:table-cell>
          <table:table-cell office:value-type="string">
            <text:p>02</text:p>
          </table:table-cell>
          <table:table-cell table:style-name="ce257" office:value-type="string">
            <text:p>1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Décès à Paris de l’ébéniste André Boulle "menuisier du roi", depuis 1672 il est l'auteur des aménagements intérieurs de Versailles.</text:p>
          </table:table-cell>
          <table:table-cell table:style-name="ce272"/>
          <table:table-cell table:number-columns-repeated="1009"/>
        </table:table-row>
        <table:table-row table:style-name="ro1">
          <table:table-cell table:style-name="ce217"/>
          <table:table-cell table:style-name="ce290"/>
          <table:table-cell office:value-type="string">
            <text:p>1743</text:p>
          </table:table-cell>
          <table:table-cell office:value-type="string">
            <text:p>01</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u cardinal Fleury. Aumônier de Louis XIV et précepteur du futur Louis XV.</text:p>
          </table:table-cell>
          <table:table-cell table:style-name="ce272"/>
          <table:table-cell table:number-columns-repeated="1009"/>
        </table:table-row>
        <table:table-row table:style-name="ro1">
          <table:table-cell table:style-name="ce217"/>
          <table:table-cell table:style-name="ce290"/>
          <table:table-cell office:value-type="string">
            <text:p>1755</text:p>
          </table:table-cell>
          <table:table-cell office:value-type="string">
            <text:p>05</text:p>
          </table:table-cell>
          <table:table-cell table:style-name="ce257" office:value-type="string">
            <text:p>2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text:p>
          </table:table-cell>
          <table:table-cell table:style-name="ce272"/>
          <table:table-cell table:number-columns-repeated="1009"/>
        </table:table-row>
        <table:table-row table:style-name="ro1">
          <table:table-cell table:style-name="ce217"/>
          <table:table-cell table:style-name="ce290"/>
          <table:table-cell office:value-type="string">
            <text:p>1758</text:p>
          </table:table-cell>
          <table:table-cell office:value-type="string">
            <text:p>05</text:p>
          </table:table-cell>
          <table:table-cell table:style-name="ce257" office:value-type="string">
            <text:p>0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Benoît XIV, Pape.;en=Death of Benoît XIV, Pope.</text:p>
          </table:table-cell>
          <table:table-cell table:style-name="ce272"/>
          <table:table-cell table:number-columns-repeated="1009"/>
        </table:table-row>
        <table:table-row table:style-name="ro1">
          <table:table-cell table:style-name="ce217"/>
          <table:table-cell table:style-name="ce290"/>
          <table:table-cell office:value-type="string">
            <text:p>1759</text:p>
          </table:table-cell>
          <table:table-cell office:value-type="string">
            <text:p>04</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e Georg Friedrich Händel, compositeur.;en=Death of Georg Friedrich Händel, composer.</text:p>
          </table:table-cell>
          <table:table-cell table:style-name="ce272"/>
          <table:table-cell table:number-columns-repeated="1009"/>
        </table:table-row>
        <table:table-row table:style-name="ro1">
          <table:table-cell table:style-name="ce217"/>
          <table:table-cell table:style-name="ce290"/>
          <table:table-cell office:value-type="string">
            <text:p>1759</text:p>
          </table:table-cell>
          <table:table-cell office:value-type="string">
            <text:p>09</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Louis-Joseph de Montcalm, général français.;en=Death of Louis-Joseph de Montcalm, french general.</text:p>
          </table:table-cell>
          <table:table-cell table:style-name="ce272"/>
          <table:table-cell table:number-columns-repeated="1009"/>
        </table:table-row>
        <table:table-row table:style-name="ro1">
          <table:table-cell table:style-name="ce217"/>
          <table:table-cell table:style-name="ce290"/>
          <table:table-cell office:value-type="string">
            <text:p>1764</text:p>
          </table:table-cell>
          <table:table-cell office:value-type="string">
            <text:p>04</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à Versailles de Madame de Pompadour, favorite de Louis XV.</text:p>
          </table:table-cell>
          <table:table-cell table:style-name="ce272"/>
          <table:table-cell table:number-columns-repeated="1009"/>
        </table:table-row>
        <table:table-row table:style-name="ro1">
          <table:table-cell table:style-name="ce217"/>
          <table:table-cell table:style-name="ce290"/>
          <table:table-cell office:value-type="string">
            <text:p>1764</text:p>
          </table:table-cell>
          <table:table-cell office:value-type="string">
            <text:p>09</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e Jean-Philippe Rameau, compositeur français.</text:p>
          </table:table-cell>
          <table:table-cell table:style-name="ce272"/>
          <table:table-cell table:number-columns-repeated="1009"/>
        </table:table-row>
        <table:table-row table:style-name="ro1">
          <table:table-cell table:style-name="ce217"/>
          <table:table-cell table:style-name="ce290"/>
          <table:table-cell office:value-type="string">
            <text:p>1766</text:p>
          </table:table-cell>
          <table:table-cell office:value-type="string">
            <text:p>02</text:p>
          </table:table-cell>
          <table:table-cell table:style-name="ce257" office:value-type="string">
            <text:p>2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accidentel de Stanislas Leszczyñska (père de Marie Leszczyñska, femme de Louis XV), tombé dans sa cheminée.</text:p>
          </table:table-cell>
          <table:table-cell table:style-name="ce272"/>
          <table:table-cell table:number-columns-repeated="1009"/>
        </table:table-row>
        <table:table-row table:style-name="ro1">
          <table:table-cell table:style-name="ce217"/>
          <table:table-cell table:style-name="ce290"/>
          <table:table-cell office:value-type="string">
            <text:p>1766</text:p>
          </table:table-cell>
          <table:table-cell office:value-type="string">
            <text:p>07</text:p>
          </table:table-cell>
          <table:table-cell table:style-name="ce257" office:value-type="string">
            <text:p>0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text:p>
          </table:table-cell>
          <table:table-cell table:style-name="ce272"/>
          <table:table-cell table:number-columns-repeated="1009"/>
        </table:table-row>
        <table:table-row table:style-name="ro1">
          <table:table-cell table:style-name="ce217"/>
          <table:table-cell table:style-name="ce290"/>
          <table:table-cell office:value-type="string">
            <text:p>1774</text:p>
          </table:table-cell>
          <table:table-cell office:value-type="string">
            <text:p>05</text:p>
          </table:table-cell>
          <table:table-cell table:style-name="ce257" office:value-type="string">
            <text:p>1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Décès de Louis XV à Versailles de la petite vérole, dans l'indifférence totale.</text:p>
          </table:table-cell>
          <table:table-cell table:style-name="ce272"/>
          <table:table-cell table:number-columns-repeated="1009"/>
        </table:table-row>
        <table:table-row table:style-name="ro1">
          <table:table-cell table:style-name="ce217"/>
          <table:table-cell table:style-name="ce290"/>
          <table:table-cell office:value-type="string">
            <text:p>1778</text:p>
          </table:table-cell>
          <table:table-cell office:value-type="string">
            <text:p>05</text:p>
          </table:table-cell>
          <table:table-cell table:style-name="ce257" office:value-type="string">
            <text:p>3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Paris de Voltaire à l'âge de 83 ans. Deux mois après une représentation triomphale de sa tragédie Irène, au cours de laquelle son buste, sur scène, fut couronné de lauriers.</text:p>
          </table:table-cell>
          <table:table-cell table:style-name="ce272"/>
          <table:table-cell table:number-columns-repeated="1009"/>
        </table:table-row>
        <table:table-row table:style-name="ro1">
          <table:table-cell table:style-name="ce217"/>
          <table:table-cell table:style-name="ce290"/>
          <table:table-cell office:value-type="string">
            <text:p>1778</text:p>
          </table:table-cell>
          <table:table-cell office:value-type="string">
            <text:p>07</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Ermenonville (Oise) de Jean-Jacques Rousseau. Il meurt en solitaire dans un pavillon proche du château d'Ermenonville.</text:p>
          </table:table-cell>
          <table:table-cell table:style-name="ce272"/>
          <table:table-cell table:number-columns-repeated="1009"/>
        </table:table-row>
        <table:table-row table:style-name="ro1">
          <table:table-cell table:style-name="ce217"/>
          <table:table-cell table:style-name="ce290"/>
          <table:table-cell office:value-type="string">
            <text:p>1789</text:p>
          </table:table-cell>
          <table:table-cell office:value-type="string">
            <text:p>05</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Meudon (92) du Dauphin Louis, fils de Louis XVI.</text:p>
          </table:table-cell>
          <table:table-cell table:style-name="ce272"/>
          <table:table-cell table:number-columns-repeated="1009"/>
        </table:table-row>
        <table:table-row table:style-name="ro1">
          <table:table-cell table:style-name="ce217"/>
          <table:table-cell table:style-name="ce290"/>
          <table:table-cell office:value-type="string">
            <text:p>1791</text:p>
          </table:table-cell>
          <table:table-cell office:value-type="string">
            <text:p>04</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irabeau.</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1</text:p>
          </table:table-cell>
          <table:table-cell table:style-name="ce257" office:value-type="string">
            <text:p>2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D</text:p>
          </table:table-cell>
          <table:table-cell table:style-name="ce272" office:value-type="string">
            <text:p>Louis XVI est exécute place de la Révolution (actuellement, place de la Concorde) par Sanson, il veut parler au peuple mais les tambours de la Garde Nationale (commandés par Santerre) couvrent sa voix. Il est enterré cimetière de la Madeleine (actuellement Boulevard Haussmann).</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07</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Marat est assassiné dans son bain par Charlotte Corday (née en 1768 et guillotinée le 17 juillet 1793).</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10</text:p>
          </table:table-cell>
          <table:table-cell table:style-name="ce257" office:value-type="string">
            <text:p>1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D</text:p>
          </table:table-cell>
          <table:table-cell table:style-name="ce272" office:value-type="string">
            <text:p>Marie-Antoinette est exécutée à 12h 15. Elle sera ensevelie à côté de Louis XVI.</text:p>
          </table:table-cell>
          <table:table-cell table:style-name="ce272"/>
          <table:table-cell table:number-columns-repeated="1009"/>
        </table:table-row>
        <table:table-row table:style-name="ro1">
          <table:table-cell table:style-name="ce217"/>
          <table:table-cell table:style-name="ce290"/>
          <table:table-cell office:value-type="string">
            <text:p>1793</text:p>
          </table:table-cell>
          <table:table-cell office:value-type="string">
            <text:p>11</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Exécution de Philippe-Égalité (duc d'Orléans).</text:p>
          </table:table-cell>
          <table:table-cell table:style-name="ce272"/>
          <table:table-cell table:number-columns-repeated="1009"/>
        </table:table-row>
        <table:table-row table:style-name="ro1">
          <table:table-cell table:style-name="ce217"/>
          <table:table-cell table:style-name="ce290"/>
          <table:table-cell office:value-type="string">
            <text:p>1794</text:p>
          </table:table-cell>
          <table:table-cell office:value-type="string">
            <text:p>05</text:p>
          </table:table-cell>
          <table:table-cell table:style-name="ce257" office:value-type="string">
            <text:p>1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Madame Élisabeth, sœur de Louis XVI est exécutée.</text:p>
          </table:table-cell>
          <table:table-cell table:style-name="ce272"/>
          <table:table-cell table:number-columns-repeated="1009"/>
        </table:table-row>
        <table:table-row table:style-name="ro1">
          <table:table-cell table:style-name="ce217"/>
          <table:table-cell table:style-name="ce290"/>
          <table:table-cell office:value-type="string">
            <text:p>1795</text:p>
          </table:table-cell>
          <table:table-cell office:value-type="string">
            <text:p>06</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text:p>
          </table:table-cell>
          <table:table-cell table:style-name="ce272"/>
          <table:table-cell table:number-columns-repeated="1009"/>
        </table:table-row>
        <table:table-row table:style-name="ro1">
          <table:table-cell table:style-name="ce217"/>
          <table:table-cell table:style-name="ce290"/>
          <table:table-cell office:value-type="string">
            <text:p>1796</text:p>
          </table:table-cell>
          <table:table-cell office:value-type="string">
            <text:p>03</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Le Général Charette est exécuté.</text:p>
          </table:table-cell>
          <table:table-cell table:style-name="ce272"/>
          <table:table-cell table:number-columns-repeated="1009"/>
        </table:table-row>
        <table:table-row table:style-name="ro1">
          <table:table-cell table:style-name="ce217"/>
          <table:table-cell table:style-name="ce290"/>
          <table:table-cell office:value-type="string">
            <text:p>1821</text:p>
          </table:table-cell>
          <table:table-cell office:value-type="string">
            <text:p>05</text:p>
          </table:table-cell>
          <table:table-cell table:style-name="ce257" office:value-type="string">
            <text:p>05</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Napoléon meurt à Sainte Hélène. Il sera enterré <text:s/>avec les honneurs militaires dans la vallée "du géranium". Le 12 mai 1850 la chambre vote le retour des cendres. Le 15 octobre 1850, son corps est exhumé à Sainte Hélène, et ramené sur la Belle Poule par le Prince de Joinville (fils du roi Louis-Philippe). Il sera enseveli aux Invalides le 15 décembre 1850.</text:p>
          </table:table-cell>
          <table:table-cell table:style-name="ce272"/>
          <table:table-cell table:number-columns-repeated="1009"/>
        </table:table-row>
        <table:table-row table:style-name="ro1">
          <table:table-cell table:style-name="ce217"/>
          <table:table-cell table:style-name="ce290"/>
          <table:table-cell office:value-type="string">
            <text:p>1824</text:p>
          </table:table-cell>
          <table:table-cell office:value-type="string">
            <text:p>09</text:p>
          </table:table-cell>
          <table:table-cell table:style-name="ce257" office:value-type="string">
            <text:p>1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Louis XVIII meurt (hydropique, les deux jambes gangrenées).</text:p>
          </table:table-cell>
          <table:table-cell table:style-name="ce272"/>
          <table:table-cell table:number-columns-repeated="1009"/>
        </table:table-row>
        <table:table-row table:style-name="ro1">
          <table:table-cell table:style-name="ce217"/>
          <table:table-cell table:style-name="ce290"/>
          <table:table-cell office:value-type="string">
            <text:p>1836</text:p>
          </table:table-cell>
          <table:table-cell office:value-type="string">
            <text:p>11</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Charles X meurt à Gorizia.</text:p>
          </table:table-cell>
          <table:table-cell table:style-name="ce272"/>
          <table:table-cell table:number-columns-repeated="1009"/>
        </table:table-row>
        <table:table-row table:style-name="ro1">
          <table:table-cell table:style-name="ce217"/>
          <table:table-cell table:style-name="ce290"/>
          <table:table-cell office:value-type="string">
            <text:p>1838</text:p>
          </table:table-cell>
          <table:table-cell office:value-type="string">
            <text:p>05</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de Talleyrand.</text:p>
          </table:table-cell>
          <table:table-cell table:style-name="ce272"/>
          <table:table-cell table:number-columns-repeated="1009"/>
        </table:table-row>
        <table:table-row table:style-name="ro1">
          <table:table-cell table:style-name="ce217"/>
          <table:table-cell table:style-name="ce290"/>
          <table:table-cell office:value-type="string">
            <text:p>1842</text:p>
          </table:table-cell>
          <table:table-cell office:value-type="string">
            <text:p>07</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accidentelle du Duc d'Orléans, fils de Louis-Philippe, il se brise les reins, près de la place des Ternes, en sautant d'un cabriolet dont le cheval s'était emballé.</text:p>
          </table:table-cell>
          <table:table-cell table:style-name="ce272"/>
          <table:table-cell table:number-columns-repeated="1009"/>
        </table:table-row>
        <table:table-row table:style-name="ro1">
          <table:table-cell table:style-name="ce217"/>
          <table:table-cell table:style-name="ce290"/>
          <table:table-cell office:value-type="string">
            <text:p>1850</text:p>
          </table:table-cell>
          <table:table-cell office:value-type="string">
            <text:p>09</text:p>
          </table:table-cell>
          <table:table-cell table:style-name="ce257" office:value-type="string">
            <text:p>2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de Louis-Philippe (Monarchie de juillet) qui avait abdiqué le 24 février 1848, et s'était réfugié en Angleterre.</text:p>
          </table:table-cell>
          <table:table-cell table:style-name="ce272"/>
          <table:table-cell table:number-columns-repeated="1009"/>
        </table:table-row>
        <table:table-row table:style-name="ro1">
          <table:table-cell table:style-name="ce217"/>
          <table:table-cell table:style-name="ce290"/>
          <table:table-cell office:value-type="string">
            <text:p>1877</text:p>
          </table:table-cell>
          <table:table-cell office:value-type="string">
            <text:p>09</text:p>
          </table:table-cell>
          <table:table-cell table:style-name="ce257" office:value-type="string">
            <text:p>0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Adolphe Thiers (ancien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891</text:p>
          </table:table-cell>
          <table:table-cell office:value-type="string">
            <text:p>09</text:p>
          </table:table-cell>
          <table:table-cell table:style-name="ce257" office:value-type="string">
            <text:p>0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Jules Grévy (ancien Président de la République)</text:p>
          </table:table-cell>
          <table:table-cell table:style-name="ce272"/>
          <table:table-cell table:number-columns-repeated="1009"/>
        </table:table-row>
        <table:table-row table:style-name="ro1">
          <table:table-cell table:style-name="ce217"/>
          <table:table-cell table:style-name="ce290"/>
          <table:table-cell office:value-type="string">
            <text:p>1893</text:p>
          </table:table-cell>
          <table:table-cell office:value-type="string">
            <text:p>10</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u Maréchal de Mac-Mahon (ancien Président de la République) à Montcresson dans le Loiret</text:p>
          </table:table-cell>
          <table:table-cell table:style-name="ce272"/>
          <table:table-cell table:number-columns-repeated="1009"/>
        </table:table-row>
        <table:table-row table:style-name="ro1">
          <table:table-cell table:style-name="ce217"/>
          <table:table-cell table:style-name="ce290"/>
          <table:table-cell office:value-type="string">
            <text:p>1894</text:p>
          </table:table-cell>
          <table:table-cell office:value-type="string">
            <text:p>06</text:p>
          </table:table-cell>
          <table:table-cell table:style-name="ce257" office:value-type="string">
            <text:p>2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Assassinat de Sadi Carnot à Lyon (Président de la République) par Caserio (attentat anarchiste).</text:p>
          </table:table-cell>
          <table:table-cell table:style-name="ce272"/>
          <table:table-cell table:number-columns-repeated="1009"/>
        </table:table-row>
        <table:table-row table:style-name="ro1">
          <table:table-cell table:style-name="ce217"/>
          <table:table-cell table:style-name="ce290"/>
          <table:table-cell office:value-type="string">
            <text:p>1899</text:p>
          </table:table-cell>
          <table:table-cell office:value-type="string">
            <text:p>02</text:p>
          </table:table-cell>
          <table:table-cell table:style-name="ce257" office:value-type="string">
            <text:p>1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Félix Faure meurt à l’Élisée au cours d'une aventure galante avec Marguerite Steinheil, née Japy, future héroïne du drame de l'impasse Ronsin en 1908.</text:p>
          </table:table-cell>
          <table:table-cell table:style-name="ce272"/>
          <table:table-cell table:number-columns-repeated="1009"/>
        </table:table-row>
        <table:table-row table:style-name="ro1">
          <table:table-cell table:style-name="ce217"/>
          <table:table-cell table:style-name="ce290"/>
          <table:table-cell office:value-type="string">
            <text:p>1914</text:p>
          </table:table-cell>
          <table:table-cell office:value-type="string">
            <text:p>07</text:p>
          </table:table-cell>
          <table:table-cell table:style-name="ce257" office:value-type="string">
            <text:p>3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Jean Jaurès est assassiné par Raoul Villain.</text:p>
          </table:table-cell>
          <table:table-cell table:style-name="ce272"/>
          <table:table-cell table:number-columns-repeated="1009"/>
        </table:table-row>
        <table:table-row table:style-name="ro1">
          <table:table-cell table:style-name="ce217"/>
          <table:table-cell table:style-name="ce290"/>
          <table:table-cell office:value-type="string">
            <text:p>1932</text:p>
          </table:table-cell>
          <table:table-cell office:value-type="string">
            <text:p>05</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D</text:p>
          </table:table-cell>
          <table:table-cell table:style-name="ce272" office:value-type="string">
            <text:p>Paul Doumer, Président de la République, est assassiné par un émigré russe, sans doute fou, Paul Gorguloff.</text:p>
          </table:table-cell>
          <table:table-cell table:style-name="ce272"/>
          <table:table-cell table:number-columns-repeated="1009"/>
        </table:table-row>
        <table:table-row table:style-name="ro1">
          <table:table-cell table:style-name="ce217"/>
          <table:table-cell table:style-name="ce290"/>
          <table:table-cell table:number-columns-repeated="2"/>
          <table:table-cell table:style-name="ce257"/>
          <table:table-cell/>
          <table:table-cell table:style-name="ce172"/>
          <table:table-cell table:number-columns-repeated="4" table:style-name="ce255"/>
          <table:table-cell table:number-columns-repeated="2" table:style-name="ce272"/>
          <table:table-cell table:style-name="ce272"/>
          <table:table-cell table:number-columns-repeated="1009"/>
        </table:table-row>
        <table:table-row table:style-name="ro1">
          <table:table-cell table:style-name="ce285"/>
          <table:table-cell table:style-name="ce290" office:value-type="string">
            <text:p>X = Mariage</text:p>
          </table:table-cell>
          <table:table-cell table:style-name="ce296"/>
          <table:table-cell table:style-name="ce218"/>
          <table:table-cell table:style-name="ce256"/>
          <table:table-cell table:style-name="ce251"/>
          <table:table-cell table:style-name="ce218"/>
          <table:table-cell table:number-columns-repeated="4" table:style-name="ce254"/>
          <table:table-cell table:number-columns-repeated="2"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00</text:p>
          </table:table-cell>
          <table:table-cell office:value-type="string">
            <text:p>12</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X</text:p>
          </table:table-cell>
          <table:table-cell table:style-name="ce272" office:value-type="string">
            <text:p>Mariage de Henri IV et de Marie de Médicis à Lyon.Cette union permet un rapprochement avec l'Itali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12</text:p>
          </table:table-cell>
          <table:table-cell office:value-type="string">
            <text:p>10</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Fiançailles de Louis XIII avec Anne d'Autrich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15</text:p>
          </table:table-cell>
          <table:table-cell office:value-type="string">
            <text:p>11</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X</text:p>
          </table:table-cell>
          <table:table-cell table:style-name="ce272" office:value-type="string">
            <text:p>Mariage de Louis XIII et de Anne d'Autriche (13 ans), fille du Roi d'Espagne, à Bordeaux.</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25</text:p>
          </table:table-cell>
          <table:table-cell office:value-type="string">
            <text:p>05</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Mariage de Charles Ier d'Angleterre et de Henriette de France, sœur du Roi Louis XIII.</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26</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Mariage de Gaston d'Orléans (frère du Roi Louis XIII) avec Mademoiselle de Montpensie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32</text:p>
          </table:table-cell>
          <table:table-cell office:value-type="string">
            <text:p>0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Mariage secret de Gaston d'Orléans avec Marguerite de Lorrain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60</text:p>
          </table:table-cell>
          <table:table-cell office:value-type="string">
            <text:p>06</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X</text:p>
          </table:table-cell>
          <table:table-cell table:style-name="ce272" office:value-type="string">
            <text:p>Mariage de Louis XIV et de Marie Thérèse d'Autriche à Saint-Jean de Luz.</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71</text:p>
          </table:table-cell>
          <table:table-cell office:value-type="string">
            <text:p>11</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X</text:p>
          </table:table-cell>
          <table:table-cell table:style-name="ce272" office:value-type="string">
            <text:p>Monsieur, frère du roi, épouse la princesse Palatine, chroniqueuse du règn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697</text:p>
          </table:table-cell>
          <table:table-cell office:value-type="string">
            <text:p>12</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X</text:p>
          </table:table-cell>
          <table:table-cell table:style-name="ce272" office:value-type="string">
            <text:p>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725</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de Louis XV et de Marie Leszczyñska (qui a 7 ans de plus) (fille de l'ex Roi de Pologne). L'infante d'Espagne est trop jeune : Louis XV ne pourrait l'épouser avant d'avoir 23 ans (et s'il mourait sans enfants, le trône irait au duc d'Orléans, fils du Régent, ennemi des Condé).</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770</text:p>
          </table:table-cell>
          <table:table-cell office:value-type="string">
            <text:p>05</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Le Dauphin Louis (futur Louis XVI, 3ème fils du Dauphin du Viennois (fils de Louis XV)) épouse l'archiduchesse Marie-Antoinette d'Autriche (C'est l'aboutissement de la politique de Bernis, soutenue à Paris par le Comte Mercy d'Argenteau, ambassadeur d'Autriche depuis 1766).</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796</text:p>
          </table:table-cell>
          <table:table-cell office:value-type="string">
            <text:p>03</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religieux entre Bonaparte et Joséphine Tascher de la Pagerie (de Beauharnais) - le mariage civil a eu lieu le 2 décembre 1804.</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809</text:p>
          </table:table-cell>
          <table:table-cell office:value-type="string">
            <text:p>1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Napoléon répudie Joséphine de Beauharnais, sa femme, pour stérilité.</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809</text:p>
          </table:table-cell>
          <table:table-cell office:value-type="string">
            <text:p>12</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Annulation du mariage civil entre Napoléon et Joséphine de Beauharnais par sénatus-consult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810</text:p>
          </table:table-cell>
          <table:table-cell office:value-type="string">
            <text:p>04</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de Napoléon et de Marie Louise d'Autriche (sa 2ème femm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office:value-type="string">
            <text:p>1853</text:p>
          </table:table-cell>
          <table:table-cell office:value-type="string">
            <text:p>01</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de Napoléon III avec Eugénie de Montijo.</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85"/>
          <table:table-cell table:style-name="ce290"/>
          <table:table-cell table:style-name="ce107"/>
          <table:table-cell/>
          <table:table-cell table:style-name="ce257"/>
          <table:table-cell table:number-columns-repeated="2"/>
          <table:table-cell table:number-columns-repeated="4" table:style-name="ce255"/>
          <table:table-cell table:number-columns-repeated="2"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286"/>
          <table:table-cell table:style-name="ce293" office:value-type="string">
            <text:p>Fin du fichier</text:p>
          </table:table-cell>
          <table:table-cell table:style-name="ce297"/>
          <table:table-cell table:style-name="ce299"/>
          <table:table-cell table:style-name="ce258"/>
          <table:table-cell table:style-name="ce297"/>
          <table:table-cell table:style-name="ce299"/>
          <table:table-cell table:number-columns-repeated="4" table:style-name="ce239"/>
          <table:table-cell table:number-columns-repeated="2" table:style-name="ce305"/>
          <table:table-cell table:style-name="ce305"/>
          <table:table-cell table:style-name="ce310" table:number-columns-repeated="1009"/>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number-rows-repeated="1047825">
          <table:table-cell table:number-columns-repeated="1023"/>
        </table:table-row>
        <table:table-row table:style-name="ro1">
          <table:table-cell table:number-columns-repeated="1023"/>
        </table:table-row>
        <table:named-expressions>
          <table:named-expression table:name="_A" table:base-cell-address="$Modèle.$B$7" table:expression="[$Evenèments.$B$6]"/>
          <table:named-expression table:name="_B" table:base-cell-address="$Modèle.$B$474" table:expression="[$Evenèments.$B$579]"/>
          <table:named-expression table:name="_C" table:base-cell-address="$Modèle.$B$12" table:expression="[$Evenèments.$B$11]"/>
          <table:named-expression table:name="_D" table:base-cell-address="$Modèle.$B$503" table:expression="[$Evenèments.$B$608]"/>
          <table:named-expression table:name="_E" table:base-cell-address="$Modèle.$B$53" table:expression="[$Evenèments.$B$52]"/>
          <table:named-expression table:name="_F" table:base-cell-address="$Modèle.$B$124" table:expression="[$Evenèments.$B$123]"/>
          <table:named-expression table:name="_G" table:base-cell-address="$Modèle.$B$466" table:expression="[$Evenèments.$B$465]"/>
          <table:named-expression table:name="_H" table:base-cell-address="$Modèle.$B$26" table:expression="[$Evenèments.$B$25]"/>
          <table:named-expression table:name="_I" table:base-cell-address="$Modèle.$B$41" table:expression="[$Evenèments.$B$40]"/>
          <table:named-expression table:name="_K" table:base-cell-address="$Modèle.$B$32" table:expression="[$Evenèments.$B$31]"/>
          <table:named-expression table:name="_M" table:base-cell-address="$Modèle.$B$20" table:expression="[$Evenèments.$B$19]"/>
          <table:named-expression table:name="_P" table:base-cell-address="$Modèle.$B$161" table:expression="[$Evenèments.$B$160]"/>
          <table:named-expression table:name="_R" table:base-cell-address="$Modèle.$B$469" table:expression="[$Evenèments.$B$468]"/>
          <table:named-expression table:name="_S" table:base-cell-address="$Modèle.$B$51" table:expression="[$Evenèments.$B$50]"/>
          <table:named-expression table:name="_T" table:base-cell-address="$Modèle.$B$37" table:expression="[$Evenèments.$B$36]"/>
          <table:named-expression table:name="_U" table:base-cell-address="$Modèle.$B$471" table:expression="[$Evenèments.$B$567]"/>
          <table:named-expression table:name="_W" table:base-cell-address="$Modèle.$B$59" table:expression="[$Evenèments.$B$58]"/>
          <table:named-expression table:name="_X" table:base-cell-address="$Modèle.$B$577" table:expression="[$Evenèments.$B$682]"/>
          <table:named-expression table:name="_Y" table:base-cell-address="$Modèle.$B$45" table:expression="[$Evenèments.$B$44]"/>
        </table:named-expressions>
      </table:table>
      <table:table table:name="Texte"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30" table:visibility="collapse" table:default-cell-style-name="ce195"/>
        <table:table-column table:style-name="co31" table:visibility="collapse" table:default-cell-style-name="ce194"/>
        <table:table-column table:style-name="co32" table:visibility="collapse" table:default-cell-style-name="ce195"/>
        <table:table-column table:style-name="co33" table:default-cell-style-name="ce315"/>
        <table:table-column table:style-name="co34" table:default-cell-style-name="ce315"/>
        <table:table-column table:style-name="co35" table:default-cell-style-name="ce315"/>
        <table:table-column table:style-name="co13" table:number-columns-repeated="5" table:default-cell-style-name="ce315"/>
        <table:table-column table:style-name="co36" table:default-cell-style-name="ce315"/>
        <table:table-column table:style-name="co13" table:number-columns-repeated="1011" table:default-cell-style-name="ce315"/>
        <table:table-column table:style-name="co13" table:default-cell-style-name="ce195"/>
        <table:table-row table:style-name="ro1">
          <table:table-cell table:number-columns-repeated="3"/>
          <table:table-cell table:style-name="ce312"/>
          <table:table-cell table:number-columns-repeated="1020"/>
        </table:table-row>
        <table:table-row table:style-name="ro5">
          <table:table-cell table:number-columns-repeated="3"/>
          <table:table-cell table:style-name="ce313" office:value-type="string">
            <text:p>NE JAMAIS RIEN EFFACER SUR CETTE PAGE</text:p>
          </table:table-cell>
          <table:table-cell table:number-columns-repeated="1020"/>
        </table:table-row>
        <table:table-row table:style-name="ro6">
          <table:table-cell table:formula="of:=IF([Evenèments.C3]&gt;0;T(&quot;&quot;) ;T(&quot;#&quot;))">
            <text:p/>
          </table:table-cell>
          <table:table-cell table:style-name="ce311" table:formula="of:=T([Evenèments.A3])">
            <text:p/>
          </table:table-cell>
          <table:table-cell table:style-name="ce311" table:formula="of:=T([Evenèments.B3])">
            <text:p/>
          </table:table-cell>
          <table:table-cell table:style-name="ce314" table:formula="of:=IF([Evenèments.C3]&gt;0;CONCATENATE([Evenèments.C3];[Evenèments.D3];[Evenèments.E3];T(&quot;;&quot;);[Evenèments.F3];[Evenèments.G3];[Evenèments.H3];T(&quot;;&quot;);[Evenèments.I3];T(&quot;;&quot;);[Evenèments.J3];T(&quot;;&quot;);[Evenèments.K3];T(&quot;;&quot;);[Evenèments.L3];T(&quot;;&quot;);[Evenèments.I3];T(&quot;=&quot;);[Evenèments.M3]);T(&quot;&quot;))" office:value-type="string" office:string-value="AAAAMMJJ;AAAAMMJJ;;;;;=">
            <text:p>AAAAMMJJ;AAAAMMJJ;;;;;=</text:p>
          </table:table-cell>
          <table:table-cell table:number-columns-repeated="1020"/>
        </table:table-row>
        <table:table-row table:style-name="ro5">
          <table:table-cell table:formula="of:=IF([Evenèments.C4]&gt;0;T(&quot;&quot;) ;T(&quot;#&quot;))" office:value-type="string" office:string-value="#">
            <text:p>#</text:p>
          </table:table-cell>
          <table:table-cell table:style-name="ce311" table:formula="of:=T([Evenèments.A4])">
            <text:p/>
          </table:table-cell>
          <table:table-cell table:style-name="ce311" table:formula="of:=T([Evenèments.B4])" office:value-type="string" office:string-value="Début du fichier">
            <text:p>Début du fichier</text:p>
          </table:table-cell>
          <table:table-cell table:style-name="ce311" table:formula="of:=IF([Evenèments.C4]&gt;0;CONCATENATE([Evenèments.C4];[Evenèments.D4];[Evenèments.E4];T(&quot;;&quot;);[Evenèments.F4];[Evenèments.G4];[Evenèments.H4];T(&quot;;&quot;);[Evenèments.I4];T(&quot;;&quot;);[Evenèments.J4];T(&quot;;&quot;);[Evenèments.K4];T(&quot;;&quot;);[Evenèments.L4];T(&quot;;&quot;);[Evenèments.I4];T(&quot;=&quot;);[Evenèments.M4]);T(&quot;&quot;))">
            <text:p/>
          </table:table-cell>
          <table:table-cell table:number-columns-repeated="1020"/>
        </table:table-row>
        <table:table-row table:style-name="ro1">
          <table:table-cell table:formula="of:=IF([Evenèments.C5]&gt;0;T(&quot;&quot;) ;T(&quot;#&quot;))" office:value-type="string" office:string-value="#">
            <text:p>#</text:p>
          </table:table-cell>
          <table:table-cell table:style-name="ce311" table:formula="of:=T([Evenèments.A5])" office:value-type="string" office:string-value="Climat et nature">
            <text:p>Climat et nature</text:p>
          </table:table-cell>
          <table:table-cell table:style-name="ce311" table:formula="of:=T([Evenèments.B5])">
            <text:p/>
          </table:table-cell>
          <table:table-cell table:style-name="ce311" table:formula="of:=IF([Evenèments.C5]&gt;0;CONCATENATE([Evenèments.C5];[Evenèments.D5];[Evenèments.E5];T(&quot;;&quot;);[Evenèments.F5];[Evenèments.G5];[Evenèments.H5];T(&quot;;&quot;);[Evenèments.I5];T(&quot;;&quot;);[Evenèments.J5];T(&quot;;&quot;);[Evenèments.K5];T(&quot;;&quot;);[Evenèments.L5];T(&quot;;&quot;);[Evenèments.I5];T(&quot;=&quot;);[Evenèments.M5]);T(&quot;&quot;))">
            <text:p/>
          </table:table-cell>
          <table:table-cell table:number-columns-repeated="1020"/>
        </table:table-row>
        <table:table-row table:style-name="ro1">
          <table:table-cell table:formula="of:=IF([Evenèments.C6]&gt;0;T(&quot;&quot;) ;T(&quot;#&quot;))" office:value-type="string" office:string-value="#">
            <text:p>#</text:p>
          </table:table-cell>
          <table:table-cell table:style-name="ce311" table:formula="of:=T([Evenèments.A6])">
            <text:p/>
          </table:table-cell>
          <table:table-cell table:style-name="ce311" table:formula="of:=T([Evenèments.B6])" office:value-type="string" office:string-value="A = Agriculture">
            <text:p>A = Agriculture</text:p>
          </table:table-cell>
          <table:table-cell table:style-name="ce311" table:formula="of:=IF([Evenèments.C6]&gt;0;CONCATENATE([Evenèments.C6];[Evenèments.D6];[Evenèments.E6];T(&quot;;&quot;);[Evenèments.F6];[Evenèments.G6];[Evenèments.H6];T(&quot;;&quot;);[Evenèments.I6];T(&quot;;&quot;);[Evenèments.J6];T(&quot;;&quot;);[Evenèments.K6];T(&quot;;&quot;);[Evenèments.L6];T(&quot;;&quot;);[Evenèments.I6];T(&quot;=&quot;);[Evenèments.M6]);T(&quot;&quot;))">
            <text:p/>
          </table:table-cell>
          <table:table-cell table:number-columns-repeated="1020"/>
        </table:table-row>
        <table:table-row table:style-name="ro1">
          <table:table-cell table:formula="of:=IF([Evenèments.C7]&gt;0;T(&quot;&quot;) ;T(&quot;#&quot;))">
            <text:p/>
          </table:table-cell>
          <table:table-cell table:style-name="ce311" table:formula="of:=T([Evenèments.A7])">
            <text:p/>
          </table:table-cell>
          <table:table-cell table:style-name="ce311" table:formula="of:=T([Evenèments.B7])">
            <text:p/>
          </table:table-cell>
          <table:table-cell table:style-name="ce311" table:formula="of:=IF([Evenèments.C7]&gt;0;CONCATENATE([Evenèments.C7];[Evenèments.D7];[Evenèments.E7];T(&quot;;&quot;);[Evenèments.F7];[Evenèments.G7];[Evenèments.H7];T(&quot;;&quot;);[Evenèments.I7];T(&quot;;&quot;);[Evenèments.J7];T(&quot;;&quot;);[Evenèments.K7];T(&quot;;&quot;);[Evenèments.L7];T(&quot;;&quot;);[Evenèments.I7];T(&quot;=&quot;);[Evenèments.M7]);T(&quot;&quot;))" office:value-type="string" office:string-value="1649;1652;fr;;2;A;fr=Mauvaise récolte de grains. Disettes et épidémies (1649-1652). La population rurale diminue.">
            <text:p>1649;1652;fr;;2;A;fr=Mauvaise récolte de grains. Disettes et épidémies (1649-1652). La population rurale diminue.</text:p>
          </table:table-cell>
          <table:table-cell/>
          <table:table-cell table:style-name="ce195" table:number-columns-repeated="1018"/>
          <table:table-cell/>
        </table:table-row>
        <table:table-row table:style-name="ro1">
          <table:table-cell table:formula="of:=IF([Evenèments.C8]&gt;0;T(&quot;&quot;) ;T(&quot;#&quot;))">
            <text:p/>
          </table:table-cell>
          <table:table-cell table:style-name="ce311" table:formula="of:=T([Evenèments.A8])">
            <text:p/>
          </table:table-cell>
          <table:table-cell table:style-name="ce311" table:formula="of:=T([Evenèments.B8])">
            <text:p/>
          </table:table-cell>
          <table:table-cell table:style-name="ce311" table:formula="of:=IF([Evenèments.C8]&gt;0;CONCATENATE([Evenèments.C8];[Evenèments.D8];[Evenèments.E8];T(&quot;;&quot;);[Evenèments.F8];[Evenèments.G8];[Evenèments.H8];T(&quot;;&quot;);[Evenèments.I8];T(&quot;;&quot;);[Evenèments.J8];T(&quot;;&quot;);[Evenèments.K8];T(&quot;;&quot;);[Evenèments.L8];T(&quot;;&quot;);[Evenèments.I8];T(&quot;=&quot;);[Evenèments.M8]);T(&quot;&quot;))" office:value-type="string" office:string-value="1692;1695;fr;;2;A;fr=Mauvaises récoltes dans le Bordelais. Les négociants girondins font appel aux vins de Languedoc pour remplir leurs engagements commerciaux.">
            <text:p>1692;1695;fr;;2;A;fr=Mauvaises récoltes dans le Bordelais. Les négociants girondins font appel aux vins de Languedoc pour remplir leurs engagements commerciaux.</text:p>
          </table:table-cell>
          <table:table-cell table:number-columns-repeated="1020"/>
        </table:table-row>
        <table:table-row table:style-name="ro1">
          <table:table-cell table:formula="of:=IF([Evenèments.C9]&gt;0;T(&quot;&quot;) ;T(&quot;#&quot;))">
            <text:p/>
          </table:table-cell>
          <table:table-cell table:style-name="ce311" table:formula="of:=T([Evenèments.A9])">
            <text:p/>
          </table:table-cell>
          <table:table-cell table:style-name="ce311" table:formula="of:=T([Evenèments.B9])">
            <text:p/>
          </table:table-cell>
          <table:table-cell table:style-name="ce311" table:formula="of:=IF([Evenèments.C9]&gt;0;CONCATENATE([Evenèments.C9];[Evenèments.D9];[Evenèments.E9];T(&quot;;&quot;);[Evenèments.F9];[Evenèments.G9];[Evenèments.H9];T(&quot;;&quot;);[Evenèments.I9];T(&quot;;&quot;);[Evenèments.J9];T(&quot;;&quot;);[Evenèments.K9];T(&quot;;&quot;);[Evenèments.L9];T(&quot;;&quot;);[Evenèments.I9];T(&quot;=&quot;);[Evenèments.M9]);T(&quot;&quot;))" office:value-type="string" office:string-value="1692;1700;fr;;2;A;fr=Série de vendanges tardives dans le nord de la France.">
            <text:p>1692;1700;fr;;2;A;fr=Série de vendanges tardives dans le nord de la France.</text:p>
          </table:table-cell>
          <table:table-cell table:number-columns-repeated="1020"/>
        </table:table-row>
        <table:table-row table:style-name="ro1">
          <table:table-cell table:formula="of:=IF([Evenèments.C10]&gt;0;T(&quot;&quot;) ;T(&quot;#&quot;))" office:value-type="string" office:string-value="#">
            <text:p>#</text:p>
          </table:table-cell>
          <table:table-cell table:style-name="ce311" table:formula="of:=T([Evenèments.A10])">
            <text:p/>
          </table:table-cell>
          <table:table-cell table:style-name="ce311" table:formula="of:=T([Evenèments.B10])">
            <text:p/>
          </table:table-cell>
          <table:table-cell table:style-name="ce311" table:formula="of:=IF([Evenèments.C10]&gt;0;CONCATENATE([Evenèments.C10];[Evenèments.D10];[Evenèments.E10];T(&quot;;&quot;);[Evenèments.F10];[Evenèments.G10];[Evenèments.H10];T(&quot;;&quot;);[Evenèments.I10];T(&quot;;&quot;);[Evenèments.J10];T(&quot;;&quot;);[Evenèments.K10];T(&quot;;&quot;);[Evenèments.L10];T(&quot;;&quot;);[Evenèments.I10];T(&quot;=&quot;);[Evenèments.M10]);T(&quot;&quot;))">
            <text:p/>
          </table:table-cell>
          <table:table-cell/>
          <table:table-cell table:style-name="ce316"/>
          <table:table-cell table:number-columns-repeated="1018"/>
        </table:table-row>
        <table:table-row table:style-name="ro1">
          <table:table-cell table:formula="of:=IF([Evenèments.C11]&gt;0;T(&quot;&quot;) ;T(&quot;#&quot;))" office:value-type="string" office:string-value="#">
            <text:p>#</text:p>
          </table:table-cell>
          <table:table-cell table:style-name="ce311" table:formula="of:=T([Evenèments.A11])">
            <text:p/>
          </table:table-cell>
          <table:table-cell table:style-name="ce311" table:formula="of:=T([Evenèments.B11])" office:value-type="string" office:string-value="C = Climat">
            <text:p>C = Climat</text:p>
          </table:table-cell>
          <table:table-cell table:style-name="ce311" table:formula="of:=IF([Evenèments.C11]&gt;0;CONCATENATE([Evenèments.C11];[Evenèments.D11];[Evenèments.E11];T(&quot;;&quot;);[Evenèments.F11];[Evenèments.G11];[Evenèments.H11];T(&quot;;&quot;);[Evenèments.I11];T(&quot;;&quot;);[Evenèments.J11];T(&quot;;&quot;);[Evenèments.K11];T(&quot;;&quot;);[Evenèments.L11];T(&quot;;&quot;);[Evenèments.I11];T(&quot;=&quot;);[Evenèments.M11]);T(&quot;&quot;))">
            <text:p/>
          </table:table-cell>
          <table:table-cell table:number-columns-repeated="1020"/>
        </table:table-row>
        <table:table-row table:style-name="ro1">
          <table:table-cell table:formula="of:=IF([Evenèments.C12]&gt;0;T(&quot;&quot;) ;T(&quot;#&quot;))">
            <text:p/>
          </table:table-cell>
          <table:table-cell table:style-name="ce311" table:formula="of:=T([Evenèments.A12])">
            <text:p/>
          </table:table-cell>
          <table:table-cell table:style-name="ce311" table:formula="of:=T([Evenèments.B12])">
            <text:p/>
          </table:table-cell>
          <table:table-cell table:style-name="ce311" table:formula="of:=IF([Evenèments.C12]&gt;0;CONCATENATE([Evenèments.C12];[Evenèments.D12];[Evenèments.E12];T(&quot;;&quot;);[Evenèments.F12];[Evenèments.G12];[Evenèments.H12];T(&quot;;&quot;);[Evenèments.I12];T(&quot;;&quot;);[Evenèments.J12];T(&quot;;&quot;);[Evenèments.K12];T(&quot;;&quot;);[Evenèments.L12];T(&quot;;&quot;);[Evenèments.I12];T(&quot;=&quot;);[Evenèments.M12]);T(&quot;&quot;))" office:value-type="string" office:string-value="1603;;fr;;2;AC;fr=Gelées d’oliviers en Provence. Le Rhône est gelé.">
            <text:p>1603;;fr;;2;AC;fr=Gelées d’oliviers en Provence. Le Rhône est gelé.</text:p>
          </table:table-cell>
          <table:table-cell table:number-columns-repeated="1020"/>
        </table:table-row>
        <table:table-row table:style-name="ro1">
          <table:table-cell table:formula="of:=IF([Evenèments.C13]&gt;0;T(&quot;&quot;) ;T(&quot;#&quot;))">
            <text:p/>
          </table:table-cell>
          <table:table-cell table:style-name="ce311" table:formula="of:=T([Evenèments.A13])">
            <text:p/>
          </table:table-cell>
          <table:table-cell table:style-name="ce311" table:formula="of:=T([Evenèments.B13])">
            <text:p/>
          </table:table-cell>
          <table:table-cell table:style-name="ce311" table:formula="of:=IF([Evenèments.C13]&gt;0;CONCATENATE([Evenèments.C13];[Evenèments.D13];[Evenèments.E13];T(&quot;;&quot;);[Evenèments.F13];[Evenèments.G13];[Evenèments.H13];T(&quot;;&quot;);[Evenèments.I13];T(&quot;;&quot;);[Evenèments.J13];T(&quot;;&quot;);[Evenèments.K13];T(&quot;;&quot;);[Evenèments.L13];T(&quot;;&quot;);[Evenèments.I13];T(&quot;=&quot;);[Evenèments.M13]);T(&quot;&quot;))" office:value-type="string" office:string-value="1687;1703;fr;;2;C;fr=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
            <text:p>1687;1703;fr;;2;C;fr=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text:p>
          </table:table-cell>
          <table:table-cell table:number-columns-repeated="1020"/>
        </table:table-row>
        <table:table-row table:style-name="ro1">
          <table:table-cell table:formula="of:=IF([Evenèments.C14]&gt;0;T(&quot;&quot;) ;T(&quot;#&quot;))">
            <text:p/>
          </table:table-cell>
          <table:table-cell table:style-name="ce311" table:formula="of:=T([Evenèments.A14])">
            <text:p/>
          </table:table-cell>
          <table:table-cell table:style-name="ce311" table:formula="of:=T([Evenèments.B14])">
            <text:p/>
          </table:table-cell>
          <table:table-cell table:style-name="ce311" table:formula="of:=IF([Evenèments.C14]&gt;0;CONCATENATE([Evenèments.C14];[Evenèments.D14];[Evenèments.E14];T(&quot;;&quot;);[Evenèments.F14];[Evenèments.G14];[Evenèments.H14];T(&quot;;&quot;);[Evenèments.I14];T(&quot;;&quot;);[Evenèments.J14];T(&quot;;&quot;);[Evenèments.K14];T(&quot;;&quot;);[Evenèments.L14];T(&quot;;&quot;);[Evenèments.I14];T(&quot;=&quot;);[Evenèments.M14]);T(&quot;&quot;))" office:value-type="string" office:string-value="17160122;;fr;;4;C;fr=-20° le 22 janvier. En Savoie la neige avait 20 pieds d'épaisseur : il en était de même en Alsace. Février - Glacial dans l'est de la France. Neiges abondantes dans l'est et le nord de la France, inondations dans l'Ouest.">
            <text:p>17160122;;fr;;4;C;fr=-20° le 22 janvier. En Savoie la neige avait 20 pieds d'épaisseur : il en était de même en Alsace. Février - Glacial dans l'est de la France. Neiges abondantes dans l'est et le nord de la France, inondations dans l'Ouest.</text:p>
          </table:table-cell>
          <table:table-cell table:number-columns-repeated="1020"/>
        </table:table-row>
        <table:table-row table:style-name="ro1">
          <table:table-cell table:formula="of:=IF([Evenèments.C15]&gt;0;T(&quot;&quot;) ;T(&quot;#&quot;))">
            <text:p/>
          </table:table-cell>
          <table:table-cell table:style-name="ce311" table:formula="of:=T([Evenèments.A15])">
            <text:p/>
          </table:table-cell>
          <table:table-cell table:style-name="ce311" table:formula="of:=T([Evenèments.B15])">
            <text:p/>
          </table:table-cell>
          <table:table-cell table:style-name="ce311" table:formula="of:=IF([Evenèments.C15]&gt;0;CONCATENATE([Evenèments.C15];[Evenèments.D15];[Evenèments.E15];T(&quot;;&quot;);[Evenèments.F15];[Evenèments.G15];[Evenèments.H15];T(&quot;;&quot;);[Evenèments.I15];T(&quot;;&quot;);[Evenèments.J15];T(&quot;;&quot;);[Evenèments.K15];T(&quot;;&quot;);[Evenèments.L15];T(&quot;;&quot;);[Evenèments.I15];T(&quot;=&quot;);[Evenèments.M15]);T(&quot;&quot;))" office:value-type="string" office:string-value="17501205;;fr;;7;CK;fr=le Var est sorti de son lit, suite aux pluies diluviennes s’étant abattues aux alentours de Nice. Les campagnes voisines sont inondées, plusieurs bâtiments entraînées et beaucoup d’arbres déracinés.">
            <text:p>17501205;;fr;;7;CK;fr=le Var est sorti de son lit, suite aux pluies diluviennes s’étant abattues aux alentours de Nice. Les campagnes voisines sont inondées, plusieurs bâtiments entraînées et beaucoup d’arbres déracinés.</text:p>
          </table:table-cell>
          <table:table-cell table:number-columns-repeated="1020"/>
        </table:table-row>
        <table:table-row table:style-name="ro1">
          <table:table-cell table:formula="of:=IF([Evenèments.C16]&gt;0;T(&quot;&quot;) ;T(&quot;#&quot;))">
            <text:p/>
          </table:table-cell>
          <table:table-cell table:style-name="ce311" table:formula="of:=T([Evenèments.A16])">
            <text:p/>
          </table:table-cell>
          <table:table-cell table:style-name="ce311" table:formula="of:=T([Evenèments.B16])">
            <text:p/>
          </table:table-cell>
          <table:table-cell table:style-name="ce311" table:formula="of:=IF([Evenèments.C16]&gt;0;CONCATENATE([Evenèments.C16];[Evenèments.D16];[Evenèments.E16];T(&quot;;&quot;);[Evenèments.F16];[Evenèments.G16];[Evenèments.H16];T(&quot;;&quot;);[Evenèments.I16];T(&quot;;&quot;);[Evenèments.J16];T(&quot;;&quot;);[Evenèments.K16];T(&quot;;&quot;);[Evenèments.L16];T(&quot;;&quot;);[Evenèments.I16];T(&quot;=&quot;);[Evenèments.M16]);T(&quot;&quot;))" office:value-type="string" office:string-value="178311;178403;fr;;5;CA;fr=Hiver exceptionnel qui détruit les semis de blé.">
            <text:p>178311;178403;fr;;5;CA;fr=Hiver exceptionnel qui détruit les semis de blé.</text:p>
          </table:table-cell>
          <table:table-cell table:number-columns-repeated="1020"/>
        </table:table-row>
        <table:table-row table:style-name="ro1">
          <table:table-cell table:formula="of:=IF([Evenèments.C17]&gt;0;T(&quot;&quot;) ;T(&quot;#&quot;))" office:value-type="string" office:string-value="#">
            <text:p>#</text:p>
          </table:table-cell>
          <table:table-cell table:style-name="ce311" table:formula="of:=T([Evenèments.A17])">
            <text:p/>
          </table:table-cell>
          <table:table-cell table:style-name="ce311" table:formula="of:=T([Evenèments.B17])">
            <text:p/>
          </table:table-cell>
          <table:table-cell table:style-name="ce311" table:formula="of:=IF([Evenèments.C17]&gt;0;CONCATENATE([Evenèments.C17];[Evenèments.D17];[Evenèments.E17];T(&quot;;&quot;);[Evenèments.F17];[Evenèments.G17];[Evenèments.H17];T(&quot;;&quot;);[Evenèments.I17];T(&quot;;&quot;);[Evenèments.J17];T(&quot;;&quot;);[Evenèments.K17];T(&quot;;&quot;);[Evenèments.L17];T(&quot;;&quot;);[Evenèments.I17];T(&quot;=&quot;);[Evenèments.M17]);T(&quot;&quot;))">
            <text:p/>
          </table:table-cell>
          <table:table-cell table:number-columns-repeated="1020"/>
        </table:table-row>
        <table:table-row table:style-name="ro1">
          <table:table-cell table:formula="of:=IF([Evenèments.C18]&gt;0;T(&quot;&quot;) ;T(&quot;#&quot;))" office:value-type="string" office:string-value="#">
            <text:p>#</text:p>
          </table:table-cell>
          <table:table-cell table:style-name="ce311" table:formula="of:=T([Evenèments.A18])" office:value-type="string" office:string-value="Événements démographiques">
            <text:p>Événements démographiques</text:p>
          </table:table-cell>
          <table:table-cell table:style-name="ce311" table:formula="of:=T([Evenèments.B18])">
            <text:p/>
          </table:table-cell>
          <table:table-cell table:style-name="ce311" table:formula="of:=IF([Evenèments.C18]&gt;0;CONCATENATE([Evenèments.C18];[Evenèments.D18];[Evenèments.E18];T(&quot;;&quot;);[Evenèments.F18];[Evenèments.G18];[Evenèments.H18];T(&quot;;&quot;);[Evenèments.I18];T(&quot;;&quot;);[Evenèments.J18];T(&quot;;&quot;);[Evenèments.K18];T(&quot;;&quot;);[Evenèments.L18];T(&quot;;&quot;);[Evenèments.I18];T(&quot;=&quot;);[Evenèments.M18]);T(&quot;&quot;))">
            <text:p/>
          </table:table-cell>
          <table:table-cell table:number-columns-repeated="1020"/>
        </table:table-row>
        <table:table-row table:style-name="ro1">
          <table:table-cell table:formula="of:=IF([Evenèments.C19]&gt;0;T(&quot;&quot;) ;T(&quot;#&quot;))" office:value-type="string" office:string-value="#">
            <text:p>#</text:p>
          </table:table-cell>
          <table:table-cell table:style-name="ce311" table:formula="of:=T([Evenèments.A19])">
            <text:p/>
          </table:table-cell>
          <table:table-cell table:style-name="ce311" table:formula="of:=T([Evenèments.B19])" office:value-type="string" office:string-value="M = Épidémies">
            <text:p>M = Épidémies</text:p>
          </table:table-cell>
          <table:table-cell table:style-name="ce311" table:formula="of:=IF([Evenèments.C19]&gt;0;CONCATENATE([Evenèments.C19];[Evenèments.D19];[Evenèments.E19];T(&quot;;&quot;);[Evenèments.F19];[Evenèments.G19];[Evenèments.H19];T(&quot;;&quot;);[Evenèments.I19];T(&quot;;&quot;);[Evenèments.J19];T(&quot;;&quot;);[Evenèments.K19];T(&quot;;&quot;);[Evenèments.L19];T(&quot;;&quot;);[Evenèments.I19];T(&quot;=&quot;);[Evenèments.M19]);T(&quot;&quot;))">
            <text:p/>
          </table:table-cell>
          <table:table-cell table:number-columns-repeated="1020"/>
        </table:table-row>
        <table:table-row table:style-name="ro1">
          <table:table-cell table:formula="of:=IF([Evenèments.C20]&gt;0;T(&quot;&quot;) ;T(&quot;#&quot;))">
            <text:p/>
          </table:table-cell>
          <table:table-cell table:style-name="ce311" table:formula="of:=T([Evenèments.A20])">
            <text:p/>
          </table:table-cell>
          <table:table-cell table:style-name="ce311" table:formula="of:=T([Evenèments.B20])">
            <text:p/>
          </table:table-cell>
          <table:table-cell table:style-name="ce311" table:formula="of:=IF([Evenèments.C20]&gt;0;CONCATENATE([Evenèments.C20];[Evenèments.D20];[Evenèments.E20];T(&quot;;&quot;);[Evenèments.F20];[Evenèments.G20];[Evenèments.H20];T(&quot;;&quot;);[Evenèments.I20];T(&quot;;&quot;);[Evenèments.J20];T(&quot;;&quot;);[Evenèments.K20];T(&quot;;&quot;);[Evenèments.L20];T(&quot;;&quot;);[Evenèments.I20];T(&quot;=&quot;);[Evenèments.M20]);T(&quot;&quot;))" office:value-type="string" office:string-value="1651;1652;fr;;2;M;fr=La Peste frappe la France (1.000.000 de morts). Mazarin a été accusé de l'avoir introduite.">
            <text:p>1651;1652;fr;;2;M;fr=La Peste frappe la France (1.000.000 de morts). Mazarin a été accusé de l'avoir introduite.</text:p>
          </table:table-cell>
          <table:table-cell table:number-columns-repeated="1020"/>
        </table:table-row>
        <table:table-row table:style-name="ro1">
          <table:table-cell table:formula="of:=IF([Evenèments.C21]&gt;0;T(&quot;&quot;) ;T(&quot;#&quot;))">
            <text:p/>
          </table:table-cell>
          <table:table-cell table:style-name="ce311" table:formula="of:=T([Evenèments.A21])">
            <text:p/>
          </table:table-cell>
          <table:table-cell table:style-name="ce311" table:formula="of:=T([Evenèments.B21])">
            <text:p/>
          </table:table-cell>
          <table:table-cell table:style-name="ce311" table:formula="of:=IF([Evenèments.C21]&gt;0;CONCATENATE([Evenèments.C21];[Evenèments.D21];[Evenèments.E21];T(&quot;;&quot;);[Evenèments.F21];[Evenèments.G21];[Evenèments.H21];T(&quot;;&quot;);[Evenèments.I21];T(&quot;;&quot;);[Evenèments.J21];T(&quot;;&quot;);[Evenèments.K21];T(&quot;;&quot;);[Evenèments.L21];T(&quot;;&quot;);[Evenèments.I21];T(&quot;=&quot;);[Evenèments.M21]);T(&quot;&quot;))" office:value-type="string" office:string-value="1720;;fr;;5;M;fr=Peste de Marseille. 85.000 morts en Provence.">
            <text:p>1720;;fr;;5;M;fr=Peste de Marseille. 85.000 morts en Provence.</text:p>
          </table:table-cell>
          <table:table-cell table:number-columns-repeated="1020"/>
        </table:table-row>
        <table:table-row table:style-name="ro1">
          <table:table-cell table:formula="of:=IF([Evenèments.C22]&gt;0;T(&quot;&quot;) ;T(&quot;#&quot;))">
            <text:p/>
          </table:table-cell>
          <table:table-cell table:style-name="ce311" table:formula="of:=T([Evenèments.A22])">
            <text:p/>
          </table:table-cell>
          <table:table-cell table:style-name="ce311" table:formula="of:=T([Evenèments.B22])">
            <text:p/>
          </table:table-cell>
          <table:table-cell table:style-name="ce311" table:formula="of:=IF([Evenèments.C22]&gt;0;CONCATENATE([Evenèments.C22];[Evenèments.D22];[Evenèments.E22];T(&quot;;&quot;);[Evenèments.F22];[Evenèments.G22];[Evenèments.H22];T(&quot;;&quot;);[Evenèments.I22];T(&quot;;&quot;);[Evenèments.J22];T(&quot;;&quot;);[Evenèments.K22];T(&quot;;&quot;);[Evenèments.L22];T(&quot;;&quot;);[Evenèments.I22];T(&quot;=&quot;);[Evenèments.M22]);T(&quot;&quot;))" office:value-type="string" office:string-value="183203;183204;fr;;5;M;fr=Épidémie de choléra à Paris. Plus de 18.500 morts.">
            <text:p>183203;183204;fr;;5;M;fr=Épidémie de choléra à Paris. Plus de 18.500 morts.</text:p>
          </table:table-cell>
          <table:table-cell table:number-columns-repeated="1020"/>
        </table:table-row>
        <table:table-row table:style-name="ro1">
          <table:table-cell table:formula="of:=IF([Evenèments.C23]&gt;0;T(&quot;&quot;) ;T(&quot;#&quot;))">
            <text:p/>
          </table:table-cell>
          <table:table-cell table:style-name="ce311" table:formula="of:=T([Evenèments.A23])">
            <text:p/>
          </table:table-cell>
          <table:table-cell table:style-name="ce311" table:formula="of:=T([Evenèments.B23])">
            <text:p/>
          </table:table-cell>
          <table:table-cell table:style-name="ce311" table:formula="of:=IF([Evenèments.C23]&gt;0;CONCATENATE([Evenèments.C23];[Evenèments.D23];[Evenèments.E23];T(&quot;;&quot;);[Evenèments.F23];[Evenèments.G23];[Evenèments.H23];T(&quot;;&quot;);[Evenèments.I23];T(&quot;;&quot;);[Evenèments.J23];T(&quot;;&quot;);[Evenèments.K23];T(&quot;;&quot;);[Evenèments.L23];T(&quot;;&quot;);[Evenèments.I23];T(&quot;=&quot;);[Evenèments.M23]);T(&quot;&quot;))" office:value-type="string" office:string-value="191810;;fr;;5;M;fr=Épidémie de grippe espagnole. Plus de 400.000 morts en France.">
            <text:p>191810;;fr;;5;M;fr=Épidémie de grippe espagnole. Plus de 400.000 morts en France.</text:p>
          </table:table-cell>
          <table:table-cell table:number-columns-repeated="1020"/>
        </table:table-row>
        <table:table-row table:style-name="ro1">
          <table:table-cell table:formula="of:=IF([Evenèments.C24]&gt;0;T(&quot;&quot;) ;T(&quot;#&quot;))" office:value-type="string" office:string-value="#">
            <text:p>#</text:p>
          </table:table-cell>
          <table:table-cell table:style-name="ce311" table:formula="of:=T([Evenèments.A24])">
            <text:p/>
          </table:table-cell>
          <table:table-cell table:style-name="ce311" table:formula="of:=T([Evenèments.B24])">
            <text:p/>
          </table:table-cell>
          <table:table-cell table:style-name="ce311" table:formula="of:=IF([Evenèments.C24]&gt;0;CONCATENATE([Evenèments.C24];[Evenèments.D24];[Evenèments.E24];T(&quot;;&quot;);[Evenèments.F24];[Evenèments.G24];[Evenèments.H24];T(&quot;;&quot;);[Evenèments.I24];T(&quot;;&quot;);[Evenèments.J24];T(&quot;;&quot;);[Evenèments.K24];T(&quot;;&quot;);[Evenèments.L24];T(&quot;;&quot;);[Evenèments.I24];T(&quot;=&quot;);[Evenèments.M24]);T(&quot;&quot;))">
            <text:p/>
          </table:table-cell>
          <table:table-cell table:number-columns-repeated="1020"/>
        </table:table-row>
        <table:table-row table:style-name="ro1">
          <table:table-cell table:formula="of:=IF([Evenèments.C25]&gt;0;T(&quot;&quot;) ;T(&quot;#&quot;))" office:value-type="string" office:string-value="#">
            <text:p>#</text:p>
          </table:table-cell>
          <table:table-cell table:style-name="ce311" table:formula="of:=T([Evenèments.A25])">
            <text:p/>
          </table:table-cell>
          <table:table-cell table:style-name="ce311" table:formula="of:=T([Evenèments.B25])" office:value-type="string" office:string-value="H = Famines">
            <text:p>H = Famines</text:p>
          </table:table-cell>
          <table:table-cell table:style-name="ce311" table:formula="of:=IF([Evenèments.C25]&gt;0;CONCATENATE([Evenèments.C25];[Evenèments.D25];[Evenèments.E25];T(&quot;;&quot;);[Evenèments.F25];[Evenèments.G25];[Evenèments.H25];T(&quot;;&quot;);[Evenèments.I25];T(&quot;;&quot;);[Evenèments.J25];T(&quot;;&quot;);[Evenèments.K25];T(&quot;;&quot;);[Evenèments.L25];T(&quot;;&quot;);[Evenèments.I25];T(&quot;=&quot;);[Evenèments.M25]);T(&quot;&quot;))">
            <text:p/>
          </table:table-cell>
          <table:table-cell table:number-columns-repeated="1020"/>
        </table:table-row>
        <table:table-row table:style-name="ro1">
          <table:table-cell table:formula="of:=IF([Evenèments.C26]&gt;0;T(&quot;&quot;) ;T(&quot;#&quot;))">
            <text:p/>
          </table:table-cell>
          <table:table-cell table:style-name="ce311" table:formula="of:=T([Evenèments.A26])">
            <text:p/>
          </table:table-cell>
          <table:table-cell table:style-name="ce311" table:formula="of:=T([Evenèments.B26])">
            <text:p/>
          </table:table-cell>
          <table:table-cell table:style-name="ce311" table:formula="of:=IF([Evenèments.C26]&gt;0;CONCATENATE([Evenèments.C26];[Evenèments.D26];[Evenèments.E26];T(&quot;;&quot;);[Evenèments.F26];[Evenèments.G26];[Evenèments.H26];T(&quot;;&quot;);[Evenèments.I26];T(&quot;;&quot;);[Evenèments.J26];T(&quot;;&quot;);[Evenèments.K26];T(&quot;;&quot;);[Evenèments.L26];T(&quot;;&quot;);[Evenèments.I26];T(&quot;=&quot;);[Evenèments.M26]);T(&quot;&quot;))" office:value-type="string" office:string-value="1692;;fr;;2;H;fr=Disette en Auvergne.">
            <text:p>1692;;fr;;2;H;fr=Disette en Auvergne.</text:p>
          </table:table-cell>
          <table:table-cell table:number-columns-repeated="1020"/>
        </table:table-row>
        <table:table-row table:style-name="ro1">
          <table:table-cell table:formula="of:=IF([Evenèments.C27]&gt;0;T(&quot;&quot;) ;T(&quot;#&quot;))">
            <text:p/>
          </table:table-cell>
          <table:table-cell table:style-name="ce311" table:formula="of:=T([Evenèments.A27])">
            <text:p/>
          </table:table-cell>
          <table:table-cell table:style-name="ce311" table:formula="of:=T([Evenèments.B27])">
            <text:p/>
          </table:table-cell>
          <table:table-cell table:style-name="ce311" table:formula="of:=IF([Evenèments.C27]&gt;0;CONCATENATE([Evenèments.C27];[Evenèments.D27];[Evenèments.E27];T(&quot;;&quot;);[Evenèments.F27];[Evenèments.G27];[Evenèments.H27];T(&quot;;&quot;);[Evenèments.I27];T(&quot;;&quot;);[Evenèments.J27];T(&quot;;&quot;);[Evenèments.K27];T(&quot;;&quot;);[Evenèments.L27];T(&quot;;&quot;);[Evenèments.I27];T(&quot;=&quot;);[Evenèments.M27]);T(&quot;&quot;))" office:value-type="string" office:string-value="169211;;fr;;2;H;fr=Désordres et famine dans la capitale.">
            <text:p>169211;;fr;;2;H;fr=Désordres et famine dans la capitale.</text:p>
          </table:table-cell>
          <table:table-cell table:number-columns-repeated="1020"/>
        </table:table-row>
        <table:table-row table:style-name="ro1">
          <table:table-cell table:formula="of:=IF([Evenèments.C28]&gt;0;T(&quot;&quot;) ;T(&quot;#&quot;))">
            <text:p/>
          </table:table-cell>
          <table:table-cell table:style-name="ce311" table:formula="of:=T([Evenèments.A28])">
            <text:p/>
          </table:table-cell>
          <table:table-cell table:style-name="ce311" table:formula="of:=T([Evenèments.B28])">
            <text:p/>
          </table:table-cell>
          <table:table-cell table:style-name="ce311" table:formula="of:=IF([Evenèments.C28]&gt;0;CONCATENATE([Evenèments.C28];[Evenèments.D28];[Evenèments.E28];T(&quot;;&quot;);[Evenèments.F28];[Evenèments.G28];[Evenèments.H28];T(&quot;;&quot;);[Evenèments.I28];T(&quot;;&quot;);[Evenèments.J28];T(&quot;;&quot;);[Evenèments.K28];T(&quot;;&quot;);[Evenèments.L28];T(&quot;;&quot;);[Evenèments.I28];T(&quot;=&quot;);[Evenèments.M28]);T(&quot;&quot;))" office:value-type="string" office:string-value="1693;1694;fr;;2;HA;fr=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
            <text:p>1693;1694;fr;;2;HA;fr=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text:p>
          </table:table-cell>
          <table:table-cell table:number-columns-repeated="1020"/>
        </table:table-row>
        <table:table-row table:style-name="ro1">
          <table:table-cell table:formula="of:=IF([Evenèments.C29]&gt;0;T(&quot;&quot;) ;T(&quot;#&quot;))">
            <text:p/>
          </table:table-cell>
          <table:table-cell table:style-name="ce311" table:formula="of:=T([Evenèments.A29])">
            <text:p/>
          </table:table-cell>
          <table:table-cell table:style-name="ce311" table:formula="of:=T([Evenèments.B29])">
            <text:p/>
          </table:table-cell>
          <table:table-cell table:style-name="ce311" table:formula="of:=IF([Evenèments.C29]&gt;0;CONCATENATE([Evenèments.C29];[Evenèments.D29];[Evenèments.E29];T(&quot;;&quot;);[Evenèments.F29];[Evenèments.G29];[Evenèments.H29];T(&quot;;&quot;);[Evenèments.I29];T(&quot;;&quot;);[Evenèments.J29];T(&quot;;&quot;);[Evenèments.K29];T(&quot;;&quot;);[Evenèments.L29];T(&quot;;&quot;);[Evenèments.I29];T(&quot;=&quot;);[Evenèments.M29]);T(&quot;&quot;))" office:value-type="string" office:string-value="1725;;fr;;5;H;fr=Famine en Normandie, on vit d'herbe des champs.">
            <text:p>1725;;fr;;5;H;fr=Famine en Normandie, on vit d'herbe des champs.</text:p>
          </table:table-cell>
          <table:table-cell table:number-columns-repeated="1020"/>
        </table:table-row>
        <table:table-row table:style-name="ro1">
          <table:table-cell table:formula="of:=IF([Evenèments.C30]&gt;0;T(&quot;&quot;) ;T(&quot;#&quot;))" office:value-type="string" office:string-value="#">
            <text:p>#</text:p>
          </table:table-cell>
          <table:table-cell table:style-name="ce311" table:formula="of:=T([Evenèments.A30])">
            <text:p/>
          </table:table-cell>
          <table:table-cell table:style-name="ce311" table:formula="of:=T([Evenèments.B30])">
            <text:p/>
          </table:table-cell>
          <table:table-cell table:style-name="ce311" table:formula="of:=IF([Evenèments.C30]&gt;0;CONCATENATE([Evenèments.C30];[Evenèments.D30];[Evenèments.E30];T(&quot;;&quot;);[Evenèments.F30];[Evenèments.G30];[Evenèments.H30];T(&quot;;&quot;);[Evenèments.I30];T(&quot;;&quot;);[Evenèments.J30];T(&quot;;&quot;);[Evenèments.K30];T(&quot;;&quot;);[Evenèments.L30];T(&quot;;&quot;);[Evenèments.I30];T(&quot;=&quot;);[Evenèments.M30]);T(&quot;&quot;))">
            <text:p/>
          </table:table-cell>
          <table:table-cell table:number-columns-repeated="1020"/>
        </table:table-row>
        <table:table-row table:style-name="ro1">
          <table:table-cell table:formula="of:=IF([Evenèments.C31]&gt;0;T(&quot;&quot;) ;T(&quot;#&quot;))" office:value-type="string" office:string-value="#">
            <text:p>#</text:p>
          </table:table-cell>
          <table:table-cell table:style-name="ce311" table:formula="of:=T([Evenèments.A31])">
            <text:p/>
          </table:table-cell>
          <table:table-cell table:style-name="ce311" table:formula="of:=T([Evenèments.B31])" office:value-type="string" office:string-value="K = Catastrophes">
            <text:p>K = Catastrophes</text:p>
          </table:table-cell>
          <table:table-cell table:style-name="ce311" table:formula="of:=IF([Evenèments.C31]&gt;0;CONCATENATE([Evenèments.C31];[Evenèments.D31];[Evenèments.E31];T(&quot;;&quot;);[Evenèments.F31];[Evenèments.G31];[Evenèments.H31];T(&quot;;&quot;);[Evenèments.I31];T(&quot;;&quot;);[Evenèments.J31];T(&quot;;&quot;);[Evenèments.K31];T(&quot;;&quot;);[Evenèments.L31];T(&quot;;&quot;);[Evenèments.I31];T(&quot;=&quot;);[Evenèments.M31]);T(&quot;&quot;))">
            <text:p/>
          </table:table-cell>
          <table:table-cell table:number-columns-repeated="1020"/>
        </table:table-row>
        <table:table-row table:style-name="ro1">
          <table:table-cell table:formula="of:=IF([Evenèments.C32]&gt;0;T(&quot;&quot;) ;T(&quot;#&quot;))">
            <text:p/>
          </table:table-cell>
          <table:table-cell table:style-name="ce311" table:formula="of:=T([Evenèments.A32])">
            <text:p/>
          </table:table-cell>
          <table:table-cell table:style-name="ce311" table:formula="of:=T([Evenèments.B32])">
            <text:p/>
          </table:table-cell>
          <table:table-cell table:style-name="ce311" table:formula="of:=IF([Evenèments.C32]&gt;0;CONCATENATE([Evenèments.C32];[Evenèments.D32];[Evenèments.E32];T(&quot;;&quot;);[Evenèments.F32];[Evenèments.G32];[Evenèments.H32];T(&quot;;&quot;);[Evenèments.I32];T(&quot;;&quot;);[Evenèments.J32];T(&quot;;&quot;);[Evenèments.K32];T(&quot;;&quot;);[Evenèments.L32];T(&quot;;&quot;);[Evenèments.I32];T(&quot;=&quot;);[Evenèments.M32]);T(&quot;&quot;))" office:value-type="string" office:string-value="16580301;;fr;;8;K;fr=Une grave crue de la Seine, la plus forte connue, se produit notamment à Paris où le pont Marie est emporté.">
            <text:p>16580301;;fr;;8;K;fr=Une grave crue de la Seine, la plus forte connue, se produit notamment à Paris où le pont Marie est emporté.</text:p>
          </table:table-cell>
          <table:table-cell table:number-columns-repeated="1020"/>
        </table:table-row>
        <table:table-row table:style-name="ro1">
          <table:table-cell table:formula="of:=IF([Evenèments.C33]&gt;0;T(&quot;&quot;) ;T(&quot;#&quot;))">
            <text:p/>
          </table:table-cell>
          <table:table-cell table:style-name="ce311" table:formula="of:=T([Evenèments.A33])">
            <text:p/>
          </table:table-cell>
          <table:table-cell table:style-name="ce311" table:formula="of:=T([Evenèments.B33])">
            <text:p/>
          </table:table-cell>
          <table:table-cell table:style-name="ce311" table:formula="of:=IF([Evenèments.C33]&gt;0;CONCATENATE([Evenèments.C33];[Evenèments.D33];[Evenèments.E33];T(&quot;;&quot;);[Evenèments.F33];[Evenèments.G33];[Evenèments.H33];T(&quot;;&quot;);[Evenèments.I33];T(&quot;;&quot;);[Evenèments.J33];T(&quot;;&quot;);[Evenèments.K33];T(&quot;;&quot;);[Evenèments.L33];T(&quot;;&quot;);[Evenèments.I33];T(&quot;=&quot;);[Evenèments.M33]);T(&quot;&quot;))" office:value-type="string" office:string-value="16600621;;fr;;6;K;fr=Dans la nuit un tremblement de terre est ressenti dans la région comprise entre Bordeaux et Bayonne. les secousses seront ensuite ressenti dans la région de Pau et surtout en Bigorre où les dommages sont conséquents et nombreux.">
            <text:p>16600621;;fr;;6;K;fr=Dans la nuit un tremblement de terre est ressenti dans la région comprise entre Bordeaux et Bayonne. les secousses seront ensuite ressenti dans la région de Pau et surtout en Bigorre où les dommages sont conséquents et nombreux.</text:p>
          </table:table-cell>
          <table:table-cell table:number-columns-repeated="1020"/>
        </table:table-row>
        <table:table-row table:style-name="ro1">
          <table:table-cell table:formula="of:=IF([Evenèments.C34]&gt;0;T(&quot;&quot;) ;T(&quot;#&quot;))">
            <text:p/>
          </table:table-cell>
          <table:table-cell table:style-name="ce311" table:formula="of:=T([Evenèments.A34])">
            <text:p/>
          </table:table-cell>
          <table:table-cell table:style-name="ce311" table:formula="of:=T([Evenèments.B34])">
            <text:p/>
          </table:table-cell>
          <table:table-cell table:style-name="ce311" table:formula="of:=IF([Evenèments.C34]&gt;0;CONCATENATE([Evenèments.C34];[Evenèments.D34];[Evenèments.E34];T(&quot;;&quot;);[Evenèments.F34];[Evenèments.G34];[Evenèments.H34];T(&quot;;&quot;);[Evenèments.I34];T(&quot;;&quot;);[Evenèments.J34];T(&quot;;&quot;);[Evenèments.K34];T(&quot;;&quot;);[Evenèments.L34];T(&quot;;&quot;);[Evenèments.I34];T(&quot;=&quot;);[Evenèments.M34]);T(&quot;&quot;))" office:value-type="string" office:string-value="17500524;;fr;;7;K;fr==Un tremblement de terre se fait sentir en Guyenne, aux alentours des villes de Toulouse, Narbonne et Montpellier.">
            <text:p>17500524;;fr;;7;K;fr==Un tremblement de terre se fait sentir en Guyenne, aux alentours des villes de Toulouse, Narbonne et Montpellier.</text:p>
          </table:table-cell>
          <table:table-cell table:number-columns-repeated="1020"/>
        </table:table-row>
        <table:table-row table:style-name="ro1">
          <table:table-cell table:formula="of:=IF([Evenèments.C35]&gt;0;T(&quot;&quot;) ;T(&quot;#&quot;))" office:value-type="string" office:string-value="#">
            <text:p>#</text:p>
          </table:table-cell>
          <table:table-cell table:style-name="ce311" table:formula="of:=T([Evenèments.A35])">
            <text:p/>
          </table:table-cell>
          <table:table-cell table:style-name="ce311" table:formula="of:=T([Evenèments.B35])">
            <text:p/>
          </table:table-cell>
          <table:table-cell table:style-name="ce311" table:formula="of:=IF([Evenèments.C35]&gt;0;CONCATENATE([Evenèments.C35];[Evenèments.D35];[Evenèments.E35];T(&quot;;&quot;);[Evenèments.F35];[Evenèments.G35];[Evenèments.H35];T(&quot;;&quot;);[Evenèments.I35];T(&quot;;&quot;);[Evenèments.J35];T(&quot;;&quot;);[Evenèments.K35];T(&quot;;&quot;);[Evenèments.L35];T(&quot;;&quot;);[Evenèments.I35];T(&quot;=&quot;);[Evenèments.M35]);T(&quot;&quot;))">
            <text:p/>
          </table:table-cell>
          <table:table-cell table:number-columns-repeated="1020"/>
        </table:table-row>
        <table:table-row table:style-name="ro1">
          <table:table-cell table:formula="of:=IF([Evenèments.C36]&gt;0;T(&quot;&quot;) ;T(&quot;#&quot;))" office:value-type="string" office:string-value="#">
            <text:p>#</text:p>
          </table:table-cell>
          <table:table-cell table:style-name="ce311" table:formula="of:=T([Evenèments.A36])">
            <text:p/>
          </table:table-cell>
          <table:table-cell table:style-name="ce311" table:formula="of:=T([Evenèments.B36])" office:value-type="string" office:string-value="T = Démographie">
            <text:p>T = Démographie</text:p>
          </table:table-cell>
          <table:table-cell table:style-name="ce311" table:formula="of:=IF([Evenèments.C36]&gt;0;CONCATENATE([Evenèments.C36];[Evenèments.D36];[Evenèments.E36];T(&quot;;&quot;);[Evenèments.F36];[Evenèments.G36];[Evenèments.H36];T(&quot;;&quot;);[Evenèments.I36];T(&quot;;&quot;);[Evenèments.J36];T(&quot;;&quot;);[Evenèments.K36];T(&quot;;&quot;);[Evenèments.L36];T(&quot;;&quot;);[Evenèments.I36];T(&quot;=&quot;);[Evenèments.M36]);T(&quot;&quot;))">
            <text:p/>
          </table:table-cell>
          <table:table-cell table:number-columns-repeated="1020"/>
        </table:table-row>
        <table:table-row table:style-name="ro1">
          <table:table-cell table:formula="of:=IF([Evenèments.C37]&gt;0;T(&quot;&quot;) ;T(&quot;#&quot;))">
            <text:p/>
          </table:table-cell>
          <table:table-cell table:style-name="ce311" table:formula="of:=T([Evenèments.A37])">
            <text:p/>
          </table:table-cell>
          <table:table-cell table:style-name="ce311" table:formula="of:=T([Evenèments.B37])">
            <text:p/>
          </table:table-cell>
          <table:table-cell table:style-name="ce311" table:formula="of:=IF([Evenèments.C37]&gt;0;CONCATENATE([Evenèments.C37];[Evenèments.D37];[Evenèments.E37];T(&quot;;&quot;);[Evenèments.F37];[Evenèments.G37];[Evenèments.H37];T(&quot;;&quot;);[Evenèments.I37];T(&quot;;&quot;);[Evenèments.J37];T(&quot;;&quot;);[Evenèments.K37];T(&quot;;&quot;);[Evenèments.L37];T(&quot;;&quot;);[Evenèments.I37];T(&quot;=&quot;);[Evenèments.M37]);T(&quot;&quot;))" office:value-type="string" office:string-value="1700;;fr;;5;T;fr=22,5 millions d’habitants en France. Paris compte 500 000 habitants. Lyon (100 000), Marseille (75 000), Rouen (60 000) et Lille (55 000) dépassent 50 000 habitants. 22 villes dépassent 20 000 habitants. 17% de la population vit dans des villes de plus de 2 000 habitants. ">
            <text:p>1700;;fr;;5;T;fr=22,5 millions d’habitants en France. Paris compte 500 000 habitants. Lyon (100 000), Marseille (75 000), Rouen (60 000) et Lille (55 000) dépassent 50 000 habitants. 22 villes dépassent 20 000 habitants. 17% de la population vit dans des villes de plus de 2 000 habitants. </text:p>
          </table:table-cell>
          <table:table-cell table:number-columns-repeated="1020"/>
        </table:table-row>
        <table:table-row table:style-name="ro1">
          <table:table-cell table:formula="of:=IF([Evenèments.C38]&gt;0;T(&quot;&quot;) ;T(&quot;#&quot;))" office:value-type="string" office:string-value="#">
            <text:p>#</text:p>
          </table:table-cell>
          <table:table-cell table:style-name="ce311" table:formula="of:=T([Evenèments.A38])">
            <text:p/>
          </table:table-cell>
          <table:table-cell table:style-name="ce311" table:formula="of:=T([Evenèments.B38])">
            <text:p/>
          </table:table-cell>
          <table:table-cell table:style-name="ce311" table:formula="of:=IF([Evenèments.C38]&gt;0;CONCATENATE([Evenèments.C38];[Evenèments.D38];[Evenèments.E38];T(&quot;;&quot;);[Evenèments.F38];[Evenèments.G38];[Evenèments.H38];T(&quot;;&quot;);[Evenèments.I38];T(&quot;;&quot;);[Evenèments.J38];T(&quot;;&quot;);[Evenèments.K38];T(&quot;;&quot;);[Evenèments.L38];T(&quot;;&quot;);[Evenèments.I38];T(&quot;=&quot;);[Evenèments.M38]);T(&quot;&quot;))">
            <text:p/>
          </table:table-cell>
          <table:table-cell table:number-columns-repeated="1020"/>
        </table:table-row>
        <table:table-row table:style-name="ro1">
          <table:table-cell table:formula="of:=IF([Evenèments.C39]&gt;0;T(&quot;&quot;) ;T(&quot;#&quot;))" office:value-type="string" office:string-value="#">
            <text:p>#</text:p>
          </table:table-cell>
          <table:table-cell table:style-name="ce311" table:formula="of:=T([Evenèments.A39])" office:value-type="string" office:string-value="Inventions et découvertes">
            <text:p>Inventions et découvertes</text:p>
          </table:table-cell>
          <table:table-cell table:style-name="ce311" table:formula="of:=T([Evenèments.B39])">
            <text:p/>
          </table:table-cell>
          <table:table-cell table:style-name="ce311" table:formula="of:=IF([Evenèments.C39]&gt;0;CONCATENATE([Evenèments.C39];[Evenèments.D39];[Evenèments.E39];T(&quot;;&quot;);[Evenèments.F39];[Evenèments.G39];[Evenèments.H39];T(&quot;;&quot;);[Evenèments.I39];T(&quot;;&quot;);[Evenèments.J39];T(&quot;;&quot;);[Evenèments.K39];T(&quot;;&quot;);[Evenèments.L39];T(&quot;;&quot;);[Evenèments.I39];T(&quot;=&quot;);[Evenèments.M39]);T(&quot;&quot;))">
            <text:p/>
          </table:table-cell>
          <table:table-cell table:number-columns-repeated="1020"/>
        </table:table-row>
        <table:table-row table:style-name="ro1">
          <table:table-cell table:formula="of:=IF([Evenèments.C40]&gt;0;T(&quot;&quot;) ;T(&quot;#&quot;))" office:value-type="string" office:string-value="#">
            <text:p>#</text:p>
          </table:table-cell>
          <table:table-cell table:style-name="ce311" table:formula="of:=T([Evenèments.A40])">
            <text:p/>
          </table:table-cell>
          <table:table-cell table:style-name="ce311" table:formula="of:=T([Evenèments.B40])" office:value-type="string" office:string-value="I = Invention">
            <text:p>I = Invention</text:p>
          </table:table-cell>
          <table:table-cell table:style-name="ce311" table:formula="of:=IF([Evenèments.C40]&gt;0;CONCATENATE([Evenèments.C40];[Evenèments.D40];[Evenèments.E40];T(&quot;;&quot;);[Evenèments.F40];[Evenèments.G40];[Evenèments.H40];T(&quot;;&quot;);[Evenèments.I40];T(&quot;;&quot;);[Evenèments.J40];T(&quot;;&quot;);[Evenèments.K40];T(&quot;;&quot;);[Evenèments.L40];T(&quot;;&quot;);[Evenèments.I40];T(&quot;=&quot;);[Evenèments.M40]);T(&quot;&quot;))">
            <text:p/>
          </table:table-cell>
          <table:table-cell table:number-columns-repeated="1020"/>
        </table:table-row>
        <table:table-row table:style-name="ro1">
          <table:table-cell table:formula="of:=IF([Evenèments.C41]&gt;0;T(&quot;&quot;) ;T(&quot;#&quot;))">
            <text:p/>
          </table:table-cell>
          <table:table-cell table:style-name="ce311" table:formula="of:=T([Evenèments.A41])">
            <text:p/>
          </table:table-cell>
          <table:table-cell table:style-name="ce311" table:formula="of:=T([Evenèments.B41])">
            <text:p/>
          </table:table-cell>
          <table:table-cell table:style-name="ce311" table:formula="of:=IF([Evenèments.C41]&gt;0;CONCATENATE([Evenèments.C41];[Evenèments.D41];[Evenèments.E41];T(&quot;;&quot;);[Evenèments.F41];[Evenèments.G41];[Evenèments.H41];T(&quot;;&quot;);[Evenèments.I41];T(&quot;;&quot;);[Evenèments.J41];T(&quot;;&quot;);[Evenèments.K41];T(&quot;;&quot;);[Evenèments.L41];T(&quot;;&quot;);[Evenèments.I41];T(&quot;=&quot;);[Evenèments.M41]);T(&quot;&quot;))" office:value-type="string" office:string-value="16360608;;fr;;8;I;fr=René Descartes fonde la géométrie analytique et publie son livre le Discours de la Méthode en français.">
            <text:p>16360608;;fr;;8;I;fr=René Descartes fonde la géométrie analytique et publie son livre le Discours de la Méthode en français.</text:p>
          </table:table-cell>
          <table:table-cell table:number-columns-repeated="1020"/>
        </table:table-row>
        <table:table-row table:style-name="ro1">
          <table:table-cell table:formula="of:=IF([Evenèments.C42]&gt;0;T(&quot;&quot;) ;T(&quot;#&quot;))">
            <text:p/>
          </table:table-cell>
          <table:table-cell table:style-name="ce311" table:formula="of:=T([Evenèments.A42])">
            <text:p/>
          </table:table-cell>
          <table:table-cell table:style-name="ce311" table:formula="of:=T([Evenèments.B42])">
            <text:p/>
          </table:table-cell>
          <table:table-cell table:style-name="ce311" table:formula="of:=IF([Evenèments.C42]&gt;0;CONCATENATE([Evenèments.C42];[Evenèments.D42];[Evenèments.E42];T(&quot;;&quot;);[Evenèments.F42];[Evenèments.G42];[Evenèments.H42];T(&quot;;&quot;);[Evenèments.I42];T(&quot;;&quot;);[Evenèments.J42];T(&quot;;&quot;);[Evenèments.K42];T(&quot;;&quot;);[Evenèments.L42];T(&quot;;&quot;);[Evenèments.I42];T(&quot;=&quot;);[Evenèments.M42]);T(&quot;&quot;))" office:value-type="string" office:string-value="17831021;;fr;;7;I;fr=Première ascension en montgolfière par Pilâtre de Rozier et le Marquis d'Arlandes.">
            <text:p>17831021;;fr;;7;I;fr=Première ascension en montgolfière par Pilâtre de Rozier et le Marquis d'Arlandes.</text:p>
          </table:table-cell>
          <table:table-cell table:number-columns-repeated="1020"/>
        </table:table-row>
        <table:table-row table:style-name="ro1">
          <table:table-cell table:formula="of:=IF([Evenèments.C43]&gt;0;T(&quot;&quot;) ;T(&quot;#&quot;))" office:value-type="string" office:string-value="#">
            <text:p>#</text:p>
          </table:table-cell>
          <table:table-cell table:style-name="ce311" table:formula="of:=T([Evenèments.A43])">
            <text:p/>
          </table:table-cell>
          <table:table-cell table:style-name="ce311" table:formula="of:=T([Evenèments.B43])">
            <text:p/>
          </table:table-cell>
          <table:table-cell table:style-name="ce311" table:formula="of:=IF([Evenèments.C43]&gt;0;CONCATENATE([Evenèments.C43];[Evenèments.D43];[Evenèments.E43];T(&quot;;&quot;);[Evenèments.F43];[Evenèments.G43];[Evenèments.H43];T(&quot;;&quot;);[Evenèments.I43];T(&quot;;&quot;);[Evenèments.J43];T(&quot;;&quot;);[Evenèments.K43];T(&quot;;&quot;);[Evenèments.L43];T(&quot;;&quot;);[Evenèments.I43];T(&quot;=&quot;);[Evenèments.M43]);T(&quot;&quot;))">
            <text:p/>
          </table:table-cell>
          <table:table-cell table:number-columns-repeated="1020"/>
        </table:table-row>
        <table:table-row table:style-name="ro1">
          <table:table-cell table:formula="of:=IF([Evenèments.C44]&gt;0;T(&quot;&quot;) ;T(&quot;#&quot;))" office:value-type="string" office:string-value="#">
            <text:p>#</text:p>
          </table:table-cell>
          <table:table-cell table:style-name="ce311" table:formula="of:=T([Evenèments.A44])">
            <text:p/>
          </table:table-cell>
          <table:table-cell table:style-name="ce311" table:formula="of:=T([Evenèments.B44])" office:value-type="string" office:string-value="Y = Découverte">
            <text:p>Y = Découverte</text:p>
          </table:table-cell>
          <table:table-cell table:style-name="ce311" table:formula="of:=IF([Evenèments.C44]&gt;0;CONCATENATE([Evenèments.C44];[Evenèments.D44];[Evenèments.E44];T(&quot;;&quot;);[Evenèments.F44];[Evenèments.G44];[Evenèments.H44];T(&quot;;&quot;);[Evenèments.I44];T(&quot;;&quot;);[Evenèments.J44];T(&quot;;&quot;);[Evenèments.K44];T(&quot;;&quot;);[Evenèments.L44];T(&quot;;&quot;);[Evenèments.I44];T(&quot;=&quot;);[Evenèments.M44]);T(&quot;&quot;))">
            <text:p/>
          </table:table-cell>
          <table:table-cell table:number-columns-repeated="1020"/>
        </table:table-row>
        <table:table-row table:style-name="ro1">
          <table:table-cell table:formula="of:=IF([Evenèments.C45]&gt;0;T(&quot;&quot;) ;T(&quot;#&quot;))">
            <text:p/>
          </table:table-cell>
          <table:table-cell table:style-name="ce311" table:formula="of:=T([Evenèments.A45])">
            <text:p/>
          </table:table-cell>
          <table:table-cell table:style-name="ce311" table:formula="of:=T([Evenèments.B45])">
            <text:p/>
          </table:table-cell>
          <table:table-cell table:style-name="ce311" table:formula="of:=IF([Evenèments.C45]&gt;0;CONCATENATE([Evenèments.C45];[Evenèments.D45];[Evenèments.E45];T(&quot;;&quot;);[Evenèments.F45];[Evenèments.G45];[Evenèments.H45];T(&quot;;&quot;);[Evenèments.I45];T(&quot;;&quot;);[Evenèments.J45];T(&quot;;&quot;);[Evenèments.K45];T(&quot;;&quot;);[Evenèments.L45];T(&quot;;&quot;);[Evenèments.I45];T(&quot;=&quot;);[Evenèments.M45]);T(&quot;&quot;))" office:value-type="string" office:string-value="16130111;;fr;;9;Y;fr=Découverte non loin de Romans dans le bas dauphiné de theutobocus, géant cimbre (peuple germanique).">
            <text:p>16130111;;fr;;9;Y;fr=Découverte non loin de Romans dans le bas dauphiné de theutobocus, géant cimbre (peuple germanique).</text:p>
          </table:table-cell>
          <table:table-cell table:number-columns-repeated="1020"/>
        </table:table-row>
        <table:table-row table:style-name="ro1">
          <table:table-cell table:formula="of:=IF([Evenèments.C46]&gt;0;T(&quot;&quot;) ;T(&quot;#&quot;))">
            <text:p/>
          </table:table-cell>
          <table:table-cell table:style-name="ce311" table:formula="of:=T([Evenèments.A46])">
            <text:p/>
          </table:table-cell>
          <table:table-cell table:style-name="ce311" table:formula="of:=T([Evenèments.B46])">
            <text:p/>
          </table:table-cell>
          <table:table-cell table:style-name="ce311" table:formula="of:=IF([Evenèments.C46]&gt;0;CONCATENATE([Evenèments.C46];[Evenèments.D46];[Evenèments.E46];T(&quot;;&quot;);[Evenèments.F46];[Evenèments.G46];[Evenèments.H46];T(&quot;;&quot;);[Evenèments.I46];T(&quot;;&quot;);[Evenèments.J46];T(&quot;;&quot;);[Evenèments.K46];T(&quot;;&quot;);[Evenèments.L46];T(&quot;;&quot;);[Evenèments.I46];T(&quot;=&quot;);[Evenèments.M46]);T(&quot;&quot;))" office:value-type="string" office:string-value="17640712;;fr;;8;Y;fr=Charles Messier découvre la première nébuleuse de l'histoire, et l'inscrit au n° 27 de son catalogue (M27 ou Dumbbell).">
            <text:p>17640712;;fr;;8;Y;fr=Charles Messier découvre la première nébuleuse de l'histoire, et l'inscrit au n° 27 de son catalogue (M27 ou Dumbbell).</text:p>
          </table:table-cell>
          <table:table-cell table:number-columns-repeated="1020"/>
        </table:table-row>
        <table:table-row table:style-name="ro1">
          <table:table-cell table:formula="of:=IF([Evenèments.C47]&gt;0;T(&quot;&quot;) ;T(&quot;#&quot;))">
            <text:p/>
          </table:table-cell>
          <table:table-cell table:style-name="ce311" table:formula="of:=T([Evenèments.A47])">
            <text:p/>
          </table:table-cell>
          <table:table-cell table:style-name="ce311" table:formula="of:=T([Evenèments.B47])">
            <text:p/>
          </table:table-cell>
          <table:table-cell table:style-name="ce311" table:formula="of:=IF([Evenèments.C47]&gt;0;CONCATENATE([Evenèments.C47];[Evenèments.D47];[Evenèments.E47];T(&quot;;&quot;);[Evenèments.F47];[Evenèments.G47];[Evenèments.H47];T(&quot;;&quot;);[Evenèments.I47];T(&quot;;&quot;);[Evenèments.J47];T(&quot;;&quot;);[Evenèments.K47];T(&quot;;&quot;);[Evenèments.L47];T(&quot;;&quot;);[Evenèments.I47];T(&quot;=&quot;);[Evenèments.M47]);T(&quot;&quot;))" office:value-type="string" office:string-value="1769;;fr;;2;Y;fr=l'Académie de Besançon ouvre un concours pour un nouvel aliment végétal. Le lauréat sera Antoine Augustin Parmentier (1737-1813) avec la pomme de terre.">
            <text:p>1769;;fr;;2;Y;fr=l'Académie de Besançon ouvre un concours pour un nouvel aliment végétal. Le lauréat sera Antoine Augustin Parmentier (1737-1813) avec la pomme de terre.</text:p>
          </table:table-cell>
          <table:table-cell table:number-columns-repeated="1020"/>
        </table:table-row>
        <table:table-row table:style-name="ro1">
          <table:table-cell table:formula="of:=IF([Evenèments.C48]&gt;0;T(&quot;&quot;) ;T(&quot;#&quot;))" office:value-type="string" office:string-value="#">
            <text:p>#</text:p>
          </table:table-cell>
          <table:table-cell table:style-name="ce311" table:formula="of:=T([Evenèments.A48])">
            <text:p/>
          </table:table-cell>
          <table:table-cell table:style-name="ce311" table:formula="of:=T([Evenèments.B48])">
            <text:p/>
          </table:table-cell>
          <table:table-cell table:style-name="ce311" table:formula="of:=IF([Evenèments.C48]&gt;0;CONCATENATE([Evenèments.C48];[Evenèments.D48];[Evenèments.E48];T(&quot;;&quot;);[Evenèments.F48];[Evenèments.G48];[Evenèments.H48];T(&quot;;&quot;);[Evenèments.I48];T(&quot;;&quot;);[Evenèments.J48];T(&quot;;&quot;);[Evenèments.K48];T(&quot;;&quot;);[Evenèments.L48];T(&quot;;&quot;);[Evenèments.I48];T(&quot;=&quot;);[Evenèments.M48]);T(&quot;&quot;))">
            <text:p/>
          </table:table-cell>
          <table:table-cell table:number-columns-repeated="1020"/>
        </table:table-row>
        <table:table-row table:style-name="ro1">
          <table:table-cell table:formula="of:=IF([Evenèments.C49]&gt;0;T(&quot;&quot;) ;T(&quot;#&quot;))" office:value-type="string" office:string-value="#">
            <text:p>#</text:p>
          </table:table-cell>
          <table:table-cell table:style-name="ce311" table:formula="of:=T([Evenèments.A49])" office:value-type="string" office:string-value="Faits de Société">
            <text:p>Faits de Société</text:p>
          </table:table-cell>
          <table:table-cell table:style-name="ce311" table:formula="of:=T([Evenèments.B49])">
            <text:p/>
          </table:table-cell>
          <table:table-cell table:style-name="ce311" table:formula="of:=IF([Evenèments.C49]&gt;0;CONCATENATE([Evenèments.C49];[Evenèments.D49];[Evenèments.E49];T(&quot;;&quot;);[Evenèments.F49];[Evenèments.G49];[Evenèments.H49];T(&quot;;&quot;);[Evenèments.I49];T(&quot;;&quot;);[Evenèments.J49];T(&quot;;&quot;);[Evenèments.K49];T(&quot;;&quot;);[Evenèments.L49];T(&quot;;&quot;);[Evenèments.I49];T(&quot;=&quot;);[Evenèments.M49]);T(&quot;&quot;))">
            <text:p/>
          </table:table-cell>
          <table:table-cell table:number-columns-repeated="1020"/>
        </table:table-row>
        <table:table-row table:style-name="ro1">
          <table:table-cell table:formula="of:=IF([Evenèments.C50]&gt;0;T(&quot;&quot;) ;T(&quot;#&quot;))" office:value-type="string" office:string-value="#">
            <text:p>#</text:p>
          </table:table-cell>
          <table:table-cell table:style-name="ce311" table:formula="of:=T([Evenèments.A50])">
            <text:p/>
          </table:table-cell>
          <table:table-cell table:style-name="ce311" table:formula="of:=T([Evenèments.B50])" office:value-type="string" office:string-value="S = Faits de Société  (vie du peuple)">
            <text:p>S = Faits de Société <text:s/>(vie du peuple)</text:p>
          </table:table-cell>
          <table:table-cell table:style-name="ce311" table:formula="of:=IF([Evenèments.C50]&gt;0;CONCATENATE([Evenèments.C50];[Evenèments.D50];[Evenèments.E50];T(&quot;;&quot;);[Evenèments.F50];[Evenèments.G50];[Evenèments.H50];T(&quot;;&quot;);[Evenèments.I50];T(&quot;;&quot;);[Evenèments.J50];T(&quot;;&quot;);[Evenèments.K50];T(&quot;;&quot;);[Evenèments.L50];T(&quot;;&quot;);[Evenèments.I50];T(&quot;=&quot;);[Evenèments.M50]);T(&quot;&quot;))">
            <text:p/>
          </table:table-cell>
          <table:table-cell table:number-columns-repeated="1020"/>
        </table:table-row>
        <table:table-row table:style-name="ro1">
          <table:table-cell table:formula="of:=IF([Evenèments.C51]&gt;0;T(&quot;&quot;) ;T(&quot;#&quot;))" office:value-type="string" office:string-value="#">
            <text:p>#</text:p>
          </table:table-cell>
          <table:table-cell table:style-name="ce311" table:formula="of:=T([Evenèments.A51])">
            <text:p/>
          </table:table-cell>
          <table:table-cell table:style-name="ce311" table:formula="of:=T([Evenèments.B51])">
            <text:p/>
          </table:table-cell>
          <table:table-cell table:style-name="ce311" table:formula="of:=IF([Evenèments.C51]&gt;0;CONCATENATE([Evenèments.C51];[Evenèments.D51];[Evenèments.E51];T(&quot;;&quot;);[Evenèments.F51];[Evenèments.G51];[Evenèments.H51];T(&quot;;&quot;);[Evenèments.I51];T(&quot;;&quot;);[Evenèments.J51];T(&quot;;&quot;);[Evenèments.K51];T(&quot;;&quot;);[Evenèments.L51];T(&quot;;&quot;);[Evenèments.I51];T(&quot;=&quot;);[Evenèments.M51]);T(&quot;&quot;))">
            <text:p/>
          </table:table-cell>
          <table:table-cell table:number-columns-repeated="1020"/>
        </table:table-row>
        <table:table-row table:style-name="ro1">
          <table:table-cell table:formula="of:=IF([Evenèments.C52]&gt;0;T(&quot;&quot;) ;T(&quot;#&quot;))" office:value-type="string" office:string-value="#">
            <text:p>#</text:p>
          </table:table-cell>
          <table:table-cell table:style-name="ce311" table:formula="of:=T([Evenèments.A52])">
            <text:p/>
          </table:table-cell>
          <table:table-cell table:style-name="ce311" table:formula="of:=T([Evenèments.B52])" office:value-type="string" office:string-value="E = Événements divers">
            <text:p>E = Événements divers</text:p>
          </table:table-cell>
          <table:table-cell table:style-name="ce311" table:formula="of:=IF([Evenèments.C52]&gt;0;CONCATENATE([Evenèments.C52];[Evenèments.D52];[Evenèments.E52];T(&quot;;&quot;);[Evenèments.F52];[Evenèments.G52];[Evenèments.H52];T(&quot;;&quot;);[Evenèments.I52];T(&quot;;&quot;);[Evenèments.J52];T(&quot;;&quot;);[Evenèments.K52];T(&quot;;&quot;);[Evenèments.L52];T(&quot;;&quot;);[Evenèments.I52];T(&quot;=&quot;);[Evenèments.M52]);T(&quot;&quot;))">
            <text:p/>
          </table:table-cell>
          <table:table-cell table:number-columns-repeated="1020"/>
        </table:table-row>
        <table:table-row table:style-name="ro1">
          <table:table-cell table:formula="of:=IF([Evenèments.C53]&gt;0;T(&quot;&quot;) ;T(&quot;#&quot;))">
            <text:p/>
          </table:table-cell>
          <table:table-cell table:style-name="ce311" table:formula="of:=T([Evenèments.A53])">
            <text:p/>
          </table:table-cell>
          <table:table-cell table:style-name="ce311" table:formula="of:=T([Evenèments.B53])">
            <text:p/>
          </table:table-cell>
          <table:table-cell table:style-name="ce311" table:formula="of:=IF([Evenèments.C53]&gt;0;CONCATENATE([Evenèments.C53];[Evenèments.D53];[Evenèments.E53];T(&quot;;&quot;);[Evenèments.F53];[Evenèments.G53];[Evenèments.H53];T(&quot;;&quot;);[Evenèments.I53];T(&quot;;&quot;);[Evenèments.J53];T(&quot;;&quot;);[Evenèments.K53];T(&quot;;&quot;);[Evenèments.L53];T(&quot;;&quot;);[Evenèments.I53];T(&quot;=&quot;);[Evenèments.M53]);T(&quot;&quot;))" office:value-type="string" office:string-value="16071027;;fr;;2;E;fr=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
            <text:p>16071027;;fr;;2;E;fr=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text:p>
          </table:table-cell>
          <table:table-cell table:number-columns-repeated="1020"/>
        </table:table-row>
        <table:table-row table:style-name="ro1">
          <table:table-cell table:formula="of:=IF([Evenèments.C54]&gt;0;T(&quot;&quot;) ;T(&quot;#&quot;))">
            <text:p/>
          </table:table-cell>
          <table:table-cell table:style-name="ce311" table:formula="of:=T([Evenèments.A54])">
            <text:p/>
          </table:table-cell>
          <table:table-cell table:style-name="ce311" table:formula="of:=T([Evenèments.B54])">
            <text:p/>
          </table:table-cell>
          <table:table-cell table:style-name="ce311" table:formula="of:=IF([Evenèments.C54]&gt;0;CONCATENATE([Evenèments.C54];[Evenèments.D54];[Evenèments.E54];T(&quot;;&quot;);[Evenèments.F54];[Evenèments.G54];[Evenèments.H54];T(&quot;;&quot;);[Evenèments.I54];T(&quot;;&quot;);[Evenèments.J54];T(&quot;;&quot;);[Evenèments.K54];T(&quot;;&quot;);[Evenèments.L54];T(&quot;;&quot;);[Evenèments.I54];T(&quot;=&quot;);[Evenèments.M54]);T(&quot;&quot;))" office:value-type="string" office:string-value="16180307;;fr;;0;E;fr=Incendie du Palais de Justice de Paris. Longtemps demeure des rois de France, actuellement Conciergerie">
            <text:p>16180307;;fr;;0;E;fr=Incendie du Palais de Justice de Paris. Longtemps demeure des rois de France, actuellement Conciergerie</text:p>
          </table:table-cell>
          <table:table-cell table:number-columns-repeated="1020"/>
        </table:table-row>
        <table:table-row table:style-name="ro1">
          <table:table-cell table:formula="of:=IF([Evenèments.C55]&gt;0;T(&quot;&quot;) ;T(&quot;#&quot;))">
            <text:p/>
          </table:table-cell>
          <table:table-cell table:style-name="ce311" table:formula="of:=T([Evenèments.A55])">
            <text:p/>
          </table:table-cell>
          <table:table-cell table:style-name="ce311" table:formula="of:=T([Evenèments.B55])">
            <text:p/>
          </table:table-cell>
          <table:table-cell table:style-name="ce311" table:formula="of:=IF([Evenèments.C55]&gt;0;CONCATENATE([Evenèments.C55];[Evenèments.D55];[Evenèments.E55];T(&quot;;&quot;);[Evenèments.F55];[Evenèments.G55];[Evenèments.H55];T(&quot;;&quot;);[Evenèments.I55];T(&quot;;&quot;);[Evenèments.J55];T(&quot;;&quot;);[Evenèments.K55];T(&quot;;&quot;);[Evenèments.L55];T(&quot;;&quot;);[Evenèments.I55];T(&quot;=&quot;);[Evenèments.M55]);T(&quot;&quot;))" office:value-type="string" office:string-value="18160606;;fr;;8;E;fr=Naufrage de la Méduse.">
            <text:p>18160606;;fr;;8;E;fr=Naufrage de la Méduse.</text:p>
          </table:table-cell>
          <table:table-cell table:number-columns-repeated="1020"/>
        </table:table-row>
        <table:table-row table:style-name="ro1">
          <table:table-cell table:formula="of:=IF([Evenèments.C56]&gt;0;T(&quot;&quot;) ;T(&quot;#&quot;))" office:value-type="string" office:string-value="#">
            <text:p>#</text:p>
          </table:table-cell>
          <table:table-cell table:style-name="ce311" table:formula="of:=T([Evenèments.A56])">
            <text:p/>
          </table:table-cell>
          <table:table-cell table:style-name="ce311" table:formula="of:=T([Evenèments.B56])">
            <text:p/>
          </table:table-cell>
          <table:table-cell table:style-name="ce311" table:formula="of:=IF([Evenèments.C56]&gt;0;CONCATENATE([Evenèments.C56];[Evenèments.D56];[Evenèments.E56];T(&quot;;&quot;);[Evenèments.F56];[Evenèments.G56];[Evenèments.H56];T(&quot;;&quot;);[Evenèments.I56];T(&quot;;&quot;);[Evenèments.J56];T(&quot;;&quot;);[Evenèments.K56];T(&quot;;&quot;);[Evenèments.L56];T(&quot;;&quot;);[Evenèments.I56];T(&quot;=&quot;);[Evenèments.M56]);T(&quot;&quot;))">
            <text:p/>
          </table:table-cell>
          <table:table-cell table:number-columns-repeated="1020"/>
        </table:table-row>
        <table:table-row table:style-name="ro1">
          <table:table-cell table:formula="of:=IF([Evenèments.C57]&gt;0;T(&quot;&quot;) ;T(&quot;#&quot;))" office:value-type="string" office:string-value="#">
            <text:p>#</text:p>
          </table:table-cell>
          <table:table-cell table:style-name="ce311" table:formula="of:=T([Evenèments.A57])" office:value-type="string" office:string-value="Guerres (événements majeurs)">
            <text:p>Guerres (événements majeurs)</text:p>
          </table:table-cell>
          <table:table-cell table:style-name="ce311" table:formula="of:=T([Evenèments.B57])">
            <text:p/>
          </table:table-cell>
          <table:table-cell table:style-name="ce311" table:formula="of:=IF([Evenèments.C57]&gt;0;CONCATENATE([Evenèments.C57];[Evenèments.D57];[Evenèments.E57];T(&quot;;&quot;);[Evenèments.F57];[Evenèments.G57];[Evenèments.H57];T(&quot;;&quot;);[Evenèments.I57];T(&quot;;&quot;);[Evenèments.J57];T(&quot;;&quot;);[Evenèments.K57];T(&quot;;&quot;);[Evenèments.L57];T(&quot;;&quot;);[Evenèments.I57];T(&quot;=&quot;);[Evenèments.M57]);T(&quot;&quot;))">
            <text:p/>
          </table:table-cell>
          <table:table-cell table:number-columns-repeated="1020"/>
        </table:table-row>
        <table:table-row table:style-name="ro1">
          <table:table-cell table:formula="of:=IF([Evenèments.C58]&gt;0;T(&quot;&quot;) ;T(&quot;#&quot;))" office:value-type="string" office:string-value="#">
            <text:p>#</text:p>
          </table:table-cell>
          <table:table-cell table:style-name="ce311" table:formula="of:=T([Evenèments.A58])">
            <text:p/>
          </table:table-cell>
          <table:table-cell table:style-name="ce311" table:formula="of:=T([Evenèments.B58])" office:value-type="string" office:string-value="W = Guerres, batailles et traités">
            <text:p>W = Guerres, batailles et traités</text:p>
          </table:table-cell>
          <table:table-cell table:style-name="ce311" table:formula="of:=IF([Evenèments.C58]&gt;0;CONCATENATE([Evenèments.C58];[Evenèments.D58];[Evenèments.E58];T(&quot;;&quot;);[Evenèments.F58];[Evenèments.G58];[Evenèments.H58];T(&quot;;&quot;);[Evenèments.I58];T(&quot;;&quot;);[Evenèments.J58];T(&quot;;&quot;);[Evenèments.K58];T(&quot;;&quot;);[Evenèments.L58];T(&quot;;&quot;);[Evenèments.I58];T(&quot;=&quot;);[Evenèments.M58]);T(&quot;&quot;))">
            <text:p/>
          </table:table-cell>
          <table:table-cell table:number-columns-repeated="1020"/>
        </table:table-row>
        <table:table-row table:style-name="ro1">
          <table:table-cell table:formula="of:=IF([Evenèments.C59]&gt;0;T(&quot;&quot;) ;T(&quot;#&quot;))">
            <text:p/>
          </table:table-cell>
          <table:table-cell table:style-name="ce311" table:formula="of:=T([Evenèments.A59])">
            <text:p/>
          </table:table-cell>
          <table:table-cell table:style-name="ce311" table:formula="of:=T([Evenèments.B59])">
            <text:p/>
          </table:table-cell>
          <table:table-cell table:style-name="ce311" table:formula="of:=IF([Evenèments.C59]&gt;0;CONCATENATE([Evenèments.C59];[Evenèments.D59];[Evenèments.E59];T(&quot;;&quot;);[Evenèments.F59];[Evenèments.G59];[Evenèments.H59];T(&quot;;&quot;);[Evenèments.I59];T(&quot;;&quot;);[Evenèments.J59];T(&quot;;&quot;);[Evenèments.K59];T(&quot;;&quot;);[Evenèments.L59];T(&quot;;&quot;);[Evenèments.I59];T(&quot;=&quot;);[Evenèments.M59]);T(&quot;&quot;))" office:value-type="string" office:string-value="16010117;;fr;;9;WP;fr=Annexion par la France de La Bresse (Vosges) et du Bugey (sud-est de la France, entre Lyon et Genève.).">
            <text:p>16010117;;fr;;9;WP;fr=Annexion par la France de La Bresse (Vosges) et du Bugey (sud-est de la France, entre Lyon et Genève.).</text:p>
          </table:table-cell>
          <table:table-cell table:number-columns-repeated="1020"/>
        </table:table-row>
        <table:table-row table:style-name="ro1">
          <table:table-cell table:formula="of:=IF([Evenèments.C60]&gt;0;T(&quot;&quot;) ;T(&quot;#&quot;))">
            <text:p/>
          </table:table-cell>
          <table:table-cell table:style-name="ce311" table:formula="of:=T([Evenèments.A60])">
            <text:p/>
          </table:table-cell>
          <table:table-cell table:style-name="ce311" table:formula="of:=T([Evenèments.B60])">
            <text:p/>
          </table:table-cell>
          <table:table-cell table:style-name="ce311" table:formula="of:=IF([Evenèments.C60]&gt;0;CONCATENATE([Evenèments.C60];[Evenèments.D60];[Evenèments.E60];T(&quot;;&quot;);[Evenèments.F60];[Evenèments.G60];[Evenèments.H60];T(&quot;;&quot;);[Evenèments.I60];T(&quot;;&quot;);[Evenèments.J60];T(&quot;;&quot;);[Evenèments.K60];T(&quot;;&quot;);[Evenèments.L60];T(&quot;;&quot;);[Evenèments.I60];T(&quot;=&quot;);[Evenèments.M60]);T(&quot;&quot;))" office:value-type="string" office:string-value="16200807;;fr;;9;WP;fr=Bataille des Ponts-de-Cé, commune du Maine-et-Loire situé dans la banlieue sud d'Angers. Les partisans de la reine mère Marie de Médicis sont défaits par les troupes royales (partisans de Louis XIII) aux Ponts-de-Cé. Cette bataille est aussi connue sous le nom des &quot;Drôleries des Ponts-de-Cé&quot; car les troupes de Marie de Médicis se présentent sans commandement sur le champ de bataille. L'armée royale n'eut plus qu'à disperser ses fantassins dans une &quot;drôlerie&quot; générale.">
            <text:p>16200807;;fr;;9;WP;fr=Bataille des Ponts-de-Cé, commune du Maine-et-Loire situé dans la banlieue sud d'Angers. Les partisans de la reine mère Marie de Médicis sont défaits par les troupes royales (partisans de Louis XIII) aux Ponts-de-Cé. Cette bataille est aussi connue sous le nom des "Drôleries des Ponts-de-Cé" car les troupes de Marie de Médicis se présentent sans commandement sur le champ de bataille. L'armée royale n'eut plus qu'à disperser ses fantassins dans une "drôlerie" générale.</text:p>
          </table:table-cell>
          <table:table-cell table:number-columns-repeated="1020"/>
        </table:table-row>
        <table:table-row table:style-name="ro1">
          <table:table-cell table:formula="of:=IF([Evenèments.C61]&gt;0;T(&quot;&quot;) ;T(&quot;#&quot;))">
            <text:p/>
          </table:table-cell>
          <table:table-cell table:style-name="ce311" table:formula="of:=T([Evenèments.A61])">
            <text:p/>
          </table:table-cell>
          <table:table-cell table:style-name="ce311" table:formula="of:=T([Evenèments.B61])">
            <text:p/>
          </table:table-cell>
          <table:table-cell table:style-name="ce311" table:formula="of:=IF([Evenèments.C61]&gt;0;CONCATENATE([Evenèments.C61];[Evenèments.D61];[Evenèments.E61];T(&quot;;&quot;);[Evenèments.F61];[Evenèments.G61];[Evenèments.H61];T(&quot;;&quot;);[Evenèments.I61];T(&quot;;&quot;);[Evenèments.J61];T(&quot;;&quot;);[Evenèments.K61];T(&quot;;&quot;);[Evenèments.L61];T(&quot;;&quot;);[Evenèments.I61];T(&quot;=&quot;);[Evenèments.M61]);T(&quot;&quot;))" office:value-type="string" office:string-value="16201108;;fr;;9;WP;fr=Bataille de la Montagne Blanche.">
            <text:p>16201108;;fr;;9;WP;fr=Bataille de la Montagne Blanche.</text:p>
          </table:table-cell>
          <table:table-cell table:number-columns-repeated="1020"/>
        </table:table-row>
        <table:table-row table:style-name="ro1">
          <table:table-cell table:formula="of:=IF([Evenèments.C62]&gt;0;T(&quot;&quot;) ;T(&quot;#&quot;))">
            <text:p/>
          </table:table-cell>
          <table:table-cell table:style-name="ce311" table:formula="of:=T([Evenèments.A62])">
            <text:p/>
          </table:table-cell>
          <table:table-cell table:style-name="ce311" table:formula="of:=T([Evenèments.B62])">
            <text:p/>
          </table:table-cell>
          <table:table-cell table:style-name="ce311" table:formula="of:=IF([Evenèments.C62]&gt;0;CONCATENATE([Evenèments.C62];[Evenèments.D62];[Evenèments.E62];T(&quot;;&quot;);[Evenèments.F62];[Evenèments.G62];[Evenèments.H62];T(&quot;;&quot;);[Evenèments.I62];T(&quot;;&quot;);[Evenèments.J62];T(&quot;;&quot;);[Evenèments.K62];T(&quot;;&quot;);[Evenèments.L62];T(&quot;;&quot;);[Evenèments.I62];T(&quot;=&quot;);[Evenèments.M62]);T(&quot;&quot;))" office:value-type="string" office:string-value="16210425;;fr;;8;WP;fr=Traité de Madrid dans lequel l'Espagne s'engage à restituer la Valteline (Alpes) aux Grisons.">
            <text:p>16210425;;fr;;8;WP;fr=Traité de Madrid dans lequel l'Espagne s'engage à restituer la Valteline (Alpes) aux Grisons.</text:p>
          </table:table-cell>
          <table:table-cell table:number-columns-repeated="1020"/>
        </table:table-row>
        <table:table-row table:style-name="ro1">
          <table:table-cell table:formula="of:=IF([Evenèments.C63]&gt;0;T(&quot;&quot;) ;T(&quot;#&quot;))">
            <text:p/>
          </table:table-cell>
          <table:table-cell table:style-name="ce311" table:formula="of:=T([Evenèments.A63])">
            <text:p/>
          </table:table-cell>
          <table:table-cell table:style-name="ce311" table:formula="of:=T([Evenèments.B63])">
            <text:p/>
          </table:table-cell>
          <table:table-cell table:style-name="ce311" table:formula="of:=IF([Evenèments.C63]&gt;0;CONCATENATE([Evenèments.C63];[Evenèments.D63];[Evenèments.E63];T(&quot;;&quot;);[Evenèments.F63];[Evenèments.G63];[Evenèments.H63];T(&quot;;&quot;);[Evenèments.I63];T(&quot;;&quot;);[Evenèments.J63];T(&quot;;&quot;);[Evenèments.K63];T(&quot;;&quot;);[Evenèments.L63];T(&quot;;&quot;);[Evenèments.I63];T(&quot;=&quot;);[Evenèments.M63]);T(&quot;&quot;))" office:value-type="string" office:string-value="16220511;;fr;;7;WP;fr=Prise de Royan par les troupes du Roi.">
            <text:p>16220511;;fr;;7;WP;fr=Prise de Royan par les troupes du Roi.</text:p>
          </table:table-cell>
          <table:table-cell table:number-columns-repeated="1020"/>
        </table:table-row>
        <table:table-row table:style-name="ro1">
          <table:table-cell table:formula="of:=IF([Evenèments.C64]&gt;0;T(&quot;&quot;) ;T(&quot;#&quot;))">
            <text:p/>
          </table:table-cell>
          <table:table-cell table:style-name="ce311" table:formula="of:=T([Evenèments.A64])">
            <text:p/>
          </table:table-cell>
          <table:table-cell table:style-name="ce311" table:formula="of:=T([Evenèments.B64])">
            <text:p/>
          </table:table-cell>
          <table:table-cell table:style-name="ce311" table:formula="of:=IF([Evenèments.C64]&gt;0;CONCATENATE([Evenèments.C64];[Evenèments.D64];[Evenèments.E64];T(&quot;;&quot;);[Evenèments.F64];[Evenèments.G64];[Evenèments.H64];T(&quot;;&quot;);[Evenèments.I64];T(&quot;;&quot;);[Evenèments.J64];T(&quot;;&quot;);[Evenèments.K64];T(&quot;;&quot;);[Evenèments.L64];T(&quot;;&quot;);[Evenèments.I64];T(&quot;=&quot;);[Evenèments.M64]);T(&quot;&quot;))" office:value-type="string" office:string-value="16270721;;fr;;7;WP;fr=Les anglais débarquent à l’Île de Ré. Ils se veulent les protecteurs des huguenots mais ils tenteront en vain de s'emparer de Fort Saint Martin.">
            <text:p>16270721;;fr;;7;WP;fr=Les anglais débarquent à l’Île de Ré. Ils se veulent les protecteurs des huguenots mais ils tenteront en vain de s'emparer de Fort Saint Martin.</text:p>
          </table:table-cell>
          <table:table-cell table:number-columns-repeated="1020"/>
        </table:table-row>
        <table:table-row table:style-name="ro1">
          <table:table-cell table:formula="of:=IF([Evenèments.C65]&gt;0;T(&quot;&quot;) ;T(&quot;#&quot;))">
            <text:p/>
          </table:table-cell>
          <table:table-cell table:style-name="ce311" table:formula="of:=T([Evenèments.A65])">
            <text:p/>
          </table:table-cell>
          <table:table-cell table:style-name="ce311" table:formula="of:=T([Evenèments.B65])">
            <text:p/>
          </table:table-cell>
          <table:table-cell table:style-name="ce311" table:formula="of:=IF([Evenèments.C65]&gt;0;CONCATENATE([Evenèments.C65];[Evenèments.D65];[Evenèments.E65];T(&quot;;&quot;);[Evenèments.F65];[Evenèments.G65];[Evenèments.H65];T(&quot;;&quot;);[Evenèments.I65];T(&quot;;&quot;);[Evenèments.J65];T(&quot;;&quot;);[Evenèments.K65];T(&quot;;&quot;);[Evenèments.L65];T(&quot;;&quot;);[Evenèments.I65];T(&quot;=&quot;);[Evenèments.M65]);T(&quot;&quot;))" office:value-type="string" office:string-value="16280312;;fr;;7;WP;fr=Richelieu tente, mais sans succès, un coup de force contre la porte Maubec de La Rochelle.">
            <text:p>16280312;;fr;;7;WP;fr=Richelieu tente, mais sans succès, un coup de force contre la porte Maubec de La Rochelle.</text:p>
          </table:table-cell>
          <table:table-cell table:number-columns-repeated="1020"/>
        </table:table-row>
        <table:table-row table:style-name="ro1">
          <table:table-cell table:formula="of:=IF([Evenèments.C66]&gt;0;T(&quot;&quot;) ;T(&quot;#&quot;))">
            <text:p/>
          </table:table-cell>
          <table:table-cell table:style-name="ce311" table:formula="of:=T([Evenèments.A66])">
            <text:p/>
          </table:table-cell>
          <table:table-cell table:style-name="ce311" table:formula="of:=T([Evenèments.B66])">
            <text:p/>
          </table:table-cell>
          <table:table-cell table:style-name="ce311" table:formula="of:=IF([Evenèments.C66]&gt;0;CONCATENATE([Evenèments.C66];[Evenèments.D66];[Evenèments.E66];T(&quot;;&quot;);[Evenèments.F66];[Evenèments.G66];[Evenèments.H66];T(&quot;;&quot;);[Evenèments.I66];T(&quot;;&quot;);[Evenèments.J66];T(&quot;;&quot;);[Evenèments.K66];T(&quot;;&quot;);[Evenèments.L66];T(&quot;;&quot;);[Evenèments.I66];T(&quot;=&quot;);[Evenèments.M66]);T(&quot;&quot;))" office:value-type="string" office:string-value="16290306;;fr;;7;WP;fr=Victoire du Pas de Suse (Savoie) contre les Piémontais et les Espagnols.">
            <text:p>16290306;;fr;;7;WP;fr=Victoire du Pas de Suse (Savoie) contre les Piémontais et les Espagnols.</text:p>
          </table:table-cell>
          <table:table-cell table:number-columns-repeated="1020"/>
        </table:table-row>
        <table:table-row table:style-name="ro1">
          <table:table-cell table:formula="of:=IF([Evenèments.C67]&gt;0;T(&quot;&quot;) ;T(&quot;#&quot;))">
            <text:p/>
          </table:table-cell>
          <table:table-cell table:style-name="ce311" table:formula="of:=T([Evenèments.A67])">
            <text:p/>
          </table:table-cell>
          <table:table-cell table:style-name="ce311" table:formula="of:=T([Evenèments.B67])">
            <text:p/>
          </table:table-cell>
          <table:table-cell table:style-name="ce311" table:formula="of:=IF([Evenèments.C67]&gt;0;CONCATENATE([Evenèments.C67];[Evenèments.D67];[Evenèments.E67];T(&quot;;&quot;);[Evenèments.F67];[Evenèments.G67];[Evenèments.H67];T(&quot;;&quot;);[Evenèments.I67];T(&quot;;&quot;);[Evenèments.J67];T(&quot;;&quot;);[Evenèments.K67];T(&quot;;&quot;);[Evenèments.L67];T(&quot;;&quot;);[Evenèments.I67];T(&quot;=&quot;);[Evenèments.M67]);T(&quot;&quot;))" office:value-type="string" office:string-value="16290527;;fr;;9;WP;fr=Prise de Privas par Louis XIII (cité huguenote du Vivarais).">
            <text:p>16290527;;fr;;9;WP;fr=Prise de Privas par Louis XIII (cité huguenote du Vivarais).</text:p>
          </table:table-cell>
          <table:table-cell table:number-columns-repeated="1020"/>
        </table:table-row>
        <table:table-row table:style-name="ro1">
          <table:table-cell table:formula="of:=IF([Evenèments.C68]&gt;0;T(&quot;&quot;) ;T(&quot;#&quot;))">
            <text:p/>
          </table:table-cell>
          <table:table-cell table:style-name="ce311" table:formula="of:=T([Evenèments.A68])">
            <text:p/>
          </table:table-cell>
          <table:table-cell table:style-name="ce311" table:formula="of:=T([Evenèments.B68])">
            <text:p/>
          </table:table-cell>
          <table:table-cell table:style-name="ce311" table:formula="of:=IF([Evenèments.C68]&gt;0;CONCATENATE([Evenèments.C68];[Evenèments.D68];[Evenèments.E68];T(&quot;;&quot;);[Evenèments.F68];[Evenèments.G68];[Evenèments.H68];T(&quot;;&quot;);[Evenèments.I68];T(&quot;;&quot;);[Evenèments.J68];T(&quot;;&quot;);[Evenèments.K68];T(&quot;;&quot;);[Evenèments.L68];T(&quot;;&quot;);[Evenèments.I68];T(&quot;=&quot;);[Evenèments.M68]);T(&quot;&quot;))" office:value-type="string" office:string-value="16300323;;fr;;6;WP;fr=Richelieu prend d'assaut Pignerol (savoyard) (Épisode de la Guerre de la Succession de Mantoue (1629-1632).">
            <text:p>16300323;;fr;;6;WP;fr=Richelieu prend d'assaut Pignerol (savoyard) (Épisode de la Guerre de la Succession de Mantoue (1629-1632).</text:p>
          </table:table-cell>
          <table:table-cell table:number-columns-repeated="1020"/>
        </table:table-row>
        <table:table-row table:style-name="ro1">
          <table:table-cell table:formula="of:=IF([Evenèments.C69]&gt;0;T(&quot;&quot;) ;T(&quot;#&quot;))">
            <text:p/>
          </table:table-cell>
          <table:table-cell table:style-name="ce311" table:formula="of:=T([Evenèments.A69])">
            <text:p/>
          </table:table-cell>
          <table:table-cell table:style-name="ce311" table:formula="of:=T([Evenèments.B69])">
            <text:p/>
          </table:table-cell>
          <table:table-cell table:style-name="ce311" table:formula="of:=IF([Evenèments.C69]&gt;0;CONCATENATE([Evenèments.C69];[Evenèments.D69];[Evenèments.E69];T(&quot;;&quot;);[Evenèments.F69];[Evenèments.G69];[Evenèments.H69];T(&quot;;&quot;);[Evenèments.I69];T(&quot;;&quot;);[Evenèments.J69];T(&quot;;&quot;);[Evenèments.K69];T(&quot;;&quot;);[Evenèments.L69];T(&quot;;&quot;);[Evenèments.I69];T(&quot;=&quot;);[Evenèments.M69]);T(&quot;&quot;))" office:value-type="string" office:string-value="16300517;;fr;;6;W;fr=Louis XIII prend Chambéry puis conquiert la Savoie (Épisode de la Guerre de la Succession de Mantoue (1629-1632).">
            <text:p>16300517;;fr;;6;W;fr=Louis XIII prend Chambéry puis conquiert la Savoie (Épisode de la Guerre de la Succession de Mantoue (1629-1632).</text:p>
          </table:table-cell>
          <table:table-cell table:number-columns-repeated="1020"/>
        </table:table-row>
        <table:table-row table:style-name="ro1">
          <table:table-cell table:formula="of:=IF([Evenèments.C70]&gt;0;T(&quot;&quot;) ;T(&quot;#&quot;))">
            <text:p/>
          </table:table-cell>
          <table:table-cell table:style-name="ce311" table:formula="of:=T([Evenèments.A70])">
            <text:p/>
          </table:table-cell>
          <table:table-cell table:style-name="ce311" table:formula="of:=T([Evenèments.B70])">
            <text:p/>
          </table:table-cell>
          <table:table-cell table:style-name="ce311" table:formula="of:=IF([Evenèments.C70]&gt;0;CONCATENATE([Evenèments.C70];[Evenèments.D70];[Evenèments.E70];T(&quot;;&quot;);[Evenèments.F70];[Evenèments.G70];[Evenèments.H70];T(&quot;;&quot;);[Evenèments.I70];T(&quot;;&quot;);[Evenèments.J70];T(&quot;;&quot;);[Evenèments.K70];T(&quot;;&quot;);[Evenèments.L70];T(&quot;;&quot;);[Evenèments.I70];T(&quot;=&quot;);[Evenèments.M70]);T(&quot;&quot;))" office:value-type="string" office:string-value="16300706;;fr;;8;WP;fr=Traité secret de Turin (négociation : Mazarin). La Savoie donna Pignerol à la France contre Albe (mantouane) que Louis XIII paya 494.000 écus à Nevers  (Épisode de la Guerre de la Succession de Mantoue (1629-1632).">
            <text:p>16300706;;fr;;8;WP;fr=Traité secret de Turin (négociation : Mazarin). La Savoie donna Pignerol à la France contre Albe (mantouane) que Louis XIII paya 494.000 écus à Nevers <text:s/>(Épisode de la Guerre de la Succession de Mantoue (1629-1632).</text:p>
          </table:table-cell>
          <table:table-cell table:number-columns-repeated="1020"/>
        </table:table-row>
        <table:table-row table:style-name="ro1">
          <table:table-cell table:formula="of:=IF([Evenèments.C71]&gt;0;T(&quot;&quot;) ;T(&quot;#&quot;))">
            <text:p/>
          </table:table-cell>
          <table:table-cell table:style-name="ce311" table:formula="of:=T([Evenèments.A71])">
            <text:p/>
          </table:table-cell>
          <table:table-cell table:style-name="ce311" table:formula="of:=T([Evenèments.B71])">
            <text:p/>
          </table:table-cell>
          <table:table-cell table:style-name="ce311" table:formula="of:=IF([Evenèments.C71]&gt;0;CONCATENATE([Evenèments.C71];[Evenèments.D71];[Evenèments.E71];T(&quot;;&quot;);[Evenèments.F71];[Evenèments.G71];[Evenèments.H71];T(&quot;;&quot;);[Evenèments.I71];T(&quot;;&quot;);[Evenèments.J71];T(&quot;;&quot;);[Evenèments.K71];T(&quot;;&quot;);[Evenèments.L71];T(&quot;;&quot;);[Evenèments.I71];T(&quot;=&quot;);[Evenèments.M71]);T(&quot;&quot;))" office:value-type="string" office:string-value="16350519;;fr;;4;W;fr=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
            <text:p>16350519;;fr;;4;W;fr=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text:p>
          </table:table-cell>
          <table:table-cell table:number-columns-repeated="1020"/>
        </table:table-row>
        <table:table-row table:style-name="ro1">
          <table:table-cell table:formula="of:=IF([Evenèments.C72]&gt;0;T(&quot;&quot;) ;T(&quot;#&quot;))">
            <text:p/>
          </table:table-cell>
          <table:table-cell table:style-name="ce311" table:formula="of:=T([Evenèments.A72])">
            <text:p/>
          </table:table-cell>
          <table:table-cell table:style-name="ce311" table:formula="of:=T([Evenèments.B72])">
            <text:p/>
          </table:table-cell>
          <table:table-cell table:style-name="ce311" table:formula="of:=IF([Evenèments.C72]&gt;0;CONCATENATE([Evenèments.C72];[Evenèments.D72];[Evenèments.E72];T(&quot;;&quot;);[Evenèments.F72];[Evenèments.G72];[Evenèments.H72];T(&quot;;&quot;);[Evenèments.I72];T(&quot;;&quot;);[Evenèments.J72];T(&quot;;&quot;);[Evenèments.K72];T(&quot;;&quot;);[Evenèments.L72];T(&quot;;&quot;);[Evenèments.I72];T(&quot;=&quot;);[Evenèments.M72]);T(&quot;&quot;))" office:value-type="string" office:string-value="16360815;;fr;;8;W;fr=Les espagnols prennent Corbie dans la Somme.">
            <text:p>16360815;;fr;;8;W;fr=Les espagnols prennent Corbie dans la Somme.</text:p>
          </table:table-cell>
          <table:table-cell table:number-columns-repeated="1020"/>
        </table:table-row>
        <table:table-row table:style-name="ro1">
          <table:table-cell table:formula="of:=IF([Evenèments.C73]&gt;0;T(&quot;&quot;) ;T(&quot;#&quot;))">
            <text:p/>
          </table:table-cell>
          <table:table-cell table:style-name="ce311" table:formula="of:=T([Evenèments.A73])">
            <text:p/>
          </table:table-cell>
          <table:table-cell table:style-name="ce311" table:formula="of:=T([Evenèments.B73])">
            <text:p/>
          </table:table-cell>
          <table:table-cell table:style-name="ce311" table:formula="of:=IF([Evenèments.C73]&gt;0;CONCATENATE([Evenèments.C73];[Evenèments.D73];[Evenèments.E73];T(&quot;;&quot;);[Evenèments.F73];[Evenèments.G73];[Evenèments.H73];T(&quot;;&quot;);[Evenèments.I73];T(&quot;;&quot;);[Evenèments.J73];T(&quot;;&quot;);[Evenèments.K73];T(&quot;;&quot;);[Evenèments.L73];T(&quot;;&quot;);[Evenèments.I73];T(&quot;=&quot;);[Evenèments.M73]);T(&quot;&quot;))" office:value-type="string" office:string-value="16400809;;fr;;7;W;fr=Prise d'Arras tenue par les espagnols, dont le siège avec débuté en juin.">
            <text:p>16400809;;fr;;7;W;fr=Prise d'Arras tenue par les espagnols, dont le siège avec débuté en juin.</text:p>
          </table:table-cell>
          <table:table-cell table:number-columns-repeated="1020"/>
        </table:table-row>
        <table:table-row table:style-name="ro1">
          <table:table-cell table:formula="of:=IF([Evenèments.C74]&gt;0;T(&quot;&quot;) ;T(&quot;#&quot;))">
            <text:p/>
          </table:table-cell>
          <table:table-cell table:style-name="ce311" table:formula="of:=T([Evenèments.A74])">
            <text:p/>
          </table:table-cell>
          <table:table-cell table:style-name="ce311" table:formula="of:=T([Evenèments.B74])">
            <text:p/>
          </table:table-cell>
          <table:table-cell table:style-name="ce311" table:formula="of:=IF([Evenèments.C74]&gt;0;CONCATENATE([Evenèments.C74];[Evenèments.D74];[Evenèments.E74];T(&quot;;&quot;);[Evenèments.F74];[Evenèments.G74];[Evenèments.H74];T(&quot;;&quot;);[Evenèments.I74];T(&quot;;&quot;);[Evenèments.J74];T(&quot;;&quot;);[Evenèments.K74];T(&quot;;&quot;);[Evenèments.L74];T(&quot;;&quot;);[Evenèments.I74];T(&quot;=&quot;);[Evenèments.M74]);T(&quot;&quot;))" office:value-type="string" office:string-value="16420929;;fr;;7;W;fr=Capitulation espagnole à Perpignan.">
            <text:p>16420929;;fr;;7;W;fr=Capitulation espagnole à Perpignan.</text:p>
          </table:table-cell>
          <table:table-cell table:number-columns-repeated="1020"/>
        </table:table-row>
        <table:table-row table:style-name="ro1">
          <table:table-cell table:formula="of:=IF([Evenèments.C75]&gt;0;T(&quot;&quot;) ;T(&quot;#&quot;))">
            <text:p/>
          </table:table-cell>
          <table:table-cell table:style-name="ce311" table:formula="of:=T([Evenèments.A75])">
            <text:p/>
          </table:table-cell>
          <table:table-cell table:style-name="ce311" table:formula="of:=T([Evenèments.B75])">
            <text:p/>
          </table:table-cell>
          <table:table-cell table:style-name="ce311" table:formula="of:=IF([Evenèments.C75]&gt;0;CONCATENATE([Evenèments.C75];[Evenèments.D75];[Evenèments.E75];T(&quot;;&quot;);[Evenèments.F75];[Evenèments.G75];[Evenèments.H75];T(&quot;;&quot;);[Evenèments.I75];T(&quot;;&quot;);[Evenèments.J75];T(&quot;;&quot;);[Evenèments.K75];T(&quot;;&quot;);[Evenèments.L75];T(&quot;;&quot;);[Evenèments.I75];T(&quot;=&quot;);[Evenèments.M75]);T(&quot;&quot;))" office:value-type="string" office:string-value="16430519;;fr;;9;WP;fr=Bataille de Rocroi (Ardennes). Suite au décès de Richelieu et le décès imminent de Louis XIII,le gouverneur espagnol en Hollande décide d'envahir la France.Il sera arrête dans sa progression à Rocroi par le duc d'Enghien (le futur grand Condé) ">
            <text:p>16430519;;fr;;9;WP;fr=Bataille de Rocroi (Ardennes). Suite au décès de Richelieu et le décès imminent de Louis XIII,le gouverneur espagnol en Hollande décide d'envahir la France.Il sera arrête dans sa progression à Rocroi par le duc d'Enghien (le futur grand Condé) </text:p>
          </table:table-cell>
          <table:table-cell table:number-columns-repeated="1020"/>
        </table:table-row>
        <table:table-row table:style-name="ro1">
          <table:table-cell table:formula="of:=IF([Evenèments.C76]&gt;0;T(&quot;&quot;) ;T(&quot;#&quot;))">
            <text:p/>
          </table:table-cell>
          <table:table-cell table:style-name="ce311" table:formula="of:=T([Evenèments.A76])">
            <text:p/>
          </table:table-cell>
          <table:table-cell table:style-name="ce311" table:formula="of:=T([Evenèments.B76])">
            <text:p/>
          </table:table-cell>
          <table:table-cell table:style-name="ce311" table:formula="of:=IF([Evenèments.C76]&gt;0;CONCATENATE([Evenèments.C76];[Evenèments.D76];[Evenèments.E76];T(&quot;;&quot;);[Evenèments.F76];[Evenèments.G76];[Evenèments.H76];T(&quot;;&quot;);[Evenèments.I76];T(&quot;;&quot;);[Evenèments.J76];T(&quot;;&quot;);[Evenèments.K76];T(&quot;;&quot;);[Evenèments.L76];T(&quot;;&quot;);[Evenèments.I76];T(&quot;=&quot;);[Evenèments.M76]);T(&quot;&quot;))" office:value-type="string" office:string-value="16481024;;fr;;4;WP;fr=Traité de Westphalie. La France reçoit les Trois-Evéchés (Metz, Toul et Verdun), l'Alsace (sauf quelques villes comme Strasbourg) et Pignerol (Italie).">
            <text:p>16481024;;fr;;4;WP;fr=Traité de Westphalie. La France reçoit les Trois-Evéchés (Metz, Toul et Verdun), l'Alsace (sauf quelques villes comme Strasbourg) et Pignerol (Italie).</text:p>
          </table:table-cell>
          <table:table-cell table:number-columns-repeated="1020"/>
        </table:table-row>
        <table:table-row table:style-name="ro1">
          <table:table-cell table:formula="of:=IF([Evenèments.C77]&gt;0;T(&quot;&quot;) ;T(&quot;#&quot;))">
            <text:p/>
          </table:table-cell>
          <table:table-cell table:style-name="ce311" table:formula="of:=T([Evenèments.A77])">
            <text:p/>
          </table:table-cell>
          <table:table-cell table:style-name="ce311" table:formula="of:=T([Evenèments.B77])">
            <text:p/>
          </table:table-cell>
          <table:table-cell table:style-name="ce311" table:formula="of:=IF([Evenèments.C77]&gt;0;CONCATENATE([Evenèments.C77];[Evenèments.D77];[Evenèments.E77];T(&quot;;&quot;);[Evenèments.F77];[Evenèments.G77];[Evenèments.H77];T(&quot;;&quot;);[Evenèments.I77];T(&quot;;&quot;);[Evenèments.J77];T(&quot;;&quot;);[Evenèments.K77];T(&quot;;&quot;);[Evenèments.L77];T(&quot;;&quot;);[Evenèments.I77];T(&quot;=&quot;);[Evenèments.M77]);T(&quot;&quot;))" office:value-type="string" office:string-value="16501005;;fr;;8;WP;fr=Capitulation de Bordeaux assiégée par les troupes royales.">
            <text:p>16501005;;fr;;8;WP;fr=Capitulation de Bordeaux assiégée par les troupes royales.</text:p>
          </table:table-cell>
          <table:table-cell table:number-columns-repeated="1020"/>
        </table:table-row>
        <table:table-row table:style-name="ro1">
          <table:table-cell table:formula="of:=IF([Evenèments.C78]&gt;0;T(&quot;&quot;) ;T(&quot;#&quot;))">
            <text:p/>
          </table:table-cell>
          <table:table-cell table:style-name="ce311" table:formula="of:=T([Evenèments.A78])">
            <text:p/>
          </table:table-cell>
          <table:table-cell table:style-name="ce311" table:formula="of:=T([Evenèments.B78])">
            <text:p/>
          </table:table-cell>
          <table:table-cell table:style-name="ce311" table:formula="of:=IF([Evenèments.C78]&gt;0;CONCATENATE([Evenèments.C78];[Evenèments.D78];[Evenèments.E78];T(&quot;;&quot;);[Evenèments.F78];[Evenèments.G78];[Evenèments.H78];T(&quot;;&quot;);[Evenèments.I78];T(&quot;;&quot;);[Evenèments.J78];T(&quot;;&quot;);[Evenèments.K78];T(&quot;;&quot;);[Evenèments.L78];T(&quot;;&quot;);[Evenèments.I78];T(&quot;=&quot;);[Evenèments.M78]);T(&quot;&quot;))" office:value-type="string" office:string-value="16501215;;fr;;8;WP;fr=Défaite de Turenne à Rethel contre l'armée royale. Celui-ci marchait vers Paris pour libérer les princes.">
            <text:p>16501215;;fr;;8;WP;fr=Défaite de Turenne à Rethel contre l'armée royale. Celui-ci marchait vers Paris pour libérer les princes.</text:p>
          </table:table-cell>
          <table:table-cell table:number-columns-repeated="1020"/>
        </table:table-row>
        <table:table-row table:style-name="ro1">
          <table:table-cell table:formula="of:=IF([Evenèments.C79]&gt;0;T(&quot;&quot;) ;T(&quot;#&quot;))">
            <text:p/>
          </table:table-cell>
          <table:table-cell table:style-name="ce311" table:formula="of:=T([Evenèments.A79])">
            <text:p/>
          </table:table-cell>
          <table:table-cell table:style-name="ce311" table:formula="of:=T([Evenèments.B79])">
            <text:p/>
          </table:table-cell>
          <table:table-cell table:style-name="ce311" table:formula="of:=IF([Evenèments.C79]&gt;0;CONCATENATE([Evenèments.C79];[Evenèments.D79];[Evenèments.E79];T(&quot;;&quot;);[Evenèments.F79];[Evenèments.G79];[Evenèments.H79];T(&quot;;&quot;);[Evenèments.I79];T(&quot;;&quot;);[Evenèments.J79];T(&quot;;&quot;);[Evenèments.K79];T(&quot;;&quot;);[Evenèments.L79];T(&quot;;&quot;);[Evenèments.I79];T(&quot;=&quot;);[Evenèments.M79]);T(&quot;&quot;))" office:value-type="string" office:string-value="16560716;;fr;;8;WP;fr=Turenne est vaincu par Condé à Valenciennes.">
            <text:p>16560716;;fr;;8;WP;fr=Turenne est vaincu par Condé à Valenciennes.</text:p>
          </table:table-cell>
          <table:table-cell table:number-columns-repeated="1020"/>
        </table:table-row>
        <table:table-row table:style-name="ro1">
          <table:table-cell table:formula="of:=IF([Evenèments.C80]&gt;0;T(&quot;&quot;) ;T(&quot;#&quot;))">
            <text:p/>
          </table:table-cell>
          <table:table-cell table:style-name="ce311" table:formula="of:=T([Evenèments.A80])">
            <text:p/>
          </table:table-cell>
          <table:table-cell table:style-name="ce311" table:formula="of:=T([Evenèments.B80])">
            <text:p/>
          </table:table-cell>
          <table:table-cell table:style-name="ce311" table:formula="of:=IF([Evenèments.C80]&gt;0;CONCATENATE([Evenèments.C80];[Evenèments.D80];[Evenèments.E80];T(&quot;;&quot;);[Evenèments.F80];[Evenèments.G80];[Evenèments.H80];T(&quot;;&quot;);[Evenèments.I80];T(&quot;;&quot;);[Evenèments.J80];T(&quot;;&quot;);[Evenèments.K80];T(&quot;;&quot;);[Evenèments.L80];T(&quot;;&quot;);[Evenèments.I80];T(&quot;=&quot;);[Evenèments.M80]);T(&quot;&quot;))" office:value-type="string" office:string-value="16590508;;fr;;5;WP;fr=Armistice avec l'Espagne. Fin d'un conflit datant de 1618 (guerre de trente ans) qui enflamma toute l'Europe et qui en 1635 opposa l'Espagne et la France sur la frontière Roussillonnaise">
            <text:p>16590508;;fr;;5;WP;fr=Armistice avec l'Espagne. Fin d'un conflit datant de 1618 (guerre de trente ans) qui enflamma toute l'Europe et qui en 1635 opposa l'Espagne et la France sur la frontière Roussillonnaise</text:p>
          </table:table-cell>
          <table:table-cell table:number-columns-repeated="1020"/>
        </table:table-row>
        <table:table-row table:style-name="ro1">
          <table:table-cell table:formula="of:=IF([Evenèments.C81]&gt;0;T(&quot;&quot;) ;T(&quot;#&quot;))">
            <text:p/>
          </table:table-cell>
          <table:table-cell table:style-name="ce311" table:formula="of:=T([Evenèments.A81])">
            <text:p/>
          </table:table-cell>
          <table:table-cell table:style-name="ce311" table:formula="of:=T([Evenèments.B81])">
            <text:p/>
          </table:table-cell>
          <table:table-cell table:style-name="ce311" table:formula="of:=IF([Evenèments.C81]&gt;0;CONCATENATE([Evenèments.C81];[Evenèments.D81];[Evenèments.E81];T(&quot;;&quot;);[Evenèments.F81];[Evenèments.G81];[Evenèments.H81];T(&quot;;&quot;);[Evenèments.I81];T(&quot;;&quot;);[Evenèments.J81];T(&quot;;&quot;);[Evenèments.K81];T(&quot;;&quot;);[Evenèments.L81];T(&quot;;&quot;);[Evenèments.I81];T(&quot;=&quot;);[Evenèments.M81]);T(&quot;&quot;))" office:value-type="string" office:string-value="16591107;;fr;;5;WP;fr=Traité des Pyrénées. La France reçoit le Roussillon, la Cerdagne, l'Artois, le Duché de Bar ainsi que quelques places.">
            <text:p>16591107;;fr;;5;WP;fr=Traité des Pyrénées. La France reçoit le Roussillon, la Cerdagne, l'Artois, le Duché de Bar ainsi que quelques places.</text:p>
          </table:table-cell>
          <table:table-cell table:number-columns-repeated="1020"/>
        </table:table-row>
        <table:table-row table:style-name="ro1">
          <table:table-cell table:formula="of:=IF([Evenèments.C82]&gt;0;T(&quot;&quot;) ;T(&quot;#&quot;))">
            <text:p/>
          </table:table-cell>
          <table:table-cell table:style-name="ce311" table:formula="of:=T([Evenèments.A82])">
            <text:p/>
          </table:table-cell>
          <table:table-cell table:style-name="ce311" table:formula="of:=T([Evenèments.B82])">
            <text:p/>
          </table:table-cell>
          <table:table-cell table:style-name="ce311" table:formula="of:=IF([Evenèments.C82]&gt;0;CONCATENATE([Evenèments.C82];[Evenèments.D82];[Evenèments.E82];T(&quot;;&quot;);[Evenèments.F82];[Evenèments.G82];[Evenèments.H82];T(&quot;;&quot;);[Evenèments.I82];T(&quot;;&quot;);[Evenèments.J82];T(&quot;;&quot;);[Evenèments.K82];T(&quot;;&quot;);[Evenèments.L82];T(&quot;;&quot;);[Evenèments.I82];T(&quot;=&quot;);[Evenèments.M82]);T(&quot;&quot;))" office:value-type="string" office:string-value="16670626;;fr;;7;WP;fr=Louis XIV prend Tournai. La ville est alors rattachée à la France jusqu'en 1709 par le traité d'Aix la Chapelle">
            <text:p>16670626;;fr;;7;WP;fr=Louis XIV prend Tournai. La ville est alors rattachée à la France jusqu'en 1709 par le traité d'Aix la Chapelle</text:p>
          </table:table-cell>
          <table:table-cell table:number-columns-repeated="1020"/>
        </table:table-row>
        <table:table-row table:style-name="ro1">
          <table:table-cell table:formula="of:=IF([Evenèments.C83]&gt;0;T(&quot;&quot;) ;T(&quot;#&quot;))">
            <text:p/>
          </table:table-cell>
          <table:table-cell table:style-name="ce311" table:formula="of:=T([Evenèments.A83])">
            <text:p/>
          </table:table-cell>
          <table:table-cell table:style-name="ce311" table:formula="of:=T([Evenèments.B83])">
            <text:p/>
          </table:table-cell>
          <table:table-cell table:style-name="ce311" table:formula="of:=IF([Evenèments.C83]&gt;0;CONCATENATE([Evenèments.C83];[Evenèments.D83];[Evenèments.E83];T(&quot;;&quot;);[Evenèments.F83];[Evenèments.G83];[Evenèments.H83];T(&quot;;&quot;);[Evenèments.I83];T(&quot;;&quot;);[Evenèments.J83];T(&quot;;&quot;);[Evenèments.K83];T(&quot;;&quot;);[Evenèments.L83];T(&quot;;&quot;);[Evenèments.I83];T(&quot;=&quot;);[Evenèments.M83]);T(&quot;&quot;))" office:value-type="string" office:string-value="16680502;;fr;;5;WP;fr=Traité d'Aix la Chapelle. L’Espagne récupère la Franche-Comté et la France obtient des villes des Pays-Bas, dont Tournai, Lille, Douai etc..">
            <text:p>16680502;;fr;;5;WP;fr=Traité d'Aix la Chapelle. L’Espagne récupère la Franche-Comté et la France obtient des villes des Pays-Bas, dont Tournai, Lille, Douai etc..</text:p>
          </table:table-cell>
          <table:table-cell table:number-columns-repeated="1020"/>
        </table:table-row>
        <table:table-row table:style-name="ro1">
          <table:table-cell table:formula="of:=IF([Evenèments.C84]&gt;0;T(&quot;&quot;) ;T(&quot;#&quot;))">
            <text:p/>
          </table:table-cell>
          <table:table-cell table:style-name="ce311" table:formula="of:=T([Evenèments.A84])">
            <text:p/>
          </table:table-cell>
          <table:table-cell table:style-name="ce311" table:formula="of:=T([Evenèments.B84])">
            <text:p/>
          </table:table-cell>
          <table:table-cell table:style-name="ce311" table:formula="of:=IF([Evenèments.C84]&gt;0;CONCATENATE([Evenèments.C84];[Evenèments.D84];[Evenèments.E84];T(&quot;;&quot;);[Evenèments.F84];[Evenèments.G84];[Evenèments.H84];T(&quot;;&quot;);[Evenèments.I84];T(&quot;;&quot;);[Evenèments.J84];T(&quot;;&quot;);[Evenèments.K84];T(&quot;;&quot;);[Evenèments.L84];T(&quot;;&quot;);[Evenèments.I84];T(&quot;=&quot;);[Evenèments.M84]);T(&quot;&quot;))" office:value-type="string" office:string-value="16720406;;fr;;5;W;fr=Début de la Guerre de Hollande.">
            <text:p>16720406;;fr;;5;W;fr=Début de la Guerre de Hollande.</text:p>
          </table:table-cell>
          <table:table-cell table:number-columns-repeated="1020"/>
        </table:table-row>
        <table:table-row table:style-name="ro1">
          <table:table-cell table:formula="of:=IF([Evenèments.C85]&gt;0;T(&quot;&quot;) ;T(&quot;#&quot;))">
            <text:p/>
          </table:table-cell>
          <table:table-cell table:style-name="ce311" table:formula="of:=T([Evenèments.A85])">
            <text:p/>
          </table:table-cell>
          <table:table-cell table:style-name="ce311" table:formula="of:=T([Evenèments.B85])">
            <text:p/>
          </table:table-cell>
          <table:table-cell table:style-name="ce311" table:formula="of:=IF([Evenèments.C85]&gt;0;CONCATENATE([Evenèments.C85];[Evenèments.D85];[Evenèments.E85];T(&quot;;&quot;);[Evenèments.F85];[Evenèments.G85];[Evenèments.H85];T(&quot;;&quot;);[Evenèments.I85];T(&quot;;&quot;);[Evenèments.J85];T(&quot;;&quot;);[Evenèments.K85];T(&quot;;&quot;);[Evenèments.L85];T(&quot;;&quot;);[Evenèments.I85];T(&quot;=&quot;);[Evenèments.M85]);T(&quot;&quot;))" office:value-type="string" office:string-value="16750418;16750902;fr;;5;W;fr=Soulèvement général en Bretagne, dit &quot;des Bonnets rouges&quot; et &quot;du Papier timbré&quot;.">
            <text:p>16750418;16750902;fr;;5;W;fr=Soulèvement général en Bretagne, dit "des Bonnets rouges" et "du Papier timbré".</text:p>
          </table:table-cell>
          <table:table-cell table:number-columns-repeated="1020"/>
        </table:table-row>
        <table:table-row table:style-name="ro1">
          <table:table-cell table:formula="of:=IF([Evenèments.C86]&gt;0;T(&quot;&quot;) ;T(&quot;#&quot;))">
            <text:p/>
          </table:table-cell>
          <table:table-cell table:style-name="ce311" table:formula="of:=T([Evenèments.A86])">
            <text:p/>
          </table:table-cell>
          <table:table-cell table:style-name="ce311" table:formula="of:=T([Evenèments.B86])">
            <text:p/>
          </table:table-cell>
          <table:table-cell table:style-name="ce311" table:formula="of:=IF([Evenèments.C86]&gt;0;CONCATENATE([Evenèments.C86];[Evenèments.D86];[Evenèments.E86];T(&quot;;&quot;);[Evenèments.F86];[Evenèments.G86];[Evenèments.H86];T(&quot;;&quot;);[Evenèments.I86];T(&quot;;&quot;);[Evenèments.J86];T(&quot;;&quot;);[Evenèments.K86];T(&quot;;&quot;);[Evenèments.L86];T(&quot;;&quot;);[Evenèments.I86];T(&quot;=&quot;);[Evenèments.M86]);T(&quot;&quot;))" office:value-type="string" office:string-value="16770317;;fr;;8;W;fr=Louis XIV, qui veut assurer à jamais le repos de ses frontières, décide de prendre d'assaut avec ses troupes, Valenciennes.">
            <text:p>16770317;;fr;;8;W;fr=Louis XIV, qui veut assurer à jamais le repos de ses frontières, décide de prendre d'assaut avec ses troupes, Valenciennes.</text:p>
          </table:table-cell>
          <table:table-cell table:number-columns-repeated="1020"/>
        </table:table-row>
        <table:table-row table:style-name="ro1">
          <table:table-cell table:formula="of:=IF([Evenèments.C87]&gt;0;T(&quot;&quot;) ;T(&quot;#&quot;))">
            <text:p/>
          </table:table-cell>
          <table:table-cell table:style-name="ce311" table:formula="of:=T([Evenèments.A87])">
            <text:p/>
          </table:table-cell>
          <table:table-cell table:style-name="ce311" table:formula="of:=T([Evenèments.B87])">
            <text:p/>
          </table:table-cell>
          <table:table-cell table:style-name="ce311" table:formula="of:=IF([Evenèments.C87]&gt;0;CONCATENATE([Evenèments.C87];[Evenèments.D87];[Evenèments.E87];T(&quot;;&quot;);[Evenèments.F87];[Evenèments.G87];[Evenèments.H87];T(&quot;;&quot;);[Evenèments.I87];T(&quot;;&quot;);[Evenèments.J87];T(&quot;;&quot;);[Evenèments.K87];T(&quot;;&quot;);[Evenèments.L87];T(&quot;;&quot;);[Evenèments.I87];T(&quot;=&quot;);[Evenèments.M87]);T(&quot;&quot;))" office:value-type="string" office:string-value="16770419;;fr;;8;W;fr=Louis XIV, qui veut assurer à jamais le repos de ses frontières, décide de prendre d'assaut avec ses troupes, Cambrai et Saint-Omer.">
            <text:p>16770419;;fr;;8;W;fr=Louis XIV, qui veut assurer à jamais le repos de ses frontières, décide de prendre d'assaut avec ses troupes, Cambrai et Saint-Omer.</text:p>
          </table:table-cell>
          <table:table-cell table:number-columns-repeated="1020"/>
        </table:table-row>
        <table:table-row table:style-name="ro1">
          <table:table-cell table:formula="of:=IF([Evenèments.C88]&gt;0;T(&quot;&quot;) ;T(&quot;#&quot;))">
            <text:p/>
          </table:table-cell>
          <table:table-cell table:style-name="ce311" table:formula="of:=T([Evenèments.A88])">
            <text:p/>
          </table:table-cell>
          <table:table-cell table:style-name="ce311" table:formula="of:=T([Evenèments.B88])">
            <text:p/>
          </table:table-cell>
          <table:table-cell table:style-name="ce311" table:formula="of:=IF([Evenèments.C88]&gt;0;CONCATENATE([Evenèments.C88];[Evenèments.D88];[Evenèments.E88];T(&quot;;&quot;);[Evenèments.F88];[Evenèments.G88];[Evenèments.H88];T(&quot;;&quot;);[Evenèments.I88];T(&quot;;&quot;);[Evenèments.J88];T(&quot;;&quot;);[Evenèments.K88];T(&quot;;&quot;);[Evenèments.L88];T(&quot;;&quot;);[Evenèments.I88];T(&quot;=&quot;);[Evenèments.M88]);T(&quot;&quot;))" office:value-type="string" office:string-value="16780810;16780917;fr;;6;W;fr=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
            <text:p>16780810;16780917;fr;;6;W;fr=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text:p>
          </table:table-cell>
          <table:table-cell table:number-columns-repeated="1020"/>
        </table:table-row>
        <table:table-row table:style-name="ro1">
          <table:table-cell table:formula="of:=IF([Evenèments.C89]&gt;0;T(&quot;&quot;) ;T(&quot;#&quot;))">
            <text:p/>
          </table:table-cell>
          <table:table-cell table:style-name="ce311" table:formula="of:=T([Evenèments.A89])">
            <text:p/>
          </table:table-cell>
          <table:table-cell table:style-name="ce311" table:formula="of:=T([Evenèments.B89])">
            <text:p/>
          </table:table-cell>
          <table:table-cell table:style-name="ce311" table:formula="of:=IF([Evenèments.C89]&gt;0;CONCATENATE([Evenèments.C89];[Evenèments.D89];[Evenèments.E89];T(&quot;;&quot;);[Evenèments.F89];[Evenèments.G89];[Evenèments.H89];T(&quot;;&quot;);[Evenèments.I89];T(&quot;;&quot;);[Evenèments.J89];T(&quot;;&quot;);[Evenèments.K89];T(&quot;;&quot;);[Evenèments.L89];T(&quot;;&quot;);[Evenèments.I89];T(&quot;=&quot;);[Evenèments.M89]);T(&quot;&quot;))" office:value-type="string" office:string-value="16790629;;fr;;7;WP;fr=Traité de Saint-Germain. La paix est signée entre la France, la Suède et le Brandebourg. La Suède récupère la Poméranie.">
            <text:p>16790629;;fr;;7;WP;fr=Traité de Saint-Germain. La paix est signée entre la France, la Suède et le Brandebourg. La Suède récupère la Poméranie.</text:p>
          </table:table-cell>
          <table:table-cell table:number-columns-repeated="1020"/>
        </table:table-row>
        <table:table-row table:style-name="ro1">
          <table:table-cell table:formula="of:=IF([Evenèments.C90]&gt;0;T(&quot;&quot;) ;T(&quot;#&quot;))">
            <text:p/>
          </table:table-cell>
          <table:table-cell table:style-name="ce311" table:formula="of:=T([Evenèments.A90])">
            <text:p/>
          </table:table-cell>
          <table:table-cell table:style-name="ce311" table:formula="of:=T([Evenèments.B90])">
            <text:p/>
          </table:table-cell>
          <table:table-cell table:style-name="ce311" table:formula="of:=IF([Evenèments.C90]&gt;0;CONCATENATE([Evenèments.C90];[Evenèments.D90];[Evenèments.E90];T(&quot;;&quot;);[Evenèments.F90];[Evenèments.G90];[Evenèments.H90];T(&quot;;&quot;);[Evenèments.I90];T(&quot;;&quot;);[Evenèments.J90];T(&quot;;&quot;);[Evenèments.K90];T(&quot;;&quot;);[Evenèments.L90];T(&quot;;&quot;);[Evenèments.I90];T(&quot;=&quot;);[Evenèments.M90]);T(&quot;&quot;))" office:value-type="string" office:string-value="16890116;;fr;;5;W;fr=La France déclare la guerre à l’Espagne.">
            <text:p>16890116;;fr;;5;W;fr=La France déclare la guerre à l’Espagne.</text:p>
          </table:table-cell>
          <table:table-cell table:number-columns-repeated="1020"/>
        </table:table-row>
        <table:table-row table:style-name="ro1">
          <table:table-cell table:formula="of:=IF([Evenèments.C91]&gt;0;T(&quot;&quot;) ;T(&quot;#&quot;))">
            <text:p/>
          </table:table-cell>
          <table:table-cell table:style-name="ce311" table:formula="of:=T([Evenèments.A91])">
            <text:p/>
          </table:table-cell>
          <table:table-cell table:style-name="ce311" table:formula="of:=T([Evenèments.B91])">
            <text:p/>
          </table:table-cell>
          <table:table-cell table:style-name="ce311" table:formula="of:=IF([Evenèments.C91]&gt;0;CONCATENATE([Evenèments.C91];[Evenèments.D91];[Evenèments.E91];T(&quot;;&quot;);[Evenèments.F91];[Evenèments.G91];[Evenèments.H91];T(&quot;;&quot;);[Evenèments.I91];T(&quot;;&quot;);[Evenèments.J91];T(&quot;;&quot;);[Evenèments.K91];T(&quot;;&quot;);[Evenèments.L91];T(&quot;;&quot;);[Evenèments.I91];T(&quot;=&quot;);[Evenèments.M91]);T(&quot;&quot;))" office:value-type="string" office:string-value="16890517;;fr;;5;W;fr=Guillaume III d'Orange déclare la guerre à la France suite à un incident naval. En décembre, la « Grande Alliance » contre la France rassemble l’Empire, les Provinces-Unies, l’Espagne, la Savoie et l’Angleterre.">
            <text:p>16890517;;fr;;5;W;fr=Guillaume III d'Orange déclare la guerre à la France suite à un incident naval. En décembre, la « Grande Alliance » contre la France rassemble l’Empire, les Provinces-Unies, l’Espagne, la Savoie et l’Angleterre.</text:p>
          </table:table-cell>
          <table:table-cell table:number-columns-repeated="1020"/>
        </table:table-row>
        <table:table-row table:style-name="ro1">
          <table:table-cell table:formula="of:=IF([Evenèments.C92]&gt;0;T(&quot;&quot;) ;T(&quot;#&quot;))">
            <text:p/>
          </table:table-cell>
          <table:table-cell table:style-name="ce311" table:formula="of:=T([Evenèments.A92])">
            <text:p/>
          </table:table-cell>
          <table:table-cell table:style-name="ce311" table:formula="of:=T([Evenèments.B92])">
            <text:p/>
          </table:table-cell>
          <table:table-cell table:style-name="ce311" table:formula="of:=IF([Evenèments.C92]&gt;0;CONCATENATE([Evenèments.C92];[Evenèments.D92];[Evenèments.E92];T(&quot;;&quot;);[Evenèments.F92];[Evenèments.G92];[Evenèments.H92];T(&quot;;&quot;);[Evenèments.I92];T(&quot;;&quot;);[Evenèments.J92];T(&quot;;&quot;);[Evenèments.K92];T(&quot;;&quot;);[Evenèments.L92];T(&quot;;&quot;);[Evenèments.I92];T(&quot;=&quot;);[Evenèments.M92]);T(&quot;&quot;))" office:value-type="string" office:string-value="16930527;;fr;;7;WP;fr=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
            <text:p>16930527;;fr;;7;WP;fr=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text:p>
          </table:table-cell>
          <table:table-cell table:number-columns-repeated="1020"/>
        </table:table-row>
        <table:table-row table:style-name="ro1">
          <table:table-cell table:formula="of:=IF([Evenèments.C93]&gt;0;T(&quot;&quot;) ;T(&quot;#&quot;))">
            <text:p/>
          </table:table-cell>
          <table:table-cell table:style-name="ce311" table:formula="of:=T([Evenèments.A93])">
            <text:p/>
          </table:table-cell>
          <table:table-cell table:style-name="ce311" table:formula="of:=T([Evenèments.B93])">
            <text:p/>
          </table:table-cell>
          <table:table-cell table:style-name="ce311" table:formula="of:=IF([Evenèments.C93]&gt;0;CONCATENATE([Evenèments.C93];[Evenèments.D93];[Evenèments.E93];T(&quot;;&quot;);[Evenèments.F93];[Evenèments.G93];[Evenèments.H93];T(&quot;;&quot;);[Evenèments.I93];T(&quot;;&quot;);[Evenèments.J93];T(&quot;;&quot;);[Evenèments.K93];T(&quot;;&quot;);[Evenèments.L93];T(&quot;;&quot;);[Evenèments.I93];T(&quot;=&quot;);[Evenèments.M93]);T(&quot;&quot;))" office:value-type="string" office:string-value="17070425;;fr;;5;WP;fr=Bataille d'Almanza dans le royaume de Valence (Espagne) ou l'armée des alliés (Anglais,Portugais et Hollandais) fût défaite par celle des deux couronnes (Espagne et France). Cette bataille rendit à Philippe V d'Espagne son trône.">
            <text:p>17070425;;fr;;5;WP;fr=Bataille d'Almanza dans le royaume de Valence (Espagne) ou l'armée des alliés (Anglais,Portugais et Hollandais) fût défaite par celle des deux couronnes (Espagne et France). Cette bataille rendit à Philippe V d'Espagne son trône.</text:p>
          </table:table-cell>
          <table:table-cell table:number-columns-repeated="1020"/>
        </table:table-row>
        <table:table-row table:style-name="ro1">
          <table:table-cell table:formula="of:=IF([Evenèments.C94]&gt;0;T(&quot;&quot;) ;T(&quot;#&quot;))">
            <text:p/>
          </table:table-cell>
          <table:table-cell table:style-name="ce311" table:formula="of:=T([Evenèments.A94])">
            <text:p/>
          </table:table-cell>
          <table:table-cell table:style-name="ce311" table:formula="of:=T([Evenèments.B94])">
            <text:p/>
          </table:table-cell>
          <table:table-cell table:style-name="ce311" table:formula="of:=IF([Evenèments.C94]&gt;0;CONCATENATE([Evenèments.C94];[Evenèments.D94];[Evenèments.E94];T(&quot;;&quot;);[Evenèments.F94];[Evenèments.G94];[Evenèments.H94];T(&quot;;&quot;);[Evenèments.I94];T(&quot;;&quot;);[Evenèments.J94];T(&quot;;&quot;);[Evenèments.K94];T(&quot;;&quot;);[Evenèments.L94];T(&quot;;&quot;);[Evenèments.I94];T(&quot;=&quot;);[Evenèments.M94]);T(&quot;&quot;))" office:value-type="string" office:string-value="17580707;;fr;;5;W;fr=Le 7 juillet, devant le Fort Ticonderoga, l'armée Franco-Canadienne, placée sous le commandement du marquis de Montcalm et du Chevalier de Levis, remporte une victoire sur l'armée Anglo-américaine aux ordres du général Anglais Abercombry.">
            <text:p>17580707;;fr;;5;W;fr=Le 7 juillet, devant le Fort Ticonderoga, l'armée Franco-Canadienne, placée sous le commandement du marquis de Montcalm et du Chevalier de Levis, remporte une victoire sur l'armée Anglo-américaine aux ordres du général Anglais Abercombry.</text:p>
          </table:table-cell>
          <table:table-cell table:number-columns-repeated="1020"/>
        </table:table-row>
        <table:table-row table:style-name="ro1">
          <table:table-cell table:formula="of:=IF([Evenèments.C95]&gt;0;T(&quot;&quot;) ;T(&quot;#&quot;))">
            <text:p/>
          </table:table-cell>
          <table:table-cell table:style-name="ce311" table:formula="of:=T([Evenèments.A95])">
            <text:p/>
          </table:table-cell>
          <table:table-cell table:style-name="ce311" table:formula="of:=T([Evenèments.B95])">
            <text:p/>
          </table:table-cell>
          <table:table-cell table:style-name="ce311" table:formula="of:=IF([Evenèments.C95]&gt;0;CONCATENATE([Evenèments.C95];[Evenèments.D95];[Evenèments.E95];T(&quot;;&quot;);[Evenèments.F95];[Evenèments.G95];[Evenèments.H95];T(&quot;;&quot;);[Evenèments.I95];T(&quot;;&quot;);[Evenèments.J95];T(&quot;;&quot;);[Evenèments.K95];T(&quot;;&quot;);[Evenèments.L95];T(&quot;;&quot;);[Evenèments.I95];T(&quot;=&quot;);[Evenèments.M95]);T(&quot;&quot;))" office:value-type="string" office:string-value="17630210;;fr;;6;WP;fr=Signature du traité de Paris mettant fin à la guerre de Sept Ans. L’Angleterre est devenu la puissance coloniale majeure. La France perd toutes ses positions en Inde hormis les comptoirs.">
            <text:p>17630210;;fr;;6;WP;fr=Signature du traité de Paris mettant fin à la guerre de Sept Ans. L’Angleterre est devenu la puissance coloniale majeure. La France perd toutes ses positions en Inde hormis les comptoirs.</text:p>
          </table:table-cell>
          <table:table-cell table:number-columns-repeated="1020"/>
        </table:table-row>
        <table:table-row table:style-name="ro1">
          <table:table-cell table:formula="of:=IF([Evenèments.C96]&gt;0;T(&quot;&quot;) ;T(&quot;#&quot;))">
            <text:p/>
          </table:table-cell>
          <table:table-cell table:style-name="ce311" table:formula="of:=T([Evenèments.A96])">
            <text:p/>
          </table:table-cell>
          <table:table-cell table:style-name="ce311" table:formula="of:=T([Evenèments.B96])">
            <text:p/>
          </table:table-cell>
          <table:table-cell table:style-name="ce311" table:formula="of:=IF([Evenèments.C96]&gt;0;CONCATENATE([Evenèments.C96];[Evenèments.D96];[Evenèments.E96];T(&quot;;&quot;);[Evenèments.F96];[Evenèments.G96];[Evenèments.H96];T(&quot;;&quot;);[Evenèments.I96];T(&quot;;&quot;);[Evenèments.J96];T(&quot;;&quot;);[Evenèments.K96];T(&quot;;&quot;);[Evenèments.L96];T(&quot;;&quot;);[Evenèments.I96];T(&quot;=&quot;);[Evenèments.M96]);T(&quot;&quot;))" office:value-type="string" office:string-value="17650215;;fr;;6;WP;fr=Signature du traité d'Hubertsbourg entre la France, la Prusse, l'Autriche et les Princes Allemands.">
            <text:p>17650215;;fr;;6;WP;fr=Signature du traité d'Hubertsbourg entre la France, la Prusse, l'Autriche et les Princes Allemands.</text:p>
          </table:table-cell>
          <table:table-cell table:number-columns-repeated="1020"/>
        </table:table-row>
        <table:table-row table:style-name="ro1">
          <table:table-cell table:formula="of:=IF([Evenèments.C97]&gt;0;T(&quot;&quot;) ;T(&quot;#&quot;))">
            <text:p/>
          </table:table-cell>
          <table:table-cell table:style-name="ce311" table:formula="of:=T([Evenèments.A97])">
            <text:p/>
          </table:table-cell>
          <table:table-cell table:style-name="ce311" table:formula="of:=T([Evenèments.B97])">
            <text:p/>
          </table:table-cell>
          <table:table-cell table:style-name="ce311" table:formula="of:=IF([Evenèments.C97]&gt;0;CONCATENATE([Evenèments.C97];[Evenèments.D97];[Evenèments.E97];T(&quot;;&quot;);[Evenèments.F97];[Evenèments.G97];[Evenèments.H97];T(&quot;;&quot;);[Evenèments.I97];T(&quot;;&quot;);[Evenèments.J97];T(&quot;;&quot;);[Evenèments.K97];T(&quot;;&quot;);[Evenèments.L97];T(&quot;;&quot;);[Evenèments.I97];T(&quot;=&quot;);[Evenèments.M97]);T(&quot;&quot;))" office:value-type="string" office:string-value="17920420;;fr;;6;WP;fr=Déclaration de guerre au roi de Bohême et de Hongrie (c'est à dire François II, neveu de Marie-Antoinette et fils de l'Empereur Léopold, mort le 1er mars).">
            <text:p>17920420;;fr;;6;WP;fr=Déclaration de guerre au roi de Bohême et de Hongrie (c'est à dire François II, neveu de Marie-Antoinette et fils de l'Empereur Léopold, mort le 1er mars).</text:p>
          </table:table-cell>
          <table:table-cell table:number-columns-repeated="1020"/>
        </table:table-row>
        <table:table-row table:style-name="ro1">
          <table:table-cell table:formula="of:=IF([Evenèments.C98]&gt;0;T(&quot;&quot;) ;T(&quot;#&quot;))">
            <text:p/>
          </table:table-cell>
          <table:table-cell table:style-name="ce311" table:formula="of:=T([Evenèments.A98])">
            <text:p/>
          </table:table-cell>
          <table:table-cell table:style-name="ce311" table:formula="of:=T([Evenèments.B98])">
            <text:p/>
          </table:table-cell>
          <table:table-cell table:style-name="ce311" table:formula="of:=IF([Evenèments.C98]&gt;0;CONCATENATE([Evenèments.C98];[Evenèments.D98];[Evenèments.E98];T(&quot;;&quot;);[Evenèments.F98];[Evenèments.G98];[Evenèments.H98];T(&quot;;&quot;);[Evenèments.I98];T(&quot;;&quot;);[Evenèments.J98];T(&quot;;&quot;);[Evenèments.K98];T(&quot;;&quot;);[Evenèments.L98];T(&quot;;&quot;);[Evenèments.I98];T(&quot;=&quot;);[Evenèments.M98]);T(&quot;&quot;))" office:value-type="string" office:string-value="17930310;;fr;;3;W;fr=Début des guerres de Vendée (plusieurs révoltes lors du recensement pour la levée en masse des 300.000 hommes, notamment dans le Choletais et à Challans). Les guerres de Vendée et de la Chouannerie feront plus de 600.000 morts.">
            <text:p>17930310;;fr;;3;W;fr=Début des guerres de Vendée (plusieurs révoltes lors du recensement pour la levée en masse des 300.000 hommes, notamment dans le Choletais et à Challans). Les guerres de Vendée et de la Chouannerie feront plus de 600.000 morts.</text:p>
          </table:table-cell>
          <table:table-cell table:number-columns-repeated="1020"/>
        </table:table-row>
        <table:table-row table:style-name="ro1">
          <table:table-cell table:formula="of:=IF([Evenèments.C99]&gt;0;T(&quot;&quot;) ;T(&quot;#&quot;))">
            <text:p/>
          </table:table-cell>
          <table:table-cell table:style-name="ce311" table:formula="of:=T([Evenèments.A99])">
            <text:p/>
          </table:table-cell>
          <table:table-cell table:style-name="ce311" table:formula="of:=T([Evenèments.B99])">
            <text:p/>
          </table:table-cell>
          <table:table-cell table:style-name="ce311" table:formula="of:=IF([Evenèments.C99]&gt;0;CONCATENATE([Evenèments.C99];[Evenèments.D99];[Evenèments.E99];T(&quot;;&quot;);[Evenèments.F99];[Evenèments.G99];[Evenèments.H99];T(&quot;;&quot;);[Evenèments.I99];T(&quot;;&quot;);[Evenèments.J99];T(&quot;;&quot;);[Evenèments.K99];T(&quot;;&quot;);[Evenèments.L99];T(&quot;;&quot;);[Evenèments.I99];T(&quot;=&quot;);[Evenèments.M99]);T(&quot;&quot;))" office:value-type="string" office:string-value="17930311;;fr;;8;W;fr=Guerre de Vendée - Prise de Machecoul.">
            <text:p>17930311;;fr;;8;W;fr=Guerre de Vendée - Prise de Machecoul.</text:p>
          </table:table-cell>
          <table:table-cell table:number-columns-repeated="1020"/>
        </table:table-row>
        <table:table-row table:style-name="ro1">
          <table:table-cell table:formula="of:=IF([Evenèments.C100]&gt;0;T(&quot;&quot;) ;T(&quot;#&quot;))">
            <text:p/>
          </table:table-cell>
          <table:table-cell table:style-name="ce311" table:formula="of:=T([Evenèments.A100])">
            <text:p/>
          </table:table-cell>
          <table:table-cell table:style-name="ce311" table:formula="of:=T([Evenèments.B100])">
            <text:p/>
          </table:table-cell>
          <table:table-cell table:style-name="ce311" table:formula="of:=IF([Evenèments.C100]&gt;0;CONCATENATE([Evenèments.C100];[Evenèments.D100];[Evenèments.E100];T(&quot;;&quot;);[Evenèments.F100];[Evenèments.G100];[Evenèments.H100];T(&quot;;&quot;);[Evenèments.I100];T(&quot;;&quot;);[Evenèments.J100];T(&quot;;&quot;);[Evenèments.K100];T(&quot;;&quot;);[Evenèments.L100];T(&quot;;&quot;);[Evenèments.I100];T(&quot;=&quot;);[Evenèments.M100]);T(&quot;&quot;))" office:value-type="string" office:string-value="17930313;;fr;;8;W;fr=Guerre de Vendée - Prise de Chemillé par Cathelineau (rejoint le lendemain par Stofflet).">
            <text:p>17930313;;fr;;8;W;fr=Guerre de Vendée - Prise de Chemillé par Cathelineau (rejoint le lendemain par Stofflet).</text:p>
          </table:table-cell>
          <table:table-cell table:number-columns-repeated="1020"/>
        </table:table-row>
        <table:table-row table:style-name="ro1">
          <table:table-cell table:formula="of:=IF([Evenèments.C101]&gt;0;T(&quot;&quot;) ;T(&quot;#&quot;))">
            <text:p/>
          </table:table-cell>
          <table:table-cell table:style-name="ce311" table:formula="of:=T([Evenèments.A101])">
            <text:p/>
          </table:table-cell>
          <table:table-cell table:style-name="ce311" table:formula="of:=T([Evenèments.B101])">
            <text:p/>
          </table:table-cell>
          <table:table-cell table:style-name="ce311" table:formula="of:=IF([Evenèments.C101]&gt;0;CONCATENATE([Evenèments.C101];[Evenèments.D101];[Evenèments.E101];T(&quot;;&quot;);[Evenèments.F101];[Evenèments.G101];[Evenèments.H101];T(&quot;;&quot;);[Evenèments.I101];T(&quot;;&quot;);[Evenèments.J101];T(&quot;;&quot;);[Evenèments.K101];T(&quot;;&quot;);[Evenèments.L101];T(&quot;;&quot;);[Evenèments.I101];T(&quot;=&quot;);[Evenèments.M101]);T(&quot;&quot;))" office:value-type="string" office:string-value="17930314;;fr;;8;W;fr=Guerre de Vendée - Prise de Cholet et de la Roche-sur-Yon par les Vendéens, ralliement de Charrette.">
            <text:p>17930314;;fr;;8;W;fr=Guerre de Vendée - Prise de Cholet et de la Roche-sur-Yon par les Vendéens, ralliement de Charrette.</text:p>
          </table:table-cell>
          <table:table-cell table:number-columns-repeated="1020"/>
        </table:table-row>
        <table:table-row table:style-name="ro1">
          <table:table-cell table:formula="of:=IF([Evenèments.C102]&gt;0;T(&quot;&quot;) ;T(&quot;#&quot;))">
            <text:p/>
          </table:table-cell>
          <table:table-cell table:style-name="ce311" table:formula="of:=T([Evenèments.A102])">
            <text:p/>
          </table:table-cell>
          <table:table-cell table:style-name="ce311" table:formula="of:=T([Evenèments.B102])">
            <text:p/>
          </table:table-cell>
          <table:table-cell table:style-name="ce311" table:formula="of:=IF([Evenèments.C102]&gt;0;CONCATENATE([Evenèments.C102];[Evenèments.D102];[Evenèments.E102];T(&quot;;&quot;);[Evenèments.F102];[Evenèments.G102];[Evenèments.H102];T(&quot;;&quot;);[Evenèments.I102];T(&quot;;&quot;);[Evenèments.J102];T(&quot;;&quot;);[Evenèments.K102];T(&quot;;&quot;);[Evenèments.L102];T(&quot;;&quot;);[Evenèments.I102];T(&quot;=&quot;);[Evenèments.M102]);T(&quot;&quot;))" office:value-type="string" office:string-value="17930315;;fr;;8;W;fr=Guerre de Vendée - Prise de la Roche Bernard et de Clisson.">
            <text:p>17930315;;fr;;8;W;fr=Guerre de Vendée - Prise de la Roche Bernard et de Clisson.</text:p>
          </table:table-cell>
          <table:table-cell table:number-columns-repeated="1020"/>
        </table:table-row>
        <table:table-row table:style-name="ro1">
          <table:table-cell table:formula="of:=IF([Evenèments.C103]&gt;0;T(&quot;&quot;) ;T(&quot;#&quot;))">
            <text:p/>
          </table:table-cell>
          <table:table-cell table:style-name="ce311" table:formula="of:=T([Evenèments.A103])">
            <text:p/>
          </table:table-cell>
          <table:table-cell table:style-name="ce311" table:formula="of:=T([Evenèments.B103])">
            <text:p/>
          </table:table-cell>
          <table:table-cell table:style-name="ce311" table:formula="of:=IF([Evenèments.C103]&gt;0;CONCATENATE([Evenèments.C103];[Evenèments.D103];[Evenèments.E103];T(&quot;;&quot;);[Evenèments.F103];[Evenèments.G103];[Evenèments.H103];T(&quot;;&quot;);[Evenèments.I103];T(&quot;;&quot;);[Evenèments.J103];T(&quot;;&quot;);[Evenèments.K103];T(&quot;;&quot;);[Evenèments.L103];T(&quot;;&quot;);[Evenèments.I103];T(&quot;=&quot;);[Evenèments.M103]);T(&quot;&quot;))" office:value-type="string" office:string-value="17930311;;fr;;8;W;fr=Guerre de Vendée - Conquête de Noirmoutier.">
            <text:p>17930311;;fr;;8;W;fr=Guerre de Vendée - Conquête de Noirmoutier.</text:p>
          </table:table-cell>
          <table:table-cell table:number-columns-repeated="1020"/>
        </table:table-row>
        <table:table-row table:style-name="ro1">
          <table:table-cell table:formula="of:=IF([Evenèments.C104]&gt;0;T(&quot;&quot;) ;T(&quot;#&quot;))">
            <text:p/>
          </table:table-cell>
          <table:table-cell table:style-name="ce311" table:formula="of:=T([Evenèments.A104])">
            <text:p/>
          </table:table-cell>
          <table:table-cell table:style-name="ce311" table:formula="of:=T([Evenèments.B104])">
            <text:p/>
          </table:table-cell>
          <table:table-cell table:style-name="ce311" table:formula="of:=IF([Evenèments.C104]&gt;0;CONCATENATE([Evenèments.C104];[Evenèments.D104];[Evenèments.E104];T(&quot;;&quot;);[Evenèments.F104];[Evenèments.G104];[Evenèments.H104];T(&quot;;&quot;);[Evenèments.I104];T(&quot;;&quot;);[Evenèments.J104];T(&quot;;&quot;);[Evenèments.K104];T(&quot;;&quot;);[Evenèments.L104];T(&quot;;&quot;);[Evenèments.I104];T(&quot;=&quot;);[Evenèments.M104]);T(&quot;&quot;))" office:value-type="string" office:string-value="179401;179407;fr;;6;W;fr=Guerre de Vendée - Passées de 5 à 12 les colonnes républicaines (colonnes infernales), pratiquent la terre brûlée et exécutent environ 160.000 civils.">
            <text:p>179401;179407;fr;;6;W;fr=Guerre de Vendée - Passées de 5 à 12 les colonnes républicaines (colonnes infernales), pratiquent la terre brûlée et exécutent environ 160.000 civils.</text:p>
          </table:table-cell>
          <table:table-cell table:number-columns-repeated="1020"/>
        </table:table-row>
        <table:table-row table:style-name="ro1">
          <table:table-cell table:formula="of:=IF([Evenèments.C105]&gt;0;T(&quot;&quot;) ;T(&quot;#&quot;))">
            <text:p/>
          </table:table-cell>
          <table:table-cell table:style-name="ce311" table:formula="of:=T([Evenèments.A105])">
            <text:p/>
          </table:table-cell>
          <table:table-cell table:style-name="ce311" table:formula="of:=T([Evenèments.B105])">
            <text:p/>
          </table:table-cell>
          <table:table-cell table:style-name="ce311" table:formula="of:=IF([Evenèments.C105]&gt;0;CONCATENATE([Evenèments.C105];[Evenèments.D105];[Evenèments.E105];T(&quot;;&quot;);[Evenèments.F105];[Evenèments.G105];[Evenèments.H105];T(&quot;;&quot;);[Evenèments.I105];T(&quot;;&quot;);[Evenèments.J105];T(&quot;;&quot;);[Evenèments.K105];T(&quot;;&quot;);[Evenèments.L105];T(&quot;;&quot;);[Evenèments.I105];T(&quot;=&quot;);[Evenèments.M105]);T(&quot;&quot;))" office:value-type="string" office:string-value="17960126;;fr;;4;W;fr=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
            <text:p>17960126;;fr;;4;W;fr=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text:p>
          </table:table-cell>
          <table:table-cell table:number-columns-repeated="1020"/>
        </table:table-row>
        <table:table-row table:style-name="ro1">
          <table:table-cell table:formula="of:=IF([Evenèments.C106]&gt;0;T(&quot;&quot;) ;T(&quot;#&quot;))">
            <text:p/>
          </table:table-cell>
          <table:table-cell table:style-name="ce311" table:formula="of:=T([Evenèments.A106])">
            <text:p/>
          </table:table-cell>
          <table:table-cell table:style-name="ce311" table:formula="of:=T([Evenèments.B106])">
            <text:p/>
          </table:table-cell>
          <table:table-cell table:style-name="ce311" table:formula="of:=IF([Evenèments.C106]&gt;0;CONCATENATE([Evenèments.C106];[Evenèments.D106];[Evenèments.E106];T(&quot;;&quot;);[Evenèments.F106];[Evenèments.G106];[Evenèments.H106];T(&quot;;&quot;);[Evenèments.I106];T(&quot;;&quot;);[Evenèments.J106];T(&quot;;&quot;);[Evenèments.K106];T(&quot;;&quot;);[Evenèments.L106];T(&quot;;&quot;);[Evenèments.I106];T(&quot;=&quot;);[Evenèments.M106]);T(&quot;&quot;))" office:value-type="string" office:string-value="18041021;;fr;;6;W;fr=Défaite de Trafalgar.">
            <text:p>18041021;;fr;;6;W;fr=Défaite de Trafalgar.</text:p>
          </table:table-cell>
          <table:table-cell table:number-columns-repeated="1020"/>
        </table:table-row>
        <table:table-row table:style-name="ro1">
          <table:table-cell table:formula="of:=IF([Evenèments.C107]&gt;0;T(&quot;&quot;) ;T(&quot;#&quot;))">
            <text:p/>
          </table:table-cell>
          <table:table-cell table:style-name="ce311" table:formula="of:=T([Evenèments.A107])">
            <text:p/>
          </table:table-cell>
          <table:table-cell table:style-name="ce311" table:formula="of:=T([Evenèments.B107])">
            <text:p/>
          </table:table-cell>
          <table:table-cell table:style-name="ce311" table:formula="of:=IF([Evenèments.C107]&gt;0;CONCATENATE([Evenèments.C107];[Evenèments.D107];[Evenèments.E107];T(&quot;;&quot;);[Evenèments.F107];[Evenèments.G107];[Evenèments.H107];T(&quot;;&quot;);[Evenèments.I107];T(&quot;;&quot;);[Evenèments.J107];T(&quot;;&quot;);[Evenèments.K107];T(&quot;;&quot;);[Evenèments.L107];T(&quot;;&quot;);[Evenèments.I107];T(&quot;=&quot;);[Evenèments.M107]);T(&quot;&quot;))" office:value-type="string" office:string-value="18041202;;fr;;6;W;fr=Victoire d'Austerlitz.">
            <text:p>18041202;;fr;;6;W;fr=Victoire d'Austerlitz.</text:p>
          </table:table-cell>
          <table:table-cell table:number-columns-repeated="1020"/>
        </table:table-row>
        <table:table-row table:style-name="ro1">
          <table:table-cell table:formula="of:=IF([Evenèments.C108]&gt;0;T(&quot;&quot;) ;T(&quot;#&quot;))">
            <text:p/>
          </table:table-cell>
          <table:table-cell table:style-name="ce311" table:formula="of:=T([Evenèments.A108])">
            <text:p/>
          </table:table-cell>
          <table:table-cell table:style-name="ce311" table:formula="of:=T([Evenèments.B108])">
            <text:p/>
          </table:table-cell>
          <table:table-cell table:style-name="ce311" table:formula="of:=IF([Evenèments.C108]&gt;0;CONCATENATE([Evenèments.C108];[Evenèments.D108];[Evenèments.E108];T(&quot;;&quot;);[Evenèments.F108];[Evenèments.G108];[Evenèments.H108];T(&quot;;&quot;);[Evenèments.I108];T(&quot;;&quot;);[Evenèments.J108];T(&quot;;&quot;);[Evenèments.K108];T(&quot;;&quot;);[Evenèments.L108];T(&quot;;&quot;);[Evenèments.I108];T(&quot;=&quot;);[Evenèments.M108]);T(&quot;&quot;))" office:value-type="string" office:string-value="18071027;;fr;;6;WP;fr=Traité de Fontainebleau. Le Portugal est partagé entre la France et l'Espagne.">
            <text:p>18071027;;fr;;6;WP;fr=Traité de Fontainebleau. Le Portugal est partagé entre la France et l'Espagne.</text:p>
          </table:table-cell>
          <table:table-cell table:number-columns-repeated="1020"/>
        </table:table-row>
        <table:table-row table:style-name="ro1">
          <table:table-cell table:formula="of:=IF([Evenèments.C109]&gt;0;T(&quot;&quot;) ;T(&quot;#&quot;))">
            <text:p/>
          </table:table-cell>
          <table:table-cell table:style-name="ce311" table:formula="of:=T([Evenèments.A109])">
            <text:p/>
          </table:table-cell>
          <table:table-cell table:style-name="ce311" table:formula="of:=T([Evenèments.B109])">
            <text:p/>
          </table:table-cell>
          <table:table-cell table:style-name="ce311" table:formula="of:=IF([Evenèments.C109]&gt;0;CONCATENATE([Evenèments.C109];[Evenèments.D109];[Evenèments.E109];T(&quot;;&quot;);[Evenèments.F109];[Evenèments.G109];[Evenèments.H109];T(&quot;;&quot;);[Evenèments.I109];T(&quot;;&quot;);[Evenèments.J109];T(&quot;;&quot;);[Evenèments.K109];T(&quot;;&quot;);[Evenèments.L109];T(&quot;;&quot;);[Evenèments.I109];T(&quot;=&quot;);[Evenèments.M109]);T(&quot;&quot;))" office:value-type="string" office:string-value="18150618;;fr;;6;W;fr=Napoléon qui avait attaqué en Belgique le 16 juin subit la défaite de Waterloo.">
            <text:p>18150618;;fr;;6;W;fr=Napoléon qui avait attaqué en Belgique le 16 juin subit la défaite de Waterloo.</text:p>
          </table:table-cell>
          <table:table-cell table:number-columns-repeated="1020"/>
        </table:table-row>
        <table:table-row table:style-name="ro1">
          <table:table-cell table:formula="of:=IF([Evenèments.C110]&gt;0;T(&quot;&quot;) ;T(&quot;#&quot;))">
            <text:p/>
          </table:table-cell>
          <table:table-cell table:style-name="ce311" table:formula="of:=T([Evenèments.A110])">
            <text:p/>
          </table:table-cell>
          <table:table-cell table:style-name="ce311" table:formula="of:=T([Evenèments.B110])">
            <text:p/>
          </table:table-cell>
          <table:table-cell table:style-name="ce311" table:formula="of:=IF([Evenèments.C110]&gt;0;CONCATENATE([Evenèments.C110];[Evenèments.D110];[Evenèments.E110];T(&quot;;&quot;);[Evenèments.F110];[Evenèments.G110];[Evenèments.H110];T(&quot;;&quot;);[Evenèments.I110];T(&quot;;&quot;);[Evenèments.J110];T(&quot;;&quot;);[Evenèments.K110];T(&quot;;&quot;);[Evenèments.L110];T(&quot;;&quot;);[Evenèments.I110];T(&quot;=&quot;);[Evenèments.M110]);T(&quot;&quot;))" office:value-type="string" office:string-value="18480221;18490224;fr;;6;W;fr=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
            <text:p>18480221;18490224;fr;;6;W;fr=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text:p>
          </table:table-cell>
          <table:table-cell table:number-columns-repeated="1020"/>
        </table:table-row>
        <table:table-row table:style-name="ro1">
          <table:table-cell table:formula="of:=IF([Evenèments.C111]&gt;0;T(&quot;&quot;) ;T(&quot;#&quot;))">
            <text:p/>
          </table:table-cell>
          <table:table-cell table:style-name="ce311" table:formula="of:=T([Evenèments.A111])">
            <text:p/>
          </table:table-cell>
          <table:table-cell table:style-name="ce311" table:formula="of:=T([Evenèments.B111])">
            <text:p/>
          </table:table-cell>
          <table:table-cell table:style-name="ce311" table:formula="of:=IF([Evenèments.C111]&gt;0;CONCATENATE([Evenèments.C111];[Evenèments.D111];[Evenèments.E111];T(&quot;;&quot;);[Evenèments.F111];[Evenèments.G111];[Evenèments.H111];T(&quot;;&quot;);[Evenèments.I111];T(&quot;;&quot;);[Evenèments.J111];T(&quot;;&quot;);[Evenèments.K111];T(&quot;;&quot;);[Evenèments.L111];T(&quot;;&quot;);[Evenèments.I111];T(&quot;=&quot;);[Evenèments.M111]);T(&quot;&quot;))" office:value-type="string" office:string-value="18600324;;fr;;6;WP;fr=Traité de Turin. La France reçoit la Savoie et le Comté de Nice.">
            <text:p>18600324;;fr;;6;WP;fr=Traité de Turin. La France reçoit la Savoie et le Comté de Nice.</text:p>
          </table:table-cell>
          <table:table-cell table:number-columns-repeated="1020"/>
        </table:table-row>
        <table:table-row table:style-name="ro1">
          <table:table-cell table:formula="of:=IF([Evenèments.C112]&gt;0;T(&quot;&quot;) ;T(&quot;#&quot;))">
            <text:p/>
          </table:table-cell>
          <table:table-cell table:style-name="ce311" table:formula="of:=T([Evenèments.A112])">
            <text:p/>
          </table:table-cell>
          <table:table-cell table:style-name="ce311" table:formula="of:=T([Evenèments.B112])">
            <text:p/>
          </table:table-cell>
          <table:table-cell table:style-name="ce311" table:formula="of:=IF([Evenèments.C112]&gt;0;CONCATENATE([Evenèments.C112];[Evenèments.D112];[Evenèments.E112];T(&quot;;&quot;);[Evenèments.F112];[Evenèments.G112];[Evenèments.H112];T(&quot;;&quot;);[Evenèments.I112];T(&quot;;&quot;);[Evenèments.J112];T(&quot;;&quot;);[Evenèments.K112];T(&quot;;&quot;);[Evenèments.L112];T(&quot;;&quot;);[Evenèments.I112];T(&quot;=&quot;);[Evenèments.M112]);T(&quot;&quot;))" office:value-type="string" office:string-value="18700920;;fr;;6;WP;fr=Échec de la tentative de paix à Ferrières entre Jules Favre et Bismarck.">
            <text:p>18700920;;fr;;6;WP;fr=Échec de la tentative de paix à Ferrières entre Jules Favre et Bismarck.</text:p>
          </table:table-cell>
          <table:table-cell table:number-columns-repeated="1020"/>
        </table:table-row>
        <table:table-row table:style-name="ro1">
          <table:table-cell table:formula="of:=IF([Evenèments.C113]&gt;0;T(&quot;&quot;) ;T(&quot;#&quot;))">
            <text:p/>
          </table:table-cell>
          <table:table-cell table:style-name="ce311" table:formula="of:=T([Evenèments.A113])">
            <text:p/>
          </table:table-cell>
          <table:table-cell table:style-name="ce311" table:formula="of:=T([Evenèments.B113])">
            <text:p/>
          </table:table-cell>
          <table:table-cell table:style-name="ce311" table:formula="of:=IF([Evenèments.C113]&gt;0;CONCATENATE([Evenèments.C113];[Evenèments.D113];[Evenèments.E113];T(&quot;;&quot;);[Evenèments.F113];[Evenèments.G113];[Evenèments.H113];T(&quot;;&quot;);[Evenèments.I113];T(&quot;;&quot;);[Evenèments.J113];T(&quot;;&quot;);[Evenèments.K113];T(&quot;;&quot;);[Evenèments.L113];T(&quot;;&quot;);[Evenèments.I113];T(&quot;=&quot;);[Evenèments.M113]);T(&quot;&quot;))" office:value-type="string" office:string-value="18701104;;fr;;6;WP;fr=Échec de la tentative de paix à Versailles entre Thiers et Bismarck.">
            <text:p>18701104;;fr;;6;WP;fr=Échec de la tentative de paix à Versailles entre Thiers et Bismarck.</text:p>
          </table:table-cell>
          <table:table-cell table:number-columns-repeated="1020"/>
        </table:table-row>
        <table:table-row table:style-name="ro1">
          <table:table-cell table:formula="of:=IF([Evenèments.C114]&gt;0;T(&quot;&quot;) ;T(&quot;#&quot;))">
            <text:p/>
          </table:table-cell>
          <table:table-cell table:style-name="ce311" table:formula="of:=T([Evenèments.A114])">
            <text:p/>
          </table:table-cell>
          <table:table-cell table:style-name="ce311" table:formula="of:=T([Evenèments.B114])">
            <text:p/>
          </table:table-cell>
          <table:table-cell table:style-name="ce311" table:formula="of:=IF([Evenèments.C114]&gt;0;CONCATENATE([Evenèments.C114];[Evenèments.D114];[Evenèments.E114];T(&quot;;&quot;);[Evenèments.F114];[Evenèments.G114];[Evenèments.H114];T(&quot;;&quot;);[Evenèments.I114];T(&quot;;&quot;);[Evenèments.J114];T(&quot;;&quot;);[Evenèments.K114];T(&quot;;&quot;);[Evenèments.L114];T(&quot;;&quot;);[Evenèments.I114];T(&quot;=&quot;);[Evenèments.M114]);T(&quot;&quot;))" office:value-type="string" office:string-value="18710226;;fr;;6;WP;fr=Adolphe Thiers nouvellement élu chef du Pouvoir exécutif, signe avec Bismarck les préliminaires de la Paix.">
            <text:p>18710226;;fr;;6;WP;fr=Adolphe Thiers nouvellement élu chef du Pouvoir exécutif, signe avec Bismarck les préliminaires de la Paix.</text:p>
          </table:table-cell>
          <table:table-cell table:number-columns-repeated="1020"/>
        </table:table-row>
        <table:table-row table:style-name="ro1">
          <table:table-cell table:formula="of:=IF([Evenèments.C115]&gt;0;T(&quot;&quot;) ;T(&quot;#&quot;))">
            <text:p/>
          </table:table-cell>
          <table:table-cell table:style-name="ce311" table:formula="of:=T([Evenèments.A115])">
            <text:p/>
          </table:table-cell>
          <table:table-cell table:style-name="ce311" table:formula="of:=T([Evenèments.B115])">
            <text:p/>
          </table:table-cell>
          <table:table-cell table:style-name="ce311" table:formula="of:=IF([Evenèments.C115]&gt;0;CONCATENATE([Evenèments.C115];[Evenèments.D115];[Evenèments.E115];T(&quot;;&quot;);[Evenèments.F115];[Evenèments.G115];[Evenèments.H115];T(&quot;;&quot;);[Evenèments.I115];T(&quot;;&quot;);[Evenèments.J115];T(&quot;;&quot;);[Evenèments.K115];T(&quot;;&quot;);[Evenèments.L115];T(&quot;;&quot;);[Evenèments.I115];T(&quot;=&quot;);[Evenèments.M115]);T(&quot;&quot;))" office:value-type="string" office:string-value="18710403;;fr;;6;WP;fr=Les Fédérés attaquent vers Versailles, mais sont arrêtes par le canon du Mont Valérien.">
            <text:p>18710403;;fr;;6;WP;fr=Les Fédérés attaquent vers Versailles, mais sont arrêtes par le canon du Mont Valérien.</text:p>
          </table:table-cell>
          <table:table-cell table:number-columns-repeated="1020"/>
        </table:table-row>
        <table:table-row table:style-name="ro1">
          <table:table-cell table:formula="of:=IF([Evenèments.C116]&gt;0;T(&quot;&quot;) ;T(&quot;#&quot;))">
            <text:p/>
          </table:table-cell>
          <table:table-cell table:style-name="ce311" table:formula="of:=T([Evenèments.A116])">
            <text:p/>
          </table:table-cell>
          <table:table-cell table:style-name="ce311" table:formula="of:=T([Evenèments.B116])">
            <text:p/>
          </table:table-cell>
          <table:table-cell table:style-name="ce311" table:formula="of:=IF([Evenèments.C116]&gt;0;CONCATENATE([Evenèments.C116];[Evenèments.D116];[Evenèments.E116];T(&quot;;&quot;);[Evenèments.F116];[Evenèments.G116];[Evenèments.H116];T(&quot;;&quot;);[Evenèments.I116];T(&quot;;&quot;);[Evenèments.J116];T(&quot;;&quot;);[Evenèments.K116];T(&quot;;&quot;);[Evenèments.L116];T(&quot;;&quot;);[Evenèments.I116];T(&quot;=&quot;);[Evenèments.M116]);T(&quot;&quot;))" office:value-type="string" office:string-value="18710404;;fr;;6;WP;fr=Les Versaillais attaquent Neuilly, prennent Courbevoie et Châtillon.">
            <text:p>18710404;;fr;;6;WP;fr=Les Versaillais attaquent Neuilly, prennent Courbevoie et Châtillon.</text:p>
          </table:table-cell>
          <table:table-cell table:number-columns-repeated="1020"/>
        </table:table-row>
        <table:table-row table:style-name="ro1">
          <table:table-cell table:formula="of:=IF([Evenèments.C117]&gt;0;T(&quot;&quot;) ;T(&quot;#&quot;))">
            <text:p/>
          </table:table-cell>
          <table:table-cell table:style-name="ce311" table:formula="of:=T([Evenèments.A117])">
            <text:p/>
          </table:table-cell>
          <table:table-cell table:style-name="ce311" table:formula="of:=T([Evenèments.B117])">
            <text:p/>
          </table:table-cell>
          <table:table-cell table:style-name="ce311" table:formula="of:=IF([Evenèments.C117]&gt;0;CONCATENATE([Evenèments.C117];[Evenèments.D117];[Evenèments.E117];T(&quot;;&quot;);[Evenèments.F117];[Evenèments.G117];[Evenèments.H117];T(&quot;;&quot;);[Evenèments.I117];T(&quot;;&quot;);[Evenèments.J117];T(&quot;;&quot;);[Evenèments.K117];T(&quot;;&quot;);[Evenèments.L117];T(&quot;;&quot;);[Evenèments.I117];T(&quot;=&quot;);[Evenèments.M117]);T(&quot;&quot;))" office:value-type="string" office:string-value="18710521;;fr;;6;WP;fr=Les Versaillais entrent dans Paris par le bastion du Point du Jour.">
            <text:p>18710521;;fr;;6;WP;fr=Les Versaillais entrent dans Paris par le bastion du Point du Jour.</text:p>
          </table:table-cell>
          <table:table-cell table:number-columns-repeated="1020"/>
        </table:table-row>
        <table:table-row table:style-name="ro1">
          <table:table-cell table:formula="of:=IF([Evenèments.C118]&gt;0;T(&quot;&quot;) ;T(&quot;#&quot;))">
            <text:p/>
          </table:table-cell>
          <table:table-cell table:style-name="ce311" table:formula="of:=T([Evenèments.A118])">
            <text:p/>
          </table:table-cell>
          <table:table-cell table:style-name="ce311" table:formula="of:=T([Evenèments.B118])">
            <text:p/>
          </table:table-cell>
          <table:table-cell table:style-name="ce311" table:formula="of:=IF([Evenèments.C118]&gt;0;CONCATENATE([Evenèments.C118];[Evenèments.D118];[Evenèments.E118];T(&quot;;&quot;);[Evenèments.F118];[Evenèments.G118];[Evenèments.H118];T(&quot;;&quot;);[Evenèments.I118];T(&quot;;&quot;);[Evenèments.J118];T(&quot;;&quot;);[Evenèments.K118];T(&quot;;&quot;);[Evenèments.L118];T(&quot;;&quot;);[Evenèments.I118];T(&quot;=&quot;);[Evenèments.M118]);T(&quot;&quot;))" office:value-type="string" office:string-value="18710522;18710528;fr;;6;WP;fr=C'est la &quot;Semaine Sanglante&quot;. Paris est conquis rue par rue. La dernière barricade tombe le 28 mai Rue Ramponeau.">
            <text:p>18710522;18710528;fr;;6;WP;fr=C'est la "Semaine Sanglante". Paris est conquis rue par rue. La dernière barricade tombe le 28 mai Rue Ramponeau.</text:p>
          </table:table-cell>
          <table:table-cell table:number-columns-repeated="1020"/>
        </table:table-row>
        <table:table-row table:style-name="ro1">
          <table:table-cell table:formula="of:=IF([Evenèments.C119]&gt;0;T(&quot;&quot;) ;T(&quot;#&quot;))">
            <text:p/>
          </table:table-cell>
          <table:table-cell table:style-name="ce311" table:formula="of:=T([Evenèments.A119])">
            <text:p/>
          </table:table-cell>
          <table:table-cell table:style-name="ce311" table:formula="of:=T([Evenèments.B119])">
            <text:p/>
          </table:table-cell>
          <table:table-cell table:style-name="ce311" table:formula="of:=IF([Evenèments.C119]&gt;0;CONCATENATE([Evenèments.C119];[Evenèments.D119];[Evenèments.E119];T(&quot;;&quot;);[Evenèments.F119];[Evenèments.G119];[Evenèments.H119];T(&quot;;&quot;);[Evenèments.I119];T(&quot;;&quot;);[Evenèments.J119];T(&quot;;&quot;);[Evenèments.K119];T(&quot;;&quot;);[Evenèments.L119];T(&quot;;&quot;);[Evenèments.I119];T(&quot;=&quot;);[Evenèments.M119]);T(&quot;&quot;))" office:value-type="string" office:string-value="19140803;;fr;;1;W;fr=L’Allemagne déclare la guerre à la France.">
            <text:p>19140803;;fr;;1;W;fr=L’Allemagne déclare la guerre à la France.</text:p>
          </table:table-cell>
          <table:table-cell table:number-columns-repeated="1020"/>
        </table:table-row>
        <table:table-row table:style-name="ro1">
          <table:table-cell table:formula="of:=IF([Evenèments.C120]&gt;0;T(&quot;&quot;) ;T(&quot;#&quot;))">
            <text:p/>
          </table:table-cell>
          <table:table-cell table:style-name="ce311" table:formula="of:=T([Evenèments.A120])">
            <text:p/>
          </table:table-cell>
          <table:table-cell table:style-name="ce311" table:formula="of:=T([Evenèments.B120])">
            <text:p/>
          </table:table-cell>
          <table:table-cell table:style-name="ce311" table:formula="of:=IF([Evenèments.C120]&gt;0;CONCATENATE([Evenèments.C120];[Evenèments.D120];[Evenèments.E120];T(&quot;;&quot;);[Evenèments.F120];[Evenèments.G120];[Evenèments.H120];T(&quot;;&quot;);[Evenèments.I120];T(&quot;;&quot;);[Evenèments.J120];T(&quot;;&quot;);[Evenèments.K120];T(&quot;;&quot;);[Evenèments.L120];T(&quot;;&quot;);[Evenèments.I120];T(&quot;=&quot;);[Evenèments.M120]);T(&quot;&quot;))" office:value-type="string" office:string-value="19181111;;fr;;1;W;fr=La Guerre 14-18 prend fin. L’armistice de Rethondes est signé entre 5h20 et 5h30 du matin. Cessez-le-feu à 11h. (Cette guerre fut dévastatrice : la France fut le pays le plus touché, sur 100 hommes actifs, 10,5 furent tués ou disparus).">
            <text:p>19181111;;fr;;1;W;fr=La Guerre 14-18 prend fin. L’armistice de Rethondes est signé entre 5h20 et 5h30 du matin. Cessez-le-feu à 11h. (Cette guerre fut dévastatrice : la France fut le pays le plus touché, sur 100 hommes actifs, 10,5 furent tués ou disparus).</text:p>
          </table:table-cell>
          <table:table-cell table:number-columns-repeated="1020"/>
        </table:table-row>
        <table:table-row table:style-name="ro1">
          <table:table-cell table:formula="of:=IF([Evenèments.C121]&gt;0;T(&quot;&quot;) ;T(&quot;#&quot;))" office:value-type="string" office:string-value="#">
            <text:p>#</text:p>
          </table:table-cell>
          <table:table-cell table:style-name="ce311" table:formula="of:=T([Evenèments.A121])">
            <text:p/>
          </table:table-cell>
          <table:table-cell table:style-name="ce311" table:formula="of:=T([Evenèments.B121])">
            <text:p/>
          </table:table-cell>
          <table:table-cell table:style-name="ce311" table:formula="of:=IF([Evenèments.C121]&gt;0;CONCATENATE([Evenèments.C121];[Evenèments.D121];[Evenèments.E121];T(&quot;;&quot;);[Evenèments.F121];[Evenèments.G121];[Evenèments.H121];T(&quot;;&quot;);[Evenèments.I121];T(&quot;;&quot;);[Evenèments.J121];T(&quot;;&quot;);[Evenèments.K121];T(&quot;;&quot;);[Evenèments.L121];T(&quot;;&quot;);[Evenèments.I121];T(&quot;=&quot;);[Evenèments.M121]);T(&quot;&quot;))">
            <text:p/>
          </table:table-cell>
          <table:table-cell table:number-columns-repeated="1020"/>
        </table:table-row>
        <table:table-row table:style-name="ro1">
          <table:table-cell table:formula="of:=IF([Evenèments.C122]&gt;0;T(&quot;&quot;) ;T(&quot;#&quot;))" office:value-type="string" office:string-value="#">
            <text:p>#</text:p>
          </table:table-cell>
          <table:table-cell table:style-name="ce311" table:formula="of:=T([Evenèments.A122])" office:value-type="string" office:string-value="Événements fondateurs">
            <text:p>Événements fondateurs</text:p>
          </table:table-cell>
          <table:table-cell table:style-name="ce311" table:formula="of:=T([Evenèments.B122])">
            <text:p/>
          </table:table-cell>
          <table:table-cell table:style-name="ce311" table:formula="of:=IF([Evenèments.C122]&gt;0;CONCATENATE([Evenèments.C122];[Evenèments.D122];[Evenèments.E122];T(&quot;;&quot;);[Evenèments.F122];[Evenèments.G122];[Evenèments.H122];T(&quot;;&quot;);[Evenèments.I122];T(&quot;;&quot;);[Evenèments.J122];T(&quot;;&quot;);[Evenèments.K122];T(&quot;;&quot;);[Evenèments.L122];T(&quot;;&quot;);[Evenèments.I122];T(&quot;=&quot;);[Evenèments.M122]);T(&quot;&quot;))">
            <text:p/>
          </table:table-cell>
          <table:table-cell table:number-columns-repeated="1020"/>
        </table:table-row>
        <table:table-row table:style-name="ro1">
          <table:table-cell table:formula="of:=IF([Evenèments.C123]&gt;0;T(&quot;&quot;) ;T(&quot;#&quot;))" office:value-type="string" office:string-value="#">
            <text:p>#</text:p>
          </table:table-cell>
          <table:table-cell table:style-name="ce311" table:formula="of:=T([Evenèments.A123])">
            <text:p/>
          </table:table-cell>
          <table:table-cell table:style-name="ce311" table:formula="of:=T([Evenèments.B123])" office:value-type="string" office:string-value="F = Événements fondateurs">
            <text:p>F = Événements fondateurs</text:p>
          </table:table-cell>
          <table:table-cell table:style-name="ce311" table:formula="of:=IF([Evenèments.C123]&gt;0;CONCATENATE([Evenèments.C123];[Evenèments.D123];[Evenèments.E123];T(&quot;;&quot;);[Evenèments.F123];[Evenèments.G123];[Evenèments.H123];T(&quot;;&quot;);[Evenèments.I123];T(&quot;;&quot;);[Evenèments.J123];T(&quot;;&quot;);[Evenèments.K123];T(&quot;;&quot;);[Evenèments.L123];T(&quot;;&quot;);[Evenèments.I123];T(&quot;=&quot;);[Evenèments.M123]);T(&quot;&quot;))">
            <text:p/>
          </table:table-cell>
          <table:table-cell table:number-columns-repeated="1020"/>
        </table:table-row>
        <table:table-row table:style-name="ro1">
          <table:table-cell table:formula="of:=IF([Evenèments.C124]&gt;0;T(&quot;&quot;) ;T(&quot;#&quot;))">
            <text:p/>
          </table:table-cell>
          <table:table-cell table:style-name="ce311" table:formula="of:=T([Evenèments.A124])">
            <text:p/>
          </table:table-cell>
          <table:table-cell table:style-name="ce311" table:formula="of:=T([Evenèments.B124])">
            <text:p/>
          </table:table-cell>
          <table:table-cell table:style-name="ce311" table:formula="of:=IF([Evenèments.C124]&gt;0;CONCATENATE([Evenèments.C124];[Evenèments.D124];[Evenèments.E124];T(&quot;;&quot;);[Evenèments.F124];[Evenèments.G124];[Evenèments.H124];T(&quot;;&quot;);[Evenèments.I124];T(&quot;;&quot;);[Evenèments.J124];T(&quot;;&quot;);[Evenèments.K124];T(&quot;;&quot;);[Evenèments.L124];T(&quot;;&quot;);[Evenèments.I124];T(&quot;=&quot;);[Evenèments.M124]);T(&quot;&quot;))" office:value-type="string" office:string-value="1602;;fr;;5;F;fr=Fondation à Paris de l'hôpital de la Charité par Marie de Médicis.">
            <text:p>1602;;fr;;5;F;fr=Fondation à Paris de l'hôpital de la Charité par Marie de Médicis.</text:p>
          </table:table-cell>
          <table:table-cell table:number-columns-repeated="1020"/>
        </table:table-row>
        <table:table-row table:style-name="ro1">
          <table:table-cell table:formula="of:=IF([Evenèments.C125]&gt;0;T(&quot;&quot;) ;T(&quot;#&quot;))">
            <text:p/>
          </table:table-cell>
          <table:table-cell table:style-name="ce311" table:formula="of:=T([Evenèments.A125])">
            <text:p/>
          </table:table-cell>
          <table:table-cell table:style-name="ce311" table:formula="of:=T([Evenèments.B125])">
            <text:p/>
          </table:table-cell>
          <table:table-cell table:style-name="ce311" table:formula="of:=IF([Evenèments.C125]&gt;0;CONCATENATE([Evenèments.C125];[Evenèments.D125];[Evenèments.E125];T(&quot;;&quot;);[Evenèments.F125];[Evenèments.G125];[Evenèments.H125];T(&quot;;&quot;);[Evenèments.I125];T(&quot;;&quot;);[Evenèments.J125];T(&quot;;&quot;);[Evenèments.K125];T(&quot;;&quot;);[Evenèments.L125];T(&quot;;&quot;);[Evenèments.I125];T(&quot;=&quot;);[Evenèments.M125]);T(&quot;&quot;))" office:value-type="string" office:string-value="16080708;;fr;;0;F;fr=Fondation de Québec par le Français Samuel Champlain.">
            <text:p>16080708;;fr;;0;F;fr=Fondation de Québec par le Français Samuel Champlain.</text:p>
          </table:table-cell>
          <table:table-cell table:number-columns-repeated="1020"/>
        </table:table-row>
        <table:table-row table:style-name="ro1">
          <table:table-cell table:formula="of:=IF([Evenèments.C126]&gt;0;T(&quot;&quot;) ;T(&quot;#&quot;))">
            <text:p/>
          </table:table-cell>
          <table:table-cell table:style-name="ce311" table:formula="of:=T([Evenèments.A126])">
            <text:p/>
          </table:table-cell>
          <table:table-cell table:style-name="ce311" table:formula="of:=T([Evenèments.B126])">
            <text:p/>
          </table:table-cell>
          <table:table-cell table:style-name="ce311" table:formula="of:=IF([Evenèments.C126]&gt;0;CONCATENATE([Evenèments.C126];[Evenèments.D126];[Evenèments.E126];T(&quot;;&quot;);[Evenèments.F126];[Evenèments.G126];[Evenèments.H126];T(&quot;;&quot;);[Evenèments.I126];T(&quot;;&quot;);[Evenèments.J126];T(&quot;;&quot;);[Evenèments.K126];T(&quot;;&quot;);[Evenèments.L126];T(&quot;;&quot;);[Evenèments.I126];T(&quot;=&quot;);[Evenèments.M126]);T(&quot;&quot;))" office:value-type="string" office:string-value="160908;;fr;;6;F;fr=Sully lève de nouveaux impôts impopulaires pour financer la guerre..">
            <text:p>160908;;fr;;6;F;fr=Sully lève de nouveaux impôts impopulaires pour financer la guerre..</text:p>
          </table:table-cell>
          <table:table-cell table:number-columns-repeated="1020"/>
        </table:table-row>
        <table:table-row table:style-name="ro1">
          <table:table-cell table:formula="of:=IF([Evenèments.C127]&gt;0;T(&quot;&quot;) ;T(&quot;#&quot;))">
            <text:p/>
          </table:table-cell>
          <table:table-cell table:style-name="ce311" table:formula="of:=T([Evenèments.A127])">
            <text:p/>
          </table:table-cell>
          <table:table-cell table:style-name="ce311" table:formula="of:=T([Evenèments.B127])">
            <text:p/>
          </table:table-cell>
          <table:table-cell table:style-name="ce311" table:formula="of:=IF([Evenèments.C127]&gt;0;CONCATENATE([Evenèments.C127];[Evenèments.D127];[Evenèments.E127];T(&quot;;&quot;);[Evenèments.F127];[Evenèments.G127];[Evenèments.H127];T(&quot;;&quot;);[Evenèments.I127];T(&quot;;&quot;);[Evenèments.J127];T(&quot;;&quot;);[Evenèments.K127];T(&quot;;&quot;);[Evenèments.L127];T(&quot;;&quot;);[Evenèments.I127];T(&quot;=&quot;);[Evenèments.M127]);T(&quot;&quot;))" office:value-type="string" office:string-value="16350125;;fr;;5;F;fr=Fondation de l'Académie Française.">
            <text:p>16350125;;fr;;5;F;fr=Fondation de l'Académie Française.</text:p>
          </table:table-cell>
          <table:table-cell table:number-columns-repeated="1020"/>
        </table:table-row>
        <table:table-row table:style-name="ro1">
          <table:table-cell table:formula="of:=IF([Evenèments.C128]&gt;0;T(&quot;&quot;) ;T(&quot;#&quot;))">
            <text:p/>
          </table:table-cell>
          <table:table-cell table:style-name="ce311" table:formula="of:=T([Evenèments.A128])">
            <text:p/>
          </table:table-cell>
          <table:table-cell table:style-name="ce311" table:formula="of:=T([Evenèments.B128])">
            <text:p/>
          </table:table-cell>
          <table:table-cell table:style-name="ce311" table:formula="of:=IF([Evenèments.C128]&gt;0;CONCATENATE([Evenèments.C128];[Evenèments.D128];[Evenèments.E128];T(&quot;;&quot;);[Evenèments.F128];[Evenèments.G128];[Evenèments.H128];T(&quot;;&quot;);[Evenèments.I128];T(&quot;;&quot;);[Evenèments.J128];T(&quot;;&quot;);[Evenèments.K128];T(&quot;;&quot;);[Evenèments.L128];T(&quot;;&quot;);[Evenèments.I128];T(&quot;=&quot;);[Evenèments.M128]);T(&quot;&quot;))" office:value-type="string" office:string-value="16370107;;fr;;8;F;fr=Première représentation du Cid de Corneille au théâtre du Marais à Paris.">
            <text:p>16370107;;fr;;8;F;fr=Première représentation du Cid de Corneille au théâtre du Marais à Paris.</text:p>
          </table:table-cell>
          <table:table-cell table:number-columns-repeated="1020"/>
        </table:table-row>
        <table:table-row table:style-name="ro1">
          <table:table-cell table:formula="of:=IF([Evenèments.C129]&gt;0;T(&quot;&quot;) ;T(&quot;#&quot;))">
            <text:p/>
          </table:table-cell>
          <table:table-cell table:style-name="ce311" table:formula="of:=T([Evenèments.A129])">
            <text:p/>
          </table:table-cell>
          <table:table-cell table:style-name="ce311" table:formula="of:=T([Evenèments.B129])">
            <text:p/>
          </table:table-cell>
          <table:table-cell table:style-name="ce311" table:formula="of:=IF([Evenèments.C129]&gt;0;CONCATENATE([Evenèments.C129];[Evenèments.D129];[Evenèments.E129];T(&quot;;&quot;);[Evenèments.F129];[Evenèments.G129];[Evenèments.H129];T(&quot;;&quot;);[Evenèments.I129];T(&quot;;&quot;);[Evenèments.J129];T(&quot;;&quot;);[Evenèments.K129];T(&quot;;&quot;);[Evenèments.L129];T(&quot;;&quot;);[Evenèments.I129];T(&quot;=&quot;);[Evenèments.M129]);T(&quot;&quot;))" office:value-type="string" office:string-value="16400331;;fr;;7;F;fr=Création d'une monnaie, le Louis d'or.">
            <text:p>16400331;;fr;;7;F;fr=Création d'une monnaie, le Louis d'or.</text:p>
          </table:table-cell>
          <table:table-cell table:number-columns-repeated="1020"/>
        </table:table-row>
        <table:table-row table:style-name="ro1">
          <table:table-cell table:formula="of:=IF([Evenèments.C130]&gt;0;T(&quot;&quot;) ;T(&quot;#&quot;))">
            <text:p/>
          </table:table-cell>
          <table:table-cell table:style-name="ce311" table:formula="of:=T([Evenèments.A130])">
            <text:p/>
          </table:table-cell>
          <table:table-cell table:style-name="ce311" table:formula="of:=T([Evenèments.B130])">
            <text:p/>
          </table:table-cell>
          <table:table-cell table:style-name="ce311" table:formula="of:=IF([Evenèments.C130]&gt;0;CONCATENATE([Evenèments.C130];[Evenèments.D130];[Evenèments.E130];T(&quot;;&quot;);[Evenèments.F130];[Evenèments.G130];[Evenèments.H130];T(&quot;;&quot;);[Evenèments.I130];T(&quot;;&quot;);[Evenèments.J130];T(&quot;;&quot;);[Evenèments.K130];T(&quot;;&quot;);[Evenèments.L130];T(&quot;;&quot;);[Evenèments.I130];T(&quot;=&quot;);[Evenèments.M130]);T(&quot;&quot;))" office:value-type="string" office:string-value="16600604;;fr;;8;F;fr=Première représentation du Misanthrope de Molière.">
            <text:p>16600604;;fr;;8;F;fr=Première représentation du Misanthrope de Molière.</text:p>
          </table:table-cell>
          <table:table-cell table:number-columns-repeated="1020"/>
        </table:table-row>
        <table:table-row table:style-name="ro1">
          <table:table-cell table:formula="of:=IF([Evenèments.C131]&gt;0;T(&quot;&quot;) ;T(&quot;#&quot;))">
            <text:p/>
          </table:table-cell>
          <table:table-cell table:style-name="ce311" table:formula="of:=T([Evenèments.A131])">
            <text:p/>
          </table:table-cell>
          <table:table-cell table:style-name="ce311" table:formula="of:=T([Evenèments.B131])">
            <text:p/>
          </table:table-cell>
          <table:table-cell table:style-name="ce311" table:formula="of:=IF([Evenèments.C131]&gt;0;CONCATENATE([Evenèments.C131];[Evenèments.D131];[Evenèments.E131];T(&quot;;&quot;);[Evenèments.F131];[Evenèments.G131];[Evenèments.H131];T(&quot;;&quot;);[Evenèments.I131];T(&quot;;&quot;);[Evenèments.J131];T(&quot;;&quot;);[Evenèments.K131];T(&quot;;&quot;);[Evenèments.L131];T(&quot;;&quot;);[Evenèments.I131];T(&quot;=&quot;);[Evenèments.M131]);T(&quot;&quot;))" office:value-type="string" office:string-value="16801021;;fr;;8;F;fr=Fondation de la Comédie Française.">
            <text:p>16801021;;fr;;8;F;fr=Fondation de la Comédie Française.</text:p>
          </table:table-cell>
          <table:table-cell table:number-columns-repeated="1020"/>
        </table:table-row>
        <table:table-row table:style-name="ro1">
          <table:table-cell table:formula="of:=IF([Evenèments.C132]&gt;0;T(&quot;&quot;) ;T(&quot;#&quot;))">
            <text:p/>
          </table:table-cell>
          <table:table-cell table:style-name="ce311" table:formula="of:=T([Evenèments.A132])">
            <text:p/>
          </table:table-cell>
          <table:table-cell table:style-name="ce311" table:formula="of:=T([Evenèments.B132])">
            <text:p/>
          </table:table-cell>
          <table:table-cell table:style-name="ce311" table:formula="of:=IF([Evenèments.C132]&gt;0;CONCATENATE([Evenèments.C132];[Evenèments.D132];[Evenèments.E132];T(&quot;;&quot;);[Evenèments.F132];[Evenèments.G132];[Evenèments.H132];T(&quot;;&quot;);[Evenèments.I132];T(&quot;;&quot;);[Evenèments.J132];T(&quot;;&quot;);[Evenèments.K132];T(&quot;;&quot;);[Evenèments.L132];T(&quot;;&quot;);[Evenèments.I132];T(&quot;=&quot;);[Evenèments.M132]);T(&quot;&quot;))" office:value-type="string" office:string-value="17991213;;fr;;6;F;fr=Constitution de l'An VIII : 3 Consuls : Bonaparte, Cambacérès, Lebrun.">
            <text:p>17991213;;fr;;6;F;fr=Constitution de l'An VIII : 3 Consuls : Bonaparte, Cambacérès, Lebrun.</text:p>
          </table:table-cell>
          <table:table-cell table:number-columns-repeated="1020"/>
        </table:table-row>
        <table:table-row table:style-name="ro1">
          <table:table-cell table:formula="of:=IF([Evenèments.C133]&gt;0;T(&quot;&quot;) ;T(&quot;#&quot;))">
            <text:p/>
          </table:table-cell>
          <table:table-cell table:style-name="ce311" table:formula="of:=T([Evenèments.A133])">
            <text:p/>
          </table:table-cell>
          <table:table-cell table:style-name="ce311" table:formula="of:=T([Evenèments.B133])">
            <text:p/>
          </table:table-cell>
          <table:table-cell table:style-name="ce311" table:formula="of:=IF([Evenèments.C133]&gt;0;CONCATENATE([Evenèments.C133];[Evenèments.D133];[Evenèments.E133];T(&quot;;&quot;);[Evenèments.F133];[Evenèments.G133];[Evenèments.H133];T(&quot;;&quot;);[Evenèments.I133];T(&quot;;&quot;);[Evenèments.J133];T(&quot;;&quot;);[Evenèments.K133];T(&quot;;&quot;);[Evenèments.L133];T(&quot;;&quot;);[Evenèments.I133];T(&quot;=&quot;);[Evenèments.M133]);T(&quot;&quot;))" office:value-type="string" office:string-value="17991226;;fr;;8;F;fr=Création du Conseil d’État.">
            <text:p>17991226;;fr;;8;F;fr=Création du Conseil d’État.</text:p>
          </table:table-cell>
          <table:table-cell table:number-columns-repeated="1020"/>
        </table:table-row>
        <table:table-row table:style-name="ro1">
          <table:table-cell table:formula="of:=IF([Evenèments.C134]&gt;0;T(&quot;&quot;) ;T(&quot;#&quot;))">
            <text:p/>
          </table:table-cell>
          <table:table-cell table:style-name="ce311" table:formula="of:=T([Evenèments.A134])">
            <text:p/>
          </table:table-cell>
          <table:table-cell table:style-name="ce311" table:formula="of:=T([Evenèments.B134])">
            <text:p/>
          </table:table-cell>
          <table:table-cell table:style-name="ce311" table:formula="of:=IF([Evenèments.C134]&gt;0;CONCATENATE([Evenèments.C134];[Evenèments.D134];[Evenèments.E134];T(&quot;;&quot;);[Evenèments.F134];[Evenèments.G134];[Evenèments.H134];T(&quot;;&quot;);[Evenèments.I134];T(&quot;;&quot;);[Evenèments.J134];T(&quot;;&quot;);[Evenèments.K134];T(&quot;;&quot;);[Evenèments.L134];T(&quot;;&quot;);[Evenèments.I134];T(&quot;=&quot;);[Evenèments.M134]);T(&quot;&quot;))" office:value-type="string" office:string-value="18000213;;fr;;8;F;fr=Création de la Banque de France.">
            <text:p>18000213;;fr;;8;F;fr=Création de la Banque de France.</text:p>
          </table:table-cell>
          <table:table-cell table:number-columns-repeated="1020"/>
        </table:table-row>
        <table:table-row table:style-name="ro1">
          <table:table-cell table:formula="of:=IF([Evenèments.C135]&gt;0;T(&quot;&quot;) ;T(&quot;#&quot;))">
            <text:p/>
          </table:table-cell>
          <table:table-cell table:style-name="ce311" table:formula="of:=T([Evenèments.A135])">
            <text:p/>
          </table:table-cell>
          <table:table-cell table:style-name="ce311" table:formula="of:=T([Evenèments.B135])">
            <text:p/>
          </table:table-cell>
          <table:table-cell table:style-name="ce311" table:formula="of:=IF([Evenèments.C135]&gt;0;CONCATENATE([Evenèments.C135];[Evenèments.D135];[Evenèments.E135];T(&quot;;&quot;);[Evenèments.F135];[Evenèments.G135];[Evenèments.H135];T(&quot;;&quot;);[Evenèments.I135];T(&quot;;&quot;);[Evenèments.J135];T(&quot;;&quot;);[Evenèments.K135];T(&quot;;&quot;);[Evenèments.L135];T(&quot;;&quot;);[Evenèments.I135];T(&quot;=&quot;);[Evenèments.M135]);T(&quot;&quot;))" office:value-type="string" office:string-value="18010519;;fr;;8;F;fr=Création de la Légion d'Honneur.">
            <text:p>18010519;;fr;;8;F;fr=Création de la Légion d'Honneur.</text:p>
          </table:table-cell>
          <table:table-cell table:number-columns-repeated="1020"/>
        </table:table-row>
        <table:table-row table:style-name="ro1">
          <table:table-cell table:formula="of:=IF([Evenèments.C136]&gt;0;T(&quot;&quot;) ;T(&quot;#&quot;))">
            <text:p/>
          </table:table-cell>
          <table:table-cell table:style-name="ce311" table:formula="of:=T([Evenèments.A136])">
            <text:p/>
          </table:table-cell>
          <table:table-cell table:style-name="ce311" table:formula="of:=T([Evenèments.B136])">
            <text:p/>
          </table:table-cell>
          <table:table-cell table:style-name="ce311" table:formula="of:=IF([Evenèments.C136]&gt;0;CONCATENATE([Evenèments.C136];[Evenèments.D136];[Evenèments.E136];T(&quot;;&quot;);[Evenèments.F136];[Evenèments.G136];[Evenèments.H136];T(&quot;;&quot;);[Evenèments.I136];T(&quot;;&quot;);[Evenèments.J136];T(&quot;;&quot;);[Evenèments.K136];T(&quot;;&quot;);[Evenèments.L136];T(&quot;;&quot;);[Evenèments.I136];T(&quot;=&quot;);[Evenèments.M136]);T(&quot;&quot;))" office:value-type="string" office:string-value="18030327;;fr;;8;F;fr=Création du Franc Germinal à l'effigie de Bonaparte.">
            <text:p>18030327;;fr;;8;F;fr=Création du Franc Germinal à l'effigie de Bonaparte.</text:p>
          </table:table-cell>
          <table:table-cell table:number-columns-repeated="1020"/>
        </table:table-row>
        <table:table-row table:style-name="ro1">
          <table:table-cell table:formula="of:=IF([Evenèments.C137]&gt;0;T(&quot;&quot;) ;T(&quot;#&quot;))">
            <text:p/>
          </table:table-cell>
          <table:table-cell table:style-name="ce311" table:formula="of:=T([Evenèments.A137])">
            <text:p/>
          </table:table-cell>
          <table:table-cell table:style-name="ce311" table:formula="of:=T([Evenèments.B137])">
            <text:p/>
          </table:table-cell>
          <table:table-cell table:style-name="ce311" table:formula="of:=IF([Evenèments.C137]&gt;0;CONCATENATE([Evenèments.C137];[Evenèments.D137];[Evenèments.E137];T(&quot;;&quot;);[Evenèments.F137];[Evenèments.G137];[Evenèments.H137];T(&quot;;&quot;);[Evenèments.I137];T(&quot;;&quot;);[Evenèments.J137];T(&quot;;&quot;);[Evenèments.K137];T(&quot;;&quot;);[Evenèments.L137];T(&quot;;&quot;);[Evenèments.I137];T(&quot;=&quot;);[Evenèments.M137]);T(&quot;&quot;))" office:value-type="string" office:string-value="18040226;;fr;;8;F;fr=Napoléon décide de construire l'Arc de Triomphe.">
            <text:p>18040226;;fr;;8;F;fr=Napoléon décide de construire l'Arc de Triomphe.</text:p>
          </table:table-cell>
          <table:table-cell table:number-columns-repeated="1020"/>
        </table:table-row>
        <table:table-row table:style-name="ro1">
          <table:table-cell table:formula="of:=IF([Evenèments.C138]&gt;0;T(&quot;&quot;) ;T(&quot;#&quot;))">
            <text:p/>
          </table:table-cell>
          <table:table-cell table:style-name="ce311" table:formula="of:=T([Evenèments.A138])">
            <text:p/>
          </table:table-cell>
          <table:table-cell table:style-name="ce311" table:formula="of:=T([Evenèments.B138])">
            <text:p/>
          </table:table-cell>
          <table:table-cell table:style-name="ce311" table:formula="of:=IF([Evenèments.C138]&gt;0;CONCATENATE([Evenèments.C138];[Evenèments.D138];[Evenèments.E138];T(&quot;;&quot;);[Evenèments.F138];[Evenèments.G138];[Evenèments.H138];T(&quot;;&quot;);[Evenèments.I138];T(&quot;;&quot;);[Evenèments.J138];T(&quot;;&quot;);[Evenèments.K138];T(&quot;;&quot;);[Evenèments.L138];T(&quot;;&quot;);[Evenèments.I138];T(&quot;=&quot;);[Evenèments.M138]);T(&quot;&quot;))" office:value-type="string" office:string-value="18420611;;fr;;6;F;fr=Création du réseau des Chemins de Fer.">
            <text:p>18420611;;fr;;6;F;fr=Création du réseau des Chemins de Fer.</text:p>
          </table:table-cell>
          <table:table-cell table:number-columns-repeated="1020"/>
        </table:table-row>
        <table:table-row table:style-name="ro1">
          <table:table-cell table:formula="of:=IF([Evenèments.C139]&gt;0;T(&quot;&quot;) ;T(&quot;#&quot;))">
            <text:p/>
          </table:table-cell>
          <table:table-cell table:style-name="ce311" table:formula="of:=T([Evenèments.A139])">
            <text:p/>
          </table:table-cell>
          <table:table-cell table:style-name="ce311" table:formula="of:=T([Evenèments.B139])">
            <text:p/>
          </table:table-cell>
          <table:table-cell table:style-name="ce311" table:formula="of:=IF([Evenèments.C139]&gt;0;CONCATENATE([Evenèments.C139];[Evenèments.D139];[Evenèments.E139];T(&quot;;&quot;);[Evenèments.F139];[Evenèments.G139];[Evenèments.H139];T(&quot;;&quot;);[Evenèments.I139];T(&quot;;&quot;);[Evenèments.J139];T(&quot;;&quot;);[Evenèments.K139];T(&quot;;&quot;);[Evenèments.L139];T(&quot;;&quot;);[Evenèments.I139];T(&quot;=&quot;);[Evenèments.M139]);T(&quot;&quot;))" office:value-type="string" office:string-value="18480226;;fr;;8;F;fr=Création des Ateliers Nationaux.">
            <text:p>18480226;;fr;;8;F;fr=Création des Ateliers Nationaux.</text:p>
          </table:table-cell>
          <table:table-cell table:number-columns-repeated="1020"/>
        </table:table-row>
        <table:table-row table:style-name="ro1">
          <table:table-cell table:formula="of:=IF([Evenèments.C140]&gt;0;T(&quot;&quot;) ;T(&quot;#&quot;))">
            <text:p/>
          </table:table-cell>
          <table:table-cell table:style-name="ce311" table:formula="of:=T([Evenèments.A140])">
            <text:p/>
          </table:table-cell>
          <table:table-cell table:style-name="ce311" table:formula="of:=T([Evenèments.B140])">
            <text:p/>
          </table:table-cell>
          <table:table-cell table:style-name="ce311" table:formula="of:=IF([Evenèments.C140]&gt;0;CONCATENATE([Evenèments.C140];[Evenèments.D140];[Evenèments.E140];T(&quot;;&quot;);[Evenèments.F140];[Evenèments.G140];[Evenèments.H140];T(&quot;;&quot;);[Evenèments.I140];T(&quot;;&quot;);[Evenèments.J140];T(&quot;;&quot;);[Evenèments.K140];T(&quot;;&quot;);[Evenèments.L140];T(&quot;;&quot;);[Evenèments.I140];T(&quot;=&quot;);[Evenèments.M140]);T(&quot;&quot;))" office:value-type="string" office:string-value="18480623;;fr;;8;F;fr=Suppression des Ateliers Nationaux jugés trop coûteux.">
            <text:p>18480623;;fr;;8;F;fr=Suppression des Ateliers Nationaux jugés trop coûteux.</text:p>
          </table:table-cell>
          <table:table-cell table:number-columns-repeated="1020"/>
        </table:table-row>
        <table:table-row table:style-name="ro1">
          <table:table-cell table:formula="of:=IF([Evenèments.C141]&gt;0;T(&quot;&quot;) ;T(&quot;#&quot;))">
            <text:p/>
          </table:table-cell>
          <table:table-cell table:style-name="ce311" table:formula="of:=T([Evenèments.A141])">
            <text:p/>
          </table:table-cell>
          <table:table-cell table:style-name="ce311" table:formula="of:=T([Evenèments.B141])">
            <text:p/>
          </table:table-cell>
          <table:table-cell table:style-name="ce311" table:formula="of:=IF([Evenèments.C141]&gt;0;CONCATENATE([Evenèments.C141];[Evenèments.D141];[Evenèments.E141];T(&quot;;&quot;);[Evenèments.F141];[Evenèments.G141];[Evenèments.H141];T(&quot;;&quot;);[Evenèments.I141];T(&quot;;&quot;);[Evenèments.J141];T(&quot;;&quot;);[Evenèments.K141];T(&quot;;&quot;);[Evenèments.L141];T(&quot;;&quot;);[Evenèments.I141];T(&quot;=&quot;);[Evenèments.M141]);T(&quot;&quot;))" office:value-type="string" office:string-value="18550515;;fr;;8;F;fr=Ouverture de l'Exposition Universelle.">
            <text:p>18550515;;fr;;8;F;fr=Ouverture de l'Exposition Universelle.</text:p>
          </table:table-cell>
          <table:table-cell table:number-columns-repeated="1020"/>
        </table:table-row>
        <table:table-row table:style-name="ro1">
          <table:table-cell table:formula="of:=IF([Evenèments.C142]&gt;0;T(&quot;&quot;) ;T(&quot;#&quot;))">
            <text:p/>
          </table:table-cell>
          <table:table-cell table:style-name="ce311" table:formula="of:=T([Evenèments.A142])">
            <text:p/>
          </table:table-cell>
          <table:table-cell table:style-name="ce311" table:formula="of:=T([Evenèments.B142])">
            <text:p/>
          </table:table-cell>
          <table:table-cell table:style-name="ce311" table:formula="of:=IF([Evenèments.C142]&gt;0;CONCATENATE([Evenèments.C142];[Evenèments.D142];[Evenèments.E142];T(&quot;;&quot;);[Evenèments.F142];[Evenèments.G142];[Evenèments.H142];T(&quot;;&quot;);[Evenèments.I142];T(&quot;;&quot;);[Evenèments.J142];T(&quot;;&quot;);[Evenèments.K142];T(&quot;;&quot;);[Evenèments.L142];T(&quot;;&quot;);[Evenèments.I142];T(&quot;=&quot;);[Evenèments.M142]);T(&quot;&quot;))" office:value-type="string" office:string-value="18621118;;fr;;8;F;fr=Début du percement de l'isthme de Suez.">
            <text:p>18621118;;fr;;8;F;fr=Début du percement de l'isthme de Suez.</text:p>
          </table:table-cell>
          <table:table-cell table:number-columns-repeated="1020"/>
        </table:table-row>
        <table:table-row table:style-name="ro1">
          <table:table-cell table:formula="of:=IF([Evenèments.C143]&gt;0;T(&quot;&quot;) ;T(&quot;#&quot;))">
            <text:p/>
          </table:table-cell>
          <table:table-cell table:style-name="ce311" table:formula="of:=T([Evenèments.A143])">
            <text:p/>
          </table:table-cell>
          <table:table-cell table:style-name="ce311" table:formula="of:=T([Evenèments.B143])">
            <text:p/>
          </table:table-cell>
          <table:table-cell table:style-name="ce311" table:formula="of:=IF([Evenèments.C143]&gt;0;CONCATENATE([Evenèments.C143];[Evenèments.D143];[Evenèments.E143];T(&quot;;&quot;);[Evenèments.F143];[Evenèments.G143];[Evenèments.H143];T(&quot;;&quot;);[Evenèments.I143];T(&quot;;&quot;);[Evenèments.J143];T(&quot;;&quot;);[Evenèments.K143];T(&quot;;&quot;);[Evenèments.L143];T(&quot;;&quot;);[Evenèments.I143];T(&quot;=&quot;);[Evenèments.M143]);T(&quot;&quot;))" office:value-type="string" office:string-value="186704;186710;fr;;8;F;fr=Exposition Universelle.">
            <text:p>186704;186710;fr;;8;F;fr=Exposition Universelle.</text:p>
          </table:table-cell>
          <table:table-cell table:number-columns-repeated="1020"/>
        </table:table-row>
        <table:table-row table:style-name="ro1">
          <table:table-cell table:formula="of:=IF([Evenèments.C144]&gt;0;T(&quot;&quot;) ;T(&quot;#&quot;))">
            <text:p/>
          </table:table-cell>
          <table:table-cell table:style-name="ce311" table:formula="of:=T([Evenèments.A144])">
            <text:p/>
          </table:table-cell>
          <table:table-cell table:style-name="ce311" table:formula="of:=T([Evenèments.B144])">
            <text:p/>
          </table:table-cell>
          <table:table-cell table:style-name="ce311" table:formula="of:=IF([Evenèments.C144]&gt;0;CONCATENATE([Evenèments.C144];[Evenèments.D144];[Evenèments.E144];T(&quot;;&quot;);[Evenèments.F144];[Evenèments.G144];[Evenèments.H144];T(&quot;;&quot;);[Evenèments.I144];T(&quot;;&quot;);[Evenèments.J144];T(&quot;;&quot;);[Evenèments.K144];T(&quot;;&quot;);[Evenèments.L144];T(&quot;;&quot;);[Evenèments.I144];T(&quot;=&quot;);[Evenèments.M144]);T(&quot;&quot;))" office:value-type="string" office:string-value="18691117;;fr;;8;F;fr=Inauguration du Canal de Suez.">
            <text:p>18691117;;fr;;8;F;fr=Inauguration du Canal de Suez.</text:p>
          </table:table-cell>
          <table:table-cell table:number-columns-repeated="1020"/>
        </table:table-row>
        <table:table-row table:style-name="ro1">
          <table:table-cell table:formula="of:=IF([Evenèments.C145]&gt;0;T(&quot;&quot;) ;T(&quot;#&quot;))">
            <text:p/>
          </table:table-cell>
          <table:table-cell table:style-name="ce311" table:formula="of:=T([Evenèments.A145])">
            <text:p/>
          </table:table-cell>
          <table:table-cell table:style-name="ce311" table:formula="of:=T([Evenèments.B145])">
            <text:p/>
          </table:table-cell>
          <table:table-cell table:style-name="ce311" table:formula="of:=IF([Evenèments.C145]&gt;0;CONCATENATE([Evenèments.C145];[Evenèments.D145];[Evenèments.E145];T(&quot;;&quot;);[Evenèments.F145];[Evenèments.G145];[Evenèments.H145];T(&quot;;&quot;);[Evenèments.I145];T(&quot;;&quot;);[Evenèments.J145];T(&quot;;&quot;);[Evenèments.K145];T(&quot;;&quot;);[Evenèments.L145];T(&quot;;&quot;);[Evenèments.I145];T(&quot;=&quot;);[Evenèments.M145]);T(&quot;&quot;))" office:value-type="string" office:string-value="18780501;;fr;;8;F;fr=Troisième Exposition Universelle à Paris.">
            <text:p>18780501;;fr;;8;F;fr=Troisième Exposition Universelle à Paris.</text:p>
          </table:table-cell>
          <table:table-cell table:number-columns-repeated="1020"/>
        </table:table-row>
        <table:table-row table:style-name="ro1">
          <table:table-cell table:formula="of:=IF([Evenèments.C146]&gt;0;T(&quot;&quot;) ;T(&quot;#&quot;))">
            <text:p/>
          </table:table-cell>
          <table:table-cell table:style-name="ce311" table:formula="of:=T([Evenèments.A146])">
            <text:p/>
          </table:table-cell>
          <table:table-cell table:style-name="ce311" table:formula="of:=T([Evenèments.B146])">
            <text:p/>
          </table:table-cell>
          <table:table-cell table:style-name="ce311" table:formula="of:=IF([Evenèments.C146]&gt;0;CONCATENATE([Evenèments.C146];[Evenèments.D146];[Evenèments.E146];T(&quot;;&quot;);[Evenèments.F146];[Evenèments.G146];[Evenèments.H146];T(&quot;;&quot;);[Evenèments.I146];T(&quot;;&quot;);[Evenèments.J146];T(&quot;;&quot;);[Evenèments.K146];T(&quot;;&quot;);[Evenèments.L146];T(&quot;;&quot;);[Evenèments.I146];T(&quot;=&quot;);[Evenèments.M146]);T(&quot;&quot;))" office:value-type="string" office:string-value="18790131;;fr;;2;F;fr=Le 14 juillet devient fête nationale, et la Marseillaise, hymne national.">
            <text:p>18790131;;fr;;2;F;fr=Le 14 juillet devient fête nationale, et la Marseillaise, hymne national.</text:p>
          </table:table-cell>
          <table:table-cell table:number-columns-repeated="1020"/>
        </table:table-row>
        <table:table-row table:style-name="ro1">
          <table:table-cell table:formula="of:=IF([Evenèments.C147]&gt;0;T(&quot;&quot;) ;T(&quot;#&quot;))">
            <text:p/>
          </table:table-cell>
          <table:table-cell table:style-name="ce311" table:formula="of:=T([Evenèments.A147])">
            <text:p/>
          </table:table-cell>
          <table:table-cell table:style-name="ce311" table:formula="of:=T([Evenèments.B147])">
            <text:p/>
          </table:table-cell>
          <table:table-cell table:style-name="ce311" table:formula="of:=IF([Evenèments.C147]&gt;0;CONCATENATE([Evenèments.C147];[Evenèments.D147];[Evenèments.E147];T(&quot;;&quot;);[Evenèments.F147];[Evenèments.G147];[Evenèments.H147];T(&quot;;&quot;);[Evenèments.I147];T(&quot;;&quot;);[Evenèments.J147];T(&quot;;&quot;);[Evenèments.K147];T(&quot;;&quot;);[Evenèments.L147];T(&quot;;&quot;);[Evenèments.I147];T(&quot;=&quot;);[Evenèments.M147]);T(&quot;&quot;))" office:value-type="string" office:string-value="18810616;;fr;;8;F;fr=Vote des Lois scolaires (gratuité et caractère obligatoire de l'enseignement primaire, création des écoles normales d'instituteurs).">
            <text:p>18810616;;fr;;8;F;fr=Vote des Lois scolaires (gratuité et caractère obligatoire de l'enseignement primaire, création des écoles normales d'instituteurs).</text:p>
          </table:table-cell>
          <table:table-cell table:number-columns-repeated="1020"/>
        </table:table-row>
        <table:table-row table:style-name="ro1">
          <table:table-cell table:formula="of:=IF([Evenèments.C148]&gt;0;T(&quot;&quot;) ;T(&quot;#&quot;))">
            <text:p/>
          </table:table-cell>
          <table:table-cell table:style-name="ce311" table:formula="of:=T([Evenèments.A148])">
            <text:p/>
          </table:table-cell>
          <table:table-cell table:style-name="ce311" table:formula="of:=T([Evenèments.B148])">
            <text:p/>
          </table:table-cell>
          <table:table-cell table:style-name="ce311" table:formula="of:=IF([Evenèments.C148]&gt;0;CONCATENATE([Evenèments.C148];[Evenèments.D148];[Evenèments.E148];T(&quot;;&quot;);[Evenèments.F148];[Evenèments.G148];[Evenèments.H148];T(&quot;;&quot;);[Evenèments.I148];T(&quot;;&quot;);[Evenèments.J148];T(&quot;;&quot;);[Evenèments.K148];T(&quot;;&quot;);[Evenèments.L148];T(&quot;;&quot;);[Evenèments.I148];T(&quot;=&quot;);[Evenèments.M148]);T(&quot;&quot;))" office:value-type="string" office:string-value="18810729;;fr;;8;F;fr=Liberté de réunion et de la Presse.">
            <text:p>18810729;;fr;;8;F;fr=Liberté de réunion et de la Presse.</text:p>
          </table:table-cell>
          <table:table-cell table:number-columns-repeated="1020"/>
        </table:table-row>
        <table:table-row table:style-name="ro1">
          <table:table-cell table:formula="of:=IF([Evenèments.C149]&gt;0;T(&quot;&quot;) ;T(&quot;#&quot;))">
            <text:p/>
          </table:table-cell>
          <table:table-cell table:style-name="ce311" table:formula="of:=T([Evenèments.A149])">
            <text:p/>
          </table:table-cell>
          <table:table-cell table:style-name="ce311" table:formula="of:=T([Evenèments.B149])">
            <text:p/>
          </table:table-cell>
          <table:table-cell table:style-name="ce311" table:formula="of:=IF([Evenèments.C149]&gt;0;CONCATENATE([Evenèments.C149];[Evenèments.D149];[Evenèments.E149];T(&quot;;&quot;);[Evenèments.F149];[Evenèments.G149];[Evenèments.H149];T(&quot;;&quot;);[Evenèments.I149];T(&quot;;&quot;);[Evenèments.J149];T(&quot;;&quot;);[Evenèments.K149];T(&quot;;&quot;);[Evenèments.L149];T(&quot;;&quot;);[Evenèments.I149];T(&quot;=&quot;);[Evenèments.M149]);T(&quot;&quot;))" office:value-type="string" office:string-value="18820328;;fr;;8;F;fr=Laïcité de l'enseignement.">
            <text:p>18820328;;fr;;8;F;fr=Laïcité de l'enseignement.</text:p>
          </table:table-cell>
          <table:table-cell table:number-columns-repeated="1020"/>
        </table:table-row>
        <table:table-row table:style-name="ro1">
          <table:table-cell table:formula="of:=IF([Evenèments.C150]&gt;0;T(&quot;&quot;) ;T(&quot;#&quot;))">
            <text:p/>
          </table:table-cell>
          <table:table-cell table:style-name="ce311" table:formula="of:=T([Evenèments.A150])">
            <text:p/>
          </table:table-cell>
          <table:table-cell table:style-name="ce311" table:formula="of:=T([Evenèments.B150])">
            <text:p/>
          </table:table-cell>
          <table:table-cell table:style-name="ce311" table:formula="of:=IF([Evenèments.C150]&gt;0;CONCATENATE([Evenèments.C150];[Evenèments.D150];[Evenèments.E150];T(&quot;;&quot;);[Evenèments.F150];[Evenèments.G150];[Evenèments.H150];T(&quot;;&quot;);[Evenèments.I150];T(&quot;;&quot;);[Evenèments.J150];T(&quot;;&quot;);[Evenèments.K150];T(&quot;;&quot;);[Evenèments.L150];T(&quot;;&quot;);[Evenèments.I150];T(&quot;=&quot;);[Evenèments.M150]);T(&quot;&quot;))" office:value-type="string" office:string-value="18840322;;fr;;8;F;fr=Liberté syndicale.">
            <text:p>18840322;;fr;;8;F;fr=Liberté syndicale.</text:p>
          </table:table-cell>
          <table:table-cell table:number-columns-repeated="1020"/>
        </table:table-row>
        <table:table-row table:style-name="ro1">
          <table:table-cell table:formula="of:=IF([Evenèments.C151]&gt;0;T(&quot;&quot;) ;T(&quot;#&quot;))">
            <text:p/>
          </table:table-cell>
          <table:table-cell table:style-name="ce311" table:formula="of:=T([Evenèments.A151])">
            <text:p/>
          </table:table-cell>
          <table:table-cell table:style-name="ce311" table:formula="of:=T([Evenèments.B151])">
            <text:p/>
          </table:table-cell>
          <table:table-cell table:style-name="ce311" table:formula="of:=IF([Evenèments.C151]&gt;0;CONCATENATE([Evenèments.C151];[Evenèments.D151];[Evenèments.E151];T(&quot;;&quot;);[Evenèments.F151];[Evenèments.G151];[Evenèments.H151];T(&quot;;&quot;);[Evenèments.I151];T(&quot;;&quot;);[Evenèments.J151];T(&quot;;&quot;);[Evenèments.K151];T(&quot;;&quot;);[Evenèments.L151];T(&quot;;&quot;);[Evenèments.I151];T(&quot;=&quot;);[Evenèments.M151]);T(&quot;&quot;))" office:value-type="string" office:string-value="18840727;;fr;;8;F;fr=Rétablissement du divorce.">
            <text:p>18840727;;fr;;8;F;fr=Rétablissement du divorce.</text:p>
          </table:table-cell>
          <table:table-cell table:number-columns-repeated="1020"/>
        </table:table-row>
        <table:table-row table:style-name="ro1">
          <table:table-cell table:formula="of:=IF([Evenèments.C152]&gt;0;T(&quot;&quot;) ;T(&quot;#&quot;))">
            <text:p/>
          </table:table-cell>
          <table:table-cell table:style-name="ce311" table:formula="of:=T([Evenèments.A152])">
            <text:p/>
          </table:table-cell>
          <table:table-cell table:style-name="ce311" table:formula="of:=T([Evenèments.B152])">
            <text:p/>
          </table:table-cell>
          <table:table-cell table:style-name="ce311" table:formula="of:=IF([Evenèments.C152]&gt;0;CONCATENATE([Evenèments.C152];[Evenèments.D152];[Evenèments.E152];T(&quot;;&quot;);[Evenèments.F152];[Evenèments.G152];[Evenèments.H152];T(&quot;;&quot;);[Evenèments.I152];T(&quot;;&quot;);[Evenèments.J152];T(&quot;;&quot;);[Evenèments.K152];T(&quot;;&quot;);[Evenèments.L152];T(&quot;;&quot;);[Evenèments.I152];T(&quot;=&quot;);[Evenèments.M152]);T(&quot;&quot;))" office:value-type="string" office:string-value="18890506;;fr;;3;F;fr=Inauguration de la Tour Eiffel (Exposition Universelle).">
            <text:p>18890506;;fr;;3;F;fr=Inauguration de la Tour Eiffel (Exposition Universelle).</text:p>
          </table:table-cell>
          <table:table-cell table:number-columns-repeated="1020"/>
        </table:table-row>
        <table:table-row table:style-name="ro1">
          <table:table-cell table:formula="of:=IF([Evenèments.C153]&gt;0;T(&quot;&quot;) ;T(&quot;#&quot;))">
            <text:p/>
          </table:table-cell>
          <table:table-cell table:style-name="ce311" table:formula="of:=T([Evenèments.A153])">
            <text:p/>
          </table:table-cell>
          <table:table-cell table:style-name="ce311" table:formula="of:=T([Evenèments.B153])">
            <text:p/>
          </table:table-cell>
          <table:table-cell table:style-name="ce311" table:formula="of:=IF([Evenèments.C153]&gt;0;CONCATENATE([Evenèments.C153];[Evenèments.D153];[Evenèments.E153];T(&quot;;&quot;);[Evenèments.F153];[Evenèments.G153];[Evenèments.H153];T(&quot;;&quot;);[Evenèments.I153];T(&quot;;&quot;);[Evenèments.J153];T(&quot;;&quot;);[Evenèments.K153];T(&quot;;&quot;);[Evenèments.L153];T(&quot;;&quot;);[Evenèments.I153];T(&quot;=&quot;);[Evenèments.M153]);T(&quot;&quot;))" office:value-type="string" office:string-value="19110821;;fr;;8;F;fr=La Joconde est volée.">
            <text:p>19110821;;fr;;8;F;fr=La Joconde est volée.</text:p>
          </table:table-cell>
          <table:table-cell table:number-columns-repeated="1020"/>
        </table:table-row>
        <table:table-row table:style-name="ro1">
          <table:table-cell table:formula="of:=IF([Evenèments.C154]&gt;0;T(&quot;&quot;) ;T(&quot;#&quot;))">
            <text:p/>
          </table:table-cell>
          <table:table-cell table:style-name="ce311" table:formula="of:=T([Evenèments.A154])">
            <text:p/>
          </table:table-cell>
          <table:table-cell table:style-name="ce311" table:formula="of:=T([Evenèments.B154])">
            <text:p/>
          </table:table-cell>
          <table:table-cell table:style-name="ce311" table:formula="of:=IF([Evenèments.C154]&gt;0;CONCATENATE([Evenèments.C154];[Evenèments.D154];[Evenèments.E154];T(&quot;;&quot;);[Evenèments.F154];[Evenèments.G154];[Evenèments.H154];T(&quot;;&quot;);[Evenèments.I154];T(&quot;;&quot;);[Evenèments.J154];T(&quot;;&quot;);[Evenèments.K154];T(&quot;;&quot;);[Evenèments.L154];T(&quot;;&quot;);[Evenèments.I154];T(&quot;=&quot;);[Evenèments.M154]);T(&quot;&quot;))" office:value-type="string" office:string-value="19130331;;fr;;8;F;fr=La Joconde qui avait été volée, revient à Paris.">
            <text:p>19130331;;fr;;8;F;fr=La Joconde qui avait été volée, revient à Paris.</text:p>
          </table:table-cell>
          <table:table-cell table:number-columns-repeated="1020"/>
        </table:table-row>
        <table:table-row table:style-name="ro1">
          <table:table-cell table:formula="of:=IF([Evenèments.C155]&gt;0;T(&quot;&quot;) ;T(&quot;#&quot;))">
            <text:p/>
          </table:table-cell>
          <table:table-cell table:style-name="ce311" table:formula="of:=T([Evenèments.A155])">
            <text:p/>
          </table:table-cell>
          <table:table-cell table:style-name="ce311" table:formula="of:=T([Evenèments.B155])">
            <text:p/>
          </table:table-cell>
          <table:table-cell table:style-name="ce311" table:formula="of:=IF([Evenèments.C155]&gt;0;CONCATENATE([Evenèments.C155];[Evenèments.D155];[Evenèments.E155];T(&quot;;&quot;);[Evenèments.F155];[Evenèments.G155];[Evenèments.H155];T(&quot;;&quot;);[Evenèments.I155];T(&quot;;&quot;);[Evenèments.J155];T(&quot;;&quot;);[Evenèments.K155];T(&quot;;&quot;);[Evenèments.L155];T(&quot;;&quot;);[Evenèments.I155];T(&quot;=&quot;);[Evenèments.M155]);T(&quot;&quot;))" office:value-type="string" office:string-value="19130810;;fr;;8;F;fr=Le service militaire est fixé à 3 ans.">
            <text:p>19130810;;fr;;8;F;fr=Le service militaire est fixé à 3 ans.</text:p>
          </table:table-cell>
          <table:table-cell table:number-columns-repeated="1020"/>
        </table:table-row>
        <table:table-row table:style-name="ro1">
          <table:table-cell table:formula="of:=IF([Evenèments.C156]&gt;0;T(&quot;&quot;) ;T(&quot;#&quot;))">
            <text:p/>
          </table:table-cell>
          <table:table-cell table:style-name="ce311" table:formula="of:=T([Evenèments.A156])">
            <text:p/>
          </table:table-cell>
          <table:table-cell table:style-name="ce311" table:formula="of:=T([Evenèments.B156])">
            <text:p/>
          </table:table-cell>
          <table:table-cell table:style-name="ce311" table:formula="of:=IF([Evenèments.C156]&gt;0;CONCATENATE([Evenèments.C156];[Evenèments.D156];[Evenèments.E156];T(&quot;;&quot;);[Evenèments.F156];[Evenèments.G156];[Evenèments.H156];T(&quot;;&quot;);[Evenèments.I156];T(&quot;;&quot;);[Evenèments.J156];T(&quot;;&quot;);[Evenèments.K156];T(&quot;;&quot;);[Evenèments.L156];T(&quot;;&quot;);[Evenèments.I156];T(&quot;=&quot;);[Evenèments.M156]);T(&quot;&quot;))" office:value-type="string" office:string-value="19320212;;fr;;8;F;fr=Arrivée à Pékin de la Croisière Jaune.">
            <text:p>19320212;;fr;;8;F;fr=Arrivée à Pékin de la Croisière Jaune.</text:p>
          </table:table-cell>
          <table:table-cell table:number-columns-repeated="1020"/>
        </table:table-row>
        <table:table-row table:style-name="ro1">
          <table:table-cell table:formula="of:=IF([Evenèments.C157]&gt;0;T(&quot;&quot;) ;T(&quot;#&quot;))">
            <text:p/>
          </table:table-cell>
          <table:table-cell table:style-name="ce311" table:formula="of:=T([Evenèments.A157])">
            <text:p/>
          </table:table-cell>
          <table:table-cell table:style-name="ce311" table:formula="of:=T([Evenèments.B157])">
            <text:p/>
          </table:table-cell>
          <table:table-cell table:style-name="ce311" table:formula="of:=IF([Evenèments.C157]&gt;0;CONCATENATE([Evenèments.C157];[Evenèments.D157];[Evenèments.E157];T(&quot;;&quot;);[Evenèments.F157];[Evenèments.G157];[Evenèments.H157];T(&quot;;&quot;);[Evenèments.I157];T(&quot;;&quot;);[Evenèments.J157];T(&quot;;&quot;);[Evenèments.K157];T(&quot;;&quot;);[Evenèments.L157];T(&quot;;&quot;);[Evenèments.I157];T(&quot;=&quot;);[Evenèments.M157]);T(&quot;&quot;))" office:value-type="string" office:string-value="19331107;;fr;;8;F;fr=1er tirage de la Loterie Nationale.">
            <text:p>19331107;;fr;;8;F;fr=1er tirage de la Loterie Nationale.</text:p>
          </table:table-cell>
          <table:table-cell table:number-columns-repeated="1020"/>
        </table:table-row>
        <table:table-row table:style-name="ro1">
          <table:table-cell table:formula="of:=IF([Evenèments.C158]&gt;0;T(&quot;&quot;) ;T(&quot;#&quot;))" office:value-type="string" office:string-value="#">
            <text:p>#</text:p>
          </table:table-cell>
          <table:table-cell table:style-name="ce311" table:formula="of:=T([Evenèments.A158])">
            <text:p/>
          </table:table-cell>
          <table:table-cell table:style-name="ce311" table:formula="of:=T([Evenèments.B158])">
            <text:p/>
          </table:table-cell>
          <table:table-cell table:style-name="ce311" table:formula="of:=IF([Evenèments.C158]&gt;0;CONCATENATE([Evenèments.C158];[Evenèments.D158];[Evenèments.E158];T(&quot;;&quot;);[Evenèments.F158];[Evenèments.G158];[Evenèments.H158];T(&quot;;&quot;);[Evenèments.I158];T(&quot;;&quot;);[Evenèments.J158];T(&quot;;&quot;);[Evenèments.K158];T(&quot;;&quot;);[Evenèments.L158];T(&quot;;&quot;);[Evenèments.I158];T(&quot;=&quot;);[Evenèments.M158]);T(&quot;&quot;))">
            <text:p/>
          </table:table-cell>
          <table:table-cell table:number-columns-repeated="1020"/>
        </table:table-row>
        <table:table-row table:style-name="ro1">
          <table:table-cell table:formula="of:=IF([Evenèments.C159]&gt;0;T(&quot;&quot;) ;T(&quot;#&quot;))" office:value-type="string" office:string-value="#">
            <text:p>#</text:p>
          </table:table-cell>
          <table:table-cell table:style-name="ce311" table:formula="of:=T([Evenèments.A159])" office:value-type="string" office:string-value="Politique">
            <text:p>Politique</text:p>
          </table:table-cell>
          <table:table-cell table:style-name="ce311" table:formula="of:=T([Evenèments.B159])">
            <text:p/>
          </table:table-cell>
          <table:table-cell table:style-name="ce311" table:formula="of:=IF([Evenèments.C159]&gt;0;CONCATENATE([Evenèments.C159];[Evenèments.D159];[Evenèments.E159];T(&quot;;&quot;);[Evenèments.F159];[Evenèments.G159];[Evenèments.H159];T(&quot;;&quot;);[Evenèments.I159];T(&quot;;&quot;);[Evenèments.J159];T(&quot;;&quot;);[Evenèments.K159];T(&quot;;&quot;);[Evenèments.L159];T(&quot;;&quot;);[Evenèments.I159];T(&quot;=&quot;);[Evenèments.M159]);T(&quot;&quot;))">
            <text:p/>
          </table:table-cell>
          <table:table-cell table:number-columns-repeated="1020"/>
        </table:table-row>
        <table:table-row table:style-name="ro1">
          <table:table-cell table:formula="of:=IF([Evenèments.C160]&gt;0;T(&quot;&quot;) ;T(&quot;#&quot;))" office:value-type="string" office:string-value="#">
            <text:p>#</text:p>
          </table:table-cell>
          <table:table-cell table:style-name="ce311" table:formula="of:=T([Evenèments.A160])">
            <text:p/>
          </table:table-cell>
          <table:table-cell table:style-name="ce311" table:formula="of:=T([Evenèments.B160])" office:value-type="string" office:string-value="P = Faits politiques">
            <text:p>P = Faits politiques</text:p>
          </table:table-cell>
          <table:table-cell table:style-name="ce311" table:formula="of:=IF([Evenèments.C160]&gt;0;CONCATENATE([Evenèments.C160];[Evenèments.D160];[Evenèments.E160];T(&quot;;&quot;);[Evenèments.F160];[Evenèments.G160];[Evenèments.H160];T(&quot;;&quot;);[Evenèments.I160];T(&quot;;&quot;);[Evenèments.J160];T(&quot;;&quot;);[Evenèments.K160];T(&quot;;&quot;);[Evenèments.L160];T(&quot;;&quot;);[Evenèments.I160];T(&quot;=&quot;);[Evenèments.M160]);T(&quot;&quot;))">
            <text:p/>
          </table:table-cell>
          <table:table-cell table:number-columns-repeated="1020"/>
        </table:table-row>
        <table:table-row table:style-name="ro1">
          <table:table-cell table:formula="of:=IF([Evenèments.C161]&gt;0;T(&quot;&quot;) ;T(&quot;#&quot;))">
            <text:p/>
          </table:table-cell>
          <table:table-cell table:style-name="ce311" table:formula="of:=T([Evenèments.A161])">
            <text:p/>
          </table:table-cell>
          <table:table-cell table:style-name="ce311" table:formula="of:=T([Evenèments.B161])">
            <text:p/>
          </table:table-cell>
          <table:table-cell table:style-name="ce311" table:formula="of:=IF([Evenèments.C161]&gt;0;CONCATENATE([Evenèments.C161];[Evenèments.D161];[Evenèments.E161];T(&quot;;&quot;);[Evenèments.F161];[Evenèments.G161];[Evenèments.H161];T(&quot;;&quot;);[Evenèments.I161];T(&quot;;&quot;);[Evenèments.J161];T(&quot;;&quot;);[Evenèments.K161];T(&quot;;&quot;);[Evenèments.L161];T(&quot;;&quot;);[Evenèments.I161];T(&quot;=&quot;);[Evenèments.M161]);T(&quot;&quot;))" office:value-type="string" office:string-value="16100515;;fr;;4;P;fr=Louis XIII nouveau Roi de France. Lors de l'assassinat de Henri IV, le dauphin devient Roi de France, il a neuf ans, et sa mère, Marie de Médicis, assure alors la Régence.">
            <text:p>16100515;;fr;;4;P;fr=Louis XIII nouveau Roi de France. Lors de l'assassinat de Henri IV, le dauphin devient Roi de France, il a neuf ans, et sa mère, Marie de Médicis, assure alors la Régence.</text:p>
          </table:table-cell>
          <table:table-cell table:number-columns-repeated="1020"/>
        </table:table-row>
        <table:table-row table:style-name="ro1">
          <table:table-cell table:formula="of:=IF([Evenèments.C162]&gt;0;T(&quot;&quot;) ;T(&quot;#&quot;))">
            <text:p/>
          </table:table-cell>
          <table:table-cell table:style-name="ce311" table:formula="of:=T([Evenèments.A162])">
            <text:p/>
          </table:table-cell>
          <table:table-cell table:style-name="ce311" table:formula="of:=T([Evenèments.B162])">
            <text:p/>
          </table:table-cell>
          <table:table-cell table:style-name="ce311" table:formula="of:=IF([Evenèments.C162]&gt;0;CONCATENATE([Evenèments.C162];[Evenèments.D162];[Evenèments.E162];T(&quot;;&quot;);[Evenèments.F162];[Evenèments.G162];[Evenèments.H162];T(&quot;;&quot;);[Evenèments.I162];T(&quot;;&quot;);[Evenèments.J162];T(&quot;;&quot;);[Evenèments.K162];T(&quot;;&quot;);[Evenèments.L162];T(&quot;;&quot;);[Evenèments.I162];T(&quot;=&quot;);[Evenèments.M162]);T(&quot;&quot;))" office:value-type="string" office:string-value="16100527;;fr;;8;P;fr=Supplice de Ravaillac qui a assassiné Henri IV.">
            <text:p>16100527;;fr;;8;P;fr=Supplice de Ravaillac qui a assassiné Henri IV.</text:p>
          </table:table-cell>
          <table:table-cell table:number-columns-repeated="1020"/>
        </table:table-row>
        <table:table-row table:style-name="ro1">
          <table:table-cell table:formula="of:=IF([Evenèments.C163]&gt;0;T(&quot;&quot;) ;T(&quot;#&quot;))">
            <text:p/>
          </table:table-cell>
          <table:table-cell table:style-name="ce311" table:formula="of:=T([Evenèments.A163])">
            <text:p/>
          </table:table-cell>
          <table:table-cell table:style-name="ce311" table:formula="of:=T([Evenèments.B163])">
            <text:p/>
          </table:table-cell>
          <table:table-cell table:style-name="ce311" table:formula="of:=IF([Evenèments.C163]&gt;0;CONCATENATE([Evenèments.C163];[Evenèments.D163];[Evenèments.E163];T(&quot;;&quot;);[Evenèments.F163];[Evenèments.G163];[Evenèments.H163];T(&quot;;&quot;);[Evenèments.I163];T(&quot;;&quot;);[Evenèments.J163];T(&quot;;&quot;);[Evenèments.K163];T(&quot;;&quot;);[Evenèments.L163];T(&quot;;&quot;);[Evenèments.I163];T(&quot;=&quot;);[Evenèments.M163]);T(&quot;&quot;))" office:value-type="string" office:string-value="16100712;;fr;;7;P;fr=Concini entre au Conseil des Finances.">
            <text:p>16100712;;fr;;7;P;fr=Concini entre au Conseil des Finances.</text:p>
          </table:table-cell>
          <table:table-cell table:number-columns-repeated="1020"/>
        </table:table-row>
        <table:table-row table:style-name="ro1">
          <table:table-cell table:formula="of:=IF([Evenèments.C164]&gt;0;T(&quot;&quot;) ;T(&quot;#&quot;))">
            <text:p/>
          </table:table-cell>
          <table:table-cell table:style-name="ce311" table:formula="of:=T([Evenèments.A164])">
            <text:p/>
          </table:table-cell>
          <table:table-cell table:style-name="ce311" table:formula="of:=T([Evenèments.B164])">
            <text:p/>
          </table:table-cell>
          <table:table-cell table:style-name="ce311" table:formula="of:=IF([Evenèments.C164]&gt;0;CONCATENATE([Evenèments.C164];[Evenèments.D164];[Evenèments.E164];T(&quot;;&quot;);[Evenèments.F164];[Evenèments.G164];[Evenèments.H164];T(&quot;;&quot;);[Evenèments.I164];T(&quot;;&quot;);[Evenèments.J164];T(&quot;;&quot;);[Evenèments.K164];T(&quot;;&quot;);[Evenèments.L164];T(&quot;;&quot;);[Evenèments.I164];T(&quot;=&quot;);[Evenèments.M164]);T(&quot;&quot;))" office:value-type="string" office:string-value="16101017;;fr;;6;P;fr=Sacre de Louis XIII à Reims.">
            <text:p>16101017;;fr;;6;P;fr=Sacre de Louis XIII à Reims.</text:p>
          </table:table-cell>
          <table:table-cell table:number-columns-repeated="1020"/>
        </table:table-row>
        <table:table-row table:style-name="ro1">
          <table:table-cell table:formula="of:=IF([Evenèments.C165]&gt;0;T(&quot;&quot;) ;T(&quot;#&quot;))">
            <text:p/>
          </table:table-cell>
          <table:table-cell table:style-name="ce311" table:formula="of:=T([Evenèments.A165])">
            <text:p/>
          </table:table-cell>
          <table:table-cell table:style-name="ce311" table:formula="of:=T([Evenèments.B165])">
            <text:p/>
          </table:table-cell>
          <table:table-cell table:style-name="ce311" table:formula="of:=IF([Evenèments.C165]&gt;0;CONCATENATE([Evenèments.C165];[Evenèments.D165];[Evenèments.E165];T(&quot;;&quot;);[Evenèments.F165];[Evenèments.G165];[Evenèments.H165];T(&quot;;&quot;);[Evenèments.I165];T(&quot;;&quot;);[Evenèments.J165];T(&quot;;&quot;);[Evenèments.K165];T(&quot;;&quot;);[Evenèments.L165];T(&quot;;&quot;);[Evenèments.I165];T(&quot;=&quot;);[Evenèments.M165]);T(&quot;&quot;))" office:value-type="string" office:string-value="16100126;;fr;;7;P;fr=Démission de Sully.">
            <text:p>16100126;;fr;;7;P;fr=Démission de Sully.</text:p>
          </table:table-cell>
          <table:table-cell table:number-columns-repeated="1020"/>
        </table:table-row>
        <table:table-row table:style-name="ro1">
          <table:table-cell table:formula="of:=IF([Evenèments.C166]&gt;0;T(&quot;&quot;) ;T(&quot;#&quot;))">
            <text:p/>
          </table:table-cell>
          <table:table-cell table:style-name="ce311" table:formula="of:=T([Evenèments.A166])">
            <text:p/>
          </table:table-cell>
          <table:table-cell table:style-name="ce311" table:formula="of:=T([Evenèments.B166])">
            <text:p/>
          </table:table-cell>
          <table:table-cell table:style-name="ce311" table:formula="of:=IF([Evenèments.C166]&gt;0;CONCATENATE([Evenèments.C166];[Evenèments.D166];[Evenèments.E166];T(&quot;;&quot;);[Evenèments.F166];[Evenèments.G166];[Evenèments.H166];T(&quot;;&quot;);[Evenèments.I166];T(&quot;;&quot;);[Evenèments.J166];T(&quot;;&quot;);[Evenèments.K166];T(&quot;;&quot;);[Evenèments.L166];T(&quot;;&quot;);[Evenèments.I166];T(&quot;=&quot;);[Evenèments.M166]);T(&quot;&quot;))" office:value-type="string" office:string-value="16100430;;fr;;7;P;fr=Traité de Fontainebleau avec l'Espagne. Louis XIII épousera Anne d'Autriche et Élisabeth de France épousera le Prince des Asturies.">
            <text:p>16100430;;fr;;7;P;fr=Traité de Fontainebleau avec l'Espagne. Louis XIII épousera Anne d'Autriche et Élisabeth de France épousera le Prince des Asturies.</text:p>
          </table:table-cell>
          <table:table-cell table:number-columns-repeated="1020"/>
        </table:table-row>
        <table:table-row table:style-name="ro1">
          <table:table-cell table:formula="of:=IF([Evenèments.C167]&gt;0;T(&quot;&quot;) ;T(&quot;#&quot;))">
            <text:p/>
          </table:table-cell>
          <table:table-cell table:style-name="ce311" table:formula="of:=T([Evenèments.A167])">
            <text:p/>
          </table:table-cell>
          <table:table-cell table:style-name="ce311" table:formula="of:=T([Evenèments.B167])">
            <text:p/>
          </table:table-cell>
          <table:table-cell table:style-name="ce311" table:formula="of:=IF([Evenèments.C167]&gt;0;CONCATENATE([Evenèments.C167];[Evenèments.D167];[Evenèments.E167];T(&quot;;&quot;);[Evenèments.F167];[Evenèments.G167];[Evenèments.H167];T(&quot;;&quot;);[Evenèments.I167];T(&quot;;&quot;);[Evenèments.J167];T(&quot;;&quot;);[Evenèments.K167];T(&quot;;&quot;);[Evenèments.L167];T(&quot;;&quot;);[Evenèments.I167];T(&quot;=&quot;);[Evenèments.M167]);T(&quot;&quot;))" office:value-type="string" office:string-value="16131119;;fr;;8;P;fr=Concini devient maréchal de France.">
            <text:p>16131119;;fr;;8;P;fr=Concini devient maréchal de France.</text:p>
          </table:table-cell>
          <table:table-cell table:number-columns-repeated="1020"/>
        </table:table-row>
        <table:table-row table:style-name="ro1">
          <table:table-cell table:formula="of:=IF([Evenèments.C168]&gt;0;T(&quot;&quot;) ;T(&quot;#&quot;))">
            <text:p/>
          </table:table-cell>
          <table:table-cell table:style-name="ce311" table:formula="of:=T([Evenèments.A168])">
            <text:p/>
          </table:table-cell>
          <table:table-cell table:style-name="ce311" table:formula="of:=T([Evenèments.B168])">
            <text:p/>
          </table:table-cell>
          <table:table-cell table:style-name="ce311" table:formula="of:=IF([Evenèments.C168]&gt;0;CONCATENATE([Evenèments.C168];[Evenèments.D168];[Evenèments.E168];T(&quot;;&quot;);[Evenèments.F168];[Evenèments.G168];[Evenèments.H168];T(&quot;;&quot;);[Evenèments.I168];T(&quot;;&quot;);[Evenèments.J168];T(&quot;;&quot;);[Evenèments.K168];T(&quot;;&quot;);[Evenèments.L168];T(&quot;;&quot;);[Evenèments.I168];T(&quot;=&quot;);[Evenèments.M168]);T(&quot;&quot;))" office:value-type="string" office:string-value="16140515;;fr;;7;P;fr=Suite à la révolte de la noblesse durant le mois d'avril (Condé, Longueville, Mayenne, Vendôme, etc...) contre la régente, par le Traité de Sainte-Menehould, la régente promet aux nobles la convocation des états généraux et les couvre d'or.">
            <text:p>16140515;;fr;;7;P;fr=Suite à la révolte de la noblesse durant le mois d'avril (Condé, Longueville, Mayenne, Vendôme, etc...) contre la régente, par le Traité de Sainte-Menehould, la régente promet aux nobles la convocation des états généraux et les couvre d'or.</text:p>
          </table:table-cell>
          <table:table-cell table:number-columns-repeated="1020"/>
        </table:table-row>
        <table:table-row table:style-name="ro1">
          <table:table-cell table:formula="of:=IF([Evenèments.C169]&gt;0;T(&quot;&quot;) ;T(&quot;#&quot;))">
            <text:p/>
          </table:table-cell>
          <table:table-cell table:style-name="ce311" table:formula="of:=T([Evenèments.A169])">
            <text:p/>
          </table:table-cell>
          <table:table-cell table:style-name="ce311" table:formula="of:=T([Evenèments.B169])">
            <text:p/>
          </table:table-cell>
          <table:table-cell table:style-name="ce311" table:formula="of:=IF([Evenèments.C169]&gt;0;CONCATENATE([Evenèments.C169];[Evenèments.D169];[Evenèments.E169];T(&quot;;&quot;);[Evenèments.F169];[Evenèments.G169];[Evenèments.H169];T(&quot;;&quot;);[Evenèments.I169];T(&quot;;&quot;);[Evenèments.J169];T(&quot;;&quot;);[Evenèments.K169];T(&quot;;&quot;);[Evenèments.L169];T(&quot;;&quot;);[Evenèments.I169];T(&quot;=&quot;);[Evenèments.M169]);T(&quot;&quot;))" office:value-type="string" office:string-value="16141002;;fr;;7;P;fr=Le Parlement proclame la majorité du Roi.">
            <text:p>16141002;;fr;;7;P;fr=Le Parlement proclame la majorité du Roi.</text:p>
          </table:table-cell>
          <table:table-cell table:number-columns-repeated="1020"/>
        </table:table-row>
        <table:table-row table:style-name="ro1">
          <table:table-cell table:formula="of:=IF([Evenèments.C170]&gt;0;T(&quot;&quot;) ;T(&quot;#&quot;))">
            <text:p/>
          </table:table-cell>
          <table:table-cell table:style-name="ce311" table:formula="of:=T([Evenèments.A170])">
            <text:p/>
          </table:table-cell>
          <table:table-cell table:style-name="ce311" table:formula="of:=T([Evenèments.B170])">
            <text:p/>
          </table:table-cell>
          <table:table-cell table:style-name="ce311" table:formula="of:=IF([Evenèments.C170]&gt;0;CONCATENATE([Evenèments.C170];[Evenèments.D170];[Evenèments.E170];T(&quot;;&quot;);[Evenèments.F170];[Evenèments.G170];[Evenèments.H170];T(&quot;;&quot;);[Evenèments.I170];T(&quot;;&quot;);[Evenèments.J170];T(&quot;;&quot;);[Evenèments.K170];T(&quot;;&quot;);[Evenèments.L170];T(&quot;;&quot;);[Evenèments.I170];T(&quot;=&quot;);[Evenèments.M170]);T(&quot;&quot;))" office:value-type="string" office:string-value="16141027;;fr;;7;P;fr=Ouverture des états généraux. Ils prendront fin le 23 février 1615.">
            <text:p>16141027;;fr;;7;P;fr=Ouverture des états généraux. Ils prendront fin le 23 février 1615.</text:p>
          </table:table-cell>
          <table:table-cell table:number-columns-repeated="1020"/>
        </table:table-row>
        <table:table-row table:style-name="ro1">
          <table:table-cell table:formula="of:=IF([Evenèments.C171]&gt;0;T(&quot;&quot;) ;T(&quot;#&quot;))">
            <text:p/>
          </table:table-cell>
          <table:table-cell table:style-name="ce311" table:formula="of:=T([Evenèments.A171])">
            <text:p/>
          </table:table-cell>
          <table:table-cell table:style-name="ce311" table:formula="of:=T([Evenèments.B171])">
            <text:p/>
          </table:table-cell>
          <table:table-cell table:style-name="ce311" table:formula="of:=IF([Evenèments.C171]&gt;0;CONCATENATE([Evenèments.C171];[Evenèments.D171];[Evenèments.E171];T(&quot;;&quot;);[Evenèments.F171];[Evenèments.G171];[Evenèments.H171];T(&quot;;&quot;);[Evenèments.I171];T(&quot;;&quot;);[Evenèments.J171];T(&quot;;&quot;);[Evenèments.K171];T(&quot;;&quot;);[Evenèments.L171];T(&quot;;&quot;);[Evenèments.I171];T(&quot;=&quot;);[Evenèments.M171]);T(&quot;&quot;))" office:value-type="string" office:string-value="16160503;;fr;;7;P;fr=Paix de Loudun entre le Roi et les princes.">
            <text:p>16160503;;fr;;7;P;fr=Paix de Loudun entre le Roi et les princes.</text:p>
          </table:table-cell>
          <table:table-cell table:number-columns-repeated="1020"/>
        </table:table-row>
        <table:table-row table:style-name="ro1">
          <table:table-cell table:formula="of:=IF([Evenèments.C172]&gt;0;T(&quot;&quot;) ;T(&quot;#&quot;))">
            <text:p/>
          </table:table-cell>
          <table:table-cell table:style-name="ce311" table:formula="of:=T([Evenèments.A172])">
            <text:p/>
          </table:table-cell>
          <table:table-cell table:style-name="ce311" table:formula="of:=T([Evenèments.B172])">
            <text:p/>
          </table:table-cell>
          <table:table-cell table:style-name="ce311" table:formula="of:=IF([Evenèments.C172]&gt;0;CONCATENATE([Evenèments.C172];[Evenèments.D172];[Evenèments.E172];T(&quot;;&quot;);[Evenèments.F172];[Evenèments.G172];[Evenèments.H172];T(&quot;;&quot;);[Evenèments.I172];T(&quot;;&quot;);[Evenèments.J172];T(&quot;;&quot;);[Evenèments.K172];T(&quot;;&quot;);[Evenèments.L172];T(&quot;;&quot;);[Evenèments.I172];T(&quot;=&quot;);[Evenèments.M172]);T(&quot;&quot;))" office:value-type="string" office:string-value="16160901;;fr;;7;P;fr=Arrestation de Condé au Louvre.">
            <text:p>16160901;;fr;;7;P;fr=Arrestation de Condé au Louvre.</text:p>
          </table:table-cell>
          <table:table-cell table:number-columns-repeated="1020"/>
        </table:table-row>
        <table:table-row table:style-name="ro1">
          <table:table-cell table:formula="of:=IF([Evenèments.C173]&gt;0;T(&quot;&quot;) ;T(&quot;#&quot;))">
            <text:p/>
          </table:table-cell>
          <table:table-cell table:style-name="ce311" table:formula="of:=T([Evenèments.A173])">
            <text:p/>
          </table:table-cell>
          <table:table-cell table:style-name="ce311" table:formula="of:=T([Evenèments.B173])">
            <text:p/>
          </table:table-cell>
          <table:table-cell table:style-name="ce311" table:formula="of:=IF([Evenèments.C173]&gt;0;CONCATENATE([Evenèments.C173];[Evenèments.D173];[Evenèments.E173];T(&quot;;&quot;);[Evenèments.F173];[Evenèments.G173];[Evenèments.H173];T(&quot;;&quot;);[Evenèments.I173];T(&quot;;&quot;);[Evenèments.J173];T(&quot;;&quot;);[Evenèments.K173];T(&quot;;&quot;);[Evenèments.L173];T(&quot;;&quot;);[Evenèments.I173];T(&quot;=&quot;);[Evenèments.M173]);T(&quot;&quot;))" office:value-type="string" office:string-value="16161125;;fr;;7;P;fr=Richelieu est nommé secrétaire d’État aux Affaires Étrangères.">
            <text:p>16161125;;fr;;7;P;fr=Richelieu est nommé secrétaire d’État aux Affaires Étrangères.</text:p>
          </table:table-cell>
          <table:table-cell table:number-columns-repeated="1020"/>
        </table:table-row>
        <table:table-row table:style-name="ro1">
          <table:table-cell table:formula="of:=IF([Evenèments.C174]&gt;0;T(&quot;&quot;) ;T(&quot;#&quot;))">
            <text:p/>
          </table:table-cell>
          <table:table-cell table:style-name="ce311" table:formula="of:=T([Evenèments.A174])">
            <text:p/>
          </table:table-cell>
          <table:table-cell table:style-name="ce311" table:formula="of:=T([Evenèments.B174])">
            <text:p/>
          </table:table-cell>
          <table:table-cell table:style-name="ce311" table:formula="of:=IF([Evenèments.C174]&gt;0;CONCATENATE([Evenèments.C174];[Evenèments.D174];[Evenèments.E174];T(&quot;;&quot;);[Evenèments.F174];[Evenèments.G174];[Evenèments.H174];T(&quot;;&quot;);[Evenèments.I174];T(&quot;;&quot;);[Evenèments.J174];T(&quot;;&quot;);[Evenèments.K174];T(&quot;;&quot;);[Evenèments.L174];T(&quot;;&quot;);[Evenèments.I174];T(&quot;=&quot;);[Evenèments.M174]);T(&quot;&quot;))" office:value-type="string" office:string-value="16190222;;fr;;8;P;fr=Marie de Médicis s'enfuit de Blois.">
            <text:p>16190222;;fr;;8;P;fr=Marie de Médicis s'enfuit de Blois.</text:p>
          </table:table-cell>
          <table:table-cell table:number-columns-repeated="1020"/>
        </table:table-row>
        <table:table-row table:style-name="ro1">
          <table:table-cell table:formula="of:=IF([Evenèments.C175]&gt;0;T(&quot;&quot;) ;T(&quot;#&quot;))">
            <text:p/>
          </table:table-cell>
          <table:table-cell table:style-name="ce311" table:formula="of:=T([Evenèments.A175])">
            <text:p/>
          </table:table-cell>
          <table:table-cell table:style-name="ce311" table:formula="of:=T([Evenèments.B175])">
            <text:p/>
          </table:table-cell>
          <table:table-cell table:style-name="ce311" table:formula="of:=IF([Evenèments.C175]&gt;0;CONCATENATE([Evenèments.C175];[Evenèments.D175];[Evenèments.E175];T(&quot;;&quot;);[Evenèments.F175];[Evenèments.G175];[Evenèments.H175];T(&quot;;&quot;);[Evenèments.I175];T(&quot;;&quot;);[Evenèments.J175];T(&quot;;&quot;);[Evenèments.K175];T(&quot;;&quot;);[Evenèments.L175];T(&quot;;&quot;);[Evenèments.I175];T(&quot;=&quot;);[Evenèments.M175]);T(&quot;&quot;))" office:value-type="string" office:string-value="16190504;;fr;;7;P;fr=Traité d'Angoulême entre Louis XIII et Marie de Médicis.">
            <text:p>16190504;;fr;;7;P;fr=Traité d'Angoulême entre Louis XIII et Marie de Médicis.</text:p>
          </table:table-cell>
          <table:table-cell table:number-columns-repeated="1020"/>
        </table:table-row>
        <table:table-row table:style-name="ro1">
          <table:table-cell table:formula="of:=IF([Evenèments.C176]&gt;0;T(&quot;&quot;) ;T(&quot;#&quot;))">
            <text:p/>
          </table:table-cell>
          <table:table-cell table:style-name="ce311" table:formula="of:=T([Evenèments.A176])">
            <text:p/>
          </table:table-cell>
          <table:table-cell table:style-name="ce311" table:formula="of:=T([Evenèments.B176])">
            <text:p/>
          </table:table-cell>
          <table:table-cell table:style-name="ce311" table:formula="of:=IF([Evenèments.C176]&gt;0;CONCATENATE([Evenèments.C176];[Evenèments.D176];[Evenèments.E176];T(&quot;;&quot;);[Evenèments.F176];[Evenèments.G176];[Evenèments.H176];T(&quot;;&quot;);[Evenèments.I176];T(&quot;;&quot;);[Evenèments.J176];T(&quot;;&quot;);[Evenèments.K176];T(&quot;;&quot;);[Evenèments.L176];T(&quot;;&quot;);[Evenèments.I176];T(&quot;=&quot;);[Evenèments.M176]);T(&quot;&quot;))" office:value-type="string" office:string-value="16191020;;fr;;7;P;fr=Libération de Condé.">
            <text:p>16191020;;fr;;7;P;fr=Libération de Condé.</text:p>
          </table:table-cell>
          <table:table-cell table:number-columns-repeated="1020"/>
        </table:table-row>
        <table:table-row table:style-name="ro1">
          <table:table-cell table:formula="of:=IF([Evenèments.C177]&gt;0;T(&quot;&quot;) ;T(&quot;#&quot;))">
            <text:p/>
          </table:table-cell>
          <table:table-cell table:style-name="ce311" table:formula="of:=T([Evenèments.A177])">
            <text:p/>
          </table:table-cell>
          <table:table-cell table:style-name="ce311" table:formula="of:=T([Evenèments.B177])">
            <text:p/>
          </table:table-cell>
          <table:table-cell table:style-name="ce311" table:formula="of:=IF([Evenèments.C177]&gt;0;CONCATENATE([Evenèments.C177];[Evenèments.D177];[Evenèments.E177];T(&quot;;&quot;);[Evenèments.F177];[Evenèments.G177];[Evenèments.H177];T(&quot;;&quot;);[Evenèments.I177];T(&quot;;&quot;);[Evenèments.J177];T(&quot;;&quot;);[Evenèments.K177];T(&quot;;&quot;);[Evenèments.L177];T(&quot;;&quot;);[Evenèments.I177];T(&quot;=&quot;);[Evenèments.M177]);T(&quot;&quot;))" office:value-type="string" office:string-value="16200810;;fr;;8;P;fr=Paix d'Angers entre Louis XIII et la Reine Mère.">
            <text:p>16200810;;fr;;8;P;fr=Paix d'Angers entre Louis XIII et la Reine Mère.</text:p>
          </table:table-cell>
          <table:table-cell table:number-columns-repeated="1020"/>
        </table:table-row>
        <table:table-row table:style-name="ro1">
          <table:table-cell table:formula="of:=IF([Evenèments.C178]&gt;0;T(&quot;&quot;) ;T(&quot;#&quot;))">
            <text:p/>
          </table:table-cell>
          <table:table-cell table:style-name="ce311" table:formula="of:=T([Evenèments.A178])">
            <text:p/>
          </table:table-cell>
          <table:table-cell table:style-name="ce311" table:formula="of:=T([Evenèments.B178])">
            <text:p/>
          </table:table-cell>
          <table:table-cell table:style-name="ce311" table:formula="of:=IF([Evenèments.C178]&gt;0;CONCATENATE([Evenèments.C178];[Evenèments.D178];[Evenèments.E178];T(&quot;;&quot;);[Evenèments.F178];[Evenèments.G178];[Evenèments.H178];T(&quot;;&quot;);[Evenèments.I178];T(&quot;;&quot;);[Evenèments.J178];T(&quot;;&quot;);[Evenèments.K178];T(&quot;;&quot;);[Evenèments.L178];T(&quot;;&quot;);[Evenèments.I178];T(&quot;=&quot;);[Evenèments.M178]);T(&quot;&quot;))" office:value-type="string" office:string-value="16201014;;fr;;9;P;fr=Louis XIII entre dans Pau.">
            <text:p>16201014;;fr;;9;P;fr=Louis XIII entre dans Pau.</text:p>
          </table:table-cell>
          <table:table-cell table:number-columns-repeated="1020"/>
        </table:table-row>
        <table:table-row table:style-name="ro1">
          <table:table-cell table:formula="of:=IF([Evenèments.C179]&gt;0;T(&quot;&quot;) ;T(&quot;#&quot;))">
            <text:p/>
          </table:table-cell>
          <table:table-cell table:style-name="ce311" table:formula="of:=T([Evenèments.A179])">
            <text:p/>
          </table:table-cell>
          <table:table-cell table:style-name="ce311" table:formula="of:=T([Evenèments.B179])">
            <text:p/>
          </table:table-cell>
          <table:table-cell table:style-name="ce311" table:formula="of:=IF([Evenèments.C179]&gt;0;CONCATENATE([Evenèments.C179];[Evenèments.D179];[Evenèments.E179];T(&quot;;&quot;);[Evenèments.F179];[Evenèments.G179];[Evenèments.H179];T(&quot;;&quot;);[Evenèments.I179];T(&quot;;&quot;);[Evenèments.J179];T(&quot;;&quot;);[Evenèments.K179];T(&quot;;&quot;);[Evenèments.L179];T(&quot;;&quot;);[Evenèments.I179];T(&quot;=&quot;);[Evenèments.M179]);T(&quot;&quot;))" office:value-type="string" office:string-value="16210427;;fr;;8;P;fr=Le Roi Louis XIII annonce qu'il ne veut pas révoquer l’Édit de Nantes. Luynes est nommé connétable.">
            <text:p>16210427;;fr;;8;P;fr=Le Roi Louis XIII annonce qu'il ne veut pas révoquer l’Édit de Nantes. Luynes est nommé connétable.</text:p>
          </table:table-cell>
          <table:table-cell table:number-columns-repeated="1020"/>
        </table:table-row>
        <table:table-row table:style-name="ro1">
          <table:table-cell table:formula="of:=IF([Evenèments.C180]&gt;0;T(&quot;&quot;) ;T(&quot;#&quot;))">
            <text:p/>
          </table:table-cell>
          <table:table-cell table:style-name="ce311" table:formula="of:=T([Evenèments.A180])">
            <text:p/>
          </table:table-cell>
          <table:table-cell table:style-name="ce311" table:formula="of:=T([Evenèments.B180])">
            <text:p/>
          </table:table-cell>
          <table:table-cell table:style-name="ce311" table:formula="of:=IF([Evenèments.C180]&gt;0;CONCATENATE([Evenèments.C180];[Evenèments.D180];[Evenèments.E180];T(&quot;;&quot;);[Evenèments.F180];[Evenèments.G180];[Evenèments.H180];T(&quot;;&quot;);[Evenèments.I180];T(&quot;;&quot;);[Evenèments.J180];T(&quot;;&quot;);[Evenèments.K180];T(&quot;;&quot;);[Evenèments.L180];T(&quot;;&quot;);[Evenèments.I180];T(&quot;=&quot;);[Evenèments.M180]);T(&quot;&quot;))" office:value-type="string" office:string-value="16210625;;fr;;8;P;fr=Louis XIII avait repris sa lutte en mai contre les protestants. Le 25 juin on assiste à la capitulation protestante à Saint Jean d'Angély.">
            <text:p>16210625;;fr;;8;P;fr=Louis XIII avait repris sa lutte en mai contre les protestants. Le 25 juin on assiste à la capitulation protestante à Saint Jean d'Angély.</text:p>
          </table:table-cell>
          <table:table-cell table:number-columns-repeated="1020"/>
        </table:table-row>
        <table:table-row table:style-name="ro1">
          <table:table-cell table:formula="of:=IF([Evenèments.C181]&gt;0;T(&quot;&quot;) ;T(&quot;#&quot;))">
            <text:p/>
          </table:table-cell>
          <table:table-cell table:style-name="ce311" table:formula="of:=T([Evenèments.A181])">
            <text:p/>
          </table:table-cell>
          <table:table-cell table:style-name="ce311" table:formula="of:=T([Evenèments.B181])">
            <text:p/>
          </table:table-cell>
          <table:table-cell table:style-name="ce311" table:formula="of:=IF([Evenèments.C181]&gt;0;CONCATENATE([Evenèments.C181];[Evenèments.D181];[Evenèments.E181];T(&quot;;&quot;);[Evenèments.F181];[Evenèments.G181];[Evenèments.H181];T(&quot;;&quot;);[Evenèments.I181];T(&quot;;&quot;);[Evenèments.J181];T(&quot;;&quot;);[Evenèments.K181];T(&quot;;&quot;);[Evenèments.L181];T(&quot;;&quot;);[Evenèments.I181];T(&quot;=&quot;);[Evenèments.M181]);T(&quot;&quot;))" office:value-type="string" office:string-value="16220905;;fr;;6;P;fr=Richelieu est nommé Cardinal.">
            <text:p>16220905;;fr;;6;P;fr=Richelieu est nommé Cardinal.</text:p>
          </table:table-cell>
          <table:table-cell table:number-columns-repeated="1020"/>
        </table:table-row>
        <table:table-row table:style-name="ro1">
          <table:table-cell table:formula="of:=IF([Evenèments.C182]&gt;0;T(&quot;&quot;) ;T(&quot;#&quot;))">
            <text:p/>
          </table:table-cell>
          <table:table-cell table:style-name="ce311" table:formula="of:=T([Evenèments.A182])">
            <text:p/>
          </table:table-cell>
          <table:table-cell table:style-name="ce311" table:formula="of:=T([Evenèments.B182])">
            <text:p/>
          </table:table-cell>
          <table:table-cell table:style-name="ce311" table:formula="of:=IF([Evenèments.C182]&gt;0;CONCATENATE([Evenèments.C182];[Evenèments.D182];[Evenèments.E182];T(&quot;;&quot;);[Evenèments.F182];[Evenèments.G182];[Evenèments.H182];T(&quot;;&quot;);[Evenèments.I182];T(&quot;;&quot;);[Evenèments.J182];T(&quot;;&quot;);[Evenèments.K182];T(&quot;;&quot;);[Evenèments.L182];T(&quot;;&quot;);[Evenèments.I182];T(&quot;=&quot;);[Evenèments.M182]);T(&quot;&quot;))" office:value-type="string" office:string-value="16221019;;fr;;7;P;fr=Traité de Montpellier avec les protestants. Confirmation de l’Édit de Nantes (les protestants conservent la Rochelle et Montauban).">
            <text:p>16221019;;fr;;7;P;fr=Traité de Montpellier avec les protestants. Confirmation de l’Édit de Nantes (les protestants conservent la Rochelle et Montauban).</text:p>
          </table:table-cell>
          <table:table-cell table:number-columns-repeated="1020"/>
        </table:table-row>
        <table:table-row table:style-name="ro1">
          <table:table-cell table:formula="of:=IF([Evenèments.C183]&gt;0;T(&quot;&quot;) ;T(&quot;#&quot;))">
            <text:p/>
          </table:table-cell>
          <table:table-cell table:style-name="ce311" table:formula="of:=T([Evenèments.A183])">
            <text:p/>
          </table:table-cell>
          <table:table-cell table:style-name="ce311" table:formula="of:=T([Evenèments.B183])">
            <text:p/>
          </table:table-cell>
          <table:table-cell table:style-name="ce311" table:formula="of:=IF([Evenèments.C183]&gt;0;CONCATENATE([Evenèments.C183];[Evenèments.D183];[Evenèments.E183];T(&quot;;&quot;);[Evenèments.F183];[Evenèments.G183];[Evenèments.H183];T(&quot;;&quot;);[Evenèments.I183];T(&quot;;&quot;);[Evenèments.J183];T(&quot;;&quot;);[Evenèments.K183];T(&quot;;&quot;);[Evenèments.L183];T(&quot;;&quot;);[Evenèments.I183];T(&quot;=&quot;);[Evenèments.M183]);T(&quot;&quot;))" office:value-type="string" office:string-value="16240429;;fr;;7;P;fr=Richelieu entre au Conseil du Roi.">
            <text:p>16240429;;fr;;7;P;fr=Richelieu entre au Conseil du Roi.</text:p>
          </table:table-cell>
          <table:table-cell table:number-columns-repeated="1020"/>
        </table:table-row>
        <table:table-row table:style-name="ro1">
          <table:table-cell table:formula="of:=IF([Evenèments.C184]&gt;0;T(&quot;&quot;) ;T(&quot;#&quot;))">
            <text:p/>
          </table:table-cell>
          <table:table-cell table:style-name="ce311" table:formula="of:=T([Evenèments.A184])">
            <text:p/>
          </table:table-cell>
          <table:table-cell table:style-name="ce311" table:formula="of:=T([Evenèments.B184])">
            <text:p/>
          </table:table-cell>
          <table:table-cell table:style-name="ce311" table:formula="of:=IF([Evenèments.C184]&gt;0;CONCATENATE([Evenèments.C184];[Evenèments.D184];[Evenèments.E184];T(&quot;;&quot;);[Evenèments.F184];[Evenèments.G184];[Evenèments.H184];T(&quot;;&quot;);[Evenèments.I184];T(&quot;;&quot;);[Evenèments.J184];T(&quot;;&quot;);[Evenèments.K184];T(&quot;;&quot;);[Evenèments.L184];T(&quot;;&quot;);[Evenèments.I184];T(&quot;=&quot;);[Evenèments.M184]);T(&quot;&quot;))" office:value-type="string" office:string-value="16240813;;fr;;4;P;fr=Richelieu fait arrêter La Vieuville (qui présidait le Conseil du Roi) et devient chef du Conseil. Programme : éliminer le protestantisme français, mettre au pas la haute noblesse, lutter contre les Habsbourg d'Espagne et d'Autriche.">
            <text:p>16240813;;fr;;4;P;fr=Richelieu fait arrêter La Vieuville (qui présidait le Conseil du Roi) et devient chef du Conseil. Programme : éliminer le protestantisme français, mettre au pas la haute noblesse, lutter contre les Habsbourg d'Espagne et d'Autriche.</text:p>
          </table:table-cell>
          <table:table-cell table:number-columns-repeated="1020"/>
        </table:table-row>
        <table:table-row table:style-name="ro1">
          <table:table-cell table:formula="of:=IF([Evenèments.C185]&gt;0;T(&quot;&quot;) ;T(&quot;#&quot;))">
            <text:p/>
          </table:table-cell>
          <table:table-cell table:style-name="ce311" table:formula="of:=T([Evenèments.A185])">
            <text:p/>
          </table:table-cell>
          <table:table-cell table:style-name="ce311" table:formula="of:=T([Evenèments.B185])">
            <text:p/>
          </table:table-cell>
          <table:table-cell table:style-name="ce311" table:formula="of:=IF([Evenèments.C185]&gt;0;CONCATENATE([Evenèments.C185];[Evenèments.D185];[Evenèments.E185];T(&quot;;&quot;);[Evenèments.F185];[Evenèments.G185];[Evenèments.H185];T(&quot;;&quot;);[Evenèments.I185];T(&quot;;&quot;);[Evenèments.J185];T(&quot;;&quot;);[Evenèments.K185];T(&quot;;&quot;);[Evenèments.L185];T(&quot;;&quot;);[Evenèments.I185];T(&quot;=&quot;);[Evenèments.M185]);T(&quot;&quot;))" office:value-type="string" office:string-value="16260205;;fr;;6;P;fr=Une nouvelle paix est signée à Paris avec les protestants qui sont amnistiés mais qui doivent démolir leurs forts.">
            <text:p>16260205;;fr;;6;P;fr=Une nouvelle paix est signée à Paris avec les protestants qui sont amnistiés mais qui doivent démolir leurs forts.</text:p>
          </table:table-cell>
          <table:table-cell table:number-columns-repeated="1020"/>
        </table:table-row>
        <table:table-row table:style-name="ro1">
          <table:table-cell table:formula="of:=IF([Evenèments.C186]&gt;0;T(&quot;&quot;) ;T(&quot;#&quot;))">
            <text:p/>
          </table:table-cell>
          <table:table-cell table:style-name="ce311" table:formula="of:=T([Evenèments.A186])">
            <text:p/>
          </table:table-cell>
          <table:table-cell table:style-name="ce311" table:formula="of:=T([Evenèments.B186])">
            <text:p/>
          </table:table-cell>
          <table:table-cell table:style-name="ce311" table:formula="of:=IF([Evenèments.C186]&gt;0;CONCATENATE([Evenèments.C186];[Evenèments.D186];[Evenèments.E186];T(&quot;;&quot;);[Evenèments.F186];[Evenèments.G186];[Evenèments.H186];T(&quot;;&quot;);[Evenèments.I186];T(&quot;;&quot;);[Evenèments.J186];T(&quot;;&quot;);[Evenèments.K186];T(&quot;;&quot;);[Evenèments.L186];T(&quot;;&quot;);[Evenèments.I186];T(&quot;=&quot;);[Evenèments.M186]);T(&quot;&quot;))" office:value-type="string" office:string-value="16260206;;fr;;7;P;fr=Édit du Roi Louis XIII contre les duels.">
            <text:p>16260206;;fr;;7;P;fr=Édit du Roi Louis XIII contre les duels.</text:p>
          </table:table-cell>
          <table:table-cell table:number-columns-repeated="1020"/>
        </table:table-row>
        <table:table-row table:style-name="ro1">
          <table:table-cell table:formula="of:=IF([Evenèments.C187]&gt;0;T(&quot;&quot;) ;T(&quot;#&quot;))">
            <text:p/>
          </table:table-cell>
          <table:table-cell table:style-name="ce311" table:formula="of:=T([Evenèments.A187])">
            <text:p/>
          </table:table-cell>
          <table:table-cell table:style-name="ce311" table:formula="of:=T([Evenèments.B187])">
            <text:p/>
          </table:table-cell>
          <table:table-cell table:style-name="ce311" table:formula="of:=IF([Evenèments.C187]&gt;0;CONCATENATE([Evenèments.C187];[Evenèments.D187];[Evenèments.E187];T(&quot;;&quot;);[Evenèments.F187];[Evenèments.G187];[Evenèments.H187];T(&quot;;&quot;);[Evenèments.I187];T(&quot;;&quot;);[Evenèments.J187];T(&quot;;&quot;);[Evenèments.K187];T(&quot;;&quot;);[Evenèments.L187];T(&quot;;&quot;);[Evenèments.I187];T(&quot;=&quot;);[Evenèments.M187]);T(&quot;&quot;))" office:value-type="string" office:string-value="16260502;;fr;;7;P;fr=Traité de Monçon avec l'Espagne qui reconnaît à la France l'usage exclusif des passages de la Valteline.">
            <text:p>16260502;;fr;;7;P;fr=Traité de Monçon avec l'Espagne qui reconnaît à la France l'usage exclusif des passages de la Valteline.</text:p>
          </table:table-cell>
          <table:table-cell table:number-columns-repeated="1020"/>
        </table:table-row>
        <table:table-row table:style-name="ro1">
          <table:table-cell table:formula="of:=IF([Evenèments.C188]&gt;0;T(&quot;&quot;) ;T(&quot;#&quot;))">
            <text:p/>
          </table:table-cell>
          <table:table-cell table:style-name="ce311" table:formula="of:=T([Evenèments.A188])">
            <text:p/>
          </table:table-cell>
          <table:table-cell table:style-name="ce311" table:formula="of:=T([Evenèments.B188])">
            <text:p/>
          </table:table-cell>
          <table:table-cell table:style-name="ce311" table:formula="of:=IF([Evenèments.C188]&gt;0;CONCATENATE([Evenèments.C188];[Evenèments.D188];[Evenèments.E188];T(&quot;;&quot;);[Evenèments.F188];[Evenèments.G188];[Evenèments.H188];T(&quot;;&quot;);[Evenèments.I188];T(&quot;;&quot;);[Evenèments.J188];T(&quot;;&quot;);[Evenèments.K188];T(&quot;;&quot;);[Evenèments.L188];T(&quot;;&quot;);[Evenèments.I188];T(&quot;=&quot;);[Evenèments.M188]);T(&quot;&quot;))" office:value-type="string" office:string-value="16281028;;fr;;7;P;fr=La Rochelle capitule, douze notables vont s'agenouiller devant le Roi Louis XIII et lui demandent leur pardon.">
            <text:p>16281028;;fr;;7;P;fr=La Rochelle capitule, douze notables vont s'agenouiller devant le Roi Louis XIII et lui demandent leur pardon.</text:p>
          </table:table-cell>
          <table:table-cell table:number-columns-repeated="1020"/>
        </table:table-row>
        <table:table-row table:style-name="ro1">
          <table:table-cell table:formula="of:=IF([Evenèments.C189]&gt;0;T(&quot;&quot;) ;T(&quot;#&quot;))">
            <text:p/>
          </table:table-cell>
          <table:table-cell table:style-name="ce311" table:formula="of:=T([Evenèments.A189])">
            <text:p/>
          </table:table-cell>
          <table:table-cell table:style-name="ce311" table:formula="of:=T([Evenèments.B189])">
            <text:p/>
          </table:table-cell>
          <table:table-cell table:style-name="ce311" table:formula="of:=IF([Evenèments.C189]&gt;0;CONCATENATE([Evenèments.C189];[Evenèments.D189];[Evenèments.E189];T(&quot;;&quot;);[Evenèments.F189];[Evenèments.G189];[Evenèments.H189];T(&quot;;&quot;);[Evenèments.I189];T(&quot;;&quot;);[Evenèments.J189];T(&quot;;&quot;);[Evenèments.K189];T(&quot;;&quot;);[Evenèments.L189];T(&quot;;&quot;);[Evenèments.I189];T(&quot;=&quot;);[Evenèments.M189]);T(&quot;&quot;))" office:value-type="string" office:string-value="16281101;;fr;;7;P;fr=Entrée du Roi Louis XIII dans La Rochelle.">
            <text:p>16281101;;fr;;7;P;fr=Entrée du Roi Louis XIII dans La Rochelle.</text:p>
          </table:table-cell>
          <table:table-cell table:number-columns-repeated="1020"/>
        </table:table-row>
        <table:table-row table:style-name="ro1">
          <table:table-cell table:formula="of:=IF([Evenèments.C190]&gt;0;T(&quot;&quot;) ;T(&quot;#&quot;))">
            <text:p/>
          </table:table-cell>
          <table:table-cell table:style-name="ce311" table:formula="of:=T([Evenèments.A190])">
            <text:p/>
          </table:table-cell>
          <table:table-cell table:style-name="ce311" table:formula="of:=T([Evenèments.B190])">
            <text:p/>
          </table:table-cell>
          <table:table-cell table:style-name="ce311" table:formula="of:=IF([Evenèments.C190]&gt;0;CONCATENATE([Evenèments.C190];[Evenèments.D190];[Evenèments.E190];T(&quot;;&quot;);[Evenèments.F190];[Evenèments.G190];[Evenèments.H190];T(&quot;;&quot;);[Evenèments.I190];T(&quot;;&quot;);[Evenèments.J190];T(&quot;;&quot;);[Evenèments.K190];T(&quot;;&quot;);[Evenèments.L190];T(&quot;;&quot;);[Evenèments.I190];T(&quot;=&quot;);[Evenèments.M190]);T(&quot;&quot;))" office:value-type="string" office:string-value="16290419;;fr;;7;P;fr=Ligue entre la France, la Savoie, le Pape et Mantoue contre les Habsbourg.">
            <text:p>16290419;;fr;;7;P;fr=Ligue entre la France, la Savoie, le Pape et Mantoue contre les Habsbourg.</text:p>
          </table:table-cell>
          <table:table-cell table:number-columns-repeated="1020"/>
        </table:table-row>
        <table:table-row table:style-name="ro1">
          <table:table-cell table:formula="of:=IF([Evenèments.C191]&gt;0;T(&quot;&quot;) ;T(&quot;#&quot;))">
            <text:p/>
          </table:table-cell>
          <table:table-cell table:style-name="ce311" table:formula="of:=T([Evenèments.A191])">
            <text:p/>
          </table:table-cell>
          <table:table-cell table:style-name="ce311" table:formula="of:=T([Evenèments.B191])">
            <text:p/>
          </table:table-cell>
          <table:table-cell table:style-name="ce311" table:formula="of:=IF([Evenèments.C191]&gt;0;CONCATENATE([Evenèments.C191];[Evenèments.D191];[Evenèments.E191];T(&quot;;&quot;);[Evenèments.F191];[Evenèments.G191];[Evenèments.H191];T(&quot;;&quot;);[Evenèments.I191];T(&quot;;&quot;);[Evenèments.J191];T(&quot;;&quot;);[Evenèments.K191];T(&quot;;&quot;);[Evenèments.L191];T(&quot;;&quot;);[Evenèments.I191];T(&quot;=&quot;);[Evenèments.M191]);T(&quot;&quot;))" office:value-type="string" office:string-value="16290628;;fr;;5;P;fr=Édit de grâce d'Alès. Les protestants peuvent pratiquer leur religion en toute liberté mais n'ont plus le droit de tenir d'assemblée politique. De plus, ils perdent leurs places de sûreté.">
            <text:p>16290628;;fr;;5;P;fr=Édit de grâce d'Alès. Les protestants peuvent pratiquer leur religion en toute liberté mais n'ont plus le droit de tenir d'assemblée politique. De plus, ils perdent leurs places de sûreté.</text:p>
          </table:table-cell>
          <table:table-cell table:number-columns-repeated="1020"/>
        </table:table-row>
        <table:table-row table:style-name="ro1">
          <table:table-cell table:formula="of:=IF([Evenèments.C192]&gt;0;T(&quot;&quot;) ;T(&quot;#&quot;))">
            <text:p/>
          </table:table-cell>
          <table:table-cell table:style-name="ce311" table:formula="of:=T([Evenèments.A192])">
            <text:p/>
          </table:table-cell>
          <table:table-cell table:style-name="ce311" table:formula="of:=T([Evenèments.B192])">
            <text:p/>
          </table:table-cell>
          <table:table-cell table:style-name="ce311" table:formula="of:=IF([Evenèments.C192]&gt;0;CONCATENATE([Evenèments.C192];[Evenèments.D192];[Evenèments.E192];T(&quot;;&quot;);[Evenèments.F192];[Evenèments.G192];[Evenèments.H192];T(&quot;;&quot;);[Evenèments.I192];T(&quot;;&quot;);[Evenèments.J192];T(&quot;;&quot;);[Evenèments.K192];T(&quot;;&quot;);[Evenèments.L192];T(&quot;;&quot;);[Evenèments.I192];T(&quot;=&quot;);[Evenèments.M192]);T(&quot;&quot;))" office:value-type="string" office:string-value="16300103;;fr;;8;P;fr=Louis XIII et son frère, Gaston d'Orléans se réconcilient.">
            <text:p>16300103;;fr;;8;P;fr=Louis XIII et son frère, Gaston d'Orléans se réconcilient.</text:p>
          </table:table-cell>
          <table:table-cell table:number-columns-repeated="1020"/>
        </table:table-row>
        <table:table-row table:style-name="ro1">
          <table:table-cell table:formula="of:=IF([Evenèments.C193]&gt;0;T(&quot;&quot;) ;T(&quot;#&quot;))">
            <text:p/>
          </table:table-cell>
          <table:table-cell table:style-name="ce311" table:formula="of:=T([Evenèments.A193])">
            <text:p/>
          </table:table-cell>
          <table:table-cell table:style-name="ce311" table:formula="of:=T([Evenèments.B193])">
            <text:p/>
          </table:table-cell>
          <table:table-cell table:style-name="ce311" table:formula="of:=IF([Evenèments.C193]&gt;0;CONCATENATE([Evenèments.C193];[Evenèments.D193];[Evenèments.E193];T(&quot;;&quot;);[Evenèments.F193];[Evenèments.G193];[Evenèments.H193];T(&quot;;&quot;);[Evenèments.I193];T(&quot;;&quot;);[Evenèments.J193];T(&quot;;&quot;);[Evenèments.K193];T(&quot;;&quot;);[Evenèments.L193];T(&quot;;&quot;);[Evenèments.I193];T(&quot;=&quot;);[Evenèments.M193]);T(&quot;&quot;))" office:value-type="string" office:string-value="16301110;;fr;;8;P;fr=Journée des Dupes. Marie de Médicis obtient de Louis XIII, malade, le renvoi de Richelieu, mais Louis XIII change d'avis et exile Marie de Médicis à Compiègne..">
            <text:p>16301110;;fr;;8;P;fr=Journée des Dupes. Marie de Médicis obtient de Louis XIII, malade, le renvoi de Richelieu, mais Louis XIII change d'avis et exile Marie de Médicis à Compiègne..</text:p>
          </table:table-cell>
          <table:table-cell table:number-columns-repeated="1020"/>
        </table:table-row>
        <table:table-row table:style-name="ro1">
          <table:table-cell table:formula="of:=IF([Evenèments.C194]&gt;0;T(&quot;&quot;) ;T(&quot;#&quot;))">
            <text:p/>
          </table:table-cell>
          <table:table-cell table:style-name="ce311" table:formula="of:=T([Evenèments.A194])">
            <text:p/>
          </table:table-cell>
          <table:table-cell table:style-name="ce311" table:formula="of:=T([Evenèments.B194])">
            <text:p/>
          </table:table-cell>
          <table:table-cell table:style-name="ce311" table:formula="of:=IF([Evenèments.C194]&gt;0;CONCATENATE([Evenèments.C194];[Evenèments.D194];[Evenèments.E194];T(&quot;;&quot;);[Evenèments.F194];[Evenèments.G194];[Evenèments.H194];T(&quot;;&quot;);[Evenèments.I194];T(&quot;;&quot;);[Evenèments.J194];T(&quot;;&quot;);[Evenèments.K194];T(&quot;;&quot;);[Evenèments.L194];T(&quot;;&quot;);[Evenèments.I194];T(&quot;=&quot;);[Evenèments.M194]);T(&quot;&quot;))" office:value-type="string" office:string-value="16310123;;fr;;8;P;fr=Traité de Bärwald avec le Roi de Suède.">
            <text:p>16310123;;fr;;8;P;fr=Traité de Bärwald avec le Roi de Suède.</text:p>
          </table:table-cell>
          <table:table-cell table:number-columns-repeated="1020"/>
        </table:table-row>
        <table:table-row table:style-name="ro1">
          <table:table-cell table:formula="of:=IF([Evenèments.C195]&gt;0;T(&quot;&quot;) ;T(&quot;#&quot;))">
            <text:p/>
          </table:table-cell>
          <table:table-cell table:style-name="ce311" table:formula="of:=T([Evenèments.A195])">
            <text:p/>
          </table:table-cell>
          <table:table-cell table:style-name="ce311" table:formula="of:=T([Evenèments.B195])">
            <text:p/>
          </table:table-cell>
          <table:table-cell table:style-name="ce311" table:formula="of:=IF([Evenèments.C195]&gt;0;CONCATENATE([Evenèments.C195];[Evenèments.D195];[Evenèments.E195];T(&quot;;&quot;);[Evenèments.F195];[Evenèments.G195];[Evenèments.H195];T(&quot;;&quot;);[Evenèments.I195];T(&quot;;&quot;);[Evenèments.J195];T(&quot;;&quot;);[Evenèments.K195];T(&quot;;&quot;);[Evenèments.L195];T(&quot;;&quot;);[Evenèments.I195];T(&quot;=&quot;);[Evenèments.M195]);T(&quot;&quot;))" office:value-type="string" office:string-value="16310130;;fr;;8;P;fr=Gaston d'Orléans quitte le Royaume.">
            <text:p>16310130;;fr;;8;P;fr=Gaston d'Orléans quitte le Royaume.</text:p>
          </table:table-cell>
          <table:table-cell table:number-columns-repeated="1020"/>
        </table:table-row>
        <table:table-row table:style-name="ro1">
          <table:table-cell table:formula="of:=IF([Evenèments.C196]&gt;0;T(&quot;&quot;) ;T(&quot;#&quot;))">
            <text:p/>
          </table:table-cell>
          <table:table-cell table:style-name="ce311" table:formula="of:=T([Evenèments.A196])">
            <text:p/>
          </table:table-cell>
          <table:table-cell table:style-name="ce311" table:formula="of:=T([Evenèments.B196])">
            <text:p/>
          </table:table-cell>
          <table:table-cell table:style-name="ce311" table:formula="of:=IF([Evenèments.C196]&gt;0;CONCATENATE([Evenèments.C196];[Evenèments.D196];[Evenèments.E196];T(&quot;;&quot;);[Evenèments.F196];[Evenèments.G196];[Evenèments.H196];T(&quot;;&quot;);[Evenèments.I196];T(&quot;;&quot;);[Evenèments.J196];T(&quot;;&quot;);[Evenèments.K196];T(&quot;;&quot;);[Evenèments.L196];T(&quot;;&quot;);[Evenèments.I196];T(&quot;=&quot;);[Evenèments.M196]);T(&quot;&quot;))" office:value-type="string" office:string-value="16310331;;fr;;8;P;fr=Traité d'alliance avec le duc de Savoie.">
            <text:p>16310331;;fr;;8;P;fr=Traité d'alliance avec le duc de Savoie.</text:p>
          </table:table-cell>
          <table:table-cell table:number-columns-repeated="1020"/>
        </table:table-row>
        <table:table-row table:style-name="ro1">
          <table:table-cell table:formula="of:=IF([Evenèments.C197]&gt;0;T(&quot;&quot;) ;T(&quot;#&quot;))">
            <text:p/>
          </table:table-cell>
          <table:table-cell table:style-name="ce311" table:formula="of:=T([Evenèments.A197])">
            <text:p/>
          </table:table-cell>
          <table:table-cell table:style-name="ce311" table:formula="of:=T([Evenèments.B197])">
            <text:p/>
          </table:table-cell>
          <table:table-cell table:style-name="ce311" table:formula="of:=IF([Evenèments.C197]&gt;0;CONCATENATE([Evenèments.C197];[Evenèments.D197];[Evenèments.E197];T(&quot;;&quot;);[Evenèments.F197];[Evenèments.G197];[Evenèments.H197];T(&quot;;&quot;);[Evenèments.I197];T(&quot;;&quot;);[Evenèments.J197];T(&quot;;&quot;);[Evenèments.K197];T(&quot;;&quot;);[Evenèments.L197];T(&quot;;&quot;);[Evenèments.I197];T(&quot;=&quot;);[Evenèments.M197]);T(&quot;&quot;))" office:value-type="string" office:string-value="16310719;;fr;;8;P;fr=Marie de Médicis quitte le Royaume.">
            <text:p>16310719;;fr;;8;P;fr=Marie de Médicis quitte le Royaume.</text:p>
          </table:table-cell>
          <table:table-cell table:number-columns-repeated="1020"/>
        </table:table-row>
        <table:table-row table:style-name="ro1">
          <table:table-cell table:formula="of:=IF([Evenèments.C198]&gt;0;T(&quot;&quot;) ;T(&quot;#&quot;))">
            <text:p/>
          </table:table-cell>
          <table:table-cell table:style-name="ce311" table:formula="of:=T([Evenèments.A198])">
            <text:p/>
          </table:table-cell>
          <table:table-cell table:style-name="ce311" table:formula="of:=T([Evenèments.B198])">
            <text:p/>
          </table:table-cell>
          <table:table-cell table:style-name="ce311" table:formula="of:=IF([Evenèments.C198]&gt;0;CONCATENATE([Evenèments.C198];[Evenèments.D198];[Evenèments.E198];T(&quot;;&quot;);[Evenèments.F198];[Evenèments.G198];[Evenèments.H198];T(&quot;;&quot;);[Evenèments.I198];T(&quot;;&quot;);[Evenèments.J198];T(&quot;;&quot;);[Evenèments.K198];T(&quot;;&quot;);[Evenèments.L198];T(&quot;;&quot;);[Evenèments.I198];T(&quot;=&quot;);[Evenèments.M198]);T(&quot;&quot;))" office:value-type="string" office:string-value="16320611;;fr;;8;P;fr=Gaston d'Orléans rentre en France, obtient l'aide d'Henri, 4ème Duc de Montmorency et avec 3.000 cavaliers allemands, ils veulent prendre le Languedoc. Ils seront battus à Castelnaudary le 1er septembre 1632 par Schomberg (Montmorency sera exécute le 27 octobre 1632).">
            <text:p>16320611;;fr;;8;P;fr=Gaston d'Orléans rentre en France, obtient l'aide d'Henri, 4ème Duc de Montmorency et avec 3.000 cavaliers allemands, ils veulent prendre le Languedoc. Ils seront battus à Castelnaudary le 1er septembre 1632 par Schomberg (Montmorency sera exécute le 27 octobre 1632).</text:p>
          </table:table-cell>
          <table:table-cell table:number-columns-repeated="1020"/>
        </table:table-row>
        <table:table-row table:style-name="ro1">
          <table:table-cell table:formula="of:=IF([Evenèments.C199]&gt;0;T(&quot;&quot;) ;T(&quot;#&quot;))">
            <text:p/>
          </table:table-cell>
          <table:table-cell table:style-name="ce311" table:formula="of:=T([Evenèments.A199])">
            <text:p/>
          </table:table-cell>
          <table:table-cell table:style-name="ce311" table:formula="of:=T([Evenèments.B199])">
            <text:p/>
          </table:table-cell>
          <table:table-cell table:style-name="ce311" table:formula="of:=IF([Evenèments.C199]&gt;0;CONCATENATE([Evenèments.C199];[Evenèments.D199];[Evenèments.E199];T(&quot;;&quot;);[Evenèments.F199];[Evenèments.G199];[Evenèments.H199];T(&quot;;&quot;);[Evenèments.I199];T(&quot;;&quot;);[Evenèments.J199];T(&quot;;&quot;);[Evenèments.K199];T(&quot;;&quot;);[Evenèments.L199];T(&quot;;&quot;);[Evenèments.I199];T(&quot;=&quot;);[Evenèments.M199]);T(&quot;&quot;))" office:value-type="string" office:string-value="16321106;;fr;;8;P;fr=Gaston d'Orléans après sa défaite de Castelnaudary s'enfuit à Bruxelles.">
            <text:p>16321106;;fr;;8;P;fr=Gaston d'Orléans après sa défaite de Castelnaudary s'enfuit à Bruxelles.</text:p>
          </table:table-cell>
          <table:table-cell table:number-columns-repeated="1020"/>
        </table:table-row>
        <table:table-row table:style-name="ro1">
          <table:table-cell table:formula="of:=IF([Evenèments.C200]&gt;0;T(&quot;&quot;) ;T(&quot;#&quot;))">
            <text:p/>
          </table:table-cell>
          <table:table-cell table:style-name="ce311" table:formula="of:=T([Evenèments.A200])">
            <text:p/>
          </table:table-cell>
          <table:table-cell table:style-name="ce311" table:formula="of:=T([Evenèments.B200])">
            <text:p/>
          </table:table-cell>
          <table:table-cell table:style-name="ce311" table:formula="of:=IF([Evenèments.C200]&gt;0;CONCATENATE([Evenèments.C200];[Evenèments.D200];[Evenèments.E200];T(&quot;;&quot;);[Evenèments.F200];[Evenèments.G200];[Evenèments.H200];T(&quot;;&quot;);[Evenèments.I200];T(&quot;;&quot;);[Evenèments.J200];T(&quot;;&quot;);[Evenèments.K200];T(&quot;;&quot;);[Evenèments.L200];T(&quot;;&quot;);[Evenèments.I200];T(&quot;=&quot;);[Evenèments.M200]);T(&quot;&quot;))" office:value-type="string" office:string-value="16330225;;fr;;8;P;fr=Arrestation de Chateauneuf, garde des Sceaux qui a conspiré contre Richelieu.">
            <text:p>16330225;;fr;;8;P;fr=Arrestation de Chateauneuf, garde des Sceaux qui a conspiré contre Richelieu.</text:p>
          </table:table-cell>
          <table:table-cell table:number-columns-repeated="1020"/>
        </table:table-row>
        <table:table-row table:style-name="ro1">
          <table:table-cell table:formula="of:=IF([Evenèments.C201]&gt;0;T(&quot;&quot;) ;T(&quot;#&quot;))">
            <text:p/>
          </table:table-cell>
          <table:table-cell table:style-name="ce311" table:formula="of:=T([Evenèments.A201])">
            <text:p/>
          </table:table-cell>
          <table:table-cell table:style-name="ce311" table:formula="of:=T([Evenèments.B201])">
            <text:p/>
          </table:table-cell>
          <table:table-cell table:style-name="ce311" table:formula="of:=IF([Evenèments.C201]&gt;0;CONCATENATE([Evenèments.C201];[Evenèments.D201];[Evenèments.E201];T(&quot;;&quot;);[Evenèments.F201];[Evenèments.G201];[Evenèments.H201];T(&quot;;&quot;);[Evenèments.I201];T(&quot;;&quot;);[Evenèments.J201];T(&quot;;&quot;);[Evenèments.K201];T(&quot;;&quot;);[Evenèments.L201];T(&quot;;&quot;);[Evenèments.I201];T(&quot;=&quot;);[Evenèments.M201]);T(&quot;&quot;))" office:value-type="string" office:string-value="16330905;;fr;;8;P;fr=Alliance de Francfort avec la Suède.">
            <text:p>16330905;;fr;;8;P;fr=Alliance de Francfort avec la Suède.</text:p>
          </table:table-cell>
          <table:table-cell table:number-columns-repeated="1020"/>
        </table:table-row>
        <table:table-row table:style-name="ro1">
          <table:table-cell table:formula="of:=IF([Evenèments.C202]&gt;0;T(&quot;&quot;) ;T(&quot;#&quot;))">
            <text:p/>
          </table:table-cell>
          <table:table-cell table:style-name="ce311" table:formula="of:=T([Evenèments.A202])">
            <text:p/>
          </table:table-cell>
          <table:table-cell table:style-name="ce311" table:formula="of:=T([Evenèments.B202])">
            <text:p/>
          </table:table-cell>
          <table:table-cell table:style-name="ce311" table:formula="of:=IF([Evenèments.C202]&gt;0;CONCATENATE([Evenèments.C202];[Evenèments.D202];[Evenèments.E202];T(&quot;;&quot;);[Evenèments.F202];[Evenèments.G202];[Evenèments.H202];T(&quot;;&quot;);[Evenèments.I202];T(&quot;;&quot;);[Evenèments.J202];T(&quot;;&quot;);[Evenèments.K202];T(&quot;;&quot;);[Evenèments.L202];T(&quot;;&quot;);[Evenèments.I202];T(&quot;=&quot;);[Evenèments.M202]);T(&quot;&quot;))" office:value-type="string" office:string-value="16330925;;fr;;8;P;fr=Entrée de Louis XIII à Nancy. Charles IV de Lorraine est dépossédé de ses États.">
            <text:p>16330925;;fr;;8;P;fr=Entrée de Louis XIII à Nancy. Charles IV de Lorraine est dépossédé de ses États.</text:p>
          </table:table-cell>
          <table:table-cell table:number-columns-repeated="1020"/>
        </table:table-row>
        <table:table-row table:style-name="ro1">
          <table:table-cell table:formula="of:=IF([Evenèments.C203]&gt;0;T(&quot;&quot;) ;T(&quot;#&quot;))">
            <text:p/>
          </table:table-cell>
          <table:table-cell table:style-name="ce311" table:formula="of:=T([Evenèments.A203])">
            <text:p/>
          </table:table-cell>
          <table:table-cell table:style-name="ce311" table:formula="of:=T([Evenèments.B203])">
            <text:p/>
          </table:table-cell>
          <table:table-cell table:style-name="ce311" table:formula="of:=IF([Evenèments.C203]&gt;0;CONCATENATE([Evenèments.C203];[Evenèments.D203];[Evenèments.E203];T(&quot;;&quot;);[Evenèments.F203];[Evenèments.G203];[Evenèments.H203];T(&quot;;&quot;);[Evenèments.I203];T(&quot;;&quot;);[Evenèments.J203];T(&quot;;&quot;);[Evenèments.K203];T(&quot;;&quot;);[Evenèments.L203];T(&quot;;&quot;);[Evenèments.I203];T(&quot;=&quot;);[Evenèments.M203]);T(&quot;&quot;))" office:value-type="string" office:string-value="16350208;;fr;;8;P;fr=Traité de Paris avec la Hollande.">
            <text:p>16350208;;fr;;8;P;fr=Traité de Paris avec la Hollande.</text:p>
          </table:table-cell>
          <table:table-cell table:number-columns-repeated="1020"/>
        </table:table-row>
        <table:table-row table:style-name="ro1">
          <table:table-cell table:formula="of:=IF([Evenèments.C204]&gt;0;T(&quot;&quot;) ;T(&quot;#&quot;))">
            <text:p/>
          </table:table-cell>
          <table:table-cell table:style-name="ce311" table:formula="of:=T([Evenèments.A204])">
            <text:p/>
          </table:table-cell>
          <table:table-cell table:style-name="ce311" table:formula="of:=T([Evenèments.B204])">
            <text:p/>
          </table:table-cell>
          <table:table-cell table:style-name="ce311" table:formula="of:=IF([Evenèments.C204]&gt;0;CONCATENATE([Evenèments.C204];[Evenèments.D204];[Evenèments.E204];T(&quot;;&quot;);[Evenèments.F204];[Evenèments.G204];[Evenèments.H204];T(&quot;;&quot;);[Evenèments.I204];T(&quot;;&quot;);[Evenèments.J204];T(&quot;;&quot;);[Evenèments.K204];T(&quot;;&quot;);[Evenèments.L204];T(&quot;;&quot;);[Evenèments.I204];T(&quot;=&quot;);[Evenèments.M204]);T(&quot;&quot;))" office:value-type="string" office:string-value="16350428;;fr;;8;P;fr=Traité de Compiègne avec la Suède.">
            <text:p>16350428;;fr;;8;P;fr=Traité de Compiègne avec la Suède.</text:p>
          </table:table-cell>
          <table:table-cell table:number-columns-repeated="1020"/>
        </table:table-row>
        <table:table-row table:style-name="ro1">
          <table:table-cell table:formula="of:=IF([Evenèments.C205]&gt;0;T(&quot;&quot;) ;T(&quot;#&quot;))">
            <text:p/>
          </table:table-cell>
          <table:table-cell table:style-name="ce311" table:formula="of:=T([Evenèments.A205])">
            <text:p/>
          </table:table-cell>
          <table:table-cell table:style-name="ce311" table:formula="of:=T([Evenèments.B205])">
            <text:p/>
          </table:table-cell>
          <table:table-cell table:style-name="ce311" table:formula="of:=IF([Evenèments.C205]&gt;0;CONCATENATE([Evenèments.C205];[Evenèments.D205];[Evenèments.E205];T(&quot;;&quot;);[Evenèments.F205];[Evenèments.G205];[Evenèments.H205];T(&quot;;&quot;);[Evenèments.I205];T(&quot;;&quot;);[Evenèments.J205];T(&quot;;&quot;);[Evenèments.K205];T(&quot;;&quot;);[Evenèments.L205];T(&quot;;&quot;);[Evenèments.I205];T(&quot;=&quot;);[Evenèments.M205]);T(&quot;&quot;))" office:value-type="string" office:string-value="16350711;;fr;;8;P;fr=Traité de Saint-Germain avec Bernard de Saxe-Weimar à qui la France confie la défense de l'Alsace.">
            <text:p>16350711;;fr;;8;P;fr=Traité de Saint-Germain avec Bernard de Saxe-Weimar à qui la France confie la défense de l'Alsace.</text:p>
          </table:table-cell>
          <table:table-cell table:number-columns-repeated="1020"/>
        </table:table-row>
        <table:table-row table:style-name="ro1">
          <table:table-cell table:formula="of:=IF([Evenèments.C206]&gt;0;T(&quot;&quot;) ;T(&quot;#&quot;))">
            <text:p/>
          </table:table-cell>
          <table:table-cell table:style-name="ce311" table:formula="of:=T([Evenèments.A206])">
            <text:p/>
          </table:table-cell>
          <table:table-cell table:style-name="ce311" table:formula="of:=T([Evenèments.B206])">
            <text:p/>
          </table:table-cell>
          <table:table-cell table:style-name="ce311" table:formula="of:=IF([Evenèments.C206]&gt;0;CONCATENATE([Evenèments.C206];[Evenèments.D206];[Evenèments.E206];T(&quot;;&quot;);[Evenèments.F206];[Evenèments.G206];[Evenèments.H206];T(&quot;;&quot;);[Evenèments.I206];T(&quot;;&quot;);[Evenèments.J206];T(&quot;;&quot;);[Evenèments.K206];T(&quot;;&quot;);[Evenèments.L206];T(&quot;;&quot;);[Evenèments.I206];T(&quot;=&quot;);[Evenèments.M206]);T(&quot;&quot;))" office:value-type="string" office:string-value="16351026;;fr;;8;P;fr=Traité de Rivoli avec les ducs de Savoie, de Parme, de Modème et de Mantoue.">
            <text:p>16351026;;fr;;8;P;fr=Traité de Rivoli avec les ducs de Savoie, de Parme, de Modème et de Mantoue.</text:p>
          </table:table-cell>
          <table:table-cell table:number-columns-repeated="1020"/>
        </table:table-row>
        <table:table-row table:style-name="ro1">
          <table:table-cell table:formula="of:=IF([Evenèments.C207]&gt;0;T(&quot;&quot;) ;T(&quot;#&quot;))">
            <text:p/>
          </table:table-cell>
          <table:table-cell table:style-name="ce311" table:formula="of:=T([Evenèments.A207])">
            <text:p/>
          </table:table-cell>
          <table:table-cell table:style-name="ce311" table:formula="of:=T([Evenèments.B207])">
            <text:p/>
          </table:table-cell>
          <table:table-cell table:style-name="ce311" table:formula="of:=IF([Evenèments.C207]&gt;0;CONCATENATE([Evenèments.C207];[Evenèments.D207];[Evenèments.E207];T(&quot;;&quot;);[Evenèments.F207];[Evenèments.G207];[Evenèments.H207];T(&quot;;&quot;);[Evenèments.I207];T(&quot;;&quot;);[Evenèments.J207];T(&quot;;&quot;);[Evenèments.K207];T(&quot;;&quot;);[Evenèments.L207];T(&quot;;&quot;);[Evenèments.I207];T(&quot;=&quot;);[Evenèments.M207]);T(&quot;&quot;))" office:value-type="string" office:string-value="16371210;;fr;;9;P;fr=Exil du père Caussin, confesseur du roi Louis XIII, qui blâmait la politique de Richelieu.">
            <text:p>16371210;;fr;;9;P;fr=Exil du père Caussin, confesseur du roi Louis XIII, qui blâmait la politique de Richelieu.</text:p>
          </table:table-cell>
          <table:table-cell table:number-columns-repeated="1020"/>
        </table:table-row>
        <table:table-row table:style-name="ro1">
          <table:table-cell table:formula="of:=IF([Evenèments.C208]&gt;0;T(&quot;&quot;) ;T(&quot;#&quot;))">
            <text:p/>
          </table:table-cell>
          <table:table-cell table:style-name="ce311" table:formula="of:=T([Evenèments.A208])">
            <text:p/>
          </table:table-cell>
          <table:table-cell table:style-name="ce311" table:formula="of:=T([Evenèments.B208])">
            <text:p/>
          </table:table-cell>
          <table:table-cell table:style-name="ce311" table:formula="of:=IF([Evenèments.C208]&gt;0;CONCATENATE([Evenèments.C208];[Evenèments.D208];[Evenèments.E208];T(&quot;;&quot;);[Evenèments.F208];[Evenèments.G208];[Evenèments.H208];T(&quot;;&quot;);[Evenèments.I208];T(&quot;;&quot;);[Evenèments.J208];T(&quot;;&quot;);[Evenèments.K208];T(&quot;;&quot;);[Evenèments.L208];T(&quot;;&quot;);[Evenèments.I208];T(&quot;=&quot;);[Evenèments.M208]);T(&quot;&quot;))" office:value-type="string" office:string-value="16380210;;fr;;8;P;fr=Vœu de Louis XIII consacrant la France à Dieu.">
            <text:p>16380210;;fr;;8;P;fr=Vœu de Louis XIII consacrant la France à Dieu.</text:p>
          </table:table-cell>
          <table:table-cell table:number-columns-repeated="1020"/>
        </table:table-row>
        <table:table-row table:style-name="ro1">
          <table:table-cell table:formula="of:=IF([Evenèments.C209]&gt;0;T(&quot;&quot;) ;T(&quot;#&quot;))">
            <text:p/>
          </table:table-cell>
          <table:table-cell table:style-name="ce311" table:formula="of:=T([Evenèments.A209])">
            <text:p/>
          </table:table-cell>
          <table:table-cell table:style-name="ce311" table:formula="of:=T([Evenèments.B209])">
            <text:p/>
          </table:table-cell>
          <table:table-cell table:style-name="ce311" table:formula="of:=IF([Evenèments.C209]&gt;0;CONCATENATE([Evenèments.C209];[Evenèments.D209];[Evenèments.E209];T(&quot;;&quot;);[Evenèments.F209];[Evenèments.G209];[Evenèments.H209];T(&quot;;&quot;);[Evenèments.I209];T(&quot;;&quot;);[Evenèments.J209];T(&quot;;&quot;);[Evenèments.K209];T(&quot;;&quot;);[Evenèments.L209];T(&quot;;&quot;);[Evenèments.I209];T(&quot;=&quot;);[Evenèments.M209]);T(&quot;&quot;))" office:value-type="string" office:string-value="16380315;;fr;;8;P;fr=Traité de Hambourg avec la Suède contre l'Autriche.">
            <text:p>16380315;;fr;;8;P;fr=Traité de Hambourg avec la Suède contre l'Autriche.</text:p>
          </table:table-cell>
          <table:table-cell table:number-columns-repeated="1020"/>
        </table:table-row>
        <table:table-row table:style-name="ro1">
          <table:table-cell table:formula="of:=IF([Evenèments.C210]&gt;0;T(&quot;&quot;) ;T(&quot;#&quot;))">
            <text:p/>
          </table:table-cell>
          <table:table-cell table:style-name="ce311" table:formula="of:=T([Evenèments.A210])">
            <text:p/>
          </table:table-cell>
          <table:table-cell table:style-name="ce311" table:formula="of:=T([Evenèments.B210])">
            <text:p/>
          </table:table-cell>
          <table:table-cell table:style-name="ce311" table:formula="of:=IF([Evenèments.C210]&gt;0;CONCATENATE([Evenèments.C210];[Evenèments.D210];[Evenèments.E210];T(&quot;;&quot;);[Evenèments.F210];[Evenèments.G210];[Evenèments.H210];T(&quot;;&quot;);[Evenèments.I210];T(&quot;;&quot;);[Evenèments.J210];T(&quot;;&quot;);[Evenèments.K210];T(&quot;;&quot;);[Evenèments.L210];T(&quot;;&quot;);[Evenèments.I210];T(&quot;=&quot;);[Evenèments.M210]);T(&quot;&quot;))" office:value-type="string" office:string-value="16390616;;fr;;9;P;fr=Révolte des va-nu-pieds en Normandie contre la gabelle.">
            <text:p>16390616;;fr;;9;P;fr=Révolte des va-nu-pieds en Normandie contre la gabelle.</text:p>
          </table:table-cell>
          <table:table-cell table:number-columns-repeated="1020"/>
        </table:table-row>
        <table:table-row table:style-name="ro1">
          <table:table-cell table:formula="of:=IF([Evenèments.C211]&gt;0;T(&quot;&quot;) ;T(&quot;#&quot;))">
            <text:p/>
          </table:table-cell>
          <table:table-cell table:style-name="ce311" table:formula="of:=T([Evenèments.A211])">
            <text:p/>
          </table:table-cell>
          <table:table-cell table:style-name="ce311" table:formula="of:=T([Evenèments.B211])">
            <text:p/>
          </table:table-cell>
          <table:table-cell table:style-name="ce311" table:formula="of:=IF([Evenèments.C211]&gt;0;CONCATENATE([Evenèments.C211];[Evenèments.D211];[Evenèments.E211];T(&quot;;&quot;);[Evenèments.F211];[Evenèments.G211];[Evenèments.H211];T(&quot;;&quot;);[Evenèments.I211];T(&quot;;&quot;);[Evenèments.J211];T(&quot;;&quot;);[Evenèments.K211];T(&quot;;&quot;);[Evenèments.L211];T(&quot;;&quot;);[Evenèments.I211];T(&quot;=&quot;);[Evenèments.M211]);T(&quot;&quot;))" office:value-type="string" office:string-value="16401216;;fr;;8;P;fr=Traité d'alliance entre la France et les Catalans révoltés contre Philippe IV d'Espagne.">
            <text:p>16401216;;fr;;8;P;fr=Traité d'alliance entre la France et les Catalans révoltés contre Philippe IV d'Espagne.</text:p>
          </table:table-cell>
          <table:table-cell table:number-columns-repeated="1020"/>
        </table:table-row>
        <table:table-row table:style-name="ro1">
          <table:table-cell table:formula="of:=IF([Evenèments.C212]&gt;0;T(&quot;&quot;) ;T(&quot;#&quot;))">
            <text:p/>
          </table:table-cell>
          <table:table-cell table:style-name="ce311" table:formula="of:=T([Evenèments.A212])">
            <text:p/>
          </table:table-cell>
          <table:table-cell table:style-name="ce311" table:formula="of:=T([Evenèments.B212])">
            <text:p/>
          </table:table-cell>
          <table:table-cell table:style-name="ce311" table:formula="of:=IF([Evenèments.C212]&gt;0;CONCATENATE([Evenèments.C212];[Evenèments.D212];[Evenèments.E212];T(&quot;;&quot;);[Evenèments.F212];[Evenèments.G212];[Evenèments.H212];T(&quot;;&quot;);[Evenèments.I212];T(&quot;;&quot;);[Evenèments.J212];T(&quot;;&quot;);[Evenèments.K212];T(&quot;;&quot;);[Evenèments.L212];T(&quot;;&quot;);[Evenèments.I212];T(&quot;=&quot;);[Evenèments.M212]);T(&quot;&quot;))" office:value-type="string" office:string-value="16410221;;fr;;8;P;fr=Édit limitant le droit de remontrance du parlement.">
            <text:p>16410221;;fr;;8;P;fr=Édit limitant le droit de remontrance du parlement.</text:p>
          </table:table-cell>
          <table:table-cell table:number-columns-repeated="1020"/>
        </table:table-row>
        <table:table-row table:style-name="ro1">
          <table:table-cell table:formula="of:=IF([Evenèments.C213]&gt;0;T(&quot;&quot;) ;T(&quot;#&quot;))">
            <text:p/>
          </table:table-cell>
          <table:table-cell table:style-name="ce311" table:formula="of:=T([Evenèments.A213])">
            <text:p/>
          </table:table-cell>
          <table:table-cell table:style-name="ce311" table:formula="of:=T([Evenèments.B213])">
            <text:p/>
          </table:table-cell>
          <table:table-cell table:style-name="ce311" table:formula="of:=IF([Evenèments.C213]&gt;0;CONCATENATE([Evenèments.C213];[Evenèments.D213];[Evenèments.E213];T(&quot;;&quot;);[Evenèments.F213];[Evenèments.G213];[Evenèments.H213];T(&quot;;&quot;);[Evenèments.I213];T(&quot;;&quot;);[Evenèments.J213];T(&quot;;&quot;);[Evenèments.K213];T(&quot;;&quot;);[Evenèments.L213];T(&quot;;&quot;);[Evenèments.I213];T(&quot;=&quot;);[Evenèments.M213]);T(&quot;&quot;))" office:value-type="string" office:string-value="16420313;;fr;;8;P;fr=Traité entre l'Espagne et Cinq-Mars allié au duc de Bouillon et soutenu par Gaston d'Orléans.">
            <text:p>16420313;;fr;;8;P;fr=Traité entre l'Espagne et Cinq-Mars allié au duc de Bouillon et soutenu par Gaston d'Orléans.</text:p>
          </table:table-cell>
          <table:table-cell table:number-columns-repeated="1020"/>
        </table:table-row>
        <table:table-row table:style-name="ro1">
          <table:table-cell table:formula="of:=IF([Evenèments.C214]&gt;0;T(&quot;&quot;) ;T(&quot;#&quot;))">
            <text:p/>
          </table:table-cell>
          <table:table-cell table:style-name="ce311" table:formula="of:=T([Evenèments.A214])">
            <text:p/>
          </table:table-cell>
          <table:table-cell table:style-name="ce311" table:formula="of:=T([Evenèments.B214])">
            <text:p/>
          </table:table-cell>
          <table:table-cell table:style-name="ce311" table:formula="of:=IF([Evenèments.C214]&gt;0;CONCATENATE([Evenèments.C214];[Evenèments.D214];[Evenèments.E214];T(&quot;;&quot;);[Evenèments.F214];[Evenèments.G214];[Evenèments.H214];T(&quot;;&quot;);[Evenèments.I214];T(&quot;;&quot;);[Evenèments.J214];T(&quot;;&quot;);[Evenèments.K214];T(&quot;;&quot;);[Evenèments.L214];T(&quot;;&quot;);[Evenèments.I214];T(&quot;=&quot;);[Evenèments.M214]);T(&quot;&quot;))" office:value-type="string" office:string-value="16420613;;fr;;8;P;fr=Arrestation de Cinq-Mars qui est incarcéré dans la citadelle de Montpellier.">
            <text:p>16420613;;fr;;8;P;fr=Arrestation de Cinq-Mars qui est incarcéré dans la citadelle de Montpellier.</text:p>
          </table:table-cell>
          <table:table-cell table:number-columns-repeated="1020"/>
        </table:table-row>
        <table:table-row table:style-name="ro1">
          <table:table-cell table:formula="of:=IF([Evenèments.C215]&gt;0;T(&quot;&quot;) ;T(&quot;#&quot;))">
            <text:p/>
          </table:table-cell>
          <table:table-cell table:style-name="ce311" table:formula="of:=T([Evenèments.A215])">
            <text:p/>
          </table:table-cell>
          <table:table-cell table:style-name="ce311" table:formula="of:=T([Evenèments.B215])">
            <text:p/>
          </table:table-cell>
          <table:table-cell table:style-name="ce311" table:formula="of:=IF([Evenèments.C215]&gt;0;CONCATENATE([Evenèments.C215];[Evenèments.D215];[Evenèments.E215];T(&quot;;&quot;);[Evenèments.F215];[Evenèments.G215];[Evenèments.H215];T(&quot;;&quot;);[Evenèments.I215];T(&quot;;&quot;);[Evenèments.J215];T(&quot;;&quot;);[Evenèments.K215];T(&quot;;&quot;);[Evenèments.L215];T(&quot;;&quot;);[Evenèments.I215];T(&quot;=&quot;);[Evenèments.M215]);T(&quot;&quot;))" office:value-type="string" office:string-value="16421205;;fr;;5;P;fr=Mazarin entre au Conseil du Roi (Louis XIII).">
            <text:p>16421205;;fr;;5;P;fr=Mazarin entre au Conseil du Roi (Louis XIII).</text:p>
          </table:table-cell>
          <table:table-cell table:number-columns-repeated="1020"/>
        </table:table-row>
        <table:table-row table:style-name="ro1">
          <table:table-cell table:formula="of:=IF([Evenèments.C216]&gt;0;T(&quot;&quot;) ;T(&quot;#&quot;))">
            <text:p/>
          </table:table-cell>
          <table:table-cell table:style-name="ce311" table:formula="of:=T([Evenèments.A216])">
            <text:p/>
          </table:table-cell>
          <table:table-cell table:style-name="ce311" table:formula="of:=T([Evenèments.B216])">
            <text:p/>
          </table:table-cell>
          <table:table-cell table:style-name="ce311" table:formula="of:=IF([Evenèments.C216]&gt;0;CONCATENATE([Evenèments.C216];[Evenèments.D216];[Evenèments.E216];T(&quot;;&quot;);[Evenèments.F216];[Evenèments.G216];[Evenèments.H216];T(&quot;;&quot;);[Evenèments.I216];T(&quot;;&quot;);[Evenèments.J216];T(&quot;;&quot;);[Evenèments.K216];T(&quot;;&quot;);[Evenèments.L216];T(&quot;;&quot;);[Evenèments.I216];T(&quot;=&quot;);[Evenèments.M216]);T(&quot;&quot;))" office:value-type="string" office:string-value="16430420;;fr;;7;P;fr=Déclaration du roi sur la future Régence qui est confiée à un conseil de sept membres.">
            <text:p>16430420;;fr;;7;P;fr=Déclaration du roi sur la future Régence qui est confiée à un conseil de sept membres.</text:p>
          </table:table-cell>
          <table:table-cell table:number-columns-repeated="1020"/>
        </table:table-row>
        <table:table-row table:style-name="ro1">
          <table:table-cell table:formula="of:=IF([Evenèments.C217]&gt;0;T(&quot;&quot;) ;T(&quot;#&quot;))">
            <text:p/>
          </table:table-cell>
          <table:table-cell table:style-name="ce311" table:formula="of:=T([Evenèments.A217])">
            <text:p/>
          </table:table-cell>
          <table:table-cell table:style-name="ce311" table:formula="of:=T([Evenèments.B217])">
            <text:p/>
          </table:table-cell>
          <table:table-cell table:style-name="ce311" table:formula="of:=IF([Evenèments.C217]&gt;0;CONCATENATE([Evenèments.C217];[Evenèments.D217];[Evenèments.E217];T(&quot;;&quot;);[Evenèments.F217];[Evenèments.G217];[Evenèments.H217];T(&quot;;&quot;);[Evenèments.I217];T(&quot;;&quot;);[Evenèments.J217];T(&quot;;&quot;);[Evenèments.K217];T(&quot;;&quot;);[Evenèments.L217];T(&quot;;&quot;);[Evenèments.I217];T(&quot;=&quot;);[Evenèments.M217]);T(&quot;&quot;))" office:value-type="string" office:string-value="16430421;;fr;;9;P;fr=Baptême du Dauphin Louis à Saint Germain.">
            <text:p>16430421;;fr;;9;P;fr=Baptême du Dauphin Louis à Saint Germain.</text:p>
          </table:table-cell>
          <table:table-cell table:number-columns-repeated="1020"/>
        </table:table-row>
        <table:table-row table:style-name="ro1">
          <table:table-cell table:formula="of:=IF([Evenèments.C218]&gt;0;T(&quot;&quot;) ;T(&quot;#&quot;))">
            <text:p/>
          </table:table-cell>
          <table:table-cell table:style-name="ce311" table:formula="of:=T([Evenèments.A218])">
            <text:p/>
          </table:table-cell>
          <table:table-cell table:style-name="ce311" table:formula="of:=T([Evenèments.B218])">
            <text:p/>
          </table:table-cell>
          <table:table-cell table:style-name="ce311" table:formula="of:=IF([Evenèments.C218]&gt;0;CONCATENATE([Evenèments.C218];[Evenèments.D218];[Evenèments.E218];T(&quot;;&quot;);[Evenèments.F218];[Evenèments.G218];[Evenèments.H218];T(&quot;;&quot;);[Evenèments.I218];T(&quot;;&quot;);[Evenèments.J218];T(&quot;;&quot;);[Evenèments.K218];T(&quot;;&quot;);[Evenèments.L218];T(&quot;;&quot;);[Evenèments.I218];T(&quot;=&quot;);[Evenèments.M218]);T(&quot;&quot;))" office:value-type="string" office:string-value="16430518;;fr;;5;P;fr=Lit de justice où le parlement casse le testament de Louis XIII. La régente Anne d'Autriche, reçoit l'autorité suprême jusqu'à la majorité de son fils.">
            <text:p>16430518;;fr;;5;P;fr=Lit de justice où le parlement casse le testament de Louis XIII. La régente Anne d'Autriche, reçoit l'autorité suprême jusqu'à la majorité de son fils.</text:p>
          </table:table-cell>
          <table:table-cell table:number-columns-repeated="1020"/>
        </table:table-row>
        <table:table-row table:style-name="ro1">
          <table:table-cell table:formula="of:=IF([Evenèments.C219]&gt;0;T(&quot;&quot;) ;T(&quot;#&quot;))">
            <text:p/>
          </table:table-cell>
          <table:table-cell table:style-name="ce311" table:formula="of:=T([Evenèments.A219])">
            <text:p/>
          </table:table-cell>
          <table:table-cell table:style-name="ce311" table:formula="of:=T([Evenèments.B219])">
            <text:p/>
          </table:table-cell>
          <table:table-cell table:style-name="ce311" table:formula="of:=IF([Evenèments.C219]&gt;0;CONCATENATE([Evenèments.C219];[Evenèments.D219];[Evenèments.E219];T(&quot;;&quot;);[Evenèments.F219];[Evenèments.G219];[Evenèments.H219];T(&quot;;&quot;);[Evenèments.I219];T(&quot;;&quot;);[Evenèments.J219];T(&quot;;&quot;);[Evenèments.K219];T(&quot;;&quot;);[Evenèments.L219];T(&quot;;&quot;);[Evenèments.I219];T(&quot;=&quot;);[Evenèments.M219]);T(&quot;&quot;))" office:value-type="string" office:string-value="16440915;;fr;;5;P;fr=Début du pontificat d'Innocent X, Giovanni Battista Pamphiij (italien). Il est élu contre la volonté de Mazarin.">
            <text:p>16440915;;fr;;5;P;fr=Début du pontificat d'Innocent X, Giovanni Battista Pamphiij (italien). Il est élu contre la volonté de Mazarin.</text:p>
          </table:table-cell>
          <table:table-cell table:number-columns-repeated="1020"/>
        </table:table-row>
        <table:table-row table:style-name="ro1">
          <table:table-cell table:formula="of:=IF([Evenèments.C220]&gt;0;T(&quot;&quot;) ;T(&quot;#&quot;))">
            <text:p/>
          </table:table-cell>
          <table:table-cell table:style-name="ce311" table:formula="of:=T([Evenèments.A220])">
            <text:p/>
          </table:table-cell>
          <table:table-cell table:style-name="ce311" table:formula="of:=T([Evenèments.B220])">
            <text:p/>
          </table:table-cell>
          <table:table-cell table:style-name="ce311" table:formula="of:=IF([Evenèments.C220]&gt;0;CONCATENATE([Evenèments.C220];[Evenèments.D220];[Evenèments.E220];T(&quot;;&quot;);[Evenèments.F220];[Evenèments.G220];[Evenèments.H220];T(&quot;;&quot;);[Evenèments.I220];T(&quot;;&quot;);[Evenèments.J220];T(&quot;;&quot;);[Evenèments.K220];T(&quot;;&quot;);[Evenèments.L220];T(&quot;;&quot;);[Evenèments.I220];T(&quot;=&quot;);[Evenèments.M220]);T(&quot;&quot;))" office:value-type="string" office:string-value="16450907;;fr;;8;P;fr=Lit de justice ordonnant au parlement l'enregistrement des édits.">
            <text:p>16450907;;fr;;8;P;fr=Lit de justice ordonnant au parlement l'enregistrement des édits.</text:p>
          </table:table-cell>
          <table:table-cell table:number-columns-repeated="1020"/>
        </table:table-row>
        <table:table-row table:style-name="ro1">
          <table:table-cell table:formula="of:=IF([Evenèments.C221]&gt;0;T(&quot;&quot;) ;T(&quot;#&quot;))">
            <text:p/>
          </table:table-cell>
          <table:table-cell table:style-name="ce311" table:formula="of:=T([Evenèments.A221])">
            <text:p/>
          </table:table-cell>
          <table:table-cell table:style-name="ce311" table:formula="of:=T([Evenèments.B221])">
            <text:p/>
          </table:table-cell>
          <table:table-cell table:style-name="ce311" table:formula="of:=IF([Evenèments.C221]&gt;0;CONCATENATE([Evenèments.C221];[Evenèments.D221];[Evenèments.E221];T(&quot;;&quot;);[Evenèments.F221];[Evenèments.G221];[Evenèments.H221];T(&quot;;&quot;);[Evenèments.I221];T(&quot;;&quot;);[Evenèments.J221];T(&quot;;&quot;);[Evenèments.K221];T(&quot;;&quot;);[Evenèments.L221];T(&quot;;&quot;);[Evenèments.I221];T(&quot;=&quot;);[Evenèments.M221]);T(&quot;&quot;))" office:value-type="string" office:string-value="16460922;;fr;;8;P;fr=Édit du tarif, fixant une taxe sur les marchandises entrant dans Paris.">
            <text:p>16460922;;fr;;8;P;fr=Édit du tarif, fixant une taxe sur les marchandises entrant dans Paris.</text:p>
          </table:table-cell>
          <table:table-cell table:number-columns-repeated="1020"/>
        </table:table-row>
        <table:table-row table:style-name="ro1">
          <table:table-cell table:formula="of:=IF([Evenèments.C222]&gt;0;T(&quot;&quot;) ;T(&quot;#&quot;))">
            <text:p/>
          </table:table-cell>
          <table:table-cell table:style-name="ce311" table:formula="of:=T([Evenèments.A222])">
            <text:p/>
          </table:table-cell>
          <table:table-cell table:style-name="ce311" table:formula="of:=T([Evenèments.B222])">
            <text:p/>
          </table:table-cell>
          <table:table-cell table:style-name="ce311" table:formula="of:=IF([Evenèments.C222]&gt;0;CONCATENATE([Evenèments.C222];[Evenèments.D222];[Evenèments.E222];T(&quot;;&quot;);[Evenèments.F222];[Evenèments.G222];[Evenèments.H222];T(&quot;;&quot;);[Evenèments.I222];T(&quot;;&quot;);[Evenèments.J222];T(&quot;;&quot;);[Evenèments.K222];T(&quot;;&quot;);[Evenèments.L222];T(&quot;;&quot;);[Evenèments.I222];T(&quot;=&quot;);[Evenèments.M222]);T(&quot;&quot;))" office:value-type="string" office:string-value="16461226;;fr;;9;P;fr=A la mort de son père, le duc d'Enghien devient prince de Condé.">
            <text:p>16461226;;fr;;9;P;fr=A la mort de son père, le duc d'Enghien devient prince de Condé.</text:p>
          </table:table-cell>
          <table:table-cell table:number-columns-repeated="1020"/>
        </table:table-row>
        <table:table-row table:style-name="ro1">
          <table:table-cell table:formula="of:=IF([Evenèments.C223]&gt;0;T(&quot;&quot;) ;T(&quot;#&quot;))">
            <text:p/>
          </table:table-cell>
          <table:table-cell table:style-name="ce311" table:formula="of:=T([Evenèments.A223])">
            <text:p/>
          </table:table-cell>
          <table:table-cell table:style-name="ce311" table:formula="of:=T([Evenèments.B223])">
            <text:p/>
          </table:table-cell>
          <table:table-cell table:style-name="ce311" table:formula="of:=IF([Evenèments.C223]&gt;0;CONCATENATE([Evenèments.C223];[Evenèments.D223];[Evenèments.E223];T(&quot;;&quot;);[Evenèments.F223];[Evenèments.G223];[Evenèments.H223];T(&quot;;&quot;);[Evenèments.I223];T(&quot;;&quot;);[Evenèments.J223];T(&quot;;&quot;);[Evenèments.K223];T(&quot;;&quot;);[Evenèments.L223];T(&quot;;&quot;);[Evenèments.I223];T(&quot;=&quot;);[Evenèments.M223]);T(&quot;&quot;))" office:value-type="string" office:string-value="16480115;;fr;;9;P;fr=Lors du lit de justice, Omer Talon, avocat général au parlement de Paris, condamne la politique menée par la monarchie.">
            <text:p>16480115;;fr;;9;P;fr=Lors du lit de justice, Omer Talon, avocat général au parlement de Paris, condamne la politique menée par la monarchie.</text:p>
          </table:table-cell>
          <table:table-cell table:number-columns-repeated="1020"/>
        </table:table-row>
        <table:table-row table:style-name="ro1">
          <table:table-cell table:formula="of:=IF([Evenèments.C224]&gt;0;T(&quot;&quot;) ;T(&quot;#&quot;))">
            <text:p/>
          </table:table-cell>
          <table:table-cell table:style-name="ce311" table:formula="of:=T([Evenèments.A224])">
            <text:p/>
          </table:table-cell>
          <table:table-cell table:style-name="ce311" table:formula="of:=T([Evenèments.B224])">
            <text:p/>
          </table:table-cell>
          <table:table-cell table:style-name="ce311" table:formula="of:=IF([Evenèments.C224]&gt;0;CONCATENATE([Evenèments.C224];[Evenèments.D224];[Evenèments.E224];T(&quot;;&quot;);[Evenèments.F224];[Evenèments.G224];[Evenèments.H224];T(&quot;;&quot;);[Evenèments.I224];T(&quot;;&quot;);[Evenèments.J224];T(&quot;;&quot;);[Evenèments.K224];T(&quot;;&quot;);[Evenèments.L224];T(&quot;;&quot;);[Evenèments.I224];T(&quot;=&quot;);[Evenèments.M224]);T(&quot;&quot;))" office:value-type="string" office:string-value="16480430;;fr;;9;P;fr=Déclaration de renouvellement de la paulette (taxe annuelle payée par les magistrats et qui leur garantit la propriété de leur charge).">
            <text:p>16480430;;fr;;9;P;fr=Déclaration de renouvellement de la paulette (taxe annuelle payée par les magistrats et qui leur garantit la propriété de leur charge).</text:p>
          </table:table-cell>
          <table:table-cell table:number-columns-repeated="1020"/>
        </table:table-row>
        <table:table-row table:style-name="ro1">
          <table:table-cell table:formula="of:=IF([Evenèments.C225]&gt;0;T(&quot;&quot;) ;T(&quot;#&quot;))">
            <text:p/>
          </table:table-cell>
          <table:table-cell table:style-name="ce311" table:formula="of:=T([Evenèments.A225])">
            <text:p/>
          </table:table-cell>
          <table:table-cell table:style-name="ce311" table:formula="of:=T([Evenèments.B225])">
            <text:p/>
          </table:table-cell>
          <table:table-cell table:style-name="ce311" table:formula="of:=IF([Evenèments.C225]&gt;0;CONCATENATE([Evenèments.C225];[Evenèments.D225];[Evenèments.E225];T(&quot;;&quot;);[Evenèments.F225];[Evenèments.G225];[Evenèments.H225];T(&quot;;&quot;);[Evenèments.I225];T(&quot;;&quot;);[Evenèments.J225];T(&quot;;&quot;);[Evenèments.K225];T(&quot;;&quot;);[Evenèments.L225];T(&quot;;&quot;);[Evenèments.I225];T(&quot;=&quot;);[Evenèments.M225]);T(&quot;&quot;))" office:value-type="string" office:string-value="16480616;;fr;;7;P;fr=Réunion de la &quot;Chambre de Saint-Louis&quot; qui élabore 27 articles (diminution des tailles, contrôle des dépenses de l’État, suppression des collecteurs d'impôts, etc...).">
            <text:p>16480616;;fr;;7;P;fr=Réunion de la "Chambre de Saint-Louis" qui élabore 27 articles (diminution des tailles, contrôle des dépenses de l’État, suppression des collecteurs d'impôts, etc...).</text:p>
          </table:table-cell>
          <table:table-cell table:number-columns-repeated="1020"/>
        </table:table-row>
        <table:table-row table:style-name="ro1">
          <table:table-cell table:formula="of:=IF([Evenèments.C226]&gt;0;T(&quot;&quot;) ;T(&quot;#&quot;))">
            <text:p/>
          </table:table-cell>
          <table:table-cell table:style-name="ce311" table:formula="of:=T([Evenèments.A226])">
            <text:p/>
          </table:table-cell>
          <table:table-cell table:style-name="ce311" table:formula="of:=T([Evenèments.B226])">
            <text:p/>
          </table:table-cell>
          <table:table-cell table:style-name="ce311" table:formula="of:=IF([Evenèments.C226]&gt;0;CONCATENATE([Evenèments.C226];[Evenèments.D226];[Evenèments.E226];T(&quot;;&quot;);[Evenèments.F226];[Evenèments.G226];[Evenèments.H226];T(&quot;;&quot;);[Evenèments.I226];T(&quot;;&quot;);[Evenèments.J226];T(&quot;;&quot;);[Evenèments.K226];T(&quot;;&quot;);[Evenèments.L226];T(&quot;;&quot;);[Evenèments.I226];T(&quot;=&quot;);[Evenèments.M226]);T(&quot;&quot;))" office:value-type="string" office:string-value="16480731;;fr;;7;P;fr=Déclaration royale approuvant certains des 27 articles élaborés lors de la réunion de la &quot;Chambre de Saint-Louis&quot;, le 16 juin dernier.">
            <text:p>16480731;;fr;;7;P;fr=Déclaration royale approuvant certains des 27 articles élaborés lors de la réunion de la "Chambre de Saint-Louis", le 16 juin dernier.</text:p>
          </table:table-cell>
          <table:table-cell table:number-columns-repeated="1020"/>
        </table:table-row>
        <table:table-row table:style-name="ro1">
          <table:table-cell table:formula="of:=IF([Evenèments.C227]&gt;0;T(&quot;&quot;) ;T(&quot;#&quot;))">
            <text:p/>
          </table:table-cell>
          <table:table-cell table:style-name="ce311" table:formula="of:=T([Evenèments.A227])">
            <text:p/>
          </table:table-cell>
          <table:table-cell table:style-name="ce311" table:formula="of:=T([Evenèments.B227])">
            <text:p/>
          </table:table-cell>
          <table:table-cell table:style-name="ce311" table:formula="of:=IF([Evenèments.C227]&gt;0;CONCATENATE([Evenèments.C227];[Evenèments.D227];[Evenèments.E227];T(&quot;;&quot;);[Evenèments.F227];[Evenèments.G227];[Evenèments.H227];T(&quot;;&quot;);[Evenèments.I227];T(&quot;;&quot;);[Evenèments.J227];T(&quot;;&quot;);[Evenèments.K227];T(&quot;;&quot;);[Evenèments.L227];T(&quot;;&quot;);[Evenèments.I227];T(&quot;=&quot;);[Evenèments.M227]);T(&quot;&quot;))" office:value-type="string" office:string-value="16480826;;fr;;9;P;fr=Arrestation de Pierre Broussel (conseiller au parlement de Paris). En apprenant cela, la population de Paris se révolte.">
            <text:p>16480826;;fr;;9;P;fr=Arrestation de Pierre Broussel (conseiller au parlement de Paris). En apprenant cela, la population de Paris se révolte.</text:p>
          </table:table-cell>
          <table:table-cell table:number-columns-repeated="1020"/>
        </table:table-row>
        <table:table-row table:style-name="ro1">
          <table:table-cell table:formula="of:=IF([Evenèments.C228]&gt;0;T(&quot;&quot;) ;T(&quot;#&quot;))">
            <text:p/>
          </table:table-cell>
          <table:table-cell table:style-name="ce311" table:formula="of:=T([Evenèments.A228])">
            <text:p/>
          </table:table-cell>
          <table:table-cell table:style-name="ce311" table:formula="of:=T([Evenèments.B228])">
            <text:p/>
          </table:table-cell>
          <table:table-cell table:style-name="ce311" table:formula="of:=IF([Evenèments.C228]&gt;0;CONCATENATE([Evenèments.C228];[Evenèments.D228];[Evenèments.E228];T(&quot;;&quot;);[Evenèments.F228];[Evenèments.G228];[Evenèments.H228];T(&quot;;&quot;);[Evenèments.I228];T(&quot;;&quot;);[Evenèments.J228];T(&quot;;&quot;);[Evenèments.K228];T(&quot;;&quot;);[Evenèments.L228];T(&quot;;&quot;);[Evenèments.I228];T(&quot;=&quot;);[Evenèments.M228]);T(&quot;&quot;))" office:value-type="string" office:string-value="16480827;;fr;;9;P;fr=Journée des Barricades. La régente décide de libérer Broussel.">
            <text:p>16480827;;fr;;9;P;fr=Journée des Barricades. La régente décide de libérer Broussel.</text:p>
          </table:table-cell>
          <table:table-cell table:number-columns-repeated="1020"/>
        </table:table-row>
        <table:table-row table:style-name="ro1">
          <table:table-cell table:formula="of:=IF([Evenèments.C229]&gt;0;T(&quot;&quot;) ;T(&quot;#&quot;))">
            <text:p/>
          </table:table-cell>
          <table:table-cell table:style-name="ce311" table:formula="of:=T([Evenèments.A229])">
            <text:p/>
          </table:table-cell>
          <table:table-cell table:style-name="ce311" table:formula="of:=T([Evenèments.B229])">
            <text:p/>
          </table:table-cell>
          <table:table-cell table:style-name="ce311" table:formula="of:=IF([Evenèments.C229]&gt;0;CONCATENATE([Evenèments.C229];[Evenèments.D229];[Evenèments.E229];T(&quot;;&quot;);[Evenèments.F229];[Evenèments.G229];[Evenèments.H229];T(&quot;;&quot;);[Evenèments.I229];T(&quot;;&quot;);[Evenèments.J229];T(&quot;;&quot;);[Evenèments.K229];T(&quot;;&quot;);[Evenèments.L229];T(&quot;;&quot;);[Evenèments.I229];T(&quot;=&quot;);[Evenèments.M229]);T(&quot;&quot;))" office:value-type="string" office:string-value="16481022;;fr;;8;P;fr=Signature par Anne d'Autriche de la déclaration royale qui reconnaît les articles de la Chambre de Saint Louis.">
            <text:p>16481022;;fr;;8;P;fr=Signature par Anne d'Autriche de la déclaration royale qui reconnaît les articles de la Chambre de Saint Louis.</text:p>
          </table:table-cell>
          <table:table-cell table:number-columns-repeated="1020"/>
        </table:table-row>
        <table:table-row table:style-name="ro1">
          <table:table-cell table:formula="of:=IF([Evenèments.C230]&gt;0;T(&quot;&quot;) ;T(&quot;#&quot;))">
            <text:p/>
          </table:table-cell>
          <table:table-cell table:style-name="ce311" table:formula="of:=T([Evenèments.A230])">
            <text:p/>
          </table:table-cell>
          <table:table-cell table:style-name="ce311" table:formula="of:=T([Evenèments.B230])">
            <text:p/>
          </table:table-cell>
          <table:table-cell table:style-name="ce311" table:formula="of:=IF([Evenèments.C230]&gt;0;CONCATENATE([Evenèments.C230];[Evenèments.D230];[Evenèments.E230];T(&quot;;&quot;);[Evenèments.F230];[Evenèments.G230];[Evenèments.H230];T(&quot;;&quot;);[Evenèments.I230];T(&quot;;&quot;);[Evenèments.J230];T(&quot;;&quot;);[Evenèments.K230];T(&quot;;&quot;);[Evenèments.L230];T(&quot;;&quot;);[Evenèments.I230];T(&quot;=&quot;);[Evenèments.M230]);T(&quot;&quot;))" office:value-type="string" office:string-value="16490208;;fr;;5;P;fr=Condé assiège Paris avec 12 000 hommes.">
            <text:p>16490208;;fr;;5;P;fr=Condé assiège Paris avec 12 000 hommes.</text:p>
          </table:table-cell>
          <table:table-cell table:number-columns-repeated="1020"/>
        </table:table-row>
        <table:table-row table:style-name="ro1">
          <table:table-cell table:formula="of:=IF([Evenèments.C231]&gt;0;T(&quot;&quot;) ;T(&quot;#&quot;))">
            <text:p/>
          </table:table-cell>
          <table:table-cell table:style-name="ce311" table:formula="of:=T([Evenèments.A231])">
            <text:p/>
          </table:table-cell>
          <table:table-cell table:style-name="ce311" table:formula="of:=T([Evenèments.B231])">
            <text:p/>
          </table:table-cell>
          <table:table-cell table:style-name="ce311" table:formula="of:=IF([Evenèments.C231]&gt;0;CONCATENATE([Evenèments.C231];[Evenèments.D231];[Evenèments.E231];T(&quot;;&quot;);[Evenèments.F231];[Evenèments.G231];[Evenèments.H231];T(&quot;;&quot;);[Evenèments.I231];T(&quot;;&quot;);[Evenèments.J231];T(&quot;;&quot;);[Evenèments.K231];T(&quot;;&quot;);[Evenèments.L231];T(&quot;;&quot;);[Evenèments.I231];T(&quot;=&quot;);[Evenèments.M231]);T(&quot;&quot;))" office:value-type="string" office:string-value="16490818;;fr;;5;P;fr=Entrée triomphale du roi à Paris. La cour regagne le Palais-Royal. Condé, déçu de ne pas avoir la place de Mazarin rejoint la Fronde des Princes">
            <text:p>16490818;;fr;;5;P;fr=Entrée triomphale du roi à Paris. La cour regagne le Palais-Royal. Condé, déçu de ne pas avoir la place de Mazarin rejoint la Fronde des Princes</text:p>
          </table:table-cell>
          <table:table-cell table:number-columns-repeated="1020"/>
        </table:table-row>
        <table:table-row table:style-name="ro1">
          <table:table-cell table:formula="of:=IF([Evenèments.C232]&gt;0;T(&quot;&quot;) ;T(&quot;#&quot;))">
            <text:p/>
          </table:table-cell>
          <table:table-cell table:style-name="ce311" table:formula="of:=T([Evenèments.A232])">
            <text:p/>
          </table:table-cell>
          <table:table-cell table:style-name="ce311" table:formula="of:=T([Evenèments.B232])">
            <text:p/>
          </table:table-cell>
          <table:table-cell table:style-name="ce311" table:formula="of:=IF([Evenèments.C232]&gt;0;CONCATENATE([Evenèments.C232];[Evenèments.D232];[Evenèments.E232];T(&quot;;&quot;);[Evenèments.F232];[Evenèments.G232];[Evenèments.H232];T(&quot;;&quot;);[Evenèments.I232];T(&quot;;&quot;);[Evenèments.J232];T(&quot;;&quot;);[Evenèments.K232];T(&quot;;&quot;);[Evenèments.L232];T(&quot;;&quot;);[Evenèments.I232];T(&quot;=&quot;);[Evenèments.M232]);T(&quot;&quot;))" office:value-type="string" office:string-value="16500118;;fr;;8;P;fr=Arrestation de Condé, Longueville et Conti sur ordre du roi.">
            <text:p>16500118;;fr;;8;P;fr=Arrestation de Condé, Longueville et Conti sur ordre du roi.</text:p>
          </table:table-cell>
          <table:table-cell table:number-columns-repeated="1020"/>
        </table:table-row>
        <table:table-row table:style-name="ro1">
          <table:table-cell table:formula="of:=IF([Evenèments.C233]&gt;0;T(&quot;&quot;) ;T(&quot;#&quot;))">
            <text:p/>
          </table:table-cell>
          <table:table-cell table:style-name="ce311" table:formula="of:=T([Evenèments.A233])">
            <text:p/>
          </table:table-cell>
          <table:table-cell table:style-name="ce311" table:formula="of:=T([Evenèments.B233])">
            <text:p/>
          </table:table-cell>
          <table:table-cell table:style-name="ce311" table:formula="of:=IF([Evenèments.C233]&gt;0;CONCATENATE([Evenèments.C233];[Evenèments.D233];[Evenèments.E233];T(&quot;;&quot;);[Evenèments.F233];[Evenèments.G233];[Evenèments.H233];T(&quot;;&quot;);[Evenèments.I233];T(&quot;;&quot;);[Evenèments.J233];T(&quot;;&quot;);[Evenèments.K233];T(&quot;;&quot;);[Evenèments.L233];T(&quot;;&quot;);[Evenèments.I233];T(&quot;=&quot;);[Evenèments.M233]);T(&quot;&quot;))" office:value-type="string" office:string-value="16510207;;fr;;6;P;fr=Fuite de Mazarin hors de Paris.">
            <text:p>16510207;;fr;;6;P;fr=Fuite de Mazarin hors de Paris.</text:p>
          </table:table-cell>
          <table:table-cell table:number-columns-repeated="1020"/>
        </table:table-row>
        <table:table-row table:style-name="ro1">
          <table:table-cell table:formula="of:=IF([Evenèments.C234]&gt;0;T(&quot;&quot;) ;T(&quot;#&quot;))">
            <text:p/>
          </table:table-cell>
          <table:table-cell table:style-name="ce311" table:formula="of:=T([Evenèments.A234])">
            <text:p/>
          </table:table-cell>
          <table:table-cell table:style-name="ce311" table:formula="of:=T([Evenèments.B234])">
            <text:p/>
          </table:table-cell>
          <table:table-cell table:style-name="ce311" table:formula="of:=IF([Evenèments.C234]&gt;0;CONCATENATE([Evenèments.C234];[Evenèments.D234];[Evenèments.E234];T(&quot;;&quot;);[Evenèments.F234];[Evenèments.G234];[Evenèments.H234];T(&quot;;&quot;);[Evenèments.I234];T(&quot;;&quot;);[Evenèments.J234];T(&quot;;&quot;);[Evenèments.K234];T(&quot;;&quot;);[Evenèments.L234];T(&quot;;&quot;);[Evenèments.I234];T(&quot;=&quot;);[Evenèments.M234]);T(&quot;&quot;))" office:value-type="string" office:string-value="16510213;;fr;;6;P;fr=Libération des princes et exil de Mazarin.">
            <text:p>16510213;;fr;;6;P;fr=Libération des princes et exil de Mazarin.</text:p>
          </table:table-cell>
          <table:table-cell table:number-columns-repeated="1020"/>
        </table:table-row>
        <table:table-row table:style-name="ro1">
          <table:table-cell table:formula="of:=IF([Evenèments.C235]&gt;0;T(&quot;&quot;) ;T(&quot;#&quot;))">
            <text:p/>
          </table:table-cell>
          <table:table-cell table:style-name="ce311" table:formula="of:=T([Evenèments.A235])">
            <text:p/>
          </table:table-cell>
          <table:table-cell table:style-name="ce311" table:formula="of:=T([Evenèments.B235])">
            <text:p/>
          </table:table-cell>
          <table:table-cell table:style-name="ce311" table:formula="of:=IF([Evenèments.C235]&gt;0;CONCATENATE([Evenèments.C235];[Evenèments.D235];[Evenèments.E235];T(&quot;;&quot;);[Evenèments.F235];[Evenèments.G235];[Evenèments.H235];T(&quot;;&quot;);[Evenèments.I235];T(&quot;;&quot;);[Evenèments.J235];T(&quot;;&quot;);[Evenèments.K235];T(&quot;;&quot;);[Evenèments.L235];T(&quot;;&quot;);[Evenèments.I235];T(&quot;=&quot;);[Evenèments.M235]);T(&quot;&quot;))" office:value-type="string" office:string-value="16510907;;fr;;5;P;fr=Louis XIV est déclaré majeur.">
            <text:p>16510907;;fr;;5;P;fr=Louis XIV est déclaré majeur.</text:p>
          </table:table-cell>
          <table:table-cell table:number-columns-repeated="1020"/>
        </table:table-row>
        <table:table-row table:style-name="ro1">
          <table:table-cell table:formula="of:=IF([Evenèments.C236]&gt;0;T(&quot;&quot;) ;T(&quot;#&quot;))">
            <text:p/>
          </table:table-cell>
          <table:table-cell table:style-name="ce311" table:formula="of:=T([Evenèments.A236])">
            <text:p/>
          </table:table-cell>
          <table:table-cell table:style-name="ce311" table:formula="of:=T([Evenèments.B236])">
            <text:p/>
          </table:table-cell>
          <table:table-cell table:style-name="ce311" table:formula="of:=IF([Evenèments.C236]&gt;0;CONCATENATE([Evenèments.C236];[Evenèments.D236];[Evenèments.E236];T(&quot;;&quot;);[Evenèments.F236];[Evenèments.G236];[Evenèments.H236];T(&quot;;&quot;);[Evenèments.I236];T(&quot;;&quot;);[Evenèments.J236];T(&quot;;&quot;);[Evenèments.K236];T(&quot;;&quot;);[Evenèments.L236];T(&quot;;&quot;);[Evenèments.I236];T(&quot;=&quot;);[Evenèments.M236]);T(&quot;&quot;))" office:value-type="string" office:string-value="16521113;;fr;;5;P;fr=Condé et Conti sont déclarés par le roi coupable de lèse-majesté.">
            <text:p>16521113;;fr;;5;P;fr=Condé et Conti sont déclarés par le roi coupable de lèse-majesté.</text:p>
          </table:table-cell>
          <table:table-cell table:number-columns-repeated="1020"/>
        </table:table-row>
        <table:table-row table:style-name="ro1">
          <table:table-cell table:formula="of:=IF([Evenèments.C237]&gt;0;T(&quot;&quot;) ;T(&quot;#&quot;))">
            <text:p/>
          </table:table-cell>
          <table:table-cell table:style-name="ce311" table:formula="of:=T([Evenèments.A237])">
            <text:p/>
          </table:table-cell>
          <table:table-cell table:style-name="ce311" table:formula="of:=T([Evenèments.B237])">
            <text:p/>
          </table:table-cell>
          <table:table-cell table:style-name="ce311" table:formula="of:=IF([Evenèments.C237]&gt;0;CONCATENATE([Evenèments.C237];[Evenèments.D237];[Evenèments.E237];T(&quot;;&quot;);[Evenèments.F237];[Evenèments.G237];[Evenèments.H237];T(&quot;;&quot;);[Evenèments.I237];T(&quot;;&quot;);[Evenèments.J237];T(&quot;;&quot;);[Evenèments.K237];T(&quot;;&quot;);[Evenèments.L237];T(&quot;;&quot;);[Evenèments.I237];T(&quot;=&quot;);[Evenèments.M237]);T(&quot;&quot;))" office:value-type="string" office:string-value="16530203;;fr;;7;P;fr=Retour de Mazarin à Paris.">
            <text:p>16530203;;fr;;7;P;fr=Retour de Mazarin à Paris.</text:p>
          </table:table-cell>
          <table:table-cell table:number-columns-repeated="1020"/>
        </table:table-row>
        <table:table-row table:style-name="ro1">
          <table:table-cell table:formula="of:=IF([Evenèments.C238]&gt;0;T(&quot;&quot;) ;T(&quot;#&quot;))">
            <text:p/>
          </table:table-cell>
          <table:table-cell table:style-name="ce311" table:formula="of:=T([Evenèments.A238])">
            <text:p/>
          </table:table-cell>
          <table:table-cell table:style-name="ce311" table:formula="of:=T([Evenèments.B238])">
            <text:p/>
          </table:table-cell>
          <table:table-cell table:style-name="ce311" table:formula="of:=IF([Evenèments.C238]&gt;0;CONCATENATE([Evenèments.C238];[Evenèments.D238];[Evenèments.E238];T(&quot;;&quot;);[Evenèments.F238];[Evenèments.G238];[Evenèments.H238];T(&quot;;&quot;);[Evenèments.I238];T(&quot;;&quot;);[Evenèments.J238];T(&quot;;&quot;);[Evenèments.K238];T(&quot;;&quot;);[Evenèments.L238];T(&quot;;&quot;);[Evenèments.I238];T(&quot;=&quot;);[Evenèments.M238]);T(&quot;&quot;))" office:value-type="string" office:string-value="16530710;;fr;;7;P;fr=Enregistrement de la bulle pontificale Augustinus, condamnant le jansénisme.">
            <text:p>16530710;;fr;;7;P;fr=Enregistrement de la bulle pontificale Augustinus, condamnant le jansénisme.</text:p>
          </table:table-cell>
          <table:table-cell table:number-columns-repeated="1020"/>
        </table:table-row>
        <table:table-row table:style-name="ro1">
          <table:table-cell table:formula="of:=IF([Evenèments.C239]&gt;0;T(&quot;&quot;) ;T(&quot;#&quot;))">
            <text:p/>
          </table:table-cell>
          <table:table-cell table:style-name="ce311" table:formula="of:=T([Evenèments.A239])">
            <text:p/>
          </table:table-cell>
          <table:table-cell table:style-name="ce311" table:formula="of:=T([Evenèments.B239])">
            <text:p/>
          </table:table-cell>
          <table:table-cell table:style-name="ce311" table:formula="of:=IF([Evenèments.C239]&gt;0;CONCATENATE([Evenèments.C239];[Evenèments.D239];[Evenèments.E239];T(&quot;;&quot;);[Evenèments.F239];[Evenèments.G239];[Evenèments.H239];T(&quot;;&quot;);[Evenèments.I239];T(&quot;;&quot;);[Evenèments.J239];T(&quot;;&quot;);[Evenèments.K239];T(&quot;;&quot;);[Evenèments.L239];T(&quot;;&quot;);[Evenèments.I239];T(&quot;=&quot;);[Evenèments.M239]);T(&quot;&quot;))" office:value-type="string" office:string-value="16540607;;fr;;4;P;fr=Sacre de Louis XIV à Reims.">
            <text:p>16540607;;fr;;4;P;fr=Sacre de Louis XIV à Reims.</text:p>
          </table:table-cell>
          <table:table-cell table:number-columns-repeated="1020"/>
        </table:table-row>
        <table:table-row table:style-name="ro1">
          <table:table-cell table:formula="of:=IF([Evenèments.C240]&gt;0;T(&quot;&quot;) ;T(&quot;#&quot;))">
            <text:p/>
          </table:table-cell>
          <table:table-cell table:style-name="ce311" table:formula="of:=T([Evenèments.A240])">
            <text:p/>
          </table:table-cell>
          <table:table-cell table:style-name="ce311" table:formula="of:=T([Evenèments.B240])">
            <text:p/>
          </table:table-cell>
          <table:table-cell table:style-name="ce311" table:formula="of:=IF([Evenèments.C240]&gt;0;CONCATENATE([Evenèments.C240];[Evenèments.D240];[Evenèments.E240];T(&quot;;&quot;);[Evenèments.F240];[Evenèments.G240];[Evenèments.H240];T(&quot;;&quot;);[Evenèments.I240];T(&quot;;&quot;);[Evenèments.J240];T(&quot;;&quot;);[Evenèments.K240];T(&quot;;&quot;);[Evenèments.L240];T(&quot;;&quot;);[Evenèments.I240];T(&quot;=&quot;);[Evenèments.M240]);T(&quot;&quot;))" office:value-type="string" office:string-value="16551103;;fr;;5;P;fr=La France conclût une entente commerciale avec l'Angleterre.">
            <text:p>16551103;;fr;;5;P;fr=La France conclût une entente commerciale avec l'Angleterre.</text:p>
          </table:table-cell>
          <table:table-cell table:number-columns-repeated="1020"/>
        </table:table-row>
        <table:table-row table:style-name="ro1">
          <table:table-cell table:formula="of:=IF([Evenèments.C241]&gt;0;T(&quot;&quot;) ;T(&quot;#&quot;))">
            <text:p/>
          </table:table-cell>
          <table:table-cell table:style-name="ce311" table:formula="of:=T([Evenèments.A241])">
            <text:p/>
          </table:table-cell>
          <table:table-cell table:style-name="ce311" table:formula="of:=T([Evenèments.B241])">
            <text:p/>
          </table:table-cell>
          <table:table-cell table:style-name="ce311" table:formula="of:=IF([Evenèments.C241]&gt;0;CONCATENATE([Evenèments.C241];[Evenèments.D241];[Evenèments.E241];T(&quot;;&quot;);[Evenèments.F241];[Evenèments.G241];[Evenèments.H241];T(&quot;;&quot;);[Evenèments.I241];T(&quot;;&quot;);[Evenèments.J241];T(&quot;;&quot;);[Evenèments.K241];T(&quot;;&quot;);[Evenèments.L241];T(&quot;;&quot;);[Evenèments.I241];T(&quot;=&quot;);[Evenèments.M241]);T(&quot;&quot;))" office:value-type="string" office:string-value="16570526;;fr;;7;P;fr=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
            <text:p>16570526;;fr;;7;P;fr=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text:p>
          </table:table-cell>
          <table:table-cell table:number-columns-repeated="1020"/>
        </table:table-row>
        <table:table-row table:style-name="ro1">
          <table:table-cell table:formula="of:=IF([Evenèments.C242]&gt;0;T(&quot;&quot;) ;T(&quot;#&quot;))">
            <text:p/>
          </table:table-cell>
          <table:table-cell table:style-name="ce311" table:formula="of:=T([Evenèments.A242])">
            <text:p/>
          </table:table-cell>
          <table:table-cell table:style-name="ce311" table:formula="of:=T([Evenèments.B242])">
            <text:p/>
          </table:table-cell>
          <table:table-cell table:style-name="ce311" table:formula="of:=IF([Evenèments.C242]&gt;0;CONCATENATE([Evenèments.C242];[Evenèments.D242];[Evenèments.E242];T(&quot;;&quot;);[Evenèments.F242];[Evenèments.G242];[Evenèments.H242];T(&quot;;&quot;);[Evenèments.I242];T(&quot;;&quot;);[Evenèments.J242];T(&quot;;&quot;);[Evenèments.K242];T(&quot;;&quot;);[Evenèments.L242];T(&quot;;&quot;);[Evenèments.I242];T(&quot;=&quot;);[Evenèments.M242]);T(&quot;&quot;))" office:value-type="string" office:string-value="16600127;;fr;;5;P;fr=Soumission de Condé devant le roi Louis XIV. Condé reçoit l'absolution de ses fautes et récupère ses biens et ses titres.">
            <text:p>16600127;;fr;;5;P;fr=Soumission de Condé devant le roi Louis XIV. Condé reçoit l'absolution de ses fautes et récupère ses biens et ses titres.</text:p>
          </table:table-cell>
          <table:table-cell table:number-columns-repeated="1020"/>
        </table:table-row>
        <table:table-row table:style-name="ro1">
          <table:table-cell table:formula="of:=IF([Evenèments.C243]&gt;0;T(&quot;&quot;) ;T(&quot;#&quot;))">
            <text:p/>
          </table:table-cell>
          <table:table-cell table:style-name="ce311" table:formula="of:=T([Evenèments.A243])">
            <text:p/>
          </table:table-cell>
          <table:table-cell table:style-name="ce311" table:formula="of:=T([Evenèments.B243])">
            <text:p/>
          </table:table-cell>
          <table:table-cell table:style-name="ce311" table:formula="of:=IF([Evenèments.C243]&gt;0;CONCATENATE([Evenèments.C243];[Evenèments.D243];[Evenèments.E243];T(&quot;;&quot;);[Evenèments.F243];[Evenèments.G243];[Evenèments.H243];T(&quot;;&quot;);[Evenèments.I243];T(&quot;;&quot;);[Evenèments.J243];T(&quot;;&quot;);[Evenèments.K243];T(&quot;;&quot;);[Evenèments.L243];T(&quot;;&quot;);[Evenèments.I243];T(&quot;=&quot;);[Evenèments.M243]);T(&quot;&quot;))" office:value-type="string" office:string-value="16600826;;fr;;6;P;fr=Entrée solennelle de Louis XIV et Marie-Thérèse d'Autriche à Paris.">
            <text:p>16600826;;fr;;6;P;fr=Entrée solennelle de Louis XIV et Marie-Thérèse d'Autriche à Paris.</text:p>
          </table:table-cell>
          <table:table-cell table:number-columns-repeated="1020"/>
        </table:table-row>
        <table:table-row table:style-name="ro1">
          <table:table-cell table:formula="of:=IF([Evenèments.C244]&gt;0;T(&quot;&quot;) ;T(&quot;#&quot;))">
            <text:p/>
          </table:table-cell>
          <table:table-cell table:style-name="ce311" table:formula="of:=T([Evenèments.A244])">
            <text:p/>
          </table:table-cell>
          <table:table-cell table:style-name="ce311" table:formula="of:=T([Evenèments.B244])">
            <text:p/>
          </table:table-cell>
          <table:table-cell table:style-name="ce311" table:formula="of:=IF([Evenèments.C244]&gt;0;CONCATENATE([Evenèments.C244];[Evenèments.D244];[Evenèments.E244];T(&quot;;&quot;);[Evenèments.F244];[Evenèments.G244];[Evenèments.H244];T(&quot;;&quot;);[Evenèments.I244];T(&quot;;&quot;);[Evenèments.J244];T(&quot;;&quot;);[Evenèments.K244];T(&quot;;&quot;);[Evenèments.L244];T(&quot;;&quot;);[Evenèments.I244];T(&quot;=&quot;);[Evenèments.M244]);T(&quot;&quot;))" office:value-type="string" office:string-value="16610817;;fr;;8;P;fr=Fouquet reçoit fastueusement Louis XIV au Château de Vaux le Vicomte.">
            <text:p>16610817;;fr;;8;P;fr=Fouquet reçoit fastueusement Louis XIV au Château de Vaux le Vicomte.</text:p>
          </table:table-cell>
          <table:table-cell table:number-columns-repeated="1020"/>
        </table:table-row>
        <table:table-row table:style-name="ro1">
          <table:table-cell table:formula="of:=IF([Evenèments.C245]&gt;0;T(&quot;&quot;) ;T(&quot;#&quot;))">
            <text:p/>
          </table:table-cell>
          <table:table-cell table:style-name="ce311" table:formula="of:=T([Evenèments.A245])">
            <text:p/>
          </table:table-cell>
          <table:table-cell table:style-name="ce311" table:formula="of:=T([Evenèments.B245])">
            <text:p/>
          </table:table-cell>
          <table:table-cell table:style-name="ce311" table:formula="of:=IF([Evenèments.C245]&gt;0;CONCATENATE([Evenèments.C245];[Evenèments.D245];[Evenèments.E245];T(&quot;;&quot;);[Evenèments.F245];[Evenèments.G245];[Evenèments.H245];T(&quot;;&quot;);[Evenèments.I245];T(&quot;;&quot;);[Evenèments.J245];T(&quot;;&quot;);[Evenèments.K245];T(&quot;;&quot;);[Evenèments.L245];T(&quot;;&quot;);[Evenèments.I245];T(&quot;=&quot;);[Evenèments.M245]);T(&quot;&quot;))" office:value-type="string" office:string-value="16610905;;fr;;8;P;fr=Louis XIV fait arrêter Fouquet à Nantes par d'Artagnan.">
            <text:p>16610905;;fr;;8;P;fr=Louis XIV fait arrêter Fouquet à Nantes par d'Artagnan.</text:p>
          </table:table-cell>
          <table:table-cell table:number-columns-repeated="1020"/>
        </table:table-row>
        <table:table-row table:style-name="ro1">
          <table:table-cell table:formula="of:=IF([Evenèments.C246]&gt;0;T(&quot;&quot;) ;T(&quot;#&quot;))">
            <text:p/>
          </table:table-cell>
          <table:table-cell table:style-name="ce311" table:formula="of:=T([Evenèments.A246])">
            <text:p/>
          </table:table-cell>
          <table:table-cell table:style-name="ce311" table:formula="of:=T([Evenèments.B246])">
            <text:p/>
          </table:table-cell>
          <table:table-cell table:style-name="ce311" table:formula="of:=IF([Evenèments.C246]&gt;0;CONCATENATE([Evenèments.C246];[Evenèments.D246];[Evenèments.E246];T(&quot;;&quot;);[Evenèments.F246];[Evenèments.G246];[Evenèments.H246];T(&quot;;&quot;);[Evenèments.I246];T(&quot;;&quot;);[Evenèments.J246];T(&quot;;&quot;);[Evenèments.K246];T(&quot;;&quot;);[Evenèments.L246];T(&quot;;&quot;);[Evenèments.I246];T(&quot;=&quot;);[Evenèments.M246]);T(&quot;&quot;))" office:value-type="string" office:string-value="16621027;;fr;;8;P;fr=Rachat de Dunkerque aux Anglais.">
            <text:p>16621027;;fr;;8;P;fr=Rachat de Dunkerque aux Anglais.</text:p>
          </table:table-cell>
          <table:table-cell table:number-columns-repeated="1020"/>
        </table:table-row>
        <table:table-row table:style-name="ro1">
          <table:table-cell table:formula="of:=IF([Evenèments.C247]&gt;0;T(&quot;&quot;) ;T(&quot;#&quot;))">
            <text:p/>
          </table:table-cell>
          <table:table-cell table:style-name="ce311" table:formula="of:=T([Evenèments.A247])">
            <text:p/>
          </table:table-cell>
          <table:table-cell table:style-name="ce311" table:formula="of:=T([Evenèments.B247])">
            <text:p/>
          </table:table-cell>
          <table:table-cell table:style-name="ce311" table:formula="of:=IF([Evenèments.C247]&gt;0;CONCATENATE([Evenèments.C247];[Evenèments.D247];[Evenèments.E247];T(&quot;;&quot;);[Evenèments.F247];[Evenèments.G247];[Evenèments.H247];T(&quot;;&quot;);[Evenèments.I247];T(&quot;;&quot;);[Evenèments.J247];T(&quot;;&quot;);[Evenèments.K247];T(&quot;;&quot;);[Evenèments.L247];T(&quot;;&quot;);[Evenèments.I247];T(&quot;=&quot;);[Evenèments.M247]);T(&quot;&quot;))" office:value-type="string" office:string-value="16630728;;fr;;8;P;fr=Le parlement d’Aix-en-Provence décide l’annexion d'Avignon et du Comtat au royaume de France en représailles de l’incident du 20 août 1662.">
            <text:p>16630728;;fr;;8;P;fr=Le parlement d’Aix-en-Provence décide l’annexion d'Avignon et du Comtat au royaume de France en représailles de l’incident du 20 août 1662.</text:p>
          </table:table-cell>
          <table:table-cell table:number-columns-repeated="1020"/>
        </table:table-row>
        <table:table-row table:style-name="ro1">
          <table:table-cell table:formula="of:=IF([Evenèments.C248]&gt;0;T(&quot;&quot;) ;T(&quot;#&quot;))">
            <text:p/>
          </table:table-cell>
          <table:table-cell table:style-name="ce311" table:formula="of:=T([Evenèments.A248])">
            <text:p/>
          </table:table-cell>
          <table:table-cell table:style-name="ce311" table:formula="of:=T([Evenèments.B248])">
            <text:p/>
          </table:table-cell>
          <table:table-cell table:style-name="ce311" table:formula="of:=IF([Evenèments.C248]&gt;0;CONCATENATE([Evenèments.C248];[Evenèments.D248];[Evenèments.E248];T(&quot;;&quot;);[Evenèments.F248];[Evenèments.G248];[Evenèments.H248];T(&quot;;&quot;);[Evenèments.I248];T(&quot;;&quot;);[Evenèments.J248];T(&quot;;&quot;);[Evenèments.K248];T(&quot;;&quot;);[Evenèments.L248];T(&quot;;&quot;);[Evenèments.I248];T(&quot;=&quot;);[Evenèments.M248]);T(&quot;&quot;))" office:value-type="string" office:string-value="16641230;;fr;;8;P;fr=Le surintendant Fouquet est condamné pour abus, malversations, et lèse-majesté, au bannissement et à la confiscation de ses biens. Louis XIV transforme le bannissement en prison perpétuelle. Fouquet sera interné à la forteresse de Pignerol, où il mourra.">
            <text:p>16641230;;fr;;8;P;fr=Le surintendant Fouquet est condamné pour abus, malversations, et lèse-majesté, au bannissement et à la confiscation de ses biens. Louis XIV transforme le bannissement en prison perpétuelle. Fouquet sera interné à la forteresse de Pignerol, où il mourra.</text:p>
          </table:table-cell>
          <table:table-cell table:number-columns-repeated="1020"/>
        </table:table-row>
        <table:table-row table:style-name="ro1">
          <table:table-cell table:formula="of:=IF([Evenèments.C249]&gt;0;T(&quot;&quot;) ;T(&quot;#&quot;))">
            <text:p/>
          </table:table-cell>
          <table:table-cell table:style-name="ce311" table:formula="of:=T([Evenèments.A249])">
            <text:p/>
          </table:table-cell>
          <table:table-cell table:style-name="ce311" table:formula="of:=T([Evenèments.B249])">
            <text:p/>
          </table:table-cell>
          <table:table-cell table:style-name="ce311" table:formula="of:=IF([Evenèments.C249]&gt;0;CONCATENATE([Evenèments.C249];[Evenèments.D249];[Evenèments.E249];T(&quot;;&quot;);[Evenèments.F249];[Evenèments.G249];[Evenèments.H249];T(&quot;;&quot;);[Evenèments.I249];T(&quot;;&quot;);[Evenèments.J249];T(&quot;;&quot;);[Evenèments.K249];T(&quot;;&quot;);[Evenèments.L249];T(&quot;;&quot;);[Evenèments.I249];T(&quot;=&quot;);[Evenèments.M249]);T(&quot;&quot;))" office:value-type="string" office:string-value="16670620;;fr;;5;P;fr=Début du pontificat de Clément XI, Giulio Rospigliosi (italien).">
            <text:p>16670620;;fr;;5;P;fr=Début du pontificat de Clément XI, Giulio Rospigliosi (italien).</text:p>
          </table:table-cell>
          <table:table-cell table:number-columns-repeated="1020"/>
        </table:table-row>
        <table:table-row table:style-name="ro1">
          <table:table-cell table:formula="of:=IF([Evenèments.C250]&gt;0;T(&quot;&quot;) ;T(&quot;#&quot;))">
            <text:p/>
          </table:table-cell>
          <table:table-cell table:style-name="ce311" table:formula="of:=T([Evenèments.A250])">
            <text:p/>
          </table:table-cell>
          <table:table-cell table:style-name="ce311" table:formula="of:=T([Evenèments.B250])">
            <text:p/>
          </table:table-cell>
          <table:table-cell table:style-name="ce311" table:formula="of:=IF([Evenèments.C250]&gt;0;CONCATENATE([Evenèments.C250];[Evenèments.D250];[Evenèments.E250];T(&quot;;&quot;);[Evenèments.F250];[Evenèments.G250];[Evenèments.H250];T(&quot;;&quot;);[Evenèments.I250];T(&quot;;&quot;);[Evenèments.J250];T(&quot;;&quot;);[Evenèments.K250];T(&quot;;&quot;);[Evenèments.L250];T(&quot;;&quot;);[Evenèments.I250];T(&quot;=&quot;);[Evenèments.M250]);T(&quot;&quot;))" office:value-type="string" office:string-value="16690307;;fr;;4;P;fr=Jean-Baptiste Colbert devient secrétaire d'État de la Marine. Réorganisation de la marine française, qui comprend seulement 600 vaisseaux.">
            <text:p>16690307;;fr;;4;P;fr=Jean-Baptiste Colbert devient secrétaire d'État de la Marine. Réorganisation de la marine française, qui comprend seulement 600 vaisseaux.</text:p>
          </table:table-cell>
          <table:table-cell table:number-columns-repeated="1020"/>
        </table:table-row>
        <table:table-row table:style-name="ro1">
          <table:table-cell table:formula="of:=IF([Evenèments.C251]&gt;0;T(&quot;&quot;) ;T(&quot;#&quot;))">
            <text:p/>
          </table:table-cell>
          <table:table-cell table:style-name="ce311" table:formula="of:=T([Evenèments.A251])">
            <text:p/>
          </table:table-cell>
          <table:table-cell table:style-name="ce311" table:formula="of:=T([Evenèments.B251])">
            <text:p/>
          </table:table-cell>
          <table:table-cell table:style-name="ce311" table:formula="of:=IF([Evenèments.C251]&gt;0;CONCATENATE([Evenèments.C251];[Evenèments.D251];[Evenèments.E251];T(&quot;;&quot;);[Evenèments.F251];[Evenèments.G251];[Evenèments.H251];T(&quot;;&quot;);[Evenèments.I251];T(&quot;;&quot;);[Evenèments.J251];T(&quot;;&quot;);[Evenèments.K251];T(&quot;;&quot;);[Evenèments.L251];T(&quot;;&quot;);[Evenèments.I251];T(&quot;=&quot;);[Evenèments.M251]);T(&quot;&quot;))" office:value-type="string" office:string-value="16740927;;fr;;7;P;fr=Le roi se réserve le monopole de la vente du tabac.">
            <text:p>16740927;;fr;;7;P;fr=Le roi se réserve le monopole de la vente du tabac.</text:p>
          </table:table-cell>
          <table:table-cell table:number-columns-repeated="1020"/>
        </table:table-row>
        <table:table-row table:style-name="ro1">
          <table:table-cell table:formula="of:=IF([Evenèments.C252]&gt;0;T(&quot;&quot;) ;T(&quot;#&quot;))">
            <text:p/>
          </table:table-cell>
          <table:table-cell table:style-name="ce311" table:formula="of:=T([Evenèments.A252])">
            <text:p/>
          </table:table-cell>
          <table:table-cell table:style-name="ce311" table:formula="of:=T([Evenèments.B252])">
            <text:p/>
          </table:table-cell>
          <table:table-cell table:style-name="ce311" table:formula="of:=IF([Evenèments.C252]&gt;0;CONCATENATE([Evenèments.C252];[Evenèments.D252];[Evenèments.E252];T(&quot;;&quot;);[Evenèments.F252];[Evenèments.G252];[Evenèments.H252];T(&quot;;&quot;);[Evenèments.I252];T(&quot;;&quot;);[Evenèments.J252];T(&quot;;&quot;);[Evenèments.K252];T(&quot;;&quot;);[Evenèments.L252];T(&quot;;&quot;);[Evenèments.I252];T(&quot;=&quot;);[Evenèments.M252]);T(&quot;&quot;))" office:value-type="string" office:string-value="16760921;;fr;;5;P;fr=Début du pontificat d'Innocent XI, Benedetto Odescalchi (italien).">
            <text:p>16760921;;fr;;5;P;fr=Début du pontificat d'Innocent XI, Benedetto Odescalchi (italien).</text:p>
          </table:table-cell>
          <table:table-cell table:number-columns-repeated="1020"/>
        </table:table-row>
        <table:table-row table:style-name="ro1">
          <table:table-cell table:formula="of:=IF([Evenèments.C253]&gt;0;T(&quot;&quot;) ;T(&quot;#&quot;))">
            <text:p/>
          </table:table-cell>
          <table:table-cell table:style-name="ce311" table:formula="of:=T([Evenèments.A253])">
            <text:p/>
          </table:table-cell>
          <table:table-cell table:style-name="ce311" table:formula="of:=T([Evenèments.B253])">
            <text:p/>
          </table:table-cell>
          <table:table-cell table:style-name="ce311" table:formula="of:=IF([Evenèments.C253]&gt;0;CONCATENATE([Evenèments.C253];[Evenèments.D253];[Evenèments.E253];T(&quot;;&quot;);[Evenèments.F253];[Evenèments.G253];[Evenèments.H253];T(&quot;;&quot;);[Evenèments.I253];T(&quot;;&quot;);[Evenèments.J253];T(&quot;;&quot;);[Evenèments.K253];T(&quot;;&quot;);[Evenèments.L253];T(&quot;;&quot;);[Evenèments.I253];T(&quot;=&quot;);[Evenèments.M253]);T(&quot;&quot;))" office:value-type="string" office:string-value="16820409;;fr;;4;P;fr=Cavelier de la Salle prend possession de la Louisiane au nom de la France.">
            <text:p>16820409;;fr;;4;P;fr=Cavelier de la Salle prend possession de la Louisiane au nom de la France.</text:p>
          </table:table-cell>
          <table:table-cell table:number-columns-repeated="1020"/>
        </table:table-row>
        <table:table-row table:style-name="ro1">
          <table:table-cell table:formula="of:=IF([Evenèments.C254]&gt;0;T(&quot;&quot;) ;T(&quot;#&quot;))">
            <text:p/>
          </table:table-cell>
          <table:table-cell table:style-name="ce311" table:formula="of:=T([Evenèments.A254])">
            <text:p/>
          </table:table-cell>
          <table:table-cell table:style-name="ce311" table:formula="of:=T([Evenèments.B254])">
            <text:p/>
          </table:table-cell>
          <table:table-cell table:style-name="ce311" table:formula="of:=IF([Evenèments.C254]&gt;0;CONCATENATE([Evenèments.C254];[Evenèments.D254];[Evenèments.E254];T(&quot;;&quot;);[Evenèments.F254];[Evenèments.G254];[Evenèments.H254];T(&quot;;&quot;);[Evenèments.I254];T(&quot;;&quot;);[Evenèments.J254];T(&quot;;&quot;);[Evenèments.K254];T(&quot;;&quot;);[Evenèments.L254];T(&quot;;&quot;);[Evenèments.I254];T(&quot;=&quot;);[Evenèments.M254]);T(&quot;&quot;))" office:value-type="string" office:string-value="16820506;;fr;;5;P;fr=Louis XIV s’installe à Versailles.">
            <text:p>16820506;;fr;;5;P;fr=Louis XIV s’installe à Versailles.</text:p>
          </table:table-cell>
          <table:table-cell table:number-columns-repeated="1020"/>
        </table:table-row>
        <table:table-row table:style-name="ro1">
          <table:table-cell table:formula="of:=IF([Evenèments.C255]&gt;0;T(&quot;&quot;) ;T(&quot;#&quot;))">
            <text:p/>
          </table:table-cell>
          <table:table-cell table:style-name="ce311" table:formula="of:=T([Evenèments.A255])">
            <text:p/>
          </table:table-cell>
          <table:table-cell table:style-name="ce311" table:formula="of:=T([Evenèments.B255])">
            <text:p/>
          </table:table-cell>
          <table:table-cell table:style-name="ce311" table:formula="of:=IF([Evenèments.C255]&gt;0;CONCATENATE([Evenèments.C255];[Evenèments.D255];[Evenèments.E255];T(&quot;;&quot;);[Evenèments.F255];[Evenèments.G255];[Evenèments.H255];T(&quot;;&quot;);[Evenèments.I255];T(&quot;;&quot;);[Evenèments.J255];T(&quot;;&quot;);[Evenèments.K255];T(&quot;;&quot;);[Evenèments.L255];T(&quot;;&quot;);[Evenèments.I255];T(&quot;=&quot;);[Evenèments.M255]);T(&quot;&quot;))" office:value-type="string" office:string-value="16851018;;fr;;3;P;fr=Révocation de l’Édit de Nantes par le Roi Louis XIV en son château de Fontainebleau. Cet édit avait été signé par son grand-père, le Roi Henri IV le 30 avril 1598 à Nantes. Ce texte marquait la fin des guerres de religion, et visait à &quot;l'établissement d'une bonne paix et tranquille repos&quot;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
            <text:p>16851018;;fr;;3;P;fr=Révocation de l’Édit de Nantes par le Roi Louis XIV en son château de Fontainebleau. Cet édit avait été signé par son grand-père, le Roi Henri IV le 30 avril 1598 à Nantes. Ce texte marquait la fin des guerres de religion, et visait à "l'établissement d'une bonne paix et tranquille repos"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text:p>
          </table:table-cell>
          <table:table-cell table:number-columns-repeated="1020"/>
        </table:table-row>
        <table:table-row table:style-name="ro1">
          <table:table-cell table:formula="of:=IF([Evenèments.C256]&gt;0;T(&quot;&quot;) ;T(&quot;#&quot;))">
            <text:p/>
          </table:table-cell>
          <table:table-cell table:style-name="ce311" table:formula="of:=T([Evenèments.A256])">
            <text:p/>
          </table:table-cell>
          <table:table-cell table:style-name="ce311" table:formula="of:=T([Evenèments.B256])">
            <text:p/>
          </table:table-cell>
          <table:table-cell table:style-name="ce311" table:formula="of:=IF([Evenèments.C256]&gt;0;CONCATENATE([Evenèments.C256];[Evenèments.D256];[Evenèments.E256];T(&quot;;&quot;);[Evenèments.F256];[Evenèments.G256];[Evenèments.H256];T(&quot;;&quot;);[Evenèments.I256];T(&quot;;&quot;);[Evenèments.J256];T(&quot;;&quot;);[Evenèments.K256];T(&quot;;&quot;);[Evenèments.L256];T(&quot;;&quot;);[Evenèments.I256];T(&quot;=&quot;);[Evenèments.M256]);T(&quot;&quot;))" office:value-type="string" office:string-value="16880802;;fr;;6;P;fr=Avignon et le Comtat sont réunis au royaume de France.">
            <text:p>16880802;;fr;;6;P;fr=Avignon et le Comtat sont réunis au royaume de France.</text:p>
          </table:table-cell>
          <table:table-cell table:number-columns-repeated="1020"/>
        </table:table-row>
        <table:table-row table:style-name="ro1">
          <table:table-cell table:formula="of:=IF([Evenèments.C257]&gt;0;T(&quot;&quot;) ;T(&quot;#&quot;))">
            <text:p/>
          </table:table-cell>
          <table:table-cell table:style-name="ce311" table:formula="of:=T([Evenèments.A257])">
            <text:p/>
          </table:table-cell>
          <table:table-cell table:style-name="ce311" table:formula="of:=T([Evenèments.B257])">
            <text:p/>
          </table:table-cell>
          <table:table-cell table:style-name="ce311" table:formula="of:=IF([Evenèments.C257]&gt;0;CONCATENATE([Evenèments.C257];[Evenèments.D257];[Evenèments.E257];T(&quot;;&quot;);[Evenèments.F257];[Evenèments.G257];[Evenèments.H257];T(&quot;;&quot;);[Evenèments.I257];T(&quot;;&quot;);[Evenèments.J257];T(&quot;;&quot;);[Evenèments.K257];T(&quot;;&quot;);[Evenèments.L257];T(&quot;;&quot;);[Evenèments.I257];T(&quot;=&quot;);[Evenèments.M257]);T(&quot;&quot;))" office:value-type="string" office:string-value="16910712;;fr;;6;P;fr=Début du pontificat d'Innocent XII, Antonio Pignatelli (italien). Pape dévot et charitable, il réconciliera le Vatican avec Louis XIV et l’Église de France.">
            <text:p>16910712;;fr;;6;P;fr=Début du pontificat d'Innocent XII, Antonio Pignatelli (italien). Pape dévot et charitable, il réconciliera le Vatican avec Louis XIV et l’Église de France.</text:p>
          </table:table-cell>
          <table:table-cell table:number-columns-repeated="1020"/>
        </table:table-row>
        <table:table-row table:style-name="ro1">
          <table:table-cell table:formula="of:=IF([Evenèments.C258]&gt;0;T(&quot;&quot;) ;T(&quot;#&quot;))">
            <text:p/>
          </table:table-cell>
          <table:table-cell table:style-name="ce311" table:formula="of:=T([Evenèments.A258])">
            <text:p/>
          </table:table-cell>
          <table:table-cell table:style-name="ce311" table:formula="of:=T([Evenèments.B258])">
            <text:p/>
          </table:table-cell>
          <table:table-cell table:style-name="ce311" table:formula="of:=IF([Evenèments.C258]&gt;0;CONCATENATE([Evenèments.C258];[Evenèments.D258];[Evenèments.E258];T(&quot;;&quot;);[Evenèments.F258];[Evenèments.G258];[Evenèments.H258];T(&quot;;&quot;);[Evenèments.I258];T(&quot;;&quot;);[Evenèments.J258];T(&quot;;&quot;);[Evenèments.K258];T(&quot;;&quot;);[Evenèments.L258];T(&quot;;&quot;);[Evenèments.I258];T(&quot;=&quot;);[Evenèments.M258]);T(&quot;&quot;))" office:value-type="string" office:string-value="16980719;;fr;;7;P;fr=Traité d'amitié entre la France et la Suède.">
            <text:p>16980719;;fr;;7;P;fr=Traité d'amitié entre la France et la Suède.</text:p>
          </table:table-cell>
          <table:table-cell table:number-columns-repeated="1020"/>
        </table:table-row>
        <table:table-row table:style-name="ro1">
          <table:table-cell table:formula="of:=IF([Evenèments.C259]&gt;0;T(&quot;&quot;) ;T(&quot;#&quot;))">
            <text:p/>
          </table:table-cell>
          <table:table-cell table:style-name="ce311" table:formula="of:=T([Evenèments.A259])">
            <text:p/>
          </table:table-cell>
          <table:table-cell table:style-name="ce311" table:formula="of:=T([Evenèments.B259])">
            <text:p/>
          </table:table-cell>
          <table:table-cell table:style-name="ce311" table:formula="of:=IF([Evenèments.C259]&gt;0;CONCATENATE([Evenèments.C259];[Evenèments.D259];[Evenèments.E259];T(&quot;;&quot;);[Evenèments.F259];[Evenèments.G259];[Evenèments.H259];T(&quot;;&quot;);[Evenèments.I259];T(&quot;;&quot;);[Evenèments.J259];T(&quot;;&quot;);[Evenèments.K259];T(&quot;;&quot;);[Evenèments.L259];T(&quot;;&quot;);[Evenèments.I259];T(&quot;=&quot;);[Evenèments.M259]);T(&quot;&quot;))" office:value-type="string" office:string-value="17000917;;fr;;7;P;fr=Marie-Louise Gabrielle de Savoie, nièce de Louis XIV, en route pour l' Espagne, où elle doit épouser Philippe V, petit-fils du Roi-soleil, s'arrête une journée à Sospel, près de Nice.">
            <text:p>17000917;;fr;;7;P;fr=Marie-Louise Gabrielle de Savoie, nièce de Louis XIV, en route pour l' Espagne, où elle doit épouser Philippe V, petit-fils du Roi-soleil, s'arrête une journée à Sospel, près de Nice.</text:p>
          </table:table-cell>
          <table:table-cell table:number-columns-repeated="1020"/>
        </table:table-row>
        <table:table-row table:style-name="ro1">
          <table:table-cell table:formula="of:=IF([Evenèments.C260]&gt;0;T(&quot;&quot;) ;T(&quot;#&quot;))">
            <text:p/>
          </table:table-cell>
          <table:table-cell table:style-name="ce311" table:formula="of:=T([Evenèments.A260])">
            <text:p/>
          </table:table-cell>
          <table:table-cell table:style-name="ce311" table:formula="of:=T([Evenèments.B260])">
            <text:p/>
          </table:table-cell>
          <table:table-cell table:style-name="ce311" table:formula="of:=IF([Evenèments.C260]&gt;0;CONCATENATE([Evenèments.C260];[Evenèments.D260];[Evenèments.E260];T(&quot;;&quot;);[Evenèments.F260];[Evenèments.G260];[Evenèments.H260];T(&quot;;&quot;);[Evenèments.I260];T(&quot;;&quot;);[Evenèments.J260];T(&quot;;&quot;);[Evenèments.K260];T(&quot;;&quot;);[Evenèments.L260];T(&quot;;&quot;);[Evenèments.I260];T(&quot;=&quot;);[Evenèments.M260]);T(&quot;&quot;))" office:value-type="string" office:string-value="17001123;;fr;;5;P;fr=Début du pontificat de Clément XI, Gianfrancesco Albani (italien).">
            <text:p>17001123;;fr;;5;P;fr=Début du pontificat de Clément XI, Gianfrancesco Albani (italien).</text:p>
          </table:table-cell>
          <table:table-cell table:number-columns-repeated="1020"/>
        </table:table-row>
        <table:table-row table:style-name="ro1">
          <table:table-cell table:formula="of:=IF([Evenèments.C261]&gt;0;T(&quot;&quot;) ;T(&quot;#&quot;))">
            <text:p/>
          </table:table-cell>
          <table:table-cell table:style-name="ce311" table:formula="of:=T([Evenèments.A261])">
            <text:p/>
          </table:table-cell>
          <table:table-cell table:style-name="ce311" table:formula="of:=T([Evenèments.B261])">
            <text:p/>
          </table:table-cell>
          <table:table-cell table:style-name="ce311" table:formula="of:=IF([Evenèments.C261]&gt;0;CONCATENATE([Evenèments.C261];[Evenèments.D261];[Evenèments.E261];T(&quot;;&quot;);[Evenèments.F261];[Evenèments.G261];[Evenèments.H261];T(&quot;;&quot;);[Evenèments.I261];T(&quot;;&quot;);[Evenèments.J261];T(&quot;;&quot;);[Evenèments.K261];T(&quot;;&quot;);[Evenèments.L261];T(&quot;;&quot;);[Evenèments.I261];T(&quot;=&quot;);[Evenèments.M261]);T(&quot;&quot;))" office:value-type="string" office:string-value="17150902;;fr;;4;P;fr=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
            <text:p>17150902;;fr;;4;P;fr=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text:p>
          </table:table-cell>
          <table:table-cell table:number-columns-repeated="1020"/>
        </table:table-row>
        <table:table-row table:style-name="ro1">
          <table:table-cell table:formula="of:=IF([Evenèments.C262]&gt;0;T(&quot;&quot;) ;T(&quot;#&quot;))">
            <text:p/>
          </table:table-cell>
          <table:table-cell table:style-name="ce311" table:formula="of:=T([Evenèments.A262])">
            <text:p/>
          </table:table-cell>
          <table:table-cell table:style-name="ce311" table:formula="of:=T([Evenèments.B262])">
            <text:p/>
          </table:table-cell>
          <table:table-cell table:style-name="ce311" table:formula="of:=IF([Evenèments.C262]&gt;0;CONCATENATE([Evenèments.C262];[Evenèments.D262];[Evenèments.E262];T(&quot;;&quot;);[Evenèments.F262];[Evenèments.G262];[Evenèments.H262];T(&quot;;&quot;);[Evenèments.I262];T(&quot;;&quot;);[Evenèments.J262];T(&quot;;&quot;);[Evenèments.K262];T(&quot;;&quot;);[Evenèments.L262];T(&quot;;&quot;);[Evenèments.I262];T(&quot;=&quot;);[Evenèments.M262]);T(&quot;&quot;))" office:value-type="string" office:string-value="17231203;;fr;;5;P;fr=Le Duc de Bourbon (Louis Henri de Condé) devient 1er ministre à la mort du Régent (Philippe d'Orléans), sa maîtresse, la Marquise de Prie, gouverne en son nom : elle confie les finances à Joseph Pâris-Duverney, banquier partisan des dévaluations monétaires.">
            <text:p>17231203;;fr;;5;P;fr=Le Duc de Bourbon (Louis Henri de Condé) devient 1er ministre à la mort du Régent (Philippe d'Orléans), sa maîtresse, la Marquise de Prie, gouverne en son nom : elle confie les finances à Joseph Pâris-Duverney, banquier partisan des dévaluations monétaires.</text:p>
          </table:table-cell>
          <table:table-cell table:number-columns-repeated="1020"/>
        </table:table-row>
        <table:table-row table:style-name="ro1">
          <table:table-cell table:formula="of:=IF([Evenèments.C263]&gt;0;T(&quot;&quot;) ;T(&quot;#&quot;))">
            <text:p/>
          </table:table-cell>
          <table:table-cell table:style-name="ce311" table:formula="of:=T([Evenèments.A263])">
            <text:p/>
          </table:table-cell>
          <table:table-cell table:style-name="ce311" table:formula="of:=T([Evenèments.B263])">
            <text:p/>
          </table:table-cell>
          <table:table-cell table:style-name="ce311" table:formula="of:=IF([Evenèments.C263]&gt;0;CONCATENATE([Evenèments.C263];[Evenèments.D263];[Evenèments.E263];T(&quot;;&quot;);[Evenèments.F263];[Evenèments.G263];[Evenèments.H263];T(&quot;;&quot;);[Evenèments.I263];T(&quot;;&quot;);[Evenèments.J263];T(&quot;;&quot;);[Evenèments.K263];T(&quot;;&quot;);[Evenèments.L263];T(&quot;;&quot;);[Evenèments.I263];T(&quot;=&quot;);[Evenèments.M263]);T(&quot;&quot;))" office:value-type="string" office:string-value="17260611;;fr;;5;P;fr=Disgrâce de Bourbon (exil de Pâris-Duverney et de Madame de Prie).">
            <text:p>17260611;;fr;;5;P;fr=Disgrâce de Bourbon (exil de Pâris-Duverney et de Madame de Prie).</text:p>
          </table:table-cell>
          <table:table-cell table:number-columns-repeated="1020"/>
        </table:table-row>
        <table:table-row table:style-name="ro1">
          <table:table-cell table:formula="of:=IF([Evenèments.C264]&gt;0;T(&quot;&quot;) ;T(&quot;#&quot;))">
            <text:p/>
          </table:table-cell>
          <table:table-cell table:style-name="ce311" table:formula="of:=T([Evenèments.A264])">
            <text:p/>
          </table:table-cell>
          <table:table-cell table:style-name="ce311" table:formula="of:=T([Evenèments.B264])">
            <text:p/>
          </table:table-cell>
          <table:table-cell table:style-name="ce311" table:formula="of:=IF([Evenèments.C264]&gt;0;CONCATENATE([Evenèments.C264];[Evenèments.D264];[Evenèments.E264];T(&quot;;&quot;);[Evenèments.F264];[Evenèments.G264];[Evenèments.H264];T(&quot;;&quot;);[Evenèments.I264];T(&quot;;&quot;);[Evenèments.J264];T(&quot;;&quot;);[Evenèments.K264];T(&quot;;&quot;);[Evenèments.L264];T(&quot;;&quot;);[Evenèments.I264];T(&quot;=&quot;);[Evenèments.M264]);T(&quot;&quot;))" office:value-type="string" office:string-value="17260615;;fr;;5;P;fr=L’abbé Fleury à l'age de 73 ans, entre au Conseil. Il sera nommé Cardinal le 20 août suivant, présidera le Conseil d'office. Il va réussir à stabiliser le cours des monnaies.">
            <text:p>17260615;;fr;;5;P;fr=L’abbé Fleury à l'age de 73 ans, entre au Conseil. Il sera nommé Cardinal le 20 août suivant, présidera le Conseil d'office. Il va réussir à stabiliser le cours des monnaies.</text:p>
          </table:table-cell>
          <table:table-cell table:number-columns-repeated="1020"/>
        </table:table-row>
        <table:table-row table:style-name="ro1">
          <table:table-cell table:formula="of:=IF([Evenèments.C265]&gt;0;T(&quot;&quot;) ;T(&quot;#&quot;))">
            <text:p/>
          </table:table-cell>
          <table:table-cell table:style-name="ce311" table:formula="of:=T([Evenèments.A265])">
            <text:p/>
          </table:table-cell>
          <table:table-cell table:style-name="ce311" table:formula="of:=T([Evenèments.B265])">
            <text:p/>
          </table:table-cell>
          <table:table-cell table:style-name="ce311" table:formula="of:=IF([Evenèments.C265]&gt;0;CONCATENATE([Evenèments.C265];[Evenèments.D265];[Evenèments.E265];T(&quot;;&quot;);[Evenèments.F265];[Evenèments.G265];[Evenèments.H265];T(&quot;;&quot;);[Evenèments.I265];T(&quot;;&quot;);[Evenèments.J265];T(&quot;;&quot;);[Evenèments.K265];T(&quot;;&quot;);[Evenèments.L265];T(&quot;;&quot;);[Evenèments.I265];T(&quot;=&quot;);[Evenèments.M265]);T(&quot;&quot;))" office:value-type="string" office:string-value="17370220;;fr;;7;P;fr=Disgrâce de Chauvelin. Le maréchal de Belle-Isle devient le chef du parti anti-autriche.">
            <text:p>17370220;;fr;;7;P;fr=Disgrâce de Chauvelin. Le maréchal de Belle-Isle devient le chef du parti anti-autriche.</text:p>
          </table:table-cell>
          <table:table-cell table:number-columns-repeated="1020"/>
        </table:table-row>
        <table:table-row table:style-name="ro1">
          <table:table-cell table:formula="of:=IF([Evenèments.C266]&gt;0;T(&quot;&quot;) ;T(&quot;#&quot;))">
            <text:p/>
          </table:table-cell>
          <table:table-cell table:style-name="ce311" table:formula="of:=T([Evenèments.A266])">
            <text:p/>
          </table:table-cell>
          <table:table-cell table:style-name="ce311" table:formula="of:=T([Evenèments.B266])">
            <text:p/>
          </table:table-cell>
          <table:table-cell table:style-name="ce311" table:formula="of:=IF([Evenèments.C266]&gt;0;CONCATENATE([Evenèments.C266];[Evenèments.D266];[Evenèments.E266];T(&quot;;&quot;);[Evenèments.F266];[Evenèments.G266];[Evenèments.H266];T(&quot;;&quot;);[Evenèments.I266];T(&quot;;&quot;);[Evenèments.J266];T(&quot;;&quot;);[Evenèments.K266];T(&quot;;&quot;);[Evenèments.L266];T(&quot;;&quot;);[Evenèments.I266];T(&quot;=&quot;);[Evenèments.M266]);T(&quot;&quot;))" office:value-type="string" office:string-value="17511223;;fr;;6;P;fr=En 1750 le clergé avait refusé de payer les 1.500.000 livres, contribution réclamée par Machault d'Arnouville au titre de l'impôt dit du vingtième (impôt sur tous les biens, même nobles). Ce 23 décembre 1751 Louis XV cède au Clergé.">
            <text:p>17511223;;fr;;6;P;fr=En 1750 le clergé avait refusé de payer les 1.500.000 livres, contribution réclamée par Machault d'Arnouville au titre de l'impôt dit du vingtième (impôt sur tous les biens, même nobles). Ce 23 décembre 1751 Louis XV cède au Clergé.</text:p>
          </table:table-cell>
          <table:table-cell table:number-columns-repeated="1020"/>
        </table:table-row>
        <table:table-row table:style-name="ro1">
          <table:table-cell table:formula="of:=IF([Evenèments.C267]&gt;0;T(&quot;&quot;) ;T(&quot;#&quot;))">
            <text:p/>
          </table:table-cell>
          <table:table-cell table:style-name="ce311" table:formula="of:=T([Evenèments.A267])">
            <text:p/>
          </table:table-cell>
          <table:table-cell table:style-name="ce311" table:formula="of:=T([Evenèments.B267])">
            <text:p/>
          </table:table-cell>
          <table:table-cell table:style-name="ce311" table:formula="of:=IF([Evenèments.C267]&gt;0;CONCATENATE([Evenèments.C267];[Evenèments.D267];[Evenèments.E267];T(&quot;;&quot;);[Evenèments.F267];[Evenèments.G267];[Evenèments.H267];T(&quot;;&quot;);[Evenèments.I267];T(&quot;;&quot;);[Evenèments.J267];T(&quot;;&quot;);[Evenèments.K267];T(&quot;;&quot;);[Evenèments.L267];T(&quot;;&quot;);[Evenèments.I267];T(&quot;=&quot;);[Evenèments.M267]);T(&quot;&quot;))" office:value-type="string" office:string-value="17560501;;fr;;7;P;fr=La France s'allie avec l'Autriche. C'est le traité de Jouy-en-Josas. Pour la première fois depuis 1498 la France s'allie avec la maison de Habsbourg.">
            <text:p>17560501;;fr;;7;P;fr=La France s'allie avec l'Autriche. C'est le traité de Jouy-en-Josas. Pour la première fois depuis 1498 la France s'allie avec la maison de Habsbourg.</text:p>
          </table:table-cell>
          <table:table-cell table:number-columns-repeated="1020"/>
        </table:table-row>
        <table:table-row table:style-name="ro1">
          <table:table-cell table:formula="of:=IF([Evenèments.C268]&gt;0;T(&quot;&quot;) ;T(&quot;#&quot;))">
            <text:p/>
          </table:table-cell>
          <table:table-cell table:style-name="ce311" table:formula="of:=T([Evenèments.A268])">
            <text:p/>
          </table:table-cell>
          <table:table-cell table:style-name="ce311" table:formula="of:=T([Evenèments.B268])">
            <text:p/>
          </table:table-cell>
          <table:table-cell table:style-name="ce311" table:formula="of:=IF([Evenèments.C268]&gt;0;CONCATENATE([Evenèments.C268];[Evenèments.D268];[Evenèments.E268];T(&quot;;&quot;);[Evenèments.F268];[Evenèments.G268];[Evenèments.H268];T(&quot;;&quot;);[Evenèments.I268];T(&quot;;&quot;);[Evenèments.J268];T(&quot;;&quot;);[Evenèments.K268];T(&quot;;&quot;);[Evenèments.L268];T(&quot;;&quot;);[Evenèments.I268];T(&quot;=&quot;);[Evenèments.M268]);T(&quot;&quot;))" office:value-type="string" office:string-value="17570105;;fr;;9;P;fr=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
            <text:p>17570105;;fr;;9;P;fr=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text:p>
          </table:table-cell>
          <table:table-cell table:number-columns-repeated="1020"/>
        </table:table-row>
        <table:table-row table:style-name="ro1">
          <table:table-cell table:formula="of:=IF([Evenèments.C269]&gt;0;T(&quot;&quot;) ;T(&quot;#&quot;))">
            <text:p/>
          </table:table-cell>
          <table:table-cell table:style-name="ce311" table:formula="of:=T([Evenèments.A269])">
            <text:p/>
          </table:table-cell>
          <table:table-cell table:style-name="ce311" table:formula="of:=T([Evenèments.B269])">
            <text:p/>
          </table:table-cell>
          <table:table-cell table:style-name="ce311" table:formula="of:=IF([Evenèments.C269]&gt;0;CONCATENATE([Evenèments.C269];[Evenèments.D269];[Evenèments.E269];T(&quot;;&quot;);[Evenèments.F269];[Evenèments.G269];[Evenèments.H269];T(&quot;;&quot;);[Evenèments.I269];T(&quot;;&quot;);[Evenèments.J269];T(&quot;;&quot;);[Evenèments.K269];T(&quot;;&quot;);[Evenèments.L269];T(&quot;;&quot;);[Evenèments.I269];T(&quot;=&quot;);[Evenèments.M269]);T(&quot;&quot;))" office:value-type="string" office:string-value="17581003;;fr;;5;P;fr=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
            <text:p>17581003;;fr;;5;P;fr=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text:p>
          </table:table-cell>
          <table:table-cell table:number-columns-repeated="1020"/>
        </table:table-row>
        <table:table-row table:style-name="ro1">
          <table:table-cell table:formula="of:=IF([Evenèments.C270]&gt;0;T(&quot;&quot;) ;T(&quot;#&quot;))">
            <text:p/>
          </table:table-cell>
          <table:table-cell table:style-name="ce311" table:formula="of:=T([Evenèments.A270])">
            <text:p/>
          </table:table-cell>
          <table:table-cell table:style-name="ce311" table:formula="of:=T([Evenèments.B270])">
            <text:p/>
          </table:table-cell>
          <table:table-cell table:style-name="ce311" table:formula="of:=IF([Evenèments.C270]&gt;0;CONCATENATE([Evenèments.C270];[Evenèments.D270];[Evenèments.E270];T(&quot;;&quot;);[Evenèments.F270];[Evenèments.G270];[Evenèments.H270];T(&quot;;&quot;);[Evenèments.I270];T(&quot;;&quot;);[Evenèments.J270];T(&quot;;&quot;);[Evenèments.K270];T(&quot;;&quot;);[Evenèments.L270];T(&quot;;&quot;);[Evenèments.I270];T(&quot;=&quot;);[Evenèments.M270]);T(&quot;&quot;))" office:value-type="string" office:string-value="17610816;;fr;;5;P;fr=Pacte de famille entre les Bourbons (France, Espagne, Naples, Parme). Cela réalise les vues de Louis XIV sur la succession d'Espagne (chaque État devient solidaire des trois autres).">
            <text:p>17610816;;fr;;5;P;fr=Pacte de famille entre les Bourbons (France, Espagne, Naples, Parme). Cela réalise les vues de Louis XIV sur la succession d'Espagne (chaque État devient solidaire des trois autres).</text:p>
          </table:table-cell>
          <table:table-cell table:number-columns-repeated="1020"/>
        </table:table-row>
        <table:table-row table:style-name="ro1">
          <table:table-cell table:formula="of:=IF([Evenèments.C271]&gt;0;T(&quot;&quot;) ;T(&quot;#&quot;))">
            <text:p/>
          </table:table-cell>
          <table:table-cell table:style-name="ce311" table:formula="of:=T([Evenèments.A271])">
            <text:p/>
          </table:table-cell>
          <table:table-cell table:style-name="ce311" table:formula="of:=T([Evenèments.B271])">
            <text:p/>
          </table:table-cell>
          <table:table-cell table:style-name="ce311" table:formula="of:=IF([Evenèments.C271]&gt;0;CONCATENATE([Evenèments.C271];[Evenèments.D271];[Evenèments.E271];T(&quot;;&quot;);[Evenèments.F271];[Evenèments.G271];[Evenèments.H271];T(&quot;;&quot;);[Evenèments.I271];T(&quot;;&quot;);[Evenèments.J271];T(&quot;;&quot;);[Evenèments.K271];T(&quot;;&quot;);[Evenèments.L271];T(&quot;;&quot;);[Evenèments.I271];T(&quot;=&quot;);[Evenèments.M271]);T(&quot;&quot;))" office:value-type="string" office:string-value="17620308;;fr;;9;P;fr=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
            <text:p>17620308;;fr;;9;P;fr=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text:p>
          </table:table-cell>
          <table:table-cell table:number-columns-repeated="1020"/>
        </table:table-row>
        <table:table-row table:style-name="ro1">
          <table:table-cell table:formula="of:=IF([Evenèments.C272]&gt;0;T(&quot;&quot;) ;T(&quot;#&quot;))">
            <text:p/>
          </table:table-cell>
          <table:table-cell table:style-name="ce311" table:formula="of:=T([Evenèments.A272])">
            <text:p/>
          </table:table-cell>
          <table:table-cell table:style-name="ce311" table:formula="of:=T([Evenèments.B272])">
            <text:p/>
          </table:table-cell>
          <table:table-cell table:style-name="ce311" table:formula="of:=IF([Evenèments.C272]&gt;0;CONCATENATE([Evenèments.C272];[Evenèments.D272];[Evenèments.E272];T(&quot;;&quot;);[Evenèments.F272];[Evenèments.G272];[Evenèments.H272];T(&quot;;&quot;);[Evenèments.I272];T(&quot;;&quot;);[Evenèments.J272];T(&quot;;&quot;);[Evenèments.K272];T(&quot;;&quot;);[Evenèments.L272];T(&quot;;&quot;);[Evenèments.I272];T(&quot;=&quot;);[Evenèments.M272]);T(&quot;&quot;))" office:value-type="string" office:string-value="17620401;;fr;;7;P;fr=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quot;ultramontains&quot;).">
            <text:p>17620401;;fr;;7;P;fr=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ultramontains").</text:p>
          </table:table-cell>
          <table:table-cell table:number-columns-repeated="1020"/>
        </table:table-row>
        <table:table-row table:style-name="ro1">
          <table:table-cell table:formula="of:=IF([Evenèments.C273]&gt;0;T(&quot;&quot;) ;T(&quot;#&quot;))">
            <text:p/>
          </table:table-cell>
          <table:table-cell table:style-name="ce311" table:formula="of:=T([Evenèments.A273])">
            <text:p/>
          </table:table-cell>
          <table:table-cell table:style-name="ce311" table:formula="of:=T([Evenèments.B273])">
            <text:p/>
          </table:table-cell>
          <table:table-cell table:style-name="ce311" table:formula="of:=IF([Evenèments.C273]&gt;0;CONCATENATE([Evenèments.C273];[Evenèments.D273];[Evenèments.E273];T(&quot;;&quot;);[Evenèments.F273];[Evenèments.G273];[Evenèments.H273];T(&quot;;&quot;);[Evenèments.I273];T(&quot;;&quot;);[Evenèments.J273];T(&quot;;&quot;);[Evenèments.K273];T(&quot;;&quot;);[Evenèments.L273];T(&quot;;&quot;);[Evenèments.I273];T(&quot;=&quot;);[Evenèments.M273]);T(&quot;&quot;))" office:value-type="string" office:string-value="17640605;;fr;;6;P;fr=Le Parlement de Rennes dont le Procureur Général est La Chalotais) dresse un réquisitoire contre le Duc d'Aiguillon gouverneur de Bretagne.">
            <text:p>17640605;;fr;;6;P;fr=Le Parlement de Rennes dont le Procureur Général est La Chalotais) dresse un réquisitoire contre le Duc d'Aiguillon gouverneur de Bretagne.</text:p>
          </table:table-cell>
          <table:table-cell table:number-columns-repeated="1020"/>
        </table:table-row>
        <table:table-row table:style-name="ro1">
          <table:table-cell table:formula="of:=IF([Evenèments.C274]&gt;0;T(&quot;&quot;) ;T(&quot;#&quot;))">
            <text:p/>
          </table:table-cell>
          <table:table-cell table:style-name="ce311" table:formula="of:=T([Evenèments.A274])">
            <text:p/>
          </table:table-cell>
          <table:table-cell table:style-name="ce311" table:formula="of:=T([Evenèments.B274])">
            <text:p/>
          </table:table-cell>
          <table:table-cell table:style-name="ce311" table:formula="of:=IF([Evenèments.C274]&gt;0;CONCATENATE([Evenèments.C274];[Evenèments.D274];[Evenèments.E274];T(&quot;;&quot;);[Evenèments.F274];[Evenèments.G274];[Evenèments.H274];T(&quot;;&quot;);[Evenèments.I274];T(&quot;;&quot;);[Evenèments.J274];T(&quot;;&quot;);[Evenèments.K274];T(&quot;;&quot;);[Evenèments.L274];T(&quot;;&quot;);[Evenèments.I274];T(&quot;=&quot;);[Evenèments.M274]);T(&quot;&quot;))" office:value-type="string" office:string-value="17640716;;fr;;4;P;fr=Rupture entre le Duc d'Aiguillon, gouverneur de Bretagne et le Parlement de Rennes. C'est le début de la Guerre Parlementaire qui amènera la fin de l'Ancien Régime.">
            <text:p>17640716;;fr;;4;P;fr=Rupture entre le Duc d'Aiguillon, gouverneur de Bretagne et le Parlement de Rennes. C'est le début de la Guerre Parlementaire qui amènera la fin de l'Ancien Régime.</text:p>
          </table:table-cell>
          <table:table-cell table:number-columns-repeated="1020"/>
        </table:table-row>
        <table:table-row table:style-name="ro1">
          <table:table-cell table:formula="of:=IF([Evenèments.C275]&gt;0;T(&quot;&quot;) ;T(&quot;#&quot;))">
            <text:p/>
          </table:table-cell>
          <table:table-cell table:style-name="ce311" table:formula="of:=T([Evenèments.A275])">
            <text:p/>
          </table:table-cell>
          <table:table-cell table:style-name="ce311" table:formula="of:=T([Evenèments.B275])">
            <text:p/>
          </table:table-cell>
          <table:table-cell table:style-name="ce311" table:formula="of:=IF([Evenèments.C275]&gt;0;CONCATENATE([Evenèments.C275];[Evenèments.D275];[Evenèments.E275];T(&quot;;&quot;);[Evenèments.F275];[Evenèments.G275];[Evenèments.H275];T(&quot;;&quot;);[Evenèments.I275];T(&quot;;&quot;);[Evenèments.J275];T(&quot;;&quot;);[Evenèments.K275];T(&quot;;&quot;);[Evenèments.L275];T(&quot;;&quot;);[Evenèments.I275];T(&quot;=&quot;);[Evenèments.M275]);T(&quot;&quot;))" office:value-type="string" office:string-value="176803;176804;fr;;9;P;fr=Début de la liaison de Louis XV avec Jeanne Bécu (future Comtesse du Barry).">
            <text:p>176803;176804;fr;;9;P;fr=Début de la liaison de Louis XV avec Jeanne Bécu (future Comtesse du Barry).</text:p>
          </table:table-cell>
          <table:table-cell table:number-columns-repeated="1020"/>
        </table:table-row>
        <table:table-row table:style-name="ro1">
          <table:table-cell table:formula="of:=IF([Evenèments.C276]&gt;0;T(&quot;&quot;) ;T(&quot;#&quot;))">
            <text:p/>
          </table:table-cell>
          <table:table-cell table:style-name="ce311" table:formula="of:=T([Evenèments.A276])">
            <text:p/>
          </table:table-cell>
          <table:table-cell table:style-name="ce311" table:formula="of:=T([Evenèments.B276])">
            <text:p/>
          </table:table-cell>
          <table:table-cell table:style-name="ce311" table:formula="of:=IF([Evenèments.C276]&gt;0;CONCATENATE([Evenèments.C276];[Evenèments.D276];[Evenèments.E276];T(&quot;;&quot;);[Evenèments.F276];[Evenèments.G276];[Evenèments.H276];T(&quot;;&quot;);[Evenèments.I276];T(&quot;;&quot;);[Evenèments.J276];T(&quot;;&quot;);[Evenèments.K276];T(&quot;;&quot;);[Evenèments.L276];T(&quot;;&quot;);[Evenèments.I276];T(&quot;=&quot;);[Evenèments.M276]);T(&quot;&quot;))" office:value-type="string" office:string-value="17700606;;fr;;6;P;fr=Le duc d'Aiguillon, gouverneur de Bretagne qui avait rompu avec le Parlement de Rennes, obtient l'appui de la Comtesse du Barry (nouvelle maîtresse de Louis XV) contre les parlementaires bretons.">
            <text:p>17700606;;fr;;6;P;fr=Le duc d'Aiguillon, gouverneur de Bretagne qui avait rompu avec le Parlement de Rennes, obtient l'appui de la Comtesse du Barry (nouvelle maîtresse de Louis XV) contre les parlementaires bretons.</text:p>
          </table:table-cell>
          <table:table-cell table:number-columns-repeated="1020"/>
        </table:table-row>
        <table:table-row table:style-name="ro1">
          <table:table-cell table:formula="of:=IF([Evenèments.C277]&gt;0;T(&quot;&quot;) ;T(&quot;#&quot;))">
            <text:p/>
          </table:table-cell>
          <table:table-cell table:style-name="ce311" table:formula="of:=T([Evenèments.A277])">
            <text:p/>
          </table:table-cell>
          <table:table-cell table:style-name="ce311" table:formula="of:=T([Evenèments.B277])">
            <text:p/>
          </table:table-cell>
          <table:table-cell table:style-name="ce311" table:formula="of:=IF([Evenèments.C277]&gt;0;CONCATENATE([Evenèments.C277];[Evenèments.D277];[Evenèments.E277];T(&quot;;&quot;);[Evenèments.F277];[Evenèments.G277];[Evenèments.H277];T(&quot;;&quot;);[Evenèments.I277];T(&quot;;&quot;);[Evenèments.J277];T(&quot;;&quot;);[Evenèments.K277];T(&quot;;&quot;);[Evenèments.L277];T(&quot;;&quot;);[Evenèments.I277];T(&quot;=&quot;);[Evenèments.M277]);T(&quot;&quot;))" office:value-type="string" office:string-value="17701102;;fr;;6;P;fr=Après avoir durant les mois de juillet et d'août 1770 sévît contre les parlementaires provinciaux, Louis XV supprime le pouvoir politique des parlements (l'édit est rédigé par le chancelier Maupeou le 23 octobre).">
            <text:p>17701102;;fr;;6;P;fr=Après avoir durant les mois de juillet et d'août 1770 sévît contre les parlementaires provinciaux, Louis XV supprime le pouvoir politique des parlements (l'édit est rédigé par le chancelier Maupeou le 23 octobre).</text:p>
          </table:table-cell>
          <table:table-cell table:number-columns-repeated="1020"/>
        </table:table-row>
        <table:table-row table:style-name="ro1">
          <table:table-cell table:formula="of:=IF([Evenèments.C278]&gt;0;T(&quot;&quot;) ;T(&quot;#&quot;))">
            <text:p/>
          </table:table-cell>
          <table:table-cell table:style-name="ce311" table:formula="of:=T([Evenèments.A278])">
            <text:p/>
          </table:table-cell>
          <table:table-cell table:style-name="ce311" table:formula="of:=T([Evenèments.B278])">
            <text:p/>
          </table:table-cell>
          <table:table-cell table:style-name="ce311" table:formula="of:=IF([Evenèments.C278]&gt;0;CONCATENATE([Evenèments.C278];[Evenèments.D278];[Evenèments.E278];T(&quot;;&quot;);[Evenèments.F278];[Evenèments.G278];[Evenèments.H278];T(&quot;;&quot;);[Evenèments.I278];T(&quot;;&quot;);[Evenèments.J278];T(&quot;;&quot;);[Evenèments.K278];T(&quot;;&quot;);[Evenèments.L278];T(&quot;;&quot;);[Evenèments.I278];T(&quot;=&quot;);[Evenèments.M278]);T(&quot;&quot;))" office:value-type="string" office:string-value="17701123;;fr;;8;P;fr=Disgrâce de Choiseul qui veut déclarer la guerre à l'Angleterre à propos de l'incident anglo-espagnol des Îles Malouines.">
            <text:p>17701123;;fr;;8;P;fr=Disgrâce de Choiseul qui veut déclarer la guerre à l'Angleterre à propos de l'incident anglo-espagnol des Îles Malouines.</text:p>
          </table:table-cell>
          <table:table-cell table:number-columns-repeated="1020"/>
        </table:table-row>
        <table:table-row table:style-name="ro1">
          <table:table-cell table:formula="of:=IF([Evenèments.C279]&gt;0;T(&quot;&quot;) ;T(&quot;#&quot;))">
            <text:p/>
          </table:table-cell>
          <table:table-cell table:style-name="ce311" table:formula="of:=T([Evenèments.A279])">
            <text:p/>
          </table:table-cell>
          <table:table-cell table:style-name="ce311" table:formula="of:=T([Evenèments.B279])">
            <text:p/>
          </table:table-cell>
          <table:table-cell table:style-name="ce311" table:formula="of:=IF([Evenèments.C279]&gt;0;CONCATENATE([Evenèments.C279];[Evenèments.D279];[Evenèments.E279];T(&quot;;&quot;);[Evenèments.F279];[Evenèments.G279];[Evenèments.H279];T(&quot;;&quot;);[Evenèments.I279];T(&quot;;&quot;);[Evenèments.J279];T(&quot;;&quot;);[Evenèments.K279];T(&quot;;&quot;);[Evenèments.L279];T(&quot;;&quot;);[Evenèments.I279];T(&quot;=&quot;);[Evenèments.M279]);T(&quot;&quot;))" office:value-type="string" office:string-value="17710103;;fr;;7;P;fr=Ministère Maupeou (triumvirat), avec l'abbé Terray, contrôleur général des Finances, et le Duc d'Aiguillon, ministre des Affaires Étrangères.">
            <text:p>17710103;;fr;;7;P;fr=Ministère Maupeou (triumvirat), avec l'abbé Terray, contrôleur général des Finances, et le Duc d'Aiguillon, ministre des Affaires Étrangères.</text:p>
          </table:table-cell>
          <table:table-cell table:number-columns-repeated="1020"/>
        </table:table-row>
        <table:table-row table:style-name="ro1">
          <table:table-cell table:formula="of:=IF([Evenèments.C280]&gt;0;T(&quot;&quot;) ;T(&quot;#&quot;))">
            <text:p/>
          </table:table-cell>
          <table:table-cell table:style-name="ce311" table:formula="of:=T([Evenèments.A280])">
            <text:p/>
          </table:table-cell>
          <table:table-cell table:style-name="ce311" table:formula="of:=T([Evenèments.B280])">
            <text:p/>
          </table:table-cell>
          <table:table-cell table:style-name="ce311" table:formula="of:=IF([Evenèments.C280]&gt;0;CONCATENATE([Evenèments.C280];[Evenèments.D280];[Evenèments.E280];T(&quot;;&quot;);[Evenèments.F280];[Evenèments.G280];[Evenèments.H280];T(&quot;;&quot;);[Evenèments.I280];T(&quot;;&quot;);[Evenèments.J280];T(&quot;;&quot;);[Evenèments.K280];T(&quot;;&quot;);[Evenèments.L280];T(&quot;;&quot;);[Evenèments.I280];T(&quot;=&quot;);[Evenèments.M280]);T(&quot;&quot;))" office:value-type="string" office:string-value="17710120;;fr;;7;P;fr=Dispersion du Parlement de Paris.">
            <text:p>17710120;;fr;;7;P;fr=Dispersion du Parlement de Paris.</text:p>
          </table:table-cell>
          <table:table-cell table:number-columns-repeated="1020"/>
        </table:table-row>
        <table:table-row table:style-name="ro1">
          <table:table-cell table:formula="of:=IF([Evenèments.C281]&gt;0;T(&quot;&quot;) ;T(&quot;#&quot;))">
            <text:p/>
          </table:table-cell>
          <table:table-cell table:style-name="ce311" table:formula="of:=T([Evenèments.A281])">
            <text:p/>
          </table:table-cell>
          <table:table-cell table:style-name="ce311" table:formula="of:=T([Evenèments.B281])">
            <text:p/>
          </table:table-cell>
          <table:table-cell table:style-name="ce311" table:formula="of:=IF([Evenèments.C281]&gt;0;CONCATENATE([Evenèments.C281];[Evenèments.D281];[Evenèments.E281];T(&quot;;&quot;);[Evenèments.F281];[Evenèments.G281];[Evenèments.H281];T(&quot;;&quot;);[Evenèments.I281];T(&quot;;&quot;);[Evenèments.J281];T(&quot;;&quot;);[Evenèments.K281];T(&quot;;&quot;);[Evenèments.L281];T(&quot;;&quot;);[Evenèments.I281];T(&quot;=&quot;);[Evenèments.M281]);T(&quot;&quot;))" office:value-type="string" office:string-value="17710223;;fr;;7;P;fr=Nomination d'un nouveau Parlement, dont les membres ne sont plus propriétaires de leur charge.">
            <text:p>17710223;;fr;;7;P;fr=Nomination d'un nouveau Parlement, dont les membres ne sont plus propriétaires de leur charge.</text:p>
          </table:table-cell>
          <table:table-cell table:number-columns-repeated="1020"/>
        </table:table-row>
        <table:table-row table:style-name="ro1">
          <table:table-cell table:formula="of:=IF([Evenèments.C282]&gt;0;T(&quot;&quot;) ;T(&quot;#&quot;))">
            <text:p/>
          </table:table-cell>
          <table:table-cell table:style-name="ce311" table:formula="of:=T([Evenèments.A282])">
            <text:p/>
          </table:table-cell>
          <table:table-cell table:style-name="ce311" table:formula="of:=T([Evenèments.B282])">
            <text:p/>
          </table:table-cell>
          <table:table-cell table:style-name="ce311" table:formula="of:=IF([Evenèments.C282]&gt;0;CONCATENATE([Evenèments.C282];[Evenèments.D282];[Evenèments.E282];T(&quot;;&quot;);[Evenèments.F282];[Evenèments.G282];[Evenèments.H282];T(&quot;;&quot;);[Evenèments.I282];T(&quot;;&quot;);[Evenèments.J282];T(&quot;;&quot;);[Evenèments.K282];T(&quot;;&quot;);[Evenèments.L282];T(&quot;;&quot;);[Evenèments.I282];T(&quot;=&quot;);[Evenèments.M282]);T(&quot;&quot;))" office:value-type="string" office:string-value="17740512;;fr;;8;P;fr=Exil de Madame du Barry.">
            <text:p>17740512;;fr;;8;P;fr=Exil de Madame du Barry.</text:p>
          </table:table-cell>
          <table:table-cell table:number-columns-repeated="1020"/>
        </table:table-row>
        <table:table-row table:style-name="ro1">
          <table:table-cell table:formula="of:=IF([Evenèments.C283]&gt;0;T(&quot;&quot;) ;T(&quot;#&quot;))">
            <text:p/>
          </table:table-cell>
          <table:table-cell table:style-name="ce311" table:formula="of:=T([Evenèments.A283])">
            <text:p/>
          </table:table-cell>
          <table:table-cell table:style-name="ce311" table:formula="of:=T([Evenèments.B283])">
            <text:p/>
          </table:table-cell>
          <table:table-cell table:style-name="ce311" table:formula="of:=IF([Evenèments.C283]&gt;0;CONCATENATE([Evenèments.C283];[Evenèments.D283];[Evenèments.E283];T(&quot;;&quot;);[Evenèments.F283];[Evenèments.G283];[Evenèments.H283];T(&quot;;&quot;);[Evenèments.I283];T(&quot;;&quot;);[Evenèments.J283];T(&quot;;&quot;);[Evenèments.K283];T(&quot;;&quot;);[Evenèments.L283];T(&quot;;&quot;);[Evenèments.I283];T(&quot;=&quot;);[Evenèments.M283]);T(&quot;&quot;))" office:value-type="string" office:string-value="17740831;;fr;;7;P;fr=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
            <text:p>17740831;;fr;;7;P;fr=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text:p>
          </table:table-cell>
          <table:table-cell table:number-columns-repeated="1020"/>
        </table:table-row>
        <table:table-row table:style-name="ro1">
          <table:table-cell table:formula="of:=IF([Evenèments.C284]&gt;0;T(&quot;&quot;) ;T(&quot;#&quot;))">
            <text:p/>
          </table:table-cell>
          <table:table-cell table:style-name="ce311" table:formula="of:=T([Evenèments.A284])">
            <text:p/>
          </table:table-cell>
          <table:table-cell table:style-name="ce311" table:formula="of:=T([Evenèments.B284])">
            <text:p/>
          </table:table-cell>
          <table:table-cell table:style-name="ce311" table:formula="of:=IF([Evenèments.C284]&gt;0;CONCATENATE([Evenèments.C284];[Evenèments.D284];[Evenèments.E284];T(&quot;;&quot;);[Evenèments.F284];[Evenèments.G284];[Evenèments.H284];T(&quot;;&quot;);[Evenèments.I284];T(&quot;;&quot;);[Evenèments.J284];T(&quot;;&quot;);[Evenèments.K284];T(&quot;;&quot;);[Evenèments.L284];T(&quot;;&quot;);[Evenèments.I284];T(&quot;=&quot;);[Evenèments.M284]);T(&quot;&quot;))" office:value-type="string" office:string-value="17741112;;fr;;6;P;fr=Annulation de la réforme judiciaire de Maupeou (en 1771), et rappel du Parlement de Paris (une des causes principales de la chute de la Monarchie).">
            <text:p>17741112;;fr;;6;P;fr=Annulation de la réforme judiciaire de Maupeou (en 1771), et rappel du Parlement de Paris (une des causes principales de la chute de la Monarchie).</text:p>
          </table:table-cell>
          <table:table-cell table:number-columns-repeated="1020"/>
        </table:table-row>
        <table:table-row table:style-name="ro1">
          <table:table-cell table:formula="of:=IF([Evenèments.C285]&gt;0;T(&quot;&quot;) ;T(&quot;#&quot;))">
            <text:p/>
          </table:table-cell>
          <table:table-cell table:style-name="ce311" table:formula="of:=T([Evenèments.A285])">
            <text:p/>
          </table:table-cell>
          <table:table-cell table:style-name="ce311" table:formula="of:=T([Evenèments.B285])">
            <text:p/>
          </table:table-cell>
          <table:table-cell table:style-name="ce311" table:formula="of:=IF([Evenèments.C285]&gt;0;CONCATENATE([Evenèments.C285];[Evenèments.D285];[Evenèments.E285];T(&quot;;&quot;);[Evenèments.F285];[Evenèments.G285];[Evenèments.H285];T(&quot;;&quot;);[Evenèments.I285];T(&quot;;&quot;);[Evenèments.J285];T(&quot;;&quot;);[Evenèments.K285];T(&quot;;&quot;);[Evenèments.L285];T(&quot;;&quot;);[Evenèments.I285];T(&quot;=&quot;);[Evenèments.M285]);T(&quot;&quot;))" office:value-type="string" office:string-value="17741209;;fr;;6;P;fr=Le Parlement adresse des remontrances au roi Louis XVI qui les accepte.">
            <text:p>17741209;;fr;;6;P;fr=Le Parlement adresse des remontrances au roi Louis XVI qui les accepte.</text:p>
          </table:table-cell>
          <table:table-cell table:number-columns-repeated="1020"/>
        </table:table-row>
        <table:table-row table:style-name="ro1">
          <table:table-cell table:formula="of:=IF([Evenèments.C286]&gt;0;T(&quot;&quot;) ;T(&quot;#&quot;))">
            <text:p/>
          </table:table-cell>
          <table:table-cell table:style-name="ce311" table:formula="of:=T([Evenèments.A286])">
            <text:p/>
          </table:table-cell>
          <table:table-cell table:style-name="ce311" table:formula="of:=T([Evenèments.B286])">
            <text:p/>
          </table:table-cell>
          <table:table-cell table:style-name="ce311" table:formula="of:=IF([Evenèments.C286]&gt;0;CONCATENATE([Evenèments.C286];[Evenèments.D286];[Evenèments.E286];T(&quot;;&quot;);[Evenèments.F286];[Evenèments.G286];[Evenèments.H286];T(&quot;;&quot;);[Evenèments.I286];T(&quot;;&quot;);[Evenèments.J286];T(&quot;;&quot;);[Evenèments.K286];T(&quot;;&quot;);[Evenèments.L286];T(&quot;;&quot;);[Evenèments.I286];T(&quot;=&quot;);[Evenèments.M286]);T(&quot;&quot;))" office:value-type="string" office:string-value="17750721;;fr;;8;P;fr=Malesherbes entre au gouvernement en tant que Ministre de la Maison du Roi.">
            <text:p>17750721;;fr;;8;P;fr=Malesherbes entre au gouvernement en tant que Ministre de la Maison du Roi.</text:p>
          </table:table-cell>
          <table:table-cell table:number-columns-repeated="1020"/>
        </table:table-row>
        <table:table-row table:style-name="ro1">
          <table:table-cell table:formula="of:=IF([Evenèments.C287]&gt;0;T(&quot;&quot;) ;T(&quot;#&quot;))">
            <text:p/>
          </table:table-cell>
          <table:table-cell table:style-name="ce311" table:formula="of:=T([Evenèments.A287])">
            <text:p/>
          </table:table-cell>
          <table:table-cell table:style-name="ce311" table:formula="of:=T([Evenèments.B287])">
            <text:p/>
          </table:table-cell>
          <table:table-cell table:style-name="ce311" table:formula="of:=IF([Evenèments.C287]&gt;0;CONCATENATE([Evenèments.C287];[Evenèments.D287];[Evenèments.E287];T(&quot;;&quot;);[Evenèments.F287];[Evenèments.G287];[Evenèments.H287];T(&quot;;&quot;);[Evenèments.I287];T(&quot;;&quot;);[Evenèments.J287];T(&quot;;&quot;);[Evenèments.K287];T(&quot;;&quot;);[Evenèments.L287];T(&quot;;&quot;);[Evenèments.I287];T(&quot;=&quot;);[Evenèments.M287]);T(&quot;&quot;))" office:value-type="string" office:string-value="17750821;;fr;;8;P;fr=Le Comte de Saint Germain devient Ministre de la Guerre.">
            <text:p>17750821;;fr;;8;P;fr=Le Comte de Saint Germain devient Ministre de la Guerre.</text:p>
          </table:table-cell>
          <table:table-cell table:number-columns-repeated="1020"/>
        </table:table-row>
        <table:table-row table:style-name="ro1">
          <table:table-cell table:formula="of:=IF([Evenèments.C288]&gt;0;T(&quot;&quot;) ;T(&quot;#&quot;))">
            <text:p/>
          </table:table-cell>
          <table:table-cell table:style-name="ce311" table:formula="of:=T([Evenèments.A288])">
            <text:p/>
          </table:table-cell>
          <table:table-cell table:style-name="ce311" table:formula="of:=T([Evenèments.B288])">
            <text:p/>
          </table:table-cell>
          <table:table-cell table:style-name="ce311" table:formula="of:=IF([Evenèments.C288]&gt;0;CONCATENATE([Evenèments.C288];[Evenèments.D288];[Evenèments.E288];T(&quot;;&quot;);[Evenèments.F288];[Evenèments.G288];[Evenèments.H288];T(&quot;;&quot;);[Evenèments.I288];T(&quot;;&quot;);[Evenèments.J288];T(&quot;;&quot;);[Evenèments.K288];T(&quot;;&quot;);[Evenèments.L288];T(&quot;;&quot;);[Evenèments.I288];T(&quot;=&quot;);[Evenèments.M288]);T(&quot;&quot;))" office:value-type="string" office:string-value="17760512;;fr;;7;P;fr=Turgot qui avait remplacé la corvée par une taxe additionnelle est disgracié sur intervention du Parlement. Cette nouvelle taxe frappait les privilégiés. Malesherbes démissionne">
            <text:p>17760512;;fr;;7;P;fr=Turgot qui avait remplacé la corvée par une taxe additionnelle est disgracié sur intervention du Parlement. Cette nouvelle taxe frappait les privilégiés. Malesherbes démissionne</text:p>
          </table:table-cell>
          <table:table-cell table:number-columns-repeated="1020"/>
        </table:table-row>
        <table:table-row table:style-name="ro1">
          <table:table-cell table:formula="of:=IF([Evenèments.C289]&gt;0;T(&quot;&quot;) ;T(&quot;#&quot;))">
            <text:p/>
          </table:table-cell>
          <table:table-cell table:style-name="ce311" table:formula="of:=T([Evenèments.A289])">
            <text:p/>
          </table:table-cell>
          <table:table-cell table:style-name="ce311" table:formula="of:=T([Evenèments.B289])">
            <text:p/>
          </table:table-cell>
          <table:table-cell table:style-name="ce311" table:formula="of:=IF([Evenèments.C289]&gt;0;CONCATENATE([Evenèments.C289];[Evenèments.D289];[Evenèments.E289];T(&quot;;&quot;);[Evenèments.F289];[Evenèments.G289];[Evenèments.H289];T(&quot;;&quot;);[Evenèments.I289];T(&quot;;&quot;);[Evenèments.J289];T(&quot;;&quot;);[Evenèments.K289];T(&quot;;&quot;);[Evenèments.L289];T(&quot;;&quot;);[Evenèments.I289];T(&quot;=&quot;);[Evenèments.M289]);T(&quot;&quot;))" office:value-type="string" office:string-value="17760811;;fr;;7;P;fr=Clugny rétablit la corvée.">
            <text:p>17760811;;fr;;7;P;fr=Clugny rétablit la corvée.</text:p>
          </table:table-cell>
          <table:table-cell table:number-columns-repeated="1020"/>
        </table:table-row>
        <table:table-row table:style-name="ro1">
          <table:table-cell table:formula="of:=IF([Evenèments.C290]&gt;0;T(&quot;&quot;) ;T(&quot;#&quot;))">
            <text:p/>
          </table:table-cell>
          <table:table-cell table:style-name="ce311" table:formula="of:=T([Evenèments.A290])">
            <text:p/>
          </table:table-cell>
          <table:table-cell table:style-name="ce311" table:formula="of:=T([Evenèments.B290])">
            <text:p/>
          </table:table-cell>
          <table:table-cell table:style-name="ce311" table:formula="of:=IF([Evenèments.C290]&gt;0;CONCATENATE([Evenèments.C290];[Evenèments.D290];[Evenèments.E290];T(&quot;;&quot;);[Evenèments.F290];[Evenèments.G290];[Evenèments.H290];T(&quot;;&quot;);[Evenèments.I290];T(&quot;;&quot;);[Evenèments.J290];T(&quot;;&quot;);[Evenèments.K290];T(&quot;;&quot;);[Evenèments.L290];T(&quot;;&quot;);[Evenèments.I290];T(&quot;=&quot;);[Evenèments.M290]);T(&quot;&quot;))" office:value-type="string" office:string-value="17761022;;fr;;7;P;fr=Necker remplace Clugny.">
            <text:p>17761022;;fr;;7;P;fr=Necker remplace Clugny.</text:p>
          </table:table-cell>
          <table:table-cell table:number-columns-repeated="1020"/>
        </table:table-row>
        <table:table-row table:style-name="ro1">
          <table:table-cell table:formula="of:=IF([Evenèments.C291]&gt;0;T(&quot;&quot;) ;T(&quot;#&quot;))">
            <text:p/>
          </table:table-cell>
          <table:table-cell table:style-name="ce311" table:formula="of:=T([Evenèments.A291])">
            <text:p/>
          </table:table-cell>
          <table:table-cell table:style-name="ce311" table:formula="of:=T([Evenèments.B291])">
            <text:p/>
          </table:table-cell>
          <table:table-cell table:style-name="ce311" table:formula="of:=IF([Evenèments.C291]&gt;0;CONCATENATE([Evenèments.C291];[Evenèments.D291];[Evenèments.E291];T(&quot;;&quot;);[Evenèments.F291];[Evenèments.G291];[Evenèments.H291];T(&quot;;&quot;);[Evenèments.I291];T(&quot;;&quot;);[Evenèments.J291];T(&quot;;&quot;);[Evenèments.K291];T(&quot;;&quot;);[Evenèments.L291];T(&quot;;&quot;);[Evenèments.I291];T(&quot;=&quot;);[Evenèments.M291]);T(&quot;&quot;))" office:value-type="string" office:string-value="17770629;;fr;;7;P;fr=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
            <text:p>17770629;;fr;;7;P;fr=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text:p>
          </table:table-cell>
          <table:table-cell table:number-columns-repeated="1020"/>
        </table:table-row>
        <table:table-row table:style-name="ro1">
          <table:table-cell table:formula="of:=IF([Evenèments.C292]&gt;0;T(&quot;&quot;) ;T(&quot;#&quot;))">
            <text:p/>
          </table:table-cell>
          <table:table-cell table:style-name="ce311" table:formula="of:=T([Evenèments.A292])">
            <text:p/>
          </table:table-cell>
          <table:table-cell table:style-name="ce311" table:formula="of:=T([Evenèments.B292])">
            <text:p/>
          </table:table-cell>
          <table:table-cell table:style-name="ce311" table:formula="of:=IF([Evenèments.C292]&gt;0;CONCATENATE([Evenèments.C292];[Evenèments.D292];[Evenèments.E292];T(&quot;;&quot;);[Evenèments.F292];[Evenèments.G292];[Evenèments.H292];T(&quot;;&quot;);[Evenèments.I292];T(&quot;;&quot;);[Evenèments.J292];T(&quot;;&quot;);[Evenèments.K292];T(&quot;;&quot;);[Evenèments.L292];T(&quot;;&quot;);[Evenèments.I292];T(&quot;=&quot;);[Evenèments.M292]);T(&quot;&quot;))" office:value-type="string" office:string-value="17800227;;fr;;7;P;fr=Constitution d'une ligue des Neutres qui reconnaît la liberté de navigation (avec l'appui de Vergennes et malgré l'hostilité anglaise).">
            <text:p>17800227;;fr;;7;P;fr=Constitution d'une ligue des Neutres qui reconnaît la liberté de navigation (avec l'appui de Vergennes et malgré l'hostilité anglaise).</text:p>
          </table:table-cell>
          <table:table-cell table:number-columns-repeated="1020"/>
        </table:table-row>
        <table:table-row table:style-name="ro1">
          <table:table-cell table:formula="of:=IF([Evenèments.C293]&gt;0;T(&quot;&quot;) ;T(&quot;#&quot;))">
            <text:p/>
          </table:table-cell>
          <table:table-cell table:style-name="ce311" table:formula="of:=T([Evenèments.A293])">
            <text:p/>
          </table:table-cell>
          <table:table-cell table:style-name="ce311" table:formula="of:=T([Evenèments.B293])">
            <text:p/>
          </table:table-cell>
          <table:table-cell table:style-name="ce311" table:formula="of:=IF([Evenèments.C293]&gt;0;CONCATENATE([Evenèments.C293];[Evenèments.D293];[Evenèments.E293];T(&quot;;&quot;);[Evenèments.F293];[Evenèments.G293];[Evenèments.H293];T(&quot;;&quot;);[Evenèments.I293];T(&quot;;&quot;);[Evenèments.J293];T(&quot;;&quot;);[Evenèments.K293];T(&quot;;&quot;);[Evenèments.L293];T(&quot;;&quot;);[Evenèments.I293];T(&quot;=&quot;);[Evenèments.M293]);T(&quot;&quot;))" office:value-type="string" office:string-value="17810420;;fr;;6;P;fr=Le Comte de Provence communique aux parlementaires le mémoire secret de Necker sur les assemblées provinciales. Necker doit faire face à une offensive du Président d'Aligre.">
            <text:p>17810420;;fr;;6;P;fr=Le Comte de Provence communique aux parlementaires le mémoire secret de Necker sur les assemblées provinciales. Necker doit faire face à une offensive du Président d'Aligre.</text:p>
          </table:table-cell>
          <table:table-cell table:number-columns-repeated="1020"/>
        </table:table-row>
        <table:table-row table:style-name="ro1">
          <table:table-cell table:formula="of:=IF([Evenèments.C294]&gt;0;T(&quot;&quot;) ;T(&quot;#&quot;))">
            <text:p/>
          </table:table-cell>
          <table:table-cell table:style-name="ce311" table:formula="of:=T([Evenèments.A294])">
            <text:p/>
          </table:table-cell>
          <table:table-cell table:style-name="ce311" table:formula="of:=T([Evenèments.B294])">
            <text:p/>
          </table:table-cell>
          <table:table-cell table:style-name="ce311" table:formula="of:=IF([Evenèments.C294]&gt;0;CONCATENATE([Evenèments.C294];[Evenèments.D294];[Evenèments.E294];T(&quot;;&quot;);[Evenèments.F294];[Evenèments.G294];[Evenèments.H294];T(&quot;;&quot;);[Evenèments.I294];T(&quot;;&quot;);[Evenèments.J294];T(&quot;;&quot;);[Evenèments.K294];T(&quot;;&quot;);[Evenèments.L294];T(&quot;;&quot;);[Evenèments.I294];T(&quot;=&quot;);[Evenèments.M294]);T(&quot;&quot;))" office:value-type="string" office:string-value="17810519;;fr;;7;P;fr=Necker, contrôleur des Finances est renvoyé. L'affaire du mémoire secret lui aura coûté son poste. Calonne le remplace.">
            <text:p>17810519;;fr;;7;P;fr=Necker, contrôleur des Finances est renvoyé. L'affaire du mémoire secret lui aura coûté son poste. Calonne le remplace.</text:p>
          </table:table-cell>
          <table:table-cell table:number-columns-repeated="1020"/>
        </table:table-row>
        <table:table-row table:style-name="ro1">
          <table:table-cell table:formula="of:=IF([Evenèments.C295]&gt;0;T(&quot;&quot;) ;T(&quot;#&quot;))">
            <text:p/>
          </table:table-cell>
          <table:table-cell table:style-name="ce311" table:formula="of:=T([Evenèments.A295])">
            <text:p/>
          </table:table-cell>
          <table:table-cell table:style-name="ce311" table:formula="of:=T([Evenèments.B295])">
            <text:p/>
          </table:table-cell>
          <table:table-cell table:style-name="ce311" table:formula="of:=IF([Evenèments.C295]&gt;0;CONCATENATE([Evenèments.C295];[Evenèments.D295];[Evenèments.E295];T(&quot;;&quot;);[Evenèments.F295];[Evenèments.G295];[Evenèments.H295];T(&quot;;&quot;);[Evenèments.I295];T(&quot;;&quot;);[Evenèments.J295];T(&quot;;&quot;);[Evenèments.K295];T(&quot;;&quot;);[Evenèments.L295];T(&quot;;&quot;);[Evenèments.I295];T(&quot;=&quot;);[Evenèments.M295]);T(&quot;&quot;))" office:value-type="string" office:string-value="1785;1786;fr;;6;P;fr=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
            <text:p>1785;1786;fr;;6;P;fr=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text:p>
          </table:table-cell>
          <table:table-cell table:number-columns-repeated="1020"/>
        </table:table-row>
        <table:table-row table:style-name="ro1">
          <table:table-cell table:formula="of:=IF([Evenèments.C296]&gt;0;T(&quot;&quot;) ;T(&quot;#&quot;))">
            <text:p/>
          </table:table-cell>
          <table:table-cell table:style-name="ce311" table:formula="of:=T([Evenèments.A296])">
            <text:p/>
          </table:table-cell>
          <table:table-cell table:style-name="ce311" table:formula="of:=T([Evenèments.B296])">
            <text:p/>
          </table:table-cell>
          <table:table-cell table:style-name="ce311" table:formula="of:=IF([Evenèments.C296]&gt;0;CONCATENATE([Evenèments.C296];[Evenèments.D296];[Evenèments.E296];T(&quot;;&quot;);[Evenèments.F296];[Evenèments.G296];[Evenèments.H296];T(&quot;;&quot;);[Evenèments.I296];T(&quot;;&quot;);[Evenèments.J296];T(&quot;;&quot;);[Evenèments.K296];T(&quot;;&quot;);[Evenèments.L296];T(&quot;;&quot;);[Evenèments.I296];T(&quot;=&quot;);[Evenèments.M296]);T(&quot;&quot;))" office:value-type="string" office:string-value="17870222;17870525;fr;;6;P;fr=Réunion de l'Assemblée des Notables, réclamant l'enregistrement des réformes de Calonne par le Parlement.">
            <text:p>17870222;17870525;fr;;6;P;fr=Réunion de l'Assemblée des Notables, réclamant l'enregistrement des réformes de Calonne par le Parlement.</text:p>
          </table:table-cell>
          <table:table-cell table:number-columns-repeated="1020"/>
        </table:table-row>
        <table:table-row table:style-name="ro1">
          <table:table-cell table:formula="of:=IF([Evenèments.C297]&gt;0;T(&quot;&quot;) ;T(&quot;#&quot;))">
            <text:p/>
          </table:table-cell>
          <table:table-cell table:style-name="ce311" table:formula="of:=T([Evenèments.A297])">
            <text:p/>
          </table:table-cell>
          <table:table-cell table:style-name="ce311" table:formula="of:=T([Evenèments.B297])">
            <text:p/>
          </table:table-cell>
          <table:table-cell table:style-name="ce311" table:formula="of:=IF([Evenèments.C297]&gt;0;CONCATENATE([Evenèments.C297];[Evenèments.D297];[Evenèments.E297];T(&quot;;&quot;);[Evenèments.F297];[Evenèments.G297];[Evenèments.H297];T(&quot;;&quot;);[Evenèments.I297];T(&quot;;&quot;);[Evenèments.J297];T(&quot;;&quot;);[Evenèments.K297];T(&quot;;&quot;);[Evenèments.L297];T(&quot;;&quot;);[Evenèments.I297];T(&quot;=&quot;);[Evenèments.M297]);T(&quot;&quot;))" office:value-type="string" office:string-value="17870408;;fr;;7;P;fr=Calonne est disgracié. Il est remplacé par Loménie de Brienne.">
            <text:p>17870408;;fr;;7;P;fr=Calonne est disgracié. Il est remplacé par Loménie de Brienne.</text:p>
          </table:table-cell>
          <table:table-cell table:number-columns-repeated="1020"/>
        </table:table-row>
        <table:table-row table:style-name="ro1">
          <table:table-cell table:formula="of:=IF([Evenèments.C298]&gt;0;T(&quot;&quot;) ;T(&quot;#&quot;))">
            <text:p/>
          </table:table-cell>
          <table:table-cell table:style-name="ce311" table:formula="of:=T([Evenèments.A298])">
            <text:p/>
          </table:table-cell>
          <table:table-cell table:style-name="ce311" table:formula="of:=T([Evenèments.B298])">
            <text:p/>
          </table:table-cell>
          <table:table-cell table:style-name="ce311" table:formula="of:=IF([Evenèments.C298]&gt;0;CONCATENATE([Evenèments.C298];[Evenèments.D298];[Evenèments.E298];T(&quot;;&quot;);[Evenèments.F298];[Evenèments.G298];[Evenèments.H298];T(&quot;;&quot;);[Evenèments.I298];T(&quot;;&quot;);[Evenèments.J298];T(&quot;;&quot;);[Evenèments.K298];T(&quot;;&quot;);[Evenèments.L298];T(&quot;;&quot;);[Evenèments.I298];T(&quot;=&quot;);[Evenèments.M298]);T(&quot;&quot;))" office:value-type="string" office:string-value="17870806;;fr;;7;P;fr=Le Roi fait enregistrer la Subvention territoriale par lit de Justice. En juin le Parlement avait rejeté cette &quot;Subvention territoriale&quot; qui imposait terres nobles et privilégiés.">
            <text:p>17870806;;fr;;7;P;fr=Le Roi fait enregistrer la Subvention territoriale par lit de Justice. En juin le Parlement avait rejeté cette "Subvention territoriale" qui imposait terres nobles et privilégiés.</text:p>
          </table:table-cell>
          <table:table-cell table:number-columns-repeated="1020"/>
        </table:table-row>
        <table:table-row table:style-name="ro1">
          <table:table-cell table:formula="of:=IF([Evenèments.C299]&gt;0;T(&quot;&quot;) ;T(&quot;#&quot;))">
            <text:p/>
          </table:table-cell>
          <table:table-cell table:style-name="ce311" table:formula="of:=T([Evenèments.A299])">
            <text:p/>
          </table:table-cell>
          <table:table-cell table:style-name="ce311" table:formula="of:=T([Evenèments.B299])">
            <text:p/>
          </table:table-cell>
          <table:table-cell table:style-name="ce311" table:formula="of:=IF([Evenèments.C299]&gt;0;CONCATENATE([Evenèments.C299];[Evenèments.D299];[Evenèments.E299];T(&quot;;&quot;);[Evenèments.F299];[Evenèments.G299];[Evenèments.H299];T(&quot;;&quot;);[Evenèments.I299];T(&quot;;&quot;);[Evenèments.J299];T(&quot;;&quot;);[Evenèments.K299];T(&quot;;&quot;);[Evenèments.L299];T(&quot;;&quot;);[Evenèments.I299];T(&quot;=&quot;);[Evenèments.M299]);T(&quot;&quot;))" office:value-type="string" office:string-value="17870814;;fr;;7;P;fr=Le Parlement qui a mis Calonne en accusation, est exilé à Troyes. Il s'en suit des émeutes à Paris.">
            <text:p>17870814;;fr;;7;P;fr=Le Parlement qui a mis Calonne en accusation, est exilé à Troyes. Il s'en suit des émeutes à Paris.</text:p>
          </table:table-cell>
          <table:table-cell table:number-columns-repeated="1020"/>
        </table:table-row>
        <table:table-row table:style-name="ro1">
          <table:table-cell table:formula="of:=IF([Evenèments.C300]&gt;0;T(&quot;&quot;) ;T(&quot;#&quot;))">
            <text:p/>
          </table:table-cell>
          <table:table-cell table:style-name="ce311" table:formula="of:=T([Evenèments.A300])">
            <text:p/>
          </table:table-cell>
          <table:table-cell table:style-name="ce311" table:formula="of:=T([Evenèments.B300])">
            <text:p/>
          </table:table-cell>
          <table:table-cell table:style-name="ce311" table:formula="of:=IF([Evenèments.C300]&gt;0;CONCATENATE([Evenèments.C300];[Evenèments.D300];[Evenèments.E300];T(&quot;;&quot;);[Evenèments.F300];[Evenèments.G300];[Evenèments.H300];T(&quot;;&quot;);[Evenèments.I300];T(&quot;;&quot;);[Evenèments.J300];T(&quot;;&quot;);[Evenèments.K300];T(&quot;;&quot;);[Evenèments.L300];T(&quot;;&quot;);[Evenèments.I300];T(&quot;=&quot;);[Evenèments.M300]);T(&quot;&quot;))" office:value-type="string" office:string-value="17870919;;fr;;7;P;fr=Le Parlement est rappelé à Paris. Il fait une rentrée triomphale.">
            <text:p>17870919;;fr;;7;P;fr=Le Parlement est rappelé à Paris. Il fait une rentrée triomphale.</text:p>
          </table:table-cell>
          <table:table-cell table:number-columns-repeated="1020"/>
        </table:table-row>
        <table:table-row table:style-name="ro1">
          <table:table-cell table:formula="of:=IF([Evenèments.C301]&gt;0;T(&quot;&quot;) ;T(&quot;#&quot;))">
            <text:p/>
          </table:table-cell>
          <table:table-cell table:style-name="ce311" table:formula="of:=T([Evenèments.A301])">
            <text:p/>
          </table:table-cell>
          <table:table-cell table:style-name="ce311" table:formula="of:=T([Evenèments.B301])">
            <text:p/>
          </table:table-cell>
          <table:table-cell table:style-name="ce311" table:formula="of:=IF([Evenèments.C301]&gt;0;CONCATENATE([Evenèments.C301];[Evenèments.D301];[Evenèments.E301];T(&quot;;&quot;);[Evenèments.F301];[Evenèments.G301];[Evenèments.H301];T(&quot;;&quot;);[Evenèments.I301];T(&quot;;&quot;);[Evenèments.J301];T(&quot;;&quot;);[Evenèments.K301];T(&quot;;&quot;);[Evenèments.L301];T(&quot;;&quot;);[Evenèments.I301];T(&quot;=&quot;);[Evenèments.M301]);T(&quot;&quot;))" office:value-type="string" office:string-value="17871119;;fr;;7;P;fr=Louis XVI impose au Parlement, au cours d'une séance royale, d'enregistrer un nouvel emprunt de 420 millions de livres. Le duc d'Orléans prend publiquement parti contre Louis XVI.">
            <text:p>17871119;;fr;;7;P;fr=Louis XVI impose au Parlement, au cours d'une séance royale, d'enregistrer un nouvel emprunt de 420 millions de livres. Le duc d'Orléans prend publiquement parti contre Louis XVI.</text:p>
          </table:table-cell>
          <table:table-cell table:number-columns-repeated="1020"/>
        </table:table-row>
        <table:table-row table:style-name="ro1">
          <table:table-cell table:formula="of:=IF([Evenèments.C302]&gt;0;T(&quot;&quot;) ;T(&quot;#&quot;))">
            <text:p/>
          </table:table-cell>
          <table:table-cell table:style-name="ce311" table:formula="of:=T([Evenèments.A302])">
            <text:p/>
          </table:table-cell>
          <table:table-cell table:style-name="ce311" table:formula="of:=T([Evenèments.B302])">
            <text:p/>
          </table:table-cell>
          <table:table-cell table:style-name="ce311" table:formula="of:=IF([Evenèments.C302]&gt;0;CONCATENATE([Evenèments.C302];[Evenèments.D302];[Evenèments.E302];T(&quot;;&quot;);[Evenèments.F302];[Evenèments.G302];[Evenèments.H302];T(&quot;;&quot;);[Evenèments.I302];T(&quot;;&quot;);[Evenèments.J302];T(&quot;;&quot;);[Evenèments.K302];T(&quot;;&quot;);[Evenèments.L302];T(&quot;;&quot;);[Evenèments.I302];T(&quot;=&quot;);[Evenèments.M302]);T(&quot;&quot;))" office:value-type="string" office:string-value="17880429;;fr;;6;P;fr=Le Parlement réclame le partage des pouvoirs politiques entre le Roi, le Parlement et les États Généraux.">
            <text:p>17880429;;fr;;6;P;fr=Le Parlement réclame le partage des pouvoirs politiques entre le Roi, le Parlement et les États Généraux.</text:p>
          </table:table-cell>
          <table:table-cell table:number-columns-repeated="1020"/>
        </table:table-row>
        <table:table-row table:style-name="ro1">
          <table:table-cell table:formula="of:=IF([Evenèments.C303]&gt;0;T(&quot;&quot;) ;T(&quot;#&quot;))">
            <text:p/>
          </table:table-cell>
          <table:table-cell table:style-name="ce311" table:formula="of:=T([Evenèments.A303])">
            <text:p/>
          </table:table-cell>
          <table:table-cell table:style-name="ce311" table:formula="of:=T([Evenèments.B303])">
            <text:p/>
          </table:table-cell>
          <table:table-cell table:style-name="ce311" table:formula="of:=IF([Evenèments.C303]&gt;0;CONCATENATE([Evenèments.C303];[Evenèments.D303];[Evenèments.E303];T(&quot;;&quot;);[Evenèments.F303];[Evenèments.G303];[Evenèments.H303];T(&quot;;&quot;);[Evenèments.I303];T(&quot;;&quot;);[Evenèments.J303];T(&quot;;&quot;);[Evenèments.K303];T(&quot;;&quot;);[Evenèments.L303];T(&quot;;&quot;);[Evenèments.I303];T(&quot;=&quot;);[Evenèments.M303]);T(&quot;&quot;))" office:value-type="string" office:string-value="17880705;;fr;;6;P;fr=Le Roi annonce la convocation des États Généraux, sans précision de date.">
            <text:p>17880705;;fr;;6;P;fr=Le Roi annonce la convocation des États Généraux, sans précision de date.</text:p>
          </table:table-cell>
          <table:table-cell table:number-columns-repeated="1020"/>
        </table:table-row>
        <table:table-row table:style-name="ro1">
          <table:table-cell table:formula="of:=IF([Evenèments.C304]&gt;0;T(&quot;&quot;) ;T(&quot;#&quot;))">
            <text:p/>
          </table:table-cell>
          <table:table-cell table:style-name="ce311" table:formula="of:=T([Evenèments.A304])">
            <text:p/>
          </table:table-cell>
          <table:table-cell table:style-name="ce311" table:formula="of:=T([Evenèments.B304])">
            <text:p/>
          </table:table-cell>
          <table:table-cell table:style-name="ce311" table:formula="of:=IF([Evenèments.C304]&gt;0;CONCATENATE([Evenèments.C304];[Evenèments.D304];[Evenèments.E304];T(&quot;;&quot;);[Evenèments.F304];[Evenèments.G304];[Evenèments.H304];T(&quot;;&quot;);[Evenèments.I304];T(&quot;;&quot;);[Evenèments.J304];T(&quot;;&quot;);[Evenèments.K304];T(&quot;;&quot;);[Evenèments.L304];T(&quot;;&quot;);[Evenèments.I304];T(&quot;=&quot;);[Evenèments.M304]);T(&quot;&quot;))" office:value-type="string" office:string-value="17890505;;fr;;6;P;fr=Ouverture des États Généraux.">
            <text:p>17890505;;fr;;6;P;fr=Ouverture des États Généraux.</text:p>
          </table:table-cell>
          <table:table-cell table:number-columns-repeated="1020"/>
        </table:table-row>
        <table:table-row table:style-name="ro1">
          <table:table-cell table:formula="of:=IF([Evenèments.C305]&gt;0;T(&quot;&quot;) ;T(&quot;#&quot;))">
            <text:p/>
          </table:table-cell>
          <table:table-cell table:style-name="ce311" table:formula="of:=T([Evenèments.A305])">
            <text:p/>
          </table:table-cell>
          <table:table-cell table:style-name="ce311" table:formula="of:=T([Evenèments.B305])">
            <text:p/>
          </table:table-cell>
          <table:table-cell table:style-name="ce311" table:formula="of:=IF([Evenèments.C305]&gt;0;CONCATENATE([Evenèments.C305];[Evenèments.D305];[Evenèments.E305];T(&quot;;&quot;);[Evenèments.F305];[Evenèments.G305];[Evenèments.H305];T(&quot;;&quot;);[Evenèments.I305];T(&quot;;&quot;);[Evenèments.J305];T(&quot;;&quot;);[Evenèments.K305];T(&quot;;&quot;);[Evenèments.L305];T(&quot;;&quot;);[Evenèments.I305];T(&quot;=&quot;);[Evenèments.M305]);T(&quot;&quot;))" office:value-type="string" office:string-value="17890617;;fr;;3;P;fr=Le Tiers État se proclame Assemblée Nationale.">
            <text:p>17890617;;fr;;3;P;fr=Le Tiers État se proclame Assemblée Nationale.</text:p>
          </table:table-cell>
          <table:table-cell table:number-columns-repeated="1020"/>
        </table:table-row>
        <table:table-row table:style-name="ro1">
          <table:table-cell table:formula="of:=IF([Evenèments.C306]&gt;0;T(&quot;&quot;) ;T(&quot;#&quot;))">
            <text:p/>
          </table:table-cell>
          <table:table-cell table:style-name="ce311" table:formula="of:=T([Evenèments.A306])">
            <text:p/>
          </table:table-cell>
          <table:table-cell table:style-name="ce311" table:formula="of:=T([Evenèments.B306])">
            <text:p/>
          </table:table-cell>
          <table:table-cell table:style-name="ce311" table:formula="of:=IF([Evenèments.C306]&gt;0;CONCATENATE([Evenèments.C306];[Evenèments.D306];[Evenèments.E306];T(&quot;;&quot;);[Evenèments.F306];[Evenèments.G306];[Evenèments.H306];T(&quot;;&quot;);[Evenèments.I306];T(&quot;;&quot;);[Evenèments.J306];T(&quot;;&quot;);[Evenèments.K306];T(&quot;;&quot;);[Evenèments.L306];T(&quot;;&quot;);[Evenèments.I306];T(&quot;=&quot;);[Evenèments.M306]);T(&quot;&quot;))" office:value-type="string" office:string-value="17890620;;fr;;1;P;fr=Le Serment du Jeu de Paume (le Tiers État jure de ne pas se séparer avant d'avoir pu donner une Constitution au Royaume).">
            <text:p>17890620;;fr;;1;P;fr=Le Serment du Jeu de Paume (le Tiers État jure de ne pas se séparer avant d'avoir pu donner une Constitution au Royaume).</text:p>
          </table:table-cell>
          <table:table-cell table:number-columns-repeated="1020"/>
        </table:table-row>
        <table:table-row table:style-name="ro1">
          <table:table-cell table:formula="of:=IF([Evenèments.C307]&gt;0;T(&quot;&quot;) ;T(&quot;#&quot;))">
            <text:p/>
          </table:table-cell>
          <table:table-cell table:style-name="ce311" table:formula="of:=T([Evenèments.A307])">
            <text:p/>
          </table:table-cell>
          <table:table-cell table:style-name="ce311" table:formula="of:=T([Evenèments.B307])">
            <text:p/>
          </table:table-cell>
          <table:table-cell table:style-name="ce311" table:formula="of:=IF([Evenèments.C307]&gt;0;CONCATENATE([Evenèments.C307];[Evenèments.D307];[Evenèments.E307];T(&quot;;&quot;);[Evenèments.F307];[Evenèments.G307];[Evenèments.H307];T(&quot;;&quot;);[Evenèments.I307];T(&quot;;&quot;);[Evenèments.J307];T(&quot;;&quot;);[Evenèments.K307];T(&quot;;&quot;);[Evenèments.L307];T(&quot;;&quot;);[Evenèments.I307];T(&quot;=&quot;);[Evenèments.M307]);T(&quot;&quot;))" office:value-type="string" office:string-value="17890709;;fr;;1;P;fr=L’assemblée Nationale devient Constituante. Cette période pourrait être qualifiée de Monarchie non absolue. Elle va du 09/07/1789 au 01/10/1791.">
            <text:p>17890709;;fr;;1;P;fr=L’assemblée Nationale devient Constituante. Cette période pourrait être qualifiée de Monarchie non absolue. Elle va du 09/07/1789 au 01/10/1791.</text:p>
          </table:table-cell>
          <table:table-cell table:number-columns-repeated="1020"/>
        </table:table-row>
        <table:table-row table:style-name="ro1">
          <table:table-cell table:formula="of:=IF([Evenèments.C308]&gt;0;T(&quot;&quot;) ;T(&quot;#&quot;))">
            <text:p/>
          </table:table-cell>
          <table:table-cell table:style-name="ce311" table:formula="of:=T([Evenèments.A308])">
            <text:p/>
          </table:table-cell>
          <table:table-cell table:style-name="ce311" table:formula="of:=T([Evenèments.B308])">
            <text:p/>
          </table:table-cell>
          <table:table-cell table:style-name="ce311" table:formula="of:=IF([Evenèments.C308]&gt;0;CONCATENATE([Evenèments.C308];[Evenèments.D308];[Evenèments.E308];T(&quot;;&quot;);[Evenèments.F308];[Evenèments.G308];[Evenèments.H308];T(&quot;;&quot;);[Evenèments.I308];T(&quot;;&quot;);[Evenèments.J308];T(&quot;;&quot;);[Evenèments.K308];T(&quot;;&quot;);[Evenèments.L308];T(&quot;;&quot;);[Evenèments.I308];T(&quot;=&quot;);[Evenèments.M308]);T(&quot;&quot;))" office:value-type="string" office:string-value="17890712;;fr;;6;P;fr=Necker est renvoyé : des manifestations ont lieu à Paris. Les électeurs parisiens s'emparent de l'Hôtel de Ville et y installent le comité permanent de la Commune, qui décide de prendre les gardes français comme force armée.">
            <text:p>17890712;;fr;;6;P;fr=Necker est renvoyé : des manifestations ont lieu à Paris. Les électeurs parisiens s'emparent de l'Hôtel de Ville et y installent le comité permanent de la Commune, qui décide de prendre les gardes français comme force armée.</text:p>
          </table:table-cell>
          <table:table-cell table:number-columns-repeated="1020"/>
        </table:table-row>
        <table:table-row table:style-name="ro1">
          <table:table-cell table:formula="of:=IF([Evenèments.C309]&gt;0;T(&quot;&quot;) ;T(&quot;#&quot;))">
            <text:p/>
          </table:table-cell>
          <table:table-cell table:style-name="ce311" table:formula="of:=T([Evenèments.A309])">
            <text:p/>
          </table:table-cell>
          <table:table-cell table:style-name="ce311" table:formula="of:=T([Evenèments.B309])">
            <text:p/>
          </table:table-cell>
          <table:table-cell table:style-name="ce311" table:formula="of:=IF([Evenèments.C309]&gt;0;CONCATENATE([Evenèments.C309];[Evenèments.D309];[Evenèments.E309];T(&quot;;&quot;);[Evenèments.F309];[Evenèments.G309];[Evenèments.H309];T(&quot;;&quot;);[Evenèments.I309];T(&quot;;&quot;);[Evenèments.J309];T(&quot;;&quot;);[Evenèments.K309];T(&quot;;&quot;);[Evenèments.L309];T(&quot;;&quot;);[Evenèments.I309];T(&quot;=&quot;);[Evenèments.M309]);T(&quot;&quot;))" office:value-type="string" office:string-value="17890714;;fr;;0;P;fr=Prise de la Bastille.">
            <text:p>17890714;;fr;;0;P;fr=Prise de la Bastille.</text:p>
          </table:table-cell>
          <table:table-cell table:number-columns-repeated="1020"/>
        </table:table-row>
        <table:table-row table:style-name="ro1">
          <table:table-cell table:formula="of:=IF([Evenèments.C310]&gt;0;T(&quot;&quot;) ;T(&quot;#&quot;))">
            <text:p/>
          </table:table-cell>
          <table:table-cell table:style-name="ce311" table:formula="of:=T([Evenèments.A310])">
            <text:p/>
          </table:table-cell>
          <table:table-cell table:style-name="ce311" table:formula="of:=T([Evenèments.B310])">
            <text:p/>
          </table:table-cell>
          <table:table-cell table:style-name="ce311" table:formula="of:=IF([Evenèments.C310]&gt;0;CONCATENATE([Evenèments.C310];[Evenèments.D310];[Evenèments.E310];T(&quot;;&quot;);[Evenèments.F310];[Evenèments.G310];[Evenèments.H310];T(&quot;;&quot;);[Evenèments.I310];T(&quot;;&quot;);[Evenèments.J310];T(&quot;;&quot;);[Evenèments.K310];T(&quot;;&quot;);[Evenèments.L310];T(&quot;;&quot;);[Evenèments.I310];T(&quot;=&quot;);[Evenèments.M310]);T(&quot;&quot;))" office:value-type="string" office:string-value="17890716;;fr;;3;P;fr=Création de la première Commune de Paris.">
            <text:p>17890716;;fr;;3;P;fr=Création de la première Commune de Paris.</text:p>
          </table:table-cell>
          <table:table-cell table:number-columns-repeated="1020"/>
        </table:table-row>
        <table:table-row table:style-name="ro1">
          <table:table-cell table:formula="of:=IF([Evenèments.C311]&gt;0;T(&quot;&quot;) ;T(&quot;#&quot;))">
            <text:p/>
          </table:table-cell>
          <table:table-cell table:style-name="ce311" table:formula="of:=T([Evenèments.A311])">
            <text:p/>
          </table:table-cell>
          <table:table-cell table:style-name="ce311" table:formula="of:=T([Evenèments.B311])">
            <text:p/>
          </table:table-cell>
          <table:table-cell table:style-name="ce311" table:formula="of:=IF([Evenèments.C311]&gt;0;CONCATENATE([Evenèments.C311];[Evenèments.D311];[Evenèments.E311];T(&quot;;&quot;);[Evenèments.F311];[Evenèments.G311];[Evenèments.H311];T(&quot;;&quot;);[Evenèments.I311];T(&quot;;&quot;);[Evenèments.J311];T(&quot;;&quot;);[Evenèments.K311];T(&quot;;&quot;);[Evenèments.L311];T(&quot;;&quot;);[Evenèments.I311];T(&quot;=&quot;);[Evenèments.M311]);T(&quot;&quot;))" office:value-type="string" office:string-value="17890720;17890806;fr;;2;P;fr=Grande Peur dans les campagnes, plusieurs centaines de châteaux pillés, notamment en Maine et Picardie.">
            <text:p>17890720;17890806;fr;;2;P;fr=Grande Peur dans les campagnes, plusieurs centaines de châteaux pillés, notamment en Maine et Picardie.</text:p>
          </table:table-cell>
          <table:table-cell table:number-columns-repeated="1020"/>
        </table:table-row>
        <table:table-row table:style-name="ro1">
          <table:table-cell table:formula="of:=IF([Evenèments.C312]&gt;0;T(&quot;&quot;) ;T(&quot;#&quot;))">
            <text:p/>
          </table:table-cell>
          <table:table-cell table:style-name="ce311" table:formula="of:=T([Evenèments.A312])">
            <text:p/>
          </table:table-cell>
          <table:table-cell table:style-name="ce311" table:formula="of:=T([Evenèments.B312])">
            <text:p/>
          </table:table-cell>
          <table:table-cell table:style-name="ce311" table:formula="of:=IF([Evenèments.C312]&gt;0;CONCATENATE([Evenèments.C312];[Evenèments.D312];[Evenèments.E312];T(&quot;;&quot;);[Evenèments.F312];[Evenèments.G312];[Evenèments.H312];T(&quot;;&quot;);[Evenèments.I312];T(&quot;;&quot;);[Evenèments.J312];T(&quot;;&quot;);[Evenèments.K312];T(&quot;;&quot;);[Evenèments.L312];T(&quot;;&quot;);[Evenèments.I312];T(&quot;=&quot;);[Evenèments.M312]);T(&quot;&quot;))" office:value-type="string" office:string-value="17890804;;fr;;0;P;fr=Nuit du 4 Août, abolition des privilèges.">
            <text:p>17890804;;fr;;0;P;fr=Nuit du 4 Août, abolition des privilèges.</text:p>
          </table:table-cell>
          <table:table-cell table:number-columns-repeated="1020"/>
        </table:table-row>
        <table:table-row table:style-name="ro1">
          <table:table-cell table:formula="of:=IF([Evenèments.C313]&gt;0;T(&quot;&quot;) ;T(&quot;#&quot;))">
            <text:p/>
          </table:table-cell>
          <table:table-cell table:style-name="ce311" table:formula="of:=T([Evenèments.A313])">
            <text:p/>
          </table:table-cell>
          <table:table-cell table:style-name="ce311" table:formula="of:=T([Evenèments.B313])">
            <text:p/>
          </table:table-cell>
          <table:table-cell table:style-name="ce311" table:formula="of:=IF([Evenèments.C313]&gt;0;CONCATENATE([Evenèments.C313];[Evenèments.D313];[Evenèments.E313];T(&quot;;&quot;);[Evenèments.F313];[Evenèments.G313];[Evenèments.H313];T(&quot;;&quot;);[Evenèments.I313];T(&quot;;&quot;);[Evenèments.J313];T(&quot;;&quot;);[Evenèments.K313];T(&quot;;&quot;);[Evenèments.L313];T(&quot;;&quot;);[Evenèments.I313];T(&quot;=&quot;);[Evenèments.M313]);T(&quot;&quot;))" office:value-type="string" office:string-value="17890826;;fr;;0;P;fr=Déclaration des Droits de l'Homme et du Citoyen.">
            <text:p>17890826;;fr;;0;P;fr=Déclaration des Droits de l'Homme et du Citoyen.</text:p>
          </table:table-cell>
          <table:table-cell table:number-columns-repeated="1020"/>
        </table:table-row>
        <table:table-row table:style-name="ro1">
          <table:table-cell table:formula="of:=IF([Evenèments.C314]&gt;0;T(&quot;&quot;) ;T(&quot;#&quot;))">
            <text:p/>
          </table:table-cell>
          <table:table-cell table:style-name="ce311" table:formula="of:=T([Evenèments.A314])">
            <text:p/>
          </table:table-cell>
          <table:table-cell table:style-name="ce311" table:formula="of:=T([Evenèments.B314])">
            <text:p/>
          </table:table-cell>
          <table:table-cell table:style-name="ce311" table:formula="of:=IF([Evenèments.C314]&gt;0;CONCATENATE([Evenèments.C314];[Evenèments.D314];[Evenèments.E314];T(&quot;;&quot;);[Evenèments.F314];[Evenèments.G314];[Evenèments.H314];T(&quot;;&quot;);[Evenèments.I314];T(&quot;;&quot;);[Evenèments.J314];T(&quot;;&quot;);[Evenèments.K314];T(&quot;;&quot;);[Evenèments.L314];T(&quot;;&quot;);[Evenèments.I314];T(&quot;=&quot;);[Evenèments.M314]);T(&quot;&quot;))" office:value-type="string" office:string-value="17900115;;fr;;4;P;fr=Division de la France en 83 départements.">
            <text:p>17900115;;fr;;4;P;fr=Division de la France en 83 départements.</text:p>
          </table:table-cell>
          <table:table-cell table:number-columns-repeated="1020"/>
        </table:table-row>
        <table:table-row table:style-name="ro1">
          <table:table-cell table:formula="of:=IF([Evenèments.C315]&gt;0;T(&quot;&quot;) ;T(&quot;#&quot;))">
            <text:p/>
          </table:table-cell>
          <table:table-cell table:style-name="ce311" table:formula="of:=T([Evenèments.A315])">
            <text:p/>
          </table:table-cell>
          <table:table-cell table:style-name="ce311" table:formula="of:=T([Evenèments.B315])">
            <text:p/>
          </table:table-cell>
          <table:table-cell table:style-name="ce311" table:formula="of:=IF([Evenèments.C315]&gt;0;CONCATENATE([Evenèments.C315];[Evenèments.D315];[Evenèments.E315];T(&quot;;&quot;);[Evenèments.F315];[Evenèments.G315];[Evenèments.H315];T(&quot;;&quot;);[Evenèments.I315];T(&quot;;&quot;);[Evenèments.J315];T(&quot;;&quot;);[Evenèments.K315];T(&quot;;&quot;);[Evenèments.L315];T(&quot;;&quot;);[Evenèments.I315];T(&quot;=&quot;);[Evenèments.M315]);T(&quot;&quot;))" office:value-type="string" office:string-value="17900213;;fr;;6;P;fr=Suppression des ordres religieux.">
            <text:p>17900213;;fr;;6;P;fr=Suppression des ordres religieux.</text:p>
          </table:table-cell>
          <table:table-cell table:number-columns-repeated="1020"/>
        </table:table-row>
        <table:table-row table:style-name="ro1">
          <table:table-cell table:formula="of:=IF([Evenèments.C316]&gt;0;T(&quot;&quot;) ;T(&quot;#&quot;))">
            <text:p/>
          </table:table-cell>
          <table:table-cell table:style-name="ce311" table:formula="of:=T([Evenèments.A316])">
            <text:p/>
          </table:table-cell>
          <table:table-cell table:style-name="ce311" table:formula="of:=T([Evenèments.B316])">
            <text:p/>
          </table:table-cell>
          <table:table-cell table:style-name="ce311" table:formula="of:=IF([Evenèments.C316]&gt;0;CONCATENATE([Evenèments.C316];[Evenèments.D316];[Evenèments.E316];T(&quot;;&quot;);[Evenèments.F316];[Evenèments.G316];[Evenèments.H316];T(&quot;;&quot;);[Evenèments.I316];T(&quot;;&quot;);[Evenèments.J316];T(&quot;;&quot;);[Evenèments.K316];T(&quot;;&quot;);[Evenèments.L316];T(&quot;;&quot;);[Evenèments.I316];T(&quot;=&quot;);[Evenèments.M316]);T(&quot;&quot;))" office:value-type="string" office:string-value="17900315;;fr;;6;P;fr=Suppression des droits seigneuriaux personnels.">
            <text:p>17900315;;fr;;6;P;fr=Suppression des droits seigneuriaux personnels.</text:p>
          </table:table-cell>
          <table:table-cell table:number-columns-repeated="1020"/>
        </table:table-row>
        <table:table-row table:style-name="ro1">
          <table:table-cell table:formula="of:=IF([Evenèments.C317]&gt;0;T(&quot;&quot;) ;T(&quot;#&quot;))">
            <text:p/>
          </table:table-cell>
          <table:table-cell table:style-name="ce311" table:formula="of:=T([Evenèments.A317])">
            <text:p/>
          </table:table-cell>
          <table:table-cell table:style-name="ce311" table:formula="of:=T([Evenèments.B317])">
            <text:p/>
          </table:table-cell>
          <table:table-cell table:style-name="ce311" table:formula="of:=IF([Evenèments.C317]&gt;0;CONCATENATE([Evenèments.C317];[Evenèments.D317];[Evenèments.E317];T(&quot;;&quot;);[Evenèments.F317];[Evenèments.G317];[Evenèments.H317];T(&quot;;&quot;);[Evenèments.I317];T(&quot;;&quot;);[Evenèments.J317];T(&quot;;&quot;);[Evenèments.K317];T(&quot;;&quot;);[Evenèments.L317];T(&quot;;&quot;);[Evenèments.I317];T(&quot;=&quot;);[Evenèments.M317]);T(&quot;&quot;))" office:value-type="string" office:string-value="17900521;;fr;;4;P;fr=Création de la deuxième Commune de Paris (48 Sections remplaçant les 60 districts).">
            <text:p>17900521;;fr;;4;P;fr=Création de la deuxième Commune de Paris (48 Sections remplaçant les 60 districts).</text:p>
          </table:table-cell>
          <table:table-cell table:number-columns-repeated="1020"/>
        </table:table-row>
        <table:table-row table:style-name="ro1">
          <table:table-cell table:formula="of:=IF([Evenèments.C318]&gt;0;T(&quot;&quot;) ;T(&quot;#&quot;))">
            <text:p/>
          </table:table-cell>
          <table:table-cell table:style-name="ce311" table:formula="of:=T([Evenèments.A318])">
            <text:p/>
          </table:table-cell>
          <table:table-cell table:style-name="ce311" table:formula="of:=T([Evenèments.B318])">
            <text:p/>
          </table:table-cell>
          <table:table-cell table:style-name="ce311" table:formula="of:=IF([Evenèments.C318]&gt;0;CONCATENATE([Evenèments.C318];[Evenèments.D318];[Evenèments.E318];T(&quot;;&quot;);[Evenèments.F318];[Evenèments.G318];[Evenèments.H318];T(&quot;;&quot;);[Evenèments.I318];T(&quot;;&quot;);[Evenèments.J318];T(&quot;;&quot;);[Evenèments.K318];T(&quot;;&quot;);[Evenèments.L318];T(&quot;;&quot;);[Evenèments.I318];T(&quot;=&quot;);[Evenèments.M318]);T(&quot;&quot;))" office:value-type="string" office:string-value="17900712;;fr;;3;P;fr=Constitution Civile du Clergé.">
            <text:p>17900712;;fr;;3;P;fr=Constitution Civile du Clergé.</text:p>
          </table:table-cell>
          <table:table-cell table:number-columns-repeated="1020"/>
        </table:table-row>
        <table:table-row table:style-name="ro1">
          <table:table-cell table:formula="of:=IF([Evenèments.C319]&gt;0;T(&quot;&quot;) ;T(&quot;#&quot;))">
            <text:p/>
          </table:table-cell>
          <table:table-cell table:style-name="ce311" table:formula="of:=T([Evenèments.A319])">
            <text:p/>
          </table:table-cell>
          <table:table-cell table:style-name="ce311" table:formula="of:=T([Evenèments.B319])">
            <text:p/>
          </table:table-cell>
          <table:table-cell table:style-name="ce311" table:formula="of:=IF([Evenèments.C319]&gt;0;CONCATENATE([Evenèments.C319];[Evenèments.D319];[Evenèments.E319];T(&quot;;&quot;);[Evenèments.F319];[Evenèments.G319];[Evenèments.H319];T(&quot;;&quot;);[Evenèments.I319];T(&quot;;&quot;);[Evenèments.J319];T(&quot;;&quot;);[Evenèments.K319];T(&quot;;&quot;);[Evenèments.L319];T(&quot;;&quot;);[Evenèments.I319];T(&quot;=&quot;);[Evenèments.M319]);T(&quot;&quot;))" office:value-type="string" office:string-value="17900904;;fr;;6;P;fr=Necker démissionne s'estimant incapable de maintenir l'ordre dans la rue (les gardes nationaux, membres des Sections en armes, y font la loi).">
            <text:p>17900904;;fr;;6;P;fr=Necker démissionne s'estimant incapable de maintenir l'ordre dans la rue (les gardes nationaux, membres des Sections en armes, y font la loi).</text:p>
          </table:table-cell>
          <table:table-cell table:number-columns-repeated="1020"/>
        </table:table-row>
        <table:table-row table:style-name="ro1">
          <table:table-cell table:formula="of:=IF([Evenèments.C320]&gt;0;T(&quot;&quot;) ;T(&quot;#&quot;))">
            <text:p/>
          </table:table-cell>
          <table:table-cell table:style-name="ce311" table:formula="of:=T([Evenèments.A320])">
            <text:p/>
          </table:table-cell>
          <table:table-cell table:style-name="ce311" table:formula="of:=T([Evenèments.B320])">
            <text:p/>
          </table:table-cell>
          <table:table-cell table:style-name="ce311" table:formula="of:=IF([Evenèments.C320]&gt;0;CONCATENATE([Evenèments.C320];[Evenèments.D320];[Evenèments.E320];T(&quot;;&quot;);[Evenèments.F320];[Evenèments.G320];[Evenèments.H320];T(&quot;;&quot;);[Evenèments.I320];T(&quot;;&quot;);[Evenèments.J320];T(&quot;;&quot;);[Evenèments.K320];T(&quot;;&quot;);[Evenèments.L320];T(&quot;;&quot;);[Evenèments.I320];T(&quot;=&quot;);[Evenèments.M320]);T(&quot;&quot;))" office:value-type="string" office:string-value="17901126;;fr;;4;P;fr=L'assemblée vote la Loi du Serment, obligeant les prêtres ayant un ministère à jurer la Constitution. Cette loi sera acceptée par Louis XVI le 26 décembre suivant.">
            <text:p>17901126;;fr;;4;P;fr=L'assemblée vote la Loi du Serment, obligeant les prêtres ayant un ministère à jurer la Constitution. Cette loi sera acceptée par Louis XVI le 26 décembre suivant.</text:p>
          </table:table-cell>
          <table:table-cell table:number-columns-repeated="1020"/>
        </table:table-row>
        <table:table-row table:style-name="ro1">
          <table:table-cell table:formula="of:=IF([Evenèments.C321]&gt;0;T(&quot;&quot;) ;T(&quot;#&quot;))">
            <text:p/>
          </table:table-cell>
          <table:table-cell table:style-name="ce311" table:formula="of:=T([Evenèments.A321])">
            <text:p/>
          </table:table-cell>
          <table:table-cell table:style-name="ce311" table:formula="of:=T([Evenèments.B321])">
            <text:p/>
          </table:table-cell>
          <table:table-cell table:style-name="ce311" table:formula="of:=IF([Evenèments.C321]&gt;0;CONCATENATE([Evenèments.C321];[Evenèments.D321];[Evenèments.E321];T(&quot;;&quot;);[Evenèments.F321];[Evenèments.G321];[Evenèments.H321];T(&quot;;&quot;);[Evenèments.I321];T(&quot;;&quot;);[Evenèments.J321];T(&quot;;&quot;);[Evenèments.K321];T(&quot;;&quot;);[Evenèments.L321];T(&quot;;&quot;);[Evenèments.I321];T(&quot;=&quot;);[Evenèments.M321]);T(&quot;&quot;))" office:value-type="string" office:string-value="17910126;;fr;;4;P;fr=Mise en application de la Loi du Serment. La majorité des prêtres la refusent, notamment en Vendée (75%). Les &quot;réfractaires&quot; sont, en principe, révoqués et remplacés par des &quot;jureurs&quot; (mais ces derniers sont en nombre insuffisant).">
            <text:p>17910126;;fr;;4;P;fr=Mise en application de la Loi du Serment. La majorité des prêtres la refusent, notamment en Vendée (75%). Les "réfractaires" sont, en principe, révoqués et remplacés par des "jureurs" (mais ces derniers sont en nombre insuffisant).</text:p>
          </table:table-cell>
          <table:table-cell table:number-columns-repeated="1020"/>
        </table:table-row>
        <table:table-row table:style-name="ro1">
          <table:table-cell table:formula="of:=IF([Evenèments.C322]&gt;0;T(&quot;&quot;) ;T(&quot;#&quot;))">
            <text:p/>
          </table:table-cell>
          <table:table-cell table:style-name="ce311" table:formula="of:=T([Evenèments.A322])">
            <text:p/>
          </table:table-cell>
          <table:table-cell table:style-name="ce311" table:formula="of:=T([Evenèments.B322])">
            <text:p/>
          </table:table-cell>
          <table:table-cell table:style-name="ce311" table:formula="of:=IF([Evenèments.C322]&gt;0;CONCATENATE([Evenèments.C322];[Evenèments.D322];[Evenèments.E322];T(&quot;;&quot;);[Evenèments.F322];[Evenèments.G322];[Evenèments.H322];T(&quot;;&quot;);[Evenèments.I322];T(&quot;;&quot;);[Evenèments.J322];T(&quot;;&quot;);[Evenèments.K322];T(&quot;;&quot;);[Evenèments.L322];T(&quot;;&quot;);[Evenèments.I322];T(&quot;=&quot;);[Evenèments.M322]);T(&quot;&quot;))" office:value-type="string" office:string-value="17910310;;fr;;6;P;fr=Le Pape Pie VI condamne la Constitution Civile du clergé.">
            <text:p>17910310;;fr;;6;P;fr=Le Pape Pie VI condamne la Constitution Civile du clergé.</text:p>
          </table:table-cell>
          <table:table-cell table:number-columns-repeated="1020"/>
        </table:table-row>
        <table:table-row table:style-name="ro1">
          <table:table-cell table:formula="of:=IF([Evenèments.C323]&gt;0;T(&quot;&quot;) ;T(&quot;#&quot;))">
            <text:p/>
          </table:table-cell>
          <table:table-cell table:style-name="ce311" table:formula="of:=T([Evenèments.A323])">
            <text:p/>
          </table:table-cell>
          <table:table-cell table:style-name="ce311" table:formula="of:=T([Evenèments.B323])">
            <text:p/>
          </table:table-cell>
          <table:table-cell table:style-name="ce311" table:formula="of:=IF([Evenèments.C323]&gt;0;CONCATENATE([Evenèments.C323];[Evenèments.D323];[Evenèments.E323];T(&quot;;&quot;);[Evenèments.F323];[Evenèments.G323];[Evenèments.H323];T(&quot;;&quot;);[Evenèments.I323];T(&quot;;&quot;);[Evenèments.J323];T(&quot;;&quot;);[Evenèments.K323];T(&quot;;&quot;);[Evenèments.L323];T(&quot;;&quot;);[Evenèments.I323];T(&quot;=&quot;);[Evenèments.M323]);T(&quot;&quot;))" office:value-type="string" office:string-value="17910531;;fr;;6;P;fr=La torture est abolie, la guillotine adoptée.">
            <text:p>17910531;;fr;;6;P;fr=La torture est abolie, la guillotine adoptée.</text:p>
          </table:table-cell>
          <table:table-cell table:number-columns-repeated="1020"/>
        </table:table-row>
        <table:table-row table:style-name="ro1">
          <table:table-cell table:formula="of:=IF([Evenèments.C324]&gt;0;T(&quot;&quot;) ;T(&quot;#&quot;))">
            <text:p/>
          </table:table-cell>
          <table:table-cell table:style-name="ce311" table:formula="of:=T([Evenèments.A324])">
            <text:p/>
          </table:table-cell>
          <table:table-cell table:style-name="ce311" table:formula="of:=T([Evenèments.B324])">
            <text:p/>
          </table:table-cell>
          <table:table-cell table:style-name="ce311" table:formula="of:=IF([Evenèments.C324]&gt;0;CONCATENATE([Evenèments.C324];[Evenèments.D324];[Evenèments.E324];T(&quot;;&quot;);[Evenèments.F324];[Evenèments.G324];[Evenèments.H324];T(&quot;;&quot;);[Evenèments.I324];T(&quot;;&quot;);[Evenèments.J324];T(&quot;;&quot;);[Evenèments.K324];T(&quot;;&quot;);[Evenèments.L324];T(&quot;;&quot;);[Evenèments.I324];T(&quot;=&quot;);[Evenèments.M324]);T(&quot;&quot;))" office:value-type="string" office:string-value="17910620;17910625;fr;;1;P;fr=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
            <text:p>17910620;17910625;fr;;1;P;fr=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text:p>
          </table:table-cell>
          <table:table-cell table:number-columns-repeated="1020"/>
        </table:table-row>
        <table:table-row table:style-name="ro1">
          <table:table-cell table:formula="of:=IF([Evenèments.C325]&gt;0;T(&quot;&quot;) ;T(&quot;#&quot;))">
            <text:p/>
          </table:table-cell>
          <table:table-cell table:style-name="ce311" table:formula="of:=T([Evenèments.A325])">
            <text:p/>
          </table:table-cell>
          <table:table-cell table:style-name="ce311" table:formula="of:=T([Evenèments.B325])">
            <text:p/>
          </table:table-cell>
          <table:table-cell table:style-name="ce311" table:formula="of:=IF([Evenèments.C325]&gt;0;CONCATENATE([Evenèments.C325];[Evenèments.D325];[Evenèments.E325];T(&quot;;&quot;);[Evenèments.F325];[Evenèments.G325];[Evenèments.H325];T(&quot;;&quot;);[Evenèments.I325];T(&quot;;&quot;);[Evenèments.J325];T(&quot;;&quot;);[Evenèments.K325];T(&quot;;&quot;);[Evenèments.L325];T(&quot;;&quot;);[Evenèments.I325];T(&quot;=&quot;);[Evenèments.M325]);T(&quot;&quot;))" office:value-type="string" office:string-value="17910717;;fr;;1;P;fr=Massacre du Champ de Mars, La Fayette et Bailly, maire de Paris, font tirer sur des pétitionnaires, demandant le remplacement de Louis XVI (pétition rédigée par Danton).">
            <text:p>17910717;;fr;;1;P;fr=Massacre du Champ de Mars, La Fayette et Bailly, maire de Paris, font tirer sur des pétitionnaires, demandant le remplacement de Louis XVI (pétition rédigée par Danton).</text:p>
          </table:table-cell>
          <table:table-cell table:number-columns-repeated="1020"/>
        </table:table-row>
        <table:table-row table:style-name="ro1">
          <table:table-cell table:formula="of:=IF([Evenèments.C326]&gt;0;T(&quot;&quot;) ;T(&quot;#&quot;))">
            <text:p/>
          </table:table-cell>
          <table:table-cell table:style-name="ce311" table:formula="of:=T([Evenèments.A326])">
            <text:p/>
          </table:table-cell>
          <table:table-cell table:style-name="ce311" table:formula="of:=T([Evenèments.B326])">
            <text:p/>
          </table:table-cell>
          <table:table-cell table:style-name="ce311" table:formula="of:=IF([Evenèments.C326]&gt;0;CONCATENATE([Evenèments.C326];[Evenèments.D326];[Evenèments.E326];T(&quot;;&quot;);[Evenèments.F326];[Evenèments.G326];[Evenèments.H326];T(&quot;;&quot;);[Evenèments.I326];T(&quot;;&quot;);[Evenèments.J326];T(&quot;;&quot;);[Evenèments.K326];T(&quot;;&quot;);[Evenèments.L326];T(&quot;;&quot;);[Evenèments.I326];T(&quot;=&quot;);[Evenèments.M326]);T(&quot;&quot;))" office:value-type="string" office:string-value="17910914;;fr;;8;P;fr=Avignon est annexé (Carpentras reste fidèle au pape et la guerre éclate entre les deux villes).">
            <text:p>17910914;;fr;;8;P;fr=Avignon est annexé (Carpentras reste fidèle au pape et la guerre éclate entre les deux villes).</text:p>
          </table:table-cell>
          <table:table-cell table:number-columns-repeated="1020"/>
        </table:table-row>
        <table:table-row table:style-name="ro1">
          <table:table-cell table:formula="of:=IF([Evenèments.C327]&gt;0;T(&quot;&quot;) ;T(&quot;#&quot;))">
            <text:p/>
          </table:table-cell>
          <table:table-cell table:style-name="ce311" table:formula="of:=T([Evenèments.A327])">
            <text:p/>
          </table:table-cell>
          <table:table-cell table:style-name="ce311" table:formula="of:=T([Evenèments.B327])">
            <text:p/>
          </table:table-cell>
          <table:table-cell table:style-name="ce311" table:formula="of:=IF([Evenèments.C327]&gt;0;CONCATENATE([Evenèments.C327];[Evenèments.D327];[Evenèments.E327];T(&quot;;&quot;);[Evenèments.F327];[Evenèments.G327];[Evenèments.H327];T(&quot;;&quot;);[Evenèments.I327];T(&quot;;&quot;);[Evenèments.J327];T(&quot;;&quot;);[Evenèments.K327];T(&quot;;&quot;);[Evenèments.L327];T(&quot;;&quot;);[Evenèments.I327];T(&quot;=&quot;);[Evenèments.M327]);T(&quot;&quot;))" office:value-type="string" office:string-value="17910914;;fr;;5;P;fr=Louis XVI prête serment à la Constitution. Il est reconnu roi héréditaire.">
            <text:p>17910914;;fr;;5;P;fr=Louis XVI prête serment à la Constitution. Il est reconnu roi héréditaire.</text:p>
          </table:table-cell>
          <table:table-cell table:number-columns-repeated="1020"/>
        </table:table-row>
        <table:table-row table:style-name="ro1">
          <table:table-cell table:formula="of:=IF([Evenèments.C328]&gt;0;T(&quot;&quot;) ;T(&quot;#&quot;))">
            <text:p/>
          </table:table-cell>
          <table:table-cell table:style-name="ce311" table:formula="of:=T([Evenèments.A328])">
            <text:p/>
          </table:table-cell>
          <table:table-cell table:style-name="ce311" table:formula="of:=T([Evenèments.B328])">
            <text:p/>
          </table:table-cell>
          <table:table-cell table:style-name="ce311" table:formula="of:=IF([Evenèments.C328]&gt;0;CONCATENATE([Evenèments.C328];[Evenèments.D328];[Evenèments.E328];T(&quot;;&quot;);[Evenèments.F328];[Evenèments.G328];[Evenèments.H328];T(&quot;;&quot;);[Evenèments.I328];T(&quot;;&quot;);[Evenèments.J328];T(&quot;;&quot;);[Evenèments.K328];T(&quot;;&quot;);[Evenèments.L328];T(&quot;;&quot;);[Evenèments.I328];T(&quot;=&quot;);[Evenèments.M328]);T(&quot;&quot;))" office:value-type="string" office:string-value="17910930;;fr;;6;P;fr=Séparation de l'assemblée législative. Aucun de ses membres ne peut être un ancien constituant (les principaux orateurs de la Constituante deviennent orateurs des Clubs : Jacobins, Feuillants, Cordeliers).">
            <text:p>17910930;;fr;;6;P;fr=Séparation de l'assemblée législative. Aucun de ses membres ne peut être un ancien constituant (les principaux orateurs de la Constituante deviennent orateurs des Clubs : Jacobins, Feuillants, Cordeliers).</text:p>
          </table:table-cell>
          <table:table-cell table:number-columns-repeated="1020"/>
        </table:table-row>
        <table:table-row table:style-name="ro1">
          <table:table-cell table:formula="of:=IF([Evenèments.C329]&gt;0;T(&quot;&quot;) ;T(&quot;#&quot;))">
            <text:p/>
          </table:table-cell>
          <table:table-cell table:style-name="ce311" table:formula="of:=T([Evenèments.A329])">
            <text:p/>
          </table:table-cell>
          <table:table-cell table:style-name="ce311" table:formula="of:=T([Evenèments.B329])">
            <text:p/>
          </table:table-cell>
          <table:table-cell table:style-name="ce311" table:formula="of:=IF([Evenèments.C329]&gt;0;CONCATENATE([Evenèments.C329];[Evenèments.D329];[Evenèments.E329];T(&quot;;&quot;);[Evenèments.F329];[Evenèments.G329];[Evenèments.H329];T(&quot;;&quot;);[Evenèments.I329];T(&quot;;&quot;);[Evenèments.J329];T(&quot;;&quot;);[Evenèments.K329];T(&quot;;&quot;);[Evenèments.L329];T(&quot;;&quot;);[Evenèments.I329];T(&quot;=&quot;);[Evenèments.M329]);T(&quot;&quot;))" office:value-type="string" office:string-value="17911001;;fr;;5;P;fr=Réunion des 745 députés de l'Assemblée législative : droite 160, centre 449, gauche 136. Cette période est le début de la Monarchie constitutionnelle entre le 01/10/1791 et le 10/08/1792.">
            <text:p>17911001;;fr;;5;P;fr=Réunion des 745 députés de l'Assemblée législative : droite 160, centre 449, gauche 136. Cette période est le début de la Monarchie constitutionnelle entre le 01/10/1791 et le 10/08/1792.</text:p>
          </table:table-cell>
          <table:table-cell table:number-columns-repeated="1020"/>
        </table:table-row>
        <table:table-row table:style-name="ro1">
          <table:table-cell table:formula="of:=IF([Evenèments.C330]&gt;0;T(&quot;&quot;) ;T(&quot;#&quot;))">
            <text:p/>
          </table:table-cell>
          <table:table-cell table:style-name="ce311" table:formula="of:=T([Evenèments.A330])">
            <text:p/>
          </table:table-cell>
          <table:table-cell table:style-name="ce311" table:formula="of:=T([Evenèments.B330])">
            <text:p/>
          </table:table-cell>
          <table:table-cell table:style-name="ce311" table:formula="of:=IF([Evenèments.C330]&gt;0;CONCATENATE([Evenèments.C330];[Evenèments.D330];[Evenèments.E330];T(&quot;;&quot;);[Evenèments.F330];[Evenèments.G330];[Evenèments.H330];T(&quot;;&quot;);[Evenèments.I330];T(&quot;;&quot;);[Evenèments.J330];T(&quot;;&quot;);[Evenèments.K330];T(&quot;;&quot;);[Evenèments.L330];T(&quot;;&quot;);[Evenèments.I330];T(&quot;=&quot;);[Evenèments.M330]);T(&quot;&quot;))" office:value-type="string" office:string-value="17911125;;fr;;5;P;fr=Création du Comité de surveillance (futur Comité de sûreté générale).">
            <text:p>17911125;;fr;;5;P;fr=Création du Comité de surveillance (futur Comité de sûreté générale).</text:p>
          </table:table-cell>
          <table:table-cell table:number-columns-repeated="1020"/>
        </table:table-row>
        <table:table-row table:style-name="ro1">
          <table:table-cell table:formula="of:=IF([Evenèments.C331]&gt;0;T(&quot;&quot;) ;T(&quot;#&quot;))">
            <text:p/>
          </table:table-cell>
          <table:table-cell table:style-name="ce311" table:formula="of:=T([Evenèments.A331])">
            <text:p/>
          </table:table-cell>
          <table:table-cell table:style-name="ce311" table:formula="of:=T([Evenèments.B331])">
            <text:p/>
          </table:table-cell>
          <table:table-cell table:style-name="ce311" table:formula="of:=IF([Evenèments.C331]&gt;0;CONCATENATE([Evenèments.C331];[Evenèments.D331];[Evenèments.E331];T(&quot;;&quot;);[Evenèments.F331];[Evenèments.G331];[Evenèments.H331];T(&quot;;&quot;);[Evenèments.I331];T(&quot;;&quot;);[Evenèments.J331];T(&quot;;&quot;);[Evenèments.K331];T(&quot;;&quot;);[Evenèments.L331];T(&quot;;&quot;);[Evenèments.I331];T(&quot;=&quot;);[Evenèments.M331]);T(&quot;&quot;))" office:value-type="string" office:string-value="17911129;;fr;;8;P;fr=Loi dite &quot;du 1er Veto&quot;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
            <text:p>17911129;;fr;;8;P;fr=Loi dite "du 1er Veto"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text:p>
          </table:table-cell>
          <table:table-cell table:number-columns-repeated="1020"/>
        </table:table-row>
        <table:table-row table:style-name="ro1">
          <table:table-cell table:formula="of:=IF([Evenèments.C332]&gt;0;T(&quot;&quot;) ;T(&quot;#&quot;))">
            <text:p/>
          </table:table-cell>
          <table:table-cell table:style-name="ce311" table:formula="of:=T([Evenèments.A332])">
            <text:p/>
          </table:table-cell>
          <table:table-cell table:style-name="ce311" table:formula="of:=T([Evenèments.B332])">
            <text:p/>
          </table:table-cell>
          <table:table-cell table:style-name="ce311" table:formula="of:=IF([Evenèments.C332]&gt;0;CONCATENATE([Evenèments.C332];[Evenèments.D332];[Evenèments.E332];T(&quot;;&quot;);[Evenèments.F332];[Evenèments.G332];[Evenèments.H332];T(&quot;;&quot;);[Evenèments.I332];T(&quot;;&quot;);[Evenèments.J332];T(&quot;;&quot;);[Evenèments.K332];T(&quot;;&quot;);[Evenèments.L332];T(&quot;;&quot;);[Evenèments.I332];T(&quot;=&quot;);[Evenèments.M332]);T(&quot;&quot;))" office:value-type="string" office:string-value="17920101;;fr;;8;P;fr=Décret d'accusation contre les princes émigrés.">
            <text:p>17920101;;fr;;8;P;fr=Décret d'accusation contre les princes émigrés.</text:p>
          </table:table-cell>
          <table:table-cell table:number-columns-repeated="1020"/>
        </table:table-row>
        <table:table-row table:style-name="ro1">
          <table:table-cell table:formula="of:=IF([Evenèments.C333]&gt;0;T(&quot;&quot;) ;T(&quot;#&quot;))">
            <text:p/>
          </table:table-cell>
          <table:table-cell table:style-name="ce311" table:formula="of:=T([Evenèments.A333])">
            <text:p/>
          </table:table-cell>
          <table:table-cell table:style-name="ce311" table:formula="of:=T([Evenèments.B333])">
            <text:p/>
          </table:table-cell>
          <table:table-cell table:style-name="ce311" table:formula="of:=IF([Evenèments.C333]&gt;0;CONCATENATE([Evenèments.C333];[Evenèments.D333];[Evenèments.E333];T(&quot;;&quot;);[Evenèments.F333];[Evenèments.G333];[Evenèments.H333];T(&quot;;&quot;);[Evenèments.I333];T(&quot;;&quot;);[Evenèments.J333];T(&quot;;&quot;);[Evenèments.K333];T(&quot;;&quot;);[Evenèments.L333];T(&quot;;&quot;);[Evenèments.I333];T(&quot;=&quot;);[Evenèments.M333]);T(&quot;&quot;))" office:value-type="string" office:string-value="17920209;;fr;;8;P;fr=Les biens des émigrés sont déclarés biens nationaux.">
            <text:p>17920209;;fr;;8;P;fr=Les biens des émigrés sont déclarés biens nationaux.</text:p>
          </table:table-cell>
          <table:table-cell table:number-columns-repeated="1020"/>
        </table:table-row>
        <table:table-row table:style-name="ro1">
          <table:table-cell table:formula="of:=IF([Evenèments.C334]&gt;0;T(&quot;&quot;) ;T(&quot;#&quot;))">
            <text:p/>
          </table:table-cell>
          <table:table-cell table:style-name="ce311" table:formula="of:=T([Evenèments.A334])">
            <text:p/>
          </table:table-cell>
          <table:table-cell table:style-name="ce311" table:formula="of:=T([Evenèments.B334])">
            <text:p/>
          </table:table-cell>
          <table:table-cell table:style-name="ce311" table:formula="of:=IF([Evenèments.C334]&gt;0;CONCATENATE([Evenèments.C334];[Evenèments.D334];[Evenèments.E334];T(&quot;;&quot;);[Evenèments.F334];[Evenèments.G334];[Evenèments.H334];T(&quot;;&quot;);[Evenèments.I334];T(&quot;;&quot;);[Evenèments.J334];T(&quot;;&quot;);[Evenèments.K334];T(&quot;;&quot;);[Evenèments.L334];T(&quot;;&quot;);[Evenèments.I334];T(&quot;=&quot;);[Evenèments.M334]);T(&quot;&quot;))" office:value-type="string" office:string-value="17920425;;fr;;8;P;fr=Première guillotine place de Grève.">
            <text:p>17920425;;fr;;8;P;fr=Première guillotine place de Grève.</text:p>
          </table:table-cell>
          <table:table-cell table:number-columns-repeated="1020"/>
        </table:table-row>
        <table:table-row table:style-name="ro1">
          <table:table-cell table:formula="of:=IF([Evenèments.C335]&gt;0;T(&quot;&quot;) ;T(&quot;#&quot;))">
            <text:p/>
          </table:table-cell>
          <table:table-cell table:style-name="ce311" table:formula="of:=T([Evenèments.A335])">
            <text:p/>
          </table:table-cell>
          <table:table-cell table:style-name="ce311" table:formula="of:=T([Evenèments.B335])">
            <text:p/>
          </table:table-cell>
          <table:table-cell table:style-name="ce311" table:formula="of:=IF([Evenèments.C335]&gt;0;CONCATENATE([Evenèments.C335];[Evenèments.D335];[Evenèments.E335];T(&quot;;&quot;);[Evenèments.F335];[Evenèments.G335];[Evenèments.H335];T(&quot;;&quot;);[Evenèments.I335];T(&quot;;&quot;);[Evenèments.J335];T(&quot;;&quot;);[Evenèments.K335];T(&quot;;&quot;);[Evenèments.L335];T(&quot;;&quot;);[Evenèments.I335];T(&quot;=&quot;);[Evenèments.M335]);T(&quot;&quot;))" office:value-type="string" office:string-value="17920527;;fr;;8;P;fr=Loi du 2ème Veto. (ou décret Guadet) contre les prêtres réfractaires (ils pourront être déportés hors du royaume sur plainte de 20 citoyens actifs). Louis XVI met son veto, mais le décret est appliqué malgré tout dans 53 départements sur 83.">
            <text:p>17920527;;fr;;8;P;fr=Loi du 2ème Veto. (ou décret Guadet) contre les prêtres réfractaires (ils pourront être déportés hors du royaume sur plainte de 20 citoyens actifs). Louis XVI met son veto, mais le décret est appliqué malgré tout dans 53 départements sur 83.</text:p>
          </table:table-cell>
          <table:table-cell table:number-columns-repeated="1020"/>
        </table:table-row>
        <table:table-row table:style-name="ro1">
          <table:table-cell table:formula="of:=IF([Evenèments.C336]&gt;0;T(&quot;&quot;) ;T(&quot;#&quot;))">
            <text:p/>
          </table:table-cell>
          <table:table-cell table:style-name="ce311" table:formula="of:=T([Evenèments.A336])">
            <text:p/>
          </table:table-cell>
          <table:table-cell table:style-name="ce311" table:formula="of:=T([Evenèments.B336])">
            <text:p/>
          </table:table-cell>
          <table:table-cell table:style-name="ce311" table:formula="of:=IF([Evenèments.C336]&gt;0;CONCATENATE([Evenèments.C336];[Evenèments.D336];[Evenèments.E336];T(&quot;;&quot;);[Evenèments.F336];[Evenèments.G336];[Evenèments.H336];T(&quot;;&quot;);[Evenèments.I336];T(&quot;;&quot;);[Evenèments.J336];T(&quot;;&quot;);[Evenèments.K336];T(&quot;;&quot;);[Evenèments.L336];T(&quot;;&quot;);[Evenèments.I336];T(&quot;=&quot;);[Evenèments.M336]);T(&quot;&quot;))" office:value-type="string" office:string-value="17920608;;fr;;8;P;fr=Décret du ministre de la guerre, Servan, ordonnant la formation d'un camp de 20.000 hommes près de Paris.">
            <text:p>17920608;;fr;;8;P;fr=Décret du ministre de la guerre, Servan, ordonnant la formation d'un camp de 20.000 hommes près de Paris.</text:p>
          </table:table-cell>
          <table:table-cell table:number-columns-repeated="1020"/>
        </table:table-row>
        <table:table-row table:style-name="ro1">
          <table:table-cell table:formula="of:=IF([Evenèments.C337]&gt;0;T(&quot;&quot;) ;T(&quot;#&quot;))">
            <text:p/>
          </table:table-cell>
          <table:table-cell table:style-name="ce311" table:formula="of:=T([Evenèments.A337])">
            <text:p/>
          </table:table-cell>
          <table:table-cell table:style-name="ce311" table:formula="of:=T([Evenèments.B337])">
            <text:p/>
          </table:table-cell>
          <table:table-cell table:style-name="ce311" table:formula="of:=IF([Evenèments.C337]&gt;0;CONCATENATE([Evenèments.C337];[Evenèments.D337];[Evenèments.E337];T(&quot;;&quot;);[Evenèments.F337];[Evenèments.G337];[Evenèments.H337];T(&quot;;&quot;);[Evenèments.I337];T(&quot;;&quot;);[Evenèments.J337];T(&quot;;&quot;);[Evenèments.K337];T(&quot;;&quot;);[Evenèments.L337];T(&quot;;&quot;);[Evenèments.I337];T(&quot;=&quot;);[Evenèments.M337]);T(&quot;&quot;))" office:value-type="string" office:string-value="17920609;17920611;fr;;8;P;fr=Pétition des Huit Mille. Tentative d'utiliser contre la gauche l'intervention des pétitionnaires (8.000 gardes nationaux parisiens, modérés, viennent protester contre le camp de 20.000 &quot;brigands&quot;) : s'appuyant sur eux, Louis XVI, qui a mis son veto, renvoie Servan.">
            <text:p>17920609;17920611;fr;;8;P;fr=Pétition des Huit Mille. Tentative d'utiliser contre la gauche l'intervention des pétitionnaires (8.000 gardes nationaux parisiens, modérés, viennent protester contre le camp de 20.000 "brigands") : s'appuyant sur eux, Louis XVI, qui a mis son veto, renvoie Servan.</text:p>
          </table:table-cell>
          <table:table-cell table:number-columns-repeated="1020"/>
        </table:table-row>
        <table:table-row table:style-name="ro1">
          <table:table-cell table:formula="of:=IF([Evenèments.C338]&gt;0;T(&quot;&quot;) ;T(&quot;#&quot;))">
            <text:p/>
          </table:table-cell>
          <table:table-cell table:style-name="ce311" table:formula="of:=T([Evenèments.A338])">
            <text:p/>
          </table:table-cell>
          <table:table-cell table:style-name="ce311" table:formula="of:=T([Evenèments.B338])">
            <text:p/>
          </table:table-cell>
          <table:table-cell table:style-name="ce311" table:formula="of:=IF([Evenèments.C338]&gt;0;CONCATENATE([Evenèments.C338];[Evenèments.D338];[Evenèments.E338];T(&quot;;&quot;);[Evenèments.F338];[Evenèments.G338];[Evenèments.H338];T(&quot;;&quot;);[Evenèments.I338];T(&quot;;&quot;);[Evenèments.J338];T(&quot;;&quot;);[Evenèments.K338];T(&quot;;&quot;);[Evenèments.L338];T(&quot;;&quot;);[Evenèments.I338];T(&quot;=&quot;);[Evenèments.M338]);T(&quot;&quot;))" office:value-type="string" office:string-value="17920610;;fr;;8;P;fr=Monsieur et Madame sont remplacés par Citoyen et Citoyenne.">
            <text:p>17920610;;fr;;8;P;fr=Monsieur et Madame sont remplacés par Citoyen et Citoyenne.</text:p>
          </table:table-cell>
          <table:table-cell table:number-columns-repeated="1020"/>
        </table:table-row>
        <table:table-row table:style-name="ro1">
          <table:table-cell table:formula="of:=IF([Evenèments.C339]&gt;0;T(&quot;&quot;) ;T(&quot;#&quot;))">
            <text:p/>
          </table:table-cell>
          <table:table-cell table:style-name="ce311" table:formula="of:=T([Evenèments.A339])">
            <text:p/>
          </table:table-cell>
          <table:table-cell table:style-name="ce311" table:formula="of:=T([Evenèments.B339])">
            <text:p/>
          </table:table-cell>
          <table:table-cell table:style-name="ce311" table:formula="of:=IF([Evenèments.C339]&gt;0;CONCATENATE([Evenèments.C339];[Evenèments.D339];[Evenèments.E339];T(&quot;;&quot;);[Evenèments.F339];[Evenèments.G339];[Evenèments.H339];T(&quot;;&quot;);[Evenèments.I339];T(&quot;;&quot;);[Evenèments.J339];T(&quot;;&quot;);[Evenèments.K339];T(&quot;;&quot;);[Evenèments.L339];T(&quot;;&quot;);[Evenèments.I339];T(&quot;=&quot;);[Evenèments.M339]);T(&quot;&quot;))" office:value-type="string" office:string-value="17920620;;fr;;2;P;fr=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
            <text:p>17920620;;fr;;2;P;fr=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text:p>
          </table:table-cell>
          <table:table-cell table:number-columns-repeated="1020"/>
        </table:table-row>
        <table:table-row table:style-name="ro1">
          <table:table-cell table:formula="of:=IF([Evenèments.C340]&gt;0;T(&quot;&quot;) ;T(&quot;#&quot;))">
            <text:p/>
          </table:table-cell>
          <table:table-cell table:style-name="ce311" table:formula="of:=T([Evenèments.A340])">
            <text:p/>
          </table:table-cell>
          <table:table-cell table:style-name="ce311" table:formula="of:=T([Evenèments.B340])">
            <text:p/>
          </table:table-cell>
          <table:table-cell table:style-name="ce311" table:formula="of:=IF([Evenèments.C340]&gt;0;CONCATENATE([Evenèments.C340];[Evenèments.D340];[Evenèments.E340];T(&quot;;&quot;);[Evenèments.F340];[Evenèments.G340];[Evenèments.H340];T(&quot;;&quot;);[Evenèments.I340];T(&quot;;&quot;);[Evenèments.J340];T(&quot;;&quot;);[Evenèments.K340];T(&quot;;&quot;);[Evenèments.L340];T(&quot;;&quot;);[Evenèments.I340];T(&quot;=&quot;);[Evenèments.M340]);T(&quot;&quot;))" office:value-type="string" office:string-value="17920707;;fr;;9;P;fr=Baiser Lamourette à l'Assemblée législative. Après un discours d'Adrien Lamourette (évêque constitutionnel, guillotiné le 11 janvier 1794), les députés se réconcilient et s'embrassent. Leur réconciliation ne durera que une journée.">
            <text:p>17920707;;fr;;9;P;fr=Baiser Lamourette à l'Assemblée législative. Après un discours d'Adrien Lamourette (évêque constitutionnel, guillotiné le 11 janvier 1794), les députés se réconcilient et s'embrassent. Leur réconciliation ne durera que une journée.</text:p>
          </table:table-cell>
          <table:table-cell table:number-columns-repeated="1020"/>
        </table:table-row>
        <table:table-row table:style-name="ro1">
          <table:table-cell table:formula="of:=IF([Evenèments.C341]&gt;0;T(&quot;&quot;) ;T(&quot;#&quot;))">
            <text:p/>
          </table:table-cell>
          <table:table-cell table:style-name="ce311" table:formula="of:=T([Evenèments.A341])">
            <text:p/>
          </table:table-cell>
          <table:table-cell table:style-name="ce311" table:formula="of:=T([Evenèments.B341])">
            <text:p/>
          </table:table-cell>
          <table:table-cell table:style-name="ce311" table:formula="of:=IF([Evenèments.C341]&gt;0;CONCATENATE([Evenèments.C341];[Evenèments.D341];[Evenèments.E341];T(&quot;;&quot;);[Evenèments.F341];[Evenèments.G341];[Evenèments.H341];T(&quot;;&quot;);[Evenèments.I341];T(&quot;;&quot;);[Evenèments.J341];T(&quot;;&quot;);[Evenèments.K341];T(&quot;;&quot;);[Evenèments.L341];T(&quot;;&quot;);[Evenèments.I341];T(&quot;=&quot;);[Evenèments.M341]);T(&quot;&quot;))" office:value-type="string" office:string-value="17920711;;fr;;6;P;fr=Décret proclamant la patrie en danger.">
            <text:p>17920711;;fr;;6;P;fr=Décret proclamant la patrie en danger.</text:p>
          </table:table-cell>
          <table:table-cell table:number-columns-repeated="1020"/>
        </table:table-row>
        <table:table-row table:style-name="ro1">
          <table:table-cell table:formula="of:=IF([Evenèments.C342]&gt;0;T(&quot;&quot;) ;T(&quot;#&quot;))">
            <text:p/>
          </table:table-cell>
          <table:table-cell table:style-name="ce311" table:formula="of:=T([Evenèments.A342])">
            <text:p/>
          </table:table-cell>
          <table:table-cell table:style-name="ce311" table:formula="of:=T([Evenèments.B342])">
            <text:p/>
          </table:table-cell>
          <table:table-cell table:style-name="ce311" table:formula="of:=IF([Evenèments.C342]&gt;0;CONCATENATE([Evenèments.C342];[Evenèments.D342];[Evenèments.E342];T(&quot;;&quot;);[Evenèments.F342];[Evenèments.G342];[Evenèments.H342];T(&quot;;&quot;);[Evenèments.I342];T(&quot;;&quot;);[Evenèments.J342];T(&quot;;&quot;);[Evenèments.K342];T(&quot;;&quot;);[Evenèments.L342];T(&quot;;&quot;);[Evenèments.I342];T(&quot;=&quot;);[Evenèments.M342]);T(&quot;&quot;))" office:value-type="string" office:string-value="17920801;;fr;;7;P;fr=Publication à Paris du &quot;manifeste de Brunswick. Maladroit, il provoque la colère des sectionnaires parisiens.">
            <text:p>17920801;;fr;;7;P;fr=Publication à Paris du "manifeste de Brunswick. Maladroit, il provoque la colère des sectionnaires parisiens.</text:p>
          </table:table-cell>
          <table:table-cell table:number-columns-repeated="1020"/>
        </table:table-row>
        <table:table-row table:style-name="ro1">
          <table:table-cell table:formula="of:=IF([Evenèments.C343]&gt;0;T(&quot;&quot;) ;T(&quot;#&quot;))">
            <text:p/>
          </table:table-cell>
          <table:table-cell table:style-name="ce311" table:formula="of:=T([Evenèments.A343])">
            <text:p/>
          </table:table-cell>
          <table:table-cell table:style-name="ce311" table:formula="of:=T([Evenèments.B343])">
            <text:p/>
          </table:table-cell>
          <table:table-cell table:style-name="ce311" table:formula="of:=IF([Evenèments.C343]&gt;0;CONCATENATE([Evenèments.C343];[Evenèments.D343];[Evenèments.E343];T(&quot;;&quot;);[Evenèments.F343];[Evenèments.G343];[Evenèments.H343];T(&quot;;&quot;);[Evenèments.I343];T(&quot;;&quot;);[Evenèments.J343];T(&quot;;&quot;);[Evenèments.K343];T(&quot;;&quot;);[Evenèments.L343];T(&quot;;&quot;);[Evenèments.I343];T(&quot;=&quot;);[Evenèments.M343]);T(&quot;&quot;))" office:value-type="string" office:string-value="17920810;;fr;;3;P;fr=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
            <text:p>17920810;;fr;;3;P;fr=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text:p>
          </table:table-cell>
          <table:table-cell table:number-columns-repeated="1020"/>
        </table:table-row>
        <table:table-row table:style-name="ro1">
          <table:table-cell table:formula="of:=IF([Evenèments.C344]&gt;0;T(&quot;&quot;) ;T(&quot;#&quot;))">
            <text:p/>
          </table:table-cell>
          <table:table-cell table:style-name="ce311" table:formula="of:=T([Evenèments.A344])">
            <text:p/>
          </table:table-cell>
          <table:table-cell table:style-name="ce311" table:formula="of:=T([Evenèments.B344])">
            <text:p/>
          </table:table-cell>
          <table:table-cell table:style-name="ce311" table:formula="of:=IF([Evenèments.C344]&gt;0;CONCATENATE([Evenèments.C344];[Evenèments.D344];[Evenèments.E344];T(&quot;;&quot;);[Evenèments.F344];[Evenèments.G344];[Evenèments.H344];T(&quot;;&quot;);[Evenèments.I344];T(&quot;;&quot;);[Evenèments.J344];T(&quot;;&quot;);[Evenèments.K344];T(&quot;;&quot;);[Evenèments.L344];T(&quot;;&quot;);[Evenèments.I344];T(&quot;=&quot;);[Evenèments.M344]);T(&quot;&quot;))" office:value-type="string" office:string-value="17920810;;fr;;6;P;fr=Les 180 sectionnaires au pouvoir à l'Hôtel de Ville, depuis la veille, introduisent 108 membres supplémentaires (6 par sections) dont Robespierre, Hébert, Fouquier-Tinville. C'est le début de la Dictature de la Commune du 10/08/1792 au 21/09/1792.">
            <text:p>17920810;;fr;;6;P;fr=Les 180 sectionnaires au pouvoir à l'Hôtel de Ville, depuis la veille, introduisent 108 membres supplémentaires (6 par sections) dont Robespierre, Hébert, Fouquier-Tinville. C'est le début de la Dictature de la Commune du 10/08/1792 au 21/09/1792.</text:p>
          </table:table-cell>
          <table:table-cell table:number-columns-repeated="1020"/>
        </table:table-row>
        <table:table-row table:style-name="ro1">
          <table:table-cell table:formula="of:=IF([Evenèments.C345]&gt;0;T(&quot;&quot;) ;T(&quot;#&quot;))">
            <text:p/>
          </table:table-cell>
          <table:table-cell table:style-name="ce311" table:formula="of:=T([Evenèments.A345])">
            <text:p/>
          </table:table-cell>
          <table:table-cell table:style-name="ce311" table:formula="of:=T([Evenèments.B345])">
            <text:p/>
          </table:table-cell>
          <table:table-cell table:style-name="ce311" table:formula="of:=IF([Evenèments.C345]&gt;0;CONCATENATE([Evenèments.C345];[Evenèments.D345];[Evenèments.E345];T(&quot;;&quot;);[Evenèments.F345];[Evenèments.G345];[Evenèments.H345];T(&quot;;&quot;);[Evenèments.I345];T(&quot;;&quot;);[Evenèments.J345];T(&quot;;&quot;);[Evenèments.K345];T(&quot;;&quot;);[Evenèments.L345];T(&quot;;&quot;);[Evenèments.I345];T(&quot;=&quot;);[Evenèments.M345]);T(&quot;&quot;))" office:value-type="string" office:string-value="17920811;;fr;;6;P;fr=La Législative remet les pouvoirs à un Conseil exécutif provisoire de 7 membres : Danton, à la fois substitut de la Commune et ministre de la Justice, y exerce tous les pouvoirs.">
            <text:p>17920811;;fr;;6;P;fr=La Législative remet les pouvoirs à un Conseil exécutif provisoire de 7 membres : Danton, à la fois substitut de la Commune et ministre de la Justice, y exerce tous les pouvoirs.</text:p>
          </table:table-cell>
          <table:table-cell table:number-columns-repeated="1020"/>
        </table:table-row>
        <table:table-row table:style-name="ro1">
          <table:table-cell table:formula="of:=IF([Evenèments.C346]&gt;0;T(&quot;&quot;) ;T(&quot;#&quot;))">
            <text:p/>
          </table:table-cell>
          <table:table-cell table:style-name="ce311" table:formula="of:=T([Evenèments.A346])">
            <text:p/>
          </table:table-cell>
          <table:table-cell table:style-name="ce311" table:formula="of:=T([Evenèments.B346])">
            <text:p/>
          </table:table-cell>
          <table:table-cell table:style-name="ce311" table:formula="of:=IF([Evenèments.C346]&gt;0;CONCATENATE([Evenèments.C346];[Evenèments.D346];[Evenèments.E346];T(&quot;;&quot;);[Evenèments.F346];[Evenèments.G346];[Evenèments.H346];T(&quot;;&quot;);[Evenèments.I346];T(&quot;;&quot;);[Evenèments.J346];T(&quot;;&quot;);[Evenèments.K346];T(&quot;;&quot;);[Evenèments.L346];T(&quot;;&quot;);[Evenèments.I346];T(&quot;=&quot;);[Evenèments.M346]);T(&quot;&quot;))" office:value-type="string" office:string-value="17920816;;fr;;6;P;fr=La commune érigée en assemblée souveraine, crée 6 comités exécutifs, dont le comité de surveillance (où Marat entrera le 2 septembre suivant) qui a des pouvoirs dictatoriaux. Il envoie des commissaires en province pour contacter les comités locaux.">
            <text:p>17920816;;fr;;6;P;fr=La commune érigée en assemblée souveraine, crée 6 comités exécutifs, dont le comité de surveillance (où Marat entrera le 2 septembre suivant) qui a des pouvoirs dictatoriaux. Il envoie des commissaires en province pour contacter les comités locaux.</text:p>
          </table:table-cell>
          <table:table-cell table:number-columns-repeated="1020"/>
        </table:table-row>
        <table:table-row table:style-name="ro1">
          <table:table-cell table:formula="of:=IF([Evenèments.C347]&gt;0;T(&quot;&quot;) ;T(&quot;#&quot;))">
            <text:p/>
          </table:table-cell>
          <table:table-cell table:style-name="ce311" table:formula="of:=T([Evenèments.A347])">
            <text:p/>
          </table:table-cell>
          <table:table-cell table:style-name="ce311" table:formula="of:=T([Evenèments.B347])">
            <text:p/>
          </table:table-cell>
          <table:table-cell table:style-name="ce311" table:formula="of:=IF([Evenèments.C347]&gt;0;CONCATENATE([Evenèments.C347];[Evenèments.D347];[Evenèments.E347];T(&quot;;&quot;);[Evenèments.F347];[Evenèments.G347];[Evenèments.H347];T(&quot;;&quot;);[Evenèments.I347];T(&quot;;&quot;);[Evenèments.J347];T(&quot;;&quot;);[Evenèments.K347];T(&quot;;&quot;);[Evenèments.L347];T(&quot;;&quot;);[Evenèments.I347];T(&quot;=&quot;);[Evenèments.M347]);T(&quot;&quot;))" office:value-type="string" office:string-value="17920817;;fr;;6;P;fr=Création du Tribunal Criminel (Président : Robespierre, qui démissionne aussitôt), pour juger les crimes commis le 10 août dernier. La guillotine est dressée Place du Carrousel.">
            <text:p>17920817;;fr;;6;P;fr=Création du Tribunal Criminel (Président : Robespierre, qui démissionne aussitôt), pour juger les crimes commis le 10 août dernier. La guillotine est dressée Place du Carrousel.</text:p>
          </table:table-cell>
          <table:table-cell table:number-columns-repeated="1020"/>
        </table:table-row>
        <table:table-row table:style-name="ro1">
          <table:table-cell table:formula="of:=IF([Evenèments.C348]&gt;0;T(&quot;&quot;) ;T(&quot;#&quot;))">
            <text:p/>
          </table:table-cell>
          <table:table-cell table:style-name="ce311" table:formula="of:=T([Evenèments.A348])">
            <text:p/>
          </table:table-cell>
          <table:table-cell table:style-name="ce311" table:formula="of:=T([Evenèments.B348])">
            <text:p/>
          </table:table-cell>
          <table:table-cell table:style-name="ce311" table:formula="of:=IF([Evenèments.C348]&gt;0;CONCATENATE([Evenèments.C348];[Evenèments.D348];[Evenèments.E348];T(&quot;;&quot;);[Evenèments.F348];[Evenèments.G348];[Evenèments.H348];T(&quot;;&quot;);[Evenèments.I348];T(&quot;;&quot;);[Evenèments.J348];T(&quot;;&quot;);[Evenèments.K348];T(&quot;;&quot;);[Evenèments.L348];T(&quot;;&quot;);[Evenèments.I348];T(&quot;=&quot;);[Evenèments.M348]);T(&quot;&quot;))" office:value-type="string" office:string-value="17920820;;fr;;8;P;fr=La Fayette quitte la France avec son état-major.">
            <text:p>17920820;;fr;;8;P;fr=La Fayette quitte la France avec son état-major.</text:p>
          </table:table-cell>
          <table:table-cell table:number-columns-repeated="1020"/>
        </table:table-row>
        <table:table-row table:style-name="ro1">
          <table:table-cell table:formula="of:=IF([Evenèments.C349]&gt;0;T(&quot;&quot;) ;T(&quot;#&quot;))">
            <text:p/>
          </table:table-cell>
          <table:table-cell table:style-name="ce311" table:formula="of:=T([Evenèments.A349])">
            <text:p/>
          </table:table-cell>
          <table:table-cell table:style-name="ce311" table:formula="of:=T([Evenèments.B349])">
            <text:p/>
          </table:table-cell>
          <table:table-cell table:style-name="ce311" table:formula="of:=IF([Evenèments.C349]&gt;0;CONCATENATE([Evenèments.C349];[Evenèments.D349];[Evenèments.E349];T(&quot;;&quot;);[Evenèments.F349];[Evenèments.G349];[Evenèments.H349];T(&quot;;&quot;);[Evenèments.I349];T(&quot;;&quot;);[Evenèments.J349];T(&quot;;&quot;);[Evenèments.K349];T(&quot;;&quot;);[Evenèments.L349];T(&quot;;&quot;);[Evenèments.I349];T(&quot;=&quot;);[Evenèments.M349]);T(&quot;&quot;))" office:value-type="string" office:string-value="17920824;;fr;;8;P;fr=Échauffourées à Bressuire (Deux-Sèvres).">
            <text:p>17920824;;fr;;8;P;fr=Échauffourées à Bressuire (Deux-Sèvres).</text:p>
          </table:table-cell>
          <table:table-cell table:number-columns-repeated="1020"/>
        </table:table-row>
        <table:table-row table:style-name="ro1">
          <table:table-cell table:formula="of:=IF([Evenèments.C350]&gt;0;T(&quot;&quot;) ;T(&quot;#&quot;))">
            <text:p/>
          </table:table-cell>
          <table:table-cell table:style-name="ce311" table:formula="of:=T([Evenèments.A350])">
            <text:p/>
          </table:table-cell>
          <table:table-cell table:style-name="ce311" table:formula="of:=T([Evenèments.B350])">
            <text:p/>
          </table:table-cell>
          <table:table-cell table:style-name="ce311" table:formula="of:=IF([Evenèments.C350]&gt;0;CONCATENATE([Evenèments.C350];[Evenèments.D350];[Evenèments.E350];T(&quot;;&quot;);[Evenèments.F350];[Evenèments.G350];[Evenèments.H350];T(&quot;;&quot;);[Evenèments.I350];T(&quot;;&quot;);[Evenèments.J350];T(&quot;;&quot;);[Evenèments.K350];T(&quot;;&quot;);[Evenèments.L350];T(&quot;;&quot;);[Evenèments.I350];T(&quot;=&quot;);[Evenèments.M350]);T(&quot;&quot;))" office:value-type="string" office:string-value="17920826;;fr;;8;P;fr=Bannissement des réfractaires.">
            <text:p>17920826;;fr;;8;P;fr=Bannissement des réfractaires.</text:p>
          </table:table-cell>
          <table:table-cell table:number-columns-repeated="1020"/>
        </table:table-row>
        <table:table-row table:style-name="ro1">
          <table:table-cell table:formula="of:=IF([Evenèments.C351]&gt;0;T(&quot;&quot;) ;T(&quot;#&quot;))">
            <text:p/>
          </table:table-cell>
          <table:table-cell table:style-name="ce311" table:formula="of:=T([Evenèments.A351])">
            <text:p/>
          </table:table-cell>
          <table:table-cell table:style-name="ce311" table:formula="of:=T([Evenèments.B351])">
            <text:p/>
          </table:table-cell>
          <table:table-cell table:style-name="ce311" table:formula="of:=IF([Evenèments.C351]&gt;0;CONCATENATE([Evenèments.C351];[Evenèments.D351];[Evenèments.E351];T(&quot;;&quot;);[Evenèments.F351];[Evenèments.G351];[Evenèments.H351];T(&quot;;&quot;);[Evenèments.I351];T(&quot;;&quot;);[Evenèments.J351];T(&quot;;&quot;);[Evenèments.K351];T(&quot;;&quot;);[Evenèments.L351];T(&quot;;&quot;);[Evenèments.I351];T(&quot;=&quot;);[Evenèments.M351]);T(&quot;&quot;))" office:value-type="string" office:string-value="17920829;;fr;;6;P;fr=Le Tribunal Criminel décrète perquisitions nocturnes à domicile et arrestations des suspects (il y aura environ 12.000 emprisonnements).">
            <text:p>17920829;;fr;;6;P;fr=Le Tribunal Criminel décrète perquisitions nocturnes à domicile et arrestations des suspects (il y aura environ 12.000 emprisonnements).</text:p>
          </table:table-cell>
          <table:table-cell table:number-columns-repeated="1020"/>
        </table:table-row>
        <table:table-row table:style-name="ro1">
          <table:table-cell table:formula="of:=IF([Evenèments.C352]&gt;0;T(&quot;&quot;) ;T(&quot;#&quot;))">
            <text:p/>
          </table:table-cell>
          <table:table-cell table:style-name="ce311" table:formula="of:=T([Evenèments.A352])">
            <text:p/>
          </table:table-cell>
          <table:table-cell table:style-name="ce311" table:formula="of:=T([Evenèments.B352])">
            <text:p/>
          </table:table-cell>
          <table:table-cell table:style-name="ce311" table:formula="of:=IF([Evenèments.C352]&gt;0;CONCATENATE([Evenèments.C352];[Evenèments.D352];[Evenèments.E352];T(&quot;;&quot;);[Evenèments.F352];[Evenèments.G352];[Evenèments.H352];T(&quot;;&quot;);[Evenèments.I352];T(&quot;;&quot;);[Evenèments.J352];T(&quot;;&quot;);[Evenèments.K352];T(&quot;;&quot;);[Evenèments.L352];T(&quot;;&quot;);[Evenèments.I352];T(&quot;=&quot;);[Evenèments.M352]);T(&quot;&quot;))" office:value-type="string" office:string-value="17920830;;fr;;8;P;fr=La Législative décrète la suppression de la commune, mais, menacée d'une insurrection par le procureur Manuel, elle retire son décret.">
            <text:p>17920830;;fr;;8;P;fr=La Législative décrète la suppression de la commune, mais, menacée d'une insurrection par le procureur Manuel, elle retire son décret.</text:p>
          </table:table-cell>
          <table:table-cell table:number-columns-repeated="1020"/>
        </table:table-row>
        <table:table-row table:style-name="ro1">
          <table:table-cell table:formula="of:=IF([Evenèments.C353]&gt;0;T(&quot;&quot;) ;T(&quot;#&quot;))">
            <text:p/>
          </table:table-cell>
          <table:table-cell table:style-name="ce311" table:formula="of:=T([Evenèments.A353])">
            <text:p/>
          </table:table-cell>
          <table:table-cell table:style-name="ce311" table:formula="of:=T([Evenèments.B353])">
            <text:p/>
          </table:table-cell>
          <table:table-cell table:style-name="ce311" table:formula="of:=IF([Evenèments.C353]&gt;0;CONCATENATE([Evenèments.C353];[Evenèments.D353];[Evenèments.E353];T(&quot;;&quot;);[Evenèments.F353];[Evenèments.G353];[Evenèments.H353];T(&quot;;&quot;);[Evenèments.I353];T(&quot;;&quot;);[Evenèments.J353];T(&quot;;&quot;);[Evenèments.K353];T(&quot;;&quot;);[Evenèments.L353];T(&quot;;&quot;);[Evenèments.I353];T(&quot;=&quot;);[Evenèments.M353]);T(&quot;&quot;))" office:value-type="string" office:string-value="17920831;;fr;;6;P;fr=La commune organise sur le Champ-de-Mars des levées de volontaires pour défendre Verdun (assiégé depuis le 29 août).">
            <text:p>17920831;;fr;;6;P;fr=La commune organise sur le Champ-de-Mars des levées de volontaires pour défendre Verdun (assiégé depuis le 29 août).</text:p>
          </table:table-cell>
          <table:table-cell table:number-columns-repeated="1020"/>
        </table:table-row>
        <table:table-row table:style-name="ro1">
          <table:table-cell table:formula="of:=IF([Evenèments.C354]&gt;0;T(&quot;&quot;) ;T(&quot;#&quot;))">
            <text:p/>
          </table:table-cell>
          <table:table-cell table:style-name="ce311" table:formula="of:=T([Evenèments.A354])">
            <text:p/>
          </table:table-cell>
          <table:table-cell table:style-name="ce311" table:formula="of:=T([Evenèments.B354])">
            <text:p/>
          </table:table-cell>
          <table:table-cell table:style-name="ce311" table:formula="of:=IF([Evenèments.C354]&gt;0;CONCATENATE([Evenèments.C354];[Evenèments.D354];[Evenèments.E354];T(&quot;;&quot;);[Evenèments.F354];[Evenèments.G354];[Evenèments.H354];T(&quot;;&quot;);[Evenèments.I354];T(&quot;;&quot;);[Evenèments.J354];T(&quot;;&quot;);[Evenèments.K354];T(&quot;;&quot;);[Evenèments.L354];T(&quot;;&quot;);[Evenèments.I354];T(&quot;=&quot;);[Evenèments.M354]);T(&quot;&quot;))" office:value-type="string" office:string-value="17920902;17920905;fr;;4;P;fr=Les Massacres de Septembre, 50 % des tueurs sont des &quot;volontaires&quot; (soit parisiens, soit provinciaux, notamment marseillais), 50 % des &quot;sectionnaires&quot;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
            <text:p>17920902;17920905;fr;;4;P;fr=Les Massacres de Septembre, 50 % des tueurs sont des "volontaires" (soit parisiens, soit provinciaux, notamment marseillais), 50 % des "sectionnaires"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text:p>
          </table:table-cell>
          <table:table-cell table:number-columns-repeated="1020"/>
        </table:table-row>
        <table:table-row table:style-name="ro1">
          <table:table-cell table:formula="of:=IF([Evenèments.C355]&gt;0;T(&quot;&quot;) ;T(&quot;#&quot;))">
            <text:p/>
          </table:table-cell>
          <table:table-cell table:style-name="ce311" table:formula="of:=T([Evenèments.A355])">
            <text:p/>
          </table:table-cell>
          <table:table-cell table:style-name="ce311" table:formula="of:=T([Evenèments.B355])">
            <text:p/>
          </table:table-cell>
          <table:table-cell table:style-name="ce311" table:formula="of:=IF([Evenèments.C355]&gt;0;CONCATENATE([Evenèments.C355];[Evenèments.D355];[Evenèments.E355];T(&quot;;&quot;);[Evenèments.F355];[Evenèments.G355];[Evenèments.H355];T(&quot;;&quot;);[Evenèments.I355];T(&quot;;&quot;);[Evenèments.J355];T(&quot;;&quot;);[Evenèments.K355];T(&quot;;&quot;);[Evenèments.L355];T(&quot;;&quot;);[Evenèments.I355];T(&quot;=&quot;);[Evenèments.M355]);T(&quot;&quot;))" office:value-type="string" office:string-value="17920921;;fr;;3;P;fr=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quot;la Royauté est abolie en France&quot; est votée à l'unanimité.">
            <text:p>17920921;;fr;;3;P;fr=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la Royauté est abolie en France" est votée à l'unanimité.</text:p>
          </table:table-cell>
          <table:table-cell table:number-columns-repeated="1020"/>
        </table:table-row>
        <table:table-row table:style-name="ro1">
          <table:table-cell table:formula="of:=IF([Evenèments.C356]&gt;0;T(&quot;&quot;) ;T(&quot;#&quot;))">
            <text:p/>
          </table:table-cell>
          <table:table-cell table:style-name="ce311" table:formula="of:=T([Evenèments.A356])">
            <text:p/>
          </table:table-cell>
          <table:table-cell table:style-name="ce311" table:formula="of:=T([Evenèments.B356])">
            <text:p/>
          </table:table-cell>
          <table:table-cell table:style-name="ce311" table:formula="of:=IF([Evenèments.C356]&gt;0;CONCATENATE([Evenèments.C356];[Evenèments.D356];[Evenèments.E356];T(&quot;;&quot;);[Evenèments.F356];[Evenèments.G356];[Evenèments.H356];T(&quot;;&quot;);[Evenèments.I356];T(&quot;;&quot;);[Evenèments.J356];T(&quot;;&quot;);[Evenèments.K356];T(&quot;;&quot;);[Evenèments.L356];T(&quot;;&quot;);[Evenèments.I356];T(&quot;=&quot;);[Evenèments.M356]);T(&quot;&quot;))" office:value-type="string" office:string-value="17920922;;fr;;3;P;fr=Jour choisi comme le premier jour de la République et le point de départ du calendrier républicain. C'est la 1ère République qui va se dérouler du 22/09/1792 au 31/05/1793.">
            <text:p>17920922;;fr;;3;P;fr=Jour choisi comme le premier jour de la République et le point de départ du calendrier républicain. C'est la 1ère République qui va se dérouler du 22/09/1792 au 31/05/1793.</text:p>
          </table:table-cell>
          <table:table-cell table:number-columns-repeated="1020"/>
        </table:table-row>
        <table:table-row table:style-name="ro1">
          <table:table-cell table:formula="of:=IF([Evenèments.C357]&gt;0;T(&quot;&quot;) ;T(&quot;#&quot;))">
            <text:p/>
          </table:table-cell>
          <table:table-cell table:style-name="ce311" table:formula="of:=T([Evenèments.A357])">
            <text:p/>
          </table:table-cell>
          <table:table-cell table:style-name="ce311" table:formula="of:=T([Evenèments.B357])">
            <text:p/>
          </table:table-cell>
          <table:table-cell table:style-name="ce311" table:formula="of:=IF([Evenèments.C357]&gt;0;CONCATENATE([Evenèments.C357];[Evenèments.D357];[Evenèments.E357];T(&quot;;&quot;);[Evenèments.F357];[Evenèments.G357];[Evenèments.H357];T(&quot;;&quot;);[Evenèments.I357];T(&quot;;&quot;);[Evenèments.J357];T(&quot;;&quot;);[Evenèments.K357];T(&quot;;&quot;);[Evenèments.L357];T(&quot;;&quot;);[Evenèments.I357];T(&quot;=&quot;);[Evenèments.M357]);T(&quot;&quot;))" office:value-type="string" office:string-value="17921120;;fr;;5;P;fr=Découverte de l'armoire de fer où Louis XVI gardait des papiers compromettants - correspondance avec Mirabeau, La Fayette, Talon, Dumouriez, etc....">
            <text:p>17921120;;fr;;5;P;fr=Découverte de l'armoire de fer où Louis XVI gardait des papiers compromettants - correspondance avec Mirabeau, La Fayette, Talon, Dumouriez, etc....</text:p>
          </table:table-cell>
          <table:table-cell table:number-columns-repeated="1020"/>
        </table:table-row>
        <table:table-row table:style-name="ro1">
          <table:table-cell table:formula="of:=IF([Evenèments.C358]&gt;0;T(&quot;&quot;) ;T(&quot;#&quot;))">
            <text:p/>
          </table:table-cell>
          <table:table-cell table:style-name="ce311" table:formula="of:=T([Evenèments.A358])">
            <text:p/>
          </table:table-cell>
          <table:table-cell table:style-name="ce311" table:formula="of:=T([Evenèments.B358])">
            <text:p/>
          </table:table-cell>
          <table:table-cell table:style-name="ce311" table:formula="of:=IF([Evenèments.C358]&gt;0;CONCATENATE([Evenèments.C358];[Evenèments.D358];[Evenèments.E358];T(&quot;;&quot;);[Evenèments.F358];[Evenèments.G358];[Evenèments.H358];T(&quot;;&quot;);[Evenèments.I358];T(&quot;;&quot;);[Evenèments.J358];T(&quot;;&quot;);[Evenèments.K358];T(&quot;;&quot;);[Evenèments.L358];T(&quot;;&quot;);[Evenèments.I358];T(&quot;=&quot;);[Evenèments.M358]);T(&quot;&quot;))" office:value-type="string" office:string-value="17921127;;fr;;6;P;fr=La Savoie est annexée (département du Mont-Blanc).">
            <text:p>17921127;;fr;;6;P;fr=La Savoie est annexée (département du Mont-Blanc).</text:p>
          </table:table-cell>
          <table:table-cell table:number-columns-repeated="1020"/>
        </table:table-row>
        <table:table-row table:style-name="ro1">
          <table:table-cell table:formula="of:=IF([Evenèments.C359]&gt;0;T(&quot;&quot;) ;T(&quot;#&quot;))">
            <text:p/>
          </table:table-cell>
          <table:table-cell table:style-name="ce311" table:formula="of:=T([Evenèments.A359])">
            <text:p/>
          </table:table-cell>
          <table:table-cell table:style-name="ce311" table:formula="of:=T([Evenèments.B359])">
            <text:p/>
          </table:table-cell>
          <table:table-cell table:style-name="ce311" table:formula="of:=IF([Evenèments.C359]&gt;0;CONCATENATE([Evenèments.C359];[Evenèments.D359];[Evenèments.E359];T(&quot;;&quot;);[Evenèments.F359];[Evenèments.G359];[Evenèments.H359];T(&quot;;&quot;);[Evenèments.I359];T(&quot;;&quot;);[Evenèments.J359];T(&quot;;&quot;);[Evenèments.K359];T(&quot;;&quot;);[Evenèments.L359];T(&quot;;&quot;);[Evenèments.I359];T(&quot;=&quot;);[Evenèments.M359]);T(&quot;&quot;))" office:value-type="string" office:string-value="17921202;;fr;;5;P;fr=Dissolution de la &quot;commune des Sections&quot;. Pétion est remplacé par le girondin Chambon à la tête d'une &quot;commune provisoire&quot;, formée de 12 commissaires (4ème commune).">
            <text:p>17921202;;fr;;5;P;fr=Dissolution de la "commune des Sections". Pétion est remplacé par le girondin Chambon à la tête d'une "commune provisoire", formée de 12 commissaires (4ème commune).</text:p>
          </table:table-cell>
          <table:table-cell table:number-columns-repeated="1020"/>
        </table:table-row>
        <table:table-row table:style-name="ro1">
          <table:table-cell table:formula="of:=IF([Evenèments.C360]&gt;0;T(&quot;&quot;) ;T(&quot;#&quot;))">
            <text:p/>
          </table:table-cell>
          <table:table-cell table:style-name="ce311" table:formula="of:=T([Evenèments.A360])">
            <text:p/>
          </table:table-cell>
          <table:table-cell table:style-name="ce311" table:formula="of:=T([Evenèments.B360])">
            <text:p/>
          </table:table-cell>
          <table:table-cell table:style-name="ce311" table:formula="of:=IF([Evenèments.C360]&gt;0;CONCATENATE([Evenèments.C360];[Evenèments.D360];[Evenèments.E360];T(&quot;;&quot;);[Evenèments.F360];[Evenèments.G360];[Evenèments.H360];T(&quot;;&quot;);[Evenèments.I360];T(&quot;;&quot;);[Evenèments.J360];T(&quot;;&quot;);[Evenèments.K360];T(&quot;;&quot;);[Evenèments.L360];T(&quot;;&quot;);[Evenèments.I360];T(&quot;=&quot;);[Evenèments.M360]);T(&quot;&quot;))" office:value-type="string" office:string-value="17921211;;fr;;4;P;fr=Procès de Louis XVI, il prend comme avocats : François Tronchet, Guillaume de Malesherbes, et Romain de Sèze.">
            <text:p>17921211;;fr;;4;P;fr=Procès de Louis XVI, il prend comme avocats : François Tronchet, Guillaume de Malesherbes, et Romain de Sèze.</text:p>
          </table:table-cell>
          <table:table-cell table:number-columns-repeated="1020"/>
        </table:table-row>
        <table:table-row table:style-name="ro1">
          <table:table-cell table:formula="of:=IF([Evenèments.C361]&gt;0;T(&quot;&quot;) ;T(&quot;#&quot;))">
            <text:p/>
          </table:table-cell>
          <table:table-cell table:style-name="ce311" table:formula="of:=T([Evenèments.A361])">
            <text:p/>
          </table:table-cell>
          <table:table-cell table:style-name="ce311" table:formula="of:=T([Evenèments.B361])">
            <text:p/>
          </table:table-cell>
          <table:table-cell table:style-name="ce311" table:formula="of:=IF([Evenèments.C361]&gt;0;CONCATENATE([Evenèments.C361];[Evenèments.D361];[Evenèments.E361];T(&quot;;&quot;);[Evenèments.F361];[Evenèments.G361];[Evenèments.H361];T(&quot;;&quot;);[Evenèments.I361];T(&quot;;&quot;);[Evenèments.J361];T(&quot;;&quot;);[Evenèments.K361];T(&quot;;&quot;);[Evenèments.L361];T(&quot;;&quot;);[Evenèments.I361];T(&quot;=&quot;);[Evenèments.M361]);T(&quot;&quot;))" office:value-type="string" office:string-value="17930117;;fr;;4;P;fr=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
            <text:p>17930117;;fr;;4;P;fr=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text:p>
          </table:table-cell>
          <table:table-cell table:number-columns-repeated="1020"/>
        </table:table-row>
        <table:table-row table:style-name="ro1">
          <table:table-cell table:formula="of:=IF([Evenèments.C362]&gt;0;T(&quot;&quot;) ;T(&quot;#&quot;))">
            <text:p/>
          </table:table-cell>
          <table:table-cell table:style-name="ce311" table:formula="of:=T([Evenèments.A362])">
            <text:p/>
          </table:table-cell>
          <table:table-cell table:style-name="ce311" table:formula="of:=T([Evenèments.B362])">
            <text:p/>
          </table:table-cell>
          <table:table-cell table:style-name="ce311" table:formula="of:=IF([Evenèments.C362]&gt;0;CONCATENATE([Evenèments.C362];[Evenèments.D362];[Evenèments.E362];T(&quot;;&quot;);[Evenèments.F362];[Evenèments.G362];[Evenèments.H362];T(&quot;;&quot;);[Evenèments.I362];T(&quot;;&quot;);[Evenèments.J362];T(&quot;;&quot;);[Evenèments.K362];T(&quot;;&quot;);[Evenèments.L362];T(&quot;;&quot;);[Evenèments.I362];T(&quot;=&quot;);[Evenèments.M362]);T(&quot;&quot;))" office:value-type="string" office:string-value="17930128;;fr;;8;P;fr=Le Dauphin est proclamé roi (Louis XVII) par les émigrés (Comte de Provence, régent. Comte d'Artois, lieutenant général du Roi).">
            <text:p>17930128;;fr;;8;P;fr=Le Dauphin est proclamé roi (Louis XVII) par les émigrés (Comte de Provence, régent. Comte d'Artois, lieutenant général du Roi).</text:p>
          </table:table-cell>
          <table:table-cell table:number-columns-repeated="1020"/>
        </table:table-row>
        <table:table-row table:style-name="ro1">
          <table:table-cell table:formula="of:=IF([Evenèments.C363]&gt;0;T(&quot;&quot;) ;T(&quot;#&quot;))">
            <text:p/>
          </table:table-cell>
          <table:table-cell table:style-name="ce311" table:formula="of:=T([Evenèments.A363])">
            <text:p/>
          </table:table-cell>
          <table:table-cell table:style-name="ce311" table:formula="of:=T([Evenèments.B363])">
            <text:p/>
          </table:table-cell>
          <table:table-cell table:style-name="ce311" table:formula="of:=IF([Evenèments.C363]&gt;0;CONCATENATE([Evenèments.C363];[Evenèments.D363];[Evenèments.E363];T(&quot;;&quot;);[Evenèments.F363];[Evenèments.G363];[Evenèments.H363];T(&quot;;&quot;);[Evenèments.I363];T(&quot;;&quot;);[Evenèments.J363];T(&quot;;&quot;);[Evenèments.K363];T(&quot;;&quot;);[Evenèments.L363];T(&quot;;&quot;);[Evenèments.I363];T(&quot;=&quot;);[Evenèments.M363]);T(&quot;&quot;))" office:value-type="string" office:string-value="17930406;;fr;;6;P;fr=Établissement du Comité de Salut Public.">
            <text:p>17930406;;fr;;6;P;fr=Établissement du Comité de Salut Public.</text:p>
          </table:table-cell>
          <table:table-cell table:number-columns-repeated="1020"/>
        </table:table-row>
        <table:table-row table:style-name="ro1">
          <table:table-cell table:formula="of:=IF([Evenèments.C364]&gt;0;T(&quot;&quot;) ;T(&quot;#&quot;))">
            <text:p/>
          </table:table-cell>
          <table:table-cell table:style-name="ce311" table:formula="of:=T([Evenèments.A364])">
            <text:p/>
          </table:table-cell>
          <table:table-cell table:style-name="ce311" table:formula="of:=T([Evenèments.B364])">
            <text:p/>
          </table:table-cell>
          <table:table-cell table:style-name="ce311" table:formula="of:=IF([Evenèments.C364]&gt;0;CONCATENATE([Evenèments.C364];[Evenèments.D364];[Evenèments.E364];T(&quot;;&quot;);[Evenèments.F364];[Evenèments.G364];[Evenèments.H364];T(&quot;;&quot;);[Evenèments.I364];T(&quot;;&quot;);[Evenèments.J364];T(&quot;;&quot;);[Evenèments.K364];T(&quot;;&quot;);[Evenèments.L364];T(&quot;;&quot;);[Evenèments.I364];T(&quot;=&quot;);[Evenèments.M364]);T(&quot;&quot;))" office:value-type="string" office:string-value="17930531;;fr;;8;P;fr=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
            <text:p>17930531;;fr;;8;P;fr=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text:p>
          </table:table-cell>
          <table:table-cell table:number-columns-repeated="1020"/>
        </table:table-row>
        <table:table-row table:style-name="ro1">
          <table:table-cell table:formula="of:=IF([Evenèments.C365]&gt;0;T(&quot;&quot;) ;T(&quot;#&quot;))">
            <text:p/>
          </table:table-cell>
          <table:table-cell table:style-name="ce311" table:formula="of:=T([Evenèments.A365])">
            <text:p/>
          </table:table-cell>
          <table:table-cell table:style-name="ce311" table:formula="of:=T([Evenèments.B365])">
            <text:p/>
          </table:table-cell>
          <table:table-cell table:style-name="ce311" table:formula="of:=IF([Evenèments.C365]&gt;0;CONCATENATE([Evenèments.C365];[Evenèments.D365];[Evenèments.E365];T(&quot;;&quot;);[Evenèments.F365];[Evenèments.G365];[Evenèments.H365];T(&quot;;&quot;);[Evenèments.I365];T(&quot;;&quot;);[Evenèments.J365];T(&quot;;&quot;);[Evenèments.K365];T(&quot;;&quot;);[Evenèments.L365];T(&quot;;&quot;);[Evenèments.I365];T(&quot;=&quot;);[Evenèments.M365]);T(&quot;&quot;))" office:value-type="string" office:string-value="17930801;;fr;;5;P;fr=Loi pour la répression en Vendée.">
            <text:p>17930801;;fr;;5;P;fr=Loi pour la répression en Vendée.</text:p>
          </table:table-cell>
          <table:table-cell table:number-columns-repeated="1020"/>
        </table:table-row>
        <table:table-row table:style-name="ro1">
          <table:table-cell table:formula="of:=IF([Evenèments.C366]&gt;0;T(&quot;&quot;) ;T(&quot;#&quot;))">
            <text:p/>
          </table:table-cell>
          <table:table-cell table:style-name="ce311" table:formula="of:=T([Evenèments.A366])">
            <text:p/>
          </table:table-cell>
          <table:table-cell table:style-name="ce311" table:formula="of:=T([Evenèments.B366])">
            <text:p/>
          </table:table-cell>
          <table:table-cell table:style-name="ce311" table:formula="of:=IF([Evenèments.C366]&gt;0;CONCATENATE([Evenèments.C366];[Evenèments.D366];[Evenèments.E366];T(&quot;;&quot;);[Evenèments.F366];[Evenèments.G366];[Evenèments.H366];T(&quot;;&quot;);[Evenèments.I366];T(&quot;;&quot;);[Evenèments.J366];T(&quot;;&quot;);[Evenèments.K366];T(&quot;;&quot;);[Evenèments.L366];T(&quot;;&quot;);[Evenèments.I366];T(&quot;=&quot;);[Evenèments.M366]);T(&quot;&quot;))" office:value-type="string" office:string-value="17930801;;fr;;7;P;fr=La Convention décide de détruire les sépultures royales à Saint Denis.">
            <text:p>17930801;;fr;;7;P;fr=La Convention décide de détruire les sépultures royales à Saint Denis.</text:p>
          </table:table-cell>
          <table:table-cell table:number-columns-repeated="1020"/>
        </table:table-row>
        <table:table-row table:style-name="ro1">
          <table:table-cell table:formula="of:=IF([Evenèments.C367]&gt;0;T(&quot;&quot;) ;T(&quot;#&quot;))">
            <text:p/>
          </table:table-cell>
          <table:table-cell table:style-name="ce311" table:formula="of:=T([Evenèments.A367])">
            <text:p/>
          </table:table-cell>
          <table:table-cell table:style-name="ce311" table:formula="of:=T([Evenèments.B367])">
            <text:p/>
          </table:table-cell>
          <table:table-cell table:style-name="ce311" table:formula="of:=IF([Evenèments.C367]&gt;0;CONCATENATE([Evenèments.C367];[Evenèments.D367];[Evenèments.E367];T(&quot;;&quot;);[Evenèments.F367];[Evenèments.G367];[Evenèments.H367];T(&quot;;&quot;);[Evenèments.I367];T(&quot;;&quot;);[Evenèments.J367];T(&quot;;&quot;);[Evenèments.K367];T(&quot;;&quot;);[Evenèments.L367];T(&quot;;&quot;);[Evenèments.I367];T(&quot;=&quot;);[Evenèments.M367]);T(&quot;&quot;))" office:value-type="string" office:string-value="17930917;;fr;;6;P;fr=Loi des Suspects. Tous ceux qui doivent être considérés comme défavorables au régime nouveau, peuvent être arrêtés.">
            <text:p>17930917;;fr;;6;P;fr=Loi des Suspects. Tous ceux qui doivent être considérés comme défavorables au régime nouveau, peuvent être arrêtés.</text:p>
          </table:table-cell>
          <table:table-cell table:number-columns-repeated="1020"/>
        </table:table-row>
        <table:table-row table:style-name="ro1">
          <table:table-cell table:formula="of:=IF([Evenèments.C368]&gt;0;T(&quot;&quot;) ;T(&quot;#&quot;))">
            <text:p/>
          </table:table-cell>
          <table:table-cell table:style-name="ce311" table:formula="of:=T([Evenèments.A368])">
            <text:p/>
          </table:table-cell>
          <table:table-cell table:style-name="ce311" table:formula="of:=T([Evenèments.B368])">
            <text:p/>
          </table:table-cell>
          <table:table-cell table:style-name="ce311" table:formula="of:=IF([Evenèments.C368]&gt;0;CONCATENATE([Evenèments.C368];[Evenèments.D368];[Evenèments.E368];T(&quot;;&quot;);[Evenèments.F368];[Evenèments.G368];[Evenèments.H368];T(&quot;;&quot;);[Evenèments.I368];T(&quot;;&quot;);[Evenèments.J368];T(&quot;;&quot;);[Evenèments.K368];T(&quot;;&quot;);[Evenèments.L368];T(&quot;;&quot;);[Evenèments.I368];T(&quot;=&quot;);[Evenèments.M368]);T(&quot;&quot;))" office:value-type="string" office:string-value="17930927;;fr;;8;P;fr=Loi du Maximum, fixant un prix plafond pour des produits courants autres que le grain : les hausses illicites sont punies de mort.">
            <text:p>17930927;;fr;;8;P;fr=Loi du Maximum, fixant un prix plafond pour des produits courants autres que le grain : les hausses illicites sont punies de mort.</text:p>
          </table:table-cell>
          <table:table-cell table:number-columns-repeated="1020"/>
        </table:table-row>
        <table:table-row table:style-name="ro1">
          <table:table-cell table:formula="of:=IF([Evenèments.C369]&gt;0;T(&quot;&quot;) ;T(&quot;#&quot;))">
            <text:p/>
          </table:table-cell>
          <table:table-cell table:style-name="ce311" table:formula="of:=T([Evenèments.A369])">
            <text:p/>
          </table:table-cell>
          <table:table-cell table:style-name="ce311" table:formula="of:=T([Evenèments.B369])">
            <text:p/>
          </table:table-cell>
          <table:table-cell table:style-name="ce311" table:formula="of:=IF([Evenèments.C369]&gt;0;CONCATENATE([Evenèments.C369];[Evenèments.D369];[Evenèments.E369];T(&quot;;&quot;);[Evenèments.F369];[Evenèments.G369];[Evenèments.H369];T(&quot;;&quot;);[Evenèments.I369];T(&quot;;&quot;);[Evenèments.J369];T(&quot;;&quot;);[Evenèments.K369];T(&quot;;&quot;);[Evenèments.L369];T(&quot;;&quot;);[Evenèments.I369];T(&quot;=&quot;);[Evenèments.M369]);T(&quot;&quot;))" office:value-type="string" office:string-value="17931001;;fr;;6;P;fr=Décret enjoignant d'exterminer les brigands de Vendée.">
            <text:p>17931001;;fr;;6;P;fr=Décret enjoignant d'exterminer les brigands de Vendée.</text:p>
          </table:table-cell>
          <table:table-cell table:number-columns-repeated="1020"/>
        </table:table-row>
        <table:table-row table:style-name="ro1">
          <table:table-cell table:formula="of:=IF([Evenèments.C370]&gt;0;T(&quot;&quot;) ;T(&quot;#&quot;))">
            <text:p/>
          </table:table-cell>
          <table:table-cell table:style-name="ce311" table:formula="of:=T([Evenèments.A370])">
            <text:p/>
          </table:table-cell>
          <table:table-cell table:style-name="ce311" table:formula="of:=T([Evenèments.B370])">
            <text:p/>
          </table:table-cell>
          <table:table-cell table:style-name="ce311" table:formula="of:=IF([Evenèments.C370]&gt;0;CONCATENATE([Evenèments.C370];[Evenèments.D370];[Evenèments.E370];T(&quot;;&quot;);[Evenèments.F370];[Evenèments.G370];[Evenèments.H370];T(&quot;;&quot;);[Evenèments.I370];T(&quot;;&quot;);[Evenèments.J370];T(&quot;;&quot;);[Evenèments.K370];T(&quot;;&quot;);[Evenèments.L370];T(&quot;;&quot;);[Evenèments.I370];T(&quot;=&quot;);[Evenèments.M370]);T(&quot;&quot;))" office:value-type="string" office:string-value="17931014;;fr;;6;P;fr=Procès de Marie-Antoinette. Avocats : Guillaume Tronson du Coudray, déporté en Guyane, et Claude Chauveau-Lagarde. Chefs d'accusation : 1) Manœuvres en faveur des ennemis extérieurs de la République, 2) Complot pour allumer la guerre civile.">
            <text:p>17931014;;fr;;6;P;fr=Procès de Marie-Antoinette. Avocats : Guillaume Tronson du Coudray, déporté en Guyane, et Claude Chauveau-Lagarde. Chefs d'accusation : 1) Manœuvres en faveur des ennemis extérieurs de la République, 2) Complot pour allumer la guerre civile.</text:p>
          </table:table-cell>
          <table:table-cell table:number-columns-repeated="1020"/>
        </table:table-row>
        <table:table-row table:style-name="ro1">
          <table:table-cell table:formula="of:=IF([Evenèments.C371]&gt;0;T(&quot;&quot;) ;T(&quot;#&quot;))">
            <text:p/>
          </table:table-cell>
          <table:table-cell table:style-name="ce311" table:formula="of:=T([Evenèments.A371])">
            <text:p/>
          </table:table-cell>
          <table:table-cell table:style-name="ce311" table:formula="of:=T([Evenèments.B371])">
            <text:p/>
          </table:table-cell>
          <table:table-cell table:style-name="ce311" table:formula="of:=IF([Evenèments.C371]&gt;0;CONCATENATE([Evenèments.C371];[Evenèments.D371];[Evenèments.E371];T(&quot;;&quot;);[Evenèments.F371];[Evenèments.G371];[Evenèments.H371];T(&quot;;&quot;);[Evenèments.I371];T(&quot;;&quot;);[Evenèments.J371];T(&quot;;&quot;);[Evenèments.K371];T(&quot;;&quot;);[Evenèments.L371];T(&quot;;&quot;);[Evenèments.I371];T(&quot;=&quot;);[Evenèments.M371]);T(&quot;&quot;))" office:value-type="string" office:string-value="17931107;;fr;;6;P;fr=La Vendée est renommée Vengé.">
            <text:p>17931107;;fr;;6;P;fr=La Vendée est renommée Vengé.</text:p>
          </table:table-cell>
          <table:table-cell table:number-columns-repeated="1020"/>
        </table:table-row>
        <table:table-row table:style-name="ro1">
          <table:table-cell table:formula="of:=IF([Evenèments.C372]&gt;0;T(&quot;&quot;) ;T(&quot;#&quot;))">
            <text:p/>
          </table:table-cell>
          <table:table-cell table:style-name="ce311" table:formula="of:=T([Evenèments.A372])">
            <text:p/>
          </table:table-cell>
          <table:table-cell table:style-name="ce311" table:formula="of:=T([Evenèments.B372])">
            <text:p/>
          </table:table-cell>
          <table:table-cell table:style-name="ce311" table:formula="of:=IF([Evenèments.C372]&gt;0;CONCATENATE([Evenèments.C372];[Evenèments.D372];[Evenèments.E372];T(&quot;;&quot;);[Evenèments.F372];[Evenèments.G372];[Evenèments.H372];T(&quot;;&quot;);[Evenèments.I372];T(&quot;;&quot;);[Evenèments.J372];T(&quot;;&quot;);[Evenèments.K372];T(&quot;;&quot;);[Evenèments.L372];T(&quot;;&quot;);[Evenèments.I372];T(&quot;=&quot;);[Evenèments.M372]);T(&quot;&quot;))" office:value-type="string" office:string-value="17931110;;fr;;8;P;fr=Établissement du Culte de la Raison (ce culte n'est pas officiel, Robespierre n'y participe pas).">
            <text:p>17931110;;fr;;8;P;fr=Établissement du Culte de la Raison (ce culte n'est pas officiel, Robespierre n'y participe pas).</text:p>
          </table:table-cell>
          <table:table-cell table:number-columns-repeated="1020"/>
        </table:table-row>
        <table:table-row table:style-name="ro1">
          <table:table-cell table:formula="of:=IF([Evenèments.C373]&gt;0;T(&quot;&quot;) ;T(&quot;#&quot;))">
            <text:p/>
          </table:table-cell>
          <table:table-cell table:style-name="ce311" table:formula="of:=T([Evenèments.A373])">
            <text:p/>
          </table:table-cell>
          <table:table-cell table:style-name="ce311" table:formula="of:=T([Evenèments.B373])">
            <text:p/>
          </table:table-cell>
          <table:table-cell table:style-name="ce311" table:formula="of:=IF([Evenèments.C373]&gt;0;CONCATENATE([Evenèments.C373];[Evenèments.D373];[Evenèments.E373];T(&quot;;&quot;);[Evenèments.F373];[Evenèments.G373];[Evenèments.H373];T(&quot;;&quot;);[Evenèments.I373];T(&quot;;&quot;);[Evenèments.J373];T(&quot;;&quot;);[Evenèments.K373];T(&quot;;&quot;);[Evenèments.L373];T(&quot;;&quot;);[Evenèments.I373];T(&quot;=&quot;);[Evenèments.M373]);T(&quot;&quot;))" office:value-type="string" office:string-value="17931119;;fr;;6;P;fr=Les biens des accusés sont déclarés nationaux, même avant le procès pour empêcher les donations en vifs faites par les accusés sûrs d'être mis à mort.">
            <text:p>17931119;;fr;;6;P;fr=Les biens des accusés sont déclarés nationaux, même avant le procès pour empêcher les donations en vifs faites par les accusés sûrs d'être mis à mort.</text:p>
          </table:table-cell>
          <table:table-cell table:number-columns-repeated="1020"/>
        </table:table-row>
        <table:table-row table:style-name="ro1">
          <table:table-cell table:formula="of:=IF([Evenèments.C374]&gt;0;T(&quot;&quot;) ;T(&quot;#&quot;))">
            <text:p/>
          </table:table-cell>
          <table:table-cell table:style-name="ce311" table:formula="of:=T([Evenèments.A374])">
            <text:p/>
          </table:table-cell>
          <table:table-cell table:style-name="ce311" table:formula="of:=T([Evenèments.B374])">
            <text:p/>
          </table:table-cell>
          <table:table-cell table:style-name="ce311" table:formula="of:=IF([Evenèments.C374]&gt;0;CONCATENATE([Evenèments.C374];[Evenèments.D374];[Evenèments.E374];T(&quot;;&quot;);[Evenèments.F374];[Evenèments.G374];[Evenèments.H374];T(&quot;;&quot;);[Evenèments.I374];T(&quot;;&quot;);[Evenèments.J374];T(&quot;;&quot;);[Evenèments.K374];T(&quot;;&quot;);[Evenèments.L374];T(&quot;;&quot;);[Evenèments.I374];T(&quot;=&quot;);[Evenèments.M374]);T(&quot;&quot;))" office:value-type="string" office:string-value="17940204;;fr;;6;P;fr=L'esclavage est aboli dans les Colonies.">
            <text:p>17940204;;fr;;6;P;fr=L'esclavage est aboli dans les Colonies.</text:p>
          </table:table-cell>
          <table:table-cell table:number-columns-repeated="1020"/>
        </table:table-row>
        <table:table-row table:style-name="ro1">
          <table:table-cell table:formula="of:=IF([Evenèments.C375]&gt;0;T(&quot;&quot;) ;T(&quot;#&quot;))">
            <text:p/>
          </table:table-cell>
          <table:table-cell table:style-name="ce311" table:formula="of:=T([Evenèments.A375])">
            <text:p/>
          </table:table-cell>
          <table:table-cell table:style-name="ce311" table:formula="of:=T([Evenèments.B375])">
            <text:p/>
          </table:table-cell>
          <table:table-cell table:style-name="ce311" table:formula="of:=IF([Evenèments.C375]&gt;0;CONCATENATE([Evenèments.C375];[Evenèments.D375];[Evenèments.E375];T(&quot;;&quot;);[Evenèments.F375];[Evenèments.G375];[Evenèments.H375];T(&quot;;&quot;);[Evenèments.I375];T(&quot;;&quot;);[Evenèments.J375];T(&quot;;&quot;);[Evenèments.K375];T(&quot;;&quot;);[Evenèments.L375];T(&quot;;&quot;);[Evenèments.I375];T(&quot;=&quot;);[Evenèments.M375]);T(&quot;&quot;))" office:value-type="string" office:string-value="17940215;;fr;;6;P;fr=Adoption du pavillon de marine : bleu-blanc-rouge comme drapeau national.">
            <text:p>17940215;;fr;;6;P;fr=Adoption du pavillon de marine : bleu-blanc-rouge comme drapeau national.</text:p>
          </table:table-cell>
          <table:table-cell table:number-columns-repeated="1020"/>
        </table:table-row>
        <table:table-row table:style-name="ro1">
          <table:table-cell table:formula="of:=IF([Evenèments.C376]&gt;0;T(&quot;&quot;) ;T(&quot;#&quot;))">
            <text:p/>
          </table:table-cell>
          <table:table-cell table:style-name="ce311" table:formula="of:=T([Evenèments.A376])">
            <text:p/>
          </table:table-cell>
          <table:table-cell table:style-name="ce311" table:formula="of:=T([Evenèments.B376])">
            <text:p/>
          </table:table-cell>
          <table:table-cell table:style-name="ce311" table:formula="of:=IF([Evenèments.C376]&gt;0;CONCATENATE([Evenèments.C376];[Evenèments.D376];[Evenèments.E376];T(&quot;;&quot;);[Evenèments.F376];[Evenèments.G376];[Evenèments.H376];T(&quot;;&quot;);[Evenèments.I376];T(&quot;;&quot;);[Evenèments.J376];T(&quot;;&quot;);[Evenèments.K376];T(&quot;;&quot;);[Evenèments.L376];T(&quot;;&quot;);[Evenèments.I376];T(&quot;=&quot;);[Evenèments.M376]);T(&quot;&quot;))" office:value-type="string" office:string-value="17940314;;fr;;8;P;fr=Arrestation de 21 ultra-révolutionnaires ou hébertistes, du club des (nouveaux) Cordeliers (partisans de la Commune contre la Convention) : 19 exécutions le 24 mars dont Hébert et Cloots.">
            <text:p>17940314;;fr;;8;P;fr=Arrestation de 21 ultra-révolutionnaires ou hébertistes, du club des (nouveaux) Cordeliers (partisans de la Commune contre la Convention) : 19 exécutions le 24 mars dont Hébert et Cloots.</text:p>
          </table:table-cell>
          <table:table-cell table:number-columns-repeated="1020"/>
        </table:table-row>
        <table:table-row table:style-name="ro1">
          <table:table-cell table:formula="of:=IF([Evenèments.C377]&gt;0;T(&quot;&quot;) ;T(&quot;#&quot;))">
            <text:p/>
          </table:table-cell>
          <table:table-cell table:style-name="ce311" table:formula="of:=T([Evenèments.A377])">
            <text:p/>
          </table:table-cell>
          <table:table-cell table:style-name="ce311" table:formula="of:=T([Evenèments.B377])">
            <text:p/>
          </table:table-cell>
          <table:table-cell table:style-name="ce311" table:formula="of:=IF([Evenèments.C377]&gt;0;CONCATENATE([Evenèments.C377];[Evenèments.D377];[Evenèments.E377];T(&quot;;&quot;);[Evenèments.F377];[Evenèments.G377];[Evenèments.H377];T(&quot;;&quot;);[Evenèments.I377];T(&quot;;&quot;);[Evenèments.J377];T(&quot;;&quot;);[Evenèments.K377];T(&quot;;&quot;);[Evenèments.L377];T(&quot;;&quot;);[Evenèments.I377];T(&quot;=&quot;);[Evenèments.M377]);T(&quot;&quot;))" office:value-type="string" office:string-value="17940402;;fr;;8;P;fr=Arrestation des &quot;dantonistes&quot; ou &quot;vieux Cordeliers&quot; : Danton, Camille-Desmoulins, Hérault de Séchelles, etc... (exécutés le 4 avril). Cette période a été appelée la Dictature de Robespierre : 02/04/1794-27/07/1794.">
            <text:p>17940402;;fr;;8;P;fr=Arrestation des "dantonistes" ou "vieux Cordeliers" : Danton, Camille-Desmoulins, Hérault de Séchelles, etc... (exécutés le 4 avril). Cette période a été appelée la Dictature de Robespierre : 02/04/1794-27/07/1794.</text:p>
          </table:table-cell>
          <table:table-cell table:number-columns-repeated="1020"/>
        </table:table-row>
        <table:table-row table:style-name="ro1">
          <table:table-cell table:formula="of:=IF([Evenèments.C378]&gt;0;T(&quot;&quot;) ;T(&quot;#&quot;))">
            <text:p/>
          </table:table-cell>
          <table:table-cell table:style-name="ce311" table:formula="of:=T([Evenèments.A378])">
            <text:p/>
          </table:table-cell>
          <table:table-cell table:style-name="ce311" table:formula="of:=T([Evenèments.B378])">
            <text:p/>
          </table:table-cell>
          <table:table-cell table:style-name="ce311" table:formula="of:=IF([Evenèments.C378]&gt;0;CONCATENATE([Evenèments.C378];[Evenèments.D378];[Evenèments.E378];T(&quot;;&quot;);[Evenèments.F378];[Evenèments.G378];[Evenèments.H378];T(&quot;;&quot;);[Evenèments.I378];T(&quot;;&quot;);[Evenèments.J378];T(&quot;;&quot;);[Evenèments.K378];T(&quot;;&quot;);[Evenèments.L378];T(&quot;;&quot;);[Evenèments.I378];T(&quot;=&quot;);[Evenèments.M378]);T(&quot;&quot;))" office:value-type="string" office:string-value="17940416;;fr;;8;P;fr=Un décret stipule qu'aucun noble ne peut habiter Paris.">
            <text:p>17940416;;fr;;8;P;fr=Un décret stipule qu'aucun noble ne peut habiter Paris.</text:p>
          </table:table-cell>
          <table:table-cell table:number-columns-repeated="1020"/>
        </table:table-row>
        <table:table-row table:style-name="ro1">
          <table:table-cell table:formula="of:=IF([Evenèments.C379]&gt;0;T(&quot;&quot;) ;T(&quot;#&quot;))">
            <text:p/>
          </table:table-cell>
          <table:table-cell table:style-name="ce311" table:formula="of:=T([Evenèments.A379])">
            <text:p/>
          </table:table-cell>
          <table:table-cell table:style-name="ce311" table:formula="of:=T([Evenèments.B379])">
            <text:p/>
          </table:table-cell>
          <table:table-cell table:style-name="ce311" table:formula="of:=IF([Evenèments.C379]&gt;0;CONCATENATE([Evenèments.C379];[Evenèments.D379];[Evenèments.E379];T(&quot;;&quot;);[Evenèments.F379];[Evenèments.G379];[Evenèments.H379];T(&quot;;&quot;);[Evenèments.I379];T(&quot;;&quot;);[Evenèments.J379];T(&quot;;&quot;);[Evenèments.K379];T(&quot;;&quot;);[Evenèments.L379];T(&quot;;&quot;);[Evenèments.I379];T(&quot;=&quot;);[Evenèments.M379]);T(&quot;&quot;))" office:value-type="string" office:string-value="17940508;;fr;;8;P;fr=Fête de l’Être Suprême, célébrée par Robespierre (la croyance a été décrétée le 7 mai).">
            <text:p>17940508;;fr;;8;P;fr=Fête de l’Être Suprême, célébrée par Robespierre (la croyance a été décrétée le 7 mai).</text:p>
          </table:table-cell>
          <table:table-cell table:number-columns-repeated="1020"/>
        </table:table-row>
        <table:table-row table:style-name="ro1">
          <table:table-cell table:formula="of:=IF([Evenèments.C380]&gt;0;T(&quot;&quot;) ;T(&quot;#&quot;))">
            <text:p/>
          </table:table-cell>
          <table:table-cell table:style-name="ce311" table:formula="of:=T([Evenèments.A380])">
            <text:p/>
          </table:table-cell>
          <table:table-cell table:style-name="ce311" table:formula="of:=T([Evenèments.B380])">
            <text:p/>
          </table:table-cell>
          <table:table-cell table:style-name="ce311" table:formula="of:=IF([Evenèments.C380]&gt;0;CONCATENATE([Evenèments.C380];[Evenèments.D380];[Evenèments.E380];T(&quot;;&quot;);[Evenèments.F380];[Evenèments.G380];[Evenèments.H380];T(&quot;;&quot;);[Evenèments.I380];T(&quot;;&quot;);[Evenèments.J380];T(&quot;;&quot;);[Evenèments.K380];T(&quot;;&quot;);[Evenèments.L380];T(&quot;;&quot;);[Evenèments.I380];T(&quot;=&quot;);[Evenèments.M380]);T(&quot;&quot;))" office:value-type="string" office:string-value="17940510;;fr;;8;P;fr=Nomination d'un nouveau maire de Paris (Fleuriot-Lescot), et d'une nouvelle municipalité entièrement robespierriste (la Commune perd son influence politique).">
            <text:p>17940510;;fr;;8;P;fr=Nomination d'un nouveau maire de Paris (Fleuriot-Lescot), et d'une nouvelle municipalité entièrement robespierriste (la Commune perd son influence politique).</text:p>
          </table:table-cell>
          <table:table-cell table:number-columns-repeated="1020"/>
        </table:table-row>
        <table:table-row table:style-name="ro1">
          <table:table-cell table:formula="of:=IF([Evenèments.C381]&gt;0;T(&quot;&quot;) ;T(&quot;#&quot;))">
            <text:p/>
          </table:table-cell>
          <table:table-cell table:style-name="ce311" table:formula="of:=T([Evenèments.A381])">
            <text:p/>
          </table:table-cell>
          <table:table-cell table:style-name="ce311" table:formula="of:=T([Evenèments.B381])">
            <text:p/>
          </table:table-cell>
          <table:table-cell table:style-name="ce311" table:formula="of:=IF([Evenèments.C381]&gt;0;CONCATENATE([Evenèments.C381];[Evenèments.D381];[Evenèments.E381];T(&quot;;&quot;);[Evenèments.F381];[Evenèments.G381];[Evenèments.H381];T(&quot;;&quot;);[Evenèments.I381];T(&quot;;&quot;);[Evenèments.J381];T(&quot;;&quot;);[Evenèments.K381];T(&quot;;&quot;);[Evenèments.L381];T(&quot;;&quot;);[Evenèments.I381];T(&quot;=&quot;);[Evenèments.M381]);T(&quot;&quot;))" office:value-type="string" office:string-value="17940522;;fr;;8;P;fr=Attentat manqué d'Admirat Renault contre Robespierre et Collot d'Herbois.">
            <text:p>17940522;;fr;;8;P;fr=Attentat manqué d'Admirat Renault contre Robespierre et Collot d'Herbois.</text:p>
          </table:table-cell>
          <table:table-cell table:number-columns-repeated="1020"/>
        </table:table-row>
        <table:table-row table:style-name="ro1">
          <table:table-cell table:formula="of:=IF([Evenèments.C382]&gt;0;T(&quot;&quot;) ;T(&quot;#&quot;))">
            <text:p/>
          </table:table-cell>
          <table:table-cell table:style-name="ce311" table:formula="of:=T([Evenèments.A382])">
            <text:p/>
          </table:table-cell>
          <table:table-cell table:style-name="ce311" table:formula="of:=T([Evenèments.B382])">
            <text:p/>
          </table:table-cell>
          <table:table-cell table:style-name="ce311" table:formula="of:=IF([Evenèments.C382]&gt;0;CONCATENATE([Evenèments.C382];[Evenèments.D382];[Evenèments.E382];T(&quot;;&quot;);[Evenèments.F382];[Evenèments.G382];[Evenèments.H382];T(&quot;;&quot;);[Evenèments.I382];T(&quot;;&quot;);[Evenèments.J382];T(&quot;;&quot;);[Evenèments.K382];T(&quot;;&quot;);[Evenèments.L382];T(&quot;;&quot;);[Evenèments.I382];T(&quot;=&quot;);[Evenèments.M382]);T(&quot;&quot;))" office:value-type="string" office:string-value="17940523;;fr;;8;P;fr=Attentat manqué de Cécile Renault contre Robespierre.">
            <text:p>17940523;;fr;;8;P;fr=Attentat manqué de Cécile Renault contre Robespierre.</text:p>
          </table:table-cell>
          <table:table-cell table:number-columns-repeated="1020"/>
        </table:table-row>
        <table:table-row table:style-name="ro1">
          <table:table-cell table:formula="of:=IF([Evenèments.C383]&gt;0;T(&quot;&quot;) ;T(&quot;#&quot;))">
            <text:p/>
          </table:table-cell>
          <table:table-cell table:style-name="ce311" table:formula="of:=T([Evenèments.A383])">
            <text:p/>
          </table:table-cell>
          <table:table-cell table:style-name="ce311" table:formula="of:=T([Evenèments.B383])">
            <text:p/>
          </table:table-cell>
          <table:table-cell table:style-name="ce311" table:formula="of:=IF([Evenèments.C383]&gt;0;CONCATENATE([Evenèments.C383];[Evenèments.D383];[Evenèments.E383];T(&quot;;&quot;);[Evenèments.F383];[Evenèments.G383];[Evenèments.H383];T(&quot;;&quot;);[Evenèments.I383];T(&quot;;&quot;);[Evenèments.J383];T(&quot;;&quot;);[Evenèments.K383];T(&quot;;&quot;);[Evenèments.L383];T(&quot;;&quot;);[Evenèments.I383];T(&quot;=&quot;);[Evenèments.M383]);T(&quot;&quot;))" office:value-type="string" office:string-value="17940610;;fr;;4;P;fr=Loi de Prairial (22 prairial) : Elle permet d'exécuter tout accusé sans audition de témoin ou interrogatoire, sur simple preuve morale (1376 exécutions auront lieu en vertu de ce texte).">
            <text:p>17940610;;fr;;4;P;fr=Loi de Prairial (22 prairial) : Elle permet d'exécuter tout accusé sans audition de témoin ou interrogatoire, sur simple preuve morale (1376 exécutions auront lieu en vertu de ce texte).</text:p>
          </table:table-cell>
          <table:table-cell table:number-columns-repeated="1020"/>
        </table:table-row>
        <table:table-row table:style-name="ro1">
          <table:table-cell table:formula="of:=IF([Evenèments.C384]&gt;0;T(&quot;&quot;) ;T(&quot;#&quot;))">
            <text:p/>
          </table:table-cell>
          <table:table-cell table:style-name="ce311" table:formula="of:=T([Evenèments.A384])">
            <text:p/>
          </table:table-cell>
          <table:table-cell table:style-name="ce311" table:formula="of:=T([Evenèments.B384])">
            <text:p/>
          </table:table-cell>
          <table:table-cell table:style-name="ce311" table:formula="of:=IF([Evenèments.C384]&gt;0;CONCATENATE([Evenèments.C384];[Evenèments.D384];[Evenèments.E384];T(&quot;;&quot;);[Evenèments.F384];[Evenèments.G384];[Evenèments.H384];T(&quot;;&quot;);[Evenèments.I384];T(&quot;;&quot;);[Evenèments.J384];T(&quot;;&quot;);[Evenèments.K384];T(&quot;;&quot;);[Evenèments.L384];T(&quot;;&quot;);[Evenèments.I384];T(&quot;=&quot;);[Evenèments.M384]);T(&quot;&quot;))" office:value-type="string" office:string-value="17940727;;fr;;3;P;fr=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
            <text:p>17940727;;fr;;3;P;fr=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text:p>
          </table:table-cell>
          <table:table-cell table:number-columns-repeated="1020"/>
        </table:table-row>
        <table:table-row table:style-name="ro1">
          <table:table-cell table:formula="of:=IF([Evenèments.C385]&gt;0;T(&quot;&quot;) ;T(&quot;#&quot;))">
            <text:p/>
          </table:table-cell>
          <table:table-cell table:style-name="ce311" table:formula="of:=T([Evenèments.A385])">
            <text:p/>
          </table:table-cell>
          <table:table-cell table:style-name="ce311" table:formula="of:=T([Evenèments.B385])">
            <text:p/>
          </table:table-cell>
          <table:table-cell table:style-name="ce311" table:formula="of:=IF([Evenèments.C385]&gt;0;CONCATENATE([Evenèments.C385];[Evenèments.D385];[Evenèments.E385];T(&quot;;&quot;);[Evenèments.F385];[Evenèments.G385];[Evenèments.H385];T(&quot;;&quot;);[Evenèments.I385];T(&quot;;&quot;);[Evenèments.J385];T(&quot;;&quot;);[Evenèments.K385];T(&quot;;&quot;);[Evenèments.L385];T(&quot;;&quot;);[Evenèments.I385];T(&quot;=&quot;);[Evenèments.M385]);T(&quot;&quot;))" office:value-type="string" office:string-value="17940728;17940731;fr;;5;P;fr=Robespierre et 103 robespierristes exécutés. C'est ce qu'on a appelé la Réaction Thermidorienne qui s'est déroulée du 28/07/1794 au 23/09/1795.">
            <text:p>17940728;17940731;fr;;5;P;fr=Robespierre et 103 robespierristes exécutés. C'est ce qu'on a appelé la Réaction Thermidorienne qui s'est déroulée du 28/07/1794 au 23/09/1795.</text:p>
          </table:table-cell>
          <table:table-cell table:number-columns-repeated="1020"/>
        </table:table-row>
        <table:table-row table:style-name="ro1">
          <table:table-cell table:formula="of:=IF([Evenèments.C386]&gt;0;T(&quot;&quot;) ;T(&quot;#&quot;))">
            <text:p/>
          </table:table-cell>
          <table:table-cell table:style-name="ce311" table:formula="of:=T([Evenèments.A386])">
            <text:p/>
          </table:table-cell>
          <table:table-cell table:style-name="ce311" table:formula="of:=T([Evenèments.B386])">
            <text:p/>
          </table:table-cell>
          <table:table-cell table:style-name="ce311" table:formula="of:=IF([Evenèments.C386]&gt;0;CONCATENATE([Evenèments.C386];[Evenèments.D386];[Evenèments.E386];T(&quot;;&quot;);[Evenèments.F386];[Evenèments.G386];[Evenèments.H386];T(&quot;;&quot;);[Evenèments.I386];T(&quot;;&quot;);[Evenèments.J386];T(&quot;;&quot;);[Evenèments.K386];T(&quot;;&quot;);[Evenèments.L386];T(&quot;;&quot;);[Evenèments.I386];T(&quot;=&quot;);[Evenèments.M386]);T(&quot;&quot;))" office:value-type="string" office:string-value="17940821;;fr;;8;P;fr=Explosion de la poudrière de Grenelle, attribuée aux robespierristes (environ 400 morts).">
            <text:p>17940821;;fr;;8;P;fr=Explosion de la poudrière de Grenelle, attribuée aux robespierristes (environ 400 morts).</text:p>
          </table:table-cell>
          <table:table-cell table:number-columns-repeated="1020"/>
        </table:table-row>
        <table:table-row table:style-name="ro1">
          <table:table-cell table:formula="of:=IF([Evenèments.C387]&gt;0;T(&quot;&quot;) ;T(&quot;#&quot;))">
            <text:p/>
          </table:table-cell>
          <table:table-cell table:style-name="ce311" table:formula="of:=T([Evenèments.A387])">
            <text:p/>
          </table:table-cell>
          <table:table-cell table:style-name="ce311" table:formula="of:=T([Evenèments.B387])">
            <text:p/>
          </table:table-cell>
          <table:table-cell table:style-name="ce311" table:formula="of:=IF([Evenèments.C387]&gt;0;CONCATENATE([Evenèments.C387];[Evenèments.D387];[Evenèments.E387];T(&quot;;&quot;);[Evenèments.F387];[Evenèments.G387];[Evenèments.H387];T(&quot;;&quot;);[Evenèments.I387];T(&quot;;&quot;);[Evenèments.J387];T(&quot;;&quot;);[Evenèments.K387];T(&quot;;&quot;);[Evenèments.L387];T(&quot;;&quot;);[Evenèments.I387];T(&quot;=&quot;);[Evenèments.M387]);T(&quot;&quot;))" office:value-type="string" office:string-value="17940831;;fr;;8;P;fr=La Commune de Paris est remplacée par des commissions, dont le président est élu chaque mois.">
            <text:p>17940831;;fr;;8;P;fr=La Commune de Paris est remplacée par des commissions, dont le président est élu chaque mois.</text:p>
          </table:table-cell>
          <table:table-cell table:number-columns-repeated="1020"/>
        </table:table-row>
        <table:table-row table:style-name="ro1">
          <table:table-cell table:formula="of:=IF([Evenèments.C388]&gt;0;T(&quot;&quot;) ;T(&quot;#&quot;))">
            <text:p/>
          </table:table-cell>
          <table:table-cell table:style-name="ce311" table:formula="of:=T([Evenèments.A388])">
            <text:p/>
          </table:table-cell>
          <table:table-cell table:style-name="ce311" table:formula="of:=T([Evenèments.B388])">
            <text:p/>
          </table:table-cell>
          <table:table-cell table:style-name="ce311" table:formula="of:=IF([Evenèments.C388]&gt;0;CONCATENATE([Evenèments.C388];[Evenèments.D388];[Evenèments.E388];T(&quot;;&quot;);[Evenèments.F388];[Evenèments.G388];[Evenèments.H388];T(&quot;;&quot;);[Evenèments.I388];T(&quot;;&quot;);[Evenèments.J388];T(&quot;;&quot;);[Evenèments.K388];T(&quot;;&quot;);[Evenèments.L388];T(&quot;;&quot;);[Evenèments.I388];T(&quot;=&quot;);[Evenèments.M388]);T(&quot;&quot;))" office:value-type="string" office:string-value="17941111;;fr;;8;P;fr=Le Club des Jacobins est fermé. Les conventionnels jacobins forment le groupe des &quot;crêtois&quot; (ils siègent à la crête de la Montagne - extrême gauche).">
            <text:p>17941111;;fr;;8;P;fr=Le Club des Jacobins est fermé. Les conventionnels jacobins forment le groupe des "crêtois" (ils siègent à la crête de la Montagne - extrême gauche).</text:p>
          </table:table-cell>
          <table:table-cell table:number-columns-repeated="1020"/>
        </table:table-row>
        <table:table-row table:style-name="ro1">
          <table:table-cell table:formula="of:=IF([Evenèments.C389]&gt;0;T(&quot;&quot;) ;T(&quot;#&quot;))">
            <text:p/>
          </table:table-cell>
          <table:table-cell table:style-name="ce311" table:formula="of:=T([Evenèments.A389])">
            <text:p/>
          </table:table-cell>
          <table:table-cell table:style-name="ce311" table:formula="of:=T([Evenèments.B389])">
            <text:p/>
          </table:table-cell>
          <table:table-cell table:style-name="ce311" table:formula="of:=IF([Evenèments.C389]&gt;0;CONCATENATE([Evenèments.C389];[Evenèments.D389];[Evenèments.E389];T(&quot;;&quot;);[Evenèments.F389];[Evenèments.G389];[Evenèments.H389];T(&quot;;&quot;);[Evenèments.I389];T(&quot;;&quot;);[Evenèments.J389];T(&quot;;&quot;);[Evenèments.K389];T(&quot;;&quot;);[Evenèments.L389];T(&quot;;&quot;);[Evenèments.I389];T(&quot;=&quot;);[Evenèments.M389]);T(&quot;&quot;))" office:value-type="string" office:string-value="17950401;;fr;;8;P;fr=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
            <text:p>17950401;;fr;;8;P;fr=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text:p>
          </table:table-cell>
          <table:table-cell table:number-columns-repeated="1020"/>
        </table:table-row>
        <table:table-row table:style-name="ro1">
          <table:table-cell table:formula="of:=IF([Evenèments.C390]&gt;0;T(&quot;&quot;) ;T(&quot;#&quot;))">
            <text:p/>
          </table:table-cell>
          <table:table-cell table:style-name="ce311" table:formula="of:=T([Evenèments.A390])">
            <text:p/>
          </table:table-cell>
          <table:table-cell table:style-name="ce311" table:formula="of:=T([Evenèments.B390])">
            <text:p/>
          </table:table-cell>
          <table:table-cell table:style-name="ce311" table:formula="of:=IF([Evenèments.C390]&gt;0;CONCATENATE([Evenèments.C390];[Evenèments.D390];[Evenèments.E390];T(&quot;;&quot;);[Evenèments.F390];[Evenèments.G390];[Evenèments.H390];T(&quot;;&quot;);[Evenèments.I390];T(&quot;;&quot;);[Evenèments.J390];T(&quot;;&quot;);[Evenèments.K390];T(&quot;;&quot;);[Evenèments.L390];T(&quot;;&quot;);[Evenèments.I390];T(&quot;=&quot;);[Evenèments.M390]);T(&quot;&quot;))" office:value-type="string" office:string-value="17950520;17950522;fr;;8;P;fr=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
            <text:p>17950520;17950522;fr;;8;P;fr=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text:p>
          </table:table-cell>
          <table:table-cell table:number-columns-repeated="1020"/>
        </table:table-row>
        <table:table-row table:style-name="ro1">
          <table:table-cell table:formula="of:=IF([Evenèments.C391]&gt;0;T(&quot;&quot;) ;T(&quot;#&quot;))">
            <text:p/>
          </table:table-cell>
          <table:table-cell table:style-name="ce311" table:formula="of:=T([Evenèments.A391])">
            <text:p/>
          </table:table-cell>
          <table:table-cell table:style-name="ce311" table:formula="of:=T([Evenèments.B391])">
            <text:p/>
          </table:table-cell>
          <table:table-cell table:style-name="ce311" table:formula="of:=IF([Evenèments.C391]&gt;0;CONCATENATE([Evenèments.C391];[Evenèments.D391];[Evenèments.E391];T(&quot;;&quot;);[Evenèments.F391];[Evenèments.G391];[Evenèments.H391];T(&quot;;&quot;);[Evenèments.I391];T(&quot;;&quot;);[Evenèments.J391];T(&quot;;&quot;);[Evenèments.K391];T(&quot;;&quot;);[Evenèments.L391];T(&quot;;&quot;);[Evenèments.I391];T(&quot;=&quot;);[Evenèments.M391]);T(&quot;&quot;))" office:value-type="string" office:string-value="17950531;;fr;;5;P;fr=Suppression du Tribunal Révolutionnaire (Fouquier-Tinville et 15 juges ont été guillotinés).">
            <text:p>17950531;;fr;;5;P;fr=Suppression du Tribunal Révolutionnaire (Fouquier-Tinville et 15 juges ont été guillotinés).</text:p>
          </table:table-cell>
          <table:table-cell table:number-columns-repeated="1020"/>
        </table:table-row>
        <table:table-row table:style-name="ro1">
          <table:table-cell table:formula="of:=IF([Evenèments.C392]&gt;0;T(&quot;&quot;) ;T(&quot;#&quot;))">
            <text:p/>
          </table:table-cell>
          <table:table-cell table:style-name="ce311" table:formula="of:=T([Evenèments.A392])">
            <text:p/>
          </table:table-cell>
          <table:table-cell table:style-name="ce311" table:formula="of:=T([Evenèments.B392])">
            <text:p/>
          </table:table-cell>
          <table:table-cell table:style-name="ce311" table:formula="of:=IF([Evenèments.C392]&gt;0;CONCATENATE([Evenèments.C392];[Evenèments.D392];[Evenèments.E392];T(&quot;;&quot;);[Evenèments.F392];[Evenèments.G392];[Evenèments.H392];T(&quot;;&quot;);[Evenèments.I392];T(&quot;;&quot;);[Evenèments.J392];T(&quot;;&quot;);[Evenèments.K392];T(&quot;;&quot;);[Evenèments.L392];T(&quot;;&quot;);[Evenèments.I392];T(&quot;=&quot;);[Evenèments.M392]);T(&quot;&quot;))" office:value-type="string" office:string-value="17950923;;fr;;5;P;fr=Proclamation de la nouvelle Constitution (C'est le Directoire qui commence 23/09/1795-09/11/1799).">
            <text:p>17950923;;fr;;5;P;fr=Proclamation de la nouvelle Constitution (C'est le Directoire qui commence 23/09/1795-09/11/1799).</text:p>
          </table:table-cell>
          <table:table-cell table:number-columns-repeated="1020"/>
        </table:table-row>
        <table:table-row table:style-name="ro1">
          <table:table-cell table:formula="of:=IF([Evenèments.C393]&gt;0;T(&quot;&quot;) ;T(&quot;#&quot;))">
            <text:p/>
          </table:table-cell>
          <table:table-cell table:style-name="ce311" table:formula="of:=T([Evenèments.A393])">
            <text:p/>
          </table:table-cell>
          <table:table-cell table:style-name="ce311" table:formula="of:=T([Evenèments.B393])">
            <text:p/>
          </table:table-cell>
          <table:table-cell table:style-name="ce311" table:formula="of:=IF([Evenèments.C393]&gt;0;CONCATENATE([Evenèments.C393];[Evenèments.D393];[Evenèments.E393];T(&quot;;&quot;);[Evenèments.F393];[Evenèments.G393];[Evenèments.H393];T(&quot;;&quot;);[Evenèments.I393];T(&quot;;&quot;);[Evenèments.J393];T(&quot;;&quot;);[Evenèments.K393];T(&quot;;&quot;);[Evenèments.L393];T(&quot;;&quot;);[Evenèments.I393];T(&quot;=&quot;);[Evenèments.M393]);T(&quot;&quot;))" office:value-type="string" office:string-value="17951001;;fr;;6;P;fr=Incorporation au territoire national de la rive gauche du Rhin.">
            <text:p>17951001;;fr;;6;P;fr=Incorporation au territoire national de la rive gauche du Rhin.</text:p>
          </table:table-cell>
          <table:table-cell table:number-columns-repeated="1020"/>
        </table:table-row>
        <table:table-row table:style-name="ro1">
          <table:table-cell table:formula="of:=IF([Evenèments.C394]&gt;0;T(&quot;&quot;) ;T(&quot;#&quot;))">
            <text:p/>
          </table:table-cell>
          <table:table-cell table:style-name="ce311" table:formula="of:=T([Evenèments.A394])">
            <text:p/>
          </table:table-cell>
          <table:table-cell table:style-name="ce311" table:formula="of:=T([Evenèments.B394])">
            <text:p/>
          </table:table-cell>
          <table:table-cell table:style-name="ce311" table:formula="of:=IF([Evenèments.C394]&gt;0;CONCATENATE([Evenèments.C394];[Evenèments.D394];[Evenèments.E394];T(&quot;;&quot;);[Evenèments.F394];[Evenèments.G394];[Evenèments.H394];T(&quot;;&quot;);[Evenèments.I394];T(&quot;;&quot;);[Evenèments.J394];T(&quot;;&quot;);[Evenèments.K394];T(&quot;;&quot;);[Evenèments.L394];T(&quot;;&quot;);[Evenèments.I394];T(&quot;=&quot;);[Evenèments.M394]);T(&quot;&quot;))" office:value-type="string" office:string-value="17951005;;fr;;7;P;fr=(13 Vendémiaire). Les Sections royalistes et modérées de Paris se soulèvent. Dispersées au canon, devant l'église Saint-Roch, par Bonaparte, adjoint de Barras, Commandant des Forces de l'intérieur.">
            <text:p>17951005;;fr;;7;P;fr=(13 Vendémiaire). Les Sections royalistes et modérées de Paris se soulèvent. Dispersées au canon, devant l'église Saint-Roch, par Bonaparte, adjoint de Barras, Commandant des Forces de l'intérieur.</text:p>
          </table:table-cell>
          <table:table-cell table:number-columns-repeated="1020"/>
        </table:table-row>
        <table:table-row table:style-name="ro1">
          <table:table-cell table:formula="of:=IF([Evenèments.C395]&gt;0;T(&quot;&quot;) ;T(&quot;#&quot;))">
            <text:p/>
          </table:table-cell>
          <table:table-cell table:style-name="ce311" table:formula="of:=T([Evenèments.A395])">
            <text:p/>
          </table:table-cell>
          <table:table-cell table:style-name="ce311" table:formula="of:=T([Evenèments.B395])">
            <text:p/>
          </table:table-cell>
          <table:table-cell table:style-name="ce311" table:formula="of:=IF([Evenèments.C395]&gt;0;CONCATENATE([Evenèments.C395];[Evenèments.D395];[Evenèments.E395];T(&quot;;&quot;);[Evenèments.F395];[Evenèments.G395];[Evenèments.H395];T(&quot;;&quot;);[Evenèments.I395];T(&quot;;&quot;);[Evenèments.J395];T(&quot;;&quot;);[Evenèments.K395];T(&quot;;&quot;);[Evenèments.L395];T(&quot;;&quot;);[Evenèments.I395];T(&quot;=&quot;);[Evenèments.M395]);T(&quot;&quot;))" office:value-type="string" office:string-value="17951026;;fr;;7;P;fr=Fin de la Convention.">
            <text:p>17951026;;fr;;7;P;fr=Fin de la Convention.</text:p>
          </table:table-cell>
          <table:table-cell table:number-columns-repeated="1020"/>
        </table:table-row>
        <table:table-row table:style-name="ro1">
          <table:table-cell table:formula="of:=IF([Evenèments.C396]&gt;0;T(&quot;&quot;) ;T(&quot;#&quot;))">
            <text:p/>
          </table:table-cell>
          <table:table-cell table:style-name="ce311" table:formula="of:=T([Evenèments.A396])">
            <text:p/>
          </table:table-cell>
          <table:table-cell table:style-name="ce311" table:formula="of:=T([Evenèments.B396])">
            <text:p/>
          </table:table-cell>
          <table:table-cell table:style-name="ce311" table:formula="of:=IF([Evenèments.C396]&gt;0;CONCATENATE([Evenèments.C396];[Evenèments.D396];[Evenèments.E396];T(&quot;;&quot;);[Evenèments.F396];[Evenèments.G396];[Evenèments.H396];T(&quot;;&quot;);[Evenèments.I396];T(&quot;;&quot;);[Evenèments.J396];T(&quot;;&quot;);[Evenèments.K396];T(&quot;;&quot;);[Evenèments.L396];T(&quot;;&quot;);[Evenèments.I396];T(&quot;=&quot;);[Evenèments.M396]);T(&quot;&quot;))" office:value-type="string" office:string-value="17951104;;fr;;7;P;fr=Le &quot;Directoire exécutif&quot; (formé le 1er novembre), s'installe au Luxembourg.">
            <text:p>17951104;;fr;;7;P;fr=Le "Directoire exécutif" (formé le 1er novembre), s'installe au Luxembourg.</text:p>
          </table:table-cell>
          <table:table-cell table:number-columns-repeated="1020"/>
        </table:table-row>
        <table:table-row table:style-name="ro1">
          <table:table-cell table:formula="of:=IF([Evenèments.C397]&gt;0;T(&quot;&quot;) ;T(&quot;#&quot;))">
            <text:p/>
          </table:table-cell>
          <table:table-cell table:style-name="ce311" table:formula="of:=T([Evenèments.A397])">
            <text:p/>
          </table:table-cell>
          <table:table-cell table:style-name="ce311" table:formula="of:=T([Evenèments.B397])">
            <text:p/>
          </table:table-cell>
          <table:table-cell table:style-name="ce311" table:formula="of:=IF([Evenèments.C397]&gt;0;CONCATENATE([Evenèments.C397];[Evenèments.D397];[Evenèments.E397];T(&quot;;&quot;);[Evenèments.F397];[Evenèments.G397];[Evenèments.H397];T(&quot;;&quot;);[Evenèments.I397];T(&quot;;&quot;);[Evenèments.J397];T(&quot;;&quot;);[Evenèments.K397];T(&quot;;&quot;);[Evenèments.L397];T(&quot;;&quot;);[Evenèments.I397];T(&quot;=&quot;);[Evenèments.M397]);T(&quot;&quot;))" office:value-type="string" office:string-value="17951221;;fr;;7;P;fr=Echange de Madame Royale, fille de Louis XVI, contre le ministre Beurnonville et 4 Commissaires livrés à l'Autriche par Dumouriez. (Notamment Bancal des Issarts, et Armand Camus).">
            <text:p>17951221;;fr;;7;P;fr=Echange de Madame Royale, fille de Louis XVI, contre le ministre Beurnonville et 4 Commissaires livrés à l'Autriche par Dumouriez. (Notamment Bancal des Issarts, et Armand Camus).</text:p>
          </table:table-cell>
          <table:table-cell table:number-columns-repeated="1020"/>
        </table:table-row>
        <table:table-row table:style-name="ro1">
          <table:table-cell table:formula="of:=IF([Evenèments.C398]&gt;0;T(&quot;&quot;) ;T(&quot;#&quot;))">
            <text:p/>
          </table:table-cell>
          <table:table-cell table:style-name="ce311" table:formula="of:=T([Evenèments.A398])">
            <text:p/>
          </table:table-cell>
          <table:table-cell table:style-name="ce311" table:formula="of:=T([Evenèments.B398])">
            <text:p/>
          </table:table-cell>
          <table:table-cell table:style-name="ce311" table:formula="of:=IF([Evenèments.C398]&gt;0;CONCATENATE([Evenèments.C398];[Evenèments.D398];[Evenèments.E398];T(&quot;;&quot;);[Evenèments.F398];[Evenèments.G398];[Evenèments.H398];T(&quot;;&quot;);[Evenèments.I398];T(&quot;;&quot;);[Evenèments.J398];T(&quot;;&quot;);[Evenèments.K398];T(&quot;;&quot;);[Evenèments.L398];T(&quot;;&quot;);[Evenèments.I398];T(&quot;=&quot;);[Evenèments.M398]);T(&quot;&quot;))" office:value-type="string" office:string-value="18001001;;fr;;6;P;fr=Traité de Saint-Ildefonse : l'Espagne rend la Louisiane à la France en échange de Parme.">
            <text:p>18001001;;fr;;6;P;fr=Traité de Saint-Ildefonse : l'Espagne rend la Louisiane à la France en échange de Parme.</text:p>
          </table:table-cell>
          <table:table-cell table:number-columns-repeated="1020"/>
        </table:table-row>
        <table:table-row table:style-name="ro1">
          <table:table-cell table:formula="of:=IF([Evenèments.C399]&gt;0;T(&quot;&quot;) ;T(&quot;#&quot;))">
            <text:p/>
          </table:table-cell>
          <table:table-cell table:style-name="ce311" table:formula="of:=T([Evenèments.A399])">
            <text:p/>
          </table:table-cell>
          <table:table-cell table:style-name="ce311" table:formula="of:=T([Evenèments.B399])">
            <text:p/>
          </table:table-cell>
          <table:table-cell table:style-name="ce311" table:formula="of:=IF([Evenèments.C399]&gt;0;CONCATENATE([Evenèments.C399];[Evenèments.D399];[Evenèments.E399];T(&quot;;&quot;);[Evenèments.F399];[Evenèments.G399];[Evenèments.H399];T(&quot;;&quot;);[Evenèments.I399];T(&quot;;&quot;);[Evenèments.J399];T(&quot;;&quot;);[Evenèments.K399];T(&quot;;&quot;);[Evenèments.L399];T(&quot;;&quot;);[Evenèments.I399];T(&quot;=&quot;);[Evenèments.M399]);T(&quot;&quot;))" office:value-type="string" office:string-value="18010717;;fr;;6;P;fr=Concordat entre Bonaparte et le Pape Pie VII : le catholicisme est reconnu comme la religion de la majorité des Français.">
            <text:p>18010717;;fr;;6;P;fr=Concordat entre Bonaparte et le Pape Pie VII : le catholicisme est reconnu comme la religion de la majorité des Français.</text:p>
          </table:table-cell>
          <table:table-cell table:number-columns-repeated="1020"/>
        </table:table-row>
        <table:table-row table:style-name="ro1">
          <table:table-cell table:formula="of:=IF([Evenèments.C400]&gt;0;T(&quot;&quot;) ;T(&quot;#&quot;))">
            <text:p/>
          </table:table-cell>
          <table:table-cell table:style-name="ce311" table:formula="of:=T([Evenèments.A400])">
            <text:p/>
          </table:table-cell>
          <table:table-cell table:style-name="ce311" table:formula="of:=T([Evenèments.B400])">
            <text:p/>
          </table:table-cell>
          <table:table-cell table:style-name="ce311" table:formula="of:=IF([Evenèments.C400]&gt;0;CONCATENATE([Evenèments.C400];[Evenèments.D400];[Evenèments.E400];T(&quot;;&quot;);[Evenèments.F400];[Evenèments.G400];[Evenèments.H400];T(&quot;;&quot;);[Evenèments.I400];T(&quot;;&quot;);[Evenèments.J400];T(&quot;;&quot;);[Evenèments.K400];T(&quot;;&quot;);[Evenèments.L400];T(&quot;;&quot;);[Evenèments.I400];T(&quot;=&quot;);[Evenèments.M400]);T(&quot;&quot;))" office:value-type="string" office:string-value="18020125;;fr;;6;P;fr=Bonaparte est élu Président de la République Italienne.">
            <text:p>18020125;;fr;;6;P;fr=Bonaparte est élu Président de la République Italienne.</text:p>
          </table:table-cell>
          <table:table-cell table:number-columns-repeated="1020"/>
        </table:table-row>
        <table:table-row table:style-name="ro1">
          <table:table-cell table:formula="of:=IF([Evenèments.C401]&gt;0;T(&quot;&quot;) ;T(&quot;#&quot;))">
            <text:p/>
          </table:table-cell>
          <table:table-cell table:style-name="ce311" table:formula="of:=T([Evenèments.A401])">
            <text:p/>
          </table:table-cell>
          <table:table-cell table:style-name="ce311" table:formula="of:=T([Evenèments.B401])">
            <text:p/>
          </table:table-cell>
          <table:table-cell table:style-name="ce311" table:formula="of:=IF([Evenèments.C401]&gt;0;CONCATENATE([Evenèments.C401];[Evenèments.D401];[Evenèments.E401];T(&quot;;&quot;);[Evenèments.F401];[Evenèments.G401];[Evenèments.H401];T(&quot;;&quot;);[Evenèments.I401];T(&quot;;&quot;);[Evenèments.J401];T(&quot;;&quot;);[Evenèments.K401];T(&quot;;&quot;);[Evenèments.L401];T(&quot;;&quot;);[Evenèments.I401];T(&quot;=&quot;);[Evenèments.M401]);T(&quot;&quot;))" office:value-type="string" office:string-value="18020508;;fr;;6;P;fr=Bonaparte est élu 1er Consul pour 10 années supplémentaires.">
            <text:p>18020508;;fr;;6;P;fr=Bonaparte est élu 1er Consul pour 10 années supplémentaires.</text:p>
          </table:table-cell>
          <table:table-cell table:number-columns-repeated="1020"/>
        </table:table-row>
        <table:table-row table:style-name="ro1">
          <table:table-cell table:formula="of:=IF([Evenèments.C402]&gt;0;T(&quot;&quot;) ;T(&quot;#&quot;))">
            <text:p/>
          </table:table-cell>
          <table:table-cell table:style-name="ce311" table:formula="of:=T([Evenèments.A402])">
            <text:p/>
          </table:table-cell>
          <table:table-cell table:style-name="ce311" table:formula="of:=T([Evenèments.B402])">
            <text:p/>
          </table:table-cell>
          <table:table-cell table:style-name="ce311" table:formula="of:=IF([Evenèments.C402]&gt;0;CONCATENATE([Evenèments.C402];[Evenèments.D402];[Evenèments.E402];T(&quot;;&quot;);[Evenèments.F402];[Evenèments.G402];[Evenèments.H402];T(&quot;;&quot;);[Evenèments.I402];T(&quot;;&quot;);[Evenèments.J402];T(&quot;;&quot;);[Evenèments.K402];T(&quot;;&quot;);[Evenèments.L402];T(&quot;;&quot;);[Evenèments.I402];T(&quot;=&quot;);[Evenèments.M402]);T(&quot;&quot;))" office:value-type="string" office:string-value="18020729;;fr;;6;P;fr=Bonaparte est élu consul à vie.">
            <text:p>18020729;;fr;;6;P;fr=Bonaparte est élu consul à vie.</text:p>
          </table:table-cell>
          <table:table-cell table:number-columns-repeated="1020"/>
        </table:table-row>
        <table:table-row table:style-name="ro1">
          <table:table-cell table:formula="of:=IF([Evenèments.C403]&gt;0;T(&quot;&quot;) ;T(&quot;#&quot;))">
            <text:p/>
          </table:table-cell>
          <table:table-cell table:style-name="ce311" table:formula="of:=T([Evenèments.A403])">
            <text:p/>
          </table:table-cell>
          <table:table-cell table:style-name="ce311" table:formula="of:=T([Evenèments.B403])">
            <text:p/>
          </table:table-cell>
          <table:table-cell table:style-name="ce311" table:formula="of:=IF([Evenèments.C403]&gt;0;CONCATENATE([Evenèments.C403];[Evenèments.D403];[Evenèments.E403];T(&quot;;&quot;);[Evenèments.F403];[Evenèments.G403];[Evenèments.H403];T(&quot;;&quot;);[Evenèments.I403];T(&quot;;&quot;);[Evenèments.J403];T(&quot;;&quot;);[Evenèments.K403];T(&quot;;&quot;);[Evenèments.L403];T(&quot;;&quot;);[Evenèments.I403];T(&quot;=&quot;);[Evenèments.M403]);T(&quot;&quot;))" office:value-type="string" office:string-value="18030513;;fr;;6;P;fr=La Louisiane est vendue aux USA.">
            <text:p>18030513;;fr;;6;P;fr=La Louisiane est vendue aux USA.</text:p>
          </table:table-cell>
          <table:table-cell table:number-columns-repeated="1020"/>
        </table:table-row>
        <table:table-row table:style-name="ro1">
          <table:table-cell table:formula="of:=IF([Evenèments.C404]&gt;0;T(&quot;&quot;) ;T(&quot;#&quot;))">
            <text:p/>
          </table:table-cell>
          <table:table-cell table:style-name="ce311" table:formula="of:=T([Evenèments.A404])">
            <text:p/>
          </table:table-cell>
          <table:table-cell table:style-name="ce311" table:formula="of:=T([Evenèments.B404])">
            <text:p/>
          </table:table-cell>
          <table:table-cell table:style-name="ce311" table:formula="of:=IF([Evenèments.C404]&gt;0;CONCATENATE([Evenèments.C404];[Evenèments.D404];[Evenèments.E404];T(&quot;;&quot;);[Evenèments.F404];[Evenèments.G404];[Evenèments.H404];T(&quot;;&quot;);[Evenèments.I404];T(&quot;;&quot;);[Evenèments.J404];T(&quot;;&quot;);[Evenèments.K404];T(&quot;;&quot;);[Evenèments.L404];T(&quot;;&quot;);[Evenèments.I404];T(&quot;=&quot;);[Evenèments.M404]);T(&quot;&quot;))" office:value-type="string" office:string-value="18040518;;fr;;6;P;fr=Le Sénat proclame l'Empire par sénatus-consulte.">
            <text:p>18040518;;fr;;6;P;fr=Le Sénat proclame l'Empire par sénatus-consulte.</text:p>
          </table:table-cell>
          <table:table-cell table:number-columns-repeated="1020"/>
        </table:table-row>
        <table:table-row table:style-name="ro1">
          <table:table-cell table:formula="of:=IF([Evenèments.C405]&gt;0;T(&quot;&quot;) ;T(&quot;#&quot;))">
            <text:p/>
          </table:table-cell>
          <table:table-cell table:style-name="ce311" table:formula="of:=T([Evenèments.A405])">
            <text:p/>
          </table:table-cell>
          <table:table-cell table:style-name="ce311" table:formula="of:=T([Evenèments.B405])">
            <text:p/>
          </table:table-cell>
          <table:table-cell table:style-name="ce311" table:formula="of:=IF([Evenèments.C405]&gt;0;CONCATENATE([Evenèments.C405];[Evenèments.D405];[Evenèments.E405];T(&quot;;&quot;);[Evenèments.F405];[Evenèments.G405];[Evenèments.H405];T(&quot;;&quot;);[Evenèments.I405];T(&quot;;&quot;);[Evenèments.J405];T(&quot;;&quot;);[Evenèments.K405];T(&quot;;&quot;);[Evenèments.L405];T(&quot;;&quot;);[Evenèments.I405];T(&quot;=&quot;);[Evenèments.M405]);T(&quot;&quot;))" office:value-type="string" office:string-value="18041202;;fr;;2;P;fr=Napoléon, désormais appelé Napoléon 1er, est sacré empereur par le Pape Pie VII à Notre-Dame de Paris.">
            <text:p>18041202;;fr;;2;P;fr=Napoléon, désormais appelé Napoléon 1er, est sacré empereur par le Pape Pie VII à Notre-Dame de Paris.</text:p>
          </table:table-cell>
          <table:table-cell table:number-columns-repeated="1020"/>
        </table:table-row>
        <table:table-row table:style-name="ro1">
          <table:table-cell table:formula="of:=IF([Evenèments.C406]&gt;0;T(&quot;&quot;) ;T(&quot;#&quot;))">
            <text:p/>
          </table:table-cell>
          <table:table-cell table:style-name="ce311" table:formula="of:=T([Evenèments.A406])">
            <text:p/>
          </table:table-cell>
          <table:table-cell table:style-name="ce311" table:formula="of:=T([Evenèments.B406])">
            <text:p/>
          </table:table-cell>
          <table:table-cell table:style-name="ce311" table:formula="of:=IF([Evenèments.C406]&gt;0;CONCATENATE([Evenèments.C406];[Evenèments.D406];[Evenèments.E406];T(&quot;;&quot;);[Evenèments.F406];[Evenèments.G406];[Evenèments.H406];T(&quot;;&quot;);[Evenèments.I406];T(&quot;;&quot;);[Evenèments.J406];T(&quot;;&quot;);[Evenèments.K406];T(&quot;;&quot;);[Evenèments.L406];T(&quot;;&quot;);[Evenèments.I406];T(&quot;=&quot;);[Evenèments.M406]);T(&quot;&quot;))" office:value-type="string" office:string-value="18140402;;fr;;4;P;fr=Le Sénat proclame la déchéance de Napoléon.">
            <text:p>18140402;;fr;;4;P;fr=Le Sénat proclame la déchéance de Napoléon.</text:p>
          </table:table-cell>
          <table:table-cell table:number-columns-repeated="1020"/>
        </table:table-row>
        <table:table-row table:style-name="ro1">
          <table:table-cell table:formula="of:=IF([Evenèments.C407]&gt;0;T(&quot;&quot;) ;T(&quot;#&quot;))">
            <text:p/>
          </table:table-cell>
          <table:table-cell table:style-name="ce311" table:formula="of:=T([Evenèments.A407])">
            <text:p/>
          </table:table-cell>
          <table:table-cell table:style-name="ce311" table:formula="of:=T([Evenèments.B407])">
            <text:p/>
          </table:table-cell>
          <table:table-cell table:style-name="ce311" table:formula="of:=IF([Evenèments.C407]&gt;0;CONCATENATE([Evenèments.C407];[Evenèments.D407];[Evenèments.E407];T(&quot;;&quot;);[Evenèments.F407];[Evenèments.G407];[Evenèments.H407];T(&quot;;&quot;);[Evenèments.I407];T(&quot;;&quot;);[Evenèments.J407];T(&quot;;&quot;);[Evenèments.K407];T(&quot;;&quot;);[Evenèments.L407];T(&quot;;&quot;);[Evenèments.I407];T(&quot;=&quot;);[Evenèments.M407]);T(&quot;&quot;))" office:value-type="string" office:string-value="18140404;;fr;;6;P;fr=Gouvernement provisoire du Comte d'Artois (futur Charles X), lieutenant général du roy.">
            <text:p>18140404;;fr;;6;P;fr=Gouvernement provisoire du Comte d'Artois (futur Charles X), lieutenant général du roy.</text:p>
          </table:table-cell>
          <table:table-cell table:number-columns-repeated="1020"/>
        </table:table-row>
        <table:table-row table:style-name="ro1">
          <table:table-cell table:formula="of:=IF([Evenèments.C408]&gt;0;T(&quot;&quot;) ;T(&quot;#&quot;))">
            <text:p/>
          </table:table-cell>
          <table:table-cell table:style-name="ce311" table:formula="of:=T([Evenèments.A408])">
            <text:p/>
          </table:table-cell>
          <table:table-cell table:style-name="ce311" table:formula="of:=T([Evenèments.B408])">
            <text:p/>
          </table:table-cell>
          <table:table-cell table:style-name="ce311" table:formula="of:=IF([Evenèments.C408]&gt;0;CONCATENATE([Evenèments.C408];[Evenèments.D408];[Evenèments.E408];T(&quot;;&quot;);[Evenèments.F408];[Evenèments.G408];[Evenèments.H408];T(&quot;;&quot;);[Evenèments.I408];T(&quot;;&quot;);[Evenèments.J408];T(&quot;;&quot;);[Evenèments.K408];T(&quot;;&quot;);[Evenèments.L408];T(&quot;;&quot;);[Evenèments.I408];T(&quot;=&quot;);[Evenèments.M408]);T(&quot;&quot;))" office:value-type="string" office:string-value="181404124;;fr;;6;P;fr=Louis XVIII débarque à Calais.">
            <text:p>181404124;;fr;;6;P;fr=Louis XVIII débarque à Calais.</text:p>
          </table:table-cell>
          <table:table-cell table:number-columns-repeated="1020"/>
        </table:table-row>
        <table:table-row table:style-name="ro1">
          <table:table-cell table:formula="of:=IF([Evenèments.C409]&gt;0;T(&quot;&quot;) ;T(&quot;#&quot;))">
            <text:p/>
          </table:table-cell>
          <table:table-cell table:style-name="ce311" table:formula="of:=T([Evenèments.A409])">
            <text:p/>
          </table:table-cell>
          <table:table-cell table:style-name="ce311" table:formula="of:=T([Evenèments.B409])">
            <text:p/>
          </table:table-cell>
          <table:table-cell table:style-name="ce311" table:formula="of:=IF([Evenèments.C409]&gt;0;CONCATENATE([Evenèments.C409];[Evenèments.D409];[Evenèments.E409];T(&quot;;&quot;);[Evenèments.F409];[Evenèments.G409];[Evenèments.H409];T(&quot;;&quot;);[Evenèments.I409];T(&quot;;&quot;);[Evenèments.J409];T(&quot;;&quot;);[Evenèments.K409];T(&quot;;&quot;);[Evenèments.L409];T(&quot;;&quot;);[Evenèments.I409];T(&quot;=&quot;);[Evenèments.M409]);T(&quot;&quot;))" office:value-type="string" office:string-value="18140504;;fr;;4;P;fr=Napoléon signe son acte d'abdication pour lui et ses enfants à Fontainebleau.">
            <text:p>18140504;;fr;;4;P;fr=Napoléon signe son acte d'abdication pour lui et ses enfants à Fontainebleau.</text:p>
          </table:table-cell>
          <table:table-cell table:number-columns-repeated="1020"/>
        </table:table-row>
        <table:table-row table:style-name="ro1">
          <table:table-cell table:formula="of:=IF([Evenèments.C410]&gt;0;T(&quot;&quot;) ;T(&quot;#&quot;))">
            <text:p/>
          </table:table-cell>
          <table:table-cell table:style-name="ce311" table:formula="of:=T([Evenèments.A410])">
            <text:p/>
          </table:table-cell>
          <table:table-cell table:style-name="ce311" table:formula="of:=T([Evenèments.B410])">
            <text:p/>
          </table:table-cell>
          <table:table-cell table:style-name="ce311" table:formula="of:=IF([Evenèments.C410]&gt;0;CONCATENATE([Evenèments.C410];[Evenèments.D410];[Evenèments.E410];T(&quot;;&quot;);[Evenèments.F410];[Evenèments.G410];[Evenèments.H410];T(&quot;;&quot;);[Evenèments.I410];T(&quot;;&quot;);[Evenèments.J410];T(&quot;;&quot;);[Evenèments.K410];T(&quot;;&quot;);[Evenèments.L410];T(&quot;;&quot;);[Evenèments.I410];T(&quot;=&quot;);[Evenèments.M410]);T(&quot;&quot;))" office:value-type="string" office:string-value="18150319;;fr;;4;P;fr=Louis XVIII quitte Paris pour Gand.">
            <text:p>18150319;;fr;;4;P;fr=Louis XVIII quitte Paris pour Gand.</text:p>
          </table:table-cell>
          <table:table-cell table:number-columns-repeated="1020"/>
        </table:table-row>
        <table:table-row table:style-name="ro1">
          <table:table-cell table:formula="of:=IF([Evenèments.C411]&gt;0;T(&quot;&quot;) ;T(&quot;#&quot;))">
            <text:p/>
          </table:table-cell>
          <table:table-cell table:style-name="ce311" table:formula="of:=T([Evenèments.A411])">
            <text:p/>
          </table:table-cell>
          <table:table-cell table:style-name="ce311" table:formula="of:=T([Evenèments.B411])">
            <text:p/>
          </table:table-cell>
          <table:table-cell table:style-name="ce311" table:formula="of:=IF([Evenèments.C411]&gt;0;CONCATENATE([Evenèments.C411];[Evenèments.D411];[Evenèments.E411];T(&quot;;&quot;);[Evenèments.F411];[Evenèments.G411];[Evenèments.H411];T(&quot;;&quot;);[Evenèments.I411];T(&quot;;&quot;);[Evenèments.J411];T(&quot;;&quot;);[Evenèments.K411];T(&quot;;&quot;);[Evenèments.L411];T(&quot;;&quot;);[Evenèments.I411];T(&quot;=&quot;);[Evenèments.M411]);T(&quot;&quot;))" office:value-type="string" office:string-value="18150320;;fr;;4;P;fr=Napoléon entre à Paris, c'est le début des &quot;100 jours&quot;.">
            <text:p>18150320;;fr;;4;P;fr=Napoléon entre à Paris, c'est le début des "100 jours".</text:p>
          </table:table-cell>
          <table:table-cell table:number-columns-repeated="1020"/>
        </table:table-row>
        <table:table-row table:style-name="ro1">
          <table:table-cell table:formula="of:=IF([Evenèments.C412]&gt;0;T(&quot;&quot;) ;T(&quot;#&quot;))">
            <text:p/>
          </table:table-cell>
          <table:table-cell table:style-name="ce311" table:formula="of:=T([Evenèments.A412])">
            <text:p/>
          </table:table-cell>
          <table:table-cell table:style-name="ce311" table:formula="of:=T([Evenèments.B412])">
            <text:p/>
          </table:table-cell>
          <table:table-cell table:style-name="ce311" table:formula="of:=IF([Evenèments.C412]&gt;0;CONCATENATE([Evenèments.C412];[Evenèments.D412];[Evenèments.E412];T(&quot;;&quot;);[Evenèments.F412];[Evenèments.G412];[Evenèments.H412];T(&quot;;&quot;);[Evenèments.I412];T(&quot;;&quot;);[Evenèments.J412];T(&quot;;&quot;);[Evenèments.K412];T(&quot;;&quot;);[Evenèments.L412];T(&quot;;&quot;);[Evenèments.I412];T(&quot;=&quot;);[Evenèments.M412]);T(&quot;&quot;))" office:value-type="string" office:string-value="18150623;;fr;;4;P;fr=Deuxième abdication de Napoléon à Paris. (C'est la 2ème restauration avec Louis XVIII qui commence 22/06/1815-07/08/1830)">
            <text:p>18150623;;fr;;4;P;fr=Deuxième abdication de Napoléon à Paris. (C'est la 2ème restauration avec Louis XVIII qui commence 22/06/1815-07/08/1830)</text:p>
          </table:table-cell>
          <table:table-cell table:number-columns-repeated="1020"/>
        </table:table-row>
        <table:table-row table:style-name="ro1">
          <table:table-cell table:formula="of:=IF([Evenèments.C413]&gt;0;T(&quot;&quot;) ;T(&quot;#&quot;))">
            <text:p/>
          </table:table-cell>
          <table:table-cell table:style-name="ce311" table:formula="of:=T([Evenèments.A413])">
            <text:p/>
          </table:table-cell>
          <table:table-cell table:style-name="ce311" table:formula="of:=T([Evenèments.B413])">
            <text:p/>
          </table:table-cell>
          <table:table-cell table:style-name="ce311" table:formula="of:=IF([Evenèments.C413]&gt;0;CONCATENATE([Evenèments.C413];[Evenèments.D413];[Evenèments.E413];T(&quot;;&quot;);[Evenèments.F413];[Evenèments.G413];[Evenèments.H413];T(&quot;;&quot;);[Evenèments.I413];T(&quot;;&quot;);[Evenèments.J413];T(&quot;;&quot;);[Evenèments.K413];T(&quot;;&quot;);[Evenèments.L413];T(&quot;;&quot;);[Evenèments.I413];T(&quot;=&quot;);[Evenèments.M413]);T(&quot;&quot;))" office:value-type="string" office:string-value="18150708;;fr;;4;P;fr=Louis XVIII entre dans Paris.">
            <text:p>18150708;;fr;;4;P;fr=Louis XVIII entre dans Paris.</text:p>
          </table:table-cell>
          <table:table-cell table:number-columns-repeated="1020"/>
        </table:table-row>
        <table:table-row table:style-name="ro1">
          <table:table-cell table:formula="of:=IF([Evenèments.C414]&gt;0;T(&quot;&quot;) ;T(&quot;#&quot;))">
            <text:p/>
          </table:table-cell>
          <table:table-cell table:style-name="ce311" table:formula="of:=T([Evenèments.A414])">
            <text:p/>
          </table:table-cell>
          <table:table-cell table:style-name="ce311" table:formula="of:=T([Evenèments.B414])">
            <text:p/>
          </table:table-cell>
          <table:table-cell table:style-name="ce311" table:formula="of:=IF([Evenèments.C414]&gt;0;CONCATENATE([Evenèments.C414];[Evenèments.D414];[Evenèments.E414];T(&quot;;&quot;);[Evenèments.F414];[Evenèments.G414];[Evenèments.H414];T(&quot;;&quot;);[Evenèments.I414];T(&quot;;&quot;);[Evenèments.J414];T(&quot;;&quot;);[Evenèments.K414];T(&quot;;&quot;);[Evenèments.L414];T(&quot;;&quot;);[Evenèments.I414];T(&quot;=&quot;);[Evenèments.M414]);T(&quot;&quot;))" office:value-type="string" office:string-value="18150715;;fr;;6;P;fr=Napoléon s'embarque à l’Île d'Aix.">
            <text:p>18150715;;fr;;6;P;fr=Napoléon s'embarque à l’Île d'Aix.</text:p>
          </table:table-cell>
          <table:table-cell table:number-columns-repeated="1020"/>
        </table:table-row>
        <table:table-row table:style-name="ro1">
          <table:table-cell table:formula="of:=IF([Evenèments.C415]&gt;0;T(&quot;&quot;) ;T(&quot;#&quot;))">
            <text:p/>
          </table:table-cell>
          <table:table-cell table:style-name="ce311" table:formula="of:=T([Evenèments.A415])">
            <text:p/>
          </table:table-cell>
          <table:table-cell table:style-name="ce311" table:formula="of:=T([Evenèments.B415])">
            <text:p/>
          </table:table-cell>
          <table:table-cell table:style-name="ce311" table:formula="of:=IF([Evenèments.C415]&gt;0;CONCATENATE([Evenèments.C415];[Evenèments.D415];[Evenèments.E415];T(&quot;;&quot;);[Evenèments.F415];[Evenèments.G415];[Evenèments.H415];T(&quot;;&quot;);[Evenèments.I415];T(&quot;;&quot;);[Evenèments.J415];T(&quot;;&quot;);[Evenèments.K415];T(&quot;;&quot;);[Evenèments.L415];T(&quot;;&quot;);[Evenèments.I415];T(&quot;=&quot;);[Evenèments.M415]);T(&quot;&quot;))" office:value-type="string" office:string-value="18300802;;fr;;6;P;fr=Charles X abdique en faveur de son frère le Duc d’Angoulême (Louis XIX), qui abdique aussitôt en faveur de son neveu le Duc de Bordeaux (Henri V) qui abdique lui-même en faveur du Duc d'Orléans (Louis-Philiippe) (Début de la Monarchie de juillet).">
            <text:p>18300802;;fr;;6;P;fr=Charles X abdique en faveur de son frère le Duc d’Angoulême (Louis XIX), qui abdique aussitôt en faveur de son neveu le Duc de Bordeaux (Henri V) qui abdique lui-même en faveur du Duc d'Orléans (Louis-Philiippe) (Début de la Monarchie de juillet).</text:p>
          </table:table-cell>
          <table:table-cell table:number-columns-repeated="1020"/>
        </table:table-row>
        <table:table-row table:style-name="ro1">
          <table:table-cell table:formula="of:=IF([Evenèments.C416]&gt;0;T(&quot;&quot;) ;T(&quot;#&quot;))">
            <text:p/>
          </table:table-cell>
          <table:table-cell table:style-name="ce311" table:formula="of:=T([Evenèments.A416])">
            <text:p/>
          </table:table-cell>
          <table:table-cell table:style-name="ce311" table:formula="of:=T([Evenèments.B416])">
            <text:p/>
          </table:table-cell>
          <table:table-cell table:style-name="ce311" table:formula="of:=IF([Evenèments.C416]&gt;0;CONCATENATE([Evenèments.C416];[Evenèments.D416];[Evenèments.E416];T(&quot;;&quot;);[Evenèments.F416];[Evenèments.G416];[Evenèments.H416];T(&quot;;&quot;);[Evenèments.I416];T(&quot;;&quot;);[Evenèments.J416];T(&quot;;&quot;);[Evenèments.K416];T(&quot;;&quot;);[Evenèments.L416];T(&quot;;&quot;);[Evenèments.I416];T(&quot;=&quot;);[Evenèments.M416]);T(&quot;&quot;))" office:value-type="string" office:string-value="18300809;;fr;;6;P;fr=Le Duc d'Orléans (Louis Philippe) prête serment et est nommé &quot;Roi des Français&quot;. (C'est la Monarchie de Juillet - Louis-Philippe 09/08/1830-24/02/1848)">
            <text:p>18300809;;fr;;6;P;fr=Le Duc d'Orléans (Louis Philippe) prête serment et est nommé "Roi des Français". (C'est la Monarchie de Juillet - Louis-Philippe 09/08/1830-24/02/1848)</text:p>
          </table:table-cell>
          <table:table-cell table:number-columns-repeated="1020"/>
        </table:table-row>
        <table:table-row table:style-name="ro1">
          <table:table-cell table:formula="of:=IF([Evenèments.C417]&gt;0;T(&quot;&quot;) ;T(&quot;#&quot;))">
            <text:p/>
          </table:table-cell>
          <table:table-cell table:style-name="ce311" table:formula="of:=T([Evenèments.A417])">
            <text:p/>
          </table:table-cell>
          <table:table-cell table:style-name="ce311" table:formula="of:=T([Evenèments.B417])">
            <text:p/>
          </table:table-cell>
          <table:table-cell table:style-name="ce311" table:formula="of:=IF([Evenèments.C417]&gt;0;CONCATENATE([Evenèments.C417];[Evenèments.D417];[Evenèments.E417];T(&quot;;&quot;);[Evenèments.F417];[Evenèments.G417];[Evenèments.H417];T(&quot;;&quot;);[Evenèments.I417];T(&quot;;&quot;);[Evenèments.J417];T(&quot;;&quot;);[Evenèments.K417];T(&quot;;&quot;);[Evenèments.L417];T(&quot;;&quot;);[Evenèments.I417];T(&quot;=&quot;);[Evenèments.M417]);T(&quot;&quot;))" office:value-type="string" office:string-value="18311121;18311122;fr;;6;P;fr=Révolte des canuts (ouvriers de la soie) à Lyon (les patrons refusent d'établir un salaire minimal). 40.000 ouvriers en arme, 20.000 soldats. On comptera 171 civils tués, 170 soldats tués, et 600 arrestations.">
            <text:p>18311121;18311122;fr;;6;P;fr=Révolte des canuts (ouvriers de la soie) à Lyon (les patrons refusent d'établir un salaire minimal). 40.000 ouvriers en arme, 20.000 soldats. On comptera 171 civils tués, 170 soldats tués, et 600 arrestations.</text:p>
          </table:table-cell>
          <table:table-cell table:number-columns-repeated="1020"/>
        </table:table-row>
        <table:table-row table:style-name="ro1">
          <table:table-cell table:formula="of:=IF([Evenèments.C418]&gt;0;T(&quot;&quot;) ;T(&quot;#&quot;))">
            <text:p/>
          </table:table-cell>
          <table:table-cell table:style-name="ce311" table:formula="of:=T([Evenèments.A418])">
            <text:p/>
          </table:table-cell>
          <table:table-cell table:style-name="ce311" table:formula="of:=T([Evenèments.B418])">
            <text:p/>
          </table:table-cell>
          <table:table-cell table:style-name="ce311" table:formula="of:=IF([Evenèments.C418]&gt;0;CONCATENATE([Evenèments.C418];[Evenèments.D418];[Evenèments.E418];T(&quot;;&quot;);[Evenèments.F418];[Evenèments.G418];[Evenèments.H418];T(&quot;;&quot;);[Evenèments.I418];T(&quot;;&quot;);[Evenèments.J418];T(&quot;;&quot;);[Evenèments.K418];T(&quot;;&quot;);[Evenèments.L418];T(&quot;;&quot;);[Evenèments.I418];T(&quot;=&quot;);[Evenèments.M418]);T(&quot;&quot;))" office:value-type="string" office:string-value="18400806;;fr;;6;P;fr=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
            <text:p>18400806;;fr;;6;P;fr=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text:p>
          </table:table-cell>
          <table:table-cell table:number-columns-repeated="1020"/>
        </table:table-row>
        <table:table-row table:style-name="ro1">
          <table:table-cell table:formula="of:=IF([Evenèments.C419]&gt;0;T(&quot;&quot;) ;T(&quot;#&quot;))">
            <text:p/>
          </table:table-cell>
          <table:table-cell table:style-name="ce311" table:formula="of:=T([Evenèments.A419])">
            <text:p/>
          </table:table-cell>
          <table:table-cell table:style-name="ce311" table:formula="of:=T([Evenèments.B419])">
            <text:p/>
          </table:table-cell>
          <table:table-cell table:style-name="ce311" table:formula="of:=IF([Evenèments.C419]&gt;0;CONCATENATE([Evenèments.C419];[Evenèments.D419];[Evenèments.E419];T(&quot;;&quot;);[Evenèments.F419];[Evenèments.G419];[Evenèments.H419];T(&quot;;&quot;);[Evenèments.I419];T(&quot;;&quot;);[Evenèments.J419];T(&quot;;&quot;);[Evenèments.K419];T(&quot;;&quot;);[Evenèments.L419];T(&quot;;&quot;);[Evenèments.I419];T(&quot;=&quot;);[Evenèments.M419]);T(&quot;&quot;))" office:value-type="string" office:string-value="18420909;;fr;;8;P;fr=Prise de possession de Tahiti.">
            <text:p>18420909;;fr;;8;P;fr=Prise de possession de Tahiti.</text:p>
          </table:table-cell>
          <table:table-cell table:number-columns-repeated="1020"/>
        </table:table-row>
        <table:table-row table:style-name="ro1">
          <table:table-cell table:formula="of:=IF([Evenèments.C420]&gt;0;T(&quot;&quot;) ;T(&quot;#&quot;))">
            <text:p/>
          </table:table-cell>
          <table:table-cell table:style-name="ce311" table:formula="of:=T([Evenèments.A420])">
            <text:p/>
          </table:table-cell>
          <table:table-cell table:style-name="ce311" table:formula="of:=T([Evenèments.B420])">
            <text:p/>
          </table:table-cell>
          <table:table-cell table:style-name="ce311" table:formula="of:=IF([Evenèments.C420]&gt;0;CONCATENATE([Evenèments.C420];[Evenèments.D420];[Evenèments.E420];T(&quot;;&quot;);[Evenèments.F420];[Evenèments.G420];[Evenèments.H420];T(&quot;;&quot;);[Evenèments.I420];T(&quot;;&quot;);[Evenèments.J420];T(&quot;;&quot;);[Evenèments.K420];T(&quot;;&quot;);[Evenèments.L420];T(&quot;;&quot;);[Evenèments.I420];T(&quot;=&quot;);[Evenèments.M420]);T(&quot;&quot;))" office:value-type="string" office:string-value="18460525;;fr;;6;P;fr=Louis-Napoléon s'évade du Fort de Ham.">
            <text:p>18460525;;fr;;6;P;fr=Louis-Napoléon s'évade du Fort de Ham.</text:p>
          </table:table-cell>
          <table:table-cell table:number-columns-repeated="1020"/>
        </table:table-row>
        <table:table-row table:style-name="ro1">
          <table:table-cell table:formula="of:=IF([Evenèments.C421]&gt;0;T(&quot;&quot;) ;T(&quot;#&quot;))">
            <text:p/>
          </table:table-cell>
          <table:table-cell table:style-name="ce311" table:formula="of:=T([Evenèments.A421])">
            <text:p/>
          </table:table-cell>
          <table:table-cell table:style-name="ce311" table:formula="of:=T([Evenèments.B421])">
            <text:p/>
          </table:table-cell>
          <table:table-cell table:style-name="ce311" table:formula="of:=IF([Evenèments.C421]&gt;0;CONCATENATE([Evenèments.C421];[Evenèments.D421];[Evenèments.E421];T(&quot;;&quot;);[Evenèments.F421];[Evenèments.G421];[Evenèments.H421];T(&quot;;&quot;);[Evenèments.I421];T(&quot;;&quot;);[Evenèments.J421];T(&quot;;&quot;);[Evenèments.K421];T(&quot;;&quot;);[Evenèments.L421];T(&quot;;&quot;);[Evenèments.I421];T(&quot;=&quot;);[Evenèments.M421]);T(&quot;&quot;))" office:value-type="string" office:string-value="18480224;;fr;;4;P;fr=Le roi Louis-Philippe abdique en faveur de son petit fils le Comte de Paris, 10 ans (la Duchesse d'Orléans est régente).(il était démoralisé depuis la mort de son fils, le Duc d'Orléans et il doit faire face à la guerre civile de février 1848).">
            <text:p>18480224;;fr;;4;P;fr=Le roi Louis-Philippe abdique en faveur de son petit fils le Comte de Paris, 10 ans (la Duchesse d'Orléans est régente).(il était démoralisé depuis la mort de son fils, le Duc d'Orléans et il doit faire face à la guerre civile de février 1848).</text:p>
          </table:table-cell>
          <table:table-cell table:number-columns-repeated="1020"/>
        </table:table-row>
        <table:table-row table:style-name="ro1">
          <table:table-cell table:formula="of:=IF([Evenèments.C422]&gt;0;T(&quot;&quot;) ;T(&quot;#&quot;))">
            <text:p/>
          </table:table-cell>
          <table:table-cell table:style-name="ce311" table:formula="of:=T([Evenèments.A422])">
            <text:p/>
          </table:table-cell>
          <table:table-cell table:style-name="ce311" table:formula="of:=T([Evenèments.B422])">
            <text:p/>
          </table:table-cell>
          <table:table-cell table:style-name="ce311" table:formula="of:=IF([Evenèments.C422]&gt;0;CONCATENATE([Evenèments.C422];[Evenèments.D422];[Evenèments.E422];T(&quot;;&quot;);[Evenèments.F422];[Evenèments.G422];[Evenèments.H422];T(&quot;;&quot;);[Evenèments.I422];T(&quot;;&quot;);[Evenèments.J422];T(&quot;;&quot;);[Evenèments.K422];T(&quot;;&quot;);[Evenèments.L422];T(&quot;;&quot;);[Evenèments.I422];T(&quot;=&quot;);[Evenèments.M422]);T(&quot;&quot;))" office:value-type="string" office:string-value="18480226;;fr;;8;P;fr=Le roi Louis-Philippe qui vient d'abdiquer et qui s'était réfugié à Dreux, part pour l'Angleterre où il mourra le 26 août 1850.">
            <text:p>18480226;;fr;;8;P;fr=Le roi Louis-Philippe qui vient d'abdiquer et qui s'était réfugié à Dreux, part pour l'Angleterre où il mourra le 26 août 1850.</text:p>
          </table:table-cell>
          <table:table-cell table:number-columns-repeated="1020"/>
        </table:table-row>
        <table:table-row table:style-name="ro1">
          <table:table-cell table:formula="of:=IF([Evenèments.C423]&gt;0;T(&quot;&quot;) ;T(&quot;#&quot;))">
            <text:p/>
          </table:table-cell>
          <table:table-cell table:style-name="ce311" table:formula="of:=T([Evenèments.A423])">
            <text:p/>
          </table:table-cell>
          <table:table-cell table:style-name="ce311" table:formula="of:=T([Evenèments.B423])">
            <text:p/>
          </table:table-cell>
          <table:table-cell table:style-name="ce311" table:formula="of:=IF([Evenèments.C423]&gt;0;CONCATENATE([Evenèments.C423];[Evenèments.D423];[Evenèments.E423];T(&quot;;&quot;);[Evenèments.F423];[Evenèments.G423];[Evenèments.H423];T(&quot;;&quot;);[Evenèments.I423];T(&quot;;&quot;);[Evenèments.J423];T(&quot;;&quot;);[Evenèments.K423];T(&quot;;&quot;);[Evenèments.L423];T(&quot;;&quot;);[Evenèments.I423];T(&quot;=&quot;);[Evenèments.M423]);T(&quot;&quot;))" office:value-type="string" office:string-value="18480504;;fr;;6;P;fr=Assemblée constituante élue au suffrage universel (c'est la IIème république 25/02/1848-07/11/1852).">
            <text:p>18480504;;fr;;6;P;fr=Assemblée constituante élue au suffrage universel (c'est la IIème république 25/02/1848-07/11/1852).</text:p>
          </table:table-cell>
          <table:table-cell table:number-columns-repeated="1020"/>
        </table:table-row>
        <table:table-row table:style-name="ro1">
          <table:table-cell table:formula="of:=IF([Evenèments.C424]&gt;0;T(&quot;&quot;) ;T(&quot;#&quot;))">
            <text:p/>
          </table:table-cell>
          <table:table-cell table:style-name="ce311" table:formula="of:=T([Evenèments.A424])">
            <text:p/>
          </table:table-cell>
          <table:table-cell table:style-name="ce311" table:formula="of:=T([Evenèments.B424])">
            <text:p/>
          </table:table-cell>
          <table:table-cell table:style-name="ce311" table:formula="of:=IF([Evenèments.C424]&gt;0;CONCATENATE([Evenèments.C424];[Evenèments.D424];[Evenèments.E424];T(&quot;;&quot;);[Evenèments.F424];[Evenèments.G424];[Evenèments.H424];T(&quot;;&quot;);[Evenèments.I424];T(&quot;;&quot;);[Evenèments.J424];T(&quot;;&quot;);[Evenèments.K424];T(&quot;;&quot;);[Evenèments.L424];T(&quot;;&quot;);[Evenèments.I424];T(&quot;=&quot;);[Evenèments.M424]);T(&quot;&quot;))" office:value-type="string" office:string-value="18480526;;fr;;6;P;fr=Installation de l'Assemblée Législative.">
            <text:p>18480526;;fr;;6;P;fr=Installation de l'Assemblée Législative.</text:p>
          </table:table-cell>
          <table:table-cell table:number-columns-repeated="1020"/>
        </table:table-row>
        <table:table-row table:style-name="ro1">
          <table:table-cell table:formula="of:=IF([Evenèments.C425]&gt;0;T(&quot;&quot;) ;T(&quot;#&quot;))">
            <text:p/>
          </table:table-cell>
          <table:table-cell table:style-name="ce311" table:formula="of:=T([Evenèments.A425])">
            <text:p/>
          </table:table-cell>
          <table:table-cell table:style-name="ce311" table:formula="of:=T([Evenèments.B425])">
            <text:p/>
          </table:table-cell>
          <table:table-cell table:style-name="ce311" table:formula="of:=IF([Evenèments.C425]&gt;0;CONCATENATE([Evenèments.C425];[Evenèments.D425];[Evenèments.E425];T(&quot;;&quot;);[Evenèments.F425];[Evenèments.G425];[Evenèments.H425];T(&quot;;&quot;);[Evenèments.I425];T(&quot;;&quot;);[Evenèments.J425];T(&quot;;&quot;);[Evenèments.K425];T(&quot;;&quot;);[Evenèments.L425];T(&quot;;&quot;);[Evenèments.I425];T(&quot;=&quot;);[Evenèments.M425]);T(&quot;&quot;))" office:value-type="string" office:string-value="18481210;;fr;;1;P;fr=Louis Napoléon (il sera Napoléon III lors du Second Empire) élu Président de la République par 5.434.226 voix contre Cavaignac (1.448.007 voix), Ledrut-Rollin (370.719 voix), Raspail (36.329 voix), Lamartine (17.910 voix), et Changarnier (4.790 voix).">
            <text:p>18481210;;fr;;1;P;fr=Louis Napoléon (il sera Napoléon III lors du Second Empire) élu Président de la République par 5.434.226 voix contre Cavaignac (1.448.007 voix), Ledrut-Rollin (370.719 voix), Raspail (36.329 voix), Lamartine (17.910 voix), et Changarnier (4.790 voix).</text:p>
          </table:table-cell>
          <table:table-cell table:number-columns-repeated="1020"/>
        </table:table-row>
        <table:table-row table:style-name="ro1">
          <table:table-cell table:formula="of:=IF([Evenèments.C426]&gt;0;T(&quot;&quot;) ;T(&quot;#&quot;))">
            <text:p/>
          </table:table-cell>
          <table:table-cell table:style-name="ce311" table:formula="of:=T([Evenèments.A426])">
            <text:p/>
          </table:table-cell>
          <table:table-cell table:style-name="ce311" table:formula="of:=T([Evenèments.B426])">
            <text:p/>
          </table:table-cell>
          <table:table-cell table:style-name="ce311" table:formula="of:=IF([Evenèments.C426]&gt;0;CONCATENATE([Evenèments.C426];[Evenèments.D426];[Evenèments.E426];T(&quot;;&quot;);[Evenèments.F426];[Evenèments.G426];[Evenèments.H426];T(&quot;;&quot;);[Evenèments.I426];T(&quot;;&quot;);[Evenèments.J426];T(&quot;;&quot;);[Evenèments.K426];T(&quot;;&quot;);[Evenèments.L426];T(&quot;;&quot;);[Evenèments.I426];T(&quot;=&quot;);[Evenèments.M426]);T(&quot;&quot;))" office:value-type="string" office:string-value="18511221;18511222;fr;;6;P;fr=Louis-Napoléon élu pour 10 ans (7.439.216 oui et 646.737 non après un plébiscite au suffrage universel) (C'est le Second Empire - 2/12/1852-04/09/1870).">
            <text:p>18511221;18511222;fr;;6;P;fr=Louis-Napoléon élu pour 10 ans (7.439.216 oui et 646.737 non après un plébiscite au suffrage universel) (C'est le Second Empire - 2/12/1852-04/09/1870).</text:p>
          </table:table-cell>
          <table:table-cell table:number-columns-repeated="1020"/>
        </table:table-row>
        <table:table-row table:style-name="ro1">
          <table:table-cell table:formula="of:=IF([Evenèments.C427]&gt;0;T(&quot;&quot;) ;T(&quot;#&quot;))">
            <text:p/>
          </table:table-cell>
          <table:table-cell table:style-name="ce311" table:formula="of:=T([Evenèments.A427])">
            <text:p/>
          </table:table-cell>
          <table:table-cell table:style-name="ce311" table:formula="of:=T([Evenèments.B427])">
            <text:p/>
          </table:table-cell>
          <table:table-cell table:style-name="ce311" table:formula="of:=IF([Evenèments.C427]&gt;0;CONCATENATE([Evenèments.C427];[Evenèments.D427];[Evenèments.E427];T(&quot;;&quot;);[Evenèments.F427];[Evenèments.G427];[Evenèments.H427];T(&quot;;&quot;);[Evenèments.I427];T(&quot;;&quot;);[Evenèments.J427];T(&quot;;&quot;);[Evenèments.K427];T(&quot;;&quot;);[Evenèments.L427];T(&quot;;&quot;);[Evenèments.I427];T(&quot;=&quot;);[Evenèments.M427]);T(&quot;&quot;))" office:value-type="string" office:string-value="18520114;;fr;;6;P;fr=Nouvelle Constitution.">
            <text:p>18520114;;fr;;6;P;fr=Nouvelle Constitution.</text:p>
          </table:table-cell>
          <table:table-cell table:number-columns-repeated="1020"/>
        </table:table-row>
        <table:table-row table:style-name="ro1">
          <table:table-cell table:formula="of:=IF([Evenèments.C428]&gt;0;T(&quot;&quot;) ;T(&quot;#&quot;))">
            <text:p/>
          </table:table-cell>
          <table:table-cell table:style-name="ce311" table:formula="of:=T([Evenèments.A428])">
            <text:p/>
          </table:table-cell>
          <table:table-cell table:style-name="ce311" table:formula="of:=T([Evenèments.B428])">
            <text:p/>
          </table:table-cell>
          <table:table-cell table:style-name="ce311" table:formula="of:=IF([Evenèments.C428]&gt;0;CONCATENATE([Evenèments.C428];[Evenèments.D428];[Evenèments.E428];T(&quot;;&quot;);[Evenèments.F428];[Evenèments.G428];[Evenèments.H428];T(&quot;;&quot;);[Evenèments.I428];T(&quot;;&quot;);[Evenèments.J428];T(&quot;;&quot;);[Evenèments.K428];T(&quot;;&quot;);[Evenèments.L428];T(&quot;;&quot;);[Evenèments.I428];T(&quot;=&quot;);[Evenèments.M428]);T(&quot;&quot;))" office:value-type="string" office:string-value="18530701;;fr;;8;P;fr=Le Baron Haussmann devient Préfet de la Seine.">
            <text:p>18530701;;fr;;8;P;fr=Le Baron Haussmann devient Préfet de la Seine.</text:p>
          </table:table-cell>
          <table:table-cell table:number-columns-repeated="1020"/>
        </table:table-row>
        <table:table-row table:style-name="ro1">
          <table:table-cell table:formula="of:=IF([Evenèments.C429]&gt;0;T(&quot;&quot;) ;T(&quot;#&quot;))">
            <text:p/>
          </table:table-cell>
          <table:table-cell table:style-name="ce311" table:formula="of:=T([Evenèments.A429])">
            <text:p/>
          </table:table-cell>
          <table:table-cell table:style-name="ce311" table:formula="of:=T([Evenèments.B429])">
            <text:p/>
          </table:table-cell>
          <table:table-cell table:style-name="ce311" table:formula="of:=IF([Evenèments.C429]&gt;0;CONCATENATE([Evenèments.C429];[Evenèments.D429];[Evenèments.E429];T(&quot;;&quot;);[Evenèments.F429];[Evenèments.G429];[Evenèments.H429];T(&quot;;&quot;);[Evenèments.I429];T(&quot;;&quot;);[Evenèments.J429];T(&quot;;&quot;);[Evenèments.K429];T(&quot;;&quot;);[Evenèments.L429];T(&quot;;&quot;);[Evenèments.I429];T(&quot;=&quot;);[Evenèments.M429]);T(&quot;&quot;))" office:value-type="string" office:string-value="18700727;;fr;;5;P;fr=Eugénie épouse de Napoléon III est nommée Régente pendant que son mari est à la guerre.">
            <text:p>18700727;;fr;;5;P;fr=Eugénie épouse de Napoléon III est nommée Régente pendant que son mari est à la guerre.</text:p>
          </table:table-cell>
          <table:table-cell table:number-columns-repeated="1020"/>
        </table:table-row>
        <table:table-row table:style-name="ro1">
          <table:table-cell table:formula="of:=IF([Evenèments.C430]&gt;0;T(&quot;&quot;) ;T(&quot;#&quot;))">
            <text:p/>
          </table:table-cell>
          <table:table-cell table:style-name="ce311" table:formula="of:=T([Evenèments.A430])">
            <text:p/>
          </table:table-cell>
          <table:table-cell table:style-name="ce311" table:formula="of:=T([Evenèments.B430])">
            <text:p/>
          </table:table-cell>
          <table:table-cell table:style-name="ce311" table:formula="of:=IF([Evenèments.C430]&gt;0;CONCATENATE([Evenèments.C430];[Evenèments.D430];[Evenèments.E430];T(&quot;;&quot;);[Evenèments.F430];[Evenèments.G430];[Evenèments.H430];T(&quot;;&quot;);[Evenèments.I430];T(&quot;;&quot;);[Evenèments.J430];T(&quot;;&quot;);[Evenèments.K430];T(&quot;;&quot;);[Evenèments.L430];T(&quot;;&quot;);[Evenèments.I430];T(&quot;=&quot;);[Evenèments.M430]);T(&quot;&quot;))" office:value-type="string" office:string-value="18700830;;fr;;4;P;fr=Napoléon III est fait prisonnier à Sedan par les Allemands. Il sera libéré le 19 mars 1871 et s'établira à Camden Place (Chislehurst, à 20 km de Londres).">
            <text:p>18700830;;fr;;4;P;fr=Napoléon III est fait prisonnier à Sedan par les Allemands. Il sera libéré le 19 mars 1871 et s'établira à Camden Place (Chislehurst, à 20 km de Londres).</text:p>
          </table:table-cell>
          <table:table-cell table:number-columns-repeated="1020"/>
        </table:table-row>
        <table:table-row table:style-name="ro1">
          <table:table-cell table:formula="of:=IF([Evenèments.C431]&gt;0;T(&quot;&quot;) ;T(&quot;#&quot;))">
            <text:p/>
          </table:table-cell>
          <table:table-cell table:style-name="ce311" table:formula="of:=T([Evenèments.A431])">
            <text:p/>
          </table:table-cell>
          <table:table-cell table:style-name="ce311" table:formula="of:=T([Evenèments.B431])">
            <text:p/>
          </table:table-cell>
          <table:table-cell table:style-name="ce311" table:formula="of:=IF([Evenèments.C431]&gt;0;CONCATENATE([Evenèments.C431];[Evenèments.D431];[Evenèments.E431];T(&quot;;&quot;);[Evenèments.F431];[Evenèments.G431];[Evenèments.H431];T(&quot;;&quot;);[Evenèments.I431];T(&quot;;&quot;);[Evenèments.J431];T(&quot;;&quot;);[Evenèments.K431];T(&quot;;&quot;);[Evenèments.L431];T(&quot;;&quot;);[Evenèments.I431];T(&quot;=&quot;);[Evenèments.M431]);T(&quot;&quot;))" office:value-type="string" office:string-value="18700904;;fr;;2;P;fr=C'est la fin du Second Empire, et le début de la IIIème République. Jules Favre, Gambetta, Jules Ferry (avec le Général Trochu, gouverneur de Paris), renversent la Régente et proclament la République. ">
            <text:p>18700904;;fr;;2;P;fr=C'est la fin du Second Empire, et le début de la IIIème République. Jules Favre, Gambetta, Jules Ferry (avec le Général Trochu, gouverneur de Paris), renversent la Régente et proclament la République. </text:p>
          </table:table-cell>
          <table:table-cell table:number-columns-repeated="1020"/>
        </table:table-row>
        <table:table-row table:style-name="ro1">
          <table:table-cell table:formula="of:=IF([Evenèments.C432]&gt;0;T(&quot;&quot;) ;T(&quot;#&quot;))">
            <text:p/>
          </table:table-cell>
          <table:table-cell table:style-name="ce311" table:formula="of:=T([Evenèments.A432])">
            <text:p/>
          </table:table-cell>
          <table:table-cell table:style-name="ce311" table:formula="of:=T([Evenèments.B432])">
            <text:p/>
          </table:table-cell>
          <table:table-cell table:style-name="ce311" table:formula="of:=IF([Evenèments.C432]&gt;0;CONCATENATE([Evenèments.C432];[Evenèments.D432];[Evenèments.E432];T(&quot;;&quot;);[Evenèments.F432];[Evenèments.G432];[Evenèments.H432];T(&quot;;&quot;);[Evenèments.I432];T(&quot;;&quot;);[Evenèments.J432];T(&quot;;&quot;);[Evenèments.K432];T(&quot;;&quot;);[Evenèments.L432];T(&quot;;&quot;);[Evenèments.I432];T(&quot;=&quot;);[Evenèments.M432]);T(&quot;&quot;))" office:value-type="string" office:string-value="18700909;;fr;;4;P;fr=Création de la délégation gouvernementale de Tours (Crémieux). ">
            <text:p>18700909;;fr;;4;P;fr=Création de la délégation gouvernementale de Tours (Crémieux). </text:p>
          </table:table-cell>
          <table:table-cell table:number-columns-repeated="1020"/>
        </table:table-row>
        <table:table-row table:style-name="ro1">
          <table:table-cell table:formula="of:=IF([Evenèments.C433]&gt;0;T(&quot;&quot;) ;T(&quot;#&quot;))">
            <text:p/>
          </table:table-cell>
          <table:table-cell table:style-name="ce311" table:formula="of:=T([Evenèments.A433])">
            <text:p/>
          </table:table-cell>
          <table:table-cell table:style-name="ce311" table:formula="of:=T([Evenèments.B433])">
            <text:p/>
          </table:table-cell>
          <table:table-cell table:style-name="ce311" table:formula="of:=IF([Evenèments.C433]&gt;0;CONCATENATE([Evenèments.C433];[Evenèments.D433];[Evenèments.E433];T(&quot;;&quot;);[Evenèments.F433];[Evenèments.G433];[Evenèments.H433];T(&quot;;&quot;);[Evenèments.I433];T(&quot;;&quot;);[Evenèments.J433];T(&quot;;&quot;);[Evenèments.K433];T(&quot;;&quot;);[Evenèments.L433];T(&quot;;&quot;);[Evenèments.I433];T(&quot;=&quot;);[Evenèments.M433]);T(&quot;&quot;))" office:value-type="string" office:string-value="18701007;;fr;;4;P;fr=Gambetta quitte Paris en ballon, et atterrit à Montdidier (Somme), il gagne Tours en train, il devient ministre de l'Intérieur et de la Guerre. ">
            <text:p>18701007;;fr;;4;P;fr=Gambetta quitte Paris en ballon, et atterrit à Montdidier (Somme), il gagne Tours en train, il devient ministre de l'Intérieur et de la Guerre. </text:p>
          </table:table-cell>
          <table:table-cell table:number-columns-repeated="1020"/>
        </table:table-row>
        <table:table-row table:style-name="ro1">
          <table:table-cell table:formula="of:=IF([Evenèments.C434]&gt;0;T(&quot;&quot;) ;T(&quot;#&quot;))">
            <text:p/>
          </table:table-cell>
          <table:table-cell table:style-name="ce311" table:formula="of:=T([Evenèments.A434])">
            <text:p/>
          </table:table-cell>
          <table:table-cell table:style-name="ce311" table:formula="of:=T([Evenèments.B434])">
            <text:p/>
          </table:table-cell>
          <table:table-cell table:style-name="ce311" table:formula="of:=IF([Evenèments.C434]&gt;0;CONCATENATE([Evenèments.C434];[Evenèments.D434];[Evenèments.E434];T(&quot;;&quot;);[Evenèments.F434];[Evenèments.G434];[Evenèments.H434];T(&quot;;&quot;);[Evenèments.I434];T(&quot;;&quot;);[Evenèments.J434];T(&quot;;&quot;);[Evenèments.K434];T(&quot;;&quot;);[Evenèments.L434];T(&quot;;&quot;);[Evenèments.I434];T(&quot;=&quot;);[Evenèments.M434]);T(&quot;&quot;))" office:value-type="string" office:string-value="18701103;;fr;;6;P;fr=Les parisiens plébiscitent le gouvernement &quot;de la Défense Nationale&quot;. Le Gouvernement Gambetta se replie à Bordeaux.">
            <text:p>18701103;;fr;;6;P;fr=Les parisiens plébiscitent le gouvernement "de la Défense Nationale". Le Gouvernement Gambetta se replie à Bordeaux.</text:p>
          </table:table-cell>
          <table:table-cell table:number-columns-repeated="1020"/>
        </table:table-row>
        <table:table-row table:style-name="ro1">
          <table:table-cell table:formula="of:=IF([Evenèments.C435]&gt;0;T(&quot;&quot;) ;T(&quot;#&quot;))">
            <text:p/>
          </table:table-cell>
          <table:table-cell table:style-name="ce311" table:formula="of:=T([Evenèments.A435])">
            <text:p/>
          </table:table-cell>
          <table:table-cell table:style-name="ce311" table:formula="of:=T([Evenèments.B435])">
            <text:p/>
          </table:table-cell>
          <table:table-cell table:style-name="ce311" table:formula="of:=IF([Evenèments.C435]&gt;0;CONCATENATE([Evenèments.C435];[Evenèments.D435];[Evenèments.E435];T(&quot;;&quot;);[Evenèments.F435];[Evenèments.G435];[Evenèments.H435];T(&quot;;&quot;);[Evenèments.I435];T(&quot;;&quot;);[Evenèments.J435];T(&quot;;&quot;);[Evenèments.K435];T(&quot;;&quot;);[Evenèments.L435];T(&quot;;&quot;);[Evenèments.I435];T(&quot;=&quot;);[Evenèments.M435]);T(&quot;&quot;))" office:value-type="string" office:string-value="18710122;;fr;;6;P;fr=Émeutes à Paris.">
            <text:p>18710122;;fr;;6;P;fr=Émeutes à Paris.</text:p>
          </table:table-cell>
          <table:table-cell table:number-columns-repeated="1020"/>
        </table:table-row>
        <table:table-row table:style-name="ro1">
          <table:table-cell table:formula="of:=IF([Evenèments.C436]&gt;0;T(&quot;&quot;) ;T(&quot;#&quot;))">
            <text:p/>
          </table:table-cell>
          <table:table-cell table:style-name="ce311" table:formula="of:=T([Evenèments.A436])">
            <text:p/>
          </table:table-cell>
          <table:table-cell table:style-name="ce311" table:formula="of:=T([Evenèments.B436])">
            <text:p/>
          </table:table-cell>
          <table:table-cell table:style-name="ce311" table:formula="of:=IF([Evenèments.C436]&gt;0;CONCATENATE([Evenèments.C436];[Evenèments.D436];[Evenèments.E436];T(&quot;;&quot;);[Evenèments.F436];[Evenèments.G436];[Evenèments.H436];T(&quot;;&quot;);[Evenèments.I436];T(&quot;;&quot;);[Evenèments.J436];T(&quot;;&quot;);[Evenèments.K436];T(&quot;;&quot;);[Evenèments.L436];T(&quot;;&quot;);[Evenèments.I436];T(&quot;=&quot;);[Evenèments.M436]);T(&quot;&quot;))" office:value-type="string" office:string-value="18710818;;fr;;6;P;fr=Adolphe Thiers est élu Président de la République.">
            <text:p>18710818;;fr;;6;P;fr=Adolphe Thiers est élu Président de la République.</text:p>
          </table:table-cell>
          <table:table-cell table:number-columns-repeated="1020"/>
        </table:table-row>
        <table:table-row table:style-name="ro1">
          <table:table-cell table:formula="of:=IF([Evenèments.C437]&gt;0;T(&quot;&quot;) ;T(&quot;#&quot;))">
            <text:p/>
          </table:table-cell>
          <table:table-cell table:style-name="ce311" table:formula="of:=T([Evenèments.A437])">
            <text:p/>
          </table:table-cell>
          <table:table-cell table:style-name="ce311" table:formula="of:=T([Evenèments.B437])">
            <text:p/>
          </table:table-cell>
          <table:table-cell table:style-name="ce311" table:formula="of:=IF([Evenèments.C437]&gt;0;CONCATENATE([Evenèments.C437];[Evenèments.D437];[Evenèments.E437];T(&quot;;&quot;);[Evenèments.F437];[Evenèments.G437];[Evenèments.H437];T(&quot;;&quot;);[Evenèments.I437];T(&quot;;&quot;);[Evenèments.J437];T(&quot;;&quot;);[Evenèments.K437];T(&quot;;&quot;);[Evenèments.L437];T(&quot;;&quot;);[Evenèments.I437];T(&quot;=&quot;);[Evenèments.M437]);T(&quot;&quot;))" office:value-type="string" office:string-value="18710212;;fr;;6;P;fr=Réunion à Bordeaux de l'Assemblée Nationale, Thiers est élu &quot;chef du pouvoir exécutif&quot;.">
            <text:p>18710212;;fr;;6;P;fr=Réunion à Bordeaux de l'Assemblée Nationale, Thiers est élu "chef du pouvoir exécutif".</text:p>
          </table:table-cell>
          <table:table-cell table:number-columns-repeated="1020"/>
        </table:table-row>
        <table:table-row table:style-name="ro1">
          <table:table-cell table:formula="of:=IF([Evenèments.C438]&gt;0;T(&quot;&quot;) ;T(&quot;#&quot;))">
            <text:p/>
          </table:table-cell>
          <table:table-cell table:style-name="ce311" table:formula="of:=T([Evenèments.A438])">
            <text:p/>
          </table:table-cell>
          <table:table-cell table:style-name="ce311" table:formula="of:=T([Evenèments.B438])">
            <text:p/>
          </table:table-cell>
          <table:table-cell table:style-name="ce311" table:formula="of:=IF([Evenèments.C438]&gt;0;CONCATENATE([Evenèments.C438];[Evenèments.D438];[Evenèments.E438];T(&quot;;&quot;);[Evenèments.F438];[Evenèments.G438];[Evenèments.H438];T(&quot;;&quot;);[Evenèments.I438];T(&quot;;&quot;);[Evenèments.J438];T(&quot;;&quot;);[Evenèments.K438];T(&quot;;&quot;);[Evenèments.L438];T(&quot;;&quot;);[Evenèments.I438];T(&quot;=&quot;);[Evenèments.M438]);T(&quot;&quot;))" office:value-type="string" office:string-value="18710301;;fr;;6;P;fr=Occupation symbolique des quartiers ouest de Paris par les Prussiens. La Garde Nationale de Paris va le 3 mars s'organiser en fédérations, et les gardes nationaux vont s'appelés les &quot;fédérés&quot;..">
            <text:p>18710301;;fr;;6;P;fr=Occupation symbolique des quartiers ouest de Paris par les Prussiens. La Garde Nationale de Paris va le 3 mars s'organiser en fédérations, et les gardes nationaux vont s'appelés les "fédérés"..</text:p>
          </table:table-cell>
          <table:table-cell table:number-columns-repeated="1020"/>
        </table:table-row>
        <table:table-row table:style-name="ro1">
          <table:table-cell table:formula="of:=IF([Evenèments.C439]&gt;0;T(&quot;&quot;) ;T(&quot;#&quot;))">
            <text:p/>
          </table:table-cell>
          <table:table-cell table:style-name="ce311" table:formula="of:=T([Evenèments.A439])">
            <text:p/>
          </table:table-cell>
          <table:table-cell table:style-name="ce311" table:formula="of:=T([Evenèments.B439])">
            <text:p/>
          </table:table-cell>
          <table:table-cell table:style-name="ce311" table:formula="of:=IF([Evenèments.C439]&gt;0;CONCATENATE([Evenèments.C439];[Evenèments.D439];[Evenèments.E439];T(&quot;;&quot;);[Evenèments.F439];[Evenèments.G439];[Evenèments.H439];T(&quot;;&quot;);[Evenèments.I439];T(&quot;;&quot;);[Evenèments.J439];T(&quot;;&quot;);[Evenèments.K439];T(&quot;;&quot;);[Evenèments.L439];T(&quot;;&quot;);[Evenèments.I439];T(&quot;=&quot;);[Evenèments.M439]);T(&quot;&quot;))" office:value-type="string" office:string-value="18710318;;fr;;6;P;fr=Soulèvement à Paris (c'est le début de ce qui va s'appeler &quot;la Commune&quot;).">
            <text:p>18710318;;fr;;6;P;fr=Soulèvement à Paris (c'est le début de ce qui va s'appeler "la Commune").</text:p>
          </table:table-cell>
          <table:table-cell table:number-columns-repeated="1020"/>
        </table:table-row>
        <table:table-row table:style-name="ro1">
          <table:table-cell table:formula="of:=IF([Evenèments.C440]&gt;0;T(&quot;&quot;) ;T(&quot;#&quot;))">
            <text:p/>
          </table:table-cell>
          <table:table-cell table:style-name="ce311" table:formula="of:=T([Evenèments.A440])">
            <text:p/>
          </table:table-cell>
          <table:table-cell table:style-name="ce311" table:formula="of:=T([Evenèments.B440])">
            <text:p/>
          </table:table-cell>
          <table:table-cell table:style-name="ce311" table:formula="of:=IF([Evenèments.C440]&gt;0;CONCATENATE([Evenèments.C440];[Evenèments.D440];[Evenèments.E440];T(&quot;;&quot;);[Evenèments.F440];[Evenèments.G440];[Evenèments.H440];T(&quot;;&quot;);[Evenèments.I440];T(&quot;;&quot;);[Evenèments.J440];T(&quot;;&quot;);[Evenèments.K440];T(&quot;;&quot;);[Evenèments.L440];T(&quot;;&quot;);[Evenèments.I440];T(&quot;=&quot;);[Evenèments.M440]);T(&quot;&quot;))" office:value-type="string" office:string-value="18710326;;fr;;4;P;fr=Élection d'un Conseil Municipal qui prend le nom de &quot;Commune&quot;.">
            <text:p>18710326;;fr;;4;P;fr=Élection d'un Conseil Municipal qui prend le nom de "Commune".</text:p>
          </table:table-cell>
          <table:table-cell table:number-columns-repeated="1020"/>
        </table:table-row>
        <table:table-row table:style-name="ro1">
          <table:table-cell table:formula="of:=IF([Evenèments.C441]&gt;0;T(&quot;&quot;) ;T(&quot;#&quot;))">
            <text:p/>
          </table:table-cell>
          <table:table-cell table:style-name="ce311" table:formula="of:=T([Evenèments.A441])">
            <text:p/>
          </table:table-cell>
          <table:table-cell table:style-name="ce311" table:formula="of:=T([Evenèments.B441])">
            <text:p/>
          </table:table-cell>
          <table:table-cell table:style-name="ce311" table:formula="of:=IF([Evenèments.C441]&gt;0;CONCATENATE([Evenèments.C441];[Evenèments.D441];[Evenèments.E441];T(&quot;;&quot;);[Evenèments.F441];[Evenèments.G441];[Evenèments.H441];T(&quot;;&quot;);[Evenèments.I441];T(&quot;;&quot;);[Evenèments.J441];T(&quot;;&quot;);[Evenèments.K441];T(&quot;;&quot;);[Evenèments.L441];T(&quot;;&quot;);[Evenèments.I441];T(&quot;=&quot;);[Evenèments.M441]);T(&quot;&quot;))" office:value-type="string" office:string-value="18730524;;fr;;1;P;fr=Le Maréchal de Mac-Mahon est élu Président de la République.">
            <text:p>18730524;;fr;;1;P;fr=Le Maréchal de Mac-Mahon est élu Président de la République.</text:p>
          </table:table-cell>
          <table:table-cell table:number-columns-repeated="1020"/>
        </table:table-row>
        <table:table-row table:style-name="ro1">
          <table:table-cell table:formula="of:=IF([Evenèments.C442]&gt;0;T(&quot;&quot;) ;T(&quot;#&quot;))">
            <text:p/>
          </table:table-cell>
          <table:table-cell table:style-name="ce311" table:formula="of:=T([Evenèments.A442])">
            <text:p/>
          </table:table-cell>
          <table:table-cell table:style-name="ce311" table:formula="of:=T([Evenèments.B442])">
            <text:p/>
          </table:table-cell>
          <table:table-cell table:style-name="ce311" table:formula="of:=IF([Evenèments.C442]&gt;0;CONCATENATE([Evenèments.C442];[Evenèments.D442];[Evenèments.E442];T(&quot;;&quot;);[Evenèments.F442];[Evenèments.G442];[Evenèments.H442];T(&quot;;&quot;);[Evenèments.I442];T(&quot;;&quot;);[Evenèments.J442];T(&quot;;&quot;);[Evenèments.K442];T(&quot;;&quot;);[Evenèments.L442];T(&quot;;&quot;);[Evenèments.I442];T(&quot;=&quot;);[Evenèments.M442]);T(&quot;&quot;))" office:value-type="string" office:string-value="18790130;;fr;;2;P;fr=Mac-Mahon démissionne, pour protester contre le départ du Général Jean-Louis Borel, ministre de la Guerre, exclu du gouvernement par Dufaure le 13 janvier 1879.">
            <text:p>18790130;;fr;;2;P;fr=Mac-Mahon démissionne, pour protester contre le départ du Général Jean-Louis Borel, ministre de la Guerre, exclu du gouvernement par Dufaure le 13 janvier 1879.</text:p>
          </table:table-cell>
          <table:table-cell table:number-columns-repeated="1020"/>
        </table:table-row>
        <table:table-row table:style-name="ro1">
          <table:table-cell table:formula="of:=IF([Evenèments.C443]&gt;0;T(&quot;&quot;) ;T(&quot;#&quot;))">
            <text:p/>
          </table:table-cell>
          <table:table-cell table:style-name="ce311" table:formula="of:=T([Evenèments.A443])">
            <text:p/>
          </table:table-cell>
          <table:table-cell table:style-name="ce311" table:formula="of:=T([Evenèments.B443])">
            <text:p/>
          </table:table-cell>
          <table:table-cell table:style-name="ce311" table:formula="of:=IF([Evenèments.C443]&gt;0;CONCATENATE([Evenèments.C443];[Evenèments.D443];[Evenèments.E443];T(&quot;;&quot;);[Evenèments.F443];[Evenèments.G443];[Evenèments.H443];T(&quot;;&quot;);[Evenèments.I443];T(&quot;;&quot;);[Evenèments.J443];T(&quot;;&quot;);[Evenèments.K443];T(&quot;;&quot;);[Evenèments.L443];T(&quot;;&quot;);[Evenèments.I443];T(&quot;=&quot;);[Evenèments.M443]);T(&quot;&quot;))" office:value-type="string" office:string-value="18790130;;fr;;1;P;fr=Jules Grévy est élu Président de la République.">
            <text:p>18790130;;fr;;1;P;fr=Jules Grévy est élu Président de la République.</text:p>
          </table:table-cell>
          <table:table-cell table:number-columns-repeated="1020"/>
        </table:table-row>
        <table:table-row table:style-name="ro1">
          <table:table-cell table:formula="of:=IF([Evenèments.C444]&gt;0;T(&quot;&quot;) ;T(&quot;#&quot;))">
            <text:p/>
          </table:table-cell>
          <table:table-cell table:style-name="ce311" table:formula="of:=T([Evenèments.A444])">
            <text:p/>
          </table:table-cell>
          <table:table-cell table:style-name="ce311" table:formula="of:=T([Evenèments.B444])">
            <text:p/>
          </table:table-cell>
          <table:table-cell table:style-name="ce311" table:formula="of:=IF([Evenèments.C444]&gt;0;CONCATENATE([Evenèments.C444];[Evenèments.D444];[Evenèments.E444];T(&quot;;&quot;);[Evenèments.F444];[Evenèments.G444];[Evenèments.H444];T(&quot;;&quot;);[Evenèments.I444];T(&quot;;&quot;);[Evenèments.J444];T(&quot;;&quot;);[Evenèments.K444];T(&quot;;&quot;);[Evenèments.L444];T(&quot;;&quot;);[Evenèments.I444];T(&quot;=&quot;);[Evenèments.M444]);T(&quot;&quot;))" office:value-type="string" office:string-value="18851228;;fr;;1;P;fr=Jules Grévy est réélu Président de la République.">
            <text:p>18851228;;fr;;1;P;fr=Jules Grévy est réélu Président de la République.</text:p>
          </table:table-cell>
          <table:table-cell table:number-columns-repeated="1020"/>
        </table:table-row>
        <table:table-row table:style-name="ro1">
          <table:table-cell table:formula="of:=IF([Evenèments.C445]&gt;0;T(&quot;&quot;) ;T(&quot;#&quot;))">
            <text:p/>
          </table:table-cell>
          <table:table-cell table:style-name="ce311" table:formula="of:=T([Evenèments.A445])">
            <text:p/>
          </table:table-cell>
          <table:table-cell table:style-name="ce311" table:formula="of:=T([Evenèments.B445])">
            <text:p/>
          </table:table-cell>
          <table:table-cell table:style-name="ce311" table:formula="of:=IF([Evenèments.C445]&gt;0;CONCATENATE([Evenèments.C445];[Evenèments.D445];[Evenèments.E445];T(&quot;;&quot;);[Evenèments.F445];[Evenèments.G445];[Evenèments.H445];T(&quot;;&quot;);[Evenèments.I445];T(&quot;;&quot;);[Evenèments.J445];T(&quot;;&quot;);[Evenèments.K445];T(&quot;;&quot;);[Evenèments.L445];T(&quot;;&quot;);[Evenèments.I445];T(&quot;=&quot;);[Evenèments.M445]);T(&quot;&quot;))" office:value-type="string" office:string-value="18871202;;fr;;1;P;fr=Sénat et Chambre votent la démission de Jules Grévy, qui se soumet.">
            <text:p>18871202;;fr;;1;P;fr=Sénat et Chambre votent la démission de Jules Grévy, qui se soumet.</text:p>
          </table:table-cell>
          <table:table-cell table:number-columns-repeated="1020"/>
        </table:table-row>
        <table:table-row table:style-name="ro1">
          <table:table-cell table:formula="of:=IF([Evenèments.C446]&gt;0;T(&quot;&quot;) ;T(&quot;#&quot;))">
            <text:p/>
          </table:table-cell>
          <table:table-cell table:style-name="ce311" table:formula="of:=T([Evenèments.A446])">
            <text:p/>
          </table:table-cell>
          <table:table-cell table:style-name="ce311" table:formula="of:=T([Evenèments.B446])">
            <text:p/>
          </table:table-cell>
          <table:table-cell table:style-name="ce311" table:formula="of:=IF([Evenèments.C446]&gt;0;CONCATENATE([Evenèments.C446];[Evenèments.D446];[Evenèments.E446];T(&quot;;&quot;);[Evenèments.F446];[Evenèments.G446];[Evenèments.H446];T(&quot;;&quot;);[Evenèments.I446];T(&quot;;&quot;);[Evenèments.J446];T(&quot;;&quot;);[Evenèments.K446];T(&quot;;&quot;);[Evenèments.L446];T(&quot;;&quot;);[Evenèments.I446];T(&quot;=&quot;);[Evenèments.M446]);T(&quot;&quot;))" office:value-type="string" office:string-value="18871203;;fr;;1;P;fr=Sadi Carnot est élu Président de la République.">
            <text:p>18871203;;fr;;1;P;fr=Sadi Carnot est élu Président de la République.</text:p>
          </table:table-cell>
          <table:table-cell table:number-columns-repeated="1020"/>
        </table:table-row>
        <table:table-row table:style-name="ro1">
          <table:table-cell table:formula="of:=IF([Evenèments.C447]&gt;0;T(&quot;&quot;) ;T(&quot;#&quot;))">
            <text:p/>
          </table:table-cell>
          <table:table-cell table:style-name="ce311" table:formula="of:=T([Evenèments.A447])">
            <text:p/>
          </table:table-cell>
          <table:table-cell table:style-name="ce311" table:formula="of:=T([Evenèments.B447])">
            <text:p/>
          </table:table-cell>
          <table:table-cell table:style-name="ce311" table:formula="of:=IF([Evenèments.C447]&gt;0;CONCATENATE([Evenèments.C447];[Evenèments.D447];[Evenèments.E447];T(&quot;;&quot;);[Evenèments.F447];[Evenèments.G447];[Evenèments.H447];T(&quot;;&quot;);[Evenèments.I447];T(&quot;;&quot;);[Evenèments.J447];T(&quot;;&quot;);[Evenèments.K447];T(&quot;;&quot;);[Evenèments.L447];T(&quot;;&quot;);[Evenèments.I447];T(&quot;=&quot;);[Evenèments.M447]);T(&quot;&quot;))" office:value-type="string" office:string-value="18920311;;fr;;6;P;fr=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
            <text:p>18920311;;fr;;6;P;fr=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text:p>
          </table:table-cell>
          <table:table-cell table:number-columns-repeated="1020"/>
        </table:table-row>
        <table:table-row table:style-name="ro1">
          <table:table-cell table:formula="of:=IF([Evenèments.C448]&gt;0;T(&quot;&quot;) ;T(&quot;#&quot;))">
            <text:p/>
          </table:table-cell>
          <table:table-cell table:style-name="ce311" table:formula="of:=T([Evenèments.A448])">
            <text:p/>
          </table:table-cell>
          <table:table-cell table:style-name="ce311" table:formula="of:=T([Evenèments.B448])">
            <text:p/>
          </table:table-cell>
          <table:table-cell table:style-name="ce311" table:formula="of:=IF([Evenèments.C448]&gt;0;CONCATENATE([Evenèments.C448];[Evenèments.D448];[Evenèments.E448];T(&quot;;&quot;);[Evenèments.F448];[Evenèments.G448];[Evenèments.H448];T(&quot;;&quot;);[Evenèments.I448];T(&quot;;&quot;);[Evenèments.J448];T(&quot;;&quot;);[Evenèments.K448];T(&quot;;&quot;);[Evenèments.L448];T(&quot;;&quot;);[Evenèments.I448];T(&quot;=&quot;);[Evenèments.M448]);T(&quot;&quot;))" office:value-type="string" office:string-value="18940627;;fr;;1;P;fr=Jean-Casimir Périer est élu Président de la République.">
            <text:p>18940627;;fr;;1;P;fr=Jean-Casimir Périer est élu Président de la République.</text:p>
          </table:table-cell>
          <table:table-cell table:number-columns-repeated="1020"/>
        </table:table-row>
        <table:table-row table:style-name="ro1">
          <table:table-cell table:formula="of:=IF([Evenèments.C449]&gt;0;T(&quot;&quot;) ;T(&quot;#&quot;))">
            <text:p/>
          </table:table-cell>
          <table:table-cell table:style-name="ce311" table:formula="of:=T([Evenèments.A449])">
            <text:p/>
          </table:table-cell>
          <table:table-cell table:style-name="ce311" table:formula="of:=T([Evenèments.B449])">
            <text:p/>
          </table:table-cell>
          <table:table-cell table:style-name="ce311" table:formula="of:=IF([Evenèments.C449]&gt;0;CONCATENATE([Evenèments.C449];[Evenèments.D449];[Evenèments.E449];T(&quot;;&quot;);[Evenèments.F449];[Evenèments.G449];[Evenèments.H449];T(&quot;;&quot;);[Evenèments.I449];T(&quot;;&quot;);[Evenèments.J449];T(&quot;;&quot;);[Evenèments.K449];T(&quot;;&quot;);[Evenèments.L449];T(&quot;;&quot;);[Evenèments.I449];T(&quot;=&quot;);[Evenèments.M449]);T(&quot;&quot;))" office:value-type="string" office:string-value="18950115;;fr;;1;P;fr=Jean-Casimir Périer, Président de la République, démissionne brusquement, se plaignant de ne pas être informé de la situation politique par ses ministres.">
            <text:p>18950115;;fr;;1;P;fr=Jean-Casimir Périer, Président de la République, démissionne brusquement, se plaignant de ne pas être informé de la situation politique par ses ministres.</text:p>
          </table:table-cell>
          <table:table-cell table:number-columns-repeated="1020"/>
        </table:table-row>
        <table:table-row table:style-name="ro1">
          <table:table-cell table:formula="of:=IF([Evenèments.C450]&gt;0;T(&quot;&quot;) ;T(&quot;#&quot;))">
            <text:p/>
          </table:table-cell>
          <table:table-cell table:style-name="ce311" table:formula="of:=T([Evenèments.A450])">
            <text:p/>
          </table:table-cell>
          <table:table-cell table:style-name="ce311" table:formula="of:=T([Evenèments.B450])">
            <text:p/>
          </table:table-cell>
          <table:table-cell table:style-name="ce311" table:formula="of:=IF([Evenèments.C450]&gt;0;CONCATENATE([Evenèments.C450];[Evenèments.D450];[Evenèments.E450];T(&quot;;&quot;);[Evenèments.F450];[Evenèments.G450];[Evenèments.H450];T(&quot;;&quot;);[Evenèments.I450];T(&quot;;&quot;);[Evenèments.J450];T(&quot;;&quot;);[Evenèments.K450];T(&quot;;&quot;);[Evenèments.L450];T(&quot;;&quot;);[Evenèments.I450];T(&quot;=&quot;);[Evenèments.M450]);T(&quot;&quot;))" office:value-type="string" office:string-value="18950117;;fr;;1;P;fr=Félix Faure est élu Président de la République.">
            <text:p>18950117;;fr;;1;P;fr=Félix Faure est élu Président de la République.</text:p>
          </table:table-cell>
          <table:table-cell table:number-columns-repeated="1020"/>
        </table:table-row>
        <table:table-row table:style-name="ro1">
          <table:table-cell table:formula="of:=IF([Evenèments.C451]&gt;0;T(&quot;&quot;) ;T(&quot;#&quot;))">
            <text:p/>
          </table:table-cell>
          <table:table-cell table:style-name="ce311" table:formula="of:=T([Evenèments.A451])">
            <text:p/>
          </table:table-cell>
          <table:table-cell table:style-name="ce311" table:formula="of:=T([Evenèments.B451])">
            <text:p/>
          </table:table-cell>
          <table:table-cell table:style-name="ce311" table:formula="of:=IF([Evenèments.C451]&gt;0;CONCATENATE([Evenèments.C451];[Evenèments.D451];[Evenèments.E451];T(&quot;;&quot;);[Evenèments.F451];[Evenèments.G451];[Evenèments.H451];T(&quot;;&quot;);[Evenèments.I451];T(&quot;;&quot;);[Evenèments.J451];T(&quot;;&quot;);[Evenèments.K451];T(&quot;;&quot;);[Evenèments.L451];T(&quot;;&quot;);[Evenèments.I451];T(&quot;=&quot;);[Evenèments.M451]);T(&quot;&quot;))" office:value-type="string" office:string-value="18980207;;fr;;6;P;fr=Procès d’Émile Zola.">
            <text:p>18980207;;fr;;6;P;fr=Procès d’Émile Zola.</text:p>
          </table:table-cell>
          <table:table-cell table:number-columns-repeated="1020"/>
        </table:table-row>
        <table:table-row table:style-name="ro1">
          <table:table-cell table:formula="of:=IF([Evenèments.C452]&gt;0;T(&quot;&quot;) ;T(&quot;#&quot;))">
            <text:p/>
          </table:table-cell>
          <table:table-cell table:style-name="ce311" table:formula="of:=T([Evenèments.A452])">
            <text:p/>
          </table:table-cell>
          <table:table-cell table:style-name="ce311" table:formula="of:=T([Evenèments.B452])">
            <text:p/>
          </table:table-cell>
          <table:table-cell table:style-name="ce311" table:formula="of:=IF([Evenèments.C452]&gt;0;CONCATENATE([Evenèments.C452];[Evenèments.D452];[Evenèments.E452];T(&quot;;&quot;);[Evenèments.F452];[Evenèments.G452];[Evenèments.H452];T(&quot;;&quot;);[Evenèments.I452];T(&quot;;&quot;);[Evenèments.J452];T(&quot;;&quot;);[Evenèments.K452];T(&quot;;&quot;);[Evenèments.L452];T(&quot;;&quot;);[Evenèments.I452];T(&quot;=&quot;);[Evenèments.M452]);T(&quot;&quot;))" office:value-type="string" office:string-value="18990118;;fr;;1;P;fr=Émile Loubet est élu Président de la République.">
            <text:p>18990118;;fr;;1;P;fr=Émile Loubet est élu Président de la République.</text:p>
          </table:table-cell>
          <table:table-cell table:number-columns-repeated="1020"/>
        </table:table-row>
        <table:table-row table:style-name="ro1">
          <table:table-cell table:formula="of:=IF([Evenèments.C453]&gt;0;T(&quot;&quot;) ;T(&quot;#&quot;))">
            <text:p/>
          </table:table-cell>
          <table:table-cell table:style-name="ce311" table:formula="of:=T([Evenèments.A453])">
            <text:p/>
          </table:table-cell>
          <table:table-cell table:style-name="ce311" table:formula="of:=T([Evenèments.B453])">
            <text:p/>
          </table:table-cell>
          <table:table-cell table:style-name="ce311" table:formula="of:=IF([Evenèments.C453]&gt;0;CONCATENATE([Evenèments.C453];[Evenèments.D453];[Evenèments.E453];T(&quot;;&quot;);[Evenèments.F453];[Evenèments.G453];[Evenèments.H453];T(&quot;;&quot;);[Evenèments.I453];T(&quot;;&quot;);[Evenèments.J453];T(&quot;;&quot;);[Evenèments.K453];T(&quot;;&quot;);[Evenèments.L453];T(&quot;;&quot;);[Evenèments.I453];T(&quot;=&quot;);[Evenèments.M453]);T(&quot;&quot;))" office:value-type="string" office:string-value="19060118;;fr;;1;P;fr=Armand Fallières est élu Président de la République.">
            <text:p>19060118;;fr;;1;P;fr=Armand Fallières est élu Président de la République.</text:p>
          </table:table-cell>
          <table:table-cell table:number-columns-repeated="1020"/>
        </table:table-row>
        <table:table-row table:style-name="ro1">
          <table:table-cell table:formula="of:=IF([Evenèments.C454]&gt;0;T(&quot;&quot;) ;T(&quot;#&quot;))">
            <text:p/>
          </table:table-cell>
          <table:table-cell table:style-name="ce311" table:formula="of:=T([Evenèments.A454])">
            <text:p/>
          </table:table-cell>
          <table:table-cell table:style-name="ce311" table:formula="of:=T([Evenèments.B454])">
            <text:p/>
          </table:table-cell>
          <table:table-cell table:style-name="ce311" table:formula="of:=IF([Evenèments.C454]&gt;0;CONCATENATE([Evenèments.C454];[Evenèments.D454];[Evenèments.E454];T(&quot;;&quot;);[Evenèments.F454];[Evenèments.G454];[Evenèments.H454];T(&quot;;&quot;);[Evenèments.I454];T(&quot;;&quot;);[Evenèments.J454];T(&quot;;&quot;);[Evenèments.K454];T(&quot;;&quot;);[Evenèments.L454];T(&quot;;&quot;);[Evenèments.I454];T(&quot;=&quot;);[Evenèments.M454]);T(&quot;&quot;))" office:value-type="string" office:string-value="19130117;;fr;;1;P;fr=Raymond Poincaré est élu Président de la République.">
            <text:p>19130117;;fr;;1;P;fr=Raymond Poincaré est élu Président de la République.</text:p>
          </table:table-cell>
          <table:table-cell table:number-columns-repeated="1020"/>
        </table:table-row>
        <table:table-row table:style-name="ro1">
          <table:table-cell table:formula="of:=IF([Evenèments.C455]&gt;0;T(&quot;&quot;) ;T(&quot;#&quot;))">
            <text:p/>
          </table:table-cell>
          <table:table-cell table:style-name="ce311" table:formula="of:=T([Evenèments.A455])">
            <text:p/>
          </table:table-cell>
          <table:table-cell table:style-name="ce311" table:formula="of:=T([Evenèments.B455])">
            <text:p/>
          </table:table-cell>
          <table:table-cell table:style-name="ce311" table:formula="of:=IF([Evenèments.C455]&gt;0;CONCATENATE([Evenèments.C455];[Evenèments.D455];[Evenèments.E455];T(&quot;;&quot;);[Evenèments.F455];[Evenèments.G455];[Evenèments.H455];T(&quot;;&quot;);[Evenèments.I455];T(&quot;;&quot;);[Evenèments.J455];T(&quot;;&quot;);[Evenèments.K455];T(&quot;;&quot;);[Evenèments.L455];T(&quot;;&quot;);[Evenèments.I455];T(&quot;=&quot;);[Evenèments.M455]);T(&quot;&quot;))" office:value-type="string" office:string-value="19190628;;fr;;2;P;fr=Signature du Traité de Versailles.">
            <text:p>19190628;;fr;;2;P;fr=Signature du Traité de Versailles.</text:p>
          </table:table-cell>
          <table:table-cell table:number-columns-repeated="1020"/>
        </table:table-row>
        <table:table-row table:style-name="ro1">
          <table:table-cell table:formula="of:=IF([Evenèments.C456]&gt;0;T(&quot;&quot;) ;T(&quot;#&quot;))">
            <text:p/>
          </table:table-cell>
          <table:table-cell table:style-name="ce311" table:formula="of:=T([Evenèments.A456])">
            <text:p/>
          </table:table-cell>
          <table:table-cell table:style-name="ce311" table:formula="of:=T([Evenèments.B456])">
            <text:p/>
          </table:table-cell>
          <table:table-cell table:style-name="ce311" table:formula="of:=IF([Evenèments.C456]&gt;0;CONCATENATE([Evenèments.C456];[Evenèments.D456];[Evenèments.E456];T(&quot;;&quot;);[Evenèments.F456];[Evenèments.G456];[Evenèments.H456];T(&quot;;&quot;);[Evenèments.I456];T(&quot;;&quot;);[Evenèments.J456];T(&quot;;&quot;);[Evenèments.K456];T(&quot;;&quot;);[Evenèments.L456];T(&quot;;&quot;);[Evenèments.I456];T(&quot;=&quot;);[Evenèments.M456]);T(&quot;&quot;))" office:value-type="string" office:string-value="19200116;;fr;;1;P;fr=Paul Deschanel est élu Président de la République.">
            <text:p>19200116;;fr;;1;P;fr=Paul Deschanel est élu Président de la République.</text:p>
          </table:table-cell>
          <table:table-cell table:number-columns-repeated="1020"/>
        </table:table-row>
        <table:table-row table:style-name="ro1">
          <table:table-cell table:formula="of:=IF([Evenèments.C457]&gt;0;T(&quot;&quot;) ;T(&quot;#&quot;))">
            <text:p/>
          </table:table-cell>
          <table:table-cell table:style-name="ce311" table:formula="of:=T([Evenèments.A457])">
            <text:p/>
          </table:table-cell>
          <table:table-cell table:style-name="ce311" table:formula="of:=T([Evenèments.B457])">
            <text:p/>
          </table:table-cell>
          <table:table-cell table:style-name="ce311" table:formula="of:=IF([Evenèments.C457]&gt;0;CONCATENATE([Evenèments.C457];[Evenèments.D457];[Evenèments.E457];T(&quot;;&quot;);[Evenèments.F457];[Evenèments.G457];[Evenèments.H457];T(&quot;;&quot;);[Evenèments.I457];T(&quot;;&quot;);[Evenèments.J457];T(&quot;;&quot;);[Evenèments.K457];T(&quot;;&quot;);[Evenèments.L457];T(&quot;;&quot;);[Evenèments.I457];T(&quot;=&quot;);[Evenèments.M457]);T(&quot;&quot;))" office:value-type="string" office:string-value="19200921;;fr;;2;P;fr=Paul Deschanel, Président de la République, quitte l’Élisée en raison de son état de santé. Une chute du train présidentiel prés de Montargis le 24 mai 1920 l'a contraint à prendre du repos, mais cela n'a pas été suffisant.">
            <text:p>19200921;;fr;;2;P;fr=Paul Deschanel, Président de la République, quitte l’Élisée en raison de son état de santé. Une chute du train présidentiel prés de Montargis le 24 mai 1920 l'a contraint à prendre du repos, mais cela n'a pas été suffisant.</text:p>
          </table:table-cell>
          <table:table-cell table:number-columns-repeated="1020"/>
        </table:table-row>
        <table:table-row table:style-name="ro1">
          <table:table-cell table:formula="of:=IF([Evenèments.C458]&gt;0;T(&quot;&quot;) ;T(&quot;#&quot;))">
            <text:p/>
          </table:table-cell>
          <table:table-cell table:style-name="ce311" table:formula="of:=T([Evenèments.A458])">
            <text:p/>
          </table:table-cell>
          <table:table-cell table:style-name="ce311" table:formula="of:=T([Evenèments.B458])">
            <text:p/>
          </table:table-cell>
          <table:table-cell table:style-name="ce311" table:formula="of:=IF([Evenèments.C458]&gt;0;CONCATENATE([Evenèments.C458];[Evenèments.D458];[Evenèments.E458];T(&quot;;&quot;);[Evenèments.F458];[Evenèments.G458];[Evenèments.H458];T(&quot;;&quot;);[Evenèments.I458];T(&quot;;&quot;);[Evenèments.J458];T(&quot;;&quot;);[Evenèments.K458];T(&quot;;&quot;);[Evenèments.L458];T(&quot;;&quot;);[Evenèments.I458];T(&quot;=&quot;);[Evenèments.M458]);T(&quot;&quot;))" office:value-type="string" office:string-value="19200923;;fr;;1;P;fr=Alexandre Millerand est élu Président de la République.">
            <text:p>19200923;;fr;;1;P;fr=Alexandre Millerand est élu Président de la République.</text:p>
          </table:table-cell>
          <table:table-cell table:number-columns-repeated="1020"/>
        </table:table-row>
        <table:table-row table:style-name="ro1">
          <table:table-cell table:formula="of:=IF([Evenèments.C459]&gt;0;T(&quot;&quot;) ;T(&quot;#&quot;))">
            <text:p/>
          </table:table-cell>
          <table:table-cell table:style-name="ce311" table:formula="of:=T([Evenèments.A459])">
            <text:p/>
          </table:table-cell>
          <table:table-cell table:style-name="ce311" table:formula="of:=T([Evenèments.B459])">
            <text:p/>
          </table:table-cell>
          <table:table-cell table:style-name="ce311" table:formula="of:=IF([Evenèments.C459]&gt;0;CONCATENATE([Evenèments.C459];[Evenèments.D459];[Evenèments.E459];T(&quot;;&quot;);[Evenèments.F459];[Evenèments.G459];[Evenèments.H459];T(&quot;;&quot;);[Evenèments.I459];T(&quot;;&quot;);[Evenèments.J459];T(&quot;;&quot;);[Evenèments.K459];T(&quot;;&quot;);[Evenèments.L459];T(&quot;;&quot;);[Evenèments.I459];T(&quot;=&quot;);[Evenèments.M459]);T(&quot;&quot;))" office:value-type="string" office:string-value="19240611;;fr;;2;P;fr=Alexandre Millerand, Président de la République, en butte à l'hostilité maçonnique, démissionne.">
            <text:p>19240611;;fr;;2;P;fr=Alexandre Millerand, Président de la République, en butte à l'hostilité maçonnique, démissionne.</text:p>
          </table:table-cell>
          <table:table-cell table:number-columns-repeated="1020"/>
        </table:table-row>
        <table:table-row table:style-name="ro1">
          <table:table-cell table:formula="of:=IF([Evenèments.C460]&gt;0;T(&quot;&quot;) ;T(&quot;#&quot;))">
            <text:p/>
          </table:table-cell>
          <table:table-cell table:style-name="ce311" table:formula="of:=T([Evenèments.A460])">
            <text:p/>
          </table:table-cell>
          <table:table-cell table:style-name="ce311" table:formula="of:=T([Evenèments.B460])">
            <text:p/>
          </table:table-cell>
          <table:table-cell table:style-name="ce311" table:formula="of:=IF([Evenèments.C460]&gt;0;CONCATENATE([Evenèments.C460];[Evenèments.D460];[Evenèments.E460];T(&quot;;&quot;);[Evenèments.F460];[Evenèments.G460];[Evenèments.H460];T(&quot;;&quot;);[Evenèments.I460];T(&quot;;&quot;);[Evenèments.J460];T(&quot;;&quot;);[Evenèments.K460];T(&quot;;&quot;);[Evenèments.L460];T(&quot;;&quot;);[Evenèments.I460];T(&quot;=&quot;);[Evenèments.M460]);T(&quot;&quot;))" office:value-type="string" office:string-value="19240613;;fr;;1;P;fr=Gaston Doumergue est élu Président de la République.">
            <text:p>19240613;;fr;;1;P;fr=Gaston Doumergue est élu Président de la République.</text:p>
          </table:table-cell>
          <table:table-cell table:number-columns-repeated="1020"/>
        </table:table-row>
        <table:table-row table:style-name="ro1">
          <table:table-cell table:formula="of:=IF([Evenèments.C461]&gt;0;T(&quot;&quot;) ;T(&quot;#&quot;))">
            <text:p/>
          </table:table-cell>
          <table:table-cell table:style-name="ce311" table:formula="of:=T([Evenèments.A461])">
            <text:p/>
          </table:table-cell>
          <table:table-cell table:style-name="ce311" table:formula="of:=T([Evenèments.B461])">
            <text:p/>
          </table:table-cell>
          <table:table-cell table:style-name="ce311" table:formula="of:=IF([Evenèments.C461]&gt;0;CONCATENATE([Evenèments.C461];[Evenèments.D461];[Evenèments.E461];T(&quot;;&quot;);[Evenèments.F461];[Evenèments.G461];[Evenèments.H461];T(&quot;;&quot;);[Evenèments.I461];T(&quot;;&quot;);[Evenèments.J461];T(&quot;;&quot;);[Evenèments.K461];T(&quot;;&quot;);[Evenèments.L461];T(&quot;;&quot;);[Evenèments.I461];T(&quot;=&quot;);[Evenèments.M461]);T(&quot;&quot;))" office:value-type="string" office:string-value="19310613;;fr;;1;P;fr=Paul Doumer est élu Président de la République.">
            <text:p>19310613;;fr;;1;P;fr=Paul Doumer est élu Président de la République.</text:p>
          </table:table-cell>
          <table:table-cell table:number-columns-repeated="1020"/>
        </table:table-row>
        <table:table-row table:style-name="ro1">
          <table:table-cell table:formula="of:=IF([Evenèments.C462]&gt;0;T(&quot;&quot;) ;T(&quot;#&quot;))">
            <text:p/>
          </table:table-cell>
          <table:table-cell table:style-name="ce311" table:formula="of:=T([Evenèments.A462])">
            <text:p/>
          </table:table-cell>
          <table:table-cell table:style-name="ce311" table:formula="of:=T([Evenèments.B462])">
            <text:p/>
          </table:table-cell>
          <table:table-cell table:style-name="ce311" table:formula="of:=IF([Evenèments.C462]&gt;0;CONCATENATE([Evenèments.C462];[Evenèments.D462];[Evenèments.E462];T(&quot;;&quot;);[Evenèments.F462];[Evenèments.G462];[Evenèments.H462];T(&quot;;&quot;);[Evenèments.I462];T(&quot;;&quot;);[Evenèments.J462];T(&quot;;&quot;);[Evenèments.K462];T(&quot;;&quot;);[Evenèments.L462];T(&quot;;&quot;);[Evenèments.I462];T(&quot;=&quot;);[Evenèments.M462]);T(&quot;&quot;))" office:value-type="string" office:string-value="19320510;;fr;;1;P;fr=Albert Lebrun est élu Président de la République.">
            <text:p>19320510;;fr;;1;P;fr=Albert Lebrun est élu Président de la République.</text:p>
          </table:table-cell>
          <table:table-cell table:number-columns-repeated="1020"/>
        </table:table-row>
        <table:table-row table:style-name="ro1">
          <table:table-cell table:formula="of:=IF([Evenèments.C463]&gt;0;T(&quot;&quot;) ;T(&quot;#&quot;))" office:value-type="string" office:string-value="#">
            <text:p>#</text:p>
          </table:table-cell>
          <table:table-cell table:style-name="ce311" table:formula="of:=T([Evenèments.A463])">
            <text:p/>
          </table:table-cell>
          <table:table-cell table:style-name="ce311" table:formula="of:=T([Evenèments.B463])">
            <text:p/>
          </table:table-cell>
          <table:table-cell table:style-name="ce311" table:formula="of:=IF([Evenèments.C463]&gt;0;CONCATENATE([Evenèments.C463];[Evenèments.D463];[Evenèments.E463];T(&quot;;&quot;);[Evenèments.F463];[Evenèments.G463];[Evenèments.H463];T(&quot;;&quot;);[Evenèments.I463];T(&quot;;&quot;);[Evenèments.J463];T(&quot;;&quot;);[Evenèments.K463];T(&quot;;&quot;);[Evenèments.L463];T(&quot;;&quot;);[Evenèments.I463];T(&quot;=&quot;);[Evenèments.M463]);T(&quot;&quot;))">
            <text:p/>
          </table:table-cell>
          <table:table-cell table:number-columns-repeated="1020"/>
        </table:table-row>
        <table:table-row table:style-name="ro1">
          <table:table-cell table:formula="of:=IF([Evenèments.C464]&gt;0;T(&quot;&quot;) ;T(&quot;#&quot;))" office:value-type="string" office:string-value="#">
            <text:p>#</text:p>
          </table:table-cell>
          <table:table-cell table:style-name="ce311" table:formula="of:=T([Evenèments.A464])" office:value-type="string" office:string-value="Infos généalogiques">
            <text:p>Infos généalogiques</text:p>
          </table:table-cell>
          <table:table-cell table:style-name="ce311" table:formula="of:=T([Evenèments.B464])">
            <text:p/>
          </table:table-cell>
          <table:table-cell table:style-name="ce311" table:formula="of:=IF([Evenèments.C464]&gt;0;CONCATENATE([Evenèments.C464];[Evenèments.D464];[Evenèments.E464];T(&quot;;&quot;);[Evenèments.F464];[Evenèments.G464];[Evenèments.H464];T(&quot;;&quot;);[Evenèments.I464];T(&quot;;&quot;);[Evenèments.J464];T(&quot;;&quot;);[Evenèments.K464];T(&quot;;&quot;);[Evenèments.L464];T(&quot;;&quot;);[Evenèments.I464];T(&quot;=&quot;);[Evenèments.M464]);T(&quot;&quot;))">
            <text:p/>
          </table:table-cell>
          <table:table-cell table:number-columns-repeated="1020"/>
        </table:table-row>
        <table:table-row table:style-name="ro1">
          <table:table-cell table:formula="of:=IF([Evenèments.C465]&gt;0;T(&quot;&quot;) ;T(&quot;#&quot;))" office:value-type="string" office:string-value="#">
            <text:p>#</text:p>
          </table:table-cell>
          <table:table-cell table:style-name="ce311" table:formula="of:=T([Evenèments.A465])">
            <text:p/>
          </table:table-cell>
          <table:table-cell table:style-name="ce311" table:formula="of:=T([Evenèments.B465])" office:value-type="string" office:string-value="G = Généalogie">
            <text:p>G = Généalogie</text:p>
          </table:table-cell>
          <table:table-cell table:style-name="ce311" table:formula="of:=IF([Evenèments.C465]&gt;0;CONCATENATE([Evenèments.C465];[Evenèments.D465];[Evenèments.E465];T(&quot;;&quot;);[Evenèments.F465];[Evenèments.G465];[Evenèments.H465];T(&quot;;&quot;);[Evenèments.I465];T(&quot;;&quot;);[Evenèments.J465];T(&quot;;&quot;);[Evenèments.K465];T(&quot;;&quot;);[Evenèments.L465];T(&quot;;&quot;);[Evenèments.I465];T(&quot;=&quot;);[Evenèments.M465]);T(&quot;&quot;))">
            <text:p/>
          </table:table-cell>
          <table:table-cell table:number-columns-repeated="1020"/>
        </table:table-row>
        <table:table-row table:style-name="ro1">
          <table:table-cell table:formula="of:=IF([Evenèments.C466]&gt;0;T(&quot;&quot;) ;T(&quot;#&quot;))" office:value-type="string" office:string-value="#">
            <text:p>#</text:p>
          </table:table-cell>
          <table:table-cell table:style-name="ce311" table:formula="of:=T([Evenèments.A466])">
            <text:p/>
          </table:table-cell>
          <table:table-cell table:style-name="ce311" table:formula="of:=T([Evenèments.B466])">
            <text:p/>
          </table:table-cell>
          <table:table-cell table:style-name="ce311" table:formula="of:=IF([Evenèments.C466]&gt;0;CONCATENATE([Evenèments.C466];[Evenèments.D466];[Evenèments.E466];T(&quot;;&quot;);[Evenèments.F466];[Evenèments.G466];[Evenèments.H466];T(&quot;;&quot;);[Evenèments.I466];T(&quot;;&quot;);[Evenèments.J466];T(&quot;;&quot;);[Evenèments.K466];T(&quot;;&quot;);[Evenèments.L466];T(&quot;;&quot;);[Evenèments.I466];T(&quot;=&quot;);[Evenèments.M466]);T(&quot;&quot;))">
            <text:p/>
          </table:table-cell>
          <table:table-cell table:number-columns-repeated="1020"/>
        </table:table-row>
        <table:table-row table:style-name="ro1">
          <table:table-cell table:formula="of:=IF([Evenèments.C467]&gt;0;T(&quot;&quot;) ;T(&quot;#&quot;))" office:value-type="string" office:string-value="#">
            <text:p>#</text:p>
          </table:table-cell>
          <table:table-cell table:style-name="ce311" table:formula="of:=T([Evenèments.A467])" office:value-type="string" office:string-value="Personnages significatifs">
            <text:p>Personnages significatifs</text:p>
          </table:table-cell>
          <table:table-cell table:style-name="ce311" table:formula="of:=T([Evenèments.B467])">
            <text:p/>
          </table:table-cell>
          <table:table-cell table:style-name="ce311" table:formula="of:=IF([Evenèments.C467]&gt;0;CONCATENATE([Evenèments.C467];[Evenèments.D467];[Evenèments.E467];T(&quot;;&quot;);[Evenèments.F467];[Evenèments.G467];[Evenèments.H467];T(&quot;;&quot;);[Evenèments.I467];T(&quot;;&quot;);[Evenèments.J467];T(&quot;;&quot;);[Evenèments.K467];T(&quot;;&quot;);[Evenèments.L467];T(&quot;;&quot;);[Evenèments.I467];T(&quot;=&quot;);[Evenèments.M467]);T(&quot;&quot;))">
            <text:p/>
          </table:table-cell>
          <table:table-cell table:number-columns-repeated="1020"/>
        </table:table-row>
        <table:table-row table:style-name="ro1">
          <table:table-cell table:formula="of:=IF([Evenèments.C468]&gt;0;T(&quot;&quot;) ;T(&quot;#&quot;))" office:value-type="string" office:string-value="#">
            <text:p>#</text:p>
          </table:table-cell>
          <table:table-cell table:style-name="ce311" table:formula="of:=T([Evenèments.A468])">
            <text:p/>
          </table:table-cell>
          <table:table-cell table:style-name="ce311" table:formula="of:=T([Evenèments.B468])" office:value-type="string" office:string-value="R = Rois, présidents">
            <text:p>R = Rois, présidents</text:p>
          </table:table-cell>
          <table:table-cell table:style-name="ce311" table:formula="of:=IF([Evenèments.C468]&gt;0;CONCATENATE([Evenèments.C468];[Evenèments.D468];[Evenèments.E468];T(&quot;;&quot;);[Evenèments.F468];[Evenèments.G468];[Evenèments.H468];T(&quot;;&quot;);[Evenèments.I468];T(&quot;;&quot;);[Evenèments.J468];T(&quot;;&quot;);[Evenèments.K468];T(&quot;;&quot;);[Evenèments.L468];T(&quot;;&quot;);[Evenèments.I468];T(&quot;=&quot;);[Evenèments.M468]);T(&quot;&quot;))">
            <text:p/>
          </table:table-cell>
          <table:table-cell table:number-columns-repeated="1020"/>
        </table:table-row>
        <table:table-row table:style-name="ro1">
          <table:table-cell table:formula="of:=IF([Evenèments.C469]&gt;0;T(&quot;&quot;) ;T(&quot;#&quot;))" office:value-type="string" office:string-value="#">
            <text:p>#</text:p>
          </table:table-cell>
          <table:table-cell table:style-name="ce311" table:formula="of:=T([Evenèments.A469])">
            <text:p/>
          </table:table-cell>
          <table:table-cell table:style-name="ce311" table:formula="of:=T([Evenèments.B469])" office:value-type="string" office:string-value="Les Mérovingiens (447-751)">
            <text:p>Les Mérovingiens (447-751)</text:p>
          </table:table-cell>
          <table:table-cell table:style-name="ce311" table:formula="of:=IF([Evenèments.C469]&gt;0;CONCATENATE([Evenèments.C469];[Evenèments.D469];[Evenèments.E469];T(&quot;;&quot;);[Evenèments.F469];[Evenèments.G469];[Evenèments.H469];T(&quot;;&quot;);[Evenèments.I469];T(&quot;;&quot;);[Evenèments.J469];T(&quot;;&quot;);[Evenèments.K469];T(&quot;;&quot;);[Evenèments.L469];T(&quot;;&quot;);[Evenèments.I469];T(&quot;=&quot;);[Evenèments.M469]);T(&quot;&quot;))">
            <text:p/>
          </table:table-cell>
          <table:table-cell table:number-columns-repeated="1020"/>
        </table:table-row>
        <table:table-row table:style-name="ro1">
          <table:table-cell table:formula="of:=IF([Evenèments.C470]&gt;0;T(&quot;&quot;) ;T(&quot;#&quot;))">
            <text:p/>
          </table:table-cell>
          <table:table-cell table:style-name="ce311" table:formula="of:=T([Evenèments.A470])">
            <text:p/>
          </table:table-cell>
          <table:table-cell table:style-name="ce311" table:formula="of:=T([Evenèments.B470])">
            <text:p/>
          </table:table-cell>
          <table:table-cell table:style-name="ce311" table:formula="of:=IF([Evenèments.C470]&gt;0;CONCATENATE([Evenèments.C470];[Evenèments.D470];[Evenèments.E470];T(&quot;;&quot;);[Evenèments.F470];[Evenèments.G470];[Evenèments.H470];T(&quot;;&quot;);[Evenèments.I470];T(&quot;;&quot;);[Evenèments.J470];T(&quot;;&quot;);[Evenèments.K470];T(&quot;;&quot;);[Evenèments.L470];T(&quot;;&quot;);[Evenèments.I470];T(&quot;=&quot;);[Evenèments.M470]);T(&quot;&quot;))" office:value-type="string" office:string-value="0447;0457;fr;;1;R;fr=Mérovée">
            <text:p>0447;0457;fr;;1;R;fr=Mérovée</text:p>
          </table:table-cell>
          <table:table-cell table:number-columns-repeated="1020"/>
        </table:table-row>
        <table:table-row table:style-name="ro1">
          <table:table-cell table:formula="of:=IF([Evenèments.C471]&gt;0;T(&quot;&quot;) ;T(&quot;#&quot;))">
            <text:p/>
          </table:table-cell>
          <table:table-cell table:style-name="ce311" table:formula="of:=T([Evenèments.A471])">
            <text:p/>
          </table:table-cell>
          <table:table-cell table:style-name="ce311" table:formula="of:=T([Evenèments.B471])">
            <text:p/>
          </table:table-cell>
          <table:table-cell table:style-name="ce311" table:formula="of:=IF([Evenèments.C471]&gt;0;CONCATENATE([Evenèments.C471];[Evenèments.D471];[Evenèments.E471];T(&quot;;&quot;);[Evenèments.F471];[Evenèments.G471];[Evenèments.H471];T(&quot;;&quot;);[Evenèments.I471];T(&quot;;&quot;);[Evenèments.J471];T(&quot;;&quot;);[Evenèments.K471];T(&quot;;&quot;);[Evenèments.L471];T(&quot;;&quot;);[Evenèments.I471];T(&quot;=&quot;);[Evenèments.M471]);T(&quot;&quot;))" office:value-type="string" office:string-value="0457;0481;fr;;1;R;fr=Childéric Ier, roi des Francs Saliens">
            <text:p>0457;0481;fr;;1;R;fr=Childéric Ier, roi des Francs Saliens</text:p>
          </table:table-cell>
          <table:table-cell table:number-columns-repeated="1020"/>
        </table:table-row>
        <table:table-row table:style-name="ro1">
          <table:table-cell table:formula="of:=IF([Evenèments.C472]&gt;0;T(&quot;&quot;) ;T(&quot;#&quot;))">
            <text:p/>
          </table:table-cell>
          <table:table-cell table:style-name="ce311" table:formula="of:=T([Evenèments.A472])">
            <text:p/>
          </table:table-cell>
          <table:table-cell table:style-name="ce311" table:formula="of:=T([Evenèments.B472])">
            <text:p/>
          </table:table-cell>
          <table:table-cell table:style-name="ce311" table:formula="of:=IF([Evenèments.C472]&gt;0;CONCATENATE([Evenèments.C472];[Evenèments.D472];[Evenèments.E472];T(&quot;;&quot;);[Evenèments.F472];[Evenèments.G472];[Evenèments.H472];T(&quot;;&quot;);[Evenèments.I472];T(&quot;;&quot;);[Evenèments.J472];T(&quot;;&quot;);[Evenèments.K472];T(&quot;;&quot;);[Evenèments.L472];T(&quot;;&quot;);[Evenèments.I472];T(&quot;=&quot;);[Evenèments.M472]);T(&quot;&quot;))" office:value-type="string" office:string-value="0481;0511;fr;;1;R;fr=Clovis, roi des Francs Saliens">
            <text:p>0481;0511;fr;;1;R;fr=Clovis, roi des Francs Saliens</text:p>
          </table:table-cell>
          <table:table-cell table:number-columns-repeated="1020"/>
        </table:table-row>
        <table:table-row table:style-name="ro1">
          <table:table-cell table:formula="of:=IF([Evenèments.C473]&gt;0;T(&quot;&quot;) ;T(&quot;#&quot;))">
            <text:p/>
          </table:table-cell>
          <table:table-cell table:style-name="ce311" table:formula="of:=T([Evenèments.A473])">
            <text:p/>
          </table:table-cell>
          <table:table-cell table:style-name="ce311" table:formula="of:=T([Evenèments.B473])">
            <text:p/>
          </table:table-cell>
          <table:table-cell table:style-name="ce311" table:formula="of:=IF([Evenèments.C473]&gt;0;CONCATENATE([Evenèments.C473];[Evenèments.D473];[Evenèments.E473];T(&quot;;&quot;);[Evenèments.F473];[Evenèments.G473];[Evenèments.H473];T(&quot;;&quot;);[Evenèments.I473];T(&quot;;&quot;);[Evenèments.J473];T(&quot;;&quot;);[Evenèments.K473];T(&quot;;&quot;);[Evenèments.L473];T(&quot;;&quot;);[Evenèments.I473];T(&quot;=&quot;);[Evenèments.M473]);T(&quot;&quot;))" office:value-type="string" office:string-value="0511;0534;fr;;1;R;fr=Thierry Ier, Royaume de Reims">
            <text:p>0511;0534;fr;;1;R;fr=Thierry Ier, Royaume de Reims</text:p>
          </table:table-cell>
          <table:table-cell table:number-columns-repeated="1020"/>
        </table:table-row>
        <table:table-row table:style-name="ro1">
          <table:table-cell table:formula="of:=IF([Evenèments.C474]&gt;0;T(&quot;&quot;) ;T(&quot;#&quot;))">
            <text:p/>
          </table:table-cell>
          <table:table-cell table:style-name="ce311" table:formula="of:=T([Evenèments.A474])">
            <text:p/>
          </table:table-cell>
          <table:table-cell table:style-name="ce311" table:formula="of:=T([Evenèments.B474])">
            <text:p/>
          </table:table-cell>
          <table:table-cell table:style-name="ce311" table:formula="of:=IF([Evenèments.C474]&gt;0;CONCATENATE([Evenèments.C474];[Evenèments.D474];[Evenèments.E474];T(&quot;;&quot;);[Evenèments.F474];[Evenèments.G474];[Evenèments.H474];T(&quot;;&quot;);[Evenèments.I474];T(&quot;;&quot;);[Evenèments.J474];T(&quot;;&quot;);[Evenèments.K474];T(&quot;;&quot;);[Evenèments.L474];T(&quot;;&quot;);[Evenèments.I474];T(&quot;=&quot;);[Evenèments.M474]);T(&quot;&quot;))" office:value-type="string" office:string-value="0534;0555;fr;;1;R;fr=Thibert Ier, Royaume de Reims">
            <text:p>0534;0555;fr;;1;R;fr=Thibert Ier, Royaume de Reims</text:p>
          </table:table-cell>
          <table:table-cell table:number-columns-repeated="1020"/>
        </table:table-row>
        <table:table-row table:style-name="ro1">
          <table:table-cell table:formula="of:=IF([Evenèments.C475]&gt;0;T(&quot;&quot;) ;T(&quot;#&quot;))">
            <text:p/>
          </table:table-cell>
          <table:table-cell table:style-name="ce311" table:formula="of:=T([Evenèments.A475])">
            <text:p/>
          </table:table-cell>
          <table:table-cell table:style-name="ce311" table:formula="of:=T([Evenèments.B475])">
            <text:p/>
          </table:table-cell>
          <table:table-cell table:style-name="ce311" table:formula="of:=IF([Evenèments.C475]&gt;0;CONCATENATE([Evenèments.C475];[Evenèments.D475];[Evenèments.E475];T(&quot;;&quot;);[Evenèments.F475];[Evenèments.G475];[Evenèments.H475];T(&quot;;&quot;);[Evenèments.I475];T(&quot;;&quot;);[Evenèments.J475];T(&quot;;&quot;);[Evenèments.K475];T(&quot;;&quot;);[Evenèments.L475];T(&quot;;&quot;);[Evenèments.I475];T(&quot;=&quot;);[Evenèments.M475]);T(&quot;&quot;))" office:value-type="string" office:string-value="0511;0524;fr;;1;R;fr=Clodomir, royaume d'Orléans">
            <text:p>0511;0524;fr;;1;R;fr=Clodomir, royaume d'Orléans</text:p>
          </table:table-cell>
          <table:table-cell table:number-columns-repeated="1020"/>
        </table:table-row>
        <table:table-row table:style-name="ro1">
          <table:table-cell table:formula="of:=IF([Evenèments.C476]&gt;0;T(&quot;&quot;) ;T(&quot;#&quot;))">
            <text:p/>
          </table:table-cell>
          <table:table-cell table:style-name="ce311" table:formula="of:=T([Evenèments.A476])">
            <text:p/>
          </table:table-cell>
          <table:table-cell table:style-name="ce311" table:formula="of:=T([Evenèments.B476])">
            <text:p/>
          </table:table-cell>
          <table:table-cell table:style-name="ce311" table:formula="of:=IF([Evenèments.C476]&gt;0;CONCATENATE([Evenèments.C476];[Evenèments.D476];[Evenèments.E476];T(&quot;;&quot;);[Evenèments.F476];[Evenèments.G476];[Evenèments.H476];T(&quot;;&quot;);[Evenèments.I476];T(&quot;;&quot;);[Evenèments.J476];T(&quot;;&quot;);[Evenèments.K476];T(&quot;;&quot;);[Evenèments.L476];T(&quot;;&quot;);[Evenèments.I476];T(&quot;=&quot;);[Evenèments.M476]);T(&quot;&quot;))" office:value-type="string" office:string-value="0511;0558;fr;;1;R;fr=Childebert Ier, royaume de Paris">
            <text:p>0511;0558;fr;;1;R;fr=Childebert Ier, royaume de Paris</text:p>
          </table:table-cell>
          <table:table-cell table:number-columns-repeated="1020"/>
        </table:table-row>
        <table:table-row table:style-name="ro1">
          <table:table-cell table:formula="of:=IF([Evenèments.C477]&gt;0;T(&quot;&quot;) ;T(&quot;#&quot;))">
            <text:p/>
          </table:table-cell>
          <table:table-cell table:style-name="ce311" table:formula="of:=T([Evenèments.A477])">
            <text:p/>
          </table:table-cell>
          <table:table-cell table:style-name="ce311" table:formula="of:=T([Evenèments.B477])">
            <text:p/>
          </table:table-cell>
          <table:table-cell table:style-name="ce311" table:formula="of:=IF([Evenèments.C477]&gt;0;CONCATENATE([Evenèments.C477];[Evenèments.D477];[Evenèments.E477];T(&quot;;&quot;);[Evenèments.F477];[Evenèments.G477];[Evenèments.H477];T(&quot;;&quot;);[Evenèments.I477];T(&quot;;&quot;);[Evenèments.J477];T(&quot;;&quot;);[Evenèments.K477];T(&quot;;&quot;);[Evenèments.L477];T(&quot;;&quot;);[Evenèments.I477];T(&quot;=&quot;);[Evenèments.M477]);T(&quot;&quot;))" office:value-type="string" office:string-value="0511;0561;fr;;1;R;fr=Clotaire Ier, royaume de Soissons">
            <text:p>0511;0561;fr;;1;R;fr=Clotaire Ier, royaume de Soissons</text:p>
          </table:table-cell>
          <table:table-cell table:number-columns-repeated="1020"/>
        </table:table-row>
        <table:table-row table:style-name="ro1">
          <table:table-cell table:formula="of:=IF([Evenèments.C478]&gt;0;T(&quot;&quot;) ;T(&quot;#&quot;))">
            <text:p/>
          </table:table-cell>
          <table:table-cell table:style-name="ce311" table:formula="of:=T([Evenèments.A478])">
            <text:p/>
          </table:table-cell>
          <table:table-cell table:style-name="ce311" table:formula="of:=T([Evenèments.B478])">
            <text:p/>
          </table:table-cell>
          <table:table-cell table:style-name="ce311" table:formula="of:=IF([Evenèments.C478]&gt;0;CONCATENATE([Evenèments.C478];[Evenèments.D478];[Evenèments.E478];T(&quot;;&quot;);[Evenèments.F478];[Evenèments.G478];[Evenèments.H478];T(&quot;;&quot;);[Evenèments.I478];T(&quot;;&quot;);[Evenèments.J478];T(&quot;;&quot;);[Evenèments.K478];T(&quot;;&quot;);[Evenèments.L478];T(&quot;;&quot;);[Evenèments.I478];T(&quot;=&quot;);[Evenèments.M478]);T(&quot;&quot;))" office:value-type="string" office:string-value="0561;0567;fr;;1;R;fr=Caribert Ier, royaume de Paris">
            <text:p>0561;0567;fr;;1;R;fr=Caribert Ier, royaume de Paris</text:p>
          </table:table-cell>
          <table:table-cell table:number-columns-repeated="1020"/>
        </table:table-row>
        <table:table-row table:style-name="ro1">
          <table:table-cell table:formula="of:=IF([Evenèments.C479]&gt;0;T(&quot;&quot;) ;T(&quot;#&quot;))">
            <text:p/>
          </table:table-cell>
          <table:table-cell table:style-name="ce311" table:formula="of:=T([Evenèments.A479])">
            <text:p/>
          </table:table-cell>
          <table:table-cell table:style-name="ce311" table:formula="of:=T([Evenèments.B479])">
            <text:p/>
          </table:table-cell>
          <table:table-cell table:style-name="ce311" table:formula="of:=IF([Evenèments.C479]&gt;0;CONCATENATE([Evenèments.C479];[Evenèments.D479];[Evenèments.E479];T(&quot;;&quot;);[Evenèments.F479];[Evenèments.G479];[Evenèments.H479];T(&quot;;&quot;);[Evenèments.I479];T(&quot;;&quot;);[Evenèments.J479];T(&quot;;&quot;);[Evenèments.K479];T(&quot;;&quot;);[Evenèments.L479];T(&quot;;&quot;);[Evenèments.I479];T(&quot;=&quot;);[Evenèments.M479]);T(&quot;&quot;))" office:value-type="string" office:string-value="0561;0575;fr;;1;R;fr=Sigebert Ier, royaume d'Austrasie">
            <text:p>0561;0575;fr;;1;R;fr=Sigebert Ier, royaume d'Austrasie</text:p>
          </table:table-cell>
          <table:table-cell table:number-columns-repeated="1020"/>
        </table:table-row>
        <table:table-row table:style-name="ro1">
          <table:table-cell table:formula="of:=IF([Evenèments.C480]&gt;0;T(&quot;&quot;) ;T(&quot;#&quot;))">
            <text:p/>
          </table:table-cell>
          <table:table-cell table:style-name="ce311" table:formula="of:=T([Evenèments.A480])">
            <text:p/>
          </table:table-cell>
          <table:table-cell table:style-name="ce311" table:formula="of:=T([Evenèments.B480])">
            <text:p/>
          </table:table-cell>
          <table:table-cell table:style-name="ce311" table:formula="of:=IF([Evenèments.C480]&gt;0;CONCATENATE([Evenèments.C480];[Evenèments.D480];[Evenèments.E480];T(&quot;;&quot;);[Evenèments.F480];[Evenèments.G480];[Evenèments.H480];T(&quot;;&quot;);[Evenèments.I480];T(&quot;;&quot;);[Evenèments.J480];T(&quot;;&quot;);[Evenèments.K480];T(&quot;;&quot;);[Evenèments.L480];T(&quot;;&quot;);[Evenèments.I480];T(&quot;=&quot;);[Evenèments.M480]);T(&quot;&quot;))" office:value-type="string" office:string-value="0561;0584;fr;;1;R;fr=Chilpéric Ier, royaume de Neustrie">
            <text:p>0561;0584;fr;;1;R;fr=Chilpéric Ier, royaume de Neustrie</text:p>
          </table:table-cell>
          <table:table-cell table:number-columns-repeated="1020"/>
        </table:table-row>
        <table:table-row table:style-name="ro1">
          <table:table-cell table:formula="of:=IF([Evenèments.C481]&gt;0;T(&quot;&quot;) ;T(&quot;#&quot;))">
            <text:p/>
          </table:table-cell>
          <table:table-cell table:style-name="ce311" table:formula="of:=T([Evenèments.A481])">
            <text:p/>
          </table:table-cell>
          <table:table-cell table:style-name="ce311" table:formula="of:=T([Evenèments.B481])">
            <text:p/>
          </table:table-cell>
          <table:table-cell table:style-name="ce311" table:formula="of:=IF([Evenèments.C481]&gt;0;CONCATENATE([Evenèments.C481];[Evenèments.D481];[Evenèments.E481];T(&quot;;&quot;);[Evenèments.F481];[Evenèments.G481];[Evenèments.H481];T(&quot;;&quot;);[Evenèments.I481];T(&quot;;&quot;);[Evenèments.J481];T(&quot;;&quot;);[Evenèments.K481];T(&quot;;&quot;);[Evenèments.L481];T(&quot;;&quot;);[Evenèments.I481];T(&quot;=&quot;);[Evenèments.M481]);T(&quot;&quot;))" office:value-type="string" office:string-value="0561;0593;fr;;1;R;fr=Gontran, royaume de Bourgogne">
            <text:p>0561;0593;fr;;1;R;fr=Gontran, royaume de Bourgogne</text:p>
          </table:table-cell>
          <table:table-cell table:number-columns-repeated="1020"/>
        </table:table-row>
        <table:table-row table:style-name="ro1">
          <table:table-cell table:formula="of:=IF([Evenèments.C482]&gt;0;T(&quot;&quot;) ;T(&quot;#&quot;))">
            <text:p/>
          </table:table-cell>
          <table:table-cell table:style-name="ce311" table:formula="of:=T([Evenèments.A482])">
            <text:p/>
          </table:table-cell>
          <table:table-cell table:style-name="ce311" table:formula="of:=T([Evenèments.B482])">
            <text:p/>
          </table:table-cell>
          <table:table-cell table:style-name="ce311" table:formula="of:=IF([Evenèments.C482]&gt;0;CONCATENATE([Evenèments.C482];[Evenèments.D482];[Evenèments.E482];T(&quot;;&quot;);[Evenèments.F482];[Evenèments.G482];[Evenèments.H482];T(&quot;;&quot;);[Evenèments.I482];T(&quot;;&quot;);[Evenèments.J482];T(&quot;;&quot;);[Evenèments.K482];T(&quot;;&quot;);[Evenèments.L482];T(&quot;;&quot;);[Evenèments.I482];T(&quot;=&quot;);[Evenèments.M482]);T(&quot;&quot;))" office:value-type="string" office:string-value="0575;0595;fr;;1;R;fr=Childebert II, royaume d'Austrasie">
            <text:p>0575;0595;fr;;1;R;fr=Childebert II, royaume d'Austrasie</text:p>
          </table:table-cell>
          <table:table-cell table:number-columns-repeated="1020"/>
        </table:table-row>
        <table:table-row table:style-name="ro1">
          <table:table-cell table:formula="of:=IF([Evenèments.C483]&gt;0;T(&quot;&quot;) ;T(&quot;#&quot;))">
            <text:p/>
          </table:table-cell>
          <table:table-cell table:style-name="ce311" table:formula="of:=T([Evenèments.A483])">
            <text:p/>
          </table:table-cell>
          <table:table-cell table:style-name="ce311" table:formula="of:=T([Evenèments.B483])">
            <text:p/>
          </table:table-cell>
          <table:table-cell table:style-name="ce311" table:formula="of:=IF([Evenèments.C483]&gt;0;CONCATENATE([Evenèments.C483];[Evenèments.D483];[Evenèments.E483];T(&quot;;&quot;);[Evenèments.F483];[Evenèments.G483];[Evenèments.H483];T(&quot;;&quot;);[Evenèments.I483];T(&quot;;&quot;);[Evenèments.J483];T(&quot;;&quot;);[Evenèments.K483];T(&quot;;&quot;);[Evenèments.L483];T(&quot;;&quot;);[Evenèments.I483];T(&quot;=&quot;);[Evenèments.M483]);T(&quot;&quot;))" office:value-type="string" office:string-value="0584;0629;fr;;1;R;fr=Clotaire II, royaume de Neustrie">
            <text:p>0584;0629;fr;;1;R;fr=Clotaire II, royaume de Neustrie</text:p>
          </table:table-cell>
          <table:table-cell table:number-columns-repeated="1020"/>
        </table:table-row>
        <table:table-row table:style-name="ro1">
          <table:table-cell table:formula="of:=IF([Evenèments.C484]&gt;0;T(&quot;&quot;) ;T(&quot;#&quot;))">
            <text:p/>
          </table:table-cell>
          <table:table-cell table:style-name="ce311" table:formula="of:=T([Evenèments.A484])">
            <text:p/>
          </table:table-cell>
          <table:table-cell table:style-name="ce311" table:formula="of:=T([Evenèments.B484])">
            <text:p/>
          </table:table-cell>
          <table:table-cell table:style-name="ce311" table:formula="of:=IF([Evenèments.C484]&gt;0;CONCATENATE([Evenèments.C484];[Evenèments.D484];[Evenèments.E484];T(&quot;;&quot;);[Evenèments.F484];[Evenèments.G484];[Evenèments.H484];T(&quot;;&quot;);[Evenèments.I484];T(&quot;;&quot;);[Evenèments.J484];T(&quot;;&quot;);[Evenèments.K484];T(&quot;;&quot;);[Evenèments.L484];T(&quot;;&quot;);[Evenèments.I484];T(&quot;=&quot;);[Evenèments.M484]);T(&quot;&quot;))" office:value-type="string" office:string-value="0593;0595;fr;;1;R;fr=Childebert II, royaume de Bourgogne">
            <text:p>0593;0595;fr;;1;R;fr=Childebert II, royaume de Bourgogne</text:p>
          </table:table-cell>
          <table:table-cell table:number-columns-repeated="1020"/>
        </table:table-row>
        <table:table-row table:style-name="ro1">
          <table:table-cell table:formula="of:=IF([Evenèments.C485]&gt;0;T(&quot;&quot;) ;T(&quot;#&quot;))">
            <text:p/>
          </table:table-cell>
          <table:table-cell table:style-name="ce311" table:formula="of:=T([Evenèments.A485])">
            <text:p/>
          </table:table-cell>
          <table:table-cell table:style-name="ce311" table:formula="of:=T([Evenèments.B485])">
            <text:p/>
          </table:table-cell>
          <table:table-cell table:style-name="ce311" table:formula="of:=IF([Evenèments.C485]&gt;0;CONCATENATE([Evenèments.C485];[Evenèments.D485];[Evenèments.E485];T(&quot;;&quot;);[Evenèments.F485];[Evenèments.G485];[Evenèments.H485];T(&quot;;&quot;);[Evenèments.I485];T(&quot;;&quot;);[Evenèments.J485];T(&quot;;&quot;);[Evenèments.K485];T(&quot;;&quot;);[Evenèments.L485];T(&quot;;&quot;);[Evenèments.I485];T(&quot;=&quot;);[Evenèments.M485]);T(&quot;&quot;))" office:value-type="string" office:string-value="0595;0612;fr;;1;R;fr=Thibert II, royaume d'Austrasie">
            <text:p>0595;0612;fr;;1;R;fr=Thibert II, royaume d'Austrasie</text:p>
          </table:table-cell>
          <table:table-cell table:number-columns-repeated="1020"/>
        </table:table-row>
        <table:table-row table:style-name="ro1">
          <table:table-cell table:formula="of:=IF([Evenèments.C486]&gt;0;T(&quot;&quot;) ;T(&quot;#&quot;))">
            <text:p/>
          </table:table-cell>
          <table:table-cell table:style-name="ce311" table:formula="of:=T([Evenèments.A486])">
            <text:p/>
          </table:table-cell>
          <table:table-cell table:style-name="ce311" table:formula="of:=T([Evenèments.B486])">
            <text:p/>
          </table:table-cell>
          <table:table-cell table:style-name="ce311" table:formula="of:=IF([Evenèments.C486]&gt;0;CONCATENATE([Evenèments.C486];[Evenèments.D486];[Evenèments.E486];T(&quot;;&quot;);[Evenèments.F486];[Evenèments.G486];[Evenèments.H486];T(&quot;;&quot;);[Evenèments.I486];T(&quot;;&quot;);[Evenèments.J486];T(&quot;;&quot;);[Evenèments.K486];T(&quot;;&quot;);[Evenèments.L486];T(&quot;;&quot;);[Evenèments.I486];T(&quot;=&quot;);[Evenèments.M486]);T(&quot;&quot;))" office:value-type="string" office:string-value="0595;0613;fr;;1;R;fr=Thierry II, royaume de Bourgogne">
            <text:p>0595;0613;fr;;1;R;fr=Thierry II, royaume de Bourgogne</text:p>
          </table:table-cell>
          <table:table-cell table:number-columns-repeated="1020"/>
        </table:table-row>
        <table:table-row table:style-name="ro1">
          <table:table-cell table:formula="of:=IF([Evenèments.C487]&gt;0;T(&quot;&quot;) ;T(&quot;#&quot;))">
            <text:p/>
          </table:table-cell>
          <table:table-cell table:style-name="ce311" table:formula="of:=T([Evenèments.A487])">
            <text:p/>
          </table:table-cell>
          <table:table-cell table:style-name="ce311" table:formula="of:=T([Evenèments.B487])">
            <text:p/>
          </table:table-cell>
          <table:table-cell table:style-name="ce311" table:formula="of:=IF([Evenèments.C487]&gt;0;CONCATENATE([Evenèments.C487];[Evenèments.D487];[Evenèments.E487];T(&quot;;&quot;);[Evenèments.F487];[Evenèments.G487];[Evenèments.H487];T(&quot;;&quot;);[Evenèments.I487];T(&quot;;&quot;);[Evenèments.J487];T(&quot;;&quot;);[Evenèments.K487];T(&quot;;&quot;);[Evenèments.L487];T(&quot;;&quot;);[Evenèments.I487];T(&quot;=&quot;);[Evenèments.M487]);T(&quot;&quot;))" office:value-type="string" office:string-value="0613;0622;fr;;1;R;fr=Clotaire, royaume d'Austrasie">
            <text:p>0613;0622;fr;;1;R;fr=Clotaire, royaume d'Austrasie</text:p>
          </table:table-cell>
          <table:table-cell table:number-columns-repeated="1020"/>
        </table:table-row>
        <table:table-row table:style-name="ro1">
          <table:table-cell table:formula="of:=IF([Evenèments.C488]&gt;0;T(&quot;&quot;) ;T(&quot;#&quot;))">
            <text:p/>
          </table:table-cell>
          <table:table-cell table:style-name="ce311" table:formula="of:=T([Evenèments.A488])">
            <text:p/>
          </table:table-cell>
          <table:table-cell table:style-name="ce311" table:formula="of:=T([Evenèments.B488])">
            <text:p/>
          </table:table-cell>
          <table:table-cell table:style-name="ce311" table:formula="of:=IF([Evenèments.C488]&gt;0;CONCATENATE([Evenèments.C488];[Evenèments.D488];[Evenèments.E488];T(&quot;;&quot;);[Evenèments.F488];[Evenèments.G488];[Evenèments.H488];T(&quot;;&quot;);[Evenèments.I488];T(&quot;;&quot;);[Evenèments.J488];T(&quot;;&quot;);[Evenèments.K488];T(&quot;;&quot;);[Evenèments.L488];T(&quot;;&quot;);[Evenèments.I488];T(&quot;=&quot;);[Evenèments.M488]);T(&quot;&quot;))" office:value-type="string" office:string-value="0622;0634;fr;;1;R;fr=Dagobert Ier, royaume d'Austrasie">
            <text:p>0622;0634;fr;;1;R;fr=Dagobert Ier, royaume d'Austrasie</text:p>
          </table:table-cell>
          <table:table-cell table:number-columns-repeated="1020"/>
        </table:table-row>
        <table:table-row table:style-name="ro1">
          <table:table-cell table:formula="of:=IF([Evenèments.C489]&gt;0;T(&quot;&quot;) ;T(&quot;#&quot;))">
            <text:p/>
          </table:table-cell>
          <table:table-cell table:style-name="ce311" table:formula="of:=T([Evenèments.A489])">
            <text:p/>
          </table:table-cell>
          <table:table-cell table:style-name="ce311" table:formula="of:=T([Evenèments.B489])">
            <text:p/>
          </table:table-cell>
          <table:table-cell table:style-name="ce311" table:formula="of:=IF([Evenèments.C489]&gt;0;CONCATENATE([Evenèments.C489];[Evenèments.D489];[Evenèments.E489];T(&quot;;&quot;);[Evenèments.F489];[Evenèments.G489];[Evenèments.H489];T(&quot;;&quot;);[Evenèments.I489];T(&quot;;&quot;);[Evenèments.J489];T(&quot;;&quot;);[Evenèments.K489];T(&quot;;&quot;);[Evenèments.L489];T(&quot;;&quot;);[Evenèments.I489];T(&quot;=&quot;);[Evenèments.M489]);T(&quot;&quot;))" office:value-type="string" office:string-value="0629;0639;fr;;1;R;fr=Dagobert Ier, royaume de Neustrie">
            <text:p>0629;0639;fr;;1;R;fr=Dagobert Ier, royaume de Neustrie</text:p>
          </table:table-cell>
          <table:table-cell table:number-columns-repeated="1020"/>
        </table:table-row>
        <table:table-row table:style-name="ro1">
          <table:table-cell table:formula="of:=IF([Evenèments.C490]&gt;0;T(&quot;&quot;) ;T(&quot;#&quot;))">
            <text:p/>
          </table:table-cell>
          <table:table-cell table:style-name="ce311" table:formula="of:=T([Evenèments.A490])">
            <text:p/>
          </table:table-cell>
          <table:table-cell table:style-name="ce311" table:formula="of:=T([Evenèments.B490])">
            <text:p/>
          </table:table-cell>
          <table:table-cell table:style-name="ce311" table:formula="of:=IF([Evenèments.C490]&gt;0;CONCATENATE([Evenèments.C490];[Evenèments.D490];[Evenèments.E490];T(&quot;;&quot;);[Evenèments.F490];[Evenèments.G490];[Evenèments.H490];T(&quot;;&quot;);[Evenèments.I490];T(&quot;;&quot;);[Evenèments.J490];T(&quot;;&quot;);[Evenèments.K490];T(&quot;;&quot;);[Evenèments.L490];T(&quot;;&quot;);[Evenèments.I490];T(&quot;=&quot;);[Evenèments.M490]);T(&quot;&quot;))" office:value-type="string" office:string-value="0634;0656;fr;;1;R;fr=Sigebert III, royaume d'Austrasie">
            <text:p>0634;0656;fr;;1;R;fr=Sigebert III, royaume d'Austrasie</text:p>
          </table:table-cell>
          <table:table-cell table:number-columns-repeated="1020"/>
        </table:table-row>
        <table:table-row table:style-name="ro1">
          <table:table-cell table:formula="of:=IF([Evenèments.C491]&gt;0;T(&quot;&quot;) ;T(&quot;#&quot;))">
            <text:p/>
          </table:table-cell>
          <table:table-cell table:style-name="ce311" table:formula="of:=T([Evenèments.A491])">
            <text:p/>
          </table:table-cell>
          <table:table-cell table:style-name="ce311" table:formula="of:=T([Evenèments.B491])">
            <text:p/>
          </table:table-cell>
          <table:table-cell table:style-name="ce311" table:formula="of:=IF([Evenèments.C491]&gt;0;CONCATENATE([Evenèments.C491];[Evenèments.D491];[Evenèments.E491];T(&quot;;&quot;);[Evenèments.F491];[Evenèments.G491];[Evenèments.H491];T(&quot;;&quot;);[Evenèments.I491];T(&quot;;&quot;);[Evenèments.J491];T(&quot;;&quot;);[Evenèments.K491];T(&quot;;&quot;);[Evenèments.L491];T(&quot;;&quot;);[Evenèments.I491];T(&quot;=&quot;);[Evenèments.M491]);T(&quot;&quot;))" office:value-type="string" office:string-value="0639;0657;fr;;1;R;fr=Clovis II, royaume de Bourgogne">
            <text:p>0639;0657;fr;;1;R;fr=Clovis II, royaume de Bourgogne</text:p>
          </table:table-cell>
          <table:table-cell table:number-columns-repeated="1020"/>
        </table:table-row>
        <table:table-row table:style-name="ro1">
          <table:table-cell table:formula="of:=IF([Evenèments.C492]&gt;0;T(&quot;&quot;) ;T(&quot;#&quot;))">
            <text:p/>
          </table:table-cell>
          <table:table-cell table:style-name="ce311" table:formula="of:=T([Evenèments.A492])">
            <text:p/>
          </table:table-cell>
          <table:table-cell table:style-name="ce311" table:formula="of:=T([Evenèments.B492])">
            <text:p/>
          </table:table-cell>
          <table:table-cell table:style-name="ce311" table:formula="of:=IF([Evenèments.C492]&gt;0;CONCATENATE([Evenèments.C492];[Evenèments.D492];[Evenèments.E492];T(&quot;;&quot;);[Evenèments.F492];[Evenèments.G492];[Evenèments.H492];T(&quot;;&quot;);[Evenèments.I492];T(&quot;;&quot;);[Evenèments.J492];T(&quot;;&quot;);[Evenèments.K492];T(&quot;;&quot;);[Evenèments.L492];T(&quot;;&quot;);[Evenèments.I492];T(&quot;=&quot;);[Evenèments.M492]);T(&quot;&quot;))" office:value-type="string" office:string-value="0656;0675;fr;;1;R;fr=Childéric II, royaume d'Austrasie">
            <text:p>0656;0675;fr;;1;R;fr=Childéric II, royaume d'Austrasie</text:p>
          </table:table-cell>
          <table:table-cell table:number-columns-repeated="1020"/>
        </table:table-row>
        <table:table-row table:style-name="ro1">
          <table:table-cell table:formula="of:=IF([Evenèments.C493]&gt;0;T(&quot;&quot;) ;T(&quot;#&quot;))">
            <text:p/>
          </table:table-cell>
          <table:table-cell table:style-name="ce311" table:formula="of:=T([Evenèments.A493])">
            <text:p/>
          </table:table-cell>
          <table:table-cell table:style-name="ce311" table:formula="of:=T([Evenèments.B493])">
            <text:p/>
          </table:table-cell>
          <table:table-cell table:style-name="ce311" table:formula="of:=IF([Evenèments.C493]&gt;0;CONCATENATE([Evenèments.C493];[Evenèments.D493];[Evenèments.E493];T(&quot;;&quot;);[Evenèments.F493];[Evenèments.G493];[Evenèments.H493];T(&quot;;&quot;);[Evenèments.I493];T(&quot;;&quot;);[Evenèments.J493];T(&quot;;&quot;);[Evenèments.K493];T(&quot;;&quot;);[Evenèments.L493];T(&quot;;&quot;);[Evenèments.I493];T(&quot;=&quot;);[Evenèments.M493]);T(&quot;&quot;))" office:value-type="string" office:string-value="0657;0673;fr;;1;R;fr=Clotaire III, royaume de Bourgogne">
            <text:p>0657;0673;fr;;1;R;fr=Clotaire III, royaume de Bourgogne</text:p>
          </table:table-cell>
          <table:table-cell table:number-columns-repeated="1020"/>
        </table:table-row>
        <table:table-row table:style-name="ro1">
          <table:table-cell table:formula="of:=IF([Evenèments.C494]&gt;0;T(&quot;&quot;) ;T(&quot;#&quot;))">
            <text:p/>
          </table:table-cell>
          <table:table-cell table:style-name="ce311" table:formula="of:=T([Evenèments.A494])">
            <text:p/>
          </table:table-cell>
          <table:table-cell table:style-name="ce311" table:formula="of:=T([Evenèments.B494])">
            <text:p/>
          </table:table-cell>
          <table:table-cell table:style-name="ce311" table:formula="of:=IF([Evenèments.C494]&gt;0;CONCATENATE([Evenèments.C494];[Evenèments.D494];[Evenèments.E494];T(&quot;;&quot;);[Evenèments.F494];[Evenèments.G494];[Evenèments.H494];T(&quot;;&quot;);[Evenèments.I494];T(&quot;;&quot;);[Evenèments.J494];T(&quot;;&quot;);[Evenèments.K494];T(&quot;;&quot;);[Evenèments.L494];T(&quot;;&quot;);[Evenèments.I494];T(&quot;=&quot;);[Evenèments.M494]);T(&quot;&quot;))" office:value-type="string" office:string-value="0675;0691;fr;;1;R;fr=Thierry III, royaume de Bourgogne">
            <text:p>0675;0691;fr;;1;R;fr=Thierry III, royaume de Bourgogne</text:p>
          </table:table-cell>
          <table:table-cell table:number-columns-repeated="1020"/>
        </table:table-row>
        <table:table-row table:style-name="ro1">
          <table:table-cell table:formula="of:=IF([Evenèments.C495]&gt;0;T(&quot;&quot;) ;T(&quot;#&quot;))">
            <text:p/>
          </table:table-cell>
          <table:table-cell table:style-name="ce311" table:formula="of:=T([Evenèments.A495])">
            <text:p/>
          </table:table-cell>
          <table:table-cell table:style-name="ce311" table:formula="of:=T([Evenèments.B495])">
            <text:p/>
          </table:table-cell>
          <table:table-cell table:style-name="ce311" table:formula="of:=IF([Evenèments.C495]&gt;0;CONCATENATE([Evenèments.C495];[Evenèments.D495];[Evenèments.E495];T(&quot;;&quot;);[Evenèments.F495];[Evenèments.G495];[Evenèments.H495];T(&quot;;&quot;);[Evenèments.I495];T(&quot;;&quot;);[Evenèments.J495];T(&quot;;&quot;);[Evenèments.K495];T(&quot;;&quot;);[Evenèments.L495];T(&quot;;&quot;);[Evenèments.I495];T(&quot;=&quot;);[Evenèments.M495]);T(&quot;&quot;))" office:value-type="string" office:string-value="0676;0679;fr;;1;R;fr=Dagobert II, royaume d'Austrasie">
            <text:p>0676;0679;fr;;1;R;fr=Dagobert II, royaume d'Austrasie</text:p>
          </table:table-cell>
          <table:table-cell table:number-columns-repeated="1020"/>
        </table:table-row>
        <table:table-row table:style-name="ro1">
          <table:table-cell table:formula="of:=IF([Evenèments.C496]&gt;0;T(&quot;&quot;) ;T(&quot;#&quot;))">
            <text:p/>
          </table:table-cell>
          <table:table-cell table:style-name="ce311" table:formula="of:=T([Evenèments.A496])">
            <text:p/>
          </table:table-cell>
          <table:table-cell table:style-name="ce311" table:formula="of:=T([Evenèments.B496])">
            <text:p/>
          </table:table-cell>
          <table:table-cell table:style-name="ce311" table:formula="of:=IF([Evenèments.C496]&gt;0;CONCATENATE([Evenèments.C496];[Evenèments.D496];[Evenèments.E496];T(&quot;;&quot;);[Evenèments.F496];[Evenèments.G496];[Evenèments.H496];T(&quot;;&quot;);[Evenèments.I496];T(&quot;;&quot;);[Evenèments.J496];T(&quot;;&quot;);[Evenèments.K496];T(&quot;;&quot;);[Evenèments.L496];T(&quot;;&quot;);[Evenèments.I496];T(&quot;=&quot;);[Evenèments.M496]);T(&quot;&quot;))" office:value-type="string" office:string-value="0691;0751;fr;;1;R;fr=Les rois Fainéants, rois des Francs">
            <text:p>0691;0751;fr;;1;R;fr=Les rois Fainéants, rois des Francs</text:p>
          </table:table-cell>
          <table:table-cell table:number-columns-repeated="1020"/>
        </table:table-row>
        <table:table-row table:style-name="ro1">
          <table:table-cell table:formula="of:=IF([Evenèments.C497]&gt;0;T(&quot;&quot;) ;T(&quot;#&quot;))" office:value-type="string" office:string-value="#">
            <text:p>#</text:p>
          </table:table-cell>
          <table:table-cell table:style-name="ce311" table:formula="of:=T([Evenèments.A497])">
            <text:p/>
          </table:table-cell>
          <table:table-cell table:style-name="ce311" table:formula="of:=T([Evenèments.B497])" office:value-type="string" office:string-value="Les Carolingiens (751-987)">
            <text:p>Les Carolingiens (751-987)</text:p>
          </table:table-cell>
          <table:table-cell table:style-name="ce311" table:formula="of:=IF([Evenèments.C497]&gt;0;CONCATENATE([Evenèments.C497];[Evenèments.D497];[Evenèments.E497];T(&quot;;&quot;);[Evenèments.F497];[Evenèments.G497];[Evenèments.H497];T(&quot;;&quot;);[Evenèments.I497];T(&quot;;&quot;);[Evenèments.J497];T(&quot;;&quot;);[Evenèments.K497];T(&quot;;&quot;);[Evenèments.L497];T(&quot;;&quot;);[Evenèments.I497];T(&quot;=&quot;);[Evenèments.M497]);T(&quot;&quot;))">
            <text:p/>
          </table:table-cell>
          <table:table-cell table:number-columns-repeated="1020"/>
        </table:table-row>
        <table:table-row table:style-name="ro1">
          <table:table-cell table:formula="of:=IF([Evenèments.C498]&gt;0;T(&quot;&quot;) ;T(&quot;#&quot;))">
            <text:p/>
          </table:table-cell>
          <table:table-cell table:style-name="ce311" table:formula="of:=T([Evenèments.A498])">
            <text:p/>
          </table:table-cell>
          <table:table-cell table:style-name="ce311" table:formula="of:=T([Evenèments.B498])">
            <text:p/>
          </table:table-cell>
          <table:table-cell table:style-name="ce311" table:formula="of:=IF([Evenèments.C498]&gt;0;CONCATENATE([Evenèments.C498];[Evenèments.D498];[Evenèments.E498];T(&quot;;&quot;);[Evenèments.F498];[Evenèments.G498];[Evenèments.H498];T(&quot;;&quot;);[Evenèments.I498];T(&quot;;&quot;);[Evenèments.J498];T(&quot;;&quot;);[Evenèments.K498];T(&quot;;&quot;);[Evenèments.L498];T(&quot;;&quot;);[Evenèments.I498];T(&quot;=&quot;);[Evenèments.M498]);T(&quot;&quot;))" office:value-type="string" office:string-value="0751;07680924;fr;;1;R;fr=Pépin Ier le Bref">
            <text:p>0751;07680924;fr;;1;R;fr=Pépin Ier le Bref</text:p>
          </table:table-cell>
          <table:table-cell table:number-columns-repeated="1020"/>
        </table:table-row>
        <table:table-row table:style-name="ro1">
          <table:table-cell table:formula="of:=IF([Evenèments.C499]&gt;0;T(&quot;&quot;) ;T(&quot;#&quot;))">
            <text:p/>
          </table:table-cell>
          <table:table-cell table:style-name="ce311" table:formula="of:=T([Evenèments.A499])">
            <text:p/>
          </table:table-cell>
          <table:table-cell table:style-name="ce311" table:formula="of:=T([Evenèments.B499])">
            <text:p/>
          </table:table-cell>
          <table:table-cell table:style-name="ce311" table:formula="of:=IF([Evenèments.C499]&gt;0;CONCATENATE([Evenèments.C499];[Evenèments.D499];[Evenèments.E499];T(&quot;;&quot;);[Evenèments.F499];[Evenèments.G499];[Evenèments.H499];T(&quot;;&quot;);[Evenèments.I499];T(&quot;;&quot;);[Evenèments.J499];T(&quot;;&quot;);[Evenèments.K499];T(&quot;;&quot;);[Evenèments.L499];T(&quot;;&quot;);[Evenèments.I499];T(&quot;=&quot;);[Evenèments.M499]);T(&quot;&quot;))" office:value-type="string" office:string-value="07680924;08140128;fr;;1;R;fr=Charlemagne (Charles Ier le Grand)">
            <text:p>07680924;08140128;fr;;1;R;fr=Charlemagne (Charles Ier le Grand)</text:p>
          </table:table-cell>
          <table:table-cell table:number-columns-repeated="1020"/>
        </table:table-row>
        <table:table-row table:style-name="ro1">
          <table:table-cell table:formula="of:=IF([Evenèments.C500]&gt;0;T(&quot;&quot;) ;T(&quot;#&quot;))">
            <text:p/>
          </table:table-cell>
          <table:table-cell table:style-name="ce311" table:formula="of:=T([Evenèments.A500])">
            <text:p/>
          </table:table-cell>
          <table:table-cell table:style-name="ce311" table:formula="of:=T([Evenèments.B500])">
            <text:p/>
          </table:table-cell>
          <table:table-cell table:style-name="ce311" table:formula="of:=IF([Evenèments.C500]&gt;0;CONCATENATE([Evenèments.C500];[Evenèments.D500];[Evenèments.E500];T(&quot;;&quot;);[Evenèments.F500];[Evenèments.G500];[Evenèments.H500];T(&quot;;&quot;);[Evenèments.I500];T(&quot;;&quot;);[Evenèments.J500];T(&quot;;&quot;);[Evenèments.K500];T(&quot;;&quot;);[Evenèments.L500];T(&quot;;&quot;);[Evenèments.I500];T(&quot;=&quot;);[Evenèments.M500]);T(&quot;&quot;))" office:value-type="string" office:string-value="08140128;08400620;fr;;1;R;fr=Louis Ier le Pieux ou le Débonnaire">
            <text:p>08140128;08400620;fr;;1;R;fr=Louis Ier le Pieux ou le Débonnaire</text:p>
          </table:table-cell>
          <table:table-cell table:number-columns-repeated="1020"/>
        </table:table-row>
        <table:table-row table:style-name="ro1">
          <table:table-cell table:formula="of:=IF([Evenèments.C501]&gt;0;T(&quot;&quot;) ;T(&quot;#&quot;))">
            <text:p/>
          </table:table-cell>
          <table:table-cell table:style-name="ce311" table:formula="of:=T([Evenèments.A501])">
            <text:p/>
          </table:table-cell>
          <table:table-cell table:style-name="ce311" table:formula="of:=T([Evenèments.B501])">
            <text:p/>
          </table:table-cell>
          <table:table-cell table:style-name="ce311" table:formula="of:=IF([Evenèments.C501]&gt;0;CONCATENATE([Evenèments.C501];[Evenèments.D501];[Evenèments.E501];T(&quot;;&quot;);[Evenèments.F501];[Evenèments.G501];[Evenèments.H501];T(&quot;;&quot;);[Evenèments.I501];T(&quot;;&quot;);[Evenèments.J501];T(&quot;;&quot;);[Evenèments.K501];T(&quot;;&quot;);[Evenèments.L501];T(&quot;;&quot;);[Evenèments.I501];T(&quot;=&quot;);[Evenèments.M501]);T(&quot;&quot;))" office:value-type="string" office:string-value="084006230;08771006;fr;;1;R;fr=Charles II le Chauve">
            <text:p>084006230;08771006;fr;;1;R;fr=Charles II le Chauve</text:p>
          </table:table-cell>
          <table:table-cell table:number-columns-repeated="1020"/>
        </table:table-row>
        <table:table-row table:style-name="ro1">
          <table:table-cell table:formula="of:=IF([Evenèments.C502]&gt;0;T(&quot;&quot;) ;T(&quot;#&quot;))">
            <text:p/>
          </table:table-cell>
          <table:table-cell table:style-name="ce311" table:formula="of:=T([Evenèments.A502])">
            <text:p/>
          </table:table-cell>
          <table:table-cell table:style-name="ce311" table:formula="of:=T([Evenèments.B502])">
            <text:p/>
          </table:table-cell>
          <table:table-cell table:style-name="ce311" table:formula="of:=IF([Evenèments.C502]&gt;0;CONCATENATE([Evenèments.C502];[Evenèments.D502];[Evenèments.E502];T(&quot;;&quot;);[Evenèments.F502];[Evenèments.G502];[Evenèments.H502];T(&quot;;&quot;);[Evenèments.I502];T(&quot;;&quot;);[Evenèments.J502];T(&quot;;&quot;);[Evenèments.K502];T(&quot;;&quot;);[Evenèments.L502];T(&quot;;&quot;);[Evenèments.I502];T(&quot;=&quot;);[Evenèments.M502]);T(&quot;&quot;))" office:value-type="string" office:string-value="08771006;08790410;fr;;1;R;fr=Louis II le Bègue">
            <text:p>08771006;08790410;fr;;1;R;fr=Louis II le Bègue</text:p>
          </table:table-cell>
          <table:table-cell table:number-columns-repeated="1020"/>
        </table:table-row>
        <table:table-row table:style-name="ro1">
          <table:table-cell table:formula="of:=IF([Evenèments.C503]&gt;0;T(&quot;&quot;) ;T(&quot;#&quot;))">
            <text:p/>
          </table:table-cell>
          <table:table-cell table:style-name="ce311" table:formula="of:=T([Evenèments.A503])">
            <text:p/>
          </table:table-cell>
          <table:table-cell table:style-name="ce311" table:formula="of:=T([Evenèments.B503])">
            <text:p/>
          </table:table-cell>
          <table:table-cell table:style-name="ce311" table:formula="of:=IF([Evenèments.C503]&gt;0;CONCATENATE([Evenèments.C503];[Evenèments.D503];[Evenèments.E503];T(&quot;;&quot;);[Evenèments.F503];[Evenèments.G503];[Evenèments.H503];T(&quot;;&quot;);[Evenèments.I503];T(&quot;;&quot;);[Evenèments.J503];T(&quot;;&quot;);[Evenèments.K503];T(&quot;;&quot;);[Evenèments.L503];T(&quot;;&quot;);[Evenèments.I503];T(&quot;=&quot;);[Evenèments.M503]);T(&quot;&quot;))" office:value-type="string" office:string-value="08790410;08820805;fr;;1;R;fr=Louis III">
            <text:p>08790410;08820805;fr;;1;R;fr=Louis III</text:p>
          </table:table-cell>
          <table:table-cell table:number-columns-repeated="1020"/>
        </table:table-row>
        <table:table-row table:style-name="ro1">
          <table:table-cell table:formula="of:=IF([Evenèments.C504]&gt;0;T(&quot;&quot;) ;T(&quot;#&quot;))">
            <text:p/>
          </table:table-cell>
          <table:table-cell table:style-name="ce311" table:formula="of:=T([Evenèments.A504])">
            <text:p/>
          </table:table-cell>
          <table:table-cell table:style-name="ce311" table:formula="of:=T([Evenèments.B504])">
            <text:p/>
          </table:table-cell>
          <table:table-cell table:style-name="ce311" table:formula="of:=IF([Evenèments.C504]&gt;0;CONCATENATE([Evenèments.C504];[Evenèments.D504];[Evenèments.E504];T(&quot;;&quot;);[Evenèments.F504];[Evenèments.G504];[Evenèments.H504];T(&quot;;&quot;);[Evenèments.I504];T(&quot;;&quot;);[Evenèments.J504];T(&quot;;&quot;);[Evenèments.K504];T(&quot;;&quot;);[Evenèments.L504];T(&quot;;&quot;);[Evenèments.I504];T(&quot;=&quot;);[Evenèments.M504]);T(&quot;&quot;))" office:value-type="string" office:string-value="08820805;08841206;fr;;1;R;fr=Carloman">
            <text:p>08820805;08841206;fr;;1;R;fr=Carloman</text:p>
          </table:table-cell>
          <table:table-cell table:number-columns-repeated="1020"/>
        </table:table-row>
        <table:table-row table:style-name="ro1">
          <table:table-cell table:formula="of:=IF([Evenèments.C505]&gt;0;T(&quot;&quot;) ;T(&quot;#&quot;))">
            <text:p/>
          </table:table-cell>
          <table:table-cell table:style-name="ce311" table:formula="of:=T([Evenèments.A505])">
            <text:p/>
          </table:table-cell>
          <table:table-cell table:style-name="ce311" table:formula="of:=T([Evenèments.B505])">
            <text:p/>
          </table:table-cell>
          <table:table-cell table:style-name="ce311" table:formula="of:=IF([Evenèments.C505]&gt;0;CONCATENATE([Evenèments.C505];[Evenèments.D505];[Evenèments.E505];T(&quot;;&quot;);[Evenèments.F505];[Evenèments.G505];[Evenèments.H505];T(&quot;;&quot;);[Evenèments.I505];T(&quot;;&quot;);[Evenèments.J505];T(&quot;;&quot;);[Evenèments.K505];T(&quot;;&quot;);[Evenèments.L505];T(&quot;;&quot;);[Evenèments.I505];T(&quot;=&quot;);[Evenèments.M505]);T(&quot;&quot;))" office:value-type="string" office:string-value="08841206;08880113;fr;;1;R;fr=Charles le Gros">
            <text:p>08841206;08880113;fr;;1;R;fr=Charles le Gros</text:p>
          </table:table-cell>
          <table:table-cell table:number-columns-repeated="1020"/>
        </table:table-row>
        <table:table-row table:style-name="ro1">
          <table:table-cell table:formula="of:=IF([Evenèments.C506]&gt;0;T(&quot;&quot;) ;T(&quot;#&quot;))">
            <text:p/>
          </table:table-cell>
          <table:table-cell table:style-name="ce311" table:formula="of:=T([Evenèments.A506])">
            <text:p/>
          </table:table-cell>
          <table:table-cell table:style-name="ce311" table:formula="of:=T([Evenèments.B506])">
            <text:p/>
          </table:table-cell>
          <table:table-cell table:style-name="ce311" table:formula="of:=IF([Evenèments.C506]&gt;0;CONCATENATE([Evenèments.C506];[Evenèments.D506];[Evenèments.E506];T(&quot;;&quot;);[Evenèments.F506];[Evenèments.G506];[Evenèments.H506];T(&quot;;&quot;);[Evenèments.I506];T(&quot;;&quot;);[Evenèments.J506];T(&quot;;&quot;);[Evenèments.K506];T(&quot;;&quot;);[Evenèments.L506];T(&quot;;&quot;);[Evenèments.I506];T(&quot;=&quot;);[Evenèments.M506]);T(&quot;&quot;))" office:value-type="string" office:string-value="08880113;08980620;fr;;1;R;fr=Eudes Ier">
            <text:p>08880113;08980620;fr;;1;R;fr=Eudes Ier</text:p>
          </table:table-cell>
          <table:table-cell table:number-columns-repeated="1020"/>
        </table:table-row>
        <table:table-row table:style-name="ro1">
          <table:table-cell table:formula="of:=IF([Evenèments.C507]&gt;0;T(&quot;&quot;) ;T(&quot;#&quot;))">
            <text:p/>
          </table:table-cell>
          <table:table-cell table:style-name="ce311" table:formula="of:=T([Evenèments.A507])">
            <text:p/>
          </table:table-cell>
          <table:table-cell table:style-name="ce311" table:formula="of:=T([Evenèments.B507])">
            <text:p/>
          </table:table-cell>
          <table:table-cell table:style-name="ce311" table:formula="of:=IF([Evenèments.C507]&gt;0;CONCATENATE([Evenèments.C507];[Evenèments.D507];[Evenèments.E507];T(&quot;;&quot;);[Evenèments.F507];[Evenèments.G507];[Evenèments.H507];T(&quot;;&quot;);[Evenèments.I507];T(&quot;;&quot;);[Evenèments.J507];T(&quot;;&quot;);[Evenèments.K507];T(&quot;;&quot;);[Evenèments.L507];T(&quot;;&quot;);[Evenèments.I507];T(&quot;=&quot;);[Evenèments.M507]);T(&quot;&quot;))" office:value-type="string" office:string-value="08980620;09220630;fr;;1;R;fr=Charles III le Simple">
            <text:p>08980620;09220630;fr;;1;R;fr=Charles III le Simple</text:p>
          </table:table-cell>
          <table:table-cell table:number-columns-repeated="1020"/>
        </table:table-row>
        <table:table-row table:style-name="ro1">
          <table:table-cell table:formula="of:=IF([Evenèments.C508]&gt;0;T(&quot;&quot;) ;T(&quot;#&quot;))">
            <text:p/>
          </table:table-cell>
          <table:table-cell table:style-name="ce311" table:formula="of:=T([Evenèments.A508])">
            <text:p/>
          </table:table-cell>
          <table:table-cell table:style-name="ce311" table:formula="of:=T([Evenèments.B508])">
            <text:p/>
          </table:table-cell>
          <table:table-cell table:style-name="ce311" table:formula="of:=IF([Evenèments.C508]&gt;0;CONCATENATE([Evenèments.C508];[Evenèments.D508];[Evenèments.E508];T(&quot;;&quot;);[Evenèments.F508];[Evenèments.G508];[Evenèments.H508];T(&quot;;&quot;);[Evenèments.I508];T(&quot;;&quot;);[Evenèments.J508];T(&quot;;&quot;);[Evenèments.K508];T(&quot;;&quot;);[Evenèments.L508];T(&quot;;&quot;);[Evenèments.I508];T(&quot;=&quot;);[Evenèments.M508]);T(&quot;&quot;))" office:value-type="string" office:string-value="09220630;09230615;fr;;1;R;fr=Robert Ier">
            <text:p>09220630;09230615;fr;;1;R;fr=Robert Ier</text:p>
          </table:table-cell>
          <table:table-cell table:number-columns-repeated="1020"/>
        </table:table-row>
        <table:table-row table:style-name="ro1">
          <table:table-cell table:formula="of:=IF([Evenèments.C509]&gt;0;T(&quot;&quot;) ;T(&quot;#&quot;))">
            <text:p/>
          </table:table-cell>
          <table:table-cell table:style-name="ce311" table:formula="of:=T([Evenèments.A509])">
            <text:p/>
          </table:table-cell>
          <table:table-cell table:style-name="ce311" table:formula="of:=T([Evenèments.B509])">
            <text:p/>
          </table:table-cell>
          <table:table-cell table:style-name="ce311" table:formula="of:=IF([Evenèments.C509]&gt;0;CONCATENATE([Evenèments.C509];[Evenèments.D509];[Evenèments.E509];T(&quot;;&quot;);[Evenèments.F509];[Evenèments.G509];[Evenèments.H509];T(&quot;;&quot;);[Evenèments.I509];T(&quot;;&quot;);[Evenèments.J509];T(&quot;;&quot;);[Evenèments.K509];T(&quot;;&quot;);[Evenèments.L509];T(&quot;;&quot;);[Evenèments.I509];T(&quot;=&quot;);[Evenèments.M509]);T(&quot;&quot;))" office:value-type="string" office:string-value="09230615;09360115;fr;;1;R;fr=Raoul Ier">
            <text:p>09230615;09360115;fr;;1;R;fr=Raoul Ier</text:p>
          </table:table-cell>
          <table:table-cell table:number-columns-repeated="1020"/>
        </table:table-row>
        <table:table-row table:style-name="ro1">
          <table:table-cell table:formula="of:=IF([Evenèments.C510]&gt;0;T(&quot;&quot;) ;T(&quot;#&quot;))">
            <text:p/>
          </table:table-cell>
          <table:table-cell table:style-name="ce311" table:formula="of:=T([Evenèments.A510])">
            <text:p/>
          </table:table-cell>
          <table:table-cell table:style-name="ce311" table:formula="of:=T([Evenèments.B510])">
            <text:p/>
          </table:table-cell>
          <table:table-cell table:style-name="ce311" table:formula="of:=IF([Evenèments.C510]&gt;0;CONCATENATE([Evenèments.C510];[Evenèments.D510];[Evenèments.E510];T(&quot;;&quot;);[Evenèments.F510];[Evenèments.G510];[Evenèments.H510];T(&quot;;&quot;);[Evenèments.I510];T(&quot;;&quot;);[Evenèments.J510];T(&quot;;&quot;);[Evenèments.K510];T(&quot;;&quot;);[Evenèments.L510];T(&quot;;&quot;);[Evenèments.I510];T(&quot;=&quot;);[Evenèments.M510]);T(&quot;&quot;))" office:value-type="string" office:string-value="09360115;09540910;fr;;1;R;fr=Louis IV d'Outremer">
            <text:p>09360115;09540910;fr;;1;R;fr=Louis IV d'Outremer</text:p>
          </table:table-cell>
          <table:table-cell table:number-columns-repeated="1020"/>
        </table:table-row>
        <table:table-row table:style-name="ro1">
          <table:table-cell table:formula="of:=IF([Evenèments.C511]&gt;0;T(&quot;&quot;) ;T(&quot;#&quot;))">
            <text:p/>
          </table:table-cell>
          <table:table-cell table:style-name="ce311" table:formula="of:=T([Evenèments.A511])">
            <text:p/>
          </table:table-cell>
          <table:table-cell table:style-name="ce311" table:formula="of:=T([Evenèments.B511])">
            <text:p/>
          </table:table-cell>
          <table:table-cell table:style-name="ce311" table:formula="of:=IF([Evenèments.C511]&gt;0;CONCATENATE([Evenèments.C511];[Evenèments.D511];[Evenèments.E511];T(&quot;;&quot;);[Evenèments.F511];[Evenèments.G511];[Evenèments.H511];T(&quot;;&quot;);[Evenèments.I511];T(&quot;;&quot;);[Evenèments.J511];T(&quot;;&quot;);[Evenèments.K511];T(&quot;;&quot;);[Evenèments.L511];T(&quot;;&quot;);[Evenèments.I511];T(&quot;=&quot;);[Evenèments.M511]);T(&quot;&quot;))" office:value-type="string" office:string-value="09540910;09860302;fr;;1;R;fr=Lothaire">
            <text:p>09540910;09860302;fr;;1;R;fr=Lothaire</text:p>
          </table:table-cell>
          <table:table-cell table:number-columns-repeated="1020"/>
        </table:table-row>
        <table:table-row table:style-name="ro1">
          <table:table-cell table:formula="of:=IF([Evenèments.C512]&gt;0;T(&quot;&quot;) ;T(&quot;#&quot;))">
            <text:p/>
          </table:table-cell>
          <table:table-cell table:style-name="ce311" table:formula="of:=T([Evenèments.A512])">
            <text:p/>
          </table:table-cell>
          <table:table-cell table:style-name="ce311" table:formula="of:=T([Evenèments.B512])">
            <text:p/>
          </table:table-cell>
          <table:table-cell table:style-name="ce311" table:formula="of:=IF([Evenèments.C512]&gt;0;CONCATENATE([Evenèments.C512];[Evenèments.D512];[Evenèments.E512];T(&quot;;&quot;);[Evenèments.F512];[Evenèments.G512];[Evenèments.H512];T(&quot;;&quot;);[Evenèments.I512];T(&quot;;&quot;);[Evenèments.J512];T(&quot;;&quot;);[Evenèments.K512];T(&quot;;&quot;);[Evenèments.L512];T(&quot;;&quot;);[Evenèments.I512];T(&quot;=&quot;);[Evenèments.M512]);T(&quot;&quot;))" office:value-type="string" office:string-value="09860302;09870601;fr;;1;R;fr=Louis V le Fainéant">
            <text:p>09860302;09870601;fr;;1;R;fr=Louis V le Fainéant</text:p>
          </table:table-cell>
          <table:table-cell table:number-columns-repeated="1020"/>
        </table:table-row>
        <table:table-row table:style-name="ro1">
          <table:table-cell table:formula="of:=IF([Evenèments.C513]&gt;0;T(&quot;&quot;) ;T(&quot;#&quot;))" office:value-type="string" office:string-value="#">
            <text:p>#</text:p>
          </table:table-cell>
          <table:table-cell table:style-name="ce311" table:formula="of:=T([Evenèments.A513])">
            <text:p/>
          </table:table-cell>
          <table:table-cell table:style-name="ce311" table:formula="of:=T([Evenèments.B513])" office:value-type="string" office:string-value="Les Capétiens (987-1328)">
            <text:p>Les Capétiens (987-1328)</text:p>
          </table:table-cell>
          <table:table-cell table:style-name="ce311" table:formula="of:=IF([Evenèments.C513]&gt;0;CONCATENATE([Evenèments.C513];[Evenèments.D513];[Evenèments.E513];T(&quot;;&quot;);[Evenèments.F513];[Evenèments.G513];[Evenèments.H513];T(&quot;;&quot;);[Evenèments.I513];T(&quot;;&quot;);[Evenèments.J513];T(&quot;;&quot;);[Evenèments.K513];T(&quot;;&quot;);[Evenèments.L513];T(&quot;;&quot;);[Evenèments.I513];T(&quot;=&quot;);[Evenèments.M513]);T(&quot;&quot;))">
            <text:p/>
          </table:table-cell>
          <table:table-cell table:number-columns-repeated="1020"/>
        </table:table-row>
        <table:table-row table:style-name="ro1">
          <table:table-cell table:formula="of:=IF([Evenèments.C514]&gt;0;T(&quot;&quot;) ;T(&quot;#&quot;))">
            <text:p/>
          </table:table-cell>
          <table:table-cell table:style-name="ce311" table:formula="of:=T([Evenèments.A514])">
            <text:p/>
          </table:table-cell>
          <table:table-cell table:style-name="ce311" table:formula="of:=T([Evenèments.B514])">
            <text:p/>
          </table:table-cell>
          <table:table-cell table:style-name="ce311" table:formula="of:=IF([Evenèments.C514]&gt;0;CONCATENATE([Evenèments.C514];[Evenèments.D514];[Evenèments.E514];T(&quot;;&quot;);[Evenèments.F514];[Evenèments.G514];[Evenèments.H514];T(&quot;;&quot;);[Evenèments.I514];T(&quot;;&quot;);[Evenèments.J514];T(&quot;;&quot;);[Evenèments.K514];T(&quot;;&quot;);[Evenèments.L514];T(&quot;;&quot;);[Evenèments.I514];T(&quot;=&quot;);[Evenèments.M514]);T(&quot;&quot;))" office:value-type="string" office:string-value="09870601;09961024;fr;;1;R;fr=Hugues Capet">
            <text:p>09870601;09961024;fr;;1;R;fr=Hugues Capet</text:p>
          </table:table-cell>
          <table:table-cell table:number-columns-repeated="1020"/>
        </table:table-row>
        <table:table-row table:style-name="ro1">
          <table:table-cell table:formula="of:=IF([Evenèments.C515]&gt;0;T(&quot;&quot;) ;T(&quot;#&quot;))">
            <text:p/>
          </table:table-cell>
          <table:table-cell table:style-name="ce311" table:formula="of:=T([Evenèments.A515])">
            <text:p/>
          </table:table-cell>
          <table:table-cell table:style-name="ce311" table:formula="of:=T([Evenèments.B515])">
            <text:p/>
          </table:table-cell>
          <table:table-cell table:style-name="ce311" table:formula="of:=IF([Evenèments.C515]&gt;0;CONCATENATE([Evenèments.C515];[Evenèments.D515];[Evenèments.E515];T(&quot;;&quot;);[Evenèments.F515];[Evenèments.G515];[Evenèments.H515];T(&quot;;&quot;);[Evenèments.I515];T(&quot;;&quot;);[Evenèments.J515];T(&quot;;&quot;);[Evenèments.K515];T(&quot;;&quot;);[Evenèments.L515];T(&quot;;&quot;);[Evenèments.I515];T(&quot;=&quot;);[Evenèments.M515]);T(&quot;&quot;))" office:value-type="string" office:string-value="09961024;10310720;fr;;1;R;fr=Robert II le Pieux">
            <text:p>09961024;10310720;fr;;1;R;fr=Robert II le Pieux</text:p>
          </table:table-cell>
          <table:table-cell table:number-columns-repeated="1020"/>
        </table:table-row>
        <table:table-row table:style-name="ro1">
          <table:table-cell table:formula="of:=IF([Evenèments.C516]&gt;0;T(&quot;&quot;) ;T(&quot;#&quot;))">
            <text:p/>
          </table:table-cell>
          <table:table-cell table:style-name="ce311" table:formula="of:=T([Evenèments.A516])">
            <text:p/>
          </table:table-cell>
          <table:table-cell table:style-name="ce311" table:formula="of:=T([Evenèments.B516])">
            <text:p/>
          </table:table-cell>
          <table:table-cell table:style-name="ce311" table:formula="of:=IF([Evenèments.C516]&gt;0;CONCATENATE([Evenèments.C516];[Evenèments.D516];[Evenèments.E516];T(&quot;;&quot;);[Evenèments.F516];[Evenèments.G516];[Evenèments.H516];T(&quot;;&quot;);[Evenèments.I516];T(&quot;;&quot;);[Evenèments.J516];T(&quot;;&quot;);[Evenèments.K516];T(&quot;;&quot;);[Evenèments.L516];T(&quot;;&quot;);[Evenèments.I516];T(&quot;=&quot;);[Evenèments.M516]);T(&quot;&quot;))" office:value-type="string" office:string-value="10310720;10600804;fr;;1;R;fr=Henri Ier">
            <text:p>10310720;10600804;fr;;1;R;fr=Henri Ier</text:p>
          </table:table-cell>
          <table:table-cell table:number-columns-repeated="1020"/>
        </table:table-row>
        <table:table-row table:style-name="ro1">
          <table:table-cell table:formula="of:=IF([Evenèments.C517]&gt;0;T(&quot;&quot;) ;T(&quot;#&quot;))">
            <text:p/>
          </table:table-cell>
          <table:table-cell table:style-name="ce311" table:formula="of:=T([Evenèments.A517])">
            <text:p/>
          </table:table-cell>
          <table:table-cell table:style-name="ce311" table:formula="of:=T([Evenèments.B517])">
            <text:p/>
          </table:table-cell>
          <table:table-cell table:style-name="ce311" table:formula="of:=IF([Evenèments.C517]&gt;0;CONCATENATE([Evenèments.C517];[Evenèments.D517];[Evenèments.E517];T(&quot;;&quot;);[Evenèments.F517];[Evenèments.G517];[Evenèments.H517];T(&quot;;&quot;);[Evenèments.I517];T(&quot;;&quot;);[Evenèments.J517];T(&quot;;&quot;);[Evenèments.K517];T(&quot;;&quot;);[Evenèments.L517];T(&quot;;&quot;);[Evenèments.I517];T(&quot;=&quot;);[Evenèments.M517]);T(&quot;&quot;))" office:value-type="string" office:string-value="10600804;11080729;fr;;1;R;fr=Philippe Ier">
            <text:p>10600804;11080729;fr;;1;R;fr=Philippe Ier</text:p>
          </table:table-cell>
          <table:table-cell table:number-columns-repeated="1020"/>
        </table:table-row>
        <table:table-row table:style-name="ro1">
          <table:table-cell table:formula="of:=IF([Evenèments.C518]&gt;0;T(&quot;&quot;) ;T(&quot;#&quot;))">
            <text:p/>
          </table:table-cell>
          <table:table-cell table:style-name="ce311" table:formula="of:=T([Evenèments.A518])">
            <text:p/>
          </table:table-cell>
          <table:table-cell table:style-name="ce311" table:formula="of:=T([Evenèments.B518])">
            <text:p/>
          </table:table-cell>
          <table:table-cell table:style-name="ce311" table:formula="of:=IF([Evenèments.C518]&gt;0;CONCATENATE([Evenèments.C518];[Evenèments.D518];[Evenèments.E518];T(&quot;;&quot;);[Evenèments.F518];[Evenèments.G518];[Evenèments.H518];T(&quot;;&quot;);[Evenèments.I518];T(&quot;;&quot;);[Evenèments.J518];T(&quot;;&quot;);[Evenèments.K518];T(&quot;;&quot;);[Evenèments.L518];T(&quot;;&quot;);[Evenèments.I518];T(&quot;=&quot;);[Evenèments.M518]);T(&quot;&quot;))" office:value-type="string" office:string-value="11080729;11370801;fr;;1;R;fr=Louis VI le Gros">
            <text:p>11080729;11370801;fr;;1;R;fr=Louis VI le Gros</text:p>
          </table:table-cell>
          <table:table-cell table:number-columns-repeated="1020"/>
        </table:table-row>
        <table:table-row table:style-name="ro1">
          <table:table-cell table:formula="of:=IF([Evenèments.C519]&gt;0;T(&quot;&quot;) ;T(&quot;#&quot;))">
            <text:p/>
          </table:table-cell>
          <table:table-cell table:style-name="ce311" table:formula="of:=T([Evenèments.A519])">
            <text:p/>
          </table:table-cell>
          <table:table-cell table:style-name="ce311" table:formula="of:=T([Evenèments.B519])">
            <text:p/>
          </table:table-cell>
          <table:table-cell table:style-name="ce311" table:formula="of:=IF([Evenèments.C519]&gt;0;CONCATENATE([Evenèments.C519];[Evenèments.D519];[Evenèments.E519];T(&quot;;&quot;);[Evenèments.F519];[Evenèments.G519];[Evenèments.H519];T(&quot;;&quot;);[Evenèments.I519];T(&quot;;&quot;);[Evenèments.J519];T(&quot;;&quot;);[Evenèments.K519];T(&quot;;&quot;);[Evenèments.L519];T(&quot;;&quot;);[Evenèments.I519];T(&quot;=&quot;);[Evenèments.M519]);T(&quot;&quot;))" office:value-type="string" office:string-value="11370801;11800918;fr;;1;R;fr=Louis VII le Jeune">
            <text:p>11370801;11800918;fr;;1;R;fr=Louis VII le Jeune</text:p>
          </table:table-cell>
          <table:table-cell table:number-columns-repeated="1020"/>
        </table:table-row>
        <table:table-row table:style-name="ro1">
          <table:table-cell table:formula="of:=IF([Evenèments.C520]&gt;0;T(&quot;&quot;) ;T(&quot;#&quot;))">
            <text:p/>
          </table:table-cell>
          <table:table-cell table:style-name="ce311" table:formula="of:=T([Evenèments.A520])">
            <text:p/>
          </table:table-cell>
          <table:table-cell table:style-name="ce311" table:formula="of:=T([Evenèments.B520])">
            <text:p/>
          </table:table-cell>
          <table:table-cell table:style-name="ce311" table:formula="of:=IF([Evenèments.C520]&gt;0;CONCATENATE([Evenèments.C520];[Evenèments.D520];[Evenèments.E520];T(&quot;;&quot;);[Evenèments.F520];[Evenèments.G520];[Evenèments.H520];T(&quot;;&quot;);[Evenèments.I520];T(&quot;;&quot;);[Evenèments.J520];T(&quot;;&quot;);[Evenèments.K520];T(&quot;;&quot;);[Evenèments.L520];T(&quot;;&quot;);[Evenèments.I520];T(&quot;=&quot;);[Evenèments.M520]);T(&quot;&quot;))" office:value-type="string" office:string-value="11800918;12230714;fr;;1;R;fr=Philippe II Auguste">
            <text:p>11800918;12230714;fr;;1;R;fr=Philippe II Auguste</text:p>
          </table:table-cell>
          <table:table-cell table:number-columns-repeated="1020"/>
        </table:table-row>
        <table:table-row table:style-name="ro1">
          <table:table-cell table:formula="of:=IF([Evenèments.C521]&gt;0;T(&quot;&quot;) ;T(&quot;#&quot;))">
            <text:p/>
          </table:table-cell>
          <table:table-cell table:style-name="ce311" table:formula="of:=T([Evenèments.A521])">
            <text:p/>
          </table:table-cell>
          <table:table-cell table:style-name="ce311" table:formula="of:=T([Evenèments.B521])">
            <text:p/>
          </table:table-cell>
          <table:table-cell table:style-name="ce311" table:formula="of:=IF([Evenèments.C521]&gt;0;CONCATENATE([Evenèments.C521];[Evenèments.D521];[Evenèments.E521];T(&quot;;&quot;);[Evenèments.F521];[Evenèments.G521];[Evenèments.H521];T(&quot;;&quot;);[Evenèments.I521];T(&quot;;&quot;);[Evenèments.J521];T(&quot;;&quot;);[Evenèments.K521];T(&quot;;&quot;);[Evenèments.L521];T(&quot;;&quot;);[Evenèments.I521];T(&quot;=&quot;);[Evenèments.M521]);T(&quot;&quot;))" office:value-type="string" office:string-value="12230714;12261108;fr;;1;R;fr=Louis VIII le Lion">
            <text:p>12230714;12261108;fr;;1;R;fr=Louis VIII le Lion</text:p>
          </table:table-cell>
          <table:table-cell table:number-columns-repeated="1020"/>
        </table:table-row>
        <table:table-row table:style-name="ro1">
          <table:table-cell table:formula="of:=IF([Evenèments.C522]&gt;0;T(&quot;&quot;) ;T(&quot;#&quot;))">
            <text:p/>
          </table:table-cell>
          <table:table-cell table:style-name="ce311" table:formula="of:=T([Evenèments.A522])">
            <text:p/>
          </table:table-cell>
          <table:table-cell table:style-name="ce311" table:formula="of:=T([Evenèments.B522])">
            <text:p/>
          </table:table-cell>
          <table:table-cell table:style-name="ce311" table:formula="of:=IF([Evenèments.C522]&gt;0;CONCATENATE([Evenèments.C522];[Evenèments.D522];[Evenèments.E522];T(&quot;;&quot;);[Evenèments.F522];[Evenèments.G522];[Evenèments.H522];T(&quot;;&quot;);[Evenèments.I522];T(&quot;;&quot;);[Evenèments.J522];T(&quot;;&quot;);[Evenèments.K522];T(&quot;;&quot;);[Evenèments.L522];T(&quot;;&quot;);[Evenèments.I522];T(&quot;=&quot;);[Evenèments.M522]);T(&quot;&quot;))" office:value-type="string" office:string-value="12261108;12700825;fr;;1;R;fr=Louis IX St Louis">
            <text:p>12261108;12700825;fr;;1;R;fr=Louis IX St Louis</text:p>
          </table:table-cell>
          <table:table-cell table:number-columns-repeated="1020"/>
        </table:table-row>
        <table:table-row table:style-name="ro1">
          <table:table-cell table:formula="of:=IF([Evenèments.C523]&gt;0;T(&quot;&quot;) ;T(&quot;#&quot;))">
            <text:p/>
          </table:table-cell>
          <table:table-cell table:style-name="ce311" table:formula="of:=T([Evenèments.A523])">
            <text:p/>
          </table:table-cell>
          <table:table-cell table:style-name="ce311" table:formula="of:=T([Evenèments.B523])">
            <text:p/>
          </table:table-cell>
          <table:table-cell table:style-name="ce311" table:formula="of:=IF([Evenèments.C523]&gt;0;CONCATENATE([Evenèments.C523];[Evenèments.D523];[Evenèments.E523];T(&quot;;&quot;);[Evenèments.F523];[Evenèments.G523];[Evenèments.H523];T(&quot;;&quot;);[Evenèments.I523];T(&quot;;&quot;);[Evenèments.J523];T(&quot;;&quot;);[Evenèments.K523];T(&quot;;&quot;);[Evenèments.L523];T(&quot;;&quot;);[Evenèments.I523];T(&quot;=&quot;);[Evenèments.M523]);T(&quot;&quot;))" office:value-type="string" office:string-value="12700825;12851005;fr;;1;R;fr=Philippe III le Hardi">
            <text:p>12700825;12851005;fr;;1;R;fr=Philippe III le Hardi</text:p>
          </table:table-cell>
          <table:table-cell table:number-columns-repeated="1020"/>
        </table:table-row>
        <table:table-row table:style-name="ro1">
          <table:table-cell table:formula="of:=IF([Evenèments.C524]&gt;0;T(&quot;&quot;) ;T(&quot;#&quot;))">
            <text:p/>
          </table:table-cell>
          <table:table-cell table:style-name="ce311" table:formula="of:=T([Evenèments.A524])">
            <text:p/>
          </table:table-cell>
          <table:table-cell table:style-name="ce311" table:formula="of:=T([Evenèments.B524])">
            <text:p/>
          </table:table-cell>
          <table:table-cell table:style-name="ce311" table:formula="of:=IF([Evenèments.C524]&gt;0;CONCATENATE([Evenèments.C524];[Evenèments.D524];[Evenèments.E524];T(&quot;;&quot;);[Evenèments.F524];[Evenèments.G524];[Evenèments.H524];T(&quot;;&quot;);[Evenèments.I524];T(&quot;;&quot;);[Evenèments.J524];T(&quot;;&quot;);[Evenèments.K524];T(&quot;;&quot;);[Evenèments.L524];T(&quot;;&quot;);[Evenèments.I524];T(&quot;=&quot;);[Evenèments.M524]);T(&quot;&quot;))" office:value-type="string" office:string-value="12851005;13141129;fr;;1;R;fr=Philippe IV le Bel">
            <text:p>12851005;13141129;fr;;1;R;fr=Philippe IV le Bel</text:p>
          </table:table-cell>
          <table:table-cell table:number-columns-repeated="1020"/>
        </table:table-row>
        <table:table-row table:style-name="ro1">
          <table:table-cell table:formula="of:=IF([Evenèments.C525]&gt;0;T(&quot;&quot;) ;T(&quot;#&quot;))">
            <text:p/>
          </table:table-cell>
          <table:table-cell table:style-name="ce311" table:formula="of:=T([Evenèments.A525])">
            <text:p/>
          </table:table-cell>
          <table:table-cell table:style-name="ce311" table:formula="of:=T([Evenèments.B525])">
            <text:p/>
          </table:table-cell>
          <table:table-cell table:style-name="ce311" table:formula="of:=IF([Evenèments.C525]&gt;0;CONCATENATE([Evenèments.C525];[Evenèments.D525];[Evenèments.E525];T(&quot;;&quot;);[Evenèments.F525];[Evenèments.G525];[Evenèments.H525];T(&quot;;&quot;);[Evenèments.I525];T(&quot;;&quot;);[Evenèments.J525];T(&quot;;&quot;);[Evenèments.K525];T(&quot;;&quot;);[Evenèments.L525];T(&quot;;&quot;);[Evenèments.I525];T(&quot;=&quot;);[Evenèments.M525]);T(&quot;&quot;))" office:value-type="string" office:string-value="13141129;13160605;fr;;1;R;fr=Louis X le Hutin">
            <text:p>13141129;13160605;fr;;1;R;fr=Louis X le Hutin</text:p>
          </table:table-cell>
          <table:table-cell table:number-columns-repeated="1020"/>
        </table:table-row>
        <table:table-row table:style-name="ro1">
          <table:table-cell table:formula="of:=IF([Evenèments.C526]&gt;0;T(&quot;&quot;) ;T(&quot;#&quot;))">
            <text:p/>
          </table:table-cell>
          <table:table-cell table:style-name="ce311" table:formula="of:=T([Evenèments.A526])">
            <text:p/>
          </table:table-cell>
          <table:table-cell table:style-name="ce311" table:formula="of:=T([Evenèments.B526])">
            <text:p/>
          </table:table-cell>
          <table:table-cell table:style-name="ce311" table:formula="of:=IF([Evenèments.C526]&gt;0;CONCATENATE([Evenèments.C526];[Evenèments.D526];[Evenèments.E526];T(&quot;;&quot;);[Evenèments.F526];[Evenèments.G526];[Evenèments.H526];T(&quot;;&quot;);[Evenèments.I526];T(&quot;;&quot;);[Evenèments.J526];T(&quot;;&quot;);[Evenèments.K526];T(&quot;;&quot;);[Evenèments.L526];T(&quot;;&quot;);[Evenèments.I526];T(&quot;=&quot;);[Evenèments.M526]);T(&quot;&quot;))" office:value-type="string" office:string-value="13160605;13161120;fr;;1;R;fr=Jean Ier le Posthume">
            <text:p>13160605;13161120;fr;;1;R;fr=Jean Ier le Posthume</text:p>
          </table:table-cell>
          <table:table-cell table:number-columns-repeated="1020"/>
        </table:table-row>
        <table:table-row table:style-name="ro1">
          <table:table-cell table:formula="of:=IF([Evenèments.C527]&gt;0;T(&quot;&quot;) ;T(&quot;#&quot;))">
            <text:p/>
          </table:table-cell>
          <table:table-cell table:style-name="ce311" table:formula="of:=T([Evenèments.A527])">
            <text:p/>
          </table:table-cell>
          <table:table-cell table:style-name="ce311" table:formula="of:=T([Evenèments.B527])">
            <text:p/>
          </table:table-cell>
          <table:table-cell table:style-name="ce311" table:formula="of:=IF([Evenèments.C527]&gt;0;CONCATENATE([Evenèments.C527];[Evenèments.D527];[Evenèments.E527];T(&quot;;&quot;);[Evenèments.F527];[Evenèments.G527];[Evenèments.H527];T(&quot;;&quot;);[Evenèments.I527];T(&quot;;&quot;);[Evenèments.J527];T(&quot;;&quot;);[Evenèments.K527];T(&quot;;&quot;);[Evenèments.L527];T(&quot;;&quot;);[Evenèments.I527];T(&quot;=&quot;);[Evenèments.M527]);T(&quot;&quot;))" office:value-type="string" office:string-value="13161120;13220103;fr;;1;R;fr=Philippe V le Long">
            <text:p>13161120;13220103;fr;;1;R;fr=Philippe V le Long</text:p>
          </table:table-cell>
          <table:table-cell table:number-columns-repeated="1020"/>
        </table:table-row>
        <table:table-row table:style-name="ro1">
          <table:table-cell table:formula="of:=IF([Evenèments.C528]&gt;0;T(&quot;&quot;) ;T(&quot;#&quot;))">
            <text:p/>
          </table:table-cell>
          <table:table-cell table:style-name="ce311" table:formula="of:=T([Evenèments.A528])">
            <text:p/>
          </table:table-cell>
          <table:table-cell table:style-name="ce311" table:formula="of:=T([Evenèments.B528])">
            <text:p/>
          </table:table-cell>
          <table:table-cell table:style-name="ce311" table:formula="of:=IF([Evenèments.C528]&gt;0;CONCATENATE([Evenèments.C528];[Evenèments.D528];[Evenèments.E528];T(&quot;;&quot;);[Evenèments.F528];[Evenèments.G528];[Evenèments.H528];T(&quot;;&quot;);[Evenèments.I528];T(&quot;;&quot;);[Evenèments.J528];T(&quot;;&quot;);[Evenèments.K528];T(&quot;;&quot;);[Evenèments.L528];T(&quot;;&quot;);[Evenèments.I528];T(&quot;=&quot;);[Evenèments.M528]);T(&quot;&quot;))" office:value-type="string" office:string-value="13220103;13280201;fr;;1;R;fr=Charles IV le Bel">
            <text:p>13220103;13280201;fr;;1;R;fr=Charles IV le Bel</text:p>
          </table:table-cell>
          <table:table-cell table:number-columns-repeated="1020"/>
        </table:table-row>
        <table:table-row table:style-name="ro1">
          <table:table-cell table:formula="of:=IF([Evenèments.C529]&gt;0;T(&quot;&quot;) ;T(&quot;#&quot;))" office:value-type="string" office:string-value="#">
            <text:p>#</text:p>
          </table:table-cell>
          <table:table-cell table:style-name="ce311" table:formula="of:=T([Evenèments.A529])">
            <text:p/>
          </table:table-cell>
          <table:table-cell table:style-name="ce311" table:formula="of:=T([Evenèments.B529])" office:value-type="string" office:string-value="Les Valois (1328-1589)">
            <text:p>Les Valois (1328-1589)</text:p>
          </table:table-cell>
          <table:table-cell table:style-name="ce311" table:formula="of:=IF([Evenèments.C529]&gt;0;CONCATENATE([Evenèments.C529];[Evenèments.D529];[Evenèments.E529];T(&quot;;&quot;);[Evenèments.F529];[Evenèments.G529];[Evenèments.H529];T(&quot;;&quot;);[Evenèments.I529];T(&quot;;&quot;);[Evenèments.J529];T(&quot;;&quot;);[Evenèments.K529];T(&quot;;&quot;);[Evenèments.L529];T(&quot;;&quot;);[Evenèments.I529];T(&quot;=&quot;);[Evenèments.M529]);T(&quot;&quot;))">
            <text:p/>
          </table:table-cell>
          <table:table-cell table:number-columns-repeated="1020"/>
        </table:table-row>
        <table:table-row table:style-name="ro1">
          <table:table-cell table:formula="of:=IF([Evenèments.C530]&gt;0;T(&quot;&quot;) ;T(&quot;#&quot;))">
            <text:p/>
          </table:table-cell>
          <table:table-cell table:style-name="ce311" table:formula="of:=T([Evenèments.A530])">
            <text:p/>
          </table:table-cell>
          <table:table-cell table:style-name="ce311" table:formula="of:=T([Evenèments.B530])">
            <text:p/>
          </table:table-cell>
          <table:table-cell table:style-name="ce311" table:formula="of:=IF([Evenèments.C530]&gt;0;CONCATENATE([Evenèments.C530];[Evenèments.D530];[Evenèments.E530];T(&quot;;&quot;);[Evenèments.F530];[Evenèments.G530];[Evenèments.H530];T(&quot;;&quot;);[Evenèments.I530];T(&quot;;&quot;);[Evenèments.J530];T(&quot;;&quot;);[Evenèments.K530];T(&quot;;&quot;);[Evenèments.L530];T(&quot;;&quot;);[Evenèments.I530];T(&quot;=&quot;);[Evenèments.M530]);T(&quot;&quot;))" office:value-type="string" office:string-value="13280201;13500822;fr;;1;R;fr=Philippe VI">
            <text:p>13280201;13500822;fr;;1;R;fr=Philippe VI</text:p>
          </table:table-cell>
          <table:table-cell table:number-columns-repeated="1020"/>
        </table:table-row>
        <table:table-row table:style-name="ro1">
          <table:table-cell table:formula="of:=IF([Evenèments.C531]&gt;0;T(&quot;&quot;) ;T(&quot;#&quot;))">
            <text:p/>
          </table:table-cell>
          <table:table-cell table:style-name="ce311" table:formula="of:=T([Evenèments.A531])">
            <text:p/>
          </table:table-cell>
          <table:table-cell table:style-name="ce311" table:formula="of:=T([Evenèments.B531])">
            <text:p/>
          </table:table-cell>
          <table:table-cell table:style-name="ce311" table:formula="of:=IF([Evenèments.C531]&gt;0;CONCATENATE([Evenèments.C531];[Evenèments.D531];[Evenèments.E531];T(&quot;;&quot;);[Evenèments.F531];[Evenèments.G531];[Evenèments.H531];T(&quot;;&quot;);[Evenèments.I531];T(&quot;;&quot;);[Evenèments.J531];T(&quot;;&quot;);[Evenèments.K531];T(&quot;;&quot;);[Evenèments.L531];T(&quot;;&quot;);[Evenèments.I531];T(&quot;=&quot;);[Evenèments.M531]);T(&quot;&quot;))" office:value-type="string" office:string-value="13500822;13640408;fr;;1;R;fr=Jean II le Bon">
            <text:p>13500822;13640408;fr;;1;R;fr=Jean II le Bon</text:p>
          </table:table-cell>
          <table:table-cell table:number-columns-repeated="1020"/>
        </table:table-row>
        <table:table-row table:style-name="ro1">
          <table:table-cell table:formula="of:=IF([Evenèments.C532]&gt;0;T(&quot;&quot;) ;T(&quot;#&quot;))">
            <text:p/>
          </table:table-cell>
          <table:table-cell table:style-name="ce311" table:formula="of:=T([Evenèments.A532])">
            <text:p/>
          </table:table-cell>
          <table:table-cell table:style-name="ce311" table:formula="of:=T([Evenèments.B532])">
            <text:p/>
          </table:table-cell>
          <table:table-cell table:style-name="ce311" table:formula="of:=IF([Evenèments.C532]&gt;0;CONCATENATE([Evenèments.C532];[Evenèments.D532];[Evenèments.E532];T(&quot;;&quot;);[Evenèments.F532];[Evenèments.G532];[Evenèments.H532];T(&quot;;&quot;);[Evenèments.I532];T(&quot;;&quot;);[Evenèments.J532];T(&quot;;&quot;);[Evenèments.K532];T(&quot;;&quot;);[Evenèments.L532];T(&quot;;&quot;);[Evenèments.I532];T(&quot;=&quot;);[Evenèments.M532]);T(&quot;&quot;))" office:value-type="string" office:string-value="13640408;13800916;fr;;1;R;fr=Charles V le Sage">
            <text:p>13640408;13800916;fr;;1;R;fr=Charles V le Sage</text:p>
          </table:table-cell>
          <table:table-cell table:number-columns-repeated="1020"/>
        </table:table-row>
        <table:table-row table:style-name="ro1">
          <table:table-cell table:formula="of:=IF([Evenèments.C533]&gt;0;T(&quot;&quot;) ;T(&quot;#&quot;))">
            <text:p/>
          </table:table-cell>
          <table:table-cell table:style-name="ce311" table:formula="of:=T([Evenèments.A533])">
            <text:p/>
          </table:table-cell>
          <table:table-cell table:style-name="ce311" table:formula="of:=T([Evenèments.B533])">
            <text:p/>
          </table:table-cell>
          <table:table-cell table:style-name="ce311" table:formula="of:=IF([Evenèments.C533]&gt;0;CONCATENATE([Evenèments.C533];[Evenèments.D533];[Evenèments.E533];T(&quot;;&quot;);[Evenèments.F533];[Evenèments.G533];[Evenèments.H533];T(&quot;;&quot;);[Evenèments.I533];T(&quot;;&quot;);[Evenèments.J533];T(&quot;;&quot;);[Evenèments.K533];T(&quot;;&quot;);[Evenèments.L533];T(&quot;;&quot;);[Evenèments.I533];T(&quot;=&quot;);[Evenèments.M533]);T(&quot;&quot;))" office:value-type="string" office:string-value="13800916;14221021;fr;;1;R;fr=Charles VI le Fol">
            <text:p>13800916;14221021;fr;;1;R;fr=Charles VI le Fol</text:p>
          </table:table-cell>
          <table:table-cell table:number-columns-repeated="1020"/>
        </table:table-row>
        <table:table-row table:style-name="ro1">
          <table:table-cell table:formula="of:=IF([Evenèments.C534]&gt;0;T(&quot;&quot;) ;T(&quot;#&quot;))">
            <text:p/>
          </table:table-cell>
          <table:table-cell table:style-name="ce311" table:formula="of:=T([Evenèments.A534])">
            <text:p/>
          </table:table-cell>
          <table:table-cell table:style-name="ce311" table:formula="of:=T([Evenèments.B534])">
            <text:p/>
          </table:table-cell>
          <table:table-cell table:style-name="ce311" table:formula="of:=IF([Evenèments.C534]&gt;0;CONCATENATE([Evenèments.C534];[Evenèments.D534];[Evenèments.E534];T(&quot;;&quot;);[Evenèments.F534];[Evenèments.G534];[Evenèments.H534];T(&quot;;&quot;);[Evenèments.I534];T(&quot;;&quot;);[Evenèments.J534];T(&quot;;&quot;);[Evenèments.K534];T(&quot;;&quot;);[Evenèments.L534];T(&quot;;&quot;);[Evenèments.I534];T(&quot;=&quot;);[Evenèments.M534]);T(&quot;&quot;))" office:value-type="string" office:string-value="14221021;14610722;fr;;1;R;fr=Charles VII le Victorieux">
            <text:p>14221021;14610722;fr;;1;R;fr=Charles VII le Victorieux</text:p>
          </table:table-cell>
          <table:table-cell table:number-columns-repeated="1020"/>
        </table:table-row>
        <table:table-row table:style-name="ro1">
          <table:table-cell table:formula="of:=IF([Evenèments.C535]&gt;0;T(&quot;&quot;) ;T(&quot;#&quot;))">
            <text:p/>
          </table:table-cell>
          <table:table-cell table:style-name="ce311" table:formula="of:=T([Evenèments.A535])">
            <text:p/>
          </table:table-cell>
          <table:table-cell table:style-name="ce311" table:formula="of:=T([Evenèments.B535])">
            <text:p/>
          </table:table-cell>
          <table:table-cell table:style-name="ce311" table:formula="of:=IF([Evenèments.C535]&gt;0;CONCATENATE([Evenèments.C535];[Evenèments.D535];[Evenèments.E535];T(&quot;;&quot;);[Evenèments.F535];[Evenèments.G535];[Evenèments.H535];T(&quot;;&quot;);[Evenèments.I535];T(&quot;;&quot;);[Evenèments.J535];T(&quot;;&quot;);[Evenèments.K535];T(&quot;;&quot;);[Evenèments.L535];T(&quot;;&quot;);[Evenèments.I535];T(&quot;=&quot;);[Evenèments.M535]);T(&quot;&quot;))" office:value-type="string" office:string-value="14610722;14830830;fr;;1;R;fr=Louis XI l'universel Aragne">
            <text:p>14610722;14830830;fr;;1;R;fr=Louis XI l'universel Aragne</text:p>
          </table:table-cell>
          <table:table-cell table:number-columns-repeated="1020"/>
        </table:table-row>
        <table:table-row table:style-name="ro1">
          <table:table-cell table:formula="of:=IF([Evenèments.C536]&gt;0;T(&quot;&quot;) ;T(&quot;#&quot;))">
            <text:p/>
          </table:table-cell>
          <table:table-cell table:style-name="ce311" table:formula="of:=T([Evenèments.A536])">
            <text:p/>
          </table:table-cell>
          <table:table-cell table:style-name="ce311" table:formula="of:=T([Evenèments.B536])">
            <text:p/>
          </table:table-cell>
          <table:table-cell table:style-name="ce311" table:formula="of:=IF([Evenèments.C536]&gt;0;CONCATENATE([Evenèments.C536];[Evenèments.D536];[Evenèments.E536];T(&quot;;&quot;);[Evenèments.F536];[Evenèments.G536];[Evenèments.H536];T(&quot;;&quot;);[Evenèments.I536];T(&quot;;&quot;);[Evenèments.J536];T(&quot;;&quot;);[Evenèments.K536];T(&quot;;&quot;);[Evenèments.L536];T(&quot;;&quot;);[Evenèments.I536];T(&quot;=&quot;);[Evenèments.M536]);T(&quot;&quot;))" office:value-type="string" office:string-value="14830830;14980407;fr;;1;R;fr=Charles VIII l'Affable">
            <text:p>14830830;14980407;fr;;1;R;fr=Charles VIII l'Affable</text:p>
          </table:table-cell>
          <table:table-cell table:number-columns-repeated="1020"/>
        </table:table-row>
        <table:table-row table:style-name="ro1">
          <table:table-cell table:formula="of:=IF([Evenèments.C537]&gt;0;T(&quot;&quot;) ;T(&quot;#&quot;))">
            <text:p/>
          </table:table-cell>
          <table:table-cell table:style-name="ce311" table:formula="of:=T([Evenèments.A537])">
            <text:p/>
          </table:table-cell>
          <table:table-cell table:style-name="ce311" table:formula="of:=T([Evenèments.B537])">
            <text:p/>
          </table:table-cell>
          <table:table-cell table:style-name="ce311" table:formula="of:=IF([Evenèments.C537]&gt;0;CONCATENATE([Evenèments.C537];[Evenèments.D537];[Evenèments.E537];T(&quot;;&quot;);[Evenèments.F537];[Evenèments.G537];[Evenèments.H537];T(&quot;;&quot;);[Evenèments.I537];T(&quot;;&quot;);[Evenèments.J537];T(&quot;;&quot;);[Evenèments.K537];T(&quot;;&quot;);[Evenèments.L537];T(&quot;;&quot;);[Evenèments.I537];T(&quot;=&quot;);[Evenèments.M537]);T(&quot;&quot;))" office:value-type="string" office:string-value="14980407;15150101;fr;;1;R;fr=Louis XII le Père du peuple">
            <text:p>14980407;15150101;fr;;1;R;fr=Louis XII le Père du peuple</text:p>
          </table:table-cell>
          <table:table-cell table:number-columns-repeated="1020"/>
        </table:table-row>
        <table:table-row table:style-name="ro1">
          <table:table-cell table:formula="of:=IF([Evenèments.C538]&gt;0;T(&quot;&quot;) ;T(&quot;#&quot;))">
            <text:p/>
          </table:table-cell>
          <table:table-cell table:style-name="ce311" table:formula="of:=T([Evenèments.A538])">
            <text:p/>
          </table:table-cell>
          <table:table-cell table:style-name="ce311" table:formula="of:=T([Evenèments.B538])">
            <text:p/>
          </table:table-cell>
          <table:table-cell table:style-name="ce311" table:formula="of:=IF([Evenèments.C538]&gt;0;CONCATENATE([Evenèments.C538];[Evenèments.D538];[Evenèments.E538];T(&quot;;&quot;);[Evenèments.F538];[Evenèments.G538];[Evenèments.H538];T(&quot;;&quot;);[Evenèments.I538];T(&quot;;&quot;);[Evenèments.J538];T(&quot;;&quot;);[Evenèments.K538];T(&quot;;&quot;);[Evenèments.L538];T(&quot;;&quot;);[Evenèments.I538];T(&quot;=&quot;);[Evenèments.M538]);T(&quot;&quot;))" office:value-type="string" office:string-value="15150101;15470331;fr;;1;R;fr=François Ier le roi chevalier">
            <text:p>15150101;15470331;fr;;1;R;fr=François Ier le roi chevalier</text:p>
          </table:table-cell>
          <table:table-cell table:number-columns-repeated="1020"/>
        </table:table-row>
        <table:table-row table:style-name="ro1">
          <table:table-cell table:formula="of:=IF([Evenèments.C539]&gt;0;T(&quot;&quot;) ;T(&quot;#&quot;))">
            <text:p/>
          </table:table-cell>
          <table:table-cell table:style-name="ce311" table:formula="of:=T([Evenèments.A539])">
            <text:p/>
          </table:table-cell>
          <table:table-cell table:style-name="ce311" table:formula="of:=T([Evenèments.B539])">
            <text:p/>
          </table:table-cell>
          <table:table-cell table:style-name="ce311" table:formula="of:=IF([Evenèments.C539]&gt;0;CONCATENATE([Evenèments.C539];[Evenèments.D539];[Evenèments.E539];T(&quot;;&quot;);[Evenèments.F539];[Evenèments.G539];[Evenèments.H539];T(&quot;;&quot;);[Evenèments.I539];T(&quot;;&quot;);[Evenèments.J539];T(&quot;;&quot;);[Evenèments.K539];T(&quot;;&quot;);[Evenèments.L539];T(&quot;;&quot;);[Evenèments.I539];T(&quot;=&quot;);[Evenèments.M539]);T(&quot;&quot;))" office:value-type="string" office:string-value="15470331;15590710;fr;;1;R;fr=Henri II">
            <text:p>15470331;15590710;fr;;1;R;fr=Henri II</text:p>
          </table:table-cell>
          <table:table-cell table:number-columns-repeated="1020"/>
        </table:table-row>
        <table:table-row table:style-name="ro1">
          <table:table-cell table:formula="of:=IF([Evenèments.C540]&gt;0;T(&quot;&quot;) ;T(&quot;#&quot;))">
            <text:p/>
          </table:table-cell>
          <table:table-cell table:style-name="ce311" table:formula="of:=T([Evenèments.A540])">
            <text:p/>
          </table:table-cell>
          <table:table-cell table:style-name="ce311" table:formula="of:=T([Evenèments.B540])">
            <text:p/>
          </table:table-cell>
          <table:table-cell table:style-name="ce311" table:formula="of:=IF([Evenèments.C540]&gt;0;CONCATENATE([Evenèments.C540];[Evenèments.D540];[Evenèments.E540];T(&quot;;&quot;);[Evenèments.F540];[Evenèments.G540];[Evenèments.H540];T(&quot;;&quot;);[Evenèments.I540];T(&quot;;&quot;);[Evenèments.J540];T(&quot;;&quot;);[Evenèments.K540];T(&quot;;&quot;);[Evenèments.L540];T(&quot;;&quot;);[Evenèments.I540];T(&quot;=&quot;);[Evenèments.M540]);T(&quot;&quot;))" office:value-type="string" office:string-value="15590710;15601205;fr;;1;R;fr=François II">
            <text:p>15590710;15601205;fr;;1;R;fr=François II</text:p>
          </table:table-cell>
          <table:table-cell table:number-columns-repeated="1020"/>
        </table:table-row>
        <table:table-row table:style-name="ro1">
          <table:table-cell table:formula="of:=IF([Evenèments.C541]&gt;0;T(&quot;&quot;) ;T(&quot;#&quot;))">
            <text:p/>
          </table:table-cell>
          <table:table-cell table:style-name="ce311" table:formula="of:=T([Evenèments.A541])">
            <text:p/>
          </table:table-cell>
          <table:table-cell table:style-name="ce311" table:formula="of:=T([Evenèments.B541])">
            <text:p/>
          </table:table-cell>
          <table:table-cell table:style-name="ce311" table:formula="of:=IF([Evenèments.C541]&gt;0;CONCATENATE([Evenèments.C541];[Evenèments.D541];[Evenèments.E541];T(&quot;;&quot;);[Evenèments.F541];[Evenèments.G541];[Evenèments.H541];T(&quot;;&quot;);[Evenèments.I541];T(&quot;;&quot;);[Evenèments.J541];T(&quot;;&quot;);[Evenèments.K541];T(&quot;;&quot;);[Evenèments.L541];T(&quot;;&quot;);[Evenèments.I541];T(&quot;=&quot;);[Evenèments.M541]);T(&quot;&quot;))" office:value-type="string" office:string-value="15601205;15740530;fr;;1;R;fr=Charles IX">
            <text:p>15601205;15740530;fr;;1;R;fr=Charles IX</text:p>
          </table:table-cell>
          <table:table-cell table:number-columns-repeated="1020"/>
        </table:table-row>
        <table:table-row table:style-name="ro1">
          <table:table-cell table:formula="of:=IF([Evenèments.C542]&gt;0;T(&quot;&quot;) ;T(&quot;#&quot;))">
            <text:p/>
          </table:table-cell>
          <table:table-cell table:style-name="ce311" table:formula="of:=T([Evenèments.A542])">
            <text:p/>
          </table:table-cell>
          <table:table-cell table:style-name="ce311" table:formula="of:=T([Evenèments.B542])">
            <text:p/>
          </table:table-cell>
          <table:table-cell table:style-name="ce311" table:formula="of:=IF([Evenèments.C542]&gt;0;CONCATENATE([Evenèments.C542];[Evenèments.D542];[Evenèments.E542];T(&quot;;&quot;);[Evenèments.F542];[Evenèments.G542];[Evenèments.H542];T(&quot;;&quot;);[Evenèments.I542];T(&quot;;&quot;);[Evenèments.J542];T(&quot;;&quot;);[Evenèments.K542];T(&quot;;&quot;);[Evenèments.L542];T(&quot;;&quot;);[Evenèments.I542];T(&quot;=&quot;);[Evenèments.M542]);T(&quot;&quot;))" office:value-type="string" office:string-value="15740530;15890802;fr;;1;R;fr=Henri III">
            <text:p>15740530;15890802;fr;;1;R;fr=Henri III</text:p>
          </table:table-cell>
          <table:table-cell table:number-columns-repeated="1020"/>
        </table:table-row>
        <table:table-row table:style-name="ro1">
          <table:table-cell table:formula="of:=IF([Evenèments.C543]&gt;0;T(&quot;&quot;) ;T(&quot;#&quot;))" office:value-type="string" office:string-value="#">
            <text:p>#</text:p>
          </table:table-cell>
          <table:table-cell table:style-name="ce311" table:formula="of:=T([Evenèments.A543])">
            <text:p/>
          </table:table-cell>
          <table:table-cell table:style-name="ce311" table:formula="of:=T([Evenèments.B543])" office:value-type="string" office:string-value="Les Bourbons (1589-1792), l'Ancien Régime">
            <text:p>Les Bourbons (1589-1792), l'Ancien Régime</text:p>
          </table:table-cell>
          <table:table-cell table:style-name="ce311" table:formula="of:=IF([Evenèments.C543]&gt;0;CONCATENATE([Evenèments.C543];[Evenèments.D543];[Evenèments.E543];T(&quot;;&quot;);[Evenèments.F543];[Evenèments.G543];[Evenèments.H543];T(&quot;;&quot;);[Evenèments.I543];T(&quot;;&quot;);[Evenèments.J543];T(&quot;;&quot;);[Evenèments.K543];T(&quot;;&quot;);[Evenèments.L543];T(&quot;;&quot;);[Evenèments.I543];T(&quot;=&quot;);[Evenèments.M543]);T(&quot;&quot;))">
            <text:p/>
          </table:table-cell>
          <table:table-cell table:number-columns-repeated="1020"/>
        </table:table-row>
        <table:table-row table:style-name="ro1">
          <table:table-cell table:formula="of:=IF([Evenèments.C544]&gt;0;T(&quot;&quot;) ;T(&quot;#&quot;))">
            <text:p/>
          </table:table-cell>
          <table:table-cell table:style-name="ce311" table:formula="of:=T([Evenèments.A544])">
            <text:p/>
          </table:table-cell>
          <table:table-cell table:style-name="ce311" table:formula="of:=T([Evenèments.B544])">
            <text:p/>
          </table:table-cell>
          <table:table-cell table:style-name="ce311" table:formula="of:=IF([Evenèments.C544]&gt;0;CONCATENATE([Evenèments.C544];[Evenèments.D544];[Evenèments.E544];T(&quot;;&quot;);[Evenèments.F544];[Evenèments.G544];[Evenèments.H544];T(&quot;;&quot;);[Evenèments.I544];T(&quot;;&quot;);[Evenèments.J544];T(&quot;;&quot;);[Evenèments.K544];T(&quot;;&quot;);[Evenèments.L544];T(&quot;;&quot;);[Evenèments.I544];T(&quot;=&quot;);[Evenèments.M544]);T(&quot;&quot;))" office:value-type="string" office:string-value="15890802;16100514;fr;;1;R;fr=Henri IV le Grand">
            <text:p>15890802;16100514;fr;;1;R;fr=Henri IV le Grand</text:p>
          </table:table-cell>
          <table:table-cell table:number-columns-repeated="1020"/>
        </table:table-row>
        <table:table-row table:style-name="ro1">
          <table:table-cell table:formula="of:=IF([Evenèments.C545]&gt;0;T(&quot;&quot;) ;T(&quot;#&quot;))">
            <text:p/>
          </table:table-cell>
          <table:table-cell table:style-name="ce311" table:formula="of:=T([Evenèments.A545])">
            <text:p/>
          </table:table-cell>
          <table:table-cell table:style-name="ce311" table:formula="of:=T([Evenèments.B545])">
            <text:p/>
          </table:table-cell>
          <table:table-cell table:style-name="ce311" table:formula="of:=IF([Evenèments.C545]&gt;0;CONCATENATE([Evenèments.C545];[Evenèments.D545];[Evenèments.E545];T(&quot;;&quot;);[Evenèments.F545];[Evenèments.G545];[Evenèments.H545];T(&quot;;&quot;);[Evenèments.I545];T(&quot;;&quot;);[Evenèments.J545];T(&quot;;&quot;);[Evenèments.K545];T(&quot;;&quot;);[Evenèments.L545];T(&quot;;&quot;);[Evenèments.I545];T(&quot;=&quot;);[Evenèments.M545]);T(&quot;&quot;))" office:value-type="string" office:string-value="16100514;16430514;fr;;1;R;fr=Louis XIII le Juste">
            <text:p>16100514;16430514;fr;;1;R;fr=Louis XIII le Juste</text:p>
          </table:table-cell>
          <table:table-cell table:number-columns-repeated="1020"/>
        </table:table-row>
        <table:table-row table:style-name="ro1">
          <table:table-cell table:formula="of:=IF([Evenèments.C546]&gt;0;T(&quot;&quot;) ;T(&quot;#&quot;))">
            <text:p/>
          </table:table-cell>
          <table:table-cell table:style-name="ce311" table:formula="of:=T([Evenèments.A546])">
            <text:p/>
          </table:table-cell>
          <table:table-cell table:style-name="ce311" table:formula="of:=T([Evenèments.B546])">
            <text:p/>
          </table:table-cell>
          <table:table-cell table:style-name="ce311" table:formula="of:=IF([Evenèments.C546]&gt;0;CONCATENATE([Evenèments.C546];[Evenèments.D546];[Evenèments.E546];T(&quot;;&quot;);[Evenèments.F546];[Evenèments.G546];[Evenèments.H546];T(&quot;;&quot;);[Evenèments.I546];T(&quot;;&quot;);[Evenèments.J546];T(&quot;;&quot;);[Evenèments.K546];T(&quot;;&quot;);[Evenèments.L546];T(&quot;;&quot;);[Evenèments.I546];T(&quot;=&quot;);[Evenèments.M546]);T(&quot;&quot;))" office:value-type="string" office:string-value="16430514;17150901;fr;;1;R;fr=Louis XIV le Roi Soleil">
            <text:p>16430514;17150901;fr;;1;R;fr=Louis XIV le Roi Soleil</text:p>
          </table:table-cell>
          <table:table-cell table:number-columns-repeated="1020"/>
        </table:table-row>
        <table:table-row table:style-name="ro1">
          <table:table-cell table:formula="of:=IF([Evenèments.C547]&gt;0;T(&quot;&quot;) ;T(&quot;#&quot;))">
            <text:p/>
          </table:table-cell>
          <table:table-cell table:style-name="ce311" table:formula="of:=T([Evenèments.A547])">
            <text:p/>
          </table:table-cell>
          <table:table-cell table:style-name="ce311" table:formula="of:=T([Evenèments.B547])">
            <text:p/>
          </table:table-cell>
          <table:table-cell table:style-name="ce311" table:formula="of:=IF([Evenèments.C547]&gt;0;CONCATENATE([Evenèments.C547];[Evenèments.D547];[Evenèments.E547];T(&quot;;&quot;);[Evenèments.F547];[Evenèments.G547];[Evenèments.H547];T(&quot;;&quot;);[Evenèments.I547];T(&quot;;&quot;);[Evenèments.J547];T(&quot;;&quot;);[Evenèments.K547];T(&quot;;&quot;);[Evenèments.L547];T(&quot;;&quot;);[Evenèments.I547];T(&quot;=&quot;);[Evenèments.M547]);T(&quot;&quot;))" office:value-type="string" office:string-value="17150901;17740510;fr;;1;R;fr=Louis XV le Bien-Aimé ou le Bien-Haï">
            <text:p>17150901;17740510;fr;;1;R;fr=Louis XV le Bien-Aimé ou le Bien-Haï</text:p>
          </table:table-cell>
          <table:table-cell table:number-columns-repeated="1020"/>
        </table:table-row>
        <table:table-row table:style-name="ro1">
          <table:table-cell table:formula="of:=IF([Evenèments.C548]&gt;0;T(&quot;&quot;) ;T(&quot;#&quot;))">
            <text:p/>
          </table:table-cell>
          <table:table-cell table:style-name="ce311" table:formula="of:=T([Evenèments.A548])">
            <text:p/>
          </table:table-cell>
          <table:table-cell table:style-name="ce311" table:formula="of:=T([Evenèments.B548])">
            <text:p/>
          </table:table-cell>
          <table:table-cell table:style-name="ce311" table:formula="of:=IF([Evenèments.C548]&gt;0;CONCATENATE([Evenèments.C548];[Evenèments.D548];[Evenèments.E548];T(&quot;;&quot;);[Evenèments.F548];[Evenèments.G548];[Evenèments.H548];T(&quot;;&quot;);[Evenèments.I548];T(&quot;;&quot;);[Evenèments.J548];T(&quot;;&quot;);[Evenèments.K548];T(&quot;;&quot;);[Evenèments.L548];T(&quot;;&quot;);[Evenèments.I548];T(&quot;=&quot;);[Evenèments.M548]);T(&quot;&quot;))" office:value-type="string" office:string-value="17740510;17920922;fr;;1;R;fr=Louis XVI le Roi Martyr">
            <text:p>17740510;17920922;fr;;1;R;fr=Louis XVI le Roi Martyr</text:p>
          </table:table-cell>
          <table:table-cell table:number-columns-repeated="1020"/>
        </table:table-row>
        <table:table-row table:style-name="ro1">
          <table:table-cell table:formula="of:=IF([Evenèments.C549]&gt;0;T(&quot;&quot;) ;T(&quot;#&quot;))" office:value-type="string" office:string-value="#">
            <text:p>#</text:p>
          </table:table-cell>
          <table:table-cell table:style-name="ce311" table:formula="of:=T([Evenèments.A549])">
            <text:p/>
          </table:table-cell>
          <table:table-cell table:style-name="ce311" table:formula="of:=T([Evenèments.B549])" office:value-type="string" office:string-value="La Révolution française (1792-1804)">
            <text:p>La Révolution française (1792-1804)</text:p>
          </table:table-cell>
          <table:table-cell table:style-name="ce311" table:formula="of:=IF([Evenèments.C549]&gt;0;CONCATENATE([Evenèments.C549];[Evenèments.D549];[Evenèments.E549];T(&quot;;&quot;);[Evenèments.F549];[Evenèments.G549];[Evenèments.H549];T(&quot;;&quot;);[Evenèments.I549];T(&quot;;&quot;);[Evenèments.J549];T(&quot;;&quot;);[Evenèments.K549];T(&quot;;&quot;);[Evenèments.L549];T(&quot;;&quot;);[Evenèments.I549];T(&quot;=&quot;);[Evenèments.M549]);T(&quot;&quot;))">
            <text:p/>
          </table:table-cell>
          <table:table-cell table:number-columns-repeated="1020"/>
        </table:table-row>
        <table:table-row table:style-name="ro1">
          <table:table-cell table:formula="of:=IF([Evenèments.C550]&gt;0;T(&quot;&quot;) ;T(&quot;#&quot;))">
            <text:p/>
          </table:table-cell>
          <table:table-cell table:style-name="ce311" table:formula="of:=T([Evenèments.A550])">
            <text:p/>
          </table:table-cell>
          <table:table-cell table:style-name="ce311" table:formula="of:=T([Evenèments.B550])">
            <text:p/>
          </table:table-cell>
          <table:table-cell table:style-name="ce311" table:formula="of:=IF([Evenèments.C550]&gt;0;CONCATENATE([Evenèments.C550];[Evenèments.D550];[Evenèments.E550];T(&quot;;&quot;);[Evenèments.F550];[Evenèments.G550];[Evenèments.H550];T(&quot;;&quot;);[Evenèments.I550];T(&quot;;&quot;);[Evenèments.J550];T(&quot;;&quot;);[Evenèments.K550];T(&quot;;&quot;);[Evenèments.L550];T(&quot;;&quot;);[Evenèments.I550];T(&quot;=&quot;);[Evenèments.M550]);T(&quot;&quot;))" office:value-type="string" office:string-value="17920922;17991009;fr;;1;R;fr=Ire République">
            <text:p>17920922;17991009;fr;;1;R;fr=Ire République</text:p>
          </table:table-cell>
          <table:table-cell table:number-columns-repeated="1020"/>
        </table:table-row>
        <table:table-row table:style-name="ro1">
          <table:table-cell table:formula="of:=IF([Evenèments.C551]&gt;0;T(&quot;&quot;) ;T(&quot;#&quot;))">
            <text:p/>
          </table:table-cell>
          <table:table-cell table:style-name="ce311" table:formula="of:=T([Evenèments.A551])">
            <text:p/>
          </table:table-cell>
          <table:table-cell table:style-name="ce311" table:formula="of:=T([Evenèments.B551])">
            <text:p/>
          </table:table-cell>
          <table:table-cell table:style-name="ce311" table:formula="of:=IF([Evenèments.C551]&gt;0;CONCATENATE([Evenèments.C551];[Evenèments.D551];[Evenèments.E551];T(&quot;;&quot;);[Evenèments.F551];[Evenèments.G551];[Evenèments.H551];T(&quot;;&quot;);[Evenèments.I551];T(&quot;;&quot;);[Evenèments.J551];T(&quot;;&quot;);[Evenèments.K551];T(&quot;;&quot;);[Evenèments.L551];T(&quot;;&quot;);[Evenèments.I551];T(&quot;=&quot;);[Evenèments.M551]);T(&quot;&quot;))" office:value-type="string" office:string-value="17991009;18040518;fr;;1;R;fr=Napoléon Bonaparte, Consulat">
            <text:p>17991009;18040518;fr;;1;R;fr=Napoléon Bonaparte, Consulat</text:p>
          </table:table-cell>
          <table:table-cell table:number-columns-repeated="1020"/>
        </table:table-row>
        <table:table-row table:style-name="ro1">
          <table:table-cell table:formula="of:=IF([Evenèments.C552]&gt;0;T(&quot;&quot;) ;T(&quot;#&quot;))" office:value-type="string" office:string-value="#">
            <text:p>#</text:p>
          </table:table-cell>
          <table:table-cell table:style-name="ce311" table:formula="of:=T([Evenèments.A552])">
            <text:p/>
          </table:table-cell>
          <table:table-cell table:style-name="ce311" table:formula="of:=T([Evenèments.B552])" office:value-type="string" office:string-value="Le 1er Empire (1804-1814)">
            <text:p>Le 1er Empire (1804-1814)</text:p>
          </table:table-cell>
          <table:table-cell table:style-name="ce311" table:formula="of:=IF([Evenèments.C552]&gt;0;CONCATENATE([Evenèments.C552];[Evenèments.D552];[Evenèments.E552];T(&quot;;&quot;);[Evenèments.F552];[Evenèments.G552];[Evenèments.H552];T(&quot;;&quot;);[Evenèments.I552];T(&quot;;&quot;);[Evenèments.J552];T(&quot;;&quot;);[Evenèments.K552];T(&quot;;&quot;);[Evenèments.L552];T(&quot;;&quot;);[Evenèments.I552];T(&quot;=&quot;);[Evenèments.M552]);T(&quot;&quot;))">
            <text:p/>
          </table:table-cell>
          <table:table-cell table:number-columns-repeated="1020"/>
        </table:table-row>
        <table:table-row table:style-name="ro1">
          <table:table-cell table:formula="of:=IF([Evenèments.C553]&gt;0;T(&quot;&quot;) ;T(&quot;#&quot;))">
            <text:p/>
          </table:table-cell>
          <table:table-cell table:style-name="ce311" table:formula="of:=T([Evenèments.A553])">
            <text:p/>
          </table:table-cell>
          <table:table-cell table:style-name="ce311" table:formula="of:=T([Evenèments.B553])">
            <text:p/>
          </table:table-cell>
          <table:table-cell table:style-name="ce311" table:formula="of:=IF([Evenèments.C553]&gt;0;CONCATENATE([Evenèments.C553];[Evenèments.D553];[Evenèments.E553];T(&quot;;&quot;);[Evenèments.F553];[Evenèments.G553];[Evenèments.H553];T(&quot;;&quot;);[Evenèments.I553];T(&quot;;&quot;);[Evenèments.J553];T(&quot;;&quot;);[Evenèments.K553];T(&quot;;&quot;);[Evenèments.L553];T(&quot;;&quot;);[Evenèments.I553];T(&quot;=&quot;);[Evenèments.M553]);T(&quot;&quot;))" office:value-type="string" office:string-value="18040518;18140406;fr;;1;R;fr=Napoléon Ier, Premier Empire">
            <text:p>18040518;18140406;fr;;1;R;fr=Napoléon Ier, Premier Empire</text:p>
          </table:table-cell>
          <table:table-cell table:number-columns-repeated="1020"/>
        </table:table-row>
        <table:table-row table:style-name="ro1">
          <table:table-cell table:formula="of:=IF([Evenèments.C554]&gt;0;T(&quot;&quot;) ;T(&quot;#&quot;))" office:value-type="string" office:string-value="#">
            <text:p>#</text:p>
          </table:table-cell>
          <table:table-cell table:style-name="ce311" table:formula="of:=T([Evenèments.A554])">
            <text:p/>
          </table:table-cell>
          <table:table-cell table:style-name="ce311" table:formula="of:=T([Evenèments.B554])" office:value-type="string" office:string-value="Retour des Bourbons (1814-1848), La Restauration">
            <text:p>Retour des Bourbons (1814-1848), La Restauration</text:p>
          </table:table-cell>
          <table:table-cell table:style-name="ce311" table:formula="of:=IF([Evenèments.C554]&gt;0;CONCATENATE([Evenèments.C554];[Evenèments.D554];[Evenèments.E554];T(&quot;;&quot;);[Evenèments.F554];[Evenèments.G554];[Evenèments.H554];T(&quot;;&quot;);[Evenèments.I554];T(&quot;;&quot;);[Evenèments.J554];T(&quot;;&quot;);[Evenèments.K554];T(&quot;;&quot;);[Evenèments.L554];T(&quot;;&quot;);[Evenèments.I554];T(&quot;=&quot;);[Evenèments.M554]);T(&quot;&quot;))">
            <text:p/>
          </table:table-cell>
          <table:table-cell table:number-columns-repeated="1020"/>
        </table:table-row>
        <table:table-row table:style-name="ro1">
          <table:table-cell table:formula="of:=IF([Evenèments.C555]&gt;0;T(&quot;&quot;) ;T(&quot;#&quot;))">
            <text:p/>
          </table:table-cell>
          <table:table-cell table:style-name="ce311" table:formula="of:=T([Evenèments.A555])">
            <text:p/>
          </table:table-cell>
          <table:table-cell table:style-name="ce311" table:formula="of:=T([Evenèments.B555])">
            <text:p/>
          </table:table-cell>
          <table:table-cell table:style-name="ce311" table:formula="of:=IF([Evenèments.C555]&gt;0;CONCATENATE([Evenèments.C555];[Evenèments.D555];[Evenèments.E555];T(&quot;;&quot;);[Evenèments.F555];[Evenèments.G555];[Evenèments.H555];T(&quot;;&quot;);[Evenèments.I555];T(&quot;;&quot;);[Evenèments.J555];T(&quot;;&quot;);[Evenèments.K555];T(&quot;;&quot;);[Evenèments.L555];T(&quot;;&quot;);[Evenèments.I555];T(&quot;=&quot;);[Evenèments.M555]);T(&quot;&quot;))" office:value-type="string" office:string-value="18140406;18240916;fr;;1;R;fr=Louis XVIII">
            <text:p>18140406;18240916;fr;;1;R;fr=Louis XVIII</text:p>
          </table:table-cell>
          <table:table-cell table:number-columns-repeated="1020"/>
        </table:table-row>
        <table:table-row table:style-name="ro1">
          <table:table-cell table:formula="of:=IF([Evenèments.C556]&gt;0;T(&quot;&quot;) ;T(&quot;#&quot;))">
            <text:p/>
          </table:table-cell>
          <table:table-cell table:style-name="ce311" table:formula="of:=T([Evenèments.A556])">
            <text:p/>
          </table:table-cell>
          <table:table-cell table:style-name="ce311" table:formula="of:=T([Evenèments.B556])">
            <text:p/>
          </table:table-cell>
          <table:table-cell table:style-name="ce311" table:formula="of:=IF([Evenèments.C556]&gt;0;CONCATENATE([Evenèments.C556];[Evenèments.D556];[Evenèments.E556];T(&quot;;&quot;);[Evenèments.F556];[Evenèments.G556];[Evenèments.H556];T(&quot;;&quot;);[Evenèments.I556];T(&quot;;&quot;);[Evenèments.J556];T(&quot;;&quot;);[Evenèments.K556];T(&quot;;&quot;);[Evenèments.L556];T(&quot;;&quot;);[Evenèments.I556];T(&quot;=&quot;);[Evenèments.M556]);T(&quot;&quot;))" office:value-type="string" office:string-value="18240916;18300729;fr;;1;R;fr=Charles X">
            <text:p>18240916;18300729;fr;;1;R;fr=Charles X</text:p>
          </table:table-cell>
          <table:table-cell table:number-columns-repeated="1020"/>
        </table:table-row>
        <table:table-row table:style-name="ro1">
          <table:table-cell table:formula="of:=IF([Evenèments.C557]&gt;0;T(&quot;&quot;) ;T(&quot;#&quot;))">
            <text:p/>
          </table:table-cell>
          <table:table-cell table:style-name="ce311" table:formula="of:=T([Evenèments.A557])">
            <text:p/>
          </table:table-cell>
          <table:table-cell table:style-name="ce311" table:formula="of:=T([Evenèments.B557])">
            <text:p/>
          </table:table-cell>
          <table:table-cell table:style-name="ce311" table:formula="of:=IF([Evenèments.C557]&gt;0;CONCATENATE([Evenèments.C557];[Evenèments.D557];[Evenèments.E557];T(&quot;;&quot;);[Evenèments.F557];[Evenèments.G557];[Evenèments.H557];T(&quot;;&quot;);[Evenèments.I557];T(&quot;;&quot;);[Evenèments.J557];T(&quot;;&quot;);[Evenèments.K557];T(&quot;;&quot;);[Evenèments.L557];T(&quot;;&quot;);[Evenèments.I557];T(&quot;=&quot;);[Evenèments.M557]);T(&quot;&quot;))" office:value-type="string" office:string-value="18300729;18480224;fr;;1;R;fr=Louis-Philippe Ier">
            <text:p>18300729;18480224;fr;;1;R;fr=Louis-Philippe Ier</text:p>
          </table:table-cell>
          <table:table-cell table:number-columns-repeated="1020"/>
        </table:table-row>
        <table:table-row table:style-name="ro1">
          <table:table-cell table:formula="of:=IF([Evenèments.C558]&gt;0;T(&quot;&quot;) ;T(&quot;#&quot;))" office:value-type="string" office:string-value="#">
            <text:p>#</text:p>
          </table:table-cell>
          <table:table-cell table:style-name="ce311" table:formula="of:=T([Evenèments.A558])">
            <text:p/>
          </table:table-cell>
          <table:table-cell table:style-name="ce311" table:formula="of:=T([Evenèments.B558])" office:value-type="string" office:string-value="IIe République et 2nd Empire (1848-1870)">
            <text:p>IIe République et 2nd Empire (1848-1870)</text:p>
          </table:table-cell>
          <table:table-cell table:style-name="ce311" table:formula="of:=IF([Evenèments.C558]&gt;0;CONCATENATE([Evenèments.C558];[Evenèments.D558];[Evenèments.E558];T(&quot;;&quot;);[Evenèments.F558];[Evenèments.G558];[Evenèments.H558];T(&quot;;&quot;);[Evenèments.I558];T(&quot;;&quot;);[Evenèments.J558];T(&quot;;&quot;);[Evenèments.K558];T(&quot;;&quot;);[Evenèments.L558];T(&quot;;&quot;);[Evenèments.I558];T(&quot;=&quot;);[Evenèments.M558]);T(&quot;&quot;))">
            <text:p/>
          </table:table-cell>
          <table:table-cell table:number-columns-repeated="1020"/>
        </table:table-row>
        <table:table-row table:style-name="ro1">
          <table:table-cell table:formula="of:=IF([Evenèments.C559]&gt;0;T(&quot;&quot;) ;T(&quot;#&quot;))">
            <text:p/>
          </table:table-cell>
          <table:table-cell table:style-name="ce311" table:formula="of:=T([Evenèments.A559])">
            <text:p/>
          </table:table-cell>
          <table:table-cell table:style-name="ce311" table:formula="of:=T([Evenèments.B559])">
            <text:p/>
          </table:table-cell>
          <table:table-cell table:style-name="ce311" table:formula="of:=IF([Evenèments.C559]&gt;0;CONCATENATE([Evenèments.C559];[Evenèments.D559];[Evenèments.E559];T(&quot;;&quot;);[Evenèments.F559];[Evenèments.G559];[Evenèments.H559];T(&quot;;&quot;);[Evenèments.I559];T(&quot;;&quot;);[Evenèments.J559];T(&quot;;&quot;);[Evenèments.K559];T(&quot;;&quot;);[Evenèments.L559];T(&quot;;&quot;);[Evenèments.I559];T(&quot;=&quot;);[Evenèments.M559]);T(&quot;&quot;))" office:value-type="string" office:string-value="18480224;18511202;fr;;1;R;fr=Louis-Napoléon Bonaparte, IIe République">
            <text:p>18480224;18511202;fr;;1;R;fr=Louis-Napoléon Bonaparte, IIe République</text:p>
          </table:table-cell>
          <table:table-cell table:number-columns-repeated="1020"/>
        </table:table-row>
        <table:table-row table:style-name="ro1">
          <table:table-cell table:formula="of:=IF([Evenèments.C560]&gt;0;T(&quot;&quot;) ;T(&quot;#&quot;))">
            <text:p/>
          </table:table-cell>
          <table:table-cell table:style-name="ce311" table:formula="of:=T([Evenèments.A560])">
            <text:p/>
          </table:table-cell>
          <table:table-cell table:style-name="ce311" table:formula="of:=T([Evenèments.B560])">
            <text:p/>
          </table:table-cell>
          <table:table-cell table:style-name="ce311" table:formula="of:=IF([Evenèments.C560]&gt;0;CONCATENATE([Evenèments.C560];[Evenèments.D560];[Evenèments.E560];T(&quot;;&quot;);[Evenèments.F560];[Evenèments.G560];[Evenèments.H560];T(&quot;;&quot;);[Evenèments.I560];T(&quot;;&quot;);[Evenèments.J560];T(&quot;;&quot;);[Evenèments.K560];T(&quot;;&quot;);[Evenèments.L560];T(&quot;;&quot;);[Evenèments.I560];T(&quot;=&quot;);[Evenèments.M560]);T(&quot;&quot;))" office:value-type="string" office:string-value="18511202;18700904;fr;;1;R;fr=Napoléon III, Second Empire">
            <text:p>18511202;18700904;fr;;1;R;fr=Napoléon III, Second Empire</text:p>
          </table:table-cell>
          <table:table-cell table:number-columns-repeated="1020"/>
        </table:table-row>
        <table:table-row table:style-name="ro1">
          <table:table-cell table:formula="of:=IF([Evenèments.C561]&gt;0;T(&quot;&quot;) ;T(&quot;#&quot;))" office:value-type="string" office:string-value="#">
            <text:p>#</text:p>
          </table:table-cell>
          <table:table-cell table:style-name="ce311" table:formula="of:=T([Evenèments.A561])">
            <text:p/>
          </table:table-cell>
          <table:table-cell table:style-name="ce311" table:formula="of:=T([Evenèments.B561])" office:value-type="string" office:string-value="L'époque moderne (1870-à nos jours)">
            <text:p>L'époque moderne (1870-à nos jours)</text:p>
          </table:table-cell>
          <table:table-cell table:style-name="ce311" table:formula="of:=IF([Evenèments.C561]&gt;0;CONCATENATE([Evenèments.C561];[Evenèments.D561];[Evenèments.E561];T(&quot;;&quot;);[Evenèments.F561];[Evenèments.G561];[Evenèments.H561];T(&quot;;&quot;);[Evenèments.I561];T(&quot;;&quot;);[Evenèments.J561];T(&quot;;&quot;);[Evenèments.K561];T(&quot;;&quot;);[Evenèments.L561];T(&quot;;&quot;);[Evenèments.I561];T(&quot;=&quot;);[Evenèments.M561]);T(&quot;&quot;))">
            <text:p/>
          </table:table-cell>
          <table:table-cell table:number-columns-repeated="1020"/>
        </table:table-row>
        <table:table-row table:style-name="ro1">
          <table:table-cell table:formula="of:=IF([Evenèments.C562]&gt;0;T(&quot;&quot;) ;T(&quot;#&quot;))">
            <text:p/>
          </table:table-cell>
          <table:table-cell table:style-name="ce311" table:formula="of:=T([Evenèments.A562])">
            <text:p/>
          </table:table-cell>
          <table:table-cell table:style-name="ce311" table:formula="of:=T([Evenèments.B562])">
            <text:p/>
          </table:table-cell>
          <table:table-cell table:style-name="ce311" table:formula="of:=IF([Evenèments.C562]&gt;0;CONCATENATE([Evenèments.C562];[Evenèments.D562];[Evenèments.E562];T(&quot;;&quot;);[Evenèments.F562];[Evenèments.G562];[Evenèments.H562];T(&quot;;&quot;);[Evenèments.I562];T(&quot;;&quot;);[Evenèments.J562];T(&quot;;&quot;);[Evenèments.K562];T(&quot;;&quot;);[Evenèments.L562];T(&quot;;&quot;);[Evenèments.I562];T(&quot;=&quot;);[Evenèments.M562]);T(&quot;&quot;))" office:value-type="string" office:string-value="18700904;19400710;fr;;1;R;fr=IIIe République">
            <text:p>18700904;19400710;fr;;1;R;fr=IIIe République</text:p>
          </table:table-cell>
          <table:table-cell table:number-columns-repeated="1020"/>
        </table:table-row>
        <table:table-row table:style-name="ro1">
          <table:table-cell table:formula="of:=IF([Evenèments.C563]&gt;0;T(&quot;&quot;) ;T(&quot;#&quot;))">
            <text:p/>
          </table:table-cell>
          <table:table-cell table:style-name="ce311" table:formula="of:=T([Evenèments.A563])">
            <text:p/>
          </table:table-cell>
          <table:table-cell table:style-name="ce311" table:formula="of:=T([Evenèments.B563])">
            <text:p/>
          </table:table-cell>
          <table:table-cell table:style-name="ce311" table:formula="of:=IF([Evenèments.C563]&gt;0;CONCATENATE([Evenèments.C563];[Evenèments.D563];[Evenèments.E563];T(&quot;;&quot;);[Evenèments.F563];[Evenèments.G563];[Evenèments.H563];T(&quot;;&quot;);[Evenèments.I563];T(&quot;;&quot;);[Evenèments.J563];T(&quot;;&quot;);[Evenèments.K563];T(&quot;;&quot;);[Evenèments.L563];T(&quot;;&quot;);[Evenèments.I563];T(&quot;=&quot;);[Evenèments.M563]);T(&quot;&quot;))" office:value-type="string" office:string-value="19400710;19440603;fr;;1;R;fr=Gouvernement de Vichy">
            <text:p>19400710;19440603;fr;;1;R;fr=Gouvernement de Vichy</text:p>
          </table:table-cell>
          <table:table-cell table:number-columns-repeated="1020"/>
        </table:table-row>
        <table:table-row table:style-name="ro1">
          <table:table-cell table:formula="of:=IF([Evenèments.C564]&gt;0;T(&quot;&quot;) ;T(&quot;#&quot;))">
            <text:p/>
          </table:table-cell>
          <table:table-cell table:style-name="ce311" table:formula="of:=T([Evenèments.A564])">
            <text:p/>
          </table:table-cell>
          <table:table-cell table:style-name="ce311" table:formula="of:=T([Evenèments.B564])">
            <text:p/>
          </table:table-cell>
          <table:table-cell table:style-name="ce311" table:formula="of:=IF([Evenèments.C564]&gt;0;CONCATENATE([Evenèments.C564];[Evenèments.D564];[Evenèments.E564];T(&quot;;&quot;);[Evenèments.F564];[Evenèments.G564];[Evenèments.H564];T(&quot;;&quot;);[Evenèments.I564];T(&quot;;&quot;);[Evenèments.J564];T(&quot;;&quot;);[Evenèments.K564];T(&quot;;&quot;);[Evenèments.L564];T(&quot;;&quot;);[Evenèments.I564];T(&quot;=&quot;);[Evenèments.M564]);T(&quot;&quot;))" office:value-type="string" office:string-value="19440603;19581005;fr;;1;R;fr=IVe République">
            <text:p>19440603;19581005;fr;;1;R;fr=IVe République</text:p>
          </table:table-cell>
          <table:table-cell table:number-columns-repeated="1020"/>
        </table:table-row>
        <table:table-row table:style-name="ro1">
          <table:table-cell table:formula="of:=IF([Evenèments.C565]&gt;0;T(&quot;&quot;) ;T(&quot;#&quot;))">
            <text:p/>
          </table:table-cell>
          <table:table-cell table:style-name="ce311" table:formula="of:=T([Evenèments.A565])">
            <text:p/>
          </table:table-cell>
          <table:table-cell table:style-name="ce311" table:formula="of:=T([Evenèments.B565])">
            <text:p/>
          </table:table-cell>
          <table:table-cell table:style-name="ce311" table:formula="of:=IF([Evenèments.C565]&gt;0;CONCATENATE([Evenèments.C565];[Evenèments.D565];[Evenèments.E565];T(&quot;;&quot;);[Evenèments.F565];[Evenèments.G565];[Evenèments.H565];T(&quot;;&quot;);[Evenèments.I565];T(&quot;;&quot;);[Evenèments.J565];T(&quot;;&quot;);[Evenèments.K565];T(&quot;;&quot;);[Evenèments.L565];T(&quot;;&quot;);[Evenèments.I565];T(&quot;=&quot;);[Evenèments.M565]);T(&quot;&quot;))" office:value-type="string" office:string-value="19581005;;fr;;1;R;fr=Ve République">
            <text:p>19581005;;fr;;1;R;fr=Ve République</text:p>
          </table:table-cell>
          <table:table-cell table:number-columns-repeated="1020"/>
        </table:table-row>
        <table:table-row table:style-name="ro1">
          <table:table-cell table:formula="of:=IF([Evenèments.C566]&gt;0;T(&quot;&quot;) ;T(&quot;#&quot;))" office:value-type="string" office:string-value="#">
            <text:p>#</text:p>
          </table:table-cell>
          <table:table-cell table:style-name="ce311" table:formula="of:=T([Evenèments.A566])">
            <text:p/>
          </table:table-cell>
          <table:table-cell table:style-name="ce311" table:formula="of:=T([Evenèments.B566])">
            <text:p/>
          </table:table-cell>
          <table:table-cell table:style-name="ce311" table:formula="of:=IF([Evenèments.C566]&gt;0;CONCATENATE([Evenèments.C566];[Evenèments.D566];[Evenèments.E566];T(&quot;;&quot;);[Evenèments.F566];[Evenèments.G566];[Evenèments.H566];T(&quot;;&quot;);[Evenèments.I566];T(&quot;;&quot;);[Evenèments.J566];T(&quot;;&quot;);[Evenèments.K566];T(&quot;;&quot;);[Evenèments.L566];T(&quot;;&quot;);[Evenèments.I566];T(&quot;=&quot;);[Evenèments.M566]);T(&quot;&quot;))">
            <text:p/>
          </table:table-cell>
          <table:table-cell table:number-columns-repeated="1020"/>
        </table:table-row>
        <table:table-row table:style-name="ro1">
          <table:table-cell table:formula="of:=IF([Evenèments.C567]&gt;0;T(&quot;&quot;) ;T(&quot;#&quot;))" office:value-type="string" office:string-value="#">
            <text:p>#</text:p>
          </table:table-cell>
          <table:table-cell table:style-name="ce311" table:formula="of:=T([Evenèments.A567])">
            <text:p/>
          </table:table-cell>
          <table:table-cell table:style-name="ce311" table:formula="of:=T([Evenèments.B567])" office:value-type="string" office:string-value="U = Autres">
            <text:p>U = Autres</text:p>
          </table:table-cell>
          <table:table-cell table:style-name="ce311" table:formula="of:=IF([Evenèments.C567]&gt;0;CONCATENATE([Evenèments.C567];[Evenèments.D567];[Evenèments.E567];T(&quot;;&quot;);[Evenèments.F567];[Evenèments.G567];[Evenèments.H567];T(&quot;;&quot;);[Evenèments.I567];T(&quot;;&quot;);[Evenèments.J567];T(&quot;;&quot;);[Evenèments.K567];T(&quot;;&quot;);[Evenèments.L567];T(&quot;;&quot;);[Evenèments.I567];T(&quot;=&quot;);[Evenèments.M567]);T(&quot;&quot;))">
            <text:p/>
          </table:table-cell>
          <table:table-cell table:number-columns-repeated="1020"/>
        </table:table-row>
        <table:table-row table:style-name="ro1">
          <table:table-cell table:formula="of:=IF([Evenèments.C568]&gt;0;T(&quot;&quot;) ;T(&quot;#&quot;))" office:value-type="string" office:string-value="#">
            <text:p>#</text:p>
          </table:table-cell>
          <table:table-cell table:style-name="ce311" table:formula="of:=T([Evenèments.A568])">
            <text:p/>
          </table:table-cell>
          <table:table-cell table:style-name="ce311" table:formula="of:=T([Evenèments.B568])">
            <text:p/>
          </table:table-cell>
          <table:table-cell table:style-name="ce311" table:formula="of:=IF([Evenèments.C568]&gt;0;CONCATENATE([Evenèments.C568];[Evenèments.D568];[Evenèments.E568];T(&quot;;&quot;);[Evenèments.F568];[Evenèments.G568];[Evenèments.H568];T(&quot;;&quot;);[Evenèments.I568];T(&quot;;&quot;);[Evenèments.J568];T(&quot;;&quot;);[Evenèments.K568];T(&quot;;&quot;);[Evenèments.L568];T(&quot;;&quot;);[Evenèments.I568];T(&quot;=&quot;);[Evenèments.M568]);T(&quot;&quot;))">
            <text:p/>
          </table:table-cell>
          <table:table-cell table:number-columns-repeated="1020"/>
        </table:table-row>
        <table:table-row table:style-name="ro1">
          <table:table-cell table:formula="of:=IF([Evenèments.C569]&gt;0;T(&quot;&quot;) ;T(&quot;#&quot;))" office:value-type="string" office:string-value="#">
            <text:p>#</text:p>
          </table:table-cell>
          <table:table-cell table:style-name="ce311" table:formula="of:=T([Evenèments.A569])" office:value-type="string" office:string-value="Art et culture">
            <text:p>Art et culture</text:p>
          </table:table-cell>
          <table:table-cell table:style-name="ce311" table:formula="of:=T([Evenèments.B569])">
            <text:p/>
          </table:table-cell>
          <table:table-cell table:style-name="ce311" table:formula="of:=IF([Evenèments.C569]&gt;0;CONCATENATE([Evenèments.C569];[Evenèments.D569];[Evenèments.E569];T(&quot;;&quot;);[Evenèments.F569];[Evenèments.G569];[Evenèments.H569];T(&quot;;&quot;);[Evenèments.I569];T(&quot;;&quot;);[Evenèments.J569];T(&quot;;&quot;);[Evenèments.K569];T(&quot;;&quot;);[Evenèments.L569];T(&quot;;&quot;);[Evenèments.I569];T(&quot;=&quot;);[Evenèments.M569]);T(&quot;&quot;))">
            <text:p/>
          </table:table-cell>
          <table:table-cell table:number-columns-repeated="1020"/>
        </table:table-row>
        <table:table-row table:style-name="ro1">
          <table:table-cell table:formula="of:=IF([Evenèments.C570]&gt;0;T(&quot;&quot;) ;T(&quot;#&quot;))" office:value-type="string" office:string-value="#">
            <text:p>#</text:p>
          </table:table-cell>
          <table:table-cell table:style-name="ce311" table:formula="of:=T([Evenèments.A570])">
            <text:p/>
          </table:table-cell>
          <table:table-cell table:style-name="ce311" table:formula="of:=T([Evenèments.B570])" office:value-type="string" office:string-value="B = Peinture, photographie">
            <text:p>B = Peinture, photographie</text:p>
          </table:table-cell>
          <table:table-cell table:style-name="ce311" table:formula="of:=IF([Evenèments.C570]&gt;0;CONCATENATE([Evenèments.C570];[Evenèments.D570];[Evenèments.E570];T(&quot;;&quot;);[Evenèments.F570];[Evenèments.G570];[Evenèments.H570];T(&quot;;&quot;);[Evenèments.I570];T(&quot;;&quot;);[Evenèments.J570];T(&quot;;&quot;);[Evenèments.K570];T(&quot;;&quot;);[Evenèments.L570];T(&quot;;&quot;);[Evenèments.I570];T(&quot;=&quot;);[Evenèments.M570]);T(&quot;&quot;))">
            <text:p/>
          </table:table-cell>
          <table:table-cell table:number-columns-repeated="1020"/>
        </table:table-row>
        <table:table-row table:style-name="ro1">
          <table:table-cell table:formula="of:=IF([Evenèments.C571]&gt;0;T(&quot;&quot;) ;T(&quot;#&quot;))" office:value-type="string" office:string-value="#">
            <text:p>#</text:p>
          </table:table-cell>
          <table:table-cell table:style-name="ce311" table:formula="of:=T([Evenèments.A571])">
            <text:p/>
          </table:table-cell>
          <table:table-cell table:style-name="ce311" table:formula="of:=T([Evenèments.B571])">
            <text:p/>
          </table:table-cell>
          <table:table-cell table:style-name="ce311" table:formula="of:=IF([Evenèments.C571]&gt;0;CONCATENATE([Evenèments.C571];[Evenèments.D571];[Evenèments.E571];T(&quot;;&quot;);[Evenèments.F571];[Evenèments.G571];[Evenèments.H571];T(&quot;;&quot;);[Evenèments.I571];T(&quot;;&quot;);[Evenèments.J571];T(&quot;;&quot;);[Evenèments.K571];T(&quot;;&quot;);[Evenèments.L571];T(&quot;;&quot;);[Evenèments.I571];T(&quot;=&quot;);[Evenèments.M571]);T(&quot;&quot;))">
            <text:p/>
          </table:table-cell>
          <table:table-cell table:number-columns-repeated="1020"/>
        </table:table-row>
        <table:table-row table:style-name="ro1">
          <table:table-cell table:formula="of:=IF([Evenèments.C572]&gt;0;T(&quot;&quot;) ;T(&quot;#&quot;))" office:value-type="string" office:string-value="#">
            <text:p>#</text:p>
          </table:table-cell>
          <table:table-cell table:style-name="ce311" table:formula="of:=T([Evenèments.A572])">
            <text:p/>
          </table:table-cell>
          <table:table-cell table:style-name="ce311" table:formula="of:=T([Evenèments.B572])" office:value-type="string" office:string-value="N = Musique et danse">
            <text:p>N = Musique et danse</text:p>
          </table:table-cell>
          <table:table-cell table:style-name="ce311" table:formula="of:=IF([Evenèments.C572]&gt;0;CONCATENATE([Evenèments.C572];[Evenèments.D572];[Evenèments.E572];T(&quot;;&quot;);[Evenèments.F572];[Evenèments.G572];[Evenèments.H572];T(&quot;;&quot;);[Evenèments.I572];T(&quot;;&quot;);[Evenèments.J572];T(&quot;;&quot;);[Evenèments.K572];T(&quot;;&quot;);[Evenèments.L572];T(&quot;;&quot;);[Evenèments.I572];T(&quot;=&quot;);[Evenèments.M572]);T(&quot;&quot;))">
            <text:p/>
          </table:table-cell>
          <table:table-cell table:number-columns-repeated="1020"/>
        </table:table-row>
        <table:table-row table:style-name="ro1">
          <table:table-cell table:formula="of:=IF([Evenèments.C573]&gt;0;T(&quot;&quot;) ;T(&quot;#&quot;))" office:value-type="string" office:string-value="#">
            <text:p>#</text:p>
          </table:table-cell>
          <table:table-cell table:style-name="ce311" table:formula="of:=T([Evenèments.A573])">
            <text:p/>
          </table:table-cell>
          <table:table-cell table:style-name="ce311" table:formula="of:=T([Evenèments.B573])">
            <text:p/>
          </table:table-cell>
          <table:table-cell table:style-name="ce311" table:formula="of:=IF([Evenèments.C573]&gt;0;CONCATENATE([Evenèments.C573];[Evenèments.D573];[Evenèments.E573];T(&quot;;&quot;);[Evenèments.F573];[Evenèments.G573];[Evenèments.H573];T(&quot;;&quot;);[Evenèments.I573];T(&quot;;&quot;);[Evenèments.J573];T(&quot;;&quot;);[Evenèments.K573];T(&quot;;&quot;);[Evenèments.L573];T(&quot;;&quot;);[Evenèments.I573];T(&quot;=&quot;);[Evenèments.M573]);T(&quot;&quot;))">
            <text:p/>
          </table:table-cell>
          <table:table-cell table:number-columns-repeated="1020"/>
        </table:table-row>
        <table:table-row table:style-name="ro1">
          <table:table-cell table:formula="of:=IF([Evenèments.C574]&gt;0;T(&quot;&quot;) ;T(&quot;#&quot;))" office:value-type="string" office:string-value="#">
            <text:p>#</text:p>
          </table:table-cell>
          <table:table-cell table:style-name="ce311" table:formula="of:=T([Evenèments.A574])">
            <text:p/>
          </table:table-cell>
          <table:table-cell table:style-name="ce311" table:formula="of:=T([Evenèments.B574])" office:value-type="string" office:string-value="L = Littérature">
            <text:p>L = Littérature</text:p>
          </table:table-cell>
          <table:table-cell table:style-name="ce311" table:formula="of:=IF([Evenèments.C574]&gt;0;CONCATENATE([Evenèments.C574];[Evenèments.D574];[Evenèments.E574];T(&quot;;&quot;);[Evenèments.F574];[Evenèments.G574];[Evenèments.H574];T(&quot;;&quot;);[Evenèments.I574];T(&quot;;&quot;);[Evenèments.J574];T(&quot;;&quot;);[Evenèments.K574];T(&quot;;&quot;);[Evenèments.L574];T(&quot;;&quot;);[Evenèments.I574];T(&quot;=&quot;);[Evenèments.M574]);T(&quot;&quot;))">
            <text:p/>
          </table:table-cell>
          <table:table-cell table:number-columns-repeated="1020"/>
        </table:table-row>
        <table:table-row table:style-name="ro1">
          <table:table-cell table:formula="of:=IF([Evenèments.C575]&gt;0;T(&quot;&quot;) ;T(&quot;#&quot;))" office:value-type="string" office:string-value="#">
            <text:p>#</text:p>
          </table:table-cell>
          <table:table-cell table:style-name="ce311" table:formula="of:=T([Evenèments.A575])">
            <text:p/>
          </table:table-cell>
          <table:table-cell table:style-name="ce311" table:formula="of:=T([Evenèments.B575])">
            <text:p/>
          </table:table-cell>
          <table:table-cell table:style-name="ce311" table:formula="of:=IF([Evenèments.C575]&gt;0;CONCATENATE([Evenèments.C575];[Evenèments.D575];[Evenèments.E575];T(&quot;;&quot;);[Evenèments.F575];[Evenèments.G575];[Evenèments.H575];T(&quot;;&quot;);[Evenèments.I575];T(&quot;;&quot;);[Evenèments.J575];T(&quot;;&quot;);[Evenèments.K575];T(&quot;;&quot;);[Evenèments.L575];T(&quot;;&quot;);[Evenèments.I575];T(&quot;=&quot;);[Evenèments.M575]);T(&quot;&quot;))">
            <text:p/>
          </table:table-cell>
          <table:table-cell table:number-columns-repeated="1020"/>
        </table:table-row>
        <table:table-row table:style-name="ro1">
          <table:table-cell table:formula="of:=IF([Evenèments.C576]&gt;0;T(&quot;&quot;) ;T(&quot;#&quot;))" office:value-type="string" office:string-value="#">
            <text:p>#</text:p>
          </table:table-cell>
          <table:table-cell table:style-name="ce311" table:formula="of:=T([Evenèments.A576])">
            <text:p/>
          </table:table-cell>
          <table:table-cell table:style-name="ce311" table:formula="of:=T([Evenèments.B576])" office:value-type="string" office:string-value="Z = Cinéma, théâtre">
            <text:p>Z = Cinéma, théâtre</text:p>
          </table:table-cell>
          <table:table-cell table:style-name="ce311" table:formula="of:=IF([Evenèments.C576]&gt;0;CONCATENATE([Evenèments.C576];[Evenèments.D576];[Evenèments.E576];T(&quot;;&quot;);[Evenèments.F576];[Evenèments.G576];[Evenèments.H576];T(&quot;;&quot;);[Evenèments.I576];T(&quot;;&quot;);[Evenèments.J576];T(&quot;;&quot;);[Evenèments.K576];T(&quot;;&quot;);[Evenèments.L576];T(&quot;;&quot;);[Evenèments.I576];T(&quot;=&quot;);[Evenèments.M576]);T(&quot;&quot;))">
            <text:p/>
          </table:table-cell>
          <table:table-cell table:number-columns-repeated="1020"/>
        </table:table-row>
        <table:table-row table:style-name="ro1">
          <table:table-cell table:formula="of:=IF([Evenèments.C577]&gt;0;T(&quot;&quot;) ;T(&quot;#&quot;))" office:value-type="string" office:string-value="#">
            <text:p>#</text:p>
          </table:table-cell>
          <table:table-cell table:style-name="ce311" table:formula="of:=T([Evenèments.A577])">
            <text:p/>
          </table:table-cell>
          <table:table-cell table:style-name="ce311" table:formula="of:=T([Evenèments.B577])">
            <text:p/>
          </table:table-cell>
          <table:table-cell table:style-name="ce311" table:formula="of:=IF([Evenèments.C577]&gt;0;CONCATENATE([Evenèments.C577];[Evenèments.D577];[Evenèments.E577];T(&quot;;&quot;);[Evenèments.F577];[Evenèments.G577];[Evenèments.H577];T(&quot;;&quot;);[Evenèments.I577];T(&quot;;&quot;);[Evenèments.J577];T(&quot;;&quot;);[Evenèments.K577];T(&quot;;&quot;);[Evenèments.L577];T(&quot;;&quot;);[Evenèments.I577];T(&quot;=&quot;);[Evenèments.M577]);T(&quot;&quot;))">
            <text:p/>
          </table:table-cell>
          <table:table-cell table:number-columns-repeated="1020"/>
        </table:table-row>
        <table:table-row table:style-name="ro1">
          <table:table-cell table:formula="of:=IF([Evenèments.C578]&gt;0;T(&quot;&quot;) ;T(&quot;#&quot;))" office:value-type="string" office:string-value="#">
            <text:p>#</text:p>
          </table:table-cell>
          <table:table-cell table:style-name="ce311" table:formula="of:=T([Evenèments.A578])" office:value-type="string" office:string-value="Dates">
            <text:p>Dates</text:p>
          </table:table-cell>
          <table:table-cell table:style-name="ce311" table:formula="of:=T([Evenèments.B578])">
            <text:p/>
          </table:table-cell>
          <table:table-cell table:style-name="ce311" table:formula="of:=IF([Evenèments.C578]&gt;0;CONCATENATE([Evenèments.C578];[Evenèments.D578];[Evenèments.E578];T(&quot;;&quot;);[Evenèments.F578];[Evenèments.G578];[Evenèments.H578];T(&quot;;&quot;);[Evenèments.I578];T(&quot;;&quot;);[Evenèments.J578];T(&quot;;&quot;);[Evenèments.K578];T(&quot;;&quot;);[Evenèments.L578];T(&quot;;&quot;);[Evenèments.I578];T(&quot;=&quot;);[Evenèments.M578]);T(&quot;&quot;))">
            <text:p/>
          </table:table-cell>
          <table:table-cell table:number-columns-repeated="1020"/>
        </table:table-row>
        <table:table-row table:style-name="ro1">
          <table:table-cell table:formula="of:=IF([Evenèments.C579]&gt;0;T(&quot;&quot;) ;T(&quot;#&quot;))" office:value-type="string" office:string-value="#">
            <text:p>#</text:p>
          </table:table-cell>
          <table:table-cell table:style-name="ce311" table:formula="of:=T([Evenèments.A579])">
            <text:p/>
          </table:table-cell>
          <table:table-cell table:style-name="ce311" table:formula="of:=T([Evenèments.B579])" office:value-type="string" office:string-value="B = Anniversaires et Naissance">
            <text:p>B = Anniversaires et Naissance</text:p>
          </table:table-cell>
          <table:table-cell table:style-name="ce311" table:formula="of:=IF([Evenèments.C579]&gt;0;CONCATENATE([Evenèments.C579];[Evenèments.D579];[Evenèments.E579];T(&quot;;&quot;);[Evenèments.F579];[Evenèments.G579];[Evenèments.H579];T(&quot;;&quot;);[Evenèments.I579];T(&quot;;&quot;);[Evenèments.J579];T(&quot;;&quot;);[Evenèments.K579];T(&quot;;&quot;);[Evenèments.L579];T(&quot;;&quot;);[Evenèments.I579];T(&quot;=&quot;);[Evenèments.M579]);T(&quot;&quot;))">
            <text:p/>
          </table:table-cell>
          <table:table-cell table:number-columns-repeated="1020"/>
        </table:table-row>
        <table:table-row table:style-name="ro1">
          <table:table-cell table:formula="of:=IF([Evenèments.C580]&gt;0;T(&quot;&quot;) ;T(&quot;#&quot;))">
            <text:p/>
          </table:table-cell>
          <table:table-cell table:style-name="ce311" table:formula="of:=T([Evenèments.A580])">
            <text:p/>
          </table:table-cell>
          <table:table-cell table:style-name="ce311" table:formula="of:=T([Evenèments.B580])">
            <text:p/>
          </table:table-cell>
          <table:table-cell table:style-name="ce311" table:formula="of:=IF([Evenèments.C580]&gt;0;CONCATENATE([Evenèments.C580];[Evenèments.D580];[Evenèments.E580];T(&quot;;&quot;);[Evenèments.F580];[Evenèments.G580];[Evenèments.H580];T(&quot;;&quot;);[Evenèments.I580];T(&quot;;&quot;);[Evenèments.J580];T(&quot;;&quot;);[Evenèments.K580];T(&quot;;&quot;);[Evenèments.L580];T(&quot;;&quot;);[Evenèments.I580];T(&quot;=&quot;);[Evenèments.M580]);T(&quot;&quot;))" office:value-type="string" office:string-value="15531214;;fr;;4;B;fr=Naissance d'Henri IV à Pau, fils d'Antoine de Bourbon et de Jeanne d'Albret, il fût Roi de France de 1589 à 1610.">
            <text:p>15531214;;fr;;4;B;fr=Naissance d'Henri IV à Pau, fils d'Antoine de Bourbon et de Jeanne d'Albret, il fût Roi de France de 1589 à 1610.</text:p>
          </table:table-cell>
          <table:table-cell table:number-columns-repeated="1020"/>
        </table:table-row>
        <table:table-row table:style-name="ro1">
          <table:table-cell table:formula="of:=IF([Evenèments.C581]&gt;0;T(&quot;&quot;) ;T(&quot;#&quot;))">
            <text:p/>
          </table:table-cell>
          <table:table-cell table:style-name="ce311" table:formula="of:=T([Evenèments.A581])">
            <text:p/>
          </table:table-cell>
          <table:table-cell table:style-name="ce311" table:formula="of:=T([Evenèments.B581])">
            <text:p/>
          </table:table-cell>
          <table:table-cell table:style-name="ce311" table:formula="of:=IF([Evenèments.C581]&gt;0;CONCATENATE([Evenèments.C581];[Evenèments.D581];[Evenèments.E581];T(&quot;;&quot;);[Evenèments.F581];[Evenèments.G581];[Evenèments.H581];T(&quot;;&quot;);[Evenèments.I581];T(&quot;;&quot;);[Evenèments.J581];T(&quot;;&quot;);[Evenèments.K581];T(&quot;;&quot;);[Evenèments.L581];T(&quot;;&quot;);[Evenèments.I581];T(&quot;=&quot;);[Evenèments.M581]);T(&quot;&quot;))" office:value-type="string" office:string-value="16010927;;fr;;4;B;fr=Naissance du futur Louis XIII, à Fontainebleau. Fils d'Henri IV et de Marie de Médicis.">
            <text:p>16010927;;fr;;4;B;fr=Naissance du futur Louis XIII, à Fontainebleau. Fils d'Henri IV et de Marie de Médicis.</text:p>
          </table:table-cell>
          <table:table-cell table:number-columns-repeated="1020"/>
        </table:table-row>
        <table:table-row table:style-name="ro1">
          <table:table-cell table:formula="of:=IF([Evenèments.C582]&gt;0;T(&quot;&quot;) ;T(&quot;#&quot;))">
            <text:p/>
          </table:table-cell>
          <table:table-cell table:style-name="ce311" table:formula="of:=T([Evenèments.A582])">
            <text:p/>
          </table:table-cell>
          <table:table-cell table:style-name="ce311" table:formula="of:=T([Evenèments.B582])">
            <text:p/>
          </table:table-cell>
          <table:table-cell table:style-name="ce311" table:formula="of:=IF([Evenèments.C582]&gt;0;CONCATENATE([Evenèments.C582];[Evenèments.D582];[Evenèments.E582];T(&quot;;&quot;);[Evenèments.F582];[Evenèments.G582];[Evenèments.H582];T(&quot;;&quot;);[Evenèments.I582];T(&quot;;&quot;);[Evenèments.J582];T(&quot;;&quot;);[Evenèments.K582];T(&quot;;&quot;);[Evenèments.L582];T(&quot;;&quot;);[Evenèments.I582];T(&quot;=&quot;);[Evenèments.M582]);T(&quot;&quot;))" office:value-type="string" office:string-value="16040104;;fr;;9;B;fr=Naissance à Besançon (Doubs) du dramaturge Jean Mairet.">
            <text:p>16040104;;fr;;9;B;fr=Naissance à Besançon (Doubs) du dramaturge Jean Mairet.</text:p>
          </table:table-cell>
          <table:table-cell table:number-columns-repeated="1020"/>
        </table:table-row>
        <table:table-row table:style-name="ro1">
          <table:table-cell table:formula="of:=IF([Evenèments.C583]&gt;0;T(&quot;&quot;) ;T(&quot;#&quot;))">
            <text:p/>
          </table:table-cell>
          <table:table-cell table:style-name="ce311" table:formula="of:=T([Evenèments.A583])">
            <text:p/>
          </table:table-cell>
          <table:table-cell table:style-name="ce311" table:formula="of:=T([Evenèments.B583])">
            <text:p/>
          </table:table-cell>
          <table:table-cell table:style-name="ce311" table:formula="of:=IF([Evenèments.C583]&gt;0;CONCATENATE([Evenèments.C583];[Evenèments.D583];[Evenèments.E583];T(&quot;;&quot;);[Evenèments.F583];[Evenèments.G583];[Evenèments.H583];T(&quot;;&quot;);[Evenèments.I583];T(&quot;;&quot;);[Evenèments.J583];T(&quot;;&quot;);[Evenèments.K583];T(&quot;;&quot;);[Evenèments.L583];T(&quot;;&quot;);[Evenèments.I583];T(&quot;=&quot;);[Evenèments.M583]);T(&quot;&quot;))" office:value-type="string" office:string-value="16060606;;fr;;6;B;fr=Naissance à Rouen (Seine-Maritime) de Pierre Corneille, dramaturge français.">
            <text:p>16060606;;fr;;6;B;fr=Naissance à Rouen (Seine-Maritime) de Pierre Corneille, dramaturge français.</text:p>
          </table:table-cell>
          <table:table-cell table:number-columns-repeated="1020"/>
        </table:table-row>
        <table:table-row table:style-name="ro1">
          <table:table-cell table:formula="of:=IF([Evenèments.C584]&gt;0;T(&quot;&quot;) ;T(&quot;#&quot;))">
            <text:p/>
          </table:table-cell>
          <table:table-cell table:style-name="ce311" table:formula="of:=T([Evenèments.A584])">
            <text:p/>
          </table:table-cell>
          <table:table-cell table:style-name="ce311" table:formula="of:=T([Evenèments.B584])">
            <text:p/>
          </table:table-cell>
          <table:table-cell table:style-name="ce311" table:formula="of:=IF([Evenèments.C584]&gt;0;CONCATENATE([Evenèments.C584];[Evenèments.D584];[Evenèments.E584];T(&quot;;&quot;);[Evenèments.F584];[Evenèments.G584];[Evenèments.H584];T(&quot;;&quot;);[Evenèments.I584];T(&quot;;&quot;);[Evenèments.J584];T(&quot;;&quot;);[Evenèments.K584];T(&quot;;&quot;);[Evenèments.L584];T(&quot;;&quot;);[Evenèments.I584];T(&quot;=&quot;);[Evenèments.M584]);T(&quot;&quot;))" office:value-type="string" office:string-value="16230619;;fr;;8;B;fr=Naissance à Clermont-Ferrand (Puy-de-Dôme) de Blaise Pascal mathématicien, philosophe et écrivain français. Inventeur de la machine à calculer.">
            <text:p>16230619;;fr;;8;B;fr=Naissance à Clermont-Ferrand (Puy-de-Dôme) de Blaise Pascal mathématicien, philosophe et écrivain français. Inventeur de la machine à calculer.</text:p>
          </table:table-cell>
          <table:table-cell table:number-columns-repeated="1020"/>
        </table:table-row>
        <table:table-row table:style-name="ro1">
          <table:table-cell table:formula="of:=IF([Evenèments.C585]&gt;0;T(&quot;&quot;) ;T(&quot;#&quot;))">
            <text:p/>
          </table:table-cell>
          <table:table-cell table:style-name="ce311" table:formula="of:=T([Evenèments.A585])">
            <text:p/>
          </table:table-cell>
          <table:table-cell table:style-name="ce311" table:formula="of:=T([Evenèments.B585])">
            <text:p/>
          </table:table-cell>
          <table:table-cell table:style-name="ce311" table:formula="of:=IF([Evenèments.C585]&gt;0;CONCATENATE([Evenèments.C585];[Evenèments.D585];[Evenèments.E585];T(&quot;;&quot;);[Evenèments.F585];[Evenèments.G585];[Evenèments.H585];T(&quot;;&quot;);[Evenèments.I585];T(&quot;;&quot;);[Evenèments.J585];T(&quot;;&quot;);[Evenèments.K585];T(&quot;;&quot;);[Evenèments.L585];T(&quot;;&quot;);[Evenèments.I585];T(&quot;=&quot;);[Evenèments.M585]);T(&quot;&quot;))" office:value-type="string" office:string-value="16321128;;fr;;8;B;fr=Naissance de Jean-Baptiste Lully, musicien français d'origine italienne.">
            <text:p>16321128;;fr;;8;B;fr=Naissance de Jean-Baptiste Lully, musicien français d'origine italienne.</text:p>
          </table:table-cell>
          <table:table-cell table:number-columns-repeated="1020"/>
        </table:table-row>
        <table:table-row table:style-name="ro1">
          <table:table-cell table:formula="of:=IF([Evenèments.C586]&gt;0;T(&quot;&quot;) ;T(&quot;#&quot;))">
            <text:p/>
          </table:table-cell>
          <table:table-cell table:style-name="ce311" table:formula="of:=T([Evenèments.A586])">
            <text:p/>
          </table:table-cell>
          <table:table-cell table:style-name="ce311" table:formula="of:=T([Evenèments.B586])">
            <text:p/>
          </table:table-cell>
          <table:table-cell table:style-name="ce311" table:formula="of:=IF([Evenèments.C586]&gt;0;CONCATENATE([Evenèments.C586];[Evenèments.D586];[Evenèments.E586];T(&quot;;&quot;);[Evenèments.F586];[Evenèments.G586];[Evenèments.H586];T(&quot;;&quot;);[Evenèments.I586];T(&quot;;&quot;);[Evenèments.J586];T(&quot;;&quot;);[Evenèments.K586];T(&quot;;&quot;);[Evenèments.L586];T(&quot;;&quot;);[Evenèments.I586];T(&quot;=&quot;);[Evenèments.M586]);T(&quot;&quot;))" office:value-type="string" office:string-value="16351124;;fr;;8;B;fr=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
            <text:p>16351124;;fr;;8;B;fr=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text:p>
          </table:table-cell>
          <table:table-cell table:number-columns-repeated="1020"/>
        </table:table-row>
        <table:table-row table:style-name="ro1">
          <table:table-cell table:formula="of:=IF([Evenèments.C587]&gt;0;T(&quot;&quot;) ;T(&quot;#&quot;))">
            <text:p/>
          </table:table-cell>
          <table:table-cell table:style-name="ce311" table:formula="of:=T([Evenèments.A587])">
            <text:p/>
          </table:table-cell>
          <table:table-cell table:style-name="ce311" table:formula="of:=T([Evenèments.B587])">
            <text:p/>
          </table:table-cell>
          <table:table-cell table:style-name="ce311" table:formula="of:=IF([Evenèments.C587]&gt;0;CONCATENATE([Evenèments.C587];[Evenèments.D587];[Evenèments.E587];T(&quot;;&quot;);[Evenèments.F587];[Evenèments.G587];[Evenèments.H587];T(&quot;;&quot;);[Evenèments.I587];T(&quot;;&quot;);[Evenèments.J587];T(&quot;;&quot;);[Evenèments.K587];T(&quot;;&quot;);[Evenèments.L587];T(&quot;;&quot;);[Evenèments.I587];T(&quot;=&quot;);[Evenèments.M587]);T(&quot;&quot;))" office:value-type="string" office:string-value="16380905;;fr;;5;B;fr=Naissance du Dauphin, futur Louis XIV à Saint Germain en Laye">
            <text:p>16380905;;fr;;5;B;fr=Naissance du Dauphin, futur Louis XIV à Saint Germain en Laye</text:p>
          </table:table-cell>
          <table:table-cell table:number-columns-repeated="1020"/>
        </table:table-row>
        <table:table-row table:style-name="ro1">
          <table:table-cell table:formula="of:=IF([Evenèments.C588]&gt;0;T(&quot;&quot;) ;T(&quot;#&quot;))">
            <text:p/>
          </table:table-cell>
          <table:table-cell table:style-name="ce311" table:formula="of:=T([Evenèments.A588])">
            <text:p/>
          </table:table-cell>
          <table:table-cell table:style-name="ce311" table:formula="of:=T([Evenèments.B588])">
            <text:p/>
          </table:table-cell>
          <table:table-cell table:style-name="ce311" table:formula="of:=IF([Evenèments.C588]&gt;0;CONCATENATE([Evenèments.C588];[Evenèments.D588];[Evenèments.E588];T(&quot;;&quot;);[Evenèments.F588];[Evenèments.G588];[Evenèments.H588];T(&quot;;&quot;);[Evenèments.I588];T(&quot;;&quot;);[Evenèments.J588];T(&quot;;&quot;);[Evenèments.K588];T(&quot;;&quot;);[Evenèments.L588];T(&quot;;&quot;);[Evenèments.I588];T(&quot;=&quot;);[Evenèments.M588]);T(&quot;&quot;))" office:value-type="string" office:string-value="16390116;;fr;;7;B;fr=Naissance à Sainte-Menehoud (Marne) de Dom Pierre Pérignon, moine Bénédictin et élaborateur du Champagne.">
            <text:p>16390116;;fr;;7;B;fr=Naissance à Sainte-Menehoud (Marne) de Dom Pierre Pérignon, moine Bénédictin et élaborateur du Champagne.</text:p>
          </table:table-cell>
          <table:table-cell table:number-columns-repeated="1020"/>
        </table:table-row>
        <table:table-row table:style-name="ro1">
          <table:table-cell table:formula="of:=IF([Evenèments.C589]&gt;0;T(&quot;&quot;) ;T(&quot;#&quot;))">
            <text:p/>
          </table:table-cell>
          <table:table-cell table:style-name="ce311" table:formula="of:=T([Evenèments.A589])">
            <text:p/>
          </table:table-cell>
          <table:table-cell table:style-name="ce311" table:formula="of:=T([Evenèments.B589])">
            <text:p/>
          </table:table-cell>
          <table:table-cell table:style-name="ce311" table:formula="of:=IF([Evenèments.C589]&gt;0;CONCATENATE([Evenèments.C589];[Evenèments.D589];[Evenèments.E589];T(&quot;;&quot;);[Evenèments.F589];[Evenèments.G589];[Evenèments.H589];T(&quot;;&quot;);[Evenèments.I589];T(&quot;;&quot;);[Evenèments.J589];T(&quot;;&quot;);[Evenèments.K589];T(&quot;;&quot;);[Evenèments.L589];T(&quot;;&quot;);[Evenèments.I589];T(&quot;=&quot;);[Evenèments.M589]);T(&quot;&quot;))" office:value-type="string" office:string-value="16470822;;fr;;7;B;fr=Naissance à Chitenay (Loir-et-Cher) de Denis Papin. Il est connu pour ses travaux sur la machine à vapeur.">
            <text:p>16470822;;fr;;7;B;fr=Naissance à Chitenay (Loir-et-Cher) de Denis Papin. Il est connu pour ses travaux sur la machine à vapeur.</text:p>
          </table:table-cell>
          <table:table-cell table:number-columns-repeated="1020"/>
        </table:table-row>
        <table:table-row table:style-name="ro1">
          <table:table-cell table:formula="of:=IF([Evenèments.C590]&gt;0;T(&quot;&quot;) ;T(&quot;#&quot;))">
            <text:p/>
          </table:table-cell>
          <table:table-cell table:style-name="ce311" table:formula="of:=T([Evenèments.A590])">
            <text:p/>
          </table:table-cell>
          <table:table-cell table:style-name="ce311" table:formula="of:=T([Evenèments.B590])">
            <text:p/>
          </table:table-cell>
          <table:table-cell table:style-name="ce311" table:formula="of:=IF([Evenèments.C590]&gt;0;CONCATENATE([Evenèments.C590];[Evenèments.D590];[Evenèments.E590];T(&quot;;&quot;);[Evenèments.F590];[Evenèments.G590];[Evenèments.H590];T(&quot;;&quot;);[Evenèments.I590];T(&quot;;&quot;);[Evenèments.J590];T(&quot;;&quot;);[Evenèments.K590];T(&quot;;&quot;);[Evenèments.L590];T(&quot;;&quot;);[Evenèments.I590];T(&quot;=&quot;);[Evenèments.M590]);T(&quot;&quot;))" office:value-type="string" office:string-value="16850321;;fr;;5;B;fr=Naissance de Jean-Sébastien Bach à Eisenach (Allemagne).;en=Johann Sébastien Bach, born March 21, 1685.">
            <text:p>16850321;;fr;;5;B;fr=Naissance de Jean-Sébastien Bach à Eisenach (Allemagne).;en=Johann Sébastien Bach, born March 21, 1685.</text:p>
          </table:table-cell>
          <table:table-cell table:number-columns-repeated="1020"/>
        </table:table-row>
        <table:table-row table:style-name="ro1">
          <table:table-cell table:formula="of:=IF([Evenèments.C591]&gt;0;T(&quot;&quot;) ;T(&quot;#&quot;))">
            <text:p/>
          </table:table-cell>
          <table:table-cell table:style-name="ce311" table:formula="of:=T([Evenèments.A591])">
            <text:p/>
          </table:table-cell>
          <table:table-cell table:style-name="ce311" table:formula="of:=T([Evenèments.B591])">
            <text:p/>
          </table:table-cell>
          <table:table-cell table:style-name="ce311" table:formula="of:=IF([Evenèments.C591]&gt;0;CONCATENATE([Evenèments.C591];[Evenèments.D591];[Evenèments.E591];T(&quot;;&quot;);[Evenèments.F591];[Evenèments.G591];[Evenèments.H591];T(&quot;;&quot;);[Evenèments.I591];T(&quot;;&quot;);[Evenèments.J591];T(&quot;;&quot;);[Evenèments.K591];T(&quot;;&quot;);[Evenèments.L591];T(&quot;;&quot;);[Evenèments.I591];T(&quot;=&quot;);[Evenèments.M591]);T(&quot;&quot;))" office:value-type="string" office:string-value="16941121;;fr;;4;B;fr=Naissance à Paris de l'écrivain et philosophe François Marie Arouet, dit Voltaire.">
            <text:p>16941121;;fr;;4;B;fr=Naissance à Paris de l'écrivain et philosophe François Marie Arouet, dit Voltaire.</text:p>
          </table:table-cell>
          <table:table-cell table:number-columns-repeated="1020"/>
        </table:table-row>
        <table:table-row table:style-name="ro1">
          <table:table-cell table:formula="of:=IF([Evenèments.C592]&gt;0;T(&quot;&quot;) ;T(&quot;#&quot;))">
            <text:p/>
          </table:table-cell>
          <table:table-cell table:style-name="ce311" table:formula="of:=T([Evenèments.A592])">
            <text:p/>
          </table:table-cell>
          <table:table-cell table:style-name="ce311" table:formula="of:=T([Evenèments.B592])">
            <text:p/>
          </table:table-cell>
          <table:table-cell table:style-name="ce311" table:formula="of:=IF([Evenèments.C592]&gt;0;CONCATENATE([Evenèments.C592];[Evenèments.D592];[Evenèments.E592];T(&quot;;&quot;);[Evenèments.F592];[Evenèments.G592];[Evenèments.H592];T(&quot;;&quot;);[Evenèments.I592];T(&quot;;&quot;);[Evenèments.J592];T(&quot;;&quot;);[Evenèments.K592];T(&quot;;&quot;);[Evenèments.L592];T(&quot;;&quot;);[Evenèments.I592];T(&quot;=&quot;);[Evenèments.M592]);T(&quot;&quot;))" office:value-type="string" office:string-value="17100215;;fr;;6;B;fr=Naissance du futur Louis XV, à Versailles.">
            <text:p>17100215;;fr;;6;B;fr=Naissance du futur Louis XV, à Versailles.</text:p>
          </table:table-cell>
          <table:table-cell table:number-columns-repeated="1020"/>
        </table:table-row>
        <table:table-row table:style-name="ro1">
          <table:table-cell table:formula="of:=IF([Evenèments.C593]&gt;0;T(&quot;&quot;) ;T(&quot;#&quot;))">
            <text:p/>
          </table:table-cell>
          <table:table-cell table:style-name="ce311" table:formula="of:=T([Evenèments.A593])">
            <text:p/>
          </table:table-cell>
          <table:table-cell table:style-name="ce311" table:formula="of:=T([Evenèments.B593])">
            <text:p/>
          </table:table-cell>
          <table:table-cell table:style-name="ce311" table:formula="of:=IF([Evenèments.C593]&gt;0;CONCATENATE([Evenèments.C593];[Evenèments.D593];[Evenèments.E593];T(&quot;;&quot;);[Evenèments.F593];[Evenèments.G593];[Evenèments.H593];T(&quot;;&quot;);[Evenèments.I593];T(&quot;;&quot;);[Evenèments.J593];T(&quot;;&quot;);[Evenèments.K593];T(&quot;;&quot;);[Evenèments.L593];T(&quot;;&quot;);[Evenèments.I593];T(&quot;=&quot;);[Evenèments.M593]);T(&quot;&quot;))" office:value-type="string" office:string-value="17290904;;fr;;7;B;fr=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
            <text:p>17290904;;fr;;7;B;fr=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text:p>
          </table:table-cell>
          <table:table-cell table:number-columns-repeated="1020"/>
        </table:table-row>
        <table:table-row table:style-name="ro1">
          <table:table-cell table:formula="of:=IF([Evenèments.C594]&gt;0;T(&quot;&quot;) ;T(&quot;#&quot;))">
            <text:p/>
          </table:table-cell>
          <table:table-cell table:style-name="ce311" table:formula="of:=T([Evenèments.A594])">
            <text:p/>
          </table:table-cell>
          <table:table-cell table:style-name="ce311" table:formula="of:=T([Evenèments.B594])">
            <text:p/>
          </table:table-cell>
          <table:table-cell table:style-name="ce311" table:formula="of:=IF([Evenèments.C594]&gt;0;CONCATENATE([Evenèments.C594];[Evenèments.D594];[Evenèments.E594];T(&quot;;&quot;);[Evenèments.F594];[Evenèments.G594];[Evenèments.H594];T(&quot;;&quot;);[Evenèments.I594];T(&quot;;&quot;);[Evenèments.J594];T(&quot;;&quot;);[Evenèments.K594];T(&quot;;&quot;);[Evenèments.L594];T(&quot;;&quot;);[Evenèments.I594];T(&quot;=&quot;);[Evenèments.M594]);T(&quot;&quot;))" office:value-type="string" office:string-value="17540823;;fr;;6;B;fr=Naissance du futur Louis XVI, à Versailles.">
            <text:p>17540823;;fr;;6;B;fr=Naissance du futur Louis XVI, à Versailles.</text:p>
          </table:table-cell>
          <table:table-cell table:number-columns-repeated="1020"/>
        </table:table-row>
        <table:table-row table:style-name="ro1">
          <table:table-cell table:formula="of:=IF([Evenèments.C595]&gt;0;T(&quot;&quot;) ;T(&quot;#&quot;))">
            <text:p/>
          </table:table-cell>
          <table:table-cell table:style-name="ce311" table:formula="of:=T([Evenèments.A595])">
            <text:p/>
          </table:table-cell>
          <table:table-cell table:style-name="ce311" table:formula="of:=T([Evenèments.B595])">
            <text:p/>
          </table:table-cell>
          <table:table-cell table:style-name="ce311" table:formula="of:=IF([Evenèments.C595]&gt;0;CONCATENATE([Evenèments.C595];[Evenèments.D595];[Evenèments.E595];T(&quot;;&quot;);[Evenèments.F595];[Evenèments.G595];[Evenèments.H595];T(&quot;;&quot;);[Evenèments.I595];T(&quot;;&quot;);[Evenèments.J595];T(&quot;;&quot;);[Evenèments.K595];T(&quot;;&quot;);[Evenèments.L595];T(&quot;;&quot;);[Evenèments.I595];T(&quot;=&quot;);[Evenèments.M595]);T(&quot;&quot;))" office:value-type="string" office:string-value="17571009;;fr;;6;B;fr=Naissance de Charles X, futur Roi de France.">
            <text:p>17571009;;fr;;6;B;fr=Naissance de Charles X, futur Roi de France.</text:p>
          </table:table-cell>
          <table:table-cell table:number-columns-repeated="1020"/>
        </table:table-row>
        <table:table-row table:style-name="ro1">
          <table:table-cell table:formula="of:=IF([Evenèments.C596]&gt;0;T(&quot;&quot;) ;T(&quot;#&quot;))">
            <text:p/>
          </table:table-cell>
          <table:table-cell table:style-name="ce311" table:formula="of:=T([Evenèments.A596])">
            <text:p/>
          </table:table-cell>
          <table:table-cell table:style-name="ce311" table:formula="of:=T([Evenèments.B596])">
            <text:p/>
          </table:table-cell>
          <table:table-cell table:style-name="ce311" table:formula="of:=IF([Evenèments.C596]&gt;0;CONCATENATE([Evenèments.C596];[Evenèments.D596];[Evenèments.E596];T(&quot;;&quot;);[Evenèments.F596];[Evenèments.G596];[Evenèments.H596];T(&quot;;&quot;);[Evenèments.I596];T(&quot;;&quot;);[Evenèments.J596];T(&quot;;&quot;);[Evenèments.K596];T(&quot;;&quot;);[Evenèments.L596];T(&quot;;&quot;);[Evenèments.I596];T(&quot;=&quot;);[Evenèments.M596]);T(&quot;&quot;))" office:value-type="string" office:string-value="17580506;;fr;;6;B;fr=Naissance de Maximilien de Robespierre.">
            <text:p>17580506;;fr;;6;B;fr=Naissance de Maximilien de Robespierre.</text:p>
          </table:table-cell>
          <table:table-cell table:number-columns-repeated="1020"/>
        </table:table-row>
        <table:table-row table:style-name="ro1">
          <table:table-cell table:formula="of:=IF([Evenèments.C597]&gt;0;T(&quot;&quot;) ;T(&quot;#&quot;))">
            <text:p/>
          </table:table-cell>
          <table:table-cell table:style-name="ce311" table:formula="of:=T([Evenèments.A597])">
            <text:p/>
          </table:table-cell>
          <table:table-cell table:style-name="ce311" table:formula="of:=T([Evenèments.B597])">
            <text:p/>
          </table:table-cell>
          <table:table-cell table:style-name="ce311" table:formula="of:=IF([Evenèments.C597]&gt;0;CONCATENATE([Evenèments.C597];[Evenèments.D597];[Evenèments.E597];T(&quot;;&quot;);[Evenèments.F597];[Evenèments.G597];[Evenèments.H597];T(&quot;;&quot;);[Evenèments.I597];T(&quot;;&quot;);[Evenèments.J597];T(&quot;;&quot;);[Evenèments.K597];T(&quot;;&quot;);[Evenèments.L597];T(&quot;;&quot;);[Evenèments.I597];T(&quot;=&quot;);[Evenèments.M597]);T(&quot;&quot;))" office:value-type="string" office:string-value="17591026;;fr;;6;B;fr=Naissance de Georges Jacques Danton.">
            <text:p>17591026;;fr;;6;B;fr=Naissance de Georges Jacques Danton.</text:p>
          </table:table-cell>
          <table:table-cell table:number-columns-repeated="1020"/>
        </table:table-row>
        <table:table-row table:style-name="ro1">
          <table:table-cell table:formula="of:=IF([Evenèments.C598]&gt;0;T(&quot;&quot;) ;T(&quot;#&quot;))">
            <text:p/>
          </table:table-cell>
          <table:table-cell table:style-name="ce311" table:formula="of:=T([Evenèments.A598])">
            <text:p/>
          </table:table-cell>
          <table:table-cell table:style-name="ce311" table:formula="of:=T([Evenèments.B598])">
            <text:p/>
          </table:table-cell>
          <table:table-cell table:style-name="ce311" table:formula="of:=IF([Evenèments.C598]&gt;0;CONCATENATE([Evenèments.C598];[Evenèments.D598];[Evenèments.E598];T(&quot;;&quot;);[Evenèments.F598];[Evenèments.G598];[Evenèments.H598];T(&quot;;&quot;);[Evenèments.I598];T(&quot;;&quot;);[Evenèments.J598];T(&quot;;&quot;);[Evenèments.K598];T(&quot;;&quot;);[Evenèments.L598];T(&quot;;&quot;);[Evenèments.I598];T(&quot;=&quot;);[Evenèments.M598]);T(&quot;&quot;))" office:value-type="string" office:string-value="17600510;;fr;;6;B;fr=Naissance de Rouget de Lisle. Rouget de Lisle est l'auteur des paroles et de la musique du Chant de guerre pour l'armée du Rhin, composé à Strasbourg dans la nuit du 24 au 25 avril 1792, et devenu l'hymne national français sous le nom de la Marseillaise.">
            <text:p>17600510;;fr;;6;B;fr=Naissance de Rouget de Lisle. Rouget de Lisle est l'auteur des paroles et de la musique du Chant de guerre pour l'armée du Rhin, composé à Strasbourg dans la nuit du 24 au 25 avril 1792, et devenu l'hymne national français sous le nom de la Marseillaise.</text:p>
          </table:table-cell>
          <table:table-cell table:number-columns-repeated="1020"/>
        </table:table-row>
        <table:table-row table:style-name="ro1">
          <table:table-cell table:formula="of:=IF([Evenèments.C599]&gt;0;T(&quot;&quot;) ;T(&quot;#&quot;))">
            <text:p/>
          </table:table-cell>
          <table:table-cell table:style-name="ce311" table:formula="of:=T([Evenèments.A599])">
            <text:p/>
          </table:table-cell>
          <table:table-cell table:style-name="ce311" table:formula="of:=T([Evenèments.B599])">
            <text:p/>
          </table:table-cell>
          <table:table-cell table:style-name="ce311" table:formula="of:=IF([Evenèments.C599]&gt;0;CONCATENATE([Evenèments.C599];[Evenèments.D599];[Evenèments.E599];T(&quot;;&quot;);[Evenèments.F599];[Evenèments.G599];[Evenèments.H599];T(&quot;;&quot;);[Evenèments.I599];T(&quot;;&quot;);[Evenèments.J599];T(&quot;;&quot;);[Evenèments.K599];T(&quot;;&quot;);[Evenèments.L599];T(&quot;;&quot;);[Evenèments.I599];T(&quot;=&quot;);[Evenèments.M599]);T(&quot;&quot;))" office:value-type="string" office:string-value="17690815;;fr;;6;B;fr=Naissance de Louis Napoléon Bonaparte à Ajaccio (Corse).">
            <text:p>17690815;;fr;;6;B;fr=Naissance de Louis Napoléon Bonaparte à Ajaccio (Corse).</text:p>
          </table:table-cell>
          <table:table-cell table:number-columns-repeated="1020"/>
        </table:table-row>
        <table:table-row table:style-name="ro1">
          <table:table-cell table:formula="of:=IF([Evenèments.C600]&gt;0;T(&quot;&quot;) ;T(&quot;#&quot;))">
            <text:p/>
          </table:table-cell>
          <table:table-cell table:style-name="ce311" table:formula="of:=T([Evenèments.A600])">
            <text:p/>
          </table:table-cell>
          <table:table-cell table:style-name="ce311" table:formula="of:=T([Evenèments.B600])">
            <text:p/>
          </table:table-cell>
          <table:table-cell table:style-name="ce311" table:formula="of:=IF([Evenèments.C600]&gt;0;CONCATENATE([Evenèments.C600];[Evenèments.D600];[Evenèments.E600];T(&quot;;&quot;);[Evenèments.F600];[Evenèments.G600];[Evenèments.H600];T(&quot;;&quot;);[Evenèments.I600];T(&quot;;&quot;);[Evenèments.J600];T(&quot;;&quot;);[Evenèments.K600];T(&quot;;&quot;);[Evenèments.L600];T(&quot;;&quot;);[Evenèments.I600];T(&quot;=&quot;);[Evenèments.M600]);T(&quot;&quot;))" office:value-type="string" office:string-value="17850327;;fr;;6;B;fr=Naissance du futur Louis XVII à Versailles. Deuxième fils de Louis XVI.">
            <text:p>17850327;;fr;;6;B;fr=Naissance du futur Louis XVII à Versailles. Deuxième fils de Louis XVI.</text:p>
          </table:table-cell>
          <table:table-cell table:number-columns-repeated="1020"/>
        </table:table-row>
        <table:table-row table:style-name="ro1">
          <table:table-cell table:formula="of:=IF([Evenèments.C601]&gt;0;T(&quot;&quot;) ;T(&quot;#&quot;))">
            <text:p/>
          </table:table-cell>
          <table:table-cell table:style-name="ce311" table:formula="of:=T([Evenèments.A601])">
            <text:p/>
          </table:table-cell>
          <table:table-cell table:style-name="ce311" table:formula="of:=T([Evenèments.B601])">
            <text:p/>
          </table:table-cell>
          <table:table-cell table:style-name="ce311" table:formula="of:=IF([Evenèments.C601]&gt;0;CONCATENATE([Evenèments.C601];[Evenèments.D601];[Evenèments.E601];T(&quot;;&quot;);[Evenèments.F601];[Evenèments.G601];[Evenèments.H601];T(&quot;;&quot;);[Evenèments.I601];T(&quot;;&quot;);[Evenèments.J601];T(&quot;;&quot;);[Evenèments.K601];T(&quot;;&quot;);[Evenèments.L601];T(&quot;;&quot;);[Evenèments.I601];T(&quot;=&quot;);[Evenèments.M601]);T(&quot;&quot;))" office:value-type="string" office:string-value="17970415;;fr;;6;B;fr=Naissance de Adolphe Thiers (futur Président de la République sous la IIIème République) à Marseille.">
            <text:p>17970415;;fr;;6;B;fr=Naissance de Adolphe Thiers (futur Président de la République sous la IIIème République) à Marseille.</text:p>
          </table:table-cell>
          <table:table-cell table:number-columns-repeated="1020"/>
        </table:table-row>
        <table:table-row table:style-name="ro1">
          <table:table-cell table:formula="of:=IF([Evenèments.C602]&gt;0;T(&quot;&quot;) ;T(&quot;#&quot;))">
            <text:p/>
          </table:table-cell>
          <table:table-cell table:style-name="ce311" table:formula="of:=T([Evenèments.A602])">
            <text:p/>
          </table:table-cell>
          <table:table-cell table:style-name="ce311" table:formula="of:=T([Evenèments.B602])">
            <text:p/>
          </table:table-cell>
          <table:table-cell table:style-name="ce311" table:formula="of:=IF([Evenèments.C602]&gt;0;CONCATENATE([Evenèments.C602];[Evenèments.D602];[Evenèments.E602];T(&quot;;&quot;);[Evenèments.F602];[Evenèments.G602];[Evenèments.H602];T(&quot;;&quot;);[Evenèments.I602];T(&quot;;&quot;);[Evenèments.J602];T(&quot;;&quot;);[Evenèments.K602];T(&quot;;&quot;);[Evenèments.L602];T(&quot;;&quot;);[Evenèments.I602];T(&quot;=&quot;);[Evenèments.M602]);T(&quot;&quot;))" office:value-type="string" office:string-value="18070815;;fr;;6;B;fr=Naissance de Jules Grévy (François-Jules) (futur Président de la République sous la IIIème République) à Mont sous Vaudrey.">
            <text:p>18070815;;fr;;6;B;fr=Naissance de Jules Grévy (François-Jules) (futur Président de la République sous la IIIème République) à Mont sous Vaudrey.</text:p>
          </table:table-cell>
          <table:table-cell table:number-columns-repeated="1020"/>
        </table:table-row>
        <table:table-row table:style-name="ro1">
          <table:table-cell table:formula="of:=IF([Evenèments.C603]&gt;0;T(&quot;&quot;) ;T(&quot;#&quot;))">
            <text:p/>
          </table:table-cell>
          <table:table-cell table:style-name="ce311" table:formula="of:=T([Evenèments.A603])">
            <text:p/>
          </table:table-cell>
          <table:table-cell table:style-name="ce311" table:formula="of:=T([Evenèments.B603])">
            <text:p/>
          </table:table-cell>
          <table:table-cell table:style-name="ce311" table:formula="of:=IF([Evenèments.C603]&gt;0;CONCATENATE([Evenèments.C603];[Evenèments.D603];[Evenèments.E603];T(&quot;;&quot;);[Evenèments.F603];[Evenèments.G603];[Evenèments.H603];T(&quot;;&quot;);[Evenèments.I603];T(&quot;;&quot;);[Evenèments.J603];T(&quot;;&quot;);[Evenèments.K603];T(&quot;;&quot;);[Evenèments.L603];T(&quot;;&quot;);[Evenèments.I603];T(&quot;=&quot;);[Evenèments.M603]);T(&quot;&quot;))" office:value-type="string" office:string-value="18080420;;fr;;6;B;fr=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
            <text:p>18080420;;fr;;6;B;fr=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text:p>
          </table:table-cell>
          <table:table-cell table:number-columns-repeated="1020"/>
        </table:table-row>
        <table:table-row table:style-name="ro1">
          <table:table-cell table:formula="of:=IF([Evenèments.C604]&gt;0;T(&quot;&quot;) ;T(&quot;#&quot;))">
            <text:p/>
          </table:table-cell>
          <table:table-cell table:style-name="ce311" table:formula="of:=T([Evenèments.A604])">
            <text:p/>
          </table:table-cell>
          <table:table-cell table:style-name="ce311" table:formula="of:=T([Evenèments.B604])">
            <text:p/>
          </table:table-cell>
          <table:table-cell table:style-name="ce311" table:formula="of:=IF([Evenèments.C604]&gt;0;CONCATENATE([Evenèments.C604];[Evenèments.D604];[Evenèments.E604];T(&quot;;&quot;);[Evenèments.F604];[Evenèments.G604];[Evenèments.H604];T(&quot;;&quot;);[Evenèments.I604];T(&quot;;&quot;);[Evenèments.J604];T(&quot;;&quot;);[Evenèments.K604];T(&quot;;&quot;);[Evenèments.L604];T(&quot;;&quot;);[Evenèments.I604];T(&quot;=&quot;);[Evenèments.M604]);T(&quot;&quot;))" office:value-type="string" office:string-value="18080613;;fr;;6;B;fr=Naissance du Maréchal de Mac-Mahon à Sully, Saône et Loire (futur Président de la République sous la IIIème République).">
            <text:p>18080613;;fr;;6;B;fr=Naissance du Maréchal de Mac-Mahon à Sully, Saône et Loire (futur Président de la République sous la IIIème République).</text:p>
          </table:table-cell>
          <table:table-cell table:number-columns-repeated="1020"/>
        </table:table-row>
        <table:table-row table:style-name="ro1">
          <table:table-cell table:formula="of:=IF([Evenèments.C605]&gt;0;T(&quot;&quot;) ;T(&quot;#&quot;))">
            <text:p/>
          </table:table-cell>
          <table:table-cell table:style-name="ce311" table:formula="of:=T([Evenèments.A605])">
            <text:p/>
          </table:table-cell>
          <table:table-cell table:style-name="ce311" table:formula="of:=T([Evenèments.B605])">
            <text:p/>
          </table:table-cell>
          <table:table-cell table:style-name="ce311" table:formula="of:=IF([Evenèments.C605]&gt;0;CONCATENATE([Evenèments.C605];[Evenèments.D605];[Evenèments.E605];T(&quot;;&quot;);[Evenèments.F605];[Evenèments.G605];[Evenèments.H605];T(&quot;;&quot;);[Evenèments.I605];T(&quot;;&quot;);[Evenèments.J605];T(&quot;;&quot;);[Evenèments.K605];T(&quot;;&quot;);[Evenèments.L605];T(&quot;;&quot;);[Evenèments.I605];T(&quot;=&quot;);[Evenèments.M605]);T(&quot;&quot;))" office:value-type="string" office:string-value="18370811;;fr;;6;B;fr=Naissance de Sadi Carnot (futur Président de la République sous la IIIème République) à Limoges.">
            <text:p>18370811;;fr;;6;B;fr=Naissance de Sadi Carnot (futur Président de la République sous la IIIème République) à Limoges.</text:p>
          </table:table-cell>
          <table:table-cell table:number-columns-repeated="1020"/>
        </table:table-row>
        <table:table-row table:style-name="ro1">
          <table:table-cell table:formula="of:=IF([Evenèments.C606]&gt;0;T(&quot;&quot;) ;T(&quot;#&quot;))">
            <text:p/>
          </table:table-cell>
          <table:table-cell table:style-name="ce311" table:formula="of:=T([Evenèments.A606])">
            <text:p/>
          </table:table-cell>
          <table:table-cell table:style-name="ce311" table:formula="of:=T([Evenèments.B606])">
            <text:p/>
          </table:table-cell>
          <table:table-cell table:style-name="ce311" table:formula="of:=IF([Evenèments.C606]&gt;0;CONCATENATE([Evenèments.C606];[Evenèments.D606];[Evenèments.E606];T(&quot;;&quot;);[Evenèments.F606];[Evenèments.G606];[Evenèments.H606];T(&quot;;&quot;);[Evenèments.I606];T(&quot;;&quot;);[Evenèments.J606];T(&quot;;&quot;);[Evenèments.K606];T(&quot;;&quot;);[Evenèments.L606];T(&quot;;&quot;);[Evenèments.I606];T(&quot;=&quot;);[Evenèments.M606]);T(&quot;&quot;))" office:value-type="string" office:string-value="18560316;;fr;;6;B;fr=Naissance du Prince Impérial (fils de Napoléon III) (nom envisagé : roi d'Alger à cause des projets d'un roy arabe en Algérie) (après la naissance de son fils, Eugénie, femme de Napoléon III fit chambre à part et laissa à son mari toute liberté dans ses liaisons féminines).">
            <text:p>18560316;;fr;;6;B;fr=Naissance du Prince Impérial (fils de Napoléon III) (nom envisagé : roi d'Alger à cause des projets d'un roy arabe en Algérie) (après la naissance de son fils, Eugénie, femme de Napoléon III fit chambre à part et laissa à son mari toute liberté dans ses liaisons féminines).</text:p>
          </table:table-cell>
          <table:table-cell table:number-columns-repeated="1020"/>
        </table:table-row>
        <table:table-row table:style-name="ro1">
          <table:table-cell table:formula="of:=IF([Evenèments.C607]&gt;0;T(&quot;&quot;) ;T(&quot;#&quot;))" office:value-type="string" office:string-value="#">
            <text:p>#</text:p>
          </table:table-cell>
          <table:table-cell table:style-name="ce311" table:formula="of:=T([Evenèments.A607])">
            <text:p/>
          </table:table-cell>
          <table:table-cell table:style-name="ce311" table:formula="of:=T([Evenèments.B607])">
            <text:p/>
          </table:table-cell>
          <table:table-cell table:style-name="ce311" table:formula="of:=IF([Evenèments.C607]&gt;0;CONCATENATE([Evenèments.C607];[Evenèments.D607];[Evenèments.E607];T(&quot;;&quot;);[Evenèments.F607];[Evenèments.G607];[Evenèments.H607];T(&quot;;&quot;);[Evenèments.I607];T(&quot;;&quot;);[Evenèments.J607];T(&quot;;&quot;);[Evenèments.K607];T(&quot;;&quot;);[Evenèments.L607];T(&quot;;&quot;);[Evenèments.I607];T(&quot;=&quot;);[Evenèments.M607]);T(&quot;&quot;))">
            <text:p/>
          </table:table-cell>
          <table:table-cell table:number-columns-repeated="1020"/>
        </table:table-row>
        <table:table-row table:style-name="ro1">
          <table:table-cell table:formula="of:=IF([Evenèments.C608]&gt;0;T(&quot;&quot;) ;T(&quot;#&quot;))" office:value-type="string" office:string-value="#">
            <text:p>#</text:p>
          </table:table-cell>
          <table:table-cell table:style-name="ce311" table:formula="of:=T([Evenèments.A608])">
            <text:p/>
          </table:table-cell>
          <table:table-cell table:style-name="ce311" table:formula="of:=T([Evenèments.B608])" office:value-type="string" office:string-value="D = Décès">
            <text:p>D = Décès</text:p>
          </table:table-cell>
          <table:table-cell table:style-name="ce311" table:formula="of:=IF([Evenèments.C608]&gt;0;CONCATENATE([Evenèments.C608];[Evenèments.D608];[Evenèments.E608];T(&quot;;&quot;);[Evenèments.F608];[Evenèments.G608];[Evenèments.H608];T(&quot;;&quot;);[Evenèments.I608];T(&quot;;&quot;);[Evenèments.J608];T(&quot;;&quot;);[Evenèments.K608];T(&quot;;&quot;);[Evenèments.L608];T(&quot;;&quot;);[Evenèments.I608];T(&quot;=&quot;);[Evenèments.M608]);T(&quot;&quot;))">
            <text:p/>
          </table:table-cell>
          <table:table-cell table:number-columns-repeated="1020"/>
        </table:table-row>
        <table:table-row table:style-name="ro1">
          <table:table-cell table:formula="of:=IF([Evenèments.C609]&gt;0;T(&quot;&quot;) ;T(&quot;#&quot;))">
            <text:p/>
          </table:table-cell>
          <table:table-cell table:style-name="ce311" table:formula="of:=T([Evenèments.A609])">
            <text:p/>
          </table:table-cell>
          <table:table-cell table:style-name="ce311" table:formula="of:=T([Evenèments.B609])">
            <text:p/>
          </table:table-cell>
          <table:table-cell table:style-name="ce311" table:formula="of:=IF([Evenèments.C609]&gt;0;CONCATENATE([Evenèments.C609];[Evenèments.D609];[Evenèments.E609];T(&quot;;&quot;);[Evenèments.F609];[Evenèments.G609];[Evenèments.H609];T(&quot;;&quot;);[Evenèments.I609];T(&quot;;&quot;);[Evenèments.J609];T(&quot;;&quot;);[Evenèments.K609];T(&quot;;&quot;);[Evenèments.L609];T(&quot;;&quot;);[Evenèments.I609];T(&quot;=&quot;);[Evenèments.M609]);T(&quot;&quot;))" office:value-type="string" office:string-value="16020729;;fr;;9;D;fr=Exécution du duc de Biron, maréchal de France. Il fut un favori d'Henri IV.">
            <text:p>16020729;;fr;;9;D;fr=Exécution du duc de Biron, maréchal de France. Il fut un favori d'Henri IV.</text:p>
          </table:table-cell>
          <table:table-cell table:number-columns-repeated="1020"/>
        </table:table-row>
        <table:table-row table:style-name="ro1">
          <table:table-cell table:formula="of:=IF([Evenèments.C610]&gt;0;T(&quot;&quot;) ;T(&quot;#&quot;))">
            <text:p/>
          </table:table-cell>
          <table:table-cell table:style-name="ce311" table:formula="of:=T([Evenèments.A610])">
            <text:p/>
          </table:table-cell>
          <table:table-cell table:style-name="ce311" table:formula="of:=T([Evenèments.B610])">
            <text:p/>
          </table:table-cell>
          <table:table-cell table:style-name="ce311" table:formula="of:=IF([Evenèments.C610]&gt;0;CONCATENATE([Evenèments.C610];[Evenèments.D610];[Evenèments.E610];T(&quot;;&quot;);[Evenèments.F610];[Evenèments.G610];[Evenèments.H610];T(&quot;;&quot;);[Evenèments.I610];T(&quot;;&quot;);[Evenèments.J610];T(&quot;;&quot;);[Evenèments.K610];T(&quot;;&quot;);[Evenèments.L610];T(&quot;;&quot;);[Evenèments.I610];T(&quot;=&quot;);[Evenèments.M610]);T(&quot;&quot;))" office:value-type="string" office:string-value="16031213;;fr;;7;D;fr=Décès à Paris du mathématicien François Viète à l'âge de 63 ans. Initiateur des symboles alphabétiques en algèbre.">
            <text:p>16031213;;fr;;7;D;fr=Décès à Paris du mathématicien François Viète à l'âge de 63 ans. Initiateur des symboles alphabétiques en algèbre.</text:p>
          </table:table-cell>
          <table:table-cell table:number-columns-repeated="1020"/>
        </table:table-row>
        <table:table-row table:style-name="ro1">
          <table:table-cell table:formula="of:=IF([Evenèments.C611]&gt;0;T(&quot;&quot;) ;T(&quot;#&quot;))">
            <text:p/>
          </table:table-cell>
          <table:table-cell table:style-name="ce311" table:formula="of:=T([Evenèments.A611])">
            <text:p/>
          </table:table-cell>
          <table:table-cell table:style-name="ce311" table:formula="of:=T([Evenèments.B611])">
            <text:p/>
          </table:table-cell>
          <table:table-cell table:style-name="ce311" table:formula="of:=IF([Evenèments.C611]&gt;0;CONCATENATE([Evenèments.C611];[Evenèments.D611];[Evenèments.E611];T(&quot;;&quot;);[Evenèments.F611];[Evenèments.G611];[Evenèments.H611];T(&quot;;&quot;);[Evenèments.I611];T(&quot;;&quot;);[Evenèments.J611];T(&quot;;&quot;);[Evenèments.K611];T(&quot;;&quot;);[Evenèments.L611];T(&quot;;&quot;);[Evenèments.I611];T(&quot;=&quot;);[Evenèments.M611]);T(&quot;&quot;))" office:value-type="string" office:string-value="16040213;;fr;;9;D;fr=Décès à Nancy (Meurthe-et-Moselle) de Catherine de Bourbon, sœur de Henri IV.">
            <text:p>16040213;;fr;;9;D;fr=Décès à Nancy (Meurthe-et-Moselle) de Catherine de Bourbon, sœur de Henri IV.</text:p>
          </table:table-cell>
          <table:table-cell table:number-columns-repeated="1020"/>
        </table:table-row>
        <table:table-row table:style-name="ro1">
          <table:table-cell table:formula="of:=IF([Evenèments.C612]&gt;0;T(&quot;&quot;) ;T(&quot;#&quot;))">
            <text:p/>
          </table:table-cell>
          <table:table-cell table:style-name="ce311" table:formula="of:=T([Evenèments.A612])">
            <text:p/>
          </table:table-cell>
          <table:table-cell table:style-name="ce311" table:formula="of:=T([Evenèments.B612])">
            <text:p/>
          </table:table-cell>
          <table:table-cell table:style-name="ce311" table:formula="of:=IF([Evenèments.C612]&gt;0;CONCATENATE([Evenèments.C612];[Evenèments.D612];[Evenèments.E612];T(&quot;;&quot;);[Evenèments.F612];[Evenèments.G612];[Evenèments.H612];T(&quot;;&quot;);[Evenèments.I612];T(&quot;;&quot;);[Evenèments.J612];T(&quot;;&quot;);[Evenèments.K612];T(&quot;;&quot;);[Evenèments.L612];T(&quot;;&quot;);[Evenèments.I612];T(&quot;=&quot;);[Evenèments.M612]);T(&quot;&quot;))" office:value-type="string" office:string-value="16100514;;fr;;3;D;fr=Décès d'Henri IV à Paris tué par Ravaillac.">
            <text:p>16100514;;fr;;3;D;fr=Décès d'Henri IV à Paris tué par Ravaillac.</text:p>
          </table:table-cell>
          <table:table-cell table:number-columns-repeated="1020"/>
        </table:table-row>
        <table:table-row table:style-name="ro1">
          <table:table-cell table:formula="of:=IF([Evenèments.C613]&gt;0;T(&quot;&quot;) ;T(&quot;#&quot;))">
            <text:p/>
          </table:table-cell>
          <table:table-cell table:style-name="ce311" table:formula="of:=T([Evenèments.A613])">
            <text:p/>
          </table:table-cell>
          <table:table-cell table:style-name="ce311" table:formula="of:=T([Evenèments.B613])">
            <text:p/>
          </table:table-cell>
          <table:table-cell table:style-name="ce311" table:formula="of:=IF([Evenèments.C613]&gt;0;CONCATENATE([Evenèments.C613];[Evenèments.D613];[Evenèments.E613];T(&quot;;&quot;);[Evenèments.F613];[Evenèments.G613];[Evenèments.H613];T(&quot;;&quot;);[Evenèments.I613];T(&quot;;&quot;);[Evenèments.J613];T(&quot;;&quot;);[Evenèments.K613];T(&quot;;&quot;);[Evenèments.L613];T(&quot;;&quot;);[Evenèments.I613];T(&quot;=&quot;);[Evenèments.M613]);T(&quot;&quot;))" office:value-type="string" office:string-value="16131022;;fr;;9;D;fr=Décès à Rouen (Seine-Maritime) du poète satirique Mathurin Régnier à l'âge de 40 ans.">
            <text:p>16131022;;fr;;9;D;fr=Décès à Rouen (Seine-Maritime) du poète satirique Mathurin Régnier à l'âge de 40 ans.</text:p>
          </table:table-cell>
          <table:table-cell table:number-columns-repeated="1020"/>
        </table:table-row>
        <table:table-row table:style-name="ro1">
          <table:table-cell table:formula="of:=IF([Evenèments.C614]&gt;0;T(&quot;&quot;) ;T(&quot;#&quot;))">
            <text:p/>
          </table:table-cell>
          <table:table-cell table:style-name="ce311" table:formula="of:=T([Evenèments.A614])">
            <text:p/>
          </table:table-cell>
          <table:table-cell table:style-name="ce311" table:formula="of:=T([Evenèments.B614])">
            <text:p/>
          </table:table-cell>
          <table:table-cell table:style-name="ce311" table:formula="of:=IF([Evenèments.C614]&gt;0;CONCATENATE([Evenèments.C614];[Evenèments.D614];[Evenèments.E614];T(&quot;;&quot;);[Evenèments.F614];[Evenèments.G614];[Evenèments.H614];T(&quot;;&quot;);[Evenèments.I614];T(&quot;;&quot;);[Evenèments.J614];T(&quot;;&quot;);[Evenèments.K614];T(&quot;;&quot;);[Evenèments.L614];T(&quot;;&quot;);[Evenèments.I614];T(&quot;=&quot;);[Evenèments.M614]);T(&quot;&quot;))" office:value-type="string" office:string-value="16170424;;fr;;5;D;fr=Sur ordre de Louis XIII, Concini est assassiné en arrivant au Louvre.">
            <text:p>16170424;;fr;;5;D;fr=Sur ordre de Louis XIII, Concini est assassiné en arrivant au Louvre.</text:p>
          </table:table-cell>
          <table:table-cell table:number-columns-repeated="1020"/>
        </table:table-row>
        <table:table-row table:style-name="ro1">
          <table:table-cell table:formula="of:=IF([Evenèments.C615]&gt;0;T(&quot;&quot;) ;T(&quot;#&quot;))">
            <text:p/>
          </table:table-cell>
          <table:table-cell table:style-name="ce311" table:formula="of:=T([Evenèments.A615])">
            <text:p/>
          </table:table-cell>
          <table:table-cell table:style-name="ce311" table:formula="of:=T([Evenèments.B615])">
            <text:p/>
          </table:table-cell>
          <table:table-cell table:style-name="ce311" table:formula="of:=IF([Evenèments.C615]&gt;0;CONCATENATE([Evenèments.C615];[Evenèments.D615];[Evenèments.E615];T(&quot;;&quot;);[Evenèments.F615];[Evenèments.G615];[Evenèments.H615];T(&quot;;&quot;);[Evenèments.I615];T(&quot;;&quot;);[Evenèments.J615];T(&quot;;&quot;);[Evenèments.K615];T(&quot;;&quot;);[Evenèments.L615];T(&quot;;&quot;);[Evenèments.I615];T(&quot;=&quot;);[Evenèments.M615]);T(&quot;&quot;))" office:value-type="string" office:string-value="16170708;;fr;;7;D;fr=Exécution de Leonora Galigaï, femme de Concini et confidente de Marie de Médicis.">
            <text:p>16170708;;fr;;7;D;fr=Exécution de Leonora Galigaï, femme de Concini et confidente de Marie de Médicis.</text:p>
          </table:table-cell>
          <table:table-cell table:number-columns-repeated="1020"/>
        </table:table-row>
        <table:table-row table:style-name="ro1">
          <table:table-cell table:formula="of:=IF([Evenèments.C616]&gt;0;T(&quot;&quot;) ;T(&quot;#&quot;))">
            <text:p/>
          </table:table-cell>
          <table:table-cell table:style-name="ce311" table:formula="of:=T([Evenèments.A616])">
            <text:p/>
          </table:table-cell>
          <table:table-cell table:style-name="ce311" table:formula="of:=T([Evenèments.B616])">
            <text:p/>
          </table:table-cell>
          <table:table-cell table:style-name="ce311" table:formula="of:=IF([Evenèments.C616]&gt;0;CONCATENATE([Evenèments.C616];[Evenèments.D616];[Evenèments.E616];T(&quot;;&quot;);[Evenèments.F616];[Evenèments.G616];[Evenèments.H616];T(&quot;;&quot;);[Evenèments.I616];T(&quot;;&quot;);[Evenèments.J616];T(&quot;;&quot;);[Evenèments.K616];T(&quot;;&quot;);[Evenèments.L616];T(&quot;;&quot;);[Evenèments.I616];T(&quot;=&quot;);[Evenèments.M616]);T(&quot;&quot;))" office:value-type="string" office:string-value="16210128;;fr;;5;D;fr=Décès du pape Paul V de son vrai nom Camillo Borghese (italien)">
            <text:p>16210128;;fr;;5;D;fr=Décès du pape Paul V de son vrai nom Camillo Borghese (italien)</text:p>
          </table:table-cell>
          <table:table-cell table:number-columns-repeated="1020"/>
        </table:table-row>
        <table:table-row table:style-name="ro1">
          <table:table-cell table:formula="of:=IF([Evenèments.C617]&gt;0;T(&quot;&quot;) ;T(&quot;#&quot;))">
            <text:p/>
          </table:table-cell>
          <table:table-cell table:style-name="ce311" table:formula="of:=T([Evenèments.A617])">
            <text:p/>
          </table:table-cell>
          <table:table-cell table:style-name="ce311" table:formula="of:=T([Evenèments.B617])">
            <text:p/>
          </table:table-cell>
          <table:table-cell table:style-name="ce311" table:formula="of:=IF([Evenèments.C617]&gt;0;CONCATENATE([Evenèments.C617];[Evenèments.D617];[Evenèments.E617];T(&quot;;&quot;);[Evenèments.F617];[Evenèments.G617];[Evenèments.H617];T(&quot;;&quot;);[Evenèments.I617];T(&quot;;&quot;);[Evenèments.J617];T(&quot;;&quot;);[Evenèments.K617];T(&quot;;&quot;);[Evenèments.L617];T(&quot;;&quot;);[Evenèments.I617];T(&quot;=&quot;);[Evenèments.M617]);T(&quot;&quot;))" office:value-type="string" office:string-value="16211215;;fr;;7;D;fr=Décès du Duc de Luynes.">
            <text:p>16211215;;fr;;7;D;fr=Décès du Duc de Luynes.</text:p>
          </table:table-cell>
          <table:table-cell table:number-columns-repeated="1020"/>
        </table:table-row>
        <table:table-row table:style-name="ro1">
          <table:table-cell table:formula="of:=IF([Evenèments.C618]&gt;0;T(&quot;&quot;) ;T(&quot;#&quot;))">
            <text:p/>
          </table:table-cell>
          <table:table-cell table:style-name="ce311" table:formula="of:=T([Evenèments.A618])">
            <text:p/>
          </table:table-cell>
          <table:table-cell table:style-name="ce311" table:formula="of:=T([Evenèments.B618])">
            <text:p/>
          </table:table-cell>
          <table:table-cell table:style-name="ce311" table:formula="of:=IF([Evenèments.C618]&gt;0;CONCATENATE([Evenèments.C618];[Evenèments.D618];[Evenèments.E618];T(&quot;;&quot;);[Evenèments.F618];[Evenèments.G618];[Evenèments.H618];T(&quot;;&quot;);[Evenèments.I618];T(&quot;;&quot;);[Evenèments.J618];T(&quot;;&quot;);[Evenèments.K618];T(&quot;;&quot;);[Evenèments.L618];T(&quot;;&quot;);[Evenèments.I618];T(&quot;=&quot;);[Evenèments.M618]);T(&quot;&quot;))" office:value-type="string" office:string-value="16270512;;fr;;8;D;fr=Duel entre le comte de Montmorency-Bouteville et le Baron de Beuvron.">
            <text:p>16270512;;fr;;8;D;fr=Duel entre le comte de Montmorency-Bouteville et le Baron de Beuvron.</text:p>
          </table:table-cell>
          <table:table-cell table:number-columns-repeated="1020"/>
        </table:table-row>
        <table:table-row table:style-name="ro1">
          <table:table-cell table:formula="of:=IF([Evenèments.C619]&gt;0;T(&quot;&quot;) ;T(&quot;#&quot;))">
            <text:p/>
          </table:table-cell>
          <table:table-cell table:style-name="ce311" table:formula="of:=T([Evenèments.A619])">
            <text:p/>
          </table:table-cell>
          <table:table-cell table:style-name="ce311" table:formula="of:=T([Evenèments.B619])">
            <text:p/>
          </table:table-cell>
          <table:table-cell table:style-name="ce311" table:formula="of:=IF([Evenèments.C619]&gt;0;CONCATENATE([Evenèments.C619];[Evenèments.D619];[Evenèments.E619];T(&quot;;&quot;);[Evenèments.F619];[Evenèments.G619];[Evenèments.H619];T(&quot;;&quot;);[Evenèments.I619];T(&quot;;&quot;);[Evenèments.J619];T(&quot;;&quot;);[Evenèments.K619];T(&quot;;&quot;);[Evenèments.L619];T(&quot;;&quot;);[Evenèments.I619];T(&quot;=&quot;);[Evenèments.M619]);T(&quot;&quot;))" office:value-type="string" office:string-value="16270622;;fr;;8;D;fr=Exécution en place de Grève des comtes de Montmorency-Bouteville et des Chapelles.">
            <text:p>16270622;;fr;;8;D;fr=Exécution en place de Grève des comtes de Montmorency-Bouteville et des Chapelles.</text:p>
          </table:table-cell>
          <table:table-cell table:number-columns-repeated="1020"/>
        </table:table-row>
        <table:table-row table:style-name="ro1">
          <table:table-cell table:formula="of:=IF([Evenèments.C620]&gt;0;T(&quot;&quot;) ;T(&quot;#&quot;))">
            <text:p/>
          </table:table-cell>
          <table:table-cell table:style-name="ce311" table:formula="of:=T([Evenèments.A620])">
            <text:p/>
          </table:table-cell>
          <table:table-cell table:style-name="ce311" table:formula="of:=T([Evenèments.B620])">
            <text:p/>
          </table:table-cell>
          <table:table-cell table:style-name="ce311" table:formula="of:=IF([Evenèments.C620]&gt;0;CONCATENATE([Evenèments.C620];[Evenèments.D620];[Evenèments.E620];T(&quot;;&quot;);[Evenèments.F620];[Evenèments.G620];[Evenèments.H620];T(&quot;;&quot;);[Evenèments.I620];T(&quot;;&quot;);[Evenèments.J620];T(&quot;;&quot;);[Evenèments.K620];T(&quot;;&quot;);[Evenèments.L620];T(&quot;;&quot;);[Evenèments.I620];T(&quot;=&quot;);[Evenèments.M620]);T(&quot;&quot;))" office:value-type="string" office:string-value="16340818;;fr;;8;D;fr=Supplice par le feu d'Urbain Grandier, prêtre à Loudun accusé de sorcellerie. Cette exécution, provoquée par Richelieu, suscita une vive émotion dans tout le Royaume.">
            <text:p>16340818;;fr;;8;D;fr=Supplice par le feu d'Urbain Grandier, prêtre à Loudun accusé de sorcellerie. Cette exécution, provoquée par Richelieu, suscita une vive émotion dans tout le Royaume.</text:p>
          </table:table-cell>
          <table:table-cell table:number-columns-repeated="1020"/>
        </table:table-row>
        <table:table-row table:style-name="ro1">
          <table:table-cell table:formula="of:=IF([Evenèments.C621]&gt;0;T(&quot;&quot;) ;T(&quot;#&quot;))">
            <text:p/>
          </table:table-cell>
          <table:table-cell table:style-name="ce311" table:formula="of:=T([Evenèments.A621])">
            <text:p/>
          </table:table-cell>
          <table:table-cell table:style-name="ce311" table:formula="of:=T([Evenèments.B621])">
            <text:p/>
          </table:table-cell>
          <table:table-cell table:style-name="ce311" table:formula="of:=IF([Evenèments.C621]&gt;0;CONCATENATE([Evenèments.C621];[Evenèments.D621];[Evenèments.E621];T(&quot;;&quot;);[Evenèments.F621];[Evenèments.G621];[Evenèments.H621];T(&quot;;&quot;);[Evenèments.I621];T(&quot;;&quot;);[Evenèments.J621];T(&quot;;&quot;);[Evenèments.K621];T(&quot;;&quot;);[Evenèments.L621];T(&quot;;&quot;);[Evenèments.I621];T(&quot;=&quot;);[Evenèments.M621]);T(&quot;&quot;))" office:value-type="string" office:string-value="16411222;;fr;;5;D;fr=Décès de Sully.">
            <text:p>16411222;;fr;;5;D;fr=Décès de Sully.</text:p>
          </table:table-cell>
          <table:table-cell table:number-columns-repeated="1020"/>
        </table:table-row>
        <table:table-row table:style-name="ro1">
          <table:table-cell table:formula="of:=IF([Evenèments.C622]&gt;0;T(&quot;&quot;) ;T(&quot;#&quot;))">
            <text:p/>
          </table:table-cell>
          <table:table-cell table:style-name="ce311" table:formula="of:=T([Evenèments.A622])">
            <text:p/>
          </table:table-cell>
          <table:table-cell table:style-name="ce311" table:formula="of:=T([Evenèments.B622])">
            <text:p/>
          </table:table-cell>
          <table:table-cell table:style-name="ce311" table:formula="of:=IF([Evenèments.C622]&gt;0;CONCATENATE([Evenèments.C622];[Evenèments.D622];[Evenèments.E622];T(&quot;;&quot;);[Evenèments.F622];[Evenèments.G622];[Evenèments.H622];T(&quot;;&quot;);[Evenèments.I622];T(&quot;;&quot;);[Evenèments.J622];T(&quot;;&quot;);[Evenèments.K622];T(&quot;;&quot;);[Evenèments.L622];T(&quot;;&quot;);[Evenèments.I622];T(&quot;=&quot;);[Evenèments.M622]);T(&quot;&quot;))" office:value-type="string" office:string-value="16420108;;fr;;5;D;fr=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
            <text:p>16420108;;fr;;5;D;fr=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text:p>
          </table:table-cell>
          <table:table-cell table:number-columns-repeated="1020"/>
        </table:table-row>
        <table:table-row table:style-name="ro1">
          <table:table-cell table:formula="of:=IF([Evenèments.C623]&gt;0;T(&quot;&quot;) ;T(&quot;#&quot;))">
            <text:p/>
          </table:table-cell>
          <table:table-cell table:style-name="ce311" table:formula="of:=T([Evenèments.A623])">
            <text:p/>
          </table:table-cell>
          <table:table-cell table:style-name="ce311" table:formula="of:=T([Evenèments.B623])">
            <text:p/>
          </table:table-cell>
          <table:table-cell table:style-name="ce311" table:formula="of:=IF([Evenèments.C623]&gt;0;CONCATENATE([Evenèments.C623];[Evenèments.D623];[Evenèments.E623];T(&quot;;&quot;);[Evenèments.F623];[Evenèments.G623];[Evenèments.H623];T(&quot;;&quot;);[Evenèments.I623];T(&quot;;&quot;);[Evenèments.J623];T(&quot;;&quot;);[Evenèments.K623];T(&quot;;&quot;);[Evenèments.L623];T(&quot;;&quot;);[Evenèments.I623];T(&quot;=&quot;);[Evenèments.M623]);T(&quot;&quot;))" office:value-type="string" office:string-value="16420713;;fr;;5;D;fr=Décès de Marie de Médicis à Cologne.">
            <text:p>16420713;;fr;;5;D;fr=Décès de Marie de Médicis à Cologne.</text:p>
          </table:table-cell>
          <table:table-cell table:number-columns-repeated="1020"/>
        </table:table-row>
        <table:table-row table:style-name="ro1">
          <table:table-cell table:formula="of:=IF([Evenèments.C624]&gt;0;T(&quot;&quot;) ;T(&quot;#&quot;))">
            <text:p/>
          </table:table-cell>
          <table:table-cell table:style-name="ce311" table:formula="of:=T([Evenèments.A624])">
            <text:p/>
          </table:table-cell>
          <table:table-cell table:style-name="ce311" table:formula="of:=T([Evenèments.B624])">
            <text:p/>
          </table:table-cell>
          <table:table-cell table:style-name="ce311" table:formula="of:=IF([Evenèments.C624]&gt;0;CONCATENATE([Evenèments.C624];[Evenèments.D624];[Evenèments.E624];T(&quot;;&quot;);[Evenèments.F624];[Evenèments.G624];[Evenèments.H624];T(&quot;;&quot;);[Evenèments.I624];T(&quot;;&quot;);[Evenèments.J624];T(&quot;;&quot;);[Evenèments.K624];T(&quot;;&quot;);[Evenèments.L624];T(&quot;;&quot;);[Evenèments.I624];T(&quot;=&quot;);[Evenèments.M624]);T(&quot;&quot;))" office:value-type="string" office:string-value="16420912;;fr;;8;D;fr=Exécution à Lyon de Cinq-Mars et de Thou.">
            <text:p>16420912;;fr;;8;D;fr=Exécution à Lyon de Cinq-Mars et de Thou.</text:p>
          </table:table-cell>
          <table:table-cell table:number-columns-repeated="1020"/>
        </table:table-row>
        <table:table-row table:style-name="ro1">
          <table:table-cell table:formula="of:=IF([Evenèments.C625]&gt;0;T(&quot;&quot;) ;T(&quot;#&quot;))">
            <text:p/>
          </table:table-cell>
          <table:table-cell table:style-name="ce311" table:formula="of:=T([Evenèments.A625])">
            <text:p/>
          </table:table-cell>
          <table:table-cell table:style-name="ce311" table:formula="of:=T([Evenèments.B625])">
            <text:p/>
          </table:table-cell>
          <table:table-cell table:style-name="ce311" table:formula="of:=IF([Evenèments.C625]&gt;0;CONCATENATE([Evenèments.C625];[Evenèments.D625];[Evenèments.E625];T(&quot;;&quot;);[Evenèments.F625];[Evenèments.G625];[Evenèments.H625];T(&quot;;&quot;);[Evenèments.I625];T(&quot;;&quot;);[Evenèments.J625];T(&quot;;&quot;);[Evenèments.K625];T(&quot;;&quot;);[Evenèments.L625];T(&quot;;&quot;);[Evenèments.I625];T(&quot;=&quot;);[Evenèments.M625]);T(&quot;&quot;))" office:value-type="string" office:string-value="16421204;;fr;;5;D;fr=Décès de Richelieu à Paris. Louis XIII appelle Mazarin au conseil.">
            <text:p>16421204;;fr;;5;D;fr=Décès de Richelieu à Paris. Louis XIII appelle Mazarin au conseil.</text:p>
          </table:table-cell>
          <table:table-cell table:number-columns-repeated="1020"/>
        </table:table-row>
        <table:table-row table:style-name="ro1">
          <table:table-cell table:formula="of:=IF([Evenèments.C626]&gt;0;T(&quot;&quot;) ;T(&quot;#&quot;))">
            <text:p/>
          </table:table-cell>
          <table:table-cell table:style-name="ce311" table:formula="of:=T([Evenèments.A626])">
            <text:p/>
          </table:table-cell>
          <table:table-cell table:style-name="ce311" table:formula="of:=T([Evenèments.B626])">
            <text:p/>
          </table:table-cell>
          <table:table-cell table:style-name="ce311" table:formula="of:=IF([Evenèments.C626]&gt;0;CONCATENATE([Evenèments.C626];[Evenèments.D626];[Evenèments.E626];T(&quot;;&quot;);[Evenèments.F626];[Evenèments.G626];[Evenèments.H626];T(&quot;;&quot;);[Evenèments.I626];T(&quot;;&quot;);[Evenèments.J626];T(&quot;;&quot;);[Evenèments.K626];T(&quot;;&quot;);[Evenèments.L626];T(&quot;;&quot;);[Evenèments.I626];T(&quot;=&quot;);[Evenèments.M626]);T(&quot;&quot;))" office:value-type="string" office:string-value="16430514;;fr;;5;D;fr=Décès de Louis XIII (dit Louis le Juste) d'une péritonite à Saint Germain en Laye.">
            <text:p>16430514;;fr;;5;D;fr=Décès de Louis XIII (dit Louis le Juste) d'une péritonite à Saint Germain en Laye.</text:p>
          </table:table-cell>
          <table:table-cell table:number-columns-repeated="1020"/>
        </table:table-row>
        <table:table-row table:style-name="ro1">
          <table:table-cell table:formula="of:=IF([Evenèments.C627]&gt;0;T(&quot;&quot;) ;T(&quot;#&quot;))">
            <text:p/>
          </table:table-cell>
          <table:table-cell table:style-name="ce311" table:formula="of:=T([Evenèments.A627])">
            <text:p/>
          </table:table-cell>
          <table:table-cell table:style-name="ce311" table:formula="of:=T([Evenèments.B627])">
            <text:p/>
          </table:table-cell>
          <table:table-cell table:style-name="ce311" table:formula="of:=IF([Evenèments.C627]&gt;0;CONCATENATE([Evenèments.C627];[Evenèments.D627];[Evenèments.E627];T(&quot;;&quot;);[Evenèments.F627];[Evenèments.G627];[Evenèments.H627];T(&quot;;&quot;);[Evenèments.I627];T(&quot;;&quot;);[Evenèments.J627];T(&quot;;&quot;);[Evenèments.K627];T(&quot;;&quot;);[Evenèments.L627];T(&quot;;&quot;);[Evenèments.I627];T(&quot;=&quot;);[Evenèments.M627]);T(&quot;&quot;))" office:value-type="string" office:string-value="16600202;;fr;;5;D;fr=Décès de &quot;Monsieur&quot; (Gaston d'Orléans, oncle du Roi). Le &quot;petit Monsieur&quot; (Philippe, frère du Roi) devient Duc d'Orléans.">
            <text:p>16600202;;fr;;5;D;fr=Décès de "Monsieur" (Gaston d'Orléans, oncle du Roi). Le "petit Monsieur" (Philippe, frère du Roi) devient Duc d'Orléans.</text:p>
          </table:table-cell>
          <table:table-cell table:number-columns-repeated="1020"/>
        </table:table-row>
        <table:table-row table:style-name="ro1">
          <table:table-cell table:formula="of:=IF([Evenèments.C628]&gt;0;T(&quot;&quot;) ;T(&quot;#&quot;))">
            <text:p/>
          </table:table-cell>
          <table:table-cell table:style-name="ce311" table:formula="of:=T([Evenèments.A628])">
            <text:p/>
          </table:table-cell>
          <table:table-cell table:style-name="ce311" table:formula="of:=T([Evenèments.B628])">
            <text:p/>
          </table:table-cell>
          <table:table-cell table:style-name="ce311" table:formula="of:=IF([Evenèments.C628]&gt;0;CONCATENATE([Evenèments.C628];[Evenèments.D628];[Evenèments.E628];T(&quot;;&quot;);[Evenèments.F628];[Evenèments.G628];[Evenèments.H628];T(&quot;;&quot;);[Evenèments.I628];T(&quot;;&quot;);[Evenèments.J628];T(&quot;;&quot;);[Evenèments.K628];T(&quot;;&quot;);[Evenèments.L628];T(&quot;;&quot;);[Evenèments.I628];T(&quot;=&quot;);[Evenèments.M628]);T(&quot;&quot;))" office:value-type="string" office:string-value="16610308;;fr;;6;D;fr=Décès de Mazarin à Vincennes (il lègue tous ses biens à Louis XIV, et il signe sur son lit de mort une ordonnance mettant hors la loi le cardinal de Retz, chef de la Fronde).">
            <text:p>16610308;;fr;;6;D;fr=Décès de Mazarin à Vincennes (il lègue tous ses biens à Louis XIV, et il signe sur son lit de mort une ordonnance mettant hors la loi le cardinal de Retz, chef de la Fronde).</text:p>
          </table:table-cell>
          <table:table-cell table:number-columns-repeated="1020"/>
        </table:table-row>
        <table:table-row table:style-name="ro1">
          <table:table-cell table:formula="of:=IF([Evenèments.C629]&gt;0;T(&quot;&quot;) ;T(&quot;#&quot;))">
            <text:p/>
          </table:table-cell>
          <table:table-cell table:style-name="ce311" table:formula="of:=T([Evenèments.A629])">
            <text:p/>
          </table:table-cell>
          <table:table-cell table:style-name="ce311" table:formula="of:=T([Evenèments.B629])">
            <text:p/>
          </table:table-cell>
          <table:table-cell table:style-name="ce311" table:formula="of:=IF([Evenèments.C629]&gt;0;CONCATENATE([Evenèments.C629];[Evenèments.D629];[Evenèments.E629];T(&quot;;&quot;);[Evenèments.F629];[Evenèments.G629];[Evenèments.H629];T(&quot;;&quot;);[Evenèments.I629];T(&quot;;&quot;);[Evenèments.J629];T(&quot;;&quot;);[Evenèments.K629];T(&quot;;&quot;);[Evenèments.L629];T(&quot;;&quot;);[Evenèments.I629];T(&quot;=&quot;);[Evenèments.M629]);T(&quot;&quot;))" office:value-type="string" office:string-value="16651119;;fr;;6;D;fr=Décès à Rome de Nicolas Poussin à l'âge de 71 ans. Peintre classique français.">
            <text:p>16651119;;fr;;6;D;fr=Décès à Rome de Nicolas Poussin à l'âge de 71 ans. Peintre classique français.</text:p>
          </table:table-cell>
          <table:table-cell table:number-columns-repeated="1020"/>
        </table:table-row>
        <table:table-row table:style-name="ro1">
          <table:table-cell table:formula="of:=IF([Evenèments.C630]&gt;0;T(&quot;&quot;) ;T(&quot;#&quot;))">
            <text:p/>
          </table:table-cell>
          <table:table-cell table:style-name="ce311" table:formula="of:=T([Evenèments.A630])">
            <text:p/>
          </table:table-cell>
          <table:table-cell table:style-name="ce311" table:formula="of:=T([Evenèments.B630])">
            <text:p/>
          </table:table-cell>
          <table:table-cell table:style-name="ce311" table:formula="of:=IF([Evenèments.C630]&gt;0;CONCATENATE([Evenèments.C630];[Evenèments.D630];[Evenèments.E630];T(&quot;;&quot;);[Evenèments.F630];[Evenèments.G630];[Evenèments.H630];T(&quot;;&quot;);[Evenèments.I630];T(&quot;;&quot;);[Evenèments.J630];T(&quot;;&quot;);[Evenèments.K630];T(&quot;;&quot;);[Evenèments.L630];T(&quot;;&quot;);[Evenèments.I630];T(&quot;=&quot;);[Evenèments.M630]);T(&quot;&quot;))" office:value-type="string" office:string-value="16660120;;fr;;6;D;fr=Décès de la Reine Anne d'Autriche à l'âge de 65 ans, Mère de Louis XIV.">
            <text:p>16660120;;fr;;6;D;fr=Décès de la Reine Anne d'Autriche à l'âge de 65 ans, Mère de Louis XIV.</text:p>
          </table:table-cell>
          <table:table-cell table:number-columns-repeated="1020"/>
        </table:table-row>
        <table:table-row table:style-name="ro1">
          <table:table-cell table:formula="of:=IF([Evenèments.C631]&gt;0;T(&quot;&quot;) ;T(&quot;#&quot;))">
            <text:p/>
          </table:table-cell>
          <table:table-cell table:style-name="ce311" table:formula="of:=T([Evenèments.A631])">
            <text:p/>
          </table:table-cell>
          <table:table-cell table:style-name="ce311" table:formula="of:=T([Evenèments.B631])">
            <text:p/>
          </table:table-cell>
          <table:table-cell table:style-name="ce311" table:formula="of:=IF([Evenèments.C631]&gt;0;CONCATENATE([Evenèments.C631];[Evenèments.D631];[Evenèments.E631];T(&quot;;&quot;);[Evenèments.F631];[Evenèments.G631];[Evenèments.H631];T(&quot;;&quot;);[Evenèments.I631];T(&quot;;&quot;);[Evenèments.J631];T(&quot;;&quot;);[Evenèments.K631];T(&quot;;&quot;);[Evenèments.L631];T(&quot;;&quot;);[Evenèments.I631];T(&quot;=&quot;);[Evenèments.M631]);T(&quot;&quot;))" office:value-type="string" office:string-value="16700629;;fr;;6;D;fr=Henriette d'Angleterre, duchesse d'Orléans (sœur du roi Charles II), meurt subitement, sans doute d'une péritonite, mais des contemporains ont cru à un empoisonnement (coupables présumés : l'entourage du chevalier de Lorraine, mignon de &quot;Monsieur&quot;, mari d'Henriette). Louis XIV n'a pas admis la thèse du poison.">
            <text:p>16700629;;fr;;6;D;fr=Henriette d'Angleterre, duchesse d'Orléans (sœur du roi Charles II), meurt subitement, sans doute d'une péritonite, mais des contemporains ont cru à un empoisonnement (coupables présumés : l'entourage du chevalier de Lorraine, mignon de "Monsieur", mari d'Henriette). Louis XIV n'a pas admis la thèse du poison.</text:p>
          </table:table-cell>
          <table:table-cell table:number-columns-repeated="1020"/>
        </table:table-row>
        <table:table-row table:style-name="ro1">
          <table:table-cell table:formula="of:=IF([Evenèments.C632]&gt;0;T(&quot;&quot;) ;T(&quot;#&quot;))">
            <text:p/>
          </table:table-cell>
          <table:table-cell table:style-name="ce311" table:formula="of:=T([Evenèments.A632])">
            <text:p/>
          </table:table-cell>
          <table:table-cell table:style-name="ce311" table:formula="of:=T([Evenèments.B632])">
            <text:p/>
          </table:table-cell>
          <table:table-cell table:style-name="ce311" table:formula="of:=IF([Evenèments.C632]&gt;0;CONCATENATE([Evenèments.C632];[Evenèments.D632];[Evenèments.E632];T(&quot;;&quot;);[Evenèments.F632];[Evenèments.G632];[Evenèments.H632];T(&quot;;&quot;);[Evenèments.I632];T(&quot;;&quot;);[Evenèments.J632];T(&quot;;&quot;);[Evenèments.K632];T(&quot;;&quot;);[Evenèments.L632];T(&quot;;&quot;);[Evenèments.I632];T(&quot;=&quot;);[Evenèments.M632]);T(&quot;&quot;))" office:value-type="string" office:string-value="16710424;;fr;;5;D;fr=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
            <text:p>16710424;;fr;;5;D;fr=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text:p>
          </table:table-cell>
          <table:table-cell table:number-columns-repeated="1020"/>
        </table:table-row>
        <table:table-row table:style-name="ro1">
          <table:table-cell table:formula="of:=IF([Evenèments.C633]&gt;0;T(&quot;&quot;) ;T(&quot;#&quot;))">
            <text:p/>
          </table:table-cell>
          <table:table-cell table:style-name="ce311" table:formula="of:=T([Evenèments.A633])">
            <text:p/>
          </table:table-cell>
          <table:table-cell table:style-name="ce311" table:formula="of:=T([Evenèments.B633])">
            <text:p/>
          </table:table-cell>
          <table:table-cell table:style-name="ce311" table:formula="of:=IF([Evenèments.C633]&gt;0;CONCATENATE([Evenèments.C633];[Evenèments.D633];[Evenèments.E633];T(&quot;;&quot;);[Evenèments.F633];[Evenèments.G633];[Evenèments.H633];T(&quot;;&quot;);[Evenèments.I633];T(&quot;;&quot;);[Evenèments.J633];T(&quot;;&quot;);[Evenèments.K633];T(&quot;;&quot;);[Evenèments.L633];T(&quot;;&quot;);[Evenèments.I633];T(&quot;=&quot;);[Evenèments.M633]);T(&quot;&quot;))" office:value-type="string" office:string-value="16730217;;fr;;6;D;fr=Décès de Molière à l'âge de 51 ans, après une représentation du &quot;Malade imaginaire&quot;.">
            <text:p>16730217;;fr;;6;D;fr=Décès de Molière à l'âge de 51 ans, après une représentation du "Malade imaginaire".</text:p>
          </table:table-cell>
          <table:table-cell table:number-columns-repeated="1020"/>
        </table:table-row>
        <table:table-row table:style-name="ro1">
          <table:table-cell table:formula="of:=IF([Evenèments.C634]&gt;0;T(&quot;&quot;) ;T(&quot;#&quot;))">
            <text:p/>
          </table:table-cell>
          <table:table-cell table:style-name="ce311" table:formula="of:=T([Evenèments.A634])">
            <text:p/>
          </table:table-cell>
          <table:table-cell table:style-name="ce311" table:formula="of:=T([Evenèments.B634])">
            <text:p/>
          </table:table-cell>
          <table:table-cell table:style-name="ce311" table:formula="of:=IF([Evenèments.C634]&gt;0;CONCATENATE([Evenèments.C634];[Evenèments.D634];[Evenèments.E634];T(&quot;;&quot;);[Evenèments.F634];[Evenèments.G634];[Evenèments.H634];T(&quot;;&quot;);[Evenèments.I634];T(&quot;;&quot;);[Evenèments.J634];T(&quot;;&quot;);[Evenèments.K634];T(&quot;;&quot;);[Evenèments.L634];T(&quot;;&quot;);[Evenèments.I634];T(&quot;=&quot;);[Evenèments.M634]);T(&quot;&quot;))" office:value-type="string" office:string-value="16810628;;fr;;8;D;fr=Décès de Angélique de Fontanges (20 ans), maîtresse de Louis XIV (il avait alors 43 ans). (on a parlé d'empoisonnement (vengeance de Madame de Montespan, disgraciée ?), ... cette thèse semble écartée aujourd'hui).">
            <text:p>16810628;;fr;;8;D;fr=Décès de Angélique de Fontanges (20 ans), maîtresse de Louis XIV (il avait alors 43 ans). (on a parlé d'empoisonnement (vengeance de Madame de Montespan, disgraciée ?), ... cette thèse semble écartée aujourd'hui).</text:p>
          </table:table-cell>
          <table:table-cell table:number-columns-repeated="1020"/>
        </table:table-row>
        <table:table-row table:style-name="ro1">
          <table:table-cell table:formula="of:=IF([Evenèments.C635]&gt;0;T(&quot;&quot;) ;T(&quot;#&quot;))">
            <text:p/>
          </table:table-cell>
          <table:table-cell table:style-name="ce311" table:formula="of:=T([Evenèments.A635])">
            <text:p/>
          </table:table-cell>
          <table:table-cell table:style-name="ce311" table:formula="of:=T([Evenèments.B635])">
            <text:p/>
          </table:table-cell>
          <table:table-cell table:style-name="ce311" table:formula="of:=IF([Evenèments.C635]&gt;0;CONCATENATE([Evenèments.C635];[Evenèments.D635];[Evenèments.E635];T(&quot;;&quot;);[Evenèments.F635];[Evenèments.G635];[Evenèments.H635];T(&quot;;&quot;);[Evenèments.I635];T(&quot;;&quot;);[Evenèments.J635];T(&quot;;&quot;);[Evenèments.K635];T(&quot;;&quot;);[Evenèments.L635];T(&quot;;&quot;);[Evenèments.I635];T(&quot;=&quot;);[Evenèments.M635]);T(&quot;&quot;))" office:value-type="string" office:string-value="16830906;;fr;;6;D;fr=Décès de Marie-Thérèse d'Autriche épouse de Louis XIV.">
            <text:p>16830906;;fr;;6;D;fr=Décès de Marie-Thérèse d'Autriche épouse de Louis XIV.</text:p>
          </table:table-cell>
          <table:table-cell table:number-columns-repeated="1020"/>
        </table:table-row>
        <table:table-row table:style-name="ro1">
          <table:table-cell table:formula="of:=IF([Evenèments.C636]&gt;0;T(&quot;&quot;) ;T(&quot;#&quot;))">
            <text:p/>
          </table:table-cell>
          <table:table-cell table:style-name="ce311" table:formula="of:=T([Evenèments.A636])">
            <text:p/>
          </table:table-cell>
          <table:table-cell table:style-name="ce311" table:formula="of:=T([Evenèments.B636])">
            <text:p/>
          </table:table-cell>
          <table:table-cell table:style-name="ce311" table:formula="of:=IF([Evenèments.C636]&gt;0;CONCATENATE([Evenèments.C636];[Evenèments.D636];[Evenèments.E636];T(&quot;;&quot;);[Evenèments.F636];[Evenèments.G636];[Evenèments.H636];T(&quot;;&quot;);[Evenèments.I636];T(&quot;;&quot;);[Evenèments.J636];T(&quot;;&quot;);[Evenèments.K636];T(&quot;;&quot;);[Evenèments.L636];T(&quot;;&quot;);[Evenèments.I636];T(&quot;=&quot;);[Evenèments.M636]);T(&quot;&quot;))" office:value-type="string" office:string-value="16830906;;fr;;6;D;fr=Décès de Colbert.">
            <text:p>16830906;;fr;;6;D;fr=Décès de Colbert.</text:p>
          </table:table-cell>
          <table:table-cell table:number-columns-repeated="1020"/>
        </table:table-row>
        <table:table-row table:style-name="ro1">
          <table:table-cell table:formula="of:=IF([Evenèments.C637]&gt;0;T(&quot;&quot;) ;T(&quot;#&quot;))">
            <text:p/>
          </table:table-cell>
          <table:table-cell table:style-name="ce311" table:formula="of:=T([Evenèments.A637])">
            <text:p/>
          </table:table-cell>
          <table:table-cell table:style-name="ce311" table:formula="of:=T([Evenèments.B637])">
            <text:p/>
          </table:table-cell>
          <table:table-cell table:style-name="ce311" table:formula="of:=IF([Evenèments.C637]&gt;0;CONCATENATE([Evenèments.C637];[Evenèments.D637];[Evenèments.E637];T(&quot;;&quot;);[Evenèments.F637];[Evenèments.G637];[Evenèments.H637];T(&quot;;&quot;);[Evenèments.I637];T(&quot;;&quot;);[Evenèments.J637];T(&quot;;&quot;);[Evenèments.K637];T(&quot;;&quot;);[Evenèments.L637];T(&quot;;&quot;);[Evenèments.I637];T(&quot;=&quot;);[Evenèments.M637]);T(&quot;&quot;))" office:value-type="string" office:string-value="16840930;;fr;;5;D;fr=Décès à Paris du tragédien Pierre Corneille, oublié du public. Mais sa réputation est bien établie.">
            <text:p>16840930;;fr;;5;D;fr=Décès à Paris du tragédien Pierre Corneille, oublié du public. Mais sa réputation est bien établie.</text:p>
          </table:table-cell>
          <table:table-cell table:number-columns-repeated="1020"/>
        </table:table-row>
        <table:table-row table:style-name="ro1">
          <table:table-cell table:formula="of:=IF([Evenèments.C638]&gt;0;T(&quot;&quot;) ;T(&quot;#&quot;))">
            <text:p/>
          </table:table-cell>
          <table:table-cell table:style-name="ce311" table:formula="of:=T([Evenèments.A638])">
            <text:p/>
          </table:table-cell>
          <table:table-cell table:style-name="ce311" table:formula="of:=T([Evenèments.B638])">
            <text:p/>
          </table:table-cell>
          <table:table-cell table:style-name="ce311" table:formula="of:=IF([Evenèments.C638]&gt;0;CONCATENATE([Evenèments.C638];[Evenèments.D638];[Evenèments.E638];T(&quot;;&quot;);[Evenèments.F638];[Evenèments.G638];[Evenèments.H638];T(&quot;;&quot;);[Evenèments.I638];T(&quot;;&quot;);[Evenèments.J638];T(&quot;;&quot;);[Evenèments.K638];T(&quot;;&quot;);[Evenèments.L638];T(&quot;;&quot;);[Evenèments.I638];T(&quot;=&quot;);[Evenèments.M638]);T(&quot;&quot;))" office:value-type="string" office:string-value="16900212;;fr;;5;D;fr=Décès à Paris de Charles Le Brun à l'âge de 71 ans. Premier peintre du roi Louis XIV. Il s'est surtout illustré dans la décoration du château de Versailles et de la galerie des Glaces.">
            <text:p>16900212;;fr;;5;D;fr=Décès à Paris de Charles Le Brun à l'âge de 71 ans. Premier peintre du roi Louis XIV. Il s'est surtout illustré dans la décoration du château de Versailles et de la galerie des Glaces.</text:p>
          </table:table-cell>
          <table:table-cell table:number-columns-repeated="1020"/>
        </table:table-row>
        <table:table-row table:style-name="ro1">
          <table:table-cell table:formula="of:=IF([Evenèments.C639]&gt;0;T(&quot;&quot;) ;T(&quot;#&quot;))">
            <text:p/>
          </table:table-cell>
          <table:table-cell table:style-name="ce311" table:formula="of:=T([Evenèments.A639])">
            <text:p/>
          </table:table-cell>
          <table:table-cell table:style-name="ce311" table:formula="of:=T([Evenèments.B639])">
            <text:p/>
          </table:table-cell>
          <table:table-cell table:style-name="ce311" table:formula="of:=IF([Evenèments.C639]&gt;0;CONCATENATE([Evenèments.C639];[Evenèments.D639];[Evenèments.E639];T(&quot;;&quot;);[Evenèments.F639];[Evenèments.G639];[Evenèments.H639];T(&quot;;&quot;);[Evenèments.I639];T(&quot;;&quot;);[Evenèments.J639];T(&quot;;&quot;);[Evenèments.K639];T(&quot;;&quot;);[Evenèments.L639];T(&quot;;&quot;);[Evenèments.I639];T(&quot;=&quot;);[Evenèments.M639]);T(&quot;&quot;))" office:value-type="string" office:string-value="16950413;;fr;;7;D;fr=Décès à Paris de Jean de la Fontaine à l'âge de 74 ans. Il venait de publier son douzième livre de fables.">
            <text:p>16950413;;fr;;7;D;fr=Décès à Paris de Jean de la Fontaine à l'âge de 74 ans. Il venait de publier son douzième livre de fables.</text:p>
          </table:table-cell>
          <table:table-cell table:number-columns-repeated="1020"/>
        </table:table-row>
        <table:table-row table:style-name="ro1">
          <table:table-cell table:formula="of:=IF([Evenèments.C640]&gt;0;T(&quot;&quot;) ;T(&quot;#&quot;))">
            <text:p/>
          </table:table-cell>
          <table:table-cell table:style-name="ce311" table:formula="of:=T([Evenèments.A640])">
            <text:p/>
          </table:table-cell>
          <table:table-cell table:style-name="ce311" table:formula="of:=T([Evenèments.B640])">
            <text:p/>
          </table:table-cell>
          <table:table-cell table:style-name="ce311" table:formula="of:=IF([Evenèments.C640]&gt;0;CONCATENATE([Evenèments.C640];[Evenèments.D640];[Evenèments.E640];T(&quot;;&quot;);[Evenèments.F640];[Evenèments.G640];[Evenèments.H640];T(&quot;;&quot;);[Evenèments.I640];T(&quot;;&quot;);[Evenèments.J640];T(&quot;;&quot;);[Evenèments.K640];T(&quot;;&quot;);[Evenèments.L640];T(&quot;;&quot;);[Evenèments.I640];T(&quot;=&quot;);[Evenèments.M640]);T(&quot;&quot;))" office:value-type="string" office:string-value="16960417;;fr;;4;D;fr=Décès à Grignan (Drôme) de la marquise de Sévigné à l'âge de 70 ans.">
            <text:p>16960417;;fr;;4;D;fr=Décès à Grignan (Drôme) de la marquise de Sévigné à l'âge de 70 ans.</text:p>
          </table:table-cell>
          <table:table-cell table:number-columns-repeated="1020"/>
        </table:table-row>
        <table:table-row table:style-name="ro1">
          <table:table-cell table:formula="of:=IF([Evenèments.C641]&gt;0;T(&quot;&quot;) ;T(&quot;#&quot;))">
            <text:p/>
          </table:table-cell>
          <table:table-cell table:style-name="ce311" table:formula="of:=T([Evenèments.A641])">
            <text:p/>
          </table:table-cell>
          <table:table-cell table:style-name="ce311" table:formula="of:=T([Evenèments.B641])">
            <text:p/>
          </table:table-cell>
          <table:table-cell table:style-name="ce311" table:formula="of:=IF([Evenèments.C641]&gt;0;CONCATENATE([Evenèments.C641];[Evenèments.D641];[Evenèments.E641];T(&quot;;&quot;);[Evenèments.F641];[Evenèments.G641];[Evenèments.H641];T(&quot;;&quot;);[Evenèments.I641];T(&quot;;&quot;);[Evenèments.J641];T(&quot;;&quot;);[Evenèments.K641];T(&quot;;&quot;);[Evenèments.L641];T(&quot;;&quot;);[Evenèments.I641];T(&quot;=&quot;);[Evenèments.M641]);T(&quot;&quot;))" office:value-type="string" office:string-value="16990421;;fr;;6;D;fr=Décès à Paris de Jean Racine à l'âge de 60 ans.">
            <text:p>16990421;;fr;;6;D;fr=Décès à Paris de Jean Racine à l'âge de 60 ans.</text:p>
          </table:table-cell>
          <table:table-cell table:number-columns-repeated="1020"/>
        </table:table-row>
        <table:table-row table:style-name="ro1">
          <table:table-cell table:formula="of:=IF([Evenèments.C642]&gt;0;T(&quot;&quot;) ;T(&quot;#&quot;))">
            <text:p/>
          </table:table-cell>
          <table:table-cell table:style-name="ce311" table:formula="of:=T([Evenèments.A642])">
            <text:p/>
          </table:table-cell>
          <table:table-cell table:style-name="ce311" table:formula="of:=T([Evenèments.B642])">
            <text:p/>
          </table:table-cell>
          <table:table-cell table:style-name="ce311" table:formula="of:=IF([Evenèments.C642]&gt;0;CONCATENATE([Evenèments.C642];[Evenèments.D642];[Evenèments.E642];T(&quot;;&quot;);[Evenèments.F642];[Evenèments.G642];[Evenèments.H642];T(&quot;;&quot;);[Evenèments.I642];T(&quot;;&quot;);[Evenèments.J642];T(&quot;;&quot;);[Evenèments.K642];T(&quot;;&quot;);[Evenèments.L642];T(&quot;;&quot;);[Evenèments.I642];T(&quot;=&quot;);[Evenèments.M642]);T(&quot;&quot;))" office:value-type="string" office:string-value="17031119;;fr;;6;D;fr=Décès du &quot;Masque de Fer&quot;. Prisonnier non identifié, surveillé par le même officier (M. de Saint-Mars) dans 3 lieux de détention successifs : Pignerol (1679-1687), île Sainte-Marguerite de Lérins (1687-1698), Bastille (1698-1703). Enterré au cimetière Saint-Paul sous le nom de &quot;Marchiali&quot;. Toutes les hypothèses ont été avancées sur sa véritable identité.">
            <text:p>17031119;;fr;;6;D;fr=Décès du "Masque de Fer". Prisonnier non identifié, surveillé par le même officier (M. de Saint-Mars) dans 3 lieux de détention successifs : Pignerol (1679-1687), île Sainte-Marguerite de Lérins (1687-1698), Bastille (1698-1703). Enterré au cimetière Saint-Paul sous le nom de "Marchiali". Toutes les hypothèses ont été avancées sur sa véritable identité.</text:p>
          </table:table-cell>
          <table:table-cell table:number-columns-repeated="1020"/>
        </table:table-row>
        <table:table-row table:style-name="ro1">
          <table:table-cell table:formula="of:=IF([Evenèments.C643]&gt;0;T(&quot;&quot;) ;T(&quot;#&quot;))">
            <text:p/>
          </table:table-cell>
          <table:table-cell table:style-name="ce311" table:formula="of:=T([Evenèments.A643])">
            <text:p/>
          </table:table-cell>
          <table:table-cell table:style-name="ce311" table:formula="of:=T([Evenèments.B643])">
            <text:p/>
          </table:table-cell>
          <table:table-cell table:style-name="ce311" table:formula="of:=IF([Evenèments.C643]&gt;0;CONCATENATE([Evenèments.C643];[Evenèments.D643];[Evenèments.E643];T(&quot;;&quot;);[Evenèments.F643];[Evenèments.G643];[Evenèments.H643];T(&quot;;&quot;);[Evenèments.I643];T(&quot;;&quot;);[Evenèments.J643];T(&quot;;&quot;);[Evenèments.K643];T(&quot;;&quot;);[Evenèments.L643];T(&quot;;&quot;);[Evenèments.I643];T(&quot;=&quot;);[Evenèments.M643]);T(&quot;&quot;))" office:value-type="string" office:string-value="17150718;;fr;;6;D;fr=Décès de Louis XIV à Versailles.">
            <text:p>17150718;;fr;;6;D;fr=Décès de Louis XIV à Versailles.</text:p>
          </table:table-cell>
          <table:table-cell table:number-columns-repeated="1020"/>
        </table:table-row>
        <table:table-row table:style-name="ro1">
          <table:table-cell table:formula="of:=IF([Evenèments.C644]&gt;0;T(&quot;&quot;) ;T(&quot;#&quot;))">
            <text:p/>
          </table:table-cell>
          <table:table-cell table:style-name="ce311" table:formula="of:=T([Evenèments.A644])">
            <text:p/>
          </table:table-cell>
          <table:table-cell table:style-name="ce311" table:formula="of:=T([Evenèments.B644])">
            <text:p/>
          </table:table-cell>
          <table:table-cell table:style-name="ce311" table:formula="of:=IF([Evenèments.C644]&gt;0;CONCATENATE([Evenèments.C644];[Evenèments.D644];[Evenèments.E644];T(&quot;;&quot;);[Evenèments.F644];[Evenèments.G644];[Evenèments.H644];T(&quot;;&quot;);[Evenèments.I644];T(&quot;;&quot;);[Evenèments.J644];T(&quot;;&quot;);[Evenèments.K644];T(&quot;;&quot;);[Evenèments.L644];T(&quot;;&quot;);[Evenèments.I644];T(&quot;=&quot;);[Evenèments.M644]);T(&quot;&quot;))" office:value-type="string" office:string-value="17210718;;fr;;5;D;fr=Décès à Nogent-sur-Marne (94) de Antoine Watteau.">
            <text:p>17210718;;fr;;5;D;fr=Décès à Nogent-sur-Marne (94) de Antoine Watteau.</text:p>
          </table:table-cell>
          <table:table-cell table:number-columns-repeated="1020"/>
        </table:table-row>
        <table:table-row table:style-name="ro1">
          <table:table-cell table:formula="of:=IF([Evenèments.C645]&gt;0;T(&quot;&quot;) ;T(&quot;#&quot;))">
            <text:p/>
          </table:table-cell>
          <table:table-cell table:style-name="ce311" table:formula="of:=T([Evenèments.A645])">
            <text:p/>
          </table:table-cell>
          <table:table-cell table:style-name="ce311" table:formula="of:=T([Evenèments.B645])">
            <text:p/>
          </table:table-cell>
          <table:table-cell table:style-name="ce311" table:formula="of:=IF([Evenèments.C645]&gt;0;CONCATENATE([Evenèments.C645];[Evenèments.D645];[Evenèments.E645];T(&quot;;&quot;);[Evenèments.F645];[Evenèments.G645];[Evenèments.H645];T(&quot;;&quot;);[Evenèments.I645];T(&quot;;&quot;);[Evenèments.J645];T(&quot;;&quot;);[Evenèments.K645];T(&quot;;&quot;);[Evenèments.L645];T(&quot;;&quot;);[Evenèments.I645];T(&quot;=&quot;);[Evenèments.M645]);T(&quot;&quot;))" office:value-type="string" office:string-value="17231202;;fr;;6;D;fr=Le Régent (Philippe d'Orléans) meurt.">
            <text:p>17231202;;fr;;6;D;fr=Le Régent (Philippe d'Orléans) meurt.</text:p>
          </table:table-cell>
          <table:table-cell table:number-columns-repeated="1020"/>
        </table:table-row>
        <table:table-row table:style-name="ro1">
          <table:table-cell table:formula="of:=IF([Evenèments.C646]&gt;0;T(&quot;&quot;) ;T(&quot;#&quot;))">
            <text:p/>
          </table:table-cell>
          <table:table-cell table:style-name="ce311" table:formula="of:=T([Evenèments.A646])">
            <text:p/>
          </table:table-cell>
          <table:table-cell table:style-name="ce311" table:formula="of:=T([Evenèments.B646])">
            <text:p/>
          </table:table-cell>
          <table:table-cell table:style-name="ce311" table:formula="of:=IF([Evenèments.C646]&gt;0;CONCATENATE([Evenèments.C646];[Evenèments.D646];[Evenèments.E646];T(&quot;;&quot;);[Evenèments.F646];[Evenèments.G646];[Evenèments.H646];T(&quot;;&quot;);[Evenèments.I646];T(&quot;;&quot;);[Evenèments.J646];T(&quot;;&quot;);[Evenèments.K646];T(&quot;;&quot;);[Evenèments.L646];T(&quot;;&quot;);[Evenèments.I646];T(&quot;=&quot;);[Evenèments.M646]);T(&quot;&quot;))" office:value-type="string" office:string-value="17320219;;fr;;4;D;fr=Décès à Paris de l’ébéniste André Boulle &quot;menuisier du roi&quot;, depuis 1672 il est l'auteur des aménagements intérieurs de Versailles.">
            <text:p>17320219;;fr;;4;D;fr=Décès à Paris de l’ébéniste André Boulle "menuisier du roi", depuis 1672 il est l'auteur des aménagements intérieurs de Versailles.</text:p>
          </table:table-cell>
          <table:table-cell table:number-columns-repeated="1020"/>
        </table:table-row>
        <table:table-row table:style-name="ro1">
          <table:table-cell table:formula="of:=IF([Evenèments.C647]&gt;0;T(&quot;&quot;) ;T(&quot;#&quot;))">
            <text:p/>
          </table:table-cell>
          <table:table-cell table:style-name="ce311" table:formula="of:=T([Evenèments.A647])">
            <text:p/>
          </table:table-cell>
          <table:table-cell table:style-name="ce311" table:formula="of:=T([Evenèments.B647])">
            <text:p/>
          </table:table-cell>
          <table:table-cell table:style-name="ce311" table:formula="of:=IF([Evenèments.C647]&gt;0;CONCATENATE([Evenèments.C647];[Evenèments.D647];[Evenèments.E647];T(&quot;;&quot;);[Evenèments.F647];[Evenèments.G647];[Evenèments.H647];T(&quot;;&quot;);[Evenèments.I647];T(&quot;;&quot;);[Evenèments.J647];T(&quot;;&quot;);[Evenèments.K647];T(&quot;;&quot;);[Evenèments.L647];T(&quot;;&quot;);[Evenèments.I647];T(&quot;=&quot;);[Evenèments.M647]);T(&quot;&quot;))" office:value-type="string" office:string-value="17430129;;fr;;7;D;fr=Décès du cardinal Fleury. Aumônier de Louis XIV et précepteur du futur Louis XV.">
            <text:p>17430129;;fr;;7;D;fr=Décès du cardinal Fleury. Aumônier de Louis XIV et précepteur du futur Louis XV.</text:p>
          </table:table-cell>
          <table:table-cell table:number-columns-repeated="1020"/>
        </table:table-row>
        <table:table-row table:style-name="ro1">
          <table:table-cell table:formula="of:=IF([Evenèments.C648]&gt;0;T(&quot;&quot;) ;T(&quot;#&quot;))">
            <text:p/>
          </table:table-cell>
          <table:table-cell table:style-name="ce311" table:formula="of:=T([Evenèments.A648])">
            <text:p/>
          </table:table-cell>
          <table:table-cell table:style-name="ce311" table:formula="of:=T([Evenèments.B648])">
            <text:p/>
          </table:table-cell>
          <table:table-cell table:style-name="ce311" table:formula="of:=IF([Evenèments.C648]&gt;0;CONCATENATE([Evenèments.C648];[Evenèments.D648];[Evenèments.E648];T(&quot;;&quot;);[Evenèments.F648];[Evenèments.G648];[Evenèments.H648];T(&quot;;&quot;);[Evenèments.I648];T(&quot;;&quot;);[Evenèments.J648];T(&quot;;&quot;);[Evenèments.K648];T(&quot;;&quot;);[Evenèments.L648];T(&quot;;&quot;);[Evenèments.I648];T(&quot;=&quot;);[Evenèments.M648]);T(&quot;&quot;))" office:value-type="string" office:string-value="17550526;;fr;;6;D;fr=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
            <text:p>17550526;;fr;;6;D;fr=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text:p>
          </table:table-cell>
          <table:table-cell table:number-columns-repeated="1020"/>
        </table:table-row>
        <table:table-row table:style-name="ro1">
          <table:table-cell table:formula="of:=IF([Evenèments.C649]&gt;0;T(&quot;&quot;) ;T(&quot;#&quot;))">
            <text:p/>
          </table:table-cell>
          <table:table-cell table:style-name="ce311" table:formula="of:=T([Evenèments.A649])">
            <text:p/>
          </table:table-cell>
          <table:table-cell table:style-name="ce311" table:formula="of:=T([Evenèments.B649])">
            <text:p/>
          </table:table-cell>
          <table:table-cell table:style-name="ce311" table:formula="of:=IF([Evenèments.C649]&gt;0;CONCATENATE([Evenèments.C649];[Evenèments.D649];[Evenèments.E649];T(&quot;;&quot;);[Evenèments.F649];[Evenèments.G649];[Evenèments.H649];T(&quot;;&quot;);[Evenèments.I649];T(&quot;;&quot;);[Evenèments.J649];T(&quot;;&quot;);[Evenèments.K649];T(&quot;;&quot;);[Evenèments.L649];T(&quot;;&quot;);[Evenèments.I649];T(&quot;=&quot;);[Evenèments.M649]);T(&quot;&quot;))" office:value-type="string" office:string-value="17580503;;fr;;6;D;fr=Décès de Benoît XIV, Pape.;en=Death of Benoît XIV, Pope.">
            <text:p>17580503;;fr;;6;D;fr=Décès de Benoît XIV, Pape.;en=Death of Benoît XIV, Pope.</text:p>
          </table:table-cell>
          <table:table-cell table:number-columns-repeated="1020"/>
        </table:table-row>
        <table:table-row table:style-name="ro1">
          <table:table-cell table:formula="of:=IF([Evenèments.C650]&gt;0;T(&quot;&quot;) ;T(&quot;#&quot;))">
            <text:p/>
          </table:table-cell>
          <table:table-cell table:style-name="ce311" table:formula="of:=T([Evenèments.A650])">
            <text:p/>
          </table:table-cell>
          <table:table-cell table:style-name="ce311" table:formula="of:=T([Evenèments.B650])">
            <text:p/>
          </table:table-cell>
          <table:table-cell table:style-name="ce311" table:formula="of:=IF([Evenèments.C650]&gt;0;CONCATENATE([Evenèments.C650];[Evenèments.D650];[Evenèments.E650];T(&quot;;&quot;);[Evenèments.F650];[Evenèments.G650];[Evenèments.H650];T(&quot;;&quot;);[Evenèments.I650];T(&quot;;&quot;);[Evenèments.J650];T(&quot;;&quot;);[Evenèments.K650];T(&quot;;&quot;);[Evenèments.L650];T(&quot;;&quot;);[Evenèments.I650];T(&quot;=&quot;);[Evenèments.M650]);T(&quot;&quot;))" office:value-type="string" office:string-value="17590414;;fr;;7;D;fr=Décès de Georg Friedrich Händel, compositeur.;en=Death of Georg Friedrich Händel, composer.">
            <text:p>17590414;;fr;;7;D;fr=Décès de Georg Friedrich Händel, compositeur.;en=Death of Georg Friedrich Händel, composer.</text:p>
          </table:table-cell>
          <table:table-cell table:number-columns-repeated="1020"/>
        </table:table-row>
        <table:table-row table:style-name="ro1">
          <table:table-cell table:formula="of:=IF([Evenèments.C651]&gt;0;T(&quot;&quot;) ;T(&quot;#&quot;))">
            <text:p/>
          </table:table-cell>
          <table:table-cell table:style-name="ce311" table:formula="of:=T([Evenèments.A651])">
            <text:p/>
          </table:table-cell>
          <table:table-cell table:style-name="ce311" table:formula="of:=T([Evenèments.B651])">
            <text:p/>
          </table:table-cell>
          <table:table-cell table:style-name="ce311" table:formula="of:=IF([Evenèments.C651]&gt;0;CONCATENATE([Evenèments.C651];[Evenèments.D651];[Evenèments.E651];T(&quot;;&quot;);[Evenèments.F651];[Evenèments.G651];[Evenèments.H651];T(&quot;;&quot;);[Evenèments.I651];T(&quot;;&quot;);[Evenèments.J651];T(&quot;;&quot;);[Evenèments.K651];T(&quot;;&quot;);[Evenèments.L651];T(&quot;;&quot;);[Evenèments.I651];T(&quot;=&quot;);[Evenèments.M651]);T(&quot;&quot;))" office:value-type="string" office:string-value="17590914;;fr;;6;D;fr=Décès de Louis-Joseph de Montcalm, général français.;en=Death of Louis-Joseph de Montcalm, french general.">
            <text:p>17590914;;fr;;6;D;fr=Décès de Louis-Joseph de Montcalm, général français.;en=Death of Louis-Joseph de Montcalm, french general.</text:p>
          </table:table-cell>
          <table:table-cell table:number-columns-repeated="1020"/>
        </table:table-row>
        <table:table-row table:style-name="ro1">
          <table:table-cell table:formula="of:=IF([Evenèments.C652]&gt;0;T(&quot;&quot;) ;T(&quot;#&quot;))">
            <text:p/>
          </table:table-cell>
          <table:table-cell table:style-name="ce311" table:formula="of:=T([Evenèments.A652])">
            <text:p/>
          </table:table-cell>
          <table:table-cell table:style-name="ce311" table:formula="of:=T([Evenèments.B652])">
            <text:p/>
          </table:table-cell>
          <table:table-cell table:style-name="ce311" table:formula="of:=IF([Evenèments.C652]&gt;0;CONCATENATE([Evenèments.C652];[Evenèments.D652];[Evenèments.E652];T(&quot;;&quot;);[Evenèments.F652];[Evenèments.G652];[Evenèments.H652];T(&quot;;&quot;);[Evenèments.I652];T(&quot;;&quot;);[Evenèments.J652];T(&quot;;&quot;);[Evenèments.K652];T(&quot;;&quot;);[Evenèments.L652];T(&quot;;&quot;);[Evenèments.I652];T(&quot;=&quot;);[Evenèments.M652]);T(&quot;&quot;))" office:value-type="string" office:string-value="17640417;;fr;;8;D;fr=Décès à Versailles de Madame de Pompadour, favorite de Louis XV.">
            <text:p>17640417;;fr;;8;D;fr=Décès à Versailles de Madame de Pompadour, favorite de Louis XV.</text:p>
          </table:table-cell>
          <table:table-cell table:number-columns-repeated="1020"/>
        </table:table-row>
        <table:table-row table:style-name="ro1">
          <table:table-cell table:formula="of:=IF([Evenèments.C653]&gt;0;T(&quot;&quot;) ;T(&quot;#&quot;))">
            <text:p/>
          </table:table-cell>
          <table:table-cell table:style-name="ce311" table:formula="of:=T([Evenèments.A653])">
            <text:p/>
          </table:table-cell>
          <table:table-cell table:style-name="ce311" table:formula="of:=T([Evenèments.B653])">
            <text:p/>
          </table:table-cell>
          <table:table-cell table:style-name="ce311" table:formula="of:=IF([Evenèments.C653]&gt;0;CONCATENATE([Evenèments.C653];[Evenèments.D653];[Evenèments.E653];T(&quot;;&quot;);[Evenèments.F653];[Evenèments.G653];[Evenèments.H653];T(&quot;;&quot;);[Evenèments.I653];T(&quot;;&quot;);[Evenèments.J653];T(&quot;;&quot;);[Evenèments.K653];T(&quot;;&quot;);[Evenèments.L653];T(&quot;;&quot;);[Evenèments.I653];T(&quot;=&quot;);[Evenèments.M653]);T(&quot;&quot;))" office:value-type="string" office:string-value="17640912;;fr;;7;D;fr=Décès de Jean-Philippe Rameau, compositeur français.">
            <text:p>17640912;;fr;;7;D;fr=Décès de Jean-Philippe Rameau, compositeur français.</text:p>
          </table:table-cell>
          <table:table-cell table:number-columns-repeated="1020"/>
        </table:table-row>
        <table:table-row table:style-name="ro1">
          <table:table-cell table:formula="of:=IF([Evenèments.C654]&gt;0;T(&quot;&quot;) ;T(&quot;#&quot;))">
            <text:p/>
          </table:table-cell>
          <table:table-cell table:style-name="ce311" table:formula="of:=T([Evenèments.A654])">
            <text:p/>
          </table:table-cell>
          <table:table-cell table:style-name="ce311" table:formula="of:=T([Evenèments.B654])">
            <text:p/>
          </table:table-cell>
          <table:table-cell table:style-name="ce311" table:formula="of:=IF([Evenèments.C654]&gt;0;CONCATENATE([Evenèments.C654];[Evenèments.D654];[Evenèments.E654];T(&quot;;&quot;);[Evenèments.F654];[Evenèments.G654];[Evenèments.H654];T(&quot;;&quot;);[Evenèments.I654];T(&quot;;&quot;);[Evenèments.J654];T(&quot;;&quot;);[Evenèments.K654];T(&quot;;&quot;);[Evenèments.L654];T(&quot;;&quot;);[Evenèments.I654];T(&quot;=&quot;);[Evenèments.M654]);T(&quot;&quot;))" office:value-type="string" office:string-value="17660223;;fr;;8;D;fr=Décès accidentel de Stanislas Leszczyñska (père de Marie Leszczyñska, femme de Louis XV), tombé dans sa cheminée.">
            <text:p>17660223;;fr;;8;D;fr=Décès accidentel de Stanislas Leszczyñska (père de Marie Leszczyñska, femme de Louis XV), tombé dans sa cheminée.</text:p>
          </table:table-cell>
          <table:table-cell table:number-columns-repeated="1020"/>
        </table:table-row>
        <table:table-row table:style-name="ro1">
          <table:table-cell table:formula="of:=IF([Evenèments.C655]&gt;0;T(&quot;&quot;) ;T(&quot;#&quot;))">
            <text:p/>
          </table:table-cell>
          <table:table-cell table:style-name="ce311" table:formula="of:=T([Evenèments.A655])">
            <text:p/>
          </table:table-cell>
          <table:table-cell table:style-name="ce311" table:formula="of:=T([Evenèments.B655])">
            <text:p/>
          </table:table-cell>
          <table:table-cell table:style-name="ce311" table:formula="of:=IF([Evenèments.C655]&gt;0;CONCATENATE([Evenèments.C655];[Evenèments.D655];[Evenèments.E655];T(&quot;;&quot;);[Evenèments.F655];[Evenèments.G655];[Evenèments.H655];T(&quot;;&quot;);[Evenèments.I655];T(&quot;;&quot;);[Evenèments.J655];T(&quot;;&quot;);[Evenèments.K655];T(&quot;;&quot;);[Evenèments.L655];T(&quot;;&quot;);[Evenèments.I655];T(&quot;=&quot;);[Evenèments.M655]);T(&quot;&quot;))" office:value-type="string" office:string-value="17660701;;fr;;8;D;fr=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
            <text:p>17660701;;fr;;8;D;fr=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text:p>
          </table:table-cell>
          <table:table-cell table:number-columns-repeated="1020"/>
        </table:table-row>
        <table:table-row table:style-name="ro1">
          <table:table-cell table:formula="of:=IF([Evenèments.C656]&gt;0;T(&quot;&quot;) ;T(&quot;#&quot;))">
            <text:p/>
          </table:table-cell>
          <table:table-cell table:style-name="ce311" table:formula="of:=T([Evenèments.A656])">
            <text:p/>
          </table:table-cell>
          <table:table-cell table:style-name="ce311" table:formula="of:=T([Evenèments.B656])">
            <text:p/>
          </table:table-cell>
          <table:table-cell table:style-name="ce311" table:formula="of:=IF([Evenèments.C656]&gt;0;CONCATENATE([Evenèments.C656];[Evenèments.D656];[Evenèments.E656];T(&quot;;&quot;);[Evenèments.F656];[Evenèments.G656];[Evenèments.H656];T(&quot;;&quot;);[Evenèments.I656];T(&quot;;&quot;);[Evenèments.J656];T(&quot;;&quot;);[Evenèments.K656];T(&quot;;&quot;);[Evenèments.L656];T(&quot;;&quot;);[Evenèments.I656];T(&quot;=&quot;);[Evenèments.M656]);T(&quot;&quot;))" office:value-type="string" office:string-value="17740510;;fr;;4;D;fr=Décès de Louis XV à Versailles de la petite vérole, dans l'indifférence totale.">
            <text:p>17740510;;fr;;4;D;fr=Décès de Louis XV à Versailles de la petite vérole, dans l'indifférence totale.</text:p>
          </table:table-cell>
          <table:table-cell table:number-columns-repeated="1020"/>
        </table:table-row>
        <table:table-row table:style-name="ro1">
          <table:table-cell table:formula="of:=IF([Evenèments.C657]&gt;0;T(&quot;&quot;) ;T(&quot;#&quot;))">
            <text:p/>
          </table:table-cell>
          <table:table-cell table:style-name="ce311" table:formula="of:=T([Evenèments.A657])">
            <text:p/>
          </table:table-cell>
          <table:table-cell table:style-name="ce311" table:formula="of:=T([Evenèments.B657])">
            <text:p/>
          </table:table-cell>
          <table:table-cell table:style-name="ce311" table:formula="of:=IF([Evenèments.C657]&gt;0;CONCATENATE([Evenèments.C657];[Evenèments.D657];[Evenèments.E657];T(&quot;;&quot;);[Evenèments.F657];[Evenèments.G657];[Evenèments.H657];T(&quot;;&quot;);[Evenèments.I657];T(&quot;;&quot;);[Evenèments.J657];T(&quot;;&quot;);[Evenèments.K657];T(&quot;;&quot;);[Evenèments.L657];T(&quot;;&quot;);[Evenèments.I657];T(&quot;=&quot;);[Evenèments.M657]);T(&quot;&quot;))" office:value-type="string" office:string-value="17780530;;fr;;6;D;fr=Décès à Paris de Voltaire à l'âge de 83 ans. Deux mois après une représentation triomphale de sa tragédie Irène, au cours de laquelle son buste, sur scène, fut couronné de lauriers.">
            <text:p>17780530;;fr;;6;D;fr=Décès à Paris de Voltaire à l'âge de 83 ans. Deux mois après une représentation triomphale de sa tragédie Irène, au cours de laquelle son buste, sur scène, fut couronné de lauriers.</text:p>
          </table:table-cell>
          <table:table-cell table:number-columns-repeated="1020"/>
        </table:table-row>
        <table:table-row table:style-name="ro1">
          <table:table-cell table:formula="of:=IF([Evenèments.C658]&gt;0;T(&quot;&quot;) ;T(&quot;#&quot;))">
            <text:p/>
          </table:table-cell>
          <table:table-cell table:style-name="ce311" table:formula="of:=T([Evenèments.A658])">
            <text:p/>
          </table:table-cell>
          <table:table-cell table:style-name="ce311" table:formula="of:=T([Evenèments.B658])">
            <text:p/>
          </table:table-cell>
          <table:table-cell table:style-name="ce311" table:formula="of:=IF([Evenèments.C658]&gt;0;CONCATENATE([Evenèments.C658];[Evenèments.D658];[Evenèments.E658];T(&quot;;&quot;);[Evenèments.F658];[Evenèments.G658];[Evenèments.H658];T(&quot;;&quot;);[Evenèments.I658];T(&quot;;&quot;);[Evenèments.J658];T(&quot;;&quot;);[Evenèments.K658];T(&quot;;&quot;);[Evenèments.L658];T(&quot;;&quot;);[Evenèments.I658];T(&quot;=&quot;);[Evenèments.M658]);T(&quot;&quot;))" office:value-type="string" office:string-value="17780702;;fr;;6;D;fr=Décès à Ermenonville (Oise) de Jean-Jacques Rousseau. Il meurt en solitaire dans un pavillon proche du château d'Ermenonville.">
            <text:p>17780702;;fr;;6;D;fr=Décès à Ermenonville (Oise) de Jean-Jacques Rousseau. Il meurt en solitaire dans un pavillon proche du château d'Ermenonville.</text:p>
          </table:table-cell>
          <table:table-cell table:number-columns-repeated="1020"/>
        </table:table-row>
        <table:table-row table:style-name="ro1">
          <table:table-cell table:formula="of:=IF([Evenèments.C659]&gt;0;T(&quot;&quot;) ;T(&quot;#&quot;))">
            <text:p/>
          </table:table-cell>
          <table:table-cell table:style-name="ce311" table:formula="of:=T([Evenèments.A659])">
            <text:p/>
          </table:table-cell>
          <table:table-cell table:style-name="ce311" table:formula="of:=T([Evenèments.B659])">
            <text:p/>
          </table:table-cell>
          <table:table-cell table:style-name="ce311" table:formula="of:=IF([Evenèments.C659]&gt;0;CONCATENATE([Evenèments.C659];[Evenèments.D659];[Evenèments.E659];T(&quot;;&quot;);[Evenèments.F659];[Evenèments.G659];[Evenèments.H659];T(&quot;;&quot;);[Evenèments.I659];T(&quot;;&quot;);[Evenèments.J659];T(&quot;;&quot;);[Evenèments.K659];T(&quot;;&quot;);[Evenèments.L659];T(&quot;;&quot;);[Evenèments.I659];T(&quot;=&quot;);[Evenèments.M659]);T(&quot;&quot;))" office:value-type="string" office:string-value="17890514;;fr;;5;D;fr=Décès à Meudon (92) du Dauphin Louis, fils de Louis XVI.">
            <text:p>17890514;;fr;;5;D;fr=Décès à Meudon (92) du Dauphin Louis, fils de Louis XVI.</text:p>
          </table:table-cell>
          <table:table-cell table:number-columns-repeated="1020"/>
        </table:table-row>
        <table:table-row table:style-name="ro1">
          <table:table-cell table:formula="of:=IF([Evenèments.C660]&gt;0;T(&quot;&quot;) ;T(&quot;#&quot;))">
            <text:p/>
          </table:table-cell>
          <table:table-cell table:style-name="ce311" table:formula="of:=T([Evenèments.A660])">
            <text:p/>
          </table:table-cell>
          <table:table-cell table:style-name="ce311" table:formula="of:=T([Evenèments.B660])">
            <text:p/>
          </table:table-cell>
          <table:table-cell table:style-name="ce311" table:formula="of:=IF([Evenèments.C660]&gt;0;CONCATENATE([Evenèments.C660];[Evenèments.D660];[Evenèments.E660];T(&quot;;&quot;);[Evenèments.F660];[Evenèments.G660];[Evenèments.H660];T(&quot;;&quot;);[Evenèments.I660];T(&quot;;&quot;);[Evenèments.J660];T(&quot;;&quot;);[Evenèments.K660];T(&quot;;&quot;);[Evenèments.L660];T(&quot;;&quot;);[Evenèments.I660];T(&quot;=&quot;);[Evenèments.M660]);T(&quot;&quot;))" office:value-type="string" office:string-value="17910402;;fr;;6;D;fr=Décès de Mirabeau.">
            <text:p>17910402;;fr;;6;D;fr=Décès de Mirabeau.</text:p>
          </table:table-cell>
          <table:table-cell table:number-columns-repeated="1020"/>
        </table:table-row>
        <table:table-row table:style-name="ro1">
          <table:table-cell table:formula="of:=IF([Evenèments.C661]&gt;0;T(&quot;&quot;) ;T(&quot;#&quot;))">
            <text:p/>
          </table:table-cell>
          <table:table-cell table:style-name="ce311" table:formula="of:=T([Evenèments.A661])">
            <text:p/>
          </table:table-cell>
          <table:table-cell table:style-name="ce311" table:formula="of:=T([Evenèments.B661])">
            <text:p/>
          </table:table-cell>
          <table:table-cell table:style-name="ce311" table:formula="of:=IF([Evenèments.C661]&gt;0;CONCATENATE([Evenèments.C661];[Evenèments.D661];[Evenèments.E661];T(&quot;;&quot;);[Evenèments.F661];[Evenèments.G661];[Evenèments.H661];T(&quot;;&quot;);[Evenèments.I661];T(&quot;;&quot;);[Evenèments.J661];T(&quot;;&quot;);[Evenèments.K661];T(&quot;;&quot;);[Evenèments.L661];T(&quot;;&quot;);[Evenèments.I661];T(&quot;=&quot;);[Evenèments.M661]);T(&quot;&quot;))" office:value-type="string" office:string-value="17930121;;fr;;1;D;fr=Louis XVI est exécute place de la Révolution (actuellement, place de la Concorde) par Sanson, il veut parler au peuple mais les tambours de la Garde Nationale (commandés par Santerre) couvrent sa voix. Il est enterré cimetière de la Madeleine (actuellement Boulevard Haussmann).">
            <text:p>17930121;;fr;;1;D;fr=Louis XVI est exécute place de la Révolution (actuellement, place de la Concorde) par Sanson, il veut parler au peuple mais les tambours de la Garde Nationale (commandés par Santerre) couvrent sa voix. Il est enterré cimetière de la Madeleine (actuellement Boulevard Haussmann).</text:p>
          </table:table-cell>
          <table:table-cell table:number-columns-repeated="1020"/>
        </table:table-row>
        <table:table-row table:style-name="ro1">
          <table:table-cell table:formula="of:=IF([Evenèments.C662]&gt;0;T(&quot;&quot;) ;T(&quot;#&quot;))">
            <text:p/>
          </table:table-cell>
          <table:table-cell table:style-name="ce311" table:formula="of:=T([Evenèments.A662])">
            <text:p/>
          </table:table-cell>
          <table:table-cell table:style-name="ce311" table:formula="of:=T([Evenèments.B662])">
            <text:p/>
          </table:table-cell>
          <table:table-cell table:style-name="ce311" table:formula="of:=IF([Evenèments.C662]&gt;0;CONCATENATE([Evenèments.C662];[Evenèments.D662];[Evenèments.E662];T(&quot;;&quot;);[Evenèments.F662];[Evenèments.G662];[Evenèments.H662];T(&quot;;&quot;);[Evenèments.I662];T(&quot;;&quot;);[Evenèments.J662];T(&quot;;&quot;);[Evenèments.K662];T(&quot;;&quot;);[Evenèments.L662];T(&quot;;&quot;);[Evenèments.I662];T(&quot;=&quot;);[Evenèments.M662]);T(&quot;&quot;))" office:value-type="string" office:string-value="17930714;;fr;;6;D;fr=Marat est assassiné dans son bain par Charlotte Corday (née en 1768 et guillotinée le 17 juillet 1793).">
            <text:p>17930714;;fr;;6;D;fr=Marat est assassiné dans son bain par Charlotte Corday (née en 1768 et guillotinée le 17 juillet 1793).</text:p>
          </table:table-cell>
          <table:table-cell table:number-columns-repeated="1020"/>
        </table:table-row>
        <table:table-row table:style-name="ro1">
          <table:table-cell table:formula="of:=IF([Evenèments.C663]&gt;0;T(&quot;&quot;) ;T(&quot;#&quot;))">
            <text:p/>
          </table:table-cell>
          <table:table-cell table:style-name="ce311" table:formula="of:=T([Evenèments.A663])">
            <text:p/>
          </table:table-cell>
          <table:table-cell table:style-name="ce311" table:formula="of:=T([Evenèments.B663])">
            <text:p/>
          </table:table-cell>
          <table:table-cell table:style-name="ce311" table:formula="of:=IF([Evenèments.C663]&gt;0;CONCATENATE([Evenèments.C663];[Evenèments.D663];[Evenèments.E663];T(&quot;;&quot;);[Evenèments.F663];[Evenèments.G663];[Evenèments.H663];T(&quot;;&quot;);[Evenèments.I663];T(&quot;;&quot;);[Evenèments.J663];T(&quot;;&quot;);[Evenèments.K663];T(&quot;;&quot;);[Evenèments.L663];T(&quot;;&quot;);[Evenèments.I663];T(&quot;=&quot;);[Evenèments.M663]);T(&quot;&quot;))" office:value-type="string" office:string-value="17931016;;fr;;2;D;fr=Marie-Antoinette est exécutée à 12h 15. Elle sera ensevelie à côté de Louis XVI.">
            <text:p>17931016;;fr;;2;D;fr=Marie-Antoinette est exécutée à 12h 15. Elle sera ensevelie à côté de Louis XVI.</text:p>
          </table:table-cell>
          <table:table-cell table:number-columns-repeated="1020"/>
        </table:table-row>
        <table:table-row table:style-name="ro1">
          <table:table-cell table:formula="of:=IF([Evenèments.C664]&gt;0;T(&quot;&quot;) ;T(&quot;#&quot;))">
            <text:p/>
          </table:table-cell>
          <table:table-cell table:style-name="ce311" table:formula="of:=T([Evenèments.A664])">
            <text:p/>
          </table:table-cell>
          <table:table-cell table:style-name="ce311" table:formula="of:=T([Evenèments.B664])">
            <text:p/>
          </table:table-cell>
          <table:table-cell table:style-name="ce311" table:formula="of:=IF([Evenèments.C664]&gt;0;CONCATENATE([Evenèments.C664];[Evenèments.D664];[Evenèments.E664];T(&quot;;&quot;);[Evenèments.F664];[Evenèments.G664];[Evenèments.H664];T(&quot;;&quot;);[Evenèments.I664];T(&quot;;&quot;);[Evenèments.J664];T(&quot;;&quot;);[Evenèments.K664];T(&quot;;&quot;);[Evenèments.L664];T(&quot;;&quot;);[Evenèments.I664];T(&quot;=&quot;);[Evenèments.M664]);T(&quot;&quot;))" office:value-type="string" office:string-value="17931106;;fr;;6;D;fr=Exécution de Philippe-Égalité (duc d'Orléans).">
            <text:p>17931106;;fr;;6;D;fr=Exécution de Philippe-Égalité (duc d'Orléans).</text:p>
          </table:table-cell>
          <table:table-cell table:number-columns-repeated="1020"/>
        </table:table-row>
        <table:table-row table:style-name="ro1">
          <table:table-cell table:formula="of:=IF([Evenèments.C665]&gt;0;T(&quot;&quot;) ;T(&quot;#&quot;))">
            <text:p/>
          </table:table-cell>
          <table:table-cell table:style-name="ce311" table:formula="of:=T([Evenèments.A665])">
            <text:p/>
          </table:table-cell>
          <table:table-cell table:style-name="ce311" table:formula="of:=T([Evenèments.B665])">
            <text:p/>
          </table:table-cell>
          <table:table-cell table:style-name="ce311" table:formula="of:=IF([Evenèments.C665]&gt;0;CONCATENATE([Evenèments.C665];[Evenèments.D665];[Evenèments.E665];T(&quot;;&quot;);[Evenèments.F665];[Evenèments.G665];[Evenèments.H665];T(&quot;;&quot;);[Evenèments.I665];T(&quot;;&quot;);[Evenèments.J665];T(&quot;;&quot;);[Evenèments.K665];T(&quot;;&quot;);[Evenèments.L665];T(&quot;;&quot;);[Evenèments.I665];T(&quot;=&quot;);[Evenèments.M665]);T(&quot;&quot;))" office:value-type="string" office:string-value="17940510;;fr;;6;D;fr=Madame Élisabeth, sœur de Louis XVI est exécutée.">
            <text:p>17940510;;fr;;6;D;fr=Madame Élisabeth, sœur de Louis XVI est exécutée.</text:p>
          </table:table-cell>
          <table:table-cell table:number-columns-repeated="1020"/>
        </table:table-row>
        <table:table-row table:style-name="ro1">
          <table:table-cell table:formula="of:=IF([Evenèments.C666]&gt;0;T(&quot;&quot;) ;T(&quot;#&quot;))">
            <text:p/>
          </table:table-cell>
          <table:table-cell table:style-name="ce311" table:formula="of:=T([Evenèments.A666])">
            <text:p/>
          </table:table-cell>
          <table:table-cell table:style-name="ce311" table:formula="of:=T([Evenèments.B666])">
            <text:p/>
          </table:table-cell>
          <table:table-cell table:style-name="ce311" table:formula="of:=IF([Evenèments.C666]&gt;0;CONCATENATE([Evenèments.C666];[Evenèments.D666];[Evenèments.E666];T(&quot;;&quot;);[Evenèments.F666];[Evenèments.G666];[Evenèments.H666];T(&quot;;&quot;);[Evenèments.I666];T(&quot;;&quot;);[Evenèments.J666];T(&quot;;&quot;);[Evenèments.K666];T(&quot;;&quot;);[Evenèments.L666];T(&quot;;&quot;);[Evenèments.I666];T(&quot;=&quot;);[Evenèments.M666]);T(&quot;&quot;))" office:value-type="string" office:string-value="17950608;;fr;;6;D;fr=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
            <text:p>17950608;;fr;;6;D;fr=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text:p>
          </table:table-cell>
          <table:table-cell table:number-columns-repeated="1020"/>
        </table:table-row>
        <table:table-row table:style-name="ro1">
          <table:table-cell table:formula="of:=IF([Evenèments.C667]&gt;0;T(&quot;&quot;) ;T(&quot;#&quot;))">
            <text:p/>
          </table:table-cell>
          <table:table-cell table:style-name="ce311" table:formula="of:=T([Evenèments.A667])">
            <text:p/>
          </table:table-cell>
          <table:table-cell table:style-name="ce311" table:formula="of:=T([Evenèments.B667])">
            <text:p/>
          </table:table-cell>
          <table:table-cell table:style-name="ce311" table:formula="of:=IF([Evenèments.C667]&gt;0;CONCATENATE([Evenèments.C667];[Evenèments.D667];[Evenèments.E667];T(&quot;;&quot;);[Evenèments.F667];[Evenèments.G667];[Evenèments.H667];T(&quot;;&quot;);[Evenèments.I667];T(&quot;;&quot;);[Evenèments.J667];T(&quot;;&quot;);[Evenèments.K667];T(&quot;;&quot;);[Evenèments.L667];T(&quot;;&quot;);[Evenèments.I667];T(&quot;=&quot;);[Evenèments.M667]);T(&quot;&quot;))" office:value-type="string" office:string-value="17960329;;fr;;4;D;fr=Le Général Charette est exécuté.">
            <text:p>17960329;;fr;;4;D;fr=Le Général Charette est exécuté.</text:p>
          </table:table-cell>
          <table:table-cell table:number-columns-repeated="1020"/>
        </table:table-row>
        <table:table-row table:style-name="ro1">
          <table:table-cell table:formula="of:=IF([Evenèments.C668]&gt;0;T(&quot;&quot;) ;T(&quot;#&quot;))">
            <text:p/>
          </table:table-cell>
          <table:table-cell table:style-name="ce311" table:formula="of:=T([Evenèments.A668])">
            <text:p/>
          </table:table-cell>
          <table:table-cell table:style-name="ce311" table:formula="of:=T([Evenèments.B668])">
            <text:p/>
          </table:table-cell>
          <table:table-cell table:style-name="ce311" table:formula="of:=IF([Evenèments.C668]&gt;0;CONCATENATE([Evenèments.C668];[Evenèments.D668];[Evenèments.E668];T(&quot;;&quot;);[Evenèments.F668];[Evenèments.G668];[Evenèments.H668];T(&quot;;&quot;);[Evenèments.I668];T(&quot;;&quot;);[Evenèments.J668];T(&quot;;&quot;);[Evenèments.K668];T(&quot;;&quot;);[Evenèments.L668];T(&quot;;&quot;);[Evenèments.I668];T(&quot;=&quot;);[Evenèments.M668]);T(&quot;&quot;))" office:value-type="string" office:string-value="18210505;;fr;;6;D;fr=Napoléon meurt à Sainte Hélène. Il sera enterré  avec les honneurs militaires dans la vallée &quot;du géranium&quot;. Le 12 mai 1850 la chambre vote le retour des cendres. Le 15 octobre 1850, son corps est exhumé à Sainte Hélène, et ramené sur la Belle Poule par le Prince de Joinville (fils du roi Louis-Philippe). Il sera enseveli aux Invalides le 15 décembre 1850.">
            <text:p>18210505;;fr;;6;D;fr=Napoléon meurt à Sainte Hélène. Il sera enterré <text:s/>avec les honneurs militaires dans la vallée "du géranium". Le 12 mai 1850 la chambre vote le retour des cendres. Le 15 octobre 1850, son corps est exhumé à Sainte Hélène, et ramené sur la Belle Poule par le Prince de Joinville (fils du roi Louis-Philippe). Il sera enseveli aux Invalides le 15 décembre 1850.</text:p>
          </table:table-cell>
          <table:table-cell table:number-columns-repeated="1020"/>
        </table:table-row>
        <table:table-row table:style-name="ro1">
          <table:table-cell table:formula="of:=IF([Evenèments.C669]&gt;0;T(&quot;&quot;) ;T(&quot;#&quot;))">
            <text:p/>
          </table:table-cell>
          <table:table-cell table:style-name="ce311" table:formula="of:=T([Evenèments.A669])">
            <text:p/>
          </table:table-cell>
          <table:table-cell table:style-name="ce311" table:formula="of:=T([Evenèments.B669])">
            <text:p/>
          </table:table-cell>
          <table:table-cell table:style-name="ce311" table:formula="of:=IF([Evenèments.C669]&gt;0;CONCATENATE([Evenèments.C669];[Evenèments.D669];[Evenèments.E669];T(&quot;;&quot;);[Evenèments.F669];[Evenèments.G669];[Evenèments.H669];T(&quot;;&quot;);[Evenèments.I669];T(&quot;;&quot;);[Evenèments.J669];T(&quot;;&quot;);[Evenèments.K669];T(&quot;;&quot;);[Evenèments.L669];T(&quot;;&quot;);[Evenèments.I669];T(&quot;=&quot;);[Evenèments.M669]);T(&quot;&quot;))" office:value-type="string" office:string-value="18240916;;fr;;6;D;fr=Louis XVIII meurt (hydropique, les deux jambes gangrenées).">
            <text:p>18240916;;fr;;6;D;fr=Louis XVIII meurt (hydropique, les deux jambes gangrenées).</text:p>
          </table:table-cell>
          <table:table-cell table:number-columns-repeated="1020"/>
        </table:table-row>
        <table:table-row table:style-name="ro1">
          <table:table-cell table:formula="of:=IF([Evenèments.C670]&gt;0;T(&quot;&quot;) ;T(&quot;#&quot;))">
            <text:p/>
          </table:table-cell>
          <table:table-cell table:style-name="ce311" table:formula="of:=T([Evenèments.A670])">
            <text:p/>
          </table:table-cell>
          <table:table-cell table:style-name="ce311" table:formula="of:=T([Evenèments.B670])">
            <text:p/>
          </table:table-cell>
          <table:table-cell table:style-name="ce311" table:formula="of:=IF([Evenèments.C670]&gt;0;CONCATENATE([Evenèments.C670];[Evenèments.D670];[Evenèments.E670];T(&quot;;&quot;);[Evenèments.F670];[Evenèments.G670];[Evenèments.H670];T(&quot;;&quot;);[Evenèments.I670];T(&quot;;&quot;);[Evenèments.J670];T(&quot;;&quot;);[Evenèments.K670];T(&quot;;&quot;);[Evenèments.L670];T(&quot;;&quot;);[Evenèments.I670];T(&quot;=&quot;);[Evenèments.M670]);T(&quot;&quot;))" office:value-type="string" office:string-value="18361106;;fr;;6;D;fr=Charles X meurt à Gorizia.">
            <text:p>18361106;;fr;;6;D;fr=Charles X meurt à Gorizia.</text:p>
          </table:table-cell>
          <table:table-cell table:number-columns-repeated="1020"/>
        </table:table-row>
        <table:table-row table:style-name="ro1">
          <table:table-cell table:formula="of:=IF([Evenèments.C671]&gt;0;T(&quot;&quot;) ;T(&quot;#&quot;))">
            <text:p/>
          </table:table-cell>
          <table:table-cell table:style-name="ce311" table:formula="of:=T([Evenèments.A671])">
            <text:p/>
          </table:table-cell>
          <table:table-cell table:style-name="ce311" table:formula="of:=T([Evenèments.B671])">
            <text:p/>
          </table:table-cell>
          <table:table-cell table:style-name="ce311" table:formula="of:=IF([Evenèments.C671]&gt;0;CONCATENATE([Evenèments.C671];[Evenèments.D671];[Evenèments.E671];T(&quot;;&quot;);[Evenèments.F671];[Evenèments.G671];[Evenèments.H671];T(&quot;;&quot;);[Evenèments.I671];T(&quot;;&quot;);[Evenèments.J671];T(&quot;;&quot;);[Evenèments.K671];T(&quot;;&quot;);[Evenèments.L671];T(&quot;;&quot;);[Evenèments.I671];T(&quot;=&quot;);[Evenèments.M671]);T(&quot;&quot;))" office:value-type="string" office:string-value="18380517;;fr;;8;D;fr=Décès de Talleyrand.">
            <text:p>18380517;;fr;;8;D;fr=Décès de Talleyrand.</text:p>
          </table:table-cell>
          <table:table-cell table:number-columns-repeated="1020"/>
        </table:table-row>
        <table:table-row table:style-name="ro1">
          <table:table-cell table:formula="of:=IF([Evenèments.C672]&gt;0;T(&quot;&quot;) ;T(&quot;#&quot;))">
            <text:p/>
          </table:table-cell>
          <table:table-cell table:style-name="ce311" table:formula="of:=T([Evenèments.A672])">
            <text:p/>
          </table:table-cell>
          <table:table-cell table:style-name="ce311" table:formula="of:=T([Evenèments.B672])">
            <text:p/>
          </table:table-cell>
          <table:table-cell table:style-name="ce311" table:formula="of:=IF([Evenèments.C672]&gt;0;CONCATENATE([Evenèments.C672];[Evenèments.D672];[Evenèments.E672];T(&quot;;&quot;);[Evenèments.F672];[Evenèments.G672];[Evenèments.H672];T(&quot;;&quot;);[Evenèments.I672];T(&quot;;&quot;);[Evenèments.J672];T(&quot;;&quot;);[Evenèments.K672];T(&quot;;&quot;);[Evenèments.L672];T(&quot;;&quot;);[Evenèments.I672];T(&quot;=&quot;);[Evenèments.M672]);T(&quot;&quot;))" office:value-type="string" office:string-value="18420713;;fr;;8;D;fr=Décès accidentelle du Duc d'Orléans, fils de Louis-Philippe, il se brise les reins, près de la place des Ternes, en sautant d'un cabriolet dont le cheval s'était emballé.">
            <text:p>18420713;;fr;;8;D;fr=Décès accidentelle du Duc d'Orléans, fils de Louis-Philippe, il se brise les reins, près de la place des Ternes, en sautant d'un cabriolet dont le cheval s'était emballé.</text:p>
          </table:table-cell>
          <table:table-cell table:number-columns-repeated="1020"/>
        </table:table-row>
        <table:table-row table:style-name="ro1">
          <table:table-cell table:formula="of:=IF([Evenèments.C673]&gt;0;T(&quot;&quot;) ;T(&quot;#&quot;))">
            <text:p/>
          </table:table-cell>
          <table:table-cell table:style-name="ce311" table:formula="of:=T([Evenèments.A673])">
            <text:p/>
          </table:table-cell>
          <table:table-cell table:style-name="ce311" table:formula="of:=T([Evenèments.B673])">
            <text:p/>
          </table:table-cell>
          <table:table-cell table:style-name="ce311" table:formula="of:=IF([Evenèments.C673]&gt;0;CONCATENATE([Evenèments.C673];[Evenèments.D673];[Evenèments.E673];T(&quot;;&quot;);[Evenèments.F673];[Evenèments.G673];[Evenèments.H673];T(&quot;;&quot;);[Evenèments.I673];T(&quot;;&quot;);[Evenèments.J673];T(&quot;;&quot;);[Evenèments.K673];T(&quot;;&quot;);[Evenèments.L673];T(&quot;;&quot;);[Evenèments.I673];T(&quot;=&quot;);[Evenèments.M673]);T(&quot;&quot;))" office:value-type="string" office:string-value="18500926;;fr;;8;D;fr=Décès de Louis-Philippe (Monarchie de juillet) qui avait abdiqué le 24 février 1848, et s'était réfugié en Angleterre.">
            <text:p>18500926;;fr;;8;D;fr=Décès de Louis-Philippe (Monarchie de juillet) qui avait abdiqué le 24 février 1848, et s'était réfugié en Angleterre.</text:p>
          </table:table-cell>
          <table:table-cell table:number-columns-repeated="1020"/>
        </table:table-row>
        <table:table-row table:style-name="ro1">
          <table:table-cell table:formula="of:=IF([Evenèments.C674]&gt;0;T(&quot;&quot;) ;T(&quot;#&quot;))">
            <text:p/>
          </table:table-cell>
          <table:table-cell table:style-name="ce311" table:formula="of:=T([Evenèments.A674])">
            <text:p/>
          </table:table-cell>
          <table:table-cell table:style-name="ce311" table:formula="of:=T([Evenèments.B674])">
            <text:p/>
          </table:table-cell>
          <table:table-cell table:style-name="ce311" table:formula="of:=IF([Evenèments.C674]&gt;0;CONCATENATE([Evenèments.C674];[Evenèments.D674];[Evenèments.E674];T(&quot;;&quot;);[Evenèments.F674];[Evenèments.G674];[Evenèments.H674];T(&quot;;&quot;);[Evenèments.I674];T(&quot;;&quot;);[Evenèments.J674];T(&quot;;&quot;);[Evenèments.K674];T(&quot;;&quot;);[Evenèments.L674];T(&quot;;&quot;);[Evenèments.I674];T(&quot;=&quot;);[Evenèments.M674]);T(&quot;&quot;))" office:value-type="string" office:string-value="18770903;;fr;;6;D;fr=Décès de Adolphe Thiers (ancien Président de la République)">
            <text:p>18770903;;fr;;6;D;fr=Décès de Adolphe Thiers (ancien Président de la République)</text:p>
          </table:table-cell>
          <table:table-cell table:number-columns-repeated="1020"/>
        </table:table-row>
        <table:table-row table:style-name="ro1">
          <table:table-cell table:formula="of:=IF([Evenèments.C675]&gt;0;T(&quot;&quot;) ;T(&quot;#&quot;))">
            <text:p/>
          </table:table-cell>
          <table:table-cell table:style-name="ce311" table:formula="of:=T([Evenèments.A675])">
            <text:p/>
          </table:table-cell>
          <table:table-cell table:style-name="ce311" table:formula="of:=T([Evenèments.B675])">
            <text:p/>
          </table:table-cell>
          <table:table-cell table:style-name="ce311" table:formula="of:=IF([Evenèments.C675]&gt;0;CONCATENATE([Evenèments.C675];[Evenèments.D675];[Evenèments.E675];T(&quot;;&quot;);[Evenèments.F675];[Evenèments.G675];[Evenèments.H675];T(&quot;;&quot;);[Evenèments.I675];T(&quot;;&quot;);[Evenèments.J675];T(&quot;;&quot;);[Evenèments.K675];T(&quot;;&quot;);[Evenèments.L675];T(&quot;;&quot;);[Evenèments.I675];T(&quot;=&quot;);[Evenèments.M675]);T(&quot;&quot;))" office:value-type="string" office:string-value="18910909;;fr;;6;D;fr=Décès de Jules Grévy (ancien Président de la République)">
            <text:p>18910909;;fr;;6;D;fr=Décès de Jules Grévy (ancien Président de la République)</text:p>
          </table:table-cell>
          <table:table-cell table:number-columns-repeated="1020"/>
        </table:table-row>
        <table:table-row table:style-name="ro1">
          <table:table-cell table:formula="of:=IF([Evenèments.C676]&gt;0;T(&quot;&quot;) ;T(&quot;#&quot;))">
            <text:p/>
          </table:table-cell>
          <table:table-cell table:style-name="ce311" table:formula="of:=T([Evenèments.A676])">
            <text:p/>
          </table:table-cell>
          <table:table-cell table:style-name="ce311" table:formula="of:=T([Evenèments.B676])">
            <text:p/>
          </table:table-cell>
          <table:table-cell table:style-name="ce311" table:formula="of:=IF([Evenèments.C676]&gt;0;CONCATENATE([Evenèments.C676];[Evenèments.D676];[Evenèments.E676];T(&quot;;&quot;);[Evenèments.F676];[Evenèments.G676];[Evenèments.H676];T(&quot;;&quot;);[Evenèments.I676];T(&quot;;&quot;);[Evenèments.J676];T(&quot;;&quot;);[Evenèments.K676];T(&quot;;&quot;);[Evenèments.L676];T(&quot;;&quot;);[Evenèments.I676];T(&quot;=&quot;);[Evenèments.M676]);T(&quot;&quot;))" office:value-type="string" office:string-value="18931017;;fr;;6;D;fr=Décès du Maréchal de Mac-Mahon (ancien Président de la République) à Montcresson dans le Loiret">
            <text:p>18931017;;fr;;6;D;fr=Décès du Maréchal de Mac-Mahon (ancien Président de la République) à Montcresson dans le Loiret</text:p>
          </table:table-cell>
          <table:table-cell table:number-columns-repeated="1020"/>
        </table:table-row>
        <table:table-row table:style-name="ro1">
          <table:table-cell table:formula="of:=IF([Evenèments.C677]&gt;0;T(&quot;&quot;) ;T(&quot;#&quot;))">
            <text:p/>
          </table:table-cell>
          <table:table-cell table:style-name="ce311" table:formula="of:=T([Evenèments.A677])">
            <text:p/>
          </table:table-cell>
          <table:table-cell table:style-name="ce311" table:formula="of:=T([Evenèments.B677])">
            <text:p/>
          </table:table-cell>
          <table:table-cell table:style-name="ce311" table:formula="of:=IF([Evenèments.C677]&gt;0;CONCATENATE([Evenèments.C677];[Evenèments.D677];[Evenèments.E677];T(&quot;;&quot;);[Evenèments.F677];[Evenèments.G677];[Evenèments.H677];T(&quot;;&quot;);[Evenèments.I677];T(&quot;;&quot;);[Evenèments.J677];T(&quot;;&quot;);[Evenèments.K677];T(&quot;;&quot;);[Evenèments.L677];T(&quot;;&quot;);[Evenèments.I677];T(&quot;=&quot;);[Evenèments.M677]);T(&quot;&quot;))" office:value-type="string" office:string-value="18940624;;fr;;6;D;fr=Assassinat de Sadi Carnot à Lyon (Président de la République) par Caserio (attentat anarchiste).">
            <text:p>18940624;;fr;;6;D;fr=Assassinat de Sadi Carnot à Lyon (Président de la République) par Caserio (attentat anarchiste).</text:p>
          </table:table-cell>
          <table:table-cell table:number-columns-repeated="1020"/>
        </table:table-row>
        <table:table-row table:style-name="ro1">
          <table:table-cell table:formula="of:=IF([Evenèments.C678]&gt;0;T(&quot;&quot;) ;T(&quot;#&quot;))">
            <text:p/>
          </table:table-cell>
          <table:table-cell table:style-name="ce311" table:formula="of:=T([Evenèments.A678])">
            <text:p/>
          </table:table-cell>
          <table:table-cell table:style-name="ce311" table:formula="of:=T([Evenèments.B678])">
            <text:p/>
          </table:table-cell>
          <table:table-cell table:style-name="ce311" table:formula="of:=IF([Evenèments.C678]&gt;0;CONCATENATE([Evenèments.C678];[Evenèments.D678];[Evenèments.E678];T(&quot;;&quot;);[Evenèments.F678];[Evenèments.G678];[Evenèments.H678];T(&quot;;&quot;);[Evenèments.I678];T(&quot;;&quot;);[Evenèments.J678];T(&quot;;&quot;);[Evenèments.K678];T(&quot;;&quot;);[Evenèments.L678];T(&quot;;&quot;);[Evenèments.I678];T(&quot;=&quot;);[Evenèments.M678]);T(&quot;&quot;))" office:value-type="string" office:string-value="18990216;;fr;;6;D;fr=Félix Faure meurt à l’Élisée au cours d'une aventure galante avec Marguerite Steinheil, née Japy, future héroïne du drame de l'impasse Ronsin en 1908.">
            <text:p>18990216;;fr;;6;D;fr=Félix Faure meurt à l’Élisée au cours d'une aventure galante avec Marguerite Steinheil, née Japy, future héroïne du drame de l'impasse Ronsin en 1908.</text:p>
          </table:table-cell>
          <table:table-cell table:number-columns-repeated="1020"/>
        </table:table-row>
        <table:table-row table:style-name="ro1">
          <table:table-cell table:formula="of:=IF([Evenèments.C679]&gt;0;T(&quot;&quot;) ;T(&quot;#&quot;))">
            <text:p/>
          </table:table-cell>
          <table:table-cell table:style-name="ce311" table:formula="of:=T([Evenèments.A679])">
            <text:p/>
          </table:table-cell>
          <table:table-cell table:style-name="ce311" table:formula="of:=T([Evenèments.B679])">
            <text:p/>
          </table:table-cell>
          <table:table-cell table:style-name="ce311" table:formula="of:=IF([Evenèments.C679]&gt;0;CONCATENATE([Evenèments.C679];[Evenèments.D679];[Evenèments.E679];T(&quot;;&quot;);[Evenèments.F679];[Evenèments.G679];[Evenèments.H679];T(&quot;;&quot;);[Evenèments.I679];T(&quot;;&quot;);[Evenèments.J679];T(&quot;;&quot;);[Evenèments.K679];T(&quot;;&quot;);[Evenèments.L679];T(&quot;;&quot;);[Evenèments.I679];T(&quot;=&quot;);[Evenèments.M679]);T(&quot;&quot;))" office:value-type="string" office:string-value="19140731;;fr;;6;D;fr=Jean Jaurès est assassiné par Raoul Villain.">
            <text:p>19140731;;fr;;6;D;fr=Jean Jaurès est assassiné par Raoul Villain.</text:p>
          </table:table-cell>
          <table:table-cell table:number-columns-repeated="1020"/>
        </table:table-row>
        <table:table-row table:style-name="ro1">
          <table:table-cell table:formula="of:=IF([Evenèments.C680]&gt;0;T(&quot;&quot;) ;T(&quot;#&quot;))">
            <text:p/>
          </table:table-cell>
          <table:table-cell table:style-name="ce311" table:formula="of:=T([Evenèments.A680])">
            <text:p/>
          </table:table-cell>
          <table:table-cell table:style-name="ce311" table:formula="of:=T([Evenèments.B680])">
            <text:p/>
          </table:table-cell>
          <table:table-cell table:style-name="ce311" table:formula="of:=IF([Evenèments.C680]&gt;0;CONCATENATE([Evenèments.C680];[Evenèments.D680];[Evenèments.E680];T(&quot;;&quot;);[Evenèments.F680];[Evenèments.G680];[Evenèments.H680];T(&quot;;&quot;);[Evenèments.I680];T(&quot;;&quot;);[Evenèments.J680];T(&quot;;&quot;);[Evenèments.K680];T(&quot;;&quot;);[Evenèments.L680];T(&quot;;&quot;);[Evenèments.I680];T(&quot;=&quot;);[Evenèments.M680]);T(&quot;&quot;))" office:value-type="string" office:string-value="19320506;;fr;;2;D;fr=Paul Doumer, Président de la République, est assassiné par un émigré russe, sans doute fou, Paul Gorguloff.">
            <text:p>19320506;;fr;;2;D;fr=Paul Doumer, Président de la République, est assassiné par un émigré russe, sans doute fou, Paul Gorguloff.</text:p>
          </table:table-cell>
          <table:table-cell table:number-columns-repeated="1020"/>
        </table:table-row>
        <table:table-row table:style-name="ro1">
          <table:table-cell table:formula="of:=IF([Evenèments.C681]&gt;0;T(&quot;&quot;) ;T(&quot;#&quot;))" office:value-type="string" office:string-value="#">
            <text:p>#</text:p>
          </table:table-cell>
          <table:table-cell table:style-name="ce311" table:formula="of:=T([Evenèments.A681])">
            <text:p/>
          </table:table-cell>
          <table:table-cell table:style-name="ce311" table:formula="of:=T([Evenèments.B681])">
            <text:p/>
          </table:table-cell>
          <table:table-cell table:style-name="ce311" table:formula="of:=IF([Evenèments.C681]&gt;0;CONCATENATE([Evenèments.C681];[Evenèments.D681];[Evenèments.E681];T(&quot;;&quot;);[Evenèments.F681];[Evenèments.G681];[Evenèments.H681];T(&quot;;&quot;);[Evenèments.I681];T(&quot;;&quot;);[Evenèments.J681];T(&quot;;&quot;);[Evenèments.K681];T(&quot;;&quot;);[Evenèments.L681];T(&quot;;&quot;);[Evenèments.I681];T(&quot;=&quot;);[Evenèments.M681]);T(&quot;&quot;))">
            <text:p/>
          </table:table-cell>
          <table:table-cell table:number-columns-repeated="1020"/>
        </table:table-row>
        <table:table-row table:style-name="ro1">
          <table:table-cell table:formula="of:=IF([Evenèments.C682]&gt;0;T(&quot;&quot;) ;T(&quot;#&quot;))" office:value-type="string" office:string-value="#">
            <text:p>#</text:p>
          </table:table-cell>
          <table:table-cell table:style-name="ce311" table:formula="of:=T([Evenèments.A682])">
            <text:p/>
          </table:table-cell>
          <table:table-cell table:style-name="ce311" table:formula="of:=T([Evenèments.B682])" office:value-type="string" office:string-value="X = Mariage">
            <text:p>X = Mariage</text:p>
          </table:table-cell>
          <table:table-cell table:style-name="ce311" table:formula="of:=IF([Evenèments.C682]&gt;0;CONCATENATE([Evenèments.C682];[Evenèments.D682];[Evenèments.E682];T(&quot;;&quot;);[Evenèments.F682];[Evenèments.G682];[Evenèments.H682];T(&quot;;&quot;);[Evenèments.I682];T(&quot;;&quot;);[Evenèments.J682];T(&quot;;&quot;);[Evenèments.K682];T(&quot;;&quot;);[Evenèments.L682];T(&quot;;&quot;);[Evenèments.I682];T(&quot;=&quot;);[Evenèments.M682]);T(&quot;&quot;))">
            <text:p/>
          </table:table-cell>
          <table:table-cell table:number-columns-repeated="1020"/>
        </table:table-row>
        <table:table-row table:style-name="ro1">
          <table:table-cell table:formula="of:=IF([Evenèments.C683]&gt;0;T(&quot;&quot;) ;T(&quot;#&quot;))">
            <text:p/>
          </table:table-cell>
          <table:table-cell table:style-name="ce311" table:formula="of:=T([Evenèments.A683])">
            <text:p/>
          </table:table-cell>
          <table:table-cell table:style-name="ce311" table:formula="of:=T([Evenèments.B683])">
            <text:p/>
          </table:table-cell>
          <table:table-cell table:style-name="ce311" table:formula="of:=IF([Evenèments.C683]&gt;0;CONCATENATE([Evenèments.C683];[Evenèments.D683];[Evenèments.E683];T(&quot;;&quot;);[Evenèments.F683];[Evenèments.G683];[Evenèments.H683];T(&quot;;&quot;);[Evenèments.I683];T(&quot;;&quot;);[Evenèments.J683];T(&quot;;&quot;);[Evenèments.K683];T(&quot;;&quot;);[Evenèments.L683];T(&quot;;&quot;);[Evenèments.I683];T(&quot;=&quot;);[Evenèments.M683]);T(&quot;&quot;))" office:value-type="string" office:string-value="16001216;;fr;;5;X;fr=Mariage de Henri IV et de Marie de Médicis à Lyon.Cette union permet un rapprochement avec l'Italie">
            <text:p>16001216;;fr;;5;X;fr=Mariage de Henri IV et de Marie de Médicis à Lyon.Cette union permet un rapprochement avec l'Italie</text:p>
          </table:table-cell>
          <table:table-cell table:number-columns-repeated="1020"/>
        </table:table-row>
        <table:table-row table:style-name="ro1">
          <table:table-cell table:formula="of:=IF([Evenèments.C684]&gt;0;T(&quot;&quot;) ;T(&quot;#&quot;))">
            <text:p/>
          </table:table-cell>
          <table:table-cell table:style-name="ce311" table:formula="of:=T([Evenèments.A684])">
            <text:p/>
          </table:table-cell>
          <table:table-cell table:style-name="ce311" table:formula="of:=T([Evenèments.B684])">
            <text:p/>
          </table:table-cell>
          <table:table-cell table:style-name="ce311" table:formula="of:=IF([Evenèments.C684]&gt;0;CONCATENATE([Evenèments.C684];[Evenèments.D684];[Evenèments.E684];T(&quot;;&quot;);[Evenèments.F684];[Evenèments.G684];[Evenèments.H684];T(&quot;;&quot;);[Evenèments.I684];T(&quot;;&quot;);[Evenèments.J684];T(&quot;;&quot;);[Evenèments.K684];T(&quot;;&quot;);[Evenèments.L684];T(&quot;;&quot;);[Evenèments.I684];T(&quot;=&quot;);[Evenèments.M684]);T(&quot;&quot;))" office:value-type="string" office:string-value="16121018;;fr;;8;X;fr=Fiançailles de Louis XIII avec Anne d'Autriche.">
            <text:p>16121018;;fr;;8;X;fr=Fiançailles de Louis XIII avec Anne d'Autriche.</text:p>
          </table:table-cell>
          <table:table-cell table:number-columns-repeated="1020"/>
        </table:table-row>
        <table:table-row table:style-name="ro1">
          <table:table-cell table:formula="of:=IF([Evenèments.C685]&gt;0;T(&quot;&quot;) ;T(&quot;#&quot;))">
            <text:p/>
          </table:table-cell>
          <table:table-cell table:style-name="ce311" table:formula="of:=T([Evenèments.A685])">
            <text:p/>
          </table:table-cell>
          <table:table-cell table:style-name="ce311" table:formula="of:=T([Evenèments.B685])">
            <text:p/>
          </table:table-cell>
          <table:table-cell table:style-name="ce311" table:formula="of:=IF([Evenèments.C685]&gt;0;CONCATENATE([Evenèments.C685];[Evenèments.D685];[Evenèments.E685];T(&quot;;&quot;);[Evenèments.F685];[Evenèments.G685];[Evenèments.H685];T(&quot;;&quot;);[Evenèments.I685];T(&quot;;&quot;);[Evenèments.J685];T(&quot;;&quot;);[Evenèments.K685];T(&quot;;&quot;);[Evenèments.L685];T(&quot;;&quot;);[Evenèments.I685];T(&quot;=&quot;);[Evenèments.M685]);T(&quot;&quot;))" office:value-type="string" office:string-value="16151128;;fr;;5;X;fr=Mariage de Louis XIII et de Anne d'Autriche (13 ans), fille du Roi d'Espagne, à Bordeaux.">
            <text:p>16151128;;fr;;5;X;fr=Mariage de Louis XIII et de Anne d'Autriche (13 ans), fille du Roi d'Espagne, à Bordeaux.</text:p>
          </table:table-cell>
          <table:table-cell table:number-columns-repeated="1020"/>
        </table:table-row>
        <table:table-row table:style-name="ro1">
          <table:table-cell table:formula="of:=IF([Evenèments.C686]&gt;0;T(&quot;&quot;) ;T(&quot;#&quot;))">
            <text:p/>
          </table:table-cell>
          <table:table-cell table:style-name="ce311" table:formula="of:=T([Evenèments.A686])">
            <text:p/>
          </table:table-cell>
          <table:table-cell table:style-name="ce311" table:formula="of:=T([Evenèments.B686])">
            <text:p/>
          </table:table-cell>
          <table:table-cell table:style-name="ce311" table:formula="of:=IF([Evenèments.C686]&gt;0;CONCATENATE([Evenèments.C686];[Evenèments.D686];[Evenèments.E686];T(&quot;;&quot;);[Evenèments.F686];[Evenèments.G686];[Evenèments.H686];T(&quot;;&quot;);[Evenèments.I686];T(&quot;;&quot;);[Evenèments.J686];T(&quot;;&quot;);[Evenèments.K686];T(&quot;;&quot;);[Evenèments.L686];T(&quot;;&quot;);[Evenèments.I686];T(&quot;=&quot;);[Evenèments.M686]);T(&quot;&quot;))" office:value-type="string" office:string-value="16250511;;fr;;8;X;fr=Mariage de Charles Ier d'Angleterre et de Henriette de France, sœur du Roi Louis XIII.">
            <text:p>16250511;;fr;;8;X;fr=Mariage de Charles Ier d'Angleterre et de Henriette de France, sœur du Roi Louis XIII.</text:p>
          </table:table-cell>
          <table:table-cell table:number-columns-repeated="1020"/>
        </table:table-row>
        <table:table-row table:style-name="ro1">
          <table:table-cell table:formula="of:=IF([Evenèments.C687]&gt;0;T(&quot;&quot;) ;T(&quot;#&quot;))">
            <text:p/>
          </table:table-cell>
          <table:table-cell table:style-name="ce311" table:formula="of:=T([Evenèments.A687])">
            <text:p/>
          </table:table-cell>
          <table:table-cell table:style-name="ce311" table:formula="of:=T([Evenèments.B687])">
            <text:p/>
          </table:table-cell>
          <table:table-cell table:style-name="ce311" table:formula="of:=IF([Evenèments.C687]&gt;0;CONCATENATE([Evenèments.C687];[Evenèments.D687];[Evenèments.E687];T(&quot;;&quot;);[Evenèments.F687];[Evenèments.G687];[Evenèments.H687];T(&quot;;&quot;);[Evenèments.I687];T(&quot;;&quot;);[Evenèments.J687];T(&quot;;&quot;);[Evenèments.K687];T(&quot;;&quot;);[Evenèments.L687];T(&quot;;&quot;);[Evenèments.I687];T(&quot;=&quot;);[Evenèments.M687]);T(&quot;&quot;))" office:value-type="string" office:string-value="16260815;;fr;;8;X;fr=Mariage de Gaston d'Orléans (frère du Roi Louis XIII) avec Mademoiselle de Montpensier.">
            <text:p>16260815;;fr;;8;X;fr=Mariage de Gaston d'Orléans (frère du Roi Louis XIII) avec Mademoiselle de Montpensier.</text:p>
          </table:table-cell>
          <table:table-cell table:number-columns-repeated="1020"/>
        </table:table-row>
        <table:table-row table:style-name="ro1">
          <table:table-cell table:formula="of:=IF([Evenèments.C688]&gt;0;T(&quot;&quot;) ;T(&quot;#&quot;))">
            <text:p/>
          </table:table-cell>
          <table:table-cell table:style-name="ce311" table:formula="of:=T([Evenèments.A688])">
            <text:p/>
          </table:table-cell>
          <table:table-cell table:style-name="ce311" table:formula="of:=T([Evenèments.B688])">
            <text:p/>
          </table:table-cell>
          <table:table-cell table:style-name="ce311" table:formula="of:=IF([Evenèments.C688]&gt;0;CONCATENATE([Evenèments.C688];[Evenèments.D688];[Evenèments.E688];T(&quot;;&quot;);[Evenèments.F688];[Evenèments.G688];[Evenèments.H688];T(&quot;;&quot;);[Evenèments.I688];T(&quot;;&quot;);[Evenèments.J688];T(&quot;;&quot;);[Evenèments.K688];T(&quot;;&quot;);[Evenèments.L688];T(&quot;;&quot;);[Evenèments.I688];T(&quot;=&quot;);[Evenèments.M688]);T(&quot;&quot;))" office:value-type="string" office:string-value="16320103;;fr;;8;X;fr=Mariage secret de Gaston d'Orléans avec Marguerite de Lorraine.">
            <text:p>16320103;;fr;;8;X;fr=Mariage secret de Gaston d'Orléans avec Marguerite de Lorraine.</text:p>
          </table:table-cell>
          <table:table-cell table:number-columns-repeated="1020"/>
        </table:table-row>
        <table:table-row table:style-name="ro1">
          <table:table-cell table:formula="of:=IF([Evenèments.C689]&gt;0;T(&quot;&quot;) ;T(&quot;#&quot;))">
            <text:p/>
          </table:table-cell>
          <table:table-cell table:style-name="ce311" table:formula="of:=T([Evenèments.A689])">
            <text:p/>
          </table:table-cell>
          <table:table-cell table:style-name="ce311" table:formula="of:=T([Evenèments.B689])">
            <text:p/>
          </table:table-cell>
          <table:table-cell table:style-name="ce311" table:formula="of:=IF([Evenèments.C689]&gt;0;CONCATENATE([Evenèments.C689];[Evenèments.D689];[Evenèments.E689];T(&quot;;&quot;);[Evenèments.F689];[Evenèments.G689];[Evenèments.H689];T(&quot;;&quot;);[Evenèments.I689];T(&quot;;&quot;);[Evenèments.J689];T(&quot;;&quot;);[Evenèments.K689];T(&quot;;&quot;);[Evenèments.L689];T(&quot;;&quot;);[Evenèments.I689];T(&quot;=&quot;);[Evenèments.M689]);T(&quot;&quot;))" office:value-type="string" office:string-value="16600609;;fr;;5;X;fr=Mariage de Louis XIV et de Marie Thérèse d'Autriche à Saint-Jean de Luz.">
            <text:p>16600609;;fr;;5;X;fr=Mariage de Louis XIV et de Marie Thérèse d'Autriche à Saint-Jean de Luz.</text:p>
          </table:table-cell>
          <table:table-cell table:number-columns-repeated="1020"/>
        </table:table-row>
        <table:table-row table:style-name="ro1">
          <table:table-cell table:formula="of:=IF([Evenèments.C690]&gt;0;T(&quot;&quot;) ;T(&quot;#&quot;))">
            <text:p/>
          </table:table-cell>
          <table:table-cell table:style-name="ce311" table:formula="of:=T([Evenèments.A690])">
            <text:p/>
          </table:table-cell>
          <table:table-cell table:style-name="ce311" table:formula="of:=T([Evenèments.B690])">
            <text:p/>
          </table:table-cell>
          <table:table-cell table:style-name="ce311" table:formula="of:=IF([Evenèments.C690]&gt;0;CONCATENATE([Evenèments.C690];[Evenèments.D690];[Evenèments.E690];T(&quot;;&quot;);[Evenèments.F690];[Evenèments.G690];[Evenèments.H690];T(&quot;;&quot;);[Evenèments.I690];T(&quot;;&quot;);[Evenèments.J690];T(&quot;;&quot;);[Evenèments.K690];T(&quot;;&quot;);[Evenèments.L690];T(&quot;;&quot;);[Evenèments.I690];T(&quot;=&quot;);[Evenèments.M690]);T(&quot;&quot;))" office:value-type="string" office:string-value="16711121;;fr;;7;X;fr=Monsieur, frère du roi, épouse la princesse Palatine, chroniqueuse du règne.">
            <text:p>16711121;;fr;;7;X;fr=Monsieur, frère du roi, épouse la princesse Palatine, chroniqueuse du règne.</text:p>
          </table:table-cell>
          <table:table-cell table:number-columns-repeated="1020"/>
        </table:table-row>
        <table:table-row table:style-name="ro1">
          <table:table-cell table:formula="of:=IF([Evenèments.C691]&gt;0;T(&quot;&quot;) ;T(&quot;#&quot;))">
            <text:p/>
          </table:table-cell>
          <table:table-cell table:style-name="ce311" table:formula="of:=T([Evenèments.A691])">
            <text:p/>
          </table:table-cell>
          <table:table-cell table:style-name="ce311" table:formula="of:=T([Evenèments.B691])">
            <text:p/>
          </table:table-cell>
          <table:table-cell table:style-name="ce311" table:formula="of:=IF([Evenèments.C691]&gt;0;CONCATENATE([Evenèments.C691];[Evenèments.D691];[Evenèments.E691];T(&quot;;&quot;);[Evenèments.F691];[Evenèments.G691];[Evenèments.H691];T(&quot;;&quot;);[Evenèments.I691];T(&quot;;&quot;);[Evenèments.J691];T(&quot;;&quot;);[Evenèments.K691];T(&quot;;&quot;);[Evenèments.L691];T(&quot;;&quot;);[Evenèments.I691];T(&quot;=&quot;);[Evenèments.M691]);T(&quot;&quot;))" office:value-type="string" office:string-value="16971207;;fr;;7;X;fr=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
            <text:p>16971207;;fr;;7;X;fr=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text:p>
          </table:table-cell>
          <table:table-cell table:number-columns-repeated="1020"/>
        </table:table-row>
        <table:table-row table:style-name="ro1">
          <table:table-cell table:formula="of:=IF([Evenèments.C692]&gt;0;T(&quot;&quot;) ;T(&quot;#&quot;))">
            <text:p/>
          </table:table-cell>
          <table:table-cell table:style-name="ce311" table:formula="of:=T([Evenèments.A692])">
            <text:p/>
          </table:table-cell>
          <table:table-cell table:style-name="ce311" table:formula="of:=T([Evenèments.B692])">
            <text:p/>
          </table:table-cell>
          <table:table-cell table:style-name="ce311" table:formula="of:=IF([Evenèments.C692]&gt;0;CONCATENATE([Evenèments.C692];[Evenèments.D692];[Evenèments.E692];T(&quot;;&quot;);[Evenèments.F692];[Evenèments.G692];[Evenèments.H692];T(&quot;;&quot;);[Evenèments.I692];T(&quot;;&quot;);[Evenèments.J692];T(&quot;;&quot;);[Evenèments.K692];T(&quot;;&quot;);[Evenèments.L692];T(&quot;;&quot;);[Evenèments.I692];T(&quot;=&quot;);[Evenèments.M692]);T(&quot;&quot;))" office:value-type="string" office:string-value="17250905;;fr;;6;X;fr=Mariage de Louis XV et de Marie Leszczyñska (qui a 7 ans de plus) (fille de l'ex Roi de Pologne). L'infante d'Espagne est trop jeune : Louis XV ne pourrait l'épouser avant d'avoir 23 ans (et s'il mourait sans enfants, le trône irait au duc d'Orléans, fils du Régent, ennemi des Condé).">
            <text:p>17250905;;fr;;6;X;fr=Mariage de Louis XV et de Marie Leszczyñska (qui a 7 ans de plus) (fille de l'ex Roi de Pologne). L'infante d'Espagne est trop jeune : Louis XV ne pourrait l'épouser avant d'avoir 23 ans (et s'il mourait sans enfants, le trône irait au duc d'Orléans, fils du Régent, ennemi des Condé).</text:p>
          </table:table-cell>
          <table:table-cell table:number-columns-repeated="1020"/>
        </table:table-row>
        <table:table-row table:style-name="ro1">
          <table:table-cell table:formula="of:=IF([Evenèments.C693]&gt;0;T(&quot;&quot;) ;T(&quot;#&quot;))">
            <text:p/>
          </table:table-cell>
          <table:table-cell table:style-name="ce311" table:formula="of:=T([Evenèments.A693])">
            <text:p/>
          </table:table-cell>
          <table:table-cell table:style-name="ce311" table:formula="of:=T([Evenèments.B693])">
            <text:p/>
          </table:table-cell>
          <table:table-cell table:style-name="ce311" table:formula="of:=IF([Evenèments.C693]&gt;0;CONCATENATE([Evenèments.C693];[Evenèments.D693];[Evenèments.E693];T(&quot;;&quot;);[Evenèments.F693];[Evenèments.G693];[Evenèments.H693];T(&quot;;&quot;);[Evenèments.I693];T(&quot;;&quot;);[Evenèments.J693];T(&quot;;&quot;);[Evenèments.K693];T(&quot;;&quot;);[Evenèments.L693];T(&quot;;&quot;);[Evenèments.I693];T(&quot;=&quot;);[Evenèments.M693]);T(&quot;&quot;))" office:value-type="string" office:string-value="17700513;;fr;;6;X;fr=Le Dauphin Louis (futur Louis XVI, 3ème fils du Dauphin du Viennois (fils de Louis XV)) épouse l'archiduchesse Marie-Antoinette d'Autriche (C'est l'aboutissement de la politique de Bernis, soutenue à Paris par le Comte Mercy d'Argenteau, ambassadeur d'Autriche depuis 1766).">
            <text:p>17700513;;fr;;6;X;fr=Le Dauphin Louis (futur Louis XVI, 3ème fils du Dauphin du Viennois (fils de Louis XV)) épouse l'archiduchesse Marie-Antoinette d'Autriche (C'est l'aboutissement de la politique de Bernis, soutenue à Paris par le Comte Mercy d'Argenteau, ambassadeur d'Autriche depuis 1766).</text:p>
          </table:table-cell>
          <table:table-cell table:number-columns-repeated="1020"/>
        </table:table-row>
        <table:table-row table:style-name="ro1">
          <table:table-cell table:formula="of:=IF([Evenèments.C694]&gt;0;T(&quot;&quot;) ;T(&quot;#&quot;))">
            <text:p/>
          </table:table-cell>
          <table:table-cell table:style-name="ce311" table:formula="of:=T([Evenèments.A694])">
            <text:p/>
          </table:table-cell>
          <table:table-cell table:style-name="ce311" table:formula="of:=T([Evenèments.B694])">
            <text:p/>
          </table:table-cell>
          <table:table-cell table:style-name="ce311" table:formula="of:=IF([Evenèments.C694]&gt;0;CONCATENATE([Evenèments.C694];[Evenèments.D694];[Evenèments.E694];T(&quot;;&quot;);[Evenèments.F694];[Evenèments.G694];[Evenèments.H694];T(&quot;;&quot;);[Evenèments.I694];T(&quot;;&quot;);[Evenèments.J694];T(&quot;;&quot;);[Evenèments.K694];T(&quot;;&quot;);[Evenèments.L694];T(&quot;;&quot;);[Evenèments.I694];T(&quot;=&quot;);[Evenèments.M694]);T(&quot;&quot;))" office:value-type="string" office:string-value="17960309;;fr;;6;X;fr=Mariage religieux entre Bonaparte et Joséphine Tascher de la Pagerie (de Beauharnais) - le mariage civil a eu lieu le 2 décembre 1804.">
            <text:p>17960309;;fr;;6;X;fr=Mariage religieux entre Bonaparte et Joséphine Tascher de la Pagerie (de Beauharnais) - le mariage civil a eu lieu le 2 décembre 1804.</text:p>
          </table:table-cell>
          <table:table-cell table:number-columns-repeated="1020"/>
        </table:table-row>
        <table:table-row table:style-name="ro1">
          <table:table-cell table:formula="of:=IF([Evenèments.C695]&gt;0;T(&quot;&quot;) ;T(&quot;#&quot;))">
            <text:p/>
          </table:table-cell>
          <table:table-cell table:style-name="ce311" table:formula="of:=T([Evenèments.A695])">
            <text:p/>
          </table:table-cell>
          <table:table-cell table:style-name="ce311" table:formula="of:=T([Evenèments.B695])">
            <text:p/>
          </table:table-cell>
          <table:table-cell table:style-name="ce311" table:formula="of:=IF([Evenèments.C695]&gt;0;CONCATENATE([Evenèments.C695];[Evenèments.D695];[Evenèments.E695];T(&quot;;&quot;);[Evenèments.F695];[Evenèments.G695];[Evenèments.H695];T(&quot;;&quot;);[Evenèments.I695];T(&quot;;&quot;);[Evenèments.J695];T(&quot;;&quot;);[Evenèments.K695];T(&quot;;&quot;);[Evenèments.L695];T(&quot;;&quot;);[Evenèments.I695];T(&quot;=&quot;);[Evenèments.M695]);T(&quot;&quot;))" office:value-type="string" office:string-value="18091130;;fr;;6;X;fr=Napoléon répudie Joséphine de Beauharnais, sa femme, pour stérilité.">
            <text:p>18091130;;fr;;6;X;fr=Napoléon répudie Joséphine de Beauharnais, sa femme, pour stérilité.</text:p>
          </table:table-cell>
          <table:table-cell table:number-columns-repeated="1020"/>
        </table:table-row>
        <table:table-row table:style-name="ro1">
          <table:table-cell table:formula="of:=IF([Evenèments.C696]&gt;0;T(&quot;&quot;) ;T(&quot;#&quot;))">
            <text:p/>
          </table:table-cell>
          <table:table-cell table:style-name="ce311" table:formula="of:=T([Evenèments.A696])">
            <text:p/>
          </table:table-cell>
          <table:table-cell table:style-name="ce311" table:formula="of:=T([Evenèments.B696])">
            <text:p/>
          </table:table-cell>
          <table:table-cell table:style-name="ce311" table:formula="of:=IF([Evenèments.C696]&gt;0;CONCATENATE([Evenèments.C696];[Evenèments.D696];[Evenèments.E696];T(&quot;;&quot;);[Evenèments.F696];[Evenèments.G696];[Evenèments.H696];T(&quot;;&quot;);[Evenèments.I696];T(&quot;;&quot;);[Evenèments.J696];T(&quot;;&quot;);[Evenèments.K696];T(&quot;;&quot;);[Evenèments.L696];T(&quot;;&quot;);[Evenèments.I696];T(&quot;=&quot;);[Evenèments.M696]);T(&quot;&quot;))" office:value-type="string" office:string-value="18091216;;fr;;6;X;fr=Annulation du mariage civil entre Napoléon et Joséphine de Beauharnais par sénatus-consulte.">
            <text:p>18091216;;fr;;6;X;fr=Annulation du mariage civil entre Napoléon et Joséphine de Beauharnais par sénatus-consulte.</text:p>
          </table:table-cell>
          <table:table-cell table:number-columns-repeated="1020"/>
        </table:table-row>
        <table:table-row table:style-name="ro1">
          <table:table-cell table:formula="of:=IF([Evenèments.C697]&gt;0;T(&quot;&quot;) ;T(&quot;#&quot;))">
            <text:p/>
          </table:table-cell>
          <table:table-cell table:style-name="ce311" table:formula="of:=T([Evenèments.A697])">
            <text:p/>
          </table:table-cell>
          <table:table-cell table:style-name="ce311" table:formula="of:=T([Evenèments.B697])">
            <text:p/>
          </table:table-cell>
          <table:table-cell table:style-name="ce311" table:formula="of:=IF([Evenèments.C697]&gt;0;CONCATENATE([Evenèments.C697];[Evenèments.D697];[Evenèments.E697];T(&quot;;&quot;);[Evenèments.F697];[Evenèments.G697];[Evenèments.H697];T(&quot;;&quot;);[Evenèments.I697];T(&quot;;&quot;);[Evenèments.J697];T(&quot;;&quot;);[Evenèments.K697];T(&quot;;&quot;);[Evenèments.L697];T(&quot;;&quot;);[Evenèments.I697];T(&quot;=&quot;);[Evenèments.M697]);T(&quot;&quot;))" office:value-type="string" office:string-value="18100402;;fr;;6;X;fr=Mariage de Napoléon et de Marie Louise d'Autriche (sa 2ème femme).">
            <text:p>18100402;;fr;;6;X;fr=Mariage de Napoléon et de Marie Louise d'Autriche (sa 2ème femme).</text:p>
          </table:table-cell>
          <table:table-cell table:number-columns-repeated="1020"/>
        </table:table-row>
        <table:table-row table:style-name="ro1">
          <table:table-cell table:formula="of:=IF([Evenèments.C698]&gt;0;T(&quot;&quot;) ;T(&quot;#&quot;))">
            <text:p/>
          </table:table-cell>
          <table:table-cell table:style-name="ce311" table:formula="of:=T([Evenèments.A698])">
            <text:p/>
          </table:table-cell>
          <table:table-cell table:style-name="ce311" table:formula="of:=T([Evenèments.B698])">
            <text:p/>
          </table:table-cell>
          <table:table-cell table:style-name="ce311" table:formula="of:=IF([Evenèments.C698]&gt;0;CONCATENATE([Evenèments.C698];[Evenèments.D698];[Evenèments.E698];T(&quot;;&quot;);[Evenèments.F698];[Evenèments.G698];[Evenèments.H698];T(&quot;;&quot;);[Evenèments.I698];T(&quot;;&quot;);[Evenèments.J698];T(&quot;;&quot;);[Evenèments.K698];T(&quot;;&quot;);[Evenèments.L698];T(&quot;;&quot;);[Evenèments.I698];T(&quot;=&quot;);[Evenèments.M698]);T(&quot;&quot;))" office:value-type="string" office:string-value="18530129;;fr;;6;X;fr=Mariage de Napoléon III avec Eugénie de Montijo.">
            <text:p>18530129;;fr;;6;X;fr=Mariage de Napoléon III avec Eugénie de Montijo.</text:p>
          </table:table-cell>
          <table:table-cell table:number-columns-repeated="1020"/>
        </table:table-row>
        <table:table-row table:style-name="ro1">
          <table:table-cell table:formula="of:=IF([Evenèments.C699]&gt;0;T(&quot;&quot;) ;T(&quot;#&quot;))" office:value-type="string" office:string-value="#">
            <text:p>#</text:p>
          </table:table-cell>
          <table:table-cell table:style-name="ce311" table:formula="of:=T([Evenèments.A699])">
            <text:p/>
          </table:table-cell>
          <table:table-cell table:style-name="ce311" table:formula="of:=T([Evenèments.B699])">
            <text:p/>
          </table:table-cell>
          <table:table-cell table:style-name="ce311" table:formula="of:=IF([Evenèments.C699]&gt;0;CONCATENATE([Evenèments.C699];[Evenèments.D699];[Evenèments.E699];T(&quot;;&quot;);[Evenèments.F699];[Evenèments.G699];[Evenèments.H699];T(&quot;;&quot;);[Evenèments.I699];T(&quot;;&quot;);[Evenèments.J699];T(&quot;;&quot;);[Evenèments.K699];T(&quot;;&quot;);[Evenèments.L699];T(&quot;;&quot;);[Evenèments.I699];T(&quot;=&quot;);[Evenèments.M699]);T(&quot;&quot;))">
            <text:p/>
          </table:table-cell>
          <table:table-cell table:number-columns-repeated="1020"/>
        </table:table-row>
        <table:table-row table:style-name="ro1">
          <table:table-cell table:formula="of:=IF([Evenèments.C700]&gt;0;T(&quot;&quot;) ;T(&quot;#&quot;))" office:value-type="string" office:string-value="#">
            <text:p>#</text:p>
          </table:table-cell>
          <table:table-cell table:style-name="ce311" table:formula="of:=T([Evenèments.A700])">
            <text:p/>
          </table:table-cell>
          <table:table-cell table:style-name="ce311" table:formula="of:=T([Evenèments.B700])" office:value-type="string" office:string-value="Fin du fichier">
            <text:p>Fin du fichier</text:p>
          </table:table-cell>
          <table:table-cell table:style-name="ce311" table:formula="of:=IF([Evenèments.C700]&gt;0;CONCATENATE([Evenèments.C700];[Evenèments.D700];[Evenèments.E700];T(&quot;;&quot;);[Evenèments.F700];[Evenèments.G700];[Evenèments.H700];T(&quot;;&quot;);[Evenèments.I700];T(&quot;;&quot;);[Evenèments.J700];T(&quot;;&quot;);[Evenèments.K700];T(&quot;;&quot;);[Evenèments.L700];T(&quot;;&quot;);[Evenèments.I700];T(&quot;=&quot;);[Evenèments.M700]);T(&quot;&quot;))">
            <text:p/>
          </table:table-cell>
          <table:table-cell table:number-columns-repeated="1020"/>
        </table:table-row>
        <table:table-row table:style-name="ro1">
          <table:table-cell table:formula="of:=IF([Evenèments.C701]&gt;0;T(&quot;&quot;) ;T(&quot;#&quot;))" office:value-type="string" office:string-value="#">
            <text:p>#</text:p>
          </table:table-cell>
          <table:table-cell table:style-name="ce311" table:formula="of:=T([Evenèments.A701])">
            <text:p/>
          </table:table-cell>
          <table:table-cell table:style-name="ce311" table:formula="of:=T([Evenèments.B701])">
            <text:p/>
          </table:table-cell>
          <table:table-cell table:style-name="ce311" table:formula="of:=IF([Evenèments.C701]&gt;0;CONCATENATE([Evenèments.C701];[Evenèments.D701];[Evenèments.E701];T(&quot;;&quot;);[Evenèments.F701];[Evenèments.G701];[Evenèments.H701];T(&quot;;&quot;);[Evenèments.I701];T(&quot;;&quot;);[Evenèments.J701];T(&quot;;&quot;);[Evenèments.K701];T(&quot;;&quot;);[Evenèments.L701];T(&quot;;&quot;);[Evenèments.I701];T(&quot;=&quot;);[Evenèments.M701]);T(&quot;&quot;))">
            <text:p/>
          </table:table-cell>
          <table:table-cell table:number-columns-repeated="1020"/>
        </table:table-row>
        <table:table-row table:style-name="ro1">
          <table:table-cell table:formula="of:=IF([Evenèments.C702]&gt;0;T(&quot;&quot;) ;T(&quot;#&quot;))" office:value-type="string" office:string-value="#">
            <text:p>#</text:p>
          </table:table-cell>
          <table:table-cell table:style-name="ce311" table:formula="of:=T([Evenèments.A702])">
            <text:p/>
          </table:table-cell>
          <table:table-cell table:style-name="ce311" table:formula="of:=T([Evenèments.B702])">
            <text:p/>
          </table:table-cell>
          <table:table-cell table:style-name="ce311" table:formula="of:=IF([Evenèments.C702]&gt;0;CONCATENATE([Evenèments.C702];[Evenèments.D702];[Evenèments.E702];T(&quot;;&quot;);[Evenèments.F702];[Evenèments.G702];[Evenèments.H702];T(&quot;;&quot;);[Evenèments.I702];T(&quot;;&quot;);[Evenèments.J702];T(&quot;;&quot;);[Evenèments.K702];T(&quot;;&quot;);[Evenèments.L702];T(&quot;;&quot;);[Evenèments.I702];T(&quot;=&quot;);[Evenèments.M702]);T(&quot;&quot;))">
            <text:p/>
          </table:table-cell>
          <table:table-cell table:number-columns-repeated="1020"/>
        </table:table-row>
        <table:table-row table:style-name="ro1">
          <table:table-cell table:formula="of:=IF([Evenèments.C703]&gt;0;T(&quot;&quot;) ;T(&quot;#&quot;))" office:value-type="string" office:string-value="#">
            <text:p>#</text:p>
          </table:table-cell>
          <table:table-cell table:style-name="ce311" table:formula="of:=T([Evenèments.A703])">
            <text:p/>
          </table:table-cell>
          <table:table-cell table:style-name="ce311" table:formula="of:=T([Evenèments.B703])">
            <text:p/>
          </table:table-cell>
          <table:table-cell table:style-name="ce311" table:formula="of:=IF([Evenèments.C703]&gt;0;CONCATENATE([Evenèments.C703];[Evenèments.D703];[Evenèments.E703];T(&quot;;&quot;);[Evenèments.F703];[Evenèments.G703];[Evenèments.H703];T(&quot;;&quot;);[Evenèments.I703];T(&quot;;&quot;);[Evenèments.J703];T(&quot;;&quot;);[Evenèments.K703];T(&quot;;&quot;);[Evenèments.L703];T(&quot;;&quot;);[Evenèments.I703];T(&quot;=&quot;);[Evenèments.M703]);T(&quot;&quot;))">
            <text:p/>
          </table:table-cell>
          <table:table-cell table:number-columns-repeated="1020"/>
        </table:table-row>
        <table:table-row table:style-name="ro1">
          <table:table-cell table:formula="of:=IF([Evenèments.C704]&gt;0;T(&quot;&quot;) ;T(&quot;#&quot;))" office:value-type="string" office:string-value="#">
            <text:p>#</text:p>
          </table:table-cell>
          <table:table-cell table:style-name="ce311" table:formula="of:=T([Evenèments.A704])">
            <text:p/>
          </table:table-cell>
          <table:table-cell table:style-name="ce311" table:formula="of:=T([Evenèments.B704])">
            <text:p/>
          </table:table-cell>
          <table:table-cell table:style-name="ce311" table:formula="of:=IF([Evenèments.C704]&gt;0;CONCATENATE([Evenèments.C704];[Evenèments.D704];[Evenèments.E704];T(&quot;;&quot;);[Evenèments.F704];[Evenèments.G704];[Evenèments.H704];T(&quot;;&quot;);[Evenèments.I704];T(&quot;;&quot;);[Evenèments.J704];T(&quot;;&quot;);[Evenèments.K704];T(&quot;;&quot;);[Evenèments.L704];T(&quot;;&quot;);[Evenèments.I704];T(&quot;=&quot;);[Evenèments.M704]);T(&quot;&quot;))">
            <text:p/>
          </table:table-cell>
          <table:table-cell table:number-columns-repeated="1020"/>
        </table:table-row>
        <table:table-row table:style-name="ro1">
          <table:table-cell table:formula="of:=IF([Evenèments.C705]&gt;0;T(&quot;&quot;) ;T(&quot;#&quot;))" office:value-type="string" office:string-value="#">
            <text:p>#</text:p>
          </table:table-cell>
          <table:table-cell table:style-name="ce311" table:formula="of:=T([Evenèments.A705])">
            <text:p/>
          </table:table-cell>
          <table:table-cell table:style-name="ce311" table:formula="of:=T([Evenèments.B705])">
            <text:p/>
          </table:table-cell>
          <table:table-cell table:style-name="ce311" table:formula="of:=IF([Evenèments.C705]&gt;0;CONCATENATE([Evenèments.C705];[Evenèments.D705];[Evenèments.E705];T(&quot;;&quot;);[Evenèments.F705];[Evenèments.G705];[Evenèments.H705];T(&quot;;&quot;);[Evenèments.I705];T(&quot;;&quot;);[Evenèments.J705];T(&quot;;&quot;);[Evenèments.K705];T(&quot;;&quot;);[Evenèments.L705];T(&quot;;&quot;);[Evenèments.I705];T(&quot;=&quot;);[Evenèments.M705]);T(&quot;&quot;))">
            <text:p/>
          </table:table-cell>
          <table:table-cell table:number-columns-repeated="1020"/>
        </table:table-row>
        <table:table-row table:style-name="ro1">
          <table:table-cell table:formula="of:=IF([Evenèments.C706]&gt;0;T(&quot;&quot;) ;T(&quot;#&quot;))" office:value-type="string" office:string-value="#">
            <text:p>#</text:p>
          </table:table-cell>
          <table:table-cell table:style-name="ce311" table:formula="of:=T([Evenèments.A706])">
            <text:p/>
          </table:table-cell>
          <table:table-cell table:style-name="ce311" table:formula="of:=T([Evenèments.B706])">
            <text:p/>
          </table:table-cell>
          <table:table-cell table:style-name="ce311" table:formula="of:=IF([Evenèments.C706]&gt;0;CONCATENATE([Evenèments.C706];[Evenèments.D706];[Evenèments.E706];T(&quot;;&quot;);[Evenèments.F706];[Evenèments.G706];[Evenèments.H706];T(&quot;;&quot;);[Evenèments.I706];T(&quot;;&quot;);[Evenèments.J706];T(&quot;;&quot;);[Evenèments.K706];T(&quot;;&quot;);[Evenèments.L706];T(&quot;;&quot;);[Evenèments.I706];T(&quot;=&quot;);[Evenèments.M706]);T(&quot;&quot;))">
            <text:p/>
          </table:table-cell>
          <table:table-cell table:number-columns-repeated="1020"/>
        </table:table-row>
        <table:table-row table:style-name="ro1">
          <table:table-cell table:formula="of:=IF([Evenèments.C707]&gt;0;T(&quot;&quot;) ;T(&quot;#&quot;))" office:value-type="string" office:string-value="#">
            <text:p>#</text:p>
          </table:table-cell>
          <table:table-cell table:style-name="ce311" table:formula="of:=T([Evenèments.A707])">
            <text:p/>
          </table:table-cell>
          <table:table-cell table:style-name="ce311" table:formula="of:=T([Evenèments.B707])">
            <text:p/>
          </table:table-cell>
          <table:table-cell table:style-name="ce311" table:formula="of:=IF([Evenèments.C707]&gt;0;CONCATENATE([Evenèments.C707];[Evenèments.D707];[Evenèments.E707];T(&quot;;&quot;);[Evenèments.F707];[Evenèments.G707];[Evenèments.H707];T(&quot;;&quot;);[Evenèments.I707];T(&quot;;&quot;);[Evenèments.J707];T(&quot;;&quot;);[Evenèments.K707];T(&quot;;&quot;);[Evenèments.L707];T(&quot;;&quot;);[Evenèments.I707];T(&quot;=&quot;);[Evenèments.M707]);T(&quot;&quot;))">
            <text:p/>
          </table:table-cell>
          <table:table-cell table:number-columns-repeated="1020"/>
        </table:table-row>
        <table:table-row table:style-name="ro1">
          <table:table-cell table:formula="of:=IF([Evenèments.C708]&gt;0;T(&quot;&quot;) ;T(&quot;#&quot;))" office:value-type="string" office:string-value="#">
            <text:p>#</text:p>
          </table:table-cell>
          <table:table-cell table:style-name="ce311" table:formula="of:=T([Evenèments.A708])">
            <text:p/>
          </table:table-cell>
          <table:table-cell table:style-name="ce311" table:formula="of:=T([Evenèments.B708])">
            <text:p/>
          </table:table-cell>
          <table:table-cell table:style-name="ce311" table:formula="of:=IF([Evenèments.C708]&gt;0;CONCATENATE([Evenèments.C708];[Evenèments.D708];[Evenèments.E708];T(&quot;;&quot;);[Evenèments.F708];[Evenèments.G708];[Evenèments.H708];T(&quot;;&quot;);[Evenèments.I708];T(&quot;;&quot;);[Evenèments.J708];T(&quot;;&quot;);[Evenèments.K708];T(&quot;;&quot;);[Evenèments.L708];T(&quot;;&quot;);[Evenèments.I708];T(&quot;=&quot;);[Evenèments.M708]);T(&quot;&quot;))">
            <text:p/>
          </table:table-cell>
          <table:table-cell table:number-columns-repeated="1020"/>
        </table:table-row>
        <table:table-row table:style-name="ro1">
          <table:table-cell table:formula="of:=IF([Evenèments.C709]&gt;0;T(&quot;&quot;) ;T(&quot;#&quot;))" office:value-type="string" office:string-value="#">
            <text:p>#</text:p>
          </table:table-cell>
          <table:table-cell table:style-name="ce311" table:formula="of:=T([Evenèments.A709])">
            <text:p/>
          </table:table-cell>
          <table:table-cell table:style-name="ce311" table:formula="of:=T([Evenèments.B709])">
            <text:p/>
          </table:table-cell>
          <table:table-cell table:style-name="ce311" table:formula="of:=IF([Evenèments.C709]&gt;0;CONCATENATE([Evenèments.C709];[Evenèments.D709];[Evenèments.E709];T(&quot;;&quot;);[Evenèments.F709];[Evenèments.G709];[Evenèments.H709];T(&quot;;&quot;);[Evenèments.I709];T(&quot;;&quot;);[Evenèments.J709];T(&quot;;&quot;);[Evenèments.K709];T(&quot;;&quot;);[Evenèments.L709];T(&quot;;&quot;);[Evenèments.I709];T(&quot;=&quot;);[Evenèments.M709]);T(&quot;&quot;))">
            <text:p/>
          </table:table-cell>
          <table:table-cell table:number-columns-repeated="1020"/>
        </table:table-row>
        <table:table-row table:style-name="ro1">
          <table:table-cell table:formula="of:=IF([Evenèments.C710]&gt;0;T(&quot;&quot;) ;T(&quot;#&quot;))" office:value-type="string" office:string-value="#">
            <text:p>#</text:p>
          </table:table-cell>
          <table:table-cell table:style-name="ce311" table:formula="of:=T([Evenèments.A710])">
            <text:p/>
          </table:table-cell>
          <table:table-cell table:style-name="ce311" table:formula="of:=T([Evenèments.B710])">
            <text:p/>
          </table:table-cell>
          <table:table-cell table:style-name="ce311" table:formula="of:=IF([Evenèments.C710]&gt;0;CONCATENATE([Evenèments.C710];[Evenèments.D710];[Evenèments.E710];T(&quot;;&quot;);[Evenèments.F710];[Evenèments.G710];[Evenèments.H710];T(&quot;;&quot;);[Evenèments.I710];T(&quot;;&quot;);[Evenèments.J710];T(&quot;;&quot;);[Evenèments.K710];T(&quot;;&quot;);[Evenèments.L710];T(&quot;;&quot;);[Evenèments.I710];T(&quot;=&quot;);[Evenèments.M710]);T(&quot;&quot;))">
            <text:p/>
          </table:table-cell>
          <table:table-cell table:number-columns-repeated="1020"/>
        </table:table-row>
        <table:table-row table:style-name="ro1">
          <table:table-cell table:formula="of:=IF([Evenèments.C711]&gt;0;T(&quot;&quot;) ;T(&quot;#&quot;))" office:value-type="string" office:string-value="#">
            <text:p>#</text:p>
          </table:table-cell>
          <table:table-cell table:style-name="ce311" table:formula="of:=T([Evenèments.A711])">
            <text:p/>
          </table:table-cell>
          <table:table-cell table:style-name="ce311" table:formula="of:=T([Evenèments.B711])">
            <text:p/>
          </table:table-cell>
          <table:table-cell table:style-name="ce311" table:formula="of:=IF([Evenèments.C711]&gt;0;CONCATENATE([Evenèments.C711];[Evenèments.D711];[Evenèments.E711];T(&quot;;&quot;);[Evenèments.F711];[Evenèments.G711];[Evenèments.H711];T(&quot;;&quot;);[Evenèments.I711];T(&quot;;&quot;);[Evenèments.J711];T(&quot;;&quot;);[Evenèments.K711];T(&quot;;&quot;);[Evenèments.L711];T(&quot;;&quot;);[Evenèments.I711];T(&quot;=&quot;);[Evenèments.M711]);T(&quot;&quot;))">
            <text:p/>
          </table:table-cell>
          <table:table-cell table:number-columns-repeated="1020"/>
        </table:table-row>
        <table:table-row table:style-name="ro1">
          <table:table-cell table:formula="of:=IF([Evenèments.C712]&gt;0;T(&quot;&quot;) ;T(&quot;#&quot;))" office:value-type="string" office:string-value="#">
            <text:p>#</text:p>
          </table:table-cell>
          <table:table-cell table:style-name="ce311" table:formula="of:=T([Evenèments.A712])">
            <text:p/>
          </table:table-cell>
          <table:table-cell table:style-name="ce311" table:formula="of:=T([Evenèments.B712])">
            <text:p/>
          </table:table-cell>
          <table:table-cell table:style-name="ce311" table:formula="of:=IF([Evenèments.C712]&gt;0;CONCATENATE([Evenèments.C712];[Evenèments.D712];[Evenèments.E712];T(&quot;;&quot;);[Evenèments.F712];[Evenèments.G712];[Evenèments.H712];T(&quot;;&quot;);[Evenèments.I712];T(&quot;;&quot;);[Evenèments.J712];T(&quot;;&quot;);[Evenèments.K712];T(&quot;;&quot;);[Evenèments.L712];T(&quot;;&quot;);[Evenèments.I712];T(&quot;=&quot;);[Evenèments.M712]);T(&quot;&quot;))">
            <text:p/>
          </table:table-cell>
          <table:table-cell table:number-columns-repeated="1020"/>
        </table:table-row>
        <table:table-row table:style-name="ro1">
          <table:table-cell table:formula="of:=IF([Evenèments.C713]&gt;0;T(&quot;&quot;) ;T(&quot;#&quot;))" office:value-type="string" office:string-value="#">
            <text:p>#</text:p>
          </table:table-cell>
          <table:table-cell table:style-name="ce311" table:formula="of:=T([Evenèments.A713])">
            <text:p/>
          </table:table-cell>
          <table:table-cell table:style-name="ce311" table:formula="of:=T([Evenèments.B713])">
            <text:p/>
          </table:table-cell>
          <table:table-cell table:style-name="ce311" table:formula="of:=IF([Evenèments.C713]&gt;0;CONCATENATE([Evenèments.C713];[Evenèments.D713];[Evenèments.E713];T(&quot;;&quot;);[Evenèments.F713];[Evenèments.G713];[Evenèments.H713];T(&quot;;&quot;);[Evenèments.I713];T(&quot;;&quot;);[Evenèments.J713];T(&quot;;&quot;);[Evenèments.K713];T(&quot;;&quot;);[Evenèments.L713];T(&quot;;&quot;);[Evenèments.I713];T(&quot;=&quot;);[Evenèments.M713]);T(&quot;&quot;))">
            <text:p/>
          </table:table-cell>
          <table:table-cell table:number-columns-repeated="1020"/>
        </table:table-row>
        <table:table-row table:style-name="ro1">
          <table:table-cell table:formula="of:=IF([Evenèments.C714]&gt;0;T(&quot;&quot;) ;T(&quot;#&quot;))" office:value-type="string" office:string-value="#">
            <text:p>#</text:p>
          </table:table-cell>
          <table:table-cell table:style-name="ce311" table:formula="of:=T([Evenèments.A714])">
            <text:p/>
          </table:table-cell>
          <table:table-cell table:style-name="ce311" table:formula="of:=T([Evenèments.B714])">
            <text:p/>
          </table:table-cell>
          <table:table-cell table:style-name="ce311" table:formula="of:=IF([Evenèments.C714]&gt;0;CONCATENATE([Evenèments.C714];[Evenèments.D714];[Evenèments.E714];T(&quot;;&quot;);[Evenèments.F714];[Evenèments.G714];[Evenèments.H714];T(&quot;;&quot;);[Evenèments.I714];T(&quot;;&quot;);[Evenèments.J714];T(&quot;;&quot;);[Evenèments.K714];T(&quot;;&quot;);[Evenèments.L714];T(&quot;;&quot;);[Evenèments.I714];T(&quot;=&quot;);[Evenèments.M714]);T(&quot;&quot;))">
            <text:p/>
          </table:table-cell>
          <table:table-cell table:number-columns-repeated="1020"/>
        </table:table-row>
        <table:table-row table:style-name="ro1">
          <table:table-cell table:formula="of:=IF([Evenèments.C715]&gt;0;T(&quot;&quot;) ;T(&quot;#&quot;))" office:value-type="string" office:string-value="#">
            <text:p>#</text:p>
          </table:table-cell>
          <table:table-cell table:style-name="ce311" table:formula="of:=T([Evenèments.A715])">
            <text:p/>
          </table:table-cell>
          <table:table-cell table:style-name="ce311" table:formula="of:=T([Evenèments.B715])">
            <text:p/>
          </table:table-cell>
          <table:table-cell table:style-name="ce311" table:formula="of:=IF([Evenèments.C715]&gt;0;CONCATENATE([Evenèments.C715];[Evenèments.D715];[Evenèments.E715];T(&quot;;&quot;);[Evenèments.F715];[Evenèments.G715];[Evenèments.H715];T(&quot;;&quot;);[Evenèments.I715];T(&quot;;&quot;);[Evenèments.J715];T(&quot;;&quot;);[Evenèments.K715];T(&quot;;&quot;);[Evenèments.L715];T(&quot;;&quot;);[Evenèments.I715];T(&quot;=&quot;);[Evenèments.M715]);T(&quot;&quot;))">
            <text:p/>
          </table:table-cell>
          <table:table-cell table:number-columns-repeated="1020"/>
        </table:table-row>
        <table:table-row table:style-name="ro1">
          <table:table-cell table:formula="of:=IF([Evenèments.C716]&gt;0;T(&quot;&quot;) ;T(&quot;#&quot;))" office:value-type="string" office:string-value="#">
            <text:p>#</text:p>
          </table:table-cell>
          <table:table-cell table:style-name="ce311" table:formula="of:=T([Evenèments.A716])">
            <text:p/>
          </table:table-cell>
          <table:table-cell table:style-name="ce311" table:formula="of:=T([Evenèments.B716])">
            <text:p/>
          </table:table-cell>
          <table:table-cell table:style-name="ce311" table:formula="of:=IF([Evenèments.C716]&gt;0;CONCATENATE([Evenèments.C716];[Evenèments.D716];[Evenèments.E716];T(&quot;;&quot;);[Evenèments.F716];[Evenèments.G716];[Evenèments.H716];T(&quot;;&quot;);[Evenèments.I716];T(&quot;;&quot;);[Evenèments.J716];T(&quot;;&quot;);[Evenèments.K716];T(&quot;;&quot;);[Evenèments.L716];T(&quot;;&quot;);[Evenèments.I716];T(&quot;=&quot;);[Evenèments.M716]);T(&quot;&quot;))">
            <text:p/>
          </table:table-cell>
          <table:table-cell table:number-columns-repeated="1020"/>
        </table:table-row>
        <table:table-row table:style-name="ro1">
          <table:table-cell table:formula="of:=IF([Evenèments.C717]&gt;0;T(&quot;&quot;) ;T(&quot;#&quot;))" office:value-type="string" office:string-value="#">
            <text:p>#</text:p>
          </table:table-cell>
          <table:table-cell table:style-name="ce311" table:formula="of:=T([Evenèments.A717])">
            <text:p/>
          </table:table-cell>
          <table:table-cell table:style-name="ce311" table:formula="of:=T([Evenèments.B717])">
            <text:p/>
          </table:table-cell>
          <table:table-cell table:style-name="ce311" table:formula="of:=IF([Evenèments.C717]&gt;0;CONCATENATE([Evenèments.C717];[Evenèments.D717];[Evenèments.E717];T(&quot;;&quot;);[Evenèments.F717];[Evenèments.G717];[Evenèments.H717];T(&quot;;&quot;);[Evenèments.I717];T(&quot;;&quot;);[Evenèments.J717];T(&quot;;&quot;);[Evenèments.K717];T(&quot;;&quot;);[Evenèments.L717];T(&quot;;&quot;);[Evenèments.I717];T(&quot;=&quot;);[Evenèments.M717]);T(&quot;&quot;))">
            <text:p/>
          </table:table-cell>
          <table:table-cell table:number-columns-repeated="1020"/>
        </table:table-row>
        <table:table-row table:style-name="ro1">
          <table:table-cell table:formula="of:=IF([Evenèments.C718]&gt;0;T(&quot;&quot;) ;T(&quot;#&quot;))" office:value-type="string" office:string-value="#">
            <text:p>#</text:p>
          </table:table-cell>
          <table:table-cell table:style-name="ce311" table:formula="of:=T([Evenèments.A718])">
            <text:p/>
          </table:table-cell>
          <table:table-cell table:style-name="ce311" table:formula="of:=T([Evenèments.B718])">
            <text:p/>
          </table:table-cell>
          <table:table-cell table:style-name="ce311" table:formula="of:=IF([Evenèments.C718]&gt;0;CONCATENATE([Evenèments.C718];[Evenèments.D718];[Evenèments.E718];T(&quot;;&quot;);[Evenèments.F718];[Evenèments.G718];[Evenèments.H718];T(&quot;;&quot;);[Evenèments.I718];T(&quot;;&quot;);[Evenèments.J718];T(&quot;;&quot;);[Evenèments.K718];T(&quot;;&quot;);[Evenèments.L718];T(&quot;;&quot;);[Evenèments.I718];T(&quot;=&quot;);[Evenèments.M718]);T(&quot;&quot;))">
            <text:p/>
          </table:table-cell>
          <table:table-cell table:number-columns-repeated="1020"/>
        </table:table-row>
        <table:table-row table:style-name="ro1">
          <table:table-cell table:formula="of:=IF([Evenèments.C719]&gt;0;T(&quot;&quot;) ;T(&quot;#&quot;))" office:value-type="string" office:string-value="#">
            <text:p>#</text:p>
          </table:table-cell>
          <table:table-cell table:style-name="ce311" table:formula="of:=T([Evenèments.A719])">
            <text:p/>
          </table:table-cell>
          <table:table-cell table:style-name="ce311" table:formula="of:=T([Evenèments.B719])">
            <text:p/>
          </table:table-cell>
          <table:table-cell table:style-name="ce311" table:formula="of:=IF([Evenèments.C719]&gt;0;CONCATENATE([Evenèments.C719];[Evenèments.D719];[Evenèments.E719];T(&quot;;&quot;);[Evenèments.F719];[Evenèments.G719];[Evenèments.H719];T(&quot;;&quot;);[Evenèments.I719];T(&quot;;&quot;);[Evenèments.J719];T(&quot;;&quot;);[Evenèments.K719];T(&quot;;&quot;);[Evenèments.L719];T(&quot;;&quot;);[Evenèments.I719];T(&quot;=&quot;);[Evenèments.M719]);T(&quot;&quot;))">
            <text:p/>
          </table:table-cell>
          <table:table-cell table:number-columns-repeated="1020"/>
        </table:table-row>
        <table:table-row table:style-name="ro1">
          <table:table-cell table:formula="of:=IF([Evenèments.C720]&gt;0;T(&quot;&quot;) ;T(&quot;#&quot;))" office:value-type="string" office:string-value="#">
            <text:p>#</text:p>
          </table:table-cell>
          <table:table-cell table:style-name="ce311" table:formula="of:=T([Evenèments.A720])">
            <text:p/>
          </table:table-cell>
          <table:table-cell table:style-name="ce311" table:formula="of:=T([Evenèments.B720])">
            <text:p/>
          </table:table-cell>
          <table:table-cell table:style-name="ce311" table:formula="of:=IF([Evenèments.C720]&gt;0;CONCATENATE([Evenèments.C720];[Evenèments.D720];[Evenèments.E720];T(&quot;;&quot;);[Evenèments.F720];[Evenèments.G720];[Evenèments.H720];T(&quot;;&quot;);[Evenèments.I720];T(&quot;;&quot;);[Evenèments.J720];T(&quot;;&quot;);[Evenèments.K720];T(&quot;;&quot;);[Evenèments.L720];T(&quot;;&quot;);[Evenèments.I720];T(&quot;=&quot;);[Evenèments.M720]);T(&quot;&quot;))">
            <text:p/>
          </table:table-cell>
          <table:table-cell table:number-columns-repeated="1020"/>
        </table:table-row>
        <table:table-row table:style-name="ro1">
          <table:table-cell table:formula="of:=IF([Evenèments.C721]&gt;0;T(&quot;&quot;) ;T(&quot;#&quot;))" office:value-type="string" office:string-value="#">
            <text:p>#</text:p>
          </table:table-cell>
          <table:table-cell table:style-name="ce311" table:formula="of:=T([Evenèments.A721])">
            <text:p/>
          </table:table-cell>
          <table:table-cell table:style-name="ce311" table:formula="of:=T([Evenèments.B721])">
            <text:p/>
          </table:table-cell>
          <table:table-cell table:style-name="ce311" table:formula="of:=IF([Evenèments.C721]&gt;0;CONCATENATE([Evenèments.C721];[Evenèments.D721];[Evenèments.E721];T(&quot;;&quot;);[Evenèments.F721];[Evenèments.G721];[Evenèments.H721];T(&quot;;&quot;);[Evenèments.I721];T(&quot;;&quot;);[Evenèments.J721];T(&quot;;&quot;);[Evenèments.K721];T(&quot;;&quot;);[Evenèments.L721];T(&quot;;&quot;);[Evenèments.I721];T(&quot;=&quot;);[Evenèments.M721]);T(&quot;&quot;))">
            <text:p/>
          </table:table-cell>
          <table:table-cell table:number-columns-repeated="1020"/>
        </table:table-row>
        <table:table-row table:style-name="ro1">
          <table:table-cell table:formula="of:=IF([Evenèments.C722]&gt;0;T(&quot;&quot;) ;T(&quot;#&quot;))" office:value-type="string" office:string-value="#">
            <text:p>#</text:p>
          </table:table-cell>
          <table:table-cell table:style-name="ce311" table:formula="of:=T([Evenèments.A722])">
            <text:p/>
          </table:table-cell>
          <table:table-cell table:style-name="ce311" table:formula="of:=T([Evenèments.B722])">
            <text:p/>
          </table:table-cell>
          <table:table-cell table:style-name="ce311" table:formula="of:=IF([Evenèments.C722]&gt;0;CONCATENATE([Evenèments.C722];[Evenèments.D722];[Evenèments.E722];T(&quot;;&quot;);[Evenèments.F722];[Evenèments.G722];[Evenèments.H722];T(&quot;;&quot;);[Evenèments.I722];T(&quot;;&quot;);[Evenèments.J722];T(&quot;;&quot;);[Evenèments.K722];T(&quot;;&quot;);[Evenèments.L722];T(&quot;;&quot;);[Evenèments.I722];T(&quot;=&quot;);[Evenèments.M722]);T(&quot;&quot;))">
            <text:p/>
          </table:table-cell>
          <table:table-cell table:number-columns-repeated="1020"/>
        </table:table-row>
        <table:table-row table:style-name="ro1">
          <table:table-cell table:formula="of:=IF([Evenèments.C723]&gt;0;T(&quot;&quot;) ;T(&quot;#&quot;))" office:value-type="string" office:string-value="#">
            <text:p>#</text:p>
          </table:table-cell>
          <table:table-cell table:style-name="ce311" table:formula="of:=T([Evenèments.A723])">
            <text:p/>
          </table:table-cell>
          <table:table-cell table:style-name="ce311" table:formula="of:=T([Evenèments.B723])">
            <text:p/>
          </table:table-cell>
          <table:table-cell table:style-name="ce311" table:formula="of:=IF([Evenèments.C723]&gt;0;CONCATENATE([Evenèments.C723];[Evenèments.D723];[Evenèments.E723];T(&quot;;&quot;);[Evenèments.F723];[Evenèments.G723];[Evenèments.H723];T(&quot;;&quot;);[Evenèments.I723];T(&quot;;&quot;);[Evenèments.J723];T(&quot;;&quot;);[Evenèments.K723];T(&quot;;&quot;);[Evenèments.L723];T(&quot;;&quot;);[Evenèments.I723];T(&quot;=&quot;);[Evenèments.M723]);T(&quot;&quot;))">
            <text:p/>
          </table:table-cell>
          <table:table-cell table:number-columns-repeated="1020"/>
        </table:table-row>
        <table:table-row table:style-name="ro1">
          <table:table-cell table:formula="of:=IF([Evenèments.C724]&gt;0;T(&quot;&quot;) ;T(&quot;#&quot;))" office:value-type="string" office:string-value="#">
            <text:p>#</text:p>
          </table:table-cell>
          <table:table-cell table:style-name="ce311" table:formula="of:=T([Evenèments.A724])">
            <text:p/>
          </table:table-cell>
          <table:table-cell table:style-name="ce311" table:formula="of:=T([Evenèments.B724])">
            <text:p/>
          </table:table-cell>
          <table:table-cell table:style-name="ce311" table:formula="of:=IF([Evenèments.C724]&gt;0;CONCATENATE([Evenèments.C724];[Evenèments.D724];[Evenèments.E724];T(&quot;;&quot;);[Evenèments.F724];[Evenèments.G724];[Evenèments.H724];T(&quot;;&quot;);[Evenèments.I724];T(&quot;;&quot;);[Evenèments.J724];T(&quot;;&quot;);[Evenèments.K724];T(&quot;;&quot;);[Evenèments.L724];T(&quot;;&quot;);[Evenèments.I724];T(&quot;=&quot;);[Evenèments.M724]);T(&quot;&quot;))">
            <text:p/>
          </table:table-cell>
          <table:table-cell table:number-columns-repeated="1020"/>
        </table:table-row>
        <table:table-row table:style-name="ro1">
          <table:table-cell table:formula="of:=IF([Evenèments.C725]&gt;0;T(&quot;&quot;) ;T(&quot;#&quot;))" office:value-type="string" office:string-value="#">
            <text:p>#</text:p>
          </table:table-cell>
          <table:table-cell table:style-name="ce311" table:formula="of:=T([Evenèments.A725])">
            <text:p/>
          </table:table-cell>
          <table:table-cell table:style-name="ce311" table:formula="of:=T([Evenèments.B725])">
            <text:p/>
          </table:table-cell>
          <table:table-cell table:style-name="ce311" table:formula="of:=IF([Evenèments.C725]&gt;0;CONCATENATE([Evenèments.C725];[Evenèments.D725];[Evenèments.E725];T(&quot;;&quot;);[Evenèments.F725];[Evenèments.G725];[Evenèments.H725];T(&quot;;&quot;);[Evenèments.I725];T(&quot;;&quot;);[Evenèments.J725];T(&quot;;&quot;);[Evenèments.K725];T(&quot;;&quot;);[Evenèments.L725];T(&quot;;&quot;);[Evenèments.I725];T(&quot;=&quot;);[Evenèments.M725]);T(&quot;&quot;))">
            <text:p/>
          </table:table-cell>
          <table:table-cell table:number-columns-repeated="1020"/>
        </table:table-row>
        <table:table-row table:style-name="ro1">
          <table:table-cell table:formula="of:=IF([Evenèments.C726]&gt;0;T(&quot;&quot;) ;T(&quot;#&quot;))" office:value-type="string" office:string-value="#">
            <text:p>#</text:p>
          </table:table-cell>
          <table:table-cell table:style-name="ce311" table:formula="of:=T([Evenèments.A726])">
            <text:p/>
          </table:table-cell>
          <table:table-cell table:style-name="ce311" table:formula="of:=T([Evenèments.B726])">
            <text:p/>
          </table:table-cell>
          <table:table-cell table:style-name="ce311" table:formula="of:=IF([Evenèments.C726]&gt;0;CONCATENATE([Evenèments.C726];[Evenèments.D726];[Evenèments.E726];T(&quot;;&quot;);[Evenèments.F726];[Evenèments.G726];[Evenèments.H726];T(&quot;;&quot;);[Evenèments.I726];T(&quot;;&quot;);[Evenèments.J726];T(&quot;;&quot;);[Evenèments.K726];T(&quot;;&quot;);[Evenèments.L726];T(&quot;;&quot;);[Evenèments.I726];T(&quot;=&quot;);[Evenèments.M726]);T(&quot;&quot;))">
            <text:p/>
          </table:table-cell>
          <table:table-cell table:number-columns-repeated="1020"/>
        </table:table-row>
        <table:table-row table:style-name="ro1">
          <table:table-cell table:formula="of:=IF([Evenèments.C727]&gt;0;T(&quot;&quot;) ;T(&quot;#&quot;))" office:value-type="string" office:string-value="#">
            <text:p>#</text:p>
          </table:table-cell>
          <table:table-cell table:style-name="ce311" table:formula="of:=T([Evenèments.A727])">
            <text:p/>
          </table:table-cell>
          <table:table-cell table:style-name="ce311" table:formula="of:=T([Evenèments.B727])">
            <text:p/>
          </table:table-cell>
          <table:table-cell table:style-name="ce311" table:formula="of:=IF([Evenèments.C727]&gt;0;CONCATENATE([Evenèments.C727];[Evenèments.D727];[Evenèments.E727];T(&quot;;&quot;);[Evenèments.F727];[Evenèments.G727];[Evenèments.H727];T(&quot;;&quot;);[Evenèments.I727];T(&quot;;&quot;);[Evenèments.J727];T(&quot;;&quot;);[Evenèments.K727];T(&quot;;&quot;);[Evenèments.L727];T(&quot;;&quot;);[Evenèments.I727];T(&quot;=&quot;);[Evenèments.M727]);T(&quot;&quot;))">
            <text:p/>
          </table:table-cell>
          <table:table-cell table:number-columns-repeated="1020"/>
        </table:table-row>
        <table:table-row table:style-name="ro1">
          <table:table-cell table:formula="of:=IF([Evenèments.C728]&gt;0;T(&quot;&quot;) ;T(&quot;#&quot;))" office:value-type="string" office:string-value="#">
            <text:p>#</text:p>
          </table:table-cell>
          <table:table-cell table:style-name="ce311" table:formula="of:=T([Evenèments.A728])">
            <text:p/>
          </table:table-cell>
          <table:table-cell table:style-name="ce311" table:formula="of:=T([Evenèments.B728])">
            <text:p/>
          </table:table-cell>
          <table:table-cell table:style-name="ce311" table:formula="of:=IF([Evenèments.C728]&gt;0;CONCATENATE([Evenèments.C728];[Evenèments.D728];[Evenèments.E728];T(&quot;;&quot;);[Evenèments.F728];[Evenèments.G728];[Evenèments.H728];T(&quot;;&quot;);[Evenèments.I728];T(&quot;;&quot;);[Evenèments.J728];T(&quot;;&quot;);[Evenèments.K728];T(&quot;;&quot;);[Evenèments.L728];T(&quot;;&quot;);[Evenèments.I728];T(&quot;=&quot;);[Evenèments.M728]);T(&quot;&quot;))">
            <text:p/>
          </table:table-cell>
          <table:table-cell table:number-columns-repeated="1020"/>
        </table:table-row>
        <table:table-row table:style-name="ro1">
          <table:table-cell table:formula="of:=IF([Evenèments.C729]&gt;0;T(&quot;&quot;) ;T(&quot;#&quot;))" office:value-type="string" office:string-value="#">
            <text:p>#</text:p>
          </table:table-cell>
          <table:table-cell table:style-name="ce311" table:formula="of:=T([Evenèments.A729])">
            <text:p/>
          </table:table-cell>
          <table:table-cell table:style-name="ce311" table:formula="of:=T([Evenèments.B729])">
            <text:p/>
          </table:table-cell>
          <table:table-cell table:style-name="ce311" table:formula="of:=IF([Evenèments.C729]&gt;0;CONCATENATE([Evenèments.C729];[Evenèments.D729];[Evenèments.E729];T(&quot;;&quot;);[Evenèments.F729];[Evenèments.G729];[Evenèments.H729];T(&quot;;&quot;);[Evenèments.I729];T(&quot;;&quot;);[Evenèments.J729];T(&quot;;&quot;);[Evenèments.K729];T(&quot;;&quot;);[Evenèments.L729];T(&quot;;&quot;);[Evenèments.I729];T(&quot;=&quot;);[Evenèments.M729]);T(&quot;&quot;))">
            <text:p/>
          </table:table-cell>
          <table:table-cell table:number-columns-repeated="1020"/>
        </table:table-row>
        <table:table-row table:style-name="ro1">
          <table:table-cell table:formula="of:=IF([Evenèments.C730]&gt;0;T(&quot;&quot;) ;T(&quot;#&quot;))" office:value-type="string" office:string-value="#">
            <text:p>#</text:p>
          </table:table-cell>
          <table:table-cell table:style-name="ce311" table:formula="of:=T([Evenèments.A730])">
            <text:p/>
          </table:table-cell>
          <table:table-cell table:style-name="ce311" table:formula="of:=T([Evenèments.B730])">
            <text:p/>
          </table:table-cell>
          <table:table-cell table:style-name="ce311" table:formula="of:=IF([Evenèments.C730]&gt;0;CONCATENATE([Evenèments.C730];[Evenèments.D730];[Evenèments.E730];T(&quot;;&quot;);[Evenèments.F730];[Evenèments.G730];[Evenèments.H730];T(&quot;;&quot;);[Evenèments.I730];T(&quot;;&quot;);[Evenèments.J730];T(&quot;;&quot;);[Evenèments.K730];T(&quot;;&quot;);[Evenèments.L730];T(&quot;;&quot;);[Evenèments.I730];T(&quot;=&quot;);[Evenèments.M730]);T(&quot;&quot;))">
            <text:p/>
          </table:table-cell>
          <table:table-cell table:number-columns-repeated="1020"/>
        </table:table-row>
        <table:table-row table:style-name="ro1">
          <table:table-cell table:formula="of:=IF([Evenèments.C731]&gt;0;T(&quot;&quot;) ;T(&quot;#&quot;))" office:value-type="string" office:string-value="#">
            <text:p>#</text:p>
          </table:table-cell>
          <table:table-cell table:style-name="ce311" table:formula="of:=T([Evenèments.A731])">
            <text:p/>
          </table:table-cell>
          <table:table-cell table:style-name="ce311" table:formula="of:=T([Evenèments.B731])">
            <text:p/>
          </table:table-cell>
          <table:table-cell table:style-name="ce311" table:formula="of:=IF([Evenèments.C731]&gt;0;CONCATENATE([Evenèments.C731];[Evenèments.D731];[Evenèments.E731];T(&quot;;&quot;);[Evenèments.F731];[Evenèments.G731];[Evenèments.H731];T(&quot;;&quot;);[Evenèments.I731];T(&quot;;&quot;);[Evenèments.J731];T(&quot;;&quot;);[Evenèments.K731];T(&quot;;&quot;);[Evenèments.L731];T(&quot;;&quot;);[Evenèments.I731];T(&quot;=&quot;);[Evenèments.M731]);T(&quot;&quot;))">
            <text:p/>
          </table:table-cell>
          <table:table-cell table:number-columns-repeated="1020"/>
        </table:table-row>
        <table:table-row table:style-name="ro1">
          <table:table-cell table:formula="of:=IF([Evenèments.C732]&gt;0;T(&quot;&quot;) ;T(&quot;#&quot;))" office:value-type="string" office:string-value="#">
            <text:p>#</text:p>
          </table:table-cell>
          <table:table-cell table:style-name="ce311" table:formula="of:=T([Evenèments.A732])">
            <text:p/>
          </table:table-cell>
          <table:table-cell table:style-name="ce311" table:formula="of:=T([Evenèments.B732])">
            <text:p/>
          </table:table-cell>
          <table:table-cell table:style-name="ce311" table:formula="of:=IF([Evenèments.C732]&gt;0;CONCATENATE([Evenèments.C732];[Evenèments.D732];[Evenèments.E732];T(&quot;;&quot;);[Evenèments.F732];[Evenèments.G732];[Evenèments.H732];T(&quot;;&quot;);[Evenèments.I732];T(&quot;;&quot;);[Evenèments.J732];T(&quot;;&quot;);[Evenèments.K732];T(&quot;;&quot;);[Evenèments.L732];T(&quot;;&quot;);[Evenèments.I732];T(&quot;=&quot;);[Evenèments.M732]);T(&quot;&quot;))">
            <text:p/>
          </table:table-cell>
          <table:table-cell table:number-columns-repeated="1020"/>
        </table:table-row>
        <table:table-row table:style-name="ro1">
          <table:table-cell table:formula="of:=IF([Evenèments.C733]&gt;0;T(&quot;&quot;) ;T(&quot;#&quot;))" office:value-type="string" office:string-value="#">
            <text:p>#</text:p>
          </table:table-cell>
          <table:table-cell table:style-name="ce311" table:formula="of:=T([Evenèments.A733])">
            <text:p/>
          </table:table-cell>
          <table:table-cell table:style-name="ce311" table:formula="of:=T([Evenèments.B733])">
            <text:p/>
          </table:table-cell>
          <table:table-cell table:style-name="ce311" table:formula="of:=IF([Evenèments.C733]&gt;0;CONCATENATE([Evenèments.C733];[Evenèments.D733];[Evenèments.E733];T(&quot;;&quot;);[Evenèments.F733];[Evenèments.G733];[Evenèments.H733];T(&quot;;&quot;);[Evenèments.I733];T(&quot;;&quot;);[Evenèments.J733];T(&quot;;&quot;);[Evenèments.K733];T(&quot;;&quot;);[Evenèments.L733];T(&quot;;&quot;);[Evenèments.I733];T(&quot;=&quot;);[Evenèments.M733]);T(&quot;&quot;))">
            <text:p/>
          </table:table-cell>
          <table:table-cell table:number-columns-repeated="1020"/>
        </table:table-row>
        <table:table-row table:style-name="ro1">
          <table:table-cell table:formula="of:=IF([Evenèments.C734]&gt;0;T(&quot;&quot;) ;T(&quot;#&quot;))" office:value-type="string" office:string-value="#">
            <text:p>#</text:p>
          </table:table-cell>
          <table:table-cell table:style-name="ce311" table:formula="of:=T([Evenèments.A734])">
            <text:p/>
          </table:table-cell>
          <table:table-cell table:style-name="ce311" table:formula="of:=T([Evenèments.B734])">
            <text:p/>
          </table:table-cell>
          <table:table-cell table:style-name="ce311" table:formula="of:=IF([Evenèments.C734]&gt;0;CONCATENATE([Evenèments.C734];[Evenèments.D734];[Evenèments.E734];T(&quot;;&quot;);[Evenèments.F734];[Evenèments.G734];[Evenèments.H734];T(&quot;;&quot;);[Evenèments.I734];T(&quot;;&quot;);[Evenèments.J734];T(&quot;;&quot;);[Evenèments.K734];T(&quot;;&quot;);[Evenèments.L734];T(&quot;;&quot;);[Evenèments.I734];T(&quot;=&quot;);[Evenèments.M734]);T(&quot;&quot;))">
            <text:p/>
          </table:table-cell>
          <table:table-cell table:number-columns-repeated="1020"/>
        </table:table-row>
        <table:table-row table:style-name="ro1">
          <table:table-cell table:formula="of:=IF([Evenèments.C735]&gt;0;T(&quot;&quot;) ;T(&quot;#&quot;))" office:value-type="string" office:string-value="#">
            <text:p>#</text:p>
          </table:table-cell>
          <table:table-cell table:style-name="ce311" table:formula="of:=T([Evenèments.A735])">
            <text:p/>
          </table:table-cell>
          <table:table-cell table:style-name="ce311" table:formula="of:=T([Evenèments.B735])">
            <text:p/>
          </table:table-cell>
          <table:table-cell table:style-name="ce311" table:formula="of:=IF([Evenèments.C735]&gt;0;CONCATENATE([Evenèments.C735];[Evenèments.D735];[Evenèments.E735];T(&quot;;&quot;);[Evenèments.F735];[Evenèments.G735];[Evenèments.H735];T(&quot;;&quot;);[Evenèments.I735];T(&quot;;&quot;);[Evenèments.J735];T(&quot;;&quot;);[Evenèments.K735];T(&quot;;&quot;);[Evenèments.L735];T(&quot;;&quot;);[Evenèments.I735];T(&quot;=&quot;);[Evenèments.M735]);T(&quot;&quot;))">
            <text:p/>
          </table:table-cell>
          <table:table-cell table:number-columns-repeated="1020"/>
        </table:table-row>
        <table:table-row table:style-name="ro1">
          <table:table-cell table:formula="of:=IF([Evenèments.C736]&gt;0;T(&quot;&quot;) ;T(&quot;#&quot;))" office:value-type="string" office:string-value="#">
            <text:p>#</text:p>
          </table:table-cell>
          <table:table-cell table:style-name="ce311" table:formula="of:=T([Evenèments.A736])">
            <text:p/>
          </table:table-cell>
          <table:table-cell table:style-name="ce311" table:formula="of:=T([Evenèments.B736])">
            <text:p/>
          </table:table-cell>
          <table:table-cell table:style-name="ce311" table:formula="of:=IF([Evenèments.C736]&gt;0;CONCATENATE([Evenèments.C736];[Evenèments.D736];[Evenèments.E736];T(&quot;;&quot;);[Evenèments.F736];[Evenèments.G736];[Evenèments.H736];T(&quot;;&quot;);[Evenèments.I736];T(&quot;;&quot;);[Evenèments.J736];T(&quot;;&quot;);[Evenèments.K736];T(&quot;;&quot;);[Evenèments.L736];T(&quot;;&quot;);[Evenèments.I736];T(&quot;=&quot;);[Evenèments.M736]);T(&quot;&quot;))">
            <text:p/>
          </table:table-cell>
          <table:table-cell table:number-columns-repeated="1020"/>
        </table:table-row>
        <table:table-row table:style-name="ro1">
          <table:table-cell table:formula="of:=IF([Evenèments.C737]&gt;0;T(&quot;&quot;) ;T(&quot;#&quot;))" office:value-type="string" office:string-value="#">
            <text:p>#</text:p>
          </table:table-cell>
          <table:table-cell table:style-name="ce311" table:formula="of:=T([Evenèments.A737])">
            <text:p/>
          </table:table-cell>
          <table:table-cell table:style-name="ce311" table:formula="of:=T([Evenèments.B737])">
            <text:p/>
          </table:table-cell>
          <table:table-cell table:style-name="ce311" table:formula="of:=IF([Evenèments.C737]&gt;0;CONCATENATE([Evenèments.C737];[Evenèments.D737];[Evenèments.E737];T(&quot;;&quot;);[Evenèments.F737];[Evenèments.G737];[Evenèments.H737];T(&quot;;&quot;);[Evenèments.I737];T(&quot;;&quot;);[Evenèments.J737];T(&quot;;&quot;);[Evenèments.K737];T(&quot;;&quot;);[Evenèments.L737];T(&quot;;&quot;);[Evenèments.I737];T(&quot;=&quot;);[Evenèments.M737]);T(&quot;&quot;))">
            <text:p/>
          </table:table-cell>
          <table:table-cell table:number-columns-repeated="1020"/>
        </table:table-row>
        <table:table-row table:style-name="ro1">
          <table:table-cell table:formula="of:=IF([Evenèments.C738]&gt;0;T(&quot;&quot;) ;T(&quot;#&quot;))" office:value-type="string" office:string-value="#">
            <text:p>#</text:p>
          </table:table-cell>
          <table:table-cell table:style-name="ce311" table:formula="of:=T([Evenèments.A738])">
            <text:p/>
          </table:table-cell>
          <table:table-cell table:style-name="ce311" table:formula="of:=T([Evenèments.B738])">
            <text:p/>
          </table:table-cell>
          <table:table-cell table:style-name="ce311" table:formula="of:=IF([Evenèments.C738]&gt;0;CONCATENATE([Evenèments.C738];[Evenèments.D738];[Evenèments.E738];T(&quot;;&quot;);[Evenèments.F738];[Evenèments.G738];[Evenèments.H738];T(&quot;;&quot;);[Evenèments.I738];T(&quot;;&quot;);[Evenèments.J738];T(&quot;;&quot;);[Evenèments.K738];T(&quot;;&quot;);[Evenèments.L738];T(&quot;;&quot;);[Evenèments.I738];T(&quot;=&quot;);[Evenèments.M738]);T(&quot;&quot;))">
            <text:p/>
          </table:table-cell>
          <table:table-cell table:number-columns-repeated="1020"/>
        </table:table-row>
        <table:table-row table:style-name="ro1">
          <table:table-cell table:formula="of:=IF([Evenèments.C739]&gt;0;T(&quot;&quot;) ;T(&quot;#&quot;))" office:value-type="string" office:string-value="#">
            <text:p>#</text:p>
          </table:table-cell>
          <table:table-cell table:style-name="ce311" table:formula="of:=T([Evenèments.A739])">
            <text:p/>
          </table:table-cell>
          <table:table-cell table:style-name="ce311" table:formula="of:=T([Evenèments.B739])">
            <text:p/>
          </table:table-cell>
          <table:table-cell table:style-name="ce311" table:formula="of:=IF([Evenèments.C739]&gt;0;CONCATENATE([Evenèments.C739];[Evenèments.D739];[Evenèments.E739];T(&quot;;&quot;);[Evenèments.F739];[Evenèments.G739];[Evenèments.H739];T(&quot;;&quot;);[Evenèments.I739];T(&quot;;&quot;);[Evenèments.J739];T(&quot;;&quot;);[Evenèments.K739];T(&quot;;&quot;);[Evenèments.L739];T(&quot;;&quot;);[Evenèments.I739];T(&quot;=&quot;);[Evenèments.M739]);T(&quot;&quot;))">
            <text:p/>
          </table:table-cell>
          <table:table-cell table:number-columns-repeated="1020"/>
        </table:table-row>
        <table:table-row table:style-name="ro1">
          <table:table-cell table:formula="of:=IF([Evenèments.C740]&gt;0;T(&quot;&quot;) ;T(&quot;#&quot;))" office:value-type="string" office:string-value="#">
            <text:p>#</text:p>
          </table:table-cell>
          <table:table-cell table:style-name="ce311" table:formula="of:=T([Evenèments.A740])">
            <text:p/>
          </table:table-cell>
          <table:table-cell table:style-name="ce311" table:formula="of:=T([Evenèments.B740])">
            <text:p/>
          </table:table-cell>
          <table:table-cell table:style-name="ce311" table:formula="of:=IF([Evenèments.C740]&gt;0;CONCATENATE([Evenèments.C740];[Evenèments.D740];[Evenèments.E740];T(&quot;;&quot;);[Evenèments.F740];[Evenèments.G740];[Evenèments.H740];T(&quot;;&quot;);[Evenèments.I740];T(&quot;;&quot;);[Evenèments.J740];T(&quot;;&quot;);[Evenèments.K740];T(&quot;;&quot;);[Evenèments.L740];T(&quot;;&quot;);[Evenèments.I740];T(&quot;=&quot;);[Evenèments.M740]);T(&quot;&quot;))">
            <text:p/>
          </table:table-cell>
          <table:table-cell table:number-columns-repeated="1020"/>
        </table:table-row>
        <table:table-row table:style-name="ro1">
          <table:table-cell table:formula="of:=IF([Evenèments.C741]&gt;0;T(&quot;&quot;) ;T(&quot;#&quot;))" office:value-type="string" office:string-value="#">
            <text:p>#</text:p>
          </table:table-cell>
          <table:table-cell table:style-name="ce311" table:formula="of:=T([Evenèments.A741])">
            <text:p/>
          </table:table-cell>
          <table:table-cell table:style-name="ce311" table:formula="of:=T([Evenèments.B741])">
            <text:p/>
          </table:table-cell>
          <table:table-cell table:style-name="ce311" table:formula="of:=IF([Evenèments.C741]&gt;0;CONCATENATE([Evenèments.C741];[Evenèments.D741];[Evenèments.E741];T(&quot;;&quot;);[Evenèments.F741];[Evenèments.G741];[Evenèments.H741];T(&quot;;&quot;);[Evenèments.I741];T(&quot;;&quot;);[Evenèments.J741];T(&quot;;&quot;);[Evenèments.K741];T(&quot;;&quot;);[Evenèments.L741];T(&quot;;&quot;);[Evenèments.I741];T(&quot;=&quot;);[Evenèments.M741]);T(&quot;&quot;))">
            <text:p/>
          </table:table-cell>
          <table:table-cell table:number-columns-repeated="1020"/>
        </table:table-row>
        <table:table-row table:style-name="ro1">
          <table:table-cell table:formula="of:=IF([Evenèments.C742]&gt;0;T(&quot;&quot;) ;T(&quot;#&quot;))" office:value-type="string" office:string-value="#">
            <text:p>#</text:p>
          </table:table-cell>
          <table:table-cell table:style-name="ce311" table:formula="of:=T([Evenèments.A742])">
            <text:p/>
          </table:table-cell>
          <table:table-cell table:style-name="ce311" table:formula="of:=T([Evenèments.B742])">
            <text:p/>
          </table:table-cell>
          <table:table-cell table:style-name="ce311" table:formula="of:=IF([Evenèments.C742]&gt;0;CONCATENATE([Evenèments.C742];[Evenèments.D742];[Evenèments.E742];T(&quot;;&quot;);[Evenèments.F742];[Evenèments.G742];[Evenèments.H742];T(&quot;;&quot;);[Evenèments.I742];T(&quot;;&quot;);[Evenèments.J742];T(&quot;;&quot;);[Evenèments.K742];T(&quot;;&quot;);[Evenèments.L742];T(&quot;;&quot;);[Evenèments.I742];T(&quot;=&quot;);[Evenèments.M742]);T(&quot;&quot;))">
            <text:p/>
          </table:table-cell>
          <table:table-cell table:number-columns-repeated="1020"/>
        </table:table-row>
        <table:table-row table:style-name="ro1">
          <table:table-cell table:formula="of:=IF([Evenèments.C743]&gt;0;T(&quot;&quot;) ;T(&quot;#&quot;))" office:value-type="string" office:string-value="#">
            <text:p>#</text:p>
          </table:table-cell>
          <table:table-cell table:style-name="ce311" table:formula="of:=T([Evenèments.A743])">
            <text:p/>
          </table:table-cell>
          <table:table-cell table:style-name="ce311" table:formula="of:=T([Evenèments.B743])">
            <text:p/>
          </table:table-cell>
          <table:table-cell table:style-name="ce311" table:formula="of:=IF([Evenèments.C743]&gt;0;CONCATENATE([Evenèments.C743];[Evenèments.D743];[Evenèments.E743];T(&quot;;&quot;);[Evenèments.F743];[Evenèments.G743];[Evenèments.H743];T(&quot;;&quot;);[Evenèments.I743];T(&quot;;&quot;);[Evenèments.J743];T(&quot;;&quot;);[Evenèments.K743];T(&quot;;&quot;);[Evenèments.L743];T(&quot;;&quot;);[Evenèments.I743];T(&quot;=&quot;);[Evenèments.M743]);T(&quot;&quot;))">
            <text:p/>
          </table:table-cell>
          <table:table-cell table:number-columns-repeated="1020"/>
        </table:table-row>
        <table:table-row table:style-name="ro1">
          <table:table-cell table:formula="of:=IF([Evenèments.C744]&gt;0;T(&quot;&quot;) ;T(&quot;#&quot;))" office:value-type="string" office:string-value="#">
            <text:p>#</text:p>
          </table:table-cell>
          <table:table-cell table:style-name="ce311" table:formula="of:=T([Evenèments.A744])">
            <text:p/>
          </table:table-cell>
          <table:table-cell table:style-name="ce311" table:formula="of:=T([Evenèments.B744])">
            <text:p/>
          </table:table-cell>
          <table:table-cell table:style-name="ce311" table:formula="of:=IF([Evenèments.C744]&gt;0;CONCATENATE([Evenèments.C744];[Evenèments.D744];[Evenèments.E744];T(&quot;;&quot;);[Evenèments.F744];[Evenèments.G744];[Evenèments.H744];T(&quot;;&quot;);[Evenèments.I744];T(&quot;;&quot;);[Evenèments.J744];T(&quot;;&quot;);[Evenèments.K744];T(&quot;;&quot;);[Evenèments.L744];T(&quot;;&quot;);[Evenèments.I744];T(&quot;=&quot;);[Evenèments.M744]);T(&quot;&quot;))">
            <text:p/>
          </table:table-cell>
          <table:table-cell table:number-columns-repeated="1020"/>
        </table:table-row>
        <table:table-row table:style-name="ro1">
          <table:table-cell table:formula="of:=IF([Evenèments.C745]&gt;0;T(&quot;&quot;) ;T(&quot;#&quot;))" office:value-type="string" office:string-value="#">
            <text:p>#</text:p>
          </table:table-cell>
          <table:table-cell table:style-name="ce311" table:formula="of:=T([Evenèments.A745])">
            <text:p/>
          </table:table-cell>
          <table:table-cell table:style-name="ce311" table:formula="of:=T([Evenèments.B745])">
            <text:p/>
          </table:table-cell>
          <table:table-cell table:style-name="ce311" table:formula="of:=IF([Evenèments.C745]&gt;0;CONCATENATE([Evenèments.C745];[Evenèments.D745];[Evenèments.E745];T(&quot;;&quot;);[Evenèments.F745];[Evenèments.G745];[Evenèments.H745];T(&quot;;&quot;);[Evenèments.I745];T(&quot;;&quot;);[Evenèments.J745];T(&quot;;&quot;);[Evenèments.K745];T(&quot;;&quot;);[Evenèments.L745];T(&quot;;&quot;);[Evenèments.I745];T(&quot;=&quot;);[Evenèments.M745]);T(&quot;&quot;))">
            <text:p/>
          </table:table-cell>
          <table:table-cell table:number-columns-repeated="1020"/>
        </table:table-row>
        <table:table-row table:style-name="ro1">
          <table:table-cell table:formula="of:=IF([Evenèments.C746]&gt;0;T(&quot;&quot;) ;T(&quot;#&quot;))" office:value-type="string" office:string-value="#">
            <text:p>#</text:p>
          </table:table-cell>
          <table:table-cell table:style-name="ce311" table:formula="of:=T([Evenèments.A746])">
            <text:p/>
          </table:table-cell>
          <table:table-cell table:style-name="ce311" table:formula="of:=T([Evenèments.B746])">
            <text:p/>
          </table:table-cell>
          <table:table-cell table:style-name="ce311" table:formula="of:=IF([Evenèments.C746]&gt;0;CONCATENATE([Evenèments.C746];[Evenèments.D746];[Evenèments.E746];T(&quot;;&quot;);[Evenèments.F746];[Evenèments.G746];[Evenèments.H746];T(&quot;;&quot;);[Evenèments.I746];T(&quot;;&quot;);[Evenèments.J746];T(&quot;;&quot;);[Evenèments.K746];T(&quot;;&quot;);[Evenèments.L746];T(&quot;;&quot;);[Evenèments.I746];T(&quot;=&quot;);[Evenèments.M746]);T(&quot;&quot;))">
            <text:p/>
          </table:table-cell>
          <table:table-cell table:number-columns-repeated="1020"/>
        </table:table-row>
        <table:table-row table:style-name="ro1">
          <table:table-cell table:formula="of:=IF([Evenèments.C747]&gt;0;T(&quot;&quot;) ;T(&quot;#&quot;))" office:value-type="string" office:string-value="#">
            <text:p>#</text:p>
          </table:table-cell>
          <table:table-cell table:style-name="ce311" table:formula="of:=T([Evenèments.A747])">
            <text:p/>
          </table:table-cell>
          <table:table-cell table:style-name="ce311" table:formula="of:=T([Evenèments.B747])">
            <text:p/>
          </table:table-cell>
          <table:table-cell table:style-name="ce311" table:formula="of:=IF([Evenèments.C747]&gt;0;CONCATENATE([Evenèments.C747];[Evenèments.D747];[Evenèments.E747];T(&quot;;&quot;);[Evenèments.F747];[Evenèments.G747];[Evenèments.H747];T(&quot;;&quot;);[Evenèments.I747];T(&quot;;&quot;);[Evenèments.J747];T(&quot;;&quot;);[Evenèments.K747];T(&quot;;&quot;);[Evenèments.L747];T(&quot;;&quot;);[Evenèments.I747];T(&quot;=&quot;);[Evenèments.M747]);T(&quot;&quot;))">
            <text:p/>
          </table:table-cell>
          <table:table-cell table:number-columns-repeated="1020"/>
        </table:table-row>
        <table:table-row table:style-name="ro1">
          <table:table-cell table:formula="of:=IF([Evenèments.C748]&gt;0;T(&quot;&quot;) ;T(&quot;#&quot;))" office:value-type="string" office:string-value="#">
            <text:p>#</text:p>
          </table:table-cell>
          <table:table-cell table:style-name="ce311" table:formula="of:=T([Evenèments.A748])">
            <text:p/>
          </table:table-cell>
          <table:table-cell table:style-name="ce311" table:formula="of:=T([Evenèments.B748])">
            <text:p/>
          </table:table-cell>
          <table:table-cell table:style-name="ce311" table:formula="of:=IF([Evenèments.C748]&gt;0;CONCATENATE([Evenèments.C748];[Evenèments.D748];[Evenèments.E748];T(&quot;;&quot;);[Evenèments.F748];[Evenèments.G748];[Evenèments.H748];T(&quot;;&quot;);[Evenèments.I748];T(&quot;;&quot;);[Evenèments.J748];T(&quot;;&quot;);[Evenèments.K748];T(&quot;;&quot;);[Evenèments.L748];T(&quot;;&quot;);[Evenèments.I748];T(&quot;=&quot;);[Evenèments.M748]);T(&quot;&quot;))">
            <text:p/>
          </table:table-cell>
          <table:table-cell table:number-columns-repeated="1020"/>
        </table:table-row>
        <table:table-row table:style-name="ro1">
          <table:table-cell table:formula="of:=IF([Evenèments.C749]&gt;0;T(&quot;&quot;) ;T(&quot;#&quot;))" office:value-type="string" office:string-value="#">
            <text:p>#</text:p>
          </table:table-cell>
          <table:table-cell table:style-name="ce311" table:formula="of:=T([Evenèments.A749])">
            <text:p/>
          </table:table-cell>
          <table:table-cell table:style-name="ce311" table:formula="of:=T([Evenèments.B749])">
            <text:p/>
          </table:table-cell>
          <table:table-cell table:style-name="ce311" table:formula="of:=IF([Evenèments.C749]&gt;0;CONCATENATE([Evenèments.C749];[Evenèments.D749];[Evenèments.E749];T(&quot;;&quot;);[Evenèments.F749];[Evenèments.G749];[Evenèments.H749];T(&quot;;&quot;);[Evenèments.I749];T(&quot;;&quot;);[Evenèments.J749];T(&quot;;&quot;);[Evenèments.K749];T(&quot;;&quot;);[Evenèments.L749];T(&quot;;&quot;);[Evenèments.I749];T(&quot;=&quot;);[Evenèments.M749]);T(&quot;&quot;))">
            <text:p/>
          </table:table-cell>
          <table:table-cell table:number-columns-repeated="1020"/>
        </table:table-row>
        <table:table-row table:style-name="ro1">
          <table:table-cell table:formula="of:=IF([Evenèments.C750]&gt;0;T(&quot;&quot;) ;T(&quot;#&quot;))" office:value-type="string" office:string-value="#">
            <text:p>#</text:p>
          </table:table-cell>
          <table:table-cell table:style-name="ce311" table:formula="of:=T([Evenèments.A750])">
            <text:p/>
          </table:table-cell>
          <table:table-cell table:style-name="ce311" table:formula="of:=T([Evenèments.B750])">
            <text:p/>
          </table:table-cell>
          <table:table-cell table:style-name="ce311" table:formula="of:=IF([Evenèments.C750]&gt;0;CONCATENATE([Evenèments.C750];[Evenèments.D750];[Evenèments.E750];T(&quot;;&quot;);[Evenèments.F750];[Evenèments.G750];[Evenèments.H750];T(&quot;;&quot;);[Evenèments.I750];T(&quot;;&quot;);[Evenèments.J750];T(&quot;;&quot;);[Evenèments.K750];T(&quot;;&quot;);[Evenèments.L750];T(&quot;;&quot;);[Evenèments.I750];T(&quot;=&quot;);[Evenèments.M750]);T(&quot;&quot;))">
            <text:p/>
          </table:table-cell>
          <table:table-cell table:number-columns-repeated="1020"/>
        </table:table-row>
        <table:table-row table:style-name="ro1" table:number-rows-repeated="1047825">
          <table:table-cell table:number-columns-repeated="1024"/>
        </table:table-row>
        <table:table-row table:style-name="ro1">
          <table:table-cell table:number-columns-repeated="1024"/>
        </table:table-row>
      </table:table>
      <table:named-expressions>
        <table:named-range table:name="Agriculture" table:base-cell-address="$Paramètres.$B$67" table:cell-range-address="$Evenèments.$B$6"/>
        <table:named-range table:name="Anniversaires_Naissance" table:base-cell-address="$Modèle.$B$473" table:cell-range-address="$Evenèments.$B$579"/>
        <table:named-range table:name="Autres" table:base-cell-address="$Modèle.$B$470" table:cell-range-address="$Evenèments.$B$567"/>
        <table:named-range table:name="Catastrophes" table:base-cell-address="$Paramètres.$B$76" table:cell-range-address="$Evenèments.$B$31"/>
        <table:named-range table:name="Cinéma_Théatre" table:base-cell-address="$Evenèments.$B$576" table:cell-range-address="$Evenèments.$B$576"/>
        <table:named-range table:name="Climat" table:base-cell-address="$Paramètres.$B$69" table:cell-range-address="$Evenèments.$B$11"/>
        <table:named-range table:name="Début" table:base-cell-address="$Modèle.$B$4" table:cell-range-address="$Evenèments.$B$4"/>
        <table:named-range table:name="Découverte" table:base-cell-address="$Modèle.$B$44" table:cell-range-address="$Evenèments.$B$44"/>
        <table:named-range table:name="Décès" table:base-cell-address="$Modèle.$B$502" table:cell-range-address="$Evenèments.$B$608"/>
        <table:named-range table:name="Démographie" table:base-cell-address="$Paramètres.$B$78" table:cell-range-address="$Evenèments.$B$36"/>
        <table:named-range table:name="Evénements_divers" table:base-cell-address="$Modèle.$B$52" table:cell-range-address="$Evenèments.$B$52"/>
        <table:named-range table:name="Faits_de_Société" table:base-cell-address="$Modèle.$B$50" table:cell-range-address="$Evenèments.$B$50"/>
        <table:named-range table:name="Faits_politiques" table:base-cell-address="$Modèle.$B$160" table:cell-range-address="$Evenèments.$B$160"/>
        <table:named-range table:name="Famines" table:base-cell-address="$Paramètres.$B$74" table:cell-range-address="$Evenèments.$B$25"/>
        <table:named-range table:name="Fin" table:base-cell-address="$Modèle.$B$691" table:cell-range-address="$Evenèments.$B$700"/>
        <table:named-range table:name="Guerres_batailles_traités" table:base-cell-address="$Modèle.$B$58" table:cell-range-address="$Evenèments.$B$58"/>
        <table:named-range table:name="Généalogie" table:base-cell-address="$Modèle.$B$465" table:cell-range-address="$Evenèments.$B$465"/>
        <table:named-range table:name="Invention" table:base-cell-address="$Modèle.$B$40" table:cell-range-address="$Evenèments.$B$40"/>
        <table:named-range table:name="Littérature" table:base-cell-address="$Evenèments.$B$574" table:cell-range-address="$Evenèments.$B$574"/>
        <table:named-range table:name="Mariage" table:base-cell-address="$Modèle.$B$576" table:cell-range-address="$Evenèments.$B$682"/>
        <table:named-range table:name="Musique_Danse" table:base-cell-address="$Evenèments.$B$572" table:cell-range-address="$Evenèments.$B$572"/>
        <table:named-range table:name="Peinture_photographie" table:base-cell-address="$Evenèments.$B$570" table:cell-range-address="$Evenèments.$B$570"/>
        <table:named-range table:name="Tous_rois_présidents" table:base-cell-address="$Modèle.$B$468" table:cell-range-address="$Evenèments.$B$468"/>
        <table:named-range table:name="Épidémies" table:base-cell-address="$Paramètres.$B$72" table:cell-range-address="$Evenèments.$B$19"/>
        <table:named-range table:name="Événements_fondateurs" table:base-cell-address="$Modèle.$B$123" table:cell-range-address="$Evenèments.$B$123"/>
      </table:named-expressions>
      <table:database-ranges>
        <table:database-range table:name="__Anonymous_Sheet_DB__2" table:target-range-address="Evenèments.D1:Evenèments.O700"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0mm"/>
      <style:text-properties style:font-name="Arial" fo:language="fr" fo:country="FR" style:font-name-asian="DejaVu Sans Light" style:language-asian="zh" style:country-asian="CN" style:font-name-complex="DejaVu Sans Light" style:language-complex="hi" style:country-complex="IN"/>
    </style:default-style>
    <style:default-style style:family="graphic">
      <style:graphic-properties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title="deux 0 non significatifs">
      <number:number number:decimal-places="0" number:min-integer-digits="2"/>
    </number:number-style>
    <number:date-style style:name="N111">
      <number:month number:style="long"/>
    </number:date-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9">09/12/2011</text:date>, <text:time>22:0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7T19:31:10</meta:creation-date>
    <dc:date>2011-12-09T22:08:58</dc:date>
    <meta:editing-duration>P2DT13H14M23S</meta:editing-duration>
    <meta:editing-cycles>156</meta:editing-cycles>
    <meta:generator>LibreOffice/3.4$Linux LibreOffice_project/340m1$Build-402</meta:generator>
    <meta:document-statistic meta:table-count="4" meta:cell-count="12997"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get access to the document
document   = ThisComponent.CurrentController.Frame
dispatcher = createUnoService("com.sun.star.frame.DispatchHelper")

rem ----------------------------------------------------------------------
dim args1(0) as new com.sun.star.beans.PropertyValue
args1(0).Name = "Nr"
args1(0).Value = 4

dispatcher.executeDispatch(document, ".uno:JumpToTable", "", 0, args1())

rem ----------------------------------------------------------------------
dim args3(0) as new com.sun.star.beans.PropertyValue
args3(0).Name = "ToPoint"
args3(0).Value = "$A$4:$E$4"

dispatcher.executeDispatch(document, ".uno:GoToCell", "", 0, args3())

rem ----------------------------------------------------------------------
dim args4(0) as new com.sun.star.beans.PropertyValue
args4(0).Name = "EndCell"
args4(0).Value = "$E$750"

dispatcher.executeDispatch(document, ".uno:AutoFill", "", 0, args4())

rem ----------------------------------------------------------------------
dim args5(0) as new com.sun.star.beans.PropertyValue
args5(0).Name = "ToPoint"
args5(0).Value = "$A$4:$E$750"

dispatcher.executeDispatch(document, ".uno:GoToCell", "", 0, args5())

rem ----------------------------------------------------------------------
dispatcher.executeDispatch(document, ".uno:Copy", "", 0, Array())

rem ----------------------------------------------------------------------
dim args7(0) as new com.sun.star.beans.PropertyValue
args7(0).Name = "Nr"
args7(0).Value = 3

dispatcher.executeDispatch(document, ".uno:JumpToTable", "", 0, args7())

rem ----------------------------------------------------------------------
dim args8(0) as new com.sun.star.beans.PropertyValue
args8(0).Name = "ToPoint"
args8(0).Value = "$A$4"

dispatcher.executeDispatch(document, ".uno:GoToCell", "", 0, args8())

rem ----------------------------------------------------------------------
Txt = NmbEchanges &amp; " Fichier généré et copié dans le presse-papier "
      MsgBox(T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